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centroid_distance</text:p>
          </table:table-cell>
          <table:table-cell office:value-type="string" calcext:value-type="string">
            <text:p>pca_a</text:p>
          </table:table-cell>
          <table:table-cell office:value-type="string" calcext:value-type="string">
            <text:p>pca_y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input/data_formal_20240530-1342/meme/0xMetaChat_20230306T141640/1.jpg</text:p>
          </table:table-cell>
          <table:table-cell office:value-type="string" calcext:value-type="string">
            <text:p>Pattern 3</text:p>
          </table:table-cell>
          <table:table-cell office:value-type="float" office:value="0.896773166160796" calcext:value-type="float">
            <text:p>0.896773166160796</text:p>
          </table:table-cell>
          <table:table-cell office:value-type="float" office:value="0.516323411507764" calcext:value-type="float">
            <text:p>0.516323411507764</text:p>
          </table:table-cell>
          <table:table-cell office:value-type="float" office:value="0.399574290727194" calcext:value-type="float">
            <text:p>0.399574290727194</text:p>
          </table:table-cell>
          <table:table-cell office:value-type="string" calcext:value-type="string">
            <text:p>https://twitter.com/email55665566/status/1633065084636516355</text:p>
          </table:table-cell>
        </table:table-row>
        <table:table-row table:style-name="ro1">
          <table:table-cell office:value-type="string" calcext:value-type="string">
            <text:p>input/data_formal_20240530-1342/meme/0xMetaChat_20230306T141640/2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mail55665566/status/1633065084636516355</text:p>
          </table:table-cell>
        </table:table-row>
        <table:table-row table:style-name="ro1">
          <table:table-cell office:value-type="string" calcext:value-type="string">
            <text:p>input/data_formal_20240530-1342/meme/0xMetaChat_20230306T141640/3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mail55665566/status/1633065084636516355</text:p>
          </table:table-cell>
        </table:table-row>
        <table:table-row table:style-name="ro1">
          <table:table-cell office:value-type="string" calcext:value-type="string">
            <text:p>input/data_formal_20240530-1342/meme/1A1Studios_20230126T091227/0.jpg</text:p>
          </table:table-cell>
          <table:table-cell office:value-type="string" calcext:value-type="string">
            <text:p>Pattern 3</text:p>
          </table:table-cell>
          <table:table-cell office:value-type="float" office:value="0.885379723923976" calcext:value-type="float">
            <text:p>0.885379723923976</text:p>
          </table:table-cell>
          <table:table-cell office:value-type="float" office:value="0.138194825336996" calcext:value-type="float">
            <text:p>0.138194825336996</text:p>
          </table:table-cell>
          <table:table-cell office:value-type="float" office:value="0.577315388361137" calcext:value-type="float">
            <text:p>0.577315388361137</text:p>
          </table:table-cell>
          <table:table-cell office:value-type="string" calcext:value-type="string">
            <text:p>https://twitter.com/1A1Studios/status/1618537339646783493</text:p>
          </table:table-cell>
        </table:table-row>
        <table:table-row table:style-name="ro1">
          <table:table-cell office:value-type="string" calcext:value-type="string">
            <text:p>input/data_formal_20240530-1342/meme/1goonrich_20230206T142342/0.jpg</text:p>
          </table:table-cell>
          <table:table-cell office:value-type="string" calcext:value-type="string">
            <text:p>Pattern 3</text:p>
          </table:table-cell>
          <table:table-cell office:value-type="float" office:value="0.901687470329124" calcext:value-type="float">
            <text:p>0.901687470329124</text:p>
          </table:table-cell>
          <table:table-cell office:value-type="float" office:value="0.385752620198671" calcext:value-type="float">
            <text:p>0.385752620198671</text:p>
          </table:table-cell>
          <table:table-cell office:value-type="float" office:value="0.461621432245277" calcext:value-type="float">
            <text:p>0.461621432245277</text:p>
          </table:table-cell>
          <table:table-cell office:value-type="string" calcext:value-type="string">
            <text:p>https://twitter.com/hiwakurdstani/status/1622601936749965316</text:p>
          </table:table-cell>
        </table:table-row>
        <table:table-row table:style-name="ro1">
          <table:table-cell office:value-type="string" calcext:value-type="string">
            <text:p>input/data_formal_20240530-1342/meme/2023CatsGang_20221217T080001/0.jpg</text:p>
          </table:table-cell>
          <table:table-cell office:value-type="string" calcext:value-type="string">
            <text:p>Pattern 1</text:p>
          </table:table-cell>
          <table:table-cell office:value-type="float" office:value="0.911488180887466" calcext:value-type="float">
            <text:p>0.911488180887466</text:p>
          </table:table-cell>
          <table:table-cell office:value-type="float" office:value="0.504077094245691" calcext:value-type="float">
            <text:p>0.504077094245691</text:p>
          </table:table-cell>
          <table:table-cell office:value-type="float" office:value="0.245275864727147" calcext:value-type="float">
            <text:p>0.245275864727147</text:p>
          </table:table-cell>
          <table:table-cell office:value-type="string" calcext:value-type="string">
            <text:p>https://twitter.com/ujorismatiiq/status/1607954993318961152</text:p>
          </table:table-cell>
        </table:table-row>
        <table:table-row table:style-name="ro1">
          <table:table-cell office:value-type="string" calcext:value-type="string">
            <text:p>input/data_formal_20240530-1342/meme/2023CatsGang_20221219T080001/0.jpg</text:p>
          </table:table-cell>
          <table:table-cell office:value-type="string" calcext:value-type="string">
            <text:p>Pattern 3</text:p>
          </table:table-cell>
          <table:table-cell office:value-type="float" office:value="0.946070677359033" calcext:value-type="float">
            <text:p>0.946070677359033</text:p>
          </table:table-cell>
          <table:table-cell office:value-type="float" office:value="0.37328004775251" calcext:value-type="float">
            <text:p>0.37328004775251</text:p>
          </table:table-cell>
          <table:table-cell office:value-type="float" office:value="0.329336441430773" calcext:value-type="float">
            <text:p>0.329336441430773</text:p>
          </table:table-cell>
          <table:table-cell office:value-type="string" calcext:value-type="string">
            <text:p>https://twitter.com/ujorismatiiq/status/1607954925488594944</text:p>
          </table:table-cell>
        </table:table-row>
        <table:table-row table:style-name="ro1">
          <table:table-cell office:value-type="string" calcext:value-type="string">
            <text:p>input/data_formal_20240530-1342/meme/2023CatsGang_20221222T100001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ujorismatiiq/status/1607954725886103552</text:p>
          </table:table-cell>
        </table:table-row>
        <table:table-row table:style-name="ro1">
          <table:table-cell office:value-type="string" calcext:value-type="string">
            <text:p>input/data_formal_20240530-1342/meme/20ruiz00_20230129T010617/0.jpg</text:p>
          </table:table-cell>
          <table:table-cell office:value-type="string" calcext:value-type="string">
            <text:p>Pattern 1</text:p>
          </table:table-cell>
          <table:table-cell office:value-type="float" office:value="0.885388923183393" calcext:value-type="float">
            <text:p>0.885388923183393</text:p>
          </table:table-cell>
          <table:table-cell office:value-type="float" office:value="0.148975824460936" calcext:value-type="float">
            <text:p>0.148975824460936</text:p>
          </table:table-cell>
          <table:table-cell office:value-type="float" office:value="0.217840805612507" calcext:value-type="float">
            <text:p>0.217840805612507</text:p>
          </table:table-cell>
          <table:table-cell office:value-type="string" calcext:value-type="string">
            <text:p>https://twitter.com/20ruiz00/status/1619502155249090560</text:p>
          </table:table-cell>
        </table:table-row>
        <table:table-row table:style-name="ro1">
          <table:table-cell office:value-type="string" calcext:value-type="string">
            <text:p>input/data_formal_20240530-1342/meme/20thseeker_20230202T025416/0.jpg</text:p>
          </table:table-cell>
          <table:table-cell office:value-type="string" calcext:value-type="string">
            <text:p>Pattern 1</text:p>
          </table:table-cell>
          <table:table-cell office:value-type="float" office:value="0.877279799078609" calcext:value-type="float">
            <text:p>0.877279799078609</text:p>
          </table:table-cell>
          <table:table-cell office:value-type="float" office:value="0.161210117341442" calcext:value-type="float">
            <text:p>0.161210117341442</text:p>
          </table:table-cell>
          <table:table-cell office:value-type="float" office:value="0.261090133113629" calcext:value-type="float">
            <text:p>0.261090133113629</text:p>
          </table:table-cell>
          <table:table-cell office:value-type="string" calcext:value-type="string">
            <text:p>https://twitter.com/20thseeker/status/1620978883377115137</text:p>
          </table:table-cell>
        </table:table-row>
        <table:table-row table:style-name="ro1">
          <table:table-cell office:value-type="string" calcext:value-type="string">
            <text:p>input/data_formal_20240530-1342/meme/4funOnly4fun_20230205T182205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CatreenaCrypto/status/1622619615091396615</text:p>
          </table:table-cell>
        </table:table-row>
        <table:table-row table:style-name="ro1">
          <table:table-cell office:value-type="string" calcext:value-type="string">
            <text:p>input/data_formal_20240530-1342/meme/6529complaints_20230111T232027/0.jpg</text:p>
          </table:table-cell>
          <table:table-cell office:value-type="string" calcext:value-type="string">
            <text:p>Pattern 4</text:p>
          </table:table-cell>
          <table:table-cell office:value-type="float" office:value="0.97437443687785" calcext:value-type="float">
            <text:p>0.97437443687785</text:p>
          </table:table-cell>
          <table:table-cell office:value-type="float" office:value="0.0285906006998283" calcext:value-type="float">
            <text:p>0.0285906006998283</text:p>
          </table:table-cell>
          <table:table-cell office:value-type="float" office:value="0.579455801033877" calcext:value-type="float">
            <text:p>0.579455801033877</text:p>
          </table:table-cell>
          <table:table-cell office:value-type="string" calcext:value-type="string">
            <text:p>https://twitter.com/Samina_Eth/status/1613314929238634496</text:p>
          </table:table-cell>
        </table:table-row>
        <table:table-row table:style-name="ro1">
          <table:table-cell office:value-type="string" calcext:value-type="string">
            <text:p>input/data_formal_20240530-1342/meme/73unamm3_20230111T224942/0.jpg</text:p>
          </table:table-cell>
          <table:table-cell office:value-type="string" calcext:value-type="string">
            <text:p>Pattern 3</text:p>
          </table:table-cell>
          <table:table-cell office:value-type="float" office:value="0.901168114720432" calcext:value-type="float">
            <text:p>0.901168114720432</text:p>
          </table:table-cell>
          <table:table-cell office:value-type="float" office:value="0.135143016170801" calcext:value-type="float">
            <text:p>0.135143016170801</text:p>
          </table:table-cell>
          <table:table-cell office:value-type="float" office:value="0.417065962673689" calcext:value-type="float">
            <text:p>0.417065962673689</text:p>
          </table:table-cell>
          <table:table-cell office:value-type="string" calcext:value-type="string">
            <text:p>https://twitter.com/73unamm3/status/1613307190290567168</text:p>
          </table:table-cell>
        </table:table-row>
        <table:table-row table:style-name="ro1">
          <table:table-cell office:value-type="string" calcext:value-type="string">
            <text:p>input/data_formal_20240530-1342/meme/7ozombol3_20230201T220942/0.jpg</text:p>
          </table:table-cell>
          <table:table-cell office:value-type="string" calcext:value-type="string">
            <text:p>Pattern 1</text:p>
          </table:table-cell>
          <table:table-cell office:value-type="float" office:value="0.877405063231716" calcext:value-type="float">
            <text:p>0.877405063231716</text:p>
          </table:table-cell>
          <table:table-cell office:value-type="float" office:value="0.145520221322461" calcext:value-type="float">
            <text:p>0.145520221322461</text:p>
          </table:table-cell>
          <table:table-cell office:value-type="float" office:value="0.141280125653265" calcext:value-type="float">
            <text:p>0.141280125653265</text:p>
          </table:table-cell>
          <table:table-cell office:value-type="string" calcext:value-type="string">
            <text:p>https://twitter.com/7ozombol3/status/1620907269054664705</text:p>
          </table:table-cell>
        </table:table-row>
        <table:table-row table:style-name="ro1">
          <table:table-cell office:value-type="string" calcext:value-type="string">
            <text:p>input/data_formal_20240530-1342/meme/8ster__20230104T064112/0.jpg</text:p>
          </table:table-cell>
          <table:table-cell office:value-type="string" calcext:value-type="string">
            <text:p>Pattern 1</text:p>
          </table:table-cell>
          <table:table-cell office:value-type="float" office:value="0.895081748290466" calcext:value-type="float">
            <text:p>0.895081748290466</text:p>
          </table:table-cell>
          <table:table-cell office:value-type="float" office:value="0.144144255016356" calcext:value-type="float">
            <text:p>0.144144255016356</text:p>
          </table:table-cell>
          <table:table-cell office:value-type="float" office:value="0.205615922531913" calcext:value-type="float">
            <text:p>0.205615922531913</text:p>
          </table:table-cell>
          <table:table-cell office:value-type="string" calcext:value-type="string">
            <text:p>https://twitter.com/8ster_/status/1610526742526976002</text:p>
          </table:table-cell>
        </table:table-row>
        <table:table-row table:style-name="ro1">
          <table:table-cell office:value-type="string" calcext:value-type="string">
            <text:p>input/data_formal_20240530-1342/meme/91Trucks_20230106T055152/0.jpg</text:p>
          </table:table-cell>
          <table:table-cell office:value-type="string" calcext:value-type="string">
            <text:p>Pattern 4</text:p>
          </table:table-cell>
          <table:table-cell office:value-type="float" office:value="0.784873902132683" calcext:value-type="float">
            <text:p>0.784873902132683</text:p>
          </table:table-cell>
          <table:table-cell office:value-type="float" office:value="0.107628120517835" calcext:value-type="float">
            <text:p>0.107628120517835</text:p>
          </table:table-cell>
          <table:table-cell office:value-type="float" office:value="0.779658339202685" calcext:value-type="float">
            <text:p>0.779658339202685</text:p>
          </table:table-cell>
          <table:table-cell office:value-type="string" calcext:value-type="string">
            <text:p>https://twitter.com/nikp_05/status/1611239352788742145</text:p>
          </table:table-cell>
        </table:table-row>
        <table:table-row table:style-name="ro1">
          <table:table-cell office:value-type="string" calcext:value-type="string">
            <text:p>input/data_formal_20240530-1342/meme/91wheels_20230106T052635/0.jpg</text:p>
          </table:table-cell>
          <table:table-cell office:value-type="string" calcext:value-type="string">
            <text:p>Pattern 4</text:p>
          </table:table-cell>
          <table:table-cell office:value-type="float" office:value="0.700703288407116" calcext:value-type="float">
            <text:p>0.700703288407116</text:p>
          </table:table-cell>
          <table:table-cell office:value-type="float" office:value="0.091113935009372" calcext:value-type="float">
            <text:p>0.091113935009372</text:p>
          </table:table-cell>
          <table:table-cell office:value-type="float" office:value="0.834480029316892" calcext:value-type="float">
            <text:p>0.834480029316892</text:p>
          </table:table-cell>
          <table:table-cell office:value-type="string" calcext:value-type="string">
            <text:p>https://twitter.com/91wheels/status/1611232743287066624</text:p>
          </table:table-cell>
        </table:table-row>
        <table:table-row table:style-name="ro1">
          <table:table-cell office:value-type="string" calcext:value-type="string">
            <text:p>input/data_formal_20240530-1342/meme/_auntysocial_20221228T021236/0.jpg</text:p>
          </table:table-cell>
          <table:table-cell office:value-type="string" calcext:value-type="string">
            <text:p>Pattern 6</text:p>
          </table:table-cell>
          <table:table-cell office:value-type="float" office:value="0.968078897807645" calcext:value-type="float">
            <text:p>0.968078897807645</text:p>
          </table:table-cell>
          <table:table-cell office:value-type="float" office:value="0.10997656924601" calcext:value-type="float">
            <text:p>0.10997656924601</text:p>
          </table:table-cell>
          <table:table-cell office:value-type="float" office:value="0.478400166328228" calcext:value-type="float">
            <text:p>0.478400166328228</text:p>
          </table:table-cell>
          <table:table-cell office:value-type="string" calcext:value-type="string">
            <text:p>https://twitter.com/_auntysocial/status/1607922432693633024</text:p>
          </table:table-cell>
        </table:table-row>
        <table:table-row table:style-name="ro1">
          <table:table-cell office:value-type="string" calcext:value-type="string">
            <text:p>input/data_formal_20240530-1342/meme/_auntysocial_20221228T034424/0.jpg</text:p>
          </table:table-cell>
          <table:table-cell office:value-type="string" calcext:value-type="string">
            <text:p>Pattern 1</text:p>
          </table:table-cell>
          <table:table-cell office:value-type="float" office:value="0.92623262043842" calcext:value-type="float">
            <text:p>0.92623262043842</text:p>
          </table:table-cell>
          <table:table-cell office:value-type="float" office:value="0.200053035178144" calcext:value-type="float">
            <text:p>0.200053035178144</text:p>
          </table:table-cell>
          <table:table-cell office:value-type="float" office:value="0.101023940684025" calcext:value-type="float">
            <text:p>0.101023940684025</text:p>
          </table:table-cell>
          <table:table-cell office:value-type="string" calcext:value-type="string">
            <text:p>https://twitter.com/_auntysocial/status/1607945536924950529</text:p>
          </table:table-cell>
        </table:table-row>
        <table:table-row table:style-name="ro1">
          <table:table-cell office:value-type="string" calcext:value-type="string">
            <text:p>input/data_formal_20240530-1342/meme/_auntysocial_20221228T034426/0.jpg</text:p>
          </table:table-cell>
          <table:table-cell office:value-type="string" calcext:value-type="string">
            <text:p>Pattern 6</text:p>
          </table:table-cell>
          <table:table-cell office:value-type="float" office:value="0.946892464041321" calcext:value-type="float">
            <text:p>0.946892464041321</text:p>
          </table:table-cell>
          <table:table-cell office:value-type="float" office:value="0.12723822516216" calcext:value-type="float">
            <text:p>0.12723822516216</text:p>
          </table:table-cell>
          <table:table-cell office:value-type="float" office:value="0.368847951083377" calcext:value-type="float">
            <text:p>0.368847951083377</text:p>
          </table:table-cell>
          <table:table-cell office:value-type="string" calcext:value-type="string">
            <text:p>https://twitter.com/_auntysocial/status/1607945543237476354</text:p>
          </table:table-cell>
        </table:table-row>
        <table:table-row table:style-name="ro1">
          <table:table-cell office:value-type="string" calcext:value-type="string">
            <text:p>input/data_formal_20240530-1342/meme/_auntysocial_20221228T034427/0.jpg</text:p>
          </table:table-cell>
          <table:table-cell office:value-type="string" calcext:value-type="string">
            <text:p>Pattern 1</text:p>
          </table:table-cell>
          <table:table-cell office:value-type="float" office:value="0.926785166181498" calcext:value-type="float">
            <text:p>0.926785166181498</text:p>
          </table:table-cell>
          <table:table-cell office:value-type="float" office:value="0.147105655418964" calcext:value-type="float">
            <text:p>0.147105655418964</text:p>
          </table:table-cell>
          <table:table-cell office:value-type="float" office:value="0.0766707720256219" calcext:value-type="float">
            <text:p>0.0766707720256219</text:p>
          </table:table-cell>
          <table:table-cell office:value-type="string" calcext:value-type="string">
            <text:p>https://twitter.com/_auntysocial/status/1607945547515674624</text:p>
          </table:table-cell>
        </table:table-row>
        <table:table-row table:style-name="ro1">
          <table:table-cell office:value-type="string" calcext:value-type="string">
            <text:p>input/data_formal_20240530-1342/meme/_auntysocial_20230202T001313/0.jpg</text:p>
          </table:table-cell>
          <table:table-cell office:value-type="string" calcext:value-type="string">
            <text:p>Pattern 1</text:p>
          </table:table-cell>
          <table:table-cell office:value-type="float" office:value="0.935604731360131" calcext:value-type="float">
            <text:p>0.935604731360131</text:p>
          </table:table-cell>
          <table:table-cell office:value-type="float" office:value="0.189291080596504" calcext:value-type="float">
            <text:p>0.189291080596504</text:p>
          </table:table-cell>
          <table:table-cell office:value-type="float" office:value="0.334894755254401" calcext:value-type="float">
            <text:p>0.334894755254401</text:p>
          </table:table-cell>
          <table:table-cell office:value-type="string" calcext:value-type="string">
            <text:p>https://twitter.com/_auntysocial/status/1620938354190606339</text:p>
          </table:table-cell>
        </table:table-row>
        <table:table-row table:style-name="ro1">
          <table:table-cell office:value-type="string" calcext:value-type="string">
            <text:p>input/data_formal_20240530-1342/meme/_auntysocial_20230202T004509/0.jpg</text:p>
          </table:table-cell>
          <table:table-cell office:value-type="string" calcext:value-type="string">
            <text:p>Pattern 6</text:p>
          </table:table-cell>
          <table:table-cell office:value-type="float" office:value="0.935110381027966" calcext:value-type="float">
            <text:p>0.935110381027966</text:p>
          </table:table-cell>
          <table:table-cell office:value-type="float" office:value="0.27062067548402" calcext:value-type="float">
            <text:p>0.27062067548402</text:p>
          </table:table-cell>
          <table:table-cell office:value-type="float" office:value="0.388793249002005" calcext:value-type="float">
            <text:p>0.388793249002005</text:p>
          </table:table-cell>
          <table:table-cell office:value-type="string" calcext:value-type="string">
            <text:p>https://twitter.com/_auntysocial/status/1620946389969604619</text:p>
          </table:table-cell>
        </table:table-row>
        <table:table-row table:style-name="ro1">
          <table:table-cell office:value-type="string" calcext:value-type="string">
            <text:p>input/data_formal_20240530-1342/meme/_auntysocial_20230202T011244/0.jpg</text:p>
          </table:table-cell>
          <table:table-cell office:value-type="string" calcext:value-type="string">
            <text:p>Pattern 1</text:p>
          </table:table-cell>
          <table:table-cell office:value-type="float" office:value="0.953676760929148" calcext:value-type="float">
            <text:p>0.953676760929148</text:p>
          </table:table-cell>
          <table:table-cell office:value-type="float" office:value="0.119965365721473" calcext:value-type="float">
            <text:p>0.119965365721473</text:p>
          </table:table-cell>
          <table:table-cell office:value-type="float" office:value="0.307513482485665" calcext:value-type="float">
            <text:p>0.307513482485665</text:p>
          </table:table-cell>
          <table:table-cell office:value-type="string" calcext:value-type="string">
            <text:p>https://twitter.com/_auntysocial/status/1620953328464060421</text:p>
          </table:table-cell>
        </table:table-row>
        <table:table-row table:style-name="ro1">
          <table:table-cell office:value-type="string" calcext:value-type="string">
            <text:p>input/data_formal_20240530-1342/meme/_auntysocial_20230202T024528/0.jpg</text:p>
          </table:table-cell>
          <table:table-cell office:value-type="string" calcext:value-type="string">
            <text:p>Pattern 3</text:p>
          </table:table-cell>
          <table:table-cell office:value-type="float" office:value="0.902635583168377" calcext:value-type="float">
            <text:p>0.902635583168377</text:p>
          </table:table-cell>
          <table:table-cell office:value-type="float" office:value="0.0823045031060622" calcext:value-type="float">
            <text:p>0.0823045031060622</text:p>
          </table:table-cell>
          <table:table-cell office:value-type="float" office:value="0.343715530500457" calcext:value-type="float">
            <text:p>0.343715530500457</text:p>
          </table:table-cell>
          <table:table-cell office:value-type="string" calcext:value-type="string">
            <text:p>https://twitter.com/_auntysocial/status/1620976666016088067</text:p>
          </table:table-cell>
        </table:table-row>
        <table:table-row table:style-name="ro1">
          <table:table-cell office:value-type="string" calcext:value-type="string">
            <text:p>input/data_formal_20240530-1342/meme/_auntysocial_20230316T021233/0.jpg</text:p>
          </table:table-cell>
          <table:table-cell office:value-type="string" calcext:value-type="string">
            <text:p>Pattern 1</text:p>
          </table:table-cell>
          <table:table-cell office:value-type="float" office:value="0.914557305229684" calcext:value-type="float">
            <text:p>0.914557305229684</text:p>
          </table:table-cell>
          <table:table-cell office:value-type="float" office:value="0.128154588149863" calcext:value-type="float">
            <text:p>0.128154588149863</text:p>
          </table:table-cell>
          <table:table-cell office:value-type="float" office:value="0.256129450238369" calcext:value-type="float">
            <text:p>0.256129450238369</text:p>
          </table:table-cell>
          <table:table-cell office:value-type="string" calcext:value-type="string">
            <text:p>https://twitter.com/_auntysocial/status/1636188676228108288</text:p>
          </table:table-cell>
        </table:table-row>
        <table:table-row table:style-name="ro1">
          <table:table-cell office:value-type="string" calcext:value-type="string">
            <text:p>input/data_formal_20240530-1342/meme/_Bubo__20230315T215620/0.jpg</text:p>
          </table:table-cell>
          <table:table-cell office:value-type="string" calcext:value-type="string">
            <text:p>Pattern 3</text:p>
          </table:table-cell>
          <table:table-cell office:value-type="float" office:value="0.948079914193873" calcext:value-type="float">
            <text:p>0.948079914193873</text:p>
          </table:table-cell>
          <table:table-cell office:value-type="float" office:value="0.333024255525536" calcext:value-type="float">
            <text:p>0.333024255525536</text:p>
          </table:table-cell>
          <table:table-cell office:value-type="float" office:value="0.330959841010052" calcext:value-type="float">
            <text:p>0.330959841010052</text:p>
          </table:table-cell>
          <table:table-cell office:value-type="string" calcext:value-type="string">
            <text:p>https://twitter.com/_Bubo_/status/1636124193803698178</text:p>
          </table:table-cell>
        </table:table-row>
        <table:table-row table:style-name="ro1">
          <table:table-cell office:value-type="string" calcext:value-type="string">
            <text:p>input/data_formal_20240530-1342/meme/_iamjabir__20230409T222356/0.jpg</text:p>
          </table:table-cell>
          <table:table-cell office:value-type="string" calcext:value-type="string">
            <text:p>Pattern 3</text:p>
          </table:table-cell>
          <table:table-cell office:value-type="float" office:value="0.883927938864082" calcext:value-type="float">
            <text:p>0.883927938864082</text:p>
          </table:table-cell>
          <table:table-cell office:value-type="float" office:value="0.123863516102723" calcext:value-type="float">
            <text:p>0.123863516102723</text:p>
          </table:table-cell>
          <table:table-cell office:value-type="float" office:value="0.668943228743402" calcext:value-type="float">
            <text:p>0.668943228743402</text:p>
          </table:table-cell>
          <table:table-cell office:value-type="string" calcext:value-type="string">
            <text:p>https://twitter.com/_iamjabir_/status/1645190836114849794</text:p>
          </table:table-cell>
        </table:table-row>
        <table:table-row table:style-name="ro1">
          <table:table-cell office:value-type="string" calcext:value-type="string">
            <text:p>input/data_formal_20240530-1342/meme/_joonpiter__20200330T013009/0.jpg</text:p>
          </table:table-cell>
          <table:table-cell office:value-type="string" calcext:value-type="string">
            <text:p>Pattern 3</text:p>
          </table:table-cell>
          <table:table-cell office:value-type="float" office:value="0.89035089427147" calcext:value-type="float">
            <text:p>0.89035089427147</text:p>
          </table:table-cell>
          <table:table-cell office:value-type="float" office:value="0.140662674718298" calcext:value-type="float">
            <text:p>0.140662674718298</text:p>
          </table:table-cell>
          <table:table-cell office:value-type="float" office:value="0.355829802330292" calcext:value-type="float">
            <text:p>0.355829802330292</text:p>
          </table:table-cell>
          <table:table-cell office:value-type="string" calcext:value-type="string">
            <text:p>https://twitter.com/lobivampires_/status/1620315446317821952</text:p>
          </table:table-cell>
        </table:table-row>
        <table:table-row table:style-name="ro1">
          <table:table-cell office:value-type="string" calcext:value-type="string">
            <text:p>input/data_formal_20240530-1342/meme/_joonpiter__20200330T013009/1.jpg</text:p>
          </table:table-cell>
          <table:table-cell office:value-type="string" calcext:value-type="string">
            <text:p>Pattern 6</text:p>
          </table:table-cell>
          <table:table-cell office:value-type="float" office:value="0.976114531056468" calcext:value-type="float">
            <text:p>0.976114531056468</text:p>
          </table:table-cell>
          <table:table-cell office:value-type="float" office:value="0.326235591367667" calcext:value-type="float">
            <text:p>0.326235591367667</text:p>
          </table:table-cell>
          <table:table-cell office:value-type="float" office:value="0.444941125262711" calcext:value-type="float">
            <text:p>0.444941125262711</text:p>
          </table:table-cell>
          <table:table-cell office:value-type="string" calcext:value-type="string">
            <text:p>https://twitter.com/lobivampires_/status/1620315446317821952</text:p>
          </table:table-cell>
        </table:table-row>
        <table:table-row table:style-name="ro1">
          <table:table-cell office:value-type="string" calcext:value-type="string">
            <text:p>input/data_formal_20240530-1342/meme/_LINEFRIENDS_20230323T030130/0.jpg</text:p>
          </table:table-cell>
          <table:table-cell office:value-type="string" calcext:value-type="string">
            <text:p>Pattern 3</text:p>
          </table:table-cell>
          <table:table-cell office:value-type="float" office:value="0.899671496679701" calcext:value-type="float">
            <text:p>0.899671496679701</text:p>
          </table:table-cell>
          <table:table-cell office:value-type="float" office:value="0.306740216030816" calcext:value-type="float">
            <text:p>0.306740216030816</text:p>
          </table:table-cell>
          <table:table-cell office:value-type="float" office:value="0.288238804171929" calcext:value-type="float">
            <text:p>0.288238804171929</text:p>
          </table:table-cell>
          <table:table-cell office:value-type="string" calcext:value-type="string">
            <text:p>https://twitter.com/Garde_Y2E/status/1638748614091501568</text:p>
          </table:table-cell>
        </table:table-row>
        <table:table-row table:style-name="ro1">
          <table:table-cell office:value-type="string" calcext:value-type="string">
            <text:p>input/data_formal_20240530-1342/meme/_SHABIL_AHMED__20230307T071354/0.jpg</text:p>
          </table:table-cell>
          <table:table-cell office:value-type="string" calcext:value-type="string">
            <text:p>Pattern 3</text:p>
          </table:table-cell>
          <table:table-cell office:value-type="float" office:value="0.94836353160757" calcext:value-type="float">
            <text:p>0.94836353160757</text:p>
          </table:table-cell>
          <table:table-cell office:value-type="float" office:value="0.242341130755688" calcext:value-type="float">
            <text:p>0.242341130755688</text:p>
          </table:table-cell>
          <table:table-cell office:value-type="float" office:value="0.312871600157102" calcext:value-type="float">
            <text:p>0.312871600157102</text:p>
          </table:table-cell>
          <table:table-cell office:value-type="string" calcext:value-type="string">
            <text:p>https://twitter.com/_SHABIL_AHMED_/status/1633003020878315524</text:p>
          </table:table-cell>
        </table:table-row>
        <table:table-row table:style-name="ro1">
          <table:table-cell office:value-type="string" calcext:value-type="string">
            <text:p>input/data_formal_20240530-1342/meme/_showflicks_20230103T213005/0.jpg</text:p>
          </table:table-cell>
          <table:table-cell office:value-type="string" calcext:value-type="string">
            <text:p>Pattern 1</text:p>
          </table:table-cell>
          <table:table-cell office:value-type="float" office:value="0.900679856983224" calcext:value-type="float">
            <text:p>0.900679856983224</text:p>
          </table:table-cell>
          <table:table-cell office:value-type="float" office:value="0.185580995404157" calcext:value-type="float">
            <text:p>0.185580995404157</text:p>
          </table:table-cell>
          <table:table-cell office:value-type="float" office:value="0.268970606227424" calcext:value-type="float">
            <text:p>0.268970606227424</text:p>
          </table:table-cell>
          <table:table-cell office:value-type="string" calcext:value-type="string">
            <text:p>https://twitter.com/_showflicks/status/1610388051485941760</text:p>
          </table:table-cell>
        </table:table-row>
        <table:table-row table:style-name="ro1">
          <table:table-cell office:value-type="string" calcext:value-type="string">
            <text:p>input/data_formal_20240530-1342/meme/_Tokenomeme_20230105T103501/0.jpg</text:p>
          </table:table-cell>
          <table:table-cell office:value-type="string" calcext:value-type="string">
            <text:p>Pattern 6</text:p>
          </table:table-cell>
          <table:table-cell office:value-type="float" office:value="0.930811587649344" calcext:value-type="float">
            <text:p>0.930811587649344</text:p>
          </table:table-cell>
          <table:table-cell office:value-type="float" office:value="0.21827210731652" calcext:value-type="float">
            <text:p>0.21827210731652</text:p>
          </table:table-cell>
          <table:table-cell office:value-type="float" office:value="0.412898418553317" calcext:value-type="float">
            <text:p>0.412898418553317</text:p>
          </table:table-cell>
          <table:table-cell office:value-type="string" calcext:value-type="string">
            <text:p>https://twitter.com/_Tokenomeme/status/1610947972103131136</text:p>
          </table:table-cell>
        </table:table-row>
        <table:table-row table:style-name="ro1">
          <table:table-cell office:value-type="string" calcext:value-type="string">
            <text:p>input/data_formal_20240530-1342/meme/_Tokenomeme_20230206T103501/0.jpg</text:p>
          </table:table-cell>
          <table:table-cell office:value-type="string" calcext:value-type="string">
            <text:p>Pattern 1</text:p>
          </table:table-cell>
          <table:table-cell office:value-type="float" office:value="0.903950505761969" calcext:value-type="float">
            <text:p>0.903950505761969</text:p>
          </table:table-cell>
          <table:table-cell office:value-type="float" office:value="0.161829410157761" calcext:value-type="float">
            <text:p>0.161829410157761</text:p>
          </table:table-cell>
          <table:table-cell office:value-type="float" office:value="0.179333041226865" calcext:value-type="float">
            <text:p>0.179333041226865</text:p>
          </table:table-cell>
          <table:table-cell office:value-type="string" calcext:value-type="string">
            <text:p>https://twitter.com/_Tokenomeme/status/1622544384003563520</text:p>
          </table:table-cell>
        </table:table-row>
        <table:table-row table:style-name="ro1">
          <table:table-cell office:value-type="string" calcext:value-type="string">
            <text:p>input/data_formal_20240530-1342/meme/_Tokenomeme_20230212T150915/0.jpg</text:p>
          </table:table-cell>
          <table:table-cell office:value-type="string" calcext:value-type="string">
            <text:p>Pattern 4</text:p>
          </table:table-cell>
          <table:table-cell office:value-type="float" office:value="0.851196136434429" calcext:value-type="float">
            <text:p>0.851196136434429</text:p>
          </table:table-cell>
          <table:table-cell office:value-type="float" office:value="0.0954852109406277" calcext:value-type="float">
            <text:p>0.0954852109406277</text:p>
          </table:table-cell>
          <table:table-cell office:value-type="float" office:value="0.72525642129544" calcext:value-type="float">
            <text:p>0.72525642129544</text:p>
          </table:table-cell>
          <table:table-cell office:value-type="string" calcext:value-type="string">
            <text:p>https://twitter.com/_Tokenomeme/status/1624787725617442816</text:p>
          </table:table-cell>
        </table:table-row>
        <table:table-row table:style-name="ro1">
          <table:table-cell office:value-type="string" calcext:value-type="string">
            <text:p>input/data_formal_20240530-1342/meme/_Tokenomeme_20230305T140124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salkar21/status/1638711493750390785</text:p>
          </table:table-cell>
        </table:table-row>
        <table:table-row table:style-name="ro1">
          <table:table-cell office:value-type="string" calcext:value-type="string">
            <text:p>input/data_formal_20240530-1342/meme/a_dumb_id1ot_20230112T001052/0.jpg</text:p>
          </table:table-cell>
          <table:table-cell office:value-type="string" calcext:value-type="string">
            <text:p>Pattern 3</text:p>
          </table:table-cell>
          <table:table-cell office:value-type="float" office:value="0.891012717929863" calcext:value-type="float">
            <text:p>0.891012717929863</text:p>
          </table:table-cell>
          <table:table-cell office:value-type="float" office:value="0.213096724733587" calcext:value-type="float">
            <text:p>0.213096724733587</text:p>
          </table:table-cell>
          <table:table-cell office:value-type="float" office:value="0.455622712235428" calcext:value-type="float">
            <text:p>0.455622712235428</text:p>
          </table:table-cell>
          <table:table-cell office:value-type="string" calcext:value-type="string">
            <text:p>https://twitter.com/a_dumb_id1ot/status/1613327616433438728</text:p>
          </table:table-cell>
        </table:table-row>
        <table:table-row table:style-name="ro1">
          <table:table-cell office:value-type="string" calcext:value-type="string">
            <text:p>input/data_formal_20240530-1342/meme/a_kayflex_20230104T125752/0.jpg</text:p>
          </table:table-cell>
          <table:table-cell office:value-type="string" calcext:value-type="string">
            <text:p>Pattern 3</text:p>
          </table:table-cell>
          <table:table-cell office:value-type="float" office:value="0.913175515550218" calcext:value-type="float">
            <text:p>0.913175515550218</text:p>
          </table:table-cell>
          <table:table-cell office:value-type="float" office:value="0.0944338091623279" calcext:value-type="float">
            <text:p>0.0944338091623279</text:p>
          </table:table-cell>
          <table:table-cell office:value-type="float" office:value="0.523687952855352" calcext:value-type="float">
            <text:p>0.523687952855352</text:p>
          </table:table-cell>
          <table:table-cell office:value-type="string" calcext:value-type="string">
            <text:p>https://twitter.com/a_kayflex/status/1610621535253069825</text:p>
          </table:table-cell>
        </table:table-row>
        <table:table-row table:style-name="ro1">
          <table:table-cell office:value-type="string" calcext:value-type="string">
            <text:p>input/data_formal_20240530-1342/meme/a_kayflex_20230104T125752/1.jpg</text:p>
          </table:table-cell>
          <table:table-cell office:value-type="string" calcext:value-type="string">
            <text:p>Pattern 3</text:p>
          </table:table-cell>
          <table:table-cell office:value-type="float" office:value="0.934272334547866" calcext:value-type="float">
            <text:p>0.934272334547866</text:p>
          </table:table-cell>
          <table:table-cell office:value-type="float" office:value="0.108860450133712" calcext:value-type="float">
            <text:p>0.108860450133712</text:p>
          </table:table-cell>
          <table:table-cell office:value-type="float" office:value="0.402130478032281" calcext:value-type="float">
            <text:p>0.402130478032281</text:p>
          </table:table-cell>
          <table:table-cell office:value-type="string" calcext:value-type="string">
            <text:p>https://twitter.com/a_kayflex/status/1610621535253069825</text:p>
          </table:table-cell>
        </table:table-row>
        <table:table-row table:style-name="ro1">
          <table:table-cell office:value-type="string" calcext:value-type="string">
            <text:p>input/data_formal_20240530-1342/meme/AAcademiaLeague_20230204T064515/0.jpg</text:p>
          </table:table-cell>
          <table:table-cell office:value-type="string" calcext:value-type="string">
            <text:p>Pattern 6</text:p>
          </table:table-cell>
          <table:table-cell office:value-type="float" office:value="0.922769221053124" calcext:value-type="float">
            <text:p>0.922769221053124</text:p>
          </table:table-cell>
          <table:table-cell office:value-type="float" office:value="0.193467798869276" calcext:value-type="float">
            <text:p>0.193467798869276</text:p>
          </table:table-cell>
          <table:table-cell office:value-type="float" office:value="0.284222460942956" calcext:value-type="float">
            <text:p>0.284222460942956</text:p>
          </table:table-cell>
          <table:table-cell office:value-type="string" calcext:value-type="string">
            <text:p>https://twitter.com/KellyBu44985971/status/1622565013205442560</text:p>
          </table:table-cell>
        </table:table-row>
        <table:table-row table:style-name="ro1">
          <table:table-cell office:value-type="string" calcext:value-type="string">
            <text:p>input/data_formal_20240530-1342/meme/AafmIndia_20230106T051016/0.jpg</text:p>
          </table:table-cell>
          <table:table-cell office:value-type="string" calcext:value-type="string">
            <text:p>Pattern 4</text:p>
          </table:table-cell>
          <table:table-cell office:value-type="float" office:value="0.842467536060395" calcext:value-type="float">
            <text:p>0.842467536060395</text:p>
          </table:table-cell>
          <table:table-cell office:value-type="float" office:value="0.128005485794343" calcext:value-type="float">
            <text:p>0.128005485794343</text:p>
          </table:table-cell>
          <table:table-cell office:value-type="float" office:value="0.780939230141389" calcext:value-type="float">
            <text:p>0.780939230141389</text:p>
          </table:table-cell>
          <table:table-cell office:value-type="string" calcext:value-type="string">
            <text:p>https://twitter.com/Yamnishaafm/status/1611234396518109184</text:p>
          </table:table-cell>
        </table:table-row>
        <table:table-row table:style-name="ro1">
          <table:table-cell office:value-type="string" calcext:value-type="string">
            <text:p>input/data_formal_20240530-1342/meme/AaliArp_20230202T004328/0.jpg</text:p>
          </table:table-cell>
          <table:table-cell office:value-type="string" calcext:value-type="string">
            <text:p>Pattern 6</text:p>
          </table:table-cell>
          <table:table-cell office:value-type="float" office:value="0.911586325798465" calcext:value-type="float">
            <text:p>0.911586325798465</text:p>
          </table:table-cell>
          <table:table-cell office:value-type="float" office:value="0.183033564007561" calcext:value-type="float">
            <text:p>0.183033564007561</text:p>
          </table:table-cell>
          <table:table-cell office:value-type="float" office:value="0.588778384728376" calcext:value-type="float">
            <text:p>0.588778384728376</text:p>
          </table:table-cell>
          <table:table-cell office:value-type="string" calcext:value-type="string">
            <text:p>https://twitter.com/AaliArp/status/1620945964709318657</text:p>
          </table:table-cell>
        </table:table-row>
        <table:table-row table:style-name="ro1">
          <table:table-cell office:value-type="string" calcext:value-type="string">
            <text:p>input/data_formal_20240530-1342/meme/AaliArp_20230202T004524/0.jpg</text:p>
          </table:table-cell>
          <table:table-cell office:value-type="string" calcext:value-type="string">
            <text:p>Pattern 6</text:p>
          </table:table-cell>
          <table:table-cell office:value-type="float" office:value="0.979996797139546" calcext:value-type="float">
            <text:p>0.979996797139546</text:p>
          </table:table-cell>
          <table:table-cell office:value-type="float" office:value="0.0717747543273064" calcext:value-type="float">
            <text:p>0.0717747543273064</text:p>
          </table:table-cell>
          <table:table-cell office:value-type="float" office:value="0.49587503597191" calcext:value-type="float">
            <text:p>0.49587503597191</text:p>
          </table:table-cell>
          <table:table-cell office:value-type="string" calcext:value-type="string">
            <text:p>https://twitter.com/AaliArp/status/1620946450783043587</text:p>
          </table:table-cell>
        </table:table-row>
        <table:table-row table:style-name="ro1">
          <table:table-cell office:value-type="string" calcext:value-type="string">
            <text:p>input/data_formal_20240530-1342/meme/abdullaha37_20230403T193739/0.jpg</text:p>
          </table:table-cell>
          <table:table-cell office:value-type="string" calcext:value-type="string">
            <text:p>Pattern 3</text:p>
          </table:table-cell>
          <table:table-cell office:value-type="float" office:value="0.969705356285918" calcext:value-type="float">
            <text:p>0.969705356285918</text:p>
          </table:table-cell>
          <table:table-cell office:value-type="float" office:value="0.367498843689341" calcext:value-type="float">
            <text:p>0.367498843689341</text:p>
          </table:table-cell>
          <table:table-cell office:value-type="float" office:value="0.409531783851388" calcext:value-type="float">
            <text:p>0.409531783851388</text:p>
          </table:table-cell>
          <table:table-cell office:value-type="string" calcext:value-type="string">
            <text:p>https://twitter.com/abdullaha37/status/1642974664019288064</text:p>
          </table:table-cell>
        </table:table-row>
        <table:table-row table:style-name="ro1">
          <table:table-cell office:value-type="string" calcext:value-type="string">
            <text:p>input/data_formal_20240530-1342/meme/abdullahiKDP_20230112T102827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bdullahiKDP/status/1613483034703007744</text:p>
          </table:table-cell>
        </table:table-row>
        <table:table-row table:style-name="ro1">
          <table:table-cell office:value-type="string" calcext:value-type="string">
            <text:p>input/data_formal_20240530-1342/meme/AbhijithAG28_20230105T153213/0.jpg</text:p>
          </table:table-cell>
          <table:table-cell office:value-type="string" calcext:value-type="string">
            <text:p>Pattern 6</text:p>
          </table:table-cell>
          <table:table-cell office:value-type="float" office:value="0.957650015390974" calcext:value-type="float">
            <text:p>0.957650015390974</text:p>
          </table:table-cell>
          <table:table-cell office:value-type="float" office:value="0.203906425591245" calcext:value-type="float">
            <text:p>0.203906425591245</text:p>
          </table:table-cell>
          <table:table-cell office:value-type="float" office:value="0.459792818438926" calcext:value-type="float">
            <text:p>0.459792818438926</text:p>
          </table:table-cell>
          <table:table-cell office:value-type="string" calcext:value-type="string">
            <text:p>https://twitter.com/AbhijithAG28/status/1611022765817204737</text:p>
          </table:table-cell>
        </table:table-row>
        <table:table-row table:style-name="ro1">
          <table:table-cell office:value-type="string" calcext:value-type="string">
            <text:p>input/data_formal_20240530-1342/meme/AbitCartoonish_20230322T220717/0.jpg</text:p>
          </table:table-cell>
          <table:table-cell office:value-type="string" calcext:value-type="string">
            <text:p>Pattern 3</text:p>
          </table:table-cell>
          <table:table-cell office:value-type="float" office:value="0.86508080461812" calcext:value-type="float">
            <text:p>0.86508080461812</text:p>
          </table:table-cell>
          <table:table-cell office:value-type="float" office:value="0.130966609863949" calcext:value-type="float">
            <text:p>0.130966609863949</text:p>
          </table:table-cell>
          <table:table-cell office:value-type="float" office:value="0.273626247904248" calcext:value-type="float">
            <text:p>0.273626247904248</text:p>
          </table:table-cell>
          <table:table-cell office:value-type="string" calcext:value-type="string">
            <text:p>https://twitter.com/AbitCartoonish/status/1638663666701860864</text:p>
          </table:table-cell>
        </table:table-row>
        <table:table-row table:style-name="ro1">
          <table:table-cell office:value-type="string" calcext:value-type="string">
            <text:p>input/data_formal_20240530-1342/meme/AbruptCanine4_20230105T12402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bruptCanine4/status/1610979541937258497</text:p>
          </table:table-cell>
        </table:table-row>
        <table:table-row table:style-name="ro1">
          <table:table-cell office:value-type="string" calcext:value-type="string">
            <text:p>input/data_formal_20240530-1342/meme/abspos1_20230206T150028/0.jpg</text:p>
          </table:table-cell>
          <table:table-cell office:value-type="string" calcext:value-type="string">
            <text:p>Pattern 6</text:p>
          </table:table-cell>
          <table:table-cell office:value-type="float" office:value="0.925760762825165" calcext:value-type="float">
            <text:p>0.925760762825165</text:p>
          </table:table-cell>
          <table:table-cell office:value-type="float" office:value="0.182706705242127" calcext:value-type="float">
            <text:p>0.182706705242127</text:p>
          </table:table-cell>
          <table:table-cell office:value-type="float" office:value="0.426209676352855" calcext:value-type="float">
            <text:p>0.426209676352855</text:p>
          </table:table-cell>
          <table:table-cell office:value-type="string" calcext:value-type="string">
            <text:p>https://twitter.com/abspos1/status/1622611186339528704</text:p>
          </table:table-cell>
        </table:table-row>
        <table:table-row table:style-name="ro1">
          <table:table-cell office:value-type="string" calcext:value-type="string">
            <text:p>input/data_formal_20240530-1342/meme/acupofgrace_20230403T174340/0.jpg</text:p>
          </table:table-cell>
          <table:table-cell office:value-type="string" calcext:value-type="string">
            <text:p>Pattern 1</text:p>
          </table:table-cell>
          <table:table-cell office:value-type="float" office:value="0.93169041007965" calcext:value-type="float">
            <text:p>0.93169041007965</text:p>
          </table:table-cell>
          <table:table-cell office:value-type="float" office:value="0.173087545301717" calcext:value-type="float">
            <text:p>0.173087545301717</text:p>
          </table:table-cell>
          <table:table-cell office:value-type="float" office:value="0.183396806182395" calcext:value-type="float">
            <text:p>0.183396806182395</text:p>
          </table:table-cell>
          <table:table-cell office:value-type="string" calcext:value-type="string">
            <text:p>https://twitter.com/acupofgrace/status/1642945978268528640</text:p>
          </table:table-cell>
        </table:table-row>
        <table:table-row table:style-name="ro1">
          <table:table-cell office:value-type="string" calcext:value-type="string">
            <text:p>input/data_formal_20240530-1342/meme/Adani_One_20230106T043745/0.jpg</text:p>
          </table:table-cell>
          <table:table-cell office:value-type="string" calcext:value-type="string">
            <text:p>Pattern 4</text:p>
          </table:table-cell>
          <table:table-cell office:value-type="float" office:value="0.64644482667954" calcext:value-type="float">
            <text:p>0.64644482667954</text:p>
          </table:table-cell>
          <table:table-cell office:value-type="float" office:value="0.130204786815342" calcext:value-type="float">
            <text:p>0.130204786815342</text:p>
          </table:table-cell>
          <table:table-cell office:value-type="float" office:value="0.762680128168367" calcext:value-type="float">
            <text:p>0.762680128168367</text:p>
          </table:table-cell>
          <table:table-cell office:value-type="string" calcext:value-type="string">
            <text:p>https://twitter.com/Adani_One/status/1611220452684484609</text:p>
          </table:table-cell>
        </table:table-row>
        <table:table-row table:style-name="ro1">
          <table:table-cell office:value-type="string" calcext:value-type="string">
            <text:p>input/data_formal_20240530-1342/meme/AdarshArya2182_20230105T105428/0.jpg</text:p>
          </table:table-cell>
          <table:table-cell office:value-type="string" calcext:value-type="string">
            <text:p>Pattern 4</text:p>
          </table:table-cell>
          <table:table-cell office:value-type="float" office:value="0.887203885384133" calcext:value-type="float">
            <text:p>0.887203885384133</text:p>
          </table:table-cell>
          <table:table-cell office:value-type="float" office:value="0.0851530587388247" calcext:value-type="float">
            <text:p>0.0851530587388247</text:p>
          </table:table-cell>
          <table:table-cell office:value-type="float" office:value="0.525945546700518" calcext:value-type="float">
            <text:p>0.525945546700518</text:p>
          </table:table-cell>
          <table:table-cell office:value-type="string" calcext:value-type="string">
            <text:p>https://twitter.com/AdarshArya2182/status/1610952868659630081</text:p>
          </table:table-cell>
        </table:table-row>
        <table:table-row table:style-name="ro1">
          <table:table-cell office:value-type="string" calcext:value-type="string">
            <text:p>input/data_formal_20240530-1342/meme/AditiPvt_20230112T083157/0.jpg</text:p>
          </table:table-cell>
          <table:table-cell office:value-type="string" calcext:value-type="string">
            <text:p>Pattern 6</text:p>
          </table:table-cell>
          <table:table-cell office:value-type="float" office:value="0.952639611408838" calcext:value-type="float">
            <text:p>0.952639611408838</text:p>
          </table:table-cell>
          <table:table-cell office:value-type="float" office:value="0.125170223622447" calcext:value-type="float">
            <text:p>0.125170223622447</text:p>
          </table:table-cell>
          <table:table-cell office:value-type="float" office:value="0.68833729128075" calcext:value-type="float">
            <text:p>0.68833729128075</text:p>
          </table:table-cell>
          <table:table-cell office:value-type="string" calcext:value-type="string">
            <text:p>https://twitter.com/AditiPvt/status/1613453716409184257</text:p>
          </table:table-cell>
        </table:table-row>
        <table:table-row table:style-name="ro1">
          <table:table-cell office:value-type="string" calcext:value-type="string">
            <text:p>input/data_formal_20240530-1342/meme/Adnanshaikhx1_20230105T115403/0.jpg</text:p>
          </table:table-cell>
          <table:table-cell office:value-type="string" calcext:value-type="string">
            <text:p>Pattern 1</text:p>
          </table:table-cell>
          <table:table-cell office:value-type="float" office:value="0.926512491058141" calcext:value-type="float">
            <text:p>0.926512491058141</text:p>
          </table:table-cell>
          <table:table-cell office:value-type="float" office:value="0.227533352893058" calcext:value-type="float">
            <text:p>0.227533352893058</text:p>
          </table:table-cell>
          <table:table-cell office:value-type="float" office:value="0.222860062540564" calcext:value-type="float">
            <text:p>0.222860062540564</text:p>
          </table:table-cell>
          <table:table-cell office:value-type="string" calcext:value-type="string">
            <text:p>https://twitter.com/Adnanshaikhx1/status/1610967863988482050</text:p>
          </table:table-cell>
        </table:table-row>
        <table:table-row table:style-name="ro1">
          <table:table-cell office:value-type="string" calcext:value-type="string">
            <text:p>input/data_formal_20240530-1342/meme/Adnanshaikhx1_20230111T220038/0.jpg</text:p>
          </table:table-cell>
          <table:table-cell office:value-type="string" calcext:value-type="string">
            <text:p>Pattern 3</text:p>
          </table:table-cell>
          <table:table-cell office:value-type="float" office:value="0.936767629436668" calcext:value-type="float">
            <text:p>0.936767629436668</text:p>
          </table:table-cell>
          <table:table-cell office:value-type="float" office:value="0.0811140341911905" calcext:value-type="float">
            <text:p>0.0811140341911905</text:p>
          </table:table-cell>
          <table:table-cell office:value-type="float" office:value="0.538095030665868" calcext:value-type="float">
            <text:p>0.538095030665868</text:p>
          </table:table-cell>
          <table:table-cell office:value-type="string" calcext:value-type="string">
            <text:p>https://twitter.com/Adnanshaikhx1/status/1613294841747869698</text:p>
          </table:table-cell>
        </table:table-row>
        <table:table-row table:style-name="ro1">
          <table:table-cell office:value-type="string" calcext:value-type="string">
            <text:p>input/data_formal_20240530-1342/meme/Adnanshaikhx1_20230201T222549/0.jpg</text:p>
          </table:table-cell>
          <table:table-cell office:value-type="string" calcext:value-type="string">
            <text:p>Pattern 6</text:p>
          </table:table-cell>
          <table:table-cell office:value-type="float" office:value="0.932327075397983" calcext:value-type="float">
            <text:p>0.932327075397983</text:p>
          </table:table-cell>
          <table:table-cell office:value-type="float" office:value="0.128789158128626" calcext:value-type="float">
            <text:p>0.128789158128626</text:p>
          </table:table-cell>
          <table:table-cell office:value-type="float" office:value="0.335340999964834" calcext:value-type="float">
            <text:p>0.335340999964834</text:p>
          </table:table-cell>
          <table:table-cell office:value-type="string" calcext:value-type="string">
            <text:p>https://twitter.com/Adnanshaikhx1/status/1620911324602712078</text:p>
          </table:table-cell>
        </table:table-row>
        <table:table-row table:style-name="ro1">
          <table:table-cell office:value-type="string" calcext:value-type="string">
            <text:p>input/data_formal_20240530-1342/meme/Ado9do_20230124T045138/0.jpg</text:p>
          </table:table-cell>
          <table:table-cell office:value-type="string" calcext:value-type="string">
            <text:p>Pattern 3</text:p>
          </table:table-cell>
          <table:table-cell office:value-type="float" office:value="1.03059092351208" calcext:value-type="float">
            <text:p>1.03059092351208</text:p>
          </table:table-cell>
          <table:table-cell office:value-type="float" office:value="0.159062836121556" calcext:value-type="float">
            <text:p>0.159062836121556</text:p>
          </table:table-cell>
          <table:table-cell office:value-type="float" office:value="0.557680434895786" calcext:value-type="float">
            <text:p>0.557680434895786</text:p>
          </table:table-cell>
          <table:table-cell office:value-type="string" calcext:value-type="string">
            <text:p>https://twitter.com/Ado9do/status/1617746926275026944</text:p>
          </table:table-cell>
        </table:table-row>
        <table:table-row table:style-name="ro1">
          <table:table-cell office:value-type="string" calcext:value-type="string">
            <text:p>input/data_formal_20240530-1342/meme/Ado9do_20230124T045138/1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do9do/status/1617746926275026944</text:p>
          </table:table-cell>
        </table:table-row>
        <table:table-row table:style-name="ro1">
          <table:table-cell office:value-type="string" calcext:value-type="string">
            <text:p>input/data_formal_20240530-1342/meme/Ado9do_20230124T045138/2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do9do/status/1617746926275026944</text:p>
          </table:table-cell>
        </table:table-row>
        <table:table-row table:style-name="ro1">
          <table:table-cell office:value-type="string" calcext:value-type="string">
            <text:p>input/data_formal_20240530-1342/meme/AdonmoInc_20221228T043016/0.jpg</text:p>
          </table:table-cell>
          <table:table-cell office:value-type="string" calcext:value-type="string">
            <text:p>Pattern 6</text:p>
          </table:table-cell>
          <table:table-cell office:value-type="float" office:value="0.920095419607208" calcext:value-type="float">
            <text:p>0.920095419607208</text:p>
          </table:table-cell>
          <table:table-cell office:value-type="float" office:value="0.346435235548257" calcext:value-type="float">
            <text:p>0.346435235548257</text:p>
          </table:table-cell>
          <table:table-cell office:value-type="float" office:value="0.48700219313683" calcext:value-type="float">
            <text:p>0.48700219313683</text:p>
          </table:table-cell>
          <table:table-cell office:value-type="string" calcext:value-type="string">
            <text:p>https://twitter.com/AdonmoInc/status/1607957078525575168</text:p>
          </table:table-cell>
        </table:table-row>
        <table:table-row table:style-name="ro1">
          <table:table-cell office:value-type="string" calcext:value-type="string">
            <text:p>input/data_formal_20240530-1342/meme/AdunniCity_20230106T082357/0.jpg</text:p>
          </table:table-cell>
          <table:table-cell office:value-type="string" calcext:value-type="string">
            <text:p>Pattern 6</text:p>
          </table:table-cell>
          <table:table-cell office:value-type="float" office:value="0.874302890243852" calcext:value-type="float">
            <text:p>0.874302890243852</text:p>
          </table:table-cell>
          <table:table-cell office:value-type="float" office:value="0.142258894334063" calcext:value-type="float">
            <text:p>0.142258894334063</text:p>
          </table:table-cell>
          <table:table-cell office:value-type="float" office:value="0.522915497583652" calcext:value-type="float">
            <text:p>0.522915497583652</text:p>
          </table:table-cell>
          <table:table-cell office:value-type="string" calcext:value-type="string">
            <text:p>https://twitter.com/AdunniCity/status/1611277378465955841</text:p>
          </table:table-cell>
        </table:table-row>
        <table:table-row table:style-name="ro1">
          <table:table-cell office:value-type="string" calcext:value-type="string">
            <text:p>input/data_formal_20240530-1342/meme/aelooath_20230106T054931/0.jpg</text:p>
          </table:table-cell>
          <table:table-cell office:value-type="string" calcext:value-type="string">
            <text:p>Pattern 6</text:p>
          </table:table-cell>
          <table:table-cell office:value-type="float" office:value="0.937801741645939" calcext:value-type="float">
            <text:p>0.937801741645939</text:p>
          </table:table-cell>
          <table:table-cell office:value-type="float" office:value="0.351903884999344" calcext:value-type="float">
            <text:p>0.351903884999344</text:p>
          </table:table-cell>
          <table:table-cell office:value-type="float" office:value="0.307213106546477" calcext:value-type="float">
            <text:p>0.307213106546477</text:p>
          </table:table-cell>
          <table:table-cell office:value-type="string" calcext:value-type="string">
            <text:p>https://twitter.com/aelooath/status/1611238511507804161</text:p>
          </table:table-cell>
        </table:table-row>
        <table:table-row table:style-name="ro1">
          <table:table-cell office:value-type="string" calcext:value-type="string">
            <text:p>input/data_formal_20240530-1342/meme/aflahtv_20230105T124659/0.jpg</text:p>
          </table:table-cell>
          <table:table-cell office:value-type="string" calcext:value-type="string">
            <text:p>Pattern 4</text:p>
          </table:table-cell>
          <table:table-cell office:value-type="float" office:value="0.931989941626209" calcext:value-type="float">
            <text:p>0.931989941626209</text:p>
          </table:table-cell>
          <table:table-cell office:value-type="float" office:value="0.165783866608002" calcext:value-type="float">
            <text:p>0.165783866608002</text:p>
          </table:table-cell>
          <table:table-cell office:value-type="float" office:value="0.541782103208206" calcext:value-type="float">
            <text:p>0.541782103208206</text:p>
          </table:table-cell>
          <table:table-cell office:value-type="string" calcext:value-type="string">
            <text:p>https://twitter.com/aflahtv/status/1610981184225378304</text:p>
          </table:table-cell>
        </table:table-row>
        <table:table-row table:style-name="ro1">
          <table:table-cell office:value-type="string" calcext:value-type="string">
            <text:p>input/data_formal_20240530-1342/meme/AfnanAdi7_20221228T062355/0.jpg</text:p>
          </table:table-cell>
          <table:table-cell office:value-type="string" calcext:value-type="string">
            <text:p>Pattern 6</text:p>
          </table:table-cell>
          <table:table-cell office:value-type="float" office:value="0.892797160924301" calcext:value-type="float">
            <text:p>0.892797160924301</text:p>
          </table:table-cell>
          <table:table-cell office:value-type="float" office:value="0.146949376546397" calcext:value-type="float">
            <text:p>0.146949376546397</text:p>
          </table:table-cell>
          <table:table-cell office:value-type="float" office:value="0.340656336142803" calcext:value-type="float">
            <text:p>0.340656336142803</text:p>
          </table:table-cell>
          <table:table-cell office:value-type="string" calcext:value-type="string">
            <text:p>https://twitter.com/AfnanAdi7/status/1607985681120526337</text:p>
          </table:table-cell>
        </table:table-row>
        <table:table-row table:style-name="ro1">
          <table:table-cell office:value-type="string" calcext:value-type="string">
            <text:p>input/data_formal_20240530-1342/meme/AfnanAdi7_20221228T062407/0.jpg</text:p>
          </table:table-cell>
          <table:table-cell office:value-type="string" calcext:value-type="string">
            <text:p>Pattern 3</text:p>
          </table:table-cell>
          <table:table-cell office:value-type="float" office:value="0.85588175045457" calcext:value-type="float">
            <text:p>0.85588175045457</text:p>
          </table:table-cell>
          <table:table-cell office:value-type="float" office:value="0.143156337749628" calcext:value-type="float">
            <text:p>0.143156337749628</text:p>
          </table:table-cell>
          <table:table-cell office:value-type="float" office:value="0.423000223482894" calcext:value-type="float">
            <text:p>0.423000223482894</text:p>
          </table:table-cell>
          <table:table-cell office:value-type="string" calcext:value-type="string">
            <text:p>https://twitter.com/AfnanAdi7/status/1607985729258541057</text:p>
          </table:table-cell>
        </table:table-row>
        <table:table-row table:style-name="ro1">
          <table:table-cell office:value-type="string" calcext:value-type="string">
            <text:p>input/data_formal_20240530-1342/meme/AfnanAdi7_20221228T062421/0.jpg</text:p>
          </table:table-cell>
          <table:table-cell office:value-type="string" calcext:value-type="string">
            <text:p>Pattern 6</text:p>
          </table:table-cell>
          <table:table-cell office:value-type="float" office:value="0.86530607800851" calcext:value-type="float">
            <text:p>0.86530607800851</text:p>
          </table:table-cell>
          <table:table-cell office:value-type="float" office:value="0.197654924432562" calcext:value-type="float">
            <text:p>0.197654924432562</text:p>
          </table:table-cell>
          <table:table-cell office:value-type="float" office:value="0.514164537673713" calcext:value-type="float">
            <text:p>0.514164537673713</text:p>
          </table:table-cell>
          <table:table-cell office:value-type="string" calcext:value-type="string">
            <text:p>https://twitter.com/AfnanAdi7/status/1607985787999752193</text:p>
          </table:table-cell>
        </table:table-row>
        <table:table-row table:style-name="ro1">
          <table:table-cell office:value-type="string" calcext:value-type="string">
            <text:p>input/data_formal_20240530-1342/meme/AfnanAdi7_20221228T062433/0.jpg</text:p>
          </table:table-cell>
          <table:table-cell office:value-type="string" calcext:value-type="string">
            <text:p>Pattern 1</text:p>
          </table:table-cell>
          <table:table-cell office:value-type="float" office:value="0.974206588257796" calcext:value-type="float">
            <text:p>0.974206588257796</text:p>
          </table:table-cell>
          <table:table-cell office:value-type="float" office:value="0.203417426173543" calcext:value-type="float">
            <text:p>0.203417426173543</text:p>
          </table:table-cell>
          <table:table-cell office:value-type="float" office:value="0.268978942268789" calcext:value-type="float">
            <text:p>0.268978942268789</text:p>
          </table:table-cell>
          <table:table-cell office:value-type="string" calcext:value-type="string">
            <text:p>https://twitter.com/AfnanAdi7/status/1607985837249269761</text:p>
          </table:table-cell>
        </table:table-row>
        <table:table-row table:style-name="ro1">
          <table:table-cell office:value-type="string" calcext:value-type="string">
            <text:p>input/data_formal_20240530-1342/meme/AfnanAdi7_20221228T062444/0.jpg</text:p>
          </table:table-cell>
          <table:table-cell office:value-type="string" calcext:value-type="string">
            <text:p>Pattern 1</text:p>
          </table:table-cell>
          <table:table-cell office:value-type="float" office:value="0.932005564477428" calcext:value-type="float">
            <text:p>0.932005564477428</text:p>
          </table:table-cell>
          <table:table-cell office:value-type="float" office:value="0.150385719044915" calcext:value-type="float">
            <text:p>0.150385719044915</text:p>
          </table:table-cell>
          <table:table-cell office:value-type="float" office:value="0.286708290699168" calcext:value-type="float">
            <text:p>0.286708290699168</text:p>
          </table:table-cell>
          <table:table-cell office:value-type="string" calcext:value-type="string">
            <text:p>https://twitter.com/AfnanAdi7/status/1607985885362151427</text:p>
          </table:table-cell>
        </table:table-row>
        <table:table-row table:style-name="ro1">
          <table:table-cell office:value-type="string" calcext:value-type="string">
            <text:p>input/data_formal_20240530-1342/meme/AfnanAdi7_20221228T062456/0.jpg</text:p>
          </table:table-cell>
          <table:table-cell office:value-type="string" calcext:value-type="string">
            <text:p>Pattern 6</text:p>
          </table:table-cell>
          <table:table-cell office:value-type="float" office:value="0.872232946210479" calcext:value-type="float">
            <text:p>0.872232946210479</text:p>
          </table:table-cell>
          <table:table-cell office:value-type="float" office:value="0.23477393348918" calcext:value-type="float">
            <text:p>0.23477393348918</text:p>
          </table:table-cell>
          <table:table-cell office:value-type="float" office:value="0.62931338048762" calcext:value-type="float">
            <text:p>0.62931338048762</text:p>
          </table:table-cell>
          <table:table-cell office:value-type="string" calcext:value-type="string">
            <text:p>https://twitter.com/AfnanAdi7/status/1607985935366631425</text:p>
          </table:table-cell>
        </table:table-row>
        <table:table-row table:style-name="ro1">
          <table:table-cell office:value-type="string" calcext:value-type="string">
            <text:p>input/data_formal_20240530-1342/meme/AfnanAdi7_20221228T062507/0.jpg</text:p>
          </table:table-cell>
          <table:table-cell office:value-type="string" calcext:value-type="string">
            <text:p>Pattern 3</text:p>
          </table:table-cell>
          <table:table-cell office:value-type="float" office:value="0.926160088390666" calcext:value-type="float">
            <text:p>0.926160088390666</text:p>
          </table:table-cell>
          <table:table-cell office:value-type="float" office:value="0.282438691962317" calcext:value-type="float">
            <text:p>0.282438691962317</text:p>
          </table:table-cell>
          <table:table-cell office:value-type="float" office:value="0.51317157904911" calcext:value-type="float">
            <text:p>0.51317157904911</text:p>
          </table:table-cell>
          <table:table-cell office:value-type="string" calcext:value-type="string">
            <text:p>https://twitter.com/AfnanAdi7/status/1607985979813691393</text:p>
          </table:table-cell>
        </table:table-row>
        <table:table-row table:style-name="ro1">
          <table:table-cell office:value-type="string" calcext:value-type="string">
            <text:p>input/data_formal_20240530-1342/meme/AghaShahzaibAli_20230202T033948/0.jpg</text:p>
          </table:table-cell>
          <table:table-cell office:value-type="string" calcext:value-type="string">
            <text:p>Pattern 6</text:p>
          </table:table-cell>
          <table:table-cell office:value-type="float" office:value="0.905117314926835" calcext:value-type="float">
            <text:p>0.905117314926835</text:p>
          </table:table-cell>
          <table:table-cell office:value-type="float" office:value="0.178752346362726" calcext:value-type="float">
            <text:p>0.178752346362726</text:p>
          </table:table-cell>
          <table:table-cell office:value-type="float" office:value="0.353736016502012" calcext:value-type="float">
            <text:p>0.353736016502012</text:p>
          </table:table-cell>
          <table:table-cell office:value-type="string" calcext:value-type="string">
            <text:p>https://twitter.com/AghaShahzaibAli/status/1620990341662007297</text:p>
          </table:table-cell>
        </table:table-row>
        <table:table-row table:style-name="ro1">
          <table:table-cell office:value-type="string" calcext:value-type="string">
            <text:p>input/data_formal_20240530-1342/meme/Agnese_creators_20230106T06014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gnese_creators/status/1611241602739060736</text:p>
          </table:table-cell>
        </table:table-row>
        <table:table-row table:style-name="ro1">
          <table:table-cell office:value-type="string" calcext:value-type="string">
            <text:p>input/data_formal_20240530-1342/meme/Agnese_creators_20230124T081833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GDAutoArt/status/1617866011658575874</text:p>
          </table:table-cell>
        </table:table-row>
        <table:table-row table:style-name="ro1">
          <table:table-cell office:value-type="string" calcext:value-type="string">
            <text:p>input/data_formal_20240530-1342/meme/Agnese_creators_20230127T075054/0.jpg</text:p>
          </table:table-cell>
          <table:table-cell office:value-type="string" calcext:value-type="string">
            <text:p>Pattern 3</text:p>
          </table:table-cell>
          <table:table-cell office:value-type="float" office:value="0.856482623999523" calcext:value-type="float">
            <text:p>0.856482623999523</text:p>
          </table:table-cell>
          <table:table-cell office:value-type="float" office:value="0.197601632912872" calcext:value-type="float">
            <text:p>0.197601632912872</text:p>
          </table:table-cell>
          <table:table-cell office:value-type="float" office:value="0.553064890165512" calcext:value-type="float">
            <text:p>0.553064890165512</text:p>
          </table:table-cell>
          <table:table-cell office:value-type="string" calcext:value-type="string">
            <text:p>https://twitter.com/AngelicUniverse/status/1619557404420763650</text:p>
          </table:table-cell>
        </table:table-row>
        <table:table-row table:style-name="ro1">
          <table:table-cell office:value-type="string" calcext:value-type="string">
            <text:p>input/data_formal_20240530-1342/meme/Agnese_creators_20230201T044752/0.jpg</text:p>
          </table:table-cell>
          <table:table-cell office:value-type="string" calcext:value-type="string">
            <text:p>Pattern 3</text:p>
          </table:table-cell>
          <table:table-cell office:value-type="float" office:value="0.94627086703031" calcext:value-type="float">
            <text:p>0.94627086703031</text:p>
          </table:table-cell>
          <table:table-cell office:value-type="float" office:value="0.358487900255402" calcext:value-type="float">
            <text:p>0.358487900255402</text:p>
          </table:table-cell>
          <table:table-cell office:value-type="float" office:value="0.328839328509775" calcext:value-type="float">
            <text:p>0.328839328509775</text:p>
          </table:table-cell>
          <table:table-cell office:value-type="string" calcext:value-type="string">
            <text:p>https://twitter.com/Agnese_creators/status/1620645083493302272</text:p>
          </table:table-cell>
        </table:table-row>
        <table:table-row table:style-name="ro1">
          <table:table-cell office:value-type="string" calcext:value-type="string">
            <text:p>input/data_formal_20240530-1342/meme/Airdrop_parvazz_20230201T223007/0.jpg</text:p>
          </table:table-cell>
          <table:table-cell office:value-type="string" calcext:value-type="string">
            <text:p>Pattern 3</text:p>
          </table:table-cell>
          <table:table-cell office:value-type="float" office:value="0.906568370161048" calcext:value-type="float">
            <text:p>0.906568370161048</text:p>
          </table:table-cell>
          <table:table-cell office:value-type="float" office:value="0.139741292113723" calcext:value-type="float">
            <text:p>0.139741292113723</text:p>
          </table:table-cell>
          <table:table-cell office:value-type="float" office:value="0.705809197908982" calcext:value-type="float">
            <text:p>0.705809197908982</text:p>
          </table:table-cell>
          <table:table-cell office:value-type="string" calcext:value-type="string">
            <text:p>https://twitter.com/AmirAbaspour/status/1620925927650729989</text:p>
          </table:table-cell>
        </table:table-row>
        <table:table-row table:style-name="ro1">
          <table:table-cell office:value-type="string" calcext:value-type="string">
            <text:p>input/data_formal_20240530-1342/meme/AirheadHazelnut_20221228T023456/0.jpg</text:p>
          </table:table-cell>
          <table:table-cell office:value-type="string" calcext:value-type="string">
            <text:p>Pattern 1</text:p>
          </table:table-cell>
          <table:table-cell office:value-type="float" office:value="0.868359393286672" calcext:value-type="float">
            <text:p>0.868359393286672</text:p>
          </table:table-cell>
          <table:table-cell office:value-type="float" office:value="0.152874950326906" calcext:value-type="float">
            <text:p>0.152874950326906</text:p>
          </table:table-cell>
          <table:table-cell office:value-type="float" office:value="0.326887189742547" calcext:value-type="float">
            <text:p>0.326887189742547</text:p>
          </table:table-cell>
          <table:table-cell office:value-type="string" calcext:value-type="string">
            <text:p>https://twitter.com/AirheadHazelnut/status/1607928052641579010</text:p>
          </table:table-cell>
        </table:table-row>
        <table:table-row table:style-name="ro1">
          <table:table-cell office:value-type="string" calcext:value-type="string">
            <text:p>input/data_formal_20240530-1342/meme/AJDean555_20230404T015347/0.jpg</text:p>
          </table:table-cell>
          <table:table-cell office:value-type="string" calcext:value-type="string">
            <text:p>Pattern 3</text:p>
          </table:table-cell>
          <table:table-cell office:value-type="float" office:value="0.955502829910675" calcext:value-type="float">
            <text:p>0.955502829910675</text:p>
          </table:table-cell>
          <table:table-cell office:value-type="float" office:value="0.175086484105297" calcext:value-type="float">
            <text:p>0.175086484105297</text:p>
          </table:table-cell>
          <table:table-cell office:value-type="float" office:value="0.384017889302234" calcext:value-type="float">
            <text:p>0.384017889302234</text:p>
          </table:table-cell>
          <table:table-cell office:value-type="string" calcext:value-type="string">
            <text:p>https://twitter.com/SMM_News_Feed/status/1643075793982205954</text:p>
          </table:table-cell>
        </table:table-row>
        <table:table-row table:style-name="ro1">
          <table:table-cell office:value-type="string" calcext:value-type="string">
            <text:p>input/data_formal_20240530-1342/meme/ajeetjoshiastro_20230410T053629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SMM_News_Feed/status/1645305105380683779</text:p>
          </table:table-cell>
        </table:table-row>
        <table:table-row table:style-name="ro1">
          <table:table-cell office:value-type="string" calcext:value-type="string">
            <text:p>input/data_formal_20240530-1342/meme/AkshayV97306351_20230109T074940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kshayV97306351/status/1612355914346172416</text:p>
          </table:table-cell>
        </table:table-row>
        <table:table-row table:style-name="ro1">
          <table:table-cell office:value-type="string" calcext:value-type="string">
            <text:p>input/data_formal_20240530-1342/meme/al_maqta_20230105T123249/0.jpg</text:p>
          </table:table-cell>
          <table:table-cell office:value-type="string" calcext:value-type="string">
            <text:p>Pattern 1</text:p>
          </table:table-cell>
          <table:table-cell office:value-type="float" office:value="0.958485402501924" calcext:value-type="float">
            <text:p>0.958485402501924</text:p>
          </table:table-cell>
          <table:table-cell office:value-type="float" office:value="0.138212406612549" calcext:value-type="float">
            <text:p>0.138212406612549</text:p>
          </table:table-cell>
          <table:table-cell office:value-type="float" office:value="0.250599163264545" calcext:value-type="float">
            <text:p>0.250599163264545</text:p>
          </table:table-cell>
          <table:table-cell office:value-type="string" calcext:value-type="string">
            <text:p>https://twitter.com/al_maqta/status/1610977620258324481</text:p>
          </table:table-cell>
        </table:table-row>
        <table:table-row table:style-name="ro1">
          <table:table-cell office:value-type="string" calcext:value-type="string">
            <text:p>input/data_formal_20240530-1342/meme/AlbertoMaldoQC_20211218T002038/0.jpg</text:p>
          </table:table-cell>
          <table:table-cell office:value-type="string" calcext:value-type="string">
            <text:p>Pattern 6</text:p>
          </table:table-cell>
          <table:table-cell office:value-type="float" office:value="0.943456791768487" calcext:value-type="float">
            <text:p>0.943456791768487</text:p>
          </table:table-cell>
          <table:table-cell office:value-type="float" office:value="0.16661338152113" calcext:value-type="float">
            <text:p>0.16661338152113</text:p>
          </table:table-cell>
          <table:table-cell office:value-type="float" office:value="0.388882563435315" calcext:value-type="float">
            <text:p>0.388882563435315</text:p>
          </table:table-cell>
          <table:table-cell office:value-type="string" calcext:value-type="string">
            <text:p>https://twitter.com/AlbertoMaldoQC/status/1613324195051585536</text:p>
          </table:table-cell>
        </table:table-row>
        <table:table-row table:style-name="ro1">
          <table:table-cell office:value-type="string" calcext:value-type="string">
            <text:p>input/data_formal_20240530-1342/meme/Alcivor09_20230111T163551/0.jpg</text:p>
          </table:table-cell>
          <table:table-cell office:value-type="string" calcext:value-type="string">
            <text:p>Pattern 1</text:p>
          </table:table-cell>
          <table:table-cell office:value-type="float" office:value="0.951349552448889" calcext:value-type="float">
            <text:p>0.951349552448889</text:p>
          </table:table-cell>
          <table:table-cell office:value-type="float" office:value="0.385535563780962" calcext:value-type="float">
            <text:p>0.385535563780962</text:p>
          </table:table-cell>
          <table:table-cell office:value-type="float" office:value="0.270116987422395" calcext:value-type="float">
            <text:p>0.270116987422395</text:p>
          </table:table-cell>
          <table:table-cell office:value-type="string" calcext:value-type="string">
            <text:p>https://twitter.com/Alcivor09/status/1613408430370455552</text:p>
          </table:table-cell>
        </table:table-row>
        <table:table-row table:style-name="ro1">
          <table:table-cell office:value-type="string" calcext:value-type="string">
            <text:p>input/data_formal_20240530-1342/meme/Alejand36028223_20230111T230537/0.jpg</text:p>
          </table:table-cell>
          <table:table-cell office:value-type="string" calcext:value-type="string">
            <text:p>Pattern 3</text:p>
          </table:table-cell>
          <table:table-cell office:value-type="float" office:value="0.9420764804604" calcext:value-type="float">
            <text:p>0.9420764804604</text:p>
          </table:table-cell>
          <table:table-cell office:value-type="float" office:value="0.0887728256509283" calcext:value-type="float">
            <text:p>0.0887728256509283</text:p>
          </table:table-cell>
          <table:table-cell office:value-type="float" office:value="0.56727357063233" calcext:value-type="float">
            <text:p>0.56727357063233</text:p>
          </table:table-cell>
          <table:table-cell office:value-type="string" calcext:value-type="string">
            <text:p>https://twitter.com/Alejand36028223/status/1613311196899180545</text:p>
          </table:table-cell>
        </table:table-row>
        <table:table-row table:style-name="ro1">
          <table:table-cell office:value-type="string" calcext:value-type="string">
            <text:p>input/data_formal_20240530-1342/meme/alexa44luna44_20230201T03193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lexa44luna44/status/1620622879569383424</text:p>
          </table:table-cell>
        </table:table-row>
        <table:table-row table:style-name="ro1">
          <table:table-cell office:value-type="string" calcext:value-type="string">
            <text:p>input/data_formal_20240530-1342/meme/AlexaMe2022_20230106T062636/0.jpg</text:p>
          </table:table-cell>
          <table:table-cell office:value-type="string" calcext:value-type="string">
            <text:p>Pattern 3</text:p>
          </table:table-cell>
          <table:table-cell office:value-type="float" office:value="0.852526585907595" calcext:value-type="float">
            <text:p>0.852526585907595</text:p>
          </table:table-cell>
          <table:table-cell office:value-type="float" office:value="0.106062683987945" calcext:value-type="float">
            <text:p>0.106062683987945</text:p>
          </table:table-cell>
          <table:table-cell office:value-type="float" office:value="0.433093573955375" calcext:value-type="float">
            <text:p>0.433093573955375</text:p>
          </table:table-cell>
          <table:table-cell office:value-type="string" calcext:value-type="string">
            <text:p>https://twitter.com/AlexaMe2022/status/1611247846300487681</text:p>
          </table:table-cell>
        </table:table-row>
        <table:table-row table:style-name="ro1">
          <table:table-cell office:value-type="string" calcext:value-type="string">
            <text:p>input/data_formal_20240530-1342/meme/AlexdeSuys_20230307T071341/0.jpg</text:p>
          </table:table-cell>
          <table:table-cell office:value-type="string" calcext:value-type="string">
            <text:p>Pattern 1</text:p>
          </table:table-cell>
          <table:table-cell office:value-type="float" office:value="0.94279457993184" calcext:value-type="float">
            <text:p>0.94279457993184</text:p>
          </table:table-cell>
          <table:table-cell office:value-type="float" office:value="0.202797913460555" calcext:value-type="float">
            <text:p>0.202797913460555</text:p>
          </table:table-cell>
          <table:table-cell office:value-type="float" office:value="0.243351614445612" calcext:value-type="float">
            <text:p>0.243351614445612</text:p>
          </table:table-cell>
          <table:table-cell office:value-type="string" calcext:value-type="string">
            <text:p>https://twitter.com/AlexdeSuys/status/1633002965056249858</text:p>
          </table:table-cell>
        </table:table-row>
        <table:table-row table:style-name="ro1">
          <table:table-cell office:value-type="string" calcext:value-type="string">
            <text:p>input/data_formal_20240530-1342/meme/AlexdeSuys_20230323T005920/0.jpg</text:p>
          </table:table-cell>
          <table:table-cell office:value-type="string" calcext:value-type="string">
            <text:p>Pattern 3</text:p>
          </table:table-cell>
          <table:table-cell office:value-type="float" office:value="0.885089490153124" calcext:value-type="float">
            <text:p>0.885089490153124</text:p>
          </table:table-cell>
          <table:table-cell office:value-type="float" office:value="0.167853470824239" calcext:value-type="float">
            <text:p>0.167853470824239</text:p>
          </table:table-cell>
          <table:table-cell office:value-type="float" office:value="0.390759225939804" calcext:value-type="float">
            <text:p>0.390759225939804</text:p>
          </table:table-cell>
          <table:table-cell office:value-type="string" calcext:value-type="string">
            <text:p>https://twitter.com/AlexdeSuys/status/1638706965764521984</text:p>
          </table:table-cell>
        </table:table-row>
        <table:table-row table:style-name="ro1">
          <table:table-cell office:value-type="string" calcext:value-type="string">
            <text:p>input/data_formal_20240530-1342/meme/alexite_arts_20221215T230757/0.jpg</text:p>
          </table:table-cell>
          <table:table-cell office:value-type="string" calcext:value-type="string">
            <text:p>Pattern 3</text:p>
          </table:table-cell>
          <table:table-cell office:value-type="float" office:value="0.93767344816158" calcext:value-type="float">
            <text:p>0.93767344816158</text:p>
          </table:table-cell>
          <table:table-cell office:value-type="float" office:value="0.261175670915565" calcext:value-type="float">
            <text:p>0.261175670915565</text:p>
          </table:table-cell>
          <table:table-cell office:value-type="float" office:value="0.435032323546307" calcext:value-type="float">
            <text:p>0.435032323546307</text:p>
          </table:table-cell>
          <table:table-cell office:value-type="string" calcext:value-type="string">
            <text:p>https://twitter.com/inoru_rgg/status/1606182592931192834</text:p>
          </table:table-cell>
        </table:table-row>
        <table:table-row table:style-name="ro1">
          <table:table-cell office:value-type="string" calcext:value-type="string">
            <text:p>input/data_formal_20240530-1342/meme/alexxgaming589_20230105T103033/0.jpg</text:p>
          </table:table-cell>
          <table:table-cell office:value-type="string" calcext:value-type="string">
            <text:p>Pattern 3</text:p>
          </table:table-cell>
          <table:table-cell office:value-type="float" office:value="0.941580224271052" calcext:value-type="float">
            <text:p>0.941580224271052</text:p>
          </table:table-cell>
          <table:table-cell office:value-type="float" office:value="0.244809606992306" calcext:value-type="float">
            <text:p>0.244809606992306</text:p>
          </table:table-cell>
          <table:table-cell office:value-type="float" office:value="0.365834571845027" calcext:value-type="float">
            <text:p>0.365834571845027</text:p>
          </table:table-cell>
          <table:table-cell office:value-type="string" calcext:value-type="string">
            <text:p>https://twitter.com/alexxgaming589/status/1611250567455670273</text:p>
          </table:table-cell>
        </table:table-row>
        <table:table-row table:style-name="ro1">
          <table:table-cell office:value-type="string" calcext:value-type="string">
            <text:p>input/data_formal_20240530-1342/meme/Alien_Styx_20221228T020555/0.jpg</text:p>
          </table:table-cell>
          <table:table-cell office:value-type="string" calcext:value-type="string">
            <text:p>Pattern 6</text:p>
          </table:table-cell>
          <table:table-cell office:value-type="float" office:value="0.90206133886977" calcext:value-type="float">
            <text:p>0.90206133886977</text:p>
          </table:table-cell>
          <table:table-cell office:value-type="float" office:value="0.208707409004491" calcext:value-type="float">
            <text:p>0.208707409004491</text:p>
          </table:table-cell>
          <table:table-cell office:value-type="float" office:value="0.417628615177662" calcext:value-type="float">
            <text:p>0.417628615177662</text:p>
          </table:table-cell>
          <table:table-cell office:value-type="string" calcext:value-type="string">
            <text:p>https://twitter.com/KatyaArmong/status/1607937400000614402</text:p>
          </table:table-cell>
        </table:table-row>
        <table:table-row table:style-name="ro1">
          <table:table-cell office:value-type="string" calcext:value-type="string">
            <text:p>input/data_formal_20240530-1342/meme/Alien_Styx_20230206T143328/0.jpg</text:p>
          </table:table-cell>
          <table:table-cell office:value-type="string" calcext:value-type="string">
            <text:p>Pattern 3</text:p>
          </table:table-cell>
          <table:table-cell office:value-type="float" office:value="0.865250770711011" calcext:value-type="float">
            <text:p>0.865250770711011</text:p>
          </table:table-cell>
          <table:table-cell office:value-type="float" office:value="0.0944023688400338" calcext:value-type="float">
            <text:p>0.0944023688400338</text:p>
          </table:table-cell>
          <table:table-cell office:value-type="float" office:value="0.425886613167738" calcext:value-type="float">
            <text:p>0.425886613167738</text:p>
          </table:table-cell>
          <table:table-cell office:value-type="string" calcext:value-type="string">
            <text:p>https://twitter.com/Alien_Styx/status/1622604392573681666</text:p>
          </table:table-cell>
        </table:table-row>
        <table:table-row table:style-name="ro1">
          <table:table-cell office:value-type="string" calcext:value-type="string">
            <text:p>input/data_formal_20240530-1342/meme/Alishirts1_20221228T021627/0.jpg</text:p>
          </table:table-cell>
          <table:table-cell office:value-type="string" calcext:value-type="string">
            <text:p>Pattern 3</text:p>
          </table:table-cell>
          <table:table-cell office:value-type="float" office:value="0.935449467443486" calcext:value-type="float">
            <text:p>0.935449467443486</text:p>
          </table:table-cell>
          <table:table-cell office:value-type="float" office:value="0.205829195363836" calcext:value-type="float">
            <text:p>0.205829195363836</text:p>
          </table:table-cell>
          <table:table-cell office:value-type="float" office:value="0.677463600471792" calcext:value-type="float">
            <text:p>0.677463600471792</text:p>
          </table:table-cell>
          <table:table-cell office:value-type="string" calcext:value-type="string">
            <text:p>https://twitter.com/Alishirts1/status/1607923401309696002</text:p>
          </table:table-cell>
        </table:table-row>
        <table:table-row table:style-name="ro1">
          <table:table-cell office:value-type="string" calcext:value-type="string">
            <text:p>input/data_formal_20240530-1342/meme/Alishirts1_20221228T022618/0.jpg</text:p>
          </table:table-cell>
          <table:table-cell office:value-type="string" calcext:value-type="string">
            <text:p>Pattern 6</text:p>
          </table:table-cell>
          <table:table-cell office:value-type="float" office:value="0.96692144626187" calcext:value-type="float">
            <text:p>0.96692144626187</text:p>
          </table:table-cell>
          <table:table-cell office:value-type="float" office:value="0.222611891281518" calcext:value-type="float">
            <text:p>0.222611891281518</text:p>
          </table:table-cell>
          <table:table-cell office:value-type="float" office:value="0.543735647074953" calcext:value-type="float">
            <text:p>0.543735647074953</text:p>
          </table:table-cell>
          <table:table-cell office:value-type="string" calcext:value-type="string">
            <text:p>https://twitter.com/Alishirts1/status/1607925880365670400</text:p>
          </table:table-cell>
        </table:table-row>
        <table:table-row table:style-name="ro1">
          <table:table-cell office:value-type="string" calcext:value-type="string">
            <text:p>input/data_formal_20240530-1342/meme/Alishirts1_20230106T080317/0.jpg</text:p>
          </table:table-cell>
          <table:table-cell office:value-type="string" calcext:value-type="string">
            <text:p>Pattern 6</text:p>
          </table:table-cell>
          <table:table-cell office:value-type="float" office:value="0.974809123882768" calcext:value-type="float">
            <text:p>0.974809123882768</text:p>
          </table:table-cell>
          <table:table-cell office:value-type="float" office:value="0.180833347039467" calcext:value-type="float">
            <text:p>0.180833347039467</text:p>
          </table:table-cell>
          <table:table-cell office:value-type="float" office:value="0.498432601646465" calcext:value-type="float">
            <text:p>0.498432601646465</text:p>
          </table:table-cell>
          <table:table-cell office:value-type="string" calcext:value-type="string">
            <text:p>https://twitter.com/Alishirts1/status/1611272177315360771</text:p>
          </table:table-cell>
        </table:table-row>
        <table:table-row table:style-name="ro1">
          <table:table-cell office:value-type="string" calcext:value-type="string">
            <text:p>input/data_formal_20240530-1342/meme/AllDayShitpost_20221228T000309/0.jpg</text:p>
          </table:table-cell>
          <table:table-cell office:value-type="string" calcext:value-type="string">
            <text:p>Pattern 5</text:p>
          </table:table-cell>
          <table:table-cell office:value-type="float" office:value="0.00000019428737179049" calcext:value-type="float">
            <text:p>1.94287371790488E-07</text:p>
          </table:table-cell>
          <table:table-cell office:value-type="float" office:value="0.144138226888093" calcext:value-type="float">
            <text:p>0.144138226888093</text:p>
          </table:table-cell>
          <table:table-cell office:value-type="float" office:value="0.461782616636535" calcext:value-type="float">
            <text:p>0.461782616636535</text:p>
          </table:table-cell>
          <table:table-cell office:value-type="string" calcext:value-type="string">
            <text:p>https://twitter.com/AllDayShitpost/status/1607889856646025217</text:p>
          </table:table-cell>
        </table:table-row>
        <table:table-row table:style-name="ro1">
          <table:table-cell office:value-type="string" calcext:value-type="string">
            <text:p>input/data_formal_20240530-1342/meme/AllDayShitpost_20221228T010224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llDayShitpost/status/1607904766880776192</text:p>
          </table:table-cell>
        </table:table-row>
        <table:table-row table:style-name="ro1">
          <table:table-cell office:value-type="string" calcext:value-type="string">
            <text:p>input/data_formal_20240530-1342/meme/AllDayShitpost_20230105T110310/0.jpg</text:p>
          </table:table-cell>
          <table:table-cell office:value-type="string" calcext:value-type="string">
            <text:p>Pattern 5</text:p>
          </table:table-cell>
          <table:table-cell office:value-type="float" office:value="0.00000019428737179049" calcext:value-type="float">
            <text:p>1.94287371790488E-07</text:p>
          </table:table-cell>
          <table:table-cell office:value-type="float" office:value="0.144138226888093" calcext:value-type="float">
            <text:p>0.144138226888093</text:p>
          </table:table-cell>
          <table:table-cell office:value-type="float" office:value="0.461782616636535" calcext:value-type="float">
            <text:p>0.461782616636535</text:p>
          </table:table-cell>
          <table:table-cell office:value-type="string" calcext:value-type="string">
            <text:p>https://twitter.com/AllDayShitpost/status/1610955057758871552</text:p>
          </table:table-cell>
        </table:table-row>
        <table:table-row table:style-name="ro1">
          <table:table-cell office:value-type="string" calcext:value-type="string">
            <text:p>input/data_formal_20240530-1342/meme/AllDayShitpost_20230105T110311/0.jpg</text:p>
          </table:table-cell>
          <table:table-cell office:value-type="string" calcext:value-type="string">
            <text:p>Pattern 5</text:p>
          </table:table-cell>
          <table:table-cell office:value-type="float" office:value="0.00000019428737179049" calcext:value-type="float">
            <text:p>1.94287371790488E-07</text:p>
          </table:table-cell>
          <table:table-cell office:value-type="float" office:value="0.144138226888093" calcext:value-type="float">
            <text:p>0.144138226888093</text:p>
          </table:table-cell>
          <table:table-cell office:value-type="float" office:value="0.461782616636535" calcext:value-type="float">
            <text:p>0.461782616636535</text:p>
          </table:table-cell>
          <table:table-cell office:value-type="string" calcext:value-type="string">
            <text:p>https://twitter.com/AllDayShitpost/status/1610955063022821377</text:p>
          </table:table-cell>
        </table:table-row>
        <table:table-row table:style-name="ro1">
          <table:table-cell office:value-type="string" calcext:value-type="string">
            <text:p>input/data_formal_20240530-1342/meme/AllDayShitpost_20230105T120432/0.jpg</text:p>
          </table:table-cell>
          <table:table-cell office:value-type="string" calcext:value-type="string">
            <text:p>Pattern 1</text:p>
          </table:table-cell>
          <table:table-cell office:value-type="float" office:value="0.890822370079399" calcext:value-type="float">
            <text:p>0.890822370079399</text:p>
          </table:table-cell>
          <table:table-cell office:value-type="float" office:value="0.178353809930404" calcext:value-type="float">
            <text:p>0.178353809930404</text:p>
          </table:table-cell>
          <table:table-cell office:value-type="float" office:value="0.0955503267463841" calcext:value-type="float">
            <text:p>0.0955503267463841</text:p>
          </table:table-cell>
          <table:table-cell office:value-type="string" calcext:value-type="string">
            <text:p>https://twitter.com/AllDayShitpost/status/1610970500326457348</text:p>
          </table:table-cell>
        </table:table-row>
        <table:table-row table:style-name="ro1">
          <table:table-cell office:value-type="string" calcext:value-type="string">
            <text:p>input/data_formal_20240530-1342/meme/AllDayShitpost_20230111T230309/0.jpg</text:p>
          </table:table-cell>
          <table:table-cell office:value-type="string" calcext:value-type="string">
            <text:p>Pattern 5</text:p>
          </table:table-cell>
          <table:table-cell office:value-type="float" office:value="0.00000019428737179049" calcext:value-type="float">
            <text:p>1.94287371790488E-07</text:p>
          </table:table-cell>
          <table:table-cell office:value-type="float" office:value="0.144138226888093" calcext:value-type="float">
            <text:p>0.144138226888093</text:p>
          </table:table-cell>
          <table:table-cell office:value-type="float" office:value="0.461782616636535" calcext:value-type="float">
            <text:p>0.461782616636535</text:p>
          </table:table-cell>
          <table:table-cell office:value-type="string" calcext:value-type="string">
            <text:p>https://twitter.com/AllDayShitpost/status/1613310574229594113</text:p>
          </table:table-cell>
        </table:table-row>
        <table:table-row table:style-name="ro1">
          <table:table-cell office:value-type="string" calcext:value-type="string">
            <text:p>input/data_formal_20240530-1342/meme/AllDayShitpost_20230111T230310/0.jpg</text:p>
          </table:table-cell>
          <table:table-cell office:value-type="string" calcext:value-type="string">
            <text:p>Pattern 5</text:p>
          </table:table-cell>
          <table:table-cell office:value-type="float" office:value="0.00000019428737179049" calcext:value-type="float">
            <text:p>1.94287371790488E-07</text:p>
          </table:table-cell>
          <table:table-cell office:value-type="float" office:value="0.144138226888093" calcext:value-type="float">
            <text:p>0.144138226888093</text:p>
          </table:table-cell>
          <table:table-cell office:value-type="float" office:value="0.461782616636535" calcext:value-type="float">
            <text:p>0.461782616636535</text:p>
          </table:table-cell>
          <table:table-cell office:value-type="string" calcext:value-type="string">
            <text:p>https://twitter.com/AllDayShitpost/status/1613310580722438145</text:p>
          </table:table-cell>
        </table:table-row>
        <table:table-row table:style-name="ro1">
          <table:table-cell office:value-type="string" calcext:value-type="string">
            <text:p>input/data_formal_20240530-1342/meme/AllDayShitpost_20230201T230330/0.jpg</text:p>
          </table:table-cell>
          <table:table-cell office:value-type="string" calcext:value-type="string">
            <text:p>Pattern 1</text:p>
          </table:table-cell>
          <table:table-cell office:value-type="float" office:value="0.870054248879019" calcext:value-type="float">
            <text:p>0.870054248879019</text:p>
          </table:table-cell>
          <table:table-cell office:value-type="float" office:value="0.149602689784119" calcext:value-type="float">
            <text:p>0.149602689784119</text:p>
          </table:table-cell>
          <table:table-cell office:value-type="float" office:value="0.141182978627316" calcext:value-type="float">
            <text:p>0.141182978627316</text:p>
          </table:table-cell>
          <table:table-cell office:value-type="string" calcext:value-type="string">
            <text:p>https://twitter.com/AllDayShitpost/status/1620920806749396992</text:p>
          </table:table-cell>
        </table:table-row>
        <table:table-row table:style-name="ro1">
          <table:table-cell office:value-type="string" calcext:value-type="string">
            <text:p>input/data_formal_20240530-1342/meme/AllDayShitpost_20230201T230331/0.jpg</text:p>
          </table:table-cell>
          <table:table-cell office:value-type="string" calcext:value-type="string">
            <text:p>Pattern 1</text:p>
          </table:table-cell>
          <table:table-cell office:value-type="float" office:value="0.911082547755489" calcext:value-type="float">
            <text:p>0.911082547755489</text:p>
          </table:table-cell>
          <table:table-cell office:value-type="float" office:value="0.121237739681756" calcext:value-type="float">
            <text:p>0.121237739681756</text:p>
          </table:table-cell>
          <table:table-cell office:value-type="float" office:value="0.123634147002306" calcext:value-type="float">
            <text:p>0.123634147002306</text:p>
          </table:table-cell>
          <table:table-cell office:value-type="string" calcext:value-type="string">
            <text:p>https://twitter.com/AllDayShitpost/status/1620920811568734208</text:p>
          </table:table-cell>
        </table:table-row>
        <table:table-row table:style-name="ro1">
          <table:table-cell office:value-type="string" calcext:value-type="string">
            <text:p>input/data_formal_20240530-1342/meme/AllDayShitpost_20230202T000407/0.jpg</text:p>
          </table:table-cell>
          <table:table-cell office:value-type="string" calcext:value-type="string">
            <text:p>Pattern 6</text:p>
          </table:table-cell>
          <table:table-cell office:value-type="float" office:value="0.894369163483888" calcext:value-type="float">
            <text:p>0.894369163483888</text:p>
          </table:table-cell>
          <table:table-cell office:value-type="float" office:value="0.252386273246794" calcext:value-type="float">
            <text:p>0.252386273246794</text:p>
          </table:table-cell>
          <table:table-cell office:value-type="float" office:value="0.328860961299652" calcext:value-type="float">
            <text:p>0.328860961299652</text:p>
          </table:table-cell>
          <table:table-cell office:value-type="string" calcext:value-type="string">
            <text:p>https://twitter.com/AllDayShitpost/status/1620936061152018433</text:p>
          </table:table-cell>
        </table:table-row>
        <table:table-row table:style-name="ro1">
          <table:table-cell office:value-type="string" calcext:value-type="string">
            <text:p>input/data_formal_20240530-1342/meme/AllDayShitpost_20230206T120358/0.jpg</text:p>
          </table:table-cell>
          <table:table-cell office:value-type="string" calcext:value-type="string">
            <text:p>Pattern 1</text:p>
          </table:table-cell>
          <table:table-cell office:value-type="float" office:value="0.889804946345494" calcext:value-type="float">
            <text:p>0.889804946345494</text:p>
          </table:table-cell>
          <table:table-cell office:value-type="float" office:value="0.0950868962968225" calcext:value-type="float">
            <text:p>0.0950868962968225</text:p>
          </table:table-cell>
          <table:table-cell office:value-type="float" office:value="0.362657687509941" calcext:value-type="float">
            <text:p>0.362657687509941</text:p>
          </table:table-cell>
          <table:table-cell office:value-type="string" calcext:value-type="string">
            <text:p>https://twitter.com/AllDayShitpost/status/1622566770870521856</text:p>
          </table:table-cell>
        </table:table-row>
        <table:table-row table:style-name="ro1">
          <table:table-cell office:value-type="string" calcext:value-type="string">
            <text:p>input/data_formal_20240530-1342/meme/AllDayShitpost_20230206T120400/0.jpg</text:p>
          </table:table-cell>
          <table:table-cell office:value-type="string" calcext:value-type="string">
            <text:p>Pattern 3</text:p>
          </table:table-cell>
          <table:table-cell office:value-type="float" office:value="0.875438532332007" calcext:value-type="float">
            <text:p>0.875438532332007</text:p>
          </table:table-cell>
          <table:table-cell office:value-type="float" office:value="0.214794299284316" calcext:value-type="float">
            <text:p>0.214794299284316</text:p>
          </table:table-cell>
          <table:table-cell office:value-type="float" office:value="0.422786266368897" calcext:value-type="float">
            <text:p>0.422786266368897</text:p>
          </table:table-cell>
          <table:table-cell office:value-type="string" calcext:value-type="string">
            <text:p>https://twitter.com/AllDayShitpost/status/1622566777677836289</text:p>
          </table:table-cell>
        </table:table-row>
        <table:table-row table:style-name="ro1">
          <table:table-cell office:value-type="string" calcext:value-type="string">
            <text:p>input/data_formal_20240530-1342/meme/AllDayShitpost_20230206T130323/0.jpg</text:p>
          </table:table-cell>
          <table:table-cell office:value-type="string" calcext:value-type="string">
            <text:p>Pattern 5</text:p>
          </table:table-cell>
          <table:table-cell office:value-type="float" office:value="0.00000019428737179049" calcext:value-type="float">
            <text:p>1.94287371790488E-07</text:p>
          </table:table-cell>
          <table:table-cell office:value-type="float" office:value="0.144138226888093" calcext:value-type="float">
            <text:p>0.144138226888093</text:p>
          </table:table-cell>
          <table:table-cell office:value-type="float" office:value="0.461782616636535" calcext:value-type="float">
            <text:p>0.461782616636535</text:p>
          </table:table-cell>
          <table:table-cell office:value-type="string" calcext:value-type="string">
            <text:p>https://twitter.com/AllDayShitpost/status/1622581721307791360</text:p>
          </table:table-cell>
        </table:table-row>
        <table:table-row table:style-name="ro1">
          <table:table-cell office:value-type="string" calcext:value-type="string">
            <text:p>input/data_formal_20240530-1342/meme/AllDayShitpost_20230206T140302/0.jpg</text:p>
          </table:table-cell>
          <table:table-cell office:value-type="string" calcext:value-type="string">
            <text:p>Pattern 5</text:p>
          </table:table-cell>
          <table:table-cell office:value-type="float" office:value="0.00000019428737179049" calcext:value-type="float">
            <text:p>1.94287371790488E-07</text:p>
          </table:table-cell>
          <table:table-cell office:value-type="float" office:value="0.144138226888093" calcext:value-type="float">
            <text:p>0.144138226888093</text:p>
          </table:table-cell>
          <table:table-cell office:value-type="float" office:value="0.461782616636535" calcext:value-type="float">
            <text:p>0.461782616636535</text:p>
          </table:table-cell>
          <table:table-cell office:value-type="string" calcext:value-type="string">
            <text:p>https://twitter.com/AllDayShitpost/status/1622596735292907520</text:p>
          </table:table-cell>
        </table:table-row>
        <table:table-row table:style-name="ro1">
          <table:table-cell office:value-type="string" calcext:value-type="string">
            <text:p>input/data_formal_20240530-1342/meme/AllDayShitpost_20230206T150213/0.jpg</text:p>
          </table:table-cell>
          <table:table-cell office:value-type="string" calcext:value-type="string">
            <text:p>Pattern 5</text:p>
          </table:table-cell>
          <table:table-cell office:value-type="float" office:value="0.00000019428737179049" calcext:value-type="float">
            <text:p>1.94287371790488E-07</text:p>
          </table:table-cell>
          <table:table-cell office:value-type="float" office:value="0.144138226888093" calcext:value-type="float">
            <text:p>0.144138226888093</text:p>
          </table:table-cell>
          <table:table-cell office:value-type="float" office:value="0.461782616636535" calcext:value-type="float">
            <text:p>0.461782616636535</text:p>
          </table:table-cell>
          <table:table-cell office:value-type="string" calcext:value-type="string">
            <text:p>https://twitter.com/AllDayShitpost/status/1622611629362774018</text:p>
          </table:table-cell>
        </table:table-row>
        <table:table-row table:style-name="ro1">
          <table:table-cell office:value-type="string" calcext:value-type="string">
            <text:p>input/data_formal_20240530-1342/meme/AllDayShitpost_20230206T160435/0.jpg</text:p>
          </table:table-cell>
          <table:table-cell office:value-type="string" calcext:value-type="string">
            <text:p>Pattern 1</text:p>
          </table:table-cell>
          <table:table-cell office:value-type="float" office:value="0.853021688992734" calcext:value-type="float">
            <text:p>0.853021688992734</text:p>
          </table:table-cell>
          <table:table-cell office:value-type="float" office:value="0.230828264039566" calcext:value-type="float">
            <text:p>0.230828264039566</text:p>
          </table:table-cell>
          <table:table-cell office:value-type="float" office:value="0.121208475275573" calcext:value-type="float">
            <text:p>0.121208475275573</text:p>
          </table:table-cell>
          <table:table-cell office:value-type="string" calcext:value-type="string">
            <text:p>https://twitter.com/AllDayShitpost/status/1622627324607844355</text:p>
          </table:table-cell>
        </table:table-row>
        <table:table-row table:style-name="ro1">
          <table:table-cell office:value-type="string" calcext:value-type="string">
            <text:p>input/data_formal_20240530-1342/meme/AllDayShitpost_20230206T160438/0.jpg</text:p>
          </table:table-cell>
          <table:table-cell office:value-type="string" calcext:value-type="string">
            <text:p>Pattern 6</text:p>
          </table:table-cell>
          <table:table-cell office:value-type="float" office:value="0.941572547940111" calcext:value-type="float">
            <text:p>0.941572547940111</text:p>
          </table:table-cell>
          <table:table-cell office:value-type="float" office:value="0.126096313643044" calcext:value-type="float">
            <text:p>0.126096313643044</text:p>
          </table:table-cell>
          <table:table-cell office:value-type="float" office:value="0.466888630945053" calcext:value-type="float">
            <text:p>0.466888630945053</text:p>
          </table:table-cell>
          <table:table-cell office:value-type="string" calcext:value-type="string">
            <text:p>https://twitter.com/AllDayShitpost/status/1622627335357825025</text:p>
          </table:table-cell>
        </table:table-row>
        <table:table-row table:style-name="ro1">
          <table:table-cell office:value-type="string" calcext:value-type="string">
            <text:p>input/data_formal_20240530-1342/meme/AllDayShitpost_20230206T160439/0.jpg</text:p>
          </table:table-cell>
          <table:table-cell office:value-type="string" calcext:value-type="string">
            <text:p>Pattern 1</text:p>
          </table:table-cell>
          <table:table-cell office:value-type="float" office:value="0.933652784374686" calcext:value-type="float">
            <text:p>0.933652784374686</text:p>
          </table:table-cell>
          <table:table-cell office:value-type="float" office:value="0.208911576226083" calcext:value-type="float">
            <text:p>0.208911576226083</text:p>
          </table:table-cell>
          <table:table-cell office:value-type="float" office:value="0.360011946886609" calcext:value-type="float">
            <text:p>0.360011946886609</text:p>
          </table:table-cell>
          <table:table-cell office:value-type="string" calcext:value-type="string">
            <text:p>https://twitter.com/AllDayShitpost/status/1622627342190354435</text:p>
          </table:table-cell>
        </table:table-row>
        <table:table-row table:style-name="ro1">
          <table:table-cell office:value-type="string" calcext:value-type="string">
            <text:p>input/data_formal_20240530-1342/meme/AllDayShitpost_20230212T150207/0.jpg</text:p>
          </table:table-cell>
          <table:table-cell office:value-type="string" calcext:value-type="string">
            <text:p>Pattern 5</text:p>
          </table:table-cell>
          <table:table-cell office:value-type="float" office:value="0.00000019428737179049" calcext:value-type="float">
            <text:p>1.94287371790488E-07</text:p>
          </table:table-cell>
          <table:table-cell office:value-type="float" office:value="0.144138226888093" calcext:value-type="float">
            <text:p>0.144138226888093</text:p>
          </table:table-cell>
          <table:table-cell office:value-type="float" office:value="0.461782616636535" calcext:value-type="float">
            <text:p>0.461782616636535</text:p>
          </table:table-cell>
          <table:table-cell office:value-type="string" calcext:value-type="string">
            <text:p>https://twitter.com/AllDayShitpost/status/1624785931587706880</text:p>
          </table:table-cell>
        </table:table-row>
        <table:table-row table:style-name="ro1">
          <table:table-cell office:value-type="string" calcext:value-type="string">
            <text:p>input/data_formal_20240530-1342/meme/AllDayShitpost_20230322T220247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llDayShitpost/status/1638662531920302080</text:p>
          </table:table-cell>
        </table:table-row>
        <table:table-row table:style-name="ro1">
          <table:table-cell office:value-type="string" calcext:value-type="string">
            <text:p>input/data_formal_20240530-1342/meme/Allibxbyy_20230106T203438/0.jpg</text:p>
          </table:table-cell>
          <table:table-cell office:value-type="string" calcext:value-type="string">
            <text:p>Pattern 3</text:p>
          </table:table-cell>
          <table:table-cell office:value-type="float" office:value="0.848160835953077" calcext:value-type="float">
            <text:p>0.848160835953077</text:p>
          </table:table-cell>
          <table:table-cell office:value-type="float" office:value="0.479022548065594" calcext:value-type="float">
            <text:p>0.479022548065594</text:p>
          </table:table-cell>
          <table:table-cell office:value-type="float" office:value="0.440899048201899" calcext:value-type="float">
            <text:p>0.440899048201899</text:p>
          </table:table-cell>
          <table:table-cell office:value-type="string" calcext:value-type="string">
            <text:p>https://twitter.com/Allibxbyy/status/1611461261664964608</text:p>
          </table:table-cell>
        </table:table-row>
        <table:table-row table:style-name="ro1">
          <table:table-cell office:value-type="string" calcext:value-type="string">
            <text:p>input/data_formal_20240530-1342/meme/Allibxbyy_20230107T040811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llibxbyy/status/1611575399669956608</text:p>
          </table:table-cell>
        </table:table-row>
        <table:table-row table:style-name="ro1">
          <table:table-cell office:value-type="string" calcext:value-type="string">
            <text:p>input/data_formal_20240530-1342/meme/Allscouserhere_20230202T005235/0.jpg</text:p>
          </table:table-cell>
          <table:table-cell office:value-type="string" calcext:value-type="string">
            <text:p>Pattern 3</text:p>
          </table:table-cell>
          <table:table-cell office:value-type="float" office:value="0.890264741752359" calcext:value-type="float">
            <text:p>0.890264741752359</text:p>
          </table:table-cell>
          <table:table-cell office:value-type="float" office:value="0.130803968700538" calcext:value-type="float">
            <text:p>0.130803968700538</text:p>
          </table:table-cell>
          <table:table-cell office:value-type="float" office:value="0.563413394459749" calcext:value-type="float">
            <text:p>0.563413394459749</text:p>
          </table:table-cell>
          <table:table-cell office:value-type="string" calcext:value-type="string">
            <text:p>https://twitter.com/Allscouserhere/status/1620948295085600768</text:p>
          </table:table-cell>
        </table:table-row>
        <table:table-row table:style-name="ro1">
          <table:table-cell office:value-type="string" calcext:value-type="string">
            <text:p>input/data_formal_20240530-1342/meme/Allscouserhere_20230202T005235/1.jpg</text:p>
          </table:table-cell>
          <table:table-cell office:value-type="string" calcext:value-type="string">
            <text:p>Pattern 3</text:p>
          </table:table-cell>
          <table:table-cell office:value-type="float" office:value="0.893809233258863" calcext:value-type="float">
            <text:p>0.893809233258863</text:p>
          </table:table-cell>
          <table:table-cell office:value-type="float" office:value="0.163856122845069" calcext:value-type="float">
            <text:p>0.163856122845069</text:p>
          </table:table-cell>
          <table:table-cell office:value-type="float" office:value="0.481762258756081" calcext:value-type="float">
            <text:p>0.481762258756081</text:p>
          </table:table-cell>
          <table:table-cell office:value-type="string" calcext:value-type="string">
            <text:p>https://twitter.com/Allscouserhere/status/1620948295085600768</text:p>
          </table:table-cell>
        </table:table-row>
        <table:table-row table:style-name="ro1">
          <table:table-cell office:value-type="string" calcext:value-type="string">
            <text:p>input/data_formal_20240530-1342/meme/AlmondSolns_20230106T054824/0.jpg</text:p>
          </table:table-cell>
          <table:table-cell office:value-type="string" calcext:value-type="string">
            <text:p>Pattern 4</text:p>
          </table:table-cell>
          <table:table-cell office:value-type="float" office:value="0.695213250465649" calcext:value-type="float">
            <text:p>0.695213250465649</text:p>
          </table:table-cell>
          <table:table-cell office:value-type="float" office:value="0.120212172039864" calcext:value-type="float">
            <text:p>0.120212172039864</text:p>
          </table:table-cell>
          <table:table-cell office:value-type="float" office:value="0.782752738582243" calcext:value-type="float">
            <text:p>0.782752738582243</text:p>
          </table:table-cell>
          <table:table-cell office:value-type="string" calcext:value-type="string">
            <text:p>https://twitter.com/AlmondSolns/status/1611238231521230848</text:p>
          </table:table-cell>
        </table:table-row>
        <table:table-row table:style-name="ro1">
          <table:table-cell office:value-type="string" calcext:value-type="string">
            <text:p>input/data_formal_20240530-1342/meme/Alpinestar505_20230103T095841/0.jpg</text:p>
          </table:table-cell>
          <table:table-cell office:value-type="string" calcext:value-type="string">
            <text:p>Pattern 6</text:p>
          </table:table-cell>
          <table:table-cell office:value-type="float" office:value="0.966046398768801" calcext:value-type="float">
            <text:p>0.966046398768801</text:p>
          </table:table-cell>
          <table:table-cell office:value-type="float" office:value="0.26661034169421" calcext:value-type="float">
            <text:p>0.26661034169421</text:p>
          </table:table-cell>
          <table:table-cell office:value-type="float" office:value="0.367117778859881" calcext:value-type="float">
            <text:p>0.367117778859881</text:p>
          </table:table-cell>
          <table:table-cell office:value-type="string" calcext:value-type="string">
            <text:p>https://twitter.com/0x27WilanTaraaa/status/1611265833938059264</text:p>
          </table:table-cell>
        </table:table-row>
        <table:table-row table:style-name="ro1">
          <table:table-cell office:value-type="string" calcext:value-type="string">
            <text:p>input/data_formal_20240530-1342/meme/AlveyChain_20230111T162839/0.jpg</text:p>
          </table:table-cell>
          <table:table-cell office:value-type="string" calcext:value-type="string">
            <text:p>Pattern 6</text:p>
          </table:table-cell>
          <table:table-cell office:value-type="float" office:value="0.93192655289414" calcext:value-type="float">
            <text:p>0.93192655289414</text:p>
          </table:table-cell>
          <table:table-cell office:value-type="float" office:value="0.191403078356719" calcext:value-type="float">
            <text:p>0.191403078356719</text:p>
          </table:table-cell>
          <table:table-cell office:value-type="float" office:value="0.56091270221517" calcext:value-type="float">
            <text:p>0.56091270221517</text:p>
          </table:table-cell>
          <table:table-cell office:value-type="string" calcext:value-type="string">
            <text:p>https://twitter.com/maxlarsenjr/status/1613327116313194496</text:p>
          </table:table-cell>
        </table:table-row>
        <table:table-row table:style-name="ro1">
          <table:table-cell office:value-type="string" calcext:value-type="string">
            <text:p>input/data_formal_20240530-1342/meme/alvinvin411_20221228T033211/0.jpg</text:p>
          </table:table-cell>
          <table:table-cell office:value-type="string" calcext:value-type="string">
            <text:p>Pattern 3</text:p>
          </table:table-cell>
          <table:table-cell office:value-type="float" office:value="0.954762092650627" calcext:value-type="float">
            <text:p>0.954762092650627</text:p>
          </table:table-cell>
          <table:table-cell office:value-type="float" office:value="0.181219109263047" calcext:value-type="float">
            <text:p>0.181219109263047</text:p>
          </table:table-cell>
          <table:table-cell office:value-type="float" office:value="0.360196479819893" calcext:value-type="float">
            <text:p>0.360196479819893</text:p>
          </table:table-cell>
          <table:table-cell office:value-type="string" calcext:value-type="string">
            <text:p>https://twitter.com/alvinvin411/status/1607942461565042688</text:p>
          </table:table-cell>
        </table:table-row>
        <table:table-row table:style-name="ro1">
          <table:table-cell office:value-type="string" calcext:value-type="string">
            <text:p>input/data_formal_20240530-1342/meme/AlwaysFlankLeft_20221228T013429/0.jpg</text:p>
          </table:table-cell>
          <table:table-cell office:value-type="string" calcext:value-type="string">
            <text:p>Pattern 6</text:p>
          </table:table-cell>
          <table:table-cell office:value-type="float" office:value="0.939091123895197" calcext:value-type="float">
            <text:p>0.939091123895197</text:p>
          </table:table-cell>
          <table:table-cell office:value-type="float" office:value="0.122409395619679" calcext:value-type="float">
            <text:p>0.122409395619679</text:p>
          </table:table-cell>
          <table:table-cell office:value-type="float" office:value="0.318016640913129" calcext:value-type="float">
            <text:p>0.318016640913129</text:p>
          </table:table-cell>
          <table:table-cell office:value-type="string" calcext:value-type="string">
            <text:p>https://twitter.com/AlwaysFlankLeft/status/1607912840416952320</text:p>
          </table:table-cell>
        </table:table-row>
        <table:table-row table:style-name="ro1">
          <table:table-cell office:value-type="string" calcext:value-type="string">
            <text:p>input/data_formal_20240530-1342/meme/AlwaysFlankLeft_20221228T022528/0.jpg</text:p>
          </table:table-cell>
          <table:table-cell office:value-type="string" calcext:value-type="string">
            <text:p>Pattern 6</text:p>
          </table:table-cell>
          <table:table-cell office:value-type="float" office:value="0.949821094781955" calcext:value-type="float">
            <text:p>0.949821094781955</text:p>
          </table:table-cell>
          <table:table-cell office:value-type="float" office:value="0.114815623302834" calcext:value-type="float">
            <text:p>0.114815623302834</text:p>
          </table:table-cell>
          <table:table-cell office:value-type="float" office:value="0.426873747153113" calcext:value-type="float">
            <text:p>0.426873747153113</text:p>
          </table:table-cell>
          <table:table-cell office:value-type="string" calcext:value-type="string">
            <text:p>https://twitter.com/AlwaysFlankLeft/status/1607925672512524299</text:p>
          </table:table-cell>
        </table:table-row>
        <table:table-row table:style-name="ro1">
          <table:table-cell office:value-type="string" calcext:value-type="string">
            <text:p>input/data_formal_20240530-1342/meme/AlwaysFlankLeft_20221228T022822/0.jpg</text:p>
          </table:table-cell>
          <table:table-cell office:value-type="string" calcext:value-type="string">
            <text:p>Pattern 3</text:p>
          </table:table-cell>
          <table:table-cell office:value-type="float" office:value="0.853029962243993" calcext:value-type="float">
            <text:p>0.853029962243993</text:p>
          </table:table-cell>
          <table:table-cell office:value-type="float" office:value="0.146975650754931" calcext:value-type="float">
            <text:p>0.146975650754931</text:p>
          </table:table-cell>
          <table:table-cell office:value-type="float" office:value="0.679134844445159" calcext:value-type="float">
            <text:p>0.679134844445159</text:p>
          </table:table-cell>
          <table:table-cell office:value-type="string" calcext:value-type="string">
            <text:p>https://twitter.com/AlwaysFlankLeft/status/1607926399288983552</text:p>
          </table:table-cell>
        </table:table-row>
        <table:table-row table:style-name="ro1">
          <table:table-cell office:value-type="string" calcext:value-type="string">
            <text:p>input/data_formal_20240530-1342/meme/AlwaysFlankLeft_20221228T032327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lwaysFlankLeft/status/1607940261379710980</text:p>
          </table:table-cell>
        </table:table-row>
        <table:table-row table:style-name="ro1">
          <table:table-cell office:value-type="string" calcext:value-type="string">
            <text:p>input/data_formal_20240530-1342/meme/AlwaysFlankLeft_20221228T032547/0.jpg</text:p>
          </table:table-cell>
          <table:table-cell office:value-type="string" calcext:value-type="string">
            <text:p>Pattern 6</text:p>
          </table:table-cell>
          <table:table-cell office:value-type="float" office:value="0.921702142109956" calcext:value-type="float">
            <text:p>0.921702142109956</text:p>
          </table:table-cell>
          <table:table-cell office:value-type="float" office:value="0.115510356516248" calcext:value-type="float">
            <text:p>0.115510356516248</text:p>
          </table:table-cell>
          <table:table-cell office:value-type="float" office:value="0.571663031777465" calcext:value-type="float">
            <text:p>0.571663031777465</text:p>
          </table:table-cell>
          <table:table-cell office:value-type="string" calcext:value-type="string">
            <text:p>https://twitter.com/AlwaysFlankLeft/status/1607940851862323201</text:p>
          </table:table-cell>
        </table:table-row>
        <table:table-row table:style-name="ro1">
          <table:table-cell office:value-type="string" calcext:value-type="string">
            <text:p>input/data_formal_20240530-1342/meme/AlwaysFlankLeft_20230104T131310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FolksDigital/status/1610973669924438016</text:p>
          </table:table-cell>
        </table:table-row>
        <table:table-row table:style-name="ro1">
          <table:table-cell office:value-type="string" calcext:value-type="string">
            <text:p>input/data_formal_20240530-1342/meme/AlwaysFlankLeft_20230105T101511/0.jpg</text:p>
          </table:table-cell>
          <table:table-cell office:value-type="string" calcext:value-type="string">
            <text:p>Pattern 6</text:p>
          </table:table-cell>
          <table:table-cell office:value-type="float" office:value="1.00793945835017" calcext:value-type="float">
            <text:p>1.00793945835017</text:p>
          </table:table-cell>
          <table:table-cell office:value-type="float" office:value="0.0825566462150723" calcext:value-type="float">
            <text:p>0.0825566462150723</text:p>
          </table:table-cell>
          <table:table-cell office:value-type="float" office:value="0.464238883339009" calcext:value-type="float">
            <text:p>0.464238883339009</text:p>
          </table:table-cell>
          <table:table-cell office:value-type="string" calcext:value-type="string">
            <text:p>https://twitter.com/rahul05ranjan/status/1610943007838334981</text:p>
          </table:table-cell>
        </table:table-row>
        <table:table-row table:style-name="ro1">
          <table:table-cell office:value-type="string" calcext:value-type="string">
            <text:p>input/data_formal_20240530-1342/meme/AlwaysFlankLeft_20230105T111047/0.jpg</text:p>
          </table:table-cell>
          <table:table-cell office:value-type="string" calcext:value-type="string">
            <text:p>Pattern 6</text:p>
          </table:table-cell>
          <table:table-cell office:value-type="float" office:value="0.869172669586277" calcext:value-type="float">
            <text:p>0.869172669586277</text:p>
          </table:table-cell>
          <table:table-cell office:value-type="float" office:value="0.181281484105363" calcext:value-type="float">
            <text:p>0.181281484105363</text:p>
          </table:table-cell>
          <table:table-cell office:value-type="float" office:value="0.503384656797666" calcext:value-type="float">
            <text:p>0.503384656797666</text:p>
          </table:table-cell>
          <table:table-cell office:value-type="string" calcext:value-type="string">
            <text:p>https://twitter.com/AlwaysFlankLeft/status/1610956974685917185</text:p>
          </table:table-cell>
        </table:table-row>
        <table:table-row table:style-name="ro1">
          <table:table-cell office:value-type="string" calcext:value-type="string">
            <text:p>input/data_formal_20240530-1342/meme/AlwaysFlankLeft_20230111T222832/0.jpg</text:p>
          </table:table-cell>
          <table:table-cell office:value-type="string" calcext:value-type="string">
            <text:p>Pattern 6</text:p>
          </table:table-cell>
          <table:table-cell office:value-type="float" office:value="0.965272515513569" calcext:value-type="float">
            <text:p>0.965272515513569</text:p>
          </table:table-cell>
          <table:table-cell office:value-type="float" office:value="0.156490632508547" calcext:value-type="float">
            <text:p>0.156490632508547</text:p>
          </table:table-cell>
          <table:table-cell office:value-type="float" office:value="0.538680209072763" calcext:value-type="float">
            <text:p>0.538680209072763</text:p>
          </table:table-cell>
          <table:table-cell office:value-type="string" calcext:value-type="string">
            <text:p>https://twitter.com/AlwaysFlankLeft/status/1613301864711290880</text:p>
          </table:table-cell>
        </table:table-row>
        <table:table-row table:style-name="ro1">
          <table:table-cell office:value-type="string" calcext:value-type="string">
            <text:p>input/data_formal_20240530-1342/meme/AlwaysFlankLeft_20230111T223032/0.jpg</text:p>
          </table:table-cell>
          <table:table-cell office:value-type="string" calcext:value-type="string">
            <text:p>Pattern 6</text:p>
          </table:table-cell>
          <table:table-cell office:value-type="float" office:value="0.958373241302717" calcext:value-type="float">
            <text:p>0.958373241302717</text:p>
          </table:table-cell>
          <table:table-cell office:value-type="float" office:value="0.147029001409361" calcext:value-type="float">
            <text:p>0.147029001409361</text:p>
          </table:table-cell>
          <table:table-cell office:value-type="float" office:value="0.423522868378899" calcext:value-type="float">
            <text:p>0.423522868378899</text:p>
          </table:table-cell>
          <table:table-cell office:value-type="string" calcext:value-type="string">
            <text:p>https://twitter.com/AlwaysFlankLeft/status/1613302367004364801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1T221806/0.jpg</text:p>
          </table:table-cell>
          <table:table-cell office:value-type="string" calcext:value-type="string">
            <text:p>Pattern 3</text:p>
          </table:table-cell>
          <table:table-cell office:value-type="float" office:value="0.873073134451459" calcext:value-type="float">
            <text:p>0.873073134451459</text:p>
          </table:table-cell>
          <table:table-cell office:value-type="float" office:value="0.170862220892751" calcext:value-type="float">
            <text:p>0.170862220892751</text:p>
          </table:table-cell>
          <table:table-cell office:value-type="float" office:value="0.360506277485295" calcext:value-type="float">
            <text:p>0.360506277485295</text:p>
          </table:table-cell>
          <table:table-cell office:value-type="string" calcext:value-type="string">
            <text:p>https://twitter.com/AlwaysFlankLeft/status/1620909384086822912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1T221816/0.jpg</text:p>
          </table:table-cell>
          <table:table-cell office:value-type="string" calcext:value-type="string">
            <text:p>Pattern 6</text:p>
          </table:table-cell>
          <table:table-cell office:value-type="float" office:value="0.947133756714916" calcext:value-type="float">
            <text:p>0.947133756714916</text:p>
          </table:table-cell>
          <table:table-cell office:value-type="float" office:value="0.139743652171949" calcext:value-type="float">
            <text:p>0.139743652171949</text:p>
          </table:table-cell>
          <table:table-cell office:value-type="float" office:value="0.61045398195266" calcext:value-type="float">
            <text:p>0.61045398195266</text:p>
          </table:table-cell>
          <table:table-cell office:value-type="string" calcext:value-type="string">
            <text:p>https://twitter.com/AlwaysFlankLeft/status/1620909424696074240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1T23090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lwaysFlankLeft/status/1620922224046735360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2T013138/0.jpg</text:p>
          </table:table-cell>
          <table:table-cell office:value-type="string" calcext:value-type="string">
            <text:p>Pattern 6</text:p>
          </table:table-cell>
          <table:table-cell office:value-type="float" office:value="1.00285700896665" calcext:value-type="float">
            <text:p>1.00285700896665</text:p>
          </table:table-cell>
          <table:table-cell office:value-type="float" office:value="0.168832292605504" calcext:value-type="float">
            <text:p>0.168832292605504</text:p>
          </table:table-cell>
          <table:table-cell office:value-type="float" office:value="0.4843073160238" calcext:value-type="float">
            <text:p>0.4843073160238</text:p>
          </table:table-cell>
          <table:table-cell office:value-type="string" calcext:value-type="string">
            <text:p>https://twitter.com/AlwaysFlankLeft/status/1620958087069802496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2T032344/0.jpg</text:p>
          </table:table-cell>
          <table:table-cell office:value-type="string" calcext:value-type="string">
            <text:p>Pattern 6</text:p>
          </table:table-cell>
          <table:table-cell office:value-type="float" office:value="0.946140768178366" calcext:value-type="float">
            <text:p>0.946140768178366</text:p>
          </table:table-cell>
          <table:table-cell office:value-type="float" office:value="0.225066621769181" calcext:value-type="float">
            <text:p>0.225066621769181</text:p>
          </table:table-cell>
          <table:table-cell office:value-type="float" office:value="0.320858882333199" calcext:value-type="float">
            <text:p>0.320858882333199</text:p>
          </table:table-cell>
          <table:table-cell office:value-type="string" calcext:value-type="string">
            <text:p>https://twitter.com/AlwaysFlankLeft/status/1620986296335228928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2T041624/0.jpg</text:p>
          </table:table-cell>
          <table:table-cell office:value-type="string" calcext:value-type="string">
            <text:p>Pattern 6</text:p>
          </table:table-cell>
          <table:table-cell office:value-type="float" office:value="0.955624305481635" calcext:value-type="float">
            <text:p>0.955624305481635</text:p>
          </table:table-cell>
          <table:table-cell office:value-type="float" office:value="0.137380526537383" calcext:value-type="float">
            <text:p>0.137380526537383</text:p>
          </table:table-cell>
          <table:table-cell office:value-type="float" office:value="0.575568617803539" calcext:value-type="float">
            <text:p>0.575568617803539</text:p>
          </table:table-cell>
          <table:table-cell office:value-type="string" calcext:value-type="string">
            <text:p>https://twitter.com/rahul05ranjan/status/1620999580912599040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2T051536/0.jpg</text:p>
          </table:table-cell>
          <table:table-cell office:value-type="string" calcext:value-type="string">
            <text:p>Pattern 3</text:p>
          </table:table-cell>
          <table:table-cell office:value-type="float" office:value="0.868091175344831" calcext:value-type="float">
            <text:p>0.868091175344831</text:p>
          </table:table-cell>
          <table:table-cell office:value-type="float" office:value="0.180456621103464" calcext:value-type="float">
            <text:p>0.180456621103464</text:p>
          </table:table-cell>
          <table:table-cell office:value-type="float" office:value="0.622185819916065" calcext:value-type="float">
            <text:p>0.622185819916065</text:p>
          </table:table-cell>
          <table:table-cell office:value-type="string" calcext:value-type="string">
            <text:p>https://twitter.com/AlwaysFlankLeft/status/1621014451251040257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6T051743/0.jpg</text:p>
          </table:table-cell>
          <table:table-cell office:value-type="string" calcext:value-type="string">
            <text:p>Pattern 1</text:p>
          </table:table-cell>
          <table:table-cell office:value-type="float" office:value="0.942986822995006" calcext:value-type="float">
            <text:p>0.942986822995006</text:p>
          </table:table-cell>
          <table:table-cell office:value-type="float" office:value="0.179985759043889" calcext:value-type="float">
            <text:p>0.179985759043889</text:p>
          </table:table-cell>
          <table:table-cell office:value-type="float" office:value="0.331476289957532" calcext:value-type="float">
            <text:p>0.331476289957532</text:p>
          </table:table-cell>
          <table:table-cell office:value-type="string" calcext:value-type="string">
            <text:p>https://twitter.com/of_programming/status/1622575965112250371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6T102401/0.jpg</text:p>
          </table:table-cell>
          <table:table-cell office:value-type="string" calcext:value-type="string">
            <text:p>Pattern 6</text:p>
          </table:table-cell>
          <table:table-cell office:value-type="float" office:value="0.990844596306518" calcext:value-type="float">
            <text:p>0.990844596306518</text:p>
          </table:table-cell>
          <table:table-cell office:value-type="float" office:value="0.185466836764496" calcext:value-type="float">
            <text:p>0.185466836764496</text:p>
          </table:table-cell>
          <table:table-cell office:value-type="float" office:value="0.418898988124232" calcext:value-type="float">
            <text:p>0.418898988124232</text:p>
          </table:table-cell>
          <table:table-cell office:value-type="string" calcext:value-type="string">
            <text:p>https://twitter.com/AlwaysFlankLeft/status/1622541615372853250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6T111644/0.jpg</text:p>
          </table:table-cell>
          <table:table-cell office:value-type="string" calcext:value-type="string">
            <text:p>Pattern 6</text:p>
          </table:table-cell>
          <table:table-cell office:value-type="float" office:value="0.946240459462441" calcext:value-type="float">
            <text:p>0.946240459462441</text:p>
          </table:table-cell>
          <table:table-cell office:value-type="float" office:value="0.113445334984847" calcext:value-type="float">
            <text:p>0.113445334984847</text:p>
          </table:table-cell>
          <table:table-cell office:value-type="float" office:value="0.660530871410812" calcext:value-type="float">
            <text:p>0.660530871410812</text:p>
          </table:table-cell>
          <table:table-cell office:value-type="string" calcext:value-type="string">
            <text:p>https://twitter.com/rahul05ranjan/status/1622554909613891586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6T111653/0.jpg</text:p>
          </table:table-cell>
          <table:table-cell office:value-type="string" calcext:value-type="string">
            <text:p>Pattern 3</text:p>
          </table:table-cell>
          <table:table-cell office:value-type="float" office:value="0.901235268645014" calcext:value-type="float">
            <text:p>0.901235268645014</text:p>
          </table:table-cell>
          <table:table-cell office:value-type="float" office:value="0.131713906428726" calcext:value-type="float">
            <text:p>0.131713906428726</text:p>
          </table:table-cell>
          <table:table-cell office:value-type="float" office:value="0.517715167196712" calcext:value-type="float">
            <text:p>0.517715167196712</text:p>
          </table:table-cell>
          <table:table-cell office:value-type="string" calcext:value-type="string">
            <text:p>https://twitter.com/rahul05ranjan/status/1622554986289967105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6T111918/0.jpg</text:p>
          </table:table-cell>
          <table:table-cell office:value-type="string" calcext:value-type="string">
            <text:p>Pattern 3</text:p>
          </table:table-cell>
          <table:table-cell office:value-type="float" office:value="0.907907744247194" calcext:value-type="float">
            <text:p>0.907907744247194</text:p>
          </table:table-cell>
          <table:table-cell office:value-type="float" office:value="0.451884010549628" calcext:value-type="float">
            <text:p>0.451884010549628</text:p>
          </table:table-cell>
          <table:table-cell office:value-type="float" office:value="0.361608319628776" calcext:value-type="float">
            <text:p>0.361608319628776</text:p>
          </table:table-cell>
          <table:table-cell office:value-type="string" calcext:value-type="string">
            <text:p>https://twitter.com/AlwaysFlankLeft/status/1622555529372368896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6T111927/0.jpg</text:p>
          </table:table-cell>
          <table:table-cell office:value-type="string" calcext:value-type="string">
            <text:p>Pattern 6</text:p>
          </table:table-cell>
          <table:table-cell office:value-type="float" office:value="0.91158862798208" calcext:value-type="float">
            <text:p>0.91158862798208</text:p>
          </table:table-cell>
          <table:table-cell office:value-type="float" office:value="0.132617167025505" calcext:value-type="float">
            <text:p>0.132617167025505</text:p>
          </table:table-cell>
          <table:table-cell office:value-type="float" office:value="0.575512478299144" calcext:value-type="float">
            <text:p>0.575512478299144</text:p>
          </table:table-cell>
          <table:table-cell office:value-type="string" calcext:value-type="string">
            <text:p>https://twitter.com/AlwaysFlankLeft/status/1622555565846151168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6T111935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lwaysFlankLeft/status/1622555598989434882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6T111943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lwaysFlankLeft/status/1622555632552361984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6T121426/0.jpg</text:p>
          </table:table-cell>
          <table:table-cell office:value-type="string" calcext:value-type="string">
            <text:p>Pattern 6</text:p>
          </table:table-cell>
          <table:table-cell office:value-type="float" office:value="0.901413970152476" calcext:value-type="float">
            <text:p>0.901413970152476</text:p>
          </table:table-cell>
          <table:table-cell office:value-type="float" office:value="0.0952814578290791" calcext:value-type="float">
            <text:p>0.0952814578290791</text:p>
          </table:table-cell>
          <table:table-cell office:value-type="float" office:value="0.41611583366663" calcext:value-type="float">
            <text:p>0.41611583366663</text:p>
          </table:table-cell>
          <table:table-cell office:value-type="string" calcext:value-type="string">
            <text:p>https://twitter.com/AlwaysFlankLeft/status/1622569402154483714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6T121621/0.jpg</text:p>
          </table:table-cell>
          <table:table-cell office:value-type="string" calcext:value-type="string">
            <text:p>Pattern 1</text:p>
          </table:table-cell>
          <table:table-cell office:value-type="float" office:value="0.97017026177776" calcext:value-type="float">
            <text:p>0.97017026177776</text:p>
          </table:table-cell>
          <table:table-cell office:value-type="float" office:value="0.17716232020547" calcext:value-type="float">
            <text:p>0.17716232020547</text:p>
          </table:table-cell>
          <table:table-cell office:value-type="float" office:value="0.409334774983245" calcext:value-type="float">
            <text:p>0.409334774983245</text:p>
          </table:table-cell>
          <table:table-cell office:value-type="string" calcext:value-type="string">
            <text:p>https://twitter.com/FolksDigital/status/1622578452770721793</text:p>
          </table:table-cell>
        </table:table-row>
        <table:table-row table:style-name="ro1">
          <table:table-cell office:value-type="string" calcext:value-type="string">
            <text:p>input/data_formal_20240530-1342/meme/AlwaysFlankLeft_20230206T143553/0.jpg</text:p>
          </table:table-cell>
          <table:table-cell office:value-type="string" calcext:value-type="string">
            <text:p>Pattern 6</text:p>
          </table:table-cell>
          <table:table-cell office:value-type="float" office:value="0.889480945184371" calcext:value-type="float">
            <text:p>0.889480945184371</text:p>
          </table:table-cell>
          <table:table-cell office:value-type="float" office:value="0.196646111854716" calcext:value-type="float">
            <text:p>0.196646111854716</text:p>
          </table:table-cell>
          <table:table-cell office:value-type="float" office:value="0.625427203114239" calcext:value-type="float">
            <text:p>0.625427203114239</text:p>
          </table:table-cell>
          <table:table-cell office:value-type="string" calcext:value-type="string">
            <text:p>https://twitter.com/AlwaysFlankLeft/status/1622605002622529536</text:p>
          </table:table-cell>
        </table:table-row>
        <table:table-row table:style-name="ro1">
          <table:table-cell office:value-type="string" calcext:value-type="string">
            <text:p>input/data_formal_20240530-1342/meme/amagiccreations_20230315T203100/0.jpg</text:p>
          </table:table-cell>
          <table:table-cell office:value-type="string" calcext:value-type="string">
            <text:p>Pattern 3</text:p>
          </table:table-cell>
          <table:table-cell office:value-type="float" office:value="0.884228277783988" calcext:value-type="float">
            <text:p>0.884228277783988</text:p>
          </table:table-cell>
          <table:table-cell office:value-type="float" office:value="0.246055133244982" calcext:value-type="float">
            <text:p>0.246055133244982</text:p>
          </table:table-cell>
          <table:table-cell office:value-type="float" office:value="0.300793496279627" calcext:value-type="float">
            <text:p>0.300793496279627</text:p>
          </table:table-cell>
          <table:table-cell office:value-type="string" calcext:value-type="string">
            <text:p>https://twitter.com/amagiccreations/status/1636102719965478913</text:p>
          </table:table-cell>
        </table:table-row>
        <table:table-row table:style-name="ro1">
          <table:table-cell office:value-type="string" calcext:value-type="string">
            <text:p>input/data_formal_20240530-1342/meme/AmanKhan0909_20230106T081528/0.jpg</text:p>
          </table:table-cell>
          <table:table-cell office:value-type="string" calcext:value-type="string">
            <text:p>Pattern 6</text:p>
          </table:table-cell>
          <table:table-cell office:value-type="float" office:value="0.881939473021719" calcext:value-type="float">
            <text:p>0.881939473021719</text:p>
          </table:table-cell>
          <table:table-cell office:value-type="float" office:value="0.128140550944821" calcext:value-type="float">
            <text:p>0.128140550944821</text:p>
          </table:table-cell>
          <table:table-cell office:value-type="float" office:value="0.462928675543375" calcext:value-type="float">
            <text:p>0.462928675543375</text:p>
          </table:table-cell>
          <table:table-cell office:value-type="string" calcext:value-type="string">
            <text:p>https://twitter.com/AmanKhan0909/status/1611275242198175744</text:p>
          </table:table-cell>
        </table:table-row>
        <table:table-row table:style-name="ro1">
          <table:table-cell office:value-type="string" calcext:value-type="string">
            <text:p>input/data_formal_20240530-1342/meme/amcool777_20230202T043537/0.jpg</text:p>
          </table:table-cell>
          <table:table-cell office:value-type="string" calcext:value-type="string">
            <text:p>Pattern 3</text:p>
          </table:table-cell>
          <table:table-cell office:value-type="float" office:value="0.91442827296185" calcext:value-type="float">
            <text:p>0.91442827296185</text:p>
          </table:table-cell>
          <table:table-cell office:value-type="float" office:value="0.210916682119936" calcext:value-type="float">
            <text:p>0.210916682119936</text:p>
          </table:table-cell>
          <table:table-cell office:value-type="float" office:value="0.237746452770056" calcext:value-type="float">
            <text:p>0.237746452770056</text:p>
          </table:table-cell>
          <table:table-cell office:value-type="string" calcext:value-type="string">
            <text:p>https://twitter.com/amcool777/status/1621004388658712577</text:p>
          </table:table-cell>
        </table:table-row>
        <table:table-row table:style-name="ro1">
          <table:table-cell office:value-type="string" calcext:value-type="string">
            <text:p>input/data_formal_20240530-1342/meme/amcool777_20230202T043537/1.jpg</text:p>
          </table:table-cell>
          <table:table-cell office:value-type="string" calcext:value-type="string">
            <text:p>Pattern 6</text:p>
          </table:table-cell>
          <table:table-cell office:value-type="float" office:value="0.963432376108546" calcext:value-type="float">
            <text:p>0.963432376108546</text:p>
          </table:table-cell>
          <table:table-cell office:value-type="float" office:value="0.169794866744144" calcext:value-type="float">
            <text:p>0.169794866744144</text:p>
          </table:table-cell>
          <table:table-cell office:value-type="float" office:value="0.363897900773876" calcext:value-type="float">
            <text:p>0.363897900773876</text:p>
          </table:table-cell>
          <table:table-cell office:value-type="string" calcext:value-type="string">
            <text:p>https://twitter.com/amcool777/status/1621004388658712577</text:p>
          </table:table-cell>
        </table:table-row>
        <table:table-row table:style-name="ro1">
          <table:table-cell office:value-type="string" calcext:value-type="string">
            <text:p>input/data_formal_20240530-1342/meme/amcool777_20230202T043537/2.jpg</text:p>
          </table:table-cell>
          <table:table-cell office:value-type="string" calcext:value-type="string">
            <text:p>Pattern 1</text:p>
          </table:table-cell>
          <table:table-cell office:value-type="float" office:value="0.905489991889964" calcext:value-type="float">
            <text:p>0.905489991889964</text:p>
          </table:table-cell>
          <table:table-cell office:value-type="float" office:value="0.296078123279744" calcext:value-type="float">
            <text:p>0.296078123279744</text:p>
          </table:table-cell>
          <table:table-cell office:value-type="float" office:value="0.26053664211988" calcext:value-type="float">
            <text:p>0.26053664211988</text:p>
          </table:table-cell>
          <table:table-cell office:value-type="string" calcext:value-type="string">
            <text:p>https://twitter.com/amcool777/status/1621004388658712577</text:p>
          </table:table-cell>
        </table:table-row>
        <table:table-row table:style-name="ro1">
          <table:table-cell office:value-type="string" calcext:value-type="string">
            <text:p>input/data_formal_20240530-1342/meme/AmirKahory_20230105T183739/0.jpg</text:p>
          </table:table-cell>
          <table:table-cell office:value-type="string" calcext:value-type="string">
            <text:p>Pattern 3</text:p>
          </table:table-cell>
          <table:table-cell office:value-type="float" office:value="0.856216013467114" calcext:value-type="float">
            <text:p>0.856216013467114</text:p>
          </table:table-cell>
          <table:table-cell office:value-type="float" office:value="0.20999366002438" calcext:value-type="float">
            <text:p>0.20999366002438</text:p>
          </table:table-cell>
          <table:table-cell office:value-type="float" office:value="0.542101229120219" calcext:value-type="float">
            <text:p>0.542101229120219</text:p>
          </table:table-cell>
          <table:table-cell office:value-type="string" calcext:value-type="string">
            <text:p>https://twitter.com/Afraid_of_Four/status/1611278252244336640</text:p>
          </table:table-cell>
        </table:table-row>
        <table:table-row table:style-name="ro1">
          <table:table-cell office:value-type="string" calcext:value-type="string">
            <text:p>input/data_formal_20240530-1342/meme/AmitRathoredu_20230106T074728/0.jpg</text:p>
          </table:table-cell>
          <table:table-cell office:value-type="string" calcext:value-type="string">
            <text:p>Pattern 4</text:p>
          </table:table-cell>
          <table:table-cell office:value-type="float" office:value="0.768810282641174" calcext:value-type="float">
            <text:p>0.768810282641174</text:p>
          </table:table-cell>
          <table:table-cell office:value-type="float" office:value="0.0799894124583589" calcext:value-type="float">
            <text:p>0.0799894124583589</text:p>
          </table:table-cell>
          <table:table-cell office:value-type="float" office:value="0.813640202827239" calcext:value-type="float">
            <text:p>0.813640202827239</text:p>
          </table:table-cell>
          <table:table-cell office:value-type="string" calcext:value-type="string">
            <text:p>https://twitter.com/AmitRathoredu/status/1611268197621334017</text:p>
          </table:table-cell>
        </table:table-row>
        <table:table-row table:style-name="ro1">
          <table:table-cell office:value-type="string" calcext:value-type="string">
            <text:p>input/data_formal_20240530-1342/meme/ampmob_20230403T221259/0.jpg</text:p>
          </table:table-cell>
          <table:table-cell office:value-type="string" calcext:value-type="string">
            <text:p>Pattern 3</text:p>
          </table:table-cell>
          <table:table-cell office:value-type="float" office:value="0.95160179572191" calcext:value-type="float">
            <text:p>0.95160179572191</text:p>
          </table:table-cell>
          <table:table-cell office:value-type="float" office:value="0.386631764591908" calcext:value-type="float">
            <text:p>0.386631764591908</text:p>
          </table:table-cell>
          <table:table-cell office:value-type="float" office:value="0.381757790380108" calcext:value-type="float">
            <text:p>0.381757790380108</text:p>
          </table:table-cell>
          <table:table-cell office:value-type="string" calcext:value-type="string">
            <text:p>https://twitter.com/ampmob/status/1643013753418514433</text:p>
          </table:table-cell>
        </table:table-row>
        <table:table-row table:style-name="ro1">
          <table:table-cell office:value-type="string" calcext:value-type="string">
            <text:p>input/data_formal_20240530-1342/meme/AndrejsHmelovs_20230321T165306/0.jpg</text:p>
          </table:table-cell>
          <table:table-cell office:value-type="string" calcext:value-type="string">
            <text:p>Pattern 6</text:p>
          </table:table-cell>
          <table:table-cell office:value-type="float" office:value="0.867621850495928" calcext:value-type="float">
            <text:p>0.867621850495928</text:p>
          </table:table-cell>
          <table:table-cell office:value-type="float" office:value="0.181036597164803" calcext:value-type="float">
            <text:p>0.181036597164803</text:p>
          </table:table-cell>
          <table:table-cell office:value-type="float" office:value="0.37966587328434" calcext:value-type="float">
            <text:p>0.37966587328434</text:p>
          </table:table-cell>
          <table:table-cell office:value-type="string" calcext:value-type="string">
            <text:p>https://twitter.com/CummingLegend/status/1638597015067131916</text:p>
          </table:table-cell>
        </table:table-row>
        <table:table-row table:style-name="ro1">
          <table:table-cell office:value-type="string" calcext:value-type="string">
            <text:p>input/data_formal_20240530-1342/meme/AndreyMitchell__20230107T221154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ndreyMitchell_/status/1611848124946849792</text:p>
          </table:table-cell>
        </table:table-row>
        <table:table-row table:style-name="ro1">
          <table:table-cell office:value-type="string" calcext:value-type="string">
            <text:p>input/data_formal_20240530-1342/meme/androidcats_20230106T044019/0.jpg</text:p>
          </table:table-cell>
          <table:table-cell office:value-type="string" calcext:value-type="string">
            <text:p>Pattern 1</text:p>
          </table:table-cell>
          <table:table-cell office:value-type="float" office:value="0.936829894477861" calcext:value-type="float">
            <text:p>0.936829894477861</text:p>
          </table:table-cell>
          <table:table-cell office:value-type="float" office:value="0.198301100856914" calcext:value-type="float">
            <text:p>0.198301100856914</text:p>
          </table:table-cell>
          <table:table-cell office:value-type="float" office:value="0.216502261507963" calcext:value-type="float">
            <text:p>0.216502261507963</text:p>
          </table:table-cell>
          <table:table-cell office:value-type="string" calcext:value-type="string">
            <text:p>https://twitter.com/1blogjp/status/1611248885787398146</text:p>
          </table:table-cell>
        </table:table-row>
        <table:table-row table:style-name="ro1">
          <table:table-cell office:value-type="string" calcext:value-type="string">
            <text:p>input/data_formal_20240530-1342/meme/Andweart_20230206T151937/0.jpg</text:p>
          </table:table-cell>
          <table:table-cell office:value-type="string" calcext:value-type="string">
            <text:p>Pattern 6</text:p>
          </table:table-cell>
          <table:table-cell office:value-type="float" office:value="0.886094707275308" calcext:value-type="float">
            <text:p>0.886094707275308</text:p>
          </table:table-cell>
          <table:table-cell office:value-type="float" office:value="0.16694914590525" calcext:value-type="float">
            <text:p>0.16694914590525</text:p>
          </table:table-cell>
          <table:table-cell office:value-type="float" office:value="0.652292599145248" calcext:value-type="float">
            <text:p>0.652292599145248</text:p>
          </table:table-cell>
          <table:table-cell office:value-type="string" calcext:value-type="string">
            <text:p>https://twitter.com/Andweart/status/1622616008224829441</text:p>
          </table:table-cell>
        </table:table-row>
        <table:table-row table:style-name="ro1">
          <table:table-cell office:value-type="string" calcext:value-type="string">
            <text:p>input/data_formal_20240530-1342/meme/Anhedonia616_20230123T155924/0.jpg</text:p>
          </table:table-cell>
          <table:table-cell office:value-type="string" calcext:value-type="string">
            <text:p>Pattern 3</text:p>
          </table:table-cell>
          <table:table-cell office:value-type="float" office:value="0.925339177230689" calcext:value-type="float">
            <text:p>0.925339177230689</text:p>
          </table:table-cell>
          <table:table-cell office:value-type="float" office:value="0.454137796179407" calcext:value-type="float">
            <text:p>0.454137796179407</text:p>
          </table:table-cell>
          <table:table-cell office:value-type="float" office:value="0.460508268736677" calcext:value-type="float">
            <text:p>0.460508268736677</text:p>
          </table:table-cell>
          <table:table-cell office:value-type="string" calcext:value-type="string">
            <text:p>https://twitter.com/Anhedonia616/status/1617552588655808513</text:p>
          </table:table-cell>
        </table:table-row>
        <table:table-row table:style-name="ro1">
          <table:table-cell office:value-type="string" calcext:value-type="string">
            <text:p>input/data_formal_20240530-1342/meme/Animemes_san_20221227T235124/0.jpg</text:p>
          </table:table-cell>
          <table:table-cell office:value-type="string" calcext:value-type="string">
            <text:p>Pattern 3</text:p>
          </table:table-cell>
          <table:table-cell office:value-type="float" office:value="0.88388064067841" calcext:value-type="float">
            <text:p>0.88388064067841</text:p>
          </table:table-cell>
          <table:table-cell office:value-type="float" office:value="0.307935187048586" calcext:value-type="float">
            <text:p>0.307935187048586</text:p>
          </table:table-cell>
          <table:table-cell office:value-type="float" office:value="0.578909906001687" calcext:value-type="float">
            <text:p>0.578909906001687</text:p>
          </table:table-cell>
          <table:table-cell office:value-type="string" calcext:value-type="string">
            <text:p>https://twitter.com/Animemes_san/status/1607886899129065472</text:p>
          </table:table-cell>
        </table:table-row>
        <table:table-row table:style-name="ro1">
          <table:table-cell office:value-type="string" calcext:value-type="string">
            <text:p>input/data_formal_20240530-1342/meme/Animemes_san_20221228T025151/0.jpg</text:p>
          </table:table-cell>
          <table:table-cell office:value-type="string" calcext:value-type="string">
            <text:p>Pattern 5</text:p>
          </table:table-cell>
          <table:table-cell office:value-type="float" office:value="0.00000019428737179049" calcext:value-type="float">
            <text:p>1.94287371790488E-07</text:p>
          </table:table-cell>
          <table:table-cell office:value-type="float" office:value="0.144138226888093" calcext:value-type="float">
            <text:p>0.144138226888093</text:p>
          </table:table-cell>
          <table:table-cell office:value-type="float" office:value="0.461782616636535" calcext:value-type="float">
            <text:p>0.461782616636535</text:p>
          </table:table-cell>
          <table:table-cell office:value-type="string" calcext:value-type="string">
            <text:p>https://twitter.com/Animemes_san/status/1607932310619299843</text:p>
          </table:table-cell>
        </table:table-row>
        <table:table-row table:style-name="ro1">
          <table:table-cell office:value-type="string" calcext:value-type="string">
            <text:p>input/data_formal_20240530-1342/meme/Animemes_san_20221228T055149/0.jpg</text:p>
          </table:table-cell>
          <table:table-cell office:value-type="string" calcext:value-type="string">
            <text:p>Pattern 3</text:p>
          </table:table-cell>
          <table:table-cell office:value-type="float" office:value="0.93434527058184" calcext:value-type="float">
            <text:p>0.93434527058184</text:p>
          </table:table-cell>
          <table:table-cell office:value-type="float" office:value="0.156331838669182" calcext:value-type="float">
            <text:p>0.156331838669182</text:p>
          </table:table-cell>
          <table:table-cell office:value-type="float" office:value="0.440781259030535" calcext:value-type="float">
            <text:p>0.440781259030535</text:p>
          </table:table-cell>
          <table:table-cell office:value-type="string" calcext:value-type="string">
            <text:p>https://twitter.com/Animemes_san/status/1607977601695375360</text:p>
          </table:table-cell>
        </table:table-row>
        <table:table-row table:style-name="ro1">
          <table:table-cell office:value-type="string" calcext:value-type="string">
            <text:p>input/data_formal_20240530-1342/meme/Animemes_san_20221228T065134/0.jpg</text:p>
          </table:table-cell>
          <table:table-cell office:value-type="string" calcext:value-type="string">
            <text:p>Pattern 3</text:p>
          </table:table-cell>
          <table:table-cell office:value-type="float" office:value="0.959480428615653" calcext:value-type="float">
            <text:p>0.959480428615653</text:p>
          </table:table-cell>
          <table:table-cell office:value-type="float" office:value="0.109585044493244" calcext:value-type="float">
            <text:p>0.109585044493244</text:p>
          </table:table-cell>
          <table:table-cell office:value-type="float" office:value="0.505332755908769" calcext:value-type="float">
            <text:p>0.505332755908769</text:p>
          </table:table-cell>
          <table:table-cell office:value-type="string" calcext:value-type="string">
            <text:p>https://twitter.com/Animemes_san/status/1607992636463251456</text:p>
          </table:table-cell>
        </table:table-row>
        <table:table-row table:style-name="ro1">
          <table:table-cell office:value-type="string" calcext:value-type="string">
            <text:p>input/data_formal_20240530-1342/meme/Animemes_san_20230105T115154/0.jpg</text:p>
          </table:table-cell>
          <table:table-cell office:value-type="string" calcext:value-type="string">
            <text:p>Pattern 3</text:p>
          </table:table-cell>
          <table:table-cell office:value-type="float" office:value="0.888563965016738" calcext:value-type="float">
            <text:p>0.888563965016738</text:p>
          </table:table-cell>
          <table:table-cell office:value-type="float" office:value="0.0765521268298919" calcext:value-type="float">
            <text:p>0.0765521268298919</text:p>
          </table:table-cell>
          <table:table-cell office:value-type="float" office:value="0.428550615878926" calcext:value-type="float">
            <text:p>0.428550615878926</text:p>
          </table:table-cell>
          <table:table-cell office:value-type="string" calcext:value-type="string">
            <text:p>https://twitter.com/Animemes_san/status/1610967321144614913</text:p>
          </table:table-cell>
        </table:table-row>
        <table:table-row table:style-name="ro1">
          <table:table-cell office:value-type="string" calcext:value-type="string">
            <text:p>input/data_formal_20240530-1342/meme/Animemes_san_20230105T115157/0.jpg</text:p>
          </table:table-cell>
          <table:table-cell office:value-type="string" calcext:value-type="string">
            <text:p>Pattern 1</text:p>
          </table:table-cell>
          <table:table-cell office:value-type="float" office:value="0.972087478470105" calcext:value-type="float">
            <text:p>0.972087478470105</text:p>
          </table:table-cell>
          <table:table-cell office:value-type="float" office:value="0.131041698485762" calcext:value-type="float">
            <text:p>0.131041698485762</text:p>
          </table:table-cell>
          <table:table-cell office:value-type="float" office:value="0.396229844075195" calcext:value-type="float">
            <text:p>0.396229844075195</text:p>
          </table:table-cell>
          <table:table-cell office:value-type="string" calcext:value-type="string">
            <text:p>https://twitter.com/Animemes_san/status/1610967332645371904</text:p>
          </table:table-cell>
        </table:table-row>
        <table:table-row table:style-name="ro1">
          <table:table-cell office:value-type="string" calcext:value-type="string">
            <text:p>input/data_formal_20240530-1342/meme/Animemes_san_20230106T045143/0.jpg</text:p>
          </table:table-cell>
          <table:table-cell office:value-type="string" calcext:value-type="string">
            <text:p>Pattern 3</text:p>
          </table:table-cell>
          <table:table-cell office:value-type="float" office:value="0.947666242796502" calcext:value-type="float">
            <text:p>0.947666242796502</text:p>
          </table:table-cell>
          <table:table-cell office:value-type="float" office:value="0.109141486962536" calcext:value-type="float">
            <text:p>0.109141486962536</text:p>
          </table:table-cell>
          <table:table-cell office:value-type="float" office:value="0.37110154151568" calcext:value-type="float">
            <text:p>0.37110154151568</text:p>
          </table:table-cell>
          <table:table-cell office:value-type="string" calcext:value-type="string">
            <text:p>https://twitter.com/Animemes_san/status/1611223967695527936</text:p>
          </table:table-cell>
        </table:table-row>
        <table:table-row table:style-name="ro1">
          <table:table-cell office:value-type="string" calcext:value-type="string">
            <text:p>input/data_formal_20240530-1342/meme/Animemes_san_20230106T045146/0.jpg</text:p>
          </table:table-cell>
          <table:table-cell office:value-type="string" calcext:value-type="string">
            <text:p>Pattern 1</text:p>
          </table:table-cell>
          <table:table-cell office:value-type="float" office:value="0.853339524727194" calcext:value-type="float">
            <text:p>0.853339524727194</text:p>
          </table:table-cell>
          <table:table-cell office:value-type="float" office:value="0.164398037224307" calcext:value-type="float">
            <text:p>0.164398037224307</text:p>
          </table:table-cell>
          <table:table-cell office:value-type="float" office:value="0.17350187496837" calcext:value-type="float">
            <text:p>0.17350187496837</text:p>
          </table:table-cell>
          <table:table-cell office:value-type="string" calcext:value-type="string">
            <text:p>https://twitter.com/Animemes_san/status/1611223977942290433</text:p>
          </table:table-cell>
        </table:table-row>
        <table:table-row table:style-name="ro1">
          <table:table-cell office:value-type="string" calcext:value-type="string">
            <text:p>input/data_formal_20240530-1342/meme/Animemes_san_20230106T065126/0.jpg</text:p>
          </table:table-cell>
          <table:table-cell office:value-type="string" calcext:value-type="string">
            <text:p>Pattern 3</text:p>
          </table:table-cell>
          <table:table-cell office:value-type="float" office:value="0.891061115537051" calcext:value-type="float">
            <text:p>0.891061115537051</text:p>
          </table:table-cell>
          <table:table-cell office:value-type="float" office:value="0.211864624231" calcext:value-type="float">
            <text:p>0.211864624231</text:p>
          </table:table-cell>
          <table:table-cell office:value-type="float" office:value="0.361121540894757" calcext:value-type="float">
            <text:p>0.361121540894757</text:p>
          </table:table-cell>
          <table:table-cell office:value-type="string" calcext:value-type="string">
            <text:p>https://twitter.com/Animemes_san/status/1611254092914982915</text:p>
          </table:table-cell>
        </table:table-row>
        <table:table-row table:style-name="ro1">
          <table:table-cell office:value-type="string" calcext:value-type="string">
            <text:p>input/data_formal_20240530-1342/meme/Animemes_san_20230106T085141/0.jpg</text:p>
          </table:table-cell>
          <table:table-cell office:value-type="string" calcext:value-type="string">
            <text:p>Pattern 3</text:p>
          </table:table-cell>
          <table:table-cell office:value-type="float" office:value="0.984523376836918" calcext:value-type="float">
            <text:p>0.984523376836918</text:p>
          </table:table-cell>
          <table:table-cell office:value-type="float" office:value="0.120646633571538" calcext:value-type="float">
            <text:p>0.120646633571538</text:p>
          </table:table-cell>
          <table:table-cell office:value-type="float" office:value="0.408613947940946" calcext:value-type="float">
            <text:p>0.408613947940946</text:p>
          </table:table-cell>
          <table:table-cell office:value-type="string" calcext:value-type="string">
            <text:p>https://twitter.com/Animemes_san/status/1611284356781293569</text:p>
          </table:table-cell>
        </table:table-row>
        <table:table-row table:style-name="ro1">
          <table:table-cell office:value-type="string" calcext:value-type="string">
            <text:p>input/data_formal_20240530-1342/meme/Animemes_san_20230111T195155/0.jpg</text:p>
          </table:table-cell>
          <table:table-cell office:value-type="string" calcext:value-type="string">
            <text:p>Pattern 1</text:p>
          </table:table-cell>
          <table:table-cell office:value-type="float" office:value="0.88291900978019" calcext:value-type="float">
            <text:p>0.88291900978019</text:p>
          </table:table-cell>
          <table:table-cell office:value-type="float" office:value="0.0979436772539813" calcext:value-type="float">
            <text:p>0.0979436772539813</text:p>
          </table:table-cell>
          <table:table-cell office:value-type="float" office:value="0.267521201826224" calcext:value-type="float">
            <text:p>0.267521201826224</text:p>
          </table:table-cell>
          <table:table-cell office:value-type="string" calcext:value-type="string">
            <text:p>https://twitter.com/firebrantt/status/1613296706044542977</text:p>
          </table:table-cell>
        </table:table-row>
        <table:table-row table:style-name="ro1">
          <table:table-cell office:value-type="string" calcext:value-type="string">
            <text:p>input/data_formal_20240530-1342/meme/Animemes_san_20230201T22522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nimemes_san/status/1620918029293854721</text:p>
          </table:table-cell>
        </table:table-row>
        <table:table-row table:style-name="ro1">
          <table:table-cell office:value-type="string" calcext:value-type="string">
            <text:p>input/data_formal_20240530-1342/meme/Animemes_san_20230202T025137/0.jpg</text:p>
          </table:table-cell>
          <table:table-cell office:value-type="string" calcext:value-type="string">
            <text:p>Pattern 3</text:p>
          </table:table-cell>
          <table:table-cell office:value-type="float" office:value="0.917520926821525" calcext:value-type="float">
            <text:p>0.917520926821525</text:p>
          </table:table-cell>
          <table:table-cell office:value-type="float" office:value="0.0302881016393324" calcext:value-type="float">
            <text:p>0.0302881016393324</text:p>
          </table:table-cell>
          <table:table-cell office:value-type="float" office:value="0.544972917463221" calcext:value-type="float">
            <text:p>0.544972917463221</text:p>
          </table:table-cell>
          <table:table-cell office:value-type="string" calcext:value-type="string">
            <text:p>https://twitter.com/Animemes_san/status/1620978214389653504</text:p>
          </table:table-cell>
        </table:table-row>
        <table:table-row table:style-name="ro1">
          <table:table-cell office:value-type="string" calcext:value-type="string">
            <text:p>input/data_formal_20240530-1342/meme/Animemes_san_20230202T045204/0.jpg</text:p>
          </table:table-cell>
          <table:table-cell office:value-type="string" calcext:value-type="string">
            <text:p>Pattern 1</text:p>
          </table:table-cell>
          <table:table-cell office:value-type="float" office:value="0.8812147278042" calcext:value-type="float">
            <text:p>0.8812147278042</text:p>
          </table:table-cell>
          <table:table-cell office:value-type="float" office:value="0.147859513827493" calcext:value-type="float">
            <text:p>0.147859513827493</text:p>
          </table:table-cell>
          <table:table-cell office:value-type="float" office:value="0.181856759433759" calcext:value-type="float">
            <text:p>0.181856759433759</text:p>
          </table:table-cell>
          <table:table-cell office:value-type="string" calcext:value-type="string">
            <text:p>https://twitter.com/Animemes_san/status/1621008527274680327</text:p>
          </table:table-cell>
        </table:table-row>
        <table:table-row table:style-name="ro1">
          <table:table-cell office:value-type="string" calcext:value-type="string">
            <text:p>input/data_formal_20240530-1342/meme/Animemes_san_20230202T045213/0.jpg</text:p>
          </table:table-cell>
          <table:table-cell office:value-type="string" calcext:value-type="string">
            <text:p>Pattern 1</text:p>
          </table:table-cell>
          <table:table-cell office:value-type="float" office:value="0.854036292280474" calcext:value-type="float">
            <text:p>0.854036292280474</text:p>
          </table:table-cell>
          <table:table-cell office:value-type="float" office:value="0.122516615208436" calcext:value-type="float">
            <text:p>0.122516615208436</text:p>
          </table:table-cell>
          <table:table-cell office:value-type="float" office:value="0.228176218075537" calcext:value-type="float">
            <text:p>0.228176218075537</text:p>
          </table:table-cell>
          <table:table-cell office:value-type="string" calcext:value-type="string">
            <text:p>https://twitter.com/Animemes_san/status/1621008566705324032</text:p>
          </table:table-cell>
        </table:table-row>
        <table:table-row table:style-name="ro1">
          <table:table-cell office:value-type="string" calcext:value-type="string">
            <text:p>input/data_formal_20240530-1342/meme/Animemes_san_20230206T105155/0.jpg</text:p>
          </table:table-cell>
          <table:table-cell office:value-type="string" calcext:value-type="string">
            <text:p>Pattern 1</text:p>
          </table:table-cell>
          <table:table-cell office:value-type="float" office:value="0.903676414599113" calcext:value-type="float">
            <text:p>0.903676414599113</text:p>
          </table:table-cell>
          <table:table-cell office:value-type="float" office:value="0.243249729098998" calcext:value-type="float">
            <text:p>0.243249729098998</text:p>
          </table:table-cell>
          <table:table-cell office:value-type="float" office:value="0.201245444821154" calcext:value-type="float">
            <text:p>0.201245444821154</text:p>
          </table:table-cell>
          <table:table-cell office:value-type="string" calcext:value-type="string">
            <text:p>https://twitter.com/Animemes_san/status/1622548636759359489</text:p>
          </table:table-cell>
        </table:table-row>
        <table:table-row table:style-name="ro1">
          <table:table-cell office:value-type="string" calcext:value-type="string">
            <text:p>input/data_formal_20240530-1342/meme/Animemes_san_20230206T125159/0.jpg</text:p>
          </table:table-cell>
          <table:table-cell office:value-type="string" calcext:value-type="string">
            <text:p>Pattern 3</text:p>
          </table:table-cell>
          <table:table-cell office:value-type="float" office:value="0.962062276322494" calcext:value-type="float">
            <text:p>0.962062276322494</text:p>
          </table:table-cell>
          <table:table-cell office:value-type="float" office:value="0.127636827911619" calcext:value-type="float">
            <text:p>0.127636827911619</text:p>
          </table:table-cell>
          <table:table-cell office:value-type="float" office:value="0.437008959018556" calcext:value-type="float">
            <text:p>0.437008959018556</text:p>
          </table:table-cell>
          <table:table-cell office:value-type="string" calcext:value-type="string">
            <text:p>https://twitter.com/Animemes_san/status/1622578856002523136</text:p>
          </table:table-cell>
        </table:table-row>
        <table:table-row table:style-name="ro1">
          <table:table-cell office:value-type="string" calcext:value-type="string">
            <text:p>input/data_formal_20240530-1342/meme/Animemes_san_20230206T135145/0.jpg</text:p>
          </table:table-cell>
          <table:table-cell office:value-type="string" calcext:value-type="string">
            <text:p>Pattern 1</text:p>
          </table:table-cell>
          <table:table-cell office:value-type="float" office:value="0.90450012805224" calcext:value-type="float">
            <text:p>0.90450012805224</text:p>
          </table:table-cell>
          <table:table-cell office:value-type="float" office:value="0.144692471703064" calcext:value-type="float">
            <text:p>0.144692471703064</text:p>
          </table:table-cell>
          <table:table-cell office:value-type="float" office:value="0.166714752999568" calcext:value-type="float">
            <text:p>0.166714752999568</text:p>
          </table:table-cell>
          <table:table-cell office:value-type="string" calcext:value-type="string">
            <text:p>https://twitter.com/Animemes_san/status/1622593896227151878</text:p>
          </table:table-cell>
        </table:table-row>
        <table:table-row table:style-name="ro1">
          <table:table-cell office:value-type="string" calcext:value-type="string">
            <text:p>input/data_formal_20240530-1342/meme/Animemes_san_20230206T155148/0.jpg</text:p>
          </table:table-cell>
          <table:table-cell office:value-type="string" calcext:value-type="string">
            <text:p>Pattern 3</text:p>
          </table:table-cell>
          <table:table-cell office:value-type="float" office:value="0.990210448057366" calcext:value-type="float">
            <text:p>0.990210448057366</text:p>
          </table:table-cell>
          <table:table-cell office:value-type="float" office:value="0.195705187039857" calcext:value-type="float">
            <text:p>0.195705187039857</text:p>
          </table:table-cell>
          <table:table-cell office:value-type="float" office:value="0.390548613503504" calcext:value-type="float">
            <text:p>0.390548613503504</text:p>
          </table:table-cell>
          <table:table-cell office:value-type="string" calcext:value-type="string">
            <text:p>https://twitter.com/Animemes_san/status/1622624104519028738</text:p>
          </table:table-cell>
        </table:table-row>
        <table:table-row table:style-name="ro1">
          <table:table-cell office:value-type="string" calcext:value-type="string">
            <text:p>input/data_formal_20240530-1342/meme/Animemes_san_20230323T035130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nimemes_san/status/1638750292358631426</text:p>
          </table:table-cell>
        </table:table-row>
        <table:table-row table:style-name="ro1">
          <table:table-cell office:value-type="string" calcext:value-type="string">
            <text:p>input/data_formal_20240530-1342/meme/animepowers123_20230206T145453/0.jpg</text:p>
          </table:table-cell>
          <table:table-cell office:value-type="string" calcext:value-type="string">
            <text:p>Pattern 1</text:p>
          </table:table-cell>
          <table:table-cell office:value-type="float" office:value="0.907429815262566" calcext:value-type="float">
            <text:p>0.907429815262566</text:p>
          </table:table-cell>
          <table:table-cell office:value-type="float" office:value="0.152420277467207" calcext:value-type="float">
            <text:p>0.152420277467207</text:p>
          </table:table-cell>
          <table:table-cell office:value-type="float" office:value="0.203770868226772" calcext:value-type="float">
            <text:p>0.203770868226772</text:p>
          </table:table-cell>
          <table:table-cell office:value-type="string" calcext:value-type="string">
            <text:p>https://twitter.com/animepowers123/status/1622609782959124480</text:p>
          </table:table-cell>
        </table:table-row>
        <table:table-row table:style-name="ro1">
          <table:table-cell office:value-type="string" calcext:value-type="string">
            <text:p>input/data_formal_20240530-1342/meme/animes_666_20230126T16523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nimes_666/status/1618653148595523585</text:p>
          </table:table-cell>
        </table:table-row>
        <table:table-row table:style-name="ro1">
          <table:table-cell office:value-type="string" calcext:value-type="string">
            <text:p>input/data_formal_20240530-1342/meme/animes_666_20230126T165616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nimes_666/status/1618654061473202181</text:p>
          </table:table-cell>
        </table:table-row>
        <table:table-row table:style-name="ro1">
          <table:table-cell office:value-type="string" calcext:value-type="string">
            <text:p>input/data_formal_20240530-1342/meme/animes_666_20230126T170228/0.jpg</text:p>
          </table:table-cell>
          <table:table-cell office:value-type="string" calcext:value-type="string">
            <text:p>Pattern 3</text:p>
          </table:table-cell>
          <table:table-cell office:value-type="float" office:value="0.907362952247311" calcext:value-type="float">
            <text:p>0.907362952247311</text:p>
          </table:table-cell>
          <table:table-cell office:value-type="float" office:value="0.169536380061162" calcext:value-type="float">
            <text:p>0.169536380061162</text:p>
          </table:table-cell>
          <table:table-cell office:value-type="float" office:value="0.521275498820119" calcext:value-type="float">
            <text:p>0.521275498820119</text:p>
          </table:table-cell>
          <table:table-cell office:value-type="string" calcext:value-type="string">
            <text:p>https://twitter.com/animes_666/status/1618655624237305856</text:p>
          </table:table-cell>
        </table:table-row>
        <table:table-row table:style-name="ro1">
          <table:table-cell office:value-type="string" calcext:value-type="string">
            <text:p>input/data_formal_20240530-1342/meme/animes_666_20230126T170501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nimes_666/status/1618656264736903169</text:p>
          </table:table-cell>
        </table:table-row>
        <table:table-row table:style-name="ro1">
          <table:table-cell office:value-type="string" calcext:value-type="string">
            <text:p>input/data_formal_20240530-1342/meme/AnimIllus_20230315T215834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nimIllus/status/1636124755647516673</text:p>
          </table:table-cell>
        </table:table-row>
        <table:table-row table:style-name="ro1">
          <table:table-cell office:value-type="string" calcext:value-type="string">
            <text:p>input/data_formal_20240530-1342/meme/ankit7138_20230106T070849/0.jpg</text:p>
          </table:table-cell>
          <table:table-cell office:value-type="string" calcext:value-type="string">
            <text:p>Pattern 3</text:p>
          </table:table-cell>
          <table:table-cell office:value-type="float" office:value="0.924049833797225" calcext:value-type="float">
            <text:p>0.924049833797225</text:p>
          </table:table-cell>
          <table:table-cell office:value-type="float" office:value="0.120854771664344" calcext:value-type="float">
            <text:p>0.120854771664344</text:p>
          </table:table-cell>
          <table:table-cell office:value-type="float" office:value="0.293425381033078" calcext:value-type="float">
            <text:p>0.293425381033078</text:p>
          </table:table-cell>
          <table:table-cell office:value-type="string" calcext:value-type="string">
            <text:p>https://twitter.com/ankit7138/status/1611258468823859205</text:p>
          </table:table-cell>
        </table:table-row>
        <table:table-row table:style-name="ro1">
          <table:table-cell office:value-type="string" calcext:value-type="string">
            <text:p>input/data_formal_20240530-1342/meme/ankitkomarr_20230206T13360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nkitkomarr/status/1622589964050649089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1815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nnaYod89596386/status/1607954055325786112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190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nnaYod89596386/status/1607954275761627137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013/0.jpg</text:p>
          </table:table-cell>
          <table:table-cell office:value-type="string" calcext:value-type="string">
            <text:p>Pattern 1</text:p>
          </table:table-cell>
          <table:table-cell office:value-type="float" office:value="0.915372418490993" calcext:value-type="float">
            <text:p>0.915372418490993</text:p>
          </table:table-cell>
          <table:table-cell office:value-type="float" office:value="0.213206016239497" calcext:value-type="float">
            <text:p>0.213206016239497</text:p>
          </table:table-cell>
          <table:table-cell office:value-type="float" office:value="0.178038636017997" calcext:value-type="float">
            <text:p>0.178038636017997</text:p>
          </table:table-cell>
          <table:table-cell office:value-type="string" calcext:value-type="string">
            <text:p>https://twitter.com/AnnaYod89596386/status/1607954547279859714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146/0.jpg</text:p>
          </table:table-cell>
          <table:table-cell office:value-type="string" calcext:value-type="string">
            <text:p>Pattern 6</text:p>
          </table:table-cell>
          <table:table-cell office:value-type="float" office:value="0.945031551101071" calcext:value-type="float">
            <text:p>0.945031551101071</text:p>
          </table:table-cell>
          <table:table-cell office:value-type="float" office:value="0.180599909873915" calcext:value-type="float">
            <text:p>0.180599909873915</text:p>
          </table:table-cell>
          <table:table-cell office:value-type="float" office:value="0.35181534859776" calcext:value-type="float">
            <text:p>0.35181534859776</text:p>
          </table:table-cell>
          <table:table-cell office:value-type="string" calcext:value-type="string">
            <text:p>https://twitter.com/AnnaYod89596386/status/1607954937455210496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232/0.jpg</text:p>
          </table:table-cell>
          <table:table-cell office:value-type="string" calcext:value-type="string">
            <text:p>Pattern 1</text:p>
          </table:table-cell>
          <table:table-cell office:value-type="float" office:value="0.90759557154706" calcext:value-type="float">
            <text:p>0.90759557154706</text:p>
          </table:table-cell>
          <table:table-cell office:value-type="float" office:value="0.199341579414308" calcext:value-type="float">
            <text:p>0.199341579414308</text:p>
          </table:table-cell>
          <table:table-cell office:value-type="float" office:value="0.305074289722598" calcext:value-type="float">
            <text:p>0.305074289722598</text:p>
          </table:table-cell>
          <table:table-cell office:value-type="string" calcext:value-type="string">
            <text:p>https://twitter.com/AnnaYod89596386/status/1607955130585841665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30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nnaYod89596386/status/1607955284105764864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345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nnaYod89596386/status/1607955439513124864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503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nnaYod89596386/status/1607955766073245696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532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nnaYod89596386/status/1607955888131678208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624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nnaYod89596386/status/1607956106319372289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747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nnaYod89596386/status/1607956455105208322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834/0.jpg</text:p>
          </table:table-cell>
          <table:table-cell office:value-type="string" calcext:value-type="string">
            <text:p>Pattern 3</text:p>
          </table:table-cell>
          <table:table-cell office:value-type="float" office:value="0.922092323674718" calcext:value-type="float">
            <text:p>0.922092323674718</text:p>
          </table:table-cell>
          <table:table-cell office:value-type="float" office:value="0.192508947585299" calcext:value-type="float">
            <text:p>0.192508947585299</text:p>
          </table:table-cell>
          <table:table-cell office:value-type="float" office:value="0.189470703317463" calcext:value-type="float">
            <text:p>0.189470703317463</text:p>
          </table:table-cell>
          <table:table-cell office:value-type="string" calcext:value-type="string">
            <text:p>https://twitter.com/AnnaYod89596386/status/1607956652338053126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915/0.jpg</text:p>
          </table:table-cell>
          <table:table-cell office:value-type="string" calcext:value-type="string">
            <text:p>Pattern 6</text:p>
          </table:table-cell>
          <table:table-cell office:value-type="float" office:value="0.939658389106879" calcext:value-type="float">
            <text:p>0.939658389106879</text:p>
          </table:table-cell>
          <table:table-cell office:value-type="float" office:value="0.289553483779488" calcext:value-type="float">
            <text:p>0.289553483779488</text:p>
          </table:table-cell>
          <table:table-cell office:value-type="float" office:value="0.355689484332581" calcext:value-type="float">
            <text:p>0.355689484332581</text:p>
          </table:table-cell>
          <table:table-cell office:value-type="string" calcext:value-type="string">
            <text:p>https://twitter.com/AnnaYod89596386/status/1607956822744342529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2957/0.jpg</text:p>
          </table:table-cell>
          <table:table-cell office:value-type="string" calcext:value-type="string">
            <text:p>Pattern 3</text:p>
          </table:table-cell>
          <table:table-cell office:value-type="float" office:value="0.895257967694471" calcext:value-type="float">
            <text:p>0.895257967694471</text:p>
          </table:table-cell>
          <table:table-cell office:value-type="float" office:value="0.254097135385987" calcext:value-type="float">
            <text:p>0.254097135385987</text:p>
          </table:table-cell>
          <table:table-cell office:value-type="float" office:value="0.395785506918317" calcext:value-type="float">
            <text:p>0.395785506918317</text:p>
          </table:table-cell>
          <table:table-cell office:value-type="string" calcext:value-type="string">
            <text:p>https://twitter.com/AnnaYod89596386/status/1607956996497580034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3037/0.jpg</text:p>
          </table:table-cell>
          <table:table-cell office:value-type="string" calcext:value-type="string">
            <text:p>Pattern 1</text:p>
          </table:table-cell>
          <table:table-cell office:value-type="float" office:value="0.924023173558887" calcext:value-type="float">
            <text:p>0.924023173558887</text:p>
          </table:table-cell>
          <table:table-cell office:value-type="float" office:value="0.2181361265831" calcext:value-type="float">
            <text:p>0.2181361265831</text:p>
          </table:table-cell>
          <table:table-cell office:value-type="float" office:value="0.265527884707223" calcext:value-type="float">
            <text:p>0.265527884707223</text:p>
          </table:table-cell>
          <table:table-cell office:value-type="string" calcext:value-type="string">
            <text:p>https://twitter.com/AnnaYod89596386/status/1607957167780290561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3127/0.jpg</text:p>
          </table:table-cell>
          <table:table-cell office:value-type="string" calcext:value-type="string">
            <text:p>Pattern 1</text:p>
          </table:table-cell>
          <table:table-cell office:value-type="float" office:value="0.913273438244041" calcext:value-type="float">
            <text:p>0.913273438244041</text:p>
          </table:table-cell>
          <table:table-cell office:value-type="float" office:value="0.268930764024656" calcext:value-type="float">
            <text:p>0.268930764024656</text:p>
          </table:table-cell>
          <table:table-cell office:value-type="float" office:value="0.233298468725858" calcext:value-type="float">
            <text:p>0.233298468725858</text:p>
          </table:table-cell>
          <table:table-cell office:value-type="string" calcext:value-type="string">
            <text:p>https://twitter.com/AnnaYod89596386/status/1607957375033524224</text:p>
          </table:table-cell>
        </table:table-row>
        <table:table-row table:style-name="ro1">
          <table:table-cell office:value-type="string" calcext:value-type="string">
            <text:p>input/data_formal_20240530-1342/meme/AnnaYod89596386_20221228T043156/0.jpg</text:p>
          </table:table-cell>
          <table:table-cell office:value-type="string" calcext:value-type="string">
            <text:p>Pattern 1</text:p>
          </table:table-cell>
          <table:table-cell office:value-type="float" office:value="0.906541447258825" calcext:value-type="float">
            <text:p>0.906541447258825</text:p>
          </table:table-cell>
          <table:table-cell office:value-type="float" office:value="0.189286717704496" calcext:value-type="float">
            <text:p>0.189286717704496</text:p>
          </table:table-cell>
          <table:table-cell office:value-type="float" office:value="0.191675295898326" calcext:value-type="float">
            <text:p>0.191675295898326</text:p>
          </table:table-cell>
          <table:table-cell office:value-type="string" calcext:value-type="string">
            <text:p>https://twitter.com/AnnaYod89596386/status/1607957498534690817</text:p>
          </table:table-cell>
        </table:table-row>
        <table:table-row table:style-name="ro1">
          <table:table-cell office:value-type="string" calcext:value-type="string">
            <text:p>input/data_formal_20240530-1342/meme/antisocialera_20230409T140956/0.jpg</text:p>
          </table:table-cell>
          <table:table-cell office:value-type="string" calcext:value-type="string">
            <text:p>Pattern 3</text:p>
          </table:table-cell>
          <table:table-cell office:value-type="float" office:value="0.856808975802949" calcext:value-type="float">
            <text:p>0.856808975802949</text:p>
          </table:table-cell>
          <table:table-cell office:value-type="float" office:value="0.222932185018206" calcext:value-type="float">
            <text:p>0.222932185018206</text:p>
          </table:table-cell>
          <table:table-cell office:value-type="float" office:value="0.55541945446108" calcext:value-type="float">
            <text:p>0.55541945446108</text:p>
          </table:table-cell>
          <table:table-cell office:value-type="string" calcext:value-type="string">
            <text:p>https://twitter.com/antisocialera/status/1645075199681806339</text:p>
          </table:table-cell>
        </table:table-row>
        <table:table-row table:style-name="ro1">
          <table:table-cell office:value-type="string" calcext:value-type="string">
            <text:p>input/data_formal_20240530-1342/meme/AnujChaudhary25_20230104T120504/0.jpg</text:p>
          </table:table-cell>
          <table:table-cell office:value-type="string" calcext:value-type="string">
            <text:p>Pattern 3</text:p>
          </table:table-cell>
          <table:table-cell office:value-type="float" office:value="0.884528722053933" calcext:value-type="float">
            <text:p>0.884528722053933</text:p>
          </table:table-cell>
          <table:table-cell office:value-type="float" office:value="0.169417879341708" calcext:value-type="float">
            <text:p>0.169417879341708</text:p>
          </table:table-cell>
          <table:table-cell office:value-type="float" office:value="0.448599278955347" calcext:value-type="float">
            <text:p>0.448599278955347</text:p>
          </table:table-cell>
          <table:table-cell office:value-type="string" calcext:value-type="string">
            <text:p>https://twitter.com/Vikas15656594/status/1610955792634503169</text:p>
          </table:table-cell>
        </table:table-row>
        <table:table-row table:style-name="ro1">
          <table:table-cell office:value-type="string" calcext:value-type="string">
            <text:p>input/data_formal_20240530-1342/meme/anxmvly_20230111T220124/0.jpg</text:p>
          </table:table-cell>
          <table:table-cell office:value-type="string" calcext:value-type="string">
            <text:p>Pattern 3</text:p>
          </table:table-cell>
          <table:table-cell office:value-type="float" office:value="0.894641305743234" calcext:value-type="float">
            <text:p>0.894641305743234</text:p>
          </table:table-cell>
          <table:table-cell office:value-type="float" office:value="0.524271654979526" calcext:value-type="float">
            <text:p>0.524271654979526</text:p>
          </table:table-cell>
          <table:table-cell office:value-type="float" office:value="0.421251064958832" calcext:value-type="float">
            <text:p>0.421251064958832</text:p>
          </table:table-cell>
          <table:table-cell office:value-type="string" calcext:value-type="string">
            <text:p>https://twitter.com/StayMaf/status/1613316939656593409</text:p>
          </table:table-cell>
        </table:table-row>
        <table:table-row table:style-name="ro1">
          <table:table-cell office:value-type="string" calcext:value-type="string">
            <text:p>input/data_formal_20240530-1342/meme/anyidea_20220526T000101/0.jpg</text:p>
          </table:table-cell>
          <table:table-cell office:value-type="string" calcext:value-type="string">
            <text:p>Pattern 1</text:p>
          </table:table-cell>
          <table:table-cell office:value-type="float" office:value="0.904429692256255" calcext:value-type="float">
            <text:p>0.904429692256255</text:p>
          </table:table-cell>
          <table:table-cell office:value-type="float" office:value="0.186006542592054" calcext:value-type="float">
            <text:p>0.186006542592054</text:p>
          </table:table-cell>
          <table:table-cell office:value-type="float" office:value="0.234321785159807" calcext:value-type="float">
            <text:p>0.234321785159807</text:p>
          </table:table-cell>
          <table:table-cell office:value-type="string" calcext:value-type="string">
            <text:p>https://twitter.com/anyidea/status/1611276754114719744</text:p>
          </table:table-cell>
        </table:table-row>
        <table:table-row table:style-name="ro1">
          <table:table-cell office:value-type="string" calcext:value-type="string">
            <text:p>input/data_formal_20240530-1342/meme/AR15COM_20230111T192912/0.jpg</text:p>
          </table:table-cell>
          <table:table-cell office:value-type="string" calcext:value-type="string">
            <text:p>Pattern 1</text:p>
          </table:table-cell>
          <table:table-cell office:value-type="float" office:value="0.885239048674344" calcext:value-type="float">
            <text:p>0.885239048674344</text:p>
          </table:table-cell>
          <table:table-cell office:value-type="float" office:value="0.0899916102150006" calcext:value-type="float">
            <text:p>0.0899916102150006</text:p>
          </table:table-cell>
          <table:table-cell office:value-type="float" office:value="0.289969395141304" calcext:value-type="float">
            <text:p>0.289969395141304</text:p>
          </table:table-cell>
          <table:table-cell office:value-type="string" calcext:value-type="string">
            <text:p>https://twitter.com/LegalLatino2022/status/1620962566049796099</text:p>
          </table:table-cell>
        </table:table-row>
        <table:table-row table:style-name="ro1">
          <table:table-cell office:value-type="string" calcext:value-type="string">
            <text:p>input/data_formal_20240530-1342/meme/AR15COM_20230201T231520/0.jpg</text:p>
          </table:table-cell>
          <table:table-cell office:value-type="string" calcext:value-type="string">
            <text:p>Pattern 6</text:p>
          </table:table-cell>
          <table:table-cell office:value-type="float" office:value="1.02724318630468" calcext:value-type="float">
            <text:p>1.02724318630468</text:p>
          </table:table-cell>
          <table:table-cell office:value-type="float" office:value="0.147401208408962" calcext:value-type="float">
            <text:p>0.147401208408962</text:p>
          </table:table-cell>
          <table:table-cell office:value-type="float" office:value="0.351215577535228" calcext:value-type="float">
            <text:p>0.351215577535228</text:p>
          </table:table-cell>
          <table:table-cell office:value-type="string" calcext:value-type="string">
            <text:p>https://twitter.com/No_step2A/status/1621002115639545856</text:p>
          </table:table-cell>
        </table:table-row>
        <table:table-row table:style-name="ro1">
          <table:table-cell office:value-type="string" calcext:value-type="string">
            <text:p>input/data_formal_20240530-1342/meme/arbinautz_20221227T131704/0.jpg</text:p>
          </table:table-cell>
          <table:table-cell office:value-type="string" calcext:value-type="string">
            <text:p>Pattern 3</text:p>
          </table:table-cell>
          <table:table-cell office:value-type="float" office:value="0.87390362885297" calcext:value-type="float">
            <text:p>0.87390362885297</text:p>
          </table:table-cell>
          <table:table-cell office:value-type="float" office:value="0.135212953014523" calcext:value-type="float">
            <text:p>0.135212953014523</text:p>
          </table:table-cell>
          <table:table-cell office:value-type="float" office:value="0.558615924083841" calcext:value-type="float">
            <text:p>0.558615924083841</text:p>
          </table:table-cell>
          <table:table-cell office:value-type="string" calcext:value-type="string">
            <text:p>https://twitter.com/JamesRo605/status/1607981989902286848</text:p>
          </table:table-cell>
        </table:table-row>
        <table:table-row table:style-name="ro1">
          <table:table-cell office:value-type="string" calcext:value-type="string">
            <text:p>input/data_formal_20240530-1342/meme/arbinautz_20221227T131704/1.jpg</text:p>
          </table:table-cell>
          <table:table-cell office:value-type="string" calcext:value-type="string">
            <text:p>Pattern 6</text:p>
          </table:table-cell>
          <table:table-cell office:value-type="float" office:value="0.887104918806608" calcext:value-type="float">
            <text:p>0.887104918806608</text:p>
          </table:table-cell>
          <table:table-cell office:value-type="float" office:value="0.169588483012638" calcext:value-type="float">
            <text:p>0.169588483012638</text:p>
          </table:table-cell>
          <table:table-cell office:value-type="float" office:value="0.547404436298788" calcext:value-type="float">
            <text:p>0.547404436298788</text:p>
          </table:table-cell>
          <table:table-cell office:value-type="string" calcext:value-type="string">
            <text:p>https://twitter.com/JamesRo605/status/1607981989902286848</text:p>
          </table:table-cell>
        </table:table-row>
        <table:table-row table:style-name="ro1">
          <table:table-cell office:value-type="string" calcext:value-type="string">
            <text:p>input/data_formal_20240530-1342/meme/arbinautz_20221227T131704/2.jpg</text:p>
          </table:table-cell>
          <table:table-cell office:value-type="string" calcext:value-type="string">
            <text:p>Pattern 6</text:p>
          </table:table-cell>
          <table:table-cell office:value-type="float" office:value="0.895312190236982" calcext:value-type="float">
            <text:p>0.895312190236982</text:p>
          </table:table-cell>
          <table:table-cell office:value-type="float" office:value="0.16180407277136" calcext:value-type="float">
            <text:p>0.16180407277136</text:p>
          </table:table-cell>
          <table:table-cell office:value-type="float" office:value="0.690124638986449" calcext:value-type="float">
            <text:p>0.690124638986449</text:p>
          </table:table-cell>
          <table:table-cell office:value-type="string" calcext:value-type="string">
            <text:p>https://twitter.com/JamesRo605/status/1607981989902286848</text:p>
          </table:table-cell>
        </table:table-row>
        <table:table-row table:style-name="ro1">
          <table:table-cell office:value-type="string" calcext:value-type="string">
            <text:p>input/data_formal_20240530-1342/meme/arbinautz_20221227T131704/3.jpg</text:p>
          </table:table-cell>
          <table:table-cell office:value-type="string" calcext:value-type="string">
            <text:p>Pattern 6</text:p>
          </table:table-cell>
          <table:table-cell office:value-type="float" office:value="0.838554915038923" calcext:value-type="float">
            <text:p>0.838554915038923</text:p>
          </table:table-cell>
          <table:table-cell office:value-type="float" office:value="0.150344685656404" calcext:value-type="float">
            <text:p>0.150344685656404</text:p>
          </table:table-cell>
          <table:table-cell office:value-type="float" office:value="0.792576206027385" calcext:value-type="float">
            <text:p>0.792576206027385</text:p>
          </table:table-cell>
          <table:table-cell office:value-type="string" calcext:value-type="string">
            <text:p>https://twitter.com/JamesRo605/status/1607981989902286848</text:p>
          </table:table-cell>
        </table:table-row>
        <table:table-row table:style-name="ro1">
          <table:table-cell office:value-type="string" calcext:value-type="string">
            <text:p>input/data_formal_20240530-1342/meme/ArifahSultan_20230106T054715/0.jpg</text:p>
          </table:table-cell>
          <table:table-cell office:value-type="string" calcext:value-type="string">
            <text:p>Pattern 1</text:p>
          </table:table-cell>
          <table:table-cell office:value-type="float" office:value="0.858963801767533" calcext:value-type="float">
            <text:p>0.858963801767533</text:p>
          </table:table-cell>
          <table:table-cell office:value-type="float" office:value="0.104376358912362" calcext:value-type="float">
            <text:p>0.104376358912362</text:p>
          </table:table-cell>
          <table:table-cell office:value-type="float" office:value="0.266479533576706" calcext:value-type="float">
            <text:p>0.266479533576706</text:p>
          </table:table-cell>
          <table:table-cell office:value-type="string" calcext:value-type="string">
            <text:p>https://twitter.com/ArifahSultan/status/1611237943674535937</text:p>
          </table:table-cell>
        </table:table-row>
        <table:table-row table:style-name="ro1">
          <table:table-cell office:value-type="string" calcext:value-type="string">
            <text:p>input/data_formal_20240530-1342/meme/ArkadeGroup_20230105T112353/0.jpg</text:p>
          </table:table-cell>
          <table:table-cell office:value-type="string" calcext:value-type="string">
            <text:p>Pattern 4</text:p>
          </table:table-cell>
          <table:table-cell office:value-type="float" office:value="0.783952081448485" calcext:value-type="float">
            <text:p>0.783952081448485</text:p>
          </table:table-cell>
          <table:table-cell office:value-type="float" office:value="0.134552767498419" calcext:value-type="float">
            <text:p>0.134552767498419</text:p>
          </table:table-cell>
          <table:table-cell office:value-type="float" office:value="0.738882287787169" calcext:value-type="float">
            <text:p>0.738882287787169</text:p>
          </table:table-cell>
          <table:table-cell office:value-type="string" calcext:value-type="string">
            <text:p>https://twitter.com/ArkadeGroup/status/1610960270373040130</text:p>
          </table:table-cell>
        </table:table-row>
        <table:table-row table:style-name="ro1">
          <table:table-cell office:value-type="string" calcext:value-type="string">
            <text:p>input/data_formal_20240530-1342/meme/arrowsedu_20230409T182710/0.jpg</text:p>
          </table:table-cell>
          <table:table-cell office:value-type="string" calcext:value-type="string">
            <text:p>Pattern 6</text:p>
          </table:table-cell>
          <table:table-cell office:value-type="float" office:value="0.86814033043412" calcext:value-type="float">
            <text:p>0.86814033043412</text:p>
          </table:table-cell>
          <table:table-cell office:value-type="float" office:value="0.143654643643913" calcext:value-type="float">
            <text:p>0.143654643643913</text:p>
          </table:table-cell>
          <table:table-cell office:value-type="float" office:value="0.555608350711135" calcext:value-type="float">
            <text:p>0.555608350711135</text:p>
          </table:table-cell>
          <table:table-cell office:value-type="string" calcext:value-type="string">
            <text:p>https://twitter.com/arrowsedu/status/1645131251492220928</text:p>
          </table:table-cell>
        </table:table-row>
        <table:table-row table:style-name="ro1">
          <table:table-cell office:value-type="string" calcext:value-type="string">
            <text:p>input/data_formal_20240530-1342/meme/artmiker_20230206T140001/0.jpg</text:p>
          </table:table-cell>
          <table:table-cell office:value-type="string" calcext:value-type="string">
            <text:p>Pattern 1</text:p>
          </table:table-cell>
          <table:table-cell office:value-type="float" office:value="0.946346754975104" calcext:value-type="float">
            <text:p>0.946346754975104</text:p>
          </table:table-cell>
          <table:table-cell office:value-type="float" office:value="0.268193318035301" calcext:value-type="float">
            <text:p>0.268193318035301</text:p>
          </table:table-cell>
          <table:table-cell office:value-type="float" office:value="0.271599245476915" calcext:value-type="float">
            <text:p>0.271599245476915</text:p>
          </table:table-cell>
          <table:table-cell office:value-type="string" calcext:value-type="string">
            <text:p>https://twitter.com/artmiker/status/1622595975557832704</text:p>
          </table:table-cell>
        </table:table-row>
        <table:table-row table:style-name="ro1">
          <table:table-cell office:value-type="string" calcext:value-type="string">
            <text:p>input/data_formal_20240530-1342/meme/ArtofNickTaylor_20230206T143225/0.jpg</text:p>
          </table:table-cell>
          <table:table-cell office:value-type="string" calcext:value-type="string">
            <text:p>Pattern 3</text:p>
          </table:table-cell>
          <table:table-cell office:value-type="float" office:value="0.859411703230024" calcext:value-type="float">
            <text:p>0.859411703230024</text:p>
          </table:table-cell>
          <table:table-cell office:value-type="float" office:value="0.160470843002557" calcext:value-type="float">
            <text:p>0.160470843002557</text:p>
          </table:table-cell>
          <table:table-cell office:value-type="float" office:value="0.266710419295002" calcext:value-type="float">
            <text:p>0.266710419295002</text:p>
          </table:table-cell>
          <table:table-cell office:value-type="string" calcext:value-type="string">
            <text:p>https://twitter.com/ArtofNickTaylor/status/1622604130253434881</text:p>
          </table:table-cell>
        </table:table-row>
        <table:table-row table:style-name="ro1">
          <table:table-cell office:value-type="string" calcext:value-type="string">
            <text:p>input/data_formal_20240530-1342/meme/As1997Sharma_20221228T005428/0.jpg</text:p>
          </table:table-cell>
          <table:table-cell office:value-type="string" calcext:value-type="string">
            <text:p>Pattern 3</text:p>
          </table:table-cell>
          <table:table-cell office:value-type="float" office:value="0.936958486403416" calcext:value-type="float">
            <text:p>0.936958486403416</text:p>
          </table:table-cell>
          <table:table-cell office:value-type="float" office:value="0.2910769483258" calcext:value-type="float">
            <text:p>0.2910769483258</text:p>
          </table:table-cell>
          <table:table-cell office:value-type="float" office:value="0.433482545647621" calcext:value-type="float">
            <text:p>0.433482545647621</text:p>
          </table:table-cell>
          <table:table-cell office:value-type="string" calcext:value-type="string">
            <text:p>https://twitter.com/As1997Sharma/status/1607902770048434176</text:p>
          </table:table-cell>
        </table:table-row>
        <table:table-row table:style-name="ro1">
          <table:table-cell office:value-type="string" calcext:value-type="string">
            <text:p>input/data_formal_20240530-1342/meme/Asap_SR20_20230202T032133/0.jpg</text:p>
          </table:table-cell>
          <table:table-cell office:value-type="string" calcext:value-type="string">
            <text:p>Pattern 1</text:p>
          </table:table-cell>
          <table:table-cell office:value-type="float" office:value="0.903224487825088" calcext:value-type="float">
            <text:p>0.903224487825088</text:p>
          </table:table-cell>
          <table:table-cell office:value-type="float" office:value="0.155841640363662" calcext:value-type="float">
            <text:p>0.155841640363662</text:p>
          </table:table-cell>
          <table:table-cell office:value-type="float" office:value="0.251992093498541" calcext:value-type="float">
            <text:p>0.251992093498541</text:p>
          </table:table-cell>
          <table:table-cell office:value-type="string" calcext:value-type="string">
            <text:p>https://twitter.com/Asap_SR20/status/1620985748823613441</text:p>
          </table:table-cell>
        </table:table-row>
        <table:table-row table:style-name="ro1">
          <table:table-cell office:value-type="string" calcext:value-type="string">
            <text:p>input/data_formal_20240530-1342/meme/Asherch7_20230206T121934/0.jpg</text:p>
          </table:table-cell>
          <table:table-cell office:value-type="string" calcext:value-type="string">
            <text:p>Pattern 1</text:p>
          </table:table-cell>
          <table:table-cell office:value-type="float" office:value="0.895220496932816" calcext:value-type="float">
            <text:p>0.895220496932816</text:p>
          </table:table-cell>
          <table:table-cell office:value-type="float" office:value="0.175750705209845" calcext:value-type="float">
            <text:p>0.175750705209845</text:p>
          </table:table-cell>
          <table:table-cell office:value-type="float" office:value="0.250844180577122" calcext:value-type="float">
            <text:p>0.250844180577122</text:p>
          </table:table-cell>
          <table:table-cell office:value-type="string" calcext:value-type="string">
            <text:p>https://twitter.com/Asherch7/status/1622570695359139845</text:p>
          </table:table-cell>
        </table:table-row>
        <table:table-row table:style-name="ro1">
          <table:table-cell office:value-type="string" calcext:value-type="string">
            <text:p>input/data_formal_20240530-1342/meme/AshHoshi_20230111T220116/0.jpg</text:p>
          </table:table-cell>
          <table:table-cell office:value-type="string" calcext:value-type="string">
            <text:p>Pattern 6</text:p>
          </table:table-cell>
          <table:table-cell office:value-type="float" office:value="0.972361067592696" calcext:value-type="float">
            <text:p>0.972361067592696</text:p>
          </table:table-cell>
          <table:table-cell office:value-type="float" office:value="0.128393727507086" calcext:value-type="float">
            <text:p>0.128393727507086</text:p>
          </table:table-cell>
          <table:table-cell office:value-type="float" office:value="0.418404816834914" calcext:value-type="float">
            <text:p>0.418404816834914</text:p>
          </table:table-cell>
          <table:table-cell office:value-type="string" calcext:value-type="string">
            <text:p>https://twitter.com/Qzico27/status/1613295775894867969</text:p>
          </table:table-cell>
        </table:table-row>
        <table:table-row table:style-name="ro1">
          <table:table-cell office:value-type="string" calcext:value-type="string">
            <text:p>input/data_formal_20240530-1342/meme/AshHoshi_20230111T220116/1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Qzico27/status/1613295775894867969</text:p>
          </table:table-cell>
        </table:table-row>
        <table:table-row table:style-name="ro1">
          <table:table-cell office:value-type="string" calcext:value-type="string">
            <text:p>input/data_formal_20240530-1342/meme/AshHoshi_20230111T220116/2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Qzico27/status/1613295775894867969</text:p>
          </table:table-cell>
        </table:table-row>
        <table:table-row table:style-name="ro1">
          <table:table-cell office:value-type="string" calcext:value-type="string">
            <text:p>input/data_formal_20240530-1342/meme/Ashu87482200_20230202T053927/0.jpg</text:p>
          </table:table-cell>
          <table:table-cell office:value-type="string" calcext:value-type="string">
            <text:p>Pattern 3</text:p>
          </table:table-cell>
          <table:table-cell office:value-type="float" office:value="0.908357232788366" calcext:value-type="float">
            <text:p>0.908357232788366</text:p>
          </table:table-cell>
          <table:table-cell office:value-type="float" office:value="0.186895289502926" calcext:value-type="float">
            <text:p>0.186895289502926</text:p>
          </table:table-cell>
          <table:table-cell office:value-type="float" office:value="0.398316713076617" calcext:value-type="float">
            <text:p>0.398316713076617</text:p>
          </table:table-cell>
          <table:table-cell office:value-type="string" calcext:value-type="string">
            <text:p>https://twitter.com/Ashu87482200/status/1621020452763373570</text:p>
          </table:table-cell>
        </table:table-row>
        <table:table-row table:style-name="ro1">
          <table:table-cell office:value-type="string" calcext:value-type="string">
            <text:p>input/data_formal_20240530-1342/meme/asligkm_20230123T122245/0.jpg</text:p>
          </table:table-cell>
          <table:table-cell office:value-type="string" calcext:value-type="string">
            <text:p>Pattern 3</text:p>
          </table:table-cell>
          <table:table-cell office:value-type="float" office:value="0.886731457765392" calcext:value-type="float">
            <text:p>0.886731457765392</text:p>
          </table:table-cell>
          <table:table-cell office:value-type="float" office:value="0.2886356719296" calcext:value-type="float">
            <text:p>0.2886356719296</text:p>
          </table:table-cell>
          <table:table-cell office:value-type="float" office:value="0.285740483815209" calcext:value-type="float">
            <text:p>0.285740483815209</text:p>
          </table:table-cell>
          <table:table-cell office:value-type="string" calcext:value-type="string">
            <text:p>https://twitter.com/asligkm/status/1617498066042646529</text:p>
          </table:table-cell>
        </table:table-row>
        <table:table-row table:style-name="ro1">
          <table:table-cell office:value-type="string" calcext:value-type="string">
            <text:p>input/data_formal_20240530-1342/meme/AssCoinASA_20230212T112830/0.jpg</text:p>
          </table:table-cell>
          <table:table-cell office:value-type="string" calcext:value-type="string">
            <text:p>Pattern 3</text:p>
          </table:table-cell>
          <table:table-cell office:value-type="float" office:value="0.88106520151346" calcext:value-type="float">
            <text:p>0.88106520151346</text:p>
          </table:table-cell>
          <table:table-cell office:value-type="float" office:value="0.137881425951258" calcext:value-type="float">
            <text:p>0.137881425951258</text:p>
          </table:table-cell>
          <table:table-cell office:value-type="float" office:value="0.70791853379036" calcext:value-type="float">
            <text:p>0.70791853379036</text:p>
          </table:table-cell>
          <table:table-cell office:value-type="string" calcext:value-type="string">
            <text:p>https://twitter.com/ayiokofi/status/1624810162350350337</text:p>
          </table:table-cell>
        </table:table-row>
        <table:table-row table:style-name="ro1">
          <table:table-cell office:value-type="string" calcext:value-type="string">
            <text:p>input/data_formal_20240530-1342/meme/associatte_20221228T035443/0.jpg</text:p>
          </table:table-cell>
          <table:table-cell office:value-type="string" calcext:value-type="string">
            <text:p>Pattern 6</text:p>
          </table:table-cell>
          <table:table-cell office:value-type="float" office:value="0.895528394959266" calcext:value-type="float">
            <text:p>0.895528394959266</text:p>
          </table:table-cell>
          <table:table-cell office:value-type="float" office:value="0.17803689293423" calcext:value-type="float">
            <text:p>0.17803689293423</text:p>
          </table:table-cell>
          <table:table-cell office:value-type="float" office:value="0.66408397339776" calcext:value-type="float">
            <text:p>0.66408397339776</text:p>
          </table:table-cell>
          <table:table-cell office:value-type="string" calcext:value-type="string">
            <text:p>https://twitter.com/associatte/status/1607948132075327491</text:p>
          </table:table-cell>
        </table:table-row>
        <table:table-row table:style-name="ro1">
          <table:table-cell office:value-type="string" calcext:value-type="string">
            <text:p>input/data_formal_20240530-1342/meme/Asui51251296_20230315T215746/0.jpg</text:p>
          </table:table-cell>
          <table:table-cell office:value-type="string" calcext:value-type="string">
            <text:p>Pattern 3</text:p>
          </table:table-cell>
          <table:table-cell office:value-type="float" office:value="0.901925884974018" calcext:value-type="float">
            <text:p>0.901925884974018</text:p>
          </table:table-cell>
          <table:table-cell office:value-type="float" office:value="0.237831107331976" calcext:value-type="float">
            <text:p>0.237831107331976</text:p>
          </table:table-cell>
          <table:table-cell office:value-type="float" office:value="0.462796933165229" calcext:value-type="float">
            <text:p>0.462796933165229</text:p>
          </table:table-cell>
          <table:table-cell office:value-type="string" calcext:value-type="string">
            <text:p>https://twitter.com/Asui51251296/status/1636124557731037186</text:p>
          </table:table-cell>
        </table:table-row>
        <table:table-row table:style-name="ro1">
          <table:table-cell office:value-type="string" calcext:value-type="string">
            <text:p>input/data_formal_20240530-1342/meme/AsuzuReincarnat_20230315T121023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liaNabalu/status/1636153824141512704</text:p>
          </table:table-cell>
        </table:table-row>
        <table:table-row table:style-name="ro1">
          <table:table-cell office:value-type="string" calcext:value-type="string">
            <text:p>input/data_formal_20240530-1342/meme/ATruefarm_20230105T114508/0.jpg</text:p>
          </table:table-cell>
          <table:table-cell office:value-type="string" calcext:value-type="string">
            <text:p>Pattern 6</text:p>
          </table:table-cell>
          <table:table-cell office:value-type="float" office:value="0.933058753943487" calcext:value-type="float">
            <text:p>0.933058753943487</text:p>
          </table:table-cell>
          <table:table-cell office:value-type="float" office:value="0.145651943800142" calcext:value-type="float">
            <text:p>0.145651943800142</text:p>
          </table:table-cell>
          <table:table-cell office:value-type="float" office:value="0.485327480431123" calcext:value-type="float">
            <text:p>0.485327480431123</text:p>
          </table:table-cell>
          <table:table-cell office:value-type="string" calcext:value-type="string">
            <text:p>https://twitter.com/ATruefarm/status/1610965620954378240</text:p>
          </table:table-cell>
        </table:table-row>
        <table:table-row table:style-name="ro1">
          <table:table-cell office:value-type="string" calcext:value-type="string">
            <text:p>input/data_formal_20240530-1342/meme/AtteroIndia_20230105T102534/0.jpg</text:p>
          </table:table-cell>
          <table:table-cell office:value-type="string" calcext:value-type="string">
            <text:p>Pattern 4</text:p>
          </table:table-cell>
          <table:table-cell office:value-type="float" office:value="0.805035625634297" calcext:value-type="float">
            <text:p>0.805035625634297</text:p>
          </table:table-cell>
          <table:table-cell office:value-type="float" office:value="0.0796815082074677" calcext:value-type="float">
            <text:p>0.0796815082074677</text:p>
          </table:table-cell>
          <table:table-cell office:value-type="float" office:value="0.81160613722036" calcext:value-type="float">
            <text:p>0.81160613722036</text:p>
          </table:table-cell>
          <table:table-cell office:value-type="string" calcext:value-type="string">
            <text:p>https://twitter.com/hjtweetz/status/1610956986228539393</text:p>
          </table:table-cell>
        </table:table-row>
        <table:table-row table:style-name="ro1">
          <table:table-cell office:value-type="string" calcext:value-type="string">
            <text:p>input/data_formal_20240530-1342/meme/AUThorAndJazz_20230111T220130/0.jpg</text:p>
          </table:table-cell>
          <table:table-cell office:value-type="string" calcext:value-type="string">
            <text:p>Pattern 1</text:p>
          </table:table-cell>
          <table:table-cell office:value-type="float" office:value="0.890043804444263" calcext:value-type="float">
            <text:p>0.890043804444263</text:p>
          </table:table-cell>
          <table:table-cell office:value-type="float" office:value="0.129381617033281" calcext:value-type="float">
            <text:p>0.129381617033281</text:p>
          </table:table-cell>
          <table:table-cell office:value-type="float" office:value="0.175592596989227" calcext:value-type="float">
            <text:p>0.175592596989227</text:p>
          </table:table-cell>
          <table:table-cell office:value-type="string" calcext:value-type="string">
            <text:p>https://twitter.com/AUThorAndJazz/status/1613295058991603715</text:p>
          </table:table-cell>
        </table:table-row>
        <table:table-row table:style-name="ro1">
          <table:table-cell office:value-type="string" calcext:value-type="string">
            <text:p>input/data_formal_20240530-1342/meme/Avavrs_20230106T042211/0.jpg</text:p>
          </table:table-cell>
          <table:table-cell office:value-type="string" calcext:value-type="string">
            <text:p>Pattern 1</text:p>
          </table:table-cell>
          <table:table-cell office:value-type="float" office:value="0.877051667197805" calcext:value-type="float">
            <text:p>0.877051667197805</text:p>
          </table:table-cell>
          <table:table-cell office:value-type="float" office:value="0.230014913103833" calcext:value-type="float">
            <text:p>0.230014913103833</text:p>
          </table:table-cell>
          <table:table-cell office:value-type="float" office:value="0.291778864126943" calcext:value-type="float">
            <text:p>0.291778864126943</text:p>
          </table:table-cell>
          <table:table-cell office:value-type="string" calcext:value-type="string">
            <text:p>https://twitter.com/SheguchiKazuya/status/1611273962042044418</text:p>
          </table:table-cell>
        </table:table-row>
        <table:table-row table:style-name="ro1">
          <table:table-cell office:value-type="string" calcext:value-type="string">
            <text:p>input/data_formal_20240530-1342/meme/aveaiofficial_20230205T080154/0.jpg</text:p>
          </table:table-cell>
          <table:table-cell office:value-type="string" calcext:value-type="string">
            <text:p>Pattern 3</text:p>
          </table:table-cell>
          <table:table-cell office:value-type="float" office:value="0.895848126830105" calcext:value-type="float">
            <text:p>0.895848126830105</text:p>
          </table:table-cell>
          <table:table-cell office:value-type="float" office:value="0.212157253035695" calcext:value-type="float">
            <text:p>0.212157253035695</text:p>
          </table:table-cell>
          <table:table-cell office:value-type="float" office:value="0.547823220194279" calcext:value-type="float">
            <text:p>0.547823220194279</text:p>
          </table:table-cell>
          <table:table-cell office:value-type="string" calcext:value-type="string">
            <text:p>https://twitter.com/Kafanariskiobbi/status/1622622662832037889</text:p>
          </table:table-cell>
        </table:table-row>
        <table:table-row table:style-name="ro1">
          <table:table-cell office:value-type="string" calcext:value-type="string">
            <text:p>input/data_formal_20240530-1342/meme/aveaiofficial_20230206T111704/0.jpg</text:p>
          </table:table-cell>
          <table:table-cell office:value-type="string" calcext:value-type="string">
            <text:p>Pattern 3</text:p>
          </table:table-cell>
          <table:table-cell office:value-type="float" office:value="0.857421518096399" calcext:value-type="float">
            <text:p>0.857421518096399</text:p>
          </table:table-cell>
          <table:table-cell office:value-type="float" office:value="0.13760807122813" calcext:value-type="float">
            <text:p>0.13760807122813</text:p>
          </table:table-cell>
          <table:table-cell office:value-type="float" office:value="0.655575375513962" calcext:value-type="float">
            <text:p>0.655575375513962</text:p>
          </table:table-cell>
          <table:table-cell office:value-type="string" calcext:value-type="string">
            <text:p>https://twitter.com/SurajSatwal2/status/1622554967595966469</text:p>
          </table:table-cell>
        </table:table-row>
        <table:table-row table:style-name="ro1">
          <table:table-cell office:value-type="string" calcext:value-type="string">
            <text:p>input/data_formal_20240530-1342/meme/awais_ki_memees_20230206T140358/0.jpg</text:p>
          </table:table-cell>
          <table:table-cell office:value-type="string" calcext:value-type="string">
            <text:p>Pattern 6</text:p>
          </table:table-cell>
          <table:table-cell office:value-type="float" office:value="0.923217119044193" calcext:value-type="float">
            <text:p>0.923217119044193</text:p>
          </table:table-cell>
          <table:table-cell office:value-type="float" office:value="0.273271018764147" calcext:value-type="float">
            <text:p>0.273271018764147</text:p>
          </table:table-cell>
          <table:table-cell office:value-type="float" office:value="0.329349016487129" calcext:value-type="float">
            <text:p>0.329349016487129</text:p>
          </table:table-cell>
          <table:table-cell office:value-type="string" calcext:value-type="string">
            <text:p>https://twitter.com/awais_ki_memees/status/1622596967455985665</text:p>
          </table:table-cell>
        </table:table-row>
        <table:table-row table:style-name="ro1">
          <table:table-cell office:value-type="string" calcext:value-type="string">
            <text:p>input/data_formal_20240530-1342/meme/AwakeNotWoke_UK_20230112T204249/0.jpg</text:p>
          </table:table-cell>
          <table:table-cell office:value-type="string" calcext:value-type="string">
            <text:p>Pattern 1</text:p>
          </table:table-cell>
          <table:table-cell office:value-type="float" office:value="0.853362671794524" calcext:value-type="float">
            <text:p>0.853362671794524</text:p>
          </table:table-cell>
          <table:table-cell office:value-type="float" office:value="0.188211516774383" calcext:value-type="float">
            <text:p>0.188211516774383</text:p>
          </table:table-cell>
          <table:table-cell office:value-type="float" office:value="0.151990893191765" calcext:value-type="float">
            <text:p>0.151990893191765</text:p>
          </table:table-cell>
          <table:table-cell office:value-type="string" calcext:value-type="string">
            <text:p>https://twitter.com/AwakeNotWoke_UK/status/1613637646479237135</text:p>
          </table:table-cell>
        </table:table-row>
        <table:table-row table:style-name="ro1">
          <table:table-cell office:value-type="string" calcext:value-type="string">
            <text:p>input/data_formal_20240530-1342/meme/aXQuince_20230129T185107/0.jpg</text:p>
          </table:table-cell>
          <table:table-cell office:value-type="string" calcext:value-type="string">
            <text:p>Pattern 6</text:p>
          </table:table-cell>
          <table:table-cell office:value-type="float" office:value="0.85554747010492" calcext:value-type="float">
            <text:p>0.85554747010492</text:p>
          </table:table-cell>
          <table:table-cell office:value-type="float" office:value="0.210874989509518" calcext:value-type="float">
            <text:p>0.210874989509518</text:p>
          </table:table-cell>
          <table:table-cell office:value-type="float" office:value="0.350935341634431" calcext:value-type="float">
            <text:p>0.350935341634431</text:p>
          </table:table-cell>
          <table:table-cell office:value-type="string" calcext:value-type="string">
            <text:p>https://twitter.com/Johanshashith02/status/1622590099912536071</text:p>
          </table:table-cell>
        </table:table-row>
        <table:table-row table:style-name="ro1">
          <table:table-cell office:value-type="string" calcext:value-type="string">
            <text:p>input/data_formal_20240530-1342/meme/ayursesha_20230106T052534/0.jpg</text:p>
          </table:table-cell>
          <table:table-cell office:value-type="string" calcext:value-type="string">
            <text:p>Pattern 1</text:p>
          </table:table-cell>
          <table:table-cell office:value-type="float" office:value="0.907484017660789" calcext:value-type="float">
            <text:p>0.907484017660789</text:p>
          </table:table-cell>
          <table:table-cell office:value-type="float" office:value="0.0999867471611073" calcext:value-type="float">
            <text:p>0.0999867471611073</text:p>
          </table:table-cell>
          <table:table-cell office:value-type="float" office:value="0.410808696284851" calcext:value-type="float">
            <text:p>0.410808696284851</text:p>
          </table:table-cell>
          <table:table-cell office:value-type="string" calcext:value-type="string">
            <text:p>https://twitter.com/ayursesha/status/1611232483626057728</text:p>
          </table:table-cell>
        </table:table-row>
        <table:table-row table:style-name="ro1">
          <table:table-cell office:value-type="string" calcext:value-type="string">
            <text:p>input/data_formal_20240530-1342/meme/ayursesha_20230106T052534/1.jpg</text:p>
          </table:table-cell>
          <table:table-cell office:value-type="string" calcext:value-type="string">
            <text:p>Pattern 4</text:p>
          </table:table-cell>
          <table:table-cell office:value-type="float" office:value="1.00036254260038" calcext:value-type="float">
            <text:p>1.00036254260038</text:p>
          </table:table-cell>
          <table:table-cell office:value-type="float" office:value="0.0912265078322747" calcext:value-type="float">
            <text:p>0.0912265078322747</text:p>
          </table:table-cell>
          <table:table-cell office:value-type="float" office:value="0.474585234845593" calcext:value-type="float">
            <text:p>0.474585234845593</text:p>
          </table:table-cell>
          <table:table-cell office:value-type="string" calcext:value-type="string">
            <text:p>https://twitter.com/ayursesha/status/1611232483626057728</text:p>
          </table:table-cell>
        </table:table-row>
        <table:table-row table:style-name="ro1">
          <table:table-cell office:value-type="string" calcext:value-type="string">
            <text:p>input/data_formal_20240530-1342/meme/azmeryapat_20230201T034413/0.jpg</text:p>
          </table:table-cell>
          <table:table-cell office:value-type="string" calcext:value-type="string">
            <text:p>Pattern 1</text:p>
          </table:table-cell>
          <table:table-cell office:value-type="float" office:value="0.91984105196829" calcext:value-type="float">
            <text:p>0.91984105196829</text:p>
          </table:table-cell>
          <table:table-cell office:value-type="float" office:value="0.12646236503305" calcext:value-type="float">
            <text:p>0.12646236503305</text:p>
          </table:table-cell>
          <table:table-cell office:value-type="float" office:value="0.110512372877762" calcext:value-type="float">
            <text:p>0.110512372877762</text:p>
          </table:table-cell>
          <table:table-cell office:value-type="string" calcext:value-type="string">
            <text:p>https://twitter.com/ren_itsumi/status/1620933884576780288</text:p>
          </table:table-cell>
        </table:table-row>
        <table:table-row table:style-name="ro1">
          <table:table-cell office:value-type="string" calcext:value-type="string">
            <text:p>input/data_formal_20240530-1342/meme/azmeryapat_20230202T023503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McmillonBrenlee/status/1620976079006760960</text:p>
          </table:table-cell>
        </table:table-row>
        <table:table-row table:style-name="ro1">
          <table:table-cell office:value-type="string" calcext:value-type="string">
            <text:p>input/data_formal_20240530-1342/meme/azmeryapat_20230315T063101/0.jpg</text:p>
          </table:table-cell>
          <table:table-cell office:value-type="string" calcext:value-type="string">
            <text:p>Pattern 6</text:p>
          </table:table-cell>
          <table:table-cell office:value-type="float" office:value="0.931540135058622" calcext:value-type="float">
            <text:p>0.931540135058622</text:p>
          </table:table-cell>
          <table:table-cell office:value-type="float" office:value="0.15836339050164" calcext:value-type="float">
            <text:p>0.15836339050164</text:p>
          </table:table-cell>
          <table:table-cell office:value-type="float" office:value="0.248286615653256" calcext:value-type="float">
            <text:p>0.248286615653256</text:p>
          </table:table-cell>
          <table:table-cell office:value-type="string" calcext:value-type="string">
            <text:p>https://twitter.com/Jasmine73755071/status/1636102041071132672</text:p>
          </table:table-cell>
        </table:table-row>
        <table:table-row table:style-name="ro1">
          <table:table-cell office:value-type="string" calcext:value-type="string">
            <text:p>input/data_formal_20240530-1342/meme/azzyhomebrew_20230106T041225/0.jpg</text:p>
          </table:table-cell>
          <table:table-cell office:value-type="string" calcext:value-type="string">
            <text:p>Pattern 3</text:p>
          </table:table-cell>
          <table:table-cell office:value-type="float" office:value="0.895917275882505" calcext:value-type="float">
            <text:p>0.895917275882505</text:p>
          </table:table-cell>
          <table:table-cell office:value-type="float" office:value="0.158746500349496" calcext:value-type="float">
            <text:p>0.158746500349496</text:p>
          </table:table-cell>
          <table:table-cell office:value-type="float" office:value="0.53390386746241" calcext:value-type="float">
            <text:p>0.53390386746241</text:p>
          </table:table-cell>
          <table:table-cell office:value-type="string" calcext:value-type="string">
            <text:p>https://twitter.com/DnDGoblin/status/1611278502212390914</text:p>
          </table:table-cell>
        </table:table-row>
        <table:table-row table:style-name="ro1">
          <table:table-cell office:value-type="string" calcext:value-type="string">
            <text:p>input/data_formal_20240530-1342/meme/azzyhomebrew_20230201T042009/0.jpg</text:p>
          </table:table-cell>
          <table:table-cell office:value-type="string" calcext:value-type="string">
            <text:p>Pattern 6</text:p>
          </table:table-cell>
          <table:table-cell office:value-type="float" office:value="0.878957310090554" calcext:value-type="float">
            <text:p>0.878957310090554</text:p>
          </table:table-cell>
          <table:table-cell office:value-type="float" office:value="0.14292085411987" calcext:value-type="float">
            <text:p>0.14292085411987</text:p>
          </table:table-cell>
          <table:table-cell office:value-type="float" office:value="0.326622581427397" calcext:value-type="float">
            <text:p>0.326622581427397</text:p>
          </table:table-cell>
          <table:table-cell office:value-type="string" calcext:value-type="string">
            <text:p>https://twitter.com/UllarWarlord/status/1620989787497693184</text:p>
          </table:table-cell>
        </table:table-row>
        <table:table-row table:style-name="ro1">
          <table:table-cell office:value-type="string" calcext:value-type="string">
            <text:p>input/data_formal_20240530-1342/meme/azzyhomebrew_20230206T125718/0.jpg</text:p>
          </table:table-cell>
          <table:table-cell office:value-type="string" calcext:value-type="string">
            <text:p>Pattern 1</text:p>
          </table:table-cell>
          <table:table-cell office:value-type="float" office:value="0.905771659700949" calcext:value-type="float">
            <text:p>0.905771659700949</text:p>
          </table:table-cell>
          <table:table-cell office:value-type="float" office:value="0.122579852624568" calcext:value-type="float">
            <text:p>0.122579852624568</text:p>
          </table:table-cell>
          <table:table-cell office:value-type="float" office:value="0.272381241166644" calcext:value-type="float">
            <text:p>0.272381241166644</text:p>
          </table:table-cell>
          <table:table-cell office:value-type="string" calcext:value-type="string">
            <text:p>https://twitter.com/azzyhomebrew/status/1622580193826070530</text:p>
          </table:table-cell>
        </table:table-row>
        <table:table-row table:style-name="ro1">
          <table:table-cell office:value-type="string" calcext:value-type="string">
            <text:p>input/data_formal_20240530-1342/meme/BaBlahComics_20230105T113049/0.jpg</text:p>
          </table:table-cell>
          <table:table-cell office:value-type="string" calcext:value-type="string">
            <text:p>Pattern 6</text:p>
          </table:table-cell>
          <table:table-cell office:value-type="float" office:value="0.920818535199574" calcext:value-type="float">
            <text:p>0.920818535199574</text:p>
          </table:table-cell>
          <table:table-cell office:value-type="float" office:value="0.132218265983847" calcext:value-type="float">
            <text:p>0.132218265983847</text:p>
          </table:table-cell>
          <table:table-cell office:value-type="float" office:value="0.392465643047669" calcext:value-type="float">
            <text:p>0.392465643047669</text:p>
          </table:table-cell>
          <table:table-cell office:value-type="string" calcext:value-type="string">
            <text:p>https://twitter.com/BaBlahComics/status/1610962016927379457</text:p>
          </table:table-cell>
        </table:table-row>
        <table:table-row table:style-name="ro1">
          <table:table-cell office:value-type="string" calcext:value-type="string">
            <text:p>input/data_formal_20240530-1342/meme/BaBlahComics_20230105T113049/1.jpg</text:p>
          </table:table-cell>
          <table:table-cell office:value-type="string" calcext:value-type="string">
            <text:p>Pattern 6</text:p>
          </table:table-cell>
          <table:table-cell office:value-type="float" office:value="0.946657917629883" calcext:value-type="float">
            <text:p>0.946657917629883</text:p>
          </table:table-cell>
          <table:table-cell office:value-type="float" office:value="0.0770070082640858" calcext:value-type="float">
            <text:p>0.0770070082640858</text:p>
          </table:table-cell>
          <table:table-cell office:value-type="float" office:value="0.361571657988305" calcext:value-type="float">
            <text:p>0.361571657988305</text:p>
          </table:table-cell>
          <table:table-cell office:value-type="string" calcext:value-type="string">
            <text:p>https://twitter.com/BaBlahComics/status/1610962016927379457</text:p>
          </table:table-cell>
        </table:table-row>
        <table:table-row table:style-name="ro1">
          <table:table-cell office:value-type="string" calcext:value-type="string">
            <text:p>input/data_formal_20240530-1342/meme/BaBlahComics_20230201T112354/0.jpg</text:p>
          </table:table-cell>
          <table:table-cell office:value-type="string" calcext:value-type="string">
            <text:p>Pattern 3</text:p>
          </table:table-cell>
          <table:table-cell office:value-type="float" office:value="0.899834693963503" calcext:value-type="float">
            <text:p>0.899834693963503</text:p>
          </table:table-cell>
          <table:table-cell office:value-type="float" office:value="0.168579112125837" calcext:value-type="float">
            <text:p>0.168579112125837</text:p>
          </table:table-cell>
          <table:table-cell office:value-type="float" office:value="0.346552284698934" calcext:value-type="float">
            <text:p>0.346552284698934</text:p>
          </table:table-cell>
          <table:table-cell office:value-type="string" calcext:value-type="string">
            <text:p>https://twitter.com/BaBlahComics/status/1620744746238095360</text:p>
          </table:table-cell>
        </table:table-row>
        <table:table-row table:style-name="ro1">
          <table:table-cell office:value-type="string" calcext:value-type="string">
            <text:p>input/data_formal_20240530-1342/meme/BaBlahComics_20230201T112354/1.jpg</text:p>
          </table:table-cell>
          <table:table-cell office:value-type="string" calcext:value-type="string">
            <text:p>Pattern 6</text:p>
          </table:table-cell>
          <table:table-cell office:value-type="float" office:value="0.919372725993339" calcext:value-type="float">
            <text:p>0.919372725993339</text:p>
          </table:table-cell>
          <table:table-cell office:value-type="float" office:value="0.130617766173715" calcext:value-type="float">
            <text:p>0.130617766173715</text:p>
          </table:table-cell>
          <table:table-cell office:value-type="float" office:value="0.375910482224542" calcext:value-type="float">
            <text:p>0.375910482224542</text:p>
          </table:table-cell>
          <table:table-cell office:value-type="string" calcext:value-type="string">
            <text:p>https://twitter.com/BaBlahComics/status/1620744746238095360</text:p>
          </table:table-cell>
        </table:table-row>
        <table:table-row table:style-name="ro1">
          <table:table-cell office:value-type="string" calcext:value-type="string">
            <text:p>input/data_formal_20240530-1342/meme/BaBlahComics_20230201T112354/2.jpg</text:p>
          </table:table-cell>
          <table:table-cell office:value-type="string" calcext:value-type="string">
            <text:p>Pattern 6</text:p>
          </table:table-cell>
          <table:table-cell office:value-type="float" office:value="1.01176711680318" calcext:value-type="float">
            <text:p>1.01176711680318</text:p>
          </table:table-cell>
          <table:table-cell office:value-type="float" office:value="0.0563008550232928" calcext:value-type="float">
            <text:p>0.0563008550232928</text:p>
          </table:table-cell>
          <table:table-cell office:value-type="float" office:value="0.550995181529006" calcext:value-type="float">
            <text:p>0.550995181529006</text:p>
          </table:table-cell>
          <table:table-cell office:value-type="string" calcext:value-type="string">
            <text:p>https://twitter.com/BaBlahComics/status/1620744746238095360</text:p>
          </table:table-cell>
        </table:table-row>
        <table:table-row table:style-name="ro1">
          <table:table-cell office:value-type="string" calcext:value-type="string">
            <text:p>input/data_formal_20240530-1342/meme/BaBlahComics_20230206T112348/0.jpg</text:p>
          </table:table-cell>
          <table:table-cell office:value-type="string" calcext:value-type="string">
            <text:p>Pattern 1</text:p>
          </table:table-cell>
          <table:table-cell office:value-type="float" office:value="0.941247596682099" calcext:value-type="float">
            <text:p>0.941247596682099</text:p>
          </table:table-cell>
          <table:table-cell office:value-type="float" office:value="0.142564423082408" calcext:value-type="float">
            <text:p>0.142564423082408</text:p>
          </table:table-cell>
          <table:table-cell office:value-type="float" office:value="0.349534270869135" calcext:value-type="float">
            <text:p>0.349534270869135</text:p>
          </table:table-cell>
          <table:table-cell office:value-type="string" calcext:value-type="string">
            <text:p>https://twitter.com/BaBlahComics/status/1622556662136725506</text:p>
          </table:table-cell>
        </table:table-row>
        <table:table-row table:style-name="ro1">
          <table:table-cell office:value-type="string" calcext:value-type="string">
            <text:p>input/data_formal_20240530-1342/meme/BaBlahComics_20230206T112348/1.jpg</text:p>
          </table:table-cell>
          <table:table-cell office:value-type="string" calcext:value-type="string">
            <text:p>Pattern 1</text:p>
          </table:table-cell>
          <table:table-cell office:value-type="float" office:value="0.914900904419847" calcext:value-type="float">
            <text:p>0.914900904419847</text:p>
          </table:table-cell>
          <table:table-cell office:value-type="float" office:value="0.176906636531043" calcext:value-type="float">
            <text:p>0.176906636531043</text:p>
          </table:table-cell>
          <table:table-cell office:value-type="float" office:value="0.158363631459986" calcext:value-type="float">
            <text:p>0.158363631459986</text:p>
          </table:table-cell>
          <table:table-cell office:value-type="string" calcext:value-type="string">
            <text:p>https://twitter.com/BaBlahComics/status/1622556662136725506</text:p>
          </table:table-cell>
        </table:table-row>
        <table:table-row table:style-name="ro1">
          <table:table-cell office:value-type="string" calcext:value-type="string">
            <text:p>input/data_formal_20240530-1342/meme/BaBlahComics_20230206T112348/2.jpg</text:p>
          </table:table-cell>
          <table:table-cell office:value-type="string" calcext:value-type="string">
            <text:p>Pattern 6</text:p>
          </table:table-cell>
          <table:table-cell office:value-type="float" office:value="0.948499819925114" calcext:value-type="float">
            <text:p>0.948499819925114</text:p>
          </table:table-cell>
          <table:table-cell office:value-type="float" office:value="0.165862170143903" calcext:value-type="float">
            <text:p>0.165862170143903</text:p>
          </table:table-cell>
          <table:table-cell office:value-type="float" office:value="0.331320443146767" calcext:value-type="float">
            <text:p>0.331320443146767</text:p>
          </table:table-cell>
          <table:table-cell office:value-type="string" calcext:value-type="string">
            <text:p>https://twitter.com/BaBlahComics/status/1622556662136725506</text:p>
          </table:table-cell>
        </table:table-row>
        <table:table-row table:style-name="ro1">
          <table:table-cell office:value-type="string" calcext:value-type="string">
            <text:p>input/data_formal_20240530-1342/meme/BaBlahComics_20230206T112348/3.jpg</text:p>
          </table:table-cell>
          <table:table-cell office:value-type="string" calcext:value-type="string">
            <text:p>Pattern 6</text:p>
          </table:table-cell>
          <table:table-cell office:value-type="float" office:value="0.998668565134162" calcext:value-type="float">
            <text:p>0.998668565134162</text:p>
          </table:table-cell>
          <table:table-cell office:value-type="float" office:value="0.148110992558068" calcext:value-type="float">
            <text:p>0.148110992558068</text:p>
          </table:table-cell>
          <table:table-cell office:value-type="float" office:value="0.32106552208833" calcext:value-type="float">
            <text:p>0.32106552208833</text:p>
          </table:table-cell>
          <table:table-cell office:value-type="string" calcext:value-type="string">
            <text:p>https://twitter.com/BaBlahComics/status/1622556662136725506</text:p>
          </table:table-cell>
        </table:table-row>
        <table:table-row table:style-name="ro1">
          <table:table-cell office:value-type="string" calcext:value-type="string">
            <text:p>input/data_formal_20240530-1342/meme/BabyShi_Token_20230206T122657/0.jpg</text:p>
          </table:table-cell>
          <table:table-cell office:value-type="string" calcext:value-type="string">
            <text:p>Pattern 6</text:p>
          </table:table-cell>
          <table:table-cell office:value-type="float" office:value="0.854681211032615" calcext:value-type="float">
            <text:p>0.854681211032615</text:p>
          </table:table-cell>
          <table:table-cell office:value-type="float" office:value="0.19264337073198" calcext:value-type="float">
            <text:p>0.19264337073198</text:p>
          </table:table-cell>
          <table:table-cell office:value-type="float" office:value="0.540409904180417" calcext:value-type="float">
            <text:p>0.540409904180417</text:p>
          </table:table-cell>
          <table:table-cell office:value-type="string" calcext:value-type="string">
            <text:p>https://twitter.com/Nurul2530715579/status/1622572552441970688</text:p>
          </table:table-cell>
        </table:table-row>
        <table:table-row table:style-name="ro1">
          <table:table-cell office:value-type="string" calcext:value-type="string">
            <text:p>input/data_formal_20240530-1342/meme/BabyShi_Token_20230206T122718/0.jpg</text:p>
          </table:table-cell>
          <table:table-cell office:value-type="string" calcext:value-type="string">
            <text:p>Pattern 3</text:p>
          </table:table-cell>
          <table:table-cell office:value-type="float" office:value="0.869632478526789" calcext:value-type="float">
            <text:p>0.869632478526789</text:p>
          </table:table-cell>
          <table:table-cell office:value-type="float" office:value="0.17482491885771" calcext:value-type="float">
            <text:p>0.17482491885771</text:p>
          </table:table-cell>
          <table:table-cell office:value-type="float" office:value="0.516871844518871" calcext:value-type="float">
            <text:p>0.516871844518871</text:p>
          </table:table-cell>
          <table:table-cell office:value-type="string" calcext:value-type="string">
            <text:p>https://twitter.com/Nurul2530715579/status/1622572642200080386</text:p>
          </table:table-cell>
        </table:table-row>
        <table:table-row table:style-name="ro1">
          <table:table-cell office:value-type="string" calcext:value-type="string">
            <text:p>input/data_formal_20240530-1342/meme/BabyShi_Token_20230206T122727/0.jpg</text:p>
          </table:table-cell>
          <table:table-cell office:value-type="string" calcext:value-type="string">
            <text:p>Pattern 6</text:p>
          </table:table-cell>
          <table:table-cell office:value-type="float" office:value="0.890384947263823" calcext:value-type="float">
            <text:p>0.890384947263823</text:p>
          </table:table-cell>
          <table:table-cell office:value-type="float" office:value="0.0962351587642287" calcext:value-type="float">
            <text:p>0.0962351587642287</text:p>
          </table:table-cell>
          <table:table-cell office:value-type="float" office:value="0.424292489949602" calcext:value-type="float">
            <text:p>0.424292489949602</text:p>
          </table:table-cell>
          <table:table-cell office:value-type="string" calcext:value-type="string">
            <text:p>https://twitter.com/Nurul2530715579/status/1622572677994283009</text:p>
          </table:table-cell>
        </table:table-row>
        <table:table-row table:style-name="ro1">
          <table:table-cell office:value-type="string" calcext:value-type="string">
            <text:p>input/data_formal_20240530-1342/meme/BabyShi_Token_20230206T122733/0.jpg</text:p>
          </table:table-cell>
          <table:table-cell office:value-type="string" calcext:value-type="string">
            <text:p>Pattern 6</text:p>
          </table:table-cell>
          <table:table-cell office:value-type="float" office:value="0.915931551422045" calcext:value-type="float">
            <text:p>0.915931551422045</text:p>
          </table:table-cell>
          <table:table-cell office:value-type="float" office:value="0.24100790159528" calcext:value-type="float">
            <text:p>0.24100790159528</text:p>
          </table:table-cell>
          <table:table-cell office:value-type="float" office:value="0.452739901673869" calcext:value-type="float">
            <text:p>0.452739901673869</text:p>
          </table:table-cell>
          <table:table-cell office:value-type="string" calcext:value-type="string">
            <text:p>https://twitter.com/Nurul2530715579/status/1622572705450184704</text:p>
          </table:table-cell>
        </table:table-row>
        <table:table-row table:style-name="ro1">
          <table:table-cell office:value-type="string" calcext:value-type="string">
            <text:p>input/data_formal_20240530-1342/meme/BabyShi_Token_20230206T122742/0.jpg</text:p>
          </table:table-cell>
          <table:table-cell office:value-type="string" calcext:value-type="string">
            <text:p>Pattern 6</text:p>
          </table:table-cell>
          <table:table-cell office:value-type="float" office:value="0.85512492021732" calcext:value-type="float">
            <text:p>0.85512492021732</text:p>
          </table:table-cell>
          <table:table-cell office:value-type="float" office:value="0.165860915858861" calcext:value-type="float">
            <text:p>0.165860915858861</text:p>
          </table:table-cell>
          <table:table-cell office:value-type="float" office:value="0.564942924495844" calcext:value-type="float">
            <text:p>0.564942924495844</text:p>
          </table:table-cell>
          <table:table-cell office:value-type="string" calcext:value-type="string">
            <text:p>https://twitter.com/Nurul2530715579/status/1622572743677087748</text:p>
          </table:table-cell>
        </table:table-row>
        <table:table-row table:style-name="ro1">
          <table:table-cell office:value-type="string" calcext:value-type="string">
            <text:p>input/data_formal_20240530-1342/meme/BabyShi_Token_20230206T122817/0.jpg</text:p>
          </table:table-cell>
          <table:table-cell office:value-type="string" calcext:value-type="string">
            <text:p>Pattern 1</text:p>
          </table:table-cell>
          <table:table-cell office:value-type="float" office:value="0.917718452171148" calcext:value-type="float">
            <text:p>0.917718452171148</text:p>
          </table:table-cell>
          <table:table-cell office:value-type="float" office:value="0.271530469370316" calcext:value-type="float">
            <text:p>0.271530469370316</text:p>
          </table:table-cell>
          <table:table-cell office:value-type="float" office:value="0.262952049466257" calcext:value-type="float">
            <text:p>0.262952049466257</text:p>
          </table:table-cell>
          <table:table-cell office:value-type="string" calcext:value-type="string">
            <text:p>https://twitter.com/Nurul2530715579/status/1622572890226061313</text:p>
          </table:table-cell>
        </table:table-row>
        <table:table-row table:style-name="ro1">
          <table:table-cell office:value-type="string" calcext:value-type="string">
            <text:p>input/data_formal_20240530-1342/meme/BabyShi_Token_20230206T122821/0.jpg</text:p>
          </table:table-cell>
          <table:table-cell office:value-type="string" calcext:value-type="string">
            <text:p>Pattern 6</text:p>
          </table:table-cell>
          <table:table-cell office:value-type="float" office:value="0.915192394396257" calcext:value-type="float">
            <text:p>0.915192394396257</text:p>
          </table:table-cell>
          <table:table-cell office:value-type="float" office:value="0.190648686671084" calcext:value-type="float">
            <text:p>0.190648686671084</text:p>
          </table:table-cell>
          <table:table-cell office:value-type="float" office:value="0.36752354020311" calcext:value-type="float">
            <text:p>0.36752354020311</text:p>
          </table:table-cell>
          <table:table-cell office:value-type="string" calcext:value-type="string">
            <text:p>https://twitter.com/Nurul2530715579/status/1622572907284283395</text:p>
          </table:table-cell>
        </table:table-row>
        <table:table-row table:style-name="ro1">
          <table:table-cell office:value-type="string" calcext:value-type="string">
            <text:p>input/data_formal_20240530-1342/meme/badhan5_fiverr_20230112T212458/0.jpg</text:p>
          </table:table-cell>
          <table:table-cell office:value-type="string" calcext:value-type="string">
            <text:p>Pattern 6</text:p>
          </table:table-cell>
          <table:table-cell office:value-type="float" office:value="0.866715647749046" calcext:value-type="float">
            <text:p>0.866715647749046</text:p>
          </table:table-cell>
          <table:table-cell office:value-type="float" office:value="0.130114752955446" calcext:value-type="float">
            <text:p>0.130114752955446</text:p>
          </table:table-cell>
          <table:table-cell office:value-type="float" office:value="0.488642612615883" calcext:value-type="float">
            <text:p>0.488642612615883</text:p>
          </table:table-cell>
          <table:table-cell office:value-type="string" calcext:value-type="string">
            <text:p>https://twitter.com/badhan5_fiverr/status/1613648251894497281</text:p>
          </table:table-cell>
        </table:table-row>
        <table:table-row table:style-name="ro1">
          <table:table-cell office:value-type="string" calcext:value-type="string">
            <text:p>input/data_formal_20240530-1342/meme/badhan5_fiverr_20230113T043254/0.jpg</text:p>
          </table:table-cell>
          <table:table-cell office:value-type="string" calcext:value-type="string">
            <text:p>Pattern 6</text:p>
          </table:table-cell>
          <table:table-cell office:value-type="float" office:value="0.902520313656588" calcext:value-type="float">
            <text:p>0.902520313656588</text:p>
          </table:table-cell>
          <table:table-cell office:value-type="float" office:value="0.170828280762397" calcext:value-type="float">
            <text:p>0.170828280762397</text:p>
          </table:table-cell>
          <table:table-cell office:value-type="float" office:value="0.516069096927019" calcext:value-type="float">
            <text:p>0.516069096927019</text:p>
          </table:table-cell>
          <table:table-cell office:value-type="string" calcext:value-type="string">
            <text:p>https://twitter.com/badhan5_fiverr/status/1613755947582902273</text:p>
          </table:table-cell>
        </table:table-row>
        <table:table-row table:style-name="ro1">
          <table:table-cell office:value-type="string" calcext:value-type="string">
            <text:p>input/data_formal_20240530-1342/meme/badhan5_fiverr_20230113T093949/0.jpg</text:p>
          </table:table-cell>
          <table:table-cell office:value-type="string" calcext:value-type="string">
            <text:p>Pattern 6</text:p>
          </table:table-cell>
          <table:table-cell office:value-type="float" office:value="0.889747728044363" calcext:value-type="float">
            <text:p>0.889747728044363</text:p>
          </table:table-cell>
          <table:table-cell office:value-type="float" office:value="0.191270590340858" calcext:value-type="float">
            <text:p>0.191270590340858</text:p>
          </table:table-cell>
          <table:table-cell office:value-type="float" office:value="0.474331431517063" calcext:value-type="float">
            <text:p>0.474331431517063</text:p>
          </table:table-cell>
          <table:table-cell office:value-type="string" calcext:value-type="string">
            <text:p>https://twitter.com/badhan5_fiverr/status/1613833182985740288</text:p>
          </table:table-cell>
        </table:table-row>
        <table:table-row table:style-name="ro1">
          <table:table-cell office:value-type="string" calcext:value-type="string">
            <text:p>input/data_formal_20240530-1342/meme/Baidu_Inc_20230206T140400/0.jpg</text:p>
          </table:table-cell>
          <table:table-cell office:value-type="string" calcext:value-type="string">
            <text:p>Pattern 6</text:p>
          </table:table-cell>
          <table:table-cell office:value-type="float" office:value="0.938602953178079" calcext:value-type="float">
            <text:p>0.938602953178079</text:p>
          </table:table-cell>
          <table:table-cell office:value-type="float" office:value="0.129760122098007" calcext:value-type="float">
            <text:p>0.129760122098007</text:p>
          </table:table-cell>
          <table:table-cell office:value-type="float" office:value="0.371926609081553" calcext:value-type="float">
            <text:p>0.371926609081553</text:p>
          </table:table-cell>
          <table:table-cell office:value-type="string" calcext:value-type="string">
            <text:p>https://twitter.com/Aloysiuskayita/status/1622614264493092865</text:p>
          </table:table-cell>
        </table:table-row>
        <table:table-row table:style-name="ro1">
          <table:table-cell office:value-type="string" calcext:value-type="string">
            <text:p>input/data_formal_20240530-1342/meme/bakchod_peoples_20230128T094850/0.jpg</text:p>
          </table:table-cell>
          <table:table-cell office:value-type="string" calcext:value-type="string">
            <text:p>Pattern 1</text:p>
          </table:table-cell>
          <table:table-cell office:value-type="float" office:value="0.897548914627549" calcext:value-type="float">
            <text:p>0.897548914627549</text:p>
          </table:table-cell>
          <table:table-cell office:value-type="float" office:value="0.140046374364363" calcext:value-type="float">
            <text:p>0.140046374364363</text:p>
          </table:table-cell>
          <table:table-cell office:value-type="float" office:value="0.476050550481888" calcext:value-type="float">
            <text:p>0.476050550481888</text:p>
          </table:table-cell>
          <table:table-cell office:value-type="string" calcext:value-type="string">
            <text:p>https://twitter.com/JadeKatBond/status/1619271503836770306</text:p>
          </table:table-cell>
        </table:table-row>
        <table:table-row table:style-name="ro1">
          <table:table-cell office:value-type="string" calcext:value-type="string">
            <text:p>input/data_formal_20240530-1342/meme/bakuwithaBD_20230202T051319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bakuwithaBD/status/1621013875184513024</text:p>
          </table:table-cell>
        </table:table-row>
        <table:table-row table:style-name="ro1">
          <table:table-cell office:value-type="string" calcext:value-type="string">
            <text:p>input/data_formal_20240530-1342/meme/BanditMfer_20230106T064031/0.jpg</text:p>
          </table:table-cell>
          <table:table-cell office:value-type="string" calcext:value-type="string">
            <text:p>Pattern 6</text:p>
          </table:table-cell>
          <table:table-cell office:value-type="float" office:value="0.933678155033192" calcext:value-type="float">
            <text:p>0.933678155033192</text:p>
          </table:table-cell>
          <table:table-cell office:value-type="float" office:value="0.196923676123157" calcext:value-type="float">
            <text:p>0.196923676123157</text:p>
          </table:table-cell>
          <table:table-cell office:value-type="float" office:value="0.525245013077851" calcext:value-type="float">
            <text:p>0.525245013077851</text:p>
          </table:table-cell>
          <table:table-cell office:value-type="string" calcext:value-type="string">
            <text:p>https://twitter.com/ceotim/status/1611251346614747137</text:p>
          </table:table-cell>
        </table:table-row>
        <table:table-row table:style-name="ro1">
          <table:table-cell office:value-type="string" calcext:value-type="string">
            <text:p>input/data_formal_20240530-1342/meme/BardAquatic_20230206T151807/0.jpg</text:p>
          </table:table-cell>
          <table:table-cell office:value-type="string" calcext:value-type="string">
            <text:p>Pattern 1</text:p>
          </table:table-cell>
          <table:table-cell office:value-type="float" office:value="0.925650264166298" calcext:value-type="float">
            <text:p>0.925650264166298</text:p>
          </table:table-cell>
          <table:table-cell office:value-type="float" office:value="0.187415710283105" calcext:value-type="float">
            <text:p>0.187415710283105</text:p>
          </table:table-cell>
          <table:table-cell office:value-type="float" office:value="0.279682267954703" calcext:value-type="float">
            <text:p>0.279682267954703</text:p>
          </table:table-cell>
          <table:table-cell office:value-type="string" calcext:value-type="string">
            <text:p>https://twitter.com/BardAquatic/status/1622615628308676608</text:p>
          </table:table-cell>
        </table:table-row>
        <table:table-row table:style-name="ro1">
          <table:table-cell office:value-type="string" calcext:value-type="string">
            <text:p>input/data_formal_20240530-1342/meme/barin_kevin_20230103T182547/0.jpg</text:p>
          </table:table-cell>
          <table:table-cell office:value-type="string" calcext:value-type="string">
            <text:p>Pattern 6</text:p>
          </table:table-cell>
          <table:table-cell office:value-type="float" office:value="0.875589546676323" calcext:value-type="float">
            <text:p>0.875589546676323</text:p>
          </table:table-cell>
          <table:table-cell office:value-type="float" office:value="0.24773589543506" calcext:value-type="float">
            <text:p>0.24773589543506</text:p>
          </table:table-cell>
          <table:table-cell office:value-type="float" office:value="0.639516071946936" calcext:value-type="float">
            <text:p>0.639516071946936</text:p>
          </table:table-cell>
          <table:table-cell office:value-type="string" calcext:value-type="string">
            <text:p>https://twitter.com/barin_kevin/status/1610341670352044032</text:p>
          </table:table-cell>
        </table:table-row>
        <table:table-row table:style-name="ro1">
          <table:table-cell office:value-type="string" calcext:value-type="string">
            <text:p>input/data_formal_20240530-1342/meme/Basavaraj9518_20230110T142101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Basavaraj9518/status/1612816786818228230</text:p>
          </table:table-cell>
        </table:table-row>
        <table:table-row table:style-name="ro1">
          <table:table-cell office:value-type="string" calcext:value-type="string">
            <text:p>input/data_formal_20240530-1342/meme/baung_20230202T043628/0.jpg</text:p>
          </table:table-cell>
          <table:table-cell office:value-type="string" calcext:value-type="string">
            <text:p>Pattern 3</text:p>
          </table:table-cell>
          <table:table-cell office:value-type="float" office:value="0.932525646324558" calcext:value-type="float">
            <text:p>0.932525646324558</text:p>
          </table:table-cell>
          <table:table-cell office:value-type="float" office:value="0.085764531014049" calcext:value-type="float">
            <text:p>0.085764531014049</text:p>
          </table:table-cell>
          <table:table-cell office:value-type="float" office:value="0.399819930231799" calcext:value-type="float">
            <text:p>0.399819930231799</text:p>
          </table:table-cell>
          <table:table-cell office:value-type="string" calcext:value-type="string">
            <text:p>https://twitter.com/baung/status/1621004603432275968</text:p>
          </table:table-cell>
        </table:table-row>
        <table:table-row table:style-name="ro1">
          <table:table-cell office:value-type="string" calcext:value-type="string">
            <text:p>input/data_formal_20240530-1342/meme/baung_20230316T020516/0.jpg</text:p>
          </table:table-cell>
          <table:table-cell office:value-type="string" calcext:value-type="string">
            <text:p>Pattern 1</text:p>
          </table:table-cell>
          <table:table-cell office:value-type="float" office:value="0.929754650757775" calcext:value-type="float">
            <text:p>0.929754650757775</text:p>
          </table:table-cell>
          <table:table-cell office:value-type="float" office:value="0.146256066439045" calcext:value-type="float">
            <text:p>0.146256066439045</text:p>
          </table:table-cell>
          <table:table-cell office:value-type="float" office:value="0.397754922503353" calcext:value-type="float">
            <text:p>0.397754922503353</text:p>
          </table:table-cell>
          <table:table-cell office:value-type="string" calcext:value-type="string">
            <text:p>https://twitter.com/baung/status/1636186842809917442</text:p>
          </table:table-cell>
        </table:table-row>
        <table:table-row table:style-name="ro1">
          <table:table-cell office:value-type="string" calcext:value-type="string">
            <text:p>input/data_formal_20240530-1342/meme/BDC_Archive_20230129T055335/0.jpg</text:p>
          </table:table-cell>
          <table:table-cell office:value-type="string" calcext:value-type="string">
            <text:p>Pattern 6</text:p>
          </table:table-cell>
          <table:table-cell office:value-type="float" office:value="0.872151378752201" calcext:value-type="float">
            <text:p>0.872151378752201</text:p>
          </table:table-cell>
          <table:table-cell office:value-type="float" office:value="0.222303632956987" calcext:value-type="float">
            <text:p>0.222303632956987</text:p>
          </table:table-cell>
          <table:table-cell office:value-type="float" office:value="0.586742405186007" calcext:value-type="float">
            <text:p>0.586742405186007</text:p>
          </table:table-cell>
          <table:table-cell office:value-type="string" calcext:value-type="string">
            <text:p>https://twitter.com/Oscar299626652/status/1620967752654815236</text:p>
          </table:table-cell>
        </table:table-row>
        <table:table-row table:style-name="ro1">
          <table:table-cell office:value-type="string" calcext:value-type="string">
            <text:p>input/data_formal_20240530-1342/meme/befikraa8_20230206T114333/0.jpg</text:p>
          </table:table-cell>
          <table:table-cell office:value-type="string" calcext:value-type="string">
            <text:p>Pattern 4</text:p>
          </table:table-cell>
          <table:table-cell office:value-type="float" office:value="0.88687960009366" calcext:value-type="float">
            <text:p>0.88687960009366</text:p>
          </table:table-cell>
          <table:table-cell office:value-type="float" office:value="0.0765447605834295" calcext:value-type="float">
            <text:p>0.0765447605834295</text:p>
          </table:table-cell>
          <table:table-cell office:value-type="float" office:value="0.507974212290267" calcext:value-type="float">
            <text:p>0.507974212290267</text:p>
          </table:table-cell>
          <table:table-cell office:value-type="string" calcext:value-type="string">
            <text:p>https://twitter.com/befikraa8/status/1622561632093356032</text:p>
          </table:table-cell>
        </table:table-row>
        <table:table-row table:style-name="ro1">
          <table:table-cell office:value-type="string" calcext:value-type="string">
            <text:p>input/data_formal_20240530-1342/meme/bellacoffee41_20230315T163712/0.jpg</text:p>
          </table:table-cell>
          <table:table-cell office:value-type="string" calcext:value-type="string">
            <text:p>Pattern 3</text:p>
          </table:table-cell>
          <table:table-cell office:value-type="float" office:value="0.884343260266263" calcext:value-type="float">
            <text:p>0.884343260266263</text:p>
          </table:table-cell>
          <table:table-cell office:value-type="float" office:value="0.213199864205694" calcext:value-type="float">
            <text:p>0.213199864205694</text:p>
          </table:table-cell>
          <table:table-cell office:value-type="float" office:value="0.436313197179783" calcext:value-type="float">
            <text:p>0.436313197179783</text:p>
          </table:table-cell>
          <table:table-cell office:value-type="string" calcext:value-type="string">
            <text:p>https://twitter.com/LaurenBlyth20/status/1636103439271772168</text:p>
          </table:table-cell>
        </table:table-row>
        <table:table-row table:style-name="ro1">
          <table:table-cell office:value-type="string" calcext:value-type="string">
            <text:p>input/data_formal_20240530-1342/meme/bensoni000_20230106T060106/0.jpg</text:p>
          </table:table-cell>
          <table:table-cell office:value-type="string" calcext:value-type="string">
            <text:p>Pattern 3</text:p>
          </table:table-cell>
          <table:table-cell office:value-type="float" office:value="0.875127501195466" calcext:value-type="float">
            <text:p>0.875127501195466</text:p>
          </table:table-cell>
          <table:table-cell office:value-type="float" office:value="0.132889010243144" calcext:value-type="float">
            <text:p>0.132889010243144</text:p>
          </table:table-cell>
          <table:table-cell office:value-type="float" office:value="0.511127375677012" calcext:value-type="float">
            <text:p>0.511127375677012</text:p>
          </table:table-cell>
          <table:table-cell office:value-type="string" calcext:value-type="string">
            <text:p>https://twitter.com/bensoni000/status/1611241429287981056</text:p>
          </table:table-cell>
        </table:table-row>
        <table:table-row table:style-name="ro1">
          <table:table-cell office:value-type="string" calcext:value-type="string">
            <text:p>input/data_formal_20240530-1342/meme/BerriStardust_20230106T054725/0.jpg</text:p>
          </table:table-cell>
          <table:table-cell office:value-type="string" calcext:value-type="string">
            <text:p>Pattern 3</text:p>
          </table:table-cell>
          <table:table-cell office:value-type="float" office:value="0.829966048848521" calcext:value-type="float">
            <text:p>0.829966048848521</text:p>
          </table:table-cell>
          <table:table-cell office:value-type="float" office:value="0.177270136104308" calcext:value-type="float">
            <text:p>0.177270136104308</text:p>
          </table:table-cell>
          <table:table-cell office:value-type="float" office:value="0.333924377139869" calcext:value-type="float">
            <text:p>0.333924377139869</text:p>
          </table:table-cell>
          <table:table-cell office:value-type="string" calcext:value-type="string">
            <text:p>https://twitter.com/BerriStardust/status/1611237985760210944</text:p>
          </table:table-cell>
        </table:table-row>
        <table:table-row table:style-name="ro1">
          <table:table-cell office:value-type="string" calcext:value-type="string">
            <text:p>input/data_formal_20240530-1342/meme/BetFury_Sport_20230112T000728/0.jpg</text:p>
          </table:table-cell>
          <table:table-cell office:value-type="string" calcext:value-type="string">
            <text:p>Pattern 6</text:p>
          </table:table-cell>
          <table:table-cell office:value-type="float" office:value="0.85875633078897" calcext:value-type="float">
            <text:p>0.85875633078897</text:p>
          </table:table-cell>
          <table:table-cell office:value-type="float" office:value="0.215191375936849" calcext:value-type="float">
            <text:p>0.215191375936849</text:p>
          </table:table-cell>
          <table:table-cell office:value-type="float" office:value="0.521465320659702" calcext:value-type="float">
            <text:p>0.521465320659702</text:p>
          </table:table-cell>
          <table:table-cell office:value-type="string" calcext:value-type="string">
            <text:p>https://twitter.com/BetFury_Sport/status/1613326761676181506</text:p>
          </table:table-cell>
        </table:table-row>
        <table:table-row table:style-name="ro1">
          <table:table-cell office:value-type="string" calcext:value-type="string">
            <text:p>input/data_formal_20240530-1342/meme/Betswaps_20221228T053006/0.jpg</text:p>
          </table:table-cell>
          <table:table-cell office:value-type="string" calcext:value-type="string">
            <text:p>Pattern 6</text:p>
          </table:table-cell>
          <table:table-cell office:value-type="float" office:value="0.930392000678845" calcext:value-type="float">
            <text:p>0.930392000678845</text:p>
          </table:table-cell>
          <table:table-cell office:value-type="float" office:value="0.139518779979659" calcext:value-type="float">
            <text:p>0.139518779979659</text:p>
          </table:table-cell>
          <table:table-cell office:value-type="float" office:value="0.319339399269496" calcext:value-type="float">
            <text:p>0.319339399269496</text:p>
          </table:table-cell>
          <table:table-cell office:value-type="string" calcext:value-type="string">
            <text:p>https://twitter.com/Betswaps/status/1607972135057629184</text:p>
          </table:table-cell>
        </table:table-row>
        <table:table-row table:style-name="ro1">
          <table:table-cell office:value-type="string" calcext:value-type="string">
            <text:p>input/data_formal_20240530-1342/meme/BhardwajAcademy_20200701T095934/0.jpg</text:p>
          </table:table-cell>
          <table:table-cell office:value-type="string" calcext:value-type="string">
            <text:p>Pattern 1</text:p>
          </table:table-cell>
          <table:table-cell office:value-type="float" office:value="0.896694949519964" calcext:value-type="float">
            <text:p>0.896694949519964</text:p>
          </table:table-cell>
          <table:table-cell office:value-type="float" office:value="0.123863198042616" calcext:value-type="float">
            <text:p>0.123863198042616</text:p>
          </table:table-cell>
          <table:table-cell office:value-type="float" office:value="0.229608032520734" calcext:value-type="float">
            <text:p>0.229608032520734</text:p>
          </table:table-cell>
          <table:table-cell office:value-type="string" calcext:value-type="string">
            <text:p>https://twitter.com/hyperconvexity/status/1638708559310635012</text:p>
          </table:table-cell>
        </table:table-row>
        <table:table-row table:style-name="ro1">
          <table:table-cell office:value-type="string" calcext:value-type="string">
            <text:p>input/data_formal_20240530-1342/meme/bhaskarepaper_20230105T101236/0.jpg</text:p>
          </table:table-cell>
          <table:table-cell office:value-type="string" calcext:value-type="string">
            <text:p>Pattern 3</text:p>
          </table:table-cell>
          <table:table-cell office:value-type="float" office:value="0.913401095168631" calcext:value-type="float">
            <text:p>0.913401095168631</text:p>
          </table:table-cell>
          <table:table-cell office:value-type="float" office:value="0.162128324161957" calcext:value-type="float">
            <text:p>0.162128324161957</text:p>
          </table:table-cell>
          <table:table-cell office:value-type="float" office:value="0.385393329640706" calcext:value-type="float">
            <text:p>0.385393329640706</text:p>
          </table:table-cell>
          <table:table-cell office:value-type="string" calcext:value-type="string">
            <text:p>https://twitter.com/AnnaduraiAma/status/1610959830721908738</text:p>
          </table:table-cell>
        </table:table-row>
        <table:table-row table:style-name="ro1">
          <table:table-cell office:value-type="string" calcext:value-type="string">
            <text:p>input/data_formal_20240530-1342/meme/BhoomikaP18_20221228T033825/0.jpg</text:p>
          </table:table-cell>
          <table:table-cell office:value-type="string" calcext:value-type="string">
            <text:p>Pattern 3</text:p>
          </table:table-cell>
          <table:table-cell office:value-type="float" office:value="0.929214873905705" calcext:value-type="float">
            <text:p>0.929214873905705</text:p>
          </table:table-cell>
          <table:table-cell office:value-type="float" office:value="0.132885287096118" calcext:value-type="float">
            <text:p>0.132885287096118</text:p>
          </table:table-cell>
          <table:table-cell office:value-type="float" office:value="0.560286401263235" calcext:value-type="float">
            <text:p>0.560286401263235</text:p>
          </table:table-cell>
          <table:table-cell office:value-type="string" calcext:value-type="string">
            <text:p>https://twitter.com/BhoomikaP18/status/1607944027764326401</text:p>
          </table:table-cell>
        </table:table-row>
        <table:table-row table:style-name="ro1">
          <table:table-cell office:value-type="string" calcext:value-type="string">
            <text:p>input/data_formal_20240530-1342/meme/BigEmoPanda_20230202T005738/0.jpg</text:p>
          </table:table-cell>
          <table:table-cell office:value-type="string" calcext:value-type="string">
            <text:p>Pattern 1</text:p>
          </table:table-cell>
          <table:table-cell office:value-type="float" office:value="0.974467692331125" calcext:value-type="float">
            <text:p>0.974467692331125</text:p>
          </table:table-cell>
          <table:table-cell office:value-type="float" office:value="0.258601887208455" calcext:value-type="float">
            <text:p>0.258601887208455</text:p>
          </table:table-cell>
          <table:table-cell office:value-type="float" office:value="0.328851502922902" calcext:value-type="float">
            <text:p>0.328851502922902</text:p>
          </table:table-cell>
          <table:table-cell office:value-type="string" calcext:value-type="string">
            <text:p>https://twitter.com/BigEmoPanda/status/1620949528768552961</text:p>
          </table:table-cell>
        </table:table-row>
        <table:table-row table:style-name="ro1">
          <table:table-cell office:value-type="string" calcext:value-type="string">
            <text:p>input/data_formal_20240530-1342/meme/BigEyesCoin_20221224T153000/0.jpg</text:p>
          </table:table-cell>
          <table:table-cell office:value-type="string" calcext:value-type="string">
            <text:p>Pattern 6</text:p>
          </table:table-cell>
          <table:table-cell office:value-type="float" office:value="0.898165589680399" calcext:value-type="float">
            <text:p>0.898165589680399</text:p>
          </table:table-cell>
          <table:table-cell office:value-type="float" office:value="0.202149116137336" calcext:value-type="float">
            <text:p>0.202149116137336</text:p>
          </table:table-cell>
          <table:table-cell office:value-type="float" office:value="0.294612387438154" calcext:value-type="float">
            <text:p>0.294612387438154</text:p>
          </table:table-cell>
          <table:table-cell office:value-type="string" calcext:value-type="string">
            <text:p>https://twitter.com/JlodaPlatform/status/1607932560499408896</text:p>
          </table:table-cell>
        </table:table-row>
        <table:table-row table:style-name="ro1">
          <table:table-cell office:value-type="string" calcext:value-type="string">
            <text:p>input/data_formal_20240530-1342/meme/Bihar_se_hai_20230105T174539/0.jpg</text:p>
          </table:table-cell>
          <table:table-cell office:value-type="string" calcext:value-type="string">
            <text:p>Pattern 4</text:p>
          </table:table-cell>
          <table:table-cell office:value-type="float" office:value="0.681825008049641" calcext:value-type="float">
            <text:p>0.681825008049641</text:p>
          </table:table-cell>
          <table:table-cell office:value-type="float" office:value="0.0890293252161888" calcext:value-type="float">
            <text:p>0.0890293252161888</text:p>
          </table:table-cell>
          <table:table-cell office:value-type="float" office:value="0.761921569331969" calcext:value-type="float">
            <text:p>0.761921569331969</text:p>
          </table:table-cell>
          <table:table-cell office:value-type="string" calcext:value-type="string">
            <text:p>https://twitter.com/presidentarun/status/1611246104343105539</text:p>
          </table:table-cell>
        </table:table-row>
        <table:table-row table:style-name="ro1">
          <table:table-cell office:value-type="string" calcext:value-type="string">
            <text:p>input/data_formal_20240530-1342/meme/bitboy691_20221224T145101/0.jpg</text:p>
          </table:table-cell>
          <table:table-cell office:value-type="string" calcext:value-type="string">
            <text:p>Pattern 6</text:p>
          </table:table-cell>
          <table:table-cell office:value-type="float" office:value="0.903601807875564" calcext:value-type="float">
            <text:p>0.903601807875564</text:p>
          </table:table-cell>
          <table:table-cell office:value-type="float" office:value="0.234798441241975" calcext:value-type="float">
            <text:p>0.234798441241975</text:p>
          </table:table-cell>
          <table:table-cell office:value-type="float" office:value="0.534970579728573" calcext:value-type="float">
            <text:p>0.534970579728573</text:p>
          </table:table-cell>
          <table:table-cell office:value-type="string" calcext:value-type="string">
            <text:p>https://twitter.com/DigitalKhanbaz/status/1607991588713803776</text:p>
          </table:table-cell>
        </table:table-row>
        <table:table-row table:style-name="ro1">
          <table:table-cell office:value-type="string" calcext:value-type="string">
            <text:p>input/data_formal_20240530-1342/meme/BitMartExchange_20230201T074905/0.jpg</text:p>
          </table:table-cell>
          <table:table-cell office:value-type="string" calcext:value-type="string">
            <text:p>Pattern 6</text:p>
          </table:table-cell>
          <table:table-cell office:value-type="float" office:value="0.874634391870609" calcext:value-type="float">
            <text:p>0.874634391870609</text:p>
          </table:table-cell>
          <table:table-cell office:value-type="float" office:value="0.145255812200276" calcext:value-type="float">
            <text:p>0.145255812200276</text:p>
          </table:table-cell>
          <table:table-cell office:value-type="float" office:value="0.408627287801164" calcext:value-type="float">
            <text:p>0.408627287801164</text:p>
          </table:table-cell>
          <table:table-cell office:value-type="string" calcext:value-type="string">
            <text:p>https://twitter.com/Lilnsxcorbin/status/1620957580117024769</text:p>
          </table:table-cell>
        </table:table-row>
        <table:table-row table:style-name="ro1">
          <table:table-cell office:value-type="string" calcext:value-type="string">
            <text:p>input/data_formal_20240530-1342/meme/BIumeL_20230201T221639/0.jpg</text:p>
          </table:table-cell>
          <table:table-cell office:value-type="string" calcext:value-type="string">
            <text:p>Pattern 3</text:p>
          </table:table-cell>
          <table:table-cell office:value-type="float" office:value="0.947016966167494" calcext:value-type="float">
            <text:p>0.947016966167494</text:p>
          </table:table-cell>
          <table:table-cell office:value-type="float" office:value="0.22379022115027" calcext:value-type="float">
            <text:p>0.22379022115027</text:p>
          </table:table-cell>
          <table:table-cell office:value-type="float" office:value="0.408126476714241" calcext:value-type="float">
            <text:p>0.408126476714241</text:p>
          </table:table-cell>
          <table:table-cell office:value-type="string" calcext:value-type="string">
            <text:p>https://twitter.com/BIumeL/status/1620909016254922755</text:p>
          </table:table-cell>
        </table:table-row>
        <table:table-row table:style-name="ro1">
          <table:table-cell office:value-type="string" calcext:value-type="string">
            <text:p>input/data_formal_20240530-1342/meme/bizzfit__20230202T050000/0.jpg</text:p>
          </table:table-cell>
          <table:table-cell office:value-type="string" calcext:value-type="string">
            <text:p>Pattern 6</text:p>
          </table:table-cell>
          <table:table-cell office:value-type="float" office:value="0.887552635681803" calcext:value-type="float">
            <text:p>0.887552635681803</text:p>
          </table:table-cell>
          <table:table-cell office:value-type="float" office:value="0.210516009608349" calcext:value-type="float">
            <text:p>0.210516009608349</text:p>
          </table:table-cell>
          <table:table-cell office:value-type="float" office:value="0.589008687638554" calcext:value-type="float">
            <text:p>0.589008687638554</text:p>
          </table:table-cell>
          <table:table-cell office:value-type="string" calcext:value-type="string">
            <text:p>https://twitter.com/_Post_Your_Ads/status/1621018127344476161</text:p>
          </table:table-cell>
        </table:table-row>
        <table:table-row table:style-name="ro1">
          <table:table-cell office:value-type="string" calcext:value-type="string">
            <text:p>input/data_formal_20240530-1342/meme/BlackVegetable0_20230201T185303/0.jpg</text:p>
          </table:table-cell>
          <table:table-cell office:value-type="string" calcext:value-type="string">
            <text:p>Pattern 3</text:p>
          </table:table-cell>
          <table:table-cell office:value-type="float" office:value="0.84771748117987" calcext:value-type="float">
            <text:p>0.84771748117987</text:p>
          </table:table-cell>
          <table:table-cell office:value-type="float" office:value="0.208921220330207" calcext:value-type="float">
            <text:p>0.208921220330207</text:p>
          </table:table-cell>
          <table:table-cell office:value-type="float" office:value="0.543424697861106" calcext:value-type="float">
            <text:p>0.543424697861106</text:p>
          </table:table-cell>
          <table:table-cell office:value-type="string" calcext:value-type="string">
            <text:p>https://twitter.com/sadamge_J/status/1621006879550840832</text:p>
          </table:table-cell>
        </table:table-row>
        <table:table-row table:style-name="ro1">
          <table:table-cell office:value-type="string" calcext:value-type="string">
            <text:p>input/data_formal_20240530-1342/meme/blocksquare_io_20230130T150018/0.jpg</text:p>
          </table:table-cell>
          <table:table-cell office:value-type="string" calcext:value-type="string">
            <text:p>Pattern 6</text:p>
          </table:table-cell>
          <table:table-cell office:value-type="float" office:value="0.890798138594852" calcext:value-type="float">
            <text:p>0.890798138594852</text:p>
          </table:table-cell>
          <table:table-cell office:value-type="float" office:value="0.214903822131776" calcext:value-type="float">
            <text:p>0.214903822131776</text:p>
          </table:table-cell>
          <table:table-cell office:value-type="float" office:value="0.58642876857332" calcext:value-type="float">
            <text:p>0.58642876857332</text:p>
          </table:table-cell>
          <table:table-cell office:value-type="string" calcext:value-type="string">
            <text:p>https://twitter.com/AbahAbyan/status/1620990312402546689</text:p>
          </table:table-cell>
        </table:table-row>
        <table:table-row table:style-name="ro1">
          <table:table-cell office:value-type="string" calcext:value-type="string">
            <text:p>input/data_formal_20240530-1342/meme/blocksquare_io_20230130T152020/0.jpg</text:p>
          </table:table-cell>
          <table:table-cell office:value-type="string" calcext:value-type="string">
            <text:p>Pattern 6</text:p>
          </table:table-cell>
          <table:table-cell office:value-type="float" office:value="0.836698543916668" calcext:value-type="float">
            <text:p>0.836698543916668</text:p>
          </table:table-cell>
          <table:table-cell office:value-type="float" office:value="0.265300131905924" calcext:value-type="float">
            <text:p>0.265300131905924</text:p>
          </table:table-cell>
          <table:table-cell office:value-type="float" office:value="0.508985096255145" calcext:value-type="float">
            <text:p>0.508985096255145</text:p>
          </table:table-cell>
          <table:table-cell office:value-type="string" calcext:value-type="string">
            <text:p>https://twitter.com/AbahAbyan/status/1620992836220129280</text:p>
          </table:table-cell>
        </table:table-row>
        <table:table-row table:style-name="ro1">
          <table:table-cell office:value-type="string" calcext:value-type="string">
            <text:p>input/data_formal_20240530-1342/meme/blocksquare_io_20230212T163113/0.jpg</text:p>
          </table:table-cell>
          <table:table-cell office:value-type="string" calcext:value-type="string">
            <text:p>Pattern 3</text:p>
          </table:table-cell>
          <table:table-cell office:value-type="float" office:value="0.880835062927994" calcext:value-type="float">
            <text:p>0.880835062927994</text:p>
          </table:table-cell>
          <table:table-cell office:value-type="float" office:value="0.112015059807162" calcext:value-type="float">
            <text:p>0.112015059807162</text:p>
          </table:table-cell>
          <table:table-cell office:value-type="float" office:value="0.532203025107431" calcext:value-type="float">
            <text:p>0.532203025107431</text:p>
          </table:table-cell>
          <table:table-cell office:value-type="string" calcext:value-type="string">
            <text:p>https://twitter.com/TomSawy75800630/status/1624810819350413313</text:p>
          </table:table-cell>
        </table:table-row>
        <table:table-row table:style-name="ro1">
          <table:table-cell office:value-type="string" calcext:value-type="string">
            <text:p>input/data_formal_20240530-1342/meme/blowzetissues_20230106T065522/0.jpg</text:p>
          </table:table-cell>
          <table:table-cell office:value-type="string" calcext:value-type="string">
            <text:p>Pattern 6</text:p>
          </table:table-cell>
          <table:table-cell office:value-type="float" office:value="1.0032680464542" calcext:value-type="float">
            <text:p>1.0032680464542</text:p>
          </table:table-cell>
          <table:table-cell office:value-type="float" office:value="0.187142392430107" calcext:value-type="float">
            <text:p>0.187142392430107</text:p>
          </table:table-cell>
          <table:table-cell office:value-type="float" office:value="0.426570423647792" calcext:value-type="float">
            <text:p>0.426570423647792</text:p>
          </table:table-cell>
          <table:table-cell office:value-type="string" calcext:value-type="string">
            <text:p>https://twitter.com/blowzetissues/status/1611255082619920384</text:p>
          </table:table-cell>
        </table:table-row>
        <table:table-row table:style-name="ro1">
          <table:table-cell office:value-type="string" calcext:value-type="string">
            <text:p>input/data_formal_20240530-1342/meme/BluebirdSolarIN_20230106T064352/0.jpg</text:p>
          </table:table-cell>
          <table:table-cell office:value-type="string" calcext:value-type="string">
            <text:p>Pattern 4</text:p>
          </table:table-cell>
          <table:table-cell office:value-type="float" office:value="0.859395296416206" calcext:value-type="float">
            <text:p>0.859395296416206</text:p>
          </table:table-cell>
          <table:table-cell office:value-type="float" office:value="0.184366035283077" calcext:value-type="float">
            <text:p>0.184366035283077</text:p>
          </table:table-cell>
          <table:table-cell office:value-type="float" office:value="0.754849772852421" calcext:value-type="float">
            <text:p>0.754849772852421</text:p>
          </table:table-cell>
          <table:table-cell office:value-type="string" calcext:value-type="string">
            <text:p>https://twitter.com/itssuman2022/status/1611262294033563657</text:p>
          </table:table-cell>
        </table:table-row>
        <table:table-row table:style-name="ro1">
          <table:table-cell office:value-type="string" calcext:value-type="string">
            <text:p>input/data_formal_20240530-1342/meme/bluezeindia_20230106T083445/0.jpg</text:p>
          </table:table-cell>
          <table:table-cell office:value-type="string" calcext:value-type="string">
            <text:p>Pattern 1</text:p>
          </table:table-cell>
          <table:table-cell office:value-type="float" office:value="0.922276450800802" calcext:value-type="float">
            <text:p>0.922276450800802</text:p>
          </table:table-cell>
          <table:table-cell office:value-type="float" office:value="0.268798738119918" calcext:value-type="float">
            <text:p>0.268798738119918</text:p>
          </table:table-cell>
          <table:table-cell office:value-type="float" office:value="0.319836376148405" calcext:value-type="float">
            <text:p>0.319836376148405</text:p>
          </table:table-cell>
          <table:table-cell office:value-type="string" calcext:value-type="string">
            <text:p>https://twitter.com/yourrahullath/status/1611280693186924545</text:p>
          </table:table-cell>
        </table:table-row>
        <table:table-row table:style-name="ro1">
          <table:table-cell office:value-type="string" calcext:value-type="string">
            <text:p>input/data_formal_20240530-1342/meme/blvck_benji_20230202T001758/0.jpg</text:p>
          </table:table-cell>
          <table:table-cell office:value-type="string" calcext:value-type="string">
            <text:p>Pattern 1</text:p>
          </table:table-cell>
          <table:table-cell office:value-type="float" office:value="0.944708594877248" calcext:value-type="float">
            <text:p>0.944708594877248</text:p>
          </table:table-cell>
          <table:table-cell office:value-type="float" office:value="0.237376694061977" calcext:value-type="float">
            <text:p>0.237376694061977</text:p>
          </table:table-cell>
          <table:table-cell office:value-type="float" office:value="0.361828064919728" calcext:value-type="float">
            <text:p>0.361828064919728</text:p>
          </table:table-cell>
          <table:table-cell office:value-type="string" calcext:value-type="string">
            <text:p>https://twitter.com/blvck_benji/status/1620939548539641856</text:p>
          </table:table-cell>
        </table:table-row>
        <table:table-row table:style-name="ro1">
          <table:table-cell office:value-type="string" calcext:value-type="string">
            <text:p>input/data_formal_20240530-1342/meme/bm_reporter_20230106T073629/0.jpg</text:p>
          </table:table-cell>
          <table:table-cell office:value-type="string" calcext:value-type="string">
            <text:p>Pattern 4</text:p>
          </table:table-cell>
          <table:table-cell office:value-type="float" office:value="0.774347958711665" calcext:value-type="float">
            <text:p>0.774347958711665</text:p>
          </table:table-cell>
          <table:table-cell office:value-type="float" office:value="0.0874584815409536" calcext:value-type="float">
            <text:p>0.0874584815409536</text:p>
          </table:table-cell>
          <table:table-cell office:value-type="float" office:value="0.801781691628903" calcext:value-type="float">
            <text:p>0.801781691628903</text:p>
          </table:table-cell>
          <table:table-cell office:value-type="string" calcext:value-type="string">
            <text:p>https://twitter.com/bm_reporter/status/1611265431737896961</text:p>
          </table:table-cell>
        </table:table-row>
        <table:table-row table:style-name="ro1">
          <table:table-cell office:value-type="string" calcext:value-type="string">
            <text:p>input/data_formal_20240530-1342/meme/bobatr16_20230111T164945/0.jpg</text:p>
          </table:table-cell>
          <table:table-cell office:value-type="string" calcext:value-type="string">
            <text:p>Pattern 6</text:p>
          </table:table-cell>
          <table:table-cell office:value-type="float" office:value="0.922251089273112" calcext:value-type="float">
            <text:p>0.922251089273112</text:p>
          </table:table-cell>
          <table:table-cell office:value-type="float" office:value="0.209074236722795" calcext:value-type="float">
            <text:p>0.209074236722795</text:p>
          </table:table-cell>
          <table:table-cell office:value-type="float" office:value="0.636348978315717" calcext:value-type="float">
            <text:p>0.636348978315717</text:p>
          </table:table-cell>
          <table:table-cell office:value-type="string" calcext:value-type="string">
            <text:p>https://twitter.com/bobarsu/status/1613324552855224321</text:p>
          </table:table-cell>
        </table:table-row>
        <table:table-row table:style-name="ro1">
          <table:table-cell office:value-type="string" calcext:value-type="string">
            <text:p>input/data_formal_20240530-1342/meme/BodyFirstWellne_20230105T161826/0.jpg</text:p>
          </table:table-cell>
          <table:table-cell office:value-type="string" calcext:value-type="string">
            <text:p>Pattern 4</text:p>
          </table:table-cell>
          <table:table-cell office:value-type="float" office:value="0.804517936031258" calcext:value-type="float">
            <text:p>0.804517936031258</text:p>
          </table:table-cell>
          <table:table-cell office:value-type="float" office:value="0.0587684881639003" calcext:value-type="float">
            <text:p>0.0587684881639003</text:p>
          </table:table-cell>
          <table:table-cell office:value-type="float" office:value="0.726564901969396" calcext:value-type="float">
            <text:p>0.726564901969396</text:p>
          </table:table-cell>
          <table:table-cell office:value-type="string" calcext:value-type="string">
            <text:p>https://twitter.com/RAHULYA13854449/status/1611275199638372354</text:p>
          </table:table-cell>
        </table:table-row>
        <table:table-row table:style-name="ro1">
          <table:table-cell office:value-type="string" calcext:value-type="string">
            <text:p>input/data_formal_20240530-1342/meme/boi_services_20230106T073002/0.jpg</text:p>
          </table:table-cell>
          <table:table-cell office:value-type="string" calcext:value-type="string">
            <text:p>Pattern 4</text:p>
          </table:table-cell>
          <table:table-cell office:value-type="float" office:value="0.79525759218069" calcext:value-type="float">
            <text:p>0.79525759218069</text:p>
          </table:table-cell>
          <table:table-cell office:value-type="float" office:value="0.0836702724278682" calcext:value-type="float">
            <text:p>0.0836702724278682</text:p>
          </table:table-cell>
          <table:table-cell office:value-type="float" office:value="0.762694994862584" calcext:value-type="float">
            <text:p>0.762694994862584</text:p>
          </table:table-cell>
          <table:table-cell office:value-type="string" calcext:value-type="string">
            <text:p>https://twitter.com/boi_services/status/1611263809712459776</text:p>
          </table:table-cell>
        </table:table-row>
        <table:table-row table:style-name="ro1">
          <table:table-cell office:value-type="string" calcext:value-type="string">
            <text:p>input/data_formal_20240530-1342/meme/BoizThat_20230131T010001/0.jpg</text:p>
          </table:table-cell>
          <table:table-cell office:value-type="string" calcext:value-type="string">
            <text:p>Pattern 1</text:p>
          </table:table-cell>
          <table:table-cell office:value-type="float" office:value="0.929354973920262" calcext:value-type="float">
            <text:p>0.929354973920262</text:p>
          </table:table-cell>
          <table:table-cell office:value-type="float" office:value="0.106158320650084" calcext:value-type="float">
            <text:p>0.106158320650084</text:p>
          </table:table-cell>
          <table:table-cell office:value-type="float" office:value="0.309023953030638" calcext:value-type="float">
            <text:p>0.309023953030638</text:p>
          </table:table-cell>
          <table:table-cell office:value-type="string" calcext:value-type="string">
            <text:p>https://twitter.com/JamesMi83678952/status/1620970192741474304</text:p>
          </table:table-cell>
        </table:table-row>
        <table:table-row table:style-name="ro1">
          <table:table-cell office:value-type="string" calcext:value-type="string">
            <text:p>input/data_formal_20240530-1342/meme/BoizThat_20230202T010000/0.jpg</text:p>
          </table:table-cell>
          <table:table-cell office:value-type="string" calcext:value-type="string">
            <text:p>Pattern 1</text:p>
          </table:table-cell>
          <table:table-cell office:value-type="float" office:value="0.913317175982508" calcext:value-type="float">
            <text:p>0.913317175982508</text:p>
          </table:table-cell>
          <table:table-cell office:value-type="float" office:value="0.103016167294032" calcext:value-type="float">
            <text:p>0.103016167294032</text:p>
          </table:table-cell>
          <table:table-cell office:value-type="float" office:value="0.270060447850312" calcext:value-type="float">
            <text:p>0.270060447850312</text:p>
          </table:table-cell>
          <table:table-cell office:value-type="string" calcext:value-type="string">
            <text:p>https://twitter.com/BoizThat/status/1620950125349593088</text:p>
          </table:table-cell>
        </table:table-row>
        <table:table-row table:style-name="ro1">
          <table:table-cell office:value-type="string" calcext:value-type="string">
            <text:p>input/data_formal_20240530-1342/meme/BoizThat_20230206T130002/0.jpg</text:p>
          </table:table-cell>
          <table:table-cell office:value-type="string" calcext:value-type="string">
            <text:p>Pattern 1</text:p>
          </table:table-cell>
          <table:table-cell office:value-type="float" office:value="0.887086607284785" calcext:value-type="float">
            <text:p>0.887086607284785</text:p>
          </table:table-cell>
          <table:table-cell office:value-type="float" office:value="0.152091308259301" calcext:value-type="float">
            <text:p>0.152091308259301</text:p>
          </table:table-cell>
          <table:table-cell office:value-type="float" office:value="0.21377422916884" calcext:value-type="float">
            <text:p>0.21377422916884</text:p>
          </table:table-cell>
          <table:table-cell office:value-type="string" calcext:value-type="string">
            <text:p>https://twitter.com/BoizThat/status/1622580880379355137</text:p>
          </table:table-cell>
        </table:table-row>
        <table:table-row table:style-name="ro1">
          <table:table-cell office:value-type="string" calcext:value-type="string">
            <text:p>input/data_formal_20240530-1342/meme/bombay_bees_20221228T053000/0.jpg</text:p>
          </table:table-cell>
          <table:table-cell office:value-type="string" calcext:value-type="string">
            <text:p>Pattern 6</text:p>
          </table:table-cell>
          <table:table-cell office:value-type="float" office:value="0.891505459680766" calcext:value-type="float">
            <text:p>0.891505459680766</text:p>
          </table:table-cell>
          <table:table-cell office:value-type="float" office:value="0.16872613707591" calcext:value-type="float">
            <text:p>0.16872613707591</text:p>
          </table:table-cell>
          <table:table-cell office:value-type="float" office:value="0.473189942877546" calcext:value-type="float">
            <text:p>0.473189942877546</text:p>
          </table:table-cell>
          <table:table-cell office:value-type="string" calcext:value-type="string">
            <text:p>https://twitter.com/bombay_bees/status/1607972110638485506</text:p>
          </table:table-cell>
        </table:table-row>
        <table:table-row table:style-name="ro1">
          <table:table-cell office:value-type="string" calcext:value-type="string">
            <text:p>input/data_formal_20240530-1342/meme/Bonuskoder_net_20220718T093600/0.jpg</text:p>
          </table:table-cell>
          <table:table-cell office:value-type="string" calcext:value-type="string">
            <text:p>Pattern 6</text:p>
          </table:table-cell>
          <table:table-cell office:value-type="float" office:value="0.951759085971435" calcext:value-type="float">
            <text:p>0.951759085971435</text:p>
          </table:table-cell>
          <table:table-cell office:value-type="float" office:value="0.212198675886394" calcext:value-type="float">
            <text:p>0.212198675886394</text:p>
          </table:table-cell>
          <table:table-cell office:value-type="float" office:value="0.439250576298243" calcext:value-type="float">
            <text:p>0.439250576298243</text:p>
          </table:table-cell>
          <table:table-cell office:value-type="string" calcext:value-type="string">
            <text:p>https://twitter.com/ronnyro91579188/status/1620943387355660289</text:p>
          </table:table-cell>
        </table:table-row>
        <table:table-row table:style-name="ro1">
          <table:table-cell office:value-type="string" calcext:value-type="string">
            <text:p>input/data_formal_20240530-1342/meme/bonuszkodok_20220718T102400/0.jpg</text:p>
          </table:table-cell>
          <table:table-cell office:value-type="string" calcext:value-type="string">
            <text:p>Pattern 1</text:p>
          </table:table-cell>
          <table:table-cell office:value-type="float" office:value="0.961112161594661" calcext:value-type="float">
            <text:p>0.961112161594661</text:p>
          </table:table-cell>
          <table:table-cell office:value-type="float" office:value="0.204877849624044" calcext:value-type="float">
            <text:p>0.204877849624044</text:p>
          </table:table-cell>
          <table:table-cell office:value-type="float" office:value="0.33624450196" calcext:value-type="float">
            <text:p>0.33624450196</text:p>
          </table:table-cell>
          <table:table-cell office:value-type="string" calcext:value-type="string">
            <text:p>https://twitter.com/Hassan02701184/status/1624808320505729025</text:p>
          </table:table-cell>
        </table:table-row>
        <table:table-row table:style-name="ro1">
          <table:table-cell office:value-type="string" calcext:value-type="string">
            <text:p>input/data_formal_20240530-1342/meme/BooliToken_20230105T103015/0.jpg</text:p>
          </table:table-cell>
          <table:table-cell office:value-type="string" calcext:value-type="string">
            <text:p>Pattern 4</text:p>
          </table:table-cell>
          <table:table-cell office:value-type="float" office:value="0.728008237866044" calcext:value-type="float">
            <text:p>0.728008237866044</text:p>
          </table:table-cell>
          <table:table-cell office:value-type="float" office:value="0.12057340260943" calcext:value-type="float">
            <text:p>0.12057340260943</text:p>
          </table:table-cell>
          <table:table-cell office:value-type="float" office:value="0.871647001901814" calcext:value-type="float">
            <text:p>0.871647001901814</text:p>
          </table:table-cell>
          <table:table-cell office:value-type="string" calcext:value-type="string">
            <text:p>https://twitter.com/BooliToken/status/1610946775858413575</text:p>
          </table:table-cell>
        </table:table-row>
        <table:table-row table:style-name="ro1">
          <table:table-cell office:value-type="string" calcext:value-type="string">
            <text:p>input/data_formal_20240530-1342/meme/Bosstravelclub_20230127T195145/0.jpg</text:p>
          </table:table-cell>
          <table:table-cell office:value-type="string" calcext:value-type="string">
            <text:p>Pattern 6</text:p>
          </table:table-cell>
          <table:table-cell office:value-type="float" office:value="0.916880462117045" calcext:value-type="float">
            <text:p>0.916880462117045</text:p>
          </table:table-cell>
          <table:table-cell office:value-type="float" office:value="0.100829396779916" calcext:value-type="float">
            <text:p>0.100829396779916</text:p>
          </table:table-cell>
          <table:table-cell office:value-type="float" office:value="0.529672374880827" calcext:value-type="float">
            <text:p>0.529672374880827</text:p>
          </table:table-cell>
          <table:table-cell office:value-type="string" calcext:value-type="string">
            <text:p>https://twitter.com/Bosstravelclub/status/1619060614869159936</text:p>
          </table:table-cell>
        </table:table-row>
        <table:table-row table:style-name="ro1">
          <table:table-cell office:value-type="string" calcext:value-type="string">
            <text:p>input/data_formal_20240530-1342/meme/BotfoLaugh_20230202T011252/0.jpg</text:p>
          </table:table-cell>
          <table:table-cell office:value-type="string" calcext:value-type="string">
            <text:p>Pattern 1</text:p>
          </table:table-cell>
          <table:table-cell office:value-type="float" office:value="0.968338915913343" calcext:value-type="float">
            <text:p>0.968338915913343</text:p>
          </table:table-cell>
          <table:table-cell office:value-type="float" office:value="0.250292592336939" calcext:value-type="float">
            <text:p>0.250292592336939</text:p>
          </table:table-cell>
          <table:table-cell office:value-type="float" office:value="0.228888522852093" calcext:value-type="float">
            <text:p>0.228888522852093</text:p>
          </table:table-cell>
          <table:table-cell office:value-type="string" calcext:value-type="string">
            <text:p>https://twitter.com/BotfoLaugh/status/1620953365533396997</text:p>
          </table:table-cell>
        </table:table-row>
        <table:table-row table:style-name="ro1">
          <table:table-cell office:value-type="string" calcext:value-type="string">
            <text:p>input/data_formal_20240530-1342/meme/BowlChef_20221227T182833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right_turnsonly/status/1607942677294714880</text:p>
          </table:table-cell>
        </table:table-row>
        <table:table-row table:style-name="ro1">
          <table:table-cell office:value-type="string" calcext:value-type="string">
            <text:p>input/data_formal_20240530-1342/meme/BowlChef_20230201T183536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MtzS101/status/1622556673926635520</text:p>
          </table:table-cell>
        </table:table-row>
        <table:table-row table:style-name="ro1">
          <table:table-cell office:value-type="string" calcext:value-type="string">
            <text:p>input/data_formal_20240530-1342/meme/BowlChef_20230206T112006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BowlChef/status/1622555729638096897</text:p>
          </table:table-cell>
        </table:table-row>
        <table:table-row table:style-name="ro1">
          <table:table-cell office:value-type="string" calcext:value-type="string">
            <text:p>input/data_formal_20240530-1342/meme/bowlingnols_20220528T120212/0.jpg</text:p>
          </table:table-cell>
          <table:table-cell office:value-type="string" calcext:value-type="string">
            <text:p>Pattern 1</text:p>
          </table:table-cell>
          <table:table-cell office:value-type="float" office:value="0.905947852942036" calcext:value-type="float">
            <text:p>0.905947852942036</text:p>
          </table:table-cell>
          <table:table-cell office:value-type="float" office:value="0.225257324229334" calcext:value-type="float">
            <text:p>0.225257324229334</text:p>
          </table:table-cell>
          <table:table-cell office:value-type="float" office:value="0.253623454214877" calcext:value-type="float">
            <text:p>0.253623454214877</text:p>
          </table:table-cell>
          <table:table-cell office:value-type="string" calcext:value-type="string">
            <text:p>https://twitter.com/kkmax09/status/1607896773510692865</text:p>
          </table:table-cell>
        </table:table-row>
        <table:table-row table:style-name="ro1">
          <table:table-cell office:value-type="string" calcext:value-type="string">
            <text:p>input/data_formal_20240530-1342/meme/Brainalystindia_20230202T042939/0.jpg</text:p>
          </table:table-cell>
          <table:table-cell office:value-type="string" calcext:value-type="string">
            <text:p>Pattern 6</text:p>
          </table:table-cell>
          <table:table-cell office:value-type="float" office:value="0.891626527299889" calcext:value-type="float">
            <text:p>0.891626527299889</text:p>
          </table:table-cell>
          <table:table-cell office:value-type="float" office:value="0.165304300772834" calcext:value-type="float">
            <text:p>0.165304300772834</text:p>
          </table:table-cell>
          <table:table-cell office:value-type="float" office:value="0.567570454038308" calcext:value-type="float">
            <text:p>0.567570454038308</text:p>
          </table:table-cell>
          <table:table-cell office:value-type="string" calcext:value-type="string">
            <text:p>https://twitter.com/Brainalystindia/status/1621002886699425792</text:p>
          </table:table-cell>
        </table:table-row>
        <table:table-row table:style-name="ro1">
          <table:table-cell office:value-type="string" calcext:value-type="string">
            <text:p>input/data_formal_20240530-1342/meme/BREATHEConLV_20230105T120055/0.jpg</text:p>
          </table:table-cell>
          <table:table-cell office:value-type="string" calcext:value-type="string">
            <text:p>Pattern 6</text:p>
          </table:table-cell>
          <table:table-cell office:value-type="float" office:value="0.851629447485767" calcext:value-type="float">
            <text:p>0.851629447485767</text:p>
          </table:table-cell>
          <table:table-cell office:value-type="float" office:value="0.195769699808965" calcext:value-type="float">
            <text:p>0.195769699808965</text:p>
          </table:table-cell>
          <table:table-cell office:value-type="float" office:value="0.505973771700069" calcext:value-type="float">
            <text:p>0.505973771700069</text:p>
          </table:table-cell>
          <table:table-cell office:value-type="string" calcext:value-type="string">
            <text:p>https://twitter.com/BREATHEConLV/status/1610969591571791877</text:p>
          </table:table-cell>
        </table:table-row>
        <table:table-row table:style-name="ro1">
          <table:table-cell office:value-type="string" calcext:value-type="string">
            <text:p>input/data_formal_20240530-1342/meme/BrettDeister_20200715T220010/0.jpg</text:p>
          </table:table-cell>
          <table:table-cell office:value-type="string" calcext:value-type="string">
            <text:p>Pattern 3</text:p>
          </table:table-cell>
          <table:table-cell office:value-type="float" office:value="0.898712477121175" calcext:value-type="float">
            <text:p>0.898712477121175</text:p>
          </table:table-cell>
          <table:table-cell office:value-type="float" office:value="0.197580434999436" calcext:value-type="float">
            <text:p>0.197580434999436</text:p>
          </table:table-cell>
          <table:table-cell office:value-type="float" office:value="0.357147896073406" calcext:value-type="float">
            <text:p>0.357147896073406</text:p>
          </table:table-cell>
          <table:table-cell office:value-type="string" calcext:value-type="string">
            <text:p>https://twitter.com/BrettDeister/status/1620912129523191808</text:p>
          </table:table-cell>
        </table:table-row>
        <table:table-row table:style-name="ro1">
          <table:table-cell office:value-type="string" calcext:value-type="string">
            <text:p>input/data_formal_20240530-1342/meme/brewitsimple_20230203T051330/0.jpg</text:p>
          </table:table-cell>
          <table:table-cell office:value-type="string" calcext:value-type="string">
            <text:p>Pattern 1</text:p>
          </table:table-cell>
          <table:table-cell office:value-type="float" office:value="0.876251794073826" calcext:value-type="float">
            <text:p>0.876251794073826</text:p>
          </table:table-cell>
          <table:table-cell office:value-type="float" office:value="0.164841043811196" calcext:value-type="float">
            <text:p>0.164841043811196</text:p>
          </table:table-cell>
          <table:table-cell office:value-type="float" office:value="0.386011381389219" calcext:value-type="float">
            <text:p>0.386011381389219</text:p>
          </table:table-cell>
          <table:table-cell office:value-type="string" calcext:value-type="string">
            <text:p>https://twitter.com/brewitsimple/status/1622589203380076544</text:p>
          </table:table-cell>
        </table:table-row>
        <table:table-row table:style-name="ro1">
          <table:table-cell office:value-type="string" calcext:value-type="string">
            <text:p>input/data_formal_20240530-1342/meme/BrianRoemmele_20221228T050904/0.jpg</text:p>
          </table:table-cell>
          <table:table-cell office:value-type="string" calcext:value-type="string">
            <text:p>Pattern 3</text:p>
          </table:table-cell>
          <table:table-cell office:value-type="float" office:value="0.969799615257067" calcext:value-type="float">
            <text:p>0.969799615257067</text:p>
          </table:table-cell>
          <table:table-cell office:value-type="float" office:value="0.161204325839903" calcext:value-type="float">
            <text:p>0.161204325839903</text:p>
          </table:table-cell>
          <table:table-cell office:value-type="float" office:value="0.39911864768921" calcext:value-type="float">
            <text:p>0.39911864768921</text:p>
          </table:table-cell>
          <table:table-cell office:value-type="string" calcext:value-type="string">
            <text:p>https://twitter.com/Justinxpenguin/status/1607966841602727936</text:p>
          </table:table-cell>
        </table:table-row>
        <table:table-row table:style-name="ro1">
          <table:table-cell office:value-type="string" calcext:value-type="string">
            <text:p>input/data_formal_20240530-1342/meme/BrochMike_20230121T161707/0.jpg</text:p>
          </table:table-cell>
          <table:table-cell office:value-type="string" calcext:value-type="string">
            <text:p>Pattern 1</text:p>
          </table:table-cell>
          <table:table-cell office:value-type="float" office:value="0.951387487995526" calcext:value-type="float">
            <text:p>0.951387487995526</text:p>
          </table:table-cell>
          <table:table-cell office:value-type="float" office:value="0.125697229614107" calcext:value-type="float">
            <text:p>0.125697229614107</text:p>
          </table:table-cell>
          <table:table-cell office:value-type="float" office:value="0.343538190674058" calcext:value-type="float">
            <text:p>0.343538190674058</text:p>
          </table:table-cell>
          <table:table-cell office:value-type="string" calcext:value-type="string">
            <text:p>https://twitter.com/BrochMike/status/1616832269926428672</text:p>
          </table:table-cell>
        </table:table-row>
        <table:table-row table:style-name="ro1">
          <table:table-cell office:value-type="string" calcext:value-type="string">
            <text:p>input/data_formal_20240530-1342/meme/Brtecine771_20230111T164625/0.jpg</text:p>
          </table:table-cell>
          <table:table-cell office:value-type="string" calcext:value-type="string">
            <text:p>Pattern 6</text:p>
          </table:table-cell>
          <table:table-cell office:value-type="float" office:value="0.906686700589972" calcext:value-type="float">
            <text:p>0.906686700589972</text:p>
          </table:table-cell>
          <table:table-cell office:value-type="float" office:value="0.191025367635034" calcext:value-type="float">
            <text:p>0.191025367635034</text:p>
          </table:table-cell>
          <table:table-cell office:value-type="float" office:value="0.679567237444024" calcext:value-type="float">
            <text:p>0.679567237444024</text:p>
          </table:table-cell>
          <table:table-cell office:value-type="string" calcext:value-type="string">
            <text:p>https://twitter.com/bobarsu/status/1613324616126312450</text:p>
          </table:table-cell>
        </table:table-row>
        <table:table-row table:style-name="ro1">
          <table:table-cell office:value-type="string" calcext:value-type="string">
            <text:p>input/data_formal_20240530-1342/meme/bsdjoke_20230322T191732/0.jpg</text:p>
          </table:table-cell>
          <table:table-cell office:value-type="string" calcext:value-type="string">
            <text:p>Pattern 3</text:p>
          </table:table-cell>
          <table:table-cell office:value-type="float" office:value="0.947160911756092" calcext:value-type="float">
            <text:p>0.947160911756092</text:p>
          </table:table-cell>
          <table:table-cell office:value-type="float" office:value="0.131633348759512" calcext:value-type="float">
            <text:p>0.131633348759512</text:p>
          </table:table-cell>
          <table:table-cell office:value-type="float" office:value="0.325023639864009" calcext:value-type="float">
            <text:p>0.325023639864009</text:p>
          </table:table-cell>
          <table:table-cell office:value-type="string" calcext:value-type="string">
            <text:p>https://twitter.com/bsdjoke/status/1638620946838724620</text:p>
          </table:table-cell>
        </table:table-row>
        <table:table-row table:style-name="ro1">
          <table:table-cell office:value-type="string" calcext:value-type="string">
            <text:p>input/data_formal_20240530-1342/meme/BT21__20221214T090041/0.jpg</text:p>
          </table:table-cell>
          <table:table-cell office:value-type="string" calcext:value-type="string">
            <text:p>Pattern 6</text:p>
          </table:table-cell>
          <table:table-cell office:value-type="float" office:value="0.896823540197106" calcext:value-type="float">
            <text:p>0.896823540197106</text:p>
          </table:table-cell>
          <table:table-cell office:value-type="float" office:value="0.162820314237452" calcext:value-type="float">
            <text:p>0.162820314237452</text:p>
          </table:table-cell>
          <table:table-cell office:value-type="float" office:value="0.391058853305965" calcext:value-type="float">
            <text:p>0.391058853305965</text:p>
          </table:table-cell>
          <table:table-cell office:value-type="string" calcext:value-type="string">
            <text:p>https://twitter.com/goldenpolaris7/status/1607944502957985797</text:p>
          </table:table-cell>
        </table:table-row>
        <table:table-row table:style-name="ro1">
          <table:table-cell office:value-type="string" calcext:value-type="string">
            <text:p>input/data_formal_20240530-1342/meme/BT21__20221214T090041/1.jpg</text:p>
          </table:table-cell>
          <table:table-cell office:value-type="string" calcext:value-type="string">
            <text:p>Pattern 1</text:p>
          </table:table-cell>
          <table:table-cell office:value-type="float" office:value="0.896659178744305" calcext:value-type="float">
            <text:p>0.896659178744305</text:p>
          </table:table-cell>
          <table:table-cell office:value-type="float" office:value="0.294347162467015" calcext:value-type="float">
            <text:p>0.294347162467015</text:p>
          </table:table-cell>
          <table:table-cell office:value-type="float" office:value="0.143422763662028" calcext:value-type="float">
            <text:p>0.143422763662028</text:p>
          </table:table-cell>
          <table:table-cell office:value-type="string" calcext:value-type="string">
            <text:p>https://twitter.com/goldenpolaris7/status/1607944502957985797</text:p>
          </table:table-cell>
        </table:table-row>
        <table:table-row table:style-name="ro1">
          <table:table-cell office:value-type="string" calcext:value-type="string">
            <text:p>input/data_formal_20240530-1342/meme/BT21__20221214T090041/2.jpg</text:p>
          </table:table-cell>
          <table:table-cell office:value-type="string" calcext:value-type="string">
            <text:p>Pattern 1</text:p>
          </table:table-cell>
          <table:table-cell office:value-type="float" office:value="0.917383824509763" calcext:value-type="float">
            <text:p>0.917383824509763</text:p>
          </table:table-cell>
          <table:table-cell office:value-type="float" office:value="0.221828627976568" calcext:value-type="float">
            <text:p>0.221828627976568</text:p>
          </table:table-cell>
          <table:table-cell office:value-type="float" office:value="0.284789385777206" calcext:value-type="float">
            <text:p>0.284789385777206</text:p>
          </table:table-cell>
          <table:table-cell office:value-type="string" calcext:value-type="string">
            <text:p>https://twitter.com/goldenpolaris7/status/1607944502957985797</text:p>
          </table:table-cell>
        </table:table-row>
        <table:table-row table:style-name="ro1">
          <table:table-cell office:value-type="string" calcext:value-type="string">
            <text:p>input/data_formal_20240530-1342/meme/BullRunDao_20230225T180325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jxcial/status/1629745977098919936</text:p>
          </table:table-cell>
        </table:table-row>
        <table:table-row table:style-name="ro1">
          <table:table-cell office:value-type="string" calcext:value-type="string">
            <text:p>input/data_formal_20240530-1342/meme/bullymake_20230105T120019/0.jpg</text:p>
          </table:table-cell>
          <table:table-cell office:value-type="string" calcext:value-type="string">
            <text:p>Pattern 1</text:p>
          </table:table-cell>
          <table:table-cell office:value-type="float" office:value="0.870177346003989" calcext:value-type="float">
            <text:p>0.870177346003989</text:p>
          </table:table-cell>
          <table:table-cell office:value-type="float" office:value="0.222860477546948" calcext:value-type="float">
            <text:p>0.222860477546948</text:p>
          </table:table-cell>
          <table:table-cell office:value-type="float" office:value="0.148581987258837" calcext:value-type="float">
            <text:p>0.148581987258837</text:p>
          </table:table-cell>
          <table:table-cell office:value-type="string" calcext:value-type="string">
            <text:p>https://twitter.com/bullymake/status/1610969439943499776</text:p>
          </table:table-cell>
        </table:table-row>
        <table:table-row table:style-name="ro1">
          <table:table-cell office:value-type="string" calcext:value-type="string">
            <text:p>input/data_formal_20240530-1342/meme/bullymake_20230206T120033/0.jpg</text:p>
          </table:table-cell>
          <table:table-cell office:value-type="string" calcext:value-type="string">
            <text:p>Pattern 1</text:p>
          </table:table-cell>
          <table:table-cell office:value-type="float" office:value="0.88161834121184" calcext:value-type="float">
            <text:p>0.88161834121184</text:p>
          </table:table-cell>
          <table:table-cell office:value-type="float" office:value="0.193791352268609" calcext:value-type="float">
            <text:p>0.193791352268609</text:p>
          </table:table-cell>
          <table:table-cell office:value-type="float" office:value="0.18724629251284" calcext:value-type="float">
            <text:p>0.18724629251284</text:p>
          </table:table-cell>
          <table:table-cell office:value-type="string" calcext:value-type="string">
            <text:p>https://twitter.com/bullymake/status/1622565910811754496</text:p>
          </table:table-cell>
        </table:table-row>
        <table:table-row table:style-name="ro1">
          <table:table-cell office:value-type="string" calcext:value-type="string">
            <text:p>input/data_formal_20240530-1342/meme/BusinessBeijing_20230404T023918/0.jpg</text:p>
          </table:table-cell>
          <table:table-cell office:value-type="string" calcext:value-type="string">
            <text:p>Pattern 3</text:p>
          </table:table-cell>
          <table:table-cell office:value-type="float" office:value="0.861613564478237" calcext:value-type="float">
            <text:p>0.861613564478237</text:p>
          </table:table-cell>
          <table:table-cell office:value-type="float" office:value="0.294207157928396" calcext:value-type="float">
            <text:p>0.294207157928396</text:p>
          </table:table-cell>
          <table:table-cell office:value-type="float" office:value="0.352481228791668" calcext:value-type="float">
            <text:p>0.352481228791668</text:p>
          </table:table-cell>
          <table:table-cell office:value-type="string" calcext:value-type="string">
            <text:p>https://twitter.com/BusinessBeijing/status/1643080775783550978</text:p>
          </table:table-cell>
        </table:table-row>
        <table:table-row table:style-name="ro1">
          <table:table-cell office:value-type="string" calcext:value-type="string">
            <text:p>input/data_formal_20240530-1342/meme/BusinessBeijing_20230404T023918/1.jpg</text:p>
          </table:table-cell>
          <table:table-cell office:value-type="string" calcext:value-type="string">
            <text:p>Pattern 6</text:p>
          </table:table-cell>
          <table:table-cell office:value-type="float" office:value="0.951220510796086" calcext:value-type="float">
            <text:p>0.951220510796086</text:p>
          </table:table-cell>
          <table:table-cell office:value-type="float" office:value="0.162306924123751" calcext:value-type="float">
            <text:p>0.162306924123751</text:p>
          </table:table-cell>
          <table:table-cell office:value-type="float" office:value="0.442133464765646" calcext:value-type="float">
            <text:p>0.442133464765646</text:p>
          </table:table-cell>
          <table:table-cell office:value-type="string" calcext:value-type="string">
            <text:p>https://twitter.com/BusinessBeijing/status/1643080775783550978</text:p>
          </table:table-cell>
        </table:table-row>
        <table:table-row table:style-name="ro1">
          <table:table-cell office:value-type="string" calcext:value-type="string">
            <text:p>input/data_formal_20240530-1342/meme/BusinessBeijing_20230404T023918/2.jpg</text:p>
          </table:table-cell>
          <table:table-cell office:value-type="string" calcext:value-type="string">
            <text:p>Pattern 3</text:p>
          </table:table-cell>
          <table:table-cell office:value-type="float" office:value="0.899231653244602" calcext:value-type="float">
            <text:p>0.899231653244602</text:p>
          </table:table-cell>
          <table:table-cell office:value-type="float" office:value="0.232720212125607" calcext:value-type="float">
            <text:p>0.232720212125607</text:p>
          </table:table-cell>
          <table:table-cell office:value-type="float" office:value="0.510730399662011" calcext:value-type="float">
            <text:p>0.510730399662011</text:p>
          </table:table-cell>
          <table:table-cell office:value-type="string" calcext:value-type="string">
            <text:p>https://twitter.com/BusinessBeijing/status/1643080775783550978</text:p>
          </table:table-cell>
        </table:table-row>
        <table:table-row table:style-name="ro1">
          <table:table-cell office:value-type="string" calcext:value-type="string">
            <text:p>input/data_formal_20240530-1342/meme/BustosRealty_20230111T223002/0.jpg</text:p>
          </table:table-cell>
          <table:table-cell office:value-type="string" calcext:value-type="string">
            <text:p>Pattern 6</text:p>
          </table:table-cell>
          <table:table-cell office:value-type="float" office:value="0.913218350148873" calcext:value-type="float">
            <text:p>0.913218350148873</text:p>
          </table:table-cell>
          <table:table-cell office:value-type="float" office:value="0.221205307505214" calcext:value-type="float">
            <text:p>0.221205307505214</text:p>
          </table:table-cell>
          <table:table-cell office:value-type="float" office:value="0.404766563924218" calcext:value-type="float">
            <text:p>0.404766563924218</text:p>
          </table:table-cell>
          <table:table-cell office:value-type="string" calcext:value-type="string">
            <text:p>https://twitter.com/BustosRealty/status/1613302240097304576</text:p>
          </table:table-cell>
        </table:table-row>
        <table:table-row table:style-name="ro1">
          <table:table-cell office:value-type="string" calcext:value-type="string">
            <text:p>input/data_formal_20240530-1342/meme/BustosRealty_20230202T000701/0.jpg</text:p>
          </table:table-cell>
          <table:table-cell office:value-type="string" calcext:value-type="string">
            <text:p>Pattern 6</text:p>
          </table:table-cell>
          <table:table-cell office:value-type="float" office:value="0.98237367788386" calcext:value-type="float">
            <text:p>0.98237367788386</text:p>
          </table:table-cell>
          <table:table-cell office:value-type="float" office:value="0.214032038657452" calcext:value-type="float">
            <text:p>0.214032038657452</text:p>
          </table:table-cell>
          <table:table-cell office:value-type="float" office:value="0.470394475629628" calcext:value-type="float">
            <text:p>0.470394475629628</text:p>
          </table:table-cell>
          <table:table-cell office:value-type="string" calcext:value-type="string">
            <text:p>https://twitter.com/BustosRealty/status/1620936793632686080</text:p>
          </table:table-cell>
        </table:table-row>
        <table:table-row table:style-name="ro1">
          <table:table-cell office:value-type="string" calcext:value-type="string">
            <text:p>input/data_formal_20240530-1342/meme/bxanalystlife_20230206T154359/0.jpg</text:p>
          </table:table-cell>
          <table:table-cell office:value-type="string" calcext:value-type="string">
            <text:p>Pattern 1</text:p>
          </table:table-cell>
          <table:table-cell office:value-type="float" office:value="0.882376759837851" calcext:value-type="float">
            <text:p>0.882376759837851</text:p>
          </table:table-cell>
          <table:table-cell office:value-type="float" office:value="0.212316233324784" calcext:value-type="float">
            <text:p>0.212316233324784</text:p>
          </table:table-cell>
          <table:table-cell office:value-type="float" office:value="0.260751517769414" calcext:value-type="float">
            <text:p>0.260751517769414</text:p>
          </table:table-cell>
          <table:table-cell office:value-type="string" calcext:value-type="string">
            <text:p>https://twitter.com/bxanalystlife/status/1622622138745192450</text:p>
          </table:table-cell>
        </table:table-row>
        <table:table-row table:style-name="ro1">
          <table:table-cell office:value-type="string" calcext:value-type="string">
            <text:p>input/data_formal_20240530-1342/meme/CabiMangaka_20221228T031407/0.jpg</text:p>
          </table:table-cell>
          <table:table-cell office:value-type="string" calcext:value-type="string">
            <text:p>Pattern 1</text:p>
          </table:table-cell>
          <table:table-cell office:value-type="float" office:value="0.93596224541601" calcext:value-type="float">
            <text:p>0.93596224541601</text:p>
          </table:table-cell>
          <table:table-cell office:value-type="float" office:value="0.335051739478212" calcext:value-type="float">
            <text:p>0.335051739478212</text:p>
          </table:table-cell>
          <table:table-cell office:value-type="float" office:value="0.216724265684051" calcext:value-type="float">
            <text:p>0.216724265684051</text:p>
          </table:table-cell>
          <table:table-cell office:value-type="string" calcext:value-type="string">
            <text:p>https://twitter.com/CabiMangaka/status/1607937913446170627</text:p>
          </table:table-cell>
        </table:table-row>
        <table:table-row table:style-name="ro1">
          <table:table-cell office:value-type="string" calcext:value-type="string">
            <text:p>input/data_formal_20240530-1342/meme/cadieux_t_20230202T01462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cadieux_t/status/1620961818134065153</text:p>
          </table:table-cell>
        </table:table-row>
        <table:table-row table:style-name="ro1">
          <table:table-cell office:value-type="string" calcext:value-type="string">
            <text:p>input/data_formal_20240530-1342/meme/cadieux_t_20230202T014628/1.jpg</text:p>
          </table:table-cell>
          <table:table-cell office:value-type="string" calcext:value-type="string">
            <text:p>Pattern 1</text:p>
          </table:table-cell>
          <table:table-cell office:value-type="float" office:value="0.928206763982701" calcext:value-type="float">
            <text:p>0.928206763982701</text:p>
          </table:table-cell>
          <table:table-cell office:value-type="float" office:value="0.262416178752973" calcext:value-type="float">
            <text:p>0.262416178752973</text:p>
          </table:table-cell>
          <table:table-cell office:value-type="float" office:value="0.210879004118732" calcext:value-type="float">
            <text:p>0.210879004118732</text:p>
          </table:table-cell>
          <table:table-cell office:value-type="string" calcext:value-type="string">
            <text:p>https://twitter.com/cadieux_t/status/1620961818134065153</text:p>
          </table:table-cell>
        </table:table-row>
        <table:table-row table:style-name="ro1">
          <table:table-cell office:value-type="string" calcext:value-type="string">
            <text:p>input/data_formal_20240530-1342/meme/cadieux_t_20230202T014628/2.jpg</text:p>
          </table:table-cell>
          <table:table-cell office:value-type="string" calcext:value-type="string">
            <text:p>Pattern 6</text:p>
          </table:table-cell>
          <table:table-cell office:value-type="float" office:value="0.974719816623439" calcext:value-type="float">
            <text:p>0.974719816623439</text:p>
          </table:table-cell>
          <table:table-cell office:value-type="float" office:value="0.203556114245955" calcext:value-type="float">
            <text:p>0.203556114245955</text:p>
          </table:table-cell>
          <table:table-cell office:value-type="float" office:value="0.260025144245229" calcext:value-type="float">
            <text:p>0.260025144245229</text:p>
          </table:table-cell>
          <table:table-cell office:value-type="string" calcext:value-type="string">
            <text:p>https://twitter.com/cadieux_t/status/1620961818134065153</text:p>
          </table:table-cell>
        </table:table-row>
        <table:table-row table:style-name="ro1">
          <table:table-cell office:value-type="string" calcext:value-type="string">
            <text:p>input/data_formal_20240530-1342/meme/cadieux_t_20230202T014628/3.jpg</text:p>
          </table:table-cell>
          <table:table-cell office:value-type="string" calcext:value-type="string">
            <text:p>Pattern 1</text:p>
          </table:table-cell>
          <table:table-cell office:value-type="float" office:value="0.937871832843264" calcext:value-type="float">
            <text:p>0.937871832843264</text:p>
          </table:table-cell>
          <table:table-cell office:value-type="float" office:value="0.190489914274727" calcext:value-type="float">
            <text:p>0.190489914274727</text:p>
          </table:table-cell>
          <table:table-cell office:value-type="float" office:value="0.227685895624404" calcext:value-type="float">
            <text:p>0.227685895624404</text:p>
          </table:table-cell>
          <table:table-cell office:value-type="string" calcext:value-type="string">
            <text:p>https://twitter.com/cadieux_t/status/1620961818134065153</text:p>
          </table:table-cell>
        </table:table-row>
        <table:table-row table:style-name="ro1">
          <table:table-cell office:value-type="string" calcext:value-type="string">
            <text:p>input/data_formal_20240530-1342/meme/CallMe_Zyro_20230104T081159/0.jpg</text:p>
          </table:table-cell>
          <table:table-cell office:value-type="string" calcext:value-type="string">
            <text:p>Pattern 3</text:p>
          </table:table-cell>
          <table:table-cell office:value-type="float" office:value="0.908243293766087" calcext:value-type="float">
            <text:p>0.908243293766087</text:p>
          </table:table-cell>
          <table:table-cell office:value-type="float" office:value="0.146269894684634" calcext:value-type="float">
            <text:p>0.146269894684634</text:p>
          </table:table-cell>
          <table:table-cell office:value-type="float" office:value="0.394472071487542" calcext:value-type="float">
            <text:p>0.394472071487542</text:p>
          </table:table-cell>
          <table:table-cell office:value-type="string" calcext:value-type="string">
            <text:p>https://twitter.com/Ukleon1/status/1610951745886380032</text:p>
          </table:table-cell>
        </table:table-row>
        <table:table-row table:style-name="ro1">
          <table:table-cell office:value-type="string" calcext:value-type="string">
            <text:p>input/data_formal_20240530-1342/meme/CamilaG03873342_20230105T114748/0.jpg</text:p>
          </table:table-cell>
          <table:table-cell office:value-type="string" calcext:value-type="string">
            <text:p>Pattern 3</text:p>
          </table:table-cell>
          <table:table-cell office:value-type="float" office:value="0.921514286286547" calcext:value-type="float">
            <text:p>0.921514286286547</text:p>
          </table:table-cell>
          <table:table-cell office:value-type="float" office:value="0.253511238472835" calcext:value-type="float">
            <text:p>0.253511238472835</text:p>
          </table:table-cell>
          <table:table-cell office:value-type="float" office:value="0.281334928347577" calcext:value-type="float">
            <text:p>0.281334928347577</text:p>
          </table:table-cell>
          <table:table-cell office:value-type="string" calcext:value-type="string">
            <text:p>https://twitter.com/CamilaG03873342/status/1610966289048129538</text:p>
          </table:table-cell>
        </table:table-row>
        <table:table-row table:style-name="ro1">
          <table:table-cell office:value-type="string" calcext:value-type="string">
            <text:p>input/data_formal_20240530-1342/meme/CantRefuseOffer_20230131T100356/0.jpg</text:p>
          </table:table-cell>
          <table:table-cell office:value-type="string" calcext:value-type="string">
            <text:p>Pattern 1</text:p>
          </table:table-cell>
          <table:table-cell office:value-type="float" office:value="0.979492264714097" calcext:value-type="float">
            <text:p>0.979492264714097</text:p>
          </table:table-cell>
          <table:table-cell office:value-type="float" office:value="0.240359736853129" calcext:value-type="float">
            <text:p>0.240359736853129</text:p>
          </table:table-cell>
          <table:table-cell office:value-type="float" office:value="0.2768224514723" calcext:value-type="float">
            <text:p>0.2768224514723</text:p>
          </table:table-cell>
          <table:table-cell office:value-type="string" calcext:value-type="string">
            <text:p>https://twitter.com/EricaMo21260791/status/1620975226111791105</text:p>
          </table:table-cell>
        </table:table-row>
        <table:table-row table:style-name="ro1">
          <table:table-cell office:value-type="string" calcext:value-type="string">
            <text:p>input/data_formal_20240530-1342/meme/CantRefuseOffer_20230131T130423/0.jpg</text:p>
          </table:table-cell>
          <table:table-cell office:value-type="string" calcext:value-type="string">
            <text:p>Pattern 3</text:p>
          </table:table-cell>
          <table:table-cell office:value-type="float" office:value="0.897661785694651" calcext:value-type="float">
            <text:p>0.897661785694651</text:p>
          </table:table-cell>
          <table:table-cell office:value-type="float" office:value="0.126150772354047" calcext:value-type="float">
            <text:p>0.126150772354047</text:p>
          </table:table-cell>
          <table:table-cell office:value-type="float" office:value="0.565692578664226" calcext:value-type="float">
            <text:p>0.565692578664226</text:p>
          </table:table-cell>
          <table:table-cell office:value-type="string" calcext:value-type="string">
            <text:p>https://twitter.com/ShoulderMedia/status/1620930542647775232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1T140415/0.jpg</text:p>
          </table:table-cell>
          <table:table-cell office:value-type="string" calcext:value-type="string">
            <text:p>Pattern 3</text:p>
          </table:table-cell>
          <table:table-cell office:value-type="float" office:value="0.976929870415258" calcext:value-type="float">
            <text:p>0.976929870415258</text:p>
          </table:table-cell>
          <table:table-cell office:value-type="float" office:value="0.132336351528732" calcext:value-type="float">
            <text:p>0.132336351528732</text:p>
          </table:table-cell>
          <table:table-cell office:value-type="float" office:value="0.347433828474505" calcext:value-type="float">
            <text:p>0.347433828474505</text:p>
          </table:table-cell>
          <table:table-cell office:value-type="string" calcext:value-type="string">
            <text:p>https://twitter.com/Victori54063632/status/1620979997786742790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1T230533/0.jpg</text:p>
          </table:table-cell>
          <table:table-cell office:value-type="string" calcext:value-type="string">
            <text:p>Pattern 3</text:p>
          </table:table-cell>
          <table:table-cell office:value-type="float" office:value="0.858849640570378" calcext:value-type="float">
            <text:p>0.858849640570378</text:p>
          </table:table-cell>
          <table:table-cell office:value-type="float" office:value="0.0819698864354237" calcext:value-type="float">
            <text:p>0.0819698864354237</text:p>
          </table:table-cell>
          <table:table-cell office:value-type="float" office:value="0.545954395327679" calcext:value-type="float">
            <text:p>0.545954395327679</text:p>
          </table:table-cell>
          <table:table-cell office:value-type="string" calcext:value-type="string">
            <text:p>https://twitter.com/CantRefuseOffer/status/1620921324628545536</text:p>
          </table:table-cell>
        </table:table-row>
        <table:table-row table:style-name="ro1">
          <table:table-cell office:value-type="string" calcext:value-type="string">
            <text:p>input/data_formal_20240530-1342/meme/Carmelides_20221227T193901/0.jpg</text:p>
          </table:table-cell>
          <table:table-cell office:value-type="string" calcext:value-type="string">
            <text:p>Pattern 3</text:p>
          </table:table-cell>
          <table:table-cell office:value-type="float" office:value="0.984111091501925" calcext:value-type="float">
            <text:p>0.984111091501925</text:p>
          </table:table-cell>
          <table:table-cell office:value-type="float" office:value="0.205236468272875" calcext:value-type="float">
            <text:p>0.205236468272875</text:p>
          </table:table-cell>
          <table:table-cell office:value-type="float" office:value="0.363870784563572" calcext:value-type="float">
            <text:p>0.363870784563572</text:p>
          </table:table-cell>
          <table:table-cell office:value-type="string" calcext:value-type="string">
            <text:p>https://twitter.com/DeborahKBurns1/status/1607978408553717761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2T000517/0.jpg</text:p>
          </table:table-cell>
          <table:table-cell office:value-type="string" calcext:value-type="string">
            <text:p>Pattern 3</text:p>
          </table:table-cell>
          <table:table-cell office:value-type="float" office:value="0.901108439408635" calcext:value-type="float">
            <text:p>0.901108439408635</text:p>
          </table:table-cell>
          <table:table-cell office:value-type="float" office:value="0.0324179133321798" calcext:value-type="float">
            <text:p>0.0324179133321798</text:p>
          </table:table-cell>
          <table:table-cell office:value-type="float" office:value="0.585628884670611" calcext:value-type="float">
            <text:p>0.585628884670611</text:p>
          </table:table-cell>
          <table:table-cell office:value-type="string" calcext:value-type="string">
            <text:p>https://twitter.com/CantRefuseOffer/status/1620936357034991617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2T010426/0.jpg</text:p>
          </table:table-cell>
          <table:table-cell office:value-type="string" calcext:value-type="string">
            <text:p>Pattern 3</text:p>
          </table:table-cell>
          <table:table-cell office:value-type="float" office:value="0.847462673496075" calcext:value-type="float">
            <text:p>0.847462673496075</text:p>
          </table:table-cell>
          <table:table-cell office:value-type="float" office:value="0.177878917855379" calcext:value-type="float">
            <text:p>0.177878917855379</text:p>
          </table:table-cell>
          <table:table-cell office:value-type="float" office:value="0.504125816312324" calcext:value-type="float">
            <text:p>0.504125816312324</text:p>
          </table:table-cell>
          <table:table-cell office:value-type="string" calcext:value-type="string">
            <text:p>https://twitter.com/CantRefuseOffer/status/1620951242712256514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2T020417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CantRefuseOffer/status/1620966304755732480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2T030432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CantRefuseOffer/status/1620981467085000707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4T080523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MarkSil31006242/status/1622622460880343042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5T000527/0.jpg</text:p>
          </table:table-cell>
          <table:table-cell office:value-type="string" calcext:value-type="string">
            <text:p>Pattern 6</text:p>
          </table:table-cell>
          <table:table-cell office:value-type="float" office:value="0.911310977843549" calcext:value-type="float">
            <text:p>0.911310977843549</text:p>
          </table:table-cell>
          <table:table-cell office:value-type="float" office:value="0.192984401007982" calcext:value-type="float">
            <text:p>0.192984401007982</text:p>
          </table:table-cell>
          <table:table-cell office:value-type="float" office:value="0.474395752774957" calcext:value-type="float">
            <text:p>0.474395752774957</text:p>
          </table:table-cell>
          <table:table-cell office:value-type="string" calcext:value-type="string">
            <text:p>https://twitter.com/JohnnyJ25191001/status/1622551429616484352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5T230536/0.jpg</text:p>
          </table:table-cell>
          <table:table-cell office:value-type="string" calcext:value-type="string">
            <text:p>Pattern 6</text:p>
          </table:table-cell>
          <table:table-cell office:value-type="float" office:value="0.913155579356955" calcext:value-type="float">
            <text:p>0.913155579356955</text:p>
          </table:table-cell>
          <table:table-cell office:value-type="float" office:value="0.0741721799092736" calcext:value-type="float">
            <text:p>0.0741721799092736</text:p>
          </table:table-cell>
          <table:table-cell office:value-type="float" office:value="0.530630861883437" calcext:value-type="float">
            <text:p>0.530630861883437</text:p>
          </table:table-cell>
          <table:table-cell office:value-type="string" calcext:value-type="string">
            <text:p>https://twitter.com/DubstepProvoke/status/1622606248624414720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6T000646/0.jpg</text:p>
          </table:table-cell>
          <table:table-cell office:value-type="string" calcext:value-type="string">
            <text:p>Pattern 6</text:p>
          </table:table-cell>
          <table:table-cell office:value-type="float" office:value="0.889333200626891" calcext:value-type="float">
            <text:p>0.889333200626891</text:p>
          </table:table-cell>
          <table:table-cell office:value-type="float" office:value="0.224922611219854" calcext:value-type="float">
            <text:p>0.224922611219854</text:p>
          </table:table-cell>
          <table:table-cell office:value-type="float" office:value="0.459230781709456" calcext:value-type="float">
            <text:p>0.459230781709456</text:p>
          </table:table-cell>
          <table:table-cell office:value-type="string" calcext:value-type="string">
            <text:p>https://twitter.com/Christi12608234/status/1622615633421631488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6T110424/0.jpg</text:p>
          </table:table-cell>
          <table:table-cell office:value-type="string" calcext:value-type="string">
            <text:p>Pattern 3</text:p>
          </table:table-cell>
          <table:table-cell office:value-type="float" office:value="0.885077780794431" calcext:value-type="float">
            <text:p>0.885077780794431</text:p>
          </table:table-cell>
          <table:table-cell office:value-type="float" office:value="0.167240076422669" calcext:value-type="float">
            <text:p>0.167240076422669</text:p>
          </table:table-cell>
          <table:table-cell office:value-type="float" office:value="0.455697096625007" calcext:value-type="float">
            <text:p>0.455697096625007</text:p>
          </table:table-cell>
          <table:table-cell office:value-type="string" calcext:value-type="string">
            <text:p>https://twitter.com/CantRefuseOffer/status/1622551778448273409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6T150431/0.jpg</text:p>
          </table:table-cell>
          <table:table-cell office:value-type="string" calcext:value-type="string">
            <text:p>Pattern 6</text:p>
          </table:table-cell>
          <table:table-cell office:value-type="float" office:value="0.869691810465746" calcext:value-type="float">
            <text:p>0.869691810465746</text:p>
          </table:table-cell>
          <table:table-cell office:value-type="float" office:value="0.176091048977075" calcext:value-type="float">
            <text:p>0.176091048977075</text:p>
          </table:table-cell>
          <table:table-cell office:value-type="float" office:value="0.491126572086256" calcext:value-type="float">
            <text:p>0.491126572086256</text:p>
          </table:table-cell>
          <table:table-cell office:value-type="string" calcext:value-type="string">
            <text:p>https://twitter.com/CantRefuseOffer/status/1622612206213816322</text:p>
          </table:table-cell>
        </table:table-row>
        <table:table-row table:style-name="ro1">
          <table:table-cell office:value-type="string" calcext:value-type="string">
            <text:p>input/data_formal_20240530-1342/meme/CantRefuseOffer_20230206T16041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CantRefuseOffer/status/1622627251245273093</text:p>
          </table:table-cell>
        </table:table-row>
        <table:table-row table:style-name="ro1">
          <table:table-cell office:value-type="string" calcext:value-type="string">
            <text:p>input/data_formal_20240530-1342/meme/CantRefuseOffer_20230212T150455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CantRefuseOffer/status/1624786635899473921</text:p>
          </table:table-cell>
        </table:table-row>
        <table:table-row table:style-name="ro1">
          <table:table-cell office:value-type="string" calcext:value-type="string">
            <text:p>input/data_formal_20240530-1342/meme/CantRefuseOffer_20230313T080425/0.jpg</text:p>
          </table:table-cell>
          <table:table-cell office:value-type="string" calcext:value-type="string">
            <text:p>Pattern 3</text:p>
          </table:table-cell>
          <table:table-cell office:value-type="float" office:value="0.86476647470499" calcext:value-type="float">
            <text:p>0.86476647470499</text:p>
          </table:table-cell>
          <table:table-cell office:value-type="float" office:value="0.187101072244401" calcext:value-type="float">
            <text:p>0.187101072244401</text:p>
          </table:table-cell>
          <table:table-cell office:value-type="float" office:value="0.527967401028666" calcext:value-type="float">
            <text:p>0.527967401028666</text:p>
          </table:table-cell>
          <table:table-cell office:value-type="string" calcext:value-type="string">
            <text:p>https://twitter.com/LynnTor85039593/status/1636155293665992706</text:p>
          </table:table-cell>
        </table:table-row>
        <table:table-row table:style-name="ro1">
          <table:table-cell office:value-type="string" calcext:value-type="string">
            <text:p>input/data_formal_20240530-1342/meme/CantRefuseOffer_20230315T220320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CantRefuseOffer/status/1636125957412069377</text:p>
          </table:table-cell>
        </table:table-row>
        <table:table-row table:style-name="ro1">
          <table:table-cell office:value-type="string" calcext:value-type="string">
            <text:p>input/data_formal_20240530-1342/meme/carencuregroup_20230206T160700/0.jpg</text:p>
          </table:table-cell>
          <table:table-cell office:value-type="string" calcext:value-type="string">
            <text:p>Pattern 6</text:p>
          </table:table-cell>
          <table:table-cell office:value-type="float" office:value="0.937554033088673" calcext:value-type="float">
            <text:p>0.937554033088673</text:p>
          </table:table-cell>
          <table:table-cell office:value-type="float" office:value="0.147942008602306" calcext:value-type="float">
            <text:p>0.147942008602306</text:p>
          </table:table-cell>
          <table:table-cell office:value-type="float" office:value="0.698951249386091" calcext:value-type="float">
            <text:p>0.698951249386091</text:p>
          </table:table-cell>
          <table:table-cell office:value-type="string" calcext:value-type="string">
            <text:p>https://twitter.com/carencuregroup/status/1622627930135474177</text:p>
          </table:table-cell>
        </table:table-row>
        <table:table-row table:style-name="ro1">
          <table:table-cell office:value-type="string" calcext:value-type="string">
            <text:p>input/data_formal_20240530-1342/meme/CARishabhMehta1_20230206T12001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darshanjain0144/status/1622597046523002881</text:p>
          </table:table-cell>
        </table:table-row>
        <table:table-row table:style-name="ro1">
          <table:table-cell office:value-type="string" calcext:value-type="string">
            <text:p>input/data_formal_20240530-1342/meme/CARishabhMehta1_20230206T120018/1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darshanjain0144/status/1622597046523002881</text:p>
          </table:table-cell>
        </table:table-row>
        <table:table-row table:style-name="ro1">
          <table:table-cell office:value-type="string" calcext:value-type="string">
            <text:p>input/data_formal_20240530-1342/meme/caron_allan_20230125T200901/0.jpg</text:p>
          </table:table-cell>
          <table:table-cell office:value-type="string" calcext:value-type="string">
            <text:p>Pattern 1</text:p>
          </table:table-cell>
          <table:table-cell office:value-type="float" office:value="0.966845887719939" calcext:value-type="float">
            <text:p>0.966845887719939</text:p>
          </table:table-cell>
          <table:table-cell office:value-type="float" office:value="0.184762825638301" calcext:value-type="float">
            <text:p>0.184762825638301</text:p>
          </table:table-cell>
          <table:table-cell office:value-type="float" office:value="0.319672746378053" calcext:value-type="float">
            <text:p>0.319672746378053</text:p>
          </table:table-cell>
          <table:table-cell office:value-type="string" calcext:value-type="string">
            <text:p>https://twitter.com/PontiMiras/status/1621021460025196545</text:p>
          </table:table-cell>
        </table:table-row>
        <table:table-row table:style-name="ro1">
          <table:table-cell office:value-type="string" calcext:value-type="string">
            <text:p>input/data_formal_20240530-1342/meme/cartoonnetwork_20230305T172019/0.jpg</text:p>
          </table:table-cell>
          <table:table-cell office:value-type="string" calcext:value-type="string">
            <text:p>Pattern 6</text:p>
          </table:table-cell>
          <table:table-cell office:value-type="float" office:value="0.906339734547548" calcext:value-type="float">
            <text:p>0.906339734547548</text:p>
          </table:table-cell>
          <table:table-cell office:value-type="float" office:value="0.13943543620917" calcext:value-type="float">
            <text:p>0.13943543620917</text:p>
          </table:table-cell>
          <table:table-cell office:value-type="float" office:value="0.54122852396358" calcext:value-type="float">
            <text:p>0.54122852396358</text:p>
          </table:table-cell>
          <table:table-cell office:value-type="string" calcext:value-type="string">
            <text:p>https://twitter.com/jasonUK_/status/1636155166536630273</text:p>
          </table:table-cell>
        </table:table-row>
        <table:table-row table:style-name="ro1">
          <table:table-cell office:value-type="string" calcext:value-type="string">
            <text:p>input/data_formal_20240530-1342/meme/cartoonnetwork_20230305T172019/1.jpg</text:p>
          </table:table-cell>
          <table:table-cell office:value-type="string" calcext:value-type="string">
            <text:p>Pattern 3</text:p>
          </table:table-cell>
          <table:table-cell office:value-type="float" office:value="0.879802517547435" calcext:value-type="float">
            <text:p>0.879802517547435</text:p>
          </table:table-cell>
          <table:table-cell office:value-type="float" office:value="0.256091664484717" calcext:value-type="float">
            <text:p>0.256091664484717</text:p>
          </table:table-cell>
          <table:table-cell office:value-type="float" office:value="0.299722230654087" calcext:value-type="float">
            <text:p>0.299722230654087</text:p>
          </table:table-cell>
          <table:table-cell office:value-type="string" calcext:value-type="string">
            <text:p>https://twitter.com/jasonUK_/status/1636155166536630273</text:p>
          </table:table-cell>
        </table:table-row>
        <table:table-row table:style-name="ro1">
          <table:table-cell office:value-type="string" calcext:value-type="string">
            <text:p>input/data_formal_20240530-1342/meme/cartoonnetwork_20230305T172019/2.jpg</text:p>
          </table:table-cell>
          <table:table-cell office:value-type="string" calcext:value-type="string">
            <text:p>Pattern 3</text:p>
          </table:table-cell>
          <table:table-cell office:value-type="float" office:value="0.915590044600637" calcext:value-type="float">
            <text:p>0.915590044600637</text:p>
          </table:table-cell>
          <table:table-cell office:value-type="float" office:value="0.202595768336311" calcext:value-type="float">
            <text:p>0.202595768336311</text:p>
          </table:table-cell>
          <table:table-cell office:value-type="float" office:value="0.298554158585395" calcext:value-type="float">
            <text:p>0.298554158585395</text:p>
          </table:table-cell>
          <table:table-cell office:value-type="string" calcext:value-type="string">
            <text:p>https://twitter.com/jasonUK_/status/1636155166536630273</text:p>
          </table:table-cell>
        </table:table-row>
        <table:table-row table:style-name="ro1">
          <table:table-cell office:value-type="string" calcext:value-type="string">
            <text:p>input/data_formal_20240530-1342/meme/cartoonnetwork_20230305T172019/3.jpg</text:p>
          </table:table-cell>
          <table:table-cell office:value-type="string" calcext:value-type="string">
            <text:p>Pattern 1</text:p>
          </table:table-cell>
          <table:table-cell office:value-type="float" office:value="0.938918550582525" calcext:value-type="float">
            <text:p>0.938918550582525</text:p>
          </table:table-cell>
          <table:table-cell office:value-type="float" office:value="0.178043556350778" calcext:value-type="float">
            <text:p>0.178043556350778</text:p>
          </table:table-cell>
          <table:table-cell office:value-type="float" office:value="0.251136068211061" calcext:value-type="float">
            <text:p>0.251136068211061</text:p>
          </table:table-cell>
          <table:table-cell office:value-type="string" calcext:value-type="string">
            <text:p>https://twitter.com/jasonUK_/status/1636155166536630273</text:p>
          </table:table-cell>
        </table:table-row>
        <table:table-row table:style-name="ro1">
          <table:table-cell office:value-type="string" calcext:value-type="string">
            <text:p>input/data_formal_20240530-1342/meme/CaseyCaln_20230226T011047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lamhildaboo/status/1629697989324476422</text:p>
          </table:table-cell>
        </table:table-row>
        <table:table-row table:style-name="ro1">
          <table:table-cell office:value-type="string" calcext:value-type="string">
            <text:p>input/data_formal_20240530-1342/meme/cashtonhends1_20221228T024417/0.jpg</text:p>
          </table:table-cell>
          <table:table-cell office:value-type="string" calcext:value-type="string">
            <text:p>Pattern 6</text:p>
          </table:table-cell>
          <table:table-cell office:value-type="float" office:value="0.902937744608988" calcext:value-type="float">
            <text:p>0.902937744608988</text:p>
          </table:table-cell>
          <table:table-cell office:value-type="float" office:value="0.186731233262466" calcext:value-type="float">
            <text:p>0.186731233262466</text:p>
          </table:table-cell>
          <table:table-cell office:value-type="float" office:value="0.415853608345956" calcext:value-type="float">
            <text:p>0.415853608345956</text:p>
          </table:table-cell>
          <table:table-cell office:value-type="string" calcext:value-type="string">
            <text:p>https://twitter.com/cashtonhends1/status/1607930407613534208</text:p>
          </table:table-cell>
        </table:table-row>
        <table:table-row table:style-name="ro1">
          <table:table-cell office:value-type="string" calcext:value-type="string">
            <text:p>input/data_formal_20240530-1342/meme/CasilJohnny_20221228T060729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CasilJohnny/status/1607981544161046528</text:p>
          </table:table-cell>
        </table:table-row>
        <table:table-row table:style-name="ro1">
          <table:table-cell office:value-type="string" calcext:value-type="string">
            <text:p>input/data_formal_20240530-1342/meme/castlemegastore_20230206T160701/0.jpg</text:p>
          </table:table-cell>
          <table:table-cell office:value-type="string" calcext:value-type="string">
            <text:p>Pattern 1</text:p>
          </table:table-cell>
          <table:table-cell office:value-type="float" office:value="0.924056874487597" calcext:value-type="float">
            <text:p>0.924056874487597</text:p>
          </table:table-cell>
          <table:table-cell office:value-type="float" office:value="0.146921012701723" calcext:value-type="float">
            <text:p>0.146921012701723</text:p>
          </table:table-cell>
          <table:table-cell office:value-type="float" office:value="0.21830020649626" calcext:value-type="float">
            <text:p>0.21830020649626</text:p>
          </table:table-cell>
          <table:table-cell office:value-type="string" calcext:value-type="string">
            <text:p>https://twitter.com/castlemegastore/status/1622627934627323907</text:p>
          </table:table-cell>
        </table:table-row>
        <table:table-row table:style-name="ro1">
          <table:table-cell office:value-type="string" calcext:value-type="string">
            <text:p>input/data_formal_20240530-1342/meme/catecoin_20230125T002848/0.jpg</text:p>
          </table:table-cell>
          <table:table-cell office:value-type="string" calcext:value-type="string">
            <text:p>Pattern 3</text:p>
          </table:table-cell>
          <table:table-cell office:value-type="float" office:value="0.859920112493439" calcext:value-type="float">
            <text:p>0.859920112493439</text:p>
          </table:table-cell>
          <table:table-cell office:value-type="float" office:value="0.172053361735076" calcext:value-type="float">
            <text:p>0.172053361735076</text:p>
          </table:table-cell>
          <table:table-cell office:value-type="float" office:value="0.428605905885642" calcext:value-type="float">
            <text:p>0.428605905885642</text:p>
          </table:table-cell>
          <table:table-cell office:value-type="string" calcext:value-type="string">
            <text:p>https://twitter.com/CyptoShinobi/status/1620968663867346945</text:p>
          </table:table-cell>
        </table:table-row>
        <table:table-row table:style-name="ro1">
          <table:table-cell office:value-type="string" calcext:value-type="string">
            <text:p>input/data_formal_20240530-1342/meme/catecoin_20230126T131606/0.jpg</text:p>
          </table:table-cell>
          <table:table-cell office:value-type="string" calcext:value-type="string">
            <text:p>Pattern 6</text:p>
          </table:table-cell>
          <table:table-cell office:value-type="float" office:value="0.868026185243748" calcext:value-type="float">
            <text:p>0.868026185243748</text:p>
          </table:table-cell>
          <table:table-cell office:value-type="float" office:value="0.227427432568799" calcext:value-type="float">
            <text:p>0.227427432568799</text:p>
          </table:table-cell>
          <table:table-cell office:value-type="float" office:value="0.593353902672103" calcext:value-type="float">
            <text:p>0.593353902672103</text:p>
          </table:table-cell>
          <table:table-cell office:value-type="string" calcext:value-type="string">
            <text:p>https://twitter.com/CyptoShinobi/status/1620968353140727809</text:p>
          </table:table-cell>
        </table:table-row>
        <table:table-row table:style-name="ro1">
          <table:table-cell office:value-type="string" calcext:value-type="string">
            <text:p>input/data_formal_20240530-1342/meme/Catmeme_V_20230305T130100/0.jpg</text:p>
          </table:table-cell>
          <table:table-cell office:value-type="string" calcext:value-type="string">
            <text:p>Pattern 6</text:p>
          </table:table-cell>
          <table:table-cell office:value-type="float" office:value="0.896227131995927" calcext:value-type="float">
            <text:p>0.896227131995927</text:p>
          </table:table-cell>
          <table:table-cell office:value-type="float" office:value="0.232166861744619" calcext:value-type="float">
            <text:p>0.232166861744619</text:p>
          </table:table-cell>
          <table:table-cell office:value-type="float" office:value="0.489156643691139" calcext:value-type="float">
            <text:p>0.489156643691139</text:p>
          </table:table-cell>
          <table:table-cell office:value-type="string" calcext:value-type="string">
            <text:p>https://twitter.com/xiaoaihehe/status/1633061957027655680</text:p>
          </table:table-cell>
        </table:table-row>
        <table:table-row table:style-name="ro1">
          <table:table-cell office:value-type="string" calcext:value-type="string">
            <text:p>input/data_formal_20240530-1342/meme/cctip_com_20230210T085234/0.jpg</text:p>
          </table:table-cell>
          <table:table-cell office:value-type="string" calcext:value-type="string">
            <text:p>Pattern 6</text:p>
          </table:table-cell>
          <table:table-cell office:value-type="float" office:value="0.89137670870998" calcext:value-type="float">
            <text:p>0.89137670870998</text:p>
          </table:table-cell>
          <table:table-cell office:value-type="float" office:value="0.227421528609553" calcext:value-type="float">
            <text:p>0.227421528609553</text:p>
          </table:table-cell>
          <table:table-cell office:value-type="float" office:value="0.38790606082356" calcext:value-type="float">
            <text:p>0.38790606082356</text:p>
          </table:table-cell>
          <table:table-cell office:value-type="string" calcext:value-type="string">
            <text:p>https://twitter.com/RiwanFox/status/1624786778883502080</text:p>
          </table:table-cell>
        </table:table-row>
        <table:table-row table:style-name="ro1">
          <table:table-cell office:value-type="string" calcext:value-type="string">
            <text:p>input/data_formal_20240530-1342/meme/CedKim4_20230202T010235/0.jpg</text:p>
          </table:table-cell>
          <table:table-cell office:value-type="string" calcext:value-type="string">
            <text:p>Pattern 3</text:p>
          </table:table-cell>
          <table:table-cell office:value-type="float" office:value="0.951514233044559" calcext:value-type="float">
            <text:p>0.951514233044559</text:p>
          </table:table-cell>
          <table:table-cell office:value-type="float" office:value="0.171313064511852" calcext:value-type="float">
            <text:p>0.171313064511852</text:p>
          </table:table-cell>
          <table:table-cell office:value-type="float" office:value="0.592171121337309" calcext:value-type="float">
            <text:p>0.592171121337309</text:p>
          </table:table-cell>
          <table:table-cell office:value-type="string" calcext:value-type="string">
            <text:p>https://twitter.com/CedKim4/status/1620950775487946754</text:p>
          </table:table-cell>
        </table:table-row>
        <table:table-row table:style-name="ro1">
          <table:table-cell office:value-type="string" calcext:value-type="string">
            <text:p>input/data_formal_20240530-1342/meme/ceotim_20221227T202417/0.jpg</text:p>
          </table:table-cell>
          <table:table-cell office:value-type="string" calcext:value-type="string">
            <text:p>Pattern 3</text:p>
          </table:table-cell>
          <table:table-cell office:value-type="float" office:value="0.871801578261607" calcext:value-type="float">
            <text:p>0.871801578261607</text:p>
          </table:table-cell>
          <table:table-cell office:value-type="float" office:value="0.105961255194729" calcext:value-type="float">
            <text:p>0.105961255194729</text:p>
          </table:table-cell>
          <table:table-cell office:value-type="float" office:value="0.424099806268957" calcext:value-type="float">
            <text:p>0.424099806268957</text:p>
          </table:table-cell>
          <table:table-cell office:value-type="string" calcext:value-type="string">
            <text:p>https://twitter.com/RainTan90/status/1607917745785704448</text:p>
          </table:table-cell>
        </table:table-row>
        <table:table-row table:style-name="ro1">
          <table:table-cell office:value-type="string" calcext:value-type="string">
            <text:p>input/data_formal_20240530-1342/meme/ceotim_20221227T202417/1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RainTan90/status/1607917745785704448</text:p>
          </table:table-cell>
        </table:table-row>
        <table:table-row table:style-name="ro1">
          <table:table-cell office:value-type="string" calcext:value-type="string">
            <text:p>input/data_formal_20240530-1342/meme/ceotim_20221227T202417/2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RainTan90/status/1607917745785704448</text:p>
          </table:table-cell>
        </table:table-row>
        <table:table-row table:style-name="ro1">
          <table:table-cell office:value-type="string" calcext:value-type="string">
            <text:p>input/data_formal_20240530-1342/meme/ceotim_20221227T202417/3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RainTan90/status/1607917745785704448</text:p>
          </table:table-cell>
        </table:table-row>
        <table:table-row table:style-name="ro1">
          <table:table-cell office:value-type="string" calcext:value-type="string">
            <text:p>input/data_formal_20240530-1342/meme/ceotim_20230206T075819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MaskNFTT/status/1622568267045822465</text:p>
          </table:table-cell>
        </table:table-row>
        <table:table-row table:style-name="ro1">
          <table:table-cell office:value-type="string" calcext:value-type="string">
            <text:p>input/data_formal_20240530-1342/meme/ceotim_20230206T075819/1.jpg</text:p>
          </table:table-cell>
          <table:table-cell office:value-type="string" calcext:value-type="string">
            <text:p>Pattern 6</text:p>
          </table:table-cell>
          <table:table-cell office:value-type="float" office:value="0.878656580691068" calcext:value-type="float">
            <text:p>0.878656580691068</text:p>
          </table:table-cell>
          <table:table-cell office:value-type="float" office:value="0.190532622492287" calcext:value-type="float">
            <text:p>0.190532622492287</text:p>
          </table:table-cell>
          <table:table-cell office:value-type="float" office:value="0.49566137803503" calcext:value-type="float">
            <text:p>0.49566137803503</text:p>
          </table:table-cell>
          <table:table-cell office:value-type="string" calcext:value-type="string">
            <text:p>https://twitter.com/MaskNFTT/status/1622568267045822465</text:p>
          </table:table-cell>
        </table:table-row>
        <table:table-row table:style-name="ro1">
          <table:table-cell office:value-type="string" calcext:value-type="string">
            <text:p>input/data_formal_20240530-1342/meme/cetxntv_20230307T112520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cetxntv/status/1633066296341327873</text:p>
          </table:table-cell>
        </table:table-row>
        <table:table-row table:style-name="ro1">
          <table:table-cell office:value-type="string" calcext:value-type="string">
            <text:p>input/data_formal_20240530-1342/meme/CGasparino_20230206T122709/0.jpg</text:p>
          </table:table-cell>
          <table:table-cell office:value-type="string" calcext:value-type="string">
            <text:p>Pattern 3</text:p>
          </table:table-cell>
          <table:table-cell office:value-type="float" office:value="0.942885960807601" calcext:value-type="float">
            <text:p>0.942885960807601</text:p>
          </table:table-cell>
          <table:table-cell office:value-type="float" office:value="0.138037345548314" calcext:value-type="float">
            <text:p>0.138037345548314</text:p>
          </table:table-cell>
          <table:table-cell office:value-type="float" office:value="0.426423969625793" calcext:value-type="float">
            <text:p>0.426423969625793</text:p>
          </table:table-cell>
          <table:table-cell office:value-type="string" calcext:value-type="string">
            <text:p>https://twitter.com/LFDY88/status/1622572603826380800</text:p>
          </table:table-cell>
        </table:table-row>
        <table:table-row table:style-name="ro1">
          <table:table-cell office:value-type="string" calcext:value-type="string">
            <text:p>input/data_formal_20240530-1342/meme/CH_LA05_20230106T045440/0.jpg</text:p>
          </table:table-cell>
          <table:table-cell office:value-type="string" calcext:value-type="string">
            <text:p>Pattern 3</text:p>
          </table:table-cell>
          <table:table-cell office:value-type="float" office:value="0.848160835953077" calcext:value-type="float">
            <text:p>0.848160835953077</text:p>
          </table:table-cell>
          <table:table-cell office:value-type="float" office:value="0.479022548065594" calcext:value-type="float">
            <text:p>0.479022548065594</text:p>
          </table:table-cell>
          <table:table-cell office:value-type="float" office:value="0.440899048201899" calcext:value-type="float">
            <text:p>0.440899048201899</text:p>
          </table:table-cell>
          <table:table-cell office:value-type="string" calcext:value-type="string">
            <text:p>https://twitter.com/CH_LA05/status/1611224708023738370</text:p>
          </table:table-cell>
        </table:table-row>
        <table:table-row table:style-name="ro1">
          <table:table-cell office:value-type="string" calcext:value-type="string">
            <text:p>input/data_formal_20240530-1342/meme/chaincritical1_20230212T091655/0.jpg</text:p>
          </table:table-cell>
          <table:table-cell office:value-type="string" calcext:value-type="string">
            <text:p>Pattern 6</text:p>
          </table:table-cell>
          <table:table-cell office:value-type="float" office:value="0.936230127020421" calcext:value-type="float">
            <text:p>0.936230127020421</text:p>
          </table:table-cell>
          <table:table-cell office:value-type="float" office:value="0.189386029302445" calcext:value-type="float">
            <text:p>0.189386029302445</text:p>
          </table:table-cell>
          <table:table-cell office:value-type="float" office:value="0.508819916340224" calcext:value-type="float">
            <text:p>0.508819916340224</text:p>
          </table:table-cell>
          <table:table-cell office:value-type="string" calcext:value-type="string">
            <text:p>https://twitter.com/chaincritical1/status/1624763107695382535</text:p>
          </table:table-cell>
        </table:table-row>
        <table:table-row table:style-name="ro1">
          <table:table-cell office:value-type="string" calcext:value-type="string">
            <text:p>input/data_formal_20240530-1342/meme/ChainsAtlas_20230218T043000/0.jpg</text:p>
          </table:table-cell>
          <table:table-cell office:value-type="string" calcext:value-type="string">
            <text:p>Pattern 3</text:p>
          </table:table-cell>
          <table:table-cell office:value-type="float" office:value="0.89522770424132" calcext:value-type="float">
            <text:p>0.89522770424132</text:p>
          </table:table-cell>
          <table:table-cell office:value-type="float" office:value="0.285886472599086" calcext:value-type="float">
            <text:p>0.285886472599086</text:p>
          </table:table-cell>
          <table:table-cell office:value-type="float" office:value="0.434620847348634" calcext:value-type="float">
            <text:p>0.434620847348634</text:p>
          </table:table-cell>
          <table:table-cell office:value-type="string" calcext:value-type="string">
            <text:p>https://twitter.com/LewisEdee/status/1633035457499115520</text:p>
          </table:table-cell>
        </table:table-row>
        <table:table-row table:style-name="ro1">
          <table:table-cell office:value-type="string" calcext:value-type="string">
            <text:p>input/data_formal_20240530-1342/meme/ChainsAtlas_20230301T103000/0.jpg</text:p>
          </table:table-cell>
          <table:table-cell office:value-type="string" calcext:value-type="string">
            <text:p>Pattern 6</text:p>
          </table:table-cell>
          <table:table-cell office:value-type="float" office:value="0.96129021067255" calcext:value-type="float">
            <text:p>0.96129021067255</text:p>
          </table:table-cell>
          <table:table-cell office:value-type="float" office:value="0.143822475082446" calcext:value-type="float">
            <text:p>0.143822475082446</text:p>
          </table:table-cell>
          <table:table-cell office:value-type="float" office:value="0.42837018879446" calcext:value-type="float">
            <text:p>0.42837018879446</text:p>
          </table:table-cell>
          <table:table-cell office:value-type="string" calcext:value-type="string">
            <text:p>https://twitter.com/LewisEdee/status/1633034697138921472</text:p>
          </table:table-cell>
        </table:table-row>
        <table:table-row table:style-name="ro1">
          <table:table-cell office:value-type="string" calcext:value-type="string">
            <text:p>input/data_formal_20240530-1342/meme/challe_jack_20221228T052920/0.jpg</text:p>
          </table:table-cell>
          <table:table-cell office:value-type="string" calcext:value-type="string">
            <text:p>Pattern 3</text:p>
          </table:table-cell>
          <table:table-cell office:value-type="float" office:value="0.912252634911321" calcext:value-type="float">
            <text:p>0.912252634911321</text:p>
          </table:table-cell>
          <table:table-cell office:value-type="float" office:value="0.238192965274263" calcext:value-type="float">
            <text:p>0.238192965274263</text:p>
          </table:table-cell>
          <table:table-cell office:value-type="float" office:value="0.415913948721691" calcext:value-type="float">
            <text:p>0.415913948721691</text:p>
          </table:table-cell>
          <table:table-cell office:value-type="string" calcext:value-type="string">
            <text:p>https://twitter.com/challe_jack/status/1607971943965413376</text:p>
          </table:table-cell>
        </table:table-row>
        <table:table-row table:style-name="ro1">
          <table:table-cell office:value-type="string" calcext:value-type="string">
            <text:p>input/data_formal_20240530-1342/meme/Champ_Hunt_20230105T123000/0.jpg</text:p>
          </table:table-cell>
          <table:table-cell office:value-type="string" calcext:value-type="string">
            <text:p>Pattern 6</text:p>
          </table:table-cell>
          <table:table-cell office:value-type="float" office:value="0.919645380161359" calcext:value-type="float">
            <text:p>0.919645380161359</text:p>
          </table:table-cell>
          <table:table-cell office:value-type="float" office:value="0.152109300814216" calcext:value-type="float">
            <text:p>0.152109300814216</text:p>
          </table:table-cell>
          <table:table-cell office:value-type="float" office:value="0.491771162260989" calcext:value-type="float">
            <text:p>0.491771162260989</text:p>
          </table:table-cell>
          <table:table-cell office:value-type="string" calcext:value-type="string">
            <text:p>https://twitter.com/Champ_Hunt/status/1610976909516480513</text:p>
          </table:table-cell>
        </table:table-row>
        <table:table-row table:style-name="ro1">
          <table:table-cell office:value-type="string" calcext:value-type="string">
            <text:p>input/data_formal_20240530-1342/meme/chandu_editz143_20230104T16082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chandu_editz143/status/1610669501405876225</text:p>
          </table:table-cell>
        </table:table-row>
        <table:table-row table:style-name="ro1">
          <table:table-cell office:value-type="string" calcext:value-type="string">
            <text:p>input/data_formal_20240530-1342/meme/Charon8055_20230106T055944/0.jpg</text:p>
          </table:table-cell>
          <table:table-cell office:value-type="string" calcext:value-type="string">
            <text:p>Pattern 6</text:p>
          </table:table-cell>
          <table:table-cell office:value-type="float" office:value="0.90263711463595" calcext:value-type="float">
            <text:p>0.90263711463595</text:p>
          </table:table-cell>
          <table:table-cell office:value-type="float" office:value="0.198390535736377" calcext:value-type="float">
            <text:p>0.198390535736377</text:p>
          </table:table-cell>
          <table:table-cell office:value-type="float" office:value="0.547585428922535" calcext:value-type="float">
            <text:p>0.547585428922535</text:p>
          </table:table-cell>
          <table:table-cell office:value-type="string" calcext:value-type="string">
            <text:p>https://twitter.com/Charon8055/status/1611241082158977025</text:p>
          </table:table-cell>
        </table:table-row>
        <table:table-row table:style-name="ro1">
          <table:table-cell office:value-type="string" calcext:value-type="string">
            <text:p>input/data_formal_20240530-1342/meme/CherylParonda_20230212T163026/0.jpg</text:p>
          </table:table-cell>
          <table:table-cell office:value-type="string" calcext:value-type="string">
            <text:p>Pattern 3</text:p>
          </table:table-cell>
          <table:table-cell office:value-type="float" office:value="0.878949026810858" calcext:value-type="float">
            <text:p>0.878949026810858</text:p>
          </table:table-cell>
          <table:table-cell office:value-type="float" office:value="0.185065225394497" calcext:value-type="float">
            <text:p>0.185065225394497</text:p>
          </table:table-cell>
          <table:table-cell office:value-type="float" office:value="0.443726929251843" calcext:value-type="float">
            <text:p>0.443726929251843</text:p>
          </table:table-cell>
          <table:table-cell office:value-type="string" calcext:value-type="string">
            <text:p>https://twitter.com/CherylParonda/status/1624808155971551232</text:p>
          </table:table-cell>
        </table:table-row>
        <table:table-row table:style-name="ro1">
          <table:table-cell office:value-type="string" calcext:value-type="string">
            <text:p>input/data_formal_20240530-1342/meme/chickens_now_20221228T000032/0.jpg</text:p>
          </table:table-cell>
          <table:table-cell office:value-type="string" calcext:value-type="string">
            <text:p>Pattern 6</text:p>
          </table:table-cell>
          <table:table-cell office:value-type="float" office:value="0.978409383504267" calcext:value-type="float">
            <text:p>0.978409383504267</text:p>
          </table:table-cell>
          <table:table-cell office:value-type="float" office:value="0.186998127064035" calcext:value-type="float">
            <text:p>0.186998127064035</text:p>
          </table:table-cell>
          <table:table-cell office:value-type="float" office:value="0.444406403379514" calcext:value-type="float">
            <text:p>0.444406403379514</text:p>
          </table:table-cell>
          <table:table-cell office:value-type="string" calcext:value-type="string">
            <text:p>https://twitter.com/chickens_now/status/1607889195967594499</text:p>
          </table:table-cell>
        </table:table-row>
        <table:table-row table:style-name="ro1">
          <table:table-cell office:value-type="string" calcext:value-type="string">
            <text:p>input/data_formal_20240530-1342/meme/chickens_now_20230112T000000/0.jpg</text:p>
          </table:table-cell>
          <table:table-cell office:value-type="string" calcext:value-type="string">
            <text:p>Pattern 3</text:p>
          </table:table-cell>
          <table:table-cell office:value-type="float" office:value="0.958634539251332" calcext:value-type="float">
            <text:p>0.958634539251332</text:p>
          </table:table-cell>
          <table:table-cell office:value-type="float" office:value="0.183024930346299" calcext:value-type="float">
            <text:p>0.183024930346299</text:p>
          </table:table-cell>
          <table:table-cell office:value-type="float" office:value="0.357817343752058" calcext:value-type="float">
            <text:p>0.357817343752058</text:p>
          </table:table-cell>
          <table:table-cell office:value-type="string" calcext:value-type="string">
            <text:p>https://twitter.com/chickens_now/status/1613324880161787907</text:p>
          </table:table-cell>
        </table:table-row>
        <table:table-row table:style-name="ro1">
          <table:table-cell office:value-type="string" calcext:value-type="string">
            <text:p>input/data_formal_20240530-1342/meme/chickens_now_20230202T000002/0.jpg</text:p>
          </table:table-cell>
          <table:table-cell office:value-type="string" calcext:value-type="string">
            <text:p>Pattern 6</text:p>
          </table:table-cell>
          <table:table-cell office:value-type="float" office:value="0.908586583665193" calcext:value-type="float">
            <text:p>0.908586583665193</text:p>
          </table:table-cell>
          <table:table-cell office:value-type="float" office:value="0.226511778742389" calcext:value-type="float">
            <text:p>0.226511778742389</text:p>
          </table:table-cell>
          <table:table-cell office:value-type="float" office:value="0.46149260942165" calcext:value-type="float">
            <text:p>0.46149260942165</text:p>
          </table:table-cell>
          <table:table-cell office:value-type="string" calcext:value-type="string">
            <text:p>https://twitter.com/chickens_now/status/1620935033468104704</text:p>
          </table:table-cell>
        </table:table-row>
        <table:table-row table:style-name="ro1">
          <table:table-cell office:value-type="string" calcext:value-type="string">
            <text:p>input/data_formal_20240530-1342/meme/chickens_now_20230316T000000/0.jpg</text:p>
          </table:table-cell>
          <table:table-cell office:value-type="string" calcext:value-type="string">
            <text:p>Pattern 1</text:p>
          </table:table-cell>
          <table:table-cell office:value-type="float" office:value="0.950048087779671" calcext:value-type="float">
            <text:p>0.950048087779671</text:p>
          </table:table-cell>
          <table:table-cell office:value-type="float" office:value="0.268376769749365" calcext:value-type="float">
            <text:p>0.268376769749365</text:p>
          </table:table-cell>
          <table:table-cell office:value-type="float" office:value="0.32699911865684" calcext:value-type="float">
            <text:p>0.32699911865684</text:p>
          </table:table-cell>
          <table:table-cell office:value-type="string" calcext:value-type="string">
            <text:p>https://twitter.com/chickens_now/status/1636155315816112128</text:p>
          </table:table-cell>
        </table:table-row>
        <table:table-row table:style-name="ro1">
          <table:table-cell office:value-type="string" calcext:value-type="string">
            <text:p>input/data_formal_20240530-1342/meme/Chicknfeetstore_20230206T120001/0.jpg</text:p>
          </table:table-cell>
          <table:table-cell office:value-type="string" calcext:value-type="string">
            <text:p>Pattern 6</text:p>
          </table:table-cell>
          <table:table-cell office:value-type="float" office:value="0.928066279315447" calcext:value-type="float">
            <text:p>0.928066279315447</text:p>
          </table:table-cell>
          <table:table-cell office:value-type="float" office:value="0.206760829957104" calcext:value-type="float">
            <text:p>0.206760829957104</text:p>
          </table:table-cell>
          <table:table-cell office:value-type="float" office:value="0.287223307308761" calcext:value-type="float">
            <text:p>0.287223307308761</text:p>
          </table:table-cell>
          <table:table-cell office:value-type="string" calcext:value-type="string">
            <text:p>https://twitter.com/Chicknfeetstore/status/1622565778141679616</text:p>
          </table:table-cell>
        </table:table-row>
        <table:table-row table:style-name="ro1">
          <table:table-cell office:value-type="string" calcext:value-type="string">
            <text:p>input/data_formal_20240530-1342/meme/chiefbowls123_20230103T070224/0.jpg</text:p>
          </table:table-cell>
          <table:table-cell office:value-type="string" calcext:value-type="string">
            <text:p>Pattern 1</text:p>
          </table:table-cell>
          <table:table-cell office:value-type="float" office:value="0.916039786911457" calcext:value-type="float">
            <text:p>0.916039786911457</text:p>
          </table:table-cell>
          <table:table-cell office:value-type="float" office:value="0.352464231682296" calcext:value-type="float">
            <text:p>0.352464231682296</text:p>
          </table:table-cell>
          <table:table-cell office:value-type="float" office:value="0.186296329323418" calcext:value-type="float">
            <text:p>0.186296329323418</text:p>
          </table:table-cell>
          <table:table-cell office:value-type="string" calcext:value-type="string">
            <text:p>https://twitter.com/Leno_teca/status/1610236353471733760</text:p>
          </table:table-cell>
        </table:table-row>
        <table:table-row table:style-name="ro1">
          <table:table-cell office:value-type="string" calcext:value-type="string">
            <text:p>input/data_formal_20240530-1342/meme/chiefbowls123_20230103T151652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NightMare108801/status/1610332721074536452</text:p>
          </table:table-cell>
        </table:table-row>
        <table:table-row table:style-name="ro1">
          <table:table-cell office:value-type="string" calcext:value-type="string">
            <text:p>input/data_formal_20240530-1342/meme/chiefbowls123_20230105T042652/0.jpg</text:p>
          </table:table-cell>
          <table:table-cell office:value-type="string" calcext:value-type="string">
            <text:p>Pattern 3</text:p>
          </table:table-cell>
          <table:table-cell office:value-type="float" office:value="0.839213957634224" calcext:value-type="float">
            <text:p>0.839213957634224</text:p>
          </table:table-cell>
          <table:table-cell office:value-type="float" office:value="0.514609562032076" calcext:value-type="float">
            <text:p>0.514609562032076</text:p>
          </table:table-cell>
          <table:table-cell office:value-type="float" office:value="0.439118429390852" calcext:value-type="float">
            <text:p>0.439118429390852</text:p>
          </table:table-cell>
          <table:table-cell office:value-type="string" calcext:value-type="string">
            <text:p>https://twitter.com/NightMare108801/status/1610904128351248384</text:p>
          </table:table-cell>
        </table:table-row>
        <table:table-row table:style-name="ro1">
          <table:table-cell office:value-type="string" calcext:value-type="string">
            <text:p>input/data_formal_20240530-1342/meme/ChihuahuaCBsc_20230126T114630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ChihuahuaCBsc/status/1618576108345233414</text:p>
          </table:table-cell>
        </table:table-row>
        <table:table-row table:style-name="ro1">
          <table:table-cell office:value-type="string" calcext:value-type="string">
            <text:p>input/data_formal_20240530-1342/meme/Chilllltrades_20221228T034133/0.jpg</text:p>
          </table:table-cell>
          <table:table-cell office:value-type="string" calcext:value-type="string">
            <text:p>Pattern 3</text:p>
          </table:table-cell>
          <table:table-cell office:value-type="float" office:value="0.903496545234042" calcext:value-type="float">
            <text:p>0.903496545234042</text:p>
          </table:table-cell>
          <table:table-cell office:value-type="float" office:value="0.153038583865513" calcext:value-type="float">
            <text:p>0.153038583865513</text:p>
          </table:table-cell>
          <table:table-cell office:value-type="float" office:value="0.527833310944778" calcext:value-type="float">
            <text:p>0.527833310944778</text:p>
          </table:table-cell>
          <table:table-cell office:value-type="string" calcext:value-type="string">
            <text:p>https://twitter.com/AceOfWeb3/status/1607956232408530944</text:p>
          </table:table-cell>
        </table:table-row>
        <table:table-row table:style-name="ro1">
          <table:table-cell office:value-type="string" calcext:value-type="string">
            <text:p>input/data_formal_20240530-1342/meme/Chilllltrades_20221228T040150/0.jpg</text:p>
          </table:table-cell>
          <table:table-cell office:value-type="string" calcext:value-type="string">
            <text:p>Pattern 6</text:p>
          </table:table-cell>
          <table:table-cell office:value-type="float" office:value="0.848061227303255" calcext:value-type="float">
            <text:p>0.848061227303255</text:p>
          </table:table-cell>
          <table:table-cell office:value-type="float" office:value="0.162316978950289" calcext:value-type="float">
            <text:p>0.162316978950289</text:p>
          </table:table-cell>
          <table:table-cell office:value-type="float" office:value="0.524828365158653" calcext:value-type="float">
            <text:p>0.524828365158653</text:p>
          </table:table-cell>
          <table:table-cell office:value-type="string" calcext:value-type="string">
            <text:p>https://twitter.com/Beckzilla87/status/1607958834018152449</text:p>
          </table:table-cell>
        </table:table-row>
        <table:table-row table:style-name="ro1">
          <table:table-cell office:value-type="string" calcext:value-type="string">
            <text:p>input/data_formal_20240530-1342/meme/ChipDrewry_20221228T033611/0.jpg</text:p>
          </table:table-cell>
          <table:table-cell office:value-type="string" calcext:value-type="string">
            <text:p>Pattern 1</text:p>
          </table:table-cell>
          <table:table-cell office:value-type="float" office:value="0.853245950018564" calcext:value-type="float">
            <text:p>0.853245950018564</text:p>
          </table:table-cell>
          <table:table-cell office:value-type="float" office:value="0.224371325458617" calcext:value-type="float">
            <text:p>0.224371325458617</text:p>
          </table:table-cell>
          <table:table-cell office:value-type="float" office:value="0.221979300777043" calcext:value-type="float">
            <text:p>0.221979300777043</text:p>
          </table:table-cell>
          <table:table-cell office:value-type="string" calcext:value-type="string">
            <text:p>https://twitter.com/ChipDrewry/status/1607943465748533249</text:p>
          </table:table-cell>
        </table:table-row>
        <table:table-row table:style-name="ro1">
          <table:table-cell office:value-type="string" calcext:value-type="string">
            <text:p>input/data_formal_20240530-1342/meme/chuckinroast_20230201T230718/0.jpg</text:p>
          </table:table-cell>
          <table:table-cell office:value-type="string" calcext:value-type="string">
            <text:p>Pattern 1</text:p>
          </table:table-cell>
          <table:table-cell office:value-type="float" office:value="0.910326826518066" calcext:value-type="float">
            <text:p>0.910326826518066</text:p>
          </table:table-cell>
          <table:table-cell office:value-type="float" office:value="0.327642027823774" calcext:value-type="float">
            <text:p>0.327642027823774</text:p>
          </table:table-cell>
          <table:table-cell office:value-type="float" office:value="0.380410620369308" calcext:value-type="float">
            <text:p>0.380410620369308</text:p>
          </table:table-cell>
          <table:table-cell office:value-type="string" calcext:value-type="string">
            <text:p>https://twitter.com/chuckinroast/status/1620921763160027136</text:p>
          </table:table-cell>
        </table:table-row>
        <table:table-row table:style-name="ro1">
          <table:table-cell office:value-type="string" calcext:value-type="string">
            <text:p>input/data_formal_20240530-1342/meme/ChuckleFrenzy_20221227T233050/0.jpg</text:p>
          </table:table-cell>
          <table:table-cell office:value-type="string" calcext:value-type="string">
            <text:p>Pattern 1</text:p>
          </table:table-cell>
          <table:table-cell office:value-type="float" office:value="0.880760183154628" calcext:value-type="float">
            <text:p>0.880760183154628</text:p>
          </table:table-cell>
          <table:table-cell office:value-type="float" office:value="0.187122727587256" calcext:value-type="float">
            <text:p>0.187122727587256</text:p>
          </table:table-cell>
          <table:table-cell office:value-type="float" office:value="0.0954520511310788" calcext:value-type="float">
            <text:p>0.0954520511310788</text:p>
          </table:table-cell>
          <table:table-cell office:value-type="string" calcext:value-type="string">
            <text:p>https://twitter.com/ChuckleFrenzy/status/1607881723961917440</text:p>
          </table:table-cell>
        </table:table-row>
        <table:table-row table:style-name="ro1">
          <table:table-cell office:value-type="string" calcext:value-type="string">
            <text:p>input/data_formal_20240530-1342/meme/ChuckleFrenzy_20221227T235222/0.jpg</text:p>
          </table:table-cell>
          <table:table-cell office:value-type="string" calcext:value-type="string">
            <text:p>Pattern 1</text:p>
          </table:table-cell>
          <table:table-cell office:value-type="float" office:value="0.955573654394601" calcext:value-type="float">
            <text:p>0.955573654394601</text:p>
          </table:table-cell>
          <table:table-cell office:value-type="float" office:value="0.240400906693707" calcext:value-type="float">
            <text:p>0.240400906693707</text:p>
          </table:table-cell>
          <table:table-cell office:value-type="float" office:value="0.355318667307684" calcext:value-type="float">
            <text:p>0.355318667307684</text:p>
          </table:table-cell>
          <table:table-cell office:value-type="string" calcext:value-type="string">
            <text:p>https://twitter.com/ChuckleFrenzy/status/1607887143774322695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03015/0.jpg</text:p>
          </table:table-cell>
          <table:table-cell office:value-type="string" calcext:value-type="string">
            <text:p>Pattern 1</text:p>
          </table:table-cell>
          <table:table-cell office:value-type="float" office:value="0.92126592514339" calcext:value-type="float">
            <text:p>0.92126592514339</text:p>
          </table:table-cell>
          <table:table-cell office:value-type="float" office:value="0.196947529190666" calcext:value-type="float">
            <text:p>0.196947529190666</text:p>
          </table:table-cell>
          <table:table-cell office:value-type="float" office:value="0.196765946289014" calcext:value-type="float">
            <text:p>0.196765946289014</text:p>
          </table:table-cell>
          <table:table-cell office:value-type="string" calcext:value-type="string">
            <text:p>https://twitter.com/ChuckleFrenzy/status/1607896677163089921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12233/0.jpg</text:p>
          </table:table-cell>
          <table:table-cell office:value-type="string" calcext:value-type="string">
            <text:p>Pattern 6</text:p>
          </table:table-cell>
          <table:table-cell office:value-type="float" office:value="0.896394977605291" calcext:value-type="float">
            <text:p>0.896394977605291</text:p>
          </table:table-cell>
          <table:table-cell office:value-type="float" office:value="0.142127181996021" calcext:value-type="float">
            <text:p>0.142127181996021</text:p>
          </table:table-cell>
          <table:table-cell office:value-type="float" office:value="0.305004355671184" calcext:value-type="float">
            <text:p>0.305004355671184</text:p>
          </table:table-cell>
          <table:table-cell office:value-type="string" calcext:value-type="string">
            <text:p>https://twitter.com/ChuckleFrenzy/status/1607909835764383749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14750/0.jpg</text:p>
          </table:table-cell>
          <table:table-cell office:value-type="string" calcext:value-type="string">
            <text:p>Pattern 1</text:p>
          </table:table-cell>
          <table:table-cell office:value-type="float" office:value="0.887675193685294" calcext:value-type="float">
            <text:p>0.887675193685294</text:p>
          </table:table-cell>
          <table:table-cell office:value-type="float" office:value="0.190197815092925" calcext:value-type="float">
            <text:p>0.190197815092925</text:p>
          </table:table-cell>
          <table:table-cell office:value-type="float" office:value="0.160376353724285" calcext:value-type="float">
            <text:p>0.160376353724285</text:p>
          </table:table-cell>
          <table:table-cell office:value-type="string" calcext:value-type="string">
            <text:p>https://twitter.com/ChuckleFrenzy/status/1607916200058658817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21536/0.jpg</text:p>
          </table:table-cell>
          <table:table-cell office:value-type="string" calcext:value-type="string">
            <text:p>Pattern 6</text:p>
          </table:table-cell>
          <table:table-cell office:value-type="float" office:value="0.917887215638381" calcext:value-type="float">
            <text:p>0.917887215638381</text:p>
          </table:table-cell>
          <table:table-cell office:value-type="float" office:value="0.225357438692052" calcext:value-type="float">
            <text:p>0.225357438692052</text:p>
          </table:table-cell>
          <table:table-cell office:value-type="float" office:value="0.399879370931788" calcext:value-type="float">
            <text:p>0.399879370931788</text:p>
          </table:table-cell>
          <table:table-cell office:value-type="string" calcext:value-type="string">
            <text:p>https://twitter.com/ChuckleFrenzy/status/1607923186615607296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24014/0.jpg</text:p>
          </table:table-cell>
          <table:table-cell office:value-type="string" calcext:value-type="string">
            <text:p>Pattern 6</text:p>
          </table:table-cell>
          <table:table-cell office:value-type="float" office:value="0.977924869431027" calcext:value-type="float">
            <text:p>0.977924869431027</text:p>
          </table:table-cell>
          <table:table-cell office:value-type="float" office:value="0.18001619725737" calcext:value-type="float">
            <text:p>0.18001619725737</text:p>
          </table:table-cell>
          <table:table-cell office:value-type="float" office:value="0.419864490277801" calcext:value-type="float">
            <text:p>0.419864490277801</text:p>
          </table:table-cell>
          <table:table-cell office:value-type="string" calcext:value-type="string">
            <text:p>https://twitter.com/ChuckleFrenzy/status/1607929387357192201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31008/0.jpg</text:p>
          </table:table-cell>
          <table:table-cell office:value-type="string" calcext:value-type="string">
            <text:p>Pattern 6</text:p>
          </table:table-cell>
          <table:table-cell office:value-type="float" office:value="0.919119776840888" calcext:value-type="float">
            <text:p>0.919119776840888</text:p>
          </table:table-cell>
          <table:table-cell office:value-type="float" office:value="0.176897015287346" calcext:value-type="float">
            <text:p>0.176897015287346</text:p>
          </table:table-cell>
          <table:table-cell office:value-type="float" office:value="0.453579718882856" calcext:value-type="float">
            <text:p>0.453579718882856</text:p>
          </table:table-cell>
          <table:table-cell office:value-type="string" calcext:value-type="string">
            <text:p>https://twitter.com/ChuckleFrenzy/status/1607936913683382273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31225/0.jpg</text:p>
          </table:table-cell>
          <table:table-cell office:value-type="string" calcext:value-type="string">
            <text:p>Pattern 1</text:p>
          </table:table-cell>
          <table:table-cell office:value-type="float" office:value="0.898201330132261" calcext:value-type="float">
            <text:p>0.898201330132261</text:p>
          </table:table-cell>
          <table:table-cell office:value-type="float" office:value="0.0967277324893645" calcext:value-type="float">
            <text:p>0.0967277324893645</text:p>
          </table:table-cell>
          <table:table-cell office:value-type="float" office:value="0.334162718779661" calcext:value-type="float">
            <text:p>0.334162718779661</text:p>
          </table:table-cell>
          <table:table-cell office:value-type="string" calcext:value-type="string">
            <text:p>https://twitter.com/ChuckleFrenzy/status/1607937486503792648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33704/0.jpg</text:p>
          </table:table-cell>
          <table:table-cell office:value-type="string" calcext:value-type="string">
            <text:p>Pattern 3</text:p>
          </table:table-cell>
          <table:table-cell office:value-type="float" office:value="0.880063395210621" calcext:value-type="float">
            <text:p>0.880063395210621</text:p>
          </table:table-cell>
          <table:table-cell office:value-type="float" office:value="0.203621358411583" calcext:value-type="float">
            <text:p>0.203621358411583</text:p>
          </table:table-cell>
          <table:table-cell office:value-type="float" office:value="0.321720592945094" calcext:value-type="float">
            <text:p>0.321720592945094</text:p>
          </table:table-cell>
          <table:table-cell office:value-type="string" calcext:value-type="string">
            <text:p>https://twitter.com/ChuckleFrenzy/status/1607943689975865344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43236/0.jpg</text:p>
          </table:table-cell>
          <table:table-cell office:value-type="string" calcext:value-type="string">
            <text:p>Pattern 1</text:p>
          </table:table-cell>
          <table:table-cell office:value-type="float" office:value="0.906328546860925" calcext:value-type="float">
            <text:p>0.906328546860925</text:p>
          </table:table-cell>
          <table:table-cell office:value-type="float" office:value="0.214040572269795" calcext:value-type="float">
            <text:p>0.214040572269795</text:p>
          </table:table-cell>
          <table:table-cell office:value-type="float" office:value="0.316435086142907" calcext:value-type="float">
            <text:p>0.316435086142907</text:p>
          </table:table-cell>
          <table:table-cell office:value-type="string" calcext:value-type="string">
            <text:p>https://twitter.com/ChuckleFrenzy/status/1607957664109133824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43554/0.jpg</text:p>
          </table:table-cell>
          <table:table-cell office:value-type="string" calcext:value-type="string">
            <text:p>Pattern 1</text:p>
          </table:table-cell>
          <table:table-cell office:value-type="float" office:value="0.934096562540683" calcext:value-type="float">
            <text:p>0.934096562540683</text:p>
          </table:table-cell>
          <table:table-cell office:value-type="float" office:value="0.188378822016628" calcext:value-type="float">
            <text:p>0.188378822016628</text:p>
          </table:table-cell>
          <table:table-cell office:value-type="float" office:value="0.392574237123836" calcext:value-type="float">
            <text:p>0.392574237123836</text:p>
          </table:table-cell>
          <table:table-cell office:value-type="string" calcext:value-type="string">
            <text:p>https://twitter.com/ChuckleFrenzy/status/1607958495017451520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43555/0.jpg</text:p>
          </table:table-cell>
          <table:table-cell office:value-type="string" calcext:value-type="string">
            <text:p>Pattern 1</text:p>
          </table:table-cell>
          <table:table-cell office:value-type="float" office:value="0.912460280808591" calcext:value-type="float">
            <text:p>0.912460280808591</text:p>
          </table:table-cell>
          <table:table-cell office:value-type="float" office:value="0.189876005485558" calcext:value-type="float">
            <text:p>0.189876005485558</text:p>
          </table:table-cell>
          <table:table-cell office:value-type="float" office:value="0.291907559912867" calcext:value-type="float">
            <text:p>0.291907559912867</text:p>
          </table:table-cell>
          <table:table-cell office:value-type="string" calcext:value-type="string">
            <text:p>https://twitter.com/ChuckleFrenzy/status/1607958500759445504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43556/0.jpg</text:p>
          </table:table-cell>
          <table:table-cell office:value-type="string" calcext:value-type="string">
            <text:p>Pattern 6</text:p>
          </table:table-cell>
          <table:table-cell office:value-type="float" office:value="0.998128325353451" calcext:value-type="float">
            <text:p>0.998128325353451</text:p>
          </table:table-cell>
          <table:table-cell office:value-type="float" office:value="0.166333520175965" calcext:value-type="float">
            <text:p>0.166333520175965</text:p>
          </table:table-cell>
          <table:table-cell office:value-type="float" office:value="0.392270386527927" calcext:value-type="float">
            <text:p>0.392270386527927</text:p>
          </table:table-cell>
          <table:table-cell office:value-type="string" calcext:value-type="string">
            <text:p>https://twitter.com/ChuckleFrenzy/status/1607958505700397059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50551/0.jpg</text:p>
          </table:table-cell>
          <table:table-cell office:value-type="string" calcext:value-type="string">
            <text:p>Pattern 1</text:p>
          </table:table-cell>
          <table:table-cell office:value-type="float" office:value="0.880601560937541" calcext:value-type="float">
            <text:p>0.880601560937541</text:p>
          </table:table-cell>
          <table:table-cell office:value-type="float" office:value="0.250340164027824" calcext:value-type="float">
            <text:p>0.250340164027824</text:p>
          </table:table-cell>
          <table:table-cell office:value-type="float" office:value="0.153115085403016" calcext:value-type="float">
            <text:p>0.153115085403016</text:p>
          </table:table-cell>
          <table:table-cell office:value-type="string" calcext:value-type="string">
            <text:p>https://twitter.com/ChuckleFrenzy/status/1607966032592879616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53227/0.jpg</text:p>
          </table:table-cell>
          <table:table-cell office:value-type="string" calcext:value-type="string">
            <text:p>Pattern 1</text:p>
          </table:table-cell>
          <table:table-cell office:value-type="float" office:value="0.897880020681372" calcext:value-type="float">
            <text:p>0.897880020681372</text:p>
          </table:table-cell>
          <table:table-cell office:value-type="float" office:value="0.264340152241258" calcext:value-type="float">
            <text:p>0.264340152241258</text:p>
          </table:table-cell>
          <table:table-cell office:value-type="float" office:value="0.251995758155601" calcext:value-type="float">
            <text:p>0.251995758155601</text:p>
          </table:table-cell>
          <table:table-cell office:value-type="string" calcext:value-type="string">
            <text:p>https://twitter.com/ChuckleFrenzy/status/1607972725292781568</text:p>
          </table:table-cell>
        </table:table-row>
        <table:table-row table:style-name="ro1">
          <table:table-cell office:value-type="string" calcext:value-type="string">
            <text:p>input/data_formal_20240530-1342/meme/ChuckleFrenzy_20221228T060244/0.jpg</text:p>
          </table:table-cell>
          <table:table-cell office:value-type="string" calcext:value-type="string">
            <text:p>Pattern 6</text:p>
          </table:table-cell>
          <table:table-cell office:value-type="float" office:value="0.953152715054405" calcext:value-type="float">
            <text:p>0.953152715054405</text:p>
          </table:table-cell>
          <table:table-cell office:value-type="float" office:value="0.171237149659851" calcext:value-type="float">
            <text:p>0.171237149659851</text:p>
          </table:table-cell>
          <table:table-cell office:value-type="float" office:value="0.388015684928503" calcext:value-type="float">
            <text:p>0.388015684928503</text:p>
          </table:table-cell>
          <table:table-cell office:value-type="string" calcext:value-type="string">
            <text:p>https://twitter.com/ChuckleFrenzy/status/1607980346523394049</text:p>
          </table:table-cell>
        </table:table-row>
        <table:table-row table:style-name="ro1">
          <table:table-cell office:value-type="string" calcext:value-type="string">
            <text:p>input/data_formal_20240530-1342/meme/ChuckleFrenzy_20230105T102056/0.jpg</text:p>
          </table:table-cell>
          <table:table-cell office:value-type="string" calcext:value-type="string">
            <text:p>Pattern 6</text:p>
          </table:table-cell>
          <table:table-cell office:value-type="float" office:value="0.85617726753285" calcext:value-type="float">
            <text:p>0.85617726753285</text:p>
          </table:table-cell>
          <table:table-cell office:value-type="float" office:value="0.115881162053358" calcext:value-type="float">
            <text:p>0.115881162053358</text:p>
          </table:table-cell>
          <table:table-cell office:value-type="float" office:value="0.471215554532795" calcext:value-type="float">
            <text:p>0.471215554532795</text:p>
          </table:table-cell>
          <table:table-cell office:value-type="string" calcext:value-type="string">
            <text:p>https://twitter.com/ChuckleFrenzy/status/1610944427362586624</text:p>
          </table:table-cell>
        </table:table-row>
        <table:table-row table:style-name="ro1">
          <table:table-cell office:value-type="string" calcext:value-type="string">
            <text:p>input/data_formal_20240530-1342/meme/ChuckleFrenzy_20230105T111733/0.jpg</text:p>
          </table:table-cell>
          <table:table-cell office:value-type="string" calcext:value-type="string">
            <text:p>Pattern 1</text:p>
          </table:table-cell>
          <table:table-cell office:value-type="float" office:value="0.881903001585681" calcext:value-type="float">
            <text:p>0.881903001585681</text:p>
          </table:table-cell>
          <table:table-cell office:value-type="float" office:value="0.221238927756314" calcext:value-type="float">
            <text:p>0.221238927756314</text:p>
          </table:table-cell>
          <table:table-cell office:value-type="float" office:value="0.188721190826035" calcext:value-type="float">
            <text:p>0.188721190826035</text:p>
          </table:table-cell>
          <table:table-cell office:value-type="string" calcext:value-type="string">
            <text:p>https://twitter.com/ChuckleFrenzy/status/1610958677099290624</text:p>
          </table:table-cell>
        </table:table-row>
        <table:table-row table:style-name="ro1">
          <table:table-cell office:value-type="string" calcext:value-type="string">
            <text:p>input/data_formal_20240530-1342/meme/ChuckleFrenzy_20230105T114534/0.jpg</text:p>
          </table:table-cell>
          <table:table-cell office:value-type="string" calcext:value-type="string">
            <text:p>Pattern 6</text:p>
          </table:table-cell>
          <table:table-cell office:value-type="float" office:value="0.90553722444133" calcext:value-type="float">
            <text:p>0.90553722444133</text:p>
          </table:table-cell>
          <table:table-cell office:value-type="float" office:value="0.12711265656523" calcext:value-type="float">
            <text:p>0.12711265656523</text:p>
          </table:table-cell>
          <table:table-cell office:value-type="float" office:value="0.374017045177746" calcext:value-type="float">
            <text:p>0.374017045177746</text:p>
          </table:table-cell>
          <table:table-cell office:value-type="string" calcext:value-type="string">
            <text:p>https://twitter.com/ChuckleFrenzy/status/1610965726898036739</text:p>
          </table:table-cell>
        </table:table-row>
        <table:table-row table:style-name="ro1">
          <table:table-cell office:value-type="string" calcext:value-type="string">
            <text:p>input/data_formal_20240530-1342/meme/ChuckleFrenzy_20230105T114535/0.jpg</text:p>
          </table:table-cell>
          <table:table-cell office:value-type="string" calcext:value-type="string">
            <text:p>Pattern 3</text:p>
          </table:table-cell>
          <table:table-cell office:value-type="float" office:value="0.992354683124321" calcext:value-type="float">
            <text:p>0.992354683124321</text:p>
          </table:table-cell>
          <table:table-cell office:value-type="float" office:value="0.159510127867858" calcext:value-type="float">
            <text:p>0.159510127867858</text:p>
          </table:table-cell>
          <table:table-cell office:value-type="float" office:value="0.254986768683497" calcext:value-type="float">
            <text:p>0.254986768683497</text:p>
          </table:table-cell>
          <table:table-cell office:value-type="string" calcext:value-type="string">
            <text:p>https://twitter.com/ChuckleFrenzy/status/1610965732027760640</text:p>
          </table:table-cell>
        </table:table-row>
        <table:table-row table:style-name="ro1">
          <table:table-cell office:value-type="string" calcext:value-type="string">
            <text:p>input/data_formal_20240530-1342/meme/ChuckleFrenzy_20230105T121437/0.jpg</text:p>
          </table:table-cell>
          <table:table-cell office:value-type="string" calcext:value-type="string">
            <text:p>Pattern 1</text:p>
          </table:table-cell>
          <table:table-cell office:value-type="float" office:value="0.923600060735952" calcext:value-type="float">
            <text:p>0.923600060735952</text:p>
          </table:table-cell>
          <table:table-cell office:value-type="float" office:value="0.0480524657970301" calcext:value-type="float">
            <text:p>0.0480524657970301</text:p>
          </table:table-cell>
          <table:table-cell office:value-type="float" office:value="0.311108996210078" calcext:value-type="float">
            <text:p>0.311108996210078</text:p>
          </table:table-cell>
          <table:table-cell office:value-type="string" calcext:value-type="string">
            <text:p>https://twitter.com/ChuckleFrenzy/status/1610973039927123971</text:p>
          </table:table-cell>
        </table:table-row>
        <table:table-row table:style-name="ro1">
          <table:table-cell office:value-type="string" calcext:value-type="string">
            <text:p>input/data_formal_20240530-1342/meme/ChuckleFrenzy_20230105T123733/0.jpg</text:p>
          </table:table-cell>
          <table:table-cell office:value-type="string" calcext:value-type="string">
            <text:p>Pattern 1</text:p>
          </table:table-cell>
          <table:table-cell office:value-type="float" office:value="0.922443643707585" calcext:value-type="float">
            <text:p>0.922443643707585</text:p>
          </table:table-cell>
          <table:table-cell office:value-type="float" office:value="0.1398626708811" calcext:value-type="float">
            <text:p>0.1398626708811</text:p>
          </table:table-cell>
          <table:table-cell office:value-type="float" office:value="0.416678544412456" calcext:value-type="float">
            <text:p>0.416678544412456</text:p>
          </table:table-cell>
          <table:table-cell office:value-type="string" calcext:value-type="string">
            <text:p>https://twitter.com/ChuckleFrenzy/status/1610978811641839616</text:p>
          </table:table-cell>
        </table:table-row>
        <table:table-row table:style-name="ro1">
          <table:table-cell office:value-type="string" calcext:value-type="string">
            <text:p>input/data_formal_20240530-1342/meme/ChuckleFrenzy_20230105T124036/0.jpg</text:p>
          </table:table-cell>
          <table:table-cell office:value-type="string" calcext:value-type="string">
            <text:p>Pattern 3</text:p>
          </table:table-cell>
          <table:table-cell office:value-type="float" office:value="1.01288198045594" calcext:value-type="float">
            <text:p>1.01288198045594</text:p>
          </table:table-cell>
          <table:table-cell office:value-type="float" office:value="0.177643972707657" calcext:value-type="float">
            <text:p>0.177643972707657</text:p>
          </table:table-cell>
          <table:table-cell office:value-type="float" office:value="0.413018173560968" calcext:value-type="float">
            <text:p>0.413018173560968</text:p>
          </table:table-cell>
          <table:table-cell office:value-type="string" calcext:value-type="string">
            <text:p>https://twitter.com/ChuckleFrenzy/status/1610979578830266368</text:p>
          </table:table-cell>
        </table:table-row>
        <table:table-row table:style-name="ro1">
          <table:table-cell office:value-type="string" calcext:value-type="string">
            <text:p>input/data_formal_20240530-1342/meme/ChuckleFrenzy_20230105T124048/0.jpg</text:p>
          </table:table-cell>
          <table:table-cell office:value-type="string" calcext:value-type="string">
            <text:p>Pattern 1</text:p>
          </table:table-cell>
          <table:table-cell office:value-type="float" office:value="0.922443643707585" calcext:value-type="float">
            <text:p>0.922443643707585</text:p>
          </table:table-cell>
          <table:table-cell office:value-type="float" office:value="0.1398626708811" calcext:value-type="float">
            <text:p>0.1398626708811</text:p>
          </table:table-cell>
          <table:table-cell office:value-type="float" office:value="0.416678544412456" calcext:value-type="float">
            <text:p>0.416678544412456</text:p>
          </table:table-cell>
          <table:table-cell office:value-type="string" calcext:value-type="string">
            <text:p>https://twitter.com/ChuckleFrenzy/status/1610979629094916098</text:p>
          </table:table-cell>
        </table:table-row>
        <table:table-row table:style-name="ro1">
          <table:table-cell office:value-type="string" calcext:value-type="string">
            <text:p>input/data_formal_20240530-1342/meme/ChuckleFrenzy_20230105T124051/0.jpg</text:p>
          </table:table-cell>
          <table:table-cell office:value-type="string" calcext:value-type="string">
            <text:p>Pattern 6</text:p>
          </table:table-cell>
          <table:table-cell office:value-type="float" office:value="0.984637177215542" calcext:value-type="float">
            <text:p>0.984637177215542</text:p>
          </table:table-cell>
          <table:table-cell office:value-type="float" office:value="0.193865062978952" calcext:value-type="float">
            <text:p>0.193865062978952</text:p>
          </table:table-cell>
          <table:table-cell office:value-type="float" office:value="0.372350398066395" calcext:value-type="float">
            <text:p>0.372350398066395</text:p>
          </table:table-cell>
          <table:table-cell office:value-type="string" calcext:value-type="string">
            <text:p>https://twitter.com/ChuckleFrenzy/status/1610979639354183680</text:p>
          </table:table-cell>
        </table:table-row>
        <table:table-row table:style-name="ro1">
          <table:table-cell office:value-type="string" calcext:value-type="string">
            <text:p>input/data_formal_20240530-1342/meme/ChuckleFrenzy_20230106T045546/0.jpg</text:p>
          </table:table-cell>
          <table:table-cell office:value-type="string" calcext:value-type="string">
            <text:p>Pattern 1</text:p>
          </table:table-cell>
          <table:table-cell office:value-type="float" office:value="0.921192659117299" calcext:value-type="float">
            <text:p>0.921192659117299</text:p>
          </table:table-cell>
          <table:table-cell office:value-type="float" office:value="0.163556715719438" calcext:value-type="float">
            <text:p>0.163556715719438</text:p>
          </table:table-cell>
          <table:table-cell office:value-type="float" office:value="0.391217473235985" calcext:value-type="float">
            <text:p>0.391217473235985</text:p>
          </table:table-cell>
          <table:table-cell office:value-type="string" calcext:value-type="string">
            <text:p>https://twitter.com/ChuckleFrenzy/status/1611224987557298176</text:p>
          </table:table-cell>
        </table:table-row>
        <table:table-row table:style-name="ro1">
          <table:table-cell office:value-type="string" calcext:value-type="string">
            <text:p>input/data_formal_20240530-1342/meme/ChuckleFrenzy_20230106T052137/0.jpg</text:p>
          </table:table-cell>
          <table:table-cell office:value-type="string" calcext:value-type="string">
            <text:p>Pattern 1</text:p>
          </table:table-cell>
          <table:table-cell office:value-type="float" office:value="0.949630518379056" calcext:value-type="float">
            <text:p>0.949630518379056</text:p>
          </table:table-cell>
          <table:table-cell office:value-type="float" office:value="0.185568660860524" calcext:value-type="float">
            <text:p>0.185568660860524</text:p>
          </table:table-cell>
          <table:table-cell office:value-type="float" office:value="0.355893936491587" calcext:value-type="float">
            <text:p>0.355893936491587</text:p>
          </table:table-cell>
          <table:table-cell office:value-type="string" calcext:value-type="string">
            <text:p>https://twitter.com/ChuckleFrenzy/status/1611231492847321090</text:p>
          </table:table-cell>
        </table:table-row>
        <table:table-row table:style-name="ro1">
          <table:table-cell office:value-type="string" calcext:value-type="string">
            <text:p>input/data_formal_20240530-1342/meme/ChuckleFrenzy_20230106T071615/0.jpg</text:p>
          </table:table-cell>
          <table:table-cell office:value-type="string" calcext:value-type="string">
            <text:p>Pattern 1</text:p>
          </table:table-cell>
          <table:table-cell office:value-type="float" office:value="0.913334650646841" calcext:value-type="float">
            <text:p>0.913334650646841</text:p>
          </table:table-cell>
          <table:table-cell office:value-type="float" office:value="0.173856182848792" calcext:value-type="float">
            <text:p>0.173856182848792</text:p>
          </table:table-cell>
          <table:table-cell office:value-type="float" office:value="0.241174954135152" calcext:value-type="float">
            <text:p>0.241174954135152</text:p>
          </table:table-cell>
          <table:table-cell office:value-type="string" calcext:value-type="string">
            <text:p>https://twitter.com/ChuckleFrenzy/status/1611260340938891264</text:p>
          </table:table-cell>
        </table:table-row>
        <table:table-row table:style-name="ro1">
          <table:table-cell office:value-type="string" calcext:value-type="string">
            <text:p>input/data_formal_20240530-1342/meme/ChuckleFrenzy_20230106T074216/0.jpg</text:p>
          </table:table-cell>
          <table:table-cell office:value-type="string" calcext:value-type="string">
            <text:p>Pattern 6</text:p>
          </table:table-cell>
          <table:table-cell office:value-type="float" office:value="1.03635247139818" calcext:value-type="float">
            <text:p>1.03635247139818</text:p>
          </table:table-cell>
          <table:table-cell office:value-type="float" office:value="0.0669011124687592" calcext:value-type="float">
            <text:p>0.0669011124687592</text:p>
          </table:table-cell>
          <table:table-cell office:value-type="float" office:value="0.266736717510009" calcext:value-type="float">
            <text:p>0.266736717510009</text:p>
          </table:table-cell>
          <table:table-cell office:value-type="string" calcext:value-type="string">
            <text:p>https://twitter.com/ChuckleFrenzy/status/1611266888973139968</text:p>
          </table:table-cell>
        </table:table-row>
        <table:table-row table:style-name="ro1">
          <table:table-cell office:value-type="string" calcext:value-type="string">
            <text:p>input/data_formal_20240530-1342/meme/ChuckleFrenzy_20230106T074525/0.jpg</text:p>
          </table:table-cell>
          <table:table-cell office:value-type="string" calcext:value-type="string">
            <text:p>Pattern 1</text:p>
          </table:table-cell>
          <table:table-cell office:value-type="float" office:value="0.90568245378625" calcext:value-type="float">
            <text:p>0.90568245378625</text:p>
          </table:table-cell>
          <table:table-cell office:value-type="float" office:value="0.10273709249538" calcext:value-type="float">
            <text:p>0.10273709249538</text:p>
          </table:table-cell>
          <table:table-cell office:value-type="float" office:value="0.10027591429315" calcext:value-type="float">
            <text:p>0.10027591429315</text:p>
          </table:table-cell>
          <table:table-cell office:value-type="string" calcext:value-type="string">
            <text:p>https://twitter.com/ChuckleFrenzy/status/1611267679901335553</text:p>
          </table:table-cell>
        </table:table-row>
        <table:table-row table:style-name="ro1">
          <table:table-cell office:value-type="string" calcext:value-type="string">
            <text:p>input/data_formal_20240530-1342/meme/ChuckleFrenzy_20230106T081005/0.jpg</text:p>
          </table:table-cell>
          <table:table-cell office:value-type="string" calcext:value-type="string">
            <text:p>Pattern 1</text:p>
          </table:table-cell>
          <table:table-cell office:value-type="float" office:value="0.864040491147241" calcext:value-type="float">
            <text:p>0.864040491147241</text:p>
          </table:table-cell>
          <table:table-cell office:value-type="float" office:value="0.110251235507155" calcext:value-type="float">
            <text:p>0.110251235507155</text:p>
          </table:table-cell>
          <table:table-cell office:value-type="float" office:value="0.29882155906117" calcext:value-type="float">
            <text:p>0.29882155906117</text:p>
          </table:table-cell>
          <table:table-cell office:value-type="string" calcext:value-type="string">
            <text:p>https://twitter.com/ChuckleFrenzy/status/1611273886313611264</text:p>
          </table:table-cell>
        </table:table-row>
        <table:table-row table:style-name="ro1">
          <table:table-cell office:value-type="string" calcext:value-type="string">
            <text:p>input/data_formal_20240530-1342/meme/ChuckleFrenzy_20230111T221123/0.jpg</text:p>
          </table:table-cell>
          <table:table-cell office:value-type="string" calcext:value-type="string">
            <text:p>Pattern 1</text:p>
          </table:table-cell>
          <table:table-cell office:value-type="float" office:value="0.901360151439694" calcext:value-type="float">
            <text:p>0.901360151439694</text:p>
          </table:table-cell>
          <table:table-cell office:value-type="float" office:value="0.242408758389536" calcext:value-type="float">
            <text:p>0.242408758389536</text:p>
          </table:table-cell>
          <table:table-cell office:value-type="float" office:value="0.393174040516586" calcext:value-type="float">
            <text:p>0.393174040516586</text:p>
          </table:table-cell>
          <table:table-cell office:value-type="string" calcext:value-type="string">
            <text:p>https://twitter.com/ChuckleFrenzy/status/1613297547841310726</text:p>
          </table:table-cell>
        </table:table-row>
        <table:table-row table:style-name="ro1">
          <table:table-cell office:value-type="string" calcext:value-type="string">
            <text:p>input/data_formal_20240530-1342/meme/ChuckleFrenzy_20230111T223814/0.jpg</text:p>
          </table:table-cell>
          <table:table-cell office:value-type="string" calcext:value-type="string">
            <text:p>Pattern 1</text:p>
          </table:table-cell>
          <table:table-cell office:value-type="float" office:value="0.950209026685172" calcext:value-type="float">
            <text:p>0.950209026685172</text:p>
          </table:table-cell>
          <table:table-cell office:value-type="float" office:value="0.205326026323621" calcext:value-type="float">
            <text:p>0.205326026323621</text:p>
          </table:table-cell>
          <table:table-cell office:value-type="float" office:value="0.305439982504209" calcext:value-type="float">
            <text:p>0.305439982504209</text:p>
          </table:table-cell>
          <table:table-cell office:value-type="string" calcext:value-type="string">
            <text:p>https://twitter.com/ChuckleFrenzy/status/1613304304001077248</text:p>
          </table:table-cell>
        </table:table-row>
        <table:table-row table:style-name="ro1">
          <table:table-cell office:value-type="string" calcext:value-type="string">
            <text:p>input/data_formal_20240530-1342/meme/ChuckleFrenzy_20230111T230538/0.jpg</text:p>
          </table:table-cell>
          <table:table-cell office:value-type="string" calcext:value-type="string">
            <text:p>Pattern 6</text:p>
          </table:table-cell>
          <table:table-cell office:value-type="float" office:value="0.866645189655328" calcext:value-type="float">
            <text:p>0.866645189655328</text:p>
          </table:table-cell>
          <table:table-cell office:value-type="float" office:value="0.18266203129949" calcext:value-type="float">
            <text:p>0.18266203129949</text:p>
          </table:table-cell>
          <table:table-cell office:value-type="float" office:value="0.531496373355038" calcext:value-type="float">
            <text:p>0.531496373355038</text:p>
          </table:table-cell>
          <table:table-cell office:value-type="string" calcext:value-type="string">
            <text:p>https://twitter.com/ChuckleFrenzy/status/1613311197905838082</text:p>
          </table:table-cell>
        </table:table-row>
        <table:table-row table:style-name="ro1">
          <table:table-cell office:value-type="string" calcext:value-type="string">
            <text:p>input/data_formal_20240530-1342/meme/ChuckleFrenzy_20230111T233626/0.jpg</text:p>
          </table:table-cell>
          <table:table-cell office:value-type="string" calcext:value-type="string">
            <text:p>Pattern 1</text:p>
          </table:table-cell>
          <table:table-cell office:value-type="float" office:value="0.925708612987924" calcext:value-type="float">
            <text:p>0.925708612987924</text:p>
          </table:table-cell>
          <table:table-cell office:value-type="float" office:value="0.219952467891978" calcext:value-type="float">
            <text:p>0.219952467891978</text:p>
          </table:table-cell>
          <table:table-cell office:value-type="float" office:value="0.233109614574821" calcext:value-type="float">
            <text:p>0.233109614574821</text:p>
          </table:table-cell>
          <table:table-cell office:value-type="string" calcext:value-type="string">
            <text:p>https://twitter.com/ChuckleFrenzy/status/1613318949227188224</text:p>
          </table:table-cell>
        </table:table-row>
        <table:table-row table:style-name="ro1">
          <table:table-cell office:value-type="string" calcext:value-type="string">
            <text:p>input/data_formal_20240530-1342/meme/ChuckleFrenzy_20230112T000104/0.jpg</text:p>
          </table:table-cell>
          <table:table-cell office:value-type="string" calcext:value-type="string">
            <text:p>Pattern 1</text:p>
          </table:table-cell>
          <table:table-cell office:value-type="float" office:value="0.919701520374876" calcext:value-type="float">
            <text:p>0.919701520374876</text:p>
          </table:table-cell>
          <table:table-cell office:value-type="float" office:value="0.123737410965597" calcext:value-type="float">
            <text:p>0.123737410965597</text:p>
          </table:table-cell>
          <table:table-cell office:value-type="float" office:value="0.251942366875173" calcext:value-type="float">
            <text:p>0.251942366875173</text:p>
          </table:table-cell>
          <table:table-cell office:value-type="string" calcext:value-type="string">
            <text:p>https://twitter.com/ChuckleFrenzy/status/1613325150044278787</text:p>
          </table:table-cell>
        </table:table-row>
        <table:table-row table:style-name="ro1">
          <table:table-cell office:value-type="string" calcext:value-type="string">
            <text:p>input/data_formal_20240530-1342/meme/ChuckleFrenzy_20230201T221717/0.jpg</text:p>
          </table:table-cell>
          <table:table-cell office:value-type="string" calcext:value-type="string">
            <text:p>Pattern 6</text:p>
          </table:table-cell>
          <table:table-cell office:value-type="float" office:value="0.970125704598623" calcext:value-type="float">
            <text:p>0.970125704598623</text:p>
          </table:table-cell>
          <table:table-cell office:value-type="float" office:value="0.171861947987331" calcext:value-type="float">
            <text:p>0.171861947987331</text:p>
          </table:table-cell>
          <table:table-cell office:value-type="float" office:value="0.365856887590957" calcext:value-type="float">
            <text:p>0.365856887590957</text:p>
          </table:table-cell>
          <table:table-cell office:value-type="string" calcext:value-type="string">
            <text:p>https://twitter.com/ChuckleFrenzy/status/1620909178855297025</text:p>
          </table:table-cell>
        </table:table-row>
        <table:table-row table:style-name="ro1">
          <table:table-cell office:value-type="string" calcext:value-type="string">
            <text:p>input/data_formal_20240530-1342/meme/ChuckleFrenzy_20230201T222015/0.jpg</text:p>
          </table:table-cell>
          <table:table-cell office:value-type="string" calcext:value-type="string">
            <text:p>Pattern 1</text:p>
          </table:table-cell>
          <table:table-cell office:value-type="float" office:value="0.935604731360131" calcext:value-type="float">
            <text:p>0.935604731360131</text:p>
          </table:table-cell>
          <table:table-cell office:value-type="float" office:value="0.189291080596504" calcext:value-type="float">
            <text:p>0.189291080596504</text:p>
          </table:table-cell>
          <table:table-cell office:value-type="float" office:value="0.334894755254401" calcext:value-type="float">
            <text:p>0.334894755254401</text:p>
          </table:table-cell>
          <table:table-cell office:value-type="string" calcext:value-type="string">
            <text:p>https://twitter.com/ChuckleFrenzy/status/1620909922346045440</text:p>
          </table:table-cell>
        </table:table-row>
        <table:table-row table:style-name="ro1">
          <table:table-cell office:value-type="string" calcext:value-type="string">
            <text:p>input/data_formal_20240530-1342/meme/ChuckleFrenzy_20230201T222017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ChuckleFrenzy/status/1620909930776494081</text:p>
          </table:table-cell>
        </table:table-row>
        <table:table-row table:style-name="ro1">
          <table:table-cell office:value-type="string" calcext:value-type="string">
            <text:p>input/data_formal_20240530-1342/meme/ChuckleFrenzy_20230201T224855/0.jpg</text:p>
          </table:table-cell>
          <table:table-cell office:value-type="string" calcext:value-type="string">
            <text:p>Pattern 1</text:p>
          </table:table-cell>
          <table:table-cell office:value-type="float" office:value="0.877233726560124" calcext:value-type="float">
            <text:p>0.877233726560124</text:p>
          </table:table-cell>
          <table:table-cell office:value-type="float" office:value="0.185785147373148" calcext:value-type="float">
            <text:p>0.185785147373148</text:p>
          </table:table-cell>
          <table:table-cell office:value-type="float" office:value="0.206091381405407" calcext:value-type="float">
            <text:p>0.206091381405407</text:p>
          </table:table-cell>
          <table:table-cell office:value-type="string" calcext:value-type="string">
            <text:p>https://twitter.com/ChuckleFrenzy/status/1620917138151165953</text:p>
          </table:table-cell>
        </table:table-row>
        <table:table-row table:style-name="ro1">
          <table:table-cell office:value-type="string" calcext:value-type="string">
            <text:p>input/data_formal_20240530-1342/meme/ChuckleFrenzy_20230201T224857/0.jpg</text:p>
          </table:table-cell>
          <table:table-cell office:value-type="string" calcext:value-type="string">
            <text:p>Pattern 1</text:p>
          </table:table-cell>
          <table:table-cell office:value-type="float" office:value="0.911465821147768" calcext:value-type="float">
            <text:p>0.911465821147768</text:p>
          </table:table-cell>
          <table:table-cell office:value-type="float" office:value="0.1996136956839" calcext:value-type="float">
            <text:p>0.1996136956839</text:p>
          </table:table-cell>
          <table:table-cell office:value-type="float" office:value="0.297394767720385" calcext:value-type="float">
            <text:p>0.297394767720385</text:p>
          </table:table-cell>
          <table:table-cell office:value-type="string" calcext:value-type="string">
            <text:p>https://twitter.com/ChuckleFrenzy/status/1620917147399557129</text:p>
          </table:table-cell>
        </table:table-row>
        <table:table-row table:style-name="ro1">
          <table:table-cell office:value-type="string" calcext:value-type="string">
            <text:p>input/data_formal_20240530-1342/meme/ChuckleFrenzy_20230201T224858/0.jpg</text:p>
          </table:table-cell>
          <table:table-cell office:value-type="string" calcext:value-type="string">
            <text:p>Pattern 1</text:p>
          </table:table-cell>
          <table:table-cell office:value-type="float" office:value="0.875672413609803" calcext:value-type="float">
            <text:p>0.875672413609803</text:p>
          </table:table-cell>
          <table:table-cell office:value-type="float" office:value="0.157901252522153" calcext:value-type="float">
            <text:p>0.157901252522153</text:p>
          </table:table-cell>
          <table:table-cell office:value-type="float" office:value="0.2881343241745" calcext:value-type="float">
            <text:p>0.2881343241745</text:p>
          </table:table-cell>
          <table:table-cell office:value-type="string" calcext:value-type="string">
            <text:p>https://twitter.com/ChuckleFrenzy/status/1620917152344690694</text:p>
          </table:table-cell>
        </table:table-row>
        <table:table-row table:style-name="ro1">
          <table:table-cell office:value-type="string" calcext:value-type="string">
            <text:p>input/data_formal_20240530-1342/meme/ChuckleFrenzy_20230201T225132/0.jpg</text:p>
          </table:table-cell>
          <table:table-cell office:value-type="string" calcext:value-type="string">
            <text:p>Pattern 1</text:p>
          </table:table-cell>
          <table:table-cell office:value-type="float" office:value="0.821792371615274" calcext:value-type="float">
            <text:p>0.821792371615274</text:p>
          </table:table-cell>
          <table:table-cell office:value-type="float" office:value="0.142781151909163" calcext:value-type="float">
            <text:p>0.142781151909163</text:p>
          </table:table-cell>
          <table:table-cell office:value-type="float" office:value="0.222903588398316" calcext:value-type="float">
            <text:p>0.222903588398316</text:p>
          </table:table-cell>
          <table:table-cell office:value-type="string" calcext:value-type="string">
            <text:p>https://twitter.com/ChuckleFrenzy/status/1620917796807872513</text:p>
          </table:table-cell>
        </table:table-row>
        <table:table-row table:style-name="ro1">
          <table:table-cell office:value-type="string" calcext:value-type="string">
            <text:p>input/data_formal_20240530-1342/meme/ChuckleFrenzy_20230201T234221/0.jpg</text:p>
          </table:table-cell>
          <table:table-cell office:value-type="string" calcext:value-type="string">
            <text:p>Pattern 1</text:p>
          </table:table-cell>
          <table:table-cell office:value-type="float" office:value="0.90614734016798" calcext:value-type="float">
            <text:p>0.90614734016798</text:p>
          </table:table-cell>
          <table:table-cell office:value-type="float" office:value="0.175972163515615" calcext:value-type="float">
            <text:p>0.175972163515615</text:p>
          </table:table-cell>
          <table:table-cell office:value-type="float" office:value="0.231386210474088" calcext:value-type="float">
            <text:p>0.231386210474088</text:p>
          </table:table-cell>
          <table:table-cell office:value-type="string" calcext:value-type="string">
            <text:p>https://twitter.com/ChuckleFrenzy/status/1620930583906877443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03744/0.jpg</text:p>
          </table:table-cell>
          <table:table-cell office:value-type="string" calcext:value-type="string">
            <text:p>Pattern 1</text:p>
          </table:table-cell>
          <table:table-cell office:value-type="float" office:value="0.930395919181536" calcext:value-type="float">
            <text:p>0.930395919181536</text:p>
          </table:table-cell>
          <table:table-cell office:value-type="float" office:value="0.186753357873531" calcext:value-type="float">
            <text:p>0.186753357873531</text:p>
          </table:table-cell>
          <table:table-cell office:value-type="float" office:value="0.276242396612648" calcext:value-type="float">
            <text:p>0.276242396612648</text:p>
          </table:table-cell>
          <table:table-cell office:value-type="string" calcext:value-type="string">
            <text:p>https://twitter.com/ChuckleFrenzy/status/1620944522342547457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04137/0.jpg</text:p>
          </table:table-cell>
          <table:table-cell office:value-type="string" calcext:value-type="string">
            <text:p>Pattern 1</text:p>
          </table:table-cell>
          <table:table-cell office:value-type="float" office:value="0.990270722628603" calcext:value-type="float">
            <text:p>0.990270722628603</text:p>
          </table:table-cell>
          <table:table-cell office:value-type="float" office:value="0.25188021504685" calcext:value-type="float">
            <text:p>0.25188021504685</text:p>
          </table:table-cell>
          <table:table-cell office:value-type="float" office:value="0.176405729531837" calcext:value-type="float">
            <text:p>0.176405729531837</text:p>
          </table:table-cell>
          <table:table-cell office:value-type="string" calcext:value-type="string">
            <text:p>https://twitter.com/ChuckleFrenzy/status/1620945498000465920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10548/0.jpg</text:p>
          </table:table-cell>
          <table:table-cell office:value-type="string" calcext:value-type="string">
            <text:p>Pattern 1</text:p>
          </table:table-cell>
          <table:table-cell office:value-type="float" office:value="0.920199784301743" calcext:value-type="float">
            <text:p>0.920199784301743</text:p>
          </table:table-cell>
          <table:table-cell office:value-type="float" office:value="0.195803265088542" calcext:value-type="float">
            <text:p>0.195803265088542</text:p>
          </table:table-cell>
          <table:table-cell office:value-type="float" office:value="0.368056533974066" calcext:value-type="float">
            <text:p>0.368056533974066</text:p>
          </table:table-cell>
          <table:table-cell office:value-type="string" calcext:value-type="string">
            <text:p>https://twitter.com/ChuckleFrenzy/status/1620951585495945217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13349/0.jpg</text:p>
          </table:table-cell>
          <table:table-cell office:value-type="string" calcext:value-type="string">
            <text:p>Pattern 6</text:p>
          </table:table-cell>
          <table:table-cell office:value-type="float" office:value="0.924616297790818" calcext:value-type="float">
            <text:p>0.924616297790818</text:p>
          </table:table-cell>
          <table:table-cell office:value-type="float" office:value="0.165675576877605" calcext:value-type="float">
            <text:p>0.165675576877605</text:p>
          </table:table-cell>
          <table:table-cell office:value-type="float" office:value="0.378639121426296" calcext:value-type="float">
            <text:p>0.378639121426296</text:p>
          </table:table-cell>
          <table:table-cell office:value-type="string" calcext:value-type="string">
            <text:p>https://twitter.com/ChuckleFrenzy/status/1620958635793780741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20115/0.jpg</text:p>
          </table:table-cell>
          <table:table-cell office:value-type="string" calcext:value-type="string">
            <text:p>Pattern 6</text:p>
          </table:table-cell>
          <table:table-cell office:value-type="float" office:value="0.990621586859241" calcext:value-type="float">
            <text:p>0.990621586859241</text:p>
          </table:table-cell>
          <table:table-cell office:value-type="float" office:value="0.0867838657995387" calcext:value-type="float">
            <text:p>0.0867838657995387</text:p>
          </table:table-cell>
          <table:table-cell office:value-type="float" office:value="0.461782338688026" calcext:value-type="float">
            <text:p>0.461782338688026</text:p>
          </table:table-cell>
          <table:table-cell office:value-type="string" calcext:value-type="string">
            <text:p>https://twitter.com/ChuckleFrenzy/status/1620965538905079809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32747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ChuckleFrenzy/status/1620987315773493248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35109/0.jpg</text:p>
          </table:table-cell>
          <table:table-cell office:value-type="string" calcext:value-type="string">
            <text:p>Pattern 6</text:p>
          </table:table-cell>
          <table:table-cell office:value-type="float" office:value="0.958409058574133" calcext:value-type="float">
            <text:p>0.958409058574133</text:p>
          </table:table-cell>
          <table:table-cell office:value-type="float" office:value="0.105189704553607" calcext:value-type="float">
            <text:p>0.105189704553607</text:p>
          </table:table-cell>
          <table:table-cell office:value-type="float" office:value="0.402763334611463" calcext:value-type="float">
            <text:p>0.402763334611463</text:p>
          </table:table-cell>
          <table:table-cell office:value-type="string" calcext:value-type="string">
            <text:p>https://twitter.com/ChuckleFrenzy/status/1620993199194914820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35112/0.jpg</text:p>
          </table:table-cell>
          <table:table-cell office:value-type="string" calcext:value-type="string">
            <text:p>Pattern 6</text:p>
          </table:table-cell>
          <table:table-cell office:value-type="float" office:value="0.89711412294239" calcext:value-type="float">
            <text:p>0.89711412294239</text:p>
          </table:table-cell>
          <table:table-cell office:value-type="float" office:value="0.171697262901209" calcext:value-type="float">
            <text:p>0.171697262901209</text:p>
          </table:table-cell>
          <table:table-cell office:value-type="float" office:value="0.379535773676391" calcext:value-type="float">
            <text:p>0.379535773676391</text:p>
          </table:table-cell>
          <table:table-cell office:value-type="string" calcext:value-type="string">
            <text:p>https://twitter.com/ChuckleFrenzy/status/1620993208296538112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42247/0.jpg</text:p>
          </table:table-cell>
          <table:table-cell office:value-type="string" calcext:value-type="string">
            <text:p>Pattern 1</text:p>
          </table:table-cell>
          <table:table-cell office:value-type="float" office:value="0.929788441256194" calcext:value-type="float">
            <text:p>0.929788441256194</text:p>
          </table:table-cell>
          <table:table-cell office:value-type="float" office:value="0.14885494844464" calcext:value-type="float">
            <text:p>0.14885494844464</text:p>
          </table:table-cell>
          <table:table-cell office:value-type="float" office:value="0.28279839301913" calcext:value-type="float">
            <text:p>0.28279839301913</text:p>
          </table:table-cell>
          <table:table-cell office:value-type="string" calcext:value-type="string">
            <text:p>https://twitter.com/ChuckleFrenzy/status/1621001157576359937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44746/0.jpg</text:p>
          </table:table-cell>
          <table:table-cell office:value-type="string" calcext:value-type="string">
            <text:p>Pattern 1</text:p>
          </table:table-cell>
          <table:table-cell office:value-type="float" office:value="0.943904847627523" calcext:value-type="float">
            <text:p>0.943904847627523</text:p>
          </table:table-cell>
          <table:table-cell office:value-type="float" office:value="0.227559127447695" calcext:value-type="float">
            <text:p>0.227559127447695</text:p>
          </table:table-cell>
          <table:table-cell office:value-type="float" office:value="0.237248841021699" calcext:value-type="float">
            <text:p>0.237248841021699</text:p>
          </table:table-cell>
          <table:table-cell office:value-type="string" calcext:value-type="string">
            <text:p>https://twitter.com/ChuckleFrenzy/status/1621007445723156481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45111/0.jpg</text:p>
          </table:table-cell>
          <table:table-cell office:value-type="string" calcext:value-type="string">
            <text:p>Pattern 1</text:p>
          </table:table-cell>
          <table:table-cell office:value-type="float" office:value="0.903715343412228" calcext:value-type="float">
            <text:p>0.903715343412228</text:p>
          </table:table-cell>
          <table:table-cell office:value-type="float" office:value="0.237896814200342" calcext:value-type="float">
            <text:p>0.237896814200342</text:p>
          </table:table-cell>
          <table:table-cell office:value-type="float" office:value="0.242214110596556" calcext:value-type="float">
            <text:p>0.242214110596556</text:p>
          </table:table-cell>
          <table:table-cell office:value-type="string" calcext:value-type="string">
            <text:p>https://twitter.com/ChuckleFrenzy/status/1621008305001734144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52219/0.jpg</text:p>
          </table:table-cell>
          <table:table-cell office:value-type="string" calcext:value-type="string">
            <text:p>Pattern 6</text:p>
          </table:table-cell>
          <table:table-cell office:value-type="float" office:value="0.960589204110578" calcext:value-type="float">
            <text:p>0.960589204110578</text:p>
          </table:table-cell>
          <table:table-cell office:value-type="float" office:value="0.205043005744428" calcext:value-type="float">
            <text:p>0.205043005744428</text:p>
          </table:table-cell>
          <table:table-cell office:value-type="float" office:value="0.482296049703725" calcext:value-type="float">
            <text:p>0.482296049703725</text:p>
          </table:table-cell>
          <table:table-cell office:value-type="string" calcext:value-type="string">
            <text:p>https://twitter.com/ChuckleFrenzy/status/1621016140448161793</text:p>
          </table:table-cell>
        </table:table-row>
        <table:table-row table:style-name="ro1">
          <table:table-cell office:value-type="string" calcext:value-type="string">
            <text:p>input/data_formal_20240530-1342/meme/ChuckleFrenzy_20230202T054651/0.jpg</text:p>
          </table:table-cell>
          <table:table-cell office:value-type="string" calcext:value-type="string">
            <text:p>Pattern 1</text:p>
          </table:table-cell>
          <table:table-cell office:value-type="float" office:value="0.918953395837468" calcext:value-type="float">
            <text:p>0.918953395837468</text:p>
          </table:table-cell>
          <table:table-cell office:value-type="float" office:value="0.220662545941397" calcext:value-type="float">
            <text:p>0.220662545941397</text:p>
          </table:table-cell>
          <table:table-cell office:value-type="float" office:value="0.171246488450184" calcext:value-type="float">
            <text:p>0.171246488450184</text:p>
          </table:table-cell>
          <table:table-cell office:value-type="string" calcext:value-type="string">
            <text:p>https://twitter.com/ChuckleFrenzy/status/1621022315759689728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03224/0.jpg</text:p>
          </table:table-cell>
          <table:table-cell office:value-type="string" calcext:value-type="string">
            <text:p>Pattern 6</text:p>
          </table:table-cell>
          <table:table-cell office:value-type="float" office:value="0.95957347594217" calcext:value-type="float">
            <text:p>0.95957347594217</text:p>
          </table:table-cell>
          <table:table-cell office:value-type="float" office:value="0.161598540564775" calcext:value-type="float">
            <text:p>0.161598540564775</text:p>
          </table:table-cell>
          <table:table-cell office:value-type="float" office:value="0.30476518965066" calcext:value-type="float">
            <text:p>0.30476518965066</text:p>
          </table:table-cell>
          <table:table-cell office:value-type="string" calcext:value-type="string">
            <text:p>https://twitter.com/ChuckleFrenzy/status/1622543726739341312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03548/0.jpg</text:p>
          </table:table-cell>
          <table:table-cell office:value-type="string" calcext:value-type="string">
            <text:p>Pattern 3</text:p>
          </table:table-cell>
          <table:table-cell office:value-type="float" office:value="1.00269976901642" calcext:value-type="float">
            <text:p>1.00269976901642</text:p>
          </table:table-cell>
          <table:table-cell office:value-type="float" office:value="0.146710130007245" calcext:value-type="float">
            <text:p>0.146710130007245</text:p>
          </table:table-cell>
          <table:table-cell office:value-type="float" office:value="0.292439188319465" calcext:value-type="float">
            <text:p>0.292439188319465</text:p>
          </table:table-cell>
          <table:table-cell office:value-type="string" calcext:value-type="string">
            <text:p>https://twitter.com/ChuckleFrenzy/status/1622544580603248641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10149/0.jpg</text:p>
          </table:table-cell>
          <table:table-cell office:value-type="string" calcext:value-type="string">
            <text:p>Pattern 1</text:p>
          </table:table-cell>
          <table:table-cell office:value-type="float" office:value="0.944857435983563" calcext:value-type="float">
            <text:p>0.944857435983563</text:p>
          </table:table-cell>
          <table:table-cell office:value-type="float" office:value="0.166091092313961" calcext:value-type="float">
            <text:p>0.166091092313961</text:p>
          </table:table-cell>
          <table:table-cell office:value-type="float" office:value="0.222808646193467" calcext:value-type="float">
            <text:p>0.222808646193467</text:p>
          </table:table-cell>
          <table:table-cell office:value-type="string" calcext:value-type="string">
            <text:p>https://twitter.com/ChuckleFrenzy/status/1622551129740525568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10326/0.jpg</text:p>
          </table:table-cell>
          <table:table-cell office:value-type="string" calcext:value-type="string">
            <text:p>Pattern 1</text:p>
          </table:table-cell>
          <table:table-cell office:value-type="float" office:value="0.880940587762591" calcext:value-type="float">
            <text:p>0.880940587762591</text:p>
          </table:table-cell>
          <table:table-cell office:value-type="float" office:value="0.160016025585696" calcext:value-type="float">
            <text:p>0.160016025585696</text:p>
          </table:table-cell>
          <table:table-cell office:value-type="float" office:value="0.258696774766301" calcext:value-type="float">
            <text:p>0.258696774766301</text:p>
          </table:table-cell>
          <table:table-cell office:value-type="string" calcext:value-type="string">
            <text:p>https://twitter.com/ChuckleFrenzy/status/1622551535736479747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13756/0.jpg</text:p>
          </table:table-cell>
          <table:table-cell office:value-type="string" calcext:value-type="string">
            <text:p>Pattern 3</text:p>
          </table:table-cell>
          <table:table-cell office:value-type="float" office:value="0.917641318258921" calcext:value-type="float">
            <text:p>0.917641318258921</text:p>
          </table:table-cell>
          <table:table-cell office:value-type="float" office:value="0.152386098352218" calcext:value-type="float">
            <text:p>0.152386098352218</text:p>
          </table:table-cell>
          <table:table-cell office:value-type="float" office:value="0.578874642371052" calcext:value-type="float">
            <text:p>0.578874642371052</text:p>
          </table:table-cell>
          <table:table-cell office:value-type="string" calcext:value-type="string">
            <text:p>https://twitter.com/ChuckleFrenzy/status/1622560217081823233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15556/0.jpg</text:p>
          </table:table-cell>
          <table:table-cell office:value-type="string" calcext:value-type="string">
            <text:p>Pattern 6</text:p>
          </table:table-cell>
          <table:table-cell office:value-type="float" office:value="0.889383312129293" calcext:value-type="float">
            <text:p>0.889383312129293</text:p>
          </table:table-cell>
          <table:table-cell office:value-type="float" office:value="0.198205948331389" calcext:value-type="float">
            <text:p>0.198205948331389</text:p>
          </table:table-cell>
          <table:table-cell office:value-type="float" office:value="0.449499249213051" calcext:value-type="float">
            <text:p>0.449499249213051</text:p>
          </table:table-cell>
          <table:table-cell office:value-type="string" calcext:value-type="string">
            <text:p>https://twitter.com/ChuckleFrenzy/status/1622564747613798400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25135/0.jpg</text:p>
          </table:table-cell>
          <table:table-cell office:value-type="string" calcext:value-type="string">
            <text:p>Pattern 1</text:p>
          </table:table-cell>
          <table:table-cell office:value-type="float" office:value="0.930246772953936" calcext:value-type="float">
            <text:p>0.930246772953936</text:p>
          </table:table-cell>
          <table:table-cell office:value-type="float" office:value="0.101257636015964" calcext:value-type="float">
            <text:p>0.101257636015964</text:p>
          </table:table-cell>
          <table:table-cell office:value-type="float" office:value="0.27066520669144" calcext:value-type="float">
            <text:p>0.27066520669144</text:p>
          </table:table-cell>
          <table:table-cell office:value-type="string" calcext:value-type="string">
            <text:p>https://twitter.com/ChuckleFrenzy/status/1622578754873700357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32309/0.jpg</text:p>
          </table:table-cell>
          <table:table-cell office:value-type="string" calcext:value-type="string">
            <text:p>Pattern 3</text:p>
          </table:table-cell>
          <table:table-cell office:value-type="float" office:value="0.966280861595446" calcext:value-type="float">
            <text:p>0.966280861595446</text:p>
          </table:table-cell>
          <table:table-cell office:value-type="float" office:value="0.274389541730349" calcext:value-type="float">
            <text:p>0.274389541730349</text:p>
          </table:table-cell>
          <table:table-cell office:value-type="float" office:value="0.285566273033933" calcext:value-type="float">
            <text:p>0.285566273033933</text:p>
          </table:table-cell>
          <table:table-cell office:value-type="string" calcext:value-type="string">
            <text:p>https://twitter.com/ChuckleFrenzy/status/1622586698654707713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32311/0.jpg</text:p>
          </table:table-cell>
          <table:table-cell office:value-type="string" calcext:value-type="string">
            <text:p>Pattern 1</text:p>
          </table:table-cell>
          <table:table-cell office:value-type="float" office:value="0.896623134543391" calcext:value-type="float">
            <text:p>0.896623134543391</text:p>
          </table:table-cell>
          <table:table-cell office:value-type="float" office:value="0.130389055692167" calcext:value-type="float">
            <text:p>0.130389055692167</text:p>
          </table:table-cell>
          <table:table-cell office:value-type="float" office:value="0.286150577734138" calcext:value-type="float">
            <text:p>0.286150577734138</text:p>
          </table:table-cell>
          <table:table-cell office:value-type="string" calcext:value-type="string">
            <text:p>https://twitter.com/ChuckleFrenzy/status/1622586706418360321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35043/0.jpg</text:p>
          </table:table-cell>
          <table:table-cell office:value-type="string" calcext:value-type="string">
            <text:p>Pattern 1</text:p>
          </table:table-cell>
          <table:table-cell office:value-type="float" office:value="0.874536792678521" calcext:value-type="float">
            <text:p>0.874536792678521</text:p>
          </table:table-cell>
          <table:table-cell office:value-type="float" office:value="0.102632790872042" calcext:value-type="float">
            <text:p>0.102632790872042</text:p>
          </table:table-cell>
          <table:table-cell office:value-type="float" office:value="0.375940430682874" calcext:value-type="float">
            <text:p>0.375940430682874</text:p>
          </table:table-cell>
          <table:table-cell office:value-type="string" calcext:value-type="string">
            <text:p>https://twitter.com/ChuckleFrenzy/status/1622593634649485314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35045/0.jpg</text:p>
          </table:table-cell>
          <table:table-cell office:value-type="string" calcext:value-type="string">
            <text:p>Pattern 1</text:p>
          </table:table-cell>
          <table:table-cell office:value-type="float" office:value="0.867061639275262" calcext:value-type="float">
            <text:p>0.867061639275262</text:p>
          </table:table-cell>
          <table:table-cell office:value-type="float" office:value="0.124028873874929" calcext:value-type="float">
            <text:p>0.124028873874929</text:p>
          </table:table-cell>
          <table:table-cell office:value-type="float" office:value="0.241934551298915" calcext:value-type="float">
            <text:p>0.241934551298915</text:p>
          </table:table-cell>
          <table:table-cell office:value-type="string" calcext:value-type="string">
            <text:p>https://twitter.com/ChuckleFrenzy/status/1622593643327504384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42201/0.jpg</text:p>
          </table:table-cell>
          <table:table-cell office:value-type="string" calcext:value-type="string">
            <text:p>Pattern 6</text:p>
          </table:table-cell>
          <table:table-cell office:value-type="float" office:value="0.974497061817003" calcext:value-type="float">
            <text:p>0.974497061817003</text:p>
          </table:table-cell>
          <table:table-cell office:value-type="float" office:value="0.139446260102433" calcext:value-type="float">
            <text:p>0.139446260102433</text:p>
          </table:table-cell>
          <table:table-cell office:value-type="float" office:value="0.311830744607595" calcext:value-type="float">
            <text:p>0.311830744607595</text:p>
          </table:table-cell>
          <table:table-cell office:value-type="string" calcext:value-type="string">
            <text:p>https://twitter.com/ChuckleFrenzy/status/1622601513326505985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42203/0.jpg</text:p>
          </table:table-cell>
          <table:table-cell office:value-type="string" calcext:value-type="string">
            <text:p>Pattern 1</text:p>
          </table:table-cell>
          <table:table-cell office:value-type="float" office:value="0.906773869162732" calcext:value-type="float">
            <text:p>0.906773869162732</text:p>
          </table:table-cell>
          <table:table-cell office:value-type="float" office:value="0.156209354125963" calcext:value-type="float">
            <text:p>0.156209354125963</text:p>
          </table:table-cell>
          <table:table-cell office:value-type="float" office:value="0.223440103807189" calcext:value-type="float">
            <text:p>0.223440103807189</text:p>
          </table:table-cell>
          <table:table-cell office:value-type="string" calcext:value-type="string">
            <text:p>https://twitter.com/ChuckleFrenzy/status/1622601521606299648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44656/0.jpg</text:p>
          </table:table-cell>
          <table:table-cell office:value-type="string" calcext:value-type="string">
            <text:p>Pattern 1</text:p>
          </table:table-cell>
          <table:table-cell office:value-type="float" office:value="0.887779052055062" calcext:value-type="float">
            <text:p>0.887779052055062</text:p>
          </table:table-cell>
          <table:table-cell office:value-type="float" office:value="0.191756779989106" calcext:value-type="float">
            <text:p>0.191756779989106</text:p>
          </table:table-cell>
          <table:table-cell office:value-type="float" office:value="0.195592175322314" calcext:value-type="float">
            <text:p>0.195592175322314</text:p>
          </table:table-cell>
          <table:table-cell office:value-type="string" calcext:value-type="string">
            <text:p>https://twitter.com/ChuckleFrenzy/status/1622607781441290241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51636/0.jpg</text:p>
          </table:table-cell>
          <table:table-cell office:value-type="string" calcext:value-type="string">
            <text:p>Pattern 6</text:p>
          </table:table-cell>
          <table:table-cell office:value-type="float" office:value="0.882355843229242" calcext:value-type="float">
            <text:p>0.882355843229242</text:p>
          </table:table-cell>
          <table:table-cell office:value-type="float" office:value="0.223691590542851" calcext:value-type="float">
            <text:p>0.223691590542851</text:p>
          </table:table-cell>
          <table:table-cell office:value-type="float" office:value="0.30434876057822" calcext:value-type="float">
            <text:p>0.30434876057822</text:p>
          </table:table-cell>
          <table:table-cell office:value-type="string" calcext:value-type="string">
            <text:p>https://twitter.com/ChuckleFrenzy/status/1622615247893807106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51811/0.jpg</text:p>
          </table:table-cell>
          <table:table-cell office:value-type="string" calcext:value-type="string">
            <text:p>Pattern 1</text:p>
          </table:table-cell>
          <table:table-cell office:value-type="float" office:value="0.917875749627604" calcext:value-type="float">
            <text:p>0.917875749627604</text:p>
          </table:table-cell>
          <table:table-cell office:value-type="float" office:value="0.144078462884063" calcext:value-type="float">
            <text:p>0.144078462884063</text:p>
          </table:table-cell>
          <table:table-cell office:value-type="float" office:value="0.220633942957928" calcext:value-type="float">
            <text:p>0.220633942957928</text:p>
          </table:table-cell>
          <table:table-cell office:value-type="string" calcext:value-type="string">
            <text:p>https://twitter.com/ChuckleFrenzy/status/1622615645371219968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54031/0.jpg</text:p>
          </table:table-cell>
          <table:table-cell office:value-type="string" calcext:value-type="string">
            <text:p>Pattern 1</text:p>
          </table:table-cell>
          <table:table-cell office:value-type="float" office:value="0.899531869167284" calcext:value-type="float">
            <text:p>0.899531869167284</text:p>
          </table:table-cell>
          <table:table-cell office:value-type="float" office:value="0.11421450087089" calcext:value-type="float">
            <text:p>0.11421450087089</text:p>
          </table:table-cell>
          <table:table-cell office:value-type="float" office:value="0.20888423745886" calcext:value-type="float">
            <text:p>0.20888423745886</text:p>
          </table:table-cell>
          <table:table-cell office:value-type="string" calcext:value-type="string">
            <text:p>https://twitter.com/ChuckleFrenzy/status/1622621266757791746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61222/0.jpg</text:p>
          </table:table-cell>
          <table:table-cell office:value-type="string" calcext:value-type="string">
            <text:p>Pattern 6</text:p>
          </table:table-cell>
          <table:table-cell office:value-type="float" office:value="0.917352087405142" calcext:value-type="float">
            <text:p>0.917352087405142</text:p>
          </table:table-cell>
          <table:table-cell office:value-type="float" office:value="0.195060730541974" calcext:value-type="float">
            <text:p>0.195060730541974</text:p>
          </table:table-cell>
          <table:table-cell office:value-type="float" office:value="0.450161140950362" calcext:value-type="float">
            <text:p>0.450161140950362</text:p>
          </table:table-cell>
          <table:table-cell office:value-type="string" calcext:value-type="string">
            <text:p>https://twitter.com/ChuckleFrenzy/status/1622629281724522497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61225/0.jpg</text:p>
          </table:table-cell>
          <table:table-cell office:value-type="string" calcext:value-type="string">
            <text:p>Pattern 1</text:p>
          </table:table-cell>
          <table:table-cell office:value-type="float" office:value="0.939315642545906" calcext:value-type="float">
            <text:p>0.939315642545906</text:p>
          </table:table-cell>
          <table:table-cell office:value-type="float" office:value="0.195120357719266" calcext:value-type="float">
            <text:p>0.195120357719266</text:p>
          </table:table-cell>
          <table:table-cell office:value-type="float" office:value="0.22623665626969" calcext:value-type="float">
            <text:p>0.22623665626969</text:p>
          </table:table-cell>
          <table:table-cell office:value-type="string" calcext:value-type="string">
            <text:p>https://twitter.com/ChuckleFrenzy/status/1622629296429797376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61227/0.jpg</text:p>
          </table:table-cell>
          <table:table-cell office:value-type="string" calcext:value-type="string">
            <text:p>Pattern 1</text:p>
          </table:table-cell>
          <table:table-cell office:value-type="float" office:value="0.887087438344176" calcext:value-type="float">
            <text:p>0.887087438344176</text:p>
          </table:table-cell>
          <table:table-cell office:value-type="float" office:value="0.155525787267154" calcext:value-type="float">
            <text:p>0.155525787267154</text:p>
          </table:table-cell>
          <table:table-cell office:value-type="float" office:value="0.218519370763233" calcext:value-type="float">
            <text:p>0.218519370763233</text:p>
          </table:table-cell>
          <table:table-cell office:value-type="string" calcext:value-type="string">
            <text:p>https://twitter.com/ChuckleFrenzy/status/1622629303153315847</text:p>
          </table:table-cell>
        </table:table-row>
        <table:table-row table:style-name="ro1">
          <table:table-cell office:value-type="string" calcext:value-type="string">
            <text:p>input/data_formal_20240530-1342/meme/ChuckleFrenzy_20230206T161405/0.jpg</text:p>
          </table:table-cell>
          <table:table-cell office:value-type="string" calcext:value-type="string">
            <text:p>Pattern 1</text:p>
          </table:table-cell>
          <table:table-cell office:value-type="float" office:value="0.922052879885547" calcext:value-type="float">
            <text:p>0.922052879885547</text:p>
          </table:table-cell>
          <table:table-cell office:value-type="float" office:value="0.193607480513231" calcext:value-type="float">
            <text:p>0.193607480513231</text:p>
          </table:table-cell>
          <table:table-cell office:value-type="float" office:value="0.292592352234228" calcext:value-type="float">
            <text:p>0.292592352234228</text:p>
          </table:table-cell>
          <table:table-cell office:value-type="string" calcext:value-type="string">
            <text:p>https://twitter.com/ChuckleFrenzy/status/1622629712534142976</text:p>
          </table:table-cell>
        </table:table-row>
        <table:table-row table:style-name="ro1">
          <table:table-cell office:value-type="string" calcext:value-type="string">
            <text:p>input/data_formal_20240530-1342/meme/ChuckleFrenzy_20230212T133037/0.jpg</text:p>
          </table:table-cell>
          <table:table-cell office:value-type="string" calcext:value-type="string">
            <text:p>Pattern 1</text:p>
          </table:table-cell>
          <table:table-cell office:value-type="float" office:value="0.887490662237816" calcext:value-type="float">
            <text:p>0.887490662237816</text:p>
          </table:table-cell>
          <table:table-cell office:value-type="float" office:value="0.168569759979011" calcext:value-type="float">
            <text:p>0.168569759979011</text:p>
          </table:table-cell>
          <table:table-cell office:value-type="float" office:value="0.284110101513051" calcext:value-type="float">
            <text:p>0.284110101513051</text:p>
          </table:table-cell>
          <table:table-cell office:value-type="string" calcext:value-type="string">
            <text:p>https://twitter.com/ChuckleFrenzy/status/1624762903126585344</text:p>
          </table:table-cell>
        </table:table-row>
        <table:table-row table:style-name="ro1">
          <table:table-cell office:value-type="string" calcext:value-type="string">
            <text:p>input/data_formal_20240530-1342/meme/ChuckleFrenzy_20230226T063229/0.jpg</text:p>
          </table:table-cell>
          <table:table-cell office:value-type="string" calcext:value-type="string">
            <text:p>Pattern 1</text:p>
          </table:table-cell>
          <table:table-cell office:value-type="float" office:value="0.871056989071599" calcext:value-type="float">
            <text:p>0.871056989071599</text:p>
          </table:table-cell>
          <table:table-cell office:value-type="float" office:value="0.226579094477295" calcext:value-type="float">
            <text:p>0.226579094477295</text:p>
          </table:table-cell>
          <table:table-cell office:value-type="float" office:value="0.133854971017189" calcext:value-type="float">
            <text:p>0.133854971017189</text:p>
          </table:table-cell>
          <table:table-cell office:value-type="string" calcext:value-type="string">
            <text:p>https://twitter.com/ChuckleFrenzy/status/1629731105753505795</text:p>
          </table:table-cell>
        </table:table-row>
        <table:table-row table:style-name="ro1">
          <table:table-cell office:value-type="string" calcext:value-type="string">
            <text:p>input/data_formal_20240530-1342/meme/ChuckleFrenzy_20230307T091013/0.jpg</text:p>
          </table:table-cell>
          <table:table-cell office:value-type="string" calcext:value-type="string">
            <text:p>Pattern 3</text:p>
          </table:table-cell>
          <table:table-cell office:value-type="float" office:value="0.881914042589863" calcext:value-type="float">
            <text:p>0.881914042589863</text:p>
          </table:table-cell>
          <table:table-cell office:value-type="float" office:value="0.0665857129801917" calcext:value-type="float">
            <text:p>0.0665857129801917</text:p>
          </table:table-cell>
          <table:table-cell office:value-type="float" office:value="0.502018546567953" calcext:value-type="float">
            <text:p>0.502018546567953</text:p>
          </table:table-cell>
          <table:table-cell office:value-type="string" calcext:value-type="string">
            <text:p>https://twitter.com/ChuckleFrenzy/status/1633032294687490050</text:p>
          </table:table-cell>
        </table:table-row>
        <table:table-row table:style-name="ro1">
          <table:table-cell office:value-type="string" calcext:value-type="string">
            <text:p>input/data_formal_20240530-1342/meme/ChuckleFrenzy_20230315T203219/0.jpg</text:p>
          </table:table-cell>
          <table:table-cell office:value-type="string" calcext:value-type="string">
            <text:p>Pattern 1</text:p>
          </table:table-cell>
          <table:table-cell office:value-type="float" office:value="0.896604555686941" calcext:value-type="float">
            <text:p>0.896604555686941</text:p>
          </table:table-cell>
          <table:table-cell office:value-type="float" office:value="0.128514714021115" calcext:value-type="float">
            <text:p>0.128514714021115</text:p>
          </table:table-cell>
          <table:table-cell office:value-type="float" office:value="0.202668834445994" calcext:value-type="float">
            <text:p>0.202668834445994</text:p>
          </table:table-cell>
          <table:table-cell office:value-type="string" calcext:value-type="string">
            <text:p>https://twitter.com/ChuckleFrenzy/status/1636103050606567427</text:p>
          </table:table-cell>
        </table:table-row>
        <table:table-row table:style-name="ro1">
          <table:table-cell office:value-type="string" calcext:value-type="string">
            <text:p>input/data_formal_20240530-1342/meme/ChuckleFrenzy_20230316T020521/0.jpg</text:p>
          </table:table-cell>
          <table:table-cell office:value-type="string" calcext:value-type="string">
            <text:p>Pattern 3</text:p>
          </table:table-cell>
          <table:table-cell office:value-type="float" office:value="0.94352690088071" calcext:value-type="float">
            <text:p>0.94352690088071</text:p>
          </table:table-cell>
          <table:table-cell office:value-type="float" office:value="0.213575222296712" calcext:value-type="float">
            <text:p>0.213575222296712</text:p>
          </table:table-cell>
          <table:table-cell office:value-type="float" office:value="0.377743286873858" calcext:value-type="float">
            <text:p>0.377743286873858</text:p>
          </table:table-cell>
          <table:table-cell office:value-type="string" calcext:value-type="string">
            <text:p>https://twitter.com/ChuckleFrenzy/status/1636186863747694592</text:p>
          </table:table-cell>
        </table:table-row>
        <table:table-row table:style-name="ro1">
          <table:table-cell office:value-type="string" calcext:value-type="string">
            <text:p>input/data_formal_20240530-1342/meme/ChuckleFrenzy_20230316T020745/0.jpg</text:p>
          </table:table-cell>
          <table:table-cell office:value-type="string" calcext:value-type="string">
            <text:p>Pattern 1</text:p>
          </table:table-cell>
          <table:table-cell office:value-type="float" office:value="0.953813022040822" calcext:value-type="float">
            <text:p>0.953813022040822</text:p>
          </table:table-cell>
          <table:table-cell office:value-type="float" office:value="0.160263708624491" calcext:value-type="float">
            <text:p>0.160263708624491</text:p>
          </table:table-cell>
          <table:table-cell office:value-type="float" office:value="0.309102925867819" calcext:value-type="float">
            <text:p>0.309102925867819</text:p>
          </table:table-cell>
          <table:table-cell office:value-type="string" calcext:value-type="string">
            <text:p>https://twitter.com/ChuckleFrenzy/status/1636187465055719424</text:p>
          </table:table-cell>
        </table:table-row>
        <table:table-row table:style-name="ro1">
          <table:table-cell office:value-type="string" calcext:value-type="string">
            <text:p>input/data_formal_20240530-1342/meme/ChuckleFrenzy_20230322T220103/0.jpg</text:p>
          </table:table-cell>
          <table:table-cell office:value-type="string" calcext:value-type="string">
            <text:p>Pattern 1</text:p>
          </table:table-cell>
          <table:table-cell office:value-type="float" office:value="0.959362375067773" calcext:value-type="float">
            <text:p>0.959362375067773</text:p>
          </table:table-cell>
          <table:table-cell office:value-type="float" office:value="0.15103814057468" calcext:value-type="float">
            <text:p>0.15103814057468</text:p>
          </table:table-cell>
          <table:table-cell office:value-type="float" office:value="0.212774366941551" calcext:value-type="float">
            <text:p>0.212774366941551</text:p>
          </table:table-cell>
          <table:table-cell office:value-type="string" calcext:value-type="string">
            <text:p>https://twitter.com/ChuckleFrenzy/status/1638662098418020352</text:p>
          </table:table-cell>
        </table:table-row>
        <table:table-row table:style-name="ro1">
          <table:table-cell office:value-type="string" calcext:value-type="string">
            <text:p>input/data_formal_20240530-1342/meme/chumpsland_20211122T035139/0.jpg</text:p>
          </table:table-cell>
          <table:table-cell office:value-type="string" calcext:value-type="string">
            <text:p>Pattern 1</text:p>
          </table:table-cell>
          <table:table-cell office:value-type="float" office:value="0.971333885686285" calcext:value-type="float">
            <text:p>0.971333885686285</text:p>
          </table:table-cell>
          <table:table-cell office:value-type="float" office:value="0.119126311934863" calcext:value-type="float">
            <text:p>0.119126311934863</text:p>
          </table:table-cell>
          <table:table-cell office:value-type="float" office:value="0.289024648723537" calcext:value-type="float">
            <text:p>0.289024648723537</text:p>
          </table:table-cell>
          <table:table-cell office:value-type="string" calcext:value-type="string">
            <text:p>https://twitter.com/PotooPotoo/status/1617743273115922434</text:p>
          </table:table-cell>
        </table:table-row>
        <table:table-row table:style-name="ro1">
          <table:table-cell office:value-type="string" calcext:value-type="string">
            <text:p>input/data_formal_20240530-1342/meme/chycho_20230104T142454/0.jpg</text:p>
          </table:table-cell>
          <table:table-cell office:value-type="string" calcext:value-type="string">
            <text:p>Pattern 6</text:p>
          </table:table-cell>
          <table:table-cell office:value-type="float" office:value="0.949980667351925" calcext:value-type="float">
            <text:p>0.949980667351925</text:p>
          </table:table-cell>
          <table:table-cell office:value-type="float" office:value="0.239965117868131" calcext:value-type="float">
            <text:p>0.239965117868131</text:p>
          </table:table-cell>
          <table:table-cell office:value-type="float" office:value="0.29883754598533" calcext:value-type="float">
            <text:p>0.29883754598533</text:p>
          </table:table-cell>
          <table:table-cell office:value-type="string" calcext:value-type="string">
            <text:p>https://twitter.com/chycho/status/1610643436482486272</text:p>
          </table:table-cell>
        </table:table-row>
        <table:table-row table:style-name="ro1">
          <table:table-cell office:value-type="string" calcext:value-type="string">
            <text:p>input/data_formal_20240530-1342/meme/CJ_Kirk1979_20230111T224841/0.jpg</text:p>
          </table:table-cell>
          <table:table-cell office:value-type="string" calcext:value-type="string">
            <text:p>Pattern 1</text:p>
          </table:table-cell>
          <table:table-cell office:value-type="float" office:value="0.899113746496984" calcext:value-type="float">
            <text:p>0.899113746496984</text:p>
          </table:table-cell>
          <table:table-cell office:value-type="float" office:value="0.206667711512615" calcext:value-type="float">
            <text:p>0.206667711512615</text:p>
          </table:table-cell>
          <table:table-cell office:value-type="float" office:value="0.258950177329261" calcext:value-type="float">
            <text:p>0.258950177329261</text:p>
          </table:table-cell>
          <table:table-cell office:value-type="string" calcext:value-type="string">
            <text:p>https://twitter.com/KidComet2/status/1613310222172307456</text:p>
          </table:table-cell>
        </table:table-row>
        <table:table-row table:style-name="ro1">
          <table:table-cell office:value-type="string" calcext:value-type="string">
            <text:p>input/data_formal_20240530-1342/meme/ClasicoYa_20230206T123425/0.jpg</text:p>
          </table:table-cell>
          <table:table-cell office:value-type="string" calcext:value-type="string">
            <text:p>Pattern 3</text:p>
          </table:table-cell>
          <table:table-cell office:value-type="float" office:value="0.847520403970042" calcext:value-type="float">
            <text:p>0.847520403970042</text:p>
          </table:table-cell>
          <table:table-cell office:value-type="float" office:value="0.145100220582525" calcext:value-type="float">
            <text:p>0.145100220582525</text:p>
          </table:table-cell>
          <table:table-cell office:value-type="float" office:value="0.415623093770705" calcext:value-type="float">
            <text:p>0.415623093770705</text:p>
          </table:table-cell>
          <table:table-cell office:value-type="string" calcext:value-type="string">
            <text:p>https://twitter.com/ClasicoYa/status/1622574432144224256</text:p>
          </table:table-cell>
        </table:table-row>
        <table:table-row table:style-name="ro1">
          <table:table-cell office:value-type="string" calcext:value-type="string">
            <text:p>input/data_formal_20240530-1342/meme/classboxes_20230206T161103/0.jpg</text:p>
          </table:table-cell>
          <table:table-cell office:value-type="string" calcext:value-type="string">
            <text:p>Pattern 6</text:p>
          </table:table-cell>
          <table:table-cell office:value-type="float" office:value="0.903923306396004" calcext:value-type="float">
            <text:p>0.903923306396004</text:p>
          </table:table-cell>
          <table:table-cell office:value-type="float" office:value="0.117156828019454" calcext:value-type="float">
            <text:p>0.117156828019454</text:p>
          </table:table-cell>
          <table:table-cell office:value-type="float" office:value="0.569317756543876" calcext:value-type="float">
            <text:p>0.569317756543876</text:p>
          </table:table-cell>
          <table:table-cell office:value-type="string" calcext:value-type="string">
            <text:p>https://twitter.com/classboxes/status/1622628950638993410</text:p>
          </table:table-cell>
        </table:table-row>
        <table:table-row table:style-name="ro1">
          <table:table-cell office:value-type="string" calcext:value-type="string">
            <text:p>input/data_formal_20240530-1342/meme/ClassyXoge_20221227T185958/0.jpg</text:p>
          </table:table-cell>
          <table:table-cell office:value-type="string" calcext:value-type="string">
            <text:p>Pattern 6</text:p>
          </table:table-cell>
          <table:table-cell office:value-type="float" office:value="0.860032957988624" calcext:value-type="float">
            <text:p>0.860032957988624</text:p>
          </table:table-cell>
          <table:table-cell office:value-type="float" office:value="0.164912344251888" calcext:value-type="float">
            <text:p>0.164912344251888</text:p>
          </table:table-cell>
          <table:table-cell office:value-type="float" office:value="0.659531030448678" calcext:value-type="float">
            <text:p>0.659531030448678</text:p>
          </table:table-cell>
          <table:table-cell office:value-type="string" calcext:value-type="string">
            <text:p>https://twitter.com/keon1616/status/1607949229171019778</text:p>
          </table:table-cell>
        </table:table-row>
        <table:table-row table:style-name="ro1">
          <table:table-cell office:value-type="string" calcext:value-type="string">
            <text:p>input/data_formal_20240530-1342/meme/Clothina1_20230126T072911/0.jpg</text:p>
          </table:table-cell>
          <table:table-cell office:value-type="string" calcext:value-type="string">
            <text:p>Pattern 6</text:p>
          </table:table-cell>
          <table:table-cell office:value-type="float" office:value="0.917561428857302" calcext:value-type="float">
            <text:p>0.917561428857302</text:p>
          </table:table-cell>
          <table:table-cell office:value-type="float" office:value="0.141987003604623" calcext:value-type="float">
            <text:p>0.141987003604623</text:p>
          </table:table-cell>
          <table:table-cell office:value-type="float" office:value="0.447150733632033" calcext:value-type="float">
            <text:p>0.447150733632033</text:p>
          </table:table-cell>
          <table:table-cell office:value-type="string" calcext:value-type="string">
            <text:p>https://twitter.com/PadmiSinaga/status/1618646125942276096</text:p>
          </table:table-cell>
        </table:table-row>
        <table:table-row table:style-name="ro1">
          <table:table-cell office:value-type="string" calcext:value-type="string">
            <text:p>input/data_formal_20240530-1342/meme/ClumsyRush_20210402T142000/0.jpg</text:p>
          </table:table-cell>
          <table:table-cell office:value-type="string" calcext:value-type="string">
            <text:p>Pattern 1</text:p>
          </table:table-cell>
          <table:table-cell office:value-type="float" office:value="0.910309443753142" calcext:value-type="float">
            <text:p>0.910309443753142</text:p>
          </table:table-cell>
          <table:table-cell office:value-type="float" office:value="0.191513413418376" calcext:value-type="float">
            <text:p>0.191513413418376</text:p>
          </table:table-cell>
          <table:table-cell office:value-type="float" office:value="0.26898903744319" calcext:value-type="float">
            <text:p>0.26898903744319</text:p>
          </table:table-cell>
          <table:table-cell office:value-type="string" calcext:value-type="string">
            <text:p>https://twitter.com/ZdenekDolezal/status/1607938495821094912</text:p>
          </table:table-cell>
        </table:table-row>
        <table:table-row table:style-name="ro1">
          <table:table-cell office:value-type="string" calcext:value-type="string">
            <text:p>input/data_formal_20240530-1342/meme/ClutchLux_20230103T132246/0.jpg</text:p>
          </table:table-cell>
          <table:table-cell office:value-type="string" calcext:value-type="string">
            <text:p>Pattern 6</text:p>
          </table:table-cell>
          <table:table-cell office:value-type="float" office:value="0.905786000038808" calcext:value-type="float">
            <text:p>0.905786000038808</text:p>
          </table:table-cell>
          <table:table-cell office:value-type="float" office:value="0.171658434177165" calcext:value-type="float">
            <text:p>0.171658434177165</text:p>
          </table:table-cell>
          <table:table-cell office:value-type="float" office:value="0.339408541485426" calcext:value-type="float">
            <text:p>0.339408541485426</text:p>
          </table:table-cell>
          <table:table-cell office:value-type="string" calcext:value-type="string">
            <text:p>https://twitter.com/GamerGirlSAO/status/1610972682048229382</text:p>
          </table:table-cell>
        </table:table-row>
        <table:table-row table:style-name="ro1">
          <table:table-cell office:value-type="string" calcext:value-type="string">
            <text:p>input/data_formal_20240530-1342/meme/CMMofAmerica_20221228T034547/0.jpg</text:p>
          </table:table-cell>
          <table:table-cell office:value-type="string" calcext:value-type="string">
            <text:p>Pattern 6</text:p>
          </table:table-cell>
          <table:table-cell office:value-type="float" office:value="0.92666555361772" calcext:value-type="float">
            <text:p>0.92666555361772</text:p>
          </table:table-cell>
          <table:table-cell office:value-type="float" office:value="0.169378111631511" calcext:value-type="float">
            <text:p>0.169378111631511</text:p>
          </table:table-cell>
          <table:table-cell office:value-type="float" office:value="0.358795575822043" calcext:value-type="float">
            <text:p>0.358795575822043</text:p>
          </table:table-cell>
          <table:table-cell office:value-type="string" calcext:value-type="string">
            <text:p>https://twitter.com/CMMofAmerica/status/1607945882556850176</text:p>
          </table:table-cell>
        </table:table-row>
        <table:table-row table:style-name="ro1">
          <table:table-cell office:value-type="string" calcext:value-type="string">
            <text:p>input/data_formal_20240530-1342/meme/coachneok_20230109T115534/0.jpg</text:p>
          </table:table-cell>
          <table:table-cell office:value-type="string" calcext:value-type="string">
            <text:p>Pattern 1</text:p>
          </table:table-cell>
          <table:table-cell office:value-type="float" office:value="0.972287509208249" calcext:value-type="float">
            <text:p>0.972287509208249</text:p>
          </table:table-cell>
          <table:table-cell office:value-type="float" office:value="0.170190564663102" calcext:value-type="float">
            <text:p>0.170190564663102</text:p>
          </table:table-cell>
          <table:table-cell office:value-type="float" office:value="0.212259666595775" calcext:value-type="float">
            <text:p>0.212259666595775</text:p>
          </table:table-cell>
          <table:table-cell office:value-type="string" calcext:value-type="string">
            <text:p>https://twitter.com/frogswithshoes1/status/1613302931029196801</text:p>
          </table:table-cell>
        </table:table-row>
        <table:table-row table:style-name="ro1">
          <table:table-cell office:value-type="string" calcext:value-type="string">
            <text:p>input/data_formal_20240530-1342/meme/CobrettiBoss_20221228T175303/0.jpg</text:p>
          </table:table-cell>
          <table:table-cell office:value-type="string" calcext:value-type="string">
            <text:p>Pattern 1</text:p>
          </table:table-cell>
          <table:table-cell office:value-type="float" office:value="0.891735212136191" calcext:value-type="float">
            <text:p>0.891735212136191</text:p>
          </table:table-cell>
          <table:table-cell office:value-type="float" office:value="0.207330911126912" calcext:value-type="float">
            <text:p>0.207330911126912</text:p>
          </table:table-cell>
          <table:table-cell office:value-type="float" office:value="0.174371002210348" calcext:value-type="float">
            <text:p>0.174371002210348</text:p>
          </table:table-cell>
          <table:table-cell office:value-type="string" calcext:value-type="string">
            <text:p>https://twitter.com/CobrettiBoss/status/1608159104349896706</text:p>
          </table:table-cell>
        </table:table-row>
        <table:table-row table:style-name="ro1">
          <table:table-cell office:value-type="string" calcext:value-type="string">
            <text:p>input/data_formal_20240530-1342/meme/CobrettiBoss_20221228T175508/0.jpg</text:p>
          </table:table-cell>
          <table:table-cell office:value-type="string" calcext:value-type="string">
            <text:p>Pattern 3</text:p>
          </table:table-cell>
          <table:table-cell office:value-type="float" office:value="0.977838566231744" calcext:value-type="float">
            <text:p>0.977838566231744</text:p>
          </table:table-cell>
          <table:table-cell office:value-type="float" office:value="0.121127346372255" calcext:value-type="float">
            <text:p>0.121127346372255</text:p>
          </table:table-cell>
          <table:table-cell office:value-type="float" office:value="0.438489104797829" calcext:value-type="float">
            <text:p>0.438489104797829</text:p>
          </table:table-cell>
          <table:table-cell office:value-type="string" calcext:value-type="string">
            <text:p>https://twitter.com/CobrettiBoss/status/1608159631578218496</text:p>
          </table:table-cell>
        </table:table-row>
        <table:table-row table:style-name="ro1">
          <table:table-cell office:value-type="string" calcext:value-type="string">
            <text:p>input/data_formal_20240530-1342/meme/CobrettiBoss_20230104T043605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CobrettiBoss/status/1610495257732386817</text:p>
          </table:table-cell>
        </table:table-row>
        <table:table-row table:style-name="ro1">
          <table:table-cell office:value-type="string" calcext:value-type="string">
            <text:p>input/data_formal_20240530-1342/meme/CobrettiBoss_20230104T043605/1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CobrettiBoss/status/1610495257732386817</text:p>
          </table:table-cell>
        </table:table-row>
        <table:table-row table:style-name="ro1">
          <table:table-cell office:value-type="string" calcext:value-type="string">
            <text:p>input/data_formal_20240530-1342/meme/CobrettiBoss_20230104T043605/2.jpg</text:p>
          </table:table-cell>
          <table:table-cell office:value-type="string" calcext:value-type="string">
            <text:p>Pattern 3</text:p>
          </table:table-cell>
          <table:table-cell office:value-type="float" office:value="0.928855956191714" calcext:value-type="float">
            <text:p>0.928855956191714</text:p>
          </table:table-cell>
          <table:table-cell office:value-type="float" office:value="0.122005915819163" calcext:value-type="float">
            <text:p>0.122005915819163</text:p>
          </table:table-cell>
          <table:table-cell office:value-type="float" office:value="0.483390512429414" calcext:value-type="float">
            <text:p>0.483390512429414</text:p>
          </table:table-cell>
          <table:table-cell office:value-type="string" calcext:value-type="string">
            <text:p>https://twitter.com/CobrettiBoss/status/1610495257732386817</text:p>
          </table:table-cell>
        </table:table-row>
        <table:table-row table:style-name="ro1">
          <table:table-cell office:value-type="string" calcext:value-type="string">
            <text:p>input/data_formal_20240530-1342/meme/codekingind_20230226T043000/0.jpg</text:p>
          </table:table-cell>
          <table:table-cell office:value-type="string" calcext:value-type="string">
            <text:p>Pattern 4</text:p>
          </table:table-cell>
          <table:table-cell office:value-type="float" office:value="0.871328964276487" calcext:value-type="float">
            <text:p>0.871328964276487</text:p>
          </table:table-cell>
          <table:table-cell office:value-type="float" office:value="0.0890774552263869" calcext:value-type="float">
            <text:p>0.0890774552263869</text:p>
          </table:table-cell>
          <table:table-cell office:value-type="float" office:value="0.655478588419835" calcext:value-type="float">
            <text:p>0.655478588419835</text:p>
          </table:table-cell>
          <table:table-cell office:value-type="string" calcext:value-type="string">
            <text:p>https://twitter.com/codekingind/status/1629700282501459969</text:p>
          </table:table-cell>
        </table:table-row>
        <table:table-row table:style-name="ro1">
          <table:table-cell office:value-type="string" calcext:value-type="string">
            <text:p>input/data_formal_20240530-1342/meme/CodenameItalian_20230202T015025/0.jpg</text:p>
          </table:table-cell>
          <table:table-cell office:value-type="string" calcext:value-type="string">
            <text:p>Pattern 1</text:p>
          </table:table-cell>
          <table:table-cell office:value-type="float" office:value="0.94441414009925" calcext:value-type="float">
            <text:p>0.94441414009925</text:p>
          </table:table-cell>
          <table:table-cell office:value-type="float" office:value="0.0743453300250493" calcext:value-type="float">
            <text:p>0.0743453300250493</text:p>
          </table:table-cell>
          <table:table-cell office:value-type="float" office:value="0.201043829614243" calcext:value-type="float">
            <text:p>0.201043829614243</text:p>
          </table:table-cell>
          <table:table-cell office:value-type="string" calcext:value-type="string">
            <text:p>https://twitter.com/CodenameItalian/status/1620962813744418818</text:p>
          </table:table-cell>
        </table:table-row>
        <table:table-row table:style-name="ro1">
          <table:table-cell office:value-type="string" calcext:value-type="string">
            <text:p>input/data_formal_20240530-1342/meme/coding_scholar_20221228T052637/0.jpg</text:p>
          </table:table-cell>
          <table:table-cell office:value-type="string" calcext:value-type="string">
            <text:p>Pattern 3</text:p>
          </table:table-cell>
          <table:table-cell office:value-type="float" office:value="0.904929923310342" calcext:value-type="float">
            <text:p>0.904929923310342</text:p>
          </table:table-cell>
          <table:table-cell office:value-type="float" office:value="0.100798906377594" calcext:value-type="float">
            <text:p>0.100798906377594</text:p>
          </table:table-cell>
          <table:table-cell office:value-type="float" office:value="0.54443918946235" calcext:value-type="float">
            <text:p>0.54443918946235</text:p>
          </table:table-cell>
          <table:table-cell office:value-type="string" calcext:value-type="string">
            <text:p>https://twitter.com/coding_scholar/status/1607971258611957760</text:p>
          </table:table-cell>
        </table:table-row>
        <table:table-row table:style-name="ro1">
          <table:table-cell office:value-type="string" calcext:value-type="string">
            <text:p>input/data_formal_20240530-1342/meme/coding_scholar_20221228T052637/1.jpg</text:p>
          </table:table-cell>
          <table:table-cell office:value-type="string" calcext:value-type="string">
            <text:p>Pattern 3</text:p>
          </table:table-cell>
          <table:table-cell office:value-type="float" office:value="0.841942157825089" calcext:value-type="float">
            <text:p>0.841942157825089</text:p>
          </table:table-cell>
          <table:table-cell office:value-type="float" office:value="0.0724445947008494" calcext:value-type="float">
            <text:p>0.0724445947008494</text:p>
          </table:table-cell>
          <table:table-cell office:value-type="float" office:value="0.524352649262136" calcext:value-type="float">
            <text:p>0.524352649262136</text:p>
          </table:table-cell>
          <table:table-cell office:value-type="string" calcext:value-type="string">
            <text:p>https://twitter.com/coding_scholar/status/1607971258611957760</text:p>
          </table:table-cell>
        </table:table-row>
        <table:table-row table:style-name="ro1">
          <table:table-cell office:value-type="string" calcext:value-type="string">
            <text:p>input/data_formal_20240530-1342/meme/coding_scholar_20221228T052637/2.jpg</text:p>
          </table:table-cell>
          <table:table-cell office:value-type="string" calcext:value-type="string">
            <text:p>Pattern 3</text:p>
          </table:table-cell>
          <table:table-cell office:value-type="float" office:value="0.862172528300966" calcext:value-type="float">
            <text:p>0.862172528300966</text:p>
          </table:table-cell>
          <table:table-cell office:value-type="float" office:value="0.0417033547874498" calcext:value-type="float">
            <text:p>0.0417033547874498</text:p>
          </table:table-cell>
          <table:table-cell office:value-type="float" office:value="0.630063765466164" calcext:value-type="float">
            <text:p>0.630063765466164</text:p>
          </table:table-cell>
          <table:table-cell office:value-type="string" calcext:value-type="string">
            <text:p>https://twitter.com/coding_scholar/status/1607971258611957760</text:p>
          </table:table-cell>
        </table:table-row>
        <table:table-row table:style-name="ro1">
          <table:table-cell office:value-type="string" calcext:value-type="string">
            <text:p>input/data_formal_20240530-1342/meme/coding_scholar_20221228T052637/3.jpg</text:p>
          </table:table-cell>
          <table:table-cell office:value-type="string" calcext:value-type="string">
            <text:p>Pattern 3</text:p>
          </table:table-cell>
          <table:table-cell office:value-type="float" office:value="0.890920870451221" calcext:value-type="float">
            <text:p>0.890920870451221</text:p>
          </table:table-cell>
          <table:table-cell office:value-type="float" office:value="0.129757241021466" calcext:value-type="float">
            <text:p>0.129757241021466</text:p>
          </table:table-cell>
          <table:table-cell office:value-type="float" office:value="0.511942320834783" calcext:value-type="float">
            <text:p>0.511942320834783</text:p>
          </table:table-cell>
          <table:table-cell office:value-type="string" calcext:value-type="string">
            <text:p>https://twitter.com/coding_scholar/status/1607971258611957760</text:p>
          </table:table-cell>
        </table:table-row>
        <table:table-row table:style-name="ro1">
          <table:table-cell office:value-type="string" calcext:value-type="string">
            <text:p>input/data_formal_20240530-1342/meme/coin_gabbar_20230104T130508/0.jpg</text:p>
          </table:table-cell>
          <table:table-cell office:value-type="string" calcext:value-type="string">
            <text:p>Pattern 6</text:p>
          </table:table-cell>
          <table:table-cell office:value-type="float" office:value="0.957084755015007" calcext:value-type="float">
            <text:p>0.957084755015007</text:p>
          </table:table-cell>
          <table:table-cell office:value-type="float" office:value="0.163317020331838" calcext:value-type="float">
            <text:p>0.163317020331838</text:p>
          </table:table-cell>
          <table:table-cell office:value-type="float" office:value="0.36494581639404" calcext:value-type="float">
            <text:p>0.36494581639404</text:p>
          </table:table-cell>
          <table:table-cell office:value-type="string" calcext:value-type="string">
            <text:p>https://twitter.com/ozielogde21/status/1610949281862524928</text:p>
          </table:table-cell>
        </table:table-row>
        <table:table-row table:style-name="ro1">
          <table:table-cell office:value-type="string" calcext:value-type="string">
            <text:p>input/data_formal_20240530-1342/meme/coin_gabbar_20230105T173030/0.jpg</text:p>
          </table:table-cell>
          <table:table-cell office:value-type="string" calcext:value-type="string">
            <text:p>Pattern 6</text:p>
          </table:table-cell>
          <table:table-cell office:value-type="float" office:value="0.908125102592346" calcext:value-type="float">
            <text:p>0.908125102592346</text:p>
          </table:table-cell>
          <table:table-cell office:value-type="float" office:value="0.178362610141897" calcext:value-type="float">
            <text:p>0.178362610141897</text:p>
          </table:table-cell>
          <table:table-cell office:value-type="float" office:value="0.43639762978453" calcext:value-type="float">
            <text:p>0.43639762978453</text:p>
          </table:table-cell>
          <table:table-cell office:value-type="string" calcext:value-type="string">
            <text:p>https://twitter.com/AirdropTakeover/status/1611224058133094400</text:p>
          </table:table-cell>
        </table:table-row>
        <table:table-row table:style-name="ro1">
          <table:table-cell office:value-type="string" calcext:value-type="string">
            <text:p>input/data_formal_20240530-1342/meme/coin_gabbar_20230130T163000/0.jpg</text:p>
          </table:table-cell>
          <table:table-cell office:value-type="string" calcext:value-type="string">
            <text:p>Pattern 6</text:p>
          </table:table-cell>
          <table:table-cell office:value-type="float" office:value="0.850738084444335" calcext:value-type="float">
            <text:p>0.850738084444335</text:p>
          </table:table-cell>
          <table:table-cell office:value-type="float" office:value="0.240931155090255" calcext:value-type="float">
            <text:p>0.240931155090255</text:p>
          </table:table-cell>
          <table:table-cell office:value-type="float" office:value="0.758420486877772" calcext:value-type="float">
            <text:p>0.758420486877772</text:p>
          </table:table-cell>
          <table:table-cell office:value-type="string" calcext:value-type="string">
            <text:p>https://twitter.com/sanskar_ranka/status/1621017912642531330</text:p>
          </table:table-cell>
        </table:table-row>
        <table:table-row table:style-name="ro1">
          <table:table-cell office:value-type="string" calcext:value-type="string">
            <text:p>input/data_formal_20240530-1342/meme/coin_gabbar_20230131T163800/0.jpg</text:p>
          </table:table-cell>
          <table:table-cell office:value-type="string" calcext:value-type="string">
            <text:p>Pattern 6</text:p>
          </table:table-cell>
          <table:table-cell office:value-type="float" office:value="0.897844297723664" calcext:value-type="float">
            <text:p>0.897844297723664</text:p>
          </table:table-cell>
          <table:table-cell office:value-type="float" office:value="0.122364726550577" calcext:value-type="float">
            <text:p>0.122364726550577</text:p>
          </table:table-cell>
          <table:table-cell office:value-type="float" office:value="0.642301210684051" calcext:value-type="float">
            <text:p>0.642301210684051</text:p>
          </table:table-cell>
          <table:table-cell office:value-type="string" calcext:value-type="string">
            <text:p>https://twitter.com/sanskar_ranka/status/1621017494386536448</text:p>
          </table:table-cell>
        </table:table-row>
        <table:table-row table:style-name="ro1">
          <table:table-cell office:value-type="string" calcext:value-type="string">
            <text:p>input/data_formal_20240530-1342/meme/Coinexmemes_20230204T132305/0.jpg</text:p>
          </table:table-cell>
          <table:table-cell office:value-type="string" calcext:value-type="string">
            <text:p>Pattern 6</text:p>
          </table:table-cell>
          <table:table-cell office:value-type="float" office:value="0.855158110734663" calcext:value-type="float">
            <text:p>0.855158110734663</text:p>
          </table:table-cell>
          <table:table-cell office:value-type="float" office:value="0.221521962732764" calcext:value-type="float">
            <text:p>0.221521962732764</text:p>
          </table:table-cell>
          <table:table-cell office:value-type="float" office:value="0.509763923459554" calcext:value-type="float">
            <text:p>0.509763923459554</text:p>
          </table:table-cell>
          <table:table-cell office:value-type="string" calcext:value-type="string">
            <text:p>https://twitter.com/nftmemesdaily/status/1622628222839005184</text:p>
          </table:table-cell>
        </table:table-row>
        <table:table-row table:style-name="ro1">
          <table:table-cell office:value-type="string" calcext:value-type="string">
            <text:p>input/data_formal_20240530-1342/meme/CoinstoreExc_20230323T035928/0.jpg</text:p>
          </table:table-cell>
          <table:table-cell office:value-type="string" calcext:value-type="string">
            <text:p>Pattern 6</text:p>
          </table:table-cell>
          <table:table-cell office:value-type="float" office:value="0.877472839161344" calcext:value-type="float">
            <text:p>0.877472839161344</text:p>
          </table:table-cell>
          <table:table-cell office:value-type="float" office:value="0.222934902630878" calcext:value-type="float">
            <text:p>0.222934902630878</text:p>
          </table:table-cell>
          <table:table-cell office:value-type="float" office:value="0.50781106511066" calcext:value-type="float">
            <text:p>0.50781106511066</text:p>
          </table:table-cell>
          <table:table-cell office:value-type="string" calcext:value-type="string">
            <text:p>https://twitter.com/CoinstoreExc/status/1638752294165684227</text:p>
          </table:table-cell>
        </table:table-row>
        <table:table-row table:style-name="ro1">
          <table:table-cell office:value-type="string" calcext:value-type="string">
            <text:p>input/data_formal_20240530-1342/meme/ComearthHQ_20230206T123237/0.jpg</text:p>
          </table:table-cell>
          <table:table-cell office:value-type="string" calcext:value-type="string">
            <text:p>Pattern 1</text:p>
          </table:table-cell>
          <table:table-cell office:value-type="float" office:value="0.959184934979349" calcext:value-type="float">
            <text:p>0.959184934979349</text:p>
          </table:table-cell>
          <table:table-cell office:value-type="float" office:value="0.131470895172081" calcext:value-type="float">
            <text:p>0.131470895172081</text:p>
          </table:table-cell>
          <table:table-cell office:value-type="float" office:value="0.304460667064892" calcext:value-type="float">
            <text:p>0.304460667064892</text:p>
          </table:table-cell>
          <table:table-cell office:value-type="string" calcext:value-type="string">
            <text:p>https://twitter.com/RendCadarn/status/1622590523348320257</text:p>
          </table:table-cell>
        </table:table-row>
        <table:table-row table:style-name="ro1">
          <table:table-cell office:value-type="string" calcext:value-type="string">
            <text:p>input/data_formal_20240530-1342/meme/comedycrypto1_20230105T103033/0.jpg</text:p>
          </table:table-cell>
          <table:table-cell office:value-type="string" calcext:value-type="string">
            <text:p>Pattern 3</text:p>
          </table:table-cell>
          <table:table-cell office:value-type="float" office:value="0.941580224271052" calcext:value-type="float">
            <text:p>0.941580224271052</text:p>
          </table:table-cell>
          <table:table-cell office:value-type="float" office:value="0.244809606992306" calcext:value-type="float">
            <text:p>0.244809606992306</text:p>
          </table:table-cell>
          <table:table-cell office:value-type="float" office:value="0.365834571845027" calcext:value-type="float">
            <text:p>0.365834571845027</text:p>
          </table:table-cell>
          <table:table-cell office:value-type="string" calcext:value-type="string">
            <text:p>https://twitter.com/comedycrypto1/status/1611244967959183362</text:p>
          </table:table-cell>
        </table:table-row>
        <table:table-row table:style-name="ro1">
          <table:table-cell office:value-type="string" calcext:value-type="string">
            <text:p>input/data_formal_20240530-1342/meme/CompuSouk_20230202T043000/0.jpg</text:p>
          </table:table-cell>
          <table:table-cell office:value-type="string" calcext:value-type="string">
            <text:p>Pattern 6</text:p>
          </table:table-cell>
          <table:table-cell office:value-type="float" office:value="1.02738751007402" calcext:value-type="float">
            <text:p>1.02738751007402</text:p>
          </table:table-cell>
          <table:table-cell office:value-type="float" office:value="0.127585579801294" calcext:value-type="float">
            <text:p>0.127585579801294</text:p>
          </table:table-cell>
          <table:table-cell office:value-type="float" office:value="0.53683084115651" calcext:value-type="float">
            <text:p>0.53683084115651</text:p>
          </table:table-cell>
          <table:table-cell office:value-type="string" calcext:value-type="string">
            <text:p>https://twitter.com/CompuSouk/status/1621002974825684992</text:p>
          </table:table-cell>
        </table:table-row>
        <table:table-row table:style-name="ro1">
          <table:table-cell office:value-type="string" calcext:value-type="string">
            <text:p>input/data_formal_20240530-1342/meme/coolaise21_20230201T154410/0.jpg</text:p>
          </table:table-cell>
          <table:table-cell office:value-type="string" calcext:value-type="string">
            <text:p>Pattern 3</text:p>
          </table:table-cell>
          <table:table-cell office:value-type="float" office:value="0.841054481788601" calcext:value-type="float">
            <text:p>0.841054481788601</text:p>
          </table:table-cell>
          <table:table-cell office:value-type="float" office:value="0.272551171407829" calcext:value-type="float">
            <text:p>0.272551171407829</text:p>
          </table:table-cell>
          <table:table-cell office:value-type="float" office:value="0.501476321875005" calcext:value-type="float">
            <text:p>0.501476321875005</text:p>
          </table:table-cell>
          <table:table-cell office:value-type="string" calcext:value-type="string">
            <text:p>https://twitter.com/MARCROSMMM14/status/1620975384425828352</text:p>
          </table:table-cell>
        </table:table-row>
        <table:table-row table:style-name="ro1">
          <table:table-cell office:value-type="string" calcext:value-type="string">
            <text:p>input/data_formal_20240530-1342/meme/CoreTechies_20230202T050550/0.jpg</text:p>
          </table:table-cell>
          <table:table-cell office:value-type="string" calcext:value-type="string">
            <text:p>Pattern 4</text:p>
          </table:table-cell>
          <table:table-cell office:value-type="float" office:value="0.863777619233977" calcext:value-type="float">
            <text:p>0.863777619233977</text:p>
          </table:table-cell>
          <table:table-cell office:value-type="float" office:value="0.0779654791970769" calcext:value-type="float">
            <text:p>0.0779654791970769</text:p>
          </table:table-cell>
          <table:table-cell office:value-type="float" office:value="0.651532995235812" calcext:value-type="float">
            <text:p>0.651532995235812</text:p>
          </table:table-cell>
          <table:table-cell office:value-type="string" calcext:value-type="string">
            <text:p>https://twitter.com/CoreTechies/status/1621011991640043521</text:p>
          </table:table-cell>
        </table:table-row>
        <table:table-row table:style-name="ro1">
          <table:table-cell office:value-type="string" calcext:value-type="string">
            <text:p>input/data_formal_20240530-1342/meme/CormioClaudia_20230105T124414/0.jpg</text:p>
          </table:table-cell>
          <table:table-cell office:value-type="string" calcext:value-type="string">
            <text:p>Pattern 1</text:p>
          </table:table-cell>
          <table:table-cell office:value-type="float" office:value="0.922019856316688" calcext:value-type="float">
            <text:p>0.922019856316688</text:p>
          </table:table-cell>
          <table:table-cell office:value-type="float" office:value="0.188195138987583" calcext:value-type="float">
            <text:p>0.188195138987583</text:p>
          </table:table-cell>
          <table:table-cell office:value-type="float" office:value="0.289115389068243" calcext:value-type="float">
            <text:p>0.289115389068243</text:p>
          </table:table-cell>
          <table:table-cell office:value-type="string" calcext:value-type="string">
            <text:p>https://twitter.com/CormioClaudia/status/1610980493301792769</text:p>
          </table:table-cell>
        </table:table-row>
        <table:table-row table:style-name="ro1">
          <table:table-cell office:value-type="string" calcext:value-type="string">
            <text:p>input/data_formal_20240530-1342/meme/Corpse_9999_20221228T054402/0.jpg</text:p>
          </table:table-cell>
          <table:table-cell office:value-type="string" calcext:value-type="string">
            <text:p>Pattern 1</text:p>
          </table:table-cell>
          <table:table-cell office:value-type="float" office:value="0.935626996835175" calcext:value-type="float">
            <text:p>0.935626996835175</text:p>
          </table:table-cell>
          <table:table-cell office:value-type="float" office:value="0.236140626960836" calcext:value-type="float">
            <text:p>0.236140626960836</text:p>
          </table:table-cell>
          <table:table-cell office:value-type="float" office:value="0.348057121162928" calcext:value-type="float">
            <text:p>0.348057121162928</text:p>
          </table:table-cell>
          <table:table-cell office:value-type="string" calcext:value-type="string">
            <text:p>https://twitter.com/Corpse_9999/status/1607975640199991297</text:p>
          </table:table-cell>
        </table:table-row>
        <table:table-row table:style-name="ro1">
          <table:table-cell office:value-type="string" calcext:value-type="string">
            <text:p>input/data_formal_20240530-1342/meme/cr16_pramod_20230322T173632/0.jpg</text:p>
          </table:table-cell>
          <table:table-cell office:value-type="string" calcext:value-type="string">
            <text:p>Pattern 3</text:p>
          </table:table-cell>
          <table:table-cell office:value-type="float" office:value="0.887263477371915" calcext:value-type="float">
            <text:p>0.887263477371915</text:p>
          </table:table-cell>
          <table:table-cell office:value-type="float" office:value="0.0508237825052302" calcext:value-type="float">
            <text:p>0.0508237825052302</text:p>
          </table:table-cell>
          <table:table-cell office:value-type="float" office:value="0.584871260634799" calcext:value-type="float">
            <text:p>0.584871260634799</text:p>
          </table:table-cell>
          <table:table-cell office:value-type="string" calcext:value-type="string">
            <text:p>https://twitter.com/cr16_pramod/status/1638595527741964288</text:p>
          </table:table-cell>
        </table:table-row>
        <table:table-row table:style-name="ro1">
          <table:table-cell office:value-type="string" calcext:value-type="string">
            <text:p>input/data_formal_20240530-1342/meme/CrabDiving_20230120T233511/0.jpg</text:p>
          </table:table-cell>
          <table:table-cell office:value-type="string" calcext:value-type="string">
            <text:p>Pattern 1</text:p>
          </table:table-cell>
          <table:table-cell office:value-type="float" office:value="0.994496811594413" calcext:value-type="float">
            <text:p>0.994496811594413</text:p>
          </table:table-cell>
          <table:table-cell office:value-type="float" office:value="0.250236251805758" calcext:value-type="float">
            <text:p>0.250236251805758</text:p>
          </table:table-cell>
          <table:table-cell office:value-type="float" office:value="0.202900343131316" calcext:value-type="float">
            <text:p>0.202900343131316</text:p>
          </table:table-cell>
          <table:table-cell office:value-type="string" calcext:value-type="string">
            <text:p>https://twitter.com/CrabDiving/status/1616580125234954240</text:p>
          </table:table-cell>
        </table:table-row>
        <table:table-row table:style-name="ro1">
          <table:table-cell office:value-type="string" calcext:value-type="string">
            <text:p>input/data_formal_20240530-1342/meme/craiyonAI_20230322T174708/0.jpg</text:p>
          </table:table-cell>
          <table:table-cell office:value-type="string" calcext:value-type="string">
            <text:p>Pattern 3</text:p>
          </table:table-cell>
          <table:table-cell office:value-type="float" office:value="0.940971138011723" calcext:value-type="float">
            <text:p>0.940971138011723</text:p>
          </table:table-cell>
          <table:table-cell office:value-type="float" office:value="0.232567116331438" calcext:value-type="float">
            <text:p>0.232567116331438</text:p>
          </table:table-cell>
          <table:table-cell office:value-type="float" office:value="0.484390582878882" calcext:value-type="float">
            <text:p>0.484390582878882</text:p>
          </table:table-cell>
          <table:table-cell office:value-type="string" calcext:value-type="string">
            <text:p>https://twitter.com/craiyonAI/status/1638598195017048067</text:p>
          </table:table-cell>
        </table:table-row>
        <table:table-row table:style-name="ro1">
          <table:table-cell office:value-type="string" calcext:value-type="string">
            <text:p>input/data_formal_20240530-1342/meme/Crappy_Pantz_20230206T121719/0.jpg</text:p>
          </table:table-cell>
          <table:table-cell office:value-type="string" calcext:value-type="string">
            <text:p>Pattern 1</text:p>
          </table:table-cell>
          <table:table-cell office:value-type="float" office:value="0.945458628452659" calcext:value-type="float">
            <text:p>0.945458628452659</text:p>
          </table:table-cell>
          <table:table-cell office:value-type="float" office:value="0.113966129427271" calcext:value-type="float">
            <text:p>0.113966129427271</text:p>
          </table:table-cell>
          <table:table-cell office:value-type="float" office:value="0.209888656515336" calcext:value-type="float">
            <text:p>0.209888656515336</text:p>
          </table:table-cell>
          <table:table-cell office:value-type="string" calcext:value-type="string">
            <text:p>https://twitter.com/hickoryducc/status/1622570454081994752</text:p>
          </table:table-cell>
        </table:table-row>
        <table:table-row table:style-name="ro1">
          <table:table-cell office:value-type="string" calcext:value-type="string">
            <text:p>input/data_formal_20240530-1342/meme/Crappy_Pantz_20230206T121719/1.jpg</text:p>
          </table:table-cell>
          <table:table-cell office:value-type="string" calcext:value-type="string">
            <text:p>Pattern 1</text:p>
          </table:table-cell>
          <table:table-cell office:value-type="float" office:value="0.894179992731463" calcext:value-type="float">
            <text:p>0.894179992731463</text:p>
          </table:table-cell>
          <table:table-cell office:value-type="float" office:value="0.184574872984253" calcext:value-type="float">
            <text:p>0.184574872984253</text:p>
          </table:table-cell>
          <table:table-cell office:value-type="float" office:value="0.317478692080367" calcext:value-type="float">
            <text:p>0.317478692080367</text:p>
          </table:table-cell>
          <table:table-cell office:value-type="string" calcext:value-type="string">
            <text:p>https://twitter.com/hickoryducc/status/1622570454081994752</text:p>
          </table:table-cell>
        </table:table-row>
        <table:table-row table:style-name="ro1">
          <table:table-cell office:value-type="string" calcext:value-type="string">
            <text:p>input/data_formal_20240530-1342/meme/Crappy_Pantz_20230206T121719/2.jpg</text:p>
          </table:table-cell>
          <table:table-cell office:value-type="string" calcext:value-type="string">
            <text:p>Pattern 1</text:p>
          </table:table-cell>
          <table:table-cell office:value-type="float" office:value="0.904992471639876" calcext:value-type="float">
            <text:p>0.904992471639876</text:p>
          </table:table-cell>
          <table:table-cell office:value-type="float" office:value="0.21986207612565" calcext:value-type="float">
            <text:p>0.21986207612565</text:p>
          </table:table-cell>
          <table:table-cell office:value-type="float" office:value="0.22466283444374" calcext:value-type="float">
            <text:p>0.22466283444374</text:p>
          </table:table-cell>
          <table:table-cell office:value-type="string" calcext:value-type="string">
            <text:p>https://twitter.com/hickoryducc/status/1622570454081994752</text:p>
          </table:table-cell>
        </table:table-row>
        <table:table-row table:style-name="ro1">
          <table:table-cell office:value-type="string" calcext:value-type="string">
            <text:p>input/data_formal_20240530-1342/meme/Crappy_Pantz_20230206T121719/3.jpg</text:p>
          </table:table-cell>
          <table:table-cell office:value-type="string" calcext:value-type="string">
            <text:p>Pattern 1</text:p>
          </table:table-cell>
          <table:table-cell office:value-type="float" office:value="0.914023775777609" calcext:value-type="float">
            <text:p>0.914023775777609</text:p>
          </table:table-cell>
          <table:table-cell office:value-type="float" office:value="0.11548823441586" calcext:value-type="float">
            <text:p>0.11548823441586</text:p>
          </table:table-cell>
          <table:table-cell office:value-type="float" office:value="0.154262475779592" calcext:value-type="float">
            <text:p>0.154262475779592</text:p>
          </table:table-cell>
          <table:table-cell office:value-type="string" calcext:value-type="string">
            <text:p>https://twitter.com/hickoryducc/status/1622570454081994752</text:p>
          </table:table-cell>
        </table:table-row>
        <table:table-row table:style-name="ro1">
          <table:table-cell office:value-type="string" calcext:value-type="string">
            <text:p>input/data_formal_20240530-1342/meme/cre8meme_20230105T101509/0.jpg</text:p>
          </table:table-cell>
          <table:table-cell office:value-type="string" calcext:value-type="string">
            <text:p>Pattern 6</text:p>
          </table:table-cell>
          <table:table-cell office:value-type="float" office:value="0.949808472657876" calcext:value-type="float">
            <text:p>0.949808472657876</text:p>
          </table:table-cell>
          <table:table-cell office:value-type="float" office:value="0.213449716603917" calcext:value-type="float">
            <text:p>0.213449716603917</text:p>
          </table:table-cell>
          <table:table-cell office:value-type="float" office:value="0.357048954317731" calcext:value-type="float">
            <text:p>0.357048954317731</text:p>
          </table:table-cell>
          <table:table-cell office:value-type="string" calcext:value-type="string">
            <text:p>https://twitter.com/cre8meme/status/1610942974409441281</text:p>
          </table:table-cell>
        </table:table-row>
        <table:table-row table:style-name="ro1">
          <table:table-cell office:value-type="string" calcext:value-type="string">
            <text:p>input/data_formal_20240530-1342/meme/CreationsMed_20230201T225035/0.jpg</text:p>
          </table:table-cell>
          <table:table-cell office:value-type="string" calcext:value-type="string">
            <text:p>Pattern 1</text:p>
          </table:table-cell>
          <table:table-cell office:value-type="float" office:value="0.935626996835175" calcext:value-type="float">
            <text:p>0.935626996835175</text:p>
          </table:table-cell>
          <table:table-cell office:value-type="float" office:value="0.236140626960836" calcext:value-type="float">
            <text:p>0.236140626960836</text:p>
          </table:table-cell>
          <table:table-cell office:value-type="float" office:value="0.348057121162928" calcext:value-type="float">
            <text:p>0.348057121162928</text:p>
          </table:table-cell>
          <table:table-cell office:value-type="string" calcext:value-type="string">
            <text:p>https://twitter.com/CreationsMed/status/1620917556415528962</text:p>
          </table:table-cell>
        </table:table-row>
        <table:table-row table:style-name="ro1">
          <table:table-cell office:value-type="string" calcext:value-type="string">
            <text:p>input/data_formal_20240530-1342/meme/cricket07ipl_20221228T035939/0.jpg</text:p>
          </table:table-cell>
          <table:table-cell office:value-type="string" calcext:value-type="string">
            <text:p>Pattern 3</text:p>
          </table:table-cell>
          <table:table-cell office:value-type="float" office:value="0.884050223906478" calcext:value-type="float">
            <text:p>0.884050223906478</text:p>
          </table:table-cell>
          <table:table-cell office:value-type="float" office:value="0.1959805850306" calcext:value-type="float">
            <text:p>0.1959805850306</text:p>
          </table:table-cell>
          <table:table-cell office:value-type="float" office:value="0.510262601510207" calcext:value-type="float">
            <text:p>0.510262601510207</text:p>
          </table:table-cell>
          <table:table-cell office:value-type="string" calcext:value-type="string">
            <text:p>https://twitter.com/cricket07ipl/status/1607949374767919104</text:p>
          </table:table-cell>
        </table:table-row>
        <table:table-row table:style-name="ro1">
          <table:table-cell office:value-type="string" calcext:value-type="string">
            <text:p>input/data_formal_20240530-1342/meme/crimetimegames_20230206T110018/0.jpg</text:p>
          </table:table-cell>
          <table:table-cell office:value-type="string" calcext:value-type="string">
            <text:p>Pattern 1</text:p>
          </table:table-cell>
          <table:table-cell office:value-type="float" office:value="0.949731589953995" calcext:value-type="float">
            <text:p>0.949731589953995</text:p>
          </table:table-cell>
          <table:table-cell office:value-type="float" office:value="0.135956442484139" calcext:value-type="float">
            <text:p>0.135956442484139</text:p>
          </table:table-cell>
          <table:table-cell office:value-type="float" office:value="0.181596812608012" calcext:value-type="float">
            <text:p>0.181596812608012</text:p>
          </table:table-cell>
          <table:table-cell office:value-type="string" calcext:value-type="string">
            <text:p>https://twitter.com/crimetimegames/status/1622550748486684673</text:p>
          </table:table-cell>
        </table:table-row>
        <table:table-row table:style-name="ro1">
          <table:table-cell office:value-type="string" calcext:value-type="string">
            <text:p>input/data_formal_20240530-1342/meme/CrimsonPap_20230201T230329/0.jpg</text:p>
          </table:table-cell>
          <table:table-cell office:value-type="string" calcext:value-type="string">
            <text:p>Pattern 1</text:p>
          </table:table-cell>
          <table:table-cell office:value-type="float" office:value="0.914835085643326" calcext:value-type="float">
            <text:p>0.914835085643326</text:p>
          </table:table-cell>
          <table:table-cell office:value-type="float" office:value="0.434753232375371" calcext:value-type="float">
            <text:p>0.434753232375371</text:p>
          </table:table-cell>
          <table:table-cell office:value-type="float" office:value="0.23027126920348" calcext:value-type="float">
            <text:p>0.23027126920348</text:p>
          </table:table-cell>
          <table:table-cell office:value-type="string" calcext:value-type="string">
            <text:p>https://twitter.com/CrimsonPap/status/1620920802387562496</text:p>
          </table:table-cell>
        </table:table-row>
        <table:table-row table:style-name="ro1">
          <table:table-cell office:value-type="string" calcext:value-type="string">
            <text:p>input/data_formal_20240530-1342/meme/Crochetmelovely_20230206T140643/0.jpg</text:p>
          </table:table-cell>
          <table:table-cell office:value-type="string" calcext:value-type="string">
            <text:p>Pattern 6</text:p>
          </table:table-cell>
          <table:table-cell office:value-type="float" office:value="0.909690613510544" calcext:value-type="float">
            <text:p>0.909690613510544</text:p>
          </table:table-cell>
          <table:table-cell office:value-type="float" office:value="0.157017249151249" calcext:value-type="float">
            <text:p>0.157017249151249</text:p>
          </table:table-cell>
          <table:table-cell office:value-type="float" office:value="0.424535187130003" calcext:value-type="float">
            <text:p>0.424535187130003</text:p>
          </table:table-cell>
          <table:table-cell office:value-type="string" calcext:value-type="string">
            <text:p>https://twitter.com/Crochetmelovely/status/1622597660778631169</text:p>
          </table:table-cell>
        </table:table-row>
        <table:table-row table:style-name="ro1">
          <table:table-cell office:value-type="string" calcext:value-type="string">
            <text:p>input/data_formal_20240530-1342/meme/CrossleysCars_20230206T130114/0.jpg</text:p>
          </table:table-cell>
          <table:table-cell office:value-type="string" calcext:value-type="string">
            <text:p>Pattern 1</text:p>
          </table:table-cell>
          <table:table-cell office:value-type="float" office:value="0.905459672153013" calcext:value-type="float">
            <text:p>0.905459672153013</text:p>
          </table:table-cell>
          <table:table-cell office:value-type="float" office:value="0.222282619365204" calcext:value-type="float">
            <text:p>0.222282619365204</text:p>
          </table:table-cell>
          <table:table-cell office:value-type="float" office:value="0.281040732113191" calcext:value-type="float">
            <text:p>0.281040732113191</text:p>
          </table:table-cell>
          <table:table-cell office:value-type="string" calcext:value-type="string">
            <text:p>https://twitter.com/CrossleysCars/status/1622581180729008131</text:p>
          </table:table-cell>
        </table:table-row>
        <table:table-row table:style-name="ro1">
          <table:table-cell office:value-type="string" calcext:value-type="string">
            <text:p>input/data_formal_20240530-1342/meme/crypto_updatte_20230201T230019/0.jpg</text:p>
          </table:table-cell>
          <table:table-cell office:value-type="string" calcext:value-type="string">
            <text:p>Pattern 6</text:p>
          </table:table-cell>
          <table:table-cell office:value-type="float" office:value="0.916665305787067" calcext:value-type="float">
            <text:p>0.916665305787067</text:p>
          </table:table-cell>
          <table:table-cell office:value-type="float" office:value="0.0484253624292226" calcext:value-type="float">
            <text:p>0.0484253624292226</text:p>
          </table:table-cell>
          <table:table-cell office:value-type="float" office:value="0.547227199767637" calcext:value-type="float">
            <text:p>0.547227199767637</text:p>
          </table:table-cell>
          <table:table-cell office:value-type="string" calcext:value-type="string">
            <text:p>https://twitter.com/crypto_updatte/status/1620920008753975296</text:p>
          </table:table-cell>
        </table:table-row>
        <table:table-row table:style-name="ro1">
          <table:table-cell office:value-type="string" calcext:value-type="string">
            <text:p>input/data_formal_20240530-1342/meme/CryptoBlabBot_20230306T140156/0.jpg</text:p>
          </table:table-cell>
          <table:table-cell office:value-type="string" calcext:value-type="string">
            <text:p>Pattern 6</text:p>
          </table:table-cell>
          <table:table-cell office:value-type="float" office:value="0.921417570376213" calcext:value-type="float">
            <text:p>0.921417570376213</text:p>
          </table:table-cell>
          <table:table-cell office:value-type="float" office:value="0.214730853452055" calcext:value-type="float">
            <text:p>0.214730853452055</text:p>
          </table:table-cell>
          <table:table-cell office:value-type="float" office:value="0.43787183710787" calcext:value-type="float">
            <text:p>0.43787183710787</text:p>
          </table:table-cell>
          <table:table-cell office:value-type="string" calcext:value-type="string">
            <text:p>https://twitter.com/San88813/status/1633033086958211073</text:p>
          </table:table-cell>
        </table:table-row>
        <table:table-row table:style-name="ro1">
          <table:table-cell office:value-type="string" calcext:value-type="string">
            <text:p>input/data_formal_20240530-1342/meme/cryptoboy1017_20230206T153450/0.jpg</text:p>
          </table:table-cell>
          <table:table-cell office:value-type="string" calcext:value-type="string">
            <text:p>Pattern 3</text:p>
          </table:table-cell>
          <table:table-cell office:value-type="float" office:value="0.853360847438648" calcext:value-type="float">
            <text:p>0.853360847438648</text:p>
          </table:table-cell>
          <table:table-cell office:value-type="float" office:value="0.139410445009533" calcext:value-type="float">
            <text:p>0.139410445009533</text:p>
          </table:table-cell>
          <table:table-cell office:value-type="float" office:value="0.491197250331133" calcext:value-type="float">
            <text:p>0.491197250331133</text:p>
          </table:table-cell>
          <table:table-cell office:value-type="string" calcext:value-type="string">
            <text:p>https://twitter.com/cryptoboy1017/status/1622619834985881600</text:p>
          </table:table-cell>
        </table:table-row>
        <table:table-row table:style-name="ro1">
          <table:table-cell office:value-type="string" calcext:value-type="string">
            <text:p>input/data_formal_20240530-1342/meme/cryptoboy1017_20230206T160146/0.jpg</text:p>
          </table:table-cell>
          <table:table-cell office:value-type="string" calcext:value-type="string">
            <text:p>Pattern 6</text:p>
          </table:table-cell>
          <table:table-cell office:value-type="float" office:value="0.910903097187971" calcext:value-type="float">
            <text:p>0.910903097187971</text:p>
          </table:table-cell>
          <table:table-cell office:value-type="float" office:value="0.18397605349503" calcext:value-type="float">
            <text:p>0.18397605349503</text:p>
          </table:table-cell>
          <table:table-cell office:value-type="float" office:value="0.374955175856515" calcext:value-type="float">
            <text:p>0.374955175856515</text:p>
          </table:table-cell>
          <table:table-cell office:value-type="string" calcext:value-type="string">
            <text:p>https://twitter.com/cryptoboy1017/status/1622626615921369092</text:p>
          </table:table-cell>
        </table:table-row>
        <table:table-row table:style-name="ro1">
          <table:table-cell office:value-type="string" calcext:value-type="string">
            <text:p>input/data_formal_20240530-1342/meme/cryptoboy1017_20230206T160618/0.jpg</text:p>
          </table:table-cell>
          <table:table-cell office:value-type="string" calcext:value-type="string">
            <text:p>Pattern 6</text:p>
          </table:table-cell>
          <table:table-cell office:value-type="float" office:value="0.902555252686165" calcext:value-type="float">
            <text:p>0.902555252686165</text:p>
          </table:table-cell>
          <table:table-cell office:value-type="float" office:value="0.153720914054094" calcext:value-type="float">
            <text:p>0.153720914054094</text:p>
          </table:table-cell>
          <table:table-cell office:value-type="float" office:value="0.37698018557397" calcext:value-type="float">
            <text:p>0.37698018557397</text:p>
          </table:table-cell>
          <table:table-cell office:value-type="string" calcext:value-type="string">
            <text:p>https://twitter.com/cryptoboy1017/status/1622627755643834369</text:p>
          </table:table-cell>
        </table:table-row>
        <table:table-row table:style-name="ro1">
          <table:table-cell office:value-type="string" calcext:value-type="string">
            <text:p>input/data_formal_20240530-1342/meme/cryptobroko_20230105T122828/0.jpg</text:p>
          </table:table-cell>
          <table:table-cell office:value-type="string" calcext:value-type="string">
            <text:p>Pattern 6</text:p>
          </table:table-cell>
          <table:table-cell office:value-type="float" office:value="0.947078579503603" calcext:value-type="float">
            <text:p>0.947078579503603</text:p>
          </table:table-cell>
          <table:table-cell office:value-type="float" office:value="0.0631028877416586" calcext:value-type="float">
            <text:p>0.0631028877416586</text:p>
          </table:table-cell>
          <table:table-cell office:value-type="float" office:value="0.568391052297717" calcext:value-type="float">
            <text:p>0.568391052297717</text:p>
          </table:table-cell>
          <table:table-cell office:value-type="string" calcext:value-type="string">
            <text:p>https://twitter.com/cryptobroko/status/1610976523107844097</text:p>
          </table:table-cell>
        </table:table-row>
        <table:table-row table:style-name="ro1">
          <table:table-cell office:value-type="string" calcext:value-type="string">
            <text:p>input/data_formal_20240530-1342/meme/cryptobroko_20230106T082043/0.jpg</text:p>
          </table:table-cell>
          <table:table-cell office:value-type="string" calcext:value-type="string">
            <text:p>Pattern 6</text:p>
          </table:table-cell>
          <table:table-cell office:value-type="float" office:value="0.869609451225494" calcext:value-type="float">
            <text:p>0.869609451225494</text:p>
          </table:table-cell>
          <table:table-cell office:value-type="float" office:value="0.147380396676074" calcext:value-type="float">
            <text:p>0.147380396676074</text:p>
          </table:table-cell>
          <table:table-cell office:value-type="float" office:value="0.450439881822304" calcext:value-type="float">
            <text:p>0.450439881822304</text:p>
          </table:table-cell>
          <table:table-cell office:value-type="string" calcext:value-type="string">
            <text:p>https://twitter.com/cryptobroko/status/1611276562044690436</text:p>
          </table:table-cell>
        </table:table-row>
        <table:table-row table:style-name="ro1">
          <table:table-cell office:value-type="string" calcext:value-type="string">
            <text:p>input/data_formal_20240530-1342/meme/cryptobroko_20230111T222149/0.jpg</text:p>
          </table:table-cell>
          <table:table-cell office:value-type="string" calcext:value-type="string">
            <text:p>Pattern 6</text:p>
          </table:table-cell>
          <table:table-cell office:value-type="float" office:value="0.93970436223767" calcext:value-type="float">
            <text:p>0.93970436223767</text:p>
          </table:table-cell>
          <table:table-cell office:value-type="float" office:value="0.349403973938098" calcext:value-type="float">
            <text:p>0.349403973938098</text:p>
          </table:table-cell>
          <table:table-cell office:value-type="float" office:value="0.395251456339551" calcext:value-type="float">
            <text:p>0.395251456339551</text:p>
          </table:table-cell>
          <table:table-cell office:value-type="string" calcext:value-type="string">
            <text:p>https://twitter.com/cryptobroko/status/1613300171890216962</text:p>
          </table:table-cell>
        </table:table-row>
        <table:table-row table:style-name="ro1">
          <table:table-cell office:value-type="string" calcext:value-type="string">
            <text:p>input/data_formal_20240530-1342/meme/cryptobroko_20230111T232205/0.jpg</text:p>
          </table:table-cell>
          <table:table-cell office:value-type="string" calcext:value-type="string">
            <text:p>Pattern 6</text:p>
          </table:table-cell>
          <table:table-cell office:value-type="float" office:value="0.888366709845206" calcext:value-type="float">
            <text:p>0.888366709845206</text:p>
          </table:table-cell>
          <table:table-cell office:value-type="float" office:value="0.236654701233615" calcext:value-type="float">
            <text:p>0.236654701233615</text:p>
          </table:table-cell>
          <table:table-cell office:value-type="float" office:value="0.407913082068494" calcext:value-type="float">
            <text:p>0.407913082068494</text:p>
          </table:table-cell>
          <table:table-cell office:value-type="string" calcext:value-type="string">
            <text:p>https://twitter.com/cryptobroko/status/1613315338505953281</text:p>
          </table:table-cell>
        </table:table-row>
        <table:table-row table:style-name="ro1">
          <table:table-cell office:value-type="string" calcext:value-type="string">
            <text:p>input/data_formal_20240530-1342/meme/CryptoEconomyEN_20230403T210832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CryptoEconomyEN/status/1642997533403217928</text:p>
          </table:table-cell>
        </table:table-row>
        <table:table-row table:style-name="ro1">
          <table:table-cell office:value-type="string" calcext:value-type="string">
            <text:p>input/data_formal_20240530-1342/meme/CryptoEights_20230110T145239/0.jpg</text:p>
          </table:table-cell>
          <table:table-cell office:value-type="string" calcext:value-type="string">
            <text:p>Pattern 3</text:p>
          </table:table-cell>
          <table:table-cell office:value-type="float" office:value="0.890272479087869" calcext:value-type="float">
            <text:p>0.890272479087869</text:p>
          </table:table-cell>
          <table:table-cell office:value-type="float" office:value="0.124432958605806" calcext:value-type="float">
            <text:p>0.124432958605806</text:p>
          </table:table-cell>
          <table:table-cell office:value-type="float" office:value="0.497058076261293" calcext:value-type="float">
            <text:p>0.497058076261293</text:p>
          </table:table-cell>
          <table:table-cell office:value-type="string" calcext:value-type="string">
            <text:p>https://twitter.com/CryptoEights/status/1613323382103371776</text:p>
          </table:table-cell>
        </table:table-row>
        <table:table-row table:style-name="ro1">
          <table:table-cell office:value-type="string" calcext:value-type="string">
            <text:p>input/data_formal_20240530-1342/meme/CryptoGossipOrg_20230111T142933/0.jpg</text:p>
          </table:table-cell>
          <table:table-cell office:value-type="string" calcext:value-type="string">
            <text:p>Pattern 6</text:p>
          </table:table-cell>
          <table:table-cell office:value-type="float" office:value="0.966977660102107" calcext:value-type="float">
            <text:p>0.966977660102107</text:p>
          </table:table-cell>
          <table:table-cell office:value-type="float" office:value="0.0399108348018988" calcext:value-type="float">
            <text:p>0.0399108348018988</text:p>
          </table:table-cell>
          <table:table-cell office:value-type="float" office:value="0.450000624324356" calcext:value-type="float">
            <text:p>0.450000624324356</text:p>
          </table:table-cell>
          <table:table-cell office:value-type="string" calcext:value-type="string">
            <text:p>https://twitter.com/laketreasuree/status/1613327805143711744</text:p>
          </table:table-cell>
        </table:table-row>
        <table:table-row table:style-name="ro1">
          <table:table-cell office:value-type="string" calcext:value-type="string">
            <text:p>input/data_formal_20240530-1342/meme/CryptoGossipOrg_20230201T222930/0.jpg</text:p>
          </table:table-cell>
          <table:table-cell office:value-type="string" calcext:value-type="string">
            <text:p>Pattern 3</text:p>
          </table:table-cell>
          <table:table-cell office:value-type="float" office:value="0.902626198444559" calcext:value-type="float">
            <text:p>0.902626198444559</text:p>
          </table:table-cell>
          <table:table-cell office:value-type="float" office:value="0.210105893107978" calcext:value-type="float">
            <text:p>0.210105893107978</text:p>
          </table:table-cell>
          <table:table-cell office:value-type="float" office:value="0.432977354078637" calcext:value-type="float">
            <text:p>0.432977354078637</text:p>
          </table:table-cell>
          <table:table-cell office:value-type="string" calcext:value-type="string">
            <text:p>https://twitter.com/CryptoGossipOrg/status/1620912251522924558</text:p>
          </table:table-cell>
        </table:table-row>
        <table:table-row table:style-name="ro1">
          <table:table-cell office:value-type="string" calcext:value-type="string">
            <text:p>input/data_formal_20240530-1342/meme/CryptoInsightsX_20230104T084330/0.jpg</text:p>
          </table:table-cell>
          <table:table-cell office:value-type="string" calcext:value-type="string">
            <text:p>Pattern 6</text:p>
          </table:table-cell>
          <table:table-cell office:value-type="float" office:value="0.825128944575583" calcext:value-type="float">
            <text:p>0.825128944575583</text:p>
          </table:table-cell>
          <table:table-cell office:value-type="float" office:value="0.258756322151493" calcext:value-type="float">
            <text:p>0.258756322151493</text:p>
          </table:table-cell>
          <table:table-cell office:value-type="float" office:value="0.603274537091062" calcext:value-type="float">
            <text:p>0.603274537091062</text:p>
          </table:table-cell>
          <table:table-cell office:value-type="string" calcext:value-type="string">
            <text:p>https://twitter.com/woncateu/status/1610980091739406339</text:p>
          </table:table-cell>
        </table:table-row>
        <table:table-row table:style-name="ro1">
          <table:table-cell office:value-type="string" calcext:value-type="string">
            <text:p>input/data_formal_20240530-1342/meme/CryptoIranian_20230202T020516/0.jpg</text:p>
          </table:table-cell>
          <table:table-cell office:value-type="string" calcext:value-type="string">
            <text:p>Pattern 3</text:p>
          </table:table-cell>
          <table:table-cell office:value-type="float" office:value="0.877558581782275" calcext:value-type="float">
            <text:p>0.877558581782275</text:p>
          </table:table-cell>
          <table:table-cell office:value-type="float" office:value="0.204847488314203" calcext:value-type="float">
            <text:p>0.204847488314203</text:p>
          </table:table-cell>
          <table:table-cell office:value-type="float" office:value="0.491343017094177" calcext:value-type="float">
            <text:p>0.491343017094177</text:p>
          </table:table-cell>
          <table:table-cell office:value-type="string" calcext:value-type="string">
            <text:p>https://twitter.com/maguirre521/status/1621015727389167618</text:p>
          </table:table-cell>
        </table:table-row>
        <table:table-row table:style-name="ro1">
          <table:table-cell office:value-type="string" calcext:value-type="string">
            <text:p>input/data_formal_20240530-1342/meme/CryptoLycus_20230105T141110/0.jpg</text:p>
          </table:table-cell>
          <table:table-cell office:value-type="string" calcext:value-type="string">
            <text:p>Pattern 6</text:p>
          </table:table-cell>
          <table:table-cell office:value-type="float" office:value="0.921115460302907" calcext:value-type="float">
            <text:p>0.921115460302907</text:p>
          </table:table-cell>
          <table:table-cell office:value-type="float" office:value="0.200612198613276" calcext:value-type="float">
            <text:p>0.200612198613276</text:p>
          </table:table-cell>
          <table:table-cell office:value-type="float" office:value="0.491631640683919" calcext:value-type="float">
            <text:p>0.491631640683919</text:p>
          </table:table-cell>
          <table:table-cell office:value-type="string" calcext:value-type="string">
            <text:p>https://twitter.com/CryptoLycus/status/1611224854937886720</text:p>
          </table:table-cell>
        </table:table-row>
        <table:table-row table:style-name="ro1">
          <table:table-cell office:value-type="string" calcext:value-type="string">
            <text:p>input/data_formal_20240530-1342/meme/CRYPTOMAD44_20230322T220901/0.jpg</text:p>
          </table:table-cell>
          <table:table-cell office:value-type="string" calcext:value-type="string">
            <text:p>Pattern 3</text:p>
          </table:table-cell>
          <table:table-cell office:value-type="float" office:value="0.89592169628079" calcext:value-type="float">
            <text:p>0.89592169628079</text:p>
          </table:table-cell>
          <table:table-cell office:value-type="float" office:value="0.313178237717669" calcext:value-type="float">
            <text:p>0.313178237717669</text:p>
          </table:table-cell>
          <table:table-cell office:value-type="float" office:value="0.318823516591198" calcext:value-type="float">
            <text:p>0.318823516591198</text:p>
          </table:table-cell>
          <table:table-cell office:value-type="string" calcext:value-type="string">
            <text:p>https://twitter.com/TsuyokuInu/status/1638666118884622336</text:p>
          </table:table-cell>
        </table:table-row>
        <table:table-row table:style-name="ro1">
          <table:table-cell office:value-type="string" calcext:value-type="string">
            <text:p>input/data_formal_20240530-1342/meme/Crypton_media_20230206T113607/0.jpg</text:p>
          </table:table-cell>
          <table:table-cell office:value-type="string" calcext:value-type="string">
            <text:p>Pattern 6</text:p>
          </table:table-cell>
          <table:table-cell office:value-type="float" office:value="0.84494770108481" calcext:value-type="float">
            <text:p>0.84494770108481</text:p>
          </table:table-cell>
          <table:table-cell office:value-type="float" office:value="0.208983579880644" calcext:value-type="float">
            <text:p>0.208983579880644</text:p>
          </table:table-cell>
          <table:table-cell office:value-type="float" office:value="0.602020871384304" calcext:value-type="float">
            <text:p>0.602020871384304</text:p>
          </table:table-cell>
          <table:table-cell office:value-type="string" calcext:value-type="string">
            <text:p>https://twitter.com/Crypton_media/status/1622559763429982210</text:p>
          </table:table-cell>
        </table:table-row>
        <table:table-row table:style-name="ro1">
          <table:table-cell office:value-type="string" calcext:value-type="string">
            <text:p>input/data_formal_20240530-1342/meme/CryptoSalsaMike_20230206T112038/0.jpg</text:p>
          </table:table-cell>
          <table:table-cell office:value-type="string" calcext:value-type="string">
            <text:p>Pattern 6</text:p>
          </table:table-cell>
          <table:table-cell office:value-type="float" office:value="0.8811027079757" calcext:value-type="float">
            <text:p>0.8811027079757</text:p>
          </table:table-cell>
          <table:table-cell office:value-type="float" office:value="0.144679109228571" calcext:value-type="float">
            <text:p>0.144679109228571</text:p>
          </table:table-cell>
          <table:table-cell office:value-type="float" office:value="0.373996211788823" calcext:value-type="float">
            <text:p>0.373996211788823</text:p>
          </table:table-cell>
          <table:table-cell office:value-type="string" calcext:value-type="string">
            <text:p>https://twitter.com/Syed_VIP07/status/1622631073602752512</text:p>
          </table:table-cell>
        </table:table-row>
        <table:table-row table:style-name="ro1">
          <table:table-cell office:value-type="string" calcext:value-type="string">
            <text:p>input/data_formal_20240530-1342/meme/Cryptosy123_20230206T112742/0.jpg</text:p>
          </table:table-cell>
          <table:table-cell office:value-type="string" calcext:value-type="string">
            <text:p>Pattern 1</text:p>
          </table:table-cell>
          <table:table-cell office:value-type="float" office:value="0.950436276296074" calcext:value-type="float">
            <text:p>0.950436276296074</text:p>
          </table:table-cell>
          <table:table-cell office:value-type="float" office:value="0.0817868364375834" calcext:value-type="float">
            <text:p>0.0817868364375834</text:p>
          </table:table-cell>
          <table:table-cell office:value-type="float" office:value="0.350475159484595" calcext:value-type="float">
            <text:p>0.350475159484595</text:p>
          </table:table-cell>
          <table:table-cell office:value-type="string" calcext:value-type="string">
            <text:p>https://twitter.com/Cryptosy123/status/1622557641808695297</text:p>
          </table:table-cell>
        </table:table-row>
        <table:table-row table:style-name="ro1">
          <table:table-cell office:value-type="string" calcext:value-type="string">
            <text:p>input/data_formal_20240530-1342/meme/CryptoTechMemes_20230202T020224/0.jpg</text:p>
          </table:table-cell>
          <table:table-cell office:value-type="string" calcext:value-type="string">
            <text:p>Pattern 6</text:p>
          </table:table-cell>
          <table:table-cell office:value-type="float" office:value="0.887700893477062" calcext:value-type="float">
            <text:p>0.887700893477062</text:p>
          </table:table-cell>
          <table:table-cell office:value-type="float" office:value="0.255100468365332" calcext:value-type="float">
            <text:p>0.255100468365332</text:p>
          </table:table-cell>
          <table:table-cell office:value-type="float" office:value="0.561886659476936" calcext:value-type="float">
            <text:p>0.561886659476936</text:p>
          </table:table-cell>
          <table:table-cell office:value-type="string" calcext:value-type="string">
            <text:p>https://twitter.com/CryptoTechMemes/status/1620965831181041664</text:p>
          </table:table-cell>
        </table:table-row>
        <table:table-row table:style-name="ro1">
          <table:table-cell office:value-type="string" calcext:value-type="string">
            <text:p>input/data_formal_20240530-1342/meme/CryptoWhale_Alt_20221228T052550/0.jpg</text:p>
          </table:table-cell>
          <table:table-cell office:value-type="string" calcext:value-type="string">
            <text:p>Pattern 6</text:p>
          </table:table-cell>
          <table:table-cell office:value-type="float" office:value="0.921301161211808" calcext:value-type="float">
            <text:p>0.921301161211808</text:p>
          </table:table-cell>
          <table:table-cell office:value-type="float" office:value="0.181632988062169" calcext:value-type="float">
            <text:p>0.181632988062169</text:p>
          </table:table-cell>
          <table:table-cell office:value-type="float" office:value="0.620381850830957" calcext:value-type="float">
            <text:p>0.620381850830957</text:p>
          </table:table-cell>
          <table:table-cell office:value-type="string" calcext:value-type="string">
            <text:p>https://twitter.com/FATHZBEK81/status/1607987621958918144</text:p>
          </table:table-cell>
        </table:table-row>
        <table:table-row table:style-name="ro1">
          <table:table-cell office:value-type="string" calcext:value-type="string">
            <text:p>input/data_formal_20240530-1342/meme/Cubesmen_20230206T114415/0.jpg</text:p>
          </table:table-cell>
          <table:table-cell office:value-type="string" calcext:value-type="string">
            <text:p>Pattern 6</text:p>
          </table:table-cell>
          <table:table-cell office:value-type="float" office:value="0.938585622726761" calcext:value-type="float">
            <text:p>0.938585622726761</text:p>
          </table:table-cell>
          <table:table-cell office:value-type="float" office:value="0.131980051912992" calcext:value-type="float">
            <text:p>0.131980051912992</text:p>
          </table:table-cell>
          <table:table-cell office:value-type="float" office:value="0.386293957739133" calcext:value-type="float">
            <text:p>0.386293957739133</text:p>
          </table:table-cell>
          <table:table-cell office:value-type="string" calcext:value-type="string">
            <text:p>https://twitter.com/Cubesmen/status/1622561809369538562</text:p>
          </table:table-cell>
        </table:table-row>
        <table:table-row table:style-name="ro1">
          <table:table-cell office:value-type="string" calcext:value-type="string">
            <text:p>input/data_formal_20240530-1342/meme/cuchicou_20230105T135735/0.jpg</text:p>
          </table:table-cell>
          <table:table-cell office:value-type="string" calcext:value-type="string">
            <text:p>Pattern 3</text:p>
          </table:table-cell>
          <table:table-cell office:value-type="float" office:value="0.870773709521226" calcext:value-type="float">
            <text:p>0.870773709521226</text:p>
          </table:table-cell>
          <table:table-cell office:value-type="float" office:value="0.231987626086079" calcext:value-type="float">
            <text:p>0.231987626086079</text:p>
          </table:table-cell>
          <table:table-cell office:value-type="float" office:value="0.375957893033696" calcext:value-type="float">
            <text:p>0.375957893033696</text:p>
          </table:table-cell>
          <table:table-cell office:value-type="string" calcext:value-type="string">
            <text:p>https://twitter.com/looneycorp/status/1613323332069502978</text:p>
          </table:table-cell>
        </table:table-row>
        <table:table-row table:style-name="ro1">
          <table:table-cell office:value-type="string" calcext:value-type="string">
            <text:p>input/data_formal_20240530-1342/meme/cuchicou_20230110T163430/0.jpg</text:p>
          </table:table-cell>
          <table:table-cell office:value-type="string" calcext:value-type="string">
            <text:p>Pattern 6</text:p>
          </table:table-cell>
          <table:table-cell office:value-type="float" office:value="0.877959037977612" calcext:value-type="float">
            <text:p>0.877959037977612</text:p>
          </table:table-cell>
          <table:table-cell office:value-type="float" office:value="0.0970510152435018" calcext:value-type="float">
            <text:p>0.0970510152435018</text:p>
          </table:table-cell>
          <table:table-cell office:value-type="float" office:value="0.455403397617186" calcext:value-type="float">
            <text:p>0.455403397617186</text:p>
          </table:table-cell>
          <table:table-cell office:value-type="string" calcext:value-type="string">
            <text:p>https://twitter.com/looneycorp/status/1613323299895009280</text:p>
          </table:table-cell>
        </table:table-row>
        <table:table-row table:style-name="ro1">
          <table:table-cell office:value-type="string" calcext:value-type="string">
            <text:p>input/data_formal_20240530-1342/meme/cuchicou_20230201T134339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Kabteni1/status/1620927269035450368</text:p>
          </table:table-cell>
        </table:table-row>
        <table:table-row table:style-name="ro1">
          <table:table-cell office:value-type="string" calcext:value-type="string">
            <text:p>input/data_formal_20240530-1342/meme/CuddleYourCat_20230212T15062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CuddleYourCat/status/1624787023687974931</text:p>
          </table:table-cell>
        </table:table-row>
        <table:table-row table:style-name="ro1">
          <table:table-cell office:value-type="string" calcext:value-type="string">
            <text:p>input/data_formal_20240530-1342/meme/CursedDANKmemes_20230106T050906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CursedDANKmemes/status/1611228341197242368</text:p>
          </table:table-cell>
        </table:table-row>
        <table:table-row table:style-name="ro1">
          <table:table-cell office:value-type="string" calcext:value-type="string">
            <text:p>input/data_formal_20240530-1342/meme/Cute_PurpleRose_20221228T010729/0.jpg</text:p>
          </table:table-cell>
          <table:table-cell office:value-type="string" calcext:value-type="string">
            <text:p>Pattern 6</text:p>
          </table:table-cell>
          <table:table-cell office:value-type="float" office:value="0.995786654580094" calcext:value-type="float">
            <text:p>0.995786654580094</text:p>
          </table:table-cell>
          <table:table-cell office:value-type="float" office:value="0.162748948966774" calcext:value-type="float">
            <text:p>0.162748948966774</text:p>
          </table:table-cell>
          <table:table-cell office:value-type="float" office:value="0.49264325361843" calcext:value-type="float">
            <text:p>0.49264325361843</text:p>
          </table:table-cell>
          <table:table-cell office:value-type="string" calcext:value-type="string">
            <text:p>https://twitter.com/Cute_PurpleRose/status/1607906044268761088</text:p>
          </table:table-cell>
        </table:table-row>
        <table:table-row table:style-name="ro1">
          <table:table-cell office:value-type="string" calcext:value-type="string">
            <text:p>input/data_formal_20240530-1342/meme/CutItOutComics_20221228T002153/0.jpg</text:p>
          </table:table-cell>
          <table:table-cell office:value-type="string" calcext:value-type="string">
            <text:p>Pattern 1</text:p>
          </table:table-cell>
          <table:table-cell office:value-type="float" office:value="0.976469049508334" calcext:value-type="float">
            <text:p>0.976469049508334</text:p>
          </table:table-cell>
          <table:table-cell office:value-type="float" office:value="0.0966617543284806" calcext:value-type="float">
            <text:p>0.0966617543284806</text:p>
          </table:table-cell>
          <table:table-cell office:value-type="float" office:value="0.232668618038075" calcext:value-type="float">
            <text:p>0.232668618038075</text:p>
          </table:table-cell>
          <table:table-cell office:value-type="string" calcext:value-type="string">
            <text:p>https://twitter.com/GameGearGuru/status/1607936497046491136</text:p>
          </table:table-cell>
        </table:table-row>
        <table:table-row table:style-name="ro1">
          <table:table-cell office:value-type="string" calcext:value-type="string">
            <text:p>input/data_formal_20240530-1342/meme/CutItOutComics_20221228T002153/1.jpg</text:p>
          </table:table-cell>
          <table:table-cell office:value-type="string" calcext:value-type="string">
            <text:p>Pattern 1</text:p>
          </table:table-cell>
          <table:table-cell office:value-type="float" office:value="0.941931605674441" calcext:value-type="float">
            <text:p>0.941931605674441</text:p>
          </table:table-cell>
          <table:table-cell office:value-type="float" office:value="0.217734945008751" calcext:value-type="float">
            <text:p>0.217734945008751</text:p>
          </table:table-cell>
          <table:table-cell office:value-type="float" office:value="0.237308852757593" calcext:value-type="float">
            <text:p>0.237308852757593</text:p>
          </table:table-cell>
          <table:table-cell office:value-type="string" calcext:value-type="string">
            <text:p>https://twitter.com/GameGearGuru/status/1607936497046491136</text:p>
          </table:table-cell>
        </table:table-row>
        <table:table-row table:style-name="ro1">
          <table:table-cell office:value-type="string" calcext:value-type="string">
            <text:p>input/data_formal_20240530-1342/meme/CutItOutComics_20221228T002220/0.jpg</text:p>
          </table:table-cell>
          <table:table-cell office:value-type="string" calcext:value-type="string">
            <text:p>Pattern 1</text:p>
          </table:table-cell>
          <table:table-cell office:value-type="float" office:value="0.887454473844528" calcext:value-type="float">
            <text:p>0.887454473844528</text:p>
          </table:table-cell>
          <table:table-cell office:value-type="float" office:value="0.226433596997261" calcext:value-type="float">
            <text:p>0.226433596997261</text:p>
          </table:table-cell>
          <table:table-cell office:value-type="float" office:value="0.161475885549259" calcext:value-type="float">
            <text:p>0.161475885549259</text:p>
          </table:table-cell>
          <table:table-cell office:value-type="string" calcext:value-type="string">
            <text:p>https://twitter.com/CutItOutComics/status/1607936496274706433</text:p>
          </table:table-cell>
        </table:table-row>
        <table:table-row table:style-name="ro1">
          <table:table-cell office:value-type="string" calcext:value-type="string">
            <text:p>input/data_formal_20240530-1342/meme/CutItOutComics_20221228T002333/0.jpg</text:p>
          </table:table-cell>
          <table:table-cell office:value-type="string" calcext:value-type="string">
            <text:p>Pattern 3</text:p>
          </table:table-cell>
          <table:table-cell office:value-type="float" office:value="0.899158936410562" calcext:value-type="float">
            <text:p>0.899158936410562</text:p>
          </table:table-cell>
          <table:table-cell office:value-type="float" office:value="0.125503959548496" calcext:value-type="float">
            <text:p>0.125503959548496</text:p>
          </table:table-cell>
          <table:table-cell office:value-type="float" office:value="0.3757150742195" calcext:value-type="float">
            <text:p>0.3757150742195</text:p>
          </table:table-cell>
          <table:table-cell office:value-type="string" calcext:value-type="string">
            <text:p>https://twitter.com/CutItOutComics/status/1607936521998311424</text:p>
          </table:table-cell>
        </table:table-row>
        <table:table-row table:style-name="ro1">
          <table:table-cell office:value-type="string" calcext:value-type="string">
            <text:p>input/data_formal_20240530-1342/meme/Cyberknow20_20230129T100627/0.jpg</text:p>
          </table:table-cell>
          <table:table-cell office:value-type="string" calcext:value-type="string">
            <text:p>Pattern 1</text:p>
          </table:table-cell>
          <table:table-cell office:value-type="float" office:value="0.892412428128394" calcext:value-type="float">
            <text:p>0.892412428128394</text:p>
          </table:table-cell>
          <table:table-cell office:value-type="float" office:value="0.140251949268241" calcext:value-type="float">
            <text:p>0.140251949268241</text:p>
          </table:table-cell>
          <table:table-cell office:value-type="float" office:value="0.220076460491161" calcext:value-type="float">
            <text:p>0.220076460491161</text:p>
          </table:table-cell>
          <table:table-cell office:value-type="string" calcext:value-type="string">
            <text:p>https://twitter.com/kibertiger/status/1622625448164474887</text:p>
          </table:table-cell>
        </table:table-row>
        <table:table-row table:style-name="ro1">
          <table:table-cell office:value-type="string" calcext:value-type="string">
            <text:p>input/data_formal_20240530-1342/meme/Cyberknow20_20230212T042400/0.jpg</text:p>
          </table:table-cell>
          <table:table-cell office:value-type="string" calcext:value-type="string">
            <text:p>Pattern 6</text:p>
          </table:table-cell>
          <table:table-cell office:value-type="float" office:value="0.953287183871563" calcext:value-type="float">
            <text:p>0.953287183871563</text:p>
          </table:table-cell>
          <table:table-cell office:value-type="float" office:value="0.185302364709185" calcext:value-type="float">
            <text:p>0.185302364709185</text:p>
          </table:table-cell>
          <table:table-cell office:value-type="float" office:value="0.409139747110869" calcext:value-type="float">
            <text:p>0.409139747110869</text:p>
          </table:table-cell>
          <table:table-cell office:value-type="string" calcext:value-type="string">
            <text:p>https://twitter.com/Shpantzer/status/1624764381912346625</text:p>
          </table:table-cell>
        </table:table-row>
        <table:table-row table:style-name="ro1">
          <table:table-cell office:value-type="string" calcext:value-type="string">
            <text:p>input/data_formal_20240530-1342/meme/DaboyaPvt_20230105T124909/0.jpg</text:p>
          </table:table-cell>
          <table:table-cell office:value-type="string" calcext:value-type="string">
            <text:p>Pattern 4</text:p>
          </table:table-cell>
          <table:table-cell office:value-type="float" office:value="0.866293697895344" calcext:value-type="float">
            <text:p>0.866293697895344</text:p>
          </table:table-cell>
          <table:table-cell office:value-type="float" office:value="0.1208886610332" calcext:value-type="float">
            <text:p>0.1208886610332</text:p>
          </table:table-cell>
          <table:table-cell office:value-type="float" office:value="0.74151463855141" calcext:value-type="float">
            <text:p>0.74151463855141</text:p>
          </table:table-cell>
          <table:table-cell office:value-type="string" calcext:value-type="string">
            <text:p>https://twitter.com/DaboyaPvt/status/1610981731225726977</text:p>
          </table:table-cell>
        </table:table-row>
        <table:table-row table:style-name="ro1">
          <table:table-cell office:value-type="string" calcext:value-type="string">
            <text:p>input/data_formal_20240530-1342/meme/DaguitMiralyn_20221227T235742/0.jpg</text:p>
          </table:table-cell>
          <table:table-cell office:value-type="string" calcext:value-type="string">
            <text:p>Pattern 3</text:p>
          </table:table-cell>
          <table:table-cell office:value-type="float" office:value="0.87190334956625" calcext:value-type="float">
            <text:p>0.87190334956625</text:p>
          </table:table-cell>
          <table:table-cell office:value-type="float" office:value="0.0844126388411563" calcext:value-type="float">
            <text:p>0.0844126388411563</text:p>
          </table:table-cell>
          <table:table-cell office:value-type="float" office:value="0.537217639659553" calcext:value-type="float">
            <text:p>0.537217639659553</text:p>
          </table:table-cell>
          <table:table-cell office:value-type="string" calcext:value-type="string">
            <text:p>https://twitter.com/DaguitMiralyn/status/1607888485532438528</text:p>
          </table:table-cell>
        </table:table-row>
        <table:table-row table:style-name="ro1">
          <table:table-cell office:value-type="string" calcext:value-type="string">
            <text:p>input/data_formal_20240530-1342/meme/daily_wholesome_20221228T013857/0.jpg</text:p>
          </table:table-cell>
          <table:table-cell office:value-type="string" calcext:value-type="string">
            <text:p>Pattern 1</text:p>
          </table:table-cell>
          <table:table-cell office:value-type="float" office:value="0.889570692047431" calcext:value-type="float">
            <text:p>0.889570692047431</text:p>
          </table:table-cell>
          <table:table-cell office:value-type="float" office:value="0.171002322481594" calcext:value-type="float">
            <text:p>0.171002322481594</text:p>
          </table:table-cell>
          <table:table-cell office:value-type="float" office:value="0.163548072430331" calcext:value-type="float">
            <text:p>0.163548072430331</text:p>
          </table:table-cell>
          <table:table-cell office:value-type="string" calcext:value-type="string">
            <text:p>https://twitter.com/TIMEX2987/status/1607938023760744451</text:p>
          </table:table-cell>
        </table:table-row>
        <table:table-row table:style-name="ro1">
          <table:table-cell office:value-type="string" calcext:value-type="string">
            <text:p>input/data_formal_20240530-1342/meme/daily_wholesome_20230111T193857/0.jpg</text:p>
          </table:table-cell>
          <table:table-cell office:value-type="string" calcext:value-type="string">
            <text:p>Pattern 1</text:p>
          </table:table-cell>
          <table:table-cell office:value-type="float" office:value="0.887509663978683" calcext:value-type="float">
            <text:p>0.887509663978683</text:p>
          </table:table-cell>
          <table:table-cell office:value-type="float" office:value="0.232469494359392" calcext:value-type="float">
            <text:p>0.232469494359392</text:p>
          </table:table-cell>
          <table:table-cell office:value-type="float" office:value="0.16196253549263" calcext:value-type="float">
            <text:p>0.16196253549263</text:p>
          </table:table-cell>
          <table:table-cell office:value-type="string" calcext:value-type="string">
            <text:p>https://twitter.com/Sunday_Waffles/status/1613297703668047872</text:p>
          </table:table-cell>
        </table:table-row>
        <table:table-row table:style-name="ro1">
          <table:table-cell office:value-type="string" calcext:value-type="string">
            <text:p>input/data_formal_20240530-1342/meme/daily_wholesome_20230202T014004/0.jpg</text:p>
          </table:table-cell>
          <table:table-cell office:value-type="string" calcext:value-type="string">
            <text:p>Pattern 1</text:p>
          </table:table-cell>
          <table:table-cell office:value-type="float" office:value="0.935846702462285" calcext:value-type="float">
            <text:p>0.935846702462285</text:p>
          </table:table-cell>
          <table:table-cell office:value-type="float" office:value="0.221535238319719" calcext:value-type="float">
            <text:p>0.221535238319719</text:p>
          </table:table-cell>
          <table:table-cell office:value-type="float" office:value="0.198122977166052" calcext:value-type="float">
            <text:p>0.198122977166052</text:p>
          </table:table-cell>
          <table:table-cell office:value-type="string" calcext:value-type="string">
            <text:p>https://twitter.com/EurysPerez2/status/1620960367756152832</text:p>
          </table:table-cell>
        </table:table-row>
        <table:table-row table:style-name="ro1">
          <table:table-cell office:value-type="string" calcext:value-type="string">
            <text:p>input/data_formal_20240530-1342/meme/daily_wholesome_20230206T133857/0.jpg</text:p>
          </table:table-cell>
          <table:table-cell office:value-type="string" calcext:value-type="string">
            <text:p>Pattern 1</text:p>
          </table:table-cell>
          <table:table-cell office:value-type="float" office:value="0.868501899327492" calcext:value-type="float">
            <text:p>0.868501899327492</text:p>
          </table:table-cell>
          <table:table-cell office:value-type="float" office:value="0.142718643819198" calcext:value-type="float">
            <text:p>0.142718643819198</text:p>
          </table:table-cell>
          <table:table-cell office:value-type="float" office:value="0.202444229101209" calcext:value-type="float">
            <text:p>0.202444229101209</text:p>
          </table:table-cell>
          <table:table-cell office:value-type="string" calcext:value-type="string">
            <text:p>https://twitter.com/_lostinsea_/status/1622590745226928131</text:p>
          </table:table-cell>
        </table:table-row>
        <table:table-row table:style-name="ro1">
          <table:table-cell office:value-type="string" calcext:value-type="string">
            <text:p>input/data_formal_20240530-1342/meme/daily_wholesome_20230212T133856/0.jpg</text:p>
          </table:table-cell>
          <table:table-cell office:value-type="string" calcext:value-type="string">
            <text:p>Pattern 1</text:p>
          </table:table-cell>
          <table:table-cell office:value-type="float" office:value="0.928010573848872" calcext:value-type="float">
            <text:p>0.928010573848872</text:p>
          </table:table-cell>
          <table:table-cell office:value-type="float" office:value="0.16242385325893" calcext:value-type="float">
            <text:p>0.16242385325893</text:p>
          </table:table-cell>
          <table:table-cell office:value-type="float" office:value="0.207058918764455" calcext:value-type="float">
            <text:p>0.207058918764455</text:p>
          </table:table-cell>
          <table:table-cell office:value-type="string" calcext:value-type="string">
            <text:p>https://twitter.com/daily_wholesome/status/1624764997455826944</text:p>
          </table:table-cell>
        </table:table-row>
        <table:table-row table:style-name="ro1">
          <table:table-cell office:value-type="string" calcext:value-type="string">
            <text:p>input/data_formal_20240530-1342/meme/DailyDadJokes6_20230206T154437/0.jpg</text:p>
          </table:table-cell>
          <table:table-cell office:value-type="string" calcext:value-type="string">
            <text:p>Pattern 1</text:p>
          </table:table-cell>
          <table:table-cell office:value-type="float" office:value="0.883962750456624" calcext:value-type="float">
            <text:p>0.883962750456624</text:p>
          </table:table-cell>
          <table:table-cell office:value-type="float" office:value="0.153998803018058" calcext:value-type="float">
            <text:p>0.153998803018058</text:p>
          </table:table-cell>
          <table:table-cell office:value-type="float" office:value="0.230508304739327" calcext:value-type="float">
            <text:p>0.230508304739327</text:p>
          </table:table-cell>
          <table:table-cell office:value-type="string" calcext:value-type="string">
            <text:p>https://twitter.com/DailyDadJokes6/status/1622622298120536064</text:p>
          </table:table-cell>
        </table:table-row>
        <table:table-row table:style-name="ro1">
          <table:table-cell office:value-type="string" calcext:value-type="string">
            <text:p>input/data_formal_20240530-1342/meme/dailymemegod_20221227T232656/0.jpg</text:p>
          </table:table-cell>
          <table:table-cell office:value-type="string" calcext:value-type="string">
            <text:p>Pattern 1</text:p>
          </table:table-cell>
          <table:table-cell office:value-type="float" office:value="0.880760183154628" calcext:value-type="float">
            <text:p>0.880760183154628</text:p>
          </table:table-cell>
          <table:table-cell office:value-type="float" office:value="0.187122727587256" calcext:value-type="float">
            <text:p>0.187122727587256</text:p>
          </table:table-cell>
          <table:table-cell office:value-type="float" office:value="0.0954520511310788" calcext:value-type="float">
            <text:p>0.0954520511310788</text:p>
          </table:table-cell>
          <table:table-cell office:value-type="string" calcext:value-type="string">
            <text:p>https://twitter.com/dailymemegod/status/1607880743266435073</text:p>
          </table:table-cell>
        </table:table-row>
        <table:table-row table:style-name="ro1">
          <table:table-cell office:value-type="string" calcext:value-type="string">
            <text:p>input/data_formal_20240530-1342/meme/dailymemegod_20230322T220134/0.jpg</text:p>
          </table:table-cell>
          <table:table-cell office:value-type="string" calcext:value-type="string">
            <text:p>Pattern 1</text:p>
          </table:table-cell>
          <table:table-cell office:value-type="float" office:value="0.971396630563298" calcext:value-type="float">
            <text:p>0.971396630563298</text:p>
          </table:table-cell>
          <table:table-cell office:value-type="float" office:value="0.139301169713478" calcext:value-type="float">
            <text:p>0.139301169713478</text:p>
          </table:table-cell>
          <table:table-cell office:value-type="float" office:value="0.18377334477651" calcext:value-type="float">
            <text:p>0.18377334477651</text:p>
          </table:table-cell>
          <table:table-cell office:value-type="string" calcext:value-type="string">
            <text:p>https://twitter.com/dailymemegod/status/1638662225916489728</text:p>
          </table:table-cell>
        </table:table-row>
        <table:table-row table:style-name="ro1">
          <table:table-cell office:value-type="string" calcext:value-type="string">
            <text:p>input/data_formal_20240530-1342/meme/dailymemeshub_20221223T152915/0.jpg</text:p>
          </table:table-cell>
          <table:table-cell office:value-type="string" calcext:value-type="string">
            <text:p>Pattern 3</text:p>
          </table:table-cell>
          <table:table-cell office:value-type="float" office:value="0.926322894055516" calcext:value-type="float">
            <text:p>0.926322894055516</text:p>
          </table:table-cell>
          <table:table-cell office:value-type="float" office:value="0.188042800624709" calcext:value-type="float">
            <text:p>0.188042800624709</text:p>
          </table:table-cell>
          <table:table-cell office:value-type="float" office:value="0.414868715387506" calcext:value-type="float">
            <text:p>0.414868715387506</text:p>
          </table:table-cell>
          <table:table-cell office:value-type="string" calcext:value-type="string">
            <text:p>https://twitter.com/im_L30/status/1607911900737843201</text:p>
          </table:table-cell>
        </table:table-row>
        <table:table-row table:style-name="ro1">
          <table:table-cell office:value-type="string" calcext:value-type="string">
            <text:p>input/data_formal_20240530-1342/meme/dailymemeshub_20230105T112505/0.jpg</text:p>
          </table:table-cell>
          <table:table-cell office:value-type="string" calcext:value-type="string">
            <text:p>Pattern 1</text:p>
          </table:table-cell>
          <table:table-cell office:value-type="float" office:value="0.95066448194106" calcext:value-type="float">
            <text:p>0.95066448194106</text:p>
          </table:table-cell>
          <table:table-cell office:value-type="float" office:value="0.1717719484541" calcext:value-type="float">
            <text:p>0.1717719484541</text:p>
          </table:table-cell>
          <table:table-cell office:value-type="float" office:value="0.316517259657453" calcext:value-type="float">
            <text:p>0.316517259657453</text:p>
          </table:table-cell>
          <table:table-cell office:value-type="string" calcext:value-type="string">
            <text:p>https://twitter.com/dailymemeshub/status/1610960574627680259</text:p>
          </table:table-cell>
        </table:table-row>
        <table:table-row table:style-name="ro1">
          <table:table-cell office:value-type="string" calcext:value-type="string">
            <text:p>input/data_formal_20240530-1342/meme/dailymemeshub_20230105T122709/0.jpg</text:p>
          </table:table-cell>
          <table:table-cell office:value-type="string" calcext:value-type="string">
            <text:p>Pattern 1</text:p>
          </table:table-cell>
          <table:table-cell office:value-type="float" office:value="0.917449700235585" calcext:value-type="float">
            <text:p>0.917449700235585</text:p>
          </table:table-cell>
          <table:table-cell office:value-type="float" office:value="0.161422961929986" calcext:value-type="float">
            <text:p>0.161422961929986</text:p>
          </table:table-cell>
          <table:table-cell office:value-type="float" office:value="0.30418230157239" calcext:value-type="float">
            <text:p>0.30418230157239</text:p>
          </table:table-cell>
          <table:table-cell office:value-type="string" calcext:value-type="string">
            <text:p>https://twitter.com/dailymemeshub/status/1610976193221722112</text:p>
          </table:table-cell>
        </table:table-row>
        <table:table-row table:style-name="ro1">
          <table:table-cell office:value-type="string" calcext:value-type="string">
            <text:p>input/data_formal_20240530-1342/meme/dailymemeshub_20230106T032853/0.jpg</text:p>
          </table:table-cell>
          <table:table-cell office:value-type="string" calcext:value-type="string">
            <text:p>Pattern 1</text:p>
          </table:table-cell>
          <table:table-cell office:value-type="float" office:value="0.923629149747261" calcext:value-type="float">
            <text:p>0.923629149747261</text:p>
          </table:table-cell>
          <table:table-cell office:value-type="float" office:value="0.202171377360144" calcext:value-type="float">
            <text:p>0.202171377360144</text:p>
          </table:table-cell>
          <table:table-cell office:value-type="float" office:value="0.197891842908565" calcext:value-type="float">
            <text:p>0.197891842908565</text:p>
          </table:table-cell>
          <table:table-cell office:value-type="string" calcext:value-type="string">
            <text:p>https://twitter.com/BobBuilders37/status/1611278601005015040</text:p>
          </table:table-cell>
        </table:table-row>
        <table:table-row table:style-name="ro1">
          <table:table-cell office:value-type="string" calcext:value-type="string">
            <text:p>input/data_formal_20240530-1342/meme/dailymemeshub_20230106T042833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dailymemeshub/status/1611218138074324993</text:p>
          </table:table-cell>
        </table:table-row>
        <table:table-row table:style-name="ro1">
          <table:table-cell office:value-type="string" calcext:value-type="string">
            <text:p>input/data_formal_20240530-1342/meme/dailymemeshub_20230106T052848/0.jpg</text:p>
          </table:table-cell>
          <table:table-cell office:value-type="string" calcext:value-type="string">
            <text:p>Pattern 6</text:p>
          </table:table-cell>
          <table:table-cell office:value-type="float" office:value="0.978137432077527" calcext:value-type="float">
            <text:p>0.978137432077527</text:p>
          </table:table-cell>
          <table:table-cell office:value-type="float" office:value="0.142031469371123" calcext:value-type="float">
            <text:p>0.142031469371123</text:p>
          </table:table-cell>
          <table:table-cell office:value-type="float" office:value="0.459189873637102" calcext:value-type="float">
            <text:p>0.459189873637102</text:p>
          </table:table-cell>
          <table:table-cell office:value-type="string" calcext:value-type="string">
            <text:p>https://twitter.com/dailymemeshub/status/1611233299833184257</text:p>
          </table:table-cell>
        </table:table-row>
        <table:table-row table:style-name="ro1">
          <table:table-cell office:value-type="string" calcext:value-type="string">
            <text:p>input/data_formal_20240530-1342/meme/dailymemeshub_20230201T102509/0.jpg</text:p>
          </table:table-cell>
          <table:table-cell office:value-type="string" calcext:value-type="string">
            <text:p>Pattern 3</text:p>
          </table:table-cell>
          <table:table-cell office:value-type="float" office:value="0.972371509830235" calcext:value-type="float">
            <text:p>0.972371509830235</text:p>
          </table:table-cell>
          <table:table-cell office:value-type="float" office:value="0.131887924269865" calcext:value-type="float">
            <text:p>0.131887924269865</text:p>
          </table:table-cell>
          <table:table-cell office:value-type="float" office:value="0.403118297668839" calcext:value-type="float">
            <text:p>0.403118297668839</text:p>
          </table:table-cell>
          <table:table-cell office:value-type="string" calcext:value-type="string">
            <text:p>https://twitter.com/acieplayz/status/1620978334736809986</text:p>
          </table:table-cell>
        </table:table-row>
        <table:table-row table:style-name="ro1">
          <table:table-cell office:value-type="string" calcext:value-type="string">
            <text:p>input/data_formal_20240530-1342/meme/dailymemeshub_20230206T112549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dailymemeshub/status/1622557167776632834</text:p>
          </table:table-cell>
        </table:table-row>
        <table:table-row table:style-name="ro1">
          <table:table-cell office:value-type="string" calcext:value-type="string">
            <text:p>input/data_formal_20240530-1342/meme/dailymemeshub_20230206T112550/0.jpg</text:p>
          </table:table-cell>
          <table:table-cell office:value-type="string" calcext:value-type="string">
            <text:p>Pattern 1</text:p>
          </table:table-cell>
          <table:table-cell office:value-type="float" office:value="0.927138175999201" calcext:value-type="float">
            <text:p>0.927138175999201</text:p>
          </table:table-cell>
          <table:table-cell office:value-type="float" office:value="0.0974110915978571" calcext:value-type="float">
            <text:p>0.0974110915978571</text:p>
          </table:table-cell>
          <table:table-cell office:value-type="float" office:value="0.320625002935331" calcext:value-type="float">
            <text:p>0.320625002935331</text:p>
          </table:table-cell>
          <table:table-cell office:value-type="string" calcext:value-type="string">
            <text:p>https://twitter.com/dailymemeshub/status/1622557174089097217</text:p>
          </table:table-cell>
        </table:table-row>
        <table:table-row table:style-name="ro1">
          <table:table-cell office:value-type="string" calcext:value-type="string">
            <text:p>input/data_formal_20240530-1342/meme/dailymemeshub_20230206T112552/0.jpg</text:p>
          </table:table-cell>
          <table:table-cell office:value-type="string" calcext:value-type="string">
            <text:p>Pattern 3</text:p>
          </table:table-cell>
          <table:table-cell office:value-type="float" office:value="0.911529532024263" calcext:value-type="float">
            <text:p>0.911529532024263</text:p>
          </table:table-cell>
          <table:table-cell office:value-type="float" office:value="0.176006569646454" calcext:value-type="float">
            <text:p>0.176006569646454</text:p>
          </table:table-cell>
          <table:table-cell office:value-type="float" office:value="0.383457254579553" calcext:value-type="float">
            <text:p>0.383457254579553</text:p>
          </table:table-cell>
          <table:table-cell office:value-type="string" calcext:value-type="string">
            <text:p>https://twitter.com/dailymemeshub/status/1622557182578270210</text:p>
          </table:table-cell>
        </table:table-row>
        <table:table-row table:style-name="ro1">
          <table:table-cell office:value-type="string" calcext:value-type="string">
            <text:p>input/data_formal_20240530-1342/meme/dailymemeshub_20230206T112553/0.jpg</text:p>
          </table:table-cell>
          <table:table-cell office:value-type="string" calcext:value-type="string">
            <text:p>Pattern 6</text:p>
          </table:table-cell>
          <table:table-cell office:value-type="float" office:value="0.983165365548498" calcext:value-type="float">
            <text:p>0.983165365548498</text:p>
          </table:table-cell>
          <table:table-cell office:value-type="float" office:value="0.0794625859566965" calcext:value-type="float">
            <text:p>0.0794625859566965</text:p>
          </table:table-cell>
          <table:table-cell office:value-type="float" office:value="0.449727490834711" calcext:value-type="float">
            <text:p>0.449727490834711</text:p>
          </table:table-cell>
          <table:table-cell office:value-type="string" calcext:value-type="string">
            <text:p>https://twitter.com/dailymemeshub/status/1622557187041071105</text:p>
          </table:table-cell>
        </table:table-row>
        <table:table-row table:style-name="ro1">
          <table:table-cell office:value-type="string" calcext:value-type="string">
            <text:p>input/data_formal_20240530-1342/meme/dailymemeshub_20230206T112554/0.jpg</text:p>
          </table:table-cell>
          <table:table-cell office:value-type="string" calcext:value-type="string">
            <text:p>Pattern 6</text:p>
          </table:table-cell>
          <table:table-cell office:value-type="float" office:value="0.943591052638397" calcext:value-type="float">
            <text:p>0.943591052638397</text:p>
          </table:table-cell>
          <table:table-cell office:value-type="float" office:value="0.201604848565375" calcext:value-type="float">
            <text:p>0.201604848565375</text:p>
          </table:table-cell>
          <table:table-cell office:value-type="float" office:value="0.311357687206821" calcext:value-type="float">
            <text:p>0.311357687206821</text:p>
          </table:table-cell>
          <table:table-cell office:value-type="string" calcext:value-type="string">
            <text:p>https://twitter.com/dailymemeshub/status/1622557192422400000</text:p>
          </table:table-cell>
        </table:table-row>
        <table:table-row table:style-name="ro1">
          <table:table-cell office:value-type="string" calcext:value-type="string">
            <text:p>input/data_formal_20240530-1342/meme/DakimakuraAnime_20221228T040017/0.jpg</text:p>
          </table:table-cell>
          <table:table-cell office:value-type="string" calcext:value-type="string">
            <text:p>Pattern 1</text:p>
          </table:table-cell>
          <table:table-cell office:value-type="float" office:value="0.8965096205888" calcext:value-type="float">
            <text:p>0.8965096205888</text:p>
          </table:table-cell>
          <table:table-cell office:value-type="float" office:value="0.153985569996521" calcext:value-type="float">
            <text:p>0.153985569996521</text:p>
          </table:table-cell>
          <table:table-cell office:value-type="float" office:value="0.305099758696445" calcext:value-type="float">
            <text:p>0.305099758696445</text:p>
          </table:table-cell>
          <table:table-cell office:value-type="string" calcext:value-type="string">
            <text:p>https://twitter.com/DakimakuraAnime/status/1607949532263849985</text:p>
          </table:table-cell>
        </table:table-row>
        <table:table-row table:style-name="ro1">
          <table:table-cell office:value-type="string" calcext:value-type="string">
            <text:p>input/data_formal_20240530-1342/meme/DalviAaba_20221229T094218/0.jpg</text:p>
          </table:table-cell>
          <table:table-cell office:value-type="string" calcext:value-type="string">
            <text:p>Pattern 4</text:p>
          </table:table-cell>
          <table:table-cell office:value-type="float" office:value="0.880058075223287" calcext:value-type="float">
            <text:p>0.880058075223287</text:p>
          </table:table-cell>
          <table:table-cell office:value-type="float" office:value="0.11678511473633" calcext:value-type="float">
            <text:p>0.11678511473633</text:p>
          </table:table-cell>
          <table:table-cell office:value-type="float" office:value="0.831636306813024" calcext:value-type="float">
            <text:p>0.831636306813024</text:p>
          </table:table-cell>
          <table:table-cell office:value-type="string" calcext:value-type="string">
            <text:p>https://twitter.com/DalviAaba/status/1608397992813563907</text:p>
          </table:table-cell>
        </table:table-row>
        <table:table-row table:style-name="ro1">
          <table:table-cell office:value-type="string" calcext:value-type="string">
            <text:p>input/data_formal_20240530-1342/meme/dandid17_20221228T051539/0.jpg</text:p>
          </table:table-cell>
          <table:table-cell office:value-type="string" calcext:value-type="string">
            <text:p>Pattern 1</text:p>
          </table:table-cell>
          <table:table-cell office:value-type="float" office:value="0.879976225194533" calcext:value-type="float">
            <text:p>0.879976225194533</text:p>
          </table:table-cell>
          <table:table-cell office:value-type="float" office:value="0.0752447758834382" calcext:value-type="float">
            <text:p>0.0752447758834382</text:p>
          </table:table-cell>
          <table:table-cell office:value-type="float" office:value="0.217923919109772" calcext:value-type="float">
            <text:p>0.217923919109772</text:p>
          </table:table-cell>
          <table:table-cell office:value-type="string" calcext:value-type="string">
            <text:p>https://twitter.com/dandid17/status/1607968498256433153</text:p>
          </table:table-cell>
        </table:table-row>
        <table:table-row table:style-name="ro1">
          <table:table-cell office:value-type="string" calcext:value-type="string">
            <text:p>input/data_formal_20240530-1342/meme/dandid17_20230106T043042/0.jpg</text:p>
          </table:table-cell>
          <table:table-cell office:value-type="string" calcext:value-type="string">
            <text:p>Pattern 1</text:p>
          </table:table-cell>
          <table:table-cell office:value-type="float" office:value="0.905015765788444" calcext:value-type="float">
            <text:p>0.905015765788444</text:p>
          </table:table-cell>
          <table:table-cell office:value-type="float" office:value="0.168255518891316" calcext:value-type="float">
            <text:p>0.168255518891316</text:p>
          </table:table-cell>
          <table:table-cell office:value-type="float" office:value="0.263937093523193" calcext:value-type="float">
            <text:p>0.263937093523193</text:p>
          </table:table-cell>
          <table:table-cell office:value-type="string" calcext:value-type="string">
            <text:p>https://twitter.com/dandid17/status/1611218680011972608</text:p>
          </table:table-cell>
        </table:table-row>
        <table:table-row table:style-name="ro1">
          <table:table-cell office:value-type="string" calcext:value-type="string">
            <text:p>input/data_formal_20240530-1342/meme/DanielRLeons_20230105T121730/0.jpg</text:p>
          </table:table-cell>
          <table:table-cell office:value-type="string" calcext:value-type="string">
            <text:p>Pattern 1</text:p>
          </table:table-cell>
          <table:table-cell office:value-type="float" office:value="0.859799079715187" calcext:value-type="float">
            <text:p>0.859799079715187</text:p>
          </table:table-cell>
          <table:table-cell office:value-type="float" office:value="0.141153183665211" calcext:value-type="float">
            <text:p>0.141153183665211</text:p>
          </table:table-cell>
          <table:table-cell office:value-type="float" office:value="0.206614177574034" calcext:value-type="float">
            <text:p>0.206614177574034</text:p>
          </table:table-cell>
          <table:table-cell office:value-type="string" calcext:value-type="string">
            <text:p>https://twitter.com/DanielRLeons/status/1610973763096412165</text:p>
          </table:table-cell>
        </table:table-row>
        <table:table-row table:style-name="ro1">
          <table:table-cell office:value-type="string" calcext:value-type="string">
            <text:p>input/data_formal_20240530-1342/meme/DanielRLeons_20230106T064800/0.jpg</text:p>
          </table:table-cell>
          <table:table-cell office:value-type="string" calcext:value-type="string">
            <text:p>Pattern 1</text:p>
          </table:table-cell>
          <table:table-cell office:value-type="float" office:value="0.909196706953624" calcext:value-type="float">
            <text:p>0.909196706953624</text:p>
          </table:table-cell>
          <table:table-cell office:value-type="float" office:value="0.152595874161573" calcext:value-type="float">
            <text:p>0.152595874161573</text:p>
          </table:table-cell>
          <table:table-cell office:value-type="float" office:value="0.127008661508319" calcext:value-type="float">
            <text:p>0.127008661508319</text:p>
          </table:table-cell>
          <table:table-cell office:value-type="string" calcext:value-type="string">
            <text:p>https://twitter.com/DanielRLeons/status/1611253229597204481</text:p>
          </table:table-cell>
        </table:table-row>
        <table:table-row table:style-name="ro1">
          <table:table-cell office:value-type="string" calcext:value-type="string">
            <text:p>input/data_formal_20240530-1342/meme/DanielRLeons_20230106T080400/0.jpg</text:p>
          </table:table-cell>
          <table:table-cell office:value-type="string" calcext:value-type="string">
            <text:p>Pattern 1</text:p>
          </table:table-cell>
          <table:table-cell office:value-type="float" office:value="0.88331728906226" calcext:value-type="float">
            <text:p>0.88331728906226</text:p>
          </table:table-cell>
          <table:table-cell office:value-type="float" office:value="0.138421943876942" calcext:value-type="float">
            <text:p>0.138421943876942</text:p>
          </table:table-cell>
          <table:table-cell office:value-type="float" office:value="0.175402728274895" calcext:value-type="float">
            <text:p>0.175402728274895</text:p>
          </table:table-cell>
          <table:table-cell office:value-type="string" calcext:value-type="string">
            <text:p>https://twitter.com/DanielRLeons/status/1611272355887648770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00738/0.jpg</text:p>
          </table:table-cell>
          <table:table-cell office:value-type="string" calcext:value-type="string">
            <text:p>Pattern 1</text:p>
          </table:table-cell>
          <table:table-cell office:value-type="float" office:value="0.897767400179432" calcext:value-type="float">
            <text:p>0.897767400179432</text:p>
          </table:table-cell>
          <table:table-cell office:value-type="float" office:value="0.149367578425783" calcext:value-type="float">
            <text:p>0.149367578425783</text:p>
          </table:table-cell>
          <table:table-cell office:value-type="float" office:value="0.266470515343072" calcext:value-type="float">
            <text:p>0.266470515343072</text:p>
          </table:table-cell>
          <table:table-cell office:value-type="string" calcext:value-type="string">
            <text:p>https://twitter.com/DankRedditBot/status/1607890982535667718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02739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DankRedditBot/status/1607896020540604418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04740/0.jpg</text:p>
          </table:table-cell>
          <table:table-cell office:value-type="string" calcext:value-type="string">
            <text:p>Pattern 3</text:p>
          </table:table-cell>
          <table:table-cell office:value-type="float" office:value="0.975522007989429" calcext:value-type="float">
            <text:p>0.975522007989429</text:p>
          </table:table-cell>
          <table:table-cell office:value-type="float" office:value="0.174039640481423" calcext:value-type="float">
            <text:p>0.174039640481423</text:p>
          </table:table-cell>
          <table:table-cell office:value-type="float" office:value="0.356397536242384" calcext:value-type="float">
            <text:p>0.356397536242384</text:p>
          </table:table-cell>
          <table:table-cell office:value-type="string" calcext:value-type="string">
            <text:p>https://twitter.com/DankRedditBot/status/1607901058004574209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12741/0.jpg</text:p>
          </table:table-cell>
          <table:table-cell office:value-type="string" calcext:value-type="string">
            <text:p>Pattern 1</text:p>
          </table:table-cell>
          <table:table-cell office:value-type="float" office:value="0.92623262043842" calcext:value-type="float">
            <text:p>0.92623262043842</text:p>
          </table:table-cell>
          <table:table-cell office:value-type="float" office:value="0.200053035178144" calcext:value-type="float">
            <text:p>0.200053035178144</text:p>
          </table:table-cell>
          <table:table-cell office:value-type="float" office:value="0.101023940684025" calcext:value-type="float">
            <text:p>0.101023940684025</text:p>
          </table:table-cell>
          <table:table-cell office:value-type="string" calcext:value-type="string">
            <text:p>https://twitter.com/DankRedditBot/status/1607911129916792832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14742/0.jpg</text:p>
          </table:table-cell>
          <table:table-cell office:value-type="string" calcext:value-type="string">
            <text:p>Pattern 1</text:p>
          </table:table-cell>
          <table:table-cell office:value-type="float" office:value="0.926785166181498" calcext:value-type="float">
            <text:p>0.926785166181498</text:p>
          </table:table-cell>
          <table:table-cell office:value-type="float" office:value="0.147105655418964" calcext:value-type="float">
            <text:p>0.147105655418964</text:p>
          </table:table-cell>
          <table:table-cell office:value-type="float" office:value="0.0766707720256219" calcext:value-type="float">
            <text:p>0.0766707720256219</text:p>
          </table:table-cell>
          <table:table-cell office:value-type="string" calcext:value-type="string">
            <text:p>https://twitter.com/DankRedditBot/status/1607916166684499970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20743/0.jpg</text:p>
          </table:table-cell>
          <table:table-cell office:value-type="string" calcext:value-type="string">
            <text:p>Pattern 1</text:p>
          </table:table-cell>
          <table:table-cell office:value-type="float" office:value="0.844084589554032" calcext:value-type="float">
            <text:p>0.844084589554032</text:p>
          </table:table-cell>
          <table:table-cell office:value-type="float" office:value="0.141626404667463" calcext:value-type="float">
            <text:p>0.141626404667463</text:p>
          </table:table-cell>
          <table:table-cell office:value-type="float" office:value="0.191917410291426" calcext:value-type="float">
            <text:p>0.191917410291426</text:p>
          </table:table-cell>
          <table:table-cell office:value-type="string" calcext:value-type="string">
            <text:p>https://twitter.com/DankRedditBot/status/1607921203271897093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24744/0.jpg</text:p>
          </table:table-cell>
          <table:table-cell office:value-type="string" calcext:value-type="string">
            <text:p>Pattern 1</text:p>
          </table:table-cell>
          <table:table-cell office:value-type="float" office:value="0.911316841730812" calcext:value-type="float">
            <text:p>0.911316841730812</text:p>
          </table:table-cell>
          <table:table-cell office:value-type="float" office:value="0.140270027189898" calcext:value-type="float">
            <text:p>0.140270027189898</text:p>
          </table:table-cell>
          <table:table-cell office:value-type="float" office:value="0.394409243814557" calcext:value-type="float">
            <text:p>0.394409243814557</text:p>
          </table:table-cell>
          <table:table-cell office:value-type="string" calcext:value-type="string">
            <text:p>https://twitter.com/DankRedditBot/status/1607931275066712067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30746/0.jpg</text:p>
          </table:table-cell>
          <table:table-cell office:value-type="string" calcext:value-type="string">
            <text:p>Pattern 1</text:p>
          </table:table-cell>
          <table:table-cell office:value-type="float" office:value="0.884832188946392" calcext:value-type="float">
            <text:p>0.884832188946392</text:p>
          </table:table-cell>
          <table:table-cell office:value-type="float" office:value="0.194330285987036" calcext:value-type="float">
            <text:p>0.194330285987036</text:p>
          </table:table-cell>
          <table:table-cell office:value-type="float" office:value="0.289397683930024" calcext:value-type="float">
            <text:p>0.289397683930024</text:p>
          </table:table-cell>
          <table:table-cell office:value-type="string" calcext:value-type="string">
            <text:p>https://twitter.com/DankRedditBot/status/1607936314850119680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34747/0.jpg</text:p>
          </table:table-cell>
          <table:table-cell office:value-type="string" calcext:value-type="string">
            <text:p>Pattern 1</text:p>
          </table:table-cell>
          <table:table-cell office:value-type="float" office:value="0.899619365034985" calcext:value-type="float">
            <text:p>0.899619365034985</text:p>
          </table:table-cell>
          <table:table-cell office:value-type="float" office:value="0.259826286161233" calcext:value-type="float">
            <text:p>0.259826286161233</text:p>
          </table:table-cell>
          <table:table-cell office:value-type="float" office:value="0.195007193603218" calcext:value-type="float">
            <text:p>0.195007193603218</text:p>
          </table:table-cell>
          <table:table-cell office:value-type="string" calcext:value-type="string">
            <text:p>https://twitter.com/DankRedditBot/status/1607946386376458241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42748/0.jpg</text:p>
          </table:table-cell>
          <table:table-cell office:value-type="string" calcext:value-type="string">
            <text:p>Pattern 3</text:p>
          </table:table-cell>
          <table:table-cell office:value-type="float" office:value="1.0066071725223" calcext:value-type="float">
            <text:p>1.0066071725223</text:p>
          </table:table-cell>
          <table:table-cell office:value-type="float" office:value="0.0643534629622768" calcext:value-type="float">
            <text:p>0.0643534629622768</text:p>
          </table:table-cell>
          <table:table-cell office:value-type="float" office:value="0.580672485812177" calcext:value-type="float">
            <text:p>0.580672485812177</text:p>
          </table:table-cell>
          <table:table-cell office:value-type="string" calcext:value-type="string">
            <text:p>https://twitter.com/vedantRAO/status/1607968304081272836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50750/0.jpg</text:p>
          </table:table-cell>
          <table:table-cell office:value-type="string" calcext:value-type="string">
            <text:p>Pattern 6</text:p>
          </table:table-cell>
          <table:table-cell office:value-type="float" office:value="0.991712443614771" calcext:value-type="float">
            <text:p>0.991712443614771</text:p>
          </table:table-cell>
          <table:table-cell office:value-type="float" office:value="0.101237869595675" calcext:value-type="float">
            <text:p>0.101237869595675</text:p>
          </table:table-cell>
          <table:table-cell office:value-type="float" office:value="0.379080372896269" calcext:value-type="float">
            <text:p>0.379080372896269</text:p>
          </table:table-cell>
          <table:table-cell office:value-type="string" calcext:value-type="string">
            <text:p>https://twitter.com/DankRedditBot/status/1607966530771222528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54751/0.jpg</text:p>
          </table:table-cell>
          <table:table-cell office:value-type="string" calcext:value-type="string">
            <text:p>Pattern 1</text:p>
          </table:table-cell>
          <table:table-cell office:value-type="float" office:value="0.913138269492618" calcext:value-type="float">
            <text:p>0.913138269492618</text:p>
          </table:table-cell>
          <table:table-cell office:value-type="float" office:value="0.200036116885425" calcext:value-type="float">
            <text:p>0.200036116885425</text:p>
          </table:table-cell>
          <table:table-cell office:value-type="float" office:value="0.190895397424889" calcext:value-type="float">
            <text:p>0.190895397424889</text:p>
          </table:table-cell>
          <table:table-cell office:value-type="string" calcext:value-type="string">
            <text:p>https://twitter.com/DankRedditBot/status/1607976602264027136</text:p>
          </table:table-cell>
        </table:table-row>
        <table:table-row table:style-name="ro1">
          <table:table-cell office:value-type="string" calcext:value-type="string">
            <text:p>input/data_formal_20240530-1342/meme/DankRedditBot_20221228T062752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DankRedditBot/status/1607986674096553985</text:p>
          </table:table-cell>
        </table:table-row>
        <table:table-row table:style-name="ro1">
          <table:table-cell office:value-type="string" calcext:value-type="string">
            <text:p>input/data_formal_20240530-1342/meme/DankRedditBot_20230104T083430/0.jpg</text:p>
          </table:table-cell>
          <table:table-cell office:value-type="string" calcext:value-type="string">
            <text:p>Pattern 1</text:p>
          </table:table-cell>
          <table:table-cell office:value-type="float" office:value="0.911055499961259" calcext:value-type="float">
            <text:p>0.911055499961259</text:p>
          </table:table-cell>
          <table:table-cell office:value-type="float" office:value="0.28035901828892" calcext:value-type="float">
            <text:p>0.28035901828892</text:p>
          </table:table-cell>
          <table:table-cell office:value-type="float" office:value="0.104919587036107" calcext:value-type="float">
            <text:p>0.104919587036107</text:p>
          </table:table-cell>
          <table:table-cell office:value-type="string" calcext:value-type="string">
            <text:p>https://twitter.com/IamMusicYT/status/1610951066866032641</text:p>
          </table:table-cell>
        </table:table-row>
        <table:table-row table:style-name="ro1">
          <table:table-cell office:value-type="string" calcext:value-type="string">
            <text:p>input/data_formal_20240530-1342/meme/DankRedditBot_20230104T093432/0.jpg</text:p>
          </table:table-cell>
          <table:table-cell office:value-type="string" calcext:value-type="string">
            <text:p>Pattern 1</text:p>
          </table:table-cell>
          <table:table-cell office:value-type="float" office:value="0.865050526062509" calcext:value-type="float">
            <text:p>0.865050526062509</text:p>
          </table:table-cell>
          <table:table-cell office:value-type="float" office:value="0.182201815951453" calcext:value-type="float">
            <text:p>0.182201815951453</text:p>
          </table:table-cell>
          <table:table-cell office:value-type="float" office:value="0.172885832871171" calcext:value-type="float">
            <text:p>0.172885832871171</text:p>
          </table:table-cell>
          <table:table-cell office:value-type="string" calcext:value-type="string">
            <text:p>https://twitter.com/IamMusicYT/status/1610951049841352706</text:p>
          </table:table-cell>
        </table:table-row>
        <table:table-row table:style-name="ro1">
          <table:table-cell office:value-type="string" calcext:value-type="string">
            <text:p>input/data_formal_20240530-1342/meme/DankRedditBot_20230105T001507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ralphfinchi/status/1611270235025444864</text:p>
          </table:table-cell>
        </table:table-row>
        <table:table-row table:style-name="ro1">
          <table:table-cell office:value-type="string" calcext:value-type="string">
            <text:p>input/data_formal_20240530-1342/meme/DankRedditBot_20230105T113529/0.jpg</text:p>
          </table:table-cell>
          <table:table-cell office:value-type="string" calcext:value-type="string">
            <text:p>Pattern 3</text:p>
          </table:table-cell>
          <table:table-cell office:value-type="float" office:value="0.900550102486784" calcext:value-type="float">
            <text:p>0.900550102486784</text:p>
          </table:table-cell>
          <table:table-cell office:value-type="float" office:value="0.18441823050991" calcext:value-type="float">
            <text:p>0.18441823050991</text:p>
          </table:table-cell>
          <table:table-cell office:value-type="float" office:value="0.43232815589462" calcext:value-type="float">
            <text:p>0.43232815589462</text:p>
          </table:table-cell>
          <table:table-cell office:value-type="string" calcext:value-type="string">
            <text:p>https://twitter.com/DankRedditBot/status/1610963191995011072</text:p>
          </table:table-cell>
        </table:table-row>
        <table:table-row table:style-name="ro1">
          <table:table-cell office:value-type="string" calcext:value-type="string">
            <text:p>input/data_formal_20240530-1342/meme/DankRedditBot_20230106T051609/0.jpg</text:p>
          </table:table-cell>
          <table:table-cell office:value-type="string" calcext:value-type="string">
            <text:p>Pattern 1</text:p>
          </table:table-cell>
          <table:table-cell office:value-type="float" office:value="0.910463554301668" calcext:value-type="float">
            <text:p>0.910463554301668</text:p>
          </table:table-cell>
          <table:table-cell office:value-type="float" office:value="0.205444509469139" calcext:value-type="float">
            <text:p>0.205444509469139</text:p>
          </table:table-cell>
          <table:table-cell office:value-type="float" office:value="0.154903972917515" calcext:value-type="float">
            <text:p>0.154903972917515</text:p>
          </table:table-cell>
          <table:table-cell office:value-type="string" calcext:value-type="string">
            <text:p>https://twitter.com/DankRedditBot/status/1611230115186237441</text:p>
          </table:table-cell>
        </table:table-row>
        <table:table-row table:style-name="ro1">
          <table:table-cell office:value-type="string" calcext:value-type="string">
            <text:p>input/data_formal_20240530-1342/meme/DankRedditBot_20230106T055610/0.jpg</text:p>
          </table:table-cell>
          <table:table-cell office:value-type="string" calcext:value-type="string">
            <text:p>Pattern 1</text:p>
          </table:table-cell>
          <table:table-cell office:value-type="float" office:value="0.880339651121809" calcext:value-type="float">
            <text:p>0.880339651121809</text:p>
          </table:table-cell>
          <table:table-cell office:value-type="float" office:value="0.135772166209295" calcext:value-type="float">
            <text:p>0.135772166209295</text:p>
          </table:table-cell>
          <table:table-cell office:value-type="float" office:value="0.140501238459825" calcext:value-type="float">
            <text:p>0.140501238459825</text:p>
          </table:table-cell>
          <table:table-cell office:value-type="string" calcext:value-type="string">
            <text:p>https://twitter.com/DankRedditBot/status/1611240187153059840</text:p>
          </table:table-cell>
        </table:table-row>
        <table:table-row table:style-name="ro1">
          <table:table-cell office:value-type="string" calcext:value-type="string">
            <text:p>input/data_formal_20240530-1342/meme/DankRedditBot_20230106T061611/0.jpg</text:p>
          </table:table-cell>
          <table:table-cell office:value-type="string" calcext:value-type="string">
            <text:p>Pattern 6</text:p>
          </table:table-cell>
          <table:table-cell office:value-type="float" office:value="0.975734695845192" calcext:value-type="float">
            <text:p>0.975734695845192</text:p>
          </table:table-cell>
          <table:table-cell office:value-type="float" office:value="0.132794731334108" calcext:value-type="float">
            <text:p>0.132794731334108</text:p>
          </table:table-cell>
          <table:table-cell office:value-type="float" office:value="0.448962789655569" calcext:value-type="float">
            <text:p>0.448962789655569</text:p>
          </table:table-cell>
          <table:table-cell office:value-type="string" calcext:value-type="string">
            <text:p>https://twitter.com/DankRedditBot/status/1611245224335917057</text:p>
          </table:table-cell>
        </table:table-row>
        <table:table-row table:style-name="ro1">
          <table:table-cell office:value-type="string" calcext:value-type="string">
            <text:p>input/data_formal_20240530-1342/meme/DankRedditBot_20230106T065612/0.jpg</text:p>
          </table:table-cell>
          <table:table-cell office:value-type="string" calcext:value-type="string">
            <text:p>Pattern 1</text:p>
          </table:table-cell>
          <table:table-cell office:value-type="float" office:value="0.927079581794153" calcext:value-type="float">
            <text:p>0.927079581794153</text:p>
          </table:table-cell>
          <table:table-cell office:value-type="float" office:value="0.258347113254812" calcext:value-type="float">
            <text:p>0.258347113254812</text:p>
          </table:table-cell>
          <table:table-cell office:value-type="float" office:value="0.222689041704108" calcext:value-type="float">
            <text:p>0.222689041704108</text:p>
          </table:table-cell>
          <table:table-cell office:value-type="string" calcext:value-type="string">
            <text:p>https://twitter.com/DankRedditBot/status/1611255295728095233</text:p>
          </table:table-cell>
        </table:table-row>
        <table:table-row table:style-name="ro1">
          <table:table-cell office:value-type="string" calcext:value-type="string">
            <text:p>input/data_formal_20240530-1342/meme/DankRedditBot_20230106T071613/0.jpg</text:p>
          </table:table-cell>
          <table:table-cell office:value-type="string" calcext:value-type="string">
            <text:p>Pattern 3</text:p>
          </table:table-cell>
          <table:table-cell office:value-type="float" office:value="0.86445789009773" calcext:value-type="float">
            <text:p>0.86445789009773</text:p>
          </table:table-cell>
          <table:table-cell office:value-type="float" office:value="0.148489968737776" calcext:value-type="float">
            <text:p>0.148489968737776</text:p>
          </table:table-cell>
          <table:table-cell office:value-type="float" office:value="0.393079712814334" calcext:value-type="float">
            <text:p>0.393079712814334</text:p>
          </table:table-cell>
          <table:table-cell office:value-type="string" calcext:value-type="string">
            <text:p>https://twitter.com/DankRedditBot/status/1611260332336357376</text:p>
          </table:table-cell>
        </table:table-row>
        <table:table-row table:style-name="ro1">
          <table:table-cell office:value-type="string" calcext:value-type="string">
            <text:p>input/data_formal_20240530-1342/meme/DankRedditBot_20230106T075615/0.jpg</text:p>
          </table:table-cell>
          <table:table-cell office:value-type="string" calcext:value-type="string">
            <text:p>Pattern 1</text:p>
          </table:table-cell>
          <table:table-cell office:value-type="float" office:value="0.894345627822058" calcext:value-type="float">
            <text:p>0.894345627822058</text:p>
          </table:table-cell>
          <table:table-cell office:value-type="float" office:value="0.226983137962843" calcext:value-type="float">
            <text:p>0.226983137962843</text:p>
          </table:table-cell>
          <table:table-cell office:value-type="float" office:value="0.224882520621135" calcext:value-type="float">
            <text:p>0.224882520621135</text:p>
          </table:table-cell>
          <table:table-cell office:value-type="string" calcext:value-type="string">
            <text:p>https://twitter.com/DankRedditBot/status/1611270404957405185</text:p>
          </table:table-cell>
        </table:table-row>
        <table:table-row table:style-name="ro1">
          <table:table-cell office:value-type="string" calcext:value-type="string">
            <text:p>input/data_formal_20240530-1342/meme/DankRedditBot_20230111T220126/0.jpg</text:p>
          </table:table-cell>
          <table:table-cell office:value-type="string" calcext:value-type="string">
            <text:p>Pattern 1</text:p>
          </table:table-cell>
          <table:table-cell office:value-type="float" office:value="0.858984247879049" calcext:value-type="float">
            <text:p>0.858984247879049</text:p>
          </table:table-cell>
          <table:table-cell office:value-type="float" office:value="0.10971517569645" calcext:value-type="float">
            <text:p>0.10971517569645</text:p>
          </table:table-cell>
          <table:table-cell office:value-type="float" office:value="0.0354293611116755" calcext:value-type="float">
            <text:p>0.0354293611116755</text:p>
          </table:table-cell>
          <table:table-cell office:value-type="string" calcext:value-type="string">
            <text:p>https://twitter.com/DankRedditBot/status/1613295041795002369</text:p>
          </table:table-cell>
        </table:table-row>
        <table:table-row table:style-name="ro1">
          <table:table-cell office:value-type="string" calcext:value-type="string">
            <text:p>input/data_formal_20240530-1342/meme/DankRedditBot_20230111T224127/0.jpg</text:p>
          </table:table-cell>
          <table:table-cell office:value-type="string" calcext:value-type="string">
            <text:p>Pattern 6</text:p>
          </table:table-cell>
          <table:table-cell office:value-type="float" office:value="0.871059121760176" calcext:value-type="float">
            <text:p>0.871059121760176</text:p>
          </table:table-cell>
          <table:table-cell office:value-type="float" office:value="0.226239607859822" calcext:value-type="float">
            <text:p>0.226239607859822</text:p>
          </table:table-cell>
          <table:table-cell office:value-type="float" office:value="0.388533953449619" calcext:value-type="float">
            <text:p>0.388533953449619</text:p>
          </table:table-cell>
          <table:table-cell office:value-type="string" calcext:value-type="string">
            <text:p>https://twitter.com/_Arabii_/status/1613305654835306497</text:p>
          </table:table-cell>
        </table:table-row>
        <table:table-row table:style-name="ro1">
          <table:table-cell office:value-type="string" calcext:value-type="string">
            <text:p>input/data_formal_20240530-1342/meme/DankRedditBot_20230111T234129/0.jpg</text:p>
          </table:table-cell>
          <table:table-cell office:value-type="string" calcext:value-type="string">
            <text:p>Pattern 1</text:p>
          </table:table-cell>
          <table:table-cell office:value-type="float" office:value="0.884872485237843" calcext:value-type="float">
            <text:p>0.884872485237843</text:p>
          </table:table-cell>
          <table:table-cell office:value-type="float" office:value="0.158043384470577" calcext:value-type="float">
            <text:p>0.158043384470577</text:p>
          </table:table-cell>
          <table:table-cell office:value-type="float" office:value="0.242355376727126" calcext:value-type="float">
            <text:p>0.242355376727126</text:p>
          </table:table-cell>
          <table:table-cell office:value-type="string" calcext:value-type="string">
            <text:p>https://twitter.com/DankRedditBot/status/1613320222227693568</text:p>
          </table:table-cell>
        </table:table-row>
        <table:table-row table:style-name="ro1">
          <table:table-cell office:value-type="string" calcext:value-type="string">
            <text:p>input/data_formal_20240530-1342/meme/DankRedditBot_20230112T000130/0.jpg</text:p>
          </table:table-cell>
          <table:table-cell office:value-type="string" calcext:value-type="string">
            <text:p>Pattern 1</text:p>
          </table:table-cell>
          <table:table-cell office:value-type="float" office:value="0.91208571055211" calcext:value-type="float">
            <text:p>0.91208571055211</text:p>
          </table:table-cell>
          <table:table-cell office:value-type="float" office:value="0.131311792474791" calcext:value-type="float">
            <text:p>0.131311792474791</text:p>
          </table:table-cell>
          <table:table-cell office:value-type="float" office:value="0.213359534061453" calcext:value-type="float">
            <text:p>0.213359534061453</text:p>
          </table:table-cell>
          <table:table-cell office:value-type="string" calcext:value-type="string">
            <text:p>https://twitter.com/DankRedditBot/status/1613325258450165772</text:p>
          </table:table-cell>
        </table:table-row>
        <table:table-row table:style-name="ro1">
          <table:table-cell office:value-type="string" calcext:value-type="string">
            <text:p>input/data_formal_20240530-1342/meme/DankRedditBot_20230201T221200/0.jpg</text:p>
          </table:table-cell>
          <table:table-cell office:value-type="string" calcext:value-type="string">
            <text:p>Pattern 1</text:p>
          </table:table-cell>
          <table:table-cell office:value-type="float" office:value="0.890724228141206" calcext:value-type="float">
            <text:p>0.890724228141206</text:p>
          </table:table-cell>
          <table:table-cell office:value-type="float" office:value="0.177467288008062" calcext:value-type="float">
            <text:p>0.177467288008062</text:p>
          </table:table-cell>
          <table:table-cell office:value-type="float" office:value="0.157635729994784" calcext:value-type="float">
            <text:p>0.157635729994784</text:p>
          </table:table-cell>
          <table:table-cell office:value-type="string" calcext:value-type="string">
            <text:p>https://twitter.com/DankRedditBot/status/1620907848539557889</text:p>
          </table:table-cell>
        </table:table-row>
        <table:table-row table:style-name="ro1">
          <table:table-cell office:value-type="string" calcext:value-type="string">
            <text:p>input/data_formal_20240530-1342/meme/DankRedditBot_20230201T223201/0.jpg</text:p>
          </table:table-cell>
          <table:table-cell office:value-type="string" calcext:value-type="string">
            <text:p>Pattern 6</text:p>
          </table:table-cell>
          <table:table-cell office:value-type="float" office:value="0.935110381027966" calcext:value-type="float">
            <text:p>0.935110381027966</text:p>
          </table:table-cell>
          <table:table-cell office:value-type="float" office:value="0.27062067548402" calcext:value-type="float">
            <text:p>0.27062067548402</text:p>
          </table:table-cell>
          <table:table-cell office:value-type="float" office:value="0.388793249002005" calcext:value-type="float">
            <text:p>0.388793249002005</text:p>
          </table:table-cell>
          <table:table-cell office:value-type="string" calcext:value-type="string">
            <text:p>https://twitter.com/DankRedditBot/status/1620912885516886017</text:p>
          </table:table-cell>
        </table:table-row>
        <table:table-row table:style-name="ro1">
          <table:table-cell office:value-type="string" calcext:value-type="string">
            <text:p>input/data_formal_20240530-1342/meme/DankRedditBot_20230201T231202/0.jpg</text:p>
          </table:table-cell>
          <table:table-cell office:value-type="string" calcext:value-type="string">
            <text:p>Pattern 1</text:p>
          </table:table-cell>
          <table:table-cell office:value-type="float" office:value="0.94570776828411" calcext:value-type="float">
            <text:p>0.94570776828411</text:p>
          </table:table-cell>
          <table:table-cell office:value-type="float" office:value="0.135729666830117" calcext:value-type="float">
            <text:p>0.135729666830117</text:p>
          </table:table-cell>
          <table:table-cell office:value-type="float" office:value="0.228202707797131" calcext:value-type="float">
            <text:p>0.228202707797131</text:p>
          </table:table-cell>
          <table:table-cell office:value-type="string" calcext:value-type="string">
            <text:p>https://twitter.com/DankRedditBot/status/1620922957273915393</text:p>
          </table:table-cell>
        </table:table-row>
        <table:table-row table:style-name="ro1">
          <table:table-cell office:value-type="string" calcext:value-type="string">
            <text:p>input/data_formal_20240530-1342/meme/DankRedditBot_20230201T235204/0.jpg</text:p>
          </table:table-cell>
          <table:table-cell office:value-type="string" calcext:value-type="string">
            <text:p>Pattern 6</text:p>
          </table:table-cell>
          <table:table-cell office:value-type="float" office:value="0.916378916720279" calcext:value-type="float">
            <text:p>0.916378916720279</text:p>
          </table:table-cell>
          <table:table-cell office:value-type="float" office:value="0.165199926806045" calcext:value-type="float">
            <text:p>0.165199926806045</text:p>
          </table:table-cell>
          <table:table-cell office:value-type="float" office:value="0.453337840106947" calcext:value-type="float">
            <text:p>0.453337840106947</text:p>
          </table:table-cell>
          <table:table-cell office:value-type="string" calcext:value-type="string">
            <text:p>https://twitter.com/DankRedditBot/status/1620933029492391937</text:p>
          </table:table-cell>
        </table:table-row>
        <table:table-row table:style-name="ro1">
          <table:table-cell office:value-type="string" calcext:value-type="string">
            <text:p>input/data_formal_20240530-1342/meme/DankRedditBot_20230202T003205/0.jpg</text:p>
          </table:table-cell>
          <table:table-cell office:value-type="string" calcext:value-type="string">
            <text:p>Pattern 3</text:p>
          </table:table-cell>
          <table:table-cell office:value-type="float" office:value="0.914979824589796" calcext:value-type="float">
            <text:p>0.914979824589796</text:p>
          </table:table-cell>
          <table:table-cell office:value-type="float" office:value="0.0997847707961474" calcext:value-type="float">
            <text:p>0.0997847707961474</text:p>
          </table:table-cell>
          <table:table-cell office:value-type="float" office:value="0.391365703431156" calcext:value-type="float">
            <text:p>0.391365703431156</text:p>
          </table:table-cell>
          <table:table-cell office:value-type="string" calcext:value-type="string">
            <text:p>https://twitter.com/DankRedditBot/status/1620943101081620480</text:p>
          </table:table-cell>
        </table:table-row>
        <table:table-row table:style-name="ro1">
          <table:table-cell office:value-type="string" calcext:value-type="string">
            <text:p>input/data_formal_20240530-1342/meme/DankRedditBot_20230202T011207/0.jpg</text:p>
          </table:table-cell>
          <table:table-cell office:value-type="string" calcext:value-type="string">
            <text:p>Pattern 6</text:p>
          </table:table-cell>
          <table:table-cell office:value-type="float" office:value="0.919026443145356" calcext:value-type="float">
            <text:p>0.919026443145356</text:p>
          </table:table-cell>
          <table:table-cell office:value-type="float" office:value="0.168994958916118" calcext:value-type="float">
            <text:p>0.168994958916118</text:p>
          </table:table-cell>
          <table:table-cell office:value-type="float" office:value="0.30716147121506" calcext:value-type="float">
            <text:p>0.30716147121506</text:p>
          </table:table-cell>
          <table:table-cell office:value-type="string" calcext:value-type="string">
            <text:p>https://twitter.com/DankRedditBot/status/1620953173320994817</text:p>
          </table:table-cell>
        </table:table-row>
        <table:table-row table:style-name="ro1">
          <table:table-cell office:value-type="string" calcext:value-type="string">
            <text:p>input/data_formal_20240530-1342/meme/DankRedditBot_20230202T015208/0.jpg</text:p>
          </table:table-cell>
          <table:table-cell office:value-type="string" calcext:value-type="string">
            <text:p>Pattern 1</text:p>
          </table:table-cell>
          <table:table-cell office:value-type="float" office:value="0.893434526628871" calcext:value-type="float">
            <text:p>0.893434526628871</text:p>
          </table:table-cell>
          <table:table-cell office:value-type="float" office:value="0.0742969783638497" calcext:value-type="float">
            <text:p>0.0742969783638497</text:p>
          </table:table-cell>
          <table:table-cell office:value-type="float" office:value="0.399580958260067" calcext:value-type="float">
            <text:p>0.399580958260067</text:p>
          </table:table-cell>
          <table:table-cell office:value-type="string" calcext:value-type="string">
            <text:p>https://twitter.com/DankRedditBot/status/1620963245673545728</text:p>
          </table:table-cell>
        </table:table-row>
        <table:table-row table:style-name="ro1">
          <table:table-cell office:value-type="string" calcext:value-type="string">
            <text:p>input/data_formal_20240530-1342/meme/DankRedditBot_20230202T023209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DankRedditBot/status/1620973317329920001</text:p>
          </table:table-cell>
        </table:table-row>
        <table:table-row table:style-name="ro1">
          <table:table-cell office:value-type="string" calcext:value-type="string">
            <text:p>input/data_formal_20240530-1342/meme/DankRedditBot_20230202T031210/0.jpg</text:p>
          </table:table-cell>
          <table:table-cell office:value-type="string" calcext:value-type="string">
            <text:p>Pattern 1</text:p>
          </table:table-cell>
          <table:table-cell office:value-type="float" office:value="0.848705581114332" calcext:value-type="float">
            <text:p>0.848705581114332</text:p>
          </table:table-cell>
          <table:table-cell office:value-type="float" office:value="0.194019322563445" calcext:value-type="float">
            <text:p>0.194019322563445</text:p>
          </table:table-cell>
          <table:table-cell office:value-type="float" office:value="0.132644774407882" calcext:value-type="float">
            <text:p>0.132644774407882</text:p>
          </table:table-cell>
          <table:table-cell office:value-type="string" calcext:value-type="string">
            <text:p>https://twitter.com/Tlotla15/status/1620984855973756928</text:p>
          </table:table-cell>
        </table:table-row>
        <table:table-row table:style-name="ro1">
          <table:table-cell office:value-type="string" calcext:value-type="string">
            <text:p>input/data_formal_20240530-1342/meme/DankRedditBot_20230202T045214/0.jpg</text:p>
          </table:table-cell>
          <table:table-cell office:value-type="string" calcext:value-type="string">
            <text:p>Pattern 1</text:p>
          </table:table-cell>
          <table:table-cell office:value-type="float" office:value="0.902814466218052" calcext:value-type="float">
            <text:p>0.902814466218052</text:p>
          </table:table-cell>
          <table:table-cell office:value-type="float" office:value="0.143946971559859" calcext:value-type="float">
            <text:p>0.143946971559859</text:p>
          </table:table-cell>
          <table:table-cell office:value-type="float" office:value="0.188687668101766" calcext:value-type="float">
            <text:p>0.188687668101766</text:p>
          </table:table-cell>
          <table:table-cell office:value-type="string" calcext:value-type="string">
            <text:p>https://twitter.com/DankRedditBot/status/1621008571138719744</text:p>
          </table:table-cell>
        </table:table-row>
        <table:table-row table:style-name="ro1">
          <table:table-cell office:value-type="string" calcext:value-type="string">
            <text:p>input/data_formal_20240530-1342/meme/DankRedditBot_20230212T101428/0.jpg</text:p>
          </table:table-cell>
          <table:table-cell office:value-type="string" calcext:value-type="string">
            <text:p>Pattern 1</text:p>
          </table:table-cell>
          <table:table-cell office:value-type="float" office:value="0.937019834216258" calcext:value-type="float">
            <text:p>0.937019834216258</text:p>
          </table:table-cell>
          <table:table-cell office:value-type="float" office:value="0.146826438046513" calcext:value-type="float">
            <text:p>0.146826438046513</text:p>
          </table:table-cell>
          <table:table-cell office:value-type="float" office:value="0.117993879956951" calcext:value-type="float">
            <text:p>0.117993879956951</text:p>
          </table:table-cell>
          <table:table-cell office:value-type="string" calcext:value-type="string">
            <text:p>https://twitter.com/covando97/status/1624784543956848643</text:p>
          </table:table-cell>
        </table:table-row>
        <table:table-row table:style-name="ro1">
          <table:table-cell office:value-type="string" calcext:value-type="string">
            <text:p>input/data_formal_20240530-1342/meme/DankRedditBot_20230212T133434/0.jpg</text:p>
          </table:table-cell>
          <table:table-cell office:value-type="string" calcext:value-type="string">
            <text:p>Pattern 1</text:p>
          </table:table-cell>
          <table:table-cell office:value-type="float" office:value="0.923137308765899" calcext:value-type="float">
            <text:p>0.923137308765899</text:p>
          </table:table-cell>
          <table:table-cell office:value-type="float" office:value="0.162036186268804" calcext:value-type="float">
            <text:p>0.162036186268804</text:p>
          </table:table-cell>
          <table:table-cell office:value-type="float" office:value="0.210284652969497" calcext:value-type="float">
            <text:p>0.210284652969497</text:p>
          </table:table-cell>
          <table:table-cell office:value-type="string" calcext:value-type="string">
            <text:p>https://twitter.com/DankRedditBot/status/1624763897268908032</text:p>
          </table:table-cell>
        </table:table-row>
        <table:table-row table:style-name="ro1">
          <table:table-cell office:value-type="string" calcext:value-type="string">
            <text:p>input/data_formal_20240530-1342/meme/DankRedditBot_20230212T163441/0.jpg</text:p>
          </table:table-cell>
          <table:table-cell office:value-type="string" calcext:value-type="string">
            <text:p>Pattern 1</text:p>
          </table:table-cell>
          <table:table-cell office:value-type="float" office:value="0.844041148652157" calcext:value-type="float">
            <text:p>0.844041148652157</text:p>
          </table:table-cell>
          <table:table-cell office:value-type="float" office:value="0.191419718915185" calcext:value-type="float">
            <text:p>0.191419718915185</text:p>
          </table:table-cell>
          <table:table-cell office:value-type="float" office:value="0.0907198436663045" calcext:value-type="float">
            <text:p>0.0907198436663045</text:p>
          </table:table-cell>
          <table:table-cell office:value-type="string" calcext:value-type="string">
            <text:p>https://twitter.com/DankRedditBot/status/1624809227335225344</text:p>
          </table:table-cell>
        </table:table-row>
        <table:table-row table:style-name="ro1">
          <table:table-cell office:value-type="string" calcext:value-type="string">
            <text:p>input/data_formal_20240530-1342/meme/DankRedditBot_20230315T234925/0.jpg</text:p>
          </table:table-cell>
          <table:table-cell office:value-type="string" calcext:value-type="string">
            <text:p>Pattern 1</text:p>
          </table:table-cell>
          <table:table-cell office:value-type="float" office:value="0.923799115249686" calcext:value-type="float">
            <text:p>0.923799115249686</text:p>
          </table:table-cell>
          <table:table-cell office:value-type="float" office:value="0.213545266887776" calcext:value-type="float">
            <text:p>0.213545266887776</text:p>
          </table:table-cell>
          <table:table-cell office:value-type="float" office:value="0.210337400478896" calcext:value-type="float">
            <text:p>0.210337400478896</text:p>
          </table:table-cell>
          <table:table-cell office:value-type="string" calcext:value-type="string">
            <text:p>https://twitter.com/DankRedditBot/status/1636152652688945153</text:p>
          </table:table-cell>
        </table:table-row>
        <table:table-row table:style-name="ro1">
          <table:table-cell office:value-type="string" calcext:value-type="string">
            <text:p>input/data_formal_20240530-1342/meme/DankRedditBot_20230322T001516/0.jpg</text:p>
          </table:table-cell>
          <table:table-cell office:value-type="string" calcext:value-type="string">
            <text:p>Pattern 6</text:p>
          </table:table-cell>
          <table:table-cell office:value-type="float" office:value="0.842595839874559" calcext:value-type="float">
            <text:p>0.842595839874559</text:p>
          </table:table-cell>
          <table:table-cell office:value-type="float" office:value="0.263839263814406" calcext:value-type="float">
            <text:p>0.263839263814406</text:p>
          </table:table-cell>
          <table:table-cell office:value-type="float" office:value="0.448538185010391" calcext:value-type="float">
            <text:p>0.448538185010391</text:p>
          </table:table-cell>
          <table:table-cell office:value-type="string" calcext:value-type="string">
            <text:p>https://twitter.com/wongduckdongg/status/1638596186310418444</text:p>
          </table:table-cell>
        </table:table-row>
        <table:table-row table:style-name="ro1">
          <table:table-cell office:value-type="string" calcext:value-type="string">
            <text:p>input/data_formal_20240530-1342/meme/DankRedditBot_20230322T095538/0.jpg</text:p>
          </table:table-cell>
          <table:table-cell office:value-type="string" calcext:value-type="string">
            <text:p>Pattern 1</text:p>
          </table:table-cell>
          <table:table-cell office:value-type="float" office:value="0.8782492134966" calcext:value-type="float">
            <text:p>0.8782492134966</text:p>
          </table:table-cell>
          <table:table-cell office:value-type="float" office:value="0.16455309534446" calcext:value-type="float">
            <text:p>0.16455309534446</text:p>
          </table:table-cell>
          <table:table-cell office:value-type="float" office:value="0.23717228180615" calcext:value-type="float">
            <text:p>0.23717228180615</text:p>
          </table:table-cell>
          <table:table-cell office:value-type="string" calcext:value-type="string">
            <text:p>https://twitter.com/wongduckdongg/status/1638597037275983874</text:p>
          </table:table-cell>
        </table:table-row>
        <table:table-row table:style-name="ro1">
          <table:table-cell office:value-type="string" calcext:value-type="string">
            <text:p>input/data_formal_20240530-1342/meme/DankRedditBot_20230322T191559/0.jpg</text:p>
          </table:table-cell>
          <table:table-cell office:value-type="string" calcext:value-type="string">
            <text:p>Pattern 1</text:p>
          </table:table-cell>
          <table:table-cell office:value-type="float" office:value="0.926605703598344" calcext:value-type="float">
            <text:p>0.926605703598344</text:p>
          </table:table-cell>
          <table:table-cell office:value-type="float" office:value="0.227809339252437" calcext:value-type="float">
            <text:p>0.227809339252437</text:p>
          </table:table-cell>
          <table:table-cell office:value-type="float" office:value="0.186175098377206" calcext:value-type="float">
            <text:p>0.186175098377206</text:p>
          </table:table-cell>
          <table:table-cell office:value-type="string" calcext:value-type="string">
            <text:p>https://twitter.com/DankRedditBot/status/1638620556747481127</text:p>
          </table:table-cell>
        </table:table-row>
        <table:table-row table:style-name="ro1">
          <table:table-cell office:value-type="string" calcext:value-type="string">
            <text:p>input/data_formal_20240530-1342/meme/DankRedditBot_20230322T193600/0.jpg</text:p>
          </table:table-cell>
          <table:table-cell office:value-type="string" calcext:value-type="string">
            <text:p>Pattern 3</text:p>
          </table:table-cell>
          <table:table-cell office:value-type="float" office:value="0.900503462874469" calcext:value-type="float">
            <text:p>0.900503462874469</text:p>
          </table:table-cell>
          <table:table-cell office:value-type="float" office:value="0.194866416682885" calcext:value-type="float">
            <text:p>0.194866416682885</text:p>
          </table:table-cell>
          <table:table-cell office:value-type="float" office:value="0.398391665432872" calcext:value-type="float">
            <text:p>0.398391665432872</text:p>
          </table:table-cell>
          <table:table-cell office:value-type="string" calcext:value-type="string">
            <text:p>https://twitter.com/DankRedditBot/status/1638625595620995072</text:p>
          </table:table-cell>
        </table:table-row>
        <table:table-row table:style-name="ro1">
          <table:table-cell office:value-type="string" calcext:value-type="string">
            <text:p>input/data_formal_20240530-1342/meme/DankRedditBot_20230322T215609/0.jpg</text:p>
          </table:table-cell>
          <table:table-cell office:value-type="string" calcext:value-type="string">
            <text:p>Pattern 1</text:p>
          </table:table-cell>
          <table:table-cell office:value-type="float" office:value="0.879148475427138" calcext:value-type="float">
            <text:p>0.879148475427138</text:p>
          </table:table-cell>
          <table:table-cell office:value-type="float" office:value="0.173532212293869" calcext:value-type="float">
            <text:p>0.173532212293869</text:p>
          </table:table-cell>
          <table:table-cell office:value-type="float" office:value="0.217427250092468" calcext:value-type="float">
            <text:p>0.217427250092468</text:p>
          </table:table-cell>
          <table:table-cell office:value-type="string" calcext:value-type="string">
            <text:p>https://twitter.com/DankRedditBot/status/1638660863963054080</text:p>
          </table:table-cell>
        </table:table-row>
        <table:table-row table:style-name="ro1">
          <table:table-cell office:value-type="string" calcext:value-type="string">
            <text:p>input/data_formal_20240530-1342/meme/DankRedditBot_20230323T035629/0.jpg</text:p>
          </table:table-cell>
          <table:table-cell office:value-type="string" calcext:value-type="string">
            <text:p>Pattern 6</text:p>
          </table:table-cell>
          <table:table-cell office:value-type="float" office:value="0.921589120554032" calcext:value-type="float">
            <text:p>0.921589120554032</text:p>
          </table:table-cell>
          <table:table-cell office:value-type="float" office:value="0.187735993978892" calcext:value-type="float">
            <text:p>0.187735993978892</text:p>
          </table:table-cell>
          <table:table-cell office:value-type="float" office:value="0.384935604673884" calcext:value-type="float">
            <text:p>0.384935604673884</text:p>
          </table:table-cell>
          <table:table-cell office:value-type="string" calcext:value-type="string">
            <text:p>https://twitter.com/DankRedditBot/status/1638751545457278976</text:p>
          </table:table-cell>
        </table:table-row>
        <table:table-row table:style-name="ro1">
          <table:table-cell office:value-type="string" calcext:value-type="string">
            <text:p>input/data_formal_20240530-1342/meme/danvodgamer_20221223T065129/0.jpg</text:p>
          </table:table-cell>
          <table:table-cell office:value-type="string" calcext:value-type="string">
            <text:p>Pattern 3</text:p>
          </table:table-cell>
          <table:table-cell office:value-type="float" office:value="0.933946660008122" calcext:value-type="float">
            <text:p>0.933946660008122</text:p>
          </table:table-cell>
          <table:table-cell office:value-type="float" office:value="0.130421271934854" calcext:value-type="float">
            <text:p>0.130421271934854</text:p>
          </table:table-cell>
          <table:table-cell office:value-type="float" office:value="0.453718421959514" calcext:value-type="float">
            <text:p>0.453718421959514</text:p>
          </table:table-cell>
          <table:table-cell office:value-type="string" calcext:value-type="string">
            <text:p>https://twitter.com/danvodgamer/status/1606180678059581441</text:p>
          </table:table-cell>
        </table:table-row>
        <table:table-row table:style-name="ro1">
          <table:table-cell office:value-type="string" calcext:value-type="string">
            <text:p>input/data_formal_20240530-1342/meme/DARKFAGG0T9000_20221228T034630/0.jpg</text:p>
          </table:table-cell>
          <table:table-cell office:value-type="string" calcext:value-type="string">
            <text:p>Pattern 6</text:p>
          </table:table-cell>
          <table:table-cell office:value-type="float" office:value="1.00643364516845" calcext:value-type="float">
            <text:p>1.00643364516845</text:p>
          </table:table-cell>
          <table:table-cell office:value-type="float" office:value="0.177612593415027" calcext:value-type="float">
            <text:p>0.177612593415027</text:p>
          </table:table-cell>
          <table:table-cell office:value-type="float" office:value="0.383446925839348" calcext:value-type="float">
            <text:p>0.383446925839348</text:p>
          </table:table-cell>
          <table:table-cell office:value-type="string" calcext:value-type="string">
            <text:p>https://twitter.com/DARKFAGG0T9000/status/1607946062836162560</text:p>
          </table:table-cell>
        </table:table-row>
        <table:table-row table:style-name="ro1">
          <table:table-cell office:value-type="string" calcext:value-type="string">
            <text:p>input/data_formal_20240530-1342/meme/DARKFAGG0T9000_20221228T034723/0.jpg</text:p>
          </table:table-cell>
          <table:table-cell office:value-type="string" calcext:value-type="string">
            <text:p>Pattern 3</text:p>
          </table:table-cell>
          <table:table-cell office:value-type="float" office:value="1.00042860632298" calcext:value-type="float">
            <text:p>1.00042860632298</text:p>
          </table:table-cell>
          <table:table-cell office:value-type="float" office:value="0.22490755111329" calcext:value-type="float">
            <text:p>0.22490755111329</text:p>
          </table:table-cell>
          <table:table-cell office:value-type="float" office:value="0.338671955627727" calcext:value-type="float">
            <text:p>0.338671955627727</text:p>
          </table:table-cell>
          <table:table-cell office:value-type="string" calcext:value-type="string">
            <text:p>https://twitter.com/MMDB2022/status/1607958436435591168</text:p>
          </table:table-cell>
        </table:table-row>
        <table:table-row table:style-name="ro1">
          <table:table-cell office:value-type="string" calcext:value-type="string">
            <text:p>input/data_formal_20240530-1342/meme/DARKFAGG0T9000_20221228T034854/0.jpg</text:p>
          </table:table-cell>
          <table:table-cell office:value-type="string" calcext:value-type="string">
            <text:p>Pattern 1</text:p>
          </table:table-cell>
          <table:table-cell office:value-type="float" office:value="0.904606783614737" calcext:value-type="float">
            <text:p>0.904606783614737</text:p>
          </table:table-cell>
          <table:table-cell office:value-type="float" office:value="0.152625349946389" calcext:value-type="float">
            <text:p>0.152625349946389</text:p>
          </table:table-cell>
          <table:table-cell office:value-type="float" office:value="0.256863749747743" calcext:value-type="float">
            <text:p>0.256863749747743</text:p>
          </table:table-cell>
          <table:table-cell office:value-type="string" calcext:value-type="string">
            <text:p>https://twitter.com/DARKFAGG0T9000/status/1607946669940695046</text:p>
          </table:table-cell>
        </table:table-row>
        <table:table-row table:style-name="ro1">
          <table:table-cell office:value-type="string" calcext:value-type="string">
            <text:p>input/data_formal_20240530-1342/meme/Darkota8_20221227T203326/0.jpg</text:p>
          </table:table-cell>
          <table:table-cell office:value-type="string" calcext:value-type="string">
            <text:p>Pattern 3</text:p>
          </table:table-cell>
          <table:table-cell office:value-type="float" office:value="0.945420717782315" calcext:value-type="float">
            <text:p>0.945420717782315</text:p>
          </table:table-cell>
          <table:table-cell office:value-type="float" office:value="0.188482021289931" calcext:value-type="float">
            <text:p>0.188482021289931</text:p>
          </table:table-cell>
          <table:table-cell office:value-type="float" office:value="0.262392440000443" calcext:value-type="float">
            <text:p>0.262392440000443</text:p>
          </table:table-cell>
          <table:table-cell office:value-type="string" calcext:value-type="string">
            <text:p>https://twitter.com/Zarco8Zarco/status/1607948837737435143</text:p>
          </table:table-cell>
        </table:table-row>
        <table:table-row table:style-name="ro1">
          <table:table-cell office:value-type="string" calcext:value-type="string">
            <text:p>input/data_formal_20240530-1342/meme/DataZombiez_20230127T220431/0.jpg</text:p>
          </table:table-cell>
          <table:table-cell office:value-type="string" calcext:value-type="string">
            <text:p>Pattern 1</text:p>
          </table:table-cell>
          <table:table-cell office:value-type="float" office:value="0.922345712900512" calcext:value-type="float">
            <text:p>0.922345712900512</text:p>
          </table:table-cell>
          <table:table-cell office:value-type="float" office:value="0.163057675169235" calcext:value-type="float">
            <text:p>0.163057675169235</text:p>
          </table:table-cell>
          <table:table-cell office:value-type="float" office:value="0.167767005247124" calcext:value-type="float">
            <text:p>0.167767005247124</text:p>
          </table:table-cell>
          <table:table-cell office:value-type="string" calcext:value-type="string">
            <text:p>https://twitter.com/DataZombiez/status/1619094022924169219</text:p>
          </table:table-cell>
        </table:table-row>
        <table:table-row table:style-name="ro1">
          <table:table-cell office:value-type="string" calcext:value-type="string">
            <text:p>input/data_formal_20240530-1342/meme/DataZombiez_20230127T221432/0.jpg</text:p>
          </table:table-cell>
          <table:table-cell office:value-type="string" calcext:value-type="string">
            <text:p>Pattern 3</text:p>
          </table:table-cell>
          <table:table-cell office:value-type="float" office:value="0.907036536910374" calcext:value-type="float">
            <text:p>0.907036536910374</text:p>
          </table:table-cell>
          <table:table-cell office:value-type="float" office:value="0.125307414100893" calcext:value-type="float">
            <text:p>0.125307414100893</text:p>
          </table:table-cell>
          <table:table-cell office:value-type="float" office:value="0.379716055459893" calcext:value-type="float">
            <text:p>0.379716055459893</text:p>
          </table:table-cell>
          <table:table-cell office:value-type="string" calcext:value-type="string">
            <text:p>https://twitter.com/DataZombiez/status/1619096546179710976</text:p>
          </table:table-cell>
        </table:table-row>
        <table:table-row table:style-name="ro1">
          <table:table-cell office:value-type="string" calcext:value-type="string">
            <text:p>input/data_formal_20240530-1342/meme/DataZombiez_20230202T054030/0.jpg</text:p>
          </table:table-cell>
          <table:table-cell office:value-type="string" calcext:value-type="string">
            <text:p>Pattern 1</text:p>
          </table:table-cell>
          <table:table-cell office:value-type="float" office:value="0.935604731360131" calcext:value-type="float">
            <text:p>0.935604731360131</text:p>
          </table:table-cell>
          <table:table-cell office:value-type="float" office:value="0.189291080596504" calcext:value-type="float">
            <text:p>0.189291080596504</text:p>
          </table:table-cell>
          <table:table-cell office:value-type="float" office:value="0.334894755254401" calcext:value-type="float">
            <text:p>0.334894755254401</text:p>
          </table:table-cell>
          <table:table-cell office:value-type="string" calcext:value-type="string">
            <text:p>https://twitter.com/DataZombiez/status/1621020714571796482</text:p>
          </table:table-cell>
        </table:table-row>
        <table:table-row table:style-name="ro1">
          <table:table-cell office:value-type="string" calcext:value-type="string">
            <text:p>input/data_formal_20240530-1342/meme/DataZombiez_20230202T054506/0.jpg</text:p>
          </table:table-cell>
          <table:table-cell office:value-type="string" calcext:value-type="string">
            <text:p>Pattern 3</text:p>
          </table:table-cell>
          <table:table-cell office:value-type="float" office:value="0.876958985422951" calcext:value-type="float">
            <text:p>0.876958985422951</text:p>
          </table:table-cell>
          <table:table-cell office:value-type="float" office:value="0.112159961767744" calcext:value-type="float">
            <text:p>0.112159961767744</text:p>
          </table:table-cell>
          <table:table-cell office:value-type="float" office:value="0.407981668217842" calcext:value-type="float">
            <text:p>0.407981668217842</text:p>
          </table:table-cell>
          <table:table-cell office:value-type="string" calcext:value-type="string">
            <text:p>https://twitter.com/DataZombiez/status/1621021872514301953</text:p>
          </table:table-cell>
        </table:table-row>
        <table:table-row table:style-name="ro1">
          <table:table-cell office:value-type="string" calcext:value-type="string">
            <text:p>input/data_formal_20240530-1342/meme/DataZombiez_20230202T054518/0.jpg</text:p>
          </table:table-cell>
          <table:table-cell office:value-type="string" calcext:value-type="string">
            <text:p>Pattern 1</text:p>
          </table:table-cell>
          <table:table-cell office:value-type="float" office:value="0.866906354636922" calcext:value-type="float">
            <text:p>0.866906354636922</text:p>
          </table:table-cell>
          <table:table-cell office:value-type="float" office:value="0.127006168998011" calcext:value-type="float">
            <text:p>0.127006168998011</text:p>
          </table:table-cell>
          <table:table-cell office:value-type="float" office:value="0.171016595918419" calcext:value-type="float">
            <text:p>0.171016595918419</text:p>
          </table:table-cell>
          <table:table-cell office:value-type="string" calcext:value-type="string">
            <text:p>https://twitter.com/DataZombiez/status/1621021923550564352</text:p>
          </table:table-cell>
        </table:table-row>
        <table:table-row table:style-name="ro1">
          <table:table-cell office:value-type="string" calcext:value-type="string">
            <text:p>input/data_formal_20240530-1342/meme/DataZombiez_20230212T162830/0.jpg</text:p>
          </table:table-cell>
          <table:table-cell office:value-type="string" calcext:value-type="string">
            <text:p>Pattern 1</text:p>
          </table:table-cell>
          <table:table-cell office:value-type="float" office:value="0.912201642238466" calcext:value-type="float">
            <text:p>0.912201642238466</text:p>
          </table:table-cell>
          <table:table-cell office:value-type="float" office:value="0.153371925998289" calcext:value-type="float">
            <text:p>0.153371925998289</text:p>
          </table:table-cell>
          <table:table-cell office:value-type="float" office:value="0.278953954180067" calcext:value-type="float">
            <text:p>0.278953954180067</text:p>
          </table:table-cell>
          <table:table-cell office:value-type="string" calcext:value-type="string">
            <text:p>https://twitter.com/DataZombiez/status/1624807670799814656</text:p>
          </table:table-cell>
        </table:table-row>
        <table:table-row table:style-name="ro1">
          <table:table-cell office:value-type="string" calcext:value-type="string">
            <text:p>input/data_formal_20240530-1342/meme/DataZombiez_20230212T163331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DataZombiez/status/1624808933671190528</text:p>
          </table:table-cell>
        </table:table-row>
        <table:table-row table:style-name="ro1">
          <table:table-cell office:value-type="string" calcext:value-type="string">
            <text:p>input/data_formal_20240530-1342/meme/DataZombiez_20230212T163833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DataZombiez/status/1624810197226229761</text:p>
          </table:table-cell>
        </table:table-row>
        <table:table-row table:style-name="ro1">
          <table:table-cell office:value-type="string" calcext:value-type="string">
            <text:p>input/data_formal_20240530-1342/meme/dateassuredcom_20230106T085311/0.jpg</text:p>
          </table:table-cell>
          <table:table-cell office:value-type="string" calcext:value-type="string">
            <text:p>Pattern 6</text:p>
          </table:table-cell>
          <table:table-cell office:value-type="float" office:value="0.864394853186248" calcext:value-type="float">
            <text:p>0.864394853186248</text:p>
          </table:table-cell>
          <table:table-cell office:value-type="float" office:value="0.196163964327109" calcext:value-type="float">
            <text:p>0.196163964327109</text:p>
          </table:table-cell>
          <table:table-cell office:value-type="float" office:value="0.480161103636244" calcext:value-type="float">
            <text:p>0.480161103636244</text:p>
          </table:table-cell>
          <table:table-cell office:value-type="string" calcext:value-type="string">
            <text:p>https://twitter.com/dateassuredcom/status/1611284733056659457</text:p>
          </table:table-cell>
        </table:table-row>
        <table:table-row table:style-name="ro1">
          <table:table-cell office:value-type="string" calcext:value-type="string">
            <text:p>input/data_formal_20240530-1342/meme/datrueshadowfox_20230106T063311/0.jpg</text:p>
          </table:table-cell>
          <table:table-cell office:value-type="string" calcext:value-type="string">
            <text:p>Pattern 1</text:p>
          </table:table-cell>
          <table:table-cell office:value-type="float" office:value="0.90708095545177" calcext:value-type="float">
            <text:p>0.90708095545177</text:p>
          </table:table-cell>
          <table:table-cell office:value-type="float" office:value="0.146691830685064" calcext:value-type="float">
            <text:p>0.146691830685064</text:p>
          </table:table-cell>
          <table:table-cell office:value-type="float" office:value="0.14010222587907" calcext:value-type="float">
            <text:p>0.14010222587907</text:p>
          </table:table-cell>
          <table:table-cell office:value-type="string" calcext:value-type="string">
            <text:p>https://twitter.com/datrueshadowfox/status/1611249504040407040</text:p>
          </table:table-cell>
        </table:table-row>
        <table:table-row table:style-name="ro1">
          <table:table-cell office:value-type="string" calcext:value-type="string">
            <text:p>input/data_formal_20240530-1342/meme/daveurvish_20230106T054227/0.jpg</text:p>
          </table:table-cell>
          <table:table-cell office:value-type="string" calcext:value-type="string">
            <text:p>Pattern 3</text:p>
          </table:table-cell>
          <table:table-cell office:value-type="float" office:value="0.883940745598951" calcext:value-type="float">
            <text:p>0.883940745598951</text:p>
          </table:table-cell>
          <table:table-cell office:value-type="float" office:value="0.128055346154754" calcext:value-type="float">
            <text:p>0.128055346154754</text:p>
          </table:table-cell>
          <table:table-cell office:value-type="float" office:value="0.644917185267583" calcext:value-type="float">
            <text:p>0.644917185267583</text:p>
          </table:table-cell>
          <table:table-cell office:value-type="string" calcext:value-type="string">
            <text:p>https://twitter.com/daveurvish/status/1611236734251204608</text:p>
          </table:table-cell>
        </table:table-row>
        <table:table-row table:style-name="ro1">
          <table:table-cell office:value-type="string" calcext:value-type="string">
            <text:p>input/data_formal_20240530-1342/meme/DaxGigandet_20180225T235957/0.jpg</text:p>
          </table:table-cell>
          <table:table-cell office:value-type="string" calcext:value-type="string">
            <text:p>Pattern 1</text:p>
          </table:table-cell>
          <table:table-cell office:value-type="float" office:value="0.936061786273286" calcext:value-type="float">
            <text:p>0.936061786273286</text:p>
          </table:table-cell>
          <table:table-cell office:value-type="float" office:value="0.214786729824347" calcext:value-type="float">
            <text:p>0.214786729824347</text:p>
          </table:table-cell>
          <table:table-cell office:value-type="float" office:value="0.204682886872562" calcext:value-type="float">
            <text:p>0.204682886872562</text:p>
          </table:table-cell>
          <table:table-cell office:value-type="string" calcext:value-type="string">
            <text:p>https://twitter.com/MiamiPapers/status/1616677789486260224</text:p>
          </table:table-cell>
        </table:table-row>
        <table:table-row table:style-name="ro1">
          <table:table-cell office:value-type="string" calcext:value-type="string">
            <text:p>input/data_formal_20240530-1342/meme/Dayana_Yee_20221228T050223/0.jpg</text:p>
          </table:table-cell>
          <table:table-cell office:value-type="string" calcext:value-type="string">
            <text:p>Pattern 3</text:p>
          </table:table-cell>
          <table:table-cell office:value-type="float" office:value="0.909862304876044" calcext:value-type="float">
            <text:p>0.909862304876044</text:p>
          </table:table-cell>
          <table:table-cell office:value-type="float" office:value="0.187618997059401" calcext:value-type="float">
            <text:p>0.187618997059401</text:p>
          </table:table-cell>
          <table:table-cell office:value-type="float" office:value="0.463987463441616" calcext:value-type="float">
            <text:p>0.463987463441616</text:p>
          </table:table-cell>
          <table:table-cell office:value-type="string" calcext:value-type="string">
            <text:p>https://twitter.com/Dayana_Yee/status/1607965160412688384</text:p>
          </table:table-cell>
        </table:table-row>
        <table:table-row table:style-name="ro1">
          <table:table-cell office:value-type="string" calcext:value-type="string">
            <text:p>input/data_formal_20240530-1342/meme/dayashappiness__20230106T031010/0.jpg</text:p>
          </table:table-cell>
          <table:table-cell office:value-type="string" calcext:value-type="string">
            <text:p>Pattern 1</text:p>
          </table:table-cell>
          <table:table-cell office:value-type="float" office:value="0.903022715971223" calcext:value-type="float">
            <text:p>0.903022715971223</text:p>
          </table:table-cell>
          <table:table-cell office:value-type="float" office:value="0.186388866502131" calcext:value-type="float">
            <text:p>0.186388866502131</text:p>
          </table:table-cell>
          <table:table-cell office:value-type="float" office:value="0.276031584620156" calcext:value-type="float">
            <text:p>0.276031584620156</text:p>
          </table:table-cell>
          <table:table-cell office:value-type="string" calcext:value-type="string">
            <text:p>https://twitter.com/dayashappiness_/status/1611218249567580160</text:p>
          </table:table-cell>
        </table:table-row>
        <table:table-row table:style-name="ro1">
          <table:table-cell office:value-type="string" calcext:value-type="string">
            <text:p>input/data_formal_20240530-1342/meme/ddanjovi_20230103T141847/0.jpg</text:p>
          </table:table-cell>
          <table:table-cell office:value-type="string" calcext:value-type="string">
            <text:p>Pattern 1</text:p>
          </table:table-cell>
          <table:table-cell office:value-type="float" office:value="0.948608847445303" calcext:value-type="float">
            <text:p>0.948608847445303</text:p>
          </table:table-cell>
          <table:table-cell office:value-type="float" office:value="0.272909187269666" calcext:value-type="float">
            <text:p>0.272909187269666</text:p>
          </table:table-cell>
          <table:table-cell office:value-type="float" office:value="0.177481649828444" calcext:value-type="float">
            <text:p>0.177481649828444</text:p>
          </table:table-cell>
          <table:table-cell office:value-type="string" calcext:value-type="string">
            <text:p>https://twitter.com/ddanjovi/status/1610279510439596035</text:p>
          </table:table-cell>
        </table:table-row>
        <table:table-row table:style-name="ro1">
          <table:table-cell office:value-type="string" calcext:value-type="string">
            <text:p>input/data_formal_20240530-1342/meme/DeathMetalMum_20221227T114248/0.jpg</text:p>
          </table:table-cell>
          <table:table-cell office:value-type="string" calcext:value-type="string">
            <text:p>Pattern 1</text:p>
          </table:table-cell>
          <table:table-cell office:value-type="float" office:value="0.906635484280364" calcext:value-type="float">
            <text:p>0.906635484280364</text:p>
          </table:table-cell>
          <table:table-cell office:value-type="float" office:value="0.159700625846214" calcext:value-type="float">
            <text:p>0.159700625846214</text:p>
          </table:table-cell>
          <table:table-cell office:value-type="float" office:value="0.0333135754291334" calcext:value-type="float">
            <text:p>0.0333135754291334</text:p>
          </table:table-cell>
          <table:table-cell office:value-type="string" calcext:value-type="string">
            <text:p>https://twitter.com/muhamad_rizuan/status/1607959302559653888</text:p>
          </table:table-cell>
        </table:table-row>
        <table:table-row table:style-name="ro1">
          <table:table-cell office:value-type="string" calcext:value-type="string">
            <text:p>input/data_formal_20240530-1342/meme/dedalium_20221227T121155/0.jpg</text:p>
          </table:table-cell>
          <table:table-cell office:value-type="string" calcext:value-type="string">
            <text:p>Pattern 6</text:p>
          </table:table-cell>
          <table:table-cell office:value-type="float" office:value="0.938766759923406" calcext:value-type="float">
            <text:p>0.938766759923406</text:p>
          </table:table-cell>
          <table:table-cell office:value-type="float" office:value="0.338149716344679" calcext:value-type="float">
            <text:p>0.338149716344679</text:p>
          </table:table-cell>
          <table:table-cell office:value-type="float" office:value="0.511126501172942" calcext:value-type="float">
            <text:p>0.511126501172942</text:p>
          </table:table-cell>
          <table:table-cell office:value-type="string" calcext:value-type="string">
            <text:p>https://twitter.com/JudithA02332832/status/1607963247482896385</text:p>
          </table:table-cell>
        </table:table-row>
        <table:table-row table:style-name="ro1">
          <table:table-cell office:value-type="string" calcext:value-type="string">
            <text:p>input/data_formal_20240530-1342/meme/DeepakOffline_20230105T121246/0.jpg</text:p>
          </table:table-cell>
          <table:table-cell office:value-type="string" calcext:value-type="string">
            <text:p>Pattern 6</text:p>
          </table:table-cell>
          <table:table-cell office:value-type="float" office:value="0.891605114158433" calcext:value-type="float">
            <text:p>0.891605114158433</text:p>
          </table:table-cell>
          <table:table-cell office:value-type="float" office:value="0.151864451696085" calcext:value-type="float">
            <text:p>0.151864451696085</text:p>
          </table:table-cell>
          <table:table-cell office:value-type="float" office:value="0.378837500986495" calcext:value-type="float">
            <text:p>0.378837500986495</text:p>
          </table:table-cell>
          <table:table-cell office:value-type="string" calcext:value-type="string">
            <text:p>https://twitter.com/Michael44188917/status/1610981618822283265</text:p>
          </table:table-cell>
        </table:table-row>
        <table:table-row table:style-name="ro1">
          <table:table-cell office:value-type="string" calcext:value-type="string">
            <text:p>input/data_formal_20240530-1342/meme/DeepakOffline_20230201T012526/0.jpg</text:p>
          </table:table-cell>
          <table:table-cell office:value-type="string" calcext:value-type="string">
            <text:p>Pattern 1</text:p>
          </table:table-cell>
          <table:table-cell office:value-type="float" office:value="0.871584191881165" calcext:value-type="float">
            <text:p>0.871584191881165</text:p>
          </table:table-cell>
          <table:table-cell office:value-type="float" office:value="0.192372886099656" calcext:value-type="float">
            <text:p>0.192372886099656</text:p>
          </table:table-cell>
          <table:table-cell office:value-type="float" office:value="0.177394021606571" calcext:value-type="float">
            <text:p>0.177394021606571</text:p>
          </table:table-cell>
          <table:table-cell office:value-type="string" calcext:value-type="string">
            <text:p>https://twitter.com/jackspa84167797/status/1620969604159016961</text:p>
          </table:table-cell>
        </table:table-row>
        <table:table-row table:style-name="ro1">
          <table:table-cell office:value-type="string" calcext:value-type="string">
            <text:p>input/data_formal_20240530-1342/meme/DeepakOffline_20230202T010024/0.jpg</text:p>
          </table:table-cell>
          <table:table-cell office:value-type="string" calcext:value-type="string">
            <text:p>Pattern 1</text:p>
          </table:table-cell>
          <table:table-cell office:value-type="float" office:value="0.839370753829399" calcext:value-type="float">
            <text:p>0.839370753829399</text:p>
          </table:table-cell>
          <table:table-cell office:value-type="float" office:value="0.147991235553451" calcext:value-type="float">
            <text:p>0.147991235553451</text:p>
          </table:table-cell>
          <table:table-cell office:value-type="float" office:value="0.185233003858651" calcext:value-type="float">
            <text:p>0.185233003858651</text:p>
          </table:table-cell>
          <table:table-cell office:value-type="string" calcext:value-type="string">
            <text:p>https://twitter.com/DeepakOffline/status/1620950227242070019</text:p>
          </table:table-cell>
        </table:table-row>
        <table:table-row table:style-name="ro1">
          <table:table-cell office:value-type="string" calcext:value-type="string">
            <text:p>input/data_formal_20240530-1342/meme/DeepakOffline_20230206T080208/0.jpg</text:p>
          </table:table-cell>
          <table:table-cell office:value-type="string" calcext:value-type="string">
            <text:p>Pattern 1</text:p>
          </table:table-cell>
          <table:table-cell office:value-type="float" office:value="0.892736282960651" calcext:value-type="float">
            <text:p>0.892736282960651</text:p>
          </table:table-cell>
          <table:table-cell office:value-type="float" office:value="0.263929497505651" calcext:value-type="float">
            <text:p>0.263929497505651</text:p>
          </table:table-cell>
          <table:table-cell office:value-type="float" office:value="0.326542644415867" calcext:value-type="float">
            <text:p>0.326542644415867</text:p>
          </table:table-cell>
          <table:table-cell office:value-type="string" calcext:value-type="string">
            <text:p>https://twitter.com/Ronald51382953/status/1622584019572645890</text:p>
          </table:table-cell>
        </table:table-row>
        <table:table-row table:style-name="ro1">
          <table:table-cell office:value-type="string" calcext:value-type="string">
            <text:p>input/data_formal_20240530-1342/meme/deezmemezz_20230106T044422/0.jpg</text:p>
          </table:table-cell>
          <table:table-cell office:value-type="string" calcext:value-type="string">
            <text:p>Pattern 3</text:p>
          </table:table-cell>
          <table:table-cell office:value-type="float" office:value="0.913329163952327" calcext:value-type="float">
            <text:p>0.913329163952327</text:p>
          </table:table-cell>
          <table:table-cell office:value-type="float" office:value="0.177388200464713" calcext:value-type="float">
            <text:p>0.177388200464713</text:p>
          </table:table-cell>
          <table:table-cell office:value-type="float" office:value="0.384825647482816" calcext:value-type="float">
            <text:p>0.384825647482816</text:p>
          </table:table-cell>
          <table:table-cell office:value-type="string" calcext:value-type="string">
            <text:p>https://twitter.com/deezmemezz/status/1611222115889430530</text:p>
          </table:table-cell>
        </table:table-row>
        <table:table-row table:style-name="ro1">
          <table:table-cell office:value-type="string" calcext:value-type="string">
            <text:p>input/data_formal_20240530-1342/meme/deezmemezz_20230107T031216/0.jpg</text:p>
          </table:table-cell>
          <table:table-cell office:value-type="string" calcext:value-type="string">
            <text:p>Pattern 3</text:p>
          </table:table-cell>
          <table:table-cell office:value-type="float" office:value="0.944163674670114" calcext:value-type="float">
            <text:p>0.944163674670114</text:p>
          </table:table-cell>
          <table:table-cell office:value-type="float" office:value="0.238876731337152" calcext:value-type="float">
            <text:p>0.238876731337152</text:p>
          </table:table-cell>
          <table:table-cell office:value-type="float" office:value="0.356611292408063" calcext:value-type="float">
            <text:p>0.356611292408063</text:p>
          </table:table-cell>
          <table:table-cell office:value-type="string" calcext:value-type="string">
            <text:p>https://twitter.com/deezmemezz/status/1611561328946053120</text:p>
          </table:table-cell>
        </table:table-row>
        <table:table-row table:style-name="ro1">
          <table:table-cell office:value-type="string" calcext:value-type="string">
            <text:p>input/data_formal_20240530-1342/meme/deezmemezz_20230107T135424/0.jpg</text:p>
          </table:table-cell>
          <table:table-cell office:value-type="string" calcext:value-type="string">
            <text:p>Pattern 3</text:p>
          </table:table-cell>
          <table:table-cell office:value-type="float" office:value="0.966261991159412" calcext:value-type="float">
            <text:p>0.966261991159412</text:p>
          </table:table-cell>
          <table:table-cell office:value-type="float" office:value="0.187271876907376" calcext:value-type="float">
            <text:p>0.187271876907376</text:p>
          </table:table-cell>
          <table:table-cell office:value-type="float" office:value="0.297331215252906" calcext:value-type="float">
            <text:p>0.297331215252906</text:p>
          </table:table-cell>
          <table:table-cell office:value-type="string" calcext:value-type="string">
            <text:p>https://twitter.com/deezmemezz/status/1611722925358419968</text:p>
          </table:table-cell>
        </table:table-row>
        <table:table-row table:style-name="ro1">
          <table:table-cell office:value-type="string" calcext:value-type="string">
            <text:p>input/data_formal_20240530-1342/meme/DEFi_PROJECTS_20230206T125137/0.jpg</text:p>
          </table:table-cell>
          <table:table-cell office:value-type="string" calcext:value-type="string">
            <text:p>Pattern 3</text:p>
          </table:table-cell>
          <table:table-cell office:value-type="float" office:value="0.947279537106278" calcext:value-type="float">
            <text:p>0.947279537106278</text:p>
          </table:table-cell>
          <table:table-cell office:value-type="float" office:value="0.244635186709505" calcext:value-type="float">
            <text:p>0.244635186709505</text:p>
          </table:table-cell>
          <table:table-cell office:value-type="float" office:value="0.339735465520872" calcext:value-type="float">
            <text:p>0.339735465520872</text:p>
          </table:table-cell>
          <table:table-cell office:value-type="string" calcext:value-type="string">
            <text:p>https://twitter.com/DEFi_PROJECTS/status/1622578761588768770</text:p>
          </table:table-cell>
        </table:table-row>
        <table:table-row table:style-name="ro1">
          <table:table-cell office:value-type="string" calcext:value-type="string">
            <text:p>input/data_formal_20240530-1342/meme/DEFi_PROJECTS_20230206T125323/0.jpg</text:p>
          </table:table-cell>
          <table:table-cell office:value-type="string" calcext:value-type="string">
            <text:p>Pattern 6</text:p>
          </table:table-cell>
          <table:table-cell office:value-type="float" office:value="0.871518465055172" calcext:value-type="float">
            <text:p>0.871518465055172</text:p>
          </table:table-cell>
          <table:table-cell office:value-type="float" office:value="0.118155990313459" calcext:value-type="float">
            <text:p>0.118155990313459</text:p>
          </table:table-cell>
          <table:table-cell office:value-type="float" office:value="0.666363141081848" calcext:value-type="float">
            <text:p>0.666363141081848</text:p>
          </table:table-cell>
          <table:table-cell office:value-type="string" calcext:value-type="string">
            <text:p>https://twitter.com/DEFi_PROJECTS/status/1622579204402429953</text:p>
          </table:table-cell>
        </table:table-row>
        <table:table-row table:style-name="ro1">
          <table:table-cell office:value-type="string" calcext:value-type="string">
            <text:p>input/data_formal_20240530-1342/meme/DegoLego13_20230202T041116/0.jpg</text:p>
          </table:table-cell>
          <table:table-cell office:value-type="string" calcext:value-type="string">
            <text:p>Pattern 3</text:p>
          </table:table-cell>
          <table:table-cell office:value-type="float" office:value="0.915639245507173" calcext:value-type="float">
            <text:p>0.915639245507173</text:p>
          </table:table-cell>
          <table:table-cell office:value-type="float" office:value="0.207708310439549" calcext:value-type="float">
            <text:p>0.207708310439549</text:p>
          </table:table-cell>
          <table:table-cell office:value-type="float" office:value="0.390370756832814" calcext:value-type="float">
            <text:p>0.390370756832814</text:p>
          </table:table-cell>
          <table:table-cell office:value-type="string" calcext:value-type="string">
            <text:p>https://twitter.com/DegoLego13/status/1620998261866926080</text:p>
          </table:table-cell>
        </table:table-row>
        <table:table-row table:style-name="ro1">
          <table:table-cell office:value-type="string" calcext:value-type="string">
            <text:p>input/data_formal_20240530-1342/meme/DegoLego13_20230202T041116/1.jpg</text:p>
          </table:table-cell>
          <table:table-cell office:value-type="string" calcext:value-type="string">
            <text:p>Pattern 3</text:p>
          </table:table-cell>
          <table:table-cell office:value-type="float" office:value="0.924167553880713" calcext:value-type="float">
            <text:p>0.924167553880713</text:p>
          </table:table-cell>
          <table:table-cell office:value-type="float" office:value="0.223719912761543" calcext:value-type="float">
            <text:p>0.223719912761543</text:p>
          </table:table-cell>
          <table:table-cell office:value-type="float" office:value="0.501636085959287" calcext:value-type="float">
            <text:p>0.501636085959287</text:p>
          </table:table-cell>
          <table:table-cell office:value-type="string" calcext:value-type="string">
            <text:p>https://twitter.com/DegoLego13/status/1620998261866926080</text:p>
          </table:table-cell>
        </table:table-row>
        <table:table-row table:style-name="ro1">
          <table:table-cell office:value-type="string" calcext:value-type="string">
            <text:p>input/data_formal_20240530-1342/meme/DegoLego13_20230202T041116/2.jpg</text:p>
          </table:table-cell>
          <table:table-cell office:value-type="string" calcext:value-type="string">
            <text:p>Pattern 4</text:p>
          </table:table-cell>
          <table:table-cell office:value-type="float" office:value="0.877454622371085" calcext:value-type="float">
            <text:p>0.877454622371085</text:p>
          </table:table-cell>
          <table:table-cell office:value-type="float" office:value="0.151490691303744" calcext:value-type="float">
            <text:p>0.151490691303744</text:p>
          </table:table-cell>
          <table:table-cell office:value-type="float" office:value="0.658572405080967" calcext:value-type="float">
            <text:p>0.658572405080967</text:p>
          </table:table-cell>
          <table:table-cell office:value-type="string" calcext:value-type="string">
            <text:p>https://twitter.com/DegoLego13/status/1620998261866926080</text:p>
          </table:table-cell>
        </table:table-row>
        <table:table-row table:style-name="ro1">
          <table:table-cell office:value-type="string" calcext:value-type="string">
            <text:p>input/data_formal_20240530-1342/meme/DegoLego13_20230202T041116/3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DegoLego13/status/1620998261866926080</text:p>
          </table:table-cell>
        </table:table-row>
        <table:table-row table:style-name="ro1">
          <table:table-cell office:value-type="string" calcext:value-type="string">
            <text:p>input/data_formal_20240530-1342/meme/DeHuff_20230106T064711/0.jpg</text:p>
          </table:table-cell>
          <table:table-cell office:value-type="string" calcext:value-type="string">
            <text:p>Pattern 1</text:p>
          </table:table-cell>
          <table:table-cell office:value-type="float" office:value="0.911500116436659" calcext:value-type="float">
            <text:p>0.911500116436659</text:p>
          </table:table-cell>
          <table:table-cell office:value-type="float" office:value="0.177946908064387" calcext:value-type="float">
            <text:p>0.177946908064387</text:p>
          </table:table-cell>
          <table:table-cell office:value-type="float" office:value="0.179991484870059" calcext:value-type="float">
            <text:p>0.179991484870059</text:p>
          </table:table-cell>
          <table:table-cell office:value-type="string" calcext:value-type="string">
            <text:p>https://twitter.com/dehuffpodcast/status/1611256721460301824</text:p>
          </table:table-cell>
        </table:table-row>
        <table:table-row table:style-name="ro1">
          <table:table-cell office:value-type="string" calcext:value-type="string">
            <text:p>input/data_formal_20240530-1342/meme/Delowar776_20230226T041840/0.jpg</text:p>
          </table:table-cell>
          <table:table-cell office:value-type="string" calcext:value-type="string">
            <text:p>Pattern 6</text:p>
          </table:table-cell>
          <table:table-cell office:value-type="float" office:value="0.931628109071407" calcext:value-type="float">
            <text:p>0.931628109071407</text:p>
          </table:table-cell>
          <table:table-cell office:value-type="float" office:value="0.125161104754678" calcext:value-type="float">
            <text:p>0.125161104754678</text:p>
          </table:table-cell>
          <table:table-cell office:value-type="float" office:value="0.586034702021251" calcext:value-type="float">
            <text:p>0.586034702021251</text:p>
          </table:table-cell>
          <table:table-cell office:value-type="string" calcext:value-type="string">
            <text:p>https://twitter.com/Delowar776/status/1629697432845193217</text:p>
          </table:table-cell>
        </table:table-row>
        <table:table-row table:style-name="ro1">
          <table:table-cell office:value-type="string" calcext:value-type="string">
            <text:p>input/data_formal_20240530-1342/meme/Delowar776_20230226T041840/1.jpg</text:p>
          </table:table-cell>
          <table:table-cell office:value-type="string" calcext:value-type="string">
            <text:p>Pattern 6</text:p>
          </table:table-cell>
          <table:table-cell office:value-type="float" office:value="0.883192927581564" calcext:value-type="float">
            <text:p>0.883192927581564</text:p>
          </table:table-cell>
          <table:table-cell office:value-type="float" office:value="0.16857369971883" calcext:value-type="float">
            <text:p>0.16857369971883</text:p>
          </table:table-cell>
          <table:table-cell office:value-type="float" office:value="0.673236614240751" calcext:value-type="float">
            <text:p>0.673236614240751</text:p>
          </table:table-cell>
          <table:table-cell office:value-type="string" calcext:value-type="string">
            <text:p>https://twitter.com/Delowar776/status/1629697432845193217</text:p>
          </table:table-cell>
        </table:table-row>
        <table:table-row table:style-name="ro1">
          <table:table-cell office:value-type="string" calcext:value-type="string">
            <text:p>input/data_formal_20240530-1342/meme/DentGanga_20230212T150137/0.jpg</text:p>
          </table:table-cell>
          <table:table-cell office:value-type="string" calcext:value-type="string">
            <text:p>Pattern 6</text:p>
          </table:table-cell>
          <table:table-cell office:value-type="float" office:value="0.954272272161529" calcext:value-type="float">
            <text:p>0.954272272161529</text:p>
          </table:table-cell>
          <table:table-cell office:value-type="float" office:value="0.190384387366103" calcext:value-type="float">
            <text:p>0.190384387366103</text:p>
          </table:table-cell>
          <table:table-cell office:value-type="float" office:value="0.5115365047876" calcext:value-type="float">
            <text:p>0.5115365047876</text:p>
          </table:table-cell>
          <table:table-cell office:value-type="string" calcext:value-type="string">
            <text:p>https://twitter.com/DentGanga/status/1624785803288383488</text:p>
          </table:table-cell>
        </table:table-row>
        <table:table-row table:style-name="ro1">
          <table:table-cell office:value-type="string" calcext:value-type="string">
            <text:p>input/data_formal_20240530-1342/meme/derekjmccloud_20230204T025127/0.jpg</text:p>
          </table:table-cell>
          <table:table-cell office:value-type="string" calcext:value-type="string">
            <text:p>Pattern 3</text:p>
          </table:table-cell>
          <table:table-cell office:value-type="float" office:value="0.940753114138759" calcext:value-type="float">
            <text:p>0.940753114138759</text:p>
          </table:table-cell>
          <table:table-cell office:value-type="float" office:value="0.190202730824416" calcext:value-type="float">
            <text:p>0.190202730824416</text:p>
          </table:table-cell>
          <table:table-cell office:value-type="float" office:value="0.324366809878464" calcext:value-type="float">
            <text:p>0.324366809878464</text:p>
          </table:table-cell>
          <table:table-cell office:value-type="string" calcext:value-type="string">
            <text:p>https://twitter.com/MaxTadpol/status/1622613781552439302</text:p>
          </table:table-cell>
        </table:table-row>
        <table:table-row table:style-name="ro1">
          <table:table-cell office:value-type="string" calcext:value-type="string">
            <text:p>input/data_formal_20240530-1342/meme/Descendeus1_20230315T180514/0.jpg</text:p>
          </table:table-cell>
          <table:table-cell office:value-type="string" calcext:value-type="string">
            <text:p>Pattern 3</text:p>
          </table:table-cell>
          <table:table-cell office:value-type="float" office:value="0.906357004047354" calcext:value-type="float">
            <text:p>0.906357004047354</text:p>
          </table:table-cell>
          <table:table-cell office:value-type="float" office:value="0.0764006915239752" calcext:value-type="float">
            <text:p>0.0764006915239752</text:p>
          </table:table-cell>
          <table:table-cell office:value-type="float" office:value="0.372758932690858" calcext:value-type="float">
            <text:p>0.372758932690858</text:p>
          </table:table-cell>
          <table:table-cell office:value-type="string" calcext:value-type="string">
            <text:p>https://twitter.com/LovinoNoVino/status/1638747199927353345</text:p>
          </table:table-cell>
        </table:table-row>
        <table:table-row table:style-name="ro1">
          <table:table-cell office:value-type="string" calcext:value-type="string">
            <text:p>input/data_formal_20240530-1342/meme/Descendeus1_20230321T072921/0.jpg</text:p>
          </table:table-cell>
          <table:table-cell office:value-type="string" calcext:value-type="string">
            <text:p>Pattern 3</text:p>
          </table:table-cell>
          <table:table-cell office:value-type="float" office:value="0.886138740471726" calcext:value-type="float">
            <text:p>0.886138740471726</text:p>
          </table:table-cell>
          <table:table-cell office:value-type="float" office:value="0.200023738352354" calcext:value-type="float">
            <text:p>0.200023738352354</text:p>
          </table:table-cell>
          <table:table-cell office:value-type="float" office:value="0.453165589370584" calcext:value-type="float">
            <text:p>0.453165589370584</text:p>
          </table:table-cell>
          <table:table-cell office:value-type="string" calcext:value-type="string">
            <text:p>https://twitter.com/Nemere21/status/1638666207329910786</text:p>
          </table:table-cell>
        </table:table-row>
        <table:table-row table:style-name="ro1">
          <table:table-cell office:value-type="string" calcext:value-type="string">
            <text:p>input/data_formal_20240530-1342/meme/Designlabpune_20230106T064749/0.jpg</text:p>
          </table:table-cell>
          <table:table-cell office:value-type="string" calcext:value-type="string">
            <text:p>Pattern 4</text:p>
          </table:table-cell>
          <table:table-cell office:value-type="float" office:value="0.879952039318543" calcext:value-type="float">
            <text:p>0.879952039318543</text:p>
          </table:table-cell>
          <table:table-cell office:value-type="float" office:value="0.10242107593184" calcext:value-type="float">
            <text:p>0.10242107593184</text:p>
          </table:table-cell>
          <table:table-cell office:value-type="float" office:value="0.77721563961861" calcext:value-type="float">
            <text:p>0.77721563961861</text:p>
          </table:table-cell>
          <table:table-cell office:value-type="string" calcext:value-type="string">
            <text:p>https://twitter.com/Designlabpune/status/1611253185275912194</text:p>
          </table:table-cell>
        </table:table-row>
        <table:table-row table:style-name="ro1">
          <table:table-cell office:value-type="string" calcext:value-type="string">
            <text:p>input/data_formal_20240530-1342/meme/designs_gv_20230105T120618/0.jpg</text:p>
          </table:table-cell>
          <table:table-cell office:value-type="string" calcext:value-type="string">
            <text:p>Pattern 4</text:p>
          </table:table-cell>
          <table:table-cell office:value-type="float" office:value="0.68255573240522" calcext:value-type="float">
            <text:p>0.68255573240522</text:p>
          </table:table-cell>
          <table:table-cell office:value-type="float" office:value="0.0668920399165613" calcext:value-type="float">
            <text:p>0.0668920399165613</text:p>
          </table:table-cell>
          <table:table-cell office:value-type="float" office:value="0.920308296338971" calcext:value-type="float">
            <text:p>0.920308296338971</text:p>
          </table:table-cell>
          <table:table-cell office:value-type="string" calcext:value-type="string">
            <text:p>https://twitter.com/designs_gv/status/1610970943672979462</text:p>
          </table:table-cell>
        </table:table-row>
        <table:table-row table:style-name="ro1">
          <table:table-cell office:value-type="string" calcext:value-type="string">
            <text:p>input/data_formal_20240530-1342/meme/Destiny61344530_20230106T052123/0.jpg</text:p>
          </table:table-cell>
          <table:table-cell office:value-type="string" calcext:value-type="string">
            <text:p>Pattern 3</text:p>
          </table:table-cell>
          <table:table-cell office:value-type="float" office:value="0.904626185232874" calcext:value-type="float">
            <text:p>0.904626185232874</text:p>
          </table:table-cell>
          <table:table-cell office:value-type="float" office:value="0.202879385788306" calcext:value-type="float">
            <text:p>0.202879385788306</text:p>
          </table:table-cell>
          <table:table-cell office:value-type="float" office:value="0.389107960885195" calcext:value-type="float">
            <text:p>0.389107960885195</text:p>
          </table:table-cell>
          <table:table-cell office:value-type="string" calcext:value-type="string">
            <text:p>https://twitter.com/Destiny61344530/status/1611231432311205896</text:p>
          </table:table-cell>
        </table:table-row>
        <table:table-row table:style-name="ro1">
          <table:table-cell office:value-type="string" calcext:value-type="string">
            <text:p>input/data_formal_20240530-1342/meme/development_rt_20230106T083000/0.jpg</text:p>
          </table:table-cell>
          <table:table-cell office:value-type="string" calcext:value-type="string">
            <text:p>Pattern 4</text:p>
          </table:table-cell>
          <table:table-cell office:value-type="float" office:value="0.774347958711665" calcext:value-type="float">
            <text:p>0.774347958711665</text:p>
          </table:table-cell>
          <table:table-cell office:value-type="float" office:value="0.0874584815409536" calcext:value-type="float">
            <text:p>0.0874584815409536</text:p>
          </table:table-cell>
          <table:table-cell office:value-type="float" office:value="0.801781691628903" calcext:value-type="float">
            <text:p>0.801781691628903</text:p>
          </table:table-cell>
          <table:table-cell office:value-type="string" calcext:value-type="string">
            <text:p>https://twitter.com/development_rt/status/1611278901623361539</text:p>
          </table:table-cell>
        </table:table-row>
        <table:table-row table:style-name="ro1">
          <table:table-cell office:value-type="string" calcext:value-type="string">
            <text:p>input/data_formal_20240530-1342/meme/dfddh9_20230111T152503/0.jpg</text:p>
          </table:table-cell>
          <table:table-cell office:value-type="string" calcext:value-type="string">
            <text:p>Pattern 3</text:p>
          </table:table-cell>
          <table:table-cell office:value-type="float" office:value="0.870462118152727" calcext:value-type="float">
            <text:p>0.870462118152727</text:p>
          </table:table-cell>
          <table:table-cell office:value-type="float" office:value="0.100726524488197" calcext:value-type="float">
            <text:p>0.100726524488197</text:p>
          </table:table-cell>
          <table:table-cell office:value-type="float" office:value="0.469163118329482" calcext:value-type="float">
            <text:p>0.469163118329482</text:p>
          </table:table-cell>
          <table:table-cell office:value-type="string" calcext:value-type="string">
            <text:p>https://twitter.com/dogey_inu/status/1613311410699649024</text:p>
          </table:table-cell>
        </table:table-row>
        <table:table-row table:style-name="ro1">
          <table:table-cell office:value-type="string" calcext:value-type="string">
            <text:p>input/data_formal_20240530-1342/meme/DFintoch_20230111T174238/0.jpg</text:p>
          </table:table-cell>
          <table:table-cell office:value-type="string" calcext:value-type="string">
            <text:p>Pattern 6</text:p>
          </table:table-cell>
          <table:table-cell office:value-type="float" office:value="0.832012171238" calcext:value-type="float">
            <text:p>0.832012171238</text:p>
          </table:table-cell>
          <table:table-cell office:value-type="float" office:value="0.240531708209367" calcext:value-type="float">
            <text:p>0.240531708209367</text:p>
          </table:table-cell>
          <table:table-cell office:value-type="float" office:value="0.582169112505049" calcext:value-type="float">
            <text:p>0.582169112505049</text:p>
          </table:table-cell>
          <table:table-cell office:value-type="string" calcext:value-type="string">
            <text:p>https://twitter.com/YoalisC85/status/1613304587640868864</text:p>
          </table:table-cell>
        </table:table-row>
        <table:table-row table:style-name="ro1">
          <table:table-cell office:value-type="string" calcext:value-type="string">
            <text:p>input/data_formal_20240530-1342/meme/DGToonsPH_20230206T105650/0.jpg</text:p>
          </table:table-cell>
          <table:table-cell office:value-type="string" calcext:value-type="string">
            <text:p>Pattern 3</text:p>
          </table:table-cell>
          <table:table-cell office:value-type="float" office:value="0.894635602849664" calcext:value-type="float">
            <text:p>0.894635602849664</text:p>
          </table:table-cell>
          <table:table-cell office:value-type="float" office:value="0.287033211190948" calcext:value-type="float">
            <text:p>0.287033211190948</text:p>
          </table:table-cell>
          <table:table-cell office:value-type="float" office:value="0.330515398472194" calcext:value-type="float">
            <text:p>0.330515398472194</text:p>
          </table:table-cell>
          <table:table-cell office:value-type="string" calcext:value-type="string">
            <text:p>https://twitter.com/DGToonsPH/status/1622549874783981568</text:p>
          </table:table-cell>
        </table:table-row>
        <table:table-row table:style-name="ro1">
          <table:table-cell office:value-type="string" calcext:value-type="string">
            <text:p>input/data_formal_20240530-1342/meme/DhampirMatt_20230201T151530/0.jpg</text:p>
          </table:table-cell>
          <table:table-cell office:value-type="string" calcext:value-type="string">
            <text:p>Pattern 1</text:p>
          </table:table-cell>
          <table:table-cell office:value-type="float" office:value="0.875498564366243" calcext:value-type="float">
            <text:p>0.875498564366243</text:p>
          </table:table-cell>
          <table:table-cell office:value-type="float" office:value="0.137071294136866" calcext:value-type="float">
            <text:p>0.137071294136866</text:p>
          </table:table-cell>
          <table:table-cell office:value-type="float" office:value="0.194578525099517" calcext:value-type="float">
            <text:p>0.194578525099517</text:p>
          </table:table-cell>
          <table:table-cell office:value-type="string" calcext:value-type="string">
            <text:p>https://twitter.com/AskAVtuber/status/1620929083482988544</text:p>
          </table:table-cell>
        </table:table-row>
        <table:table-row table:style-name="ro1">
          <table:table-cell office:value-type="string" calcext:value-type="string">
            <text:p>input/data_formal_20240530-1342/meme/Dhanaay4u_20230409T115604/0.jpg</text:p>
          </table:table-cell>
          <table:table-cell office:value-type="string" calcext:value-type="string">
            <text:p>Pattern 4</text:p>
          </table:table-cell>
          <table:table-cell office:value-type="float" office:value="0.803691283651736" calcext:value-type="float">
            <text:p>0.803691283651736</text:p>
          </table:table-cell>
          <table:table-cell office:value-type="float" office:value="0.0772808112394813" calcext:value-type="float">
            <text:p>0.0772808112394813</text:p>
          </table:table-cell>
          <table:table-cell office:value-type="float" office:value="0.877049162300369" calcext:value-type="float">
            <text:p>0.877049162300369</text:p>
          </table:table-cell>
          <table:table-cell office:value-type="string" calcext:value-type="string">
            <text:p>https://twitter.com/Dhanaay4u/status/1645032829749960710</text:p>
          </table:table-cell>
        </table:table-row>
        <table:table-row table:style-name="ro1">
          <table:table-cell office:value-type="string" calcext:value-type="string">
            <text:p>input/data_formal_20240530-1342/meme/dhonChelle_20221228T005102/0.jpg</text:p>
          </table:table-cell>
          <table:table-cell office:value-type="string" calcext:value-type="string">
            <text:p>Pattern 1</text:p>
          </table:table-cell>
          <table:table-cell office:value-type="float" office:value="0.901221851378563" calcext:value-type="float">
            <text:p>0.901221851378563</text:p>
          </table:table-cell>
          <table:table-cell office:value-type="float" office:value="0.186191544440563" calcext:value-type="float">
            <text:p>0.186191544440563</text:p>
          </table:table-cell>
          <table:table-cell office:value-type="float" office:value="0.2847220246834" calcext:value-type="float">
            <text:p>0.2847220246834</text:p>
          </table:table-cell>
          <table:table-cell office:value-type="string" calcext:value-type="string">
            <text:p>https://twitter.com/dhonChelle/status/1607901904809635840</text:p>
          </table:table-cell>
        </table:table-row>
        <table:table-row table:style-name="ro1">
          <table:table-cell office:value-type="string" calcext:value-type="string">
            <text:p>input/data_formal_20240530-1342/meme/Diablos145_20221228T051539/0.jpg</text:p>
          </table:table-cell>
          <table:table-cell office:value-type="string" calcext:value-type="string">
            <text:p>Pattern 1</text:p>
          </table:table-cell>
          <table:table-cell office:value-type="float" office:value="0.879976225194533" calcext:value-type="float">
            <text:p>0.879976225194533</text:p>
          </table:table-cell>
          <table:table-cell office:value-type="float" office:value="0.0752447758834382" calcext:value-type="float">
            <text:p>0.0752447758834382</text:p>
          </table:table-cell>
          <table:table-cell office:value-type="float" office:value="0.217923919109772" calcext:value-type="float">
            <text:p>0.217923919109772</text:p>
          </table:table-cell>
          <table:table-cell office:value-type="string" calcext:value-type="string">
            <text:p>https://twitter.com/Diablos145/status/1607968498398937090</text:p>
          </table:table-cell>
        </table:table-row>
        <table:table-row table:style-name="ro1">
          <table:table-cell office:value-type="string" calcext:value-type="string">
            <text:p>input/data_formal_20240530-1342/meme/DiaryTours_20230108T005732/0.jpg</text:p>
          </table:table-cell>
          <table:table-cell office:value-type="string" calcext:value-type="string">
            <text:p>Pattern 6</text:p>
          </table:table-cell>
          <table:table-cell office:value-type="float" office:value="0.911954383404505" calcext:value-type="float">
            <text:p>0.911954383404505</text:p>
          </table:table-cell>
          <table:table-cell office:value-type="float" office:value="0.129670767402284" calcext:value-type="float">
            <text:p>0.129670767402284</text:p>
          </table:table-cell>
          <table:table-cell office:value-type="float" office:value="0.529584833013921" calcext:value-type="float">
            <text:p>0.529584833013921</text:p>
          </table:table-cell>
          <table:table-cell office:value-type="string" calcext:value-type="string">
            <text:p>https://twitter.com/DiaryTours/status/1611889809718652929</text:p>
          </table:table-cell>
        </table:table-row>
        <table:table-row table:style-name="ro1">
          <table:table-cell office:value-type="string" calcext:value-type="string">
            <text:p>input/data_formal_20240530-1342/meme/dicemaps_20230111T224001/0.jpg</text:p>
          </table:table-cell>
          <table:table-cell office:value-type="string" calcext:value-type="string">
            <text:p>Pattern 6</text:p>
          </table:table-cell>
          <table:table-cell office:value-type="float" office:value="0.937017328423823" calcext:value-type="float">
            <text:p>0.937017328423823</text:p>
          </table:table-cell>
          <table:table-cell office:value-type="float" office:value="0.249846819177939" calcext:value-type="float">
            <text:p>0.249846819177939</text:p>
          </table:table-cell>
          <table:table-cell office:value-type="float" office:value="0.423714836821245" calcext:value-type="float">
            <text:p>0.423714836821245</text:p>
          </table:table-cell>
          <table:table-cell office:value-type="string" calcext:value-type="string">
            <text:p>https://twitter.com/dicemaps/status/1613304752992829440</text:p>
          </table:table-cell>
        </table:table-row>
        <table:table-row table:style-name="ro1">
          <table:table-cell office:value-type="string" calcext:value-type="string">
            <text:p>input/data_formal_20240530-1342/meme/dicemaps_20230201T224025/0.jpg</text:p>
          </table:table-cell>
          <table:table-cell office:value-type="string" calcext:value-type="string">
            <text:p>Pattern 1</text:p>
          </table:table-cell>
          <table:table-cell office:value-type="float" office:value="0.871235313559798" calcext:value-type="float">
            <text:p>0.871235313559798</text:p>
          </table:table-cell>
          <table:table-cell office:value-type="float" office:value="0.126795731226549" calcext:value-type="float">
            <text:p>0.126795731226549</text:p>
          </table:table-cell>
          <table:table-cell office:value-type="float" office:value="0.266326160580114" calcext:value-type="float">
            <text:p>0.266326160580114</text:p>
          </table:table-cell>
          <table:table-cell office:value-type="string" calcext:value-type="string">
            <text:p>https://twitter.com/Animuncula/status/1620917901783097344</text:p>
          </table:table-cell>
        </table:table-row>
        <table:table-row table:style-name="ro1">
          <table:table-cell office:value-type="string" calcext:value-type="string">
            <text:p>input/data_formal_20240530-1342/meme/dicemaps_20230315T214022/0.jpg</text:p>
          </table:table-cell>
          <table:table-cell office:value-type="string" calcext:value-type="string">
            <text:p>Pattern 1</text:p>
          </table:table-cell>
          <table:table-cell office:value-type="float" office:value="0.839906810885325" calcext:value-type="float">
            <text:p>0.839906810885325</text:p>
          </table:table-cell>
          <table:table-cell office:value-type="float" office:value="0.167781982644387" calcext:value-type="float">
            <text:p>0.167781982644387</text:p>
          </table:table-cell>
          <table:table-cell office:value-type="float" office:value="0.10656837516184" calcext:value-type="float">
            <text:p>0.10656837516184</text:p>
          </table:table-cell>
          <table:table-cell office:value-type="string" calcext:value-type="string">
            <text:p>https://twitter.com/DnDClericHorgar/status/1636125797781045256</text:p>
          </table:table-cell>
        </table:table-row>
        <table:table-row table:style-name="ro1">
          <table:table-cell office:value-type="string" calcext:value-type="string">
            <text:p>input/data_formal_20240530-1342/meme/DiceNAnarchy_20230323T035205/0.jpg</text:p>
          </table:table-cell>
          <table:table-cell office:value-type="string" calcext:value-type="string">
            <text:p>Pattern 1</text:p>
          </table:table-cell>
          <table:table-cell office:value-type="float" office:value="0.879046137993363" calcext:value-type="float">
            <text:p>0.879046137993363</text:p>
          </table:table-cell>
          <table:table-cell office:value-type="float" office:value="0.140725840909101" calcext:value-type="float">
            <text:p>0.140725840909101</text:p>
          </table:table-cell>
          <table:table-cell office:value-type="float" office:value="0.229544062691254" calcext:value-type="float">
            <text:p>0.229544062691254</text:p>
          </table:table-cell>
          <table:table-cell office:value-type="string" calcext:value-type="string">
            <text:p>https://twitter.com/AITnogoodthing/status/1638750717971185664</text:p>
          </table:table-cell>
        </table:table-row>
        <table:table-row table:style-name="ro1">
          <table:table-cell office:value-type="string" calcext:value-type="string">
            <text:p>input/data_formal_20240530-1342/meme/DiffMousetrap_20230202T003209/0.jpg</text:p>
          </table:table-cell>
          <table:table-cell office:value-type="string" calcext:value-type="string">
            <text:p>Pattern 3</text:p>
          </table:table-cell>
          <table:table-cell office:value-type="float" office:value="0.902157231166923" calcext:value-type="float">
            <text:p>0.902157231166923</text:p>
          </table:table-cell>
          <table:table-cell office:value-type="float" office:value="0.200288988594046" calcext:value-type="float">
            <text:p>0.200288988594046</text:p>
          </table:table-cell>
          <table:table-cell office:value-type="float" office:value="0.363791703532655" calcext:value-type="float">
            <text:p>0.363791703532655</text:p>
          </table:table-cell>
          <table:table-cell office:value-type="string" calcext:value-type="string">
            <text:p>https://twitter.com/artofprefeito/status/1620950121893724160</text:p>
          </table:table-cell>
        </table:table-row>
        <table:table-row table:style-name="ro1">
          <table:table-cell office:value-type="string" calcext:value-type="string">
            <text:p>input/data_formal_20240530-1342/meme/digiFolklorePod_20230202T013219/0.jpg</text:p>
          </table:table-cell>
          <table:table-cell office:value-type="string" calcext:value-type="string">
            <text:p>Pattern 1</text:p>
          </table:table-cell>
          <table:table-cell office:value-type="float" office:value="0.921218546217643" calcext:value-type="float">
            <text:p>0.921218546217643</text:p>
          </table:table-cell>
          <table:table-cell office:value-type="float" office:value="0.209756760152299" calcext:value-type="float">
            <text:p>0.209756760152299</text:p>
          </table:table-cell>
          <table:table-cell office:value-type="float" office:value="0.303786308695626" calcext:value-type="float">
            <text:p>0.303786308695626</text:p>
          </table:table-cell>
          <table:table-cell office:value-type="string" calcext:value-type="string">
            <text:p>https://twitter.com/ReadySetFire123/status/1620980231673888769</text:p>
          </table:table-cell>
        </table:table-row>
        <table:table-row table:style-name="ro1">
          <table:table-cell office:value-type="string" calcext:value-type="string">
            <text:p>input/data_formal_20240530-1342/meme/digital_gurukul_20230106T050300/0.jpg</text:p>
          </table:table-cell>
          <table:table-cell office:value-type="string" calcext:value-type="string">
            <text:p>Pattern 3</text:p>
          </table:table-cell>
          <table:table-cell office:value-type="float" office:value="0.906468361011926" calcext:value-type="float">
            <text:p>0.906468361011926</text:p>
          </table:table-cell>
          <table:table-cell office:value-type="float" office:value="0.254443987247653" calcext:value-type="float">
            <text:p>0.254443987247653</text:p>
          </table:table-cell>
          <table:table-cell office:value-type="float" office:value="0.30394270491017" calcext:value-type="float">
            <text:p>0.30394270491017</text:p>
          </table:table-cell>
          <table:table-cell office:value-type="string" calcext:value-type="string">
            <text:p>https://twitter.com/StartupNewsIND/status/1611228421060714498</text:p>
          </table:table-cell>
        </table:table-row>
        <table:table-row table:style-name="ro1">
          <table:table-cell office:value-type="string" calcext:value-type="string">
            <text:p>input/data_formal_20240530-1342/meme/digitalcoffe_20200207T011701/0.jpg</text:p>
          </table:table-cell>
          <table:table-cell office:value-type="string" calcext:value-type="string">
            <text:p>Pattern 3</text:p>
          </table:table-cell>
          <table:table-cell office:value-type="float" office:value="0.940012149201344" calcext:value-type="float">
            <text:p>0.940012149201344</text:p>
          </table:table-cell>
          <table:table-cell office:value-type="float" office:value="0.245659825900728" calcext:value-type="float">
            <text:p>0.245659825900728</text:p>
          </table:table-cell>
          <table:table-cell office:value-type="float" office:value="0.38912884954963" calcext:value-type="float">
            <text:p>0.38912884954963</text:p>
          </table:table-cell>
          <table:table-cell office:value-type="string" calcext:value-type="string">
            <text:p>https://twitter.com/digitalcoffe/status/1620968756611612672</text:p>
          </table:table-cell>
        </table:table-row>
        <table:table-row table:style-name="ro1">
          <table:table-cell office:value-type="string" calcext:value-type="string">
            <text:p>input/data_formal_20240530-1342/meme/digitaldadi_20230202T033500/0.jpg</text:p>
          </table:table-cell>
          <table:table-cell office:value-type="string" calcext:value-type="string">
            <text:p>Pattern 4</text:p>
          </table:table-cell>
          <table:table-cell office:value-type="float" office:value="0.873207107076848" calcext:value-type="float">
            <text:p>0.873207107076848</text:p>
          </table:table-cell>
          <table:table-cell office:value-type="float" office:value="0.144339239749554" calcext:value-type="float">
            <text:p>0.144339239749554</text:p>
          </table:table-cell>
          <table:table-cell office:value-type="float" office:value="0.838128027721911" calcext:value-type="float">
            <text:p>0.838128027721911</text:p>
          </table:table-cell>
          <table:table-cell office:value-type="string" calcext:value-type="string">
            <text:p>https://twitter.com/digitaldadi/status/1620989132137811971</text:p>
          </table:table-cell>
        </table:table-row>
        <table:table-row table:style-name="ro1">
          <table:table-cell office:value-type="string" calcext:value-type="string">
            <text:p>input/data_formal_20240530-1342/meme/digitaldew2_20221228T051200/0.jpg</text:p>
          </table:table-cell>
          <table:table-cell office:value-type="string" calcext:value-type="string">
            <text:p>Pattern 1</text:p>
          </table:table-cell>
          <table:table-cell office:value-type="float" office:value="0.967772384191658" calcext:value-type="float">
            <text:p>0.967772384191658</text:p>
          </table:table-cell>
          <table:table-cell office:value-type="float" office:value="0.273844981466802" calcext:value-type="float">
            <text:p>0.273844981466802</text:p>
          </table:table-cell>
          <table:table-cell office:value-type="float" office:value="0.305919178086846" calcext:value-type="float">
            <text:p>0.305919178086846</text:p>
          </table:table-cell>
          <table:table-cell office:value-type="string" calcext:value-type="string">
            <text:p>https://twitter.com/digitaldew2/status/1607967579439566848</text:p>
          </table:table-cell>
        </table:table-row>
        <table:table-row table:style-name="ro1">
          <table:table-cell office:value-type="string" calcext:value-type="string">
            <text:p>input/data_formal_20240530-1342/meme/digitaldoot_20230105T111338/0.jpg</text:p>
          </table:table-cell>
          <table:table-cell office:value-type="string" calcext:value-type="string">
            <text:p>Pattern 4</text:p>
          </table:table-cell>
          <table:table-cell office:value-type="float" office:value="0.681833658815092" calcext:value-type="float">
            <text:p>0.681833658815092</text:p>
          </table:table-cell>
          <table:table-cell office:value-type="float" office:value="0.135331799156566" calcext:value-type="float">
            <text:p>0.135331799156566</text:p>
          </table:table-cell>
          <table:table-cell office:value-type="float" office:value="0.718805838555221" calcext:value-type="float">
            <text:p>0.718805838555221</text:p>
          </table:table-cell>
          <table:table-cell office:value-type="string" calcext:value-type="string">
            <text:p>https://twitter.com/digitaldoot/status/1610957692067262465</text:p>
          </table:table-cell>
        </table:table-row>
        <table:table-row table:style-name="ro1">
          <table:table-cell office:value-type="string" calcext:value-type="string">
            <text:p>input/data_formal_20240530-1342/meme/digitaldoot_20230105T111338/1.jpg</text:p>
          </table:table-cell>
          <table:table-cell office:value-type="string" calcext:value-type="string">
            <text:p>Pattern 4</text:p>
          </table:table-cell>
          <table:table-cell office:value-type="float" office:value="0.668635127314129" calcext:value-type="float">
            <text:p>0.668635127314129</text:p>
          </table:table-cell>
          <table:table-cell office:value-type="float" office:value="0.0948196033403522" calcext:value-type="float">
            <text:p>0.0948196033403522</text:p>
          </table:table-cell>
          <table:table-cell office:value-type="float" office:value="0.738056832643614" calcext:value-type="float">
            <text:p>0.738056832643614</text:p>
          </table:table-cell>
          <table:table-cell office:value-type="string" calcext:value-type="string">
            <text:p>https://twitter.com/digitaldoot/status/1610957692067262465</text:p>
          </table:table-cell>
        </table:table-row>
        <table:table-row table:style-name="ro1">
          <table:table-cell office:value-type="string" calcext:value-type="string">
            <text:p>input/data_formal_20240530-1342/meme/digitaldoot_20230105T111338/2.jpg</text:p>
          </table:table-cell>
          <table:table-cell office:value-type="string" calcext:value-type="string">
            <text:p>Pattern 4</text:p>
          </table:table-cell>
          <table:table-cell office:value-type="float" office:value="0.695141283735835" calcext:value-type="float">
            <text:p>0.695141283735835</text:p>
          </table:table-cell>
          <table:table-cell office:value-type="float" office:value="0.146550952371747" calcext:value-type="float">
            <text:p>0.146550952371747</text:p>
          </table:table-cell>
          <table:table-cell office:value-type="float" office:value="0.681972587433727" calcext:value-type="float">
            <text:p>0.681972587433727</text:p>
          </table:table-cell>
          <table:table-cell office:value-type="string" calcext:value-type="string">
            <text:p>https://twitter.com/digitaldoot/status/1610957692067262465</text:p>
          </table:table-cell>
        </table:table-row>
        <table:table-row table:style-name="ro1">
          <table:table-cell office:value-type="string" calcext:value-type="string">
            <text:p>input/data_formal_20240530-1342/meme/digitaldoot_20230105T111338/3.jpg</text:p>
          </table:table-cell>
          <table:table-cell office:value-type="string" calcext:value-type="string">
            <text:p>Pattern 4</text:p>
          </table:table-cell>
          <table:table-cell office:value-type="float" office:value="0.700789880066817" calcext:value-type="float">
            <text:p>0.700789880066817</text:p>
          </table:table-cell>
          <table:table-cell office:value-type="float" office:value="0.141689597011075" calcext:value-type="float">
            <text:p>0.141689597011075</text:p>
          </table:table-cell>
          <table:table-cell office:value-type="float" office:value="0.798509872563973" calcext:value-type="float">
            <text:p>0.798509872563973</text:p>
          </table:table-cell>
          <table:table-cell office:value-type="string" calcext:value-type="string">
            <text:p>https://twitter.com/digitaldoot/status/1610957692067262465</text:p>
          </table:table-cell>
        </table:table-row>
        <table:table-row table:style-name="ro1">
          <table:table-cell office:value-type="string" calcext:value-type="string">
            <text:p>input/data_formal_20240530-1342/meme/dina09321293_20230106T052837/0.jpg</text:p>
          </table:table-cell>
          <table:table-cell office:value-type="string" calcext:value-type="string">
            <text:p>Pattern 3</text:p>
          </table:table-cell>
          <table:table-cell office:value-type="float" office:value="0.879820281786091" calcext:value-type="float">
            <text:p>0.879820281786091</text:p>
          </table:table-cell>
          <table:table-cell office:value-type="float" office:value="0.294198798425823" calcext:value-type="float">
            <text:p>0.294198798425823</text:p>
          </table:table-cell>
          <table:table-cell office:value-type="float" office:value="0.442793205441203" calcext:value-type="float">
            <text:p>0.442793205441203</text:p>
          </table:table-cell>
          <table:table-cell office:value-type="string" calcext:value-type="string">
            <text:p>https://twitter.com/dina09321293/status/1611233255092793345</text:p>
          </table:table-cell>
        </table:table-row>
        <table:table-row table:style-name="ro1">
          <table:table-cell office:value-type="string" calcext:value-type="string">
            <text:p>input/data_formal_20240530-1342/meme/dinh517aa_20230304T041102/0.jpg</text:p>
          </table:table-cell>
          <table:table-cell office:value-type="string" calcext:value-type="string">
            <text:p>Pattern 6</text:p>
          </table:table-cell>
          <table:table-cell office:value-type="float" office:value="0.876827706509998" calcext:value-type="float">
            <text:p>0.876827706509998</text:p>
          </table:table-cell>
          <table:table-cell office:value-type="float" office:value="0.222398230278399" calcext:value-type="float">
            <text:p>0.222398230278399</text:p>
          </table:table-cell>
          <table:table-cell office:value-type="float" office:value="0.571579000451706" calcext:value-type="float">
            <text:p>0.571579000451706</text:p>
          </table:table-cell>
          <table:table-cell office:value-type="string" calcext:value-type="string">
            <text:p>https://twitter.com/nhantha52191812/status/1633035228158791680</text:p>
          </table:table-cell>
        </table:table-row>
        <table:table-row table:style-name="ro1">
          <table:table-cell office:value-type="string" calcext:value-type="string">
            <text:p>input/data_formal_20240530-1342/meme/dinh517aa_20230306T085534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nhantha52191812/status/1633035034881040384</text:p>
          </table:table-cell>
        </table:table-row>
        <table:table-row table:style-name="ro1">
          <table:table-cell office:value-type="string" calcext:value-type="string">
            <text:p>input/data_formal_20240530-1342/meme/diswebin_20230106T072314/0.jpg</text:p>
          </table:table-cell>
          <table:table-cell office:value-type="string" calcext:value-type="string">
            <text:p>Pattern 4</text:p>
          </table:table-cell>
          <table:table-cell office:value-type="float" office:value="0.693565437976059" calcext:value-type="float">
            <text:p>0.693565437976059</text:p>
          </table:table-cell>
          <table:table-cell office:value-type="float" office:value="0.180441704843368" calcext:value-type="float">
            <text:p>0.180441704843368</text:p>
          </table:table-cell>
          <table:table-cell office:value-type="float" office:value="0.787633619269959" calcext:value-type="float">
            <text:p>0.787633619269959</text:p>
          </table:table-cell>
          <table:table-cell office:value-type="string" calcext:value-type="string">
            <text:p>https://twitter.com/diswebin/status/1611262098914553858</text:p>
          </table:table-cell>
        </table:table-row>
        <table:table-row table:style-name="ro1">
          <table:table-cell office:value-type="string" calcext:value-type="string">
            <text:p>input/data_formal_20240530-1342/meme/diswebin_20230106T072314/1.jpg</text:p>
          </table:table-cell>
          <table:table-cell office:value-type="string" calcext:value-type="string">
            <text:p>Pattern 4</text:p>
          </table:table-cell>
          <table:table-cell office:value-type="float" office:value="0.74921334686503" calcext:value-type="float">
            <text:p>0.74921334686503</text:p>
          </table:table-cell>
          <table:table-cell office:value-type="float" office:value="0.139884240907386" calcext:value-type="float">
            <text:p>0.139884240907386</text:p>
          </table:table-cell>
          <table:table-cell office:value-type="float" office:value="0.754966174948562" calcext:value-type="float">
            <text:p>0.754966174948562</text:p>
          </table:table-cell>
          <table:table-cell office:value-type="string" calcext:value-type="string">
            <text:p>https://twitter.com/diswebin/status/1611262098914553858</text:p>
          </table:table-cell>
        </table:table-row>
        <table:table-row table:style-name="ro1">
          <table:table-cell office:value-type="string" calcext:value-type="string">
            <text:p>input/data_formal_20240530-1342/meme/diswebin_20230106T072314/2.jpg</text:p>
          </table:table-cell>
          <table:table-cell office:value-type="string" calcext:value-type="string">
            <text:p>Pattern 4</text:p>
          </table:table-cell>
          <table:table-cell office:value-type="float" office:value="0.677764749217568" calcext:value-type="float">
            <text:p>0.677764749217568</text:p>
          </table:table-cell>
          <table:table-cell office:value-type="float" office:value="0.14074798717655" calcext:value-type="float">
            <text:p>0.14074798717655</text:p>
          </table:table-cell>
          <table:table-cell office:value-type="float" office:value="0.846591501666694" calcext:value-type="float">
            <text:p>0.846591501666694</text:p>
          </table:table-cell>
          <table:table-cell office:value-type="string" calcext:value-type="string">
            <text:p>https://twitter.com/diswebin/status/1611262098914553858</text:p>
          </table:table-cell>
        </table:table-row>
        <table:table-row table:style-name="ro1">
          <table:table-cell office:value-type="string" calcext:value-type="string">
            <text:p>input/data_formal_20240530-1342/meme/diswebin_20230106T072314/3.jpg</text:p>
          </table:table-cell>
          <table:table-cell office:value-type="string" calcext:value-type="string">
            <text:p>Pattern 4</text:p>
          </table:table-cell>
          <table:table-cell office:value-type="float" office:value="0.754691162412679" calcext:value-type="float">
            <text:p>0.754691162412679</text:p>
          </table:table-cell>
          <table:table-cell office:value-type="float" office:value="0.0860681362622856" calcext:value-type="float">
            <text:p>0.0860681362622856</text:p>
          </table:table-cell>
          <table:table-cell office:value-type="float" office:value="0.802806862062063" calcext:value-type="float">
            <text:p>0.802806862062063</text:p>
          </table:table-cell>
          <table:table-cell office:value-type="string" calcext:value-type="string">
            <text:p>https://twitter.com/diswebin/status/1611262098914553858</text:p>
          </table:table-cell>
        </table:table-row>
        <table:table-row table:style-name="ro1">
          <table:table-cell office:value-type="string" calcext:value-type="string">
            <text:p>input/data_formal_20240530-1342/meme/Divinelynae_20221228T062826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Divinelynae/status/1607986815746670594</text:p>
          </table:table-cell>
        </table:table-row>
        <table:table-row table:style-name="ro1">
          <table:table-cell office:value-type="string" calcext:value-type="string">
            <text:p>input/data_formal_20240530-1342/meme/dizzibot1_20221228T012646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dizzibot1/status/1607910900710912000</text:p>
          </table:table-cell>
        </table:table-row>
        <table:table-row table:style-name="ro1">
          <table:table-cell office:value-type="string" calcext:value-type="string">
            <text:p>input/data_formal_20240530-1342/meme/dizzibot1_20221228T062327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dizzibot1/status/1607985561779716101</text:p>
          </table:table-cell>
        </table:table-row>
        <table:table-row table:style-name="ro1">
          <table:table-cell office:value-type="string" calcext:value-type="string">
            <text:p>input/data_formal_20240530-1342/meme/djatnft_20230212T163338/0.jpg</text:p>
          </table:table-cell>
          <table:table-cell office:value-type="string" calcext:value-type="string">
            <text:p>Pattern 1</text:p>
          </table:table-cell>
          <table:table-cell office:value-type="float" office:value="0.95159655334169" calcext:value-type="float">
            <text:p>0.95159655334169</text:p>
          </table:table-cell>
          <table:table-cell office:value-type="float" office:value="0.152288845676979" calcext:value-type="float">
            <text:p>0.152288845676979</text:p>
          </table:table-cell>
          <table:table-cell office:value-type="float" office:value="0.268899481371797" calcext:value-type="float">
            <text:p>0.268899481371797</text:p>
          </table:table-cell>
          <table:table-cell office:value-type="string" calcext:value-type="string">
            <text:p>https://twitter.com/djatnft/status/1624808960678313988</text:p>
          </table:table-cell>
        </table:table-row>
        <table:table-row table:style-name="ro1">
          <table:table-cell office:value-type="string" calcext:value-type="string">
            <text:p>input/data_formal_20240530-1342/meme/doe67_jane_20230119T083900/0.jpg</text:p>
          </table:table-cell>
          <table:table-cell office:value-type="string" calcext:value-type="string">
            <text:p>Pattern 1</text:p>
          </table:table-cell>
          <table:table-cell office:value-type="float" office:value="0.921972737269268" calcext:value-type="float">
            <text:p>0.921972737269268</text:p>
          </table:table-cell>
          <table:table-cell office:value-type="float" office:value="0.197527534888774" calcext:value-type="float">
            <text:p>0.197527534888774</text:p>
          </table:table-cell>
          <table:table-cell office:value-type="float" office:value="0.228601977461904" calcext:value-type="float">
            <text:p>0.228601977461904</text:p>
          </table:table-cell>
          <table:table-cell office:value-type="string" calcext:value-type="string">
            <text:p>https://twitter.com/doe67_jane/status/1615992205579100160</text:p>
          </table:table-cell>
        </table:table-row>
        <table:table-row table:style-name="ro1">
          <table:table-cell office:value-type="string" calcext:value-type="string">
            <text:p>input/data_formal_20240530-1342/meme/Doge5com_20230208T170001/0.jpg</text:p>
          </table:table-cell>
          <table:table-cell office:value-type="string" calcext:value-type="string">
            <text:p>Pattern 6</text:p>
          </table:table-cell>
          <table:table-cell office:value-type="float" office:value="0.862884396402555" calcext:value-type="float">
            <text:p>0.862884396402555</text:p>
          </table:table-cell>
          <table:table-cell office:value-type="float" office:value="0.248274711808637" calcext:value-type="float">
            <text:p>0.248274711808637</text:p>
          </table:table-cell>
          <table:table-cell office:value-type="float" office:value="0.522777711738597" calcext:value-type="float">
            <text:p>0.522777711738597</text:p>
          </table:table-cell>
          <table:table-cell office:value-type="string" calcext:value-type="string">
            <text:p>https://twitter.com/COKI_MILKKI/status/1624784451220959232</text:p>
          </table:table-cell>
        </table:table-row>
        <table:table-row table:style-name="ro1">
          <table:table-cell office:value-type="string" calcext:value-type="string">
            <text:p>input/data_formal_20240530-1342/meme/dogebonk_token_20230317T232512/0.jpg</text:p>
          </table:table-cell>
          <table:table-cell office:value-type="string" calcext:value-type="string">
            <text:p>Pattern 6</text:p>
          </table:table-cell>
          <table:table-cell office:value-type="float" office:value="0.892563057023486" calcext:value-type="float">
            <text:p>0.892563057023486</text:p>
          </table:table-cell>
          <table:table-cell office:value-type="float" office:value="0.171157849308715" calcext:value-type="float">
            <text:p>0.171157849308715</text:p>
          </table:table-cell>
          <table:table-cell office:value-type="float" office:value="0.581498739088459" calcext:value-type="float">
            <text:p>0.581498739088459</text:p>
          </table:table-cell>
          <table:table-cell office:value-type="string" calcext:value-type="string">
            <text:p>https://twitter.com/Rosalie05332393/status/1638751732095393792</text:p>
          </table:table-cell>
        </table:table-row>
        <table:table-row table:style-name="ro1">
          <table:table-cell office:value-type="string" calcext:value-type="string">
            <text:p>input/data_formal_20240530-1342/meme/DogecoinMemes_20181206T170035/0.jpg</text:p>
          </table:table-cell>
          <table:table-cell office:value-type="string" calcext:value-type="string">
            <text:p>Pattern 1</text:p>
          </table:table-cell>
          <table:table-cell office:value-type="float" office:value="0.910569005789094" calcext:value-type="float">
            <text:p>0.910569005789094</text:p>
          </table:table-cell>
          <table:table-cell office:value-type="float" office:value="0.201695799231505" calcext:value-type="float">
            <text:p>0.201695799231505</text:p>
          </table:table-cell>
          <table:table-cell office:value-type="float" office:value="0.177233846455307" calcext:value-type="float">
            <text:p>0.177233846455307</text:p>
          </table:table-cell>
          <table:table-cell office:value-type="string" calcext:value-type="string">
            <text:p>https://twitter.com/purevdo27046751/status/1611250844904869890</text:p>
          </table:table-cell>
        </table:table-row>
        <table:table-row table:style-name="ro1">
          <table:table-cell office:value-type="string" calcext:value-type="string">
            <text:p>input/data_formal_20240530-1342/meme/DogecoinMemes_20190228T020052/0.jpg</text:p>
          </table:table-cell>
          <table:table-cell office:value-type="string" calcext:value-type="string">
            <text:p>Pattern 6</text:p>
          </table:table-cell>
          <table:table-cell office:value-type="float" office:value="0.922670163133648" calcext:value-type="float">
            <text:p>0.922670163133648</text:p>
          </table:table-cell>
          <table:table-cell office:value-type="float" office:value="0.233786504481812" calcext:value-type="float">
            <text:p>0.233786504481812</text:p>
          </table:table-cell>
          <table:table-cell office:value-type="float" office:value="0.363603164754965" calcext:value-type="float">
            <text:p>0.363603164754965</text:p>
          </table:table-cell>
          <table:table-cell office:value-type="string" calcext:value-type="string">
            <text:p>https://twitter.com/purevdo27046751/status/1611226656638926848</text:p>
          </table:table-cell>
        </table:table-row>
        <table:table-row table:style-name="ro1">
          <table:table-cell office:value-type="string" calcext:value-type="string">
            <text:p>input/data_formal_20240530-1342/meme/DogecoinMemes_20190316T010106/0.jpg</text:p>
          </table:table-cell>
          <table:table-cell office:value-type="string" calcext:value-type="string">
            <text:p>Pattern 1</text:p>
          </table:table-cell>
          <table:table-cell office:value-type="float" office:value="0.896344476388398" calcext:value-type="float">
            <text:p>0.896344476388398</text:p>
          </table:table-cell>
          <table:table-cell office:value-type="float" office:value="0.14632998479168" calcext:value-type="float">
            <text:p>0.14632998479168</text:p>
          </table:table-cell>
          <table:table-cell office:value-type="float" office:value="0.180829636884535" calcext:value-type="float">
            <text:p>0.180829636884535</text:p>
          </table:table-cell>
          <table:table-cell office:value-type="string" calcext:value-type="string">
            <text:p>https://twitter.com/purevdo27046751/status/1611225445394964484</text:p>
          </table:table-cell>
        </table:table-row>
        <table:table-row table:style-name="ro1">
          <table:table-cell office:value-type="string" calcext:value-type="string">
            <text:p>input/data_formal_20240530-1342/meme/DogecoinMemes_20190323T003504/0.jpg</text:p>
          </table:table-cell>
          <table:table-cell office:value-type="string" calcext:value-type="string">
            <text:p>Pattern 6</text:p>
          </table:table-cell>
          <table:table-cell office:value-type="float" office:value="0.927201073352436" calcext:value-type="float">
            <text:p>0.927201073352436</text:p>
          </table:table-cell>
          <table:table-cell office:value-type="float" office:value="0.237317458546949" calcext:value-type="float">
            <text:p>0.237317458546949</text:p>
          </table:table-cell>
          <table:table-cell office:value-type="float" office:value="0.380754292144172" calcext:value-type="float">
            <text:p>0.380754292144172</text:p>
          </table:table-cell>
          <table:table-cell office:value-type="string" calcext:value-type="string">
            <text:p>https://twitter.com/purevdo27046751/status/1611225367242543104</text:p>
          </table:table-cell>
        </table:table-row>
        <table:table-row table:style-name="ro1">
          <table:table-cell office:value-type="string" calcext:value-type="string">
            <text:p>input/data_formal_20240530-1342/meme/DogecoinMemes_20190622T231108/0.jpg</text:p>
          </table:table-cell>
          <table:table-cell office:value-type="string" calcext:value-type="string">
            <text:p>Pattern 6</text:p>
          </table:table-cell>
          <table:table-cell office:value-type="float" office:value="0.91839268776777" calcext:value-type="float">
            <text:p>0.91839268776777</text:p>
          </table:table-cell>
          <table:table-cell office:value-type="float" office:value="0.175862487247302" calcext:value-type="float">
            <text:p>0.175862487247302</text:p>
          </table:table-cell>
          <table:table-cell office:value-type="float" office:value="0.469454401280891" calcext:value-type="float">
            <text:p>0.469454401280891</text:p>
          </table:table-cell>
          <table:table-cell office:value-type="string" calcext:value-type="string">
            <text:p>https://twitter.com/purevdo27046751/status/1611221466435010561</text:p>
          </table:table-cell>
        </table:table-row>
        <table:table-row table:style-name="ro1">
          <table:table-cell office:value-type="string" calcext:value-type="string">
            <text:p>input/data_formal_20240530-1342/meme/DogecoinMemes_20190708T001510/0.jpg</text:p>
          </table:table-cell>
          <table:table-cell office:value-type="string" calcext:value-type="string">
            <text:p>Pattern 3</text:p>
          </table:table-cell>
          <table:table-cell office:value-type="float" office:value="0.895454512567579" calcext:value-type="float">
            <text:p>0.895454512567579</text:p>
          </table:table-cell>
          <table:table-cell office:value-type="float" office:value="0.235140359846704" calcext:value-type="float">
            <text:p>0.235140359846704</text:p>
          </table:table-cell>
          <table:table-cell office:value-type="float" office:value="0.40124155322034" calcext:value-type="float">
            <text:p>0.40124155322034</text:p>
          </table:table-cell>
          <table:table-cell office:value-type="string" calcext:value-type="string">
            <text:p>https://twitter.com/purevdo27046751/status/1611221210578264064</text:p>
          </table:table-cell>
        </table:table-row>
        <table:table-row table:style-name="ro1">
          <table:table-cell office:value-type="string" calcext:value-type="string">
            <text:p>input/data_formal_20240530-1342/meme/DogecoinMemes_20190714T001103/0.jpg</text:p>
          </table:table-cell>
          <table:table-cell office:value-type="string" calcext:value-type="string">
            <text:p>Pattern 6</text:p>
          </table:table-cell>
          <table:table-cell office:value-type="float" office:value="0.862011139197671" calcext:value-type="float">
            <text:p>0.862011139197671</text:p>
          </table:table-cell>
          <table:table-cell office:value-type="float" office:value="0.252615257082029" calcext:value-type="float">
            <text:p>0.252615257082029</text:p>
          </table:table-cell>
          <table:table-cell office:value-type="float" office:value="0.57074235253373" calcext:value-type="float">
            <text:p>0.57074235253373</text:p>
          </table:table-cell>
          <table:table-cell office:value-type="string" calcext:value-type="string">
            <text:p>https://twitter.com/purevdo27046751/status/1611221161215500288</text:p>
          </table:table-cell>
        </table:table-row>
        <table:table-row table:style-name="ro1">
          <table:table-cell office:value-type="string" calcext:value-type="string">
            <text:p>input/data_formal_20240530-1342/meme/DogecoinMemes_20190723T232606/0.jpg</text:p>
          </table:table-cell>
          <table:table-cell office:value-type="string" calcext:value-type="string">
            <text:p>Pattern 1</text:p>
          </table:table-cell>
          <table:table-cell office:value-type="float" office:value="0.884100113160207" calcext:value-type="float">
            <text:p>0.884100113160207</text:p>
          </table:table-cell>
          <table:table-cell office:value-type="float" office:value="0.0798174239668647" calcext:value-type="float">
            <text:p>0.0798174239668647</text:p>
          </table:table-cell>
          <table:table-cell office:value-type="float" office:value="0.336267864487515" calcext:value-type="float">
            <text:p>0.336267864487515</text:p>
          </table:table-cell>
          <table:table-cell office:value-type="string" calcext:value-type="string">
            <text:p>https://twitter.com/purevdo27046751/status/1611220976666017792</text:p>
          </table:table-cell>
        </table:table-row>
        <table:table-row table:style-name="ro1">
          <table:table-cell office:value-type="string" calcext:value-type="string">
            <text:p>input/data_formal_20240530-1342/meme/DogecoinMemes_20200122T233900/0.jpg</text:p>
          </table:table-cell>
          <table:table-cell office:value-type="string" calcext:value-type="string">
            <text:p>Pattern 6</text:p>
          </table:table-cell>
          <table:table-cell office:value-type="float" office:value="0.920202984756007" calcext:value-type="float">
            <text:p>0.920202984756007</text:p>
          </table:table-cell>
          <table:table-cell office:value-type="float" office:value="0.193367373893164" calcext:value-type="float">
            <text:p>0.193367373893164</text:p>
          </table:table-cell>
          <table:table-cell office:value-type="float" office:value="0.656627260138071" calcext:value-type="float">
            <text:p>0.656627260138071</text:p>
          </table:table-cell>
          <table:table-cell office:value-type="string" calcext:value-type="string">
            <text:p>https://twitter.com/purevdo27046751/status/1611218881842155521</text:p>
          </table:table-cell>
        </table:table-row>
        <table:table-row table:style-name="ro1">
          <table:table-cell office:value-type="string" calcext:value-type="string">
            <text:p>input/data_formal_20240530-1342/meme/DogecoinMemes_20200208T010943/0.jpg</text:p>
          </table:table-cell>
          <table:table-cell office:value-type="string" calcext:value-type="string">
            <text:p>Pattern 6</text:p>
          </table:table-cell>
          <table:table-cell office:value-type="float" office:value="0.894438396998758" calcext:value-type="float">
            <text:p>0.894438396998758</text:p>
          </table:table-cell>
          <table:table-cell office:value-type="float" office:value="0.179804836927439" calcext:value-type="float">
            <text:p>0.179804836927439</text:p>
          </table:table-cell>
          <table:table-cell office:value-type="float" office:value="0.473737098945879" calcext:value-type="float">
            <text:p>0.473737098945879</text:p>
          </table:table-cell>
          <table:table-cell office:value-type="string" calcext:value-type="string">
            <text:p>https://twitter.com/purevdo27046751/status/1611218608960720896</text:p>
          </table:table-cell>
        </table:table-row>
        <table:table-row table:style-name="ro1">
          <table:table-cell office:value-type="string" calcext:value-type="string">
            <text:p>input/data_formal_20240530-1342/meme/DogecoinMemes_20210129T181315/0.jpg</text:p>
          </table:table-cell>
          <table:table-cell office:value-type="string" calcext:value-type="string">
            <text:p>Pattern 3</text:p>
          </table:table-cell>
          <table:table-cell office:value-type="float" office:value="0.877041808889088" calcext:value-type="float">
            <text:p>0.877041808889088</text:p>
          </table:table-cell>
          <table:table-cell office:value-type="float" office:value="0.167446723323174" calcext:value-type="float">
            <text:p>0.167446723323174</text:p>
          </table:table-cell>
          <table:table-cell office:value-type="float" office:value="0.31509279305558" calcext:value-type="float">
            <text:p>0.31509279305558</text:p>
          </table:table-cell>
          <table:table-cell office:value-type="string" calcext:value-type="string">
            <text:p>https://twitter.com/purevdo27046751/status/1611217979131441153</text:p>
          </table:table-cell>
        </table:table-row>
        <table:table-row table:style-name="ro1">
          <table:table-cell office:value-type="string" calcext:value-type="string">
            <text:p>input/data_formal_20240530-1342/meme/DogecoinMemes_20210208T024725/0.jpg</text:p>
          </table:table-cell>
          <table:table-cell office:value-type="string" calcext:value-type="string">
            <text:p>Pattern 6</text:p>
          </table:table-cell>
          <table:table-cell office:value-type="float" office:value="0.87245827099255" calcext:value-type="float">
            <text:p>0.87245827099255</text:p>
          </table:table-cell>
          <table:table-cell office:value-type="float" office:value="0.167860647700669" calcext:value-type="float">
            <text:p>0.167860647700669</text:p>
          </table:table-cell>
          <table:table-cell office:value-type="float" office:value="0.541667976195408" calcext:value-type="float">
            <text:p>0.541667976195408</text:p>
          </table:table-cell>
          <table:table-cell office:value-type="string" calcext:value-type="string">
            <text:p>https://twitter.com/purevdo27046751/status/1611217839205265409</text:p>
          </table:table-cell>
        </table:table-row>
        <table:table-row table:style-name="ro1">
          <table:table-cell office:value-type="string" calcext:value-type="string">
            <text:p>input/data_formal_20240530-1342/meme/DogecoinMemes_20210224T232717/0.jpg</text:p>
          </table:table-cell>
          <table:table-cell office:value-type="string" calcext:value-type="string">
            <text:p>Pattern 6</text:p>
          </table:table-cell>
          <table:table-cell office:value-type="float" office:value="0.979039466287216" calcext:value-type="float">
            <text:p>0.979039466287216</text:p>
          </table:table-cell>
          <table:table-cell office:value-type="float" office:value="0.18916002364856" calcext:value-type="float">
            <text:p>0.18916002364856</text:p>
          </table:table-cell>
          <table:table-cell office:value-type="float" office:value="0.362324168980535" calcext:value-type="float">
            <text:p>0.362324168980535</text:p>
          </table:table-cell>
          <table:table-cell office:value-type="string" calcext:value-type="string">
            <text:p>https://twitter.com/purevdo27046751/status/1611217666223771648</text:p>
          </table:table-cell>
        </table:table-row>
        <table:table-row table:style-name="ro1">
          <table:table-cell office:value-type="string" calcext:value-type="string">
            <text:p>input/data_formal_20240530-1342/meme/DogeGFCali_20211115T210722/0.jpg</text:p>
          </table:table-cell>
          <table:table-cell office:value-type="string" calcext:value-type="string">
            <text:p>Pattern 1</text:p>
          </table:table-cell>
          <table:table-cell office:value-type="float" office:value="0.879994037691907" calcext:value-type="float">
            <text:p>0.879994037691907</text:p>
          </table:table-cell>
          <table:table-cell office:value-type="float" office:value="0.195391278028576" calcext:value-type="float">
            <text:p>0.195391278028576</text:p>
          </table:table-cell>
          <table:table-cell office:value-type="float" office:value="0.138893526467348" calcext:value-type="float">
            <text:p>0.138893526467348</text:p>
          </table:table-cell>
          <table:table-cell office:value-type="string" calcext:value-type="string">
            <text:p>https://twitter.com/DogeGF_Maxi/status/1607968816956592130</text:p>
          </table:table-cell>
        </table:table-row>
        <table:table-row table:style-name="ro1">
          <table:table-cell office:value-type="string" calcext:value-type="string">
            <text:p>input/data_formal_20240530-1342/meme/Dogemoji_coin_20230111T092755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0xheartwins/status/1613327781475254272</text:p>
          </table:table-cell>
        </table:table-row>
        <table:table-row table:style-name="ro1">
          <table:table-cell office:value-type="string" calcext:value-type="string">
            <text:p>input/data_formal_20240530-1342/meme/DOLANGH71027047_20230212T163525/0.jpg</text:p>
          </table:table-cell>
          <table:table-cell office:value-type="string" calcext:value-type="string">
            <text:p>Pattern 3</text:p>
          </table:table-cell>
          <table:table-cell office:value-type="float" office:value="0.887100846430069" calcext:value-type="float">
            <text:p>0.887100846430069</text:p>
          </table:table-cell>
          <table:table-cell office:value-type="float" office:value="0.070757792949064" calcext:value-type="float">
            <text:p>0.070757792949064</text:p>
          </table:table-cell>
          <table:table-cell office:value-type="float" office:value="0.463395423636305" calcext:value-type="float">
            <text:p>0.463395423636305</text:p>
          </table:table-cell>
          <table:table-cell office:value-type="string" calcext:value-type="string">
            <text:p>https://twitter.com/DOLANGH71027047/status/1624809411364679680</text:p>
          </table:table-cell>
        </table:table-row>
        <table:table-row table:style-name="ro1">
          <table:table-cell office:value-type="string" calcext:value-type="string">
            <text:p>input/data_formal_20240530-1342/meme/Doll22Sekushi_20221228T002339/0.jpg</text:p>
          </table:table-cell>
          <table:table-cell office:value-type="string" calcext:value-type="string">
            <text:p>Pattern 3</text:p>
          </table:table-cell>
          <table:table-cell office:value-type="float" office:value="0.934493677073998" calcext:value-type="float">
            <text:p>0.934493677073998</text:p>
          </table:table-cell>
          <table:table-cell office:value-type="float" office:value="0.304439188063326" calcext:value-type="float">
            <text:p>0.304439188063326</text:p>
          </table:table-cell>
          <table:table-cell office:value-type="float" office:value="0.371149314598839" calcext:value-type="float">
            <text:p>0.371149314598839</text:p>
          </table:table-cell>
          <table:table-cell office:value-type="string" calcext:value-type="string">
            <text:p>https://twitter.com/Doll22Sekushi/status/1607895013832130562</text:p>
          </table:table-cell>
        </table:table-row>
        <table:table-row table:style-name="ro1">
          <table:table-cell office:value-type="string" calcext:value-type="string">
            <text:p>input/data_formal_20240530-1342/meme/donatekart_20230202T043049/0.jpg</text:p>
          </table:table-cell>
          <table:table-cell office:value-type="string" calcext:value-type="string">
            <text:p>Pattern 6</text:p>
          </table:table-cell>
          <table:table-cell office:value-type="float" office:value="0.980096918638882" calcext:value-type="float">
            <text:p>0.980096918638882</text:p>
          </table:table-cell>
          <table:table-cell office:value-type="float" office:value="0.173573648186717" calcext:value-type="float">
            <text:p>0.173573648186717</text:p>
          </table:table-cell>
          <table:table-cell office:value-type="float" office:value="0.454318565220888" calcext:value-type="float">
            <text:p>0.454318565220888</text:p>
          </table:table-cell>
          <table:table-cell office:value-type="string" calcext:value-type="string">
            <text:p>https://twitter.com/donatekart/status/1621003178375364608</text:p>
          </table:table-cell>
        </table:table-row>
        <table:table-row table:style-name="ro1">
          <table:table-cell office:value-type="string" calcext:value-type="string">
            <text:p>input/data_formal_20240530-1342/meme/Doodles_Cringe_20221228T011837/0.jpg</text:p>
          </table:table-cell>
          <table:table-cell office:value-type="string" calcext:value-type="string">
            <text:p>Pattern 3</text:p>
          </table:table-cell>
          <table:table-cell office:value-type="float" office:value="0.884867473351449" calcext:value-type="float">
            <text:p>0.884867473351449</text:p>
          </table:table-cell>
          <table:table-cell office:value-type="float" office:value="0.125329646230505" calcext:value-type="float">
            <text:p>0.125329646230505</text:p>
          </table:table-cell>
          <table:table-cell office:value-type="float" office:value="0.342658663722019" calcext:value-type="float">
            <text:p>0.342658663722019</text:p>
          </table:table-cell>
          <table:table-cell office:value-type="string" calcext:value-type="string">
            <text:p>https://twitter.com/Doodles_Cringe/status/1607908846445395971</text:p>
          </table:table-cell>
        </table:table-row>
        <table:table-row table:style-name="ro1">
          <table:table-cell office:value-type="string" calcext:value-type="string">
            <text:p>input/data_formal_20240530-1342/meme/driedouttyler_20230105T122306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driedouttyler/status/1610975173129416705</text:p>
          </table:table-cell>
        </table:table-row>
        <table:table-row table:style-name="ro1">
          <table:table-cell office:value-type="string" calcext:value-type="string">
            <text:p>input/data_formal_20240530-1342/meme/DrMartinJAus1_20230120T141311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DrMartinJAus1/status/1616438693559943170</text:p>
          </table:table-cell>
        </table:table-row>
        <table:table-row table:style-name="ro1">
          <table:table-cell office:value-type="string" calcext:value-type="string">
            <text:p>input/data_formal_20240530-1342/meme/DroneAcharyaIN_20230106T071900/0.jpg</text:p>
          </table:table-cell>
          <table:table-cell office:value-type="string" calcext:value-type="string">
            <text:p>Pattern 4</text:p>
          </table:table-cell>
          <table:table-cell office:value-type="float" office:value="0.899808557186706" calcext:value-type="float">
            <text:p>0.899808557186706</text:p>
          </table:table-cell>
          <table:table-cell office:value-type="float" office:value="0.0172670336356822" calcext:value-type="float">
            <text:p>0.0172670336356822</text:p>
          </table:table-cell>
          <table:table-cell office:value-type="float" office:value="0.81923606053225" calcext:value-type="float">
            <text:p>0.81923606053225</text:p>
          </table:table-cell>
          <table:table-cell office:value-type="string" calcext:value-type="string">
            <text:p>https://twitter.com/DroneAcharyaIN/status/1611261030046511104</text:p>
          </table:table-cell>
        </table:table-row>
        <table:table-row table:style-name="ro1">
          <table:table-cell office:value-type="string" calcext:value-type="string">
            <text:p>input/data_formal_20240530-1342/meme/dropmock_20230105T120031/0.jpg</text:p>
          </table:table-cell>
          <table:table-cell office:value-type="string" calcext:value-type="string">
            <text:p>Pattern 1</text:p>
          </table:table-cell>
          <table:table-cell office:value-type="float" office:value="0.996561687056916" calcext:value-type="float">
            <text:p>0.996561687056916</text:p>
          </table:table-cell>
          <table:table-cell office:value-type="float" office:value="0.15945297068993" calcext:value-type="float">
            <text:p>0.15945297068993</text:p>
          </table:table-cell>
          <table:table-cell office:value-type="float" office:value="0.368369336407053" calcext:value-type="float">
            <text:p>0.368369336407053</text:p>
          </table:table-cell>
          <table:table-cell office:value-type="string" calcext:value-type="string">
            <text:p>https://twitter.com/dropmock/status/1610969490522619904</text:p>
          </table:table-cell>
        </table:table-row>
        <table:table-row table:style-name="ro1">
          <table:table-cell office:value-type="string" calcext:value-type="string">
            <text:p>input/data_formal_20240530-1342/meme/DStenstrom_20230129T040723/0.jpg</text:p>
          </table:table-cell>
          <table:table-cell office:value-type="string" calcext:value-type="string">
            <text:p>Pattern 1</text:p>
          </table:table-cell>
          <table:table-cell office:value-type="float" office:value="0.953745614534895" calcext:value-type="float">
            <text:p>0.953745614534895</text:p>
          </table:table-cell>
          <table:table-cell office:value-type="float" office:value="0.120142553517248" calcext:value-type="float">
            <text:p>0.120142553517248</text:p>
          </table:table-cell>
          <table:table-cell office:value-type="float" office:value="0.377909189572294" calcext:value-type="float">
            <text:p>0.377909189572294</text:p>
          </table:table-cell>
          <table:table-cell office:value-type="string" calcext:value-type="string">
            <text:p>https://twitter.com/gravelsggh/status/1621014409719209984</text:p>
          </table:table-cell>
        </table:table-row>
        <table:table-row table:style-name="ro1">
          <table:table-cell office:value-type="string" calcext:value-type="string">
            <text:p>input/data_formal_20240530-1342/meme/DStenstrom_20230202T041055/0.jpg</text:p>
          </table:table-cell>
          <table:table-cell office:value-type="string" calcext:value-type="string">
            <text:p>Pattern 6</text:p>
          </table:table-cell>
          <table:table-cell office:value-type="float" office:value="0.900445336537384" calcext:value-type="float">
            <text:p>0.900445336537384</text:p>
          </table:table-cell>
          <table:table-cell office:value-type="float" office:value="0.139923665481559" calcext:value-type="float">
            <text:p>0.139923665481559</text:p>
          </table:table-cell>
          <table:table-cell office:value-type="float" office:value="0.597069727078806" calcext:value-type="float">
            <text:p>0.597069727078806</text:p>
          </table:table-cell>
          <table:table-cell office:value-type="string" calcext:value-type="string">
            <text:p>https://twitter.com/DStenstrom/status/1620998170875670532</text:p>
          </table:table-cell>
        </table:table-row>
        <table:table-row table:style-name="ro1">
          <table:table-cell office:value-type="string" calcext:value-type="string">
            <text:p>input/data_formal_20240530-1342/meme/DStenstrom_20230226T023447/0.jpg</text:p>
          </table:table-cell>
          <table:table-cell office:value-type="string" calcext:value-type="string">
            <text:p>Pattern 1</text:p>
          </table:table-cell>
          <table:table-cell office:value-type="float" office:value="0.859107256065683" calcext:value-type="float">
            <text:p>0.859107256065683</text:p>
          </table:table-cell>
          <table:table-cell office:value-type="float" office:value="0.183895280501269" calcext:value-type="float">
            <text:p>0.183895280501269</text:p>
          </table:table-cell>
          <table:table-cell office:value-type="float" office:value="0.142696955586115" calcext:value-type="float">
            <text:p>0.142696955586115</text:p>
          </table:table-cell>
          <table:table-cell office:value-type="string" calcext:value-type="string">
            <text:p>https://twitter.com/DStenstrom/status/1629671287353163776</text:p>
          </table:table-cell>
        </table:table-row>
        <table:table-row table:style-name="ro1">
          <table:table-cell office:value-type="string" calcext:value-type="string">
            <text:p>input/data_formal_20240530-1342/meme/dukeplayglobal_20230106T085514/0.jpg</text:p>
          </table:table-cell>
          <table:table-cell office:value-type="string" calcext:value-type="string">
            <text:p>Pattern 6</text:p>
          </table:table-cell>
          <table:table-cell office:value-type="float" office:value="0.865552769396991" calcext:value-type="float">
            <text:p>0.865552769396991</text:p>
          </table:table-cell>
          <table:table-cell office:value-type="float" office:value="0.190584574778183" calcext:value-type="float">
            <text:p>0.190584574778183</text:p>
          </table:table-cell>
          <table:table-cell office:value-type="float" office:value="0.468980042792342" calcext:value-type="float">
            <text:p>0.468980042792342</text:p>
          </table:table-cell>
          <table:table-cell office:value-type="string" calcext:value-type="string">
            <text:p>https://twitter.com/dukeplayglobal/status/1611285251493593088</text:p>
          </table:table-cell>
        </table:table-row>
        <table:table-row table:style-name="ro1">
          <table:table-cell office:value-type="string" calcext:value-type="string">
            <text:p>input/data_formal_20240530-1342/meme/dukeplayindia_20230106T085533/0.jpg</text:p>
          </table:table-cell>
          <table:table-cell office:value-type="string" calcext:value-type="string">
            <text:p>Pattern 6</text:p>
          </table:table-cell>
          <table:table-cell office:value-type="float" office:value="0.865552769396991" calcext:value-type="float">
            <text:p>0.865552769396991</text:p>
          </table:table-cell>
          <table:table-cell office:value-type="float" office:value="0.190584574778183" calcext:value-type="float">
            <text:p>0.190584574778183</text:p>
          </table:table-cell>
          <table:table-cell office:value-type="float" office:value="0.468980042792342" calcext:value-type="float">
            <text:p>0.468980042792342</text:p>
          </table:table-cell>
          <table:table-cell office:value-type="string" calcext:value-type="string">
            <text:p>https://twitter.com/dukeplayindia/status/1611285329100812290</text:p>
          </table:table-cell>
        </table:table-row>
        <table:table-row table:style-name="ro1">
          <table:table-cell office:value-type="string" calcext:value-type="string">
            <text:p>input/data_formal_20240530-1342/meme/E3Panelsindia_20230106T071136/0.jpg</text:p>
          </table:table-cell>
          <table:table-cell office:value-type="string" calcext:value-type="string">
            <text:p>Pattern 4</text:p>
          </table:table-cell>
          <table:table-cell office:value-type="float" office:value="0.85390980339806" calcext:value-type="float">
            <text:p>0.85390980339806</text:p>
          </table:table-cell>
          <table:table-cell office:value-type="float" office:value="0.104481649652857" calcext:value-type="float">
            <text:p>0.104481649652857</text:p>
          </table:table-cell>
          <table:table-cell office:value-type="float" office:value="0.737939427083283" calcext:value-type="float">
            <text:p>0.737939427083283</text:p>
          </table:table-cell>
          <table:table-cell office:value-type="string" calcext:value-type="string">
            <text:p>https://twitter.com/E3Panelsindia/status/1611259171693027328</text:p>
          </table:table-cell>
        </table:table-row>
        <table:table-row table:style-name="ro1">
          <table:table-cell office:value-type="string" calcext:value-type="string">
            <text:p>input/data_formal_20240530-1342/meme/easyskins_com_20221226T190007/0.jpg</text:p>
          </table:table-cell>
          <table:table-cell office:value-type="string" calcext:value-type="string">
            <text:p>Pattern 3</text:p>
          </table:table-cell>
          <table:table-cell office:value-type="float" office:value="0.872237946947299" calcext:value-type="float">
            <text:p>0.872237946947299</text:p>
          </table:table-cell>
          <table:table-cell office:value-type="float" office:value="0.420387846008065" calcext:value-type="float">
            <text:p>0.420387846008065</text:p>
          </table:table-cell>
          <table:table-cell office:value-type="float" office:value="0.456515733136839" calcext:value-type="float">
            <text:p>0.456515733136839</text:p>
          </table:table-cell>
          <table:table-cell office:value-type="string" calcext:value-type="string">
            <text:p>https://twitter.com/MineVoidMC/status/1607979121035939840</text:p>
          </table:table-cell>
        </table:table-row>
        <table:table-row table:style-name="ro1">
          <table:table-cell office:value-type="string" calcext:value-type="string">
            <text:p>input/data_formal_20240530-1342/meme/easyskins_com_20230307T070010/0.jpg</text:p>
          </table:table-cell>
          <table:table-cell office:value-type="string" calcext:value-type="string">
            <text:p>Pattern 3</text:p>
          </table:table-cell>
          <table:table-cell office:value-type="float" office:value="1.00837156107635" calcext:value-type="float">
            <text:p>1.00837156107635</text:p>
          </table:table-cell>
          <table:table-cell office:value-type="float" office:value="0.143098113591677" calcext:value-type="float">
            <text:p>0.143098113591677</text:p>
          </table:table-cell>
          <table:table-cell office:value-type="float" office:value="0.447069240031767" calcext:value-type="float">
            <text:p>0.447069240031767</text:p>
          </table:table-cell>
          <table:table-cell office:value-type="string" calcext:value-type="string">
            <text:p>https://twitter.com/easyskins_com/status/1632999564381769728</text:p>
          </table:table-cell>
        </table:table-row>
        <table:table-row table:style-name="ro1">
          <table:table-cell office:value-type="string" calcext:value-type="string">
            <text:p>input/data_formal_20240530-1342/meme/easyskins_com_20230307T070010/1.jpg</text:p>
          </table:table-cell>
          <table:table-cell office:value-type="string" calcext:value-type="string">
            <text:p>Pattern 3</text:p>
          </table:table-cell>
          <table:table-cell office:value-type="float" office:value="1.01739447175908" calcext:value-type="float">
            <text:p>1.01739447175908</text:p>
          </table:table-cell>
          <table:table-cell office:value-type="float" office:value="0.190850190726267" calcext:value-type="float">
            <text:p>0.190850190726267</text:p>
          </table:table-cell>
          <table:table-cell office:value-type="float" office:value="0.432589686108218" calcext:value-type="float">
            <text:p>0.432589686108218</text:p>
          </table:table-cell>
          <table:table-cell office:value-type="string" calcext:value-type="string">
            <text:p>https://twitter.com/easyskins_com/status/1632999564381769728</text:p>
          </table:table-cell>
        </table:table-row>
        <table:table-row table:style-name="ro1">
          <table:table-cell office:value-type="string" calcext:value-type="string">
            <text:p>input/data_formal_20240530-1342/meme/easyskins_com_20230307T070010/2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asyskins_com/status/1632999564381769728</text:p>
          </table:table-cell>
        </table:table-row>
        <table:table-row table:style-name="ro1">
          <table:table-cell office:value-type="string" calcext:value-type="string">
            <text:p>input/data_formal_20240530-1342/meme/eatingglowstick_20230206T161734/0.jpg</text:p>
          </table:table-cell>
          <table:table-cell office:value-type="string" calcext:value-type="string">
            <text:p>Pattern 1</text:p>
          </table:table-cell>
          <table:table-cell office:value-type="float" office:value="0.912174054783407" calcext:value-type="float">
            <text:p>0.912174054783407</text:p>
          </table:table-cell>
          <table:table-cell office:value-type="float" office:value="0.215159418857292" calcext:value-type="float">
            <text:p>0.215159418857292</text:p>
          </table:table-cell>
          <table:table-cell office:value-type="float" office:value="0.261824930834306" calcext:value-type="float">
            <text:p>0.261824930834306</text:p>
          </table:table-cell>
          <table:table-cell office:value-type="string" calcext:value-type="string">
            <text:p>https://twitter.com/kurdtsback/status/1622630590431350786</text:p>
          </table:table-cell>
        </table:table-row>
        <table:table-row table:style-name="ro1">
          <table:table-cell office:value-type="string" calcext:value-type="string">
            <text:p>input/data_formal_20240530-1342/meme/Ebbodoteth_20230105T173609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bbodoteth/status/1611278704742891520</text:p>
          </table:table-cell>
        </table:table-row>
        <table:table-row table:style-name="ro1">
          <table:table-cell office:value-type="string" calcext:value-type="string">
            <text:p>input/data_formal_20240530-1342/meme/ebenvibe_20230105T080601/0.jpg</text:p>
          </table:table-cell>
          <table:table-cell office:value-type="string" calcext:value-type="string">
            <text:p>Pattern 1</text:p>
          </table:table-cell>
          <table:table-cell office:value-type="float" office:value="0.905632471934358" calcext:value-type="float">
            <text:p>0.905632471934358</text:p>
          </table:table-cell>
          <table:table-cell office:value-type="float" office:value="0.187674990453199" calcext:value-type="float">
            <text:p>0.187674990453199</text:p>
          </table:table-cell>
          <table:table-cell office:value-type="float" office:value="0.171803052604934" calcext:value-type="float">
            <text:p>0.171803052604934</text:p>
          </table:table-cell>
          <table:table-cell office:value-type="string" calcext:value-type="string">
            <text:p>https://twitter.com/ebenvibe/status/1610910477579591683</text:p>
          </table:table-cell>
        </table:table-row>
        <table:table-row table:style-name="ro1">
          <table:table-cell office:value-type="string" calcext:value-type="string">
            <text:p>input/data_formal_20240530-1342/meme/EBGamesAus_20230204T090010/0.jpg</text:p>
          </table:table-cell>
          <table:table-cell office:value-type="string" calcext:value-type="string">
            <text:p>Pattern 6</text:p>
          </table:table-cell>
          <table:table-cell office:value-type="float" office:value="0.962402199443011" calcext:value-type="float">
            <text:p>0.962402199443011</text:p>
          </table:table-cell>
          <table:table-cell office:value-type="float" office:value="0.150174427287366" calcext:value-type="float">
            <text:p>0.150174427287366</text:p>
          </table:table-cell>
          <table:table-cell office:value-type="float" office:value="0.420406355412882" calcext:value-type="float">
            <text:p>0.420406355412882</text:p>
          </table:table-cell>
          <table:table-cell office:value-type="string" calcext:value-type="string">
            <text:p>https://twitter.com/JulieCr22936886/status/1622555349071921152</text:p>
          </table:table-cell>
        </table:table-row>
        <table:table-row table:style-name="ro1">
          <table:table-cell office:value-type="string" calcext:value-type="string">
            <text:p>input/data_formal_20240530-1342/meme/ECarmey101_20230202T041650/0.jpg</text:p>
          </table:table-cell>
          <table:table-cell office:value-type="string" calcext:value-type="string">
            <text:p>Pattern 1</text:p>
          </table:table-cell>
          <table:table-cell office:value-type="float" office:value="0.904356280660927" calcext:value-type="float">
            <text:p>0.904356280660927</text:p>
          </table:table-cell>
          <table:table-cell office:value-type="float" office:value="0.244854483143029" calcext:value-type="float">
            <text:p>0.244854483143029</text:p>
          </table:table-cell>
          <table:table-cell office:value-type="float" office:value="0.306802054146966" calcext:value-type="float">
            <text:p>0.306802054146966</text:p>
          </table:table-cell>
          <table:table-cell office:value-type="string" calcext:value-type="string">
            <text:p>https://twitter.com/ECarmey101/status/1620999662584074242</text:p>
          </table:table-cell>
        </table:table-row>
        <table:table-row table:style-name="ro1">
          <table:table-cell office:value-type="string" calcext:value-type="string">
            <text:p>input/data_formal_20240530-1342/meme/eCashInformer_20221226T135612/0.jpg</text:p>
          </table:table-cell>
          <table:table-cell office:value-type="string" calcext:value-type="string">
            <text:p>Pattern 1</text:p>
          </table:table-cell>
          <table:table-cell office:value-type="float" office:value="1.01628133249512" calcext:value-type="float">
            <text:p>1.01628133249512</text:p>
          </table:table-cell>
          <table:table-cell office:value-type="float" office:value="0.148273009591842" calcext:value-type="float">
            <text:p>0.148273009591842</text:p>
          </table:table-cell>
          <table:table-cell office:value-type="float" office:value="0.229277691260158" calcext:value-type="float">
            <text:p>0.229277691260158</text:p>
          </table:table-cell>
          <table:table-cell office:value-type="string" calcext:value-type="string">
            <text:p>https://twitter.com/Sweejay_A/status/1607894898841354243</text:p>
          </table:table-cell>
        </table:table-row>
        <table:table-row table:style-name="ro1">
          <table:table-cell office:value-type="string" calcext:value-type="string">
            <text:p>input/data_formal_20240530-1342/meme/eCashInformer_20221226T135612/1.jpg</text:p>
          </table:table-cell>
          <table:table-cell office:value-type="string" calcext:value-type="string">
            <text:p>Pattern 6</text:p>
          </table:table-cell>
          <table:table-cell office:value-type="float" office:value="0.99243435990788" calcext:value-type="float">
            <text:p>0.99243435990788</text:p>
          </table:table-cell>
          <table:table-cell office:value-type="float" office:value="0.110313046597487" calcext:value-type="float">
            <text:p>0.110313046597487</text:p>
          </table:table-cell>
          <table:table-cell office:value-type="float" office:value="0.474885614344515" calcext:value-type="float">
            <text:p>0.474885614344515</text:p>
          </table:table-cell>
          <table:table-cell office:value-type="string" calcext:value-type="string">
            <text:p>https://twitter.com/Sweejay_A/status/1607894898841354243</text:p>
          </table:table-cell>
        </table:table-row>
        <table:table-row table:style-name="ro1">
          <table:table-cell office:value-type="string" calcext:value-type="string">
            <text:p>input/data_formal_20240530-1342/meme/eCashInformer_20230205T153411/0.jpg</text:p>
          </table:table-cell>
          <table:table-cell office:value-type="string" calcext:value-type="string">
            <text:p>Pattern 1</text:p>
          </table:table-cell>
          <table:table-cell office:value-type="float" office:value="0.893385195076006" calcext:value-type="float">
            <text:p>0.893385195076006</text:p>
          </table:table-cell>
          <table:table-cell office:value-type="float" office:value="0.256273695717674" calcext:value-type="float">
            <text:p>0.256273695717674</text:p>
          </table:table-cell>
          <table:table-cell office:value-type="float" office:value="0.292929181209407" calcext:value-type="float">
            <text:p>0.292929181209407</text:p>
          </table:table-cell>
          <table:table-cell office:value-type="string" calcext:value-type="string">
            <text:p>https://twitter.com/OdukuNelson/status/1622623033167867904</text:p>
          </table:table-cell>
        </table:table-row>
        <table:table-row table:style-name="ro1">
          <table:table-cell office:value-type="string" calcext:value-type="string">
            <text:p>input/data_formal_20240530-1342/meme/eCashInformer_20230206T113633/0.jpg</text:p>
          </table:table-cell>
          <table:table-cell office:value-type="string" calcext:value-type="string">
            <text:p>Pattern 6</text:p>
          </table:table-cell>
          <table:table-cell office:value-type="float" office:value="0.898421702296531" calcext:value-type="float">
            <text:p>0.898421702296531</text:p>
          </table:table-cell>
          <table:table-cell office:value-type="float" office:value="0.198014232493233" calcext:value-type="float">
            <text:p>0.198014232493233</text:p>
          </table:table-cell>
          <table:table-cell office:value-type="float" office:value="0.326428021640268" calcext:value-type="float">
            <text:p>0.326428021640268</text:p>
          </table:table-cell>
          <table:table-cell office:value-type="string" calcext:value-type="string">
            <text:p>https://twitter.com/FabAvie/status/1622559869311275009</text:p>
          </table:table-cell>
        </table:table-row>
        <table:table-row table:style-name="ro1">
          <table:table-cell office:value-type="string" calcext:value-type="string">
            <text:p>input/data_formal_20240530-1342/meme/EclipseRoxasVT_20221228T062341/0.jpg</text:p>
          </table:table-cell>
          <table:table-cell office:value-type="string" calcext:value-type="string">
            <text:p>Pattern 1</text:p>
          </table:table-cell>
          <table:table-cell office:value-type="float" office:value="0.90752714543591" calcext:value-type="float">
            <text:p>0.90752714543591</text:p>
          </table:table-cell>
          <table:table-cell office:value-type="float" office:value="0.186046813218213" calcext:value-type="float">
            <text:p>0.186046813218213</text:p>
          </table:table-cell>
          <table:table-cell office:value-type="float" office:value="0.235166627176962" calcext:value-type="float">
            <text:p>0.235166627176962</text:p>
          </table:table-cell>
          <table:table-cell office:value-type="string" calcext:value-type="string">
            <text:p>https://twitter.com/kamisinsei/status/1607987973987127296</text:p>
          </table:table-cell>
        </table:table-row>
        <table:table-row table:style-name="ro1">
          <table:table-cell office:value-type="string" calcext:value-type="string">
            <text:p>input/data_formal_20240530-1342/meme/edamamemi1_20230130T153810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lemonbars69/status/1620120783220531207</text:p>
          </table:table-cell>
        </table:table-row>
        <table:table-row table:style-name="ro1">
          <table:table-cell office:value-type="string" calcext:value-type="string">
            <text:p>input/data_formal_20240530-1342/meme/edamamemi1_20230130T153810/1.jpg</text:p>
          </table:table-cell>
          <table:table-cell office:value-type="string" calcext:value-type="string">
            <text:p>Pattern 1</text:p>
          </table:table-cell>
          <table:table-cell office:value-type="float" office:value="0.917083821077396" calcext:value-type="float">
            <text:p>0.917083821077396</text:p>
          </table:table-cell>
          <table:table-cell office:value-type="float" office:value="0.33631985485171" calcext:value-type="float">
            <text:p>0.33631985485171</text:p>
          </table:table-cell>
          <table:table-cell office:value-type="float" office:value="0.25243505069196" calcext:value-type="float">
            <text:p>0.25243505069196</text:p>
          </table:table-cell>
          <table:table-cell office:value-type="string" calcext:value-type="string">
            <text:p>https://twitter.com/lemonbars69/status/1620120783220531207</text:p>
          </table:table-cell>
        </table:table-row>
        <table:table-row table:style-name="ro1">
          <table:table-cell office:value-type="string" calcext:value-type="string">
            <text:p>input/data_formal_20240530-1342/meme/EdgeFolks_20230105T121211/0.jpg</text:p>
          </table:table-cell>
          <table:table-cell office:value-type="string" calcext:value-type="string">
            <text:p>Pattern 1</text:p>
          </table:table-cell>
          <table:table-cell office:value-type="float" office:value="0.918529260797359" calcext:value-type="float">
            <text:p>0.918529260797359</text:p>
          </table:table-cell>
          <table:table-cell office:value-type="float" office:value="0.188564395378738" calcext:value-type="float">
            <text:p>0.188564395378738</text:p>
          </table:table-cell>
          <table:table-cell office:value-type="float" office:value="0.155319269399309" calcext:value-type="float">
            <text:p>0.155319269399309</text:p>
          </table:table-cell>
          <table:table-cell office:value-type="string" calcext:value-type="string">
            <text:p>https://twitter.com/EdgeFolks/status/1610972424551501825</text:p>
          </table:table-cell>
        </table:table-row>
        <table:table-row table:style-name="ro1">
          <table:table-cell office:value-type="string" calcext:value-type="string">
            <text:p>input/data_formal_20240530-1342/meme/EdgeFolks_20230123T022016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17346447376015361</text:p>
          </table:table-cell>
        </table:table-row>
        <table:table-row table:style-name="ro1">
          <table:table-cell office:value-type="string" calcext:value-type="string">
            <text:p>input/data_formal_20240530-1342/meme/EdgeFolks_20230123T07245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sb7822339/status/1618778701352816641</text:p>
          </table:table-cell>
        </table:table-row>
        <table:table-row table:style-name="ro1">
          <table:table-cell office:value-type="string" calcext:value-type="string">
            <text:p>input/data_formal_20240530-1342/meme/EdgeFolks_20230123T111119/0.jpg</text:p>
          </table:table-cell>
          <table:table-cell office:value-type="string" calcext:value-type="string">
            <text:p>Pattern 6</text:p>
          </table:table-cell>
          <table:table-cell office:value-type="float" office:value="0.906175708186497" calcext:value-type="float">
            <text:p>0.906175708186497</text:p>
          </table:table-cell>
          <table:table-cell office:value-type="float" office:value="0.21193088573425" calcext:value-type="float">
            <text:p>0.21193088573425</text:p>
          </table:table-cell>
          <table:table-cell office:value-type="float" office:value="0.362481736445917" calcext:value-type="float">
            <text:p>0.362481736445917</text:p>
          </table:table-cell>
          <table:table-cell office:value-type="string" calcext:value-type="string">
            <text:p>https://twitter.com/EdgeFolks/status/1617480089108729857</text:p>
          </table:table-cell>
        </table:table-row>
        <table:table-row table:style-name="ro1">
          <table:table-cell office:value-type="string" calcext:value-type="string">
            <text:p>input/data_formal_20240530-1342/meme/EdgeFolks_20230124T09145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17813199159541760</text:p>
          </table:table-cell>
        </table:table-row>
        <table:table-row table:style-name="ro1">
          <table:table-cell office:value-type="string" calcext:value-type="string">
            <text:p>input/data_formal_20240530-1342/meme/EdgeFolks_20230124T11322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JadeKatBond/status/1617848391190614016</text:p>
          </table:table-cell>
        </table:table-row>
        <table:table-row table:style-name="ro1">
          <table:table-cell office:value-type="string" calcext:value-type="string">
            <text:p>input/data_formal_20240530-1342/meme/EdgeFolks_20230124T151505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17903824160669696</text:p>
          </table:table-cell>
        </table:table-row>
        <table:table-row table:style-name="ro1">
          <table:table-cell office:value-type="string" calcext:value-type="string">
            <text:p>input/data_formal_20240530-1342/meme/EdgeFolks_20230124T192543/0.jpg</text:p>
          </table:table-cell>
          <table:table-cell office:value-type="string" calcext:value-type="string">
            <text:p>Pattern 3</text:p>
          </table:table-cell>
          <table:table-cell office:value-type="float" office:value="0.829299087321958" calcext:value-type="float">
            <text:p>0.829299087321958</text:p>
          </table:table-cell>
          <table:table-cell office:value-type="float" office:value="0.226656860947479" calcext:value-type="float">
            <text:p>0.226656860947479</text:p>
          </table:table-cell>
          <table:table-cell office:value-type="float" office:value="0.491449590329344" calcext:value-type="float">
            <text:p>0.491449590329344</text:p>
          </table:table-cell>
          <table:table-cell office:value-type="string" calcext:value-type="string">
            <text:p>https://twitter.com/EdgeFolks/status/1617966898355884032</text:p>
          </table:table-cell>
        </table:table-row>
        <table:table-row table:style-name="ro1">
          <table:table-cell office:value-type="string" calcext:value-type="string">
            <text:p>input/data_formal_20240530-1342/meme/EdgeFolks_20230124T221540/0.jpg</text:p>
          </table:table-cell>
          <table:table-cell office:value-type="string" calcext:value-type="string">
            <text:p>Pattern 6</text:p>
          </table:table-cell>
          <table:table-cell office:value-type="float" office:value="0.957771747590166" calcext:value-type="float">
            <text:p>0.957771747590166</text:p>
          </table:table-cell>
          <table:table-cell office:value-type="float" office:value="0.145840501419437" calcext:value-type="float">
            <text:p>0.145840501419437</text:p>
          </table:table-cell>
          <table:table-cell office:value-type="float" office:value="0.336693954368513" calcext:value-type="float">
            <text:p>0.336693954368513</text:p>
          </table:table-cell>
          <table:table-cell office:value-type="string" calcext:value-type="string">
            <text:p>https://twitter.com/EdgeFolks/status/1618009665521975298</text:p>
          </table:table-cell>
        </table:table-row>
        <table:table-row table:style-name="ro1">
          <table:table-cell office:value-type="string" calcext:value-type="string">
            <text:p>input/data_formal_20240530-1342/meme/EdgeFolks_20230125T015616/0.jpg</text:p>
          </table:table-cell>
          <table:table-cell office:value-type="string" calcext:value-type="string">
            <text:p>Pattern 1</text:p>
          </table:table-cell>
          <table:table-cell office:value-type="float" office:value="0.931228391876927" calcext:value-type="float">
            <text:p>0.931228391876927</text:p>
          </table:table-cell>
          <table:table-cell office:value-type="float" office:value="0.117259545312455" calcext:value-type="float">
            <text:p>0.117259545312455</text:p>
          </table:table-cell>
          <table:table-cell office:value-type="float" office:value="0.341992991865543" calcext:value-type="float">
            <text:p>0.341992991865543</text:p>
          </table:table-cell>
          <table:table-cell office:value-type="string" calcext:value-type="string">
            <text:p>https://twitter.com/EdgeFolks/status/1618065182818697216</text:p>
          </table:table-cell>
        </table:table-row>
        <table:table-row table:style-name="ro1">
          <table:table-cell office:value-type="string" calcext:value-type="string">
            <text:p>input/data_formal_20240530-1342/meme/EdgeFolks_20230125T09252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18178227121307648</text:p>
          </table:table-cell>
        </table:table-row>
        <table:table-row table:style-name="ro1">
          <table:table-cell office:value-type="string" calcext:value-type="string">
            <text:p>input/data_formal_20240530-1342/meme/EdgeFolks_20230125T095641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18186084113911810</text:p>
          </table:table-cell>
        </table:table-row>
        <table:table-row table:style-name="ro1">
          <table:table-cell office:value-type="string" calcext:value-type="string">
            <text:p>input/data_formal_20240530-1342/meme/EdgeFolks_20230125T095647/0.jpg</text:p>
          </table:table-cell>
          <table:table-cell office:value-type="string" calcext:value-type="string">
            <text:p>Pattern 1</text:p>
          </table:table-cell>
          <table:table-cell office:value-type="float" office:value="0.893290979977236" calcext:value-type="float">
            <text:p>0.893290979977236</text:p>
          </table:table-cell>
          <table:table-cell office:value-type="float" office:value="0.129208881549694" calcext:value-type="float">
            <text:p>0.129208881549694</text:p>
          </table:table-cell>
          <table:table-cell office:value-type="float" office:value="0.283493805879934" calcext:value-type="float">
            <text:p>0.283493805879934</text:p>
          </table:table-cell>
          <table:table-cell office:value-type="string" calcext:value-type="string">
            <text:p>https://twitter.com/EdgeFolks/status/1618186108210143233</text:p>
          </table:table-cell>
        </table:table-row>
        <table:table-row table:style-name="ro1">
          <table:table-cell office:value-type="string" calcext:value-type="string">
            <text:p>input/data_formal_20240530-1342/meme/EdgeFolks_20230125T114651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18213807020560385</text:p>
          </table:table-cell>
        </table:table-row>
        <table:table-row table:style-name="ro1">
          <table:table-cell office:value-type="string" calcext:value-type="string">
            <text:p>input/data_formal_20240530-1342/meme/EdgeFolks_20230125T172645/0.jpg</text:p>
          </table:table-cell>
          <table:table-cell office:value-type="string" calcext:value-type="string">
            <text:p>Pattern 3</text:p>
          </table:table-cell>
          <table:table-cell office:value-type="float" office:value="0.912089158977757" calcext:value-type="float">
            <text:p>0.912089158977757</text:p>
          </table:table-cell>
          <table:table-cell office:value-type="float" office:value="0.313058643156482" calcext:value-type="float">
            <text:p>0.313058643156482</text:p>
          </table:table-cell>
          <table:table-cell office:value-type="float" office:value="0.355708243269738" calcext:value-type="float">
            <text:p>0.355708243269738</text:p>
          </table:table-cell>
          <table:table-cell office:value-type="string" calcext:value-type="string">
            <text:p>https://twitter.com/EdgeFolks/status/1618299346918772757</text:p>
          </table:table-cell>
        </table:table-row>
        <table:table-row table:style-name="ro1">
          <table:table-cell office:value-type="string" calcext:value-type="string">
            <text:p>input/data_formal_20240530-1342/meme/EdgeFolks_20230125T172651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18299370373320711</text:p>
          </table:table-cell>
        </table:table-row>
        <table:table-row table:style-name="ro1">
          <table:table-cell office:value-type="string" calcext:value-type="string">
            <text:p>input/data_formal_20240530-1342/meme/EdgeFolks_20230126T152434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18630987499421698</text:p>
          </table:table-cell>
        </table:table-row>
        <table:table-row table:style-name="ro1">
          <table:table-cell office:value-type="string" calcext:value-type="string">
            <text:p>input/data_formal_20240530-1342/meme/EdgeFolks_20230126T162139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18645352042594304</text:p>
          </table:table-cell>
        </table:table-row>
        <table:table-row table:style-name="ro1">
          <table:table-cell office:value-type="string" calcext:value-type="string">
            <text:p>input/data_formal_20240530-1342/meme/EdgeFolks_20230126T175034/0.jpg</text:p>
          </table:table-cell>
          <table:table-cell office:value-type="string" calcext:value-type="string">
            <text:p>Pattern 1</text:p>
          </table:table-cell>
          <table:table-cell office:value-type="float" office:value="0.932379783657217" calcext:value-type="float">
            <text:p>0.932379783657217</text:p>
          </table:table-cell>
          <table:table-cell office:value-type="float" office:value="0.252094980848262" calcext:value-type="float">
            <text:p>0.252094980848262</text:p>
          </table:table-cell>
          <table:table-cell office:value-type="float" office:value="0.166545399727349" calcext:value-type="float">
            <text:p>0.166545399727349</text:p>
          </table:table-cell>
          <table:table-cell office:value-type="string" calcext:value-type="string">
            <text:p>https://twitter.com/EdgeFolks/status/1618667726838403072</text:p>
          </table:table-cell>
        </table:table-row>
        <table:table-row table:style-name="ro1">
          <table:table-cell office:value-type="string" calcext:value-type="string">
            <text:p>input/data_formal_20240530-1342/meme/EdgeFolks_20230127T011931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18780710843699200</text:p>
          </table:table-cell>
        </table:table-row>
        <table:table-row table:style-name="ro1">
          <table:table-cell office:value-type="string" calcext:value-type="string">
            <text:p>input/data_formal_20240530-1342/meme/EdgeFolks_20230127T040931/0.jpg</text:p>
          </table:table-cell>
          <table:table-cell office:value-type="string" calcext:value-type="string">
            <text:p>Pattern 1</text:p>
          </table:table-cell>
          <table:table-cell office:value-type="float" office:value="0.910770016421968" calcext:value-type="float">
            <text:p>0.910770016421968</text:p>
          </table:table-cell>
          <table:table-cell office:value-type="float" office:value="0.153180838024397" calcext:value-type="float">
            <text:p>0.153180838024397</text:p>
          </table:table-cell>
          <table:table-cell office:value-type="float" office:value="0.156366619060021" calcext:value-type="float">
            <text:p>0.156366619060021</text:p>
          </table:table-cell>
          <table:table-cell office:value-type="string" calcext:value-type="string">
            <text:p>https://twitter.com/EdgeFolks/status/1618823492874473479</text:p>
          </table:table-cell>
        </table:table-row>
        <table:table-row table:style-name="ro1">
          <table:table-cell office:value-type="string" calcext:value-type="string">
            <text:p>input/data_formal_20240530-1342/meme/EdgeFolks_20230127T091529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18900490808446976</text:p>
          </table:table-cell>
        </table:table-row>
        <table:table-row table:style-name="ro1">
          <table:table-cell office:value-type="string" calcext:value-type="string">
            <text:p>input/data_formal_20240530-1342/meme/EdgeFolks_20230127T164539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19013779789942791</text:p>
          </table:table-cell>
        </table:table-row>
        <table:table-row table:style-name="ro1">
          <table:table-cell office:value-type="string" calcext:value-type="string">
            <text:p>input/data_formal_20240530-1342/meme/EdgeFolks_20230127T171913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19022224928772127</text:p>
          </table:table-cell>
        </table:table-row>
        <table:table-row table:style-name="ro1">
          <table:table-cell office:value-type="string" calcext:value-type="string">
            <text:p>input/data_formal_20240530-1342/meme/EdgeFolks_20230128T001032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19125735959977986</text:p>
          </table:table-cell>
        </table:table-row>
        <table:table-row table:style-name="ro1">
          <table:table-cell office:value-type="string" calcext:value-type="string">
            <text:p>input/data_formal_20240530-1342/meme/EdgeFolks_20230128T023049/0.jpg</text:p>
          </table:table-cell>
          <table:table-cell office:value-type="string" calcext:value-type="string">
            <text:p>Pattern 1</text:p>
          </table:table-cell>
          <table:table-cell office:value-type="float" office:value="0.960200005123423" calcext:value-type="float">
            <text:p>0.960200005123423</text:p>
          </table:table-cell>
          <table:table-cell office:value-type="float" office:value="0.399630553673021" calcext:value-type="float">
            <text:p>0.399630553673021</text:p>
          </table:table-cell>
          <table:table-cell office:value-type="float" office:value="0.283117039822368" calcext:value-type="float">
            <text:p>0.283117039822368</text:p>
          </table:table-cell>
          <table:table-cell office:value-type="string" calcext:value-type="string">
            <text:p>https://twitter.com/EdgeFolks/status/1619161039400050688</text:p>
          </table:table-cell>
        </table:table-row>
        <table:table-row table:style-name="ro1">
          <table:table-cell office:value-type="string" calcext:value-type="string">
            <text:p>input/data_formal_20240530-1342/meme/EdgeFolks_20230128T062355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19219701040570369</text:p>
          </table:table-cell>
        </table:table-row>
        <table:table-row table:style-name="ro1">
          <table:table-cell office:value-type="string" calcext:value-type="string">
            <text:p>input/data_formal_20240530-1342/meme/EdgeFolks_20230128T212016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19445276426502144</text:p>
          </table:table-cell>
        </table:table-row>
        <table:table-row table:style-name="ro1">
          <table:table-cell office:value-type="string" calcext:value-type="string">
            <text:p>input/data_formal_20240530-1342/meme/EdgeFolks_20230129T002957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19493012349796357</text:p>
          </table:table-cell>
        </table:table-row>
        <table:table-row table:style-name="ro1">
          <table:table-cell office:value-type="string" calcext:value-type="string">
            <text:p>input/data_formal_20240530-1342/meme/EdgeFolks_20230129T073959/0.jpg</text:p>
          </table:table-cell>
          <table:table-cell office:value-type="string" calcext:value-type="string">
            <text:p>Pattern 1</text:p>
          </table:table-cell>
          <table:table-cell office:value-type="float" office:value="0.883765799549772" calcext:value-type="float">
            <text:p>0.883765799549772</text:p>
          </table:table-cell>
          <table:table-cell office:value-type="float" office:value="0.205923160939979" calcext:value-type="float">
            <text:p>0.205923160939979</text:p>
          </table:table-cell>
          <table:table-cell office:value-type="float" office:value="0.127210886965945" calcext:value-type="float">
            <text:p>0.127210886965945</text:p>
          </table:table-cell>
          <table:table-cell office:value-type="string" calcext:value-type="string">
            <text:p>https://twitter.com/EdgeFolks/status/1619601231927808002</text:p>
          </table:table-cell>
        </table:table-row>
        <table:table-row table:style-name="ro1">
          <table:table-cell office:value-type="string" calcext:value-type="string">
            <text:p>input/data_formal_20240530-1342/meme/EdgeFolks_20230129T203538/0.jpg</text:p>
          </table:table-cell>
          <table:table-cell office:value-type="string" calcext:value-type="string">
            <text:p>Pattern 1</text:p>
          </table:table-cell>
          <table:table-cell office:value-type="float" office:value="0.92044299172663" calcext:value-type="float">
            <text:p>0.92044299172663</text:p>
          </table:table-cell>
          <table:table-cell office:value-type="float" office:value="0.214055274990211" calcext:value-type="float">
            <text:p>0.214055274990211</text:p>
          </table:table-cell>
          <table:table-cell office:value-type="float" office:value="0.214197942556025" calcext:value-type="float">
            <text:p>0.214197942556025</text:p>
          </table:table-cell>
          <table:table-cell office:value-type="string" calcext:value-type="string">
            <text:p>https://twitter.com/EdgeFolks/status/1619796431577006080</text:p>
          </table:table-cell>
        </table:table-row>
        <table:table-row table:style-name="ro1">
          <table:table-cell office:value-type="string" calcext:value-type="string">
            <text:p>input/data_formal_20240530-1342/meme/EdgeFolks_20230130T091545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19987720264097793</text:p>
          </table:table-cell>
        </table:table-row>
        <table:table-row table:style-name="ro1">
          <table:table-cell office:value-type="string" calcext:value-type="string">
            <text:p>input/data_formal_20240530-1342/meme/EdgeFolks_20230130T171649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20108786387062801</text:p>
          </table:table-cell>
        </table:table-row>
        <table:table-row table:style-name="ro1">
          <table:table-cell office:value-type="string" calcext:value-type="string">
            <text:p>input/data_formal_20240530-1342/meme/EdgeFolks_20230131T012000/0.jpg</text:p>
          </table:table-cell>
          <table:table-cell office:value-type="string" calcext:value-type="string">
            <text:p>Pattern 3</text:p>
          </table:table-cell>
          <table:table-cell office:value-type="float" office:value="0.888884943307247" calcext:value-type="float">
            <text:p>0.888884943307247</text:p>
          </table:table-cell>
          <table:table-cell office:value-type="float" office:value="0.186408333447284" calcext:value-type="float">
            <text:p>0.186408333447284</text:p>
          </table:table-cell>
          <table:table-cell office:value-type="float" office:value="0.476532586414814" calcext:value-type="float">
            <text:p>0.476532586414814</text:p>
          </table:table-cell>
          <table:table-cell office:value-type="string" calcext:value-type="string">
            <text:p>https://twitter.com/EdgeFolks/status/1620230381684363264</text:p>
          </table:table-cell>
        </table:table-row>
        <table:table-row table:style-name="ro1">
          <table:table-cell office:value-type="string" calcext:value-type="string">
            <text:p>input/data_formal_20240530-1342/meme/EdgeFolks_20230131T043100/0.jpg</text:p>
          </table:table-cell>
          <table:table-cell office:value-type="string" calcext:value-type="string">
            <text:p>Pattern 1</text:p>
          </table:table-cell>
          <table:table-cell office:value-type="float" office:value="0.945983762022082" calcext:value-type="float">
            <text:p>0.945983762022082</text:p>
          </table:table-cell>
          <table:table-cell office:value-type="float" office:value="0.183284172127569" calcext:value-type="float">
            <text:p>0.183284172127569</text:p>
          </table:table-cell>
          <table:table-cell office:value-type="float" office:value="0.253020205972786" calcext:value-type="float">
            <text:p>0.253020205972786</text:p>
          </table:table-cell>
          <table:table-cell office:value-type="string" calcext:value-type="string">
            <text:p>https://twitter.com/EdgeFolks/status/1620278450954113025</text:p>
          </table:table-cell>
        </table:table-row>
        <table:table-row table:style-name="ro1">
          <table:table-cell office:value-type="string" calcext:value-type="string">
            <text:p>input/data_formal_20240530-1342/meme/EdgeFolks_20230131T090954/0.jpg</text:p>
          </table:table-cell>
          <table:table-cell office:value-type="string" calcext:value-type="string">
            <text:p>Pattern 1</text:p>
          </table:table-cell>
          <table:table-cell office:value-type="float" office:value="0.935372041184235" calcext:value-type="float">
            <text:p>0.935372041184235</text:p>
          </table:table-cell>
          <table:table-cell office:value-type="float" office:value="0.277835483620231" calcext:value-type="float">
            <text:p>0.277835483620231</text:p>
          </table:table-cell>
          <table:table-cell office:value-type="float" office:value="0.241707063112794" calcext:value-type="float">
            <text:p>0.241707063112794</text:p>
          </table:table-cell>
          <table:table-cell office:value-type="string" calcext:value-type="string">
            <text:p>https://twitter.com/EdgeFolks/status/1620348636369412098</text:p>
          </table:table-cell>
        </table:table-row>
        <table:table-row table:style-name="ro1">
          <table:table-cell office:value-type="string" calcext:value-type="string">
            <text:p>input/data_formal_20240530-1342/meme/EdgeFolks_20230131T151701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20441027029999618</text:p>
          </table:table-cell>
        </table:table-row>
        <table:table-row table:style-name="ro1">
          <table:table-cell office:value-type="string" calcext:value-type="string">
            <text:p>input/data_formal_20240530-1342/meme/EdgeFolks_20230131T212000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20532373417771010</text:p>
          </table:table-cell>
        </table:table-row>
        <table:table-row table:style-name="ro1">
          <table:table-cell office:value-type="string" calcext:value-type="string">
            <text:p>input/data_formal_20240530-1342/meme/EdgeFolks_20230131T221445/0.jpg</text:p>
          </table:table-cell>
          <table:table-cell office:value-type="string" calcext:value-type="string">
            <text:p>Pattern 1</text:p>
          </table:table-cell>
          <table:table-cell office:value-type="float" office:value="0.955491963142452" calcext:value-type="float">
            <text:p>0.955491963142452</text:p>
          </table:table-cell>
          <table:table-cell office:value-type="float" office:value="0.228549112982997" calcext:value-type="float">
            <text:p>0.228549112982997</text:p>
          </table:table-cell>
          <table:table-cell office:value-type="float" office:value="0.216687099473628" calcext:value-type="float">
            <text:p>0.216687099473628</text:p>
          </table:table-cell>
          <table:table-cell office:value-type="string" calcext:value-type="string">
            <text:p>https://twitter.com/EdgeFolks/status/1620546150678859777</text:p>
          </table:table-cell>
        </table:table-row>
        <table:table-row table:style-name="ro1">
          <table:table-cell office:value-type="string" calcext:value-type="string">
            <text:p>input/data_formal_20240530-1342/meme/EdgeFolks_20230201T000946/0.jpg</text:p>
          </table:table-cell>
          <table:table-cell office:value-type="string" calcext:value-type="string">
            <text:p>Pattern 3</text:p>
          </table:table-cell>
          <table:table-cell office:value-type="float" office:value="0.959352036489894" calcext:value-type="float">
            <text:p>0.959352036489894</text:p>
          </table:table-cell>
          <table:table-cell office:value-type="float" office:value="0.182058711367127" calcext:value-type="float">
            <text:p>0.182058711367127</text:p>
          </table:table-cell>
          <table:table-cell office:value-type="float" office:value="0.302397240901575" calcext:value-type="float">
            <text:p>0.302397240901575</text:p>
          </table:table-cell>
          <table:table-cell office:value-type="string" calcext:value-type="string">
            <text:p>https://twitter.com/EdgeFolks/status/1620575097219072003</text:p>
          </table:table-cell>
        </table:table-row>
        <table:table-row table:style-name="ro1">
          <table:table-cell office:value-type="string" calcext:value-type="string">
            <text:p>input/data_formal_20240530-1342/meme/EdgeFolks_20230201T023524/0.jpg</text:p>
          </table:table-cell>
          <table:table-cell office:value-type="string" calcext:value-type="string">
            <text:p>Pattern 3</text:p>
          </table:table-cell>
          <table:table-cell office:value-type="float" office:value="0.866685433066293" calcext:value-type="float">
            <text:p>0.866685433066293</text:p>
          </table:table-cell>
          <table:table-cell office:value-type="float" office:value="0.244467402908977" calcext:value-type="float">
            <text:p>0.244467402908977</text:p>
          </table:table-cell>
          <table:table-cell office:value-type="float" office:value="0.426981536461131" calcext:value-type="float">
            <text:p>0.426981536461131</text:p>
          </table:table-cell>
          <table:table-cell office:value-type="string" calcext:value-type="string">
            <text:p>https://twitter.com/EdgeFolks/status/1620611747487928320</text:p>
          </table:table-cell>
        </table:table-row>
        <table:table-row table:style-name="ro1">
          <table:table-cell office:value-type="string" calcext:value-type="string">
            <text:p>input/data_formal_20240530-1342/meme/EdgeFolks_20230201T062000/0.jpg</text:p>
          </table:table-cell>
          <table:table-cell office:value-type="string" calcext:value-type="string">
            <text:p>Pattern 3</text:p>
          </table:table-cell>
          <table:table-cell office:value-type="float" office:value="0.920700612015973" calcext:value-type="float">
            <text:p>0.920700612015973</text:p>
          </table:table-cell>
          <table:table-cell office:value-type="float" office:value="0.138133638623022" calcext:value-type="float">
            <text:p>0.138133638623022</text:p>
          </table:table-cell>
          <table:table-cell office:value-type="float" office:value="0.357887983562554" calcext:value-type="float">
            <text:p>0.357887983562554</text:p>
          </table:table-cell>
          <table:table-cell office:value-type="string" calcext:value-type="string">
            <text:p>https://twitter.com/EdgeFolks/status/1620668269555482627</text:p>
          </table:table-cell>
        </table:table-row>
        <table:table-row table:style-name="ro1">
          <table:table-cell office:value-type="string" calcext:value-type="string">
            <text:p>input/data_formal_20240530-1342/meme/EdgeFolks_20230201T100601/0.jpg</text:p>
          </table:table-cell>
          <table:table-cell office:value-type="string" calcext:value-type="string">
            <text:p>Pattern 6</text:p>
          </table:table-cell>
          <table:table-cell office:value-type="float" office:value="0.992679993027814" calcext:value-type="float">
            <text:p>0.992679993027814</text:p>
          </table:table-cell>
          <table:table-cell office:value-type="float" office:value="0.130372678664493" calcext:value-type="float">
            <text:p>0.130372678664493</text:p>
          </table:table-cell>
          <table:table-cell office:value-type="float" office:value="0.384322404694631" calcext:value-type="float">
            <text:p>0.384322404694631</text:p>
          </table:table-cell>
          <table:table-cell office:value-type="string" calcext:value-type="string">
            <text:p>https://twitter.com/EdgeFolks/status/1620725146083332099</text:p>
          </table:table-cell>
        </table:table-row>
        <table:table-row table:style-name="ro1">
          <table:table-cell office:value-type="string" calcext:value-type="string">
            <text:p>input/data_formal_20240530-1342/meme/EdgeFolks_20230201T122338/0.jpg</text:p>
          </table:table-cell>
          <table:table-cell office:value-type="string" calcext:value-type="string">
            <text:p>Pattern 3</text:p>
          </table:table-cell>
          <table:table-cell office:value-type="float" office:value="0.915048611695778" calcext:value-type="float">
            <text:p>0.915048611695778</text:p>
          </table:table-cell>
          <table:table-cell office:value-type="float" office:value="0.412863736275377" calcext:value-type="float">
            <text:p>0.412863736275377</text:p>
          </table:table-cell>
          <table:table-cell office:value-type="float" office:value="0.402341321418664" calcext:value-type="float">
            <text:p>0.402341321418664</text:p>
          </table:table-cell>
          <table:table-cell office:value-type="string" calcext:value-type="string">
            <text:p>https://twitter.com/EdgeFolks/status/1620759778682179584</text:p>
          </table:table-cell>
        </table:table-row>
        <table:table-row table:style-name="ro1">
          <table:table-cell office:value-type="string" calcext:value-type="string">
            <text:p>input/data_formal_20240530-1342/meme/EdgeFolks_20230201T16065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20815984293543936</text:p>
          </table:table-cell>
        </table:table-row>
        <table:table-row table:style-name="ro1">
          <table:table-cell office:value-type="string" calcext:value-type="string">
            <text:p>input/data_formal_20240530-1342/meme/EdgeFolks_20230201T202052/0.jpg</text:p>
          </table:table-cell>
          <table:table-cell office:value-type="string" calcext:value-type="string">
            <text:p>Pattern 1</text:p>
          </table:table-cell>
          <table:table-cell office:value-type="float" office:value="0.919684832821841" calcext:value-type="float">
            <text:p>0.919684832821841</text:p>
          </table:table-cell>
          <table:table-cell office:value-type="float" office:value="0.219454378388522" calcext:value-type="float">
            <text:p>0.219454378388522</text:p>
          </table:table-cell>
          <table:table-cell office:value-type="float" office:value="0.123169050268803" calcext:value-type="float">
            <text:p>0.123169050268803</text:p>
          </table:table-cell>
          <table:table-cell office:value-type="string" calcext:value-type="string">
            <text:p>https://twitter.com/EdgeFolks/status/1620879881809657856</text:p>
          </table:table-cell>
        </table:table-row>
        <table:table-row table:style-name="ro1">
          <table:table-cell office:value-type="string" calcext:value-type="string">
            <text:p>input/data_formal_20240530-1342/meme/EdgeFolks_20230202T000607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20936567811448834</text:p>
          </table:table-cell>
        </table:table-row>
        <table:table-row table:style-name="ro1">
          <table:table-cell office:value-type="string" calcext:value-type="string">
            <text:p>input/data_formal_20240530-1342/meme/EdgeFolks_20230202T003458/0.jpg</text:p>
          </table:table-cell>
          <table:table-cell office:value-type="string" calcext:value-type="string">
            <text:p>Pattern 3</text:p>
          </table:table-cell>
          <table:table-cell office:value-type="float" office:value="0.894448280424693" calcext:value-type="float">
            <text:p>0.894448280424693</text:p>
          </table:table-cell>
          <table:table-cell office:value-type="float" office:value="0.238731788844769" calcext:value-type="float">
            <text:p>0.238731788844769</text:p>
          </table:table-cell>
          <table:table-cell office:value-type="float" office:value="0.350822019631716" calcext:value-type="float">
            <text:p>0.350822019631716</text:p>
          </table:table-cell>
          <table:table-cell office:value-type="string" calcext:value-type="string">
            <text:p>https://twitter.com/EdgeFolks/status/1620943825039499264</text:p>
          </table:table-cell>
        </table:table-row>
        <table:table-row table:style-name="ro1">
          <table:table-cell office:value-type="string" calcext:value-type="string">
            <text:p>input/data_formal_20240530-1342/meme/EdgeFolks_20230206T121456/0.jpg</text:p>
          </table:table-cell>
          <table:table-cell office:value-type="string" calcext:value-type="string">
            <text:p>Pattern 3</text:p>
          </table:table-cell>
          <table:table-cell office:value-type="float" office:value="0.888439793224894" calcext:value-type="float">
            <text:p>0.888439793224894</text:p>
          </table:table-cell>
          <table:table-cell office:value-type="float" office:value="0.353079970321465" calcext:value-type="float">
            <text:p>0.353079970321465</text:p>
          </table:table-cell>
          <table:table-cell office:value-type="float" office:value="0.460049197106211" calcext:value-type="float">
            <text:p>0.460049197106211</text:p>
          </table:table-cell>
          <table:table-cell office:value-type="string" calcext:value-type="string">
            <text:p>https://twitter.com/EdgeFolks/status/1622569530802290688</text:p>
          </table:table-cell>
        </table:table-row>
        <table:table-row table:style-name="ro1">
          <table:table-cell office:value-type="string" calcext:value-type="string">
            <text:p>input/data_formal_20240530-1342/meme/EdgeFolks_20230307T112421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dgeFolks/status/1633066049619804163</text:p>
          </table:table-cell>
        </table:table-row>
        <table:table-row table:style-name="ro1">
          <table:table-cell office:value-type="string" calcext:value-type="string">
            <text:p>input/data_formal_20240530-1342/meme/EdgeFolks_20230315T234947/0.jpg</text:p>
          </table:table-cell>
          <table:table-cell office:value-type="string" calcext:value-type="string">
            <text:p>Pattern 3</text:p>
          </table:table-cell>
          <table:table-cell office:value-type="float" office:value="0.890377870903403" calcext:value-type="float">
            <text:p>0.890377870903403</text:p>
          </table:table-cell>
          <table:table-cell office:value-type="float" office:value="0.231191640244264" calcext:value-type="float">
            <text:p>0.231191640244264</text:p>
          </table:table-cell>
          <table:table-cell office:value-type="float" office:value="0.294431261643196" calcext:value-type="float">
            <text:p>0.294431261643196</text:p>
          </table:table-cell>
          <table:table-cell office:value-type="string" calcext:value-type="string">
            <text:p>https://twitter.com/EdgeFolks/status/1636152744263270401</text:p>
          </table:table-cell>
        </table:table-row>
        <table:table-row table:style-name="ro1">
          <table:table-cell office:value-type="string" calcext:value-type="string">
            <text:p>input/data_formal_20240530-1342/meme/EdgeFolks_20230322T172950/0.jpg</text:p>
          </table:table-cell>
          <table:table-cell office:value-type="string" calcext:value-type="string">
            <text:p>Pattern 3</text:p>
          </table:table-cell>
          <table:table-cell office:value-type="float" office:value="0.907819561258318" calcext:value-type="float">
            <text:p>0.907819561258318</text:p>
          </table:table-cell>
          <table:table-cell office:value-type="float" office:value="0.119769142460307" calcext:value-type="float">
            <text:p>0.119769142460307</text:p>
          </table:table-cell>
          <table:table-cell office:value-type="float" office:value="0.570014221643431" calcext:value-type="float">
            <text:p>0.570014221643431</text:p>
          </table:table-cell>
          <table:table-cell office:value-type="string" calcext:value-type="string">
            <text:p>https://twitter.com/EdgeFolks/status/1638593845150588936</text:p>
          </table:table-cell>
        </table:table-row>
        <table:table-row table:style-name="ro1">
          <table:table-cell office:value-type="string" calcext:value-type="string">
            <text:p>input/data_formal_20240530-1342/meme/education_mitra_20230206T120502/0.jpg</text:p>
          </table:table-cell>
          <table:table-cell office:value-type="string" calcext:value-type="string">
            <text:p>Pattern 4</text:p>
          </table:table-cell>
          <table:table-cell office:value-type="float" office:value="0.871314304231343" calcext:value-type="float">
            <text:p>0.871314304231343</text:p>
          </table:table-cell>
          <table:table-cell office:value-type="float" office:value="0.0978992248523134" calcext:value-type="float">
            <text:p>0.0978992248523134</text:p>
          </table:table-cell>
          <table:table-cell office:value-type="float" office:value="0.792057677583161" calcext:value-type="float">
            <text:p>0.792057677583161</text:p>
          </table:table-cell>
          <table:table-cell office:value-type="string" calcext:value-type="string">
            <text:p>https://twitter.com/education_mitra/status/1622567038475730944</text:p>
          </table:table-cell>
        </table:table-row>
        <table:table-row table:style-name="ro1">
          <table:table-cell office:value-type="string" calcext:value-type="string">
            <text:p>input/data_formal_20240530-1342/meme/edurekaIN_20230202T043001/0.jpg</text:p>
          </table:table-cell>
          <table:table-cell office:value-type="string" calcext:value-type="string">
            <text:p>Pattern 6</text:p>
          </table:table-cell>
          <table:table-cell office:value-type="float" office:value="0.885932587388436" calcext:value-type="float">
            <text:p>0.885932587388436</text:p>
          </table:table-cell>
          <table:table-cell office:value-type="float" office:value="0.124655558951177" calcext:value-type="float">
            <text:p>0.124655558951177</text:p>
          </table:table-cell>
          <table:table-cell office:value-type="float" office:value="0.587064010432419" calcext:value-type="float">
            <text:p>0.587064010432419</text:p>
          </table:table-cell>
          <table:table-cell office:value-type="string" calcext:value-type="string">
            <text:p>https://twitter.com/edurekaIN/status/1621002977484881921</text:p>
          </table:table-cell>
        </table:table-row>
        <table:table-row table:style-name="ro1">
          <table:table-cell office:value-type="string" calcext:value-type="string">
            <text:p>input/data_formal_20240530-1342/meme/Effah065_20230106T052439/0.jpg</text:p>
          </table:table-cell>
          <table:table-cell office:value-type="string" calcext:value-type="string">
            <text:p>Pattern 6</text:p>
          </table:table-cell>
          <table:table-cell office:value-type="float" office:value="0.915793201271143" calcext:value-type="float">
            <text:p>0.915793201271143</text:p>
          </table:table-cell>
          <table:table-cell office:value-type="float" office:value="0.193755853829882" calcext:value-type="float">
            <text:p>0.193755853829882</text:p>
          </table:table-cell>
          <table:table-cell office:value-type="float" office:value="0.443426979352711" calcext:value-type="float">
            <text:p>0.443426979352711</text:p>
          </table:table-cell>
          <table:table-cell office:value-type="string" calcext:value-type="string">
            <text:p>https://twitter.com/MohammedAshil11/status/1611283571477729286</text:p>
          </table:table-cell>
        </table:table-row>
        <table:table-row table:style-name="ro1">
          <table:table-cell office:value-type="string" calcext:value-type="string">
            <text:p>input/data_formal_20240530-1342/meme/Ego_Paysenger_20230111T201404/0.jpg</text:p>
          </table:table-cell>
          <table:table-cell office:value-type="string" calcext:value-type="string">
            <text:p>Pattern 6</text:p>
          </table:table-cell>
          <table:table-cell office:value-type="float" office:value="0.954853275259477" calcext:value-type="float">
            <text:p>0.954853275259477</text:p>
          </table:table-cell>
          <table:table-cell office:value-type="float" office:value="0.0780863671384635" calcext:value-type="float">
            <text:p>0.0780863671384635</text:p>
          </table:table-cell>
          <table:table-cell office:value-type="float" office:value="0.534287231530204" calcext:value-type="float">
            <text:p>0.534287231530204</text:p>
          </table:table-cell>
          <table:table-cell office:value-type="string" calcext:value-type="string">
            <text:p>https://twitter.com/hansyko9347/status/1613308564663324672</text:p>
          </table:table-cell>
        </table:table-row>
        <table:table-row table:style-name="ro1">
          <table:table-cell office:value-type="string" calcext:value-type="string">
            <text:p>input/data_formal_20240530-1342/meme/eiidrawsht_20221123T082602/0.jpg</text:p>
          </table:table-cell>
          <table:table-cell office:value-type="string" calcext:value-type="string">
            <text:p>Pattern 3</text:p>
          </table:table-cell>
          <table:table-cell office:value-type="float" office:value="0.908111766281732" calcext:value-type="float">
            <text:p>0.908111766281732</text:p>
          </table:table-cell>
          <table:table-cell office:value-type="float" office:value="0.160592091431162" calcext:value-type="float">
            <text:p>0.160592091431162</text:p>
          </table:table-cell>
          <table:table-cell office:value-type="float" office:value="0.395836167707859" calcext:value-type="float">
            <text:p>0.395836167707859</text:p>
          </table:table-cell>
          <table:table-cell office:value-type="string" calcext:value-type="string">
            <text:p>https://twitter.com/SocialDesignCr1/status/1607956628803911680</text:p>
          </table:table-cell>
        </table:table-row>
        <table:table-row table:style-name="ro1">
          <table:table-cell office:value-type="string" calcext:value-type="string">
            <text:p>input/data_formal_20240530-1342/meme/einzig_un_artig_20230111T225538/0.jpg</text:p>
          </table:table-cell>
          <table:table-cell office:value-type="string" calcext:value-type="string">
            <text:p>Pattern 6</text:p>
          </table:table-cell>
          <table:table-cell office:value-type="float" office:value="0.91134928425135" calcext:value-type="float">
            <text:p>0.91134928425135</text:p>
          </table:table-cell>
          <table:table-cell office:value-type="float" office:value="0.117353838605106" calcext:value-type="float">
            <text:p>0.117353838605106</text:p>
          </table:table-cell>
          <table:table-cell office:value-type="float" office:value="0.246587984755515" calcext:value-type="float">
            <text:p>0.246587984755515</text:p>
          </table:table-cell>
          <table:table-cell office:value-type="string" calcext:value-type="string">
            <text:p>https://twitter.com/einzig_un_artig/status/1613308680987877376</text:p>
          </table:table-cell>
        </table:table-row>
        <table:table-row table:style-name="ro1">
          <table:table-cell office:value-type="string" calcext:value-type="string">
            <text:p>input/data_formal_20240530-1342/meme/Ej_Henrriquezs_20221228T031626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Hrz_Joel/status/1607943386379571202</text:p>
          </table:table-cell>
        </table:table-row>
        <table:table-row table:style-name="ro1">
          <table:table-cell office:value-type="string" calcext:value-type="string">
            <text:p>input/data_formal_20240530-1342/meme/ElaraVtuber_20230315T140117/0.jpg</text:p>
          </table:table-cell>
          <table:table-cell office:value-type="string" calcext:value-type="string">
            <text:p>Pattern 6</text:p>
          </table:table-cell>
          <table:table-cell office:value-type="float" office:value="0.912156803864577" calcext:value-type="float">
            <text:p>0.912156803864577</text:p>
          </table:table-cell>
          <table:table-cell office:value-type="float" office:value="0.201714269922145" calcext:value-type="float">
            <text:p>0.201714269922145</text:p>
          </table:table-cell>
          <table:table-cell office:value-type="float" office:value="0.577693768008745" calcext:value-type="float">
            <text:p>0.577693768008745</text:p>
          </table:table-cell>
          <table:table-cell office:value-type="string" calcext:value-type="string">
            <text:p>https://twitter.com/SomebodyNormal3/status/1636101451486248962</text:p>
          </table:table-cell>
        </table:table-row>
        <table:table-row table:style-name="ro1">
          <table:table-cell office:value-type="string" calcext:value-type="string">
            <text:p>input/data_formal_20240530-1342/meme/EleazarDelfin1_20230108T075759/0.jpg</text:p>
          </table:table-cell>
          <table:table-cell office:value-type="string" calcext:value-type="string">
            <text:p>Pattern 1</text:p>
          </table:table-cell>
          <table:table-cell office:value-type="float" office:value="0.899310819234455" calcext:value-type="float">
            <text:p>0.899310819234455</text:p>
          </table:table-cell>
          <table:table-cell office:value-type="float" office:value="0.136411721629302" calcext:value-type="float">
            <text:p>0.136411721629302</text:p>
          </table:table-cell>
          <table:table-cell office:value-type="float" office:value="0.336051650055324" calcext:value-type="float">
            <text:p>0.336051650055324</text:p>
          </table:table-cell>
          <table:table-cell office:value-type="string" calcext:value-type="string">
            <text:p>https://twitter.com/EleazarDelfin1/status/1611995618888806402</text:p>
          </table:table-cell>
        </table:table-row>
        <table:table-row table:style-name="ro1">
          <table:table-cell office:value-type="string" calcext:value-type="string">
            <text:p>input/data_formal_20240530-1342/meme/elfmell_20221228T061336/0.jpg</text:p>
          </table:table-cell>
          <table:table-cell office:value-type="string" calcext:value-type="string">
            <text:p>Pattern 1</text:p>
          </table:table-cell>
          <table:table-cell office:value-type="float" office:value="0.905442240847224" calcext:value-type="float">
            <text:p>0.905442240847224</text:p>
          </table:table-cell>
          <table:table-cell office:value-type="float" office:value="0.251005951334687" calcext:value-type="float">
            <text:p>0.251005951334687</text:p>
          </table:table-cell>
          <table:table-cell office:value-type="float" office:value="0.182045247778342" calcext:value-type="float">
            <text:p>0.182045247778342</text:p>
          </table:table-cell>
          <table:table-cell office:value-type="string" calcext:value-type="string">
            <text:p>https://twitter.com/elfmell/status/1607983081092161536</text:p>
          </table:table-cell>
        </table:table-row>
        <table:table-row table:style-name="ro1">
          <table:table-cell office:value-type="string" calcext:value-type="string">
            <text:p>input/data_formal_20240530-1342/meme/ElGiyo03_20230111T221826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lGiyo03/status/1613299322619330569</text:p>
          </table:table-cell>
        </table:table-row>
        <table:table-row table:style-name="ro1">
          <table:table-cell office:value-type="string" calcext:value-type="string">
            <text:p>input/data_formal_20240530-1342/meme/ElGiyo03_20230111T221826/1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lGiyo03/status/1613299322619330569</text:p>
          </table:table-cell>
        </table:table-row>
        <table:table-row table:style-name="ro1">
          <table:table-cell office:value-type="string" calcext:value-type="string">
            <text:p>input/data_formal_20240530-1342/meme/ElGiyo03_20230111T221826/2.jpg</text:p>
          </table:table-cell>
          <table:table-cell office:value-type="string" calcext:value-type="string">
            <text:p>Pattern 3</text:p>
          </table:table-cell>
          <table:table-cell office:value-type="float" office:value="0.858070152187827" calcext:value-type="float">
            <text:p>0.858070152187827</text:p>
          </table:table-cell>
          <table:table-cell office:value-type="float" office:value="0.482785141623114" calcext:value-type="float">
            <text:p>0.482785141623114</text:p>
          </table:table-cell>
          <table:table-cell office:value-type="float" office:value="0.363667157343411" calcext:value-type="float">
            <text:p>0.363667157343411</text:p>
          </table:table-cell>
          <table:table-cell office:value-type="string" calcext:value-type="string">
            <text:p>https://twitter.com/ElGiyo03/status/1613299322619330569</text:p>
          </table:table-cell>
        </table:table-row>
        <table:table-row table:style-name="ro1">
          <table:table-cell office:value-type="string" calcext:value-type="string">
            <text:p>input/data_formal_20240530-1342/meme/ElGiyo03_20230111T221826/3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lGiyo03/status/1613299322619330569</text:p>
          </table:table-cell>
        </table:table-row>
        <table:table-row table:style-name="ro1">
          <table:table-cell office:value-type="string" calcext:value-type="string">
            <text:p>input/data_formal_20240530-1342/meme/Elis_Vodk_20230225T162622/0.jpg</text:p>
          </table:table-cell>
          <table:table-cell office:value-type="string" calcext:value-type="string">
            <text:p>Pattern 3</text:p>
          </table:table-cell>
          <table:table-cell office:value-type="float" office:value="0.934890798529872" calcext:value-type="float">
            <text:p>0.934890798529872</text:p>
          </table:table-cell>
          <table:table-cell office:value-type="float" office:value="0.264354466596003" calcext:value-type="float">
            <text:p>0.264354466596003</text:p>
          </table:table-cell>
          <table:table-cell office:value-type="float" office:value="0.447089167855184" calcext:value-type="float">
            <text:p>0.447089167855184</text:p>
          </table:table-cell>
          <table:table-cell office:value-type="string" calcext:value-type="string">
            <text:p>https://twitter.com/Kakashi14319874/status/1629731852024938496</text:p>
          </table:table-cell>
        </table:table-row>
        <table:table-row table:style-name="ro1">
          <table:table-cell office:value-type="string" calcext:value-type="string">
            <text:p>input/data_formal_20240530-1342/meme/elisabeth_sews_20221025T065125/0.jpg</text:p>
          </table:table-cell>
          <table:table-cell office:value-type="string" calcext:value-type="string">
            <text:p>Pattern 3</text:p>
          </table:table-cell>
          <table:table-cell office:value-type="float" office:value="0.923270736299394" calcext:value-type="float">
            <text:p>0.923270736299394</text:p>
          </table:table-cell>
          <table:table-cell office:value-type="float" office:value="0.288991885882002" calcext:value-type="float">
            <text:p>0.288991885882002</text:p>
          </table:table-cell>
          <table:table-cell office:value-type="float" office:value="0.460655125655459" calcext:value-type="float">
            <text:p>0.460655125655459</text:p>
          </table:table-cell>
          <table:table-cell office:value-type="string" calcext:value-type="string">
            <text:p>https://twitter.com/HeartToHeartPri/status/1611227072751452160</text:p>
          </table:table-cell>
        </table:table-row>
        <table:table-row table:style-name="ro1">
          <table:table-cell office:value-type="string" calcext:value-type="string">
            <text:p>input/data_formal_20240530-1342/meme/elisabeth_sews_20221108T074801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HeartToHeartPri/status/1611227049993158657</text:p>
          </table:table-cell>
        </table:table-row>
        <table:table-row table:style-name="ro1">
          <table:table-cell office:value-type="string" calcext:value-type="string">
            <text:p>input/data_formal_20240530-1342/meme/elisabeth_sews_20221205T07391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HeartToHeartPri/status/1611227028136792064</text:p>
          </table:table-cell>
        </table:table-row>
        <table:table-row table:style-name="ro1">
          <table:table-cell office:value-type="string" calcext:value-type="string">
            <text:p>input/data_formal_20240530-1342/meme/elisabeth_sews_20221206T075534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HeartToHeartPri/status/1611227018733158400</text:p>
          </table:table-cell>
        </table:table-row>
        <table:table-row table:style-name="ro1">
          <table:table-cell office:value-type="string" calcext:value-type="string">
            <text:p>input/data_formal_20240530-1342/meme/elisabeth_sews_20221219T080302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HeartToHeartPri/status/1611226998864752640</text:p>
          </table:table-cell>
        </table:table-row>
        <table:table-row table:style-name="ro1">
          <table:table-cell office:value-type="string" calcext:value-type="string">
            <text:p>input/data_formal_20240530-1342/meme/elisabeth_sews_20221221T062530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HeartToHeartPri/status/1611226990031343617</text:p>
          </table:table-cell>
        </table:table-row>
        <table:table-row table:style-name="ro1">
          <table:table-cell office:value-type="string" calcext:value-type="string">
            <text:p>input/data_formal_20240530-1342/meme/elisabeth_sews_20221221T062530/1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HeartToHeartPri/status/1611226990031343617</text:p>
          </table:table-cell>
        </table:table-row>
        <table:table-row table:style-name="ro1">
          <table:table-cell office:value-type="string" calcext:value-type="string">
            <text:p>input/data_formal_20240530-1342/meme/elisabeth_sews_20221221T062530/2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HeartToHeartPri/status/1611226990031343617</text:p>
          </table:table-cell>
        </table:table-row>
        <table:table-row table:style-name="ro1">
          <table:table-cell office:value-type="string" calcext:value-type="string">
            <text:p>input/data_formal_20240530-1342/meme/elisabeth_sews_20230104T072657/0.jpg</text:p>
          </table:table-cell>
          <table:table-cell office:value-type="string" calcext:value-type="string">
            <text:p>Pattern 3</text:p>
          </table:table-cell>
          <table:table-cell office:value-type="float" office:value="0.871789099895885" calcext:value-type="float">
            <text:p>0.871789099895885</text:p>
          </table:table-cell>
          <table:table-cell office:value-type="float" office:value="0.168657755937522" calcext:value-type="float">
            <text:p>0.168657755937522</text:p>
          </table:table-cell>
          <table:table-cell office:value-type="float" office:value="0.260570790463632" calcext:value-type="float">
            <text:p>0.260570790463632</text:p>
          </table:table-cell>
          <table:table-cell office:value-type="string" calcext:value-type="string">
            <text:p>https://twitter.com/BcBespoke/status/1610956828707360769</text:p>
          </table:table-cell>
        </table:table-row>
        <table:table-row table:style-name="ro1">
          <table:table-cell office:value-type="string" calcext:value-type="string">
            <text:p>input/data_formal_20240530-1342/meme/elisabeth_sews_20230105T075502/0.jpg</text:p>
          </table:table-cell>
          <table:table-cell office:value-type="string" calcext:value-type="string">
            <text:p>Pattern 3</text:p>
          </table:table-cell>
          <table:table-cell office:value-type="float" office:value="0.937209483172504" calcext:value-type="float">
            <text:p>0.937209483172504</text:p>
          </table:table-cell>
          <table:table-cell office:value-type="float" office:value="0.101769191755631" calcext:value-type="float">
            <text:p>0.101769191755631</text:p>
          </table:table-cell>
          <table:table-cell office:value-type="float" office:value="0.509743000971152" calcext:value-type="float">
            <text:p>0.509743000971152</text:p>
          </table:table-cell>
          <table:table-cell office:value-type="string" calcext:value-type="string">
            <text:p>https://twitter.com/NunnsHelen4/status/1610974593417723906</text:p>
          </table:table-cell>
        </table:table-row>
        <table:table-row table:style-name="ro1">
          <table:table-cell office:value-type="string" calcext:value-type="string">
            <text:p>input/data_formal_20240530-1342/meme/elisabeth_sews_20230106T06563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GlassCrafty/status/1611281496047861763</text:p>
          </table:table-cell>
        </table:table-row>
        <table:table-row table:style-name="ro1">
          <table:table-cell office:value-type="string" calcext:value-type="string">
            <text:p>input/data_formal_20240530-1342/meme/elisabeth_sews_20230106T065638/1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GlassCrafty/status/1611281496047861763</text:p>
          </table:table-cell>
        </table:table-row>
        <table:table-row table:style-name="ro1">
          <table:table-cell office:value-type="string" calcext:value-type="string">
            <text:p>input/data_formal_20240530-1342/meme/elisabeth_sews_20230106T065638/2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GlassCrafty/status/1611281496047861763</text:p>
          </table:table-cell>
        </table:table-row>
        <table:table-row table:style-name="ro1">
          <table:table-cell office:value-type="string" calcext:value-type="string">
            <text:p>input/data_formal_20240530-1342/meme/elitemindztech_20230206T123045/0.jpg</text:p>
          </table:table-cell>
          <table:table-cell office:value-type="string" calcext:value-type="string">
            <text:p>Pattern 4</text:p>
          </table:table-cell>
          <table:table-cell office:value-type="float" office:value="0.890083702224533" calcext:value-type="float">
            <text:p>0.890083702224533</text:p>
          </table:table-cell>
          <table:table-cell office:value-type="float" office:value="0.137851385667738" calcext:value-type="float">
            <text:p>0.137851385667738</text:p>
          </table:table-cell>
          <table:table-cell office:value-type="float" office:value="0.483409319730441" calcext:value-type="float">
            <text:p>0.483409319730441</text:p>
          </table:table-cell>
          <table:table-cell office:value-type="string" calcext:value-type="string">
            <text:p>https://twitter.com/elitemindztech/status/1622573508512608263</text:p>
          </table:table-cell>
        </table:table-row>
        <table:table-row table:style-name="ro1">
          <table:table-cell office:value-type="string" calcext:value-type="string">
            <text:p>input/data_formal_20240530-1342/meme/EliteQueen123_20230111T225025/0.jpg</text:p>
          </table:table-cell>
          <table:table-cell office:value-type="string" calcext:value-type="string">
            <text:p>Pattern 3</text:p>
          </table:table-cell>
          <table:table-cell office:value-type="float" office:value="0.880359859009388" calcext:value-type="float">
            <text:p>0.880359859009388</text:p>
          </table:table-cell>
          <table:table-cell office:value-type="float" office:value="0.185626775006627" calcext:value-type="float">
            <text:p>0.185626775006627</text:p>
          </table:table-cell>
          <table:table-cell office:value-type="float" office:value="0.331937367135474" calcext:value-type="float">
            <text:p>0.331937367135474</text:p>
          </table:table-cell>
          <table:table-cell office:value-type="string" calcext:value-type="string">
            <text:p>https://twitter.com/EliteQueen123/status/1613307369647378432</text:p>
          </table:table-cell>
        </table:table-row>
        <table:table-row table:style-name="ro1">
          <table:table-cell office:value-type="string" calcext:value-type="string">
            <text:p>input/data_formal_20240530-1342/meme/Ellugua2_20230206T134129/0.jpg</text:p>
          </table:table-cell>
          <table:table-cell office:value-type="string" calcext:value-type="string">
            <text:p>Pattern 1</text:p>
          </table:table-cell>
          <table:table-cell office:value-type="float" office:value="0.908007318377838" calcext:value-type="float">
            <text:p>0.908007318377838</text:p>
          </table:table-cell>
          <table:table-cell office:value-type="float" office:value="0.191646489770872" calcext:value-type="float">
            <text:p>0.191646489770872</text:p>
          </table:table-cell>
          <table:table-cell office:value-type="float" office:value="0.155092859042377" calcext:value-type="float">
            <text:p>0.155092859042377</text:p>
          </table:table-cell>
          <table:table-cell office:value-type="string" calcext:value-type="string">
            <text:p>https://twitter.com/ShomanWright/status/1622592973031481346</text:p>
          </table:table-cell>
        </table:table-row>
        <table:table-row table:style-name="ro1">
          <table:table-cell office:value-type="string" calcext:value-type="string">
            <text:p>input/data_formal_20240530-1342/meme/ElormZanga_20230206T113612/0.jpg</text:p>
          </table:table-cell>
          <table:table-cell office:value-type="string" calcext:value-type="string">
            <text:p>Pattern 3</text:p>
          </table:table-cell>
          <table:table-cell office:value-type="float" office:value="0.866094437919935" calcext:value-type="float">
            <text:p>0.866094437919935</text:p>
          </table:table-cell>
          <table:table-cell office:value-type="float" office:value="0.13039895249516" calcext:value-type="float">
            <text:p>0.13039895249516</text:p>
          </table:table-cell>
          <table:table-cell office:value-type="float" office:value="0.496243486817478" calcext:value-type="float">
            <text:p>0.496243486817478</text:p>
          </table:table-cell>
          <table:table-cell office:value-type="string" calcext:value-type="string">
            <text:p>https://twitter.com/ElormZanga/status/1622559784347000833</text:p>
          </table:table-cell>
        </table:table-row>
        <table:table-row table:style-name="ro1">
          <table:table-cell office:value-type="string" calcext:value-type="string">
            <text:p>input/data_formal_20240530-1342/meme/elynxirgame_20221230T013000/0.jpg</text:p>
          </table:table-cell>
          <table:table-cell office:value-type="string" calcext:value-type="string">
            <text:p>Pattern 1</text:p>
          </table:table-cell>
          <table:table-cell office:value-type="float" office:value="0.936773787969825" calcext:value-type="float">
            <text:p>0.936773787969825</text:p>
          </table:table-cell>
          <table:table-cell office:value-type="float" office:value="0.269026903530858" calcext:value-type="float">
            <text:p>0.269026903530858</text:p>
          </table:table-cell>
          <table:table-cell office:value-type="float" office:value="0.1878862778486" calcext:value-type="float">
            <text:p>0.1878862778486</text:p>
          </table:table-cell>
          <table:table-cell office:value-type="string" calcext:value-type="string">
            <text:p>https://twitter.com/OlegSoltys/status/1610967114550054912</text:p>
          </table:table-cell>
        </table:table-row>
        <table:table-row table:style-name="ro1">
          <table:table-cell office:value-type="string" calcext:value-type="string">
            <text:p>input/data_formal_20240530-1342/meme/EmilyHuante_20221022T140003/0.jpg</text:p>
          </table:table-cell>
          <table:table-cell office:value-type="string" calcext:value-type="string">
            <text:p>Pattern 1</text:p>
          </table:table-cell>
          <table:table-cell office:value-type="float" office:value="0.87649665703745" calcext:value-type="float">
            <text:p>0.87649665703745</text:p>
          </table:table-cell>
          <table:table-cell office:value-type="float" office:value="0.282873626956823" calcext:value-type="float">
            <text:p>0.282873626956823</text:p>
          </table:table-cell>
          <table:table-cell office:value-type="float" office:value="0.28573919468619" calcext:value-type="float">
            <text:p>0.28573919468619</text:p>
          </table:table-cell>
          <table:table-cell office:value-type="string" calcext:value-type="string">
            <text:p>https://twitter.com/Kytty_Bl0od/status/1620924402727780352</text:p>
          </table:table-cell>
        </table:table-row>
        <table:table-row table:style-name="ro1">
          <table:table-cell office:value-type="string" calcext:value-type="string">
            <text:p>input/data_formal_20240530-1342/meme/emilyrose0789_20230201T074710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milyrose0789/status/1620690203370479617</text:p>
          </table:table-cell>
        </table:table-row>
        <table:table-row table:style-name="ro1">
          <table:table-cell office:value-type="string" calcext:value-type="string">
            <text:p>input/data_formal_20240530-1342/meme/EndOfCreations_20221228T012647/0.jpg</text:p>
          </table:table-cell>
          <table:table-cell office:value-type="string" calcext:value-type="string">
            <text:p>Pattern 6</text:p>
          </table:table-cell>
          <table:table-cell office:value-type="float" office:value="0.863994845686527" calcext:value-type="float">
            <text:p>0.863994845686527</text:p>
          </table:table-cell>
          <table:table-cell office:value-type="float" office:value="0.153281124587031" calcext:value-type="float">
            <text:p>0.153281124587031</text:p>
          </table:table-cell>
          <table:table-cell office:value-type="float" office:value="0.485462448524203" calcext:value-type="float">
            <text:p>0.485462448524203</text:p>
          </table:table-cell>
          <table:table-cell office:value-type="string" calcext:value-type="string">
            <text:p>https://twitter.com/juwababyy/status/1607922249935511553</text:p>
          </table:table-cell>
        </table:table-row>
        <table:table-row table:style-name="ro1">
          <table:table-cell office:value-type="string" calcext:value-type="string">
            <text:p>input/data_formal_20240530-1342/meme/EndOfCreations_20230202T003648/0.jpg</text:p>
          </table:table-cell>
          <table:table-cell office:value-type="string" calcext:value-type="string">
            <text:p>Pattern 4</text:p>
          </table:table-cell>
          <table:table-cell office:value-type="float" office:value="0.92465388592751" calcext:value-type="float">
            <text:p>0.92465388592751</text:p>
          </table:table-cell>
          <table:table-cell office:value-type="float" office:value="0.165111194742917" calcext:value-type="float">
            <text:p>0.165111194742917</text:p>
          </table:table-cell>
          <table:table-cell office:value-type="float" office:value="0.740140470688028" calcext:value-type="float">
            <text:p>0.740140470688028</text:p>
          </table:table-cell>
          <table:table-cell office:value-type="string" calcext:value-type="string">
            <text:p>https://twitter.com/EndOfCreations/status/1620944285830098945</text:p>
          </table:table-cell>
        </table:table-row>
        <table:table-row table:style-name="ro1">
          <table:table-cell office:value-type="string" calcext:value-type="string">
            <text:p>input/data_formal_20240530-1342/meme/EnriqueMcquade_20230403T205043/0.jpg</text:p>
          </table:table-cell>
          <table:table-cell office:value-type="string" calcext:value-type="string">
            <text:p>Pattern 6</text:p>
          </table:table-cell>
          <table:table-cell office:value-type="float" office:value="0.896660568982605" calcext:value-type="float">
            <text:p>0.896660568982605</text:p>
          </table:table-cell>
          <table:table-cell office:value-type="float" office:value="0.225813614445243" calcext:value-type="float">
            <text:p>0.225813614445243</text:p>
          </table:table-cell>
          <table:table-cell office:value-type="float" office:value="0.584973345259615" calcext:value-type="float">
            <text:p>0.584973345259615</text:p>
          </table:table-cell>
          <table:table-cell office:value-type="string" calcext:value-type="string">
            <text:p>https://twitter.com/EnriqueMcquade/status/1642993053697982465</text:p>
          </table:table-cell>
        </table:table-row>
        <table:table-row table:style-name="ro1">
          <table:table-cell office:value-type="string" calcext:value-type="string">
            <text:p>input/data_formal_20240530-1342/meme/EnvisionOverse1_20230106T074924/0.jpg</text:p>
          </table:table-cell>
          <table:table-cell office:value-type="string" calcext:value-type="string">
            <text:p>Pattern 4</text:p>
          </table:table-cell>
          <table:table-cell office:value-type="float" office:value="0.817659905159384" calcext:value-type="float">
            <text:p>0.817659905159384</text:p>
          </table:table-cell>
          <table:table-cell office:value-type="float" office:value="0.0413244821605325" calcext:value-type="float">
            <text:p>0.0413244821605325</text:p>
          </table:table-cell>
          <table:table-cell office:value-type="float" office:value="0.748344337586262" calcext:value-type="float">
            <text:p>0.748344337586262</text:p>
          </table:table-cell>
          <table:table-cell office:value-type="string" calcext:value-type="string">
            <text:p>https://twitter.com/EnvisionOverse1/status/1611268681279078400</text:p>
          </table:table-cell>
        </table:table-row>
        <table:table-row table:style-name="ro1">
          <table:table-cell office:value-type="string" calcext:value-type="string">
            <text:p>input/data_formal_20240530-1342/meme/erickk_fuentes_20221228T034429/0.jpg</text:p>
          </table:table-cell>
          <table:table-cell office:value-type="string" calcext:value-type="string">
            <text:p>Pattern 3</text:p>
          </table:table-cell>
          <table:table-cell office:value-type="float" office:value="0.912626385041914" calcext:value-type="float">
            <text:p>0.912626385041914</text:p>
          </table:table-cell>
          <table:table-cell office:value-type="float" office:value="0.249235629880167" calcext:value-type="float">
            <text:p>0.249235629880167</text:p>
          </table:table-cell>
          <table:table-cell office:value-type="float" office:value="0.33747420670473" calcext:value-type="float">
            <text:p>0.33747420670473</text:p>
          </table:table-cell>
          <table:table-cell office:value-type="string" calcext:value-type="string">
            <text:p>https://twitter.com/erickk_fuentes/status/1607945556709593094</text:p>
          </table:table-cell>
        </table:table-row>
        <table:table-row table:style-name="ro1">
          <table:table-cell office:value-type="string" calcext:value-type="string">
            <text:p>input/data_formal_20240530-1342/meme/EricLoganSummit_20230105T120602/0.jpg</text:p>
          </table:table-cell>
          <table:table-cell office:value-type="string" calcext:value-type="string">
            <text:p>Pattern 6</text:p>
          </table:table-cell>
          <table:table-cell office:value-type="float" office:value="0.934249825518034" calcext:value-type="float">
            <text:p>0.934249825518034</text:p>
          </table:table-cell>
          <table:table-cell office:value-type="float" office:value="0.12949865578727" calcext:value-type="float">
            <text:p>0.12949865578727</text:p>
          </table:table-cell>
          <table:table-cell office:value-type="float" office:value="0.493951487597546" calcext:value-type="float">
            <text:p>0.493951487597546</text:p>
          </table:table-cell>
          <table:table-cell office:value-type="string" calcext:value-type="string">
            <text:p>https://twitter.com/FRCretweets/status/1610970891348844544</text:p>
          </table:table-cell>
        </table:table-row>
        <table:table-row table:style-name="ro1">
          <table:table-cell office:value-type="string" calcext:value-type="string">
            <text:p>input/data_formal_20240530-1342/meme/EricLoganSummit_20230206T120608/0.jpg</text:p>
          </table:table-cell>
          <table:table-cell office:value-type="string" calcext:value-type="string">
            <text:p>Pattern 6</text:p>
          </table:table-cell>
          <table:table-cell office:value-type="float" office:value="0.934249825518034" calcext:value-type="float">
            <text:p>0.934249825518034</text:p>
          </table:table-cell>
          <table:table-cell office:value-type="float" office:value="0.12949865578727" calcext:value-type="float">
            <text:p>0.12949865578727</text:p>
          </table:table-cell>
          <table:table-cell office:value-type="float" office:value="0.493951487597546" calcext:value-type="float">
            <text:p>0.493951487597546</text:p>
          </table:table-cell>
          <table:table-cell office:value-type="string" calcext:value-type="string">
            <text:p>https://twitter.com/EricLoganSummit/status/1622567314708221960</text:p>
          </table:table-cell>
        </table:table-row>
        <table:table-row table:style-name="ro1">
          <table:table-cell office:value-type="string" calcext:value-type="string">
            <text:p>input/data_formal_20240530-1342/meme/ErvinBalboa089_20230206T151716/0.jpg</text:p>
          </table:table-cell>
          <table:table-cell office:value-type="string" calcext:value-type="string">
            <text:p>Pattern 3</text:p>
          </table:table-cell>
          <table:table-cell office:value-type="float" office:value="0.942007907846764" calcext:value-type="float">
            <text:p>0.942007907846764</text:p>
          </table:table-cell>
          <table:table-cell office:value-type="float" office:value="0.155651927570208" calcext:value-type="float">
            <text:p>0.155651927570208</text:p>
          </table:table-cell>
          <table:table-cell office:value-type="float" office:value="0.312762411734279" calcext:value-type="float">
            <text:p>0.312762411734279</text:p>
          </table:table-cell>
          <table:table-cell office:value-type="string" calcext:value-type="string">
            <text:p>https://twitter.com/miceears/status/1622618604742053890</text:p>
          </table:table-cell>
        </table:table-row>
        <table:table-row table:style-name="ro1">
          <table:table-cell office:value-type="string" calcext:value-type="string">
            <text:p>input/data_formal_20240530-1342/meme/Esfaw1_20230108T115642/0.jpg</text:p>
          </table:table-cell>
          <table:table-cell office:value-type="string" calcext:value-type="string">
            <text:p>Pattern 6</text:p>
          </table:table-cell>
          <table:table-cell office:value-type="float" office:value="0.957118809138166" calcext:value-type="float">
            <text:p>0.957118809138166</text:p>
          </table:table-cell>
          <table:table-cell office:value-type="float" office:value="0.0950886140942579" calcext:value-type="float">
            <text:p>0.0950886140942579</text:p>
          </table:table-cell>
          <table:table-cell office:value-type="float" office:value="0.499481566976822" calcext:value-type="float">
            <text:p>0.499481566976822</text:p>
          </table:table-cell>
          <table:table-cell office:value-type="string" calcext:value-type="string">
            <text:p>https://twitter.com/Esfaw1/status/1612055693561061376</text:p>
          </table:table-cell>
        </table:table-row>
        <table:table-row table:style-name="ro1">
          <table:table-cell office:value-type="string" calcext:value-type="string">
            <text:p>input/data_formal_20240530-1342/meme/Esfaw1_20230108T115642/1.jpg</text:p>
          </table:table-cell>
          <table:table-cell office:value-type="string" calcext:value-type="string">
            <text:p>Pattern 3</text:p>
          </table:table-cell>
          <table:table-cell office:value-type="float" office:value="0.915523296407846" calcext:value-type="float">
            <text:p>0.915523296407846</text:p>
          </table:table-cell>
          <table:table-cell office:value-type="float" office:value="0.204450871312124" calcext:value-type="float">
            <text:p>0.204450871312124</text:p>
          </table:table-cell>
          <table:table-cell office:value-type="float" office:value="0.349466844434726" calcext:value-type="float">
            <text:p>0.349466844434726</text:p>
          </table:table-cell>
          <table:table-cell office:value-type="string" calcext:value-type="string">
            <text:p>https://twitter.com/Esfaw1/status/1612055693561061376</text:p>
          </table:table-cell>
        </table:table-row>
        <table:table-row table:style-name="ro1">
          <table:table-cell office:value-type="string" calcext:value-type="string">
            <text:p>input/data_formal_20240530-1342/meme/Esfaw1_20230108T115642/2.jpg</text:p>
          </table:table-cell>
          <table:table-cell office:value-type="string" calcext:value-type="string">
            <text:p>Pattern 3</text:p>
          </table:table-cell>
          <table:table-cell office:value-type="float" office:value="0.908682617015526" calcext:value-type="float">
            <text:p>0.908682617015526</text:p>
          </table:table-cell>
          <table:table-cell office:value-type="float" office:value="0.183819289363857" calcext:value-type="float">
            <text:p>0.183819289363857</text:p>
          </table:table-cell>
          <table:table-cell office:value-type="float" office:value="0.544079915088088" calcext:value-type="float">
            <text:p>0.544079915088088</text:p>
          </table:table-cell>
          <table:table-cell office:value-type="string" calcext:value-type="string">
            <text:p>https://twitter.com/Esfaw1/status/1612055693561061376</text:p>
          </table:table-cell>
        </table:table-row>
        <table:table-row table:style-name="ro1">
          <table:table-cell office:value-type="string" calcext:value-type="string">
            <text:p>input/data_formal_20240530-1342/meme/Esfaw1_20230109T070550/0.jpg</text:p>
          </table:table-cell>
          <table:table-cell office:value-type="string" calcext:value-type="string">
            <text:p>Pattern 6</text:p>
          </table:table-cell>
          <table:table-cell office:value-type="float" office:value="0.87739415029107" calcext:value-type="float">
            <text:p>0.87739415029107</text:p>
          </table:table-cell>
          <table:table-cell office:value-type="float" office:value="0.113202392053125" calcext:value-type="float">
            <text:p>0.113202392053125</text:p>
          </table:table-cell>
          <table:table-cell office:value-type="float" office:value="0.418568661231565" calcext:value-type="float">
            <text:p>0.418568661231565</text:p>
          </table:table-cell>
          <table:table-cell office:value-type="string" calcext:value-type="string">
            <text:p>https://twitter.com/Esfaw1/status/1612344882961735683</text:p>
          </table:table-cell>
        </table:table-row>
        <table:table-row table:style-name="ro1">
          <table:table-cell office:value-type="string" calcext:value-type="string">
            <text:p>input/data_formal_20240530-1342/meme/Esfaw1_20230109T120825/0.jpg</text:p>
          </table:table-cell>
          <table:table-cell office:value-type="string" calcext:value-type="string">
            <text:p>Pattern 4</text:p>
          </table:table-cell>
          <table:table-cell office:value-type="float" office:value="0.853004261680568" calcext:value-type="float">
            <text:p>0.853004261680568</text:p>
          </table:table-cell>
          <table:table-cell office:value-type="float" office:value="0.15811845915893" calcext:value-type="float">
            <text:p>0.15811845915893</text:p>
          </table:table-cell>
          <table:table-cell office:value-type="float" office:value="0.513515722942437" calcext:value-type="float">
            <text:p>0.513515722942437</text:p>
          </table:table-cell>
          <table:table-cell office:value-type="string" calcext:value-type="string">
            <text:p>https://twitter.com/Esfaw1/status/1612421029267386369</text:p>
          </table:table-cell>
        </table:table-row>
        <table:table-row table:style-name="ro1">
          <table:table-cell office:value-type="string" calcext:value-type="string">
            <text:p>input/data_formal_20240530-1342/meme/Esfaw1_20230112T124037/0.jpg</text:p>
          </table:table-cell>
          <table:table-cell office:value-type="string" calcext:value-type="string">
            <text:p>Pattern 1</text:p>
          </table:table-cell>
          <table:table-cell office:value-type="float" office:value="0.947001097441616" calcext:value-type="float">
            <text:p>0.947001097441616</text:p>
          </table:table-cell>
          <table:table-cell office:value-type="float" office:value="0.181346424611099" calcext:value-type="float">
            <text:p>0.181346424611099</text:p>
          </table:table-cell>
          <table:table-cell office:value-type="float" office:value="0.295105218809729" calcext:value-type="float">
            <text:p>0.295105218809729</text:p>
          </table:table-cell>
          <table:table-cell office:value-type="string" calcext:value-type="string">
            <text:p>https://twitter.com/Esfaw1/status/1613516297517793282</text:p>
          </table:table-cell>
        </table:table-row>
        <table:table-row table:style-name="ro1">
          <table:table-cell office:value-type="string" calcext:value-type="string">
            <text:p>input/data_formal_20240530-1342/meme/Esfaw1_20230128T075724/0.jpg</text:p>
          </table:table-cell>
          <table:table-cell office:value-type="string" calcext:value-type="string">
            <text:p>Pattern 6</text:p>
          </table:table-cell>
          <table:table-cell office:value-type="float" office:value="0.898790127842548" calcext:value-type="float">
            <text:p>0.898790127842548</text:p>
          </table:table-cell>
          <table:table-cell office:value-type="float" office:value="0.190646697296444" calcext:value-type="float">
            <text:p>0.190646697296444</text:p>
          </table:table-cell>
          <table:table-cell office:value-type="float" office:value="0.487987193888859" calcext:value-type="float">
            <text:p>0.487987193888859</text:p>
          </table:table-cell>
          <table:table-cell office:value-type="string" calcext:value-type="string">
            <text:p>https://twitter.com/Esfaw1/status/1619243228573884418</text:p>
          </table:table-cell>
        </table:table-row>
        <table:table-row table:style-name="ro1">
          <table:table-cell office:value-type="string" calcext:value-type="string">
            <text:p>input/data_formal_20240530-1342/meme/Esfaw1_20230128T131651/0.jpg</text:p>
          </table:table-cell>
          <table:table-cell office:value-type="string" calcext:value-type="string">
            <text:p>Pattern 6</text:p>
          </table:table-cell>
          <table:table-cell office:value-type="float" office:value="0.943717461008089" calcext:value-type="float">
            <text:p>0.943717461008089</text:p>
          </table:table-cell>
          <table:table-cell office:value-type="float" office:value="0.11180146697902" calcext:value-type="float">
            <text:p>0.11180146697902</text:p>
          </table:table-cell>
          <table:table-cell office:value-type="float" office:value="0.474692829107548" calcext:value-type="float">
            <text:p>0.474692829107548</text:p>
          </table:table-cell>
          <table:table-cell office:value-type="string" calcext:value-type="string">
            <text:p>https://twitter.com/Esfaw1/status/1619323619074772992</text:p>
          </table:table-cell>
        </table:table-row>
        <table:table-row table:style-name="ro1">
          <table:table-cell office:value-type="string" calcext:value-type="string">
            <text:p>input/data_formal_20240530-1342/meme/EssArrBee_20230106T044716/0.jpg</text:p>
          </table:table-cell>
          <table:table-cell office:value-type="string" calcext:value-type="string">
            <text:p>Pattern 3</text:p>
          </table:table-cell>
          <table:table-cell office:value-type="float" office:value="0.861836065543838" calcext:value-type="float">
            <text:p>0.861836065543838</text:p>
          </table:table-cell>
          <table:table-cell office:value-type="float" office:value="0.146394032095993" calcext:value-type="float">
            <text:p>0.146394032095993</text:p>
          </table:table-cell>
          <table:table-cell office:value-type="float" office:value="0.300976336175186" calcext:value-type="float">
            <text:p>0.300976336175186</text:p>
          </table:table-cell>
          <table:table-cell office:value-type="string" calcext:value-type="string">
            <text:p>https://twitter.com/EssArrBee/status/1611222847351058433</text:p>
          </table:table-cell>
        </table:table-row>
        <table:table-row table:style-name="ro1">
          <table:table-cell office:value-type="string" calcext:value-type="string">
            <text:p>input/data_formal_20240530-1342/meme/Ethlas_Official_20230206T120041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thlas_Official/status/1622565943988703232</text:p>
          </table:table-cell>
        </table:table-row>
        <table:table-row table:style-name="ro1">
          <table:table-cell office:value-type="string" calcext:value-type="string">
            <text:p>input/data_formal_20240530-1342/meme/evai_io_20230211T162953/0.jpg</text:p>
          </table:table-cell>
          <table:table-cell office:value-type="string" calcext:value-type="string">
            <text:p>Pattern 6</text:p>
          </table:table-cell>
          <table:table-cell office:value-type="float" office:value="0.89232517941755" calcext:value-type="float">
            <text:p>0.89232517941755</text:p>
          </table:table-cell>
          <table:table-cell office:value-type="float" office:value="0.173655918276661" calcext:value-type="float">
            <text:p>0.173655918276661</text:p>
          </table:table-cell>
          <table:table-cell office:value-type="float" office:value="0.574893850040563" calcext:value-type="float">
            <text:p>0.574893850040563</text:p>
          </table:table-cell>
          <table:table-cell office:value-type="string" calcext:value-type="string">
            <text:p>https://twitter.com/CryptoToon16/status/1624784725343711232</text:p>
          </table:table-cell>
        </table:table-row>
        <table:table-row table:style-name="ro1">
          <table:table-cell office:value-type="string" calcext:value-type="string">
            <text:p>input/data_formal_20240530-1342/meme/EvenyDeals_20221228T051030/0.jpg</text:p>
          </table:table-cell>
          <table:table-cell office:value-type="string" calcext:value-type="string">
            <text:p>Pattern 6</text:p>
          </table:table-cell>
          <table:table-cell office:value-type="float" office:value="0.972968553652485" calcext:value-type="float">
            <text:p>0.972968553652485</text:p>
          </table:table-cell>
          <table:table-cell office:value-type="float" office:value="0.180929792341594" calcext:value-type="float">
            <text:p>0.180929792341594</text:p>
          </table:table-cell>
          <table:table-cell office:value-type="float" office:value="0.33239284581797" calcext:value-type="float">
            <text:p>0.33239284581797</text:p>
          </table:table-cell>
          <table:table-cell office:value-type="string" calcext:value-type="string">
            <text:p>https://twitter.com/EvenyDeals/status/1607967201885310976</text:p>
          </table:table-cell>
        </table:table-row>
        <table:table-row table:style-name="ro1">
          <table:table-cell office:value-type="string" calcext:value-type="string">
            <text:p>input/data_formal_20240530-1342/meme/EverOsegueda_20230202T030828/0.jpg</text:p>
          </table:table-cell>
          <table:table-cell office:value-type="string" calcext:value-type="string">
            <text:p>Pattern 1</text:p>
          </table:table-cell>
          <table:table-cell office:value-type="float" office:value="0.937086628671326" calcext:value-type="float">
            <text:p>0.937086628671326</text:p>
          </table:table-cell>
          <table:table-cell office:value-type="float" office:value="0.317339572775433" calcext:value-type="float">
            <text:p>0.317339572775433</text:p>
          </table:table-cell>
          <table:table-cell office:value-type="float" office:value="0.346683692707028" calcext:value-type="float">
            <text:p>0.346683692707028</text:p>
          </table:table-cell>
          <table:table-cell office:value-type="string" calcext:value-type="string">
            <text:p>https://twitter.com/EverOsegueda/status/1620982457163026432</text:p>
          </table:table-cell>
        </table:table-row>
        <table:table-row table:style-name="ro1">
          <table:table-cell office:value-type="string" calcext:value-type="string">
            <text:p>input/data_formal_20240530-1342/meme/evshift_20221228T040404/0.jpg</text:p>
          </table:table-cell>
          <table:table-cell office:value-type="string" calcext:value-type="string">
            <text:p>Pattern 3</text:p>
          </table:table-cell>
          <table:table-cell office:value-type="float" office:value="0.937840735100059" calcext:value-type="float">
            <text:p>0.937840735100059</text:p>
          </table:table-cell>
          <table:table-cell office:value-type="float" office:value="0.209076597552117" calcext:value-type="float">
            <text:p>0.209076597552117</text:p>
          </table:table-cell>
          <table:table-cell office:value-type="float" office:value="0.485214069007166" calcext:value-type="float">
            <text:p>0.485214069007166</text:p>
          </table:table-cell>
          <table:table-cell office:value-type="string" calcext:value-type="string">
            <text:p>https://twitter.com/evshift/status/1607950482877587457</text:p>
          </table:table-cell>
        </table:table-row>
        <table:table-row table:style-name="ro1">
          <table:table-cell office:value-type="string" calcext:value-type="string">
            <text:p>input/data_formal_20240530-1342/meme/evshift_20221228T043405/0.jpg</text:p>
          </table:table-cell>
          <table:table-cell office:value-type="string" calcext:value-type="string">
            <text:p>Pattern 3</text:p>
          </table:table-cell>
          <table:table-cell office:value-type="float" office:value="0.901827363560529" calcext:value-type="float">
            <text:p>0.901827363560529</text:p>
          </table:table-cell>
          <table:table-cell office:value-type="float" office:value="0.365882885428862" calcext:value-type="float">
            <text:p>0.365882885428862</text:p>
          </table:table-cell>
          <table:table-cell office:value-type="float" office:value="0.379030057535159" calcext:value-type="float">
            <text:p>0.379030057535159</text:p>
          </table:table-cell>
          <table:table-cell office:value-type="string" calcext:value-type="string">
            <text:p>https://twitter.com/evshift/status/1607958040220733440</text:p>
          </table:table-cell>
        </table:table-row>
        <table:table-row table:style-name="ro1">
          <table:table-cell office:value-type="string" calcext:value-type="string">
            <text:p>input/data_formal_20240530-1342/meme/exr360_20230109T085447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xr360/status/1612372302137540609</text:p>
          </table:table-cell>
        </table:table-row>
        <table:table-row table:style-name="ro1">
          <table:table-cell office:value-type="string" calcext:value-type="string">
            <text:p>input/data_formal_20240530-1342/meme/Ezulix_Software_20221228T061133/0.jpg</text:p>
          </table:table-cell>
          <table:table-cell office:value-type="string" calcext:value-type="string">
            <text:p>Pattern 6</text:p>
          </table:table-cell>
          <table:table-cell office:value-type="float" office:value="0.896229067123958" calcext:value-type="float">
            <text:p>0.896229067123958</text:p>
          </table:table-cell>
          <table:table-cell office:value-type="float" office:value="0.215039591340879" calcext:value-type="float">
            <text:p>0.215039591340879</text:p>
          </table:table-cell>
          <table:table-cell office:value-type="float" office:value="0.691371863722864" calcext:value-type="float">
            <text:p>0.691371863722864</text:p>
          </table:table-cell>
          <table:table-cell office:value-type="string" calcext:value-type="string">
            <text:p>https://twitter.com/Ezulix_Software/status/1607982566556184578</text:p>
          </table:table-cell>
        </table:table-row>
        <table:table-row table:style-name="ro1">
          <table:table-cell office:value-type="string" calcext:value-type="string">
            <text:p>input/data_formal_20240530-1342/meme/f_fristara_20230106T073926/0.jpg</text:p>
          </table:table-cell>
          <table:table-cell office:value-type="string" calcext:value-type="string">
            <text:p>Pattern 3</text:p>
          </table:table-cell>
          <table:table-cell office:value-type="float" office:value="0.848160835953077" calcext:value-type="float">
            <text:p>0.848160835953077</text:p>
          </table:table-cell>
          <table:table-cell office:value-type="float" office:value="0.479022548065594" calcext:value-type="float">
            <text:p>0.479022548065594</text:p>
          </table:table-cell>
          <table:table-cell office:value-type="float" office:value="0.440899048201899" calcext:value-type="float">
            <text:p>0.440899048201899</text:p>
          </table:table-cell>
          <table:table-cell office:value-type="string" calcext:value-type="string">
            <text:p>https://twitter.com/f_fristara/status/1611266173060153345</text:p>
          </table:table-cell>
        </table:table-row>
        <table:table-row table:style-name="ro1">
          <table:table-cell office:value-type="string" calcext:value-type="string">
            <text:p>input/data_formal_20240530-1342/meme/f_fristara_20230106T073926/1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f_fristara/status/1611266173060153345</text:p>
          </table:table-cell>
        </table:table-row>
        <table:table-row table:style-name="ro1">
          <table:table-cell office:value-type="string" calcext:value-type="string">
            <text:p>input/data_formal_20240530-1342/meme/f_fristara_20230106T073926/2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f_fristara/status/1611266173060153345</text:p>
          </table:table-cell>
        </table:table-row>
        <table:table-row table:style-name="ro1">
          <table:table-cell office:value-type="string" calcext:value-type="string">
            <text:p>input/data_formal_20240530-1342/meme/FabAvie_20230206T113633/0.jpg</text:p>
          </table:table-cell>
          <table:table-cell office:value-type="string" calcext:value-type="string">
            <text:p>Pattern 6</text:p>
          </table:table-cell>
          <table:table-cell office:value-type="float" office:value="0.898421702296531" calcext:value-type="float">
            <text:p>0.898421702296531</text:p>
          </table:table-cell>
          <table:table-cell office:value-type="float" office:value="0.198014232493233" calcext:value-type="float">
            <text:p>0.198014232493233</text:p>
          </table:table-cell>
          <table:table-cell office:value-type="float" office:value="0.326428021640268" calcext:value-type="float">
            <text:p>0.326428021640268</text:p>
          </table:table-cell>
          <table:table-cell office:value-type="string" calcext:value-type="string">
            <text:p>https://twitter.com/enid_sinclaire/status/1622581119932862465</text:p>
          </table:table-cell>
        </table:table-row>
        <table:table-row table:style-name="ro1">
          <table:table-cell office:value-type="string" calcext:value-type="string">
            <text:p>input/data_formal_20240530-1342/meme/fabclub__20230307T070840/0.jpg</text:p>
          </table:table-cell>
          <table:table-cell office:value-type="string" calcext:value-type="string">
            <text:p>Pattern 3</text:p>
          </table:table-cell>
          <table:table-cell office:value-type="float" office:value="0.929029670643134" calcext:value-type="float">
            <text:p>0.929029670643134</text:p>
          </table:table-cell>
          <table:table-cell office:value-type="float" office:value="0.0695806112708215" calcext:value-type="float">
            <text:p>0.0695806112708215</text:p>
          </table:table-cell>
          <table:table-cell office:value-type="float" office:value="0.63356070895735" calcext:value-type="float">
            <text:p>0.63356070895735</text:p>
          </table:table-cell>
          <table:table-cell office:value-type="string" calcext:value-type="string">
            <text:p>https://twitter.com/Maan__ish/status/1633001803586600960</text:p>
          </table:table-cell>
        </table:table-row>
        <table:table-row table:style-name="ro1">
          <table:table-cell office:value-type="string" calcext:value-type="string">
            <text:p>input/data_formal_20240530-1342/meme/FactoHR_20230105T115437/0.jpg</text:p>
          </table:table-cell>
          <table:table-cell office:value-type="string" calcext:value-type="string">
            <text:p>Pattern 4</text:p>
          </table:table-cell>
          <table:table-cell office:value-type="float" office:value="0.702825218968873" calcext:value-type="float">
            <text:p>0.702825218968873</text:p>
          </table:table-cell>
          <table:table-cell office:value-type="float" office:value="0.0708411972483361" calcext:value-type="float">
            <text:p>0.0708411972483361</text:p>
          </table:table-cell>
          <table:table-cell office:value-type="float" office:value="0.932091133580271" calcext:value-type="float">
            <text:p>0.932091133580271</text:p>
          </table:table-cell>
          <table:table-cell office:value-type="string" calcext:value-type="string">
            <text:p>https://twitter.com/FactoHR/status/1610968005361696768</text:p>
          </table:table-cell>
        </table:table-row>
        <table:table-row table:style-name="ro1">
          <table:table-cell office:value-type="string" calcext:value-type="string">
            <text:p>input/data_formal_20240530-1342/meme/FactoHR_20230105T115437/1.jpg</text:p>
          </table:table-cell>
          <table:table-cell office:value-type="string" calcext:value-type="string">
            <text:p>Pattern 4</text:p>
          </table:table-cell>
          <table:table-cell office:value-type="float" office:value="0.67440084413871" calcext:value-type="float">
            <text:p>0.67440084413871</text:p>
          </table:table-cell>
          <table:table-cell office:value-type="float" office:value="0.106010089620981" calcext:value-type="float">
            <text:p>0.106010089620981</text:p>
          </table:table-cell>
          <table:table-cell office:value-type="float" office:value="0.835668384226851" calcext:value-type="float">
            <text:p>0.835668384226851</text:p>
          </table:table-cell>
          <table:table-cell office:value-type="string" calcext:value-type="string">
            <text:p>https://twitter.com/FactoHR/status/1610968005361696768</text:p>
          </table:table-cell>
        </table:table-row>
        <table:table-row table:style-name="ro1">
          <table:table-cell office:value-type="string" calcext:value-type="string">
            <text:p>input/data_formal_20240530-1342/meme/FactoHR_20230105T115437/2.jpg</text:p>
          </table:table-cell>
          <table:table-cell office:value-type="string" calcext:value-type="string">
            <text:p>Pattern 4</text:p>
          </table:table-cell>
          <table:table-cell office:value-type="float" office:value="0.683831530632608" calcext:value-type="float">
            <text:p>0.683831530632608</text:p>
          </table:table-cell>
          <table:table-cell office:value-type="float" office:value="0.126314135902102" calcext:value-type="float">
            <text:p>0.126314135902102</text:p>
          </table:table-cell>
          <table:table-cell office:value-type="float" office:value="0.80273550697084" calcext:value-type="float">
            <text:p>0.80273550697084</text:p>
          </table:table-cell>
          <table:table-cell office:value-type="string" calcext:value-type="string">
            <text:p>https://twitter.com/FactoHR/status/1610968005361696768</text:p>
          </table:table-cell>
        </table:table-row>
        <table:table-row table:style-name="ro1">
          <table:table-cell office:value-type="string" calcext:value-type="string">
            <text:p>input/data_formal_20240530-1342/meme/FailgagsFunny_20221227T080453/0.jpg</text:p>
          </table:table-cell>
          <table:table-cell office:value-type="string" calcext:value-type="string">
            <text:p>Pattern 1</text:p>
          </table:table-cell>
          <table:table-cell office:value-type="float" office:value="0.851855903341473" calcext:value-type="float">
            <text:p>0.851855903341473</text:p>
          </table:table-cell>
          <table:table-cell office:value-type="float" office:value="0.166595799052456" calcext:value-type="float">
            <text:p>0.166595799052456</text:p>
          </table:table-cell>
          <table:table-cell office:value-type="float" office:value="0.0583119605704086" calcext:value-type="float">
            <text:p>0.0583119605704086</text:p>
          </table:table-cell>
          <table:table-cell office:value-type="string" calcext:value-type="string">
            <text:p>https://twitter.com/Tatjana61875398/status/1607947537213755392</text:p>
          </table:table-cell>
        </table:table-row>
        <table:table-row table:style-name="ro1">
          <table:table-cell office:value-type="string" calcext:value-type="string">
            <text:p>input/data_formal_20240530-1342/meme/FailgagsFunny_20221228T051214/0.jpg</text:p>
          </table:table-cell>
          <table:table-cell office:value-type="string" calcext:value-type="string">
            <text:p>Pattern 1</text:p>
          </table:table-cell>
          <table:table-cell office:value-type="float" office:value="0.877881201101915" calcext:value-type="float">
            <text:p>0.877881201101915</text:p>
          </table:table-cell>
          <table:table-cell office:value-type="float" office:value="0.144290014112671" calcext:value-type="float">
            <text:p>0.144290014112671</text:p>
          </table:table-cell>
          <table:table-cell office:value-type="float" office:value="0.237613998110387" calcext:value-type="float">
            <text:p>0.237613998110387</text:p>
          </table:table-cell>
          <table:table-cell office:value-type="string" calcext:value-type="string">
            <text:p>https://twitter.com/FailgagsFunny/status/1607967638709497856</text:p>
          </table:table-cell>
        </table:table-row>
        <table:table-row table:style-name="ro1">
          <table:table-cell office:value-type="string" calcext:value-type="string">
            <text:p>input/data_formal_20240530-1342/meme/FailgagsFunny_20230105T122103/0.jpg</text:p>
          </table:table-cell>
          <table:table-cell office:value-type="string" calcext:value-type="string">
            <text:p>Pattern 1</text:p>
          </table:table-cell>
          <table:table-cell office:value-type="float" office:value="0.994802812682391" calcext:value-type="float">
            <text:p>0.994802812682391</text:p>
          </table:table-cell>
          <table:table-cell office:value-type="float" office:value="0.14176626099669" calcext:value-type="float">
            <text:p>0.14176626099669</text:p>
          </table:table-cell>
          <table:table-cell office:value-type="float" office:value="0.357901223854206" calcext:value-type="float">
            <text:p>0.357901223854206</text:p>
          </table:table-cell>
          <table:table-cell office:value-type="string" calcext:value-type="string">
            <text:p>https://twitter.com/FailgagsFunny/status/1610974658458968065</text:p>
          </table:table-cell>
        </table:table-row>
        <table:table-row table:style-name="ro1">
          <table:table-cell office:value-type="string" calcext:value-type="string">
            <text:p>input/data_formal_20240530-1342/meme/FailgagsFunny_20230105T135630/0.jpg</text:p>
          </table:table-cell>
          <table:table-cell office:value-type="string" calcext:value-type="string">
            <text:p>Pattern 1</text:p>
          </table:table-cell>
          <table:table-cell office:value-type="float" office:value="0.880128274139892" calcext:value-type="float">
            <text:p>0.880128274139892</text:p>
          </table:table-cell>
          <table:table-cell office:value-type="float" office:value="0.187003153682721" calcext:value-type="float">
            <text:p>0.187003153682721</text:p>
          </table:table-cell>
          <table:table-cell office:value-type="float" office:value="0.0746493064051104" calcext:value-type="float">
            <text:p>0.0746493064051104</text:p>
          </table:table-cell>
          <table:table-cell office:value-type="string" calcext:value-type="string">
            <text:p>https://twitter.com/chintamani0d/status/1611229103499235330</text:p>
          </table:table-cell>
        </table:table-row>
        <table:table-row table:style-name="ro1">
          <table:table-cell office:value-type="string" calcext:value-type="string">
            <text:p>input/data_formal_20240530-1342/meme/FailgagsFunny_20230106T044456/0.jpg</text:p>
          </table:table-cell>
          <table:table-cell office:value-type="string" calcext:value-type="string">
            <text:p>Pattern 1</text:p>
          </table:table-cell>
          <table:table-cell office:value-type="float" office:value="0.911092779585142" calcext:value-type="float">
            <text:p>0.911092779585142</text:p>
          </table:table-cell>
          <table:table-cell office:value-type="float" office:value="0.143437629549727" calcext:value-type="float">
            <text:p>0.143437629549727</text:p>
          </table:table-cell>
          <table:table-cell office:value-type="float" office:value="0.250780513951719" calcext:value-type="float">
            <text:p>0.250780513951719</text:p>
          </table:table-cell>
          <table:table-cell office:value-type="string" calcext:value-type="string">
            <text:p>https://twitter.com/FailgagsFunny/status/1611222259930378245</text:p>
          </table:table-cell>
        </table:table-row>
        <table:table-row table:style-name="ro1">
          <table:table-cell office:value-type="string" calcext:value-type="string">
            <text:p>input/data_formal_20240530-1342/meme/FailgagsFunny_20230106T055216/0.jpg</text:p>
          </table:table-cell>
          <table:table-cell office:value-type="string" calcext:value-type="string">
            <text:p>Pattern 1</text:p>
          </table:table-cell>
          <table:table-cell office:value-type="float" office:value="0.983451033511353" calcext:value-type="float">
            <text:p>0.983451033511353</text:p>
          </table:table-cell>
          <table:table-cell office:value-type="float" office:value="0.201039029842274" calcext:value-type="float">
            <text:p>0.201039029842274</text:p>
          </table:table-cell>
          <table:table-cell office:value-type="float" office:value="0.333859191566278" calcext:value-type="float">
            <text:p>0.333859191566278</text:p>
          </table:table-cell>
          <table:table-cell office:value-type="string" calcext:value-type="string">
            <text:p>https://twitter.com/FailgagsFunny/status/1611239206915014656</text:p>
          </table:table-cell>
        </table:table-row>
        <table:table-row table:style-name="ro1">
          <table:table-cell office:value-type="string" calcext:value-type="string">
            <text:p>input/data_formal_20240530-1342/meme/FailgagsFunny_20230106T070411/0.jpg</text:p>
          </table:table-cell>
          <table:table-cell office:value-type="string" calcext:value-type="string">
            <text:p>Pattern 1</text:p>
          </table:table-cell>
          <table:table-cell office:value-type="float" office:value="0.911498113652417" calcext:value-type="float">
            <text:p>0.911498113652417</text:p>
          </table:table-cell>
          <table:table-cell office:value-type="float" office:value="0.134659398685366" calcext:value-type="float">
            <text:p>0.134659398685366</text:p>
          </table:table-cell>
          <table:table-cell office:value-type="float" office:value="0.349926780247313" calcext:value-type="float">
            <text:p>0.349926780247313</text:p>
          </table:table-cell>
          <table:table-cell office:value-type="string" calcext:value-type="string">
            <text:p>https://twitter.com/FailgagsFunny/status/1611257302971187200</text:p>
          </table:table-cell>
        </table:table-row>
        <table:table-row table:style-name="ro1">
          <table:table-cell office:value-type="string" calcext:value-type="string">
            <text:p>input/data_formal_20240530-1342/meme/FailgagsFunny_20230106T080942/0.jpg</text:p>
          </table:table-cell>
          <table:table-cell office:value-type="string" calcext:value-type="string">
            <text:p>Pattern 1</text:p>
          </table:table-cell>
          <table:table-cell office:value-type="float" office:value="0.979933467756488" calcext:value-type="float">
            <text:p>0.979933467756488</text:p>
          </table:table-cell>
          <table:table-cell office:value-type="float" office:value="0.231590323513777" calcext:value-type="float">
            <text:p>0.231590323513777</text:p>
          </table:table-cell>
          <table:table-cell office:value-type="float" office:value="0.208505751449477" calcext:value-type="float">
            <text:p>0.208505751449477</text:p>
          </table:table-cell>
          <table:table-cell office:value-type="string" calcext:value-type="string">
            <text:p>https://twitter.com/FailgagsFunny/status/1611273792130813952</text:p>
          </table:table-cell>
        </table:table-row>
        <table:table-row table:style-name="ro1">
          <table:table-cell office:value-type="string" calcext:value-type="string">
            <text:p>input/data_formal_20240530-1342/meme/FailgagsFunny_20230107T062903/0.jpg</text:p>
          </table:table-cell>
          <table:table-cell office:value-type="string" calcext:value-type="string">
            <text:p>Pattern 1</text:p>
          </table:table-cell>
          <table:table-cell office:value-type="float" office:value="0.850267233074958" calcext:value-type="float">
            <text:p>0.850267233074958</text:p>
          </table:table-cell>
          <table:table-cell office:value-type="float" office:value="0.176783768006575" calcext:value-type="float">
            <text:p>0.176783768006575</text:p>
          </table:table-cell>
          <table:table-cell office:value-type="float" office:value="0.233326342986123" calcext:value-type="float">
            <text:p>0.233326342986123</text:p>
          </table:table-cell>
          <table:table-cell office:value-type="string" calcext:value-type="string">
            <text:p>https://twitter.com/PumperPuxxy/status/1613311626501050369</text:p>
          </table:table-cell>
        </table:table-row>
        <table:table-row table:style-name="ro1">
          <table:table-cell office:value-type="string" calcext:value-type="string">
            <text:p>input/data_formal_20240530-1342/meme/FailgagsFunny_20230202T043925/0.jpg</text:p>
          </table:table-cell>
          <table:table-cell office:value-type="string" calcext:value-type="string">
            <text:p>Pattern 1</text:p>
          </table:table-cell>
          <table:table-cell office:value-type="float" office:value="0.896943531804305" calcext:value-type="float">
            <text:p>0.896943531804305</text:p>
          </table:table-cell>
          <table:table-cell office:value-type="float" office:value="0.138725324438094" calcext:value-type="float">
            <text:p>0.138725324438094</text:p>
          </table:table-cell>
          <table:table-cell office:value-type="float" office:value="0.126041942718932" calcext:value-type="float">
            <text:p>0.126041942718932</text:p>
          </table:table-cell>
          <table:table-cell office:value-type="string" calcext:value-type="string">
            <text:p>https://twitter.com/FailgagsFunny/status/1621005345933099009</text:p>
          </table:table-cell>
        </table:table-row>
        <table:table-row table:style-name="ro1">
          <table:table-cell office:value-type="string" calcext:value-type="string">
            <text:p>input/data_formal_20240530-1342/meme/FailgagsFunny_20230206T131743/0.jpg</text:p>
          </table:table-cell>
          <table:table-cell office:value-type="string" calcext:value-type="string">
            <text:p>Pattern 1</text:p>
          </table:table-cell>
          <table:table-cell office:value-type="float" office:value="0.920934950913743" calcext:value-type="float">
            <text:p>0.920934950913743</text:p>
          </table:table-cell>
          <table:table-cell office:value-type="float" office:value="0.130753337538524" calcext:value-type="float">
            <text:p>0.130753337538524</text:p>
          </table:table-cell>
          <table:table-cell office:value-type="float" office:value="0.22782332656973" calcext:value-type="float">
            <text:p>0.22782332656973</text:p>
          </table:table-cell>
          <table:table-cell office:value-type="string" calcext:value-type="string">
            <text:p>https://twitter.com/FailgagsFunny/status/1622585328979841026</text:p>
          </table:table-cell>
        </table:table-row>
        <table:table-row table:style-name="ro1">
          <table:table-cell office:value-type="string" calcext:value-type="string">
            <text:p>input/data_formal_20240530-1342/meme/FailgagsFunny_20230212T134108/0.jpg</text:p>
          </table:table-cell>
          <table:table-cell office:value-type="string" calcext:value-type="string">
            <text:p>Pattern 1</text:p>
          </table:table-cell>
          <table:table-cell office:value-type="float" office:value="0.979689056498637" calcext:value-type="float">
            <text:p>0.979689056498637</text:p>
          </table:table-cell>
          <table:table-cell office:value-type="float" office:value="0.233514124859683" calcext:value-type="float">
            <text:p>0.233514124859683</text:p>
          </table:table-cell>
          <table:table-cell office:value-type="float" office:value="0.159788354148808" calcext:value-type="float">
            <text:p>0.159788354148808</text:p>
          </table:table-cell>
          <table:table-cell office:value-type="string" calcext:value-type="string">
            <text:p>https://twitter.com/FailgagsFunny/status/1624765549459943426</text:p>
          </table:table-cell>
        </table:table-row>
        <table:table-row table:style-name="ro1">
          <table:table-cell office:value-type="string" calcext:value-type="string">
            <text:p>input/data_formal_20240530-1342/meme/FatDumbAndAngry_20230105T122706/0.jpg</text:p>
          </table:table-cell>
          <table:table-cell office:value-type="string" calcext:value-type="string">
            <text:p>Pattern 1</text:p>
          </table:table-cell>
          <table:table-cell office:value-type="float" office:value="0.864790945461777" calcext:value-type="float">
            <text:p>0.864790945461777</text:p>
          </table:table-cell>
          <table:table-cell office:value-type="float" office:value="0.157782659945386" calcext:value-type="float">
            <text:p>0.157782659945386</text:p>
          </table:table-cell>
          <table:table-cell office:value-type="float" office:value="0.285242731469465" calcext:value-type="float">
            <text:p>0.285242731469465</text:p>
          </table:table-cell>
          <table:table-cell office:value-type="string" calcext:value-type="string">
            <text:p>https://twitter.com/FatDumbAndAngry/status/1610976179372138501</text:p>
          </table:table-cell>
        </table:table-row>
        <table:table-row table:style-name="ro1">
          <table:table-cell office:value-type="string" calcext:value-type="string">
            <text:p>input/data_formal_20240530-1342/meme/FatDumbAndAngry_20230105T123150/0.jpg</text:p>
          </table:table-cell>
          <table:table-cell office:value-type="string" calcext:value-type="string">
            <text:p>Pattern 1</text:p>
          </table:table-cell>
          <table:table-cell office:value-type="float" office:value="0.920368400660591" calcext:value-type="float">
            <text:p>0.920368400660591</text:p>
          </table:table-cell>
          <table:table-cell office:value-type="float" office:value="0.235233659472075" calcext:value-type="float">
            <text:p>0.235233659472075</text:p>
          </table:table-cell>
          <table:table-cell office:value-type="float" office:value="0.211098563236143" calcext:value-type="float">
            <text:p>0.211098563236143</text:p>
          </table:table-cell>
          <table:table-cell office:value-type="string" calcext:value-type="string">
            <text:p>https://twitter.com/FatDumbAndAngry/status/1610977373385531392</text:p>
          </table:table-cell>
        </table:table-row>
        <table:table-row table:style-name="ro1">
          <table:table-cell office:value-type="string" calcext:value-type="string">
            <text:p>input/data_formal_20240530-1342/meme/faucetcryptocom_20230206T124650/0.jpg</text:p>
          </table:table-cell>
          <table:table-cell office:value-type="string" calcext:value-type="string">
            <text:p>Pattern 6</text:p>
          </table:table-cell>
          <table:table-cell office:value-type="float" office:value="0.942176049379902" calcext:value-type="float">
            <text:p>0.942176049379902</text:p>
          </table:table-cell>
          <table:table-cell office:value-type="float" office:value="0.122412755434741" calcext:value-type="float">
            <text:p>0.122412755434741</text:p>
          </table:table-cell>
          <table:table-cell office:value-type="float" office:value="0.497519726604238" calcext:value-type="float">
            <text:p>0.497519726604238</text:p>
          </table:table-cell>
          <table:table-cell office:value-type="string" calcext:value-type="string">
            <text:p>https://twitter.com/LearnersArea/status/1622577557055963138</text:p>
          </table:table-cell>
        </table:table-row>
        <table:table-row table:style-name="ro1">
          <table:table-cell office:value-type="string" calcext:value-type="string">
            <text:p>input/data_formal_20240530-1342/meme/fearlezx_20230106T061559/0.jpg</text:p>
          </table:table-cell>
          <table:table-cell office:value-type="string" calcext:value-type="string">
            <text:p>Pattern 3</text:p>
          </table:table-cell>
          <table:table-cell office:value-type="float" office:value="0.875823773567609" calcext:value-type="float">
            <text:p>0.875823773567609</text:p>
          </table:table-cell>
          <table:table-cell office:value-type="float" office:value="0.143409421582451" calcext:value-type="float">
            <text:p>0.143409421582451</text:p>
          </table:table-cell>
          <table:table-cell office:value-type="float" office:value="0.550770234133901" calcext:value-type="float">
            <text:p>0.550770234133901</text:p>
          </table:table-cell>
          <table:table-cell office:value-type="string" calcext:value-type="string">
            <text:p>https://twitter.com/fearlezx/status/1611245171416383488</text:p>
          </table:table-cell>
        </table:table-row>
        <table:table-row table:style-name="ro1">
          <table:table-cell office:value-type="string" calcext:value-type="string">
            <text:p>input/data_formal_20240530-1342/meme/fearlezx_20230106T061559/1.jpg</text:p>
          </table:table-cell>
          <table:table-cell office:value-type="string" calcext:value-type="string">
            <text:p>Pattern 3</text:p>
          </table:table-cell>
          <table:table-cell office:value-type="float" office:value="0.844079831184496" calcext:value-type="float">
            <text:p>0.844079831184496</text:p>
          </table:table-cell>
          <table:table-cell office:value-type="float" office:value="0.142332885330286" calcext:value-type="float">
            <text:p>0.142332885330286</text:p>
          </table:table-cell>
          <table:table-cell office:value-type="float" office:value="0.557757635230752" calcext:value-type="float">
            <text:p>0.557757635230752</text:p>
          </table:table-cell>
          <table:table-cell office:value-type="string" calcext:value-type="string">
            <text:p>https://twitter.com/fearlezx/status/1611245171416383488</text:p>
          </table:table-cell>
        </table:table-row>
        <table:table-row table:style-name="ro1">
          <table:table-cell office:value-type="string" calcext:value-type="string">
            <text:p>input/data_formal_20240530-1342/meme/fearlezx_20230106T061559/2.jpg</text:p>
          </table:table-cell>
          <table:table-cell office:value-type="string" calcext:value-type="string">
            <text:p>Pattern 3</text:p>
          </table:table-cell>
          <table:table-cell office:value-type="float" office:value="0.866056564266791" calcext:value-type="float">
            <text:p>0.866056564266791</text:p>
          </table:table-cell>
          <table:table-cell office:value-type="float" office:value="0.126475888810719" calcext:value-type="float">
            <text:p>0.126475888810719</text:p>
          </table:table-cell>
          <table:table-cell office:value-type="float" office:value="0.482834868537522" calcext:value-type="float">
            <text:p>0.482834868537522</text:p>
          </table:table-cell>
          <table:table-cell office:value-type="string" calcext:value-type="string">
            <text:p>https://twitter.com/fearlezx/status/1611245171416383488</text:p>
          </table:table-cell>
        </table:table-row>
        <table:table-row table:style-name="ro1">
          <table:table-cell office:value-type="string" calcext:value-type="string">
            <text:p>input/data_formal_20240530-1342/meme/fearlezx_20230106T061559/3.jpg</text:p>
          </table:table-cell>
          <table:table-cell office:value-type="string" calcext:value-type="string">
            <text:p>Pattern 1</text:p>
          </table:table-cell>
          <table:table-cell office:value-type="float" office:value="0.869726926774613" calcext:value-type="float">
            <text:p>0.869726926774613</text:p>
          </table:table-cell>
          <table:table-cell office:value-type="float" office:value="0.119874148740744" calcext:value-type="float">
            <text:p>0.119874148740744</text:p>
          </table:table-cell>
          <table:table-cell office:value-type="float" office:value="0.457739748918354" calcext:value-type="float">
            <text:p>0.457739748918354</text:p>
          </table:table-cell>
          <table:table-cell office:value-type="string" calcext:value-type="string">
            <text:p>https://twitter.com/fearlezx/status/1611245171416383488</text:p>
          </table:table-cell>
        </table:table-row>
        <table:table-row table:style-name="ro1">
          <table:table-cell office:value-type="string" calcext:value-type="string">
            <text:p>input/data_formal_20240530-1342/meme/FelixDanielMar3_20221228T054700/0.jpg</text:p>
          </table:table-cell>
          <table:table-cell office:value-type="string" calcext:value-type="string">
            <text:p>Pattern 1</text:p>
          </table:table-cell>
          <table:table-cell office:value-type="float" office:value="0.895044515947959" calcext:value-type="float">
            <text:p>0.895044515947959</text:p>
          </table:table-cell>
          <table:table-cell office:value-type="float" office:value="0.201512769953298" calcext:value-type="float">
            <text:p>0.201512769953298</text:p>
          </table:table-cell>
          <table:table-cell office:value-type="float" office:value="0.271915858872319" calcext:value-type="float">
            <text:p>0.271915858872319</text:p>
          </table:table-cell>
          <table:table-cell office:value-type="string" calcext:value-type="string">
            <text:p>https://twitter.com/FelixDanielMar3/status/1607976386823585792</text:p>
          </table:table-cell>
        </table:table-row>
        <table:table-row table:style-name="ro1">
          <table:table-cell office:value-type="string" calcext:value-type="string">
            <text:p>input/data_formal_20240530-1342/meme/FernandezFBooks_20221208T160345/0.jpg</text:p>
          </table:table-cell>
          <table:table-cell office:value-type="string" calcext:value-type="string">
            <text:p>Pattern 3</text:p>
          </table:table-cell>
          <table:table-cell office:value-type="float" office:value="0.92119911736065" calcext:value-type="float">
            <text:p>0.92119911736065</text:p>
          </table:table-cell>
          <table:table-cell office:value-type="float" office:value="0.243480859805882" calcext:value-type="float">
            <text:p>0.243480859805882</text:p>
          </table:table-cell>
          <table:table-cell office:value-type="float" office:value="0.383069380704754" calcext:value-type="float">
            <text:p>0.383069380704754</text:p>
          </table:table-cell>
          <table:table-cell office:value-type="string" calcext:value-type="string">
            <text:p>https://twitter.com/FernandezFBooks/status/1622581797568581632</text:p>
          </table:table-cell>
        </table:table-row>
        <table:table-row table:style-name="ro1">
          <table:table-cell office:value-type="string" calcext:value-type="string">
            <text:p>input/data_formal_20240530-1342/meme/FernandezFBooks_20230204T200318/0.jpg</text:p>
          </table:table-cell>
          <table:table-cell office:value-type="string" calcext:value-type="string">
            <text:p>Pattern 1</text:p>
          </table:table-cell>
          <table:table-cell office:value-type="float" office:value="0.928004238578168" calcext:value-type="float">
            <text:p>0.928004238578168</text:p>
          </table:table-cell>
          <table:table-cell office:value-type="float" office:value="0.189597613286248" calcext:value-type="float">
            <text:p>0.189597613286248</text:p>
          </table:table-cell>
          <table:table-cell office:value-type="float" office:value="0.198496755971097" calcext:value-type="float">
            <text:p>0.198496755971097</text:p>
          </table:table-cell>
          <table:table-cell office:value-type="string" calcext:value-type="string">
            <text:p>https://twitter.com/Dorsey_Novels/status/1622609725492699137</text:p>
          </table:table-cell>
        </table:table-row>
        <table:table-row table:style-name="ro1">
          <table:table-cell office:value-type="string" calcext:value-type="string">
            <text:p>input/data_formal_20240530-1342/meme/ff_collections_20221228T004611/0.jpg</text:p>
          </table:table-cell>
          <table:table-cell office:value-type="string" calcext:value-type="string">
            <text:p>Pattern 1</text:p>
          </table:table-cell>
          <table:table-cell office:value-type="float" office:value="0.885349006999883" calcext:value-type="float">
            <text:p>0.885349006999883</text:p>
          </table:table-cell>
          <table:table-cell office:value-type="float" office:value="0.0888082695104616" calcext:value-type="float">
            <text:p>0.0888082695104616</text:p>
          </table:table-cell>
          <table:table-cell office:value-type="float" office:value="0.17014178144398" calcext:value-type="float">
            <text:p>0.17014178144398</text:p>
          </table:table-cell>
          <table:table-cell office:value-type="string" calcext:value-type="string">
            <text:p>https://twitter.com/handsomezenos/status/1607957501626175491</text:p>
          </table:table-cell>
        </table:table-row>
        <table:table-row table:style-name="ro1">
          <table:table-cell office:value-type="string" calcext:value-type="string">
            <text:p>input/data_formal_20240530-1342/meme/FFLTristate_20230206T120143/0.jpg</text:p>
          </table:table-cell>
          <table:table-cell office:value-type="string" calcext:value-type="string">
            <text:p>Pattern 1</text:p>
          </table:table-cell>
          <table:table-cell office:value-type="float" office:value="0.90846223792172" calcext:value-type="float">
            <text:p>0.90846223792172</text:p>
          </table:table-cell>
          <table:table-cell office:value-type="float" office:value="0.142429158047443" calcext:value-type="float">
            <text:p>0.142429158047443</text:p>
          </table:table-cell>
          <table:table-cell office:value-type="float" office:value="0.280310991192658" calcext:value-type="float">
            <text:p>0.280310991192658</text:p>
          </table:table-cell>
          <table:table-cell office:value-type="string" calcext:value-type="string">
            <text:p>https://twitter.com/FFLTristate/status/1622566205415387137</text:p>
          </table:table-cell>
        </table:table-row>
        <table:table-row table:style-name="ro1">
          <table:table-cell office:value-type="string" calcext:value-type="string">
            <text:p>input/data_formal_20240530-1342/meme/FIBOGlobal_20221228T064219/0.jpg</text:p>
          </table:table-cell>
          <table:table-cell office:value-type="string" calcext:value-type="string">
            <text:p>Pattern 1</text:p>
          </table:table-cell>
          <table:table-cell office:value-type="float" office:value="0.943596583823073" calcext:value-type="float">
            <text:p>0.943596583823073</text:p>
          </table:table-cell>
          <table:table-cell office:value-type="float" office:value="0.1241393148063" calcext:value-type="float">
            <text:p>0.1241393148063</text:p>
          </table:table-cell>
          <table:table-cell office:value-type="float" office:value="0.209230790094584" calcext:value-type="float">
            <text:p>0.209230790094584</text:p>
          </table:table-cell>
          <table:table-cell office:value-type="string" calcext:value-type="string">
            <text:p>https://twitter.com/FIBOGlobal/status/1607990311414042625</text:p>
          </table:table-cell>
        </table:table-row>
        <table:table-row table:style-name="ro1">
          <table:table-cell office:value-type="string" calcext:value-type="string">
            <text:p>input/data_formal_20240530-1342/meme/Figoklein4_20221228T045342/0.jpg</text:p>
          </table:table-cell>
          <table:table-cell office:value-type="string" calcext:value-type="string">
            <text:p>Pattern 3</text:p>
          </table:table-cell>
          <table:table-cell office:value-type="float" office:value="0.869064277795853" calcext:value-type="float">
            <text:p>0.869064277795853</text:p>
          </table:table-cell>
          <table:table-cell office:value-type="float" office:value="0.169148730343613" calcext:value-type="float">
            <text:p>0.169148730343613</text:p>
          </table:table-cell>
          <table:table-cell office:value-type="float" office:value="0.50669844432531" calcext:value-type="float">
            <text:p>0.50669844432531</text:p>
          </table:table-cell>
          <table:table-cell office:value-type="string" calcext:value-type="string">
            <text:p>https://twitter.com/Figoklein4/status/1607962977180815360</text:p>
          </table:table-cell>
        </table:table-row>
        <table:table-row table:style-name="ro1">
          <table:table-cell office:value-type="string" calcext:value-type="string">
            <text:p>input/data_formal_20240530-1342/meme/Filmybliss12_20230106T061029/0.jpg</text:p>
          </table:table-cell>
          <table:table-cell office:value-type="string" calcext:value-type="string">
            <text:p>Pattern 4</text:p>
          </table:table-cell>
          <table:table-cell office:value-type="float" office:value="0.895542472730114" calcext:value-type="float">
            <text:p>0.895542472730114</text:p>
          </table:table-cell>
          <table:table-cell office:value-type="float" office:value="0.0323122440403501" calcext:value-type="float">
            <text:p>0.0323122440403501</text:p>
          </table:table-cell>
          <table:table-cell office:value-type="float" office:value="0.745661810080428" calcext:value-type="float">
            <text:p>0.745661810080428</text:p>
          </table:table-cell>
          <table:table-cell office:value-type="string" calcext:value-type="string">
            <text:p>https://twitter.com/Filmybliss12/status/1611243790190399488</text:p>
          </table:table-cell>
        </table:table-row>
        <table:table-row table:style-name="ro1">
          <table:table-cell office:value-type="string" calcext:value-type="string">
            <text:p>input/data_formal_20240530-1342/meme/filmygyantelly1_20230111T182619/0.jpg</text:p>
          </table:table-cell>
          <table:table-cell office:value-type="string" calcext:value-type="string">
            <text:p>Pattern 1</text:p>
          </table:table-cell>
          <table:table-cell office:value-type="float" office:value="0.915155386455707" calcext:value-type="float">
            <text:p>0.915155386455707</text:p>
          </table:table-cell>
          <table:table-cell office:value-type="float" office:value="0.16968383401426" calcext:value-type="float">
            <text:p>0.16968383401426</text:p>
          </table:table-cell>
          <table:table-cell office:value-type="float" office:value="0.19920488403888" calcext:value-type="float">
            <text:p>0.19920488403888</text:p>
          </table:table-cell>
          <table:table-cell office:value-type="string" calcext:value-type="string">
            <text:p>https://twitter.com/queenuud1/status/1613299430249172994</text:p>
          </table:table-cell>
        </table:table-row>
        <table:table-row table:style-name="ro1">
          <table:table-cell office:value-type="string" calcext:value-type="string">
            <text:p>input/data_formal_20240530-1342/meme/FinanceFr1_20230404T011027/0.jpg</text:p>
          </table:table-cell>
          <table:table-cell office:value-type="string" calcext:value-type="string">
            <text:p>Pattern 3</text:p>
          </table:table-cell>
          <table:table-cell office:value-type="float" office:value="0.929813675350621" calcext:value-type="float">
            <text:p>0.929813675350621</text:p>
          </table:table-cell>
          <table:table-cell office:value-type="float" office:value="0.204361513797111" calcext:value-type="float">
            <text:p>0.204361513797111</text:p>
          </table:table-cell>
          <table:table-cell office:value-type="float" office:value="0.404440898018501" calcext:value-type="float">
            <text:p>0.404440898018501</text:p>
          </table:table-cell>
          <table:table-cell office:value-type="string" calcext:value-type="string">
            <text:p>https://twitter.com/FinanceFr1/status/1643058415760035841</text:p>
          </table:table-cell>
        </table:table-row>
        <table:table-row table:style-name="ro1">
          <table:table-cell office:value-type="string" calcext:value-type="string">
            <text:p>input/data_formal_20240530-1342/meme/FirerealKai_20221228T055344/0.jpg</text:p>
          </table:table-cell>
          <table:table-cell office:value-type="string" calcext:value-type="string">
            <text:p>Pattern 3</text:p>
          </table:table-cell>
          <table:table-cell office:value-type="float" office:value="0.892897200955316" calcext:value-type="float">
            <text:p>0.892897200955316</text:p>
          </table:table-cell>
          <table:table-cell office:value-type="float" office:value="0.148722828712082" calcext:value-type="float">
            <text:p>0.148722828712082</text:p>
          </table:table-cell>
          <table:table-cell office:value-type="float" office:value="0.375285736660709" calcext:value-type="float">
            <text:p>0.375285736660709</text:p>
          </table:table-cell>
          <table:table-cell office:value-type="string" calcext:value-type="string">
            <text:p>https://twitter.com/FirerealKai/status/1607978081737900032</text:p>
          </table:table-cell>
        </table:table-row>
        <table:table-row table:style-name="ro1">
          <table:table-cell office:value-type="string" calcext:value-type="string">
            <text:p>input/data_formal_20240530-1342/meme/FlawInTheMatrix_20230105T082609/0.jpg</text:p>
          </table:table-cell>
          <table:table-cell office:value-type="string" calcext:value-type="string">
            <text:p>Pattern 1</text:p>
          </table:table-cell>
          <table:table-cell office:value-type="float" office:value="0.920276895587392" calcext:value-type="float">
            <text:p>0.920276895587392</text:p>
          </table:table-cell>
          <table:table-cell office:value-type="float" office:value="0.0941517138054784" calcext:value-type="float">
            <text:p>0.0941517138054784</text:p>
          </table:table-cell>
          <table:table-cell office:value-type="float" office:value="0.213048350937617" calcext:value-type="float">
            <text:p>0.213048350937617</text:p>
          </table:table-cell>
          <table:table-cell office:value-type="string" calcext:value-type="string">
            <text:p>https://twitter.com/MisterK15221241/status/1610943350198210562</text:p>
          </table:table-cell>
        </table:table-row>
        <table:table-row table:style-name="ro1">
          <table:table-cell office:value-type="string" calcext:value-type="string">
            <text:p>input/data_formal_20240530-1342/meme/flourpicker1_20230106T060525/0.jpg</text:p>
          </table:table-cell>
          <table:table-cell office:value-type="string" calcext:value-type="string">
            <text:p>Pattern 4</text:p>
          </table:table-cell>
          <table:table-cell office:value-type="float" office:value="0.727042985198193" calcext:value-type="float">
            <text:p>0.727042985198193</text:p>
          </table:table-cell>
          <table:table-cell office:value-type="float" office:value="0.119788314587731" calcext:value-type="float">
            <text:p>0.119788314587731</text:p>
          </table:table-cell>
          <table:table-cell office:value-type="float" office:value="0.742359203445952" calcext:value-type="float">
            <text:p>0.742359203445952</text:p>
          </table:table-cell>
          <table:table-cell office:value-type="string" calcext:value-type="string">
            <text:p>https://twitter.com/flourpicker1/status/1611242513368780800</text:p>
          </table:table-cell>
        </table:table-row>
        <table:table-row table:style-name="ro1">
          <table:table-cell office:value-type="string" calcext:value-type="string">
            <text:p>input/data_formal_20240530-1342/meme/flourpicker1_20230106T060525/1.jpg</text:p>
          </table:table-cell>
          <table:table-cell office:value-type="string" calcext:value-type="string">
            <text:p>Pattern 4</text:p>
          </table:table-cell>
          <table:table-cell office:value-type="float" office:value="0.827946008013163" calcext:value-type="float">
            <text:p>0.827946008013163</text:p>
          </table:table-cell>
          <table:table-cell office:value-type="float" office:value="0.0684138217846626" calcext:value-type="float">
            <text:p>0.0684138217846626</text:p>
          </table:table-cell>
          <table:table-cell office:value-type="float" office:value="0.790772022002036" calcext:value-type="float">
            <text:p>0.790772022002036</text:p>
          </table:table-cell>
          <table:table-cell office:value-type="string" calcext:value-type="string">
            <text:p>https://twitter.com/flourpicker1/status/1611242513368780800</text:p>
          </table:table-cell>
        </table:table-row>
        <table:table-row table:style-name="ro1">
          <table:table-cell office:value-type="string" calcext:value-type="string">
            <text:p>input/data_formal_20240530-1342/meme/flouste_20230126T122353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flouste/status/1618585514038149121</text:p>
          </table:table-cell>
        </table:table-row>
        <table:table-row table:style-name="ro1">
          <table:table-cell office:value-type="string" calcext:value-type="string">
            <text:p>input/data_formal_20240530-1342/meme/FNovelsO_20221228T000400/0.jpg</text:p>
          </table:table-cell>
          <table:table-cell office:value-type="string" calcext:value-type="string">
            <text:p>Pattern 1</text:p>
          </table:table-cell>
          <table:table-cell office:value-type="float" office:value="0.948175469801988" calcext:value-type="float">
            <text:p>0.948175469801988</text:p>
          </table:table-cell>
          <table:table-cell office:value-type="float" office:value="0.136101621785499" calcext:value-type="float">
            <text:p>0.136101621785499</text:p>
          </table:table-cell>
          <table:table-cell office:value-type="float" office:value="0.271271191923143" calcext:value-type="float">
            <text:p>0.271271191923143</text:p>
          </table:table-cell>
          <table:table-cell office:value-type="string" calcext:value-type="string">
            <text:p>https://twitter.com/FNovelsO/status/1607890070203162625</text:p>
          </table:table-cell>
        </table:table-row>
        <table:table-row table:style-name="ro1">
          <table:table-cell office:value-type="string" calcext:value-type="string">
            <text:p>input/data_formal_20240530-1342/meme/food_mentary_20230103T124340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food_mentary/status/1610255574830288898</text:p>
          </table:table-cell>
        </table:table-row>
        <table:table-row table:style-name="ro1">
          <table:table-cell office:value-type="string" calcext:value-type="string">
            <text:p>input/data_formal_20240530-1342/meme/Foodarama8_20221230T034555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BSRobinsonLove/status/1613389005684604928</text:p>
          </table:table-cell>
        </table:table-row>
        <table:table-row table:style-name="ro1">
          <table:table-cell office:value-type="string" calcext:value-type="string">
            <text:p>input/data_formal_20240530-1342/meme/Foodhunter1313_20230105T021914/0.jpg</text:p>
          </table:table-cell>
          <table:table-cell office:value-type="string" calcext:value-type="string">
            <text:p>Pattern 3</text:p>
          </table:table-cell>
          <table:table-cell office:value-type="float" office:value="0.911416664018709" calcext:value-type="float">
            <text:p>0.911416664018709</text:p>
          </table:table-cell>
          <table:table-cell office:value-type="float" office:value="0.130144155833168" calcext:value-type="float">
            <text:p>0.130144155833168</text:p>
          </table:table-cell>
          <table:table-cell office:value-type="float" office:value="0.57042645714081" calcext:value-type="float">
            <text:p>0.57042645714081</text:p>
          </table:table-cell>
          <table:table-cell office:value-type="string" calcext:value-type="string">
            <text:p>https://twitter.com/Foodhunter1313/status/1610823206277091329</text:p>
          </table:table-cell>
        </table:table-row>
        <table:table-row table:style-name="ro1">
          <table:table-cell office:value-type="string" calcext:value-type="string">
            <text:p>input/data_formal_20240530-1342/meme/Foodhunter1313_20230105T16020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Foodhunter1313/status/1611030296782307329</text:p>
          </table:table-cell>
        </table:table-row>
        <table:table-row table:style-name="ro1">
          <table:table-cell office:value-type="string" calcext:value-type="string">
            <text:p>input/data_formal_20240530-1342/meme/fopmemes_20221228T014500/0.jpg</text:p>
          </table:table-cell>
          <table:table-cell office:value-type="string" calcext:value-type="string">
            <text:p>Pattern 1</text:p>
          </table:table-cell>
          <table:table-cell office:value-type="float" office:value="0.884859371753651" calcext:value-type="float">
            <text:p>0.884859371753651</text:p>
          </table:table-cell>
          <table:table-cell office:value-type="float" office:value="0.160165126859177" calcext:value-type="float">
            <text:p>0.160165126859177</text:p>
          </table:table-cell>
          <table:table-cell office:value-type="float" office:value="0.136654238466591" calcext:value-type="float">
            <text:p>0.136654238466591</text:p>
          </table:table-cell>
          <table:table-cell office:value-type="string" calcext:value-type="string">
            <text:p>https://twitter.com/directdamage_dd/status/1607917079830618113</text:p>
          </table:table-cell>
        </table:table-row>
        <table:table-row table:style-name="ro1">
          <table:table-cell office:value-type="string" calcext:value-type="string">
            <text:p>input/data_formal_20240530-1342/meme/fopmemes_20221228T034000/0.jpg</text:p>
          </table:table-cell>
          <table:table-cell office:value-type="string" calcext:value-type="string">
            <text:p>Pattern 1</text:p>
          </table:table-cell>
          <table:table-cell office:value-type="float" office:value="0.901632696891031" calcext:value-type="float">
            <text:p>0.901632696891031</text:p>
          </table:table-cell>
          <table:table-cell office:value-type="float" office:value="0.261246782847599" calcext:value-type="float">
            <text:p>0.261246782847599</text:p>
          </table:table-cell>
          <table:table-cell office:value-type="float" office:value="0.233519150374063" calcext:value-type="float">
            <text:p>0.233519150374063</text:p>
          </table:table-cell>
          <table:table-cell office:value-type="string" calcext:value-type="string">
            <text:p>https://twitter.com/directdamage_dd/status/1607945130660560897</text:p>
          </table:table-cell>
        </table:table-row>
        <table:table-row table:style-name="ro1">
          <table:table-cell office:value-type="string" calcext:value-type="string">
            <text:p>input/data_formal_20240530-1342/meme/fopmemes_20221228T042830/0.jpg</text:p>
          </table:table-cell>
          <table:table-cell office:value-type="string" calcext:value-type="string">
            <text:p>Pattern 1</text:p>
          </table:table-cell>
          <table:table-cell office:value-type="float" office:value="0.905825700985735" calcext:value-type="float">
            <text:p>0.905825700985735</text:p>
          </table:table-cell>
          <table:table-cell office:value-type="float" office:value="0.16068904100362" calcext:value-type="float">
            <text:p>0.16068904100362</text:p>
          </table:table-cell>
          <table:table-cell office:value-type="float" office:value="0.281672365627172" calcext:value-type="float">
            <text:p>0.281672365627172</text:p>
          </table:table-cell>
          <table:table-cell office:value-type="string" calcext:value-type="string">
            <text:p>https://twitter.com/directdamage_dd/status/1607969661362278404</text:p>
          </table:table-cell>
        </table:table-row>
        <table:table-row table:style-name="ro1">
          <table:table-cell office:value-type="string" calcext:value-type="string">
            <text:p>input/data_formal_20240530-1342/meme/fopmemes_20230111T230002/0.jpg</text:p>
          </table:table-cell>
          <table:table-cell office:value-type="string" calcext:value-type="string">
            <text:p>Pattern 1</text:p>
          </table:table-cell>
          <table:table-cell office:value-type="float" office:value="0.897087398802114" calcext:value-type="float">
            <text:p>0.897087398802114</text:p>
          </table:table-cell>
          <table:table-cell office:value-type="float" office:value="0.206170205014067" calcext:value-type="float">
            <text:p>0.206170205014067</text:p>
          </table:table-cell>
          <table:table-cell office:value-type="float" office:value="0.195286529552137" calcext:value-type="float">
            <text:p>0.195286529552137</text:p>
          </table:table-cell>
          <table:table-cell office:value-type="string" calcext:value-type="string">
            <text:p>https://twitter.com/dungeoncollect2/status/1613309851043602432</text:p>
          </table:table-cell>
        </table:table-row>
        <table:table-row table:style-name="ro1">
          <table:table-cell office:value-type="string" calcext:value-type="string">
            <text:p>input/data_formal_20240530-1342/meme/fopmemes_20230127T181000/0.jpg</text:p>
          </table:table-cell>
          <table:table-cell office:value-type="string" calcext:value-type="string">
            <text:p>Pattern 1</text:p>
          </table:table-cell>
          <table:table-cell office:value-type="float" office:value="0.903007675654636" calcext:value-type="float">
            <text:p>0.903007675654636</text:p>
          </table:table-cell>
          <table:table-cell office:value-type="float" office:value="0.181166759764531" calcext:value-type="float">
            <text:p>0.181166759764531</text:p>
          </table:table-cell>
          <table:table-cell office:value-type="float" office:value="0.293861699434166" calcext:value-type="float">
            <text:p>0.293861699434166</text:p>
          </table:table-cell>
          <table:table-cell office:value-type="string" calcext:value-type="string">
            <text:p>https://twitter.com/Samanth07583811/status/1620969561779576836</text:p>
          </table:table-cell>
        </table:table-row>
        <table:table-row table:style-name="ro1">
          <table:table-cell office:value-type="string" calcext:value-type="string">
            <text:p>input/data_formal_20240530-1342/meme/fopmemes_20230201T202530/0.jpg</text:p>
          </table:table-cell>
          <table:table-cell office:value-type="string" calcext:value-type="string">
            <text:p>Pattern 6</text:p>
          </table:table-cell>
          <table:table-cell office:value-type="float" office:value="0.86986137069369" calcext:value-type="float">
            <text:p>0.86986137069369</text:p>
          </table:table-cell>
          <table:table-cell office:value-type="float" office:value="0.134545534020672" calcext:value-type="float">
            <text:p>0.134545534020672</text:p>
          </table:table-cell>
          <table:table-cell office:value-type="float" office:value="0.454153130987513" calcext:value-type="float">
            <text:p>0.454153130987513</text:p>
          </table:table-cell>
          <table:table-cell office:value-type="string" calcext:value-type="string">
            <text:p>https://twitter.com/dungeoncollect2/status/1620912478724014081</text:p>
          </table:table-cell>
        </table:table-row>
        <table:table-row table:style-name="ro1">
          <table:table-cell office:value-type="string" calcext:value-type="string">
            <text:p>input/data_formal_20240530-1342/meme/fopmemes_20230202T003000/0.jpg</text:p>
          </table:table-cell>
          <table:table-cell office:value-type="string" calcext:value-type="string">
            <text:p>Pattern 1</text:p>
          </table:table-cell>
          <table:table-cell office:value-type="float" office:value="0.897351857821437" calcext:value-type="float">
            <text:p>0.897351857821437</text:p>
          </table:table-cell>
          <table:table-cell office:value-type="float" office:value="0.204260367868013" calcext:value-type="float">
            <text:p>0.204260367868013</text:p>
          </table:table-cell>
          <table:table-cell office:value-type="float" office:value="0.0728518362927797" calcext:value-type="float">
            <text:p>0.0728518362927797</text:p>
          </table:table-cell>
          <table:table-cell office:value-type="string" calcext:value-type="string">
            <text:p>https://twitter.com/directdamage_dd/status/1620943488769458176</text:p>
          </table:table-cell>
        </table:table-row>
        <table:table-row table:style-name="ro1">
          <table:table-cell office:value-type="string" calcext:value-type="string">
            <text:p>input/data_formal_20240530-1342/meme/fopmemes_20230202T024500/0.jpg</text:p>
          </table:table-cell>
          <table:table-cell office:value-type="string" calcext:value-type="string">
            <text:p>Pattern 1</text:p>
          </table:table-cell>
          <table:table-cell office:value-type="float" office:value="0.975411770067939" calcext:value-type="float">
            <text:p>0.975411770067939</text:p>
          </table:table-cell>
          <table:table-cell office:value-type="float" office:value="0.25209770890745" calcext:value-type="float">
            <text:p>0.25209770890745</text:p>
          </table:table-cell>
          <table:table-cell office:value-type="float" office:value="0.239371868055383" calcext:value-type="float">
            <text:p>0.239371868055383</text:p>
          </table:table-cell>
          <table:table-cell office:value-type="string" calcext:value-type="string">
            <text:p>https://twitter.com/dungeoncollect2/status/1620980434674020353</text:p>
          </table:table-cell>
        </table:table-row>
        <table:table-row table:style-name="ro1">
          <table:table-cell office:value-type="string" calcext:value-type="string">
            <text:p>input/data_formal_20240530-1342/meme/fopmemes_20230202T041500/0.jpg</text:p>
          </table:table-cell>
          <table:table-cell office:value-type="string" calcext:value-type="string">
            <text:p>Pattern 1</text:p>
          </table:table-cell>
          <table:table-cell office:value-type="float" office:value="0.927722718912908" calcext:value-type="float">
            <text:p>0.927722718912908</text:p>
          </table:table-cell>
          <table:table-cell office:value-type="float" office:value="0.110243234371769" calcext:value-type="float">
            <text:p>0.110243234371769</text:p>
          </table:table-cell>
          <table:table-cell office:value-type="float" office:value="0.129030616165233" calcext:value-type="float">
            <text:p>0.129030616165233</text:p>
          </table:table-cell>
          <table:table-cell office:value-type="string" calcext:value-type="string">
            <text:p>https://twitter.com/fopmemes/status/1620999198257692672</text:p>
          </table:table-cell>
        </table:table-row>
        <table:table-row table:style-name="ro1">
          <table:table-cell office:value-type="string" calcext:value-type="string">
            <text:p>input/data_formal_20240530-1342/meme/for_book_sakes_20230202T002853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for_book_sakes/status/1620942294957408256</text:p>
          </table:table-cell>
        </table:table-row>
        <table:table-row table:style-name="ro1">
          <table:table-cell office:value-type="string" calcext:value-type="string">
            <text:p>input/data_formal_20240530-1342/meme/Forfavourites_20230105T180700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Forfavourites/status/1611260039133802499</text:p>
          </table:table-cell>
        </table:table-row>
        <table:table-row table:style-name="ro1">
          <table:table-cell office:value-type="string" calcext:value-type="string">
            <text:p>input/data_formal_20240530-1342/meme/fortniteboy566_20230212T163201/0.jpg</text:p>
          </table:table-cell>
          <table:table-cell office:value-type="string" calcext:value-type="string">
            <text:p>Pattern 1</text:p>
          </table:table-cell>
          <table:table-cell office:value-type="float" office:value="0.92220661586295" calcext:value-type="float">
            <text:p>0.92220661586295</text:p>
          </table:table-cell>
          <table:table-cell office:value-type="float" office:value="0.174732005602631" calcext:value-type="float">
            <text:p>0.174732005602631</text:p>
          </table:table-cell>
          <table:table-cell office:value-type="float" office:value="0.188219905571082" calcext:value-type="float">
            <text:p>0.188219905571082</text:p>
          </table:table-cell>
          <table:table-cell office:value-type="string" calcext:value-type="string">
            <text:p>https://twitter.com/Samsung46604065/status/1624808765403824130</text:p>
          </table:table-cell>
        </table:table-row>
        <table:table-row table:style-name="ro1">
          <table:table-cell office:value-type="string" calcext:value-type="string">
            <text:p>input/data_formal_20240530-1342/meme/FountainCartoon_20230319T225559/0.jpg</text:p>
          </table:table-cell>
          <table:table-cell office:value-type="string" calcext:value-type="string">
            <text:p>Pattern 3</text:p>
          </table:table-cell>
          <table:table-cell office:value-type="float" office:value="0.886621451595844" calcext:value-type="float">
            <text:p>0.886621451595844</text:p>
          </table:table-cell>
          <table:table-cell office:value-type="float" office:value="0.174163653217736" calcext:value-type="float">
            <text:p>0.174163653217736</text:p>
          </table:table-cell>
          <table:table-cell office:value-type="float" office:value="0.375445630010989" calcext:value-type="float">
            <text:p>0.375445630010989</text:p>
          </table:table-cell>
          <table:table-cell office:value-type="string" calcext:value-type="string">
            <text:p>https://twitter.com/alteredcuber134/status/1638749229328785409</text:p>
          </table:table-cell>
        </table:table-row>
        <table:table-row table:style-name="ro1">
          <table:table-cell office:value-type="string" calcext:value-type="string">
            <text:p>input/data_formal_20240530-1342/meme/FountainCartoon_20230319T225559/1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lteredcuber134/status/1638749229328785409</text:p>
          </table:table-cell>
        </table:table-row>
        <table:table-row table:style-name="ro1">
          <table:table-cell office:value-type="string" calcext:value-type="string">
            <text:p>input/data_formal_20240530-1342/meme/FountainCartoon_20230319T225559/2.jpg</text:p>
          </table:table-cell>
          <table:table-cell office:value-type="string" calcext:value-type="string">
            <text:p>Pattern 3</text:p>
          </table:table-cell>
          <table:table-cell office:value-type="float" office:value="0.894641305743234" calcext:value-type="float">
            <text:p>0.894641305743234</text:p>
          </table:table-cell>
          <table:table-cell office:value-type="float" office:value="0.524271654979526" calcext:value-type="float">
            <text:p>0.524271654979526</text:p>
          </table:table-cell>
          <table:table-cell office:value-type="float" office:value="0.421251064958832" calcext:value-type="float">
            <text:p>0.421251064958832</text:p>
          </table:table-cell>
          <table:table-cell office:value-type="string" calcext:value-type="string">
            <text:p>https://twitter.com/alteredcuber134/status/1638749229328785409</text:p>
          </table:table-cell>
        </table:table-row>
        <table:table-row table:style-name="ro1">
          <table:table-cell office:value-type="string" calcext:value-type="string">
            <text:p>input/data_formal_20240530-1342/meme/FrauShitcoinz_20230106T004823/0.jpg</text:p>
          </table:table-cell>
          <table:table-cell office:value-type="string" calcext:value-type="string">
            <text:p>Pattern 3</text:p>
          </table:table-cell>
          <table:table-cell office:value-type="float" office:value="0.857253934138241" calcext:value-type="float">
            <text:p>0.857253934138241</text:p>
          </table:table-cell>
          <table:table-cell office:value-type="float" office:value="0.215731968990085" calcext:value-type="float">
            <text:p>0.215731968990085</text:p>
          </table:table-cell>
          <table:table-cell office:value-type="float" office:value="0.565270518674557" calcext:value-type="float">
            <text:p>0.565270518674557</text:p>
          </table:table-cell>
          <table:table-cell office:value-type="string" calcext:value-type="string">
            <text:p>https://twitter.com/low_salad/status/1611274189436223489</text:p>
          </table:table-cell>
        </table:table-row>
        <table:table-row table:style-name="ro1">
          <table:table-cell office:value-type="string" calcext:value-type="string">
            <text:p>input/data_formal_20240530-1342/meme/FrenchMemesBOT_20230105T110004/0.jpg</text:p>
          </table:table-cell>
          <table:table-cell office:value-type="string" calcext:value-type="string">
            <text:p>Pattern 3</text:p>
          </table:table-cell>
          <table:table-cell office:value-type="float" office:value="0.920162637475413" calcext:value-type="float">
            <text:p>0.920162637475413</text:p>
          </table:table-cell>
          <table:table-cell office:value-type="float" office:value="0.171727137738913" calcext:value-type="float">
            <text:p>0.171727137738913</text:p>
          </table:table-cell>
          <table:table-cell office:value-type="float" office:value="0.467598331498619" calcext:value-type="float">
            <text:p>0.467598331498619</text:p>
          </table:table-cell>
          <table:table-cell office:value-type="string" calcext:value-type="string">
            <text:p>https://twitter.com/FrenchMemesBOT/status/1610954276439818242</text:p>
          </table:table-cell>
        </table:table-row>
        <table:table-row table:style-name="ro1">
          <table:table-cell office:value-type="string" calcext:value-type="string">
            <text:p>input/data_formal_20240530-1342/meme/FrenchMemesBOT_20230106T070027/0.jpg</text:p>
          </table:table-cell>
          <table:table-cell office:value-type="string" calcext:value-type="string">
            <text:p>Pattern 3</text:p>
          </table:table-cell>
          <table:table-cell office:value-type="float" office:value="0.969489204388566" calcext:value-type="float">
            <text:p>0.969489204388566</text:p>
          </table:table-cell>
          <table:table-cell office:value-type="float" office:value="0.181346167468508" calcext:value-type="float">
            <text:p>0.181346167468508</text:p>
          </table:table-cell>
          <table:table-cell office:value-type="float" office:value="0.424293220259268" calcext:value-type="float">
            <text:p>0.424293220259268</text:p>
          </table:table-cell>
          <table:table-cell office:value-type="string" calcext:value-type="string">
            <text:p>https://twitter.com/FrenchMemesBOT/status/1611256365183270912</text:p>
          </table:table-cell>
        </table:table-row>
        <table:table-row table:style-name="ro1">
          <table:table-cell office:value-type="string" calcext:value-type="string">
            <text:p>input/data_formal_20240530-1342/meme/FrenchMemesBOT_20230202T020013/0.jpg</text:p>
          </table:table-cell>
          <table:table-cell office:value-type="string" calcext:value-type="string">
            <text:p>Pattern 3</text:p>
          </table:table-cell>
          <table:table-cell office:value-type="float" office:value="0.928447380501562" calcext:value-type="float">
            <text:p>0.928447380501562</text:p>
          </table:table-cell>
          <table:table-cell office:value-type="float" office:value="0.141016371601455" calcext:value-type="float">
            <text:p>0.141016371601455</text:p>
          </table:table-cell>
          <table:table-cell office:value-type="float" office:value="0.562778326713586" calcext:value-type="float">
            <text:p>0.562778326713586</text:p>
          </table:table-cell>
          <table:table-cell office:value-type="string" calcext:value-type="string">
            <text:p>https://twitter.com/FrenchMemesBOT/status/1620965279122558976</text:p>
          </table:table-cell>
        </table:table-row>
        <table:table-row table:style-name="ro1">
          <table:table-cell office:value-type="string" calcext:value-type="string">
            <text:p>input/data_formal_20240530-1342/meme/FrenchMemesBOT_20230323T010017/0.jpg</text:p>
          </table:table-cell>
          <table:table-cell office:value-type="string" calcext:value-type="string">
            <text:p>Pattern 3</text:p>
          </table:table-cell>
          <table:table-cell office:value-type="float" office:value="0.945010085021961" calcext:value-type="float">
            <text:p>0.945010085021961</text:p>
          </table:table-cell>
          <table:table-cell office:value-type="float" office:value="0.146762814789186" calcext:value-type="float">
            <text:p>0.146762814789186</text:p>
          </table:table-cell>
          <table:table-cell office:value-type="float" office:value="0.482416000986435" calcext:value-type="float">
            <text:p>0.482416000986435</text:p>
          </table:table-cell>
          <table:table-cell office:value-type="string" calcext:value-type="string">
            <text:p>https://twitter.com/FrenchMemesBOT/status/1638707204500131841</text:p>
          </table:table-cell>
        </table:table-row>
        <table:table-row table:style-name="ro1">
          <table:table-cell office:value-type="string" calcext:value-type="string">
            <text:p>input/data_formal_20240530-1342/meme/freshpedestrian_20230322T220844/0.jpg</text:p>
          </table:table-cell>
          <table:table-cell office:value-type="string" calcext:value-type="string">
            <text:p>Pattern 6</text:p>
          </table:table-cell>
          <table:table-cell office:value-type="float" office:value="1.00698888819194" calcext:value-type="float">
            <text:p>1.00698888819194</text:p>
          </table:table-cell>
          <table:table-cell office:value-type="float" office:value="0.17883849596515" calcext:value-type="float">
            <text:p>0.17883849596515</text:p>
          </table:table-cell>
          <table:table-cell office:value-type="float" office:value="0.346591381207934" calcext:value-type="float">
            <text:p>0.346591381207934</text:p>
          </table:table-cell>
          <table:table-cell office:value-type="string" calcext:value-type="string">
            <text:p>https://twitter.com/freshpedestrian/status/1638664031388205056</text:p>
          </table:table-cell>
        </table:table-row>
        <table:table-row table:style-name="ro1">
          <table:table-cell office:value-type="string" calcext:value-type="string">
            <text:p>input/data_formal_20240530-1342/meme/FriasAkiesha_20230202T023721/0.jpg</text:p>
          </table:table-cell>
          <table:table-cell office:value-type="string" calcext:value-type="string">
            <text:p>Pattern 3</text:p>
          </table:table-cell>
          <table:table-cell office:value-type="float" office:value="0.88560063407746" calcext:value-type="float">
            <text:p>0.88560063407746</text:p>
          </table:table-cell>
          <table:table-cell office:value-type="float" office:value="0.292754949874141" calcext:value-type="float">
            <text:p>0.292754949874141</text:p>
          </table:table-cell>
          <table:table-cell office:value-type="float" office:value="0.300154099937923" calcext:value-type="float">
            <text:p>0.300154099937923</text:p>
          </table:table-cell>
          <table:table-cell office:value-type="string" calcext:value-type="string">
            <text:p>https://twitter.com/FriasAkiesha/status/1620974626422784001</text:p>
          </table:table-cell>
        </table:table-row>
        <table:table-row table:style-name="ro1">
          <table:table-cell office:value-type="string" calcext:value-type="string">
            <text:p>input/data_formal_20240530-1342/meme/FTSStreams_20230105T015342/0.jpg</text:p>
          </table:table-cell>
          <table:table-cell office:value-type="string" calcext:value-type="string">
            <text:p>Pattern 6</text:p>
          </table:table-cell>
          <table:table-cell office:value-type="float" office:value="0.95772096506469" calcext:value-type="float">
            <text:p>0.95772096506469</text:p>
          </table:table-cell>
          <table:table-cell office:value-type="float" office:value="0.105521211629247" calcext:value-type="float">
            <text:p>0.105521211629247</text:p>
          </table:table-cell>
          <table:table-cell office:value-type="float" office:value="0.442373158864557" calcext:value-type="float">
            <text:p>0.442373158864557</text:p>
          </table:table-cell>
          <table:table-cell office:value-type="string" calcext:value-type="string">
            <text:p>https://twitter.com/Rusi9018/status/1610965066437861377</text:p>
          </table:table-cell>
        </table:table-row>
        <table:table-row table:style-name="ro1">
          <table:table-cell office:value-type="string" calcext:value-type="string">
            <text:p>input/data_formal_20240530-1342/meme/FullM3talMag_20221226T211228/0.jpg</text:p>
          </table:table-cell>
          <table:table-cell office:value-type="string" calcext:value-type="string">
            <text:p>Pattern 6</text:p>
          </table:table-cell>
          <table:table-cell office:value-type="float" office:value="0.91595092116693" calcext:value-type="float">
            <text:p>0.91595092116693</text:p>
          </table:table-cell>
          <table:table-cell office:value-type="float" office:value="0.193827372264908" calcext:value-type="float">
            <text:p>0.193827372264908</text:p>
          </table:table-cell>
          <table:table-cell office:value-type="float" office:value="0.406568713585143" calcext:value-type="float">
            <text:p>0.406568713585143</text:p>
          </table:table-cell>
          <table:table-cell office:value-type="string" calcext:value-type="string">
            <text:p>https://twitter.com/touch_my_face/status/1607898444252708864</text:p>
          </table:table-cell>
        </table:table-row>
        <table:table-row table:style-name="ro1">
          <table:table-cell office:value-type="string" calcext:value-type="string">
            <text:p>input/data_formal_20240530-1342/meme/FullM3talMag_20221228T000953/0.jpg</text:p>
          </table:table-cell>
          <table:table-cell office:value-type="string" calcext:value-type="string">
            <text:p>Pattern 3</text:p>
          </table:table-cell>
          <table:table-cell office:value-type="float" office:value="0.892362133188973" calcext:value-type="float">
            <text:p>0.892362133188973</text:p>
          </table:table-cell>
          <table:table-cell office:value-type="float" office:value="0.0714180296753497" calcext:value-type="float">
            <text:p>0.0714180296753497</text:p>
          </table:table-cell>
          <table:table-cell office:value-type="float" office:value="0.443864998790397" calcext:value-type="float">
            <text:p>0.443864998790397</text:p>
          </table:table-cell>
          <table:table-cell office:value-type="string" calcext:value-type="string">
            <text:p>https://twitter.com/FullM3talMag/status/1607891548989190145</text:p>
          </table:table-cell>
        </table:table-row>
        <table:table-row table:style-name="ro1">
          <table:table-cell office:value-type="string" calcext:value-type="string">
            <text:p>input/data_formal_20240530-1342/meme/FullM3talMag_20230105T175850/0.jpg</text:p>
          </table:table-cell>
          <table:table-cell office:value-type="string" calcext:value-type="string">
            <text:p>Pattern 6</text:p>
          </table:table-cell>
          <table:table-cell office:value-type="float" office:value="0.928819995388363" calcext:value-type="float">
            <text:p>0.928819995388363</text:p>
          </table:table-cell>
          <table:table-cell office:value-type="float" office:value="0.159687350461645" calcext:value-type="float">
            <text:p>0.159687350461645</text:p>
          </table:table-cell>
          <table:table-cell office:value-type="float" office:value="0.502617663052749" calcext:value-type="float">
            <text:p>0.502617663052749</text:p>
          </table:table-cell>
          <table:table-cell office:value-type="string" calcext:value-type="string">
            <text:p>https://twitter.com/K25975486/status/1611284256654852098</text:p>
          </table:table-cell>
        </table:table-row>
        <table:table-row table:style-name="ro1">
          <table:table-cell office:value-type="string" calcext:value-type="string">
            <text:p>input/data_formal_20240530-1342/meme/FullM3talMag_20230106T063605/0.jpg</text:p>
          </table:table-cell>
          <table:table-cell office:value-type="string" calcext:value-type="string">
            <text:p>Pattern 6</text:p>
          </table:table-cell>
          <table:table-cell office:value-type="float" office:value="0.8847556315516" calcext:value-type="float">
            <text:p>0.8847556315516</text:p>
          </table:table-cell>
          <table:table-cell office:value-type="float" office:value="0.169238030825936" calcext:value-type="float">
            <text:p>0.169238030825936</text:p>
          </table:table-cell>
          <table:table-cell office:value-type="float" office:value="0.712621527848794" calcext:value-type="float">
            <text:p>0.712621527848794</text:p>
          </table:table-cell>
          <table:table-cell office:value-type="string" calcext:value-type="string">
            <text:p>https://twitter.com/FullM3talMag/status/1611250230988791808</text:p>
          </table:table-cell>
        </table:table-row>
        <table:table-row table:style-name="ro1">
          <table:table-cell office:value-type="string" calcext:value-type="string">
            <text:p>input/data_formal_20240530-1342/meme/FullM3talMag_20230106T063605/1.jpg</text:p>
          </table:table-cell>
          <table:table-cell office:value-type="string" calcext:value-type="string">
            <text:p>Pattern 6</text:p>
          </table:table-cell>
          <table:table-cell office:value-type="float" office:value="0.89598683229202" calcext:value-type="float">
            <text:p>0.89598683229202</text:p>
          </table:table-cell>
          <table:table-cell office:value-type="float" office:value="0.0909388825816357" calcext:value-type="float">
            <text:p>0.0909388825816357</text:p>
          </table:table-cell>
          <table:table-cell office:value-type="float" office:value="0.488737890969755" calcext:value-type="float">
            <text:p>0.488737890969755</text:p>
          </table:table-cell>
          <table:table-cell office:value-type="string" calcext:value-type="string">
            <text:p>https://twitter.com/FullM3talMag/status/1611250230988791808</text:p>
          </table:table-cell>
        </table:table-row>
        <table:table-row table:style-name="ro1">
          <table:table-cell office:value-type="string" calcext:value-type="string">
            <text:p>input/data_formal_20240530-1342/meme/FullM3talMag_20230106T064120/0.jpg</text:p>
          </table:table-cell>
          <table:table-cell office:value-type="string" calcext:value-type="string">
            <text:p>Pattern 6</text:p>
          </table:table-cell>
          <table:table-cell office:value-type="float" office:value="0.869783308927144" calcext:value-type="float">
            <text:p>0.869783308927144</text:p>
          </table:table-cell>
          <table:table-cell office:value-type="float" office:value="0.247365035190731" calcext:value-type="float">
            <text:p>0.247365035190731</text:p>
          </table:table-cell>
          <table:table-cell office:value-type="float" office:value="0.62401146734829" calcext:value-type="float">
            <text:p>0.62401146734829</text:p>
          </table:table-cell>
          <table:table-cell office:value-type="string" calcext:value-type="string">
            <text:p>https://twitter.com/FullM3talMag/status/1611251551712194560</text:p>
          </table:table-cell>
        </table:table-row>
        <table:table-row table:style-name="ro1">
          <table:table-cell office:value-type="string" calcext:value-type="string">
            <text:p>input/data_formal_20240530-1342/meme/FullM3talMag_20230106T064120/1.jpg</text:p>
          </table:table-cell>
          <table:table-cell office:value-type="string" calcext:value-type="string">
            <text:p>Pattern 6</text:p>
          </table:table-cell>
          <table:table-cell office:value-type="float" office:value="0.939238837950217" calcext:value-type="float">
            <text:p>0.939238837950217</text:p>
          </table:table-cell>
          <table:table-cell office:value-type="float" office:value="0.220777406185215" calcext:value-type="float">
            <text:p>0.220777406185215</text:p>
          </table:table-cell>
          <table:table-cell office:value-type="float" office:value="0.368192093048765" calcext:value-type="float">
            <text:p>0.368192093048765</text:p>
          </table:table-cell>
          <table:table-cell office:value-type="string" calcext:value-type="string">
            <text:p>https://twitter.com/FullM3talMag/status/1611251551712194560</text:p>
          </table:table-cell>
        </table:table-row>
        <table:table-row table:style-name="ro1">
          <table:table-cell office:value-type="string" calcext:value-type="string">
            <text:p>input/data_formal_20240530-1342/meme/FunCorp2_20230206T134423/0.jpg</text:p>
          </table:table-cell>
          <table:table-cell office:value-type="string" calcext:value-type="string">
            <text:p>Pattern 6</text:p>
          </table:table-cell>
          <table:table-cell office:value-type="float" office:value="0.924568012583066" calcext:value-type="float">
            <text:p>0.924568012583066</text:p>
          </table:table-cell>
          <table:table-cell office:value-type="float" office:value="0.139276092381473" calcext:value-type="float">
            <text:p>0.139276092381473</text:p>
          </table:table-cell>
          <table:table-cell office:value-type="float" office:value="0.383614944164206" calcext:value-type="float">
            <text:p>0.383614944164206</text:p>
          </table:table-cell>
          <table:table-cell office:value-type="string" calcext:value-type="string">
            <text:p>https://twitter.com/FunCorp2/status/1622592042638401541</text:p>
          </table:table-cell>
        </table:table-row>
        <table:table-row table:style-name="ro1">
          <table:table-cell office:value-type="string" calcext:value-type="string">
            <text:p>input/data_formal_20240530-1342/meme/Funkybrown111_20230323T040836/0.jpg</text:p>
          </table:table-cell>
          <table:table-cell office:value-type="string" calcext:value-type="string">
            <text:p>Pattern 3</text:p>
          </table:table-cell>
          <table:table-cell office:value-type="float" office:value="0.881816826779681" calcext:value-type="float">
            <text:p>0.881816826779681</text:p>
          </table:table-cell>
          <table:table-cell office:value-type="float" office:value="0.208218739061808" calcext:value-type="float">
            <text:p>0.208218739061808</text:p>
          </table:table-cell>
          <table:table-cell office:value-type="float" office:value="0.471558940723823" calcext:value-type="float">
            <text:p>0.471558940723823</text:p>
          </table:table-cell>
          <table:table-cell office:value-type="string" calcext:value-type="string">
            <text:p>https://twitter.com/Funkybrown111/status/1638754596129591299</text:p>
          </table:table-cell>
        </table:table-row>
        <table:table-row table:style-name="ro1">
          <table:table-cell office:value-type="string" calcext:value-type="string">
            <text:p>input/data_formal_20240530-1342/meme/funnycats_jpg_20221228T054308/0.jpg</text:p>
          </table:table-cell>
          <table:table-cell office:value-type="string" calcext:value-type="string">
            <text:p>Pattern 1</text:p>
          </table:table-cell>
          <table:table-cell office:value-type="float" office:value="0.903070989947869" calcext:value-type="float">
            <text:p>0.903070989947869</text:p>
          </table:table-cell>
          <table:table-cell office:value-type="float" office:value="0.183588573115492" calcext:value-type="float">
            <text:p>0.183588573115492</text:p>
          </table:table-cell>
          <table:table-cell office:value-type="float" office:value="0.0708707452831522" calcext:value-type="float">
            <text:p>0.0708707452831522</text:p>
          </table:table-cell>
          <table:table-cell office:value-type="string" calcext:value-type="string">
            <text:p>https://twitter.com/funnycats_jpg/status/1607975414177337344</text:p>
          </table:table-cell>
        </table:table-row>
        <table:table-row table:style-name="ro1">
          <table:table-cell office:value-type="string" calcext:value-type="string">
            <text:p>input/data_formal_20240530-1342/meme/funnycats_jpg_20221228T054309/0.jpg</text:p>
          </table:table-cell>
          <table:table-cell office:value-type="string" calcext:value-type="string">
            <text:p>Pattern 1</text:p>
          </table:table-cell>
          <table:table-cell office:value-type="float" office:value="0.931550216403293" calcext:value-type="float">
            <text:p>0.931550216403293</text:p>
          </table:table-cell>
          <table:table-cell office:value-type="float" office:value="0.183997815133774" calcext:value-type="float">
            <text:p>0.183997815133774</text:p>
          </table:table-cell>
          <table:table-cell office:value-type="float" office:value="0.187676400959949" calcext:value-type="float">
            <text:p>0.187676400959949</text:p>
          </table:table-cell>
          <table:table-cell office:value-type="string" calcext:value-type="string">
            <text:p>https://twitter.com/funnycats_jpg/status/1607975419491549184</text:p>
          </table:table-cell>
        </table:table-row>
        <table:table-row table:style-name="ro1">
          <table:table-cell office:value-type="string" calcext:value-type="string">
            <text:p>input/data_formal_20240530-1342/meme/Fuzzy_Tuna_Taco_20230104T034205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paulinvelloso/status/1610651256975933442</text:p>
          </table:table-cell>
        </table:table-row>
        <table:table-row table:style-name="ro1">
          <table:table-cell office:value-type="string" calcext:value-type="string">
            <text:p>input/data_formal_20240530-1342/meme/Fuzzy_Tuna_Taco_20230105T014010/0.jpg</text:p>
          </table:table-cell>
          <table:table-cell office:value-type="string" calcext:value-type="string">
            <text:p>Pattern 1</text:p>
          </table:table-cell>
          <table:table-cell office:value-type="float" office:value="0.924617718756042" calcext:value-type="float">
            <text:p>0.924617718756042</text:p>
          </table:table-cell>
          <table:table-cell office:value-type="float" office:value="0.151608375260075" calcext:value-type="float">
            <text:p>0.151608375260075</text:p>
          </table:table-cell>
          <table:table-cell office:value-type="float" office:value="0.0921219309096338" calcext:value-type="float">
            <text:p>0.0921219309096338</text:p>
          </table:table-cell>
          <table:table-cell office:value-type="string" calcext:value-type="string">
            <text:p>https://twitter.com/Fuzzy_Tuna_Taco/status/1610813372018167809</text:p>
          </table:table-cell>
        </table:table-row>
        <table:table-row table:style-name="ro1">
          <table:table-cell office:value-type="string" calcext:value-type="string">
            <text:p>input/data_formal_20240530-1342/meme/Fuzzy_Tuna_Taco_20230105T020722/0.jpg</text:p>
          </table:table-cell>
          <table:table-cell office:value-type="string" calcext:value-type="string">
            <text:p>Pattern 1</text:p>
          </table:table-cell>
          <table:table-cell office:value-type="float" office:value="0.924617718756042" calcext:value-type="float">
            <text:p>0.924617718756042</text:p>
          </table:table-cell>
          <table:table-cell office:value-type="float" office:value="0.151608375260075" calcext:value-type="float">
            <text:p>0.151608375260075</text:p>
          </table:table-cell>
          <table:table-cell office:value-type="float" office:value="0.0921219309096338" calcext:value-type="float">
            <text:p>0.0921219309096338</text:p>
          </table:table-cell>
          <table:table-cell office:value-type="string" calcext:value-type="string">
            <text:p>https://twitter.com/Fuzzy_Tuna_Taco/status/1610820218133139457</text:p>
          </table:table-cell>
        </table:table-row>
        <table:table-row table:style-name="ro1">
          <table:table-cell office:value-type="string" calcext:value-type="string">
            <text:p>input/data_formal_20240530-1342/meme/Fuzzy_Tuna_Taco_20230106T033738/0.jpg</text:p>
          </table:table-cell>
          <table:table-cell office:value-type="string" calcext:value-type="string">
            <text:p>Pattern 3</text:p>
          </table:table-cell>
          <table:table-cell office:value-type="float" office:value="0.89794406764934" calcext:value-type="float">
            <text:p>0.89794406764934</text:p>
          </table:table-cell>
          <table:table-cell office:value-type="float" office:value="0.144281009793564" calcext:value-type="float">
            <text:p>0.144281009793564</text:p>
          </table:table-cell>
          <table:table-cell office:value-type="float" office:value="0.487142522013554" calcext:value-type="float">
            <text:p>0.487142522013554</text:p>
          </table:table-cell>
          <table:table-cell office:value-type="string" calcext:value-type="string">
            <text:p>https://twitter.com/Fuzzy_Tuna_Taco/status/1611205324941262848</text:p>
          </table:table-cell>
        </table:table-row>
        <table:table-row table:style-name="ro1">
          <table:table-cell office:value-type="string" calcext:value-type="string">
            <text:p>input/data_formal_20240530-1342/meme/Fuzzy_Tuna_Taco_20230106T040819/0.jpg</text:p>
          </table:table-cell>
          <table:table-cell office:value-type="string" calcext:value-type="string">
            <text:p>Pattern 3</text:p>
          </table:table-cell>
          <table:table-cell office:value-type="float" office:value="0.89794406764934" calcext:value-type="float">
            <text:p>0.89794406764934</text:p>
          </table:table-cell>
          <table:table-cell office:value-type="float" office:value="0.144281009793564" calcext:value-type="float">
            <text:p>0.144281009793564</text:p>
          </table:table-cell>
          <table:table-cell office:value-type="float" office:value="0.487142522013554" calcext:value-type="float">
            <text:p>0.487142522013554</text:p>
          </table:table-cell>
          <table:table-cell office:value-type="string" calcext:value-type="string">
            <text:p>https://twitter.com/Fuzzy_Tuna_Taco/status/1611213044142546952</text:p>
          </table:table-cell>
        </table:table-row>
        <table:table-row table:style-name="ro1">
          <table:table-cell office:value-type="string" calcext:value-type="string">
            <text:p>input/data_formal_20240530-1342/meme/G4meblast0_20230322T173715/0.jpg</text:p>
          </table:table-cell>
          <table:table-cell office:value-type="string" calcext:value-type="string">
            <text:p>Pattern 3</text:p>
          </table:table-cell>
          <table:table-cell office:value-type="float" office:value="0.891612546385344" calcext:value-type="float">
            <text:p>0.891612546385344</text:p>
          </table:table-cell>
          <table:table-cell office:value-type="float" office:value="0.112682047779414" calcext:value-type="float">
            <text:p>0.112682047779414</text:p>
          </table:table-cell>
          <table:table-cell office:value-type="float" office:value="0.465370225707439" calcext:value-type="float">
            <text:p>0.465370225707439</text:p>
          </table:table-cell>
          <table:table-cell office:value-type="string" calcext:value-type="string">
            <text:p>https://twitter.com/G4meblast0/status/1638595708449169434</text:p>
          </table:table-cell>
        </table:table-row>
        <table:table-row table:style-name="ro1">
          <table:table-cell office:value-type="string" calcext:value-type="string">
            <text:p>input/data_formal_20240530-1342/meme/GaaliPedia_20230105T113822/0.jpg</text:p>
          </table:table-cell>
          <table:table-cell office:value-type="string" calcext:value-type="string">
            <text:p>Pattern 1</text:p>
          </table:table-cell>
          <table:table-cell office:value-type="float" office:value="0.876368827266844" calcext:value-type="float">
            <text:p>0.876368827266844</text:p>
          </table:table-cell>
          <table:table-cell office:value-type="float" office:value="0.172876384976159" calcext:value-type="float">
            <text:p>0.172876384976159</text:p>
          </table:table-cell>
          <table:table-cell office:value-type="float" office:value="0.151626069890427" calcext:value-type="float">
            <text:p>0.151626069890427</text:p>
          </table:table-cell>
          <table:table-cell office:value-type="string" calcext:value-type="string">
            <text:p>https://twitter.com/GaaliPedia/status/1610963914057199618</text:p>
          </table:table-cell>
        </table:table-row>
        <table:table-row table:style-name="ro1">
          <table:table-cell office:value-type="string" calcext:value-type="string">
            <text:p>input/data_formal_20240530-1342/meme/GaaliPedia_20230106T070539/0.jpg</text:p>
          </table:table-cell>
          <table:table-cell office:value-type="string" calcext:value-type="string">
            <text:p>Pattern 3</text:p>
          </table:table-cell>
          <table:table-cell office:value-type="float" office:value="0.891327666047565" calcext:value-type="float">
            <text:p>0.891327666047565</text:p>
          </table:table-cell>
          <table:table-cell office:value-type="float" office:value="0.164759014033259" calcext:value-type="float">
            <text:p>0.164759014033259</text:p>
          </table:table-cell>
          <table:table-cell office:value-type="float" office:value="0.390919923517132" calcext:value-type="float">
            <text:p>0.390919923517132</text:p>
          </table:table-cell>
          <table:table-cell office:value-type="string" calcext:value-type="string">
            <text:p>https://twitter.com/GaaliPedia/status/1611257670870392832</text:p>
          </table:table-cell>
        </table:table-row>
        <table:table-row table:style-name="ro1">
          <table:table-cell office:value-type="string" calcext:value-type="string">
            <text:p>input/data_formal_20240530-1342/meme/GamehagOfficial_20220825T123000/0.jpg</text:p>
          </table:table-cell>
          <table:table-cell office:value-type="string" calcext:value-type="string">
            <text:p>Pattern 1</text:p>
          </table:table-cell>
          <table:table-cell office:value-type="float" office:value="0.919942763960866" calcext:value-type="float">
            <text:p>0.919942763960866</text:p>
          </table:table-cell>
          <table:table-cell office:value-type="float" office:value="0.145568242475305" calcext:value-type="float">
            <text:p>0.145568242475305</text:p>
          </table:table-cell>
          <table:table-cell office:value-type="float" office:value="0.142483025668289" calcext:value-type="float">
            <text:p>0.142483025668289</text:p>
          </table:table-cell>
          <table:table-cell office:value-type="string" calcext:value-type="string">
            <text:p>https://twitter.com/HtxUbEtyLxVw70e/status/1610981272972627968</text:p>
          </table:table-cell>
        </table:table-row>
        <table:table-row table:style-name="ro1">
          <table:table-cell office:value-type="string" calcext:value-type="string">
            <text:p>input/data_formal_20240530-1342/meme/Gamers_Cove__20230111T234842/0.jpg</text:p>
          </table:table-cell>
          <table:table-cell office:value-type="string" calcext:value-type="string">
            <text:p>Pattern 1</text:p>
          </table:table-cell>
          <table:table-cell office:value-type="float" office:value="0.858872246995362" calcext:value-type="float">
            <text:p>0.858872246995362</text:p>
          </table:table-cell>
          <table:table-cell office:value-type="float" office:value="0.164987526334196" calcext:value-type="float">
            <text:p>0.164987526334196</text:p>
          </table:table-cell>
          <table:table-cell office:value-type="float" office:value="0.0941173381256339" calcext:value-type="float">
            <text:p>0.0941173381256339</text:p>
          </table:table-cell>
          <table:table-cell office:value-type="string" calcext:value-type="string">
            <text:p>https://twitter.com/Gamers_Cove_/status/1613322036369039361</text:p>
          </table:table-cell>
        </table:table-row>
        <table:table-row table:style-name="ro1">
          <table:table-cell office:value-type="string" calcext:value-type="string">
            <text:p>input/data_formal_20240530-1342/meme/GamioNFT_20230221T080847/0.jpg</text:p>
          </table:table-cell>
          <table:table-cell office:value-type="string" calcext:value-type="string">
            <text:p>Pattern 3</text:p>
          </table:table-cell>
          <table:table-cell office:value-type="float" office:value="0.853999979322218" calcext:value-type="float">
            <text:p>0.853999979322218</text:p>
          </table:table-cell>
          <table:table-cell office:value-type="float" office:value="0.231547964922655" calcext:value-type="float">
            <text:p>0.231547964922655</text:p>
          </table:table-cell>
          <table:table-cell office:value-type="float" office:value="0.485281412042995" calcext:value-type="float">
            <text:p>0.485281412042995</text:p>
          </table:table-cell>
          <table:table-cell office:value-type="string" calcext:value-type="string">
            <text:p>https://twitter.com/KajolMondal20/status/1629701822956048384</text:p>
          </table:table-cell>
        </table:table-row>
        <table:table-row table:style-name="ro1">
          <table:table-cell office:value-type="string" calcext:value-type="string">
            <text:p>input/data_formal_20240530-1342/meme/GangaRishikesh_20230106T073122/0.jpg</text:p>
          </table:table-cell>
          <table:table-cell office:value-type="string" calcext:value-type="string">
            <text:p>Pattern 4</text:p>
          </table:table-cell>
          <table:table-cell office:value-type="float" office:value="0.705495608087234" calcext:value-type="float">
            <text:p>0.705495608087234</text:p>
          </table:table-cell>
          <table:table-cell office:value-type="float" office:value="0.110804914992445" calcext:value-type="float">
            <text:p>0.110804914992445</text:p>
          </table:table-cell>
          <table:table-cell office:value-type="float" office:value="0.703998228327441" calcext:value-type="float">
            <text:p>0.703998228327441</text:p>
          </table:table-cell>
          <table:table-cell office:value-type="string" calcext:value-type="string">
            <text:p>https://twitter.com/GangaRishikesh/status/1611264143457406979</text:p>
          </table:table-cell>
        </table:table-row>
        <table:table-row table:style-name="ro1">
          <table:table-cell office:value-type="string" calcext:value-type="string">
            <text:p>input/data_formal_20240530-1342/meme/GarianBarbarian_20230212T164024/0.jpg</text:p>
          </table:table-cell>
          <table:table-cell office:value-type="string" calcext:value-type="string">
            <text:p>Pattern 1</text:p>
          </table:table-cell>
          <table:table-cell office:value-type="float" office:value="0.871959968483217" calcext:value-type="float">
            <text:p>0.871959968483217</text:p>
          </table:table-cell>
          <table:table-cell office:value-type="float" office:value="0.14311048961153" calcext:value-type="float">
            <text:p>0.14311048961153</text:p>
          </table:table-cell>
          <table:table-cell office:value-type="float" office:value="0.212328517746423" calcext:value-type="float">
            <text:p>0.212328517746423</text:p>
          </table:table-cell>
          <table:table-cell office:value-type="string" calcext:value-type="string">
            <text:p>https://twitter.com/GTBGames2020/status/1624810662424723456</text:p>
          </table:table-cell>
        </table:table-row>
        <table:table-row table:style-name="ro1">
          <table:table-cell office:value-type="string" calcext:value-type="string">
            <text:p>input/data_formal_20240530-1342/meme/garimamamgain_20230106T060155/0.jpg</text:p>
          </table:table-cell>
          <table:table-cell office:value-type="string" calcext:value-type="string">
            <text:p>Pattern 6</text:p>
          </table:table-cell>
          <table:table-cell office:value-type="float" office:value="0.873116599613569" calcext:value-type="float">
            <text:p>0.873116599613569</text:p>
          </table:table-cell>
          <table:table-cell office:value-type="float" office:value="0.219918382237975" calcext:value-type="float">
            <text:p>0.219918382237975</text:p>
          </table:table-cell>
          <table:table-cell office:value-type="float" office:value="0.770712784980428" calcext:value-type="float">
            <text:p>0.770712784980428</text:p>
          </table:table-cell>
          <table:table-cell office:value-type="string" calcext:value-type="string">
            <text:p>https://twitter.com/garimamamgain/status/1611241631524720640</text:p>
          </table:table-cell>
        </table:table-row>
        <table:table-row table:style-name="ro1">
          <table:table-cell office:value-type="string" calcext:value-type="string">
            <text:p>input/data_formal_20240530-1342/meme/GarsinBevale_20221228T030916/0.jpg</text:p>
          </table:table-cell>
          <table:table-cell office:value-type="string" calcext:value-type="string">
            <text:p>Pattern 1</text:p>
          </table:table-cell>
          <table:table-cell office:value-type="float" office:value="0.917804063708105" calcext:value-type="float">
            <text:p>0.917804063708105</text:p>
          </table:table-cell>
          <table:table-cell office:value-type="float" office:value="0.169315204590921" calcext:value-type="float">
            <text:p>0.169315204590921</text:p>
          </table:table-cell>
          <table:table-cell office:value-type="float" office:value="0.201256036058291" calcext:value-type="float">
            <text:p>0.201256036058291</text:p>
          </table:table-cell>
          <table:table-cell office:value-type="string" calcext:value-type="string">
            <text:p>https://twitter.com/GarsinBevale/status/1607936693465907200</text:p>
          </table:table-cell>
        </table:table-row>
        <table:table-row table:style-name="ro1">
          <table:table-cell office:value-type="string" calcext:value-type="string">
            <text:p>input/data_formal_20240530-1342/meme/GarsinBevale_20230111T165935/0.jpg</text:p>
          </table:table-cell>
          <table:table-cell office:value-type="string" calcext:value-type="string">
            <text:p>Pattern 1</text:p>
          </table:table-cell>
          <table:table-cell office:value-type="float" office:value="0.884890388275545" calcext:value-type="float">
            <text:p>0.884890388275545</text:p>
          </table:table-cell>
          <table:table-cell office:value-type="float" office:value="0.180549737728774" calcext:value-type="float">
            <text:p>0.180549737728774</text:p>
          </table:table-cell>
          <table:table-cell office:value-type="float" office:value="0.0920894708344547" calcext:value-type="float">
            <text:p>0.0920894708344547</text:p>
          </table:table-cell>
          <table:table-cell office:value-type="string" calcext:value-type="string">
            <text:p>https://twitter.com/GarsinBevale/status/1613311992890286080</text:p>
          </table:table-cell>
        </table:table-row>
        <table:table-row table:style-name="ro1">
          <table:table-cell office:value-type="string" calcext:value-type="string">
            <text:p>input/data_formal_20240530-1342/meme/GarsinBevale_20230201T234553/0.jpg</text:p>
          </table:table-cell>
          <table:table-cell office:value-type="string" calcext:value-type="string">
            <text:p>Pattern 3</text:p>
          </table:table-cell>
          <table:table-cell office:value-type="float" office:value="0.960445262516391" calcext:value-type="float">
            <text:p>0.960445262516391</text:p>
          </table:table-cell>
          <table:table-cell office:value-type="float" office:value="0.319998834171273" calcext:value-type="float">
            <text:p>0.319998834171273</text:p>
          </table:table-cell>
          <table:table-cell office:value-type="float" office:value="0.325168211707777" calcext:value-type="float">
            <text:p>0.325168211707777</text:p>
          </table:table-cell>
          <table:table-cell office:value-type="string" calcext:value-type="string">
            <text:p>https://twitter.com/CometTheKitsune/status/1620958605070729217</text:p>
          </table:table-cell>
        </table:table-row>
        <table:table-row table:style-name="ro1">
          <table:table-cell office:value-type="string" calcext:value-type="string">
            <text:p>input/data_formal_20240530-1342/meme/garyos18_20230206T121116/0.jpg</text:p>
          </table:table-cell>
          <table:table-cell office:value-type="string" calcext:value-type="string">
            <text:p>Pattern 6</text:p>
          </table:table-cell>
          <table:table-cell office:value-type="float" office:value="0.910534438704179" calcext:value-type="float">
            <text:p>0.910534438704179</text:p>
          </table:table-cell>
          <table:table-cell office:value-type="float" office:value="0.167432406741087" calcext:value-type="float">
            <text:p>0.167432406741087</text:p>
          </table:table-cell>
          <table:table-cell office:value-type="float" office:value="0.345316292706451" calcext:value-type="float">
            <text:p>0.345316292706451</text:p>
          </table:table-cell>
          <table:table-cell office:value-type="string" calcext:value-type="string">
            <text:p>https://twitter.com/garyos18/status/1622568605240926211</text:p>
          </table:table-cell>
        </table:table-row>
        <table:table-row table:style-name="ro1">
          <table:table-cell office:value-type="string" calcext:value-type="string">
            <text:p>input/data_formal_20240530-1342/meme/garyos18_20230306T174844/0.jpg</text:p>
          </table:table-cell>
          <table:table-cell office:value-type="string" calcext:value-type="string">
            <text:p>Pattern 1</text:p>
          </table:table-cell>
          <table:table-cell office:value-type="float" office:value="0.876950805889502" calcext:value-type="float">
            <text:p>0.876950805889502</text:p>
          </table:table-cell>
          <table:table-cell office:value-type="float" office:value="0.119717077165943" calcext:value-type="float">
            <text:p>0.119717077165943</text:p>
          </table:table-cell>
          <table:table-cell office:value-type="float" office:value="0.197151591906211" calcext:value-type="float">
            <text:p>0.197151591906211</text:p>
          </table:table-cell>
          <table:table-cell office:value-type="string" calcext:value-type="string">
            <text:p>https://twitter.com/xpiinaypiie/status/1633064388419526656</text:p>
          </table:table-cell>
        </table:table-row>
        <table:table-row table:style-name="ro1">
          <table:table-cell office:value-type="string" calcext:value-type="string">
            <text:p>input/data_formal_20240530-1342/meme/gate_io_20221003T015714/0.jpg</text:p>
          </table:table-cell>
          <table:table-cell office:value-type="string" calcext:value-type="string">
            <text:p>Pattern 6</text:p>
          </table:table-cell>
          <table:table-cell office:value-type="float" office:value="0.868774247138535" calcext:value-type="float">
            <text:p>0.868774247138535</text:p>
          </table:table-cell>
          <table:table-cell office:value-type="float" office:value="0.225895056967978" calcext:value-type="float">
            <text:p>0.225895056967978</text:p>
          </table:table-cell>
          <table:table-cell office:value-type="float" office:value="0.61679861867389" calcext:value-type="float">
            <text:p>0.61679861867389</text:p>
          </table:table-cell>
          <table:table-cell office:value-type="string" calcext:value-type="string">
            <text:p>https://twitter.com/muohmed123/status/1620919188591198211</text:p>
          </table:table-cell>
        </table:table-row>
        <table:table-row table:style-name="ro1">
          <table:table-cell office:value-type="string" calcext:value-type="string">
            <text:p>input/data_formal_20240530-1342/meme/gate_io_20221024T073224/0.jpg</text:p>
          </table:table-cell>
          <table:table-cell office:value-type="string" calcext:value-type="string">
            <text:p>Pattern 3</text:p>
          </table:table-cell>
          <table:table-cell office:value-type="float" office:value="0.889250232296207" calcext:value-type="float">
            <text:p>0.889250232296207</text:p>
          </table:table-cell>
          <table:table-cell office:value-type="float" office:value="0.146403178662113" calcext:value-type="float">
            <text:p>0.146403178662113</text:p>
          </table:table-cell>
          <table:table-cell office:value-type="float" office:value="0.326440254575328" calcext:value-type="float">
            <text:p>0.326440254575328</text:p>
          </table:table-cell>
          <table:table-cell office:value-type="string" calcext:value-type="string">
            <text:p>https://twitter.com/Saachan_1121/status/1620923063926677504</text:p>
          </table:table-cell>
        </table:table-row>
        <table:table-row table:style-name="ro1">
          <table:table-cell office:value-type="string" calcext:value-type="string">
            <text:p>input/data_formal_20240530-1342/meme/gate_io_20221109T031141/0.jpg</text:p>
          </table:table-cell>
          <table:table-cell office:value-type="string" calcext:value-type="string">
            <text:p>Pattern 6</text:p>
          </table:table-cell>
          <table:table-cell office:value-type="float" office:value="0.853981850426997" calcext:value-type="float">
            <text:p>0.853981850426997</text:p>
          </table:table-cell>
          <table:table-cell office:value-type="float" office:value="0.200484482887961" calcext:value-type="float">
            <text:p>0.200484482887961</text:p>
          </table:table-cell>
          <table:table-cell office:value-type="float" office:value="0.479543515182621" calcext:value-type="float">
            <text:p>0.479543515182621</text:p>
          </table:table-cell>
          <table:table-cell office:value-type="string" calcext:value-type="string">
            <text:p>https://twitter.com/maya_sandola/status/1620913031432503296</text:p>
          </table:table-cell>
        </table:table-row>
        <table:table-row table:style-name="ro1">
          <table:table-cell office:value-type="string" calcext:value-type="string">
            <text:p>input/data_formal_20240530-1342/meme/gate_io_20221112T050008/0.jpg</text:p>
          </table:table-cell>
          <table:table-cell office:value-type="string" calcext:value-type="string">
            <text:p>Pattern 6</text:p>
          </table:table-cell>
          <table:table-cell office:value-type="float" office:value="0.881825647494615" calcext:value-type="float">
            <text:p>0.881825647494615</text:p>
          </table:table-cell>
          <table:table-cell office:value-type="float" office:value="0.224979745903752" calcext:value-type="float">
            <text:p>0.224979745903752</text:p>
          </table:table-cell>
          <table:table-cell office:value-type="float" office:value="0.44957611122663" calcext:value-type="float">
            <text:p>0.44957611122663</text:p>
          </table:table-cell>
          <table:table-cell office:value-type="string" calcext:value-type="string">
            <text:p>https://twitter.com/detwieler123/status/1620926069732696065</text:p>
          </table:table-cell>
        </table:table-row>
        <table:table-row table:style-name="ro1">
          <table:table-cell office:value-type="string" calcext:value-type="string">
            <text:p>input/data_formal_20240530-1342/meme/gate_io_20221118T100034/0.jpg</text:p>
          </table:table-cell>
          <table:table-cell office:value-type="string" calcext:value-type="string">
            <text:p>Pattern 6</text:p>
          </table:table-cell>
          <table:table-cell office:value-type="float" office:value="0.866992424317768" calcext:value-type="float">
            <text:p>0.866992424317768</text:p>
          </table:table-cell>
          <table:table-cell office:value-type="float" office:value="0.218671005333523" calcext:value-type="float">
            <text:p>0.218671005333523</text:p>
          </table:table-cell>
          <table:table-cell office:value-type="float" office:value="0.572819846529975" calcext:value-type="float">
            <text:p>0.572819846529975</text:p>
          </table:table-cell>
          <table:table-cell office:value-type="string" calcext:value-type="string">
            <text:p>https://twitter.com/asaka_0801/status/1620922251620110338</text:p>
          </table:table-cell>
        </table:table-row>
        <table:table-row table:style-name="ro1">
          <table:table-cell office:value-type="string" calcext:value-type="string">
            <text:p>input/data_formal_20240530-1342/meme/geekinoutethan_20230111T212409/0.jpg</text:p>
          </table:table-cell>
          <table:table-cell office:value-type="string" calcext:value-type="string">
            <text:p>Pattern 6</text:p>
          </table:table-cell>
          <table:table-cell office:value-type="float" office:value="0.912590994556323" calcext:value-type="float">
            <text:p>0.912590994556323</text:p>
          </table:table-cell>
          <table:table-cell office:value-type="float" office:value="0.105907441559746" calcext:value-type="float">
            <text:p>0.105907441559746</text:p>
          </table:table-cell>
          <table:table-cell office:value-type="float" office:value="0.555281309949016" calcext:value-type="float">
            <text:p>0.555281309949016</text:p>
          </table:table-cell>
          <table:table-cell office:value-type="string" calcext:value-type="string">
            <text:p>https://twitter.com/BaldiScience/status/1613309642410450944</text:p>
          </table:table-cell>
        </table:table-row>
        <table:table-row table:style-name="ro1">
          <table:table-cell office:value-type="string" calcext:value-type="string">
            <text:p>input/data_formal_20240530-1342/meme/GeitplTech_20230206T074748/0.jpg</text:p>
          </table:table-cell>
          <table:table-cell office:value-type="string" calcext:value-type="string">
            <text:p>Pattern 6</text:p>
          </table:table-cell>
          <table:table-cell office:value-type="float" office:value="0.847835395589509" calcext:value-type="float">
            <text:p>0.847835395589509</text:p>
          </table:table-cell>
          <table:table-cell office:value-type="float" office:value="0.147127558234827" calcext:value-type="float">
            <text:p>0.147127558234827</text:p>
          </table:table-cell>
          <table:table-cell office:value-type="float" office:value="0.392793093370947" calcext:value-type="float">
            <text:p>0.392793093370947</text:p>
          </table:table-cell>
          <table:table-cell office:value-type="string" calcext:value-type="string">
            <text:p>https://twitter.com/Vanshita_18/status/1622592951150063616</text:p>
          </table:table-cell>
        </table:table-row>
        <table:table-row table:style-name="ro1">
          <table:table-cell office:value-type="string" calcext:value-type="string">
            <text:p>input/data_formal_20240530-1342/meme/geleswintha_20230201T220642/0.jpg</text:p>
          </table:table-cell>
          <table:table-cell office:value-type="string" calcext:value-type="string">
            <text:p>Pattern 6</text:p>
          </table:table-cell>
          <table:table-cell office:value-type="float" office:value="0.924274515352836" calcext:value-type="float">
            <text:p>0.924274515352836</text:p>
          </table:table-cell>
          <table:table-cell office:value-type="float" office:value="0.246288127036732" calcext:value-type="float">
            <text:p>0.246288127036732</text:p>
          </table:table-cell>
          <table:table-cell office:value-type="float" office:value="0.487060672499033" calcext:value-type="float">
            <text:p>0.487060672499033</text:p>
          </table:table-cell>
          <table:table-cell office:value-type="string" calcext:value-type="string">
            <text:p>https://twitter.com/geleswintha/status/1620906514662985729</text:p>
          </table:table-cell>
        </table:table-row>
        <table:table-row table:style-name="ro1">
          <table:table-cell office:value-type="string" calcext:value-type="string">
            <text:p>input/data_formal_20240530-1342/meme/geleswintha_20230201T220742/0.jpg</text:p>
          </table:table-cell>
          <table:table-cell office:value-type="string" calcext:value-type="string">
            <text:p>Pattern 6</text:p>
          </table:table-cell>
          <table:table-cell office:value-type="float" office:value="0.894593497892039" calcext:value-type="float">
            <text:p>0.894593497892039</text:p>
          </table:table-cell>
          <table:table-cell office:value-type="float" office:value="0.194314302701997" calcext:value-type="float">
            <text:p>0.194314302701997</text:p>
          </table:table-cell>
          <table:table-cell office:value-type="float" office:value="0.393376239307686" calcext:value-type="float">
            <text:p>0.393376239307686</text:p>
          </table:table-cell>
          <table:table-cell office:value-type="string" calcext:value-type="string">
            <text:p>https://twitter.com/geleswintha/status/1620906765423624201</text:p>
          </table:table-cell>
        </table:table-row>
        <table:table-row table:style-name="ro1">
          <table:table-cell office:value-type="string" calcext:value-type="string">
            <text:p>input/data_formal_20240530-1342/meme/geleswintha_20230201T220907/0.jpg</text:p>
          </table:table-cell>
          <table:table-cell office:value-type="string" calcext:value-type="string">
            <text:p>Pattern 3</text:p>
          </table:table-cell>
          <table:table-cell office:value-type="float" office:value="0.86686166027406" calcext:value-type="float">
            <text:p>0.86686166027406</text:p>
          </table:table-cell>
          <table:table-cell office:value-type="float" office:value="0.156184737164022" calcext:value-type="float">
            <text:p>0.156184737164022</text:p>
          </table:table-cell>
          <table:table-cell office:value-type="float" office:value="0.419877695777515" calcext:value-type="float">
            <text:p>0.419877695777515</text:p>
          </table:table-cell>
          <table:table-cell office:value-type="string" calcext:value-type="string">
            <text:p>https://twitter.com/geleswintha/status/1620907123122257920</text:p>
          </table:table-cell>
        </table:table-row>
        <table:table-row table:style-name="ro1">
          <table:table-cell office:value-type="string" calcext:value-type="string">
            <text:p>input/data_formal_20240530-1342/meme/geleswintha_20230201T221138/0.jpg</text:p>
          </table:table-cell>
          <table:table-cell office:value-type="string" calcext:value-type="string">
            <text:p>Pattern 1</text:p>
          </table:table-cell>
          <table:table-cell office:value-type="float" office:value="0.877028884029315" calcext:value-type="float">
            <text:p>0.877028884029315</text:p>
          </table:table-cell>
          <table:table-cell office:value-type="float" office:value="0.171998210971609" calcext:value-type="float">
            <text:p>0.171998210971609</text:p>
          </table:table-cell>
          <table:table-cell office:value-type="float" office:value="0.248689879781127" calcext:value-type="float">
            <text:p>0.248689879781127</text:p>
          </table:table-cell>
          <table:table-cell office:value-type="string" calcext:value-type="string">
            <text:p>https://twitter.com/geleswintha/status/1620907753249337344</text:p>
          </table:table-cell>
        </table:table-row>
        <table:table-row table:style-name="ro1">
          <table:table-cell office:value-type="string" calcext:value-type="string">
            <text:p>input/data_formal_20240530-1342/meme/geleswintha_20230201T221252/0.jpg</text:p>
          </table:table-cell>
          <table:table-cell office:value-type="string" calcext:value-type="string">
            <text:p>Pattern 3</text:p>
          </table:table-cell>
          <table:table-cell office:value-type="float" office:value="0.868806057838072" calcext:value-type="float">
            <text:p>0.868806057838072</text:p>
          </table:table-cell>
          <table:table-cell office:value-type="float" office:value="0.188791816086436" calcext:value-type="float">
            <text:p>0.188791816086436</text:p>
          </table:table-cell>
          <table:table-cell office:value-type="float" office:value="0.337768089323454" calcext:value-type="float">
            <text:p>0.337768089323454</text:p>
          </table:table-cell>
          <table:table-cell office:value-type="string" calcext:value-type="string">
            <text:p>https://twitter.com/geleswintha/status/1620908066165374982</text:p>
          </table:table-cell>
        </table:table-row>
        <table:table-row table:style-name="ro1">
          <table:table-cell office:value-type="string" calcext:value-type="string">
            <text:p>input/data_formal_20240530-1342/meme/geleswintha_20230201T224430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geleswintha/status/1620916027604471809</text:p>
          </table:table-cell>
        </table:table-row>
        <table:table-row table:style-name="ro1">
          <table:table-cell office:value-type="string" calcext:value-type="string">
            <text:p>input/data_formal_20240530-1342/meme/geleswintha_20230202T000804/0.jpg</text:p>
          </table:table-cell>
          <table:table-cell office:value-type="string" calcext:value-type="string">
            <text:p>Pattern 1</text:p>
          </table:table-cell>
          <table:table-cell office:value-type="float" office:value="0.9227451586832" calcext:value-type="float">
            <text:p>0.9227451586832</text:p>
          </table:table-cell>
          <table:table-cell office:value-type="float" office:value="0.135603093035004" calcext:value-type="float">
            <text:p>0.135603093035004</text:p>
          </table:table-cell>
          <table:table-cell office:value-type="float" office:value="0.359644188862969" calcext:value-type="float">
            <text:p>0.359644188862969</text:p>
          </table:table-cell>
          <table:table-cell office:value-type="string" calcext:value-type="string">
            <text:p>https://twitter.com/ProfessorTesla_/status/1620944364485869568</text:p>
          </table:table-cell>
        </table:table-row>
        <table:table-row table:style-name="ro1">
          <table:table-cell office:value-type="string" calcext:value-type="string">
            <text:p>input/data_formal_20240530-1342/meme/GenxAnalytics_20230206T185445/0.jpg</text:p>
          </table:table-cell>
          <table:table-cell office:value-type="string" calcext:value-type="string">
            <text:p>Pattern 6</text:p>
          </table:table-cell>
          <table:table-cell office:value-type="float" office:value="0.846384961725997" calcext:value-type="float">
            <text:p>0.846384961725997</text:p>
          </table:table-cell>
          <table:table-cell office:value-type="float" office:value="0.193977359836948" calcext:value-type="float">
            <text:p>0.193977359836948</text:p>
          </table:table-cell>
          <table:table-cell office:value-type="float" office:value="0.692381811908677" calcext:value-type="float">
            <text:p>0.692381811908677</text:p>
          </table:table-cell>
          <table:table-cell office:value-type="string" calcext:value-type="string">
            <text:p>https://twitter.com/Cryptopurple100/status/1624787547108036614</text:p>
          </table:table-cell>
        </table:table-row>
        <table:table-row table:style-name="ro1">
          <table:table-cell office:value-type="string" calcext:value-type="string">
            <text:p>input/data_formal_20240530-1342/meme/GenxAnalytics_20230304T133826/0.jpg</text:p>
          </table:table-cell>
          <table:table-cell office:value-type="string" calcext:value-type="string">
            <text:p>Pattern 6</text:p>
          </table:table-cell>
          <table:table-cell office:value-type="float" office:value="0.844506067115035" calcext:value-type="float">
            <text:p>0.844506067115035</text:p>
          </table:table-cell>
          <table:table-cell office:value-type="float" office:value="0.240048175078169" calcext:value-type="float">
            <text:p>0.240048175078169</text:p>
          </table:table-cell>
          <table:table-cell office:value-type="float" office:value="0.667837149505327" calcext:value-type="float">
            <text:p>0.667837149505327</text:p>
          </table:table-cell>
          <table:table-cell office:value-type="string" calcext:value-type="string">
            <text:p>https://twitter.com/ElvisPeteand/status/1633032222277259264</text:p>
          </table:table-cell>
        </table:table-row>
        <table:table-row table:style-name="ro1">
          <table:table-cell office:value-type="string" calcext:value-type="string">
            <text:p>input/data_formal_20240530-1342/meme/GetTalentsverse_20230124T033700/0.jpg</text:p>
          </table:table-cell>
          <table:table-cell office:value-type="string" calcext:value-type="string">
            <text:p>Pattern 6</text:p>
          </table:table-cell>
          <table:table-cell office:value-type="float" office:value="0.860352024600563" calcext:value-type="float">
            <text:p>0.860352024600563</text:p>
          </table:table-cell>
          <table:table-cell office:value-type="float" office:value="0.0888259420344014" calcext:value-type="float">
            <text:p>0.0888259420344014</text:p>
          </table:table-cell>
          <table:table-cell office:value-type="float" office:value="0.358747753367181" calcext:value-type="float">
            <text:p>0.358747753367181</text:p>
          </table:table-cell>
          <table:table-cell office:value-type="string" calcext:value-type="string">
            <text:p>https://twitter.com/fungibl_non/status/1620967646245294080</text:p>
          </table:table-cell>
        </table:table-row>
        <table:table-row table:style-name="ro1">
          <table:table-cell office:value-type="string" calcext:value-type="string">
            <text:p>input/data_formal_20240530-1342/meme/GetTalentsverse_20230131T011200/0.jpg</text:p>
          </table:table-cell>
          <table:table-cell office:value-type="string" calcext:value-type="string">
            <text:p>Pattern 6</text:p>
          </table:table-cell>
          <table:table-cell office:value-type="float" office:value="0.929632020518929" calcext:value-type="float">
            <text:p>0.929632020518929</text:p>
          </table:table-cell>
          <table:table-cell office:value-type="float" office:value="0.181381458359868" calcext:value-type="float">
            <text:p>0.181381458359868</text:p>
          </table:table-cell>
          <table:table-cell office:value-type="float" office:value="0.453108287242473" calcext:value-type="float">
            <text:p>0.453108287242473</text:p>
          </table:table-cell>
          <table:table-cell office:value-type="string" calcext:value-type="string">
            <text:p>https://twitter.com/fungibl_non/status/1620967519166287873</text:p>
          </table:table-cell>
        </table:table-row>
        <table:table-row table:style-name="ro1">
          <table:table-cell office:value-type="string" calcext:value-type="string">
            <text:p>input/data_formal_20240530-1342/meme/GetTalentsverse_20230131T231030/0.jpg</text:p>
          </table:table-cell>
          <table:table-cell office:value-type="string" calcext:value-type="string">
            <text:p>Pattern 1</text:p>
          </table:table-cell>
          <table:table-cell office:value-type="float" office:value="0.888137258851534" calcext:value-type="float">
            <text:p>0.888137258851534</text:p>
          </table:table-cell>
          <table:table-cell office:value-type="float" office:value="0.188381675725554" calcext:value-type="float">
            <text:p>0.188381675725554</text:p>
          </table:table-cell>
          <table:table-cell office:value-type="float" office:value="0.239002596630843" calcext:value-type="float">
            <text:p>0.239002596630843</text:p>
          </table:table-cell>
          <table:table-cell office:value-type="string" calcext:value-type="string">
            <text:p>https://twitter.com/fungibl_non/status/1620967473268011009</text:p>
          </table:table-cell>
        </table:table-row>
        <table:table-row table:style-name="ro1">
          <table:table-cell office:value-type="string" calcext:value-type="string">
            <text:p>input/data_formal_20240530-1342/meme/GetTalentsverse_20230202T042700/0.jpg</text:p>
          </table:table-cell>
          <table:table-cell office:value-type="string" calcext:value-type="string">
            <text:p>Pattern 6</text:p>
          </table:table-cell>
          <table:table-cell office:value-type="float" office:value="0.880676557467971" calcext:value-type="float">
            <text:p>0.880676557467971</text:p>
          </table:table-cell>
          <table:table-cell office:value-type="float" office:value="0.0940976572080076" calcext:value-type="float">
            <text:p>0.0940976572080076</text:p>
          </table:table-cell>
          <table:table-cell office:value-type="float" office:value="0.515475784724396" calcext:value-type="float">
            <text:p>0.515475784724396</text:p>
          </table:table-cell>
          <table:table-cell office:value-type="string" calcext:value-type="string">
            <text:p>https://twitter.com/GetTalentsverse/status/1621002217863135232</text:p>
          </table:table-cell>
        </table:table-row>
        <table:table-row table:style-name="ro1">
          <table:table-cell office:value-type="string" calcext:value-type="string">
            <text:p>input/data_formal_20240530-1342/meme/getupradio_20230206T145402/0.jpg</text:p>
          </table:table-cell>
          <table:table-cell office:value-type="string" calcext:value-type="string">
            <text:p>Pattern 6</text:p>
          </table:table-cell>
          <table:table-cell office:value-type="float" office:value="0.905898131107503" calcext:value-type="float">
            <text:p>0.905898131107503</text:p>
          </table:table-cell>
          <table:table-cell office:value-type="float" office:value="0.215790573720682" calcext:value-type="float">
            <text:p>0.215790573720682</text:p>
          </table:table-cell>
          <table:table-cell office:value-type="float" office:value="0.342557794534587" calcext:value-type="float">
            <text:p>0.342557794534587</text:p>
          </table:table-cell>
          <table:table-cell office:value-type="string" calcext:value-type="string">
            <text:p>https://twitter.com/getupradio/status/1622609567707197442</text:p>
          </table:table-cell>
        </table:table-row>
        <table:table-row table:style-name="ro1">
          <table:table-cell office:value-type="string" calcext:value-type="string">
            <text:p>input/data_formal_20240530-1342/meme/getupradiomedia_20230206T142628/0.jpg</text:p>
          </table:table-cell>
          <table:table-cell office:value-type="string" calcext:value-type="string">
            <text:p>Pattern 6</text:p>
          </table:table-cell>
          <table:table-cell office:value-type="float" office:value="0.908494476662819" calcext:value-type="float">
            <text:p>0.908494476662819</text:p>
          </table:table-cell>
          <table:table-cell office:value-type="float" office:value="0.182134183296627" calcext:value-type="float">
            <text:p>0.182134183296627</text:p>
          </table:table-cell>
          <table:table-cell office:value-type="float" office:value="0.348298855422418" calcext:value-type="float">
            <text:p>0.348298855422418</text:p>
          </table:table-cell>
          <table:table-cell office:value-type="string" calcext:value-type="string">
            <text:p>https://twitter.com/getupradiomedia/status/1622602631343374337</text:p>
          </table:table-cell>
        </table:table-row>
        <table:table-row table:style-name="ro1">
          <table:table-cell office:value-type="string" calcext:value-type="string">
            <text:p>input/data_formal_20240530-1342/meme/GetVantage_Co_20230106T055240/0.jpg</text:p>
          </table:table-cell>
          <table:table-cell office:value-type="string" calcext:value-type="string">
            <text:p>Pattern 4</text:p>
          </table:table-cell>
          <table:table-cell office:value-type="float" office:value="0.905436380711455" calcext:value-type="float">
            <text:p>0.905436380711455</text:p>
          </table:table-cell>
          <table:table-cell office:value-type="float" office:value="0.158602758554447" calcext:value-type="float">
            <text:p>0.158602758554447</text:p>
          </table:table-cell>
          <table:table-cell office:value-type="float" office:value="0.612552747143389" calcext:value-type="float">
            <text:p>0.612552747143389</text:p>
          </table:table-cell>
          <table:table-cell office:value-type="string" calcext:value-type="string">
            <text:p>https://twitter.com/GetVantage_Co/status/1611239307637067784</text:p>
          </table:table-cell>
        </table:table-row>
        <table:table-row table:style-name="ro1">
          <table:table-cell office:value-type="string" calcext:value-type="string">
            <text:p>input/data_formal_20240530-1342/meme/gfx_celeste_20230105T110024/0.jpg</text:p>
          </table:table-cell>
          <table:table-cell office:value-type="string" calcext:value-type="string">
            <text:p>Pattern 3</text:p>
          </table:table-cell>
          <table:table-cell office:value-type="float" office:value="0.909088553740921" calcext:value-type="float">
            <text:p>0.909088553740921</text:p>
          </table:table-cell>
          <table:table-cell office:value-type="float" office:value="0.292159137612043" calcext:value-type="float">
            <text:p>0.292159137612043</text:p>
          </table:table-cell>
          <table:table-cell office:value-type="float" office:value="0.307001813419654" calcext:value-type="float">
            <text:p>0.307001813419654</text:p>
          </table:table-cell>
          <table:table-cell office:value-type="string" calcext:value-type="string">
            <text:p>https://twitter.com/gfx_celeste/status/1610954360015540226</text:p>
          </table:table-cell>
        </table:table-row>
        <table:table-row table:style-name="ro1">
          <table:table-cell office:value-type="string" calcext:value-type="string">
            <text:p>input/data_formal_20240530-1342/meme/gfx_celeste_20230105T110102/0.jpg</text:p>
          </table:table-cell>
          <table:table-cell office:value-type="string" calcext:value-type="string">
            <text:p>Pattern 3</text:p>
          </table:table-cell>
          <table:table-cell office:value-type="float" office:value="0.948645159186172" calcext:value-type="float">
            <text:p>0.948645159186172</text:p>
          </table:table-cell>
          <table:table-cell office:value-type="float" office:value="0.375031222467721" calcext:value-type="float">
            <text:p>0.375031222467721</text:p>
          </table:table-cell>
          <table:table-cell office:value-type="float" office:value="0.333193960728152" calcext:value-type="float">
            <text:p>0.333193960728152</text:p>
          </table:table-cell>
          <table:table-cell office:value-type="string" calcext:value-type="string">
            <text:p>https://twitter.com/gfx_celeste/status/1610954521563353088</text:p>
          </table:table-cell>
        </table:table-row>
        <table:table-row table:style-name="ro1">
          <table:table-cell office:value-type="string" calcext:value-type="string">
            <text:p>input/data_formal_20240530-1342/meme/gfx_celeste_20230105T110110/0.jpg</text:p>
          </table:table-cell>
          <table:table-cell office:value-type="string" calcext:value-type="string">
            <text:p>Pattern 3</text:p>
          </table:table-cell>
          <table:table-cell office:value-type="float" office:value="0.901121307335129" calcext:value-type="float">
            <text:p>0.901121307335129</text:p>
          </table:table-cell>
          <table:table-cell office:value-type="float" office:value="0.270823228991494" calcext:value-type="float">
            <text:p>0.270823228991494</text:p>
          </table:table-cell>
          <table:table-cell office:value-type="float" office:value="0.452277531781133" calcext:value-type="float">
            <text:p>0.452277531781133</text:p>
          </table:table-cell>
          <table:table-cell office:value-type="string" calcext:value-type="string">
            <text:p>https://twitter.com/gfx_celeste/status/1610954552576032769</text:p>
          </table:table-cell>
        </table:table-row>
        <table:table-row table:style-name="ro1">
          <table:table-cell office:value-type="string" calcext:value-type="string">
            <text:p>input/data_formal_20240530-1342/meme/gfx_celeste_20230105T110117/0.jpg</text:p>
          </table:table-cell>
          <table:table-cell office:value-type="string" calcext:value-type="string">
            <text:p>Pattern 6</text:p>
          </table:table-cell>
          <table:table-cell office:value-type="float" office:value="0.930923903751392" calcext:value-type="float">
            <text:p>0.930923903751392</text:p>
          </table:table-cell>
          <table:table-cell office:value-type="float" office:value="0.423388844510487" calcext:value-type="float">
            <text:p>0.423388844510487</text:p>
          </table:table-cell>
          <table:table-cell office:value-type="float" office:value="0.352951816595049" calcext:value-type="float">
            <text:p>0.352951816595049</text:p>
          </table:table-cell>
          <table:table-cell office:value-type="string" calcext:value-type="string">
            <text:p>https://twitter.com/gfx_celeste/status/1610954585530580992</text:p>
          </table:table-cell>
        </table:table-row>
        <table:table-row table:style-name="ro1">
          <table:table-cell office:value-type="string" calcext:value-type="string">
            <text:p>input/data_formal_20240530-1342/meme/gfx_celeste_20230105T110124/0.jpg</text:p>
          </table:table-cell>
          <table:table-cell office:value-type="string" calcext:value-type="string">
            <text:p>Pattern 3</text:p>
          </table:table-cell>
          <table:table-cell office:value-type="float" office:value="0.855965552353369" calcext:value-type="float">
            <text:p>0.855965552353369</text:p>
          </table:table-cell>
          <table:table-cell office:value-type="float" office:value="0.117306577710425" calcext:value-type="float">
            <text:p>0.117306577710425</text:p>
          </table:table-cell>
          <table:table-cell office:value-type="float" office:value="0.494029027590057" calcext:value-type="float">
            <text:p>0.494029027590057</text:p>
          </table:table-cell>
          <table:table-cell office:value-type="string" calcext:value-type="string">
            <text:p>https://twitter.com/gfx_celeste/status/1610954613968060417</text:p>
          </table:table-cell>
        </table:table-row>
        <table:table-row table:style-name="ro1">
          <table:table-cell office:value-type="string" calcext:value-type="string">
            <text:p>input/data_formal_20240530-1342/meme/Gi_Bots_20230106T085329/0.jpg</text:p>
          </table:table-cell>
          <table:table-cell office:value-type="string" calcext:value-type="string">
            <text:p>Pattern 4</text:p>
          </table:table-cell>
          <table:table-cell office:value-type="float" office:value="0.800790488406548" calcext:value-type="float">
            <text:p>0.800790488406548</text:p>
          </table:table-cell>
          <table:table-cell office:value-type="float" office:value="0.16409857551487" calcext:value-type="float">
            <text:p>0.16409857551487</text:p>
          </table:table-cell>
          <table:table-cell office:value-type="float" office:value="0.708877523583122" calcext:value-type="float">
            <text:p>0.708877523583122</text:p>
          </table:table-cell>
          <table:table-cell office:value-type="string" calcext:value-type="string">
            <text:p>https://twitter.com/Gi_Bots/status/1611284809401380865</text:p>
          </table:table-cell>
        </table:table-row>
        <table:table-row table:style-name="ro1">
          <table:table-cell office:value-type="string" calcext:value-type="string">
            <text:p>input/data_formal_20240530-1342/meme/gig4_u_20230206T115533/0.jpg</text:p>
          </table:table-cell>
          <table:table-cell office:value-type="string" calcext:value-type="string">
            <text:p>Pattern 6</text:p>
          </table:table-cell>
          <table:table-cell office:value-type="float" office:value="0.962579943578117" calcext:value-type="float">
            <text:p>0.962579943578117</text:p>
          </table:table-cell>
          <table:table-cell office:value-type="float" office:value="0.084134005642417" calcext:value-type="float">
            <text:p>0.084134005642417</text:p>
          </table:table-cell>
          <table:table-cell office:value-type="float" office:value="0.610944170054964" calcext:value-type="float">
            <text:p>0.610944170054964</text:p>
          </table:table-cell>
          <table:table-cell office:value-type="string" calcext:value-type="string">
            <text:p>https://twitter.com/gig4_u/status/1622564652663312384</text:p>
          </table:table-cell>
        </table:table-row>
        <table:table-row table:style-name="ro1">
          <table:table-cell office:value-type="string" calcext:value-type="string">
            <text:p>input/data_formal_20240530-1342/meme/GillJiya_20230128T190200/0.jpg</text:p>
          </table:table-cell>
          <table:table-cell office:value-type="string" calcext:value-type="string">
            <text:p>Pattern 3</text:p>
          </table:table-cell>
          <table:table-cell office:value-type="float" office:value="0.871396950587091" calcext:value-type="float">
            <text:p>0.871396950587091</text:p>
          </table:table-cell>
          <table:table-cell office:value-type="float" office:value="0.160791862934651" calcext:value-type="float">
            <text:p>0.160791862934651</text:p>
          </table:table-cell>
          <table:table-cell office:value-type="float" office:value="0.534873584064417" calcext:value-type="float">
            <text:p>0.534873584064417</text:p>
          </table:table-cell>
          <table:table-cell office:value-type="string" calcext:value-type="string">
            <text:p>https://twitter.com/GillJiya/status/1619410482460516352</text:p>
          </table:table-cell>
        </table:table-row>
        <table:table-row table:style-name="ro1">
          <table:table-cell office:value-type="string" calcext:value-type="string">
            <text:p>input/data_formal_20240530-1342/meme/GizNext_20230106T053438/0.jpg</text:p>
          </table:table-cell>
          <table:table-cell office:value-type="string" calcext:value-type="string">
            <text:p>Pattern 4</text:p>
          </table:table-cell>
          <table:table-cell office:value-type="float" office:value="0.745111497444472" calcext:value-type="float">
            <text:p>0.745111497444472</text:p>
          </table:table-cell>
          <table:table-cell office:value-type="float" office:value="0.0855361162774681" calcext:value-type="float">
            <text:p>0.0855361162774681</text:p>
          </table:table-cell>
          <table:table-cell office:value-type="float" office:value="0.926070699279711" calcext:value-type="float">
            <text:p>0.926070699279711</text:p>
          </table:table-cell>
          <table:table-cell office:value-type="string" calcext:value-type="string">
            <text:p>https://twitter.com/GizNext/status/1611234768062124035</text:p>
          </table:table-cell>
        </table:table-row>
        <table:table-row table:style-name="ro1">
          <table:table-cell office:value-type="string" calcext:value-type="string">
            <text:p>input/data_formal_20240530-1342/meme/glambbcrystal_20230206T121319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glambbcrystal/status/1622569124806402049</text:p>
          </table:table-cell>
        </table:table-row>
        <table:table-row table:style-name="ro1">
          <table:table-cell office:value-type="string" calcext:value-type="string">
            <text:p>input/data_formal_20240530-1342/meme/glamsham_20221218T044249/0.jpg</text:p>
          </table:table-cell>
          <table:table-cell office:value-type="string" calcext:value-type="string">
            <text:p>Pattern 1</text:p>
          </table:table-cell>
          <table:table-cell office:value-type="float" office:value="0.867972599011809" calcext:value-type="float">
            <text:p>0.867972599011809</text:p>
          </table:table-cell>
          <table:table-cell office:value-type="float" office:value="0.201357679401587" calcext:value-type="float">
            <text:p>0.201357679401587</text:p>
          </table:table-cell>
          <table:table-cell office:value-type="float" office:value="0.107583930688219" calcext:value-type="float">
            <text:p>0.107583930688219</text:p>
          </table:table-cell>
          <table:table-cell office:value-type="string" calcext:value-type="string">
            <text:p>https://twitter.com/RojashreeT/status/1611265813906100225</text:p>
          </table:table-cell>
        </table:table-row>
        <table:table-row table:style-name="ro1">
          <table:table-cell office:value-type="string" calcext:value-type="string">
            <text:p>input/data_formal_20240530-1342/meme/glamsham_20221220T083657/0.jpg</text:p>
          </table:table-cell>
          <table:table-cell office:value-type="string" calcext:value-type="string">
            <text:p>Pattern 1</text:p>
          </table:table-cell>
          <table:table-cell office:value-type="float" office:value="0.880232628908565" calcext:value-type="float">
            <text:p>0.880232628908565</text:p>
          </table:table-cell>
          <table:table-cell office:value-type="float" office:value="0.156588103056448" calcext:value-type="float">
            <text:p>0.156588103056448</text:p>
          </table:table-cell>
          <table:table-cell office:value-type="float" office:value="0.0481913344969807" calcext:value-type="float">
            <text:p>0.0481913344969807</text:p>
          </table:table-cell>
          <table:table-cell office:value-type="string" calcext:value-type="string">
            <text:p>https://twitter.com/arishasyyd/status/1610955365780422657</text:p>
          </table:table-cell>
        </table:table-row>
        <table:table-row table:style-name="ro1">
          <table:table-cell office:value-type="string" calcext:value-type="string">
            <text:p>input/data_formal_20240530-1342/meme/glamsham_20230103T045717/0.jpg</text:p>
          </table:table-cell>
          <table:table-cell office:value-type="string" calcext:value-type="string">
            <text:p>Pattern 1</text:p>
          </table:table-cell>
          <table:table-cell office:value-type="float" office:value="0.908516656082555" calcext:value-type="float">
            <text:p>0.908516656082555</text:p>
          </table:table-cell>
          <table:table-cell office:value-type="float" office:value="0.221819274853007" calcext:value-type="float">
            <text:p>0.221819274853007</text:p>
          </table:table-cell>
          <table:table-cell office:value-type="float" office:value="0.131859911711325" calcext:value-type="float">
            <text:p>0.131859911711325</text:p>
          </table:table-cell>
          <table:table-cell office:value-type="string" calcext:value-type="string">
            <text:p>https://twitter.com/shivfanbackup/status/1610957403431788545</text:p>
          </table:table-cell>
        </table:table-row>
        <table:table-row table:style-name="ro1">
          <table:table-cell office:value-type="string" calcext:value-type="string">
            <text:p>input/data_formal_20240530-1342/meme/glamsham_20230104T103114/0.jpg</text:p>
          </table:table-cell>
          <table:table-cell office:value-type="string" calcext:value-type="string">
            <text:p>Pattern 1</text:p>
          </table:table-cell>
          <table:table-cell office:value-type="float" office:value="0.913230954180664" calcext:value-type="float">
            <text:p>0.913230954180664</text:p>
          </table:table-cell>
          <table:table-cell office:value-type="float" office:value="0.143689861788891" calcext:value-type="float">
            <text:p>0.143689861788891</text:p>
          </table:table-cell>
          <table:table-cell office:value-type="float" office:value="0.300561740730512" calcext:value-type="float">
            <text:p>0.300561740730512</text:p>
          </table:table-cell>
          <table:table-cell office:value-type="string" calcext:value-type="string">
            <text:p>https://twitter.com/NareshK33562008/status/1610953388979814403</text:p>
          </table:table-cell>
        </table:table-row>
        <table:table-row table:style-name="ro1">
          <table:table-cell office:value-type="string" calcext:value-type="string">
            <text:p>input/data_formal_20240530-1342/meme/glamsham_20230111T140712/0.jpg</text:p>
          </table:table-cell>
          <table:table-cell office:value-type="string" calcext:value-type="string">
            <text:p>Pattern 1</text:p>
          </table:table-cell>
          <table:table-cell office:value-type="float" office:value="0.915155386455707" calcext:value-type="float">
            <text:p>0.915155386455707</text:p>
          </table:table-cell>
          <table:table-cell office:value-type="float" office:value="0.16968383401426" calcext:value-type="float">
            <text:p>0.16968383401426</text:p>
          </table:table-cell>
          <table:table-cell office:value-type="float" office:value="0.19920488403888" calcext:value-type="float">
            <text:p>0.19920488403888</text:p>
          </table:table-cell>
          <table:table-cell office:value-type="string" calcext:value-type="string">
            <text:p>https://twitter.com/Sallysally92gh/status/1613324268930224130</text:p>
          </table:table-cell>
        </table:table-row>
        <table:table-row table:style-name="ro1">
          <table:table-cell office:value-type="string" calcext:value-type="string">
            <text:p>input/data_formal_20240530-1342/meme/glamsham_20230114T081739/0.jpg</text:p>
          </table:table-cell>
          <table:table-cell office:value-type="string" calcext:value-type="string">
            <text:p>Pattern 1</text:p>
          </table:table-cell>
          <table:table-cell office:value-type="float" office:value="0.914085804885664" calcext:value-type="float">
            <text:p>0.914085804885664</text:p>
          </table:table-cell>
          <table:table-cell office:value-type="float" office:value="0.169479216667759" calcext:value-type="float">
            <text:p>0.169479216667759</text:p>
          </table:table-cell>
          <table:table-cell office:value-type="float" office:value="0.189557889292669" calcext:value-type="float">
            <text:p>0.189557889292669</text:p>
          </table:table-cell>
          <table:table-cell office:value-type="string" calcext:value-type="string">
            <text:p>https://twitter.com/ShreyaJ93/status/1622548027545354240</text:p>
          </table:table-cell>
        </table:table-row>
        <table:table-row table:style-name="ro1">
          <table:table-cell office:value-type="string" calcext:value-type="string">
            <text:p>input/data_formal_20240530-1342/meme/glamsham_20230123T051924/0.jpg</text:p>
          </table:table-cell>
          <table:table-cell office:value-type="string" calcext:value-type="string">
            <text:p>Pattern 1</text:p>
          </table:table-cell>
          <table:table-cell office:value-type="float" office:value="0.870631758724847" calcext:value-type="float">
            <text:p>0.870631758724847</text:p>
          </table:table-cell>
          <table:table-cell office:value-type="float" office:value="0.142961905227197" calcext:value-type="float">
            <text:p>0.142961905227197</text:p>
          </table:table-cell>
          <table:table-cell office:value-type="float" office:value="0.312818938135818" calcext:value-type="float">
            <text:p>0.312818938135818</text:p>
          </table:table-cell>
          <table:table-cell office:value-type="string" calcext:value-type="string">
            <text:p>https://twitter.com/RukhsanaPathan3/status/1620960804014260224</text:p>
          </table:table-cell>
        </table:table-row>
        <table:table-row table:style-name="ro1">
          <table:table-cell office:value-type="string" calcext:value-type="string">
            <text:p>input/data_formal_20240530-1342/meme/glamsham_20230124T102427/0.jpg</text:p>
          </table:table-cell>
          <table:table-cell office:value-type="string" calcext:value-type="string">
            <text:p>Pattern 3</text:p>
          </table:table-cell>
          <table:table-cell office:value-type="float" office:value="0.870227883563628" calcext:value-type="float">
            <text:p>0.870227883563628</text:p>
          </table:table-cell>
          <table:table-cell office:value-type="float" office:value="0.289974677503402" calcext:value-type="float">
            <text:p>0.289974677503402</text:p>
          </table:table-cell>
          <table:table-cell office:value-type="float" office:value="0.387853377967567" calcext:value-type="float">
            <text:p>0.387853377967567</text:p>
          </table:table-cell>
          <table:table-cell office:value-type="string" calcext:value-type="string">
            <text:p>https://twitter.com/BasheerNikhil/status/1620992886459494400</text:p>
          </table:table-cell>
        </table:table-row>
        <table:table-row table:style-name="ro1">
          <table:table-cell office:value-type="string" calcext:value-type="string">
            <text:p>input/data_formal_20240530-1342/meme/glamsham_20230205T092612/0.jpg</text:p>
          </table:table-cell>
          <table:table-cell office:value-type="string" calcext:value-type="string">
            <text:p>Pattern 1</text:p>
          </table:table-cell>
          <table:table-cell office:value-type="float" office:value="0.859441350092355" calcext:value-type="float">
            <text:p>0.859441350092355</text:p>
          </table:table-cell>
          <table:table-cell office:value-type="float" office:value="0.182362772917384" calcext:value-type="float">
            <text:p>0.182362772917384</text:p>
          </table:table-cell>
          <table:table-cell office:value-type="float" office:value="0.111972181867582" calcext:value-type="float">
            <text:p>0.111972181867582</text:p>
          </table:table-cell>
          <table:table-cell office:value-type="string" calcext:value-type="string">
            <text:p>https://twitter.com/AkshayK28893894/status/1622628582936936448</text:p>
          </table:table-cell>
        </table:table-row>
        <table:table-row table:style-name="ro1">
          <table:table-cell office:value-type="string" calcext:value-type="string">
            <text:p>input/data_formal_20240530-1342/meme/glamsham_20230206T092442/0.jpg</text:p>
          </table:table-cell>
          <table:table-cell office:value-type="string" calcext:value-type="string">
            <text:p>Pattern 3</text:p>
          </table:table-cell>
          <table:table-cell office:value-type="float" office:value="0.905412413484385" calcext:value-type="float">
            <text:p>0.905412413484385</text:p>
          </table:table-cell>
          <table:table-cell office:value-type="float" office:value="0.265893958739588" calcext:value-type="float">
            <text:p>0.265893958739588</text:p>
          </table:table-cell>
          <table:table-cell office:value-type="float" office:value="0.31269327875886" calcext:value-type="float">
            <text:p>0.31269327875886</text:p>
          </table:table-cell>
          <table:table-cell office:value-type="string" calcext:value-type="string">
            <text:p>https://twitter.com/Gozal84782931/status/1622630577529561090</text:p>
          </table:table-cell>
        </table:table-row>
        <table:table-row table:style-name="ro1">
          <table:table-cell office:value-type="string" calcext:value-type="string">
            <text:p>input/data_formal_20240530-1342/meme/Glitchited_20230322T193153/0.jpg</text:p>
          </table:table-cell>
          <table:table-cell office:value-type="string" calcext:value-type="string">
            <text:p>Pattern 3</text:p>
          </table:table-cell>
          <table:table-cell office:value-type="float" office:value="0.904787888607665" calcext:value-type="float">
            <text:p>0.904787888607665</text:p>
          </table:table-cell>
          <table:table-cell office:value-type="float" office:value="0.205531656325238" calcext:value-type="float">
            <text:p>0.205531656325238</text:p>
          </table:table-cell>
          <table:table-cell office:value-type="float" office:value="0.297323807572753" calcext:value-type="float">
            <text:p>0.297323807572753</text:p>
          </table:table-cell>
          <table:table-cell office:value-type="string" calcext:value-type="string">
            <text:p>https://twitter.com/Glitchited/status/1638624559329845267</text:p>
          </table:table-cell>
        </table:table-row>
        <table:table-row table:style-name="ro1">
          <table:table-cell office:value-type="string" calcext:value-type="string">
            <text:p>input/data_formal_20240530-1342/meme/GlobalEsportsIn_20221226T113409/0.jpg</text:p>
          </table:table-cell>
          <table:table-cell office:value-type="string" calcext:value-type="string">
            <text:p>Pattern 3</text:p>
          </table:table-cell>
          <table:table-cell office:value-type="float" office:value="0.897493051886386" calcext:value-type="float">
            <text:p>0.897493051886386</text:p>
          </table:table-cell>
          <table:table-cell office:value-type="float" office:value="0.115127081390725" calcext:value-type="float">
            <text:p>0.115127081390725</text:p>
          </table:table-cell>
          <table:table-cell office:value-type="float" office:value="0.398255191717407" calcext:value-type="float">
            <text:p>0.398255191717407</text:p>
          </table:table-cell>
          <table:table-cell office:value-type="string" calcext:value-type="string">
            <text:p>https://twitter.com/AndroidYaja/status/1607975914058682368</text:p>
          </table:table-cell>
        </table:table-row>
        <table:table-row table:style-name="ro1">
          <table:table-cell office:value-type="string" calcext:value-type="string">
            <text:p>input/data_formal_20240530-1342/meme/globalhunt_tech_20230226T043000/0.jpg</text:p>
          </table:table-cell>
          <table:table-cell office:value-type="string" calcext:value-type="string">
            <text:p>Pattern 6</text:p>
          </table:table-cell>
          <table:table-cell office:value-type="float" office:value="0.92236042756892" calcext:value-type="float">
            <text:p>0.92236042756892</text:p>
          </table:table-cell>
          <table:table-cell office:value-type="float" office:value="0.221758403711684" calcext:value-type="float">
            <text:p>0.221758403711684</text:p>
          </table:table-cell>
          <table:table-cell office:value-type="float" office:value="0.56396999357225" calcext:value-type="float">
            <text:p>0.56396999357225</text:p>
          </table:table-cell>
          <table:table-cell office:value-type="string" calcext:value-type="string">
            <text:p>https://twitter.com/globalhunt_tech/status/1629700282559913984</text:p>
          </table:table-cell>
        </table:table-row>
        <table:table-row table:style-name="ro1">
          <table:table-cell office:value-type="string" calcext:value-type="string">
            <text:p>input/data_formal_20240530-1342/meme/globestartweets_20230202T035401/0.jpg</text:p>
          </table:table-cell>
          <table:table-cell office:value-type="string" calcext:value-type="string">
            <text:p>Pattern 6</text:p>
          </table:table-cell>
          <table:table-cell office:value-type="float" office:value="1.00740890173952" calcext:value-type="float">
            <text:p>1.00740890173952</text:p>
          </table:table-cell>
          <table:table-cell office:value-type="float" office:value="0.100806358068848" calcext:value-type="float">
            <text:p>0.100806358068848</text:p>
          </table:table-cell>
          <table:table-cell office:value-type="float" office:value="0.488372679387235" calcext:value-type="float">
            <text:p>0.488372679387235</text:p>
          </table:table-cell>
          <table:table-cell office:value-type="string" calcext:value-type="string">
            <text:p>https://twitter.com/globestartweets/status/1620993919914852352</text:p>
          </table:table-cell>
        </table:table-row>
        <table:table-row table:style-name="ro1">
          <table:table-cell office:value-type="string" calcext:value-type="string">
            <text:p>input/data_formal_20240530-1342/meme/GMCreations__20230226T002506/0.jpg</text:p>
          </table:table-cell>
          <table:table-cell office:value-type="string" calcext:value-type="string">
            <text:p>Pattern 3</text:p>
          </table:table-cell>
          <table:table-cell office:value-type="float" office:value="0.906736957959425" calcext:value-type="float">
            <text:p>0.906736957959425</text:p>
          </table:table-cell>
          <table:table-cell office:value-type="float" office:value="0.0808670118869446" calcext:value-type="float">
            <text:p>0.0808670118869446</text:p>
          </table:table-cell>
          <table:table-cell office:value-type="float" office:value="0.536103227144231" calcext:value-type="float">
            <text:p>0.536103227144231</text:p>
          </table:table-cell>
          <table:table-cell office:value-type="string" calcext:value-type="string">
            <text:p>https://twitter.com/migsMMM/status/1629717182694191104</text:p>
          </table:table-cell>
        </table:table-row>
        <table:table-row table:style-name="ro1">
          <table:table-cell office:value-type="string" calcext:value-type="string">
            <text:p>input/data_formal_20240530-1342/meme/GodKumarIndia_20230105T114029/0.jpg</text:p>
          </table:table-cell>
          <table:table-cell office:value-type="string" calcext:value-type="string">
            <text:p>Pattern 5</text:p>
          </table:table-cell>
          <table:table-cell office:value-type="float" office:value="0.00000019428737179049" calcext:value-type="float">
            <text:p>1.94287371790488E-07</text:p>
          </table:table-cell>
          <table:table-cell office:value-type="float" office:value="0.144138226888093" calcext:value-type="float">
            <text:p>0.144138226888093</text:p>
          </table:table-cell>
          <table:table-cell office:value-type="float" office:value="0.461782616636535" calcext:value-type="float">
            <text:p>0.461782616636535</text:p>
          </table:table-cell>
          <table:table-cell office:value-type="string" calcext:value-type="string">
            <text:p>https://twitter.com/GodKumarIndia/status/1610964447585001473</text:p>
          </table:table-cell>
        </table:table-row>
        <table:table-row table:style-name="ro1">
          <table:table-cell office:value-type="string" calcext:value-type="string">
            <text:p>input/data_formal_20240530-1342/meme/GodKumarIndia_20230105T114030/0.jpg</text:p>
          </table:table-cell>
          <table:table-cell office:value-type="string" calcext:value-type="string">
            <text:p>Pattern 5</text:p>
          </table:table-cell>
          <table:table-cell office:value-type="float" office:value="0.00000019428737179049" calcext:value-type="float">
            <text:p>1.94287371790488E-07</text:p>
          </table:table-cell>
          <table:table-cell office:value-type="float" office:value="0.144138226888093" calcext:value-type="float">
            <text:p>0.144138226888093</text:p>
          </table:table-cell>
          <table:table-cell office:value-type="float" office:value="0.461782616636535" calcext:value-type="float">
            <text:p>0.461782616636535</text:p>
          </table:table-cell>
          <table:table-cell office:value-type="string" calcext:value-type="string">
            <text:p>https://twitter.com/GodKumarIndia/status/1610964454518177796</text:p>
          </table:table-cell>
        </table:table-row>
        <table:table-row table:style-name="ro1">
          <table:table-cell office:value-type="string" calcext:value-type="string">
            <text:p>input/data_formal_20240530-1342/meme/GodKumarIndia_20230111T224130/0.jpg</text:p>
          </table:table-cell>
          <table:table-cell office:value-type="string" calcext:value-type="string">
            <text:p>Pattern 5</text:p>
          </table:table-cell>
          <table:table-cell office:value-type="float" office:value="0.00000019428737179049" calcext:value-type="float">
            <text:p>1.94287371790488E-07</text:p>
          </table:table-cell>
          <table:table-cell office:value-type="float" office:value="0.144138226888093" calcext:value-type="float">
            <text:p>0.144138226888093</text:p>
          </table:table-cell>
          <table:table-cell office:value-type="float" office:value="0.461782616636535" calcext:value-type="float">
            <text:p>0.461782616636535</text:p>
          </table:table-cell>
          <table:table-cell office:value-type="string" calcext:value-type="string">
            <text:p>https://twitter.com/GodKumarIndia/status/1613305126906925056</text:p>
          </table:table-cell>
        </table:table-row>
        <table:table-row table:style-name="ro1">
          <table:table-cell office:value-type="string" calcext:value-type="string">
            <text:p>input/data_formal_20240530-1342/meme/GodKumarIndia_20230206T124146/0.jpg</text:p>
          </table:table-cell>
          <table:table-cell office:value-type="string" calcext:value-type="string">
            <text:p>Pattern 1</text:p>
          </table:table-cell>
          <table:table-cell office:value-type="float" office:value="0.917494938802952" calcext:value-type="float">
            <text:p>0.917494938802952</text:p>
          </table:table-cell>
          <table:table-cell office:value-type="float" office:value="0.20182222137365" calcext:value-type="float">
            <text:p>0.20182222137365</text:p>
          </table:table-cell>
          <table:table-cell office:value-type="float" office:value="0.359870660382491" calcext:value-type="float">
            <text:p>0.359870660382491</text:p>
          </table:table-cell>
          <table:table-cell office:value-type="string" calcext:value-type="string">
            <text:p>https://twitter.com/GodKumarIndia/status/1622576283577090048</text:p>
          </table:table-cell>
        </table:table-row>
        <table:table-row table:style-name="ro1">
          <table:table-cell office:value-type="string" calcext:value-type="string">
            <text:p>input/data_formal_20240530-1342/meme/GodKumarIndia_20230206T154030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GodKumarIndia/status/1622621262471102464</text:p>
          </table:table-cell>
        </table:table-row>
        <table:table-row table:style-name="ro1">
          <table:table-cell office:value-type="string" calcext:value-type="string">
            <text:p>input/data_formal_20240530-1342/meme/gomechanicindia_20230105T085044/0.jpg</text:p>
          </table:table-cell>
          <table:table-cell office:value-type="string" calcext:value-type="string">
            <text:p>Pattern 4</text:p>
          </table:table-cell>
          <table:table-cell office:value-type="float" office:value="0.6874852364816" calcext:value-type="float">
            <text:p>0.6874852364816</text:p>
          </table:table-cell>
          <table:table-cell office:value-type="float" office:value="0.112711773439496" calcext:value-type="float">
            <text:p>0.112711773439496</text:p>
          </table:table-cell>
          <table:table-cell office:value-type="float" office:value="0.844299290777863" calcext:value-type="float">
            <text:p>0.844299290777863</text:p>
          </table:table-cell>
          <table:table-cell office:value-type="string" calcext:value-type="string">
            <text:p>https://twitter.com/Sagar85910878/status/1611259050318245890</text:p>
          </table:table-cell>
        </table:table-row>
        <table:table-row table:style-name="ro1">
          <table:table-cell office:value-type="string" calcext:value-type="string">
            <text:p>input/data_formal_20240530-1342/meme/GoodGam85_20230315T220524/0.jpg</text:p>
          </table:table-cell>
          <table:table-cell office:value-type="string" calcext:value-type="string">
            <text:p>Pattern 3</text:p>
          </table:table-cell>
          <table:table-cell office:value-type="float" office:value="0.897540783493341" calcext:value-type="float">
            <text:p>0.897540783493341</text:p>
          </table:table-cell>
          <table:table-cell office:value-type="float" office:value="0.138678894561403" calcext:value-type="float">
            <text:p>0.138678894561403</text:p>
          </table:table-cell>
          <table:table-cell office:value-type="float" office:value="0.37902951196519" calcext:value-type="float">
            <text:p>0.37902951196519</text:p>
          </table:table-cell>
          <table:table-cell office:value-type="string" calcext:value-type="string">
            <text:p>https://twitter.com/GoodGam85/status/1636126475786113025</text:p>
          </table:table-cell>
        </table:table-row>
        <table:table-row table:style-name="ro1">
          <table:table-cell office:value-type="string" calcext:value-type="string">
            <text:p>input/data_formal_20240530-1342/meme/googletrendzone_20221228T154404/0.jpg</text:p>
          </table:table-cell>
          <table:table-cell office:value-type="string" calcext:value-type="string">
            <text:p>Pattern 3</text:p>
          </table:table-cell>
          <table:table-cell office:value-type="float" office:value="0.848160835953077" calcext:value-type="float">
            <text:p>0.848160835953077</text:p>
          </table:table-cell>
          <table:table-cell office:value-type="float" office:value="0.479022548065594" calcext:value-type="float">
            <text:p>0.479022548065594</text:p>
          </table:table-cell>
          <table:table-cell office:value-type="float" office:value="0.440899048201899" calcext:value-type="float">
            <text:p>0.440899048201899</text:p>
          </table:table-cell>
          <table:table-cell office:value-type="string" calcext:value-type="string">
            <text:p>https://twitter.com/MiamiPapers/status/1608127657840893955</text:p>
          </table:table-cell>
        </table:table-row>
        <table:table-row table:style-name="ro1">
          <table:table-cell office:value-type="string" calcext:value-type="string">
            <text:p>input/data_formal_20240530-1342/meme/gopack_gg_20230131T170716/0.jpg</text:p>
          </table:table-cell>
          <table:table-cell office:value-type="string" calcext:value-type="string">
            <text:p>Pattern 6</text:p>
          </table:table-cell>
          <table:table-cell office:value-type="float" office:value="0.908676079068669" calcext:value-type="float">
            <text:p>0.908676079068669</text:p>
          </table:table-cell>
          <table:table-cell office:value-type="float" office:value="0.177114546920923" calcext:value-type="float">
            <text:p>0.177114546920923</text:p>
          </table:table-cell>
          <table:table-cell office:value-type="float" office:value="0.469842010545188" calcext:value-type="float">
            <text:p>0.469842010545188</text:p>
          </table:table-cell>
          <table:table-cell office:value-type="string" calcext:value-type="string">
            <text:p>https://twitter.com/KSloth95/status/1620949226980245504</text:p>
          </table:table-cell>
        </table:table-row>
        <table:table-row table:style-name="ro1">
          <table:table-cell office:value-type="string" calcext:value-type="string">
            <text:p>input/data_formal_20240530-1342/meme/GoSocizzle_20211117T223201/0.jpg</text:p>
          </table:table-cell>
          <table:table-cell office:value-type="string" calcext:value-type="string">
            <text:p>Pattern 1</text:p>
          </table:table-cell>
          <table:table-cell office:value-type="float" office:value="0.934700318645534" calcext:value-type="float">
            <text:p>0.934700318645534</text:p>
          </table:table-cell>
          <table:table-cell office:value-type="float" office:value="0.168944536097519" calcext:value-type="float">
            <text:p>0.168944536097519</text:p>
          </table:table-cell>
          <table:table-cell office:value-type="float" office:value="0.223004557581446" calcext:value-type="float">
            <text:p>0.223004557581446</text:p>
          </table:table-cell>
          <table:table-cell office:value-type="string" calcext:value-type="string">
            <text:p>https://twitter.com/GoSocizzle/status/1613302771104505857</text:p>
          </table:table-cell>
        </table:table-row>
        <table:table-row table:style-name="ro1">
          <table:table-cell office:value-type="string" calcext:value-type="string">
            <text:p>input/data_formal_20240530-1342/meme/GoSocizzle_20211208T223203/0.jpg</text:p>
          </table:table-cell>
          <table:table-cell office:value-type="string" calcext:value-type="string">
            <text:p>Pattern 6</text:p>
          </table:table-cell>
          <table:table-cell office:value-type="float" office:value="0.950852042255715" calcext:value-type="float">
            <text:p>0.950852042255715</text:p>
          </table:table-cell>
          <table:table-cell office:value-type="float" office:value="0.0723551759768412" calcext:value-type="float">
            <text:p>0.0723551759768412</text:p>
          </table:table-cell>
          <table:table-cell office:value-type="float" office:value="0.486888316887783" calcext:value-type="float">
            <text:p>0.486888316887783</text:p>
          </table:table-cell>
          <table:table-cell office:value-type="string" calcext:value-type="string">
            <text:p>https://twitter.com/GoSocizzle/status/1620912903535689729</text:p>
          </table:table-cell>
        </table:table-row>
        <table:table-row table:style-name="ro1">
          <table:table-cell office:value-type="string" calcext:value-type="string">
            <text:p>input/data_formal_20240530-1342/meme/GoSocizzle_20211213T131201/0.jpg</text:p>
          </table:table-cell>
          <table:table-cell office:value-type="string" calcext:value-type="string">
            <text:p>Pattern 6</text:p>
          </table:table-cell>
          <table:table-cell office:value-type="float" office:value="0.903462359329543" calcext:value-type="float">
            <text:p>0.903462359329543</text:p>
          </table:table-cell>
          <table:table-cell office:value-type="float" office:value="0.178512572612217" calcext:value-type="float">
            <text:p>0.178512572612217</text:p>
          </table:table-cell>
          <table:table-cell office:value-type="float" office:value="0.453084829975205" calcext:value-type="float">
            <text:p>0.453084829975205</text:p>
          </table:table-cell>
          <table:table-cell office:value-type="string" calcext:value-type="string">
            <text:p>https://twitter.com/GoSocizzle/status/1622583892619272193</text:p>
          </table:table-cell>
        </table:table-row>
        <table:table-row table:style-name="ro1">
          <table:table-cell office:value-type="string" calcext:value-type="string">
            <text:p>input/data_formal_20240530-1342/meme/GoSocizzle_20220310T022401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GoSocizzle/status/1620971267963625472</text:p>
          </table:table-cell>
        </table:table-row>
        <table:table-row table:style-name="ro1">
          <table:table-cell office:value-type="string" calcext:value-type="string">
            <text:p>input/data_formal_20240530-1342/meme/GoSocizzle_20220314T120801/0.jpg</text:p>
          </table:table-cell>
          <table:table-cell office:value-type="string" calcext:value-type="string">
            <text:p>Pattern 3</text:p>
          </table:table-cell>
          <table:table-cell office:value-type="float" office:value="0.877050035336387" calcext:value-type="float">
            <text:p>0.877050035336387</text:p>
          </table:table-cell>
          <table:table-cell office:value-type="float" office:value="0.349411290421569" calcext:value-type="float">
            <text:p>0.349411290421569</text:p>
          </table:table-cell>
          <table:table-cell office:value-type="float" office:value="0.572268449631006" calcext:value-type="float">
            <text:p>0.572268449631006</text:p>
          </table:table-cell>
          <table:table-cell office:value-type="string" calcext:value-type="string">
            <text:p>https://twitter.com/GoSocizzle/status/1622582887630491649</text:p>
          </table:table-cell>
        </table:table-row>
        <table:table-row table:style-name="ro1">
          <table:table-cell office:value-type="string" calcext:value-type="string">
            <text:p>input/data_formal_20240530-1342/meme/GPitch__20230111T220009/0.jpg</text:p>
          </table:table-cell>
          <table:table-cell office:value-type="string" calcext:value-type="string">
            <text:p>Pattern 6</text:p>
          </table:table-cell>
          <table:table-cell office:value-type="float" office:value="0.868147205465804" calcext:value-type="float">
            <text:p>0.868147205465804</text:p>
          </table:table-cell>
          <table:table-cell office:value-type="float" office:value="0.247787638045311" calcext:value-type="float">
            <text:p>0.247787638045311</text:p>
          </table:table-cell>
          <table:table-cell office:value-type="float" office:value="0.511825443225668" calcext:value-type="float">
            <text:p>0.511825443225668</text:p>
          </table:table-cell>
          <table:table-cell office:value-type="string" calcext:value-type="string">
            <text:p>https://twitter.com/GPitch_/status/1613294720037392385</text:p>
          </table:table-cell>
        </table:table-row>
        <table:table-row table:style-name="ro1">
          <table:table-cell office:value-type="string" calcext:value-type="string">
            <text:p>input/data_formal_20240530-1342/meme/grasslifesocial_20230111T200426/0.jpg</text:p>
          </table:table-cell>
          <table:table-cell office:value-type="string" calcext:value-type="string">
            <text:p>Pattern 1</text:p>
          </table:table-cell>
          <table:table-cell office:value-type="float" office:value="0.902024582204972" calcext:value-type="float">
            <text:p>0.902024582204972</text:p>
          </table:table-cell>
          <table:table-cell office:value-type="float" office:value="0.174289673547274" calcext:value-type="float">
            <text:p>0.174289673547274</text:p>
          </table:table-cell>
          <table:table-cell office:value-type="float" office:value="0.157809182986836" calcext:value-type="float">
            <text:p>0.157809182986836</text:p>
          </table:table-cell>
          <table:table-cell office:value-type="string" calcext:value-type="string">
            <text:p>https://twitter.com/ladner/status/1613294713951649793</text:p>
          </table:table-cell>
        </table:table-row>
        <table:table-row table:style-name="ro1">
          <table:table-cell office:value-type="string" calcext:value-type="string">
            <text:p>input/data_formal_20240530-1342/meme/GraySchale_20221213T120518/0.jpg</text:p>
          </table:table-cell>
          <table:table-cell office:value-type="string" calcext:value-type="string">
            <text:p>Pattern 3</text:p>
          </table:table-cell>
          <table:table-cell office:value-type="float" office:value="0.887783888884182" calcext:value-type="float">
            <text:p>0.887783888884182</text:p>
          </table:table-cell>
          <table:table-cell office:value-type="float" office:value="0.225215998912591" calcext:value-type="float">
            <text:p>0.225215998912591</text:p>
          </table:table-cell>
          <table:table-cell office:value-type="float" office:value="0.587349140346776" calcext:value-type="float">
            <text:p>0.587349140346776</text:p>
          </table:table-cell>
          <table:table-cell office:value-type="string" calcext:value-type="string">
            <text:p>https://twitter.com/17svcult__/status/1607986083299725314</text:p>
          </table:table-cell>
        </table:table-row>
        <table:table-row table:style-name="ro1">
          <table:table-cell office:value-type="string" calcext:value-type="string">
            <text:p>input/data_formal_20240530-1342/meme/GreatestL3gacy_20230315T220841/0.jpg</text:p>
          </table:table-cell>
          <table:table-cell office:value-type="string" calcext:value-type="string">
            <text:p>Pattern 3</text:p>
          </table:table-cell>
          <table:table-cell office:value-type="float" office:value="0.979956436825894" calcext:value-type="float">
            <text:p>0.979956436825894</text:p>
          </table:table-cell>
          <table:table-cell office:value-type="float" office:value="0.103820576612644" calcext:value-type="float">
            <text:p>0.103820576612644</text:p>
          </table:table-cell>
          <table:table-cell office:value-type="float" office:value="0.359897616279179" calcext:value-type="float">
            <text:p>0.359897616279179</text:p>
          </table:table-cell>
          <table:table-cell office:value-type="string" calcext:value-type="string">
            <text:p>https://twitter.com/GreatestL3gacy/status/1636127303020302336</text:p>
          </table:table-cell>
        </table:table-row>
        <table:table-row table:style-name="ro1">
          <table:table-cell office:value-type="string" calcext:value-type="string">
            <text:p>input/data_formal_20240530-1342/meme/GreenMidget420_20230201T230415/0.jpg</text:p>
          </table:table-cell>
          <table:table-cell office:value-type="string" calcext:value-type="string">
            <text:p>Pattern 3</text:p>
          </table:table-cell>
          <table:table-cell office:value-type="float" office:value="0.899663118393932" calcext:value-type="float">
            <text:p>0.899663118393932</text:p>
          </table:table-cell>
          <table:table-cell office:value-type="float" office:value="0.133732716289685" calcext:value-type="float">
            <text:p>0.133732716289685</text:p>
          </table:table-cell>
          <table:table-cell office:value-type="float" office:value="0.620882144219022" calcext:value-type="float">
            <text:p>0.620882144219022</text:p>
          </table:table-cell>
          <table:table-cell office:value-type="string" calcext:value-type="string">
            <text:p>https://twitter.com/GreenMidget420/status/1620920997951197185</text:p>
          </table:table-cell>
        </table:table-row>
        <table:table-row table:style-name="ro1">
          <table:table-cell office:value-type="string" calcext:value-type="string">
            <text:p>input/data_formal_20240530-1342/meme/GreenTe55822240_20230201T225021/0.jpg</text:p>
          </table:table-cell>
          <table:table-cell office:value-type="string" calcext:value-type="string">
            <text:p>Pattern 3</text:p>
          </table:table-cell>
          <table:table-cell office:value-type="float" office:value="0.85250022831435" calcext:value-type="float">
            <text:p>0.85250022831435</text:p>
          </table:table-cell>
          <table:table-cell office:value-type="float" office:value="0.126244480379089" calcext:value-type="float">
            <text:p>0.126244480379089</text:p>
          </table:table-cell>
          <table:table-cell office:value-type="float" office:value="0.628432060783905" calcext:value-type="float">
            <text:p>0.628432060783905</text:p>
          </table:table-cell>
          <table:table-cell office:value-type="string" calcext:value-type="string">
            <text:p>https://twitter.com/GreenTe55822240/status/1620917496613335043</text:p>
          </table:table-cell>
        </table:table-row>
        <table:table-row table:style-name="ro1">
          <table:table-cell office:value-type="string" calcext:value-type="string">
            <text:p>input/data_formal_20240530-1342/meme/gregg_hosting_20230403T160000/0.jpg</text:p>
          </table:table-cell>
          <table:table-cell office:value-type="string" calcext:value-type="string">
            <text:p>Pattern 6</text:p>
          </table:table-cell>
          <table:table-cell office:value-type="float" office:value="0.973912586135962" calcext:value-type="float">
            <text:p>0.973912586135962</text:p>
          </table:table-cell>
          <table:table-cell office:value-type="float" office:value="0.166023169154334" calcext:value-type="float">
            <text:p>0.166023169154334</text:p>
          </table:table-cell>
          <table:table-cell office:value-type="float" office:value="0.532794557159154" calcext:value-type="float">
            <text:p>0.532794557159154</text:p>
          </table:table-cell>
          <table:table-cell office:value-type="string" calcext:value-type="string">
            <text:p>https://twitter.com/gregg_hosting/status/1642919892037910529</text:p>
          </table:table-cell>
        </table:table-row>
        <table:table-row table:style-name="ro1">
          <table:table-cell office:value-type="string" calcext:value-type="string">
            <text:p>input/data_formal_20240530-1342/meme/gregg_hosting_20230409T210000/0.jpg</text:p>
          </table:table-cell>
          <table:table-cell office:value-type="string" calcext:value-type="string">
            <text:p>Pattern 6</text:p>
          </table:table-cell>
          <table:table-cell office:value-type="float" office:value="0.935181359041182" calcext:value-type="float">
            <text:p>0.935181359041182</text:p>
          </table:table-cell>
          <table:table-cell office:value-type="float" office:value="0.099111920260002" calcext:value-type="float">
            <text:p>0.099111920260002</text:p>
          </table:table-cell>
          <table:table-cell office:value-type="float" office:value="0.572326245347142" calcext:value-type="float">
            <text:p>0.572326245347142</text:p>
          </table:table-cell>
          <table:table-cell office:value-type="string" calcext:value-type="string">
            <text:p>https://twitter.com/gregg_hosting/status/1645169716602839040</text:p>
          </table:table-cell>
        </table:table-row>
        <table:table-row table:style-name="ro1">
          <table:table-cell office:value-type="string" calcext:value-type="string">
            <text:p>input/data_formal_20240530-1342/meme/Grkntbkgl_20230202T054932/0.jpg</text:p>
          </table:table-cell>
          <table:table-cell office:value-type="string" calcext:value-type="string">
            <text:p>Pattern 6</text:p>
          </table:table-cell>
          <table:table-cell office:value-type="float" office:value="0.882559676128551" calcext:value-type="float">
            <text:p>0.882559676128551</text:p>
          </table:table-cell>
          <table:table-cell office:value-type="float" office:value="0.24257720406238" calcext:value-type="float">
            <text:p>0.24257720406238</text:p>
          </table:table-cell>
          <table:table-cell office:value-type="float" office:value="0.415070875671817" calcext:value-type="float">
            <text:p>0.415070875671817</text:p>
          </table:table-cell>
          <table:table-cell office:value-type="string" calcext:value-type="string">
            <text:p>https://twitter.com/Grkntbkgl/status/1621022991386820609</text:p>
          </table:table-cell>
        </table:table-row>
        <table:table-row table:style-name="ro1">
          <table:table-cell office:value-type="string" calcext:value-type="string">
            <text:p>input/data_formal_20240530-1342/meme/Grkntbkgl_20230206T112604/0.jpg</text:p>
          </table:table-cell>
          <table:table-cell office:value-type="string" calcext:value-type="string">
            <text:p>Pattern 6</text:p>
          </table:table-cell>
          <table:table-cell office:value-type="float" office:value="0.90654882212747" calcext:value-type="float">
            <text:p>0.90654882212747</text:p>
          </table:table-cell>
          <table:table-cell office:value-type="float" office:value="0.219321966792874" calcext:value-type="float">
            <text:p>0.219321966792874</text:p>
          </table:table-cell>
          <table:table-cell office:value-type="float" office:value="0.293228077906975" calcext:value-type="float">
            <text:p>0.293228077906975</text:p>
          </table:table-cell>
          <table:table-cell office:value-type="string" calcext:value-type="string">
            <text:p>https://twitter.com/Grkntbkgl/status/1622557230573801473</text:p>
          </table:table-cell>
        </table:table-row>
        <table:table-row table:style-name="ro1">
          <table:table-cell office:value-type="string" calcext:value-type="string">
            <text:p>input/data_formal_20240530-1342/meme/GrotalIndia_20230106T085820/0.jpg</text:p>
          </table:table-cell>
          <table:table-cell office:value-type="string" calcext:value-type="string">
            <text:p>Pattern 3</text:p>
          </table:table-cell>
          <table:table-cell office:value-type="float" office:value="0.855241227853637" calcext:value-type="float">
            <text:p>0.855241227853637</text:p>
          </table:table-cell>
          <table:table-cell office:value-type="float" office:value="0.212571506107031" calcext:value-type="float">
            <text:p>0.212571506107031</text:p>
          </table:table-cell>
          <table:table-cell office:value-type="float" office:value="0.481900064832486" calcext:value-type="float">
            <text:p>0.481900064832486</text:p>
          </table:table-cell>
          <table:table-cell office:value-type="string" calcext:value-type="string">
            <text:p>https://twitter.com/GrotalIndia/status/1611286030585597953</text:p>
          </table:table-cell>
        </table:table-row>
        <table:table-row table:style-name="ro1">
          <table:table-cell office:value-type="string" calcext:value-type="string">
            <text:p>input/data_formal_20240530-1342/meme/gskillgaming_20221227T130031/0.jpg</text:p>
          </table:table-cell>
          <table:table-cell office:value-type="string" calcext:value-type="string">
            <text:p>Pattern 6</text:p>
          </table:table-cell>
          <table:table-cell office:value-type="float" office:value="0.965821751141267" calcext:value-type="float">
            <text:p>0.965821751141267</text:p>
          </table:table-cell>
          <table:table-cell office:value-type="float" office:value="0.240651540809596" calcext:value-type="float">
            <text:p>0.240651540809596</text:p>
          </table:table-cell>
          <table:table-cell office:value-type="float" office:value="0.517612481398758" calcext:value-type="float">
            <text:p>0.517612481398758</text:p>
          </table:table-cell>
          <table:table-cell office:value-type="string" calcext:value-type="string">
            <text:p>https://twitter.com/the_SK1NWALK3R/status/1607955700290056192</text:p>
          </table:table-cell>
        </table:table-row>
        <table:table-row table:style-name="ro1">
          <table:table-cell office:value-type="string" calcext:value-type="string">
            <text:p>input/data_formal_20240530-1342/meme/gunmadeHQ_20230323T035224/0.jpg</text:p>
          </table:table-cell>
          <table:table-cell office:value-type="string" calcext:value-type="string">
            <text:p>Pattern 6</text:p>
          </table:table-cell>
          <table:table-cell office:value-type="float" office:value="1.00716370890621" calcext:value-type="float">
            <text:p>1.00716370890621</text:p>
          </table:table-cell>
          <table:table-cell office:value-type="float" office:value="0.158594899547614" calcext:value-type="float">
            <text:p>0.158594899547614</text:p>
          </table:table-cell>
          <table:table-cell office:value-type="float" office:value="0.340291000205593" calcext:value-type="float">
            <text:p>0.340291000205593</text:p>
          </table:table-cell>
          <table:table-cell office:value-type="string" calcext:value-type="string">
            <text:p>https://twitter.com/gunmadeHQ/status/1638750515310764033</text:p>
          </table:table-cell>
        </table:table-row>
        <table:table-row table:style-name="ro1">
          <table:table-cell office:value-type="string" calcext:value-type="string">
            <text:p>input/data_formal_20240530-1342/meme/GunmaWong_20221224T145235/0.jpg</text:p>
          </table:table-cell>
          <table:table-cell office:value-type="string" calcext:value-type="string">
            <text:p>Pattern 3</text:p>
          </table:table-cell>
          <table:table-cell office:value-type="float" office:value="0.91690651697531" calcext:value-type="float">
            <text:p>0.91690651697531</text:p>
          </table:table-cell>
          <table:table-cell office:value-type="float" office:value="0.360951799955783" calcext:value-type="float">
            <text:p>0.360951799955783</text:p>
          </table:table-cell>
          <table:table-cell office:value-type="float" office:value="0.461014412958976" calcext:value-type="float">
            <text:p>0.461014412958976</text:p>
          </table:table-cell>
          <table:table-cell office:value-type="string" calcext:value-type="string">
            <text:p>https://twitter.com/alteredcuber134/status/1607931104446537729</text:p>
          </table:table-cell>
        </table:table-row>
        <table:table-row table:style-name="ro1">
          <table:table-cell office:value-type="string" calcext:value-type="string">
            <text:p>input/data_formal_20240530-1342/meme/GustavoCryptoo_20230206T124053/0.jpg</text:p>
          </table:table-cell>
          <table:table-cell office:value-type="string" calcext:value-type="string">
            <text:p>Pattern 1</text:p>
          </table:table-cell>
          <table:table-cell office:value-type="float" office:value="0.954267730309069" calcext:value-type="float">
            <text:p>0.954267730309069</text:p>
          </table:table-cell>
          <table:table-cell office:value-type="float" office:value="0.17374801415098" calcext:value-type="float">
            <text:p>0.17374801415098</text:p>
          </table:table-cell>
          <table:table-cell office:value-type="float" office:value="0.120165801014291" calcext:value-type="float">
            <text:p>0.120165801014291</text:p>
          </table:table-cell>
          <table:table-cell office:value-type="string" calcext:value-type="string">
            <text:p>https://twitter.com/nftmemesdaily/status/1622628383656927232</text:p>
          </table:table-cell>
        </table:table-row>
        <table:table-row table:style-name="ro1">
          <table:table-cell office:value-type="string" calcext:value-type="string">
            <text:p>input/data_formal_20240530-1342/meme/Gyros_Farm_20230106T062122/0.jpg</text:p>
          </table:table-cell>
          <table:table-cell office:value-type="string" calcext:value-type="string">
            <text:p>Pattern 3</text:p>
          </table:table-cell>
          <table:table-cell office:value-type="float" office:value="0.934144817016196" calcext:value-type="float">
            <text:p>0.934144817016196</text:p>
          </table:table-cell>
          <table:table-cell office:value-type="float" office:value="0.155976972130423" calcext:value-type="float">
            <text:p>0.155976972130423</text:p>
          </table:table-cell>
          <table:table-cell office:value-type="float" office:value="0.578586801406147" calcext:value-type="float">
            <text:p>0.578586801406147</text:p>
          </table:table-cell>
          <table:table-cell office:value-type="string" calcext:value-type="string">
            <text:p>https://twitter.com/Gyros_Farm/status/1611246528433381377</text:p>
          </table:table-cell>
        </table:table-row>
        <table:table-row table:style-name="ro1">
          <table:table-cell office:value-type="string" calcext:value-type="string">
            <text:p>input/data_formal_20240530-1342/meme/H0RSE0ASIS_20230202T020446/0.jpg</text:p>
          </table:table-cell>
          <table:table-cell office:value-type="string" calcext:value-type="string">
            <text:p>Pattern 6</text:p>
          </table:table-cell>
          <table:table-cell office:value-type="float" office:value="0.942880449782147" calcext:value-type="float">
            <text:p>0.942880449782147</text:p>
          </table:table-cell>
          <table:table-cell office:value-type="float" office:value="0.151268069530613" calcext:value-type="float">
            <text:p>0.151268069530613</text:p>
          </table:table-cell>
          <table:table-cell office:value-type="float" office:value="0.301908777606595" calcext:value-type="float">
            <text:p>0.301908777606595</text:p>
          </table:table-cell>
          <table:table-cell office:value-type="string" calcext:value-type="string">
            <text:p>https://twitter.com/H0RSE0ASIS/status/1620966425698639873</text:p>
          </table:table-cell>
        </table:table-row>
        <table:table-row table:style-name="ro1">
          <table:table-cell office:value-type="string" calcext:value-type="string">
            <text:p>input/data_formal_20240530-1342/meme/HairPitch_20230105T101844/0.jpg</text:p>
          </table:table-cell>
          <table:table-cell office:value-type="string" calcext:value-type="string">
            <text:p>Pattern 3</text:p>
          </table:table-cell>
          <table:table-cell office:value-type="float" office:value="0.887984481405335" calcext:value-type="float">
            <text:p>0.887984481405335</text:p>
          </table:table-cell>
          <table:table-cell office:value-type="float" office:value="0.499064817174454" calcext:value-type="float">
            <text:p>0.499064817174454</text:p>
          </table:table-cell>
          <table:table-cell office:value-type="float" office:value="0.395912441643013" calcext:value-type="float">
            <text:p>0.395912441643013</text:p>
          </table:table-cell>
          <table:table-cell office:value-type="string" calcext:value-type="string">
            <text:p>https://twitter.com/HairPitch/status/1610943876637892611</text:p>
          </table:table-cell>
        </table:table-row>
        <table:table-row table:style-name="ro1">
          <table:table-cell office:value-type="string" calcext:value-type="string">
            <text:p>input/data_formal_20240530-1342/meme/HairPitch_20230124T125615/0.jpg</text:p>
          </table:table-cell>
          <table:table-cell office:value-type="string" calcext:value-type="string">
            <text:p>Pattern 3</text:p>
          </table:table-cell>
          <table:table-cell office:value-type="float" office:value="0.974524674563841" calcext:value-type="float">
            <text:p>0.974524674563841</text:p>
          </table:table-cell>
          <table:table-cell office:value-type="float" office:value="0.33688181821953" calcext:value-type="float">
            <text:p>0.33688181821953</text:p>
          </table:table-cell>
          <table:table-cell office:value-type="float" office:value="0.420011477788416" calcext:value-type="float">
            <text:p>0.420011477788416</text:p>
          </table:table-cell>
          <table:table-cell office:value-type="string" calcext:value-type="string">
            <text:p>https://twitter.com/HairPitch/status/1617868886854242305</text:p>
          </table:table-cell>
        </table:table-row>
        <table:table-row table:style-name="ro1">
          <table:table-cell office:value-type="string" calcext:value-type="string">
            <text:p>input/data_formal_20240530-1342/meme/HairPitch_20230124T125615/1.jpg</text:p>
          </table:table-cell>
          <table:table-cell office:value-type="string" calcext:value-type="string">
            <text:p>Pattern 1</text:p>
          </table:table-cell>
          <table:table-cell office:value-type="float" office:value="0.902175967526957" calcext:value-type="float">
            <text:p>0.902175967526957</text:p>
          </table:table-cell>
          <table:table-cell office:value-type="float" office:value="0.343866898999145" calcext:value-type="float">
            <text:p>0.343866898999145</text:p>
          </table:table-cell>
          <table:table-cell office:value-type="float" office:value="0.226804305062247" calcext:value-type="float">
            <text:p>0.226804305062247</text:p>
          </table:table-cell>
          <table:table-cell office:value-type="string" calcext:value-type="string">
            <text:p>https://twitter.com/HairPitch/status/1617868886854242305</text:p>
          </table:table-cell>
        </table:table-row>
        <table:table-row table:style-name="ro1">
          <table:table-cell office:value-type="string" calcext:value-type="string">
            <text:p>input/data_formal_20240530-1342/meme/HamstersAreBad_20230202T020905/0.jpg</text:p>
          </table:table-cell>
          <table:table-cell office:value-type="string" calcext:value-type="string">
            <text:p>Pattern 6</text:p>
          </table:table-cell>
          <table:table-cell office:value-type="float" office:value="0.866421420087199" calcext:value-type="float">
            <text:p>0.866421420087199</text:p>
          </table:table-cell>
          <table:table-cell office:value-type="float" office:value="0.148277656784167" calcext:value-type="float">
            <text:p>0.148277656784167</text:p>
          </table:table-cell>
          <table:table-cell office:value-type="float" office:value="0.420476159253249" calcext:value-type="float">
            <text:p>0.420476159253249</text:p>
          </table:table-cell>
          <table:table-cell office:value-type="string" calcext:value-type="string">
            <text:p>https://twitter.com/HamstersAreBad/status/1620967513092915200</text:p>
          </table:table-cell>
        </table:table-row>
        <table:table-row table:style-name="ro1">
          <table:table-cell office:value-type="string" calcext:value-type="string">
            <text:p>input/data_formal_20240530-1342/meme/hansyko9347_20230202T021810/0.jpg</text:p>
          </table:table-cell>
          <table:table-cell office:value-type="string" calcext:value-type="string">
            <text:p>Pattern 6</text:p>
          </table:table-cell>
          <table:table-cell office:value-type="float" office:value="0.857424230935448" calcext:value-type="float">
            <text:p>0.857424230935448</text:p>
          </table:table-cell>
          <table:table-cell office:value-type="float" office:value="0.134381225830452" calcext:value-type="float">
            <text:p>0.134381225830452</text:p>
          </table:table-cell>
          <table:table-cell office:value-type="float" office:value="0.52910682460731" calcext:value-type="float">
            <text:p>0.52910682460731</text:p>
          </table:table-cell>
          <table:table-cell office:value-type="string" calcext:value-type="string">
            <text:p>https://twitter.com/hansyko9347/status/1620969795566047233</text:p>
          </table:table-cell>
        </table:table-row>
        <table:table-row table:style-name="ro1">
          <table:table-cell office:value-type="string" calcext:value-type="string">
            <text:p>input/data_formal_20240530-1342/meme/HarleneMendoza5_20221228T064321/0.jpg</text:p>
          </table:table-cell>
          <table:table-cell office:value-type="string" calcext:value-type="string">
            <text:p>Pattern 1</text:p>
          </table:table-cell>
          <table:table-cell office:value-type="float" office:value="0.878003010930669" calcext:value-type="float">
            <text:p>0.878003010930669</text:p>
          </table:table-cell>
          <table:table-cell office:value-type="float" office:value="0.20599798444184" calcext:value-type="float">
            <text:p>0.20599798444184</text:p>
          </table:table-cell>
          <table:table-cell office:value-type="float" office:value="0.334722832421428" calcext:value-type="float">
            <text:p>0.334722832421428</text:p>
          </table:table-cell>
          <table:table-cell office:value-type="string" calcext:value-type="string">
            <text:p>https://twitter.com/HarleneMendoza5/status/1607990569304985602</text:p>
          </table:table-cell>
        </table:table-row>
        <table:table-row table:style-name="ro1">
          <table:table-cell office:value-type="string" calcext:value-type="string">
            <text:p>input/data_formal_20240530-1342/meme/HarryBr50292006_20230106T061905/0.jpg</text:p>
          </table:table-cell>
          <table:table-cell office:value-type="string" calcext:value-type="string">
            <text:p>Pattern 6</text:p>
          </table:table-cell>
          <table:table-cell office:value-type="float" office:value="0.874178772932761" calcext:value-type="float">
            <text:p>0.874178772932761</text:p>
          </table:table-cell>
          <table:table-cell office:value-type="float" office:value="0.223282820288132" calcext:value-type="float">
            <text:p>0.223282820288132</text:p>
          </table:table-cell>
          <table:table-cell office:value-type="float" office:value="0.371671958272172" calcext:value-type="float">
            <text:p>0.371671958272172</text:p>
          </table:table-cell>
          <table:table-cell office:value-type="string" calcext:value-type="string">
            <text:p>https://twitter.com/HarryBr50292006/status/1611245955206057984</text:p>
          </table:table-cell>
        </table:table-row>
        <table:table-row table:style-name="ro1">
          <table:table-cell office:value-type="string" calcext:value-type="string">
            <text:p>input/data_formal_20240530-1342/meme/HARSHBA55697762_20220326T061627/0.jpg</text:p>
          </table:table-cell>
          <table:table-cell office:value-type="string" calcext:value-type="string">
            <text:p>Pattern 3</text:p>
          </table:table-cell>
          <table:table-cell office:value-type="float" office:value="0.89353303797502" calcext:value-type="float">
            <text:p>0.89353303797502</text:p>
          </table:table-cell>
          <table:table-cell office:value-type="float" office:value="0.179963199146724" calcext:value-type="float">
            <text:p>0.179963199146724</text:p>
          </table:table-cell>
          <table:table-cell office:value-type="float" office:value="0.395554383048197" calcext:value-type="float">
            <text:p>0.395554383048197</text:p>
          </table:table-cell>
          <table:table-cell office:value-type="string" calcext:value-type="string">
            <text:p>https://twitter.com/UltraProGamerZ1/status/1622625736573227009</text:p>
          </table:table-cell>
        </table:table-row>
        <table:table-row table:style-name="ro1">
          <table:table-cell office:value-type="string" calcext:value-type="string">
            <text:p>input/data_formal_20240530-1342/meme/Harshpratap2007_20230201T224550/0.jpg</text:p>
          </table:table-cell>
          <table:table-cell office:value-type="string" calcext:value-type="string">
            <text:p>Pattern 3</text:p>
          </table:table-cell>
          <table:table-cell office:value-type="float" office:value="0.934493677073998" calcext:value-type="float">
            <text:p>0.934493677073998</text:p>
          </table:table-cell>
          <table:table-cell office:value-type="float" office:value="0.304439188063326" calcext:value-type="float">
            <text:p>0.304439188063326</text:p>
          </table:table-cell>
          <table:table-cell office:value-type="float" office:value="0.371149314598839" calcext:value-type="float">
            <text:p>0.371149314598839</text:p>
          </table:table-cell>
          <table:table-cell office:value-type="string" calcext:value-type="string">
            <text:p>https://twitter.com/Harshpratap2007/status/1620916362335125504</text:p>
          </table:table-cell>
        </table:table-row>
        <table:table-row table:style-name="ro1">
          <table:table-cell office:value-type="string" calcext:value-type="string">
            <text:p>input/data_formal_20240530-1342/meme/HARTSDESIRES_20230307T111100/0.jpg</text:p>
          </table:table-cell>
          <table:table-cell office:value-type="string" calcext:value-type="string">
            <text:p>Pattern 6</text:p>
          </table:table-cell>
          <table:table-cell office:value-type="float" office:value="0.9517894445355" calcext:value-type="float">
            <text:p>0.9517894445355</text:p>
          </table:table-cell>
          <table:table-cell office:value-type="float" office:value="0.231448375618832" calcext:value-type="float">
            <text:p>0.231448375618832</text:p>
          </table:table-cell>
          <table:table-cell office:value-type="float" office:value="0.355499218502767" calcext:value-type="float">
            <text:p>0.355499218502767</text:p>
          </table:table-cell>
          <table:table-cell office:value-type="string" calcext:value-type="string">
            <text:p>https://twitter.com/HARTSDESIRES/status/1633062687629520897</text:p>
          </table:table-cell>
        </table:table-row>
        <table:table-row table:style-name="ro1">
          <table:table-cell office:value-type="string" calcext:value-type="string">
            <text:p>input/data_formal_20240530-1342/meme/HawuuBerry_20230111T220901/0.jpg</text:p>
          </table:table-cell>
          <table:table-cell office:value-type="string" calcext:value-type="string">
            <text:p>Pattern 4</text:p>
          </table:table-cell>
          <table:table-cell office:value-type="float" office:value="0.967673640878272" calcext:value-type="float">
            <text:p>0.967673640878272</text:p>
          </table:table-cell>
          <table:table-cell office:value-type="float" office:value="0.095130284190229" calcext:value-type="float">
            <text:p>0.095130284190229</text:p>
          </table:table-cell>
          <table:table-cell office:value-type="float" office:value="0.554863399772097" calcext:value-type="float">
            <text:p>0.554863399772097</text:p>
          </table:table-cell>
          <table:table-cell office:value-type="string" calcext:value-type="string">
            <text:p>https://twitter.com/HawuuBerry/status/1613296949691809792</text:p>
          </table:table-cell>
        </table:table-row>
        <table:table-row table:style-name="ro1">
          <table:table-cell office:value-type="string" calcext:value-type="string">
            <text:p>input/data_formal_20240530-1342/meme/HCGemAlerts_20230109T145913/0.jpg</text:p>
          </table:table-cell>
          <table:table-cell office:value-type="string" calcext:value-type="string">
            <text:p>Pattern 6</text:p>
          </table:table-cell>
          <table:table-cell office:value-type="float" office:value="0.837509065840549" calcext:value-type="float">
            <text:p>0.837509065840549</text:p>
          </table:table-cell>
          <table:table-cell office:value-type="float" office:value="0.237914802965399" calcext:value-type="float">
            <text:p>0.237914802965399</text:p>
          </table:table-cell>
          <table:table-cell office:value-type="float" office:value="0.607526922741642" calcext:value-type="float">
            <text:p>0.607526922741642</text:p>
          </table:table-cell>
          <table:table-cell office:value-type="string" calcext:value-type="string">
            <text:p>https://twitter.com/ulemsee88743535/status/1613314022371373060</text:p>
          </table:table-cell>
        </table:table-row>
        <table:table-row table:style-name="ro1">
          <table:table-cell office:value-type="string" calcext:value-type="string">
            <text:p>input/data_formal_20240530-1342/meme/HealthacreV_20221228T062323/0.jpg</text:p>
          </table:table-cell>
          <table:table-cell office:value-type="string" calcext:value-type="string">
            <text:p>Pattern 4</text:p>
          </table:table-cell>
          <table:table-cell office:value-type="float" office:value="0.953909058333774" calcext:value-type="float">
            <text:p>0.953909058333774</text:p>
          </table:table-cell>
          <table:table-cell office:value-type="float" office:value="0.100787751053616" calcext:value-type="float">
            <text:p>0.100787751053616</text:p>
          </table:table-cell>
          <table:table-cell office:value-type="float" office:value="0.67202487848132" calcext:value-type="float">
            <text:p>0.67202487848132</text:p>
          </table:table-cell>
          <table:table-cell office:value-type="string" calcext:value-type="string">
            <text:p>https://twitter.com/HealthacreV/status/1607985543782203392</text:p>
          </table:table-cell>
        </table:table-row>
        <table:table-row table:style-name="ro1">
          <table:table-cell office:value-type="string" calcext:value-type="string">
            <text:p>input/data_formal_20240530-1342/meme/HealthCrumb_20230323T034129/0.jpg</text:p>
          </table:table-cell>
          <table:table-cell office:value-type="string" calcext:value-type="string">
            <text:p>Pattern 1</text:p>
          </table:table-cell>
          <table:table-cell office:value-type="float" office:value="1.01394344619608" calcext:value-type="float">
            <text:p>1.01394344619608</text:p>
          </table:table-cell>
          <table:table-cell office:value-type="float" office:value="0.0762245025628146" calcext:value-type="float">
            <text:p>0.0762245025628146</text:p>
          </table:table-cell>
          <table:table-cell office:value-type="float" office:value="0.277514428736206" calcext:value-type="float">
            <text:p>0.277514428736206</text:p>
          </table:table-cell>
          <table:table-cell office:value-type="string" calcext:value-type="string">
            <text:p>https://twitter.com/HealthCrumb/status/1638747769904177152</text:p>
          </table:table-cell>
        </table:table-row>
        <table:table-row table:style-name="ro1">
          <table:table-cell office:value-type="string" calcext:value-type="string">
            <text:p>input/data_formal_20240530-1342/meme/helallensana1_20230106T082920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helallensana1/status/1611278733486456833</text:p>
          </table:table-cell>
        </table:table-row>
        <table:table-row table:style-name="ro1">
          <table:table-cell office:value-type="string" calcext:value-type="string">
            <text:p>input/data_formal_20240530-1342/meme/Hellboiz2001_20230206T153433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Hellboiz2001/status/1622619764982939649</text:p>
          </table:table-cell>
        </table:table-row>
        <table:table-row table:style-name="ro1">
          <table:table-cell office:value-type="string" calcext:value-type="string">
            <text:p>input/data_formal_20240530-1342/meme/HelloHA_VRC_20230105T041243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VivianTron/status/1610978781891788801</text:p>
          </table:table-cell>
        </table:table-row>
        <table:table-row table:style-name="ro1">
          <table:table-cell office:value-type="string" calcext:value-type="string">
            <text:p>input/data_formal_20240530-1342/meme/HelloHA_VRC_20230105T041243/1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VivianTron/status/1610978781891788801</text:p>
          </table:table-cell>
        </table:table-row>
        <table:table-row table:style-name="ro1">
          <table:table-cell office:value-type="string" calcext:value-type="string">
            <text:p>input/data_formal_20240530-1342/meme/HelloHA_VRC_20230105T041243/2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VivianTron/status/1610978781891788801</text:p>
          </table:table-cell>
        </table:table-row>
        <table:table-row table:style-name="ro1">
          <table:table-cell office:value-type="string" calcext:value-type="string">
            <text:p>input/data_formal_20240530-1342/meme/HelloHA_VRC_20230105T041243/3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VivianTron/status/1610978781891788801</text:p>
          </table:table-cell>
        </table:table-row>
        <table:table-row table:style-name="ro1">
          <table:table-cell office:value-type="string" calcext:value-type="string">
            <text:p>input/data_formal_20240530-1342/meme/HenshinInfinity_20230106T020610/0.jpg</text:p>
          </table:table-cell>
          <table:table-cell office:value-type="string" calcext:value-type="string">
            <text:p>Pattern 1</text:p>
          </table:table-cell>
          <table:table-cell office:value-type="float" office:value="0.873536553636892" calcext:value-type="float">
            <text:p>0.873536553636892</text:p>
          </table:table-cell>
          <table:table-cell office:value-type="float" office:value="0.0994155422104927" calcext:value-type="float">
            <text:p>0.0994155422104927</text:p>
          </table:table-cell>
          <table:table-cell office:value-type="float" office:value="0.272139577466476" calcext:value-type="float">
            <text:p>0.272139577466476</text:p>
          </table:table-cell>
          <table:table-cell office:value-type="string" calcext:value-type="string">
            <text:p>https://twitter.com/Matsumaru_kun/status/1611232029663952896</text:p>
          </table:table-cell>
        </table:table-row>
        <table:table-row table:style-name="ro1">
          <table:table-cell office:value-type="string" calcext:value-type="string">
            <text:p>input/data_formal_20240530-1342/meme/HenshinInfinity_20230106T020610/1.jpg</text:p>
          </table:table-cell>
          <table:table-cell office:value-type="string" calcext:value-type="string">
            <text:p>Pattern 3</text:p>
          </table:table-cell>
          <table:table-cell office:value-type="float" office:value="0.882629646825062" calcext:value-type="float">
            <text:p>0.882629646825062</text:p>
          </table:table-cell>
          <table:table-cell office:value-type="float" office:value="0.123744660217194" calcext:value-type="float">
            <text:p>0.123744660217194</text:p>
          </table:table-cell>
          <table:table-cell office:value-type="float" office:value="0.35847114708672" calcext:value-type="float">
            <text:p>0.35847114708672</text:p>
          </table:table-cell>
          <table:table-cell office:value-type="string" calcext:value-type="string">
            <text:p>https://twitter.com/Matsumaru_kun/status/1611232029663952896</text:p>
          </table:table-cell>
        </table:table-row>
        <table:table-row table:style-name="ro1">
          <table:table-cell office:value-type="string" calcext:value-type="string">
            <text:p>input/data_formal_20240530-1342/meme/HenshinInfinity_20230106T020610/2.jpg</text:p>
          </table:table-cell>
          <table:table-cell office:value-type="string" calcext:value-type="string">
            <text:p>Pattern 1</text:p>
          </table:table-cell>
          <table:table-cell office:value-type="float" office:value="0.870196926347446" calcext:value-type="float">
            <text:p>0.870196926347446</text:p>
          </table:table-cell>
          <table:table-cell office:value-type="float" office:value="0.193082950029303" calcext:value-type="float">
            <text:p>0.193082950029303</text:p>
          </table:table-cell>
          <table:table-cell office:value-type="float" office:value="0.353353465645323" calcext:value-type="float">
            <text:p>0.353353465645323</text:p>
          </table:table-cell>
          <table:table-cell office:value-type="string" calcext:value-type="string">
            <text:p>https://twitter.com/Matsumaru_kun/status/1611232029663952896</text:p>
          </table:table-cell>
        </table:table-row>
        <table:table-row table:style-name="ro1">
          <table:table-cell office:value-type="string" calcext:value-type="string">
            <text:p>input/data_formal_20240530-1342/meme/Her_TwstedHeart_20230322T220541/0.jpg</text:p>
          </table:table-cell>
          <table:table-cell office:value-type="string" calcext:value-type="string">
            <text:p>Pattern 3</text:p>
          </table:table-cell>
          <table:table-cell office:value-type="float" office:value="0.929067761581245" calcext:value-type="float">
            <text:p>0.929067761581245</text:p>
          </table:table-cell>
          <table:table-cell office:value-type="float" office:value="0.140432513423166" calcext:value-type="float">
            <text:p>0.140432513423166</text:p>
          </table:table-cell>
          <table:table-cell office:value-type="float" office:value="0.314958752924944" calcext:value-type="float">
            <text:p>0.314958752924944</text:p>
          </table:table-cell>
          <table:table-cell office:value-type="string" calcext:value-type="string">
            <text:p>https://twitter.com/Her_TwstedHeart/status/1638663263482150914</text:p>
          </table:table-cell>
        </table:table-row>
        <table:table-row table:style-name="ro1">
          <table:table-cell office:value-type="string" calcext:value-type="string">
            <text:p>input/data_formal_20240530-1342/meme/Herikutsu_king_20230106T074750/0.jpg</text:p>
          </table:table-cell>
          <table:table-cell office:value-type="string" calcext:value-type="string">
            <text:p>Pattern 3</text:p>
          </table:table-cell>
          <table:table-cell office:value-type="float" office:value="0.916298353591625" calcext:value-type="float">
            <text:p>0.916298353591625</text:p>
          </table:table-cell>
          <table:table-cell office:value-type="float" office:value="0.194202770409969" calcext:value-type="float">
            <text:p>0.194202770409969</text:p>
          </table:table-cell>
          <table:table-cell office:value-type="float" office:value="0.597777278809354" calcext:value-type="float">
            <text:p>0.597777278809354</text:p>
          </table:table-cell>
          <table:table-cell office:value-type="string" calcext:value-type="string">
            <text:p>https://twitter.com/Herikutsu_king/status/1611268290143481856</text:p>
          </table:table-cell>
        </table:table-row>
        <table:table-row table:style-name="ro1">
          <table:table-cell office:value-type="string" calcext:value-type="string">
            <text:p>input/data_formal_20240530-1342/meme/hersoid_20230206T024605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plazallcaps/status/1622606624694358016</text:p>
          </table:table-cell>
        </table:table-row>
        <table:table-row table:style-name="ro1">
          <table:table-cell office:value-type="string" calcext:value-type="string">
            <text:p>input/data_formal_20240530-1342/meme/HexificeMusic_20221228T021525/0.jpg</text:p>
          </table:table-cell>
          <table:table-cell office:value-type="string" calcext:value-type="string">
            <text:p>Pattern 1</text:p>
          </table:table-cell>
          <table:table-cell office:value-type="float" office:value="0.86949690404751" calcext:value-type="float">
            <text:p>0.86949690404751</text:p>
          </table:table-cell>
          <table:table-cell office:value-type="float" office:value="0.182985431206447" calcext:value-type="float">
            <text:p>0.182985431206447</text:p>
          </table:table-cell>
          <table:table-cell office:value-type="float" office:value="0.184401030129199" calcext:value-type="float">
            <text:p>0.184401030129199</text:p>
          </table:table-cell>
          <table:table-cell office:value-type="string" calcext:value-type="string">
            <text:p>https://twitter.com/HexificeMusic/status/1607923140079898625</text:p>
          </table:table-cell>
        </table:table-row>
        <table:table-row table:style-name="ro1">
          <table:table-cell office:value-type="string" calcext:value-type="string">
            <text:p>input/data_formal_20240530-1342/meme/Hi49987479_20230111T223528/0.jpg</text:p>
          </table:table-cell>
          <table:table-cell office:value-type="string" calcext:value-type="string">
            <text:p>Pattern 3</text:p>
          </table:table-cell>
          <table:table-cell office:value-type="float" office:value="0.915858462850426" calcext:value-type="float">
            <text:p>0.915858462850426</text:p>
          </table:table-cell>
          <table:table-cell office:value-type="float" office:value="0.312193620831554" calcext:value-type="float">
            <text:p>0.312193620831554</text:p>
          </table:table-cell>
          <table:table-cell office:value-type="float" office:value="0.379169018893265" calcext:value-type="float">
            <text:p>0.379169018893265</text:p>
          </table:table-cell>
          <table:table-cell office:value-type="string" calcext:value-type="string">
            <text:p>https://twitter.com/Hi49987479/status/1613303608837296128</text:p>
          </table:table-cell>
        </table:table-row>
        <table:table-row table:style-name="ro1">
          <table:table-cell office:value-type="string" calcext:value-type="string">
            <text:p>input/data_formal_20240530-1342/meme/HippoMao_20221228T004636/0.jpg</text:p>
          </table:table-cell>
          <table:table-cell office:value-type="string" calcext:value-type="string">
            <text:p>Pattern 1</text:p>
          </table:table-cell>
          <table:table-cell office:value-type="float" office:value="0.913235015429014" calcext:value-type="float">
            <text:p>0.913235015429014</text:p>
          </table:table-cell>
          <table:table-cell office:value-type="float" office:value="0.204217607150345" calcext:value-type="float">
            <text:p>0.204217607150345</text:p>
          </table:table-cell>
          <table:table-cell office:value-type="float" office:value="0.317524230786849" calcext:value-type="float">
            <text:p>0.317524230786849</text:p>
          </table:table-cell>
          <table:table-cell office:value-type="string" calcext:value-type="string">
            <text:p>https://twitter.com/HippoMao/status/1607900789808275456</text:p>
          </table:table-cell>
        </table:table-row>
        <table:table-row table:style-name="ro1">
          <table:table-cell office:value-type="string" calcext:value-type="string">
            <text:p>input/data_formal_20240530-1342/meme/Hirosart__20230322T220000/0.jpg</text:p>
          </table:table-cell>
          <table:table-cell office:value-type="string" calcext:value-type="string">
            <text:p>Pattern 6</text:p>
          </table:table-cell>
          <table:table-cell office:value-type="float" office:value="0.991357622230892" calcext:value-type="float">
            <text:p>0.991357622230892</text:p>
          </table:table-cell>
          <table:table-cell office:value-type="float" office:value="0.0884358342291339" calcext:value-type="float">
            <text:p>0.0884358342291339</text:p>
          </table:table-cell>
          <table:table-cell office:value-type="float" office:value="0.369513724147351" calcext:value-type="float">
            <text:p>0.369513724147351</text:p>
          </table:table-cell>
          <table:table-cell office:value-type="string" calcext:value-type="string">
            <text:p>https://twitter.com/Hirosart_/status/1638661834713513984</text:p>
          </table:table-cell>
        </table:table-row>
        <table:table-row table:style-name="ro1">
          <table:table-cell office:value-type="string" calcext:value-type="string">
            <text:p>input/data_formal_20240530-1342/meme/HistoryHub4_20230206T155303/0.jpg</text:p>
          </table:table-cell>
          <table:table-cell office:value-type="string" calcext:value-type="string">
            <text:p>Pattern 3</text:p>
          </table:table-cell>
          <table:table-cell office:value-type="float" office:value="1.00537376383056" calcext:value-type="float">
            <text:p>1.00537376383056</text:p>
          </table:table-cell>
          <table:table-cell office:value-type="float" office:value="0.220290580443054" calcext:value-type="float">
            <text:p>0.220290580443054</text:p>
          </table:table-cell>
          <table:table-cell office:value-type="float" office:value="0.335058152405976" calcext:value-type="float">
            <text:p>0.335058152405976</text:p>
          </table:table-cell>
          <table:table-cell office:value-type="string" calcext:value-type="string">
            <text:p>https://twitter.com/HistoryHub4/status/1622624419628855307</text:p>
          </table:table-cell>
        </table:table-row>
        <table:table-row table:style-name="ro1">
          <table:table-cell office:value-type="string" calcext:value-type="string">
            <text:p>input/data_formal_20240530-1342/meme/historymemesr_20230322T192550/0.jpg</text:p>
          </table:table-cell>
          <table:table-cell office:value-type="string" calcext:value-type="string">
            <text:p>Pattern 1</text:p>
          </table:table-cell>
          <table:table-cell office:value-type="float" office:value="0.918917838592522" calcext:value-type="float">
            <text:p>0.918917838592522</text:p>
          </table:table-cell>
          <table:table-cell office:value-type="float" office:value="0.170221516749718" calcext:value-type="float">
            <text:p>0.170221516749718</text:p>
          </table:table-cell>
          <table:table-cell office:value-type="float" office:value="0.319035231407027" calcext:value-type="float">
            <text:p>0.319035231407027</text:p>
          </table:table-cell>
          <table:table-cell office:value-type="string" calcext:value-type="string">
            <text:p>https://twitter.com/dailymemeshub/status/1638623034461519873</text:p>
          </table:table-cell>
        </table:table-row>
        <table:table-row table:style-name="ro1">
          <table:table-cell office:value-type="string" calcext:value-type="string">
            <text:p>input/data_formal_20240530-1342/meme/historymemesr_20230322T192551/0.jpg</text:p>
          </table:table-cell>
          <table:table-cell office:value-type="string" calcext:value-type="string">
            <text:p>Pattern 1</text:p>
          </table:table-cell>
          <table:table-cell office:value-type="float" office:value="0.973123146521442" calcext:value-type="float">
            <text:p>0.973123146521442</text:p>
          </table:table-cell>
          <table:table-cell office:value-type="float" office:value="0.234998946884577" calcext:value-type="float">
            <text:p>0.234998946884577</text:p>
          </table:table-cell>
          <table:table-cell office:value-type="float" office:value="0.251380005530111" calcext:value-type="float">
            <text:p>0.251380005530111</text:p>
          </table:table-cell>
          <table:table-cell office:value-type="string" calcext:value-type="string">
            <text:p>https://twitter.com/dailymemeshub/status/1638623040102887424</text:p>
          </table:table-cell>
        </table:table-row>
        <table:table-row table:style-name="ro1">
          <table:table-cell office:value-type="string" calcext:value-type="string">
            <text:p>input/data_formal_20240530-1342/meme/historymemesr_20230322T192845/0.jpg</text:p>
          </table:table-cell>
          <table:table-cell office:value-type="string" calcext:value-type="string">
            <text:p>Pattern 3</text:p>
          </table:table-cell>
          <table:table-cell office:value-type="float" office:value="0.906028022007211" calcext:value-type="float">
            <text:p>0.906028022007211</text:p>
          </table:table-cell>
          <table:table-cell office:value-type="float" office:value="0.201369770517846" calcext:value-type="float">
            <text:p>0.201369770517846</text:p>
          </table:table-cell>
          <table:table-cell office:value-type="float" office:value="0.398871153200384" calcext:value-type="float">
            <text:p>0.398871153200384</text:p>
          </table:table-cell>
          <table:table-cell office:value-type="string" calcext:value-type="string">
            <text:p>https://twitter.com/dailymemeshub/status/1638623770163425280</text:p>
          </table:table-cell>
        </table:table-row>
        <table:table-row table:style-name="ro1">
          <table:table-cell office:value-type="string" calcext:value-type="string">
            <text:p>input/data_formal_20240530-1342/meme/hiwakurdstani_20230206T142342/0.jpg</text:p>
          </table:table-cell>
          <table:table-cell office:value-type="string" calcext:value-type="string">
            <text:p>Pattern 3</text:p>
          </table:table-cell>
          <table:table-cell office:value-type="float" office:value="0.901687470329124" calcext:value-type="float">
            <text:p>0.901687470329124</text:p>
          </table:table-cell>
          <table:table-cell office:value-type="float" office:value="0.385752620198671" calcext:value-type="float">
            <text:p>0.385752620198671</text:p>
          </table:table-cell>
          <table:table-cell office:value-type="float" office:value="0.461621432245277" calcext:value-type="float">
            <text:p>0.461621432245277</text:p>
          </table:table-cell>
          <table:table-cell office:value-type="string" calcext:value-type="string">
            <text:p>https://twitter.com/hiwakurdstani/status/1622601969268293633</text:p>
          </table:table-cell>
        </table:table-row>
        <table:table-row table:style-name="ro1">
          <table:table-cell office:value-type="string" calcext:value-type="string">
            <text:p>input/data_formal_20240530-1342/meme/hmdhealthcare_20230307T071044/0.jpg</text:p>
          </table:table-cell>
          <table:table-cell office:value-type="string" calcext:value-type="string">
            <text:p>Pattern 1</text:p>
          </table:table-cell>
          <table:table-cell office:value-type="float" office:value="0.949626915755642" calcext:value-type="float">
            <text:p>0.949626915755642</text:p>
          </table:table-cell>
          <table:table-cell office:value-type="float" office:value="0.167624662560468" calcext:value-type="float">
            <text:p>0.167624662560468</text:p>
          </table:table-cell>
          <table:table-cell office:value-type="float" office:value="0.312047016904419" calcext:value-type="float">
            <text:p>0.312047016904419</text:p>
          </table:table-cell>
          <table:table-cell office:value-type="string" calcext:value-type="string">
            <text:p>https://twitter.com/hmdhealthcare/status/1633002223276814337</text:p>
          </table:table-cell>
        </table:table-row>
        <table:table-row table:style-name="ro1">
          <table:table-cell office:value-type="string" calcext:value-type="string">
            <text:p>input/data_formal_20240530-1342/meme/hmdhealthcare_20230322T120905/0.jpg</text:p>
          </table:table-cell>
          <table:table-cell office:value-type="string" calcext:value-type="string">
            <text:p>Pattern 1</text:p>
          </table:table-cell>
          <table:table-cell office:value-type="float" office:value="0.936964905363222" calcext:value-type="float">
            <text:p>0.936964905363222</text:p>
          </table:table-cell>
          <table:table-cell office:value-type="float" office:value="0.111989774688988" calcext:value-type="float">
            <text:p>0.111989774688988</text:p>
          </table:table-cell>
          <table:table-cell office:value-type="float" office:value="0.288049707484812" calcext:value-type="float">
            <text:p>0.288049707484812</text:p>
          </table:table-cell>
          <table:table-cell office:value-type="string" calcext:value-type="string">
            <text:p>https://twitter.com/pravinhmd/status/1638596015472410625</text:p>
          </table:table-cell>
        </table:table-row>
        <table:table-row table:style-name="ro1">
          <table:table-cell office:value-type="string" calcext:value-type="string">
            <text:p>input/data_formal_20240530-1342/meme/HNHLA3_20230403T160805/0.jpg</text:p>
          </table:table-cell>
          <table:table-cell office:value-type="string" calcext:value-type="string">
            <text:p>Pattern 3</text:p>
          </table:table-cell>
          <table:table-cell office:value-type="float" office:value="0.873143670601168" calcext:value-type="float">
            <text:p>0.873143670601168</text:p>
          </table:table-cell>
          <table:table-cell office:value-type="float" office:value="0.0528004039683686" calcext:value-type="float">
            <text:p>0.0528004039683686</text:p>
          </table:table-cell>
          <table:table-cell office:value-type="float" office:value="0.507368944931314" calcext:value-type="float">
            <text:p>0.507368944931314</text:p>
          </table:table-cell>
          <table:table-cell office:value-type="string" calcext:value-type="string">
            <text:p>https://twitter.com/HNHLA3/status/1642921922965929986</text:p>
          </table:table-cell>
        </table:table-row>
        <table:table-row table:style-name="ro1">
          <table:table-cell office:value-type="string" calcext:value-type="string">
            <text:p>input/data_formal_20240530-1342/meme/HODL_OFFICIAL_20221227T114741/0.jpg</text:p>
          </table:table-cell>
          <table:table-cell office:value-type="string" calcext:value-type="string">
            <text:p>Pattern 6</text:p>
          </table:table-cell>
          <table:table-cell office:value-type="float" office:value="0.816997372671963" calcext:value-type="float">
            <text:p>0.816997372671963</text:p>
          </table:table-cell>
          <table:table-cell office:value-type="float" office:value="0.220810860315255" calcext:value-type="float">
            <text:p>0.220810860315255</text:p>
          </table:table-cell>
          <table:table-cell office:value-type="float" office:value="0.56953824575086" calcext:value-type="float">
            <text:p>0.56953824575086</text:p>
          </table:table-cell>
          <table:table-cell office:value-type="string" calcext:value-type="string">
            <text:p>https://twitter.com/JimmyTr04528043/status/1607951444988264453</text:p>
          </table:table-cell>
        </table:table-row>
        <table:table-row table:style-name="ro1">
          <table:table-cell office:value-type="string" calcext:value-type="string">
            <text:p>input/data_formal_20240530-1342/meme/HogeFinance_20221122T005136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Kabteni1/status/1607925552026894337</text:p>
          </table:table-cell>
        </table:table-row>
        <table:table-row table:style-name="ro1">
          <table:table-cell office:value-type="string" calcext:value-type="string">
            <text:p>input/data_formal_20240530-1342/meme/HogeFinance_20230109T113426/0.jpg</text:p>
          </table:table-cell>
          <table:table-cell office:value-type="string" calcext:value-type="string">
            <text:p>Pattern 3</text:p>
          </table:table-cell>
          <table:table-cell office:value-type="float" office:value="0.909898510098766" calcext:value-type="float">
            <text:p>0.909898510098766</text:p>
          </table:table-cell>
          <table:table-cell office:value-type="float" office:value="0.346877255183137" calcext:value-type="float">
            <text:p>0.346877255183137</text:p>
          </table:table-cell>
          <table:table-cell office:value-type="float" office:value="0.297200624479053" calcext:value-type="float">
            <text:p>0.297200624479053</text:p>
          </table:table-cell>
          <table:table-cell office:value-type="string" calcext:value-type="string">
            <text:p>https://twitter.com/nighscreamz/status/1613320171497611264</text:p>
          </table:table-cell>
        </table:table-row>
        <table:table-row table:style-name="ro1">
          <table:table-cell office:value-type="string" calcext:value-type="string">
            <text:p>input/data_formal_20240530-1342/meme/HogeFunShop_20230111T02500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looneycorp/status/1613323279200301056</text:p>
          </table:table-cell>
        </table:table-row>
        <table:table-row table:style-name="ro1">
          <table:table-cell office:value-type="string" calcext:value-type="string">
            <text:p>input/data_formal_20240530-1342/meme/HogeGaming_20230105T214607/0.jpg</text:p>
          </table:table-cell>
          <table:table-cell office:value-type="string" calcext:value-type="string">
            <text:p>Pattern 3</text:p>
          </table:table-cell>
          <table:table-cell office:value-type="float" office:value="0.939434328374881" calcext:value-type="float">
            <text:p>0.939434328374881</text:p>
          </table:table-cell>
          <table:table-cell office:value-type="float" office:value="0.285737629221799" calcext:value-type="float">
            <text:p>0.285737629221799</text:p>
          </table:table-cell>
          <table:table-cell office:value-type="float" office:value="0.308591359989007" calcext:value-type="float">
            <text:p>0.308591359989007</text:p>
          </table:table-cell>
          <table:table-cell office:value-type="string" calcext:value-type="string">
            <text:p>https://twitter.com/TheMJ92826688/status/1611240345500622848</text:p>
          </table:table-cell>
        </table:table-row>
        <table:table-row table:style-name="ro1">
          <table:table-cell office:value-type="string" calcext:value-type="string">
            <text:p>input/data_formal_20240530-1342/meme/HolidaySwapApp_20230103T19301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Bigwingarr/status/1610981686459912195</text:p>
          </table:table-cell>
        </table:table-row>
        <table:table-row table:style-name="ro1">
          <table:table-cell office:value-type="string" calcext:value-type="string">
            <text:p>input/data_formal_20240530-1342/meme/HolidaySwapApp_20230103T193018/1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Bigwingarr/status/1610981686459912195</text:p>
          </table:table-cell>
        </table:table-row>
        <table:table-row table:style-name="ro1">
          <table:table-cell office:value-type="string" calcext:value-type="string">
            <text:p>input/data_formal_20240530-1342/meme/HolidaySwapApp_20230103T193018/2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Bigwingarr/status/1610981686459912195</text:p>
          </table:table-cell>
        </table:table-row>
        <table:table-row table:style-name="ro1">
          <table:table-cell office:value-type="string" calcext:value-type="string">
            <text:p>input/data_formal_20240530-1342/meme/HolidaySwapApp_20230104T151017/0.jpg</text:p>
          </table:table-cell>
          <table:table-cell office:value-type="string" calcext:value-type="string">
            <text:p>Pattern 1</text:p>
          </table:table-cell>
          <table:table-cell office:value-type="float" office:value="0.932735080688348" calcext:value-type="float">
            <text:p>0.932735080688348</text:p>
          </table:table-cell>
          <table:table-cell office:value-type="float" office:value="0.225607767904394" calcext:value-type="float">
            <text:p>0.225607767904394</text:p>
          </table:table-cell>
          <table:table-cell office:value-type="float" office:value="0.231344741665187" calcext:value-type="float">
            <text:p>0.231344741665187</text:p>
          </table:table-cell>
          <table:table-cell office:value-type="string" calcext:value-type="string">
            <text:p>https://twitter.com/winterlily0/status/1610981336566861831</text:p>
          </table:table-cell>
        </table:table-row>
        <table:table-row table:style-name="ro1">
          <table:table-cell office:value-type="string" calcext:value-type="string">
            <text:p>input/data_formal_20240530-1342/meme/holistic_invest_20230123T052231/0.jpg</text:p>
          </table:table-cell>
          <table:table-cell office:value-type="string" calcext:value-type="string">
            <text:p>Pattern 6</text:p>
          </table:table-cell>
          <table:table-cell office:value-type="float" office:value="0.96483714513158" calcext:value-type="float">
            <text:p>0.96483714513158</text:p>
          </table:table-cell>
          <table:table-cell office:value-type="float" office:value="0.18863843905347" calcext:value-type="float">
            <text:p>0.18863843905347</text:p>
          </table:table-cell>
          <table:table-cell office:value-type="float" office:value="0.557965208234129" calcext:value-type="float">
            <text:p>0.557965208234129</text:p>
          </table:table-cell>
          <table:table-cell office:value-type="string" calcext:value-type="string">
            <text:p>https://twitter.com/t_raajan/status/1617392547449688064</text:p>
          </table:table-cell>
        </table:table-row>
        <table:table-row table:style-name="ro1">
          <table:table-cell office:value-type="string" calcext:value-type="string">
            <text:p>input/data_formal_20240530-1342/meme/holyrittte_20230307T070402/0.jpg</text:p>
          </table:table-cell>
          <table:table-cell office:value-type="string" calcext:value-type="string">
            <text:p>Pattern 3</text:p>
          </table:table-cell>
          <table:table-cell office:value-type="float" office:value="0.913194798856769" calcext:value-type="float">
            <text:p>0.913194798856769</text:p>
          </table:table-cell>
          <table:table-cell office:value-type="float" office:value="0.217933463058043" calcext:value-type="float">
            <text:p>0.217933463058043</text:p>
          </table:table-cell>
          <table:table-cell office:value-type="float" office:value="0.344216164528186" calcext:value-type="float">
            <text:p>0.344216164528186</text:p>
          </table:table-cell>
          <table:table-cell office:value-type="string" calcext:value-type="string">
            <text:p>https://twitter.com/holyrittte/status/1633000537250578433</text:p>
          </table:table-cell>
        </table:table-row>
        <table:table-row table:style-name="ro1">
          <table:table-cell office:value-type="string" calcext:value-type="string">
            <text:p>input/data_formal_20240530-1342/meme/HooprOfficial_20230106T054917/0.jpg</text:p>
          </table:table-cell>
          <table:table-cell office:value-type="string" calcext:value-type="string">
            <text:p>Pattern 4</text:p>
          </table:table-cell>
          <table:table-cell office:value-type="float" office:value="0.698130033943013" calcext:value-type="float">
            <text:p>0.698130033943013</text:p>
          </table:table-cell>
          <table:table-cell office:value-type="float" office:value="0.107551194549885" calcext:value-type="float">
            <text:p>0.107551194549885</text:p>
          </table:table-cell>
          <table:table-cell office:value-type="float" office:value="0.722056828135254" calcext:value-type="float">
            <text:p>0.722056828135254</text:p>
          </table:table-cell>
          <table:table-cell office:value-type="string" calcext:value-type="string">
            <text:p>https://twitter.com/mr_V_of_DV/status/1611278202135252993</text:p>
          </table:table-cell>
        </table:table-row>
        <table:table-row table:style-name="ro1">
          <table:table-cell office:value-type="string" calcext:value-type="string">
            <text:p>input/data_formal_20240530-1342/meme/HopalongAsks_20230126T093930/0.jpg</text:p>
          </table:table-cell>
          <table:table-cell office:value-type="string" calcext:value-type="string">
            <text:p>Pattern 6</text:p>
          </table:table-cell>
          <table:table-cell office:value-type="float" office:value="0.894435044253598" calcext:value-type="float">
            <text:p>0.894435044253598</text:p>
          </table:table-cell>
          <table:table-cell office:value-type="float" office:value="0.156643133860023" calcext:value-type="float">
            <text:p>0.156643133860023</text:p>
          </table:table-cell>
          <table:table-cell office:value-type="float" office:value="0.5184455616194" calcext:value-type="float">
            <text:p>0.5184455616194</text:p>
          </table:table-cell>
          <table:table-cell office:value-type="string" calcext:value-type="string">
            <text:p>https://twitter.com/HopalongAsks/status/1618544145416744960</text:p>
          </table:table-cell>
        </table:table-row>
        <table:table-row table:style-name="ro1">
          <table:table-cell office:value-type="string" calcext:value-type="string">
            <text:p>input/data_formal_20240530-1342/meme/HopalongAsks_20230127T003302/0.jpg</text:p>
          </table:table-cell>
          <table:table-cell office:value-type="string" calcext:value-type="string">
            <text:p>Pattern 1</text:p>
          </table:table-cell>
          <table:table-cell office:value-type="float" office:value="0.951447473281984" calcext:value-type="float">
            <text:p>0.951447473281984</text:p>
          </table:table-cell>
          <table:table-cell office:value-type="float" office:value="0.166221161226963" calcext:value-type="float">
            <text:p>0.166221161226963</text:p>
          </table:table-cell>
          <table:table-cell office:value-type="float" office:value="0.360702424451177" calcext:value-type="float">
            <text:p>0.360702424451177</text:p>
          </table:table-cell>
          <table:table-cell office:value-type="string" calcext:value-type="string">
            <text:p>https://twitter.com/HopalongAsks/status/1618769011067727872</text:p>
          </table:table-cell>
        </table:table-row>
        <table:table-row table:style-name="ro1">
          <table:table-cell office:value-type="string" calcext:value-type="string">
            <text:p>input/data_formal_20240530-1342/meme/HopalongAsks_20230127T092422/0.jpg</text:p>
          </table:table-cell>
          <table:table-cell office:value-type="string" calcext:value-type="string">
            <text:p>Pattern 6</text:p>
          </table:table-cell>
          <table:table-cell office:value-type="float" office:value="0.935223532539221" calcext:value-type="float">
            <text:p>0.935223532539221</text:p>
          </table:table-cell>
          <table:table-cell office:value-type="float" office:value="0.136290489280745" calcext:value-type="float">
            <text:p>0.136290489280745</text:p>
          </table:table-cell>
          <table:table-cell office:value-type="float" office:value="0.462105844714941" calcext:value-type="float">
            <text:p>0.462105844714941</text:p>
          </table:table-cell>
          <table:table-cell office:value-type="string" calcext:value-type="string">
            <text:p>https://twitter.com/osmanlisizi/status/1618903926249754625</text:p>
          </table:table-cell>
        </table:table-row>
        <table:table-row table:style-name="ro1">
          <table:table-cell office:value-type="string" calcext:value-type="string">
            <text:p>input/data_formal_20240530-1342/meme/HopalongAsks_20230307T091936/0.jpg</text:p>
          </table:table-cell>
          <table:table-cell office:value-type="string" calcext:value-type="string">
            <text:p>Pattern 1</text:p>
          </table:table-cell>
          <table:table-cell office:value-type="float" office:value="0.985548211936716" calcext:value-type="float">
            <text:p>0.985548211936716</text:p>
          </table:table-cell>
          <table:table-cell office:value-type="float" office:value="0.154124129166413" calcext:value-type="float">
            <text:p>0.154124129166413</text:p>
          </table:table-cell>
          <table:table-cell office:value-type="float" office:value="0.267215784889844" calcext:value-type="float">
            <text:p>0.267215784889844</text:p>
          </table:table-cell>
          <table:table-cell office:value-type="string" calcext:value-type="string">
            <text:p>https://twitter.com/HopalongAsks/status/1633034653475979269</text:p>
          </table:table-cell>
        </table:table-row>
        <table:table-row table:style-name="ro1">
          <table:table-cell office:value-type="string" calcext:value-type="string">
            <text:p>input/data_formal_20240530-1342/meme/Horseshoe_Party_20220612T221622/0.jpg</text:p>
          </table:table-cell>
          <table:table-cell office:value-type="string" calcext:value-type="string">
            <text:p>Pattern 3</text:p>
          </table:table-cell>
          <table:table-cell office:value-type="float" office:value="0.938790604229171" calcext:value-type="float">
            <text:p>0.938790604229171</text:p>
          </table:table-cell>
          <table:table-cell office:value-type="float" office:value="0.130764086401923" calcext:value-type="float">
            <text:p>0.130764086401923</text:p>
          </table:table-cell>
          <table:table-cell office:value-type="float" office:value="0.632591706483251" calcext:value-type="float">
            <text:p>0.632591706483251</text:p>
          </table:table-cell>
          <table:table-cell office:value-type="string" calcext:value-type="string">
            <text:p>https://twitter.com/Horseshoe_Party/status/1638664493306724352</text:p>
          </table:table-cell>
        </table:table-row>
        <table:table-row table:style-name="ro1">
          <table:table-cell office:value-type="string" calcext:value-type="string">
            <text:p>input/data_formal_20240530-1342/meme/hoskytoken_20230314T145821/0.jpg</text:p>
          </table:table-cell>
          <table:table-cell office:value-type="string" calcext:value-type="string">
            <text:p>Pattern 6</text:p>
          </table:table-cell>
          <table:table-cell office:value-type="float" office:value="0.868834479670464" calcext:value-type="float">
            <text:p>0.868834479670464</text:p>
          </table:table-cell>
          <table:table-cell office:value-type="float" office:value="0.0614836424701012" calcext:value-type="float">
            <text:p>0.0614836424701012</text:p>
          </table:table-cell>
          <table:table-cell office:value-type="float" office:value="0.510546151430032" calcext:value-type="float">
            <text:p>0.510546151430032</text:p>
          </table:table-cell>
          <table:table-cell office:value-type="string" calcext:value-type="string">
            <text:p>https://twitter.com/TobiasFancee/status/1636154234566500355</text:p>
          </table:table-cell>
        </table:table-row>
        <table:table-row table:style-name="ro1">
          <table:table-cell office:value-type="string" calcext:value-type="string">
            <text:p>input/data_formal_20240530-1342/meme/hriconsultants_20230307T070100/0.jpg</text:p>
          </table:table-cell>
          <table:table-cell office:value-type="string" calcext:value-type="string">
            <text:p>Pattern 6</text:p>
          </table:table-cell>
          <table:table-cell office:value-type="float" office:value="0.926702997557571" calcext:value-type="float">
            <text:p>0.926702997557571</text:p>
          </table:table-cell>
          <table:table-cell office:value-type="float" office:value="0.132216313963655" calcext:value-type="float">
            <text:p>0.132216313963655</text:p>
          </table:table-cell>
          <table:table-cell office:value-type="float" office:value="0.604747618360505" calcext:value-type="float">
            <text:p>0.604747618360505</text:p>
          </table:table-cell>
          <table:table-cell office:value-type="string" calcext:value-type="string">
            <text:p>https://twitter.com/hriconsultants/status/1632999774600167425</text:p>
          </table:table-cell>
        </table:table-row>
        <table:table-row table:style-name="ro1">
          <table:table-cell office:value-type="string" calcext:value-type="string">
            <text:p>input/data_formal_20240530-1342/meme/HRinAsia_20221228T025841/0.jpg</text:p>
          </table:table-cell>
          <table:table-cell office:value-type="string" calcext:value-type="string">
            <text:p>Pattern 1</text:p>
          </table:table-cell>
          <table:table-cell office:value-type="float" office:value="0.90419679917513" calcext:value-type="float">
            <text:p>0.90419679917513</text:p>
          </table:table-cell>
          <table:table-cell office:value-type="float" office:value="0.162204188474131" calcext:value-type="float">
            <text:p>0.162204188474131</text:p>
          </table:table-cell>
          <table:table-cell office:value-type="float" office:value="0.421975622206521" calcext:value-type="float">
            <text:p>0.421975622206521</text:p>
          </table:table-cell>
          <table:table-cell office:value-type="string" calcext:value-type="string">
            <text:p>https://twitter.com/HRinAsia/status/1607934032477667329</text:p>
          </table:table-cell>
        </table:table-row>
        <table:table-row table:style-name="ro1">
          <table:table-cell office:value-type="string" calcext:value-type="string">
            <text:p>input/data_formal_20240530-1342/meme/HrynewichZane_20221228T020046/0.jpg</text:p>
          </table:table-cell>
          <table:table-cell office:value-type="string" calcext:value-type="string">
            <text:p>Pattern 1</text:p>
          </table:table-cell>
          <table:table-cell office:value-type="float" office:value="0.916105608768525" calcext:value-type="float">
            <text:p>0.916105608768525</text:p>
          </table:table-cell>
          <table:table-cell office:value-type="float" office:value="0.226150185050726" calcext:value-type="float">
            <text:p>0.226150185050726</text:p>
          </table:table-cell>
          <table:table-cell office:value-type="float" office:value="0.312113674571771" calcext:value-type="float">
            <text:p>0.312113674571771</text:p>
          </table:table-cell>
          <table:table-cell office:value-type="string" calcext:value-type="string">
            <text:p>https://twitter.com/HrynewichZane/status/1607919457183170562</text:p>
          </table:table-cell>
        </table:table-row>
        <table:table-row table:style-name="ro1">
          <table:table-cell office:value-type="string" calcext:value-type="string">
            <text:p>input/data_formal_20240530-1342/meme/htcity_20230403T144430/0.jpg</text:p>
          </table:table-cell>
          <table:table-cell office:value-type="string" calcext:value-type="string">
            <text:p>Pattern 3</text:p>
          </table:table-cell>
          <table:table-cell office:value-type="float" office:value="0.906505634439873" calcext:value-type="float">
            <text:p>0.906505634439873</text:p>
          </table:table-cell>
          <table:table-cell office:value-type="float" office:value="0.190106443413729" calcext:value-type="float">
            <text:p>0.190106443413729</text:p>
          </table:table-cell>
          <table:table-cell office:value-type="float" office:value="0.401474257899611" calcext:value-type="float">
            <text:p>0.401474257899611</text:p>
          </table:table-cell>
          <table:table-cell office:value-type="string" calcext:value-type="string">
            <text:p>https://twitter.com/htcity/status/1642900889743806464</text:p>
          </table:table-cell>
        </table:table-row>
        <table:table-row table:style-name="ro1">
          <table:table-cell office:value-type="string" calcext:value-type="string">
            <text:p>input/data_formal_20240530-1342/meme/htcity_20230403T144430/1.jpg</text:p>
          </table:table-cell>
          <table:table-cell office:value-type="string" calcext:value-type="string">
            <text:p>Pattern 1</text:p>
          </table:table-cell>
          <table:table-cell office:value-type="float" office:value="0.935763240338827" calcext:value-type="float">
            <text:p>0.935763240338827</text:p>
          </table:table-cell>
          <table:table-cell office:value-type="float" office:value="0.211166349741871" calcext:value-type="float">
            <text:p>0.211166349741871</text:p>
          </table:table-cell>
          <table:table-cell office:value-type="float" office:value="0.237555508544019" calcext:value-type="float">
            <text:p>0.237555508544019</text:p>
          </table:table-cell>
          <table:table-cell office:value-type="string" calcext:value-type="string">
            <text:p>https://twitter.com/htcity/status/1642900889743806464</text:p>
          </table:table-cell>
        </table:table-row>
        <table:table-row table:style-name="ro1">
          <table:table-cell office:value-type="string" calcext:value-type="string">
            <text:p>input/data_formal_20240530-1342/meme/htcity_20230403T144430/2.jpg</text:p>
          </table:table-cell>
          <table:table-cell office:value-type="string" calcext:value-type="string">
            <text:p>Pattern 6</text:p>
          </table:table-cell>
          <table:table-cell office:value-type="float" office:value="0.883649037300395" calcext:value-type="float">
            <text:p>0.883649037300395</text:p>
          </table:table-cell>
          <table:table-cell office:value-type="float" office:value="0.207095597476183" calcext:value-type="float">
            <text:p>0.207095597476183</text:p>
          </table:table-cell>
          <table:table-cell office:value-type="float" office:value="0.463036570373486" calcext:value-type="float">
            <text:p>0.463036570373486</text:p>
          </table:table-cell>
          <table:table-cell office:value-type="string" calcext:value-type="string">
            <text:p>https://twitter.com/htcity/status/1642900889743806464</text:p>
          </table:table-cell>
        </table:table-row>
        <table:table-row table:style-name="ro1">
          <table:table-cell office:value-type="string" calcext:value-type="string">
            <text:p>input/data_formal_20240530-1342/meme/htcity_20230403T144430/3.jpg</text:p>
          </table:table-cell>
          <table:table-cell office:value-type="string" calcext:value-type="string">
            <text:p>Pattern 6</text:p>
          </table:table-cell>
          <table:table-cell office:value-type="float" office:value="0.862198497422575" calcext:value-type="float">
            <text:p>0.862198497422575</text:p>
          </table:table-cell>
          <table:table-cell office:value-type="float" office:value="0.17109899952051" calcext:value-type="float">
            <text:p>0.17109899952051</text:p>
          </table:table-cell>
          <table:table-cell office:value-type="float" office:value="0.557850029760624" calcext:value-type="float">
            <text:p>0.557850029760624</text:p>
          </table:table-cell>
          <table:table-cell office:value-type="string" calcext:value-type="string">
            <text:p>https://twitter.com/htcity/status/1642900889743806464</text:p>
          </table:table-cell>
        </table:table-row>
        <table:table-row table:style-name="ro1">
          <table:table-cell office:value-type="string" calcext:value-type="string">
            <text:p>input/data_formal_20240530-1342/meme/hub_insane_20230226T023056/0.jpg</text:p>
          </table:table-cell>
          <table:table-cell office:value-type="string" calcext:value-type="string">
            <text:p>Pattern 1</text:p>
          </table:table-cell>
          <table:table-cell office:value-type="float" office:value="0.908521618541456" calcext:value-type="float">
            <text:p>0.908521618541456</text:p>
          </table:table-cell>
          <table:table-cell office:value-type="float" office:value="0.14640395496154" calcext:value-type="float">
            <text:p>0.14640395496154</text:p>
          </table:table-cell>
          <table:table-cell office:value-type="float" office:value="0.262817602022472" calcext:value-type="float">
            <text:p>0.262817602022472</text:p>
          </table:table-cell>
          <table:table-cell office:value-type="string" calcext:value-type="string">
            <text:p>https://twitter.com/hub_insane/status/1629670318049722371</text:p>
          </table:table-cell>
        </table:table-row>
        <table:table-row table:style-name="ro1">
          <table:table-cell office:value-type="string" calcext:value-type="string">
            <text:p>input/data_formal_20240530-1342/meme/hub_insane_20230226T023420/0.jpg</text:p>
          </table:table-cell>
          <table:table-cell office:value-type="string" calcext:value-type="string">
            <text:p>Pattern 1</text:p>
          </table:table-cell>
          <table:table-cell office:value-type="float" office:value="0.882950217749033" calcext:value-type="float">
            <text:p>0.882950217749033</text:p>
          </table:table-cell>
          <table:table-cell office:value-type="float" office:value="0.181837151493282" calcext:value-type="float">
            <text:p>0.181837151493282</text:p>
          </table:table-cell>
          <table:table-cell office:value-type="float" office:value="0.38545288206955" calcext:value-type="float">
            <text:p>0.38545288206955</text:p>
          </table:table-cell>
          <table:table-cell office:value-type="string" calcext:value-type="string">
            <text:p>https://twitter.com/hub_insane/status/1629671175038324738</text:p>
          </table:table-cell>
        </table:table-row>
        <table:table-row table:style-name="ro1">
          <table:table-cell office:value-type="string" calcext:value-type="string">
            <text:p>input/data_formal_20240530-1342/meme/hub_insane_20230226T023623/0.jpg</text:p>
          </table:table-cell>
          <table:table-cell office:value-type="string" calcext:value-type="string">
            <text:p>Pattern 6</text:p>
          </table:table-cell>
          <table:table-cell office:value-type="float" office:value="0.981209851158959" calcext:value-type="float">
            <text:p>0.981209851158959</text:p>
          </table:table-cell>
          <table:table-cell office:value-type="float" office:value="0.1029093162058" calcext:value-type="float">
            <text:p>0.1029093162058</text:p>
          </table:table-cell>
          <table:table-cell office:value-type="float" office:value="0.497841847109305" calcext:value-type="float">
            <text:p>0.497841847109305</text:p>
          </table:table-cell>
          <table:table-cell office:value-type="string" calcext:value-type="string">
            <text:p>https://twitter.com/hub_insane/status/1629671689255784449</text:p>
          </table:table-cell>
        </table:table-row>
        <table:table-row table:style-name="ro1">
          <table:table-cell office:value-type="string" calcext:value-type="string">
            <text:p>input/data_formal_20240530-1342/meme/hub_insane_20230226T023843/0.jpg</text:p>
          </table:table-cell>
          <table:table-cell office:value-type="string" calcext:value-type="string">
            <text:p>Pattern 1</text:p>
          </table:table-cell>
          <table:table-cell office:value-type="float" office:value="0.933090730678212" calcext:value-type="float">
            <text:p>0.933090730678212</text:p>
          </table:table-cell>
          <table:table-cell office:value-type="float" office:value="0.168112062831778" calcext:value-type="float">
            <text:p>0.168112062831778</text:p>
          </table:table-cell>
          <table:table-cell office:value-type="float" office:value="0.404815375613422" calcext:value-type="float">
            <text:p>0.404815375613422</text:p>
          </table:table-cell>
          <table:table-cell office:value-type="string" calcext:value-type="string">
            <text:p>https://twitter.com/hub_insane/status/1629672278064791552</text:p>
          </table:table-cell>
        </table:table-row>
        <table:table-row table:style-name="ro1">
          <table:table-cell office:value-type="string" calcext:value-type="string">
            <text:p>input/data_formal_20240530-1342/meme/hub_insane_20230226T024023/0.jpg</text:p>
          </table:table-cell>
          <table:table-cell office:value-type="string" calcext:value-type="string">
            <text:p>Pattern 1</text:p>
          </table:table-cell>
          <table:table-cell office:value-type="float" office:value="0.942347661064713" calcext:value-type="float">
            <text:p>0.942347661064713</text:p>
          </table:table-cell>
          <table:table-cell office:value-type="float" office:value="0.133225951596495" calcext:value-type="float">
            <text:p>0.133225951596495</text:p>
          </table:table-cell>
          <table:table-cell office:value-type="float" office:value="0.176114475841397" calcext:value-type="float">
            <text:p>0.176114475841397</text:p>
          </table:table-cell>
          <table:table-cell office:value-type="string" calcext:value-type="string">
            <text:p>https://twitter.com/hub_insane/status/1629672696421429248</text:p>
          </table:table-cell>
        </table:table-row>
        <table:table-row table:style-name="ro1">
          <table:table-cell office:value-type="string" calcext:value-type="string">
            <text:p>input/data_formal_20240530-1342/meme/hub_insane_20230226T024202/0.jpg</text:p>
          </table:table-cell>
          <table:table-cell office:value-type="string" calcext:value-type="string">
            <text:p>Pattern 1</text:p>
          </table:table-cell>
          <table:table-cell office:value-type="float" office:value="0.924062221821483" calcext:value-type="float">
            <text:p>0.924062221821483</text:p>
          </table:table-cell>
          <table:table-cell office:value-type="float" office:value="0.194354138815622" calcext:value-type="float">
            <text:p>0.194354138815622</text:p>
          </table:table-cell>
          <table:table-cell office:value-type="float" office:value="0.28690410053318" calcext:value-type="float">
            <text:p>0.28690410053318</text:p>
          </table:table-cell>
          <table:table-cell office:value-type="string" calcext:value-type="string">
            <text:p>https://twitter.com/hub_insane/status/1629673112337014784</text:p>
          </table:table-cell>
        </table:table-row>
        <table:table-row table:style-name="ro1">
          <table:table-cell office:value-type="string" calcext:value-type="string">
            <text:p>input/data_formal_20240530-1342/meme/hub_insane_20230226T041831/0.jpg</text:p>
          </table:table-cell>
          <table:table-cell office:value-type="string" calcext:value-type="string">
            <text:p>Pattern 3</text:p>
          </table:table-cell>
          <table:table-cell office:value-type="float" office:value="0.989704521291059" calcext:value-type="float">
            <text:p>0.989704521291059</text:p>
          </table:table-cell>
          <table:table-cell office:value-type="float" office:value="0.165071809578866" calcext:value-type="float">
            <text:p>0.165071809578866</text:p>
          </table:table-cell>
          <table:table-cell office:value-type="float" office:value="0.455595191135512" calcext:value-type="float">
            <text:p>0.455595191135512</text:p>
          </table:table-cell>
          <table:table-cell office:value-type="string" calcext:value-type="string">
            <text:p>https://twitter.com/hub_insane/status/1629697393406128134</text:p>
          </table:table-cell>
        </table:table-row>
        <table:table-row table:style-name="ro1">
          <table:table-cell office:value-type="string" calcext:value-type="string">
            <text:p>input/data_formal_20240530-1342/meme/hub_insane_20230226T042045/0.jpg</text:p>
          </table:table-cell>
          <table:table-cell office:value-type="string" calcext:value-type="string">
            <text:p>Pattern 1</text:p>
          </table:table-cell>
          <table:table-cell office:value-type="float" office:value="0.950136966655187" calcext:value-type="float">
            <text:p>0.950136966655187</text:p>
          </table:table-cell>
          <table:table-cell office:value-type="float" office:value="0.160081599143716" calcext:value-type="float">
            <text:p>0.160081599143716</text:p>
          </table:table-cell>
          <table:table-cell office:value-type="float" office:value="0.196201878535847" calcext:value-type="float">
            <text:p>0.196201878535847</text:p>
          </table:table-cell>
          <table:table-cell office:value-type="string" calcext:value-type="string">
            <text:p>https://twitter.com/hub_insane/status/1629697956847976448</text:p>
          </table:table-cell>
        </table:table-row>
        <table:table-row table:style-name="ro1">
          <table:table-cell office:value-type="string" calcext:value-type="string">
            <text:p>input/data_formal_20240530-1342/meme/hub_insane_20230226T042408/0.jpg</text:p>
          </table:table-cell>
          <table:table-cell office:value-type="string" calcext:value-type="string">
            <text:p>Pattern 6</text:p>
          </table:table-cell>
          <table:table-cell office:value-type="float" office:value="0.977866585955002" calcext:value-type="float">
            <text:p>0.977866585955002</text:p>
          </table:table-cell>
          <table:table-cell office:value-type="float" office:value="0.167415666165077" calcext:value-type="float">
            <text:p>0.167415666165077</text:p>
          </table:table-cell>
          <table:table-cell office:value-type="float" office:value="0.422322899324555" calcext:value-type="float">
            <text:p>0.422322899324555</text:p>
          </table:table-cell>
          <table:table-cell office:value-type="string" calcext:value-type="string">
            <text:p>https://twitter.com/hub_insane/status/1629698808413327360</text:p>
          </table:table-cell>
        </table:table-row>
        <table:table-row table:style-name="ro1">
          <table:table-cell office:value-type="string" calcext:value-type="string">
            <text:p>input/data_formal_20240530-1342/meme/hub_insane_20230226T042655/0.jpg</text:p>
          </table:table-cell>
          <table:table-cell office:value-type="string" calcext:value-type="string">
            <text:p>Pattern 3</text:p>
          </table:table-cell>
          <table:table-cell office:value-type="float" office:value="0.877938413303013" calcext:value-type="float">
            <text:p>0.877938413303013</text:p>
          </table:table-cell>
          <table:table-cell office:value-type="float" office:value="0.111241554226908" calcext:value-type="float">
            <text:p>0.111241554226908</text:p>
          </table:table-cell>
          <table:table-cell office:value-type="float" office:value="0.409553855990846" calcext:value-type="float">
            <text:p>0.409553855990846</text:p>
          </table:table-cell>
          <table:table-cell office:value-type="string" calcext:value-type="string">
            <text:p>https://twitter.com/hub_insane/status/1629699507175976960</text:p>
          </table:table-cell>
        </table:table-row>
        <table:table-row table:style-name="ro1">
          <table:table-cell office:value-type="string" calcext:value-type="string">
            <text:p>input/data_formal_20240530-1342/meme/hub_insane_20230226T042839/0.jpg</text:p>
          </table:table-cell>
          <table:table-cell office:value-type="string" calcext:value-type="string">
            <text:p>Pattern 6</text:p>
          </table:table-cell>
          <table:table-cell office:value-type="float" office:value="0.860635313668387" calcext:value-type="float">
            <text:p>0.860635313668387</text:p>
          </table:table-cell>
          <table:table-cell office:value-type="float" office:value="0.165709244121174" calcext:value-type="float">
            <text:p>0.165709244121174</text:p>
          </table:table-cell>
          <table:table-cell office:value-type="float" office:value="0.512853506962191" calcext:value-type="float">
            <text:p>0.512853506962191</text:p>
          </table:table-cell>
          <table:table-cell office:value-type="string" calcext:value-type="string">
            <text:p>https://twitter.com/hub_insane/status/1629699941391278081</text:p>
          </table:table-cell>
        </table:table-row>
        <table:table-row table:style-name="ro1">
          <table:table-cell office:value-type="string" calcext:value-type="string">
            <text:p>input/data_formal_20240530-1342/meme/hub_insane_20230226T043121/0.jpg</text:p>
          </table:table-cell>
          <table:table-cell office:value-type="string" calcext:value-type="string">
            <text:p>Pattern 1</text:p>
          </table:table-cell>
          <table:table-cell office:value-type="float" office:value="0.947972533801614" calcext:value-type="float">
            <text:p>0.947972533801614</text:p>
          </table:table-cell>
          <table:table-cell office:value-type="float" office:value="0.0802049038670819" calcext:value-type="float">
            <text:p>0.0802049038670819</text:p>
          </table:table-cell>
          <table:table-cell office:value-type="float" office:value="0.33311285934806" calcext:value-type="float">
            <text:p>0.33311285934806</text:p>
          </table:table-cell>
          <table:table-cell office:value-type="string" calcext:value-type="string">
            <text:p>https://twitter.com/hub_insane/status/1629700622718218240</text:p>
          </table:table-cell>
        </table:table-row>
        <table:table-row table:style-name="ro1">
          <table:table-cell office:value-type="string" calcext:value-type="string">
            <text:p>input/data_formal_20240530-1342/meme/hub_insane_20230226T043401/0.jpg</text:p>
          </table:table-cell>
          <table:table-cell office:value-type="string" calcext:value-type="string">
            <text:p>Pattern 1</text:p>
          </table:table-cell>
          <table:table-cell office:value-type="float" office:value="0.885651402314833" calcext:value-type="float">
            <text:p>0.885651402314833</text:p>
          </table:table-cell>
          <table:table-cell office:value-type="float" office:value="0.0899366163778882" calcext:value-type="float">
            <text:p>0.0899366163778882</text:p>
          </table:table-cell>
          <table:table-cell office:value-type="float" office:value="0.0397866513867842" calcext:value-type="float">
            <text:p>0.0397866513867842</text:p>
          </table:table-cell>
          <table:table-cell office:value-type="string" calcext:value-type="string">
            <text:p>https://twitter.com/hub_insane/status/1629701292057849856</text:p>
          </table:table-cell>
        </table:table-row>
        <table:table-row table:style-name="ro1">
          <table:table-cell office:value-type="string" calcext:value-type="string">
            <text:p>input/data_formal_20240530-1342/meme/hub_insane_20230226T043452/0.jpg</text:p>
          </table:table-cell>
          <table:table-cell office:value-type="string" calcext:value-type="string">
            <text:p>Pattern 6</text:p>
          </table:table-cell>
          <table:table-cell office:value-type="float" office:value="0.876153743860576" calcext:value-type="float">
            <text:p>0.876153743860576</text:p>
          </table:table-cell>
          <table:table-cell office:value-type="float" office:value="0.172221417573732" calcext:value-type="float">
            <text:p>0.172221417573732</text:p>
          </table:table-cell>
          <table:table-cell office:value-type="float" office:value="0.325262138541993" calcext:value-type="float">
            <text:p>0.325262138541993</text:p>
          </table:table-cell>
          <table:table-cell office:value-type="string" calcext:value-type="string">
            <text:p>https://twitter.com/hub_insane/status/1629701509146640384</text:p>
          </table:table-cell>
        </table:table-row>
        <table:table-row table:style-name="ro1">
          <table:table-cell office:value-type="string" calcext:value-type="string">
            <text:p>input/data_formal_20240530-1342/meme/hub_insane_20230226T053513/0.jpg</text:p>
          </table:table-cell>
          <table:table-cell office:value-type="string" calcext:value-type="string">
            <text:p>Pattern 6</text:p>
          </table:table-cell>
          <table:table-cell office:value-type="float" office:value="0.916547418453479" calcext:value-type="float">
            <text:p>0.916547418453479</text:p>
          </table:table-cell>
          <table:table-cell office:value-type="float" office:value="0.218698080160344" calcext:value-type="float">
            <text:p>0.218698080160344</text:p>
          </table:table-cell>
          <table:table-cell office:value-type="float" office:value="0.291164955671942" calcext:value-type="float">
            <text:p>0.291164955671942</text:p>
          </table:table-cell>
          <table:table-cell office:value-type="string" calcext:value-type="string">
            <text:p>https://twitter.com/hub_insane/status/1629716694053830657</text:p>
          </table:table-cell>
        </table:table-row>
        <table:table-row table:style-name="ro1">
          <table:table-cell office:value-type="string" calcext:value-type="string">
            <text:p>input/data_formal_20240530-1342/meme/hub_insane_20230226T053656/0.jpg</text:p>
          </table:table-cell>
          <table:table-cell office:value-type="string" calcext:value-type="string">
            <text:p>Pattern 3</text:p>
          </table:table-cell>
          <table:table-cell office:value-type="float" office:value="0.904507739270615" calcext:value-type="float">
            <text:p>0.904507739270615</text:p>
          </table:table-cell>
          <table:table-cell office:value-type="float" office:value="0.165873540189921" calcext:value-type="float">
            <text:p>0.165873540189921</text:p>
          </table:table-cell>
          <table:table-cell office:value-type="float" office:value="0.344482107577448" calcext:value-type="float">
            <text:p>0.344482107577448</text:p>
          </table:table-cell>
          <table:table-cell office:value-type="string" calcext:value-type="string">
            <text:p>https://twitter.com/hub_insane/status/1629717126813732866</text:p>
          </table:table-cell>
        </table:table-row>
        <table:table-row table:style-name="ro1">
          <table:table-cell office:value-type="string" calcext:value-type="string">
            <text:p>input/data_formal_20240530-1342/meme/hub_insane_20230226T062657/0.jpg</text:p>
          </table:table-cell>
          <table:table-cell office:value-type="string" calcext:value-type="string">
            <text:p>Pattern 1</text:p>
          </table:table-cell>
          <table:table-cell office:value-type="float" office:value="0.858981634558595" calcext:value-type="float">
            <text:p>0.858981634558595</text:p>
          </table:table-cell>
          <table:table-cell office:value-type="float" office:value="0.0704997044858138" calcext:value-type="float">
            <text:p>0.0704997044858138</text:p>
          </table:table-cell>
          <table:table-cell office:value-type="float" office:value="0.24596866101613" calcext:value-type="float">
            <text:p>0.24596866101613</text:p>
          </table:table-cell>
          <table:table-cell office:value-type="string" calcext:value-type="string">
            <text:p>https://twitter.com/hub_insane/status/1629729713802600448</text:p>
          </table:table-cell>
        </table:table-row>
        <table:table-row table:style-name="ro1">
          <table:table-cell office:value-type="string" calcext:value-type="string">
            <text:p>input/data_formal_20240530-1342/meme/hub_insane_20230226T062854/0.jpg</text:p>
          </table:table-cell>
          <table:table-cell office:value-type="string" calcext:value-type="string">
            <text:p>Pattern 1</text:p>
          </table:table-cell>
          <table:table-cell office:value-type="float" office:value="0.939684293299057" calcext:value-type="float">
            <text:p>0.939684293299057</text:p>
          </table:table-cell>
          <table:table-cell office:value-type="float" office:value="0.203226588556606" calcext:value-type="float">
            <text:p>0.203226588556606</text:p>
          </table:table-cell>
          <table:table-cell office:value-type="float" office:value="0.13699905115823" calcext:value-type="float">
            <text:p>0.13699905115823</text:p>
          </table:table-cell>
          <table:table-cell office:value-type="string" calcext:value-type="string">
            <text:p>https://twitter.com/hub_insane/status/1629730203827310592</text:p>
          </table:table-cell>
        </table:table-row>
        <table:table-row table:style-name="ro1">
          <table:table-cell office:value-type="string" calcext:value-type="string">
            <text:p>input/data_formal_20240530-1342/meme/hub_insane_20230226T063036/0.jpg</text:p>
          </table:table-cell>
          <table:table-cell office:value-type="string" calcext:value-type="string">
            <text:p>Pattern 1</text:p>
          </table:table-cell>
          <table:table-cell office:value-type="float" office:value="1.01584053155797" calcext:value-type="float">
            <text:p>1.01584053155797</text:p>
          </table:table-cell>
          <table:table-cell office:value-type="float" office:value="0.161473820662517" calcext:value-type="float">
            <text:p>0.161473820662517</text:p>
          </table:table-cell>
          <table:table-cell office:value-type="float" office:value="0.308627333164173" calcext:value-type="float">
            <text:p>0.308627333164173</text:p>
          </table:table-cell>
          <table:table-cell office:value-type="string" calcext:value-type="string">
            <text:p>https://twitter.com/hub_insane/status/1629730631310794752</text:p>
          </table:table-cell>
        </table:table-row>
        <table:table-row table:style-name="ro1">
          <table:table-cell office:value-type="string" calcext:value-type="string">
            <text:p>input/data_formal_20240530-1342/meme/hub_insane_20230226T063218/0.jpg</text:p>
          </table:table-cell>
          <table:table-cell office:value-type="string" calcext:value-type="string">
            <text:p>Pattern 6</text:p>
          </table:table-cell>
          <table:table-cell office:value-type="float" office:value="0.972590942771374" calcext:value-type="float">
            <text:p>0.972590942771374</text:p>
          </table:table-cell>
          <table:table-cell office:value-type="float" office:value="0.183770723975761" calcext:value-type="float">
            <text:p>0.183770723975761</text:p>
          </table:table-cell>
          <table:table-cell office:value-type="float" office:value="0.39531232571712" calcext:value-type="float">
            <text:p>0.39531232571712</text:p>
          </table:table-cell>
          <table:table-cell office:value-type="string" calcext:value-type="string">
            <text:p>https://twitter.com/hub_insane/status/1629731059134005249</text:p>
          </table:table-cell>
        </table:table-row>
        <table:table-row table:style-name="ro1">
          <table:table-cell office:value-type="string" calcext:value-type="string">
            <text:p>input/data_formal_20240530-1342/meme/hub_insane_20230226T063416/0.jpg</text:p>
          </table:table-cell>
          <table:table-cell office:value-type="string" calcext:value-type="string">
            <text:p>Pattern 6</text:p>
          </table:table-cell>
          <table:table-cell office:value-type="float" office:value="0.985244900075861" calcext:value-type="float">
            <text:p>0.985244900075861</text:p>
          </table:table-cell>
          <table:table-cell office:value-type="float" office:value="0.163976533635412" calcext:value-type="float">
            <text:p>0.163976533635412</text:p>
          </table:table-cell>
          <table:table-cell office:value-type="float" office:value="0.389905038994305" calcext:value-type="float">
            <text:p>0.389905038994305</text:p>
          </table:table-cell>
          <table:table-cell office:value-type="string" calcext:value-type="string">
            <text:p>https://twitter.com/hub_insane/status/1629731555005595649</text:p>
          </table:table-cell>
        </table:table-row>
        <table:table-row table:style-name="ro1">
          <table:table-cell office:value-type="string" calcext:value-type="string">
            <text:p>input/data_formal_20240530-1342/meme/hub_insane_20230226T072803/0.jpg</text:p>
          </table:table-cell>
          <table:table-cell office:value-type="string" calcext:value-type="string">
            <text:p>Pattern 3</text:p>
          </table:table-cell>
          <table:table-cell office:value-type="float" office:value="0.904602160069171" calcext:value-type="float">
            <text:p>0.904602160069171</text:p>
          </table:table-cell>
          <table:table-cell office:value-type="float" office:value="0.190340033835134" calcext:value-type="float">
            <text:p>0.190340033835134</text:p>
          </table:table-cell>
          <table:table-cell office:value-type="float" office:value="0.396848131598159" calcext:value-type="float">
            <text:p>0.396848131598159</text:p>
          </table:table-cell>
          <table:table-cell office:value-type="string" calcext:value-type="string">
            <text:p>https://twitter.com/hub_insane/status/1629745089156358144</text:p>
          </table:table-cell>
        </table:table-row>
        <table:table-row table:style-name="ro1">
          <table:table-cell office:value-type="string" calcext:value-type="string">
            <text:p>input/data_formal_20240530-1342/meme/hub_insane_20230226T073038/0.jpg</text:p>
          </table:table-cell>
          <table:table-cell office:value-type="string" calcext:value-type="string">
            <text:p>Pattern 3</text:p>
          </table:table-cell>
          <table:table-cell office:value-type="float" office:value="0.962059965524313" calcext:value-type="float">
            <text:p>0.962059965524313</text:p>
          </table:table-cell>
          <table:table-cell office:value-type="float" office:value="0.223478828525536" calcext:value-type="float">
            <text:p>0.223478828525536</text:p>
          </table:table-cell>
          <table:table-cell office:value-type="float" office:value="0.299466268716166" calcext:value-type="float">
            <text:p>0.299466268716166</text:p>
          </table:table-cell>
          <table:table-cell office:value-type="string" calcext:value-type="string">
            <text:p>https://twitter.com/hub_insane/status/1629745740187840514</text:p>
          </table:table-cell>
        </table:table-row>
        <table:table-row table:style-name="ro1">
          <table:table-cell office:value-type="string" calcext:value-type="string">
            <text:p>input/data_formal_20240530-1342/meme/hub_insane_20230307T070059/0.jpg</text:p>
          </table:table-cell>
          <table:table-cell office:value-type="string" calcext:value-type="string">
            <text:p>Pattern 1</text:p>
          </table:table-cell>
          <table:table-cell office:value-type="float" office:value="0.86233003639665" calcext:value-type="float">
            <text:p>0.86233003639665</text:p>
          </table:table-cell>
          <table:table-cell office:value-type="float" office:value="0.165518980157613" calcext:value-type="float">
            <text:p>0.165518980157613</text:p>
          </table:table-cell>
          <table:table-cell office:value-type="float" office:value="0.239954066667503" calcext:value-type="float">
            <text:p>0.239954066667503</text:p>
          </table:table-cell>
          <table:table-cell office:value-type="string" calcext:value-type="string">
            <text:p>https://twitter.com/hub_insane/status/1632999770498248713</text:p>
          </table:table-cell>
        </table:table-row>
        <table:table-row table:style-name="ro1">
          <table:table-cell office:value-type="string" calcext:value-type="string">
            <text:p>input/data_formal_20240530-1342/meme/hub_insane_20230307T070317/0.jpg</text:p>
          </table:table-cell>
          <table:table-cell office:value-type="string" calcext:value-type="string">
            <text:p>Pattern 3</text:p>
          </table:table-cell>
          <table:table-cell office:value-type="float" office:value="0.890840410263983" calcext:value-type="float">
            <text:p>0.890840410263983</text:p>
          </table:table-cell>
          <table:table-cell office:value-type="float" office:value="0.0759783675250881" calcext:value-type="float">
            <text:p>0.0759783675250881</text:p>
          </table:table-cell>
          <table:table-cell office:value-type="float" office:value="0.544671617082329" calcext:value-type="float">
            <text:p>0.544671617082329</text:p>
          </table:table-cell>
          <table:table-cell office:value-type="string" calcext:value-type="string">
            <text:p>https://twitter.com/hub_insane/status/1633000350373363712</text:p>
          </table:table-cell>
        </table:table-row>
        <table:table-row table:style-name="ro1">
          <table:table-cell office:value-type="string" calcext:value-type="string">
            <text:p>input/data_formal_20240530-1342/meme/hub_insane_20230307T070419/0.jpg</text:p>
          </table:table-cell>
          <table:table-cell office:value-type="string" calcext:value-type="string">
            <text:p>Pattern 1</text:p>
          </table:table-cell>
          <table:table-cell office:value-type="float" office:value="0.942442469335775" calcext:value-type="float">
            <text:p>0.942442469335775</text:p>
          </table:table-cell>
          <table:table-cell office:value-type="float" office:value="0.161065634365729" calcext:value-type="float">
            <text:p>0.161065634365729</text:p>
          </table:table-cell>
          <table:table-cell office:value-type="float" office:value="0.184685071308717" calcext:value-type="float">
            <text:p>0.184685071308717</text:p>
          </table:table-cell>
          <table:table-cell office:value-type="string" calcext:value-type="string">
            <text:p>https://twitter.com/hub_insane/status/1633000609245716487</text:p>
          </table:table-cell>
        </table:table-row>
        <table:table-row table:style-name="ro1">
          <table:table-cell office:value-type="string" calcext:value-type="string">
            <text:p>input/data_formal_20240530-1342/meme/hub_insane_20230307T070621/0.jpg</text:p>
          </table:table-cell>
          <table:table-cell office:value-type="string" calcext:value-type="string">
            <text:p>Pattern 1</text:p>
          </table:table-cell>
          <table:table-cell office:value-type="float" office:value="0.926383901728952" calcext:value-type="float">
            <text:p>0.926383901728952</text:p>
          </table:table-cell>
          <table:table-cell office:value-type="float" office:value="0.176385025584181" calcext:value-type="float">
            <text:p>0.176385025584181</text:p>
          </table:table-cell>
          <table:table-cell office:value-type="float" office:value="0.225107618086903" calcext:value-type="float">
            <text:p>0.225107618086903</text:p>
          </table:table-cell>
          <table:table-cell office:value-type="string" calcext:value-type="string">
            <text:p>https://twitter.com/hub_insane/status/1633001119843491840</text:p>
          </table:table-cell>
        </table:table-row>
        <table:table-row table:style-name="ro1">
          <table:table-cell office:value-type="string" calcext:value-type="string">
            <text:p>input/data_formal_20240530-1342/meme/hub_insane_20230307T070804/0.jpg</text:p>
          </table:table-cell>
          <table:table-cell office:value-type="string" calcext:value-type="string">
            <text:p>Pattern 3</text:p>
          </table:table-cell>
          <table:table-cell office:value-type="float" office:value="0.879746917560749" calcext:value-type="float">
            <text:p>0.879746917560749</text:p>
          </table:table-cell>
          <table:table-cell office:value-type="float" office:value="0.171770898887381" calcext:value-type="float">
            <text:p>0.171770898887381</text:p>
          </table:table-cell>
          <table:table-cell office:value-type="float" office:value="0.435918842746682" calcext:value-type="float">
            <text:p>0.435918842746682</text:p>
          </table:table-cell>
          <table:table-cell office:value-type="string" calcext:value-type="string">
            <text:p>https://twitter.com/hub_insane/status/1633001551844241408</text:p>
          </table:table-cell>
        </table:table-row>
        <table:table-row table:style-name="ro1">
          <table:table-cell office:value-type="string" calcext:value-type="string">
            <text:p>input/data_formal_20240530-1342/meme/hub_insane_20230307T071607/0.jpg</text:p>
          </table:table-cell>
          <table:table-cell office:value-type="string" calcext:value-type="string">
            <text:p>Pattern 6</text:p>
          </table:table-cell>
          <table:table-cell office:value-type="float" office:value="0.926868510467352" calcext:value-type="float">
            <text:p>0.926868510467352</text:p>
          </table:table-cell>
          <table:table-cell office:value-type="float" office:value="0.148319449705024" calcext:value-type="float">
            <text:p>0.148319449705024</text:p>
          </table:table-cell>
          <table:table-cell office:value-type="float" office:value="0.385711165718016" calcext:value-type="float">
            <text:p>0.385711165718016</text:p>
          </table:table-cell>
          <table:table-cell office:value-type="string" calcext:value-type="string">
            <text:p>https://twitter.com/hub_insane/status/1633003579345698818</text:p>
          </table:table-cell>
        </table:table-row>
        <table:table-row table:style-name="ro1">
          <table:table-cell office:value-type="string" calcext:value-type="string">
            <text:p>input/data_formal_20240530-1342/meme/hub_insane_20230307T071801/0.jpg</text:p>
          </table:table-cell>
          <table:table-cell office:value-type="string" calcext:value-type="string">
            <text:p>Pattern 1</text:p>
          </table:table-cell>
          <table:table-cell office:value-type="float" office:value="0.854839081632084" calcext:value-type="float">
            <text:p>0.854839081632084</text:p>
          </table:table-cell>
          <table:table-cell office:value-type="float" office:value="0.199329146480953" calcext:value-type="float">
            <text:p>0.199329146480953</text:p>
          </table:table-cell>
          <table:table-cell office:value-type="float" office:value="0.274613653361268" calcext:value-type="float">
            <text:p>0.274613653361268</text:p>
          </table:table-cell>
          <table:table-cell office:value-type="string" calcext:value-type="string">
            <text:p>https://twitter.com/hub_insane/status/1633004056191926274</text:p>
          </table:table-cell>
        </table:table-row>
        <table:table-row table:style-name="ro1">
          <table:table-cell office:value-type="string" calcext:value-type="string">
            <text:p>input/data_formal_20240530-1342/meme/hub_insane_20230307T090951/0.jpg</text:p>
          </table:table-cell>
          <table:table-cell office:value-type="string" calcext:value-type="string">
            <text:p>Pattern 1</text:p>
          </table:table-cell>
          <table:table-cell office:value-type="float" office:value="0.909775653675948" calcext:value-type="float">
            <text:p>0.909775653675948</text:p>
          </table:table-cell>
          <table:table-cell office:value-type="float" office:value="0.194139126537322" calcext:value-type="float">
            <text:p>0.194139126537322</text:p>
          </table:table-cell>
          <table:table-cell office:value-type="float" office:value="0.190611821259464" calcext:value-type="float">
            <text:p>0.190611821259464</text:p>
          </table:table-cell>
          <table:table-cell office:value-type="string" calcext:value-type="string">
            <text:p>https://twitter.com/hub_insane/status/1633032200084914177</text:p>
          </table:table-cell>
        </table:table-row>
        <table:table-row table:style-name="ro1">
          <table:table-cell office:value-type="string" calcext:value-type="string">
            <text:p>input/data_formal_20240530-1342/meme/hub_insane_20230307T091222/0.jpg</text:p>
          </table:table-cell>
          <table:table-cell office:value-type="string" calcext:value-type="string">
            <text:p>Pattern 1</text:p>
          </table:table-cell>
          <table:table-cell office:value-type="float" office:value="0.941271138426988" calcext:value-type="float">
            <text:p>0.941271138426988</text:p>
          </table:table-cell>
          <table:table-cell office:value-type="float" office:value="0.215019273364824" calcext:value-type="float">
            <text:p>0.215019273364824</text:p>
          </table:table-cell>
          <table:table-cell office:value-type="float" office:value="0.209572641176284" calcext:value-type="float">
            <text:p>0.209572641176284</text:p>
          </table:table-cell>
          <table:table-cell office:value-type="string" calcext:value-type="string">
            <text:p>https://twitter.com/hub_insane/status/1633032834632896513</text:p>
          </table:table-cell>
        </table:table-row>
        <table:table-row table:style-name="ro1">
          <table:table-cell office:value-type="string" calcext:value-type="string">
            <text:p>input/data_formal_20240530-1342/meme/hub_insane_20230307T091410/0.jpg</text:p>
          </table:table-cell>
          <table:table-cell office:value-type="string" calcext:value-type="string">
            <text:p>Pattern 1</text:p>
          </table:table-cell>
          <table:table-cell office:value-type="float" office:value="0.960953001810987" calcext:value-type="float">
            <text:p>0.960953001810987</text:p>
          </table:table-cell>
          <table:table-cell office:value-type="float" office:value="0.121612135707702" calcext:value-type="float">
            <text:p>0.121612135707702</text:p>
          </table:table-cell>
          <table:table-cell office:value-type="float" office:value="0.413425414623887" calcext:value-type="float">
            <text:p>0.413425414623887</text:p>
          </table:table-cell>
          <table:table-cell office:value-type="string" calcext:value-type="string">
            <text:p>https://twitter.com/hub_insane/status/1633033284866265089</text:p>
          </table:table-cell>
        </table:table-row>
        <table:table-row table:style-name="ro1">
          <table:table-cell office:value-type="string" calcext:value-type="string">
            <text:p>input/data_formal_20240530-1342/meme/hyletics_20230206T114151/0.jpg</text:p>
          </table:table-cell>
          <table:table-cell office:value-type="string" calcext:value-type="string">
            <text:p>Pattern 6</text:p>
          </table:table-cell>
          <table:table-cell office:value-type="float" office:value="0.905621535384038" calcext:value-type="float">
            <text:p>0.905621535384038</text:p>
          </table:table-cell>
          <table:table-cell office:value-type="float" office:value="0.190027274942147" calcext:value-type="float">
            <text:p>0.190027274942147</text:p>
          </table:table-cell>
          <table:table-cell office:value-type="float" office:value="0.480160677781871" calcext:value-type="float">
            <text:p>0.480160677781871</text:p>
          </table:table-cell>
          <table:table-cell office:value-type="string" calcext:value-type="string">
            <text:p>https://twitter.com/hyletics/status/1622561206312529920</text:p>
          </table:table-cell>
        </table:table-row>
        <table:table-row table:style-name="ro1">
          <table:table-cell office:value-type="string" calcext:value-type="string">
            <text:p>input/data_formal_20240530-1342/meme/hub_insane_20230307T091555/0.jpg</text:p>
          </table:table-cell>
          <table:table-cell office:value-type="string" calcext:value-type="string">
            <text:p>Pattern 1</text:p>
          </table:table-cell>
          <table:table-cell office:value-type="float" office:value="0.958234824874011" calcext:value-type="float">
            <text:p>0.958234824874011</text:p>
          </table:table-cell>
          <table:table-cell office:value-type="float" office:value="0.228657521577197" calcext:value-type="float">
            <text:p>0.228657521577197</text:p>
          </table:table-cell>
          <table:table-cell office:value-type="float" office:value="0.299236687259595" calcext:value-type="float">
            <text:p>0.299236687259595</text:p>
          </table:table-cell>
          <table:table-cell office:value-type="string" calcext:value-type="string">
            <text:p>https://twitter.com/hub_insane/status/1633033729126854659</text:p>
          </table:table-cell>
        </table:table-row>
        <table:table-row table:style-name="ro1">
          <table:table-cell office:value-type="string" calcext:value-type="string">
            <text:p>input/data_formal_20240530-1342/meme/hub_insane_20230307T091840/0.jpg</text:p>
          </table:table-cell>
          <table:table-cell office:value-type="string" calcext:value-type="string">
            <text:p>Pattern 6</text:p>
          </table:table-cell>
          <table:table-cell office:value-type="float" office:value="0.939176284550914" calcext:value-type="float">
            <text:p>0.939176284550914</text:p>
          </table:table-cell>
          <table:table-cell office:value-type="float" office:value="0.185210763741435" calcext:value-type="float">
            <text:p>0.185210763741435</text:p>
          </table:table-cell>
          <table:table-cell office:value-type="float" office:value="0.473992206615852" calcext:value-type="float">
            <text:p>0.473992206615852</text:p>
          </table:table-cell>
          <table:table-cell office:value-type="string" calcext:value-type="string">
            <text:p>https://twitter.com/hub_insane/status/1633034418871836672</text:p>
          </table:table-cell>
        </table:table-row>
        <table:table-row table:style-name="ro1">
          <table:table-cell office:value-type="string" calcext:value-type="string">
            <text:p>input/data_formal_20240530-1342/meme/hub_insane_20230307T092035/0.jpg</text:p>
          </table:table-cell>
          <table:table-cell office:value-type="string" calcext:value-type="string">
            <text:p>Pattern 3</text:p>
          </table:table-cell>
          <table:table-cell office:value-type="float" office:value="0.880621343849159" calcext:value-type="float">
            <text:p>0.880621343849159</text:p>
          </table:table-cell>
          <table:table-cell office:value-type="float" office:value="0.0844215451585138" calcext:value-type="float">
            <text:p>0.0844215451585138</text:p>
          </table:table-cell>
          <table:table-cell office:value-type="float" office:value="0.530014567781708" calcext:value-type="float">
            <text:p>0.530014567781708</text:p>
          </table:table-cell>
          <table:table-cell office:value-type="string" calcext:value-type="string">
            <text:p>https://twitter.com/hub_insane/status/1633034903250952195</text:p>
          </table:table-cell>
        </table:table-row>
        <table:table-row table:style-name="ro1">
          <table:table-cell office:value-type="string" calcext:value-type="string">
            <text:p>input/data_formal_20240530-1342/meme/hub_insane_20230307T092221/0.jpg</text:p>
          </table:table-cell>
          <table:table-cell office:value-type="string" calcext:value-type="string">
            <text:p>Pattern 1</text:p>
          </table:table-cell>
          <table:table-cell office:value-type="float" office:value="0.990974810162531" calcext:value-type="float">
            <text:p>0.990974810162531</text:p>
          </table:table-cell>
          <table:table-cell office:value-type="float" office:value="0.191495338381553" calcext:value-type="float">
            <text:p>0.191495338381553</text:p>
          </table:table-cell>
          <table:table-cell office:value-type="float" office:value="0.374376835264119" calcext:value-type="float">
            <text:p>0.374376835264119</text:p>
          </table:table-cell>
          <table:table-cell office:value-type="string" calcext:value-type="string">
            <text:p>https://twitter.com/hub_insane/status/1633035345951375361</text:p>
          </table:table-cell>
        </table:table-row>
        <table:table-row table:style-name="ro1">
          <table:table-cell office:value-type="string" calcext:value-type="string">
            <text:p>input/data_formal_20240530-1342/meme/hub_insane_20230307T110737/0.jpg</text:p>
          </table:table-cell>
          <table:table-cell office:value-type="string" calcext:value-type="string">
            <text:p>Pattern 1</text:p>
          </table:table-cell>
          <table:table-cell office:value-type="float" office:value="0.868819627654594" calcext:value-type="float">
            <text:p>0.868819627654594</text:p>
          </table:table-cell>
          <table:table-cell office:value-type="float" office:value="0.156346375865087" calcext:value-type="float">
            <text:p>0.156346375865087</text:p>
          </table:table-cell>
          <table:table-cell office:value-type="float" office:value="0.171319219666571" calcext:value-type="float">
            <text:p>0.171319219666571</text:p>
          </table:table-cell>
          <table:table-cell office:value-type="string" calcext:value-type="string">
            <text:p>https://twitter.com/hub_insane/status/1633061839088107520</text:p>
          </table:table-cell>
        </table:table-row>
        <table:table-row table:style-name="ro1">
          <table:table-cell office:value-type="string" calcext:value-type="string">
            <text:p>input/data_formal_20240530-1342/meme/hub_insane_20230307T111038/0.jpg</text:p>
          </table:table-cell>
          <table:table-cell office:value-type="string" calcext:value-type="string">
            <text:p>Pattern 1</text:p>
          </table:table-cell>
          <table:table-cell office:value-type="float" office:value="0.899289396158179" calcext:value-type="float">
            <text:p>0.899289396158179</text:p>
          </table:table-cell>
          <table:table-cell office:value-type="float" office:value="0.188797913890093" calcext:value-type="float">
            <text:p>0.188797913890093</text:p>
          </table:table-cell>
          <table:table-cell office:value-type="float" office:value="0.348981139060039" calcext:value-type="float">
            <text:p>0.348981139060039</text:p>
          </table:table-cell>
          <table:table-cell office:value-type="string" calcext:value-type="string">
            <text:p>https://twitter.com/hub_insane/status/1633062594822000641</text:p>
          </table:table-cell>
        </table:table-row>
        <table:table-row table:style-name="ro1">
          <table:table-cell office:value-type="string" calcext:value-type="string">
            <text:p>input/data_formal_20240530-1342/meme/hub_insane_20230307T111303/0.jpg</text:p>
          </table:table-cell>
          <table:table-cell office:value-type="string" calcext:value-type="string">
            <text:p>Pattern 6</text:p>
          </table:table-cell>
          <table:table-cell office:value-type="float" office:value="0.971898766919475" calcext:value-type="float">
            <text:p>0.971898766919475</text:p>
          </table:table-cell>
          <table:table-cell office:value-type="float" office:value="0.138961706678564" calcext:value-type="float">
            <text:p>0.138961706678564</text:p>
          </table:table-cell>
          <table:table-cell office:value-type="float" office:value="0.502583092939083" calcext:value-type="float">
            <text:p>0.502583092939083</text:p>
          </table:table-cell>
          <table:table-cell office:value-type="string" calcext:value-type="string">
            <text:p>https://twitter.com/hub_insane/status/1633063202861842434</text:p>
          </table:table-cell>
        </table:table-row>
        <table:table-row table:style-name="ro1">
          <table:table-cell office:value-type="string" calcext:value-type="string">
            <text:p>input/data_formal_20240530-1342/meme/hub_insane_20230307T111450/0.jpg</text:p>
          </table:table-cell>
          <table:table-cell office:value-type="string" calcext:value-type="string">
            <text:p>Pattern 1</text:p>
          </table:table-cell>
          <table:table-cell office:value-type="float" office:value="0.952634020422155" calcext:value-type="float">
            <text:p>0.952634020422155</text:p>
          </table:table-cell>
          <table:table-cell office:value-type="float" office:value="0.11873213308537" calcext:value-type="float">
            <text:p>0.11873213308537</text:p>
          </table:table-cell>
          <table:table-cell office:value-type="float" office:value="0.231012948664689" calcext:value-type="float">
            <text:p>0.231012948664689</text:p>
          </table:table-cell>
          <table:table-cell office:value-type="string" calcext:value-type="string">
            <text:p>https://twitter.com/hub_insane/status/1633063652755402753</text:p>
          </table:table-cell>
        </table:table-row>
        <table:table-row table:style-name="ro1">
          <table:table-cell office:value-type="string" calcext:value-type="string">
            <text:p>input/data_formal_20240530-1342/meme/hub_insane_20230307T111642/0.jpg</text:p>
          </table:table-cell>
          <table:table-cell office:value-type="string" calcext:value-type="string">
            <text:p>Pattern 1</text:p>
          </table:table-cell>
          <table:table-cell office:value-type="float" office:value="0.914677078420331" calcext:value-type="float">
            <text:p>0.914677078420331</text:p>
          </table:table-cell>
          <table:table-cell office:value-type="float" office:value="0.128536416595572" calcext:value-type="float">
            <text:p>0.128536416595572</text:p>
          </table:table-cell>
          <table:table-cell office:value-type="float" office:value="0.168724938259365" calcext:value-type="float">
            <text:p>0.168724938259365</text:p>
          </table:table-cell>
          <table:table-cell office:value-type="string" calcext:value-type="string">
            <text:p>https://twitter.com/hub_insane/status/1633064124614574081</text:p>
          </table:table-cell>
        </table:table-row>
        <table:table-row table:style-name="ro1">
          <table:table-cell office:value-type="string" calcext:value-type="string">
            <text:p>input/data_formal_20240530-1342/meme/hub_insane_20230307T112013/0.jpg</text:p>
          </table:table-cell>
          <table:table-cell office:value-type="string" calcext:value-type="string">
            <text:p>Pattern 1</text:p>
          </table:table-cell>
          <table:table-cell office:value-type="float" office:value="0.937556849729631" calcext:value-type="float">
            <text:p>0.937556849729631</text:p>
          </table:table-cell>
          <table:table-cell office:value-type="float" office:value="0.134865434181559" calcext:value-type="float">
            <text:p>0.134865434181559</text:p>
          </table:table-cell>
          <table:table-cell office:value-type="float" office:value="0.189328577525808" calcext:value-type="float">
            <text:p>0.189328577525808</text:p>
          </table:table-cell>
          <table:table-cell office:value-type="string" calcext:value-type="string">
            <text:p>https://twitter.com/hub_insane/status/1633065008669118466</text:p>
          </table:table-cell>
        </table:table-row>
        <table:table-row table:style-name="ro1">
          <table:table-cell office:value-type="string" calcext:value-type="string">
            <text:p>input/data_formal_20240530-1342/meme/hub_insane_20230307T112258/0.jpg</text:p>
          </table:table-cell>
          <table:table-cell office:value-type="string" calcext:value-type="string">
            <text:p>Pattern 1</text:p>
          </table:table-cell>
          <table:table-cell office:value-type="float" office:value="0.885538008312664" calcext:value-type="float">
            <text:p>0.885538008312664</text:p>
          </table:table-cell>
          <table:table-cell office:value-type="float" office:value="0.162236809875403" calcext:value-type="float">
            <text:p>0.162236809875403</text:p>
          </table:table-cell>
          <table:table-cell office:value-type="float" office:value="0.281175442479822" calcext:value-type="float">
            <text:p>0.281175442479822</text:p>
          </table:table-cell>
          <table:table-cell office:value-type="string" calcext:value-type="string">
            <text:p>https://twitter.com/hub_insane/status/1633065701555544066</text:p>
          </table:table-cell>
        </table:table-row>
        <table:table-row table:style-name="ro1">
          <table:table-cell office:value-type="string" calcext:value-type="string">
            <text:p>input/data_formal_20240530-1342/meme/HuobiCommunity_20230404T033447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HuobiCommunity/status/1643094737170337794</text:p>
          </table:table-cell>
        </table:table-row>
        <table:table-row table:style-name="ro1">
          <table:table-cell office:value-type="string" calcext:value-type="string">
            <text:p>input/data_formal_20240530-1342/meme/HuobiCommunity_20230404T033523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HuobiCommunity/status/1643094887968165888</text:p>
          </table:table-cell>
        </table:table-row>
        <table:table-row table:style-name="ro1">
          <table:table-cell office:value-type="string" calcext:value-type="string">
            <text:p>input/data_formal_20240530-1342/meme/HuobiGlobal_20220524T075000/0.jpg</text:p>
          </table:table-cell>
          <table:table-cell office:value-type="string" calcext:value-type="string">
            <text:p>Pattern 6</text:p>
          </table:table-cell>
          <table:table-cell office:value-type="float" office:value="0.898983733092214" calcext:value-type="float">
            <text:p>0.898983733092214</text:p>
          </table:table-cell>
          <table:table-cell office:value-type="float" office:value="0.196230476289912" calcext:value-type="float">
            <text:p>0.196230476289912</text:p>
          </table:table-cell>
          <table:table-cell office:value-type="float" office:value="0.441507768761768" calcext:value-type="float">
            <text:p>0.441507768761768</text:p>
          </table:table-cell>
          <table:table-cell office:value-type="string" calcext:value-type="string">
            <text:p>https://twitter.com/terryorr89/status/1620917253704192000</text:p>
          </table:table-cell>
        </table:table-row>
        <table:table-row table:style-name="ro1">
          <table:table-cell office:value-type="string" calcext:value-type="string">
            <text:p>input/data_formal_20240530-1342/meme/HuobiGlobal_20230111T074542/0.jpg</text:p>
          </table:table-cell>
          <table:table-cell office:value-type="string" calcext:value-type="string">
            <text:p>Pattern 6</text:p>
          </table:table-cell>
          <table:table-cell office:value-type="float" office:value="0.911551981797625" calcext:value-type="float">
            <text:p>0.911551981797625</text:p>
          </table:table-cell>
          <table:table-cell office:value-type="float" office:value="0.18073115928145" calcext:value-type="float">
            <text:p>0.18073115928145</text:p>
          </table:table-cell>
          <table:table-cell office:value-type="float" office:value="0.672159148183592" calcext:value-type="float">
            <text:p>0.672159148183592</text:p>
          </table:table-cell>
          <table:table-cell office:value-type="string" calcext:value-type="string">
            <text:p>https://twitter.com/NagbaliB/status/1613322050579349511</text:p>
          </table:table-cell>
        </table:table-row>
        <table:table-row table:style-name="ro1">
          <table:table-cell office:value-type="string" calcext:value-type="string">
            <text:p>input/data_formal_20240530-1342/meme/Hustlerofcrypto_20230106T064715/0.jpg</text:p>
          </table:table-cell>
          <table:table-cell office:value-type="string" calcext:value-type="string">
            <text:p>Pattern 6</text:p>
          </table:table-cell>
          <table:table-cell office:value-type="float" office:value="0.917075006900993" calcext:value-type="float">
            <text:p>0.917075006900993</text:p>
          </table:table-cell>
          <table:table-cell office:value-type="float" office:value="0.17075593767139" calcext:value-type="float">
            <text:p>0.17075593767139</text:p>
          </table:table-cell>
          <table:table-cell office:value-type="float" office:value="0.60429834340043" calcext:value-type="float">
            <text:p>0.60429834340043</text:p>
          </table:table-cell>
          <table:table-cell office:value-type="string" calcext:value-type="string">
            <text:p>https://twitter.com/Hustlerofcrypto/status/1611255641171177472</text:p>
          </table:table-cell>
        </table:table-row>
        <table:table-row table:style-name="ro1">
          <table:table-cell office:value-type="string" calcext:value-type="string">
            <text:p>input/data_formal_20240530-1342/meme/HyLoBiz_20230106T054443/0.jpg</text:p>
          </table:table-cell>
          <table:table-cell office:value-type="string" calcext:value-type="string">
            <text:p>Pattern 4</text:p>
          </table:table-cell>
          <table:table-cell office:value-type="float" office:value="0.72233875699927" calcext:value-type="float">
            <text:p>0.72233875699927</text:p>
          </table:table-cell>
          <table:table-cell office:value-type="float" office:value="0.106114698450251" calcext:value-type="float">
            <text:p>0.106114698450251</text:p>
          </table:table-cell>
          <table:table-cell office:value-type="float" office:value="0.763288592884443" calcext:value-type="float">
            <text:p>0.763288592884443</text:p>
          </table:table-cell>
          <table:table-cell office:value-type="string" calcext:value-type="string">
            <text:p>https://twitter.com/SMM_News_Feed/status/1611242755854053378</text:p>
          </table:table-cell>
        </table:table-row>
        <table:table-row table:style-name="ro1">
          <table:table-cell office:value-type="string" calcext:value-type="string">
            <text:p>input/data_formal_20240530-1342/meme/iamakunal_20230111T220104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SMM_News_Feed/status/1613300760569315328</text:p>
          </table:table-cell>
        </table:table-row>
        <table:table-row table:style-name="ro1">
          <table:table-cell office:value-type="string" calcext:value-type="string">
            <text:p>input/data_formal_20240530-1342/meme/IDKidk2023_20230206T111123/0.jpg</text:p>
          </table:table-cell>
          <table:table-cell office:value-type="string" calcext:value-type="string">
            <text:p>Pattern 3</text:p>
          </table:table-cell>
          <table:table-cell office:value-type="float" office:value="0.930985500777371" calcext:value-type="float">
            <text:p>0.930985500777371</text:p>
          </table:table-cell>
          <table:table-cell office:value-type="float" office:value="0.279642748000103" calcext:value-type="float">
            <text:p>0.279642748000103</text:p>
          </table:table-cell>
          <table:table-cell office:value-type="float" office:value="0.331469632479699" calcext:value-type="float">
            <text:p>0.331469632479699</text:p>
          </table:table-cell>
          <table:table-cell office:value-type="string" calcext:value-type="string">
            <text:p>https://twitter.com/IDKidk2023/status/1622553537648680962</text:p>
          </table:table-cell>
        </table:table-row>
        <table:table-row table:style-name="ro1">
          <table:table-cell office:value-type="string" calcext:value-type="string">
            <text:p>input/data_formal_20240530-1342/meme/iDocKhan_20230106T135044/0.jpg</text:p>
          </table:table-cell>
          <table:table-cell office:value-type="string" calcext:value-type="string">
            <text:p>Pattern 3</text:p>
          </table:table-cell>
          <table:table-cell office:value-type="float" office:value="0.863684850518373" calcext:value-type="float">
            <text:p>0.863684850518373</text:p>
          </table:table-cell>
          <table:table-cell office:value-type="float" office:value="0.102174251348419" calcext:value-type="float">
            <text:p>0.102174251348419</text:p>
          </table:table-cell>
          <table:table-cell office:value-type="float" office:value="0.527750359514827" calcext:value-type="float">
            <text:p>0.527750359514827</text:p>
          </table:table-cell>
          <table:table-cell office:value-type="string" calcext:value-type="string">
            <text:p>https://twitter.com/iDocKhan/status/1611359613907251204</text:p>
          </table:table-cell>
        </table:table-row>
        <table:table-row table:style-name="ro1">
          <table:table-cell office:value-type="string" calcext:value-type="string">
            <text:p>input/data_formal_20240530-1342/meme/IdunnoMemes_20230111T235409/0.jpg</text:p>
          </table:table-cell>
          <table:table-cell office:value-type="string" calcext:value-type="string">
            <text:p>Pattern 1</text:p>
          </table:table-cell>
          <table:table-cell office:value-type="float" office:value="0.925556646652829" calcext:value-type="float">
            <text:p>0.925556646652829</text:p>
          </table:table-cell>
          <table:table-cell office:value-type="float" office:value="0.171600775594843" calcext:value-type="float">
            <text:p>0.171600775594843</text:p>
          </table:table-cell>
          <table:table-cell office:value-type="float" office:value="0.204485505035045" calcext:value-type="float">
            <text:p>0.204485505035045</text:p>
          </table:table-cell>
          <table:table-cell office:value-type="string" calcext:value-type="string">
            <text:p>https://twitter.com/IdunnoMemes/status/1613323407957045249</text:p>
          </table:table-cell>
        </table:table-row>
        <table:table-row table:style-name="ro1">
          <table:table-cell office:value-type="string" calcext:value-type="string">
            <text:p>input/data_formal_20240530-1342/meme/ieearcceo_20230105T112447/0.jpg</text:p>
          </table:table-cell>
          <table:table-cell office:value-type="string" calcext:value-type="string">
            <text:p>Pattern 4</text:p>
          </table:table-cell>
          <table:table-cell office:value-type="float" office:value="0.684771645405915" calcext:value-type="float">
            <text:p>0.684771645405915</text:p>
          </table:table-cell>
          <table:table-cell office:value-type="float" office:value="0.086658115551953" calcext:value-type="float">
            <text:p>0.086658115551953</text:p>
          </table:table-cell>
          <table:table-cell office:value-type="float" office:value="0.872134550331864" calcext:value-type="float">
            <text:p>0.872134550331864</text:p>
          </table:table-cell>
          <table:table-cell office:value-type="string" calcext:value-type="string">
            <text:p>https://twitter.com/ieearcceo/status/1610960497368764417</text:p>
          </table:table-cell>
        </table:table-row>
        <table:table-row table:style-name="ro1">
          <table:table-cell office:value-type="string" calcext:value-type="string">
            <text:p>input/data_formal_20240530-1342/meme/igenr8__20230106T064340/0.jpg</text:p>
          </table:table-cell>
          <table:table-cell office:value-type="string" calcext:value-type="string">
            <text:p>Pattern 4</text:p>
          </table:table-cell>
          <table:table-cell office:value-type="float" office:value="0.72301093400577" calcext:value-type="float">
            <text:p>0.72301093400577</text:p>
          </table:table-cell>
          <table:table-cell office:value-type="float" office:value="0.126895286922115" calcext:value-type="float">
            <text:p>0.126895286922115</text:p>
          </table:table-cell>
          <table:table-cell office:value-type="float" office:value="0.771040675266618" calcext:value-type="float">
            <text:p>0.771040675266618</text:p>
          </table:table-cell>
          <table:table-cell office:value-type="string" calcext:value-type="string">
            <text:p>https://twitter.com/igenr8_/status/1611252138876993538</text:p>
          </table:table-cell>
        </table:table-row>
        <table:table-row table:style-name="ro1">
          <table:table-cell office:value-type="string" calcext:value-type="string">
            <text:p>input/data_formal_20240530-1342/meme/ii_cl0ver_20230105T115751/0.jpg</text:p>
          </table:table-cell>
          <table:table-cell office:value-type="string" calcext:value-type="string">
            <text:p>Pattern 3</text:p>
          </table:table-cell>
          <table:table-cell office:value-type="float" office:value="0.881670942597676" calcext:value-type="float">
            <text:p>0.881670942597676</text:p>
          </table:table-cell>
          <table:table-cell office:value-type="float" office:value="0.196942355101621" calcext:value-type="float">
            <text:p>0.196942355101621</text:p>
          </table:table-cell>
          <table:table-cell office:value-type="float" office:value="0.493389604683434" calcext:value-type="float">
            <text:p>0.493389604683434</text:p>
          </table:table-cell>
          <table:table-cell office:value-type="string" calcext:value-type="string">
            <text:p>https://twitter.com/ii_cl0ver/status/1610968819039891457</text:p>
          </table:table-cell>
        </table:table-row>
        <table:table-row table:style-name="ro1">
          <table:table-cell office:value-type="string" calcext:value-type="string">
            <text:p>input/data_formal_20240530-1342/meme/IiiWassid_20230201T232948/0.jpg</text:p>
          </table:table-cell>
          <table:table-cell office:value-type="string" calcext:value-type="string">
            <text:p>Pattern 6</text:p>
          </table:table-cell>
          <table:table-cell office:value-type="float" office:value="0.949056037934481" calcext:value-type="float">
            <text:p>0.949056037934481</text:p>
          </table:table-cell>
          <table:table-cell office:value-type="float" office:value="0.264234913069685" calcext:value-type="float">
            <text:p>0.264234913069685</text:p>
          </table:table-cell>
          <table:table-cell office:value-type="float" office:value="0.368472626984744" calcext:value-type="float">
            <text:p>0.368472626984744</text:p>
          </table:table-cell>
          <table:table-cell office:value-type="string" calcext:value-type="string">
            <text:p>https://twitter.com/IiiWassid/status/1620927426648760320</text:p>
          </table:table-cell>
        </table:table-row>
        <table:table-row table:style-name="ro1">
          <table:table-cell office:value-type="string" calcext:value-type="string">
            <text:p>input/data_formal_20240530-1342/meme/iikingsolomon2_20230225T222535/0.jpg</text:p>
          </table:table-cell>
          <table:table-cell office:value-type="string" calcext:value-type="string">
            <text:p>Pattern 6</text:p>
          </table:table-cell>
          <table:table-cell office:value-type="float" office:value="0.939168926418937" calcext:value-type="float">
            <text:p>0.939168926418937</text:p>
          </table:table-cell>
          <table:table-cell office:value-type="float" office:value="0.167050450728797" calcext:value-type="float">
            <text:p>0.167050450728797</text:p>
          </table:table-cell>
          <table:table-cell office:value-type="float" office:value="0.459838593670445" calcext:value-type="float">
            <text:p>0.459838593670445</text:p>
          </table:table-cell>
          <table:table-cell office:value-type="string" calcext:value-type="string">
            <text:p>https://twitter.com/Baki_YANMA/status/1629717292094312448</text:p>
          </table:table-cell>
        </table:table-row>
        <table:table-row table:style-name="ro1">
          <table:table-cell office:value-type="string" calcext:value-type="string">
            <text:p>input/data_formal_20240530-1342/meme/iikingsolomon2_20230225T222535/1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Baki_YANMA/status/1629717292094312448</text:p>
          </table:table-cell>
        </table:table-row>
        <table:table-row table:style-name="ro1">
          <table:table-cell office:value-type="string" calcext:value-type="string">
            <text:p>input/data_formal_20240530-1342/meme/iikingsolomon2_20230225T222535/2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Baki_YANMA/status/1629717292094312448</text:p>
          </table:table-cell>
        </table:table-row>
        <table:table-row table:style-name="ro1">
          <table:table-cell office:value-type="string" calcext:value-type="string">
            <text:p>input/data_formal_20240530-1342/meme/iikingsolomon2_20230225T222849/0.jpg</text:p>
          </table:table-cell>
          <table:table-cell office:value-type="string" calcext:value-type="string">
            <text:p>Pattern 6</text:p>
          </table:table-cell>
          <table:table-cell office:value-type="float" office:value="0.883358676560678" calcext:value-type="float">
            <text:p>0.883358676560678</text:p>
          </table:table-cell>
          <table:table-cell office:value-type="float" office:value="0.193209707342595" calcext:value-type="float">
            <text:p>0.193209707342595</text:p>
          </table:table-cell>
          <table:table-cell office:value-type="float" office:value="0.612079181247227" calcext:value-type="float">
            <text:p>0.612079181247227</text:p>
          </table:table-cell>
          <table:table-cell office:value-type="string" calcext:value-type="string">
            <text:p>https://twitter.com/Baki_YANMA/status/1629716681898483712</text:p>
          </table:table-cell>
        </table:table-row>
        <table:table-row table:style-name="ro1">
          <table:table-cell office:value-type="string" calcext:value-type="string">
            <text:p>input/data_formal_20240530-1342/meme/iikingsolomon2_20230225T223516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Baki_YANMA/status/1629717030977822722</text:p>
          </table:table-cell>
        </table:table-row>
        <table:table-row table:style-name="ro1">
          <table:table-cell office:value-type="string" calcext:value-type="string">
            <text:p>input/data_formal_20240530-1342/meme/iikingsolomon2_20230225T223516/1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Baki_YANMA/status/1629717030977822722</text:p>
          </table:table-cell>
        </table:table-row>
        <table:table-row table:style-name="ro1">
          <table:table-cell office:value-type="string" calcext:value-type="string">
            <text:p>input/data_formal_20240530-1342/meme/ILLVILLEGAMING1_20230105T215728/0.jpg</text:p>
          </table:table-cell>
          <table:table-cell office:value-type="string" calcext:value-type="string">
            <text:p>Pattern 1</text:p>
          </table:table-cell>
          <table:table-cell office:value-type="float" office:value="0.898932621419151" calcext:value-type="float">
            <text:p>0.898932621419151</text:p>
          </table:table-cell>
          <table:table-cell office:value-type="float" office:value="0.164452286618951" calcext:value-type="float">
            <text:p>0.164452286618951</text:p>
          </table:table-cell>
          <table:table-cell office:value-type="float" office:value="0.0659813105944697" calcext:value-type="float">
            <text:p>0.0659813105944697</text:p>
          </table:table-cell>
          <table:table-cell office:value-type="string" calcext:value-type="string">
            <text:p>https://twitter.com/ILLVILLEGAMING1/status/1611234043546435585</text:p>
          </table:table-cell>
        </table:table-row>
        <table:table-row table:style-name="ro1">
          <table:table-cell office:value-type="string" calcext:value-type="string">
            <text:p>input/data_formal_20240530-1342/meme/ILoveRocksdude_20230106T063748/0.jpg</text:p>
          </table:table-cell>
          <table:table-cell office:value-type="string" calcext:value-type="string">
            <text:p>Pattern 1</text:p>
          </table:table-cell>
          <table:table-cell office:value-type="float" office:value="0.938539271154583" calcext:value-type="float">
            <text:p>0.938539271154583</text:p>
          </table:table-cell>
          <table:table-cell office:value-type="float" office:value="0.152466683531868" calcext:value-type="float">
            <text:p>0.152466683531868</text:p>
          </table:table-cell>
          <table:table-cell office:value-type="float" office:value="0.227633573628118" calcext:value-type="float">
            <text:p>0.227633573628118</text:p>
          </table:table-cell>
          <table:table-cell office:value-type="string" calcext:value-type="string">
            <text:p>https://twitter.com/ILoveRocksdude/status/1611250663161270274</text:p>
          </table:table-cell>
        </table:table-row>
        <table:table-row table:style-name="ro1">
          <table:table-cell office:value-type="string" calcext:value-type="string">
            <text:p>input/data_formal_20240530-1342/meme/ImAlwaysRekt_20230202T014445/0.jpg</text:p>
          </table:table-cell>
          <table:table-cell office:value-type="string" calcext:value-type="string">
            <text:p>Pattern 3</text:p>
          </table:table-cell>
          <table:table-cell office:value-type="float" office:value="0.904845291971248" calcext:value-type="float">
            <text:p>0.904845291971248</text:p>
          </table:table-cell>
          <table:table-cell office:value-type="float" office:value="0.294582504729607" calcext:value-type="float">
            <text:p>0.294582504729607</text:p>
          </table:table-cell>
          <table:table-cell office:value-type="float" office:value="0.35020976751896" calcext:value-type="float">
            <text:p>0.35020976751896</text:p>
          </table:table-cell>
          <table:table-cell office:value-type="string" calcext:value-type="string">
            <text:p>https://twitter.com/ImAlwaysRekt/status/1620961388977082369</text:p>
          </table:table-cell>
        </table:table-row>
        <table:table-row table:style-name="ro1">
          <table:table-cell office:value-type="string" calcext:value-type="string">
            <text:p>input/data_formal_20240530-1342/meme/imrannn_313_20230104T142235/0.jpg</text:p>
          </table:table-cell>
          <table:table-cell office:value-type="string" calcext:value-type="string">
            <text:p>Pattern 3</text:p>
          </table:table-cell>
          <table:table-cell office:value-type="float" office:value="0.870355685362316" calcext:value-type="float">
            <text:p>0.870355685362316</text:p>
          </table:table-cell>
          <table:table-cell office:value-type="float" office:value="0.181601404619025" calcext:value-type="float">
            <text:p>0.181601404619025</text:p>
          </table:table-cell>
          <table:table-cell office:value-type="float" office:value="0.29888166917004" calcext:value-type="float">
            <text:p>0.29888166917004</text:p>
          </table:table-cell>
          <table:table-cell office:value-type="string" calcext:value-type="string">
            <text:p>https://twitter.com/imrannn_313/status/1610642852723261440</text:p>
          </table:table-cell>
        </table:table-row>
        <table:table-row table:style-name="ro1">
          <table:table-cell office:value-type="string" calcext:value-type="string">
            <text:p>input/data_formal_20240530-1342/meme/In2TheDungeon_20230206T160002/0.jpg</text:p>
          </table:table-cell>
          <table:table-cell office:value-type="string" calcext:value-type="string">
            <text:p>Pattern 1</text:p>
          </table:table-cell>
          <table:table-cell office:value-type="float" office:value="0.870979252978487" calcext:value-type="float">
            <text:p>0.870979252978487</text:p>
          </table:table-cell>
          <table:table-cell office:value-type="float" office:value="0.179013045216444" calcext:value-type="float">
            <text:p>0.179013045216444</text:p>
          </table:table-cell>
          <table:table-cell office:value-type="float" office:value="0.192214386242847" calcext:value-type="float">
            <text:p>0.192214386242847</text:p>
          </table:table-cell>
          <table:table-cell office:value-type="string" calcext:value-type="string">
            <text:p>https://twitter.com/In2TheDungeon/status/1622626176643604482</text:p>
          </table:table-cell>
        </table:table-row>
        <table:table-row table:style-name="ro1">
          <table:table-cell office:value-type="string" calcext:value-type="string">
            <text:p>input/data_formal_20240530-1342/meme/Incab_75_20221228T023555/0.jpg</text:p>
          </table:table-cell>
          <table:table-cell office:value-type="string" calcext:value-type="string">
            <text:p>Pattern 3</text:p>
          </table:table-cell>
          <table:table-cell office:value-type="float" office:value="0.884723140793865" calcext:value-type="float">
            <text:p>0.884723140793865</text:p>
          </table:table-cell>
          <table:table-cell office:value-type="float" office:value="0.221550421250076" calcext:value-type="float">
            <text:p>0.221550421250076</text:p>
          </table:table-cell>
          <table:table-cell office:value-type="float" office:value="0.492246023759196" calcext:value-type="float">
            <text:p>0.492246023759196</text:p>
          </table:table-cell>
          <table:table-cell office:value-type="string" calcext:value-type="string">
            <text:p>https://twitter.com/Incab_75/status/1607928299094937603</text:p>
          </table:table-cell>
        </table:table-row>
        <table:table-row table:style-name="ro1">
          <table:table-cell office:value-type="string" calcext:value-type="string">
            <text:p>input/data_formal_20240530-1342/meme/Incab_75_20221228T024351/0.jpg</text:p>
          </table:table-cell>
          <table:table-cell office:value-type="string" calcext:value-type="string">
            <text:p>Pattern 3</text:p>
          </table:table-cell>
          <table:table-cell office:value-type="float" office:value="0.884723140793865" calcext:value-type="float">
            <text:p>0.884723140793865</text:p>
          </table:table-cell>
          <table:table-cell office:value-type="float" office:value="0.221550421250076" calcext:value-type="float">
            <text:p>0.221550421250076</text:p>
          </table:table-cell>
          <table:table-cell office:value-type="float" office:value="0.492246023759196" calcext:value-type="float">
            <text:p>0.492246023759196</text:p>
          </table:table-cell>
          <table:table-cell office:value-type="string" calcext:value-type="string">
            <text:p>https://twitter.com/Incab_75/status/1607930299136217088</text:p>
          </table:table-cell>
        </table:table-row>
        <table:table-row table:style-name="ro1">
          <table:table-cell office:value-type="string" calcext:value-type="string">
            <text:p>input/data_formal_20240530-1342/meme/IncommodeMeme_20230109T172924/0.jpg</text:p>
          </table:table-cell>
          <table:table-cell office:value-type="string" calcext:value-type="string">
            <text:p>Pattern 3</text:p>
          </table:table-cell>
          <table:table-cell office:value-type="float" office:value="0.888210003680237" calcext:value-type="float">
            <text:p>0.888210003680237</text:p>
          </table:table-cell>
          <table:table-cell office:value-type="float" office:value="0.176176948126634" calcext:value-type="float">
            <text:p>0.176176948126634</text:p>
          </table:table-cell>
          <table:table-cell office:value-type="float" office:value="0.390592239468555" calcext:value-type="float">
            <text:p>0.390592239468555</text:p>
          </table:table-cell>
          <table:table-cell office:value-type="string" calcext:value-type="string">
            <text:p>https://twitter.com/IncommodeMeme/status/1612501806734577674</text:p>
          </table:table-cell>
        </table:table-row>
        <table:table-row table:style-name="ro1">
          <table:table-cell office:value-type="string" calcext:value-type="string">
            <text:p>input/data_formal_20240530-1342/meme/IndiaDankMemes_20230104T172123/0.jpg</text:p>
          </table:table-cell>
          <table:table-cell office:value-type="string" calcext:value-type="string">
            <text:p>Pattern 1</text:p>
          </table:table-cell>
          <table:table-cell office:value-type="float" office:value="0.881182727730116" calcext:value-type="float">
            <text:p>0.881182727730116</text:p>
          </table:table-cell>
          <table:table-cell office:value-type="float" office:value="0.172054372833989" calcext:value-type="float">
            <text:p>0.172054372833989</text:p>
          </table:table-cell>
          <table:table-cell office:value-type="float" office:value="0.305962574529505" calcext:value-type="float">
            <text:p>0.305962574529505</text:p>
          </table:table-cell>
          <table:table-cell office:value-type="string" calcext:value-type="string">
            <text:p>https://twitter.com/fnaticshaurya/status/1610952744780853250</text:p>
          </table:table-cell>
        </table:table-row>
        <table:table-row table:style-name="ro1">
          <table:table-cell office:value-type="string" calcext:value-type="string">
            <text:p>input/data_formal_20240530-1342/meme/IndiaDankMemes_20230106T060622/0.jpg</text:p>
          </table:table-cell>
          <table:table-cell office:value-type="string" calcext:value-type="string">
            <text:p>Pattern 3</text:p>
          </table:table-cell>
          <table:table-cell office:value-type="float" office:value="0.944944804729131" calcext:value-type="float">
            <text:p>0.944944804729131</text:p>
          </table:table-cell>
          <table:table-cell office:value-type="float" office:value="0.158162696130274" calcext:value-type="float">
            <text:p>0.158162696130274</text:p>
          </table:table-cell>
          <table:table-cell office:value-type="float" office:value="0.385445538083159" calcext:value-type="float">
            <text:p>0.385445538083159</text:p>
          </table:table-cell>
          <table:table-cell office:value-type="string" calcext:value-type="string">
            <text:p>https://twitter.com/IndiaDankMemes/status/1611242753785987072</text:p>
          </table:table-cell>
        </table:table-row>
        <table:table-row table:style-name="ro1">
          <table:table-cell office:value-type="string" calcext:value-type="string">
            <text:p>input/data_formal_20240530-1342/meme/IndiaDankMemes_20230106T065122/0.jpg</text:p>
          </table:table-cell>
          <table:table-cell office:value-type="string" calcext:value-type="string">
            <text:p>Pattern 4</text:p>
          </table:table-cell>
          <table:table-cell office:value-type="float" office:value="0.884431342857107" calcext:value-type="float">
            <text:p>0.884431342857107</text:p>
          </table:table-cell>
          <table:table-cell office:value-type="float" office:value="0.121785401115939" calcext:value-type="float">
            <text:p>0.121785401115939</text:p>
          </table:table-cell>
          <table:table-cell office:value-type="float" office:value="0.657370878133143" calcext:value-type="float">
            <text:p>0.657370878133143</text:p>
          </table:table-cell>
          <table:table-cell office:value-type="string" calcext:value-type="string">
            <text:p>https://twitter.com/IndiaDankMemes/status/1611254078901833729</text:p>
          </table:table-cell>
        </table:table-row>
        <table:table-row table:style-name="ro1">
          <table:table-cell office:value-type="string" calcext:value-type="string">
            <text:p>input/data_formal_20240530-1342/meme/IndiaDankMemes_20230106T070622/0.jpg</text:p>
          </table:table-cell>
          <table:table-cell office:value-type="string" calcext:value-type="string">
            <text:p>Pattern 1</text:p>
          </table:table-cell>
          <table:table-cell office:value-type="float" office:value="0.933613048605635" calcext:value-type="float">
            <text:p>0.933613048605635</text:p>
          </table:table-cell>
          <table:table-cell office:value-type="float" office:value="0.190736861241899" calcext:value-type="float">
            <text:p>0.190736861241899</text:p>
          </table:table-cell>
          <table:table-cell office:value-type="float" office:value="0.339768066247997" calcext:value-type="float">
            <text:p>0.339768066247997</text:p>
          </table:table-cell>
          <table:table-cell office:value-type="string" calcext:value-type="string">
            <text:p>https://twitter.com/IndiaDankMemes/status/1611257854282895360</text:p>
          </table:table-cell>
        </table:table-row>
        <table:table-row table:style-name="ro1">
          <table:table-cell office:value-type="string" calcext:value-type="string">
            <text:p>input/data_formal_20240530-1342/meme/IndiaDankMemes_20230106T072123/0.jpg</text:p>
          </table:table-cell>
          <table:table-cell office:value-type="string" calcext:value-type="string">
            <text:p>Pattern 4</text:p>
          </table:table-cell>
          <table:table-cell office:value-type="float" office:value="0.85557551114843" calcext:value-type="float">
            <text:p>0.85557551114843</text:p>
          </table:table-cell>
          <table:table-cell office:value-type="float" office:value="0.120582514148089" calcext:value-type="float">
            <text:p>0.120582514148089</text:p>
          </table:table-cell>
          <table:table-cell office:value-type="float" office:value="0.547318887280562" calcext:value-type="float">
            <text:p>0.547318887280562</text:p>
          </table:table-cell>
          <table:table-cell office:value-type="string" calcext:value-type="string">
            <text:p>https://twitter.com/IndiaDankMemes/status/1611261630460956672</text:p>
          </table:table-cell>
        </table:table-row>
        <table:table-row table:style-name="ro1">
          <table:table-cell office:value-type="string" calcext:value-type="string">
            <text:p>input/data_formal_20240530-1342/meme/IndiaDankMemes_20230106T085122/0.jpg</text:p>
          </table:table-cell>
          <table:table-cell office:value-type="string" calcext:value-type="string">
            <text:p>Pattern 6</text:p>
          </table:table-cell>
          <table:table-cell office:value-type="float" office:value="0.860414991227569" calcext:value-type="float">
            <text:p>0.860414991227569</text:p>
          </table:table-cell>
          <table:table-cell office:value-type="float" office:value="0.0679004332543484" calcext:value-type="float">
            <text:p>0.0679004332543484</text:p>
          </table:table-cell>
          <table:table-cell office:value-type="float" office:value="0.660394057160538" calcext:value-type="float">
            <text:p>0.660394057160538</text:p>
          </table:table-cell>
          <table:table-cell office:value-type="string" calcext:value-type="string">
            <text:p>https://twitter.com/IndiaDankMemes/status/1611284278175834112</text:p>
          </table:table-cell>
        </table:table-row>
        <table:table-row table:style-name="ro1">
          <table:table-cell office:value-type="string" calcext:value-type="string">
            <text:p>input/data_formal_20240530-1342/meme/IndiaDankMemes_20230202T045332/0.jpg</text:p>
          </table:table-cell>
          <table:table-cell office:value-type="string" calcext:value-type="string">
            <text:p>Pattern 6</text:p>
          </table:table-cell>
          <table:table-cell office:value-type="float" office:value="0.951411934046647" calcext:value-type="float">
            <text:p>0.951411934046647</text:p>
          </table:table-cell>
          <table:table-cell office:value-type="float" office:value="0.028625867624348" calcext:value-type="float">
            <text:p>0.028625867624348</text:p>
          </table:table-cell>
          <table:table-cell office:value-type="float" office:value="0.517507719556192" calcext:value-type="float">
            <text:p>0.517507719556192</text:p>
          </table:table-cell>
          <table:table-cell office:value-type="string" calcext:value-type="string">
            <text:p>https://twitter.com/IndiaDankMemes/status/1621008894976790532</text:p>
          </table:table-cell>
        </table:table-row>
        <table:table-row table:style-name="ro1">
          <table:table-cell office:value-type="string" calcext:value-type="string">
            <text:p>input/data_formal_20240530-1342/meme/IndiaDankMemes_20230202T052444/0.jpg</text:p>
          </table:table-cell>
          <table:table-cell office:value-type="string" calcext:value-type="string">
            <text:p>Pattern 3</text:p>
          </table:table-cell>
          <table:table-cell office:value-type="float" office:value="0.983636176495317" calcext:value-type="float">
            <text:p>0.983636176495317</text:p>
          </table:table-cell>
          <table:table-cell office:value-type="float" office:value="0.144790996751919" calcext:value-type="float">
            <text:p>0.144790996751919</text:p>
          </table:table-cell>
          <table:table-cell office:value-type="float" office:value="0.502866686887559" calcext:value-type="float">
            <text:p>0.502866686887559</text:p>
          </table:table-cell>
          <table:table-cell office:value-type="string" calcext:value-type="string">
            <text:p>https://twitter.com/IndiaDankMemes/status/1621016748261507072</text:p>
          </table:table-cell>
        </table:table-row>
        <table:table-row table:style-name="ro1">
          <table:table-cell office:value-type="string" calcext:value-type="string">
            <text:p>input/data_formal_20240530-1342/meme/IndiaDankMemes_20230206T105445/0.jpg</text:p>
          </table:table-cell>
          <table:table-cell office:value-type="string" calcext:value-type="string">
            <text:p>Pattern 1</text:p>
          </table:table-cell>
          <table:table-cell office:value-type="float" office:value="0.907085786238559" calcext:value-type="float">
            <text:p>0.907085786238559</text:p>
          </table:table-cell>
          <table:table-cell office:value-type="float" office:value="0.169322581121105" calcext:value-type="float">
            <text:p>0.169322581121105</text:p>
          </table:table-cell>
          <table:table-cell office:value-type="float" office:value="0.303826776534368" calcext:value-type="float">
            <text:p>0.303826776534368</text:p>
          </table:table-cell>
          <table:table-cell office:value-type="string" calcext:value-type="string">
            <text:p>https://twitter.com/IndiaDankMemes/status/1622549349434531841</text:p>
          </table:table-cell>
        </table:table-row>
        <table:table-row table:style-name="ro1">
          <table:table-cell office:value-type="string" calcext:value-type="string">
            <text:p>input/data_formal_20240530-1342/meme/IndiaDankMemes_20230206T125445/0.jpg</text:p>
          </table:table-cell>
          <table:table-cell office:value-type="string" calcext:value-type="string">
            <text:p>Pattern 3</text:p>
          </table:table-cell>
          <table:table-cell office:value-type="float" office:value="0.92922105962728" calcext:value-type="float">
            <text:p>0.92922105962728</text:p>
          </table:table-cell>
          <table:table-cell office:value-type="float" office:value="0.166967176860547" calcext:value-type="float">
            <text:p>0.166967176860547</text:p>
          </table:table-cell>
          <table:table-cell office:value-type="float" office:value="0.383481398995205" calcext:value-type="float">
            <text:p>0.383481398995205</text:p>
          </table:table-cell>
          <table:table-cell office:value-type="string" calcext:value-type="string">
            <text:p>https://twitter.com/IndiaDankMemes/status/1622579549216075779</text:p>
          </table:table-cell>
        </table:table-row>
        <table:table-row table:style-name="ro1">
          <table:table-cell office:value-type="string" calcext:value-type="string">
            <text:p>input/data_formal_20240530-1342/meme/IndiaDankMemes_20230226T043235/0.jpg</text:p>
          </table:table-cell>
          <table:table-cell office:value-type="string" calcext:value-type="string">
            <text:p>Pattern 3</text:p>
          </table:table-cell>
          <table:table-cell office:value-type="float" office:value="0.898759614163595" calcext:value-type="float">
            <text:p>0.898759614163595</text:p>
          </table:table-cell>
          <table:table-cell office:value-type="float" office:value="0.0951008501700112" calcext:value-type="float">
            <text:p>0.0951008501700112</text:p>
          </table:table-cell>
          <table:table-cell office:value-type="float" office:value="0.43906386156543" calcext:value-type="float">
            <text:p>0.43906386156543</text:p>
          </table:table-cell>
          <table:table-cell office:value-type="string" calcext:value-type="string">
            <text:p>https://twitter.com/IndiaDankMemes/status/1629700932391915521</text:p>
          </table:table-cell>
        </table:table-row>
        <table:table-row table:style-name="ro1">
          <table:table-cell office:value-type="string" calcext:value-type="string">
            <text:p>input/data_formal_20240530-1342/meme/IndiaDigicomm_20230106T074410/0.jpg</text:p>
          </table:table-cell>
          <table:table-cell office:value-type="string" calcext:value-type="string">
            <text:p>Pattern 4</text:p>
          </table:table-cell>
          <table:table-cell office:value-type="float" office:value="0.667071549755548" calcext:value-type="float">
            <text:p>0.667071549755548</text:p>
          </table:table-cell>
          <table:table-cell office:value-type="float" office:value="0.0855883783030234" calcext:value-type="float">
            <text:p>0.0855883783030234</text:p>
          </table:table-cell>
          <table:table-cell office:value-type="float" office:value="0.889197808422247" calcext:value-type="float">
            <text:p>0.889197808422247</text:p>
          </table:table-cell>
          <table:table-cell office:value-type="string" calcext:value-type="string">
            <text:p>https://twitter.com/CraigEire/status/1611267437663592448</text:p>
          </table:table-cell>
        </table:table-row>
        <table:table-row table:style-name="ro1">
          <table:table-cell office:value-type="string" calcext:value-type="string">
            <text:p>input/data_formal_20240530-1342/meme/IndigoLearn_20230106T050628/0.jpg</text:p>
          </table:table-cell>
          <table:table-cell office:value-type="string" calcext:value-type="string">
            <text:p>Pattern 4</text:p>
          </table:table-cell>
          <table:table-cell office:value-type="float" office:value="0.805792993221765" calcext:value-type="float">
            <text:p>0.805792993221765</text:p>
          </table:table-cell>
          <table:table-cell office:value-type="float" office:value="0" calcext:value-type="float">
            <text:p>0</text:p>
          </table:table-cell>
          <table:table-cell office:value-type="float" office:value="0.810594770598104" calcext:value-type="float">
            <text:p>0.810594770598104</text:p>
          </table:table-cell>
          <table:table-cell office:value-type="string" calcext:value-type="string">
            <text:p>https://twitter.com/IndigoLearn/status/1611227678937604096</text:p>
          </table:table-cell>
        </table:table-row>
        <table:table-row table:style-name="ro1">
          <table:table-cell office:value-type="string" calcext:value-type="string">
            <text:p>input/data_formal_20240530-1342/meme/IndyLogix_20230323T040001/0.jpg</text:p>
          </table:table-cell>
          <table:table-cell office:value-type="string" calcext:value-type="string">
            <text:p>Pattern 6</text:p>
          </table:table-cell>
          <table:table-cell office:value-type="float" office:value="0.853706826151906" calcext:value-type="float">
            <text:p>0.853706826151906</text:p>
          </table:table-cell>
          <table:table-cell office:value-type="float" office:value="0.167812158331172" calcext:value-type="float">
            <text:p>0.167812158331172</text:p>
          </table:table-cell>
          <table:table-cell office:value-type="float" office:value="0.52515332592338" calcext:value-type="float">
            <text:p>0.52515332592338</text:p>
          </table:table-cell>
          <table:table-cell office:value-type="string" calcext:value-type="string">
            <text:p>https://twitter.com/IndyLogix/status/1638752434058309632</text:p>
          </table:table-cell>
        </table:table-row>
        <table:table-row table:style-name="ro1">
          <table:table-cell office:value-type="string" calcext:value-type="string">
            <text:p>input/data_formal_20240530-1342/meme/InfoSecAwa_20230226T073024/0.jpg</text:p>
          </table:table-cell>
          <table:table-cell office:value-type="string" calcext:value-type="string">
            <text:p>Pattern 4</text:p>
          </table:table-cell>
          <table:table-cell office:value-type="float" office:value="0.827048100437311" calcext:value-type="float">
            <text:p>0.827048100437311</text:p>
          </table:table-cell>
          <table:table-cell office:value-type="float" office:value="0.0947512181234673" calcext:value-type="float">
            <text:p>0.0947512181234673</text:p>
          </table:table-cell>
          <table:table-cell office:value-type="float" office:value="0.789749872231156" calcext:value-type="float">
            <text:p>0.789749872231156</text:p>
          </table:table-cell>
          <table:table-cell office:value-type="string" calcext:value-type="string">
            <text:p>https://twitter.com/InfoSecAwa/status/1629745682935431170</text:p>
          </table:table-cell>
        </table:table-row>
        <table:table-row table:style-name="ro1">
          <table:table-cell office:value-type="string" calcext:value-type="string">
            <text:p>input/data_formal_20240530-1342/meme/Ingenetus_20230105T124722/0.jpg</text:p>
          </table:table-cell>
          <table:table-cell office:value-type="string" calcext:value-type="string">
            <text:p>Pattern 4</text:p>
          </table:table-cell>
          <table:table-cell office:value-type="float" office:value="0.762921551097028" calcext:value-type="float">
            <text:p>0.762921551097028</text:p>
          </table:table-cell>
          <table:table-cell office:value-type="float" office:value="0.074264574799176" calcext:value-type="float">
            <text:p>0.074264574799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twitter.com/Ingenetus/status/1610981282049314816</text:p>
          </table:table-cell>
        </table:table-row>
        <table:table-row table:style-name="ro1">
          <table:table-cell office:value-type="string" calcext:value-type="string">
            <text:p>input/data_formal_20240530-1342/meme/InMyTimeWe_20230205T221613/0.jpg</text:p>
          </table:table-cell>
          <table:table-cell office:value-type="string" calcext:value-type="string">
            <text:p>Pattern 3</text:p>
          </table:table-cell>
          <table:table-cell office:value-type="float" office:value="0.854501292763418" calcext:value-type="float">
            <text:p>0.854501292763418</text:p>
          </table:table-cell>
          <table:table-cell office:value-type="float" office:value="0.156425825991323" calcext:value-type="float">
            <text:p>0.156425825991323</text:p>
          </table:table-cell>
          <table:table-cell office:value-type="float" office:value="0.540827001223346" calcext:value-type="float">
            <text:p>0.540827001223346</text:p>
          </table:table-cell>
          <table:table-cell office:value-type="string" calcext:value-type="string">
            <text:p>https://twitter.com/InMyTimeWe/status/1622555731642798080</text:p>
          </table:table-cell>
        </table:table-row>
        <table:table-row table:style-name="ro1">
          <table:table-cell office:value-type="string" calcext:value-type="string">
            <text:p>input/data_formal_20240530-1342/meme/InMyTimeWe_20230205T221613/1.jpg</text:p>
          </table:table-cell>
          <table:table-cell office:value-type="string" calcext:value-type="string">
            <text:p>Pattern 3</text:p>
          </table:table-cell>
          <table:table-cell office:value-type="float" office:value="0.864332977368462" calcext:value-type="float">
            <text:p>0.864332977368462</text:p>
          </table:table-cell>
          <table:table-cell office:value-type="float" office:value="0.108570910800095" calcext:value-type="float">
            <text:p>0.108570910800095</text:p>
          </table:table-cell>
          <table:table-cell office:value-type="float" office:value="0.51607382195075" calcext:value-type="float">
            <text:p>0.51607382195075</text:p>
          </table:table-cell>
          <table:table-cell office:value-type="string" calcext:value-type="string">
            <text:p>https://twitter.com/InMyTimeWe/status/1622555731642798080</text:p>
          </table:table-cell>
        </table:table-row>
        <table:table-row table:style-name="ro1">
          <table:table-cell office:value-type="string" calcext:value-type="string">
            <text:p>input/data_formal_20240530-1342/meme/InMyTimeWe_20230205T221613/2.jpg</text:p>
          </table:table-cell>
          <table:table-cell office:value-type="string" calcext:value-type="string">
            <text:p>Pattern 3</text:p>
          </table:table-cell>
          <table:table-cell office:value-type="float" office:value="0.87177403920913" calcext:value-type="float">
            <text:p>0.87177403920913</text:p>
          </table:table-cell>
          <table:table-cell office:value-type="float" office:value="0.101815082155079" calcext:value-type="float">
            <text:p>0.101815082155079</text:p>
          </table:table-cell>
          <table:table-cell office:value-type="float" office:value="0.471750476452466" calcext:value-type="float">
            <text:p>0.471750476452466</text:p>
          </table:table-cell>
          <table:table-cell office:value-type="string" calcext:value-type="string">
            <text:p>https://twitter.com/InMyTimeWe/status/1622555731642798080</text:p>
          </table:table-cell>
        </table:table-row>
        <table:table-row table:style-name="ro1">
          <table:table-cell office:value-type="string" calcext:value-type="string">
            <text:p>input/data_formal_20240530-1342/meme/InMyTimeWe_20230205T221613/3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InMyTimeWe/status/1622555731642798080</text:p>
          </table:table-cell>
        </table:table-row>
        <table:table-row table:style-name="ro1">
          <table:table-cell office:value-type="string" calcext:value-type="string">
            <text:p>input/data_formal_20240530-1342/meme/InsightPest_20230206T140000/0.jpg</text:p>
          </table:table-cell>
          <table:table-cell office:value-type="string" calcext:value-type="string">
            <text:p>Pattern 6</text:p>
          </table:table-cell>
          <table:table-cell office:value-type="float" office:value="0.87880634701654" calcext:value-type="float">
            <text:p>0.87880634701654</text:p>
          </table:table-cell>
          <table:table-cell office:value-type="float" office:value="0.177936689548853" calcext:value-type="float">
            <text:p>0.177936689548853</text:p>
          </table:table-cell>
          <table:table-cell office:value-type="float" office:value="0.425846519888981" calcext:value-type="float">
            <text:p>0.425846519888981</text:p>
          </table:table-cell>
          <table:table-cell office:value-type="string" calcext:value-type="string">
            <text:p>https://twitter.com/InsightPest/status/1622595970310500352</text:p>
          </table:table-cell>
        </table:table-row>
        <table:table-row table:style-name="ro1">
          <table:table-cell office:value-type="string" calcext:value-type="string">
            <text:p>input/data_formal_20240530-1342/meme/Inspireclion__20230106T060800/0.jpg</text:p>
          </table:table-cell>
          <table:table-cell office:value-type="string" calcext:value-type="string">
            <text:p>Pattern 1</text:p>
          </table:table-cell>
          <table:table-cell office:value-type="float" office:value="0.91583578937221" calcext:value-type="float">
            <text:p>0.91583578937221</text:p>
          </table:table-cell>
          <table:table-cell office:value-type="float" office:value="0.159425175193345" calcext:value-type="float">
            <text:p>0.159425175193345</text:p>
          </table:table-cell>
          <table:table-cell office:value-type="float" office:value="0.107265840569845" calcext:value-type="float">
            <text:p>0.107265840569845</text:p>
          </table:table-cell>
          <table:table-cell office:value-type="string" calcext:value-type="string">
            <text:p>https://twitter.com/Inspireclion_/status/1611243163263578114</text:p>
          </table:table-cell>
        </table:table-row>
        <table:table-row table:style-name="ro1">
          <table:table-cell office:value-type="string" calcext:value-type="string">
            <text:p>input/data_formal_20240530-1342/meme/IntechSafety_20230106T044957/0.jpg</text:p>
          </table:table-cell>
          <table:table-cell office:value-type="string" calcext:value-type="string">
            <text:p>Pattern 1</text:p>
          </table:table-cell>
          <table:table-cell office:value-type="float" office:value="0.909954737253035" calcext:value-type="float">
            <text:p>0.909954737253035</text:p>
          </table:table-cell>
          <table:table-cell office:value-type="float" office:value="0.101672858449" calcext:value-type="float">
            <text:p>0.101672858449</text:p>
          </table:table-cell>
          <table:table-cell office:value-type="float" office:value="0.35798396947119" calcext:value-type="float">
            <text:p>0.35798396947119</text:p>
          </table:table-cell>
          <table:table-cell office:value-type="string" calcext:value-type="string">
            <text:p>https://twitter.com/IntechSafety/status/1611223522201698309</text:p>
          </table:table-cell>
        </table:table-row>
        <table:table-row table:style-name="ro1">
          <table:table-cell office:value-type="string" calcext:value-type="string">
            <text:p>input/data_formal_20240530-1342/meme/IntegrityREPM_20221228T035235/0.jpg</text:p>
          </table:table-cell>
          <table:table-cell office:value-type="string" calcext:value-type="string">
            <text:p>Pattern 6</text:p>
          </table:table-cell>
          <table:table-cell office:value-type="float" office:value="0.933686304016199" calcext:value-type="float">
            <text:p>0.933686304016199</text:p>
          </table:table-cell>
          <table:table-cell office:value-type="float" office:value="0.153928412193218" calcext:value-type="float">
            <text:p>0.153928412193218</text:p>
          </table:table-cell>
          <table:table-cell office:value-type="float" office:value="0.530931588281834" calcext:value-type="float">
            <text:p>0.530931588281834</text:p>
          </table:table-cell>
          <table:table-cell office:value-type="string" calcext:value-type="string">
            <text:p>https://twitter.com/IntegrityREPM/status/1607947594709467137</text:p>
          </table:table-cell>
        </table:table-row>
        <table:table-row table:style-name="ro1">
          <table:table-cell office:value-type="string" calcext:value-type="string">
            <text:p>input/data_formal_20240530-1342/meme/Intellect_Geeks_20230105T092301/0.jpg</text:p>
          </table:table-cell>
          <table:table-cell office:value-type="string" calcext:value-type="string">
            <text:p>Pattern 1</text:p>
          </table:table-cell>
          <table:table-cell office:value-type="float" office:value="0.93536600804237" calcext:value-type="float">
            <text:p>0.93536600804237</text:p>
          </table:table-cell>
          <table:table-cell office:value-type="float" office:value="0.154955170535059" calcext:value-type="float">
            <text:p>0.154955170535059</text:p>
          </table:table-cell>
          <table:table-cell office:value-type="float" office:value="0.227082673394749" calcext:value-type="float">
            <text:p>0.227082673394749</text:p>
          </table:table-cell>
          <table:table-cell office:value-type="string" calcext:value-type="string">
            <text:p>https://twitter.com/Intellect_Geeks/status/1610929855314685955</text:p>
          </table:table-cell>
        </table:table-row>
        <table:table-row table:style-name="ro1">
          <table:table-cell office:value-type="string" calcext:value-type="string">
            <text:p>input/data_formal_20240530-1342/meme/IntellixaaL_20230106T065538/0.jpg</text:p>
          </table:table-cell>
          <table:table-cell office:value-type="string" calcext:value-type="string">
            <text:p>Pattern 4</text:p>
          </table:table-cell>
          <table:table-cell office:value-type="float" office:value="0.681861510039087" calcext:value-type="float">
            <text:p>0.681861510039087</text:p>
          </table:table-cell>
          <table:table-cell office:value-type="float" office:value="0.082928447648798" calcext:value-type="float">
            <text:p>0.082928447648798</text:p>
          </table:table-cell>
          <table:table-cell office:value-type="float" office:value="0.915749909800182" calcext:value-type="float">
            <text:p>0.915749909800182</text:p>
          </table:table-cell>
          <table:table-cell office:value-type="string" calcext:value-type="string">
            <text:p>https://twitter.com/IntellixaaL/status/1611255151402323968</text:p>
          </table:table-cell>
        </table:table-row>
        <table:table-row table:style-name="ro1">
          <table:table-cell office:value-type="string" calcext:value-type="string">
            <text:p>input/data_formal_20240530-1342/meme/intersoft_kk_20230106T051834/0.jpg</text:p>
          </table:table-cell>
          <table:table-cell office:value-type="string" calcext:value-type="string">
            <text:p>Pattern 3</text:p>
          </table:table-cell>
          <table:table-cell office:value-type="float" office:value="0.888108242000585" calcext:value-type="float">
            <text:p>0.888108242000585</text:p>
          </table:table-cell>
          <table:table-cell office:value-type="float" office:value="0.150790770696167" calcext:value-type="float">
            <text:p>0.150790770696167</text:p>
          </table:table-cell>
          <table:table-cell office:value-type="float" office:value="0.524277740154581" calcext:value-type="float">
            <text:p>0.524277740154581</text:p>
          </table:table-cell>
          <table:table-cell office:value-type="string" calcext:value-type="string">
            <text:p>https://twitter.com/intersoft_kk/status/1611230726107824128</text:p>
          </table:table-cell>
        </table:table-row>
        <table:table-row table:style-name="ro1">
          <table:table-cell office:value-type="string" calcext:value-type="string">
            <text:p>input/data_formal_20240530-1342/meme/Inthe___know_20230307T110830/0.jpg</text:p>
          </table:table-cell>
          <table:table-cell office:value-type="string" calcext:value-type="string">
            <text:p>Pattern 6</text:p>
          </table:table-cell>
          <table:table-cell office:value-type="float" office:value="0.96914894648856" calcext:value-type="float">
            <text:p>0.96914894648856</text:p>
          </table:table-cell>
          <table:table-cell office:value-type="float" office:value="0.0860383954710112" calcext:value-type="float">
            <text:p>0.0860383954710112</text:p>
          </table:table-cell>
          <table:table-cell office:value-type="float" office:value="0.512732459062802" calcext:value-type="float">
            <text:p>0.512732459062802</text:p>
          </table:table-cell>
          <table:table-cell office:value-type="string" calcext:value-type="string">
            <text:p>https://twitter.com/Inthe___know/status/1633062060576878593</text:p>
          </table:table-cell>
        </table:table-row>
        <table:table-row table:style-name="ro1">
          <table:table-cell office:value-type="string" calcext:value-type="string">
            <text:p>input/data_formal_20240530-1342/meme/INUSKnightZN_20230212T130539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NvRE4HawfbVEYJJ/status/1624786908466515969</text:p>
          </table:table-cell>
        </table:table-row>
        <table:table-row table:style-name="ro1">
          <table:table-cell office:value-type="string" calcext:value-type="string">
            <text:p>input/data_formal_20240530-1342/meme/INUSKnightZN_20230212T130539/1.jpg</text:p>
          </table:table-cell>
          <table:table-cell office:value-type="string" calcext:value-type="string">
            <text:p>Pattern 3</text:p>
          </table:table-cell>
          <table:table-cell office:value-type="float" office:value="0.848160835953077" calcext:value-type="float">
            <text:p>0.848160835953077</text:p>
          </table:table-cell>
          <table:table-cell office:value-type="float" office:value="0.479022548065594" calcext:value-type="float">
            <text:p>0.479022548065594</text:p>
          </table:table-cell>
          <table:table-cell office:value-type="float" office:value="0.440899048201899" calcext:value-type="float">
            <text:p>0.440899048201899</text:p>
          </table:table-cell>
          <table:table-cell office:value-type="string" calcext:value-type="string">
            <text:p>https://twitter.com/NvRE4HawfbVEYJJ/status/1624786908466515969</text:p>
          </table:table-cell>
        </table:table-row>
        <table:table-row table:style-name="ro1">
          <table:table-cell office:value-type="string" calcext:value-type="string">
            <text:p>input/data_formal_20240530-1342/meme/INUSKnightZN_20230212T130539/2.jpg</text:p>
          </table:table-cell>
          <table:table-cell office:value-type="string" calcext:value-type="string">
            <text:p>Pattern 3</text:p>
          </table:table-cell>
          <table:table-cell office:value-type="float" office:value="0.904012851834189" calcext:value-type="float">
            <text:p>0.904012851834189</text:p>
          </table:table-cell>
          <table:table-cell office:value-type="float" office:value="0.211132108439138" calcext:value-type="float">
            <text:p>0.211132108439138</text:p>
          </table:table-cell>
          <table:table-cell office:value-type="float" office:value="0.397368145715942" calcext:value-type="float">
            <text:p>0.397368145715942</text:p>
          </table:table-cell>
          <table:table-cell office:value-type="string" calcext:value-type="string">
            <text:p>https://twitter.com/NvRE4HawfbVEYJJ/status/1624786908466515969</text:p>
          </table:table-cell>
        </table:table-row>
        <table:table-row table:style-name="ro1">
          <table:table-cell office:value-type="string" calcext:value-type="string">
            <text:p>input/data_formal_20240530-1342/meme/INUSKnightZN_20230212T130539/3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NvRE4HawfbVEYJJ/status/1624786908466515969</text:p>
          </table:table-cell>
        </table:table-row>
        <table:table-row table:style-name="ro1">
          <table:table-cell office:value-type="string" calcext:value-type="string">
            <text:p>input/data_formal_20240530-1342/meme/InvadedNW_20230202T054210/0.jpg</text:p>
          </table:table-cell>
          <table:table-cell office:value-type="string" calcext:value-type="string">
            <text:p>Pattern 1</text:p>
          </table:table-cell>
          <table:table-cell office:value-type="float" office:value="0.86200877093811" calcext:value-type="float">
            <text:p>0.86200877093811</text:p>
          </table:table-cell>
          <table:table-cell office:value-type="float" office:value="0.114505995003127" calcext:value-type="float">
            <text:p>0.114505995003127</text:p>
          </table:table-cell>
          <table:table-cell office:value-type="float" office:value="0.247315407862216" calcext:value-type="float">
            <text:p>0.247315407862216</text:p>
          </table:table-cell>
          <table:table-cell office:value-type="string" calcext:value-type="string">
            <text:p>https://twitter.com/InvadedNW/status/1621021133972856832</text:p>
          </table:table-cell>
        </table:table-row>
        <table:table-row table:style-name="ro1">
          <table:table-cell office:value-type="string" calcext:value-type="string">
            <text:p>input/data_formal_20240530-1342/meme/InvestoLane_20230106T080759/0.jpg</text:p>
          </table:table-cell>
          <table:table-cell office:value-type="string" calcext:value-type="string">
            <text:p>Pattern 4</text:p>
          </table:table-cell>
          <table:table-cell office:value-type="float" office:value="0.782966527897375" calcext:value-type="float">
            <text:p>0.782966527897375</text:p>
          </table:table-cell>
          <table:table-cell office:value-type="float" office:value="0.0468606905931349" calcext:value-type="float">
            <text:p>0.0468606905931349</text:p>
          </table:table-cell>
          <table:table-cell office:value-type="float" office:value="0.903905158274962" calcext:value-type="float">
            <text:p>0.903905158274962</text:p>
          </table:table-cell>
          <table:table-cell office:value-type="string" calcext:value-type="string">
            <text:p>https://twitter.com/InvestoLane/status/1611273359417036800</text:p>
          </table:table-cell>
        </table:table-row>
        <table:table-row table:style-name="ro1">
          <table:table-cell office:value-type="string" calcext:value-type="string">
            <text:p>input/data_formal_20240530-1342/meme/IPenguinato_20230202T000002/0.jpg</text:p>
          </table:table-cell>
          <table:table-cell office:value-type="string" calcext:value-type="string">
            <text:p>Pattern 6</text:p>
          </table:table-cell>
          <table:table-cell office:value-type="float" office:value="0.978010375318231" calcext:value-type="float">
            <text:p>0.978010375318231</text:p>
          </table:table-cell>
          <table:table-cell office:value-type="float" office:value="0.273945037026844" calcext:value-type="float">
            <text:p>0.273945037026844</text:p>
          </table:table-cell>
          <table:table-cell office:value-type="float" office:value="0.354327630726296" calcext:value-type="float">
            <text:p>0.354327630726296</text:p>
          </table:table-cell>
          <table:table-cell office:value-type="string" calcext:value-type="string">
            <text:p>https://twitter.com/IndexRegalia/status/1620936636073938944</text:p>
          </table:table-cell>
        </table:table-row>
        <table:table-row table:style-name="ro1">
          <table:table-cell office:value-type="string" calcext:value-type="string">
            <text:p>input/data_formal_20240530-1342/meme/IQuippo_20230106T080134/0.jpg</text:p>
          </table:table-cell>
          <table:table-cell office:value-type="string" calcext:value-type="string">
            <text:p>Pattern 4</text:p>
          </table:table-cell>
          <table:table-cell office:value-type="float" office:value="0.750362790451202" calcext:value-type="float">
            <text:p>0.750362790451202</text:p>
          </table:table-cell>
          <table:table-cell office:value-type="float" office:value="0.0790382425938156" calcext:value-type="float">
            <text:p>0.0790382425938156</text:p>
          </table:table-cell>
          <table:table-cell office:value-type="float" office:value="0.832888664968222" calcext:value-type="float">
            <text:p>0.832888664968222</text:p>
          </table:table-cell>
          <table:table-cell office:value-type="string" calcext:value-type="string">
            <text:p>https://twitter.com/IQuippo/status/1611271744387710978</text:p>
          </table:table-cell>
        </table:table-row>
        <table:table-row table:style-name="ro1">
          <table:table-cell office:value-type="string" calcext:value-type="string">
            <text:p>input/data_formal_20240530-1342/meme/IrenesCleaning_20230206T120002/0.jpg</text:p>
          </table:table-cell>
          <table:table-cell office:value-type="string" calcext:value-type="string">
            <text:p>Pattern 1</text:p>
          </table:table-cell>
          <table:table-cell office:value-type="float" office:value="0.88134366379133" calcext:value-type="float">
            <text:p>0.88134366379133</text:p>
          </table:table-cell>
          <table:table-cell office:value-type="float" office:value="0.179582416594655" calcext:value-type="float">
            <text:p>0.179582416594655</text:p>
          </table:table-cell>
          <table:table-cell office:value-type="float" office:value="0.247640858128659" calcext:value-type="float">
            <text:p>0.247640858128659</text:p>
          </table:table-cell>
          <table:table-cell office:value-type="string" calcext:value-type="string">
            <text:p>https://twitter.com/IrenesCleaning/status/1622565781199265799</text:p>
          </table:table-cell>
        </table:table-row>
        <table:table-row table:style-name="ro1">
          <table:table-cell office:value-type="string" calcext:value-type="string">
            <text:p>input/data_formal_20240530-1342/meme/Isaac_V_C_20230201T183316/0.jpg</text:p>
          </table:table-cell>
          <table:table-cell office:value-type="string" calcext:value-type="string">
            <text:p>Pattern 6</text:p>
          </table:table-cell>
          <table:table-cell office:value-type="float" office:value="0.964608198107897" calcext:value-type="float">
            <text:p>0.964608198107897</text:p>
          </table:table-cell>
          <table:table-cell office:value-type="float" office:value="0.0904364514877683" calcext:value-type="float">
            <text:p>0.0904364514877683</text:p>
          </table:table-cell>
          <table:table-cell office:value-type="float" office:value="0.71732137927798" calcext:value-type="float">
            <text:p>0.71732137927798</text:p>
          </table:table-cell>
          <table:table-cell office:value-type="string" calcext:value-type="string">
            <text:p>https://twitter.com/Isaac_V_C/status/1621005636585807873</text:p>
          </table:table-cell>
        </table:table-row>
        <table:table-row table:style-name="ro1">
          <table:table-cell office:value-type="string" calcext:value-type="string">
            <text:p>input/data_formal_20240530-1342/meme/IsaacDesixth_20230202T053421/0.jpg</text:p>
          </table:table-cell>
          <table:table-cell office:value-type="string" calcext:value-type="string">
            <text:p>Pattern 1</text:p>
          </table:table-cell>
          <table:table-cell office:value-type="float" office:value="0.933065511779753" calcext:value-type="float">
            <text:p>0.933065511779753</text:p>
          </table:table-cell>
          <table:table-cell office:value-type="float" office:value="0.163591698877229" calcext:value-type="float">
            <text:p>0.163591698877229</text:p>
          </table:table-cell>
          <table:table-cell office:value-type="float" office:value="0.136575837570162" calcext:value-type="float">
            <text:p>0.136575837570162</text:p>
          </table:table-cell>
          <table:table-cell office:value-type="string" calcext:value-type="string">
            <text:p>https://twitter.com/IsaacDesixth/status/1621019166995255296</text:p>
          </table:table-cell>
        </table:table-row>
        <table:table-row table:style-name="ro1">
          <table:table-cell office:value-type="string" calcext:value-type="string">
            <text:p>input/data_formal_20240530-1342/meme/it_meirl_20230105T112636/0.jpg</text:p>
          </table:table-cell>
          <table:table-cell office:value-type="string" calcext:value-type="string">
            <text:p>Pattern 1</text:p>
          </table:table-cell>
          <table:table-cell office:value-type="float" office:value="0.872780279073383" calcext:value-type="float">
            <text:p>0.872780279073383</text:p>
          </table:table-cell>
          <table:table-cell office:value-type="float" office:value="0.184314848925306" calcext:value-type="float">
            <text:p>0.184314848925306</text:p>
          </table:table-cell>
          <table:table-cell office:value-type="float" office:value="0.350982817447564" calcext:value-type="float">
            <text:p>0.350982817447564</text:p>
          </table:table-cell>
          <table:table-cell office:value-type="string" calcext:value-type="string">
            <text:p>https://twitter.com/Carlos_RSL/status/1610962061223235585</text:p>
          </table:table-cell>
        </table:table-row>
        <table:table-row table:style-name="ro1">
          <table:table-cell office:value-type="string" calcext:value-type="string">
            <text:p>input/data_formal_20240530-1342/meme/it_meirl_20230106T014820/0.jpg</text:p>
          </table:table-cell>
          <table:table-cell office:value-type="string" calcext:value-type="string">
            <text:p>Pattern 1</text:p>
          </table:table-cell>
          <table:table-cell office:value-type="float" office:value="0.84459154455022" calcext:value-type="float">
            <text:p>0.84459154455022</text:p>
          </table:table-cell>
          <table:table-cell office:value-type="float" office:value="0.227974648065208" calcext:value-type="float">
            <text:p>0.227974648065208</text:p>
          </table:table-cell>
          <table:table-cell office:value-type="float" office:value="0.069974120166691" calcext:value-type="float">
            <text:p>0.069974120166691</text:p>
          </table:table-cell>
          <table:table-cell office:value-type="string" calcext:value-type="string">
            <text:p>https://twitter.com/_giovan_ny/status/1611233509649321986</text:p>
          </table:table-cell>
        </table:table-row>
        <table:table-row table:style-name="ro1">
          <table:table-cell office:value-type="string" calcext:value-type="string">
            <text:p>input/data_formal_20240530-1342/meme/it_meirl_20230106T053837/0.jpg</text:p>
          </table:table-cell>
          <table:table-cell office:value-type="string" calcext:value-type="string">
            <text:p>Pattern 1</text:p>
          </table:table-cell>
          <table:table-cell office:value-type="float" office:value="0.891937744896177" calcext:value-type="float">
            <text:p>0.891937744896177</text:p>
          </table:table-cell>
          <table:table-cell office:value-type="float" office:value="0.150142897754233" calcext:value-type="float">
            <text:p>0.150142897754233</text:p>
          </table:table-cell>
          <table:table-cell office:value-type="float" office:value="0.210852169032723" calcext:value-type="float">
            <text:p>0.210852169032723</text:p>
          </table:table-cell>
          <table:table-cell office:value-type="string" calcext:value-type="string">
            <text:p>https://twitter.com/it_meirl/status/1611235769963667458</text:p>
          </table:table-cell>
        </table:table-row>
        <table:table-row table:style-name="ro1">
          <table:table-cell office:value-type="string" calcext:value-type="string">
            <text:p>input/data_formal_20240530-1342/meme/it_meirl_20230106T064843/0.jpg</text:p>
          </table:table-cell>
          <table:table-cell office:value-type="string" calcext:value-type="string">
            <text:p>Pattern 1</text:p>
          </table:table-cell>
          <table:table-cell office:value-type="float" office:value="0.901006108446598" calcext:value-type="float">
            <text:p>0.901006108446598</text:p>
          </table:table-cell>
          <table:table-cell office:value-type="float" office:value="0.153913365932763" calcext:value-type="float">
            <text:p>0.153913365932763</text:p>
          </table:table-cell>
          <table:table-cell office:value-type="float" office:value="0.137400879488614" calcext:value-type="float">
            <text:p>0.137400879488614</text:p>
          </table:table-cell>
          <table:table-cell office:value-type="string" calcext:value-type="string">
            <text:p>https://twitter.com/it_meirl/status/1611253410984038400</text:p>
          </table:table-cell>
        </table:table-row>
        <table:table-row table:style-name="ro1">
          <table:table-cell office:value-type="string" calcext:value-type="string">
            <text:p>input/data_formal_20240530-1342/meme/it_meirl_20230111T223219/0.jpg</text:p>
          </table:table-cell>
          <table:table-cell office:value-type="string" calcext:value-type="string">
            <text:p>Pattern 1</text:p>
          </table:table-cell>
          <table:table-cell office:value-type="float" office:value="0.98497197756234" calcext:value-type="float">
            <text:p>0.98497197756234</text:p>
          </table:table-cell>
          <table:table-cell office:value-type="float" office:value="0.160356458548164" calcext:value-type="float">
            <text:p>0.160356458548164</text:p>
          </table:table-cell>
          <table:table-cell office:value-type="float" office:value="0.251437129383412" calcext:value-type="float">
            <text:p>0.251437129383412</text:p>
          </table:table-cell>
          <table:table-cell office:value-type="string" calcext:value-type="string">
            <text:p>https://twitter.com/it_meirl/status/1613302816352731140</text:p>
          </table:table-cell>
        </table:table-row>
        <table:table-row table:style-name="ro1">
          <table:table-cell office:value-type="string" calcext:value-type="string">
            <text:p>input/data_formal_20240530-1342/meme/it_meirl_20230111T225227/0.jpg</text:p>
          </table:table-cell>
          <table:table-cell office:value-type="string" calcext:value-type="string">
            <text:p>Pattern 6</text:p>
          </table:table-cell>
          <table:table-cell office:value-type="float" office:value="0.940263285383417" calcext:value-type="float">
            <text:p>0.940263285383417</text:p>
          </table:table-cell>
          <table:table-cell office:value-type="float" office:value="0.148047779492268" calcext:value-type="float">
            <text:p>0.148047779492268</text:p>
          </table:table-cell>
          <table:table-cell office:value-type="float" office:value="0.356814045969463" calcext:value-type="float">
            <text:p>0.356814045969463</text:p>
          </table:table-cell>
          <table:table-cell office:value-type="string" calcext:value-type="string">
            <text:p>https://twitter.com/it_meirl/status/1613307880261955584</text:p>
          </table:table-cell>
        </table:table-row>
        <table:table-row table:style-name="ro1">
          <table:table-cell office:value-type="string" calcext:value-type="string">
            <text:p>input/data_formal_20240530-1342/meme/it_meirl_20230201T220820/0.jpg</text:p>
          </table:table-cell>
          <table:table-cell office:value-type="string" calcext:value-type="string">
            <text:p>Pattern 1</text:p>
          </table:table-cell>
          <table:table-cell office:value-type="float" office:value="0.885086076029836" calcext:value-type="float">
            <text:p>0.885086076029836</text:p>
          </table:table-cell>
          <table:table-cell office:value-type="float" office:value="0.171593917971799" calcext:value-type="float">
            <text:p>0.171593917971799</text:p>
          </table:table-cell>
          <table:table-cell office:value-type="float" office:value="0.176172814707386" calcext:value-type="float">
            <text:p>0.176172814707386</text:p>
          </table:table-cell>
          <table:table-cell office:value-type="string" calcext:value-type="string">
            <text:p>https://twitter.com/XRenegadeUser/status/1620911118792409093</text:p>
          </table:table-cell>
        </table:table-row>
        <table:table-row table:style-name="ro1">
          <table:table-cell office:value-type="string" calcext:value-type="string">
            <text:p>input/data_formal_20240530-1342/meme/it_meirl_20230201T221823/0.jpg</text:p>
          </table:table-cell>
          <table:table-cell office:value-type="string" calcext:value-type="string">
            <text:p>Pattern 1</text:p>
          </table:table-cell>
          <table:table-cell office:value-type="float" office:value="0.964171939178765" calcext:value-type="float">
            <text:p>0.964171939178765</text:p>
          </table:table-cell>
          <table:table-cell office:value-type="float" office:value="0.143061159972494" calcext:value-type="float">
            <text:p>0.143061159972494</text:p>
          </table:table-cell>
          <table:table-cell office:value-type="float" office:value="0.279579235238763" calcext:value-type="float">
            <text:p>0.279579235238763</text:p>
          </table:table-cell>
          <table:table-cell office:value-type="string" calcext:value-type="string">
            <text:p>https://twitter.com/it_meirl/status/1620909452764250114</text:p>
          </table:table-cell>
        </table:table-row>
        <table:table-row table:style-name="ro1">
          <table:table-cell office:value-type="string" calcext:value-type="string">
            <text:p>input/data_formal_20240530-1342/meme/it_meirl_20230201T230826/0.jpg</text:p>
          </table:table-cell>
          <table:table-cell office:value-type="string" calcext:value-type="string">
            <text:p>Pattern 6</text:p>
          </table:table-cell>
          <table:table-cell office:value-type="float" office:value="0.870029027779321" calcext:value-type="float">
            <text:p>0.870029027779321</text:p>
          </table:table-cell>
          <table:table-cell office:value-type="float" office:value="0.187202146652611" calcext:value-type="float">
            <text:p>0.187202146652611</text:p>
          </table:table-cell>
          <table:table-cell office:value-type="float" office:value="0.389090048108464" calcext:value-type="float">
            <text:p>0.389090048108464</text:p>
          </table:table-cell>
          <table:table-cell office:value-type="string" calcext:value-type="string">
            <text:p>https://twitter.com/it_meirl/status/1620922050545156096</text:p>
          </table:table-cell>
        </table:table-row>
        <table:table-row table:style-name="ro1">
          <table:table-cell office:value-type="string" calcext:value-type="string">
            <text:p>input/data_formal_20240530-1342/meme/it_meirl_20230201T235839/0.jpg</text:p>
          </table:table-cell>
          <table:table-cell office:value-type="string" calcext:value-type="string">
            <text:p>Pattern 1</text:p>
          </table:table-cell>
          <table:table-cell office:value-type="float" office:value="0.870549565595948" calcext:value-type="float">
            <text:p>0.870549565595948</text:p>
          </table:table-cell>
          <table:table-cell office:value-type="float" office:value="0.149198171583644" calcext:value-type="float">
            <text:p>0.149198171583644</text:p>
          </table:table-cell>
          <table:table-cell office:value-type="float" office:value="0.226748456615468" calcext:value-type="float">
            <text:p>0.226748456615468</text:p>
          </table:table-cell>
          <table:table-cell office:value-type="string" calcext:value-type="string">
            <text:p>https://twitter.com/it_meirl/status/1620934686875811840</text:p>
          </table:table-cell>
        </table:table-row>
        <table:table-row table:style-name="ro1">
          <table:table-cell office:value-type="string" calcext:value-type="string">
            <text:p>input/data_formal_20240530-1342/meme/it_meirl_20230202T004847/0.jpg</text:p>
          </table:table-cell>
          <table:table-cell office:value-type="string" calcext:value-type="string">
            <text:p>Pattern 3</text:p>
          </table:table-cell>
          <table:table-cell office:value-type="float" office:value="0.898260808255875" calcext:value-type="float">
            <text:p>0.898260808255875</text:p>
          </table:table-cell>
          <table:table-cell office:value-type="float" office:value="0.193459715749428" calcext:value-type="float">
            <text:p>0.193459715749428</text:p>
          </table:table-cell>
          <table:table-cell office:value-type="float" office:value="0.309104284501433" calcext:value-type="float">
            <text:p>0.309104284501433</text:p>
          </table:table-cell>
          <table:table-cell office:value-type="string" calcext:value-type="string">
            <text:p>https://twitter.com/it_meirl/status/1620947303287689218</text:p>
          </table:table-cell>
        </table:table-row>
        <table:table-row table:style-name="ro1">
          <table:table-cell office:value-type="string" calcext:value-type="string">
            <text:p>input/data_formal_20240530-1342/meme/it_meirl_20230202T010850/0.jpg</text:p>
          </table:table-cell>
          <table:table-cell office:value-type="string" calcext:value-type="string">
            <text:p>Pattern 6</text:p>
          </table:table-cell>
          <table:table-cell office:value-type="float" office:value="0.901904602915448" calcext:value-type="float">
            <text:p>0.901904602915448</text:p>
          </table:table-cell>
          <table:table-cell office:value-type="float" office:value="0.14717198766857" calcext:value-type="float">
            <text:p>0.14717198766857</text:p>
          </table:table-cell>
          <table:table-cell office:value-type="float" office:value="0.385805263579766" calcext:value-type="float">
            <text:p>0.385805263579766</text:p>
          </table:table-cell>
          <table:table-cell office:value-type="string" calcext:value-type="string">
            <text:p>https://twitter.com/it_meirl/status/1620952347202535424</text:p>
          </table:table-cell>
        </table:table-row>
        <table:table-row table:style-name="ro1">
          <table:table-cell office:value-type="string" calcext:value-type="string">
            <text:p>input/data_formal_20240530-1342/meme/it_meirl_20230202T022854/0.jpg</text:p>
          </table:table-cell>
          <table:table-cell office:value-type="string" calcext:value-type="string">
            <text:p>Pattern 1</text:p>
          </table:table-cell>
          <table:table-cell office:value-type="float" office:value="0.885887768317041" calcext:value-type="float">
            <text:p>0.885887768317041</text:p>
          </table:table-cell>
          <table:table-cell office:value-type="float" office:value="0.230970956223979" calcext:value-type="float">
            <text:p>0.230970956223979</text:p>
          </table:table-cell>
          <table:table-cell office:value-type="float" office:value="0.0587432684152512" calcext:value-type="float">
            <text:p>0.0587432684152512</text:p>
          </table:table-cell>
          <table:table-cell office:value-type="string" calcext:value-type="string">
            <text:p>https://twitter.com/it_meirl/status/1620972499012915207</text:p>
          </table:table-cell>
        </table:table-row>
        <table:table-row table:style-name="ro1">
          <table:table-cell office:value-type="string" calcext:value-type="string">
            <text:p>input/data_formal_20240530-1342/meme/it_meirl_20230202T044910/0.jpg</text:p>
          </table:table-cell>
          <table:table-cell office:value-type="string" calcext:value-type="string">
            <text:p>Pattern 1</text:p>
          </table:table-cell>
          <table:table-cell office:value-type="float" office:value="0.870174663566156" calcext:value-type="float">
            <text:p>0.870174663566156</text:p>
          </table:table-cell>
          <table:table-cell office:value-type="float" office:value="0.0939559206245812" calcext:value-type="float">
            <text:p>0.0939559206245812</text:p>
          </table:table-cell>
          <table:table-cell office:value-type="float" office:value="0.223416453226711" calcext:value-type="float">
            <text:p>0.223416453226711</text:p>
          </table:table-cell>
          <table:table-cell office:value-type="string" calcext:value-type="string">
            <text:p>https://twitter.com/it_meirl/status/1621007799734964224</text:p>
          </table:table-cell>
        </table:table-row>
        <table:table-row table:style-name="ro1">
          <table:table-cell office:value-type="string" calcext:value-type="string">
            <text:p>input/data_formal_20240530-1342/meme/it_meirl_20230202T045913/0.jpg</text:p>
          </table:table-cell>
          <table:table-cell office:value-type="string" calcext:value-type="string">
            <text:p>Pattern 1</text:p>
          </table:table-cell>
          <table:table-cell office:value-type="float" office:value="0.857915581688317" calcext:value-type="float">
            <text:p>0.857915581688317</text:p>
          </table:table-cell>
          <table:table-cell office:value-type="float" office:value="0.20361353389583" calcext:value-type="float">
            <text:p>0.20361353389583</text:p>
          </table:table-cell>
          <table:table-cell office:value-type="float" office:value="0.266965583479497" calcext:value-type="float">
            <text:p>0.266965583479497</text:p>
          </table:table-cell>
          <table:table-cell office:value-type="string" calcext:value-type="string">
            <text:p>https://twitter.com/it_meirl/status/1621010327696560128</text:p>
          </table:table-cell>
        </table:table-row>
        <table:table-row table:style-name="ro1">
          <table:table-cell office:value-type="string" calcext:value-type="string">
            <text:p>input/data_formal_20240530-1342/meme/it_meirl_20230204T072422/0.jpg</text:p>
          </table:table-cell>
          <table:table-cell office:value-type="string" calcext:value-type="string">
            <text:p>Pattern 1</text:p>
          </table:table-cell>
          <table:table-cell office:value-type="float" office:value="0.842697076163266" calcext:value-type="float">
            <text:p>0.842697076163266</text:p>
          </table:table-cell>
          <table:table-cell office:value-type="float" office:value="0.153023381982407" calcext:value-type="float">
            <text:p>0.153023381982407</text:p>
          </table:table-cell>
          <table:table-cell office:value-type="float" office:value="0.27509383067308" calcext:value-type="float">
            <text:p>0.27509383067308</text:p>
          </table:table-cell>
          <table:table-cell office:value-type="string" calcext:value-type="string">
            <text:p>https://twitter.com/staryoshi06/status/1622612550503526402</text:p>
          </table:table-cell>
        </table:table-row>
        <table:table-row table:style-name="ro1">
          <table:table-cell office:value-type="string" calcext:value-type="string">
            <text:p>input/data_formal_20240530-1342/meme/it_meirl_20230206T090910/0.jpg</text:p>
          </table:table-cell>
          <table:table-cell office:value-type="string" calcext:value-type="string">
            <text:p>Pattern 1</text:p>
          </table:table-cell>
          <table:table-cell office:value-type="float" office:value="0.874420926741817" calcext:value-type="float">
            <text:p>0.874420926741817</text:p>
          </table:table-cell>
          <table:table-cell office:value-type="float" office:value="0.191783826903172" calcext:value-type="float">
            <text:p>0.191783826903172</text:p>
          </table:table-cell>
          <table:table-cell office:value-type="float" office:value="0.178062874274641" calcext:value-type="float">
            <text:p>0.178062874274641</text:p>
          </table:table-cell>
          <table:table-cell office:value-type="string" calcext:value-type="string">
            <text:p>https://twitter.com/garry12gg/status/1622591459022016514</text:p>
          </table:table-cell>
        </table:table-row>
        <table:table-row table:style-name="ro1">
          <table:table-cell office:value-type="string" calcext:value-type="string">
            <text:p>input/data_formal_20240530-1342/meme/it_meirl_20230206T104918/0.jpg</text:p>
          </table:table-cell>
          <table:table-cell office:value-type="string" calcext:value-type="string">
            <text:p>Pattern 6</text:p>
          </table:table-cell>
          <table:table-cell office:value-type="float" office:value="1.00464797107532" calcext:value-type="float">
            <text:p>1.00464797107532</text:p>
          </table:table-cell>
          <table:table-cell office:value-type="float" office:value="0.208620105618824" calcext:value-type="float">
            <text:p>0.208620105618824</text:p>
          </table:table-cell>
          <table:table-cell office:value-type="float" office:value="0.352134624813532" calcext:value-type="float">
            <text:p>0.352134624813532</text:p>
          </table:table-cell>
          <table:table-cell office:value-type="string" calcext:value-type="string">
            <text:p>https://twitter.com/it_meirl/status/1622547978702491649</text:p>
          </table:table-cell>
        </table:table-row>
        <table:table-row table:style-name="ro1">
          <table:table-cell office:value-type="string" calcext:value-type="string">
            <text:p>input/data_formal_20240530-1342/meme/it_meirl_20230206T105920/0.jpg</text:p>
          </table:table-cell>
          <table:table-cell office:value-type="string" calcext:value-type="string">
            <text:p>Pattern 1</text:p>
          </table:table-cell>
          <table:table-cell office:value-type="float" office:value="0.919666964302855" calcext:value-type="float">
            <text:p>0.919666964302855</text:p>
          </table:table-cell>
          <table:table-cell office:value-type="float" office:value="0.195919758457196" calcext:value-type="float">
            <text:p>0.195919758457196</text:p>
          </table:table-cell>
          <table:table-cell office:value-type="float" office:value="0.130391614581652" calcext:value-type="float">
            <text:p>0.130391614581652</text:p>
          </table:table-cell>
          <table:table-cell office:value-type="string" calcext:value-type="string">
            <text:p>https://twitter.com/it_meirl/status/1622550504319352832</text:p>
          </table:table-cell>
        </table:table-row>
        <table:table-row table:style-name="ro1">
          <table:table-cell office:value-type="string" calcext:value-type="string">
            <text:p>input/data_formal_20240530-1342/meme/it_meirl_20230206T113923/0.jpg</text:p>
          </table:table-cell>
          <table:table-cell office:value-type="string" calcext:value-type="string">
            <text:p>Pattern 1</text:p>
          </table:table-cell>
          <table:table-cell office:value-type="float" office:value="0.897026987336486" calcext:value-type="float">
            <text:p>0.897026987336486</text:p>
          </table:table-cell>
          <table:table-cell office:value-type="float" office:value="0.157332682582918" calcext:value-type="float">
            <text:p>0.157332682582918</text:p>
          </table:table-cell>
          <table:table-cell office:value-type="float" office:value="0.211552559492372" calcext:value-type="float">
            <text:p>0.211552559492372</text:p>
          </table:table-cell>
          <table:table-cell office:value-type="string" calcext:value-type="string">
            <text:p>https://twitter.com/it_meirl/status/1622560582292451329</text:p>
          </table:table-cell>
        </table:table-row>
        <table:table-row table:style-name="ro1">
          <table:table-cell office:value-type="string" calcext:value-type="string">
            <text:p>input/data_formal_20240530-1342/meme/it_meirl_20230206T120926/0.jpg</text:p>
          </table:table-cell>
          <table:table-cell office:value-type="string" calcext:value-type="string">
            <text:p>Pattern 6</text:p>
          </table:table-cell>
          <table:table-cell office:value-type="float" office:value="1.01444020431371" calcext:value-type="float">
            <text:p>1.01444020431371</text:p>
          </table:table-cell>
          <table:table-cell office:value-type="float" office:value="0.104900531842182" calcext:value-type="float">
            <text:p>0.104900531842182</text:p>
          </table:table-cell>
          <table:table-cell office:value-type="float" office:value="0.333024873066604" calcext:value-type="float">
            <text:p>0.333024873066604</text:p>
          </table:table-cell>
          <table:table-cell office:value-type="string" calcext:value-type="string">
            <text:p>https://twitter.com/it_meirl/status/1622568147353014272</text:p>
          </table:table-cell>
        </table:table-row>
        <table:table-row table:style-name="ro1">
          <table:table-cell office:value-type="string" calcext:value-type="string">
            <text:p>input/data_formal_20240530-1342/meme/it_meirl_20230206T133933/0.jpg</text:p>
          </table:table-cell>
          <table:table-cell office:value-type="string" calcext:value-type="string">
            <text:p>Pattern 6</text:p>
          </table:table-cell>
          <table:table-cell office:value-type="float" office:value="0.924805789839632" calcext:value-type="float">
            <text:p>0.924805789839632</text:p>
          </table:table-cell>
          <table:table-cell office:value-type="float" office:value="0.208726605017451" calcext:value-type="float">
            <text:p>0.208726605017451</text:p>
          </table:table-cell>
          <table:table-cell office:value-type="float" office:value="0.398930656235294" calcext:value-type="float">
            <text:p>0.398930656235294</text:p>
          </table:table-cell>
          <table:table-cell office:value-type="string" calcext:value-type="string">
            <text:p>https://twitter.com/it_meirl/status/1622590822532145152</text:p>
          </table:table-cell>
        </table:table-row>
        <table:table-row table:style-name="ro1">
          <table:table-cell office:value-type="string" calcext:value-type="string">
            <text:p>input/data_formal_20240530-1342/meme/it_meirl_20230206T134941/0.jpg</text:p>
          </table:table-cell>
          <table:table-cell office:value-type="string" calcext:value-type="string">
            <text:p>Pattern 1</text:p>
          </table:table-cell>
          <table:table-cell office:value-type="float" office:value="0.89863926833522" calcext:value-type="float">
            <text:p>0.89863926833522</text:p>
          </table:table-cell>
          <table:table-cell office:value-type="float" office:value="0.168571133659588" calcext:value-type="float">
            <text:p>0.168571133659588</text:p>
          </table:table-cell>
          <table:table-cell office:value-type="float" office:value="0.275123833536674" calcext:value-type="float">
            <text:p>0.275123833536674</text:p>
          </table:table-cell>
          <table:table-cell office:value-type="string" calcext:value-type="string">
            <text:p>https://twitter.com/it_meirl/status/1622593375672098817</text:p>
          </table:table-cell>
        </table:table-row>
        <table:table-row table:style-name="ro1">
          <table:table-cell office:value-type="string" calcext:value-type="string">
            <text:p>input/data_formal_20240530-1342/meme/it_meirl_20230212T150228/0.jpg</text:p>
          </table:table-cell>
          <table:table-cell office:value-type="string" calcext:value-type="string">
            <text:p>Pattern 1</text:p>
          </table:table-cell>
          <table:table-cell office:value-type="float" office:value="0.927486701521238" calcext:value-type="float">
            <text:p>0.927486701521238</text:p>
          </table:table-cell>
          <table:table-cell office:value-type="float" office:value="0.159087027753049" calcext:value-type="float">
            <text:p>0.159087027753049</text:p>
          </table:table-cell>
          <table:table-cell office:value-type="float" office:value="0.303805898042092" calcext:value-type="float">
            <text:p>0.303805898042092</text:p>
          </table:table-cell>
          <table:table-cell office:value-type="string" calcext:value-type="string">
            <text:p>https://twitter.com/it_meirl/status/1624786018573422593</text:p>
          </table:table-cell>
        </table:table-row>
        <table:table-row table:style-name="ro1">
          <table:table-cell office:value-type="string" calcext:value-type="string">
            <text:p>input/data_formal_20240530-1342/meme/it_meirl_20230226T042508/0.jpg</text:p>
          </table:table-cell>
          <table:table-cell office:value-type="string" calcext:value-type="string">
            <text:p>Pattern 6</text:p>
          </table:table-cell>
          <table:table-cell office:value-type="float" office:value="0.961030710665574" calcext:value-type="float">
            <text:p>0.961030710665574</text:p>
          </table:table-cell>
          <table:table-cell office:value-type="float" office:value="0.123201326663383" calcext:value-type="float">
            <text:p>0.123201326663383</text:p>
          </table:table-cell>
          <table:table-cell office:value-type="float" office:value="0.492127759156338" calcext:value-type="float">
            <text:p>0.492127759156338</text:p>
          </table:table-cell>
          <table:table-cell office:value-type="string" calcext:value-type="string">
            <text:p>https://twitter.com/it_meirl/status/1629699059651944448</text:p>
          </table:table-cell>
        </table:table-row>
        <table:table-row table:style-name="ro1">
          <table:table-cell office:value-type="string" calcext:value-type="string">
            <text:p>input/data_formal_20240530-1342/meme/it_meirl_20230226T053518/0.jpg</text:p>
          </table:table-cell>
          <table:table-cell office:value-type="string" calcext:value-type="string">
            <text:p>Pattern 1</text:p>
          </table:table-cell>
          <table:table-cell office:value-type="float" office:value="0.853234055790424" calcext:value-type="float">
            <text:p>0.853234055790424</text:p>
          </table:table-cell>
          <table:table-cell office:value-type="float" office:value="0.162311894961842" calcext:value-type="float">
            <text:p>0.162311894961842</text:p>
          </table:table-cell>
          <table:table-cell office:value-type="float" office:value="0.0721777612266635" calcext:value-type="float">
            <text:p>0.0721777612266635</text:p>
          </table:table-cell>
          <table:table-cell office:value-type="string" calcext:value-type="string">
            <text:p>https://twitter.com/it_meirl/status/1629716715402678273</text:p>
          </table:table-cell>
        </table:table-row>
        <table:table-row table:style-name="ro1">
          <table:table-cell office:value-type="string" calcext:value-type="string">
            <text:p>input/data_formal_20240530-1342/meme/it_meirl_20230315T201429/0.jpg</text:p>
          </table:table-cell>
          <table:table-cell office:value-type="string" calcext:value-type="string">
            <text:p>Pattern 6</text:p>
          </table:table-cell>
          <table:table-cell office:value-type="float" office:value="0.914920615048655" calcext:value-type="float">
            <text:p>0.914920615048655</text:p>
          </table:table-cell>
          <table:table-cell office:value-type="float" office:value="0.157981801897739" calcext:value-type="float">
            <text:p>0.157981801897739</text:p>
          </table:table-cell>
          <table:table-cell office:value-type="float" office:value="0.457730877521094" calcext:value-type="float">
            <text:p>0.457730877521094</text:p>
          </table:table-cell>
          <table:table-cell office:value-type="string" calcext:value-type="string">
            <text:p>https://twitter.com/Gaibufritas/status/1636102211083091972</text:p>
          </table:table-cell>
        </table:table-row>
        <table:table-row table:style-name="ro1">
          <table:table-cell office:value-type="string" calcext:value-type="string">
            <text:p>input/data_formal_20240530-1342/meme/it_meirl_20230315T202434/0.jpg</text:p>
          </table:table-cell>
          <table:table-cell office:value-type="string" calcext:value-type="string">
            <text:p>Pattern 1</text:p>
          </table:table-cell>
          <table:table-cell office:value-type="float" office:value="0.875896600834116" calcext:value-type="float">
            <text:p>0.875896600834116</text:p>
          </table:table-cell>
          <table:table-cell office:value-type="float" office:value="0.202858145406906" calcext:value-type="float">
            <text:p>0.202858145406906</text:p>
          </table:table-cell>
          <table:table-cell office:value-type="float" office:value="0.197844371819993" calcext:value-type="float">
            <text:p>0.197844371819993</text:p>
          </table:table-cell>
          <table:table-cell office:value-type="string" calcext:value-type="string">
            <text:p>https://twitter.com/Secondc04436774/status/1636101610253189126</text:p>
          </table:table-cell>
        </table:table-row>
        <table:table-row table:style-name="ro1">
          <table:table-cell office:value-type="string" calcext:value-type="string">
            <text:p>input/data_formal_20240530-1342/meme/it_meirl_20230315T220507/0.jpg</text:p>
          </table:table-cell>
          <table:table-cell office:value-type="string" calcext:value-type="string">
            <text:p>Pattern 1</text:p>
          </table:table-cell>
          <table:table-cell office:value-type="float" office:value="0.851083049656975" calcext:value-type="float">
            <text:p>0.851083049656975</text:p>
          </table:table-cell>
          <table:table-cell office:value-type="float" office:value="0.13353165221293" calcext:value-type="float">
            <text:p>0.13353165221293</text:p>
          </table:table-cell>
          <table:table-cell office:value-type="float" office:value="0.262529450942719" calcext:value-type="float">
            <text:p>0.262529450942719</text:p>
          </table:table-cell>
          <table:table-cell office:value-type="string" calcext:value-type="string">
            <text:p>https://twitter.com/it_meirl/status/1636126405560811523</text:p>
          </table:table-cell>
        </table:table-row>
        <table:table-row table:style-name="ro1">
          <table:table-cell office:value-type="string" calcext:value-type="string">
            <text:p>input/data_formal_20240530-1342/meme/it_meirl_20230322T173955/0.jpg</text:p>
          </table:table-cell>
          <table:table-cell office:value-type="string" calcext:value-type="string">
            <text:p>Pattern 1</text:p>
          </table:table-cell>
          <table:table-cell office:value-type="float" office:value="0.832707447220318" calcext:value-type="float">
            <text:p>0.832707447220318</text:p>
          </table:table-cell>
          <table:table-cell office:value-type="float" office:value="0.180118996625813" calcext:value-type="float">
            <text:p>0.180118996625813</text:p>
          </table:table-cell>
          <table:table-cell office:value-type="float" office:value="0.165189761291292" calcext:value-type="float">
            <text:p>0.165189761291292</text:p>
          </table:table-cell>
          <table:table-cell office:value-type="string" calcext:value-type="string">
            <text:p>https://twitter.com/it_meirl/status/1638596382129889305</text:p>
          </table:table-cell>
        </table:table-row>
        <table:table-row table:style-name="ro1">
          <table:table-cell office:value-type="string" calcext:value-type="string">
            <text:p>input/data_formal_20240530-1342/meme/it_meirl_20230322T221031/0.jpg</text:p>
          </table:table-cell>
          <table:table-cell office:value-type="string" calcext:value-type="string">
            <text:p>Pattern 1</text:p>
          </table:table-cell>
          <table:table-cell office:value-type="float" office:value="0.880675961178723" calcext:value-type="float">
            <text:p>0.880675961178723</text:p>
          </table:table-cell>
          <table:table-cell office:value-type="float" office:value="0.108646853162302" calcext:value-type="float">
            <text:p>0.108646853162302</text:p>
          </table:table-cell>
          <table:table-cell office:value-type="float" office:value="0.133097914643452" calcext:value-type="float">
            <text:p>0.133097914643452</text:p>
          </table:table-cell>
          <table:table-cell office:value-type="string" calcext:value-type="string">
            <text:p>https://twitter.com/it_meirl/status/1638664481541869573</text:p>
          </table:table-cell>
        </table:table-row>
        <table:table-row table:style-name="ro1">
          <table:table-cell office:value-type="string" calcext:value-type="string">
            <text:p>input/data_formal_20240530-1342/meme/it_meirl_20230323T010046/0.jpg</text:p>
          </table:table-cell>
          <table:table-cell office:value-type="string" calcext:value-type="string">
            <text:p>Pattern 1</text:p>
          </table:table-cell>
          <table:table-cell office:value-type="float" office:value="0.841466939092101" calcext:value-type="float">
            <text:p>0.841466939092101</text:p>
          </table:table-cell>
          <table:table-cell office:value-type="float" office:value="0.111485069596883" calcext:value-type="float">
            <text:p>0.111485069596883</text:p>
          </table:table-cell>
          <table:table-cell office:value-type="float" office:value="0.0933174453241752" calcext:value-type="float">
            <text:p>0.0933174453241752</text:p>
          </table:table-cell>
          <table:table-cell office:value-type="string" calcext:value-type="string">
            <text:p>https://twitter.com/it_meirl/status/1638707322435563520</text:p>
          </table:table-cell>
        </table:table-row>
        <table:table-row table:style-name="ro1">
          <table:table-cell office:value-type="string" calcext:value-type="string">
            <text:p>input/data_formal_20240530-1342/meme/it_meirl_20230323T011048/0.jpg</text:p>
          </table:table-cell>
          <table:table-cell office:value-type="string" calcext:value-type="string">
            <text:p>Pattern 1</text:p>
          </table:table-cell>
          <table:table-cell office:value-type="float" office:value="0.832480064093456" calcext:value-type="float">
            <text:p>0.832480064093456</text:p>
          </table:table-cell>
          <table:table-cell office:value-type="float" office:value="0.170106495793574" calcext:value-type="float">
            <text:p>0.170106495793574</text:p>
          </table:table-cell>
          <table:table-cell office:value-type="float" office:value="0.266113555438452" calcext:value-type="float">
            <text:p>0.266113555438452</text:p>
          </table:table-cell>
          <table:table-cell office:value-type="string" calcext:value-type="string">
            <text:p>https://twitter.com/it_meirl/status/1638709848580976640</text:p>
          </table:table-cell>
        </table:table-row>
        <table:table-row table:style-name="ro1">
          <table:table-cell office:value-type="string" calcext:value-type="string">
            <text:p>input/data_formal_20240530-1342/meme/itech_advice_20230106T085256/0.jpg</text:p>
          </table:table-cell>
          <table:table-cell office:value-type="string" calcext:value-type="string">
            <text:p>Pattern 4</text:p>
          </table:table-cell>
          <table:table-cell office:value-type="float" office:value="0.707069941515821" calcext:value-type="float">
            <text:p>0.707069941515821</text:p>
          </table:table-cell>
          <table:table-cell office:value-type="float" office:value="0.0997821370461047" calcext:value-type="float">
            <text:p>0.0997821370461047</text:p>
          </table:table-cell>
          <table:table-cell office:value-type="float" office:value="0.84302144439852" calcext:value-type="float">
            <text:p>0.84302144439852</text:p>
          </table:table-cell>
          <table:table-cell office:value-type="string" calcext:value-type="string">
            <text:p>https://twitter.com/itech_advice/status/1611284670087561218</text:p>
          </table:table-cell>
        </table:table-row>
        <table:table-row table:style-name="ro1">
          <table:table-cell office:value-type="string" calcext:value-type="string">
            <text:p>input/data_formal_20240530-1342/meme/itribe__20230206T103000/0.jpg</text:p>
          </table:table-cell>
          <table:table-cell office:value-type="string" calcext:value-type="string">
            <text:p>Pattern 6</text:p>
          </table:table-cell>
          <table:table-cell office:value-type="float" office:value="0.910546009722892" calcext:value-type="float">
            <text:p>0.910546009722892</text:p>
          </table:table-cell>
          <table:table-cell office:value-type="float" office:value="0.0673103647744886" calcext:value-type="float">
            <text:p>0.0673103647744886</text:p>
          </table:table-cell>
          <table:table-cell office:value-type="float" office:value="0.740173786244051" calcext:value-type="float">
            <text:p>0.740173786244051</text:p>
          </table:table-cell>
          <table:table-cell office:value-type="string" calcext:value-type="string">
            <text:p>https://twitter.com/itribe_/status/1622543122445275137</text:p>
          </table:table-cell>
        </table:table-row>
        <table:table-row table:style-name="ro1">
          <table:table-cell office:value-type="string" calcext:value-type="string">
            <text:p>input/data_formal_20240530-1342/meme/its_apes_20230108T125400/0.jpg</text:p>
          </table:table-cell>
          <table:table-cell office:value-type="string" calcext:value-type="string">
            <text:p>Pattern 6</text:p>
          </table:table-cell>
          <table:table-cell office:value-type="float" office:value="0.881675012632776" calcext:value-type="float">
            <text:p>0.881675012632776</text:p>
          </table:table-cell>
          <table:table-cell office:value-type="float" office:value="0.269443530019221" calcext:value-type="float">
            <text:p>0.269443530019221</text:p>
          </table:table-cell>
          <table:table-cell office:value-type="float" office:value="0.430532402981123" calcext:value-type="float">
            <text:p>0.430532402981123</text:p>
          </table:table-cell>
          <table:table-cell office:value-type="string" calcext:value-type="string">
            <text:p>https://twitter.com/its_apes/status/1612070113112465409</text:p>
          </table:table-cell>
        </table:table-row>
        <table:table-row table:style-name="ro1">
          <table:table-cell office:value-type="string" calcext:value-type="string">
            <text:p>input/data_formal_20240530-1342/meme/its_apes_20230108T125533/0.jpg</text:p>
          </table:table-cell>
          <table:table-cell office:value-type="string" calcext:value-type="string">
            <text:p>Pattern 1</text:p>
          </table:table-cell>
          <table:table-cell office:value-type="float" office:value="0.948766496743711" calcext:value-type="float">
            <text:p>0.948766496743711</text:p>
          </table:table-cell>
          <table:table-cell office:value-type="float" office:value="0.193913564251686" calcext:value-type="float">
            <text:p>0.193913564251686</text:p>
          </table:table-cell>
          <table:table-cell office:value-type="float" office:value="0.287781206195072" calcext:value-type="float">
            <text:p>0.287781206195072</text:p>
          </table:table-cell>
          <table:table-cell office:value-type="string" calcext:value-type="string">
            <text:p>https://twitter.com/its_apes/status/1612070501433901058</text:p>
          </table:table-cell>
        </table:table-row>
        <table:table-row table:style-name="ro1">
          <table:table-cell office:value-type="string" calcext:value-type="string">
            <text:p>input/data_formal_20240530-1342/meme/its_apes_20230108T130604/0.jpg</text:p>
          </table:table-cell>
          <table:table-cell office:value-type="string" calcext:value-type="string">
            <text:p>Pattern 3</text:p>
          </table:table-cell>
          <table:table-cell office:value-type="float" office:value="0.905106791839271" calcext:value-type="float">
            <text:p>0.905106791839271</text:p>
          </table:table-cell>
          <table:table-cell office:value-type="float" office:value="0.0843405377520563" calcext:value-type="float">
            <text:p>0.0843405377520563</text:p>
          </table:table-cell>
          <table:table-cell office:value-type="float" office:value="0.751632120829983" calcext:value-type="float">
            <text:p>0.751632120829983</text:p>
          </table:table-cell>
          <table:table-cell office:value-type="string" calcext:value-type="string">
            <text:p>https://twitter.com/its_apes/status/1612073150388256777</text:p>
          </table:table-cell>
        </table:table-row>
        <table:table-row table:style-name="ro1">
          <table:table-cell office:value-type="string" calcext:value-type="string">
            <text:p>input/data_formal_20240530-1342/meme/its_apes_20230108T130852/0.jpg</text:p>
          </table:table-cell>
          <table:table-cell office:value-type="string" calcext:value-type="string">
            <text:p>Pattern 1</text:p>
          </table:table-cell>
          <table:table-cell office:value-type="float" office:value="0.925018571855726" calcext:value-type="float">
            <text:p>0.925018571855726</text:p>
          </table:table-cell>
          <table:table-cell office:value-type="float" office:value="0.173749231417427" calcext:value-type="float">
            <text:p>0.173749231417427</text:p>
          </table:table-cell>
          <table:table-cell office:value-type="float" office:value="0.337306947253111" calcext:value-type="float">
            <text:p>0.337306947253111</text:p>
          </table:table-cell>
          <table:table-cell office:value-type="string" calcext:value-type="string">
            <text:p>https://twitter.com/its_apes/status/1612073855253610504</text:p>
          </table:table-cell>
        </table:table-row>
        <table:table-row table:style-name="ro1">
          <table:table-cell office:value-type="string" calcext:value-type="string">
            <text:p>input/data_formal_20240530-1342/meme/its_apes_20230108T130952/0.jpg</text:p>
          </table:table-cell>
          <table:table-cell office:value-type="string" calcext:value-type="string">
            <text:p>Pattern 6</text:p>
          </table:table-cell>
          <table:table-cell office:value-type="float" office:value="0.928582918888058" calcext:value-type="float">
            <text:p>0.928582918888058</text:p>
          </table:table-cell>
          <table:table-cell office:value-type="float" office:value="0.215296110286493" calcext:value-type="float">
            <text:p>0.215296110286493</text:p>
          </table:table-cell>
          <table:table-cell office:value-type="float" office:value="0.405791840761918" calcext:value-type="float">
            <text:p>0.405791840761918</text:p>
          </table:table-cell>
          <table:table-cell office:value-type="string" calcext:value-type="string">
            <text:p>https://twitter.com/its_apes/status/1612074104445898755</text:p>
          </table:table-cell>
        </table:table-row>
        <table:table-row table:style-name="ro1">
          <table:table-cell office:value-type="string" calcext:value-type="string">
            <text:p>input/data_formal_20240530-1342/meme/its_apes_20230108T131057/0.jpg</text:p>
          </table:table-cell>
          <table:table-cell office:value-type="string" calcext:value-type="string">
            <text:p>Pattern 6</text:p>
          </table:table-cell>
          <table:table-cell office:value-type="float" office:value="0.834906077354733" calcext:value-type="float">
            <text:p>0.834906077354733</text:p>
          </table:table-cell>
          <table:table-cell office:value-type="float" office:value="0.127269189413399" calcext:value-type="float">
            <text:p>0.127269189413399</text:p>
          </table:table-cell>
          <table:table-cell office:value-type="float" office:value="0.671143920280518" calcext:value-type="float">
            <text:p>0.671143920280518</text:p>
          </table:table-cell>
          <table:table-cell office:value-type="string" calcext:value-type="string">
            <text:p>https://twitter.com/its_apes/status/1612074378388275200</text:p>
          </table:table-cell>
        </table:table-row>
        <table:table-row table:style-name="ro1">
          <table:table-cell office:value-type="string" calcext:value-type="string">
            <text:p>input/data_formal_20240530-1342/meme/its_apes_20230108T131324/0.jpg</text:p>
          </table:table-cell>
          <table:table-cell office:value-type="string" calcext:value-type="string">
            <text:p>Pattern 3</text:p>
          </table:table-cell>
          <table:table-cell office:value-type="float" office:value="0.887402760774752" calcext:value-type="float">
            <text:p>0.887402760774752</text:p>
          </table:table-cell>
          <table:table-cell office:value-type="float" office:value="0.178784386704692" calcext:value-type="float">
            <text:p>0.178784386704692</text:p>
          </table:table-cell>
          <table:table-cell office:value-type="float" office:value="0.58326061620607" calcext:value-type="float">
            <text:p>0.58326061620607</text:p>
          </table:table-cell>
          <table:table-cell office:value-type="string" calcext:value-type="string">
            <text:p>https://twitter.com/its_apes/status/1612074994435260417</text:p>
          </table:table-cell>
        </table:table-row>
        <table:table-row table:style-name="ro1">
          <table:table-cell office:value-type="string" calcext:value-type="string">
            <text:p>input/data_formal_20240530-1342/meme/its_apes_20230108T131415/0.jpg</text:p>
          </table:table-cell>
          <table:table-cell office:value-type="string" calcext:value-type="string">
            <text:p>Pattern 3</text:p>
          </table:table-cell>
          <table:table-cell office:value-type="float" office:value="0.910411412138605" calcext:value-type="float">
            <text:p>0.910411412138605</text:p>
          </table:table-cell>
          <table:table-cell office:value-type="float" office:value="0.14440143248475" calcext:value-type="float">
            <text:p>0.14440143248475</text:p>
          </table:table-cell>
          <table:table-cell office:value-type="float" office:value="0.509202383725242" calcext:value-type="float">
            <text:p>0.509202383725242</text:p>
          </table:table-cell>
          <table:table-cell office:value-type="string" calcext:value-type="string">
            <text:p>https://twitter.com/its_apes/status/1612075207463673858</text:p>
          </table:table-cell>
        </table:table-row>
        <table:table-row table:style-name="ro1">
          <table:table-cell office:value-type="string" calcext:value-type="string">
            <text:p>input/data_formal_20240530-1342/meme/its_apes_20230109T015042/0.jpg</text:p>
          </table:table-cell>
          <table:table-cell office:value-type="string" calcext:value-type="string">
            <text:p>Pattern 6</text:p>
          </table:table-cell>
          <table:table-cell office:value-type="float" office:value="0.871259907652785" calcext:value-type="float">
            <text:p>0.871259907652785</text:p>
          </table:table-cell>
          <table:table-cell office:value-type="float" office:value="0.279387575069778" calcext:value-type="float">
            <text:p>0.279387575069778</text:p>
          </table:table-cell>
          <table:table-cell office:value-type="float" office:value="0.435816571930161" calcext:value-type="float">
            <text:p>0.435816571930161</text:p>
          </table:table-cell>
          <table:table-cell office:value-type="string" calcext:value-type="string">
            <text:p>https://twitter.com/its_apes/status/1612265577053134849</text:p>
          </table:table-cell>
        </table:table-row>
        <table:table-row table:style-name="ro1">
          <table:table-cell office:value-type="string" calcext:value-type="string">
            <text:p>input/data_formal_20240530-1342/meme/its_apes_20230109T015933/0.jpg</text:p>
          </table:table-cell>
          <table:table-cell office:value-type="string" calcext:value-type="string">
            <text:p>Pattern 1</text:p>
          </table:table-cell>
          <table:table-cell office:value-type="float" office:value="0.888319568802879" calcext:value-type="float">
            <text:p>0.888319568802879</text:p>
          </table:table-cell>
          <table:table-cell office:value-type="float" office:value="0.250827571033343" calcext:value-type="float">
            <text:p>0.250827571033343</text:p>
          </table:table-cell>
          <table:table-cell office:value-type="float" office:value="0.257582174092587" calcext:value-type="float">
            <text:p>0.257582174092587</text:p>
          </table:table-cell>
          <table:table-cell office:value-type="string" calcext:value-type="string">
            <text:p>https://twitter.com/its_apes/status/1612267801837805569</text:p>
          </table:table-cell>
        </table:table-row>
        <table:table-row table:style-name="ro1">
          <table:table-cell office:value-type="string" calcext:value-type="string">
            <text:p>input/data_formal_20240530-1342/meme/ItsAnusha4_20230111T220320/0.jpg</text:p>
          </table:table-cell>
          <table:table-cell office:value-type="string" calcext:value-type="string">
            <text:p>Pattern 3</text:p>
          </table:table-cell>
          <table:table-cell office:value-type="float" office:value="0.902982959853232" calcext:value-type="float">
            <text:p>0.902982959853232</text:p>
          </table:table-cell>
          <table:table-cell office:value-type="float" office:value="0.236590156193096" calcext:value-type="float">
            <text:p>0.236590156193096</text:p>
          </table:table-cell>
          <table:table-cell office:value-type="float" office:value="0.390907225551045" calcext:value-type="float">
            <text:p>0.390907225551045</text:p>
          </table:table-cell>
          <table:table-cell office:value-type="string" calcext:value-type="string">
            <text:p>https://twitter.com/ItsAnusha4/status/1613295521774604295</text:p>
          </table:table-cell>
        </table:table-row>
        <table:table-row table:style-name="ro1">
          <table:table-cell office:value-type="string" calcext:value-type="string">
            <text:p>input/data_formal_20240530-1342/meme/itsbolillo_20230105T122130/0.jpg</text:p>
          </table:table-cell>
          <table:table-cell office:value-type="string" calcext:value-type="string">
            <text:p>Pattern 3</text:p>
          </table:table-cell>
          <table:table-cell office:value-type="float" office:value="0.924416002926278" calcext:value-type="float">
            <text:p>0.924416002926278</text:p>
          </table:table-cell>
          <table:table-cell office:value-type="float" office:value="0.0834582842363372" calcext:value-type="float">
            <text:p>0.0834582842363372</text:p>
          </table:table-cell>
          <table:table-cell office:value-type="float" office:value="0.693938604265656" calcext:value-type="float">
            <text:p>0.693938604265656</text:p>
          </table:table-cell>
          <table:table-cell office:value-type="string" calcext:value-type="string">
            <text:p>https://twitter.com/itsbolillo/status/1610974772170752002</text:p>
          </table:table-cell>
        </table:table-row>
        <table:table-row table:style-name="ro1">
          <table:table-cell office:value-type="string" calcext:value-type="string">
            <text:p>input/data_formal_20240530-1342/meme/ItstheZj_20230206T135708/0.jpg</text:p>
          </table:table-cell>
          <table:table-cell office:value-type="string" calcext:value-type="string">
            <text:p>Pattern 6</text:p>
          </table:table-cell>
          <table:table-cell office:value-type="float" office:value="0.96455059172219" calcext:value-type="float">
            <text:p>0.96455059172219</text:p>
          </table:table-cell>
          <table:table-cell office:value-type="float" office:value="0.155933169561309" calcext:value-type="float">
            <text:p>0.155933169561309</text:p>
          </table:table-cell>
          <table:table-cell office:value-type="float" office:value="0.349444907985195" calcext:value-type="float">
            <text:p>0.349444907985195</text:p>
          </table:table-cell>
          <table:table-cell office:value-type="string" calcext:value-type="string">
            <text:p>https://twitter.com/Meowchan85/status/1622595417698598912</text:p>
          </table:table-cell>
        </table:table-row>
        <table:table-row table:style-name="ro1">
          <table:table-cell office:value-type="string" calcext:value-type="string">
            <text:p>input/data_formal_20240530-1342/meme/itz_floress_20230105T021452/0.jpg</text:p>
          </table:table-cell>
          <table:table-cell office:value-type="string" calcext:value-type="string">
            <text:p>Pattern 1</text:p>
          </table:table-cell>
          <table:table-cell office:value-type="float" office:value="0.916227357982792" calcext:value-type="float">
            <text:p>0.916227357982792</text:p>
          </table:table-cell>
          <table:table-cell office:value-type="float" office:value="0.250064386997506" calcext:value-type="float">
            <text:p>0.250064386997506</text:p>
          </table:table-cell>
          <table:table-cell office:value-type="float" office:value="0.266063194506623" calcext:value-type="float">
            <text:p>0.266063194506623</text:p>
          </table:table-cell>
          <table:table-cell office:value-type="string" calcext:value-type="string">
            <text:p>https://twitter.com/itz_floress/status/1610822108103196673</text:p>
          </table:table-cell>
        </table:table-row>
        <table:table-row table:style-name="ro1">
          <table:table-cell office:value-type="string" calcext:value-type="string">
            <text:p>input/data_formal_20240530-1342/meme/J_B_C_1_20230128T094224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mOQIl/status/1619270275471708161</text:p>
          </table:table-cell>
        </table:table-row>
        <table:table-row table:style-name="ro1">
          <table:table-cell office:value-type="string" calcext:value-type="string">
            <text:p>input/data_formal_20240530-1342/meme/jackutzu_20230111T232517/0.jpg</text:p>
          </table:table-cell>
          <table:table-cell office:value-type="string" calcext:value-type="string">
            <text:p>Pattern 3</text:p>
          </table:table-cell>
          <table:table-cell office:value-type="float" office:value="0.823159169238692" calcext:value-type="float">
            <text:p>0.823159169238692</text:p>
          </table:table-cell>
          <table:table-cell office:value-type="float" office:value="0.179377832160806" calcext:value-type="float">
            <text:p>0.179377832160806</text:p>
          </table:table-cell>
          <table:table-cell office:value-type="float" office:value="0.500721143006647" calcext:value-type="float">
            <text:p>0.500721143006647</text:p>
          </table:table-cell>
          <table:table-cell office:value-type="string" calcext:value-type="string">
            <text:p>https://twitter.com/jackutzu/status/1613316146651873280</text:p>
          </table:table-cell>
        </table:table-row>
        <table:table-row table:style-name="ro1">
          <table:table-cell office:value-type="string" calcext:value-type="string">
            <text:p>input/data_formal_20240530-1342/meme/JaDe_animememes_20221228T030510/0.jpg</text:p>
          </table:table-cell>
          <table:table-cell office:value-type="string" calcext:value-type="string">
            <text:p>Pattern 1</text:p>
          </table:table-cell>
          <table:table-cell office:value-type="float" office:value="0.92316396226868" calcext:value-type="float">
            <text:p>0.92316396226868</text:p>
          </table:table-cell>
          <table:table-cell office:value-type="float" office:value="0.126666271094251" calcext:value-type="float">
            <text:p>0.126666271094251</text:p>
          </table:table-cell>
          <table:table-cell office:value-type="float" office:value="0.310167520942349" calcext:value-type="float">
            <text:p>0.310167520942349</text:p>
          </table:table-cell>
          <table:table-cell office:value-type="string" calcext:value-type="string">
            <text:p>https://twitter.com/JaDe_animememes/status/1607935662996750336</text:p>
          </table:table-cell>
        </table:table-row>
        <table:table-row table:style-name="ro1">
          <table:table-cell office:value-type="string" calcext:value-type="string">
            <text:p>input/data_formal_20240530-1342/meme/jafarismustafa_20230202T043825/0.jpg</text:p>
          </table:table-cell>
          <table:table-cell office:value-type="string" calcext:value-type="string">
            <text:p>Pattern 3</text:p>
          </table:table-cell>
          <table:table-cell office:value-type="float" office:value="0.862465148477925" calcext:value-type="float">
            <text:p>0.862465148477925</text:p>
          </table:table-cell>
          <table:table-cell office:value-type="float" office:value="0.147137302594999" calcext:value-type="float">
            <text:p>0.147137302594999</text:p>
          </table:table-cell>
          <table:table-cell office:value-type="float" office:value="0.581424904884379" calcext:value-type="float">
            <text:p>0.581424904884379</text:p>
          </table:table-cell>
          <table:table-cell office:value-type="string" calcext:value-type="string">
            <text:p>https://twitter.com/jafarismustafa/status/1621005092756537346</text:p>
          </table:table-cell>
        </table:table-row>
        <table:table-row table:style-name="ro1">
          <table:table-cell office:value-type="string" calcext:value-type="string">
            <text:p>input/data_formal_20240530-1342/meme/JagesNicole_20230201T224839/0.jpg</text:p>
          </table:table-cell>
          <table:table-cell office:value-type="string" calcext:value-type="string">
            <text:p>Pattern 3</text:p>
          </table:table-cell>
          <table:table-cell office:value-type="float" office:value="0.903110570873425" calcext:value-type="float">
            <text:p>0.903110570873425</text:p>
          </table:table-cell>
          <table:table-cell office:value-type="float" office:value="0.137406740327153" calcext:value-type="float">
            <text:p>0.137406740327153</text:p>
          </table:table-cell>
          <table:table-cell office:value-type="float" office:value="0.444631538461614" calcext:value-type="float">
            <text:p>0.444631538461614</text:p>
          </table:table-cell>
          <table:table-cell office:value-type="string" calcext:value-type="string">
            <text:p>https://twitter.com/JagesNicole/status/1620917071126138881</text:p>
          </table:table-cell>
        </table:table-row>
        <table:table-row table:style-name="ro1">
          <table:table-cell office:value-type="string" calcext:value-type="string">
            <text:p>input/data_formal_20240530-1342/meme/jainjay8_20230206T144804/0.jpg</text:p>
          </table:table-cell>
          <table:table-cell office:value-type="string" calcext:value-type="string">
            <text:p>Pattern 4</text:p>
          </table:table-cell>
          <table:table-cell office:value-type="float" office:value="0.816580426690892" calcext:value-type="float">
            <text:p>0.816580426690892</text:p>
          </table:table-cell>
          <table:table-cell office:value-type="float" office:value="0.126589535578004" calcext:value-type="float">
            <text:p>0.126589535578004</text:p>
          </table:table-cell>
          <table:table-cell office:value-type="float" office:value="0.743883349141194" calcext:value-type="float">
            <text:p>0.743883349141194</text:p>
          </table:table-cell>
          <table:table-cell office:value-type="string" calcext:value-type="string">
            <text:p>https://twitter.com/jainjay8/status/1622608067153252352</text:p>
          </table:table-cell>
        </table:table-row>
        <table:table-row table:style-name="ro1">
          <table:table-cell office:value-type="string" calcext:value-type="string">
            <text:p>input/data_formal_20240530-1342/meme/JAMESWEEDMANN_20230105T114835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JAMESWEEDMANN/status/1610966488512430086</text:p>
          </table:table-cell>
        </table:table-row>
        <table:table-row table:style-name="ro1">
          <table:table-cell office:value-type="string" calcext:value-type="string">
            <text:p>input/data_formal_20240530-1342/meme/JaredRonis_20230201T122138/0.jpg</text:p>
          </table:table-cell>
          <table:table-cell office:value-type="string" calcext:value-type="string">
            <text:p>Pattern 3</text:p>
          </table:table-cell>
          <table:table-cell office:value-type="float" office:value="0.8930350762705" calcext:value-type="float">
            <text:p>0.8930350762705</text:p>
          </table:table-cell>
          <table:table-cell office:value-type="float" office:value="0.143420290917276" calcext:value-type="float">
            <text:p>0.143420290917276</text:p>
          </table:table-cell>
          <table:table-cell office:value-type="float" office:value="0.644482038768923" calcext:value-type="float">
            <text:p>0.644482038768923</text:p>
          </table:table-cell>
          <table:table-cell office:value-type="string" calcext:value-type="string">
            <text:p>https://twitter.com/JaredRonis/status/1620954794050592769</text:p>
          </table:table-cell>
        </table:table-row>
        <table:table-row table:style-name="ro1">
          <table:table-cell office:value-type="string" calcext:value-type="string">
            <text:p>input/data_formal_20240530-1342/meme/JaredRonis_20230206T142301/0.jpg</text:p>
          </table:table-cell>
          <table:table-cell office:value-type="string" calcext:value-type="string">
            <text:p>Pattern 3</text:p>
          </table:table-cell>
          <table:table-cell office:value-type="float" office:value="0.900624819499516" calcext:value-type="float">
            <text:p>0.900624819499516</text:p>
          </table:table-cell>
          <table:table-cell office:value-type="float" office:value="0.218747551006559" calcext:value-type="float">
            <text:p>0.218747551006559</text:p>
          </table:table-cell>
          <table:table-cell office:value-type="float" office:value="0.298848654042309" calcext:value-type="float">
            <text:p>0.298848654042309</text:p>
          </table:table-cell>
          <table:table-cell office:value-type="string" calcext:value-type="string">
            <text:p>https://twitter.com/JaredRonis/status/1622601764233945092</text:p>
          </table:table-cell>
        </table:table-row>
        <table:table-row table:style-name="ro1">
          <table:table-cell office:value-type="string" calcext:value-type="string">
            <text:p>input/data_formal_20240530-1342/meme/JarrodA_Freeman_20230206T125228/0.jpg</text:p>
          </table:table-cell>
          <table:table-cell office:value-type="string" calcext:value-type="string">
            <text:p>Pattern 1</text:p>
          </table:table-cell>
          <table:table-cell office:value-type="float" office:value="1.01270035481988" calcext:value-type="float">
            <text:p>1.01270035481988</text:p>
          </table:table-cell>
          <table:table-cell office:value-type="float" office:value="0.212877249669809" calcext:value-type="float">
            <text:p>0.212877249669809</text:p>
          </table:table-cell>
          <table:table-cell office:value-type="float" office:value="0.268454477645058" calcext:value-type="float">
            <text:p>0.268454477645058</text:p>
          </table:table-cell>
          <table:table-cell office:value-type="string" calcext:value-type="string">
            <text:p>https://twitter.com/JarrodA_Freeman/status/1622578976651882498</text:p>
          </table:table-cell>
        </table:table-row>
        <table:table-row table:style-name="ro1">
          <table:table-cell office:value-type="string" calcext:value-type="string">
            <text:p>input/data_formal_20240530-1342/meme/jasud_purva_20230307T110837/0.jpg</text:p>
          </table:table-cell>
          <table:table-cell office:value-type="string" calcext:value-type="string">
            <text:p>Pattern 1</text:p>
          </table:table-cell>
          <table:table-cell office:value-type="float" office:value="0.970400568905301" calcext:value-type="float">
            <text:p>0.970400568905301</text:p>
          </table:table-cell>
          <table:table-cell office:value-type="float" office:value="0.0909498402072496" calcext:value-type="float">
            <text:p>0.0909498402072496</text:p>
          </table:table-cell>
          <table:table-cell office:value-type="float" office:value="0.301698026832902" calcext:value-type="float">
            <text:p>0.301698026832902</text:p>
          </table:table-cell>
          <table:table-cell office:value-type="string" calcext:value-type="string">
            <text:p>https://twitter.com/jasud_purva/status/1633062087596593152</text:p>
          </table:table-cell>
        </table:table-row>
        <table:table-row table:style-name="ro1">
          <table:table-cell office:value-type="string" calcext:value-type="string">
            <text:p>input/data_formal_20240530-1342/meme/Jay85395303_20230201T223121/0.jpg</text:p>
          </table:table-cell>
          <table:table-cell office:value-type="string" calcext:value-type="string">
            <text:p>Pattern 3</text:p>
          </table:table-cell>
          <table:table-cell office:value-type="float" office:value="0.948398222486" calcext:value-type="float">
            <text:p>0.948398222486</text:p>
          </table:table-cell>
          <table:table-cell office:value-type="float" office:value="0.180834852303157" calcext:value-type="float">
            <text:p>0.180834852303157</text:p>
          </table:table-cell>
          <table:table-cell office:value-type="float" office:value="0.306328107549386" calcext:value-type="float">
            <text:p>0.306328107549386</text:p>
          </table:table-cell>
          <table:table-cell office:value-type="string" calcext:value-type="string">
            <text:p>https://twitter.com/Jay85395303/status/1620912716012732422</text:p>
          </table:table-cell>
        </table:table-row>
        <table:table-row table:style-name="ro1">
          <table:table-cell office:value-type="string" calcext:value-type="string">
            <text:p>input/data_formal_20240530-1342/meme/Jay85395303_20230201T223146/0.jpg</text:p>
          </table:table-cell>
          <table:table-cell office:value-type="string" calcext:value-type="string">
            <text:p>Pattern 1</text:p>
          </table:table-cell>
          <table:table-cell office:value-type="float" office:value="0.910350734124298" calcext:value-type="float">
            <text:p>0.910350734124298</text:p>
          </table:table-cell>
          <table:table-cell office:value-type="float" office:value="0.070662767973591" calcext:value-type="float">
            <text:p>0.070662767973591</text:p>
          </table:table-cell>
          <table:table-cell office:value-type="float" office:value="0.280975500171757" calcext:value-type="float">
            <text:p>0.280975500171757</text:p>
          </table:table-cell>
          <table:table-cell office:value-type="string" calcext:value-type="string">
            <text:p>https://twitter.com/Jay85395303/status/1620912823248523264</text:p>
          </table:table-cell>
        </table:table-row>
        <table:table-row table:style-name="ro1">
          <table:table-cell office:value-type="string" calcext:value-type="string">
            <text:p>input/data_formal_20240530-1342/meme/jdawginYoHouse_20230104T143602/0.jpg</text:p>
          </table:table-cell>
          <table:table-cell office:value-type="string" calcext:value-type="string">
            <text:p>Pattern 1</text:p>
          </table:table-cell>
          <table:table-cell office:value-type="float" office:value="0.91892829180465" calcext:value-type="float">
            <text:p>0.91892829180465</text:p>
          </table:table-cell>
          <table:table-cell office:value-type="float" office:value="0.133450930883786" calcext:value-type="float">
            <text:p>0.133450930883786</text:p>
          </table:table-cell>
          <table:table-cell office:value-type="float" office:value="0.0986744760782853" calcext:value-type="float">
            <text:p>0.0986744760782853</text:p>
          </table:table-cell>
          <table:table-cell office:value-type="string" calcext:value-type="string">
            <text:p>https://twitter.com/jdawginYoHouse/status/1610646240013783043</text:p>
          </table:table-cell>
        </table:table-row>
        <table:table-row table:style-name="ro1">
          <table:table-cell office:value-type="string" calcext:value-type="string">
            <text:p>input/data_formal_20240530-1342/meme/jdawginYoHouse_20230104T163701/0.jpg</text:p>
          </table:table-cell>
          <table:table-cell office:value-type="string" calcext:value-type="string">
            <text:p>Pattern 1</text:p>
          </table:table-cell>
          <table:table-cell office:value-type="float" office:value="0.906813556229566" calcext:value-type="float">
            <text:p>0.906813556229566</text:p>
          </table:table-cell>
          <table:table-cell office:value-type="float" office:value="0.186555429707235" calcext:value-type="float">
            <text:p>0.186555429707235</text:p>
          </table:table-cell>
          <table:table-cell office:value-type="float" office:value="0.329936337117531" calcext:value-type="float">
            <text:p>0.329936337117531</text:p>
          </table:table-cell>
          <table:table-cell office:value-type="string" calcext:value-type="string">
            <text:p>https://twitter.com/jdawginYoHouse/status/1610676687661850624</text:p>
          </table:table-cell>
        </table:table-row>
        <table:table-row table:style-name="ro1">
          <table:table-cell office:value-type="string" calcext:value-type="string">
            <text:p>input/data_formal_20240530-1342/meme/jdawginYoHouse_20230106T125700/0.jpg</text:p>
          </table:table-cell>
          <table:table-cell office:value-type="string" calcext:value-type="string">
            <text:p>Pattern 1</text:p>
          </table:table-cell>
          <table:table-cell office:value-type="float" office:value="0.94082188789203" calcext:value-type="float">
            <text:p>0.94082188789203</text:p>
          </table:table-cell>
          <table:table-cell office:value-type="float" office:value="0.172724803718089" calcext:value-type="float">
            <text:p>0.172724803718089</text:p>
          </table:table-cell>
          <table:table-cell office:value-type="float" office:value="0.209376394124344" calcext:value-type="float">
            <text:p>0.209376394124344</text:p>
          </table:table-cell>
          <table:table-cell office:value-type="string" calcext:value-type="string">
            <text:p>https://twitter.com/jdawginYoHouse/status/1611346094142758912</text:p>
          </table:table-cell>
        </table:table-row>
        <table:table-row table:style-name="ro1">
          <table:table-cell office:value-type="string" calcext:value-type="string">
            <text:p>input/data_formal_20240530-1342/meme/jdawginYoHouse_20230106T143601/0.jpg</text:p>
          </table:table-cell>
          <table:table-cell office:value-type="string" calcext:value-type="string">
            <text:p>Pattern 6</text:p>
          </table:table-cell>
          <table:table-cell office:value-type="float" office:value="0.895624429220296" calcext:value-type="float">
            <text:p>0.895624429220296</text:p>
          </table:table-cell>
          <table:table-cell office:value-type="float" office:value="0.142901395174172" calcext:value-type="float">
            <text:p>0.142901395174172</text:p>
          </table:table-cell>
          <table:table-cell office:value-type="float" office:value="0.532620764732714" calcext:value-type="float">
            <text:p>0.532620764732714</text:p>
          </table:table-cell>
          <table:table-cell office:value-type="string" calcext:value-type="string">
            <text:p>https://twitter.com/jdawginYoHouse/status/1611371010556661760</text:p>
          </table:table-cell>
        </table:table-row>
        <table:table-row table:style-name="ro1">
          <table:table-cell office:value-type="string" calcext:value-type="string">
            <text:p>input/data_formal_20240530-1342/meme/jdawginYoHouse_20230107T125701/0.jpg</text:p>
          </table:table-cell>
          <table:table-cell office:value-type="string" calcext:value-type="string">
            <text:p>Pattern 1</text:p>
          </table:table-cell>
          <table:table-cell office:value-type="float" office:value="0.995411460215378" calcext:value-type="float">
            <text:p>0.995411460215378</text:p>
          </table:table-cell>
          <table:table-cell office:value-type="float" office:value="0.173898130861006" calcext:value-type="float">
            <text:p>0.173898130861006</text:p>
          </table:table-cell>
          <table:table-cell office:value-type="float" office:value="0.262634404761066" calcext:value-type="float">
            <text:p>0.262634404761066</text:p>
          </table:table-cell>
          <table:table-cell office:value-type="string" calcext:value-type="string">
            <text:p>https://twitter.com/jdawginYoHouse/status/1611708484915011584</text:p>
          </table:table-cell>
        </table:table-row>
        <table:table-row table:style-name="ro1">
          <table:table-cell office:value-type="string" calcext:value-type="string">
            <text:p>input/data_formal_20240530-1342/meme/jdawginYoHouse_20230107T153601/0.jpg</text:p>
          </table:table-cell>
          <table:table-cell office:value-type="string" calcext:value-type="string">
            <text:p>Pattern 1</text:p>
          </table:table-cell>
          <table:table-cell office:value-type="float" office:value="0.930041442789819" calcext:value-type="float">
            <text:p>0.930041442789819</text:p>
          </table:table-cell>
          <table:table-cell office:value-type="float" office:value="0.208085280385009" calcext:value-type="float">
            <text:p>0.208085280385009</text:p>
          </table:table-cell>
          <table:table-cell office:value-type="float" office:value="0.244138236896407" calcext:value-type="float">
            <text:p>0.244138236896407</text:p>
          </table:table-cell>
          <table:table-cell office:value-type="string" calcext:value-type="string">
            <text:p>https://twitter.com/jdawginYoHouse/status/1611748497472032771</text:p>
          </table:table-cell>
        </table:table-row>
        <table:table-row table:style-name="ro1">
          <table:table-cell office:value-type="string" calcext:value-type="string">
            <text:p>input/data_formal_20240530-1342/meme/jdawginYoHouse_20230110T125701/0.jpg</text:p>
          </table:table-cell>
          <table:table-cell office:value-type="string" calcext:value-type="string">
            <text:p>Pattern 1</text:p>
          </table:table-cell>
          <table:table-cell office:value-type="float" office:value="0.910446960593799" calcext:value-type="float">
            <text:p>0.910446960593799</text:p>
          </table:table-cell>
          <table:table-cell office:value-type="float" office:value="0.166131825124585" calcext:value-type="float">
            <text:p>0.166131825124585</text:p>
          </table:table-cell>
          <table:table-cell office:value-type="float" office:value="0.153547775566811" calcext:value-type="float">
            <text:p>0.153547775566811</text:p>
          </table:table-cell>
          <table:table-cell office:value-type="string" calcext:value-type="string">
            <text:p>https://twitter.com/jdawginYoHouse/status/1612795647656165376</text:p>
          </table:table-cell>
        </table:table-row>
        <table:table-row table:style-name="ro1">
          <table:table-cell office:value-type="string" calcext:value-type="string">
            <text:p>input/data_formal_20240530-1342/meme/jdawginYoHouse_20230110T153601/0.jpg</text:p>
          </table:table-cell>
          <table:table-cell office:value-type="string" calcext:value-type="string">
            <text:p>Pattern 1</text:p>
          </table:table-cell>
          <table:table-cell office:value-type="float" office:value="0.840191820086624" calcext:value-type="float">
            <text:p>0.840191820086624</text:p>
          </table:table-cell>
          <table:table-cell office:value-type="float" office:value="0.0978964457007742" calcext:value-type="float">
            <text:p>0.0978964457007742</text:p>
          </table:table-cell>
          <table:table-cell office:value-type="float" office:value="0.207569640399871" calcext:value-type="float">
            <text:p>0.207569640399871</text:p>
          </table:table-cell>
          <table:table-cell office:value-type="string" calcext:value-type="string">
            <text:p>https://twitter.com/jdawginYoHouse/status/1612835660427051010</text:p>
          </table:table-cell>
        </table:table-row>
        <table:table-row table:style-name="ro1">
          <table:table-cell office:value-type="string" calcext:value-type="string">
            <text:p>input/data_formal_20240530-1342/meme/jdawginYoHouse_20230110T182401/0.jpg</text:p>
          </table:table-cell>
          <table:table-cell office:value-type="string" calcext:value-type="string">
            <text:p>Pattern 1</text:p>
          </table:table-cell>
          <table:table-cell office:value-type="float" office:value="0.886670392572139" calcext:value-type="float">
            <text:p>0.886670392572139</text:p>
          </table:table-cell>
          <table:table-cell office:value-type="float" office:value="0.128996399355638" calcext:value-type="float">
            <text:p>0.128996399355638</text:p>
          </table:table-cell>
          <table:table-cell office:value-type="float" office:value="0.255942693150724" calcext:value-type="float">
            <text:p>0.255942693150724</text:p>
          </table:table-cell>
          <table:table-cell office:value-type="string" calcext:value-type="string">
            <text:p>https://twitter.com/jdawginYoHouse/status/1612877941213483008</text:p>
          </table:table-cell>
        </table:table-row>
        <table:table-row table:style-name="ro1">
          <table:table-cell office:value-type="string" calcext:value-type="string">
            <text:p>input/data_formal_20240530-1342/meme/jdawginYoHouse_20230110T211901/0.jpg</text:p>
          </table:table-cell>
          <table:table-cell office:value-type="string" calcext:value-type="string">
            <text:p>Pattern 1</text:p>
          </table:table-cell>
          <table:table-cell office:value-type="float" office:value="0.910338711139532" calcext:value-type="float">
            <text:p>0.910338711139532</text:p>
          </table:table-cell>
          <table:table-cell office:value-type="float" office:value="0.204576244071355" calcext:value-type="float">
            <text:p>0.204576244071355</text:p>
          </table:table-cell>
          <table:table-cell office:value-type="float" office:value="0.18143957450893" calcext:value-type="float">
            <text:p>0.18143957450893</text:p>
          </table:table-cell>
          <table:table-cell office:value-type="string" calcext:value-type="string">
            <text:p>https://twitter.com/jdawginYoHouse/status/1612921980298186765</text:p>
          </table:table-cell>
        </table:table-row>
        <table:table-row table:style-name="ro1">
          <table:table-cell office:value-type="string" calcext:value-type="string">
            <text:p>input/data_formal_20240530-1342/meme/jdawginYoHouse_20230111T001001/0.jpg</text:p>
          </table:table-cell>
          <table:table-cell office:value-type="string" calcext:value-type="string">
            <text:p>Pattern 6</text:p>
          </table:table-cell>
          <table:table-cell office:value-type="float" office:value="0.899082707346419" calcext:value-type="float">
            <text:p>0.899082707346419</text:p>
          </table:table-cell>
          <table:table-cell office:value-type="float" office:value="0.173656627718304" calcext:value-type="float">
            <text:p>0.173656627718304</text:p>
          </table:table-cell>
          <table:table-cell office:value-type="float" office:value="0.369794763050441" calcext:value-type="float">
            <text:p>0.369794763050441</text:p>
          </table:table-cell>
          <table:table-cell office:value-type="string" calcext:value-type="string">
            <text:p>https://twitter.com/jdawginYoHouse/status/1612965014435930114</text:p>
          </table:table-cell>
        </table:table-row>
        <table:table-row table:style-name="ro1">
          <table:table-cell office:value-type="string" calcext:value-type="string">
            <text:p>input/data_formal_20240530-1342/meme/jdawginYoHouse_20230111T002201/0.jpg</text:p>
          </table:table-cell>
          <table:table-cell office:value-type="string" calcext:value-type="string">
            <text:p>Pattern 1</text:p>
          </table:table-cell>
          <table:table-cell office:value-type="float" office:value="0.861796917625809" calcext:value-type="float">
            <text:p>0.861796917625809</text:p>
          </table:table-cell>
          <table:table-cell office:value-type="float" office:value="0.188907210304824" calcext:value-type="float">
            <text:p>0.188907210304824</text:p>
          </table:table-cell>
          <table:table-cell office:value-type="float" office:value="0.123048608723428" calcext:value-type="float">
            <text:p>0.123048608723428</text:p>
          </table:table-cell>
          <table:table-cell office:value-type="string" calcext:value-type="string">
            <text:p>https://twitter.com/jdawginYoHouse/status/1612968035358314497</text:p>
          </table:table-cell>
        </table:table-row>
        <table:table-row table:style-name="ro1">
          <table:table-cell office:value-type="string" calcext:value-type="string">
            <text:p>input/data_formal_20240530-1342/meme/jdawginYoHouse_20230111T071001/0.jpg</text:p>
          </table:table-cell>
          <table:table-cell office:value-type="string" calcext:value-type="string">
            <text:p>Pattern 1</text:p>
          </table:table-cell>
          <table:table-cell office:value-type="float" office:value="0.943484245194596" calcext:value-type="float">
            <text:p>0.943484245194596</text:p>
          </table:table-cell>
          <table:table-cell office:value-type="float" office:value="0.253366276936174" calcext:value-type="float">
            <text:p>0.253366276936174</text:p>
          </table:table-cell>
          <table:table-cell office:value-type="float" office:value="0.184702579633335" calcext:value-type="float">
            <text:p>0.184702579633335</text:p>
          </table:table-cell>
          <table:table-cell office:value-type="string" calcext:value-type="string">
            <text:p>https://twitter.com/jdawginYoHouse/status/1613070709755990021</text:p>
          </table:table-cell>
        </table:table-row>
        <table:table-row table:style-name="ro1">
          <table:table-cell office:value-type="string" calcext:value-type="string">
            <text:p>input/data_formal_20240530-1342/meme/jdawginYoHouse_20230111T125701/0.jpg</text:p>
          </table:table-cell>
          <table:table-cell office:value-type="string" calcext:value-type="string">
            <text:p>Pattern 6</text:p>
          </table:table-cell>
          <table:table-cell office:value-type="float" office:value="0.908743493366069" calcext:value-type="float">
            <text:p>0.908743493366069</text:p>
          </table:table-cell>
          <table:table-cell office:value-type="float" office:value="0.197624149798508" calcext:value-type="float">
            <text:p>0.197624149798508</text:p>
          </table:table-cell>
          <table:table-cell office:value-type="float" office:value="0.344431094306195" calcext:value-type="float">
            <text:p>0.344431094306195</text:p>
          </table:table-cell>
          <table:table-cell office:value-type="string" calcext:value-type="string">
            <text:p>https://twitter.com/jdawginYoHouse/status/1613158036251594752</text:p>
          </table:table-cell>
        </table:table-row>
        <table:table-row table:style-name="ro1">
          <table:table-cell office:value-type="string" calcext:value-type="string">
            <text:p>input/data_formal_20240530-1342/meme/jdawginYoHouse_20230111T143601/0.jpg</text:p>
          </table:table-cell>
          <table:table-cell office:value-type="string" calcext:value-type="string">
            <text:p>Pattern 1</text:p>
          </table:table-cell>
          <table:table-cell office:value-type="float" office:value="0.938554556941908" calcext:value-type="float">
            <text:p>0.938554556941908</text:p>
          </table:table-cell>
          <table:table-cell office:value-type="float" office:value="0.337111007067578" calcext:value-type="float">
            <text:p>0.337111007067578</text:p>
          </table:table-cell>
          <table:table-cell office:value-type="float" office:value="0.267909160216035" calcext:value-type="float">
            <text:p>0.267909160216035</text:p>
          </table:table-cell>
          <table:table-cell office:value-type="string" calcext:value-type="string">
            <text:p>https://twitter.com/jdawginYoHouse/status/1613182951763726341</text:p>
          </table:table-cell>
        </table:table-row>
        <table:table-row table:style-name="ro1">
          <table:table-cell office:value-type="string" calcext:value-type="string">
            <text:p>input/data_formal_20240530-1342/meme/jdawginYoHouse_20230111T163701/0.jpg</text:p>
          </table:table-cell>
          <table:table-cell office:value-type="string" calcext:value-type="string">
            <text:p>Pattern 1</text:p>
          </table:table-cell>
          <table:table-cell office:value-type="float" office:value="0.920037403189171" calcext:value-type="float">
            <text:p>0.920037403189171</text:p>
          </table:table-cell>
          <table:table-cell office:value-type="float" office:value="0.161680531087993" calcext:value-type="float">
            <text:p>0.161680531087993</text:p>
          </table:table-cell>
          <table:table-cell office:value-type="float" office:value="0.331524209403288" calcext:value-type="float">
            <text:p>0.331524209403288</text:p>
          </table:table-cell>
          <table:table-cell office:value-type="string" calcext:value-type="string">
            <text:p>https://twitter.com/jdawginYoHouse/status/1613213401982898192</text:p>
          </table:table-cell>
        </table:table-row>
        <table:table-row table:style-name="ro1">
          <table:table-cell office:value-type="string" calcext:value-type="string">
            <text:p>input/data_formal_20240530-1342/meme/jdawginYoHouse_20230111T191900/0.jpg</text:p>
          </table:table-cell>
          <table:table-cell office:value-type="string" calcext:value-type="string">
            <text:p>Pattern 1</text:p>
          </table:table-cell>
          <table:table-cell office:value-type="float" office:value="0.868267495895005" calcext:value-type="float">
            <text:p>0.868267495895005</text:p>
          </table:table-cell>
          <table:table-cell office:value-type="float" office:value="0.138535470856316" calcext:value-type="float">
            <text:p>0.138535470856316</text:p>
          </table:table-cell>
          <table:table-cell office:value-type="float" office:value="0.172055853769158" calcext:value-type="float">
            <text:p>0.172055853769158</text:p>
          </table:table-cell>
          <table:table-cell office:value-type="string" calcext:value-type="string">
            <text:p>https://twitter.com/jdawginYoHouse/status/1613254167140638732</text:p>
          </table:table-cell>
        </table:table-row>
        <table:table-row table:style-name="ro1">
          <table:table-cell office:value-type="string" calcext:value-type="string">
            <text:p>input/data_formal_20240530-1342/meme/jdawginYoHouse_20230111T225001/0.jpg</text:p>
          </table:table-cell>
          <table:table-cell office:value-type="string" calcext:value-type="string">
            <text:p>Pattern 1</text:p>
          </table:table-cell>
          <table:table-cell office:value-type="float" office:value="0.877705191912965" calcext:value-type="float">
            <text:p>0.877705191912965</text:p>
          </table:table-cell>
          <table:table-cell office:value-type="float" office:value="0.172590919474241" calcext:value-type="float">
            <text:p>0.172590919474241</text:p>
          </table:table-cell>
          <table:table-cell office:value-type="float" office:value="0.256957352654969" calcext:value-type="float">
            <text:p>0.256957352654969</text:p>
          </table:table-cell>
          <table:table-cell office:value-type="string" calcext:value-type="string">
            <text:p>https://twitter.com/jdawginYoHouse/status/1613307268254109697</text:p>
          </table:table-cell>
        </table:table-row>
        <table:table-row table:style-name="ro1">
          <table:table-cell office:value-type="string" calcext:value-type="string">
            <text:p>input/data_formal_20240530-1342/meme/jdawginYoHouse_20230112T001001/0.jpg</text:p>
          </table:table-cell>
          <table:table-cell office:value-type="string" calcext:value-type="string">
            <text:p>Pattern 6</text:p>
          </table:table-cell>
          <table:table-cell office:value-type="float" office:value="0.926614394642494" calcext:value-type="float">
            <text:p>0.926614394642494</text:p>
          </table:table-cell>
          <table:table-cell office:value-type="float" office:value="0.227438894212591" calcext:value-type="float">
            <text:p>0.227438894212591</text:p>
          </table:table-cell>
          <table:table-cell office:value-type="float" office:value="0.432426743049079" calcext:value-type="float">
            <text:p>0.432426743049079</text:p>
          </table:table-cell>
          <table:table-cell office:value-type="string" calcext:value-type="string">
            <text:p>https://twitter.com/jdawginYoHouse/status/1613327401781727233</text:p>
          </table:table-cell>
        </table:table-row>
        <table:table-row table:style-name="ro1">
          <table:table-cell office:value-type="string" calcext:value-type="string">
            <text:p>input/data_formal_20240530-1342/meme/jdawginYoHouse_20230112T071001/0.jpg</text:p>
          </table:table-cell>
          <table:table-cell office:value-type="string" calcext:value-type="string">
            <text:p>Pattern 1</text:p>
          </table:table-cell>
          <table:table-cell office:value-type="float" office:value="0.892100038171268" calcext:value-type="float">
            <text:p>0.892100038171268</text:p>
          </table:table-cell>
          <table:table-cell office:value-type="float" office:value="0.177446544123299" calcext:value-type="float">
            <text:p>0.177446544123299</text:p>
          </table:table-cell>
          <table:table-cell office:value-type="float" office:value="0.230845724794857" calcext:value-type="float">
            <text:p>0.230845724794857</text:p>
          </table:table-cell>
          <table:table-cell office:value-type="string" calcext:value-type="string">
            <text:p>https://twitter.com/jdawginYoHouse/status/1613433099102130176</text:p>
          </table:table-cell>
        </table:table-row>
        <table:table-row table:style-name="ro1">
          <table:table-cell office:value-type="string" calcext:value-type="string">
            <text:p>input/data_formal_20240530-1342/meme/jdawginYoHouse_20230112T125701/0.jpg</text:p>
          </table:table-cell>
          <table:table-cell office:value-type="string" calcext:value-type="string">
            <text:p>Pattern 1</text:p>
          </table:table-cell>
          <table:table-cell office:value-type="float" office:value="0.825832844040272" calcext:value-type="float">
            <text:p>0.825832844040272</text:p>
          </table:table-cell>
          <table:table-cell office:value-type="float" office:value="0.162150513143476" calcext:value-type="float">
            <text:p>0.162150513143476</text:p>
          </table:table-cell>
          <table:table-cell office:value-type="float" office:value="0.23380972471122" calcext:value-type="float">
            <text:p>0.23380972471122</text:p>
          </table:table-cell>
          <table:table-cell office:value-type="string" calcext:value-type="string">
            <text:p>https://twitter.com/jdawginYoHouse/status/1613520422032506880</text:p>
          </table:table-cell>
        </table:table-row>
        <table:table-row table:style-name="ro1">
          <table:table-cell office:value-type="string" calcext:value-type="string">
            <text:p>input/data_formal_20240530-1342/meme/jdawginYoHouse_20230112T153602/0.jpg</text:p>
          </table:table-cell>
          <table:table-cell office:value-type="string" calcext:value-type="string">
            <text:p>Pattern 6</text:p>
          </table:table-cell>
          <table:table-cell office:value-type="float" office:value="0.981109530474112" calcext:value-type="float">
            <text:p>0.981109530474112</text:p>
          </table:table-cell>
          <table:table-cell office:value-type="float" office:value="0.171052720432881" calcext:value-type="float">
            <text:p>0.171052720432881</text:p>
          </table:table-cell>
          <table:table-cell office:value-type="float" office:value="0.368641141666615" calcext:value-type="float">
            <text:p>0.368641141666615</text:p>
          </table:table-cell>
          <table:table-cell office:value-type="string" calcext:value-type="string">
            <text:p>https://twitter.com/jdawginYoHouse/status/1613560440939843584</text:p>
          </table:table-cell>
        </table:table-row>
        <table:table-row table:style-name="ro1">
          <table:table-cell office:value-type="string" calcext:value-type="string">
            <text:p>input/data_formal_20240530-1342/meme/jdawginYoHouse_20230112T172401/0.jpg</text:p>
          </table:table-cell>
          <table:table-cell office:value-type="string" calcext:value-type="string">
            <text:p>Pattern 1</text:p>
          </table:table-cell>
          <table:table-cell office:value-type="float" office:value="0.904856423103588" calcext:value-type="float">
            <text:p>0.904856423103588</text:p>
          </table:table-cell>
          <table:table-cell office:value-type="float" office:value="0.183820972453271" calcext:value-type="float">
            <text:p>0.183820972453271</text:p>
          </table:table-cell>
          <table:table-cell office:value-type="float" office:value="0.364038946791591" calcext:value-type="float">
            <text:p>0.364038946791591</text:p>
          </table:table-cell>
          <table:table-cell office:value-type="string" calcext:value-type="string">
            <text:p>https://twitter.com/jdawginYoHouse/status/1613587615659298830</text:p>
          </table:table-cell>
        </table:table-row>
        <table:table-row table:style-name="ro1">
          <table:table-cell office:value-type="string" calcext:value-type="string">
            <text:p>input/data_formal_20240530-1342/meme/jdawginYoHouse_20230112T201901/0.jpg</text:p>
          </table:table-cell>
          <table:table-cell office:value-type="string" calcext:value-type="string">
            <text:p>Pattern 1</text:p>
          </table:table-cell>
          <table:table-cell office:value-type="float" office:value="0.990251381772678" calcext:value-type="float">
            <text:p>0.990251381772678</text:p>
          </table:table-cell>
          <table:table-cell office:value-type="float" office:value="0.172310306486948" calcext:value-type="float">
            <text:p>0.172310306486948</text:p>
          </table:table-cell>
          <table:table-cell office:value-type="float" office:value="0.228776585081684" calcext:value-type="float">
            <text:p>0.228776585081684</text:p>
          </table:table-cell>
          <table:table-cell office:value-type="string" calcext:value-type="string">
            <text:p>https://twitter.com/jdawginYoHouse/status/1613631656019087362</text:p>
          </table:table-cell>
        </table:table-row>
        <table:table-row table:style-name="ro1">
          <table:table-cell office:value-type="string" calcext:value-type="string">
            <text:p>input/data_formal_20240530-1342/meme/jdawginYoHouse_20230112T225001/0.jpg</text:p>
          </table:table-cell>
          <table:table-cell office:value-type="string" calcext:value-type="string">
            <text:p>Pattern 1</text:p>
          </table:table-cell>
          <table:table-cell office:value-type="float" office:value="0.95301344570614" calcext:value-type="float">
            <text:p>0.95301344570614</text:p>
          </table:table-cell>
          <table:table-cell office:value-type="float" office:value="0.143991842971873" calcext:value-type="float">
            <text:p>0.143991842971873</text:p>
          </table:table-cell>
          <table:table-cell office:value-type="float" office:value="0.261864914763536" calcext:value-type="float">
            <text:p>0.261864914763536</text:p>
          </table:table-cell>
          <table:table-cell office:value-type="string" calcext:value-type="string">
            <text:p>https://twitter.com/jdawginYoHouse/status/1613669656929222659</text:p>
          </table:table-cell>
        </table:table-row>
        <table:table-row table:style-name="ro1">
          <table:table-cell office:value-type="string" calcext:value-type="string">
            <text:p>input/data_formal_20240530-1342/meme/jdawginYoHouse_20230113T001001/0.jpg</text:p>
          </table:table-cell>
          <table:table-cell office:value-type="string" calcext:value-type="string">
            <text:p>Pattern 1</text:p>
          </table:table-cell>
          <table:table-cell office:value-type="float" office:value="0.977373138808861" calcext:value-type="float">
            <text:p>0.977373138808861</text:p>
          </table:table-cell>
          <table:table-cell office:value-type="float" office:value="0.111780041286682" calcext:value-type="float">
            <text:p>0.111780041286682</text:p>
          </table:table-cell>
          <table:table-cell office:value-type="float" office:value="0.326121808143391" calcext:value-type="float">
            <text:p>0.326121808143391</text:p>
          </table:table-cell>
          <table:table-cell office:value-type="string" calcext:value-type="string">
            <text:p>https://twitter.com/jdawginYoHouse/status/1613689791639347200</text:p>
          </table:table-cell>
        </table:table-row>
        <table:table-row table:style-name="ro1">
          <table:table-cell office:value-type="string" calcext:value-type="string">
            <text:p>input/data_formal_20240530-1342/meme/jdawginYoHouse_20230113T071001/0.jpg</text:p>
          </table:table-cell>
          <table:table-cell office:value-type="string" calcext:value-type="string">
            <text:p>Pattern 1</text:p>
          </table:table-cell>
          <table:table-cell office:value-type="float" office:value="0.924418834435696" calcext:value-type="float">
            <text:p>0.924418834435696</text:p>
          </table:table-cell>
          <table:table-cell office:value-type="float" office:value="0.235619548586205" calcext:value-type="float">
            <text:p>0.235619548586205</text:p>
          </table:table-cell>
          <table:table-cell office:value-type="float" office:value="0.278753352296561" calcext:value-type="float">
            <text:p>0.278753352296561</text:p>
          </table:table-cell>
          <table:table-cell office:value-type="string" calcext:value-type="string">
            <text:p>https://twitter.com/jdawginYoHouse/status/1613795485688500224</text:p>
          </table:table-cell>
        </table:table-row>
        <table:table-row table:style-name="ro1">
          <table:table-cell office:value-type="string" calcext:value-type="string">
            <text:p>input/data_formal_20240530-1342/meme/jdawginYoHouse_20230127T165501/0.jpg</text:p>
          </table:table-cell>
          <table:table-cell office:value-type="string" calcext:value-type="string">
            <text:p>Pattern 1</text:p>
          </table:table-cell>
          <table:table-cell office:value-type="float" office:value="0.941368569698613" calcext:value-type="float">
            <text:p>0.941368569698613</text:p>
          </table:table-cell>
          <table:table-cell office:value-type="float" office:value="0.255310346714613" calcext:value-type="float">
            <text:p>0.255310346714613</text:p>
          </table:table-cell>
          <table:table-cell office:value-type="float" office:value="0.159941504399355" calcext:value-type="float">
            <text:p>0.159941504399355</text:p>
          </table:table-cell>
          <table:table-cell office:value-type="string" calcext:value-type="string">
            <text:p>https://twitter.com/jdawginYoHouse/status/1619016136326090771</text:p>
          </table:table-cell>
        </table:table-row>
        <table:table-row table:style-name="ro1">
          <table:table-cell office:value-type="string" calcext:value-type="string">
            <text:p>input/data_formal_20240530-1342/meme/jdawginYoHouse_20230127T171001/0.jpg</text:p>
          </table:table-cell>
          <table:table-cell office:value-type="string" calcext:value-type="string">
            <text:p>Pattern 1</text:p>
          </table:table-cell>
          <table:table-cell office:value-type="float" office:value="0.888712762103137" calcext:value-type="float">
            <text:p>0.888712762103137</text:p>
          </table:table-cell>
          <table:table-cell office:value-type="float" office:value="0.198687067793407" calcext:value-type="float">
            <text:p>0.198687067793407</text:p>
          </table:table-cell>
          <table:table-cell office:value-type="float" office:value="0.257807248316681" calcext:value-type="float">
            <text:p>0.257807248316681</text:p>
          </table:table-cell>
          <table:table-cell office:value-type="string" calcext:value-type="string">
            <text:p>https://twitter.com/jdawginYoHouse/status/1619019910033580032</text:p>
          </table:table-cell>
        </table:table-row>
        <table:table-row table:style-name="ro1">
          <table:table-cell office:value-type="string" calcext:value-type="string">
            <text:p>input/data_formal_20240530-1342/meme/jdawginYoHouse_20230127T171901/0.jpg</text:p>
          </table:table-cell>
          <table:table-cell office:value-type="string" calcext:value-type="string">
            <text:p>Pattern 1</text:p>
          </table:table-cell>
          <table:table-cell office:value-type="float" office:value="0.851264964762221" calcext:value-type="float">
            <text:p>0.851264964762221</text:p>
          </table:table-cell>
          <table:table-cell office:value-type="float" office:value="0.152720923920343" calcext:value-type="float">
            <text:p>0.152720923920343</text:p>
          </table:table-cell>
          <table:table-cell office:value-type="float" office:value="0.24111354763362" calcext:value-type="float">
            <text:p>0.24111354763362</text:p>
          </table:table-cell>
          <table:table-cell office:value-type="string" calcext:value-type="string">
            <text:p>https://twitter.com/jdawginYoHouse/status/1619022176497143811</text:p>
          </table:table-cell>
        </table:table-row>
        <table:table-row table:style-name="ro1">
          <table:table-cell office:value-type="string" calcext:value-type="string">
            <text:p>input/data_formal_20240530-1342/meme/jdawginYoHouse_20230127T195001/0.jpg</text:p>
          </table:table-cell>
          <table:table-cell office:value-type="string" calcext:value-type="string">
            <text:p>Pattern 3</text:p>
          </table:table-cell>
          <table:table-cell office:value-type="float" office:value="0.926857106184739" calcext:value-type="float">
            <text:p>0.926857106184739</text:p>
          </table:table-cell>
          <table:table-cell office:value-type="float" office:value="0.133135644973321" calcext:value-type="float">
            <text:p>0.133135644973321</text:p>
          </table:table-cell>
          <table:table-cell office:value-type="float" office:value="0.343954956803074" calcext:value-type="float">
            <text:p>0.343954956803074</text:p>
          </table:table-cell>
          <table:table-cell office:value-type="string" calcext:value-type="string">
            <text:p>https://twitter.com/jdawginYoHouse/status/1619060176924905476</text:p>
          </table:table-cell>
        </table:table-row>
        <table:table-row table:style-name="ro1">
          <table:table-cell office:value-type="string" calcext:value-type="string">
            <text:p>input/data_formal_20240530-1342/meme/jdawginYoHouse_20230127T200701/0.jpg</text:p>
          </table:table-cell>
          <table:table-cell office:value-type="string" calcext:value-type="string">
            <text:p>Pattern 1</text:p>
          </table:table-cell>
          <table:table-cell office:value-type="float" office:value="0.934102026160625" calcext:value-type="float">
            <text:p>0.934102026160625</text:p>
          </table:table-cell>
          <table:table-cell office:value-type="float" office:value="0.233809787635081" calcext:value-type="float">
            <text:p>0.233809787635081</text:p>
          </table:table-cell>
          <table:table-cell office:value-type="float" office:value="0.204601747172389" calcext:value-type="float">
            <text:p>0.204601747172389</text:p>
          </table:table-cell>
          <table:table-cell office:value-type="string" calcext:value-type="string">
            <text:p>https://twitter.com/jdawginYoHouse/status/1619064454250995713</text:p>
          </table:table-cell>
        </table:table-row>
        <table:table-row table:style-name="ro1">
          <table:table-cell office:value-type="string" calcext:value-type="string">
            <text:p>input/data_formal_20240530-1342/meme/jdawginYoHouse_20230127T210009/0.jpg</text:p>
          </table:table-cell>
          <table:table-cell office:value-type="string" calcext:value-type="string">
            <text:p>Pattern 1</text:p>
          </table:table-cell>
          <table:table-cell office:value-type="float" office:value="0.895166703724419" calcext:value-type="float">
            <text:p>0.895166703724419</text:p>
          </table:table-cell>
          <table:table-cell office:value-type="float" office:value="0.212879051148715" calcext:value-type="float">
            <text:p>0.212879051148715</text:p>
          </table:table-cell>
          <table:table-cell office:value-type="float" office:value="0.119964577815251" calcext:value-type="float">
            <text:p>0.119964577815251</text:p>
          </table:table-cell>
          <table:table-cell office:value-type="string" calcext:value-type="string">
            <text:p>https://twitter.com/jdawginYoHouse/status/1619077826052759557</text:p>
          </table:table-cell>
        </table:table-row>
        <table:table-row table:style-name="ro1">
          <table:table-cell office:value-type="string" calcext:value-type="string">
            <text:p>input/data_formal_20240530-1342/meme/jdawginYoHouse_20230127T211001/0.jpg</text:p>
          </table:table-cell>
          <table:table-cell office:value-type="string" calcext:value-type="string">
            <text:p>Pattern 1</text:p>
          </table:table-cell>
          <table:table-cell office:value-type="float" office:value="0.862176806873675" calcext:value-type="float">
            <text:p>0.862176806873675</text:p>
          </table:table-cell>
          <table:table-cell office:value-type="float" office:value="0.0998861863353447" calcext:value-type="float">
            <text:p>0.0998861863353447</text:p>
          </table:table-cell>
          <table:table-cell office:value-type="float" office:value="0.0844945642143216" calcext:value-type="float">
            <text:p>0.0844945642143216</text:p>
          </table:table-cell>
          <table:table-cell office:value-type="string" calcext:value-type="string">
            <text:p>https://twitter.com/jdawginYoHouse/status/1619080310758510592</text:p>
          </table:table-cell>
        </table:table-row>
        <table:table-row table:style-name="ro1">
          <table:table-cell office:value-type="string" calcext:value-type="string">
            <text:p>input/data_formal_20240530-1342/meme/jdawginYoHouse_20230127T221001/0.jpg</text:p>
          </table:table-cell>
          <table:table-cell office:value-type="string" calcext:value-type="string">
            <text:p>Pattern 1</text:p>
          </table:table-cell>
          <table:table-cell office:value-type="float" office:value="0.939462321191555" calcext:value-type="float">
            <text:p>0.939462321191555</text:p>
          </table:table-cell>
          <table:table-cell office:value-type="float" office:value="0.186128988382622" calcext:value-type="float">
            <text:p>0.186128988382622</text:p>
          </table:table-cell>
          <table:table-cell office:value-type="float" office:value="0.403232703134525" calcext:value-type="float">
            <text:p>0.403232703134525</text:p>
          </table:table-cell>
          <table:table-cell office:value-type="string" calcext:value-type="string">
            <text:p>https://twitter.com/jdawginYoHouse/status/1619095408113860608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001001/0.jpg</text:p>
          </table:table-cell>
          <table:table-cell office:value-type="string" calcext:value-type="string">
            <text:p>Pattern 1</text:p>
          </table:table-cell>
          <table:table-cell office:value-type="float" office:value="0.856652834011845" calcext:value-type="float">
            <text:p>0.856652834011845</text:p>
          </table:table-cell>
          <table:table-cell office:value-type="float" office:value="0.164841396598898" calcext:value-type="float">
            <text:p>0.164841396598898</text:p>
          </table:table-cell>
          <table:table-cell office:value-type="float" office:value="0.178796961039652" calcext:value-type="float">
            <text:p>0.178796961039652</text:p>
          </table:table-cell>
          <table:table-cell office:value-type="string" calcext:value-type="string">
            <text:p>https://twitter.com/jdawginYoHouse/status/1619125608167997445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011301/0.jpg</text:p>
          </table:table-cell>
          <table:table-cell office:value-type="string" calcext:value-type="string">
            <text:p>Pattern 1</text:p>
          </table:table-cell>
          <table:table-cell office:value-type="float" office:value="0.96505455226191" calcext:value-type="float">
            <text:p>0.96505455226191</text:p>
          </table:table-cell>
          <table:table-cell office:value-type="float" office:value="0.154230345129886" calcext:value-type="float">
            <text:p>0.154230345129886</text:p>
          </table:table-cell>
          <table:table-cell office:value-type="float" office:value="0.231149590948098" calcext:value-type="float">
            <text:p>0.231149590948098</text:p>
          </table:table-cell>
          <table:table-cell office:value-type="string" calcext:value-type="string">
            <text:p>https://twitter.com/jdawginYoHouse/status/1619141461315915778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034500/0.jpg</text:p>
          </table:table-cell>
          <table:table-cell office:value-type="string" calcext:value-type="string">
            <text:p>Pattern 6</text:p>
          </table:table-cell>
          <table:table-cell office:value-type="float" office:value="0.88867972974916" calcext:value-type="float">
            <text:p>0.88867972974916</text:p>
          </table:table-cell>
          <table:table-cell office:value-type="float" office:value="0.208922261054816" calcext:value-type="float">
            <text:p>0.208922261054816</text:p>
          </table:table-cell>
          <table:table-cell office:value-type="float" office:value="0.46896668300601" calcext:value-type="float">
            <text:p>0.46896668300601</text:p>
          </table:table-cell>
          <table:table-cell office:value-type="string" calcext:value-type="string">
            <text:p>https://twitter.com/jdawginYoHouse/status/1619179711719931906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050501/0.jpg</text:p>
          </table:table-cell>
          <table:table-cell office:value-type="string" calcext:value-type="string">
            <text:p>Pattern 1</text:p>
          </table:table-cell>
          <table:table-cell office:value-type="float" office:value="0.935433461257874" calcext:value-type="float">
            <text:p>0.935433461257874</text:p>
          </table:table-cell>
          <table:table-cell office:value-type="float" office:value="0.21446792504807" calcext:value-type="float">
            <text:p>0.21446792504807</text:p>
          </table:table-cell>
          <table:table-cell office:value-type="float" office:value="0.198968499263961" calcext:value-type="float">
            <text:p>0.198968499263961</text:p>
          </table:table-cell>
          <table:table-cell office:value-type="string" calcext:value-type="string">
            <text:p>https://twitter.com/jdawginYoHouse/status/1619199845360599040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052501/0.jpg</text:p>
          </table:table-cell>
          <table:table-cell office:value-type="string" calcext:value-type="string">
            <text:p>Pattern 1</text:p>
          </table:table-cell>
          <table:table-cell office:value-type="float" office:value="0.871574906621419" calcext:value-type="float">
            <text:p>0.871574906621419</text:p>
          </table:table-cell>
          <table:table-cell office:value-type="float" office:value="0.146371567941805" calcext:value-type="float">
            <text:p>0.146371567941805</text:p>
          </table:table-cell>
          <table:table-cell office:value-type="float" office:value="0.192986362379512" calcext:value-type="float">
            <text:p>0.192986362379512</text:p>
          </table:table-cell>
          <table:table-cell office:value-type="string" calcext:value-type="string">
            <text:p>https://twitter.com/jdawginYoHouse/status/1619204880723316738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114500/0.jpg</text:p>
          </table:table-cell>
          <table:table-cell office:value-type="string" calcext:value-type="string">
            <text:p>Pattern 1</text:p>
          </table:table-cell>
          <table:table-cell office:value-type="float" office:value="0.89924569760917" calcext:value-type="float">
            <text:p>0.89924569760917</text:p>
          </table:table-cell>
          <table:table-cell office:value-type="float" office:value="0.142200366187053" calcext:value-type="float">
            <text:p>0.142200366187053</text:p>
          </table:table-cell>
          <table:table-cell office:value-type="float" office:value="0.106958328175895" calcext:value-type="float">
            <text:p>0.106958328175895</text:p>
          </table:table-cell>
          <table:table-cell office:value-type="string" calcext:value-type="string">
            <text:p>https://twitter.com/jdawginYoHouse/status/1619300507637391360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125701/0.jpg</text:p>
          </table:table-cell>
          <table:table-cell office:value-type="string" calcext:value-type="string">
            <text:p>Pattern 1</text:p>
          </table:table-cell>
          <table:table-cell office:value-type="float" office:value="0.896531515378145" calcext:value-type="float">
            <text:p>0.896531515378145</text:p>
          </table:table-cell>
          <table:table-cell office:value-type="float" office:value="0.242294949162629" calcext:value-type="float">
            <text:p>0.242294949162629</text:p>
          </table:table-cell>
          <table:table-cell office:value-type="float" office:value="0.169170648312966" calcext:value-type="float">
            <text:p>0.169170648312966</text:p>
          </table:table-cell>
          <table:table-cell office:value-type="string" calcext:value-type="string">
            <text:p>https://twitter.com/jdawginYoHouse/status/1619318629094359040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131001/0.jpg</text:p>
          </table:table-cell>
          <table:table-cell office:value-type="string" calcext:value-type="string">
            <text:p>Pattern 6</text:p>
          </table:table-cell>
          <table:table-cell office:value-type="float" office:value="0.891291675857687" calcext:value-type="float">
            <text:p>0.891291675857687</text:p>
          </table:table-cell>
          <table:table-cell office:value-type="float" office:value="0.144842905215447" calcext:value-type="float">
            <text:p>0.144842905215447</text:p>
          </table:table-cell>
          <table:table-cell office:value-type="float" office:value="0.413523950193506" calcext:value-type="float">
            <text:p>0.413523950193506</text:p>
          </table:table-cell>
          <table:table-cell office:value-type="string" calcext:value-type="string">
            <text:p>https://twitter.com/jdawginYoHouse/status/1619321899384770560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132201/0.jpg</text:p>
          </table:table-cell>
          <table:table-cell office:value-type="string" calcext:value-type="string">
            <text:p>Pattern 1</text:p>
          </table:table-cell>
          <table:table-cell office:value-type="float" office:value="0.93512839341798" calcext:value-type="float">
            <text:p>0.93512839341798</text:p>
          </table:table-cell>
          <table:table-cell office:value-type="float" office:value="0.0774576161179413" calcext:value-type="float">
            <text:p>0.0774576161179413</text:p>
          </table:table-cell>
          <table:table-cell office:value-type="float" office:value="0.12466378216763" calcext:value-type="float">
            <text:p>0.12466378216763</text:p>
          </table:table-cell>
          <table:table-cell office:value-type="string" calcext:value-type="string">
            <text:p>https://twitter.com/jdawginYoHouse/status/1619324919325532162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145501/0.jpg</text:p>
          </table:table-cell>
          <table:table-cell office:value-type="string" calcext:value-type="string">
            <text:p>Pattern 1</text:p>
          </table:table-cell>
          <table:table-cell office:value-type="float" office:value="0.877716618223007" calcext:value-type="float">
            <text:p>0.877716618223007</text:p>
          </table:table-cell>
          <table:table-cell office:value-type="float" office:value="0.10793441262691" calcext:value-type="float">
            <text:p>0.10793441262691</text:p>
          </table:table-cell>
          <table:table-cell office:value-type="float" office:value="0.24362594363056" calcext:value-type="float">
            <text:p>0.24362594363056</text:p>
          </table:table-cell>
          <table:table-cell office:value-type="string" calcext:value-type="string">
            <text:p>https://twitter.com/jdawginYoHouse/status/1619348327195099142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153601/0.jpg</text:p>
          </table:table-cell>
          <table:table-cell office:value-type="string" calcext:value-type="string">
            <text:p>Pattern 1</text:p>
          </table:table-cell>
          <table:table-cell office:value-type="float" office:value="0.90626261304526" calcext:value-type="float">
            <text:p>0.90626261304526</text:p>
          </table:table-cell>
          <table:table-cell office:value-type="float" office:value="0.166980384295671" calcext:value-type="float">
            <text:p>0.166980384295671</text:p>
          </table:table-cell>
          <table:table-cell office:value-type="float" office:value="0.100518441966812" calcext:value-type="float">
            <text:p>0.100518441966812</text:p>
          </table:table-cell>
          <table:table-cell office:value-type="string" calcext:value-type="string">
            <text:p>https://twitter.com/jdawginYoHouse/status/1619358642091835394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165500/0.jpg</text:p>
          </table:table-cell>
          <table:table-cell office:value-type="string" calcext:value-type="string">
            <text:p>Pattern 1</text:p>
          </table:table-cell>
          <table:table-cell office:value-type="float" office:value="0.850710024085327" calcext:value-type="float">
            <text:p>0.850710024085327</text:p>
          </table:table-cell>
          <table:table-cell office:value-type="float" office:value="0.226758363325455" calcext:value-type="float">
            <text:p>0.226758363325455</text:p>
          </table:table-cell>
          <table:table-cell office:value-type="float" office:value="0.243801984671962" calcext:value-type="float">
            <text:p>0.243801984671962</text:p>
          </table:table-cell>
          <table:table-cell office:value-type="string" calcext:value-type="string">
            <text:p>https://twitter.com/jdawginYoHouse/status/1619378522128015362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171001/0.jpg</text:p>
          </table:table-cell>
          <table:table-cell office:value-type="string" calcext:value-type="string">
            <text:p>Pattern 1</text:p>
          </table:table-cell>
          <table:table-cell office:value-type="float" office:value="0.949628543385819" calcext:value-type="float">
            <text:p>0.949628543385819</text:p>
          </table:table-cell>
          <table:table-cell office:value-type="float" office:value="0.243305627040408" calcext:value-type="float">
            <text:p>0.243305627040408</text:p>
          </table:table-cell>
          <table:table-cell office:value-type="float" office:value="0.247659788112004" calcext:value-type="float">
            <text:p>0.247659788112004</text:p>
          </table:table-cell>
          <table:table-cell office:value-type="string" calcext:value-type="string">
            <text:p>https://twitter.com/jdawginYoHouse/status/1619382299748974593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182401/0.jpg</text:p>
          </table:table-cell>
          <table:table-cell office:value-type="string" calcext:value-type="string">
            <text:p>Pattern 1</text:p>
          </table:table-cell>
          <table:table-cell office:value-type="float" office:value="0.901525615898215" calcext:value-type="float">
            <text:p>0.901525615898215</text:p>
          </table:table-cell>
          <table:table-cell office:value-type="float" office:value="0.209219985573923" calcext:value-type="float">
            <text:p>0.209219985573923</text:p>
          </table:table-cell>
          <table:table-cell office:value-type="float" office:value="0.124848324825954" calcext:value-type="float">
            <text:p>0.124848324825954</text:p>
          </table:table-cell>
          <table:table-cell office:value-type="string" calcext:value-type="string">
            <text:p>https://twitter.com/jdawginYoHouse/status/1619400922987216897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200701/0.jpg</text:p>
          </table:table-cell>
          <table:table-cell office:value-type="string" calcext:value-type="string">
            <text:p>Pattern 1</text:p>
          </table:table-cell>
          <table:table-cell office:value-type="float" office:value="0.934019576544244" calcext:value-type="float">
            <text:p>0.934019576544244</text:p>
          </table:table-cell>
          <table:table-cell office:value-type="float" office:value="0.198161362433747" calcext:value-type="float">
            <text:p>0.198161362433747</text:p>
          </table:table-cell>
          <table:table-cell office:value-type="float" office:value="0.191263681039108" calcext:value-type="float">
            <text:p>0.191263681039108</text:p>
          </table:table-cell>
          <table:table-cell office:value-type="string" calcext:value-type="string">
            <text:p>https://twitter.com/jdawginYoHouse/status/1619426843840348162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210037/0.jpg</text:p>
          </table:table-cell>
          <table:table-cell office:value-type="string" calcext:value-type="string">
            <text:p>Pattern 1</text:p>
          </table:table-cell>
          <table:table-cell office:value-type="float" office:value="0.871574906621419" calcext:value-type="float">
            <text:p>0.871574906621419</text:p>
          </table:table-cell>
          <table:table-cell office:value-type="float" office:value="0.146371567941805" calcext:value-type="float">
            <text:p>0.146371567941805</text:p>
          </table:table-cell>
          <table:table-cell office:value-type="float" office:value="0.192986362379512" calcext:value-type="float">
            <text:p>0.192986362379512</text:p>
          </table:table-cell>
          <table:table-cell office:value-type="string" calcext:value-type="string">
            <text:p>https://twitter.com/jdawginYoHouse/status/1619440331841306625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211000/0.jpg</text:p>
          </table:table-cell>
          <table:table-cell office:value-type="string" calcext:value-type="string">
            <text:p>Pattern 1</text:p>
          </table:table-cell>
          <table:table-cell office:value-type="float" office:value="0.924397294020866" calcext:value-type="float">
            <text:p>0.924397294020866</text:p>
          </table:table-cell>
          <table:table-cell office:value-type="float" office:value="0.22996836676252" calcext:value-type="float">
            <text:p>0.22996836676252</text:p>
          </table:table-cell>
          <table:table-cell office:value-type="float" office:value="0.16457273992207" calcext:value-type="float">
            <text:p>0.16457273992207</text:p>
          </table:table-cell>
          <table:table-cell office:value-type="string" calcext:value-type="string">
            <text:p>https://twitter.com/jdawginYoHouse/status/1619442695054712836</text:p>
          </table:table-cell>
        </table:table-row>
        <table:table-row table:style-name="ro1">
          <table:table-cell office:value-type="string" calcext:value-type="string">
            <text:p>input/data_formal_20240530-1342/meme/jdawginYoHouse_20230128T211901/0.jpg</text:p>
          </table:table-cell>
          <table:table-cell office:value-type="string" calcext:value-type="string">
            <text:p>Pattern 1</text:p>
          </table:table-cell>
          <table:table-cell office:value-type="float" office:value="0.896766195228626" calcext:value-type="float">
            <text:p>0.896766195228626</text:p>
          </table:table-cell>
          <table:table-cell office:value-type="float" office:value="0.202573836396069" calcext:value-type="float">
            <text:p>0.202573836396069</text:p>
          </table:table-cell>
          <table:table-cell office:value-type="float" office:value="0.198152486702981" calcext:value-type="float">
            <text:p>0.198152486702981</text:p>
          </table:table-cell>
          <table:table-cell office:value-type="string" calcext:value-type="string">
            <text:p>https://twitter.com/jdawginYoHouse/status/1619444963720192001</text:p>
          </table:table-cell>
        </table:table-row>
        <table:table-row table:style-name="ro1">
          <table:table-cell office:value-type="string" calcext:value-type="string">
            <text:p>input/data_formal_20240530-1342/meme/jdawginYoHouse_20230129T003001/0.jpg</text:p>
          </table:table-cell>
          <table:table-cell office:value-type="string" calcext:value-type="string">
            <text:p>Pattern 1</text:p>
          </table:table-cell>
          <table:table-cell office:value-type="float" office:value="0.897842552222936" calcext:value-type="float">
            <text:p>0.897842552222936</text:p>
          </table:table-cell>
          <table:table-cell office:value-type="float" office:value="0.187585428922805" calcext:value-type="float">
            <text:p>0.187585428922805</text:p>
          </table:table-cell>
          <table:table-cell office:value-type="float" office:value="0.221738492498849" calcext:value-type="float">
            <text:p>0.221738492498849</text:p>
          </table:table-cell>
          <table:table-cell office:value-type="string" calcext:value-type="string">
            <text:p>https://twitter.com/jdawginYoHouse/status/1619493027696762880</text:p>
          </table:table-cell>
        </table:table-row>
        <table:table-row table:style-name="ro1">
          <table:table-cell office:value-type="string" calcext:value-type="string">
            <text:p>input/data_formal_20240530-1342/meme/jdawginYoHouse_20230129T011301/0.jpg</text:p>
          </table:table-cell>
          <table:table-cell office:value-type="string" calcext:value-type="string">
            <text:p>Pattern 1</text:p>
          </table:table-cell>
          <table:table-cell office:value-type="float" office:value="0.911405055548227" calcext:value-type="float">
            <text:p>0.911405055548227</text:p>
          </table:table-cell>
          <table:table-cell office:value-type="float" office:value="0.178428966803798" calcext:value-type="float">
            <text:p>0.178428966803798</text:p>
          </table:table-cell>
          <table:table-cell office:value-type="float" office:value="0.313963965250065" calcext:value-type="float">
            <text:p>0.313963965250065</text:p>
          </table:table-cell>
          <table:table-cell office:value-type="string" calcext:value-type="string">
            <text:p>https://twitter.com/jdawginYoHouse/status/1619503849567358977</text:p>
          </table:table-cell>
        </table:table-row>
        <table:table-row table:style-name="ro1">
          <table:table-cell office:value-type="string" calcext:value-type="string">
            <text:p>input/data_formal_20240530-1342/meme/jdepazzi_20230111T182521/0.jpg</text:p>
          </table:table-cell>
          <table:table-cell office:value-type="string" calcext:value-type="string">
            <text:p>Pattern 6</text:p>
          </table:table-cell>
          <table:table-cell office:value-type="float" office:value="0.850695856734733" calcext:value-type="float">
            <text:p>0.850695856734733</text:p>
          </table:table-cell>
          <table:table-cell office:value-type="float" office:value="0.138523603880222" calcext:value-type="float">
            <text:p>0.138523603880222</text:p>
          </table:table-cell>
          <table:table-cell office:value-type="float" office:value="0.627914156520917" calcext:value-type="float">
            <text:p>0.627914156520917</text:p>
          </table:table-cell>
          <table:table-cell office:value-type="string" calcext:value-type="string">
            <text:p>https://twitter.com/BlocksnChains/status/1613314292421636096</text:p>
          </table:table-cell>
        </table:table-row>
        <table:table-row table:style-name="ro1">
          <table:table-cell office:value-type="string" calcext:value-type="string">
            <text:p>input/data_formal_20240530-1342/meme/jerald_amo_20221228T041615/0.jpg</text:p>
          </table:table-cell>
          <table:table-cell office:value-type="string" calcext:value-type="string">
            <text:p>Pattern 3</text:p>
          </table:table-cell>
          <table:table-cell office:value-type="float" office:value="0.911131575640042" calcext:value-type="float">
            <text:p>0.911131575640042</text:p>
          </table:table-cell>
          <table:table-cell office:value-type="float" office:value="0.203193394406468" calcext:value-type="float">
            <text:p>0.203193394406468</text:p>
          </table:table-cell>
          <table:table-cell office:value-type="float" office:value="0.387667718529836" calcext:value-type="float">
            <text:p>0.387667718529836</text:p>
          </table:table-cell>
          <table:table-cell office:value-type="string" calcext:value-type="string">
            <text:p>https://twitter.com/jerald_amo/status/1607953549358690305</text:p>
          </table:table-cell>
        </table:table-row>
        <table:table-row table:style-name="ro1">
          <table:table-cell office:value-type="string" calcext:value-type="string">
            <text:p>input/data_formal_20240530-1342/meme/jessmbaum_20230206T153614/0.jpg</text:p>
          </table:table-cell>
          <table:table-cell office:value-type="string" calcext:value-type="string">
            <text:p>Pattern 6</text:p>
          </table:table-cell>
          <table:table-cell office:value-type="float" office:value="0.97862010462273" calcext:value-type="float">
            <text:p>0.97862010462273</text:p>
          </table:table-cell>
          <table:table-cell office:value-type="float" office:value="0.179049754525698" calcext:value-type="float">
            <text:p>0.179049754525698</text:p>
          </table:table-cell>
          <table:table-cell office:value-type="float" office:value="0.363314868908639" calcext:value-type="float">
            <text:p>0.363314868908639</text:p>
          </table:table-cell>
          <table:table-cell office:value-type="string" calcext:value-type="string">
            <text:p>https://twitter.com/jessmbaum/status/1622620190490914816</text:p>
          </table:table-cell>
        </table:table-row>
        <table:table-row table:style-name="ro1">
          <table:table-cell office:value-type="string" calcext:value-type="string">
            <text:p>input/data_formal_20240530-1342/meme/jessmbaum_20230206T153720/0.jpg</text:p>
          </table:table-cell>
          <table:table-cell office:value-type="string" calcext:value-type="string">
            <text:p>Pattern 1</text:p>
          </table:table-cell>
          <table:table-cell office:value-type="float" office:value="0.892502625615955" calcext:value-type="float">
            <text:p>0.892502625615955</text:p>
          </table:table-cell>
          <table:table-cell office:value-type="float" office:value="0.166121744462579" calcext:value-type="float">
            <text:p>0.166121744462579</text:p>
          </table:table-cell>
          <table:table-cell office:value-type="float" office:value="0.344715184103239" calcext:value-type="float">
            <text:p>0.344715184103239</text:p>
          </table:table-cell>
          <table:table-cell office:value-type="string" calcext:value-type="string">
            <text:p>https://twitter.com/AhsetofAtum/status/1622623091443499009</text:p>
          </table:table-cell>
        </table:table-row>
        <table:table-row table:style-name="ro1">
          <table:table-cell office:value-type="string" calcext:value-type="string">
            <text:p>input/data_formal_20240530-1342/meme/Jesuscolonmald1_20230106T045534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Jesuscolonmald1/status/1611224937598943233</text:p>
          </table:table-cell>
        </table:table-row>
        <table:table-row table:style-name="ro1">
          <table:table-cell office:value-type="string" calcext:value-type="string">
            <text:p>input/data_formal_20240530-1342/meme/jesusheartsme1_20230127T215053/0.jpg</text:p>
          </table:table-cell>
          <table:table-cell office:value-type="string" calcext:value-type="string">
            <text:p>Pattern 6</text:p>
          </table:table-cell>
          <table:table-cell office:value-type="float" office:value="0.929291725650308" calcext:value-type="float">
            <text:p>0.929291725650308</text:p>
          </table:table-cell>
          <table:table-cell office:value-type="float" office:value="0.179664627972467" calcext:value-type="float">
            <text:p>0.179664627972467</text:p>
          </table:table-cell>
          <table:table-cell office:value-type="float" office:value="0.488472575091984" calcext:value-type="float">
            <text:p>0.488472575091984</text:p>
          </table:table-cell>
          <table:table-cell office:value-type="string" calcext:value-type="string">
            <text:p>https://twitter.com/jesusheartsme1/status/1619090594089025548</text:p>
          </table:table-cell>
        </table:table-row>
        <table:table-row table:style-name="ro1">
          <table:table-cell office:value-type="string" calcext:value-type="string">
            <text:p>input/data_formal_20240530-1342/meme/JesusLo79909680_20230323T034906/0.jpg</text:p>
          </table:table-cell>
          <table:table-cell office:value-type="string" calcext:value-type="string">
            <text:p>Pattern 6</text:p>
          </table:table-cell>
          <table:table-cell office:value-type="float" office:value="0.946981619530745" calcext:value-type="float">
            <text:p>0.946981619530745</text:p>
          </table:table-cell>
          <table:table-cell office:value-type="float" office:value="0.126172820810284" calcext:value-type="float">
            <text:p>0.126172820810284</text:p>
          </table:table-cell>
          <table:table-cell office:value-type="float" office:value="0.407243711926775" calcext:value-type="float">
            <text:p>0.407243711926775</text:p>
          </table:table-cell>
          <table:table-cell office:value-type="string" calcext:value-type="string">
            <text:p>https://twitter.com/JesusLo79909680/status/1638749687397097472</text:p>
          </table:table-cell>
        </table:table-row>
        <table:table-row table:style-name="ro1">
          <table:table-cell office:value-type="string" calcext:value-type="string">
            <text:p>input/data_formal_20240530-1342/meme/JettMe__20230125T072209/0.jpg</text:p>
          </table:table-cell>
          <table:table-cell office:value-type="string" calcext:value-type="string">
            <text:p>Pattern 3</text:p>
          </table:table-cell>
          <table:table-cell office:value-type="float" office:value="0.838450888611331" calcext:value-type="float">
            <text:p>0.838450888611331</text:p>
          </table:table-cell>
          <table:table-cell office:value-type="float" office:value="0.111455376950055" calcext:value-type="float">
            <text:p>0.111455376950055</text:p>
          </table:table-cell>
          <table:table-cell office:value-type="float" office:value="0.612207625992982" calcext:value-type="float">
            <text:p>0.612207625992982</text:p>
          </table:table-cell>
          <table:table-cell office:value-type="string" calcext:value-type="string">
            <text:p>https://twitter.com/Monique43421015/status/1618333235783794689</text:p>
          </table:table-cell>
        </table:table-row>
        <table:table-row table:style-name="ro1">
          <table:table-cell office:value-type="string" calcext:value-type="string">
            <text:p>input/data_formal_20240530-1342/meme/JFreeWolny_20230110T084831/0.jpg</text:p>
          </table:table-cell>
          <table:table-cell office:value-type="string" calcext:value-type="string">
            <text:p>Pattern 6</text:p>
          </table:table-cell>
          <table:table-cell office:value-type="float" office:value="0.833119932025579" calcext:value-type="float">
            <text:p>0.833119932025579</text:p>
          </table:table-cell>
          <table:table-cell office:value-type="float" office:value="0.168427581719317" calcext:value-type="float">
            <text:p>0.168427581719317</text:p>
          </table:table-cell>
          <table:table-cell office:value-type="float" office:value="0.653703962388772" calcext:value-type="float">
            <text:p>0.653703962388772</text:p>
          </table:table-cell>
          <table:table-cell office:value-type="string" calcext:value-type="string">
            <text:p>https://twitter.com/JFreeWolny/status/1612733110969401344</text:p>
          </table:table-cell>
        </table:table-row>
        <table:table-row table:style-name="ro1">
          <table:table-cell office:value-type="string" calcext:value-type="string">
            <text:p>input/data_formal_20240530-1342/meme/JGDSIGNZ_20221228T052646/0.jpg</text:p>
          </table:table-cell>
          <table:table-cell office:value-type="string" calcext:value-type="string">
            <text:p>Pattern 3</text:p>
          </table:table-cell>
          <table:table-cell office:value-type="float" office:value="0.932134418945691" calcext:value-type="float">
            <text:p>0.932134418945691</text:p>
          </table:table-cell>
          <table:table-cell office:value-type="float" office:value="0.258592431320479" calcext:value-type="float">
            <text:p>0.258592431320479</text:p>
          </table:table-cell>
          <table:table-cell office:value-type="float" office:value="0.368321512377835" calcext:value-type="float">
            <text:p>0.368321512377835</text:p>
          </table:table-cell>
          <table:table-cell office:value-type="string" calcext:value-type="string">
            <text:p>https://twitter.com/JGDSIGNZ/status/1607971297832697862</text:p>
          </table:table-cell>
        </table:table-row>
        <table:table-row table:style-name="ro1">
          <table:table-cell office:value-type="string" calcext:value-type="string">
            <text:p>input/data_formal_20240530-1342/meme/JGDSIGNZ_20221228T053945/0.jpg</text:p>
          </table:table-cell>
          <table:table-cell office:value-type="string" calcext:value-type="string">
            <text:p>Pattern 3</text:p>
          </table:table-cell>
          <table:table-cell office:value-type="float" office:value="0.932134418945691" calcext:value-type="float">
            <text:p>0.932134418945691</text:p>
          </table:table-cell>
          <table:table-cell office:value-type="float" office:value="0.258592431320479" calcext:value-type="float">
            <text:p>0.258592431320479</text:p>
          </table:table-cell>
          <table:table-cell office:value-type="float" office:value="0.368321512377835" calcext:value-type="float">
            <text:p>0.368321512377835</text:p>
          </table:table-cell>
          <table:table-cell office:value-type="string" calcext:value-type="string">
            <text:p>https://twitter.com/JGDSIGNZ/status/1607974565111635971</text:p>
          </table:table-cell>
        </table:table-row>
        <table:table-row table:style-name="ro1">
          <table:table-cell office:value-type="string" calcext:value-type="string">
            <text:p>input/data_formal_20240530-1342/meme/JGDSIGNZ_20221228T055936/0.jpg</text:p>
          </table:table-cell>
          <table:table-cell office:value-type="string" calcext:value-type="string">
            <text:p>Pattern 5</text:p>
          </table:table-cell>
          <table:table-cell office:value-type="float" office:value="0.00000019428737179049" calcext:value-type="float">
            <text:p>1.94287371790488E-07</text:p>
          </table:table-cell>
          <table:table-cell office:value-type="float" office:value="0.144138226888093" calcext:value-type="float">
            <text:p>0.144138226888093</text:p>
          </table:table-cell>
          <table:table-cell office:value-type="float" office:value="0.461782616636535" calcext:value-type="float">
            <text:p>0.461782616636535</text:p>
          </table:table-cell>
          <table:table-cell office:value-type="string" calcext:value-type="string">
            <text:p>https://twitter.com/JGDSIGNZ/status/1607979559093141504</text:p>
          </table:table-cell>
        </table:table-row>
        <table:table-row table:style-name="ro1">
          <table:table-cell office:value-type="string" calcext:value-type="string">
            <text:p>input/data_formal_20240530-1342/meme/JimmySwagNFT_20230106T060409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ceotim/status/1611242291049496578</text:p>
          </table:table-cell>
        </table:table-row>
        <table:table-row table:style-name="ro1">
          <table:table-cell office:value-type="string" calcext:value-type="string">
            <text:p>input/data_formal_20240530-1342/meme/JimmySwagNFT_20230106T060409/1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ceotim/status/1611242291049496578</text:p>
          </table:table-cell>
        </table:table-row>
        <table:table-row table:style-name="ro1">
          <table:table-cell office:value-type="string" calcext:value-type="string">
            <text:p>input/data_formal_20240530-1342/meme/JimmySwagNFT_20230106T060409/2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ceotim/status/1611242291049496578</text:p>
          </table:table-cell>
        </table:table-row>
        <table:table-row table:style-name="ro1">
          <table:table-cell office:value-type="string" calcext:value-type="string">
            <text:p>input/data_formal_20240530-1342/meme/JingleMining_20221228T022501/0.jpg</text:p>
          </table:table-cell>
          <table:table-cell office:value-type="string" calcext:value-type="string">
            <text:p>Pattern 6</text:p>
          </table:table-cell>
          <table:table-cell office:value-type="float" office:value="0.928487344897311" calcext:value-type="float">
            <text:p>0.928487344897311</text:p>
          </table:table-cell>
          <table:table-cell office:value-type="float" office:value="0.229701413519338" calcext:value-type="float">
            <text:p>0.229701413519338</text:p>
          </table:table-cell>
          <table:table-cell office:value-type="float" office:value="0.260500759422386" calcext:value-type="float">
            <text:p>0.260500759422386</text:p>
          </table:table-cell>
          <table:table-cell office:value-type="string" calcext:value-type="string">
            <text:p>https://twitter.com/JingleMining/status/1607925556166950913</text:p>
          </table:table-cell>
        </table:table-row>
        <table:table-row table:style-name="ro1">
          <table:table-cell office:value-type="string" calcext:value-type="string">
            <text:p>input/data_formal_20240530-1342/meme/JirehAbraham_20221228T051422/0.jpg</text:p>
          </table:table-cell>
          <table:table-cell office:value-type="string" calcext:value-type="string">
            <text:p>Pattern 3</text:p>
          </table:table-cell>
          <table:table-cell office:value-type="float" office:value="0.885159315013072" calcext:value-type="float">
            <text:p>0.885159315013072</text:p>
          </table:table-cell>
          <table:table-cell office:value-type="float" office:value="0.177142749612719" calcext:value-type="float">
            <text:p>0.177142749612719</text:p>
          </table:table-cell>
          <table:table-cell office:value-type="float" office:value="0.366734552224755" calcext:value-type="float">
            <text:p>0.366734552224755</text:p>
          </table:table-cell>
          <table:table-cell office:value-type="string" calcext:value-type="string">
            <text:p>https://twitter.com/JirehAbraham/status/1607968177300074496</text:p>
          </table:table-cell>
        </table:table-row>
        <table:table-row table:style-name="ro1">
          <table:table-cell office:value-type="string" calcext:value-type="string">
            <text:p>input/data_formal_20240530-1342/meme/JirehAbraham_20230206T105708/0.jpg</text:p>
          </table:table-cell>
          <table:table-cell office:value-type="string" calcext:value-type="string">
            <text:p>Pattern 3</text:p>
          </table:table-cell>
          <table:table-cell office:value-type="float" office:value="0.916186101379804" calcext:value-type="float">
            <text:p>0.916186101379804</text:p>
          </table:table-cell>
          <table:table-cell office:value-type="float" office:value="0.200166562543389" calcext:value-type="float">
            <text:p>0.200166562543389</text:p>
          </table:table-cell>
          <table:table-cell office:value-type="float" office:value="0.398962923761743" calcext:value-type="float">
            <text:p>0.398962923761743</text:p>
          </table:table-cell>
          <table:table-cell office:value-type="string" calcext:value-type="string">
            <text:p>https://twitter.com/JirehAbraham/status/1622549952470855682</text:p>
          </table:table-cell>
        </table:table-row>
        <table:table-row table:style-name="ro1">
          <table:table-cell office:value-type="string" calcext:value-type="string">
            <text:p>input/data_formal_20240530-1342/meme/JobBankGlobal_20230102T110154/0.jpg</text:p>
          </table:table-cell>
          <table:table-cell office:value-type="string" calcext:value-type="string">
            <text:p>Pattern 4</text:p>
          </table:table-cell>
          <table:table-cell office:value-type="float" office:value="0.92596083369505" calcext:value-type="float">
            <text:p>0.92596083369505</text:p>
          </table:table-cell>
          <table:table-cell office:value-type="float" office:value="0.0745395018134969" calcext:value-type="float">
            <text:p>0.0745395018134969</text:p>
          </table:table-cell>
          <table:table-cell office:value-type="float" office:value="0.654818613524199" calcext:value-type="float">
            <text:p>0.654818613524199</text:p>
          </table:table-cell>
          <table:table-cell office:value-type="string" calcext:value-type="string">
            <text:p>https://twitter.com/JobBankGlobal/status/1609867575579783169</text:p>
          </table:table-cell>
        </table:table-row>
        <table:table-row table:style-name="ro1">
          <table:table-cell office:value-type="string" calcext:value-type="string">
            <text:p>input/data_formal_20240530-1342/meme/JobBankGlobal_20230102T110724/0.jpg</text:p>
          </table:table-cell>
          <table:table-cell office:value-type="string" calcext:value-type="string">
            <text:p>Pattern 4</text:p>
          </table:table-cell>
          <table:table-cell office:value-type="float" office:value="0.893239759978135" calcext:value-type="float">
            <text:p>0.893239759978135</text:p>
          </table:table-cell>
          <table:table-cell office:value-type="float" office:value="0.0475442874550587" calcext:value-type="float">
            <text:p>0.0475442874550587</text:p>
          </table:table-cell>
          <table:table-cell office:value-type="float" office:value="0.67083319664103" calcext:value-type="float">
            <text:p>0.67083319664103</text:p>
          </table:table-cell>
          <table:table-cell office:value-type="string" calcext:value-type="string">
            <text:p>https://twitter.com/JobBankGlobal/status/1609868961012936709</text:p>
          </table:table-cell>
        </table:table-row>
        <table:table-row table:style-name="ro1">
          <table:table-cell office:value-type="string" calcext:value-type="string">
            <text:p>input/data_formal_20240530-1342/meme/JobBankGlobal_20230206T124900/0.jpg</text:p>
          </table:table-cell>
          <table:table-cell office:value-type="string" calcext:value-type="string">
            <text:p>Pattern 4</text:p>
          </table:table-cell>
          <table:table-cell office:value-type="float" office:value="0.941150629653918" calcext:value-type="float">
            <text:p>0.941150629653918</text:p>
          </table:table-cell>
          <table:table-cell office:value-type="float" office:value="0.00934595731228727" calcext:value-type="float">
            <text:p>0.00934595731228727</text:p>
          </table:table-cell>
          <table:table-cell office:value-type="float" office:value="0.743791997688887" calcext:value-type="float">
            <text:p>0.743791997688887</text:p>
          </table:table-cell>
          <table:table-cell office:value-type="string" calcext:value-type="string">
            <text:p>https://twitter.com/OhanaFamilies/status/1622578797135425538</text:p>
          </table:table-cell>
        </table:table-row>
        <table:table-row table:style-name="ro1">
          <table:table-cell office:value-type="string" calcext:value-type="string">
            <text:p>input/data_formal_20240530-1342/meme/johnbuckley111_20230206T153922/0.jpg</text:p>
          </table:table-cell>
          <table:table-cell office:value-type="string" calcext:value-type="string">
            <text:p>Pattern 1</text:p>
          </table:table-cell>
          <table:table-cell office:value-type="float" office:value="0.928757850907565" calcext:value-type="float">
            <text:p>0.928757850907565</text:p>
          </table:table-cell>
          <table:table-cell office:value-type="float" office:value="0.101013249512426" calcext:value-type="float">
            <text:p>0.101013249512426</text:p>
          </table:table-cell>
          <table:table-cell office:value-type="float" office:value="0.329232835887282" calcext:value-type="float">
            <text:p>0.329232835887282</text:p>
          </table:table-cell>
          <table:table-cell office:value-type="string" calcext:value-type="string">
            <text:p>https://twitter.com/BookRecommende7/status/1622626237821726721</text:p>
          </table:table-cell>
        </table:table-row>
        <table:table-row table:style-name="ro1">
          <table:table-cell office:value-type="string" calcext:value-type="string">
            <text:p>input/data_formal_20240530-1342/meme/johnnyFiveAces1_20230202T001459/0.jpg</text:p>
          </table:table-cell>
          <table:table-cell office:value-type="string" calcext:value-type="string">
            <text:p>Pattern 3</text:p>
          </table:table-cell>
          <table:table-cell office:value-type="float" office:value="0.977394419179455" calcext:value-type="float">
            <text:p>0.977394419179455</text:p>
          </table:table-cell>
          <table:table-cell office:value-type="float" office:value="0.205866197956437" calcext:value-type="float">
            <text:p>0.205866197956437</text:p>
          </table:table-cell>
          <table:table-cell office:value-type="float" office:value="0.354315361202526" calcext:value-type="float">
            <text:p>0.354315361202526</text:p>
          </table:table-cell>
          <table:table-cell office:value-type="string" calcext:value-type="string">
            <text:p>https://twitter.com/johnnyFiveAces1/status/1620938797482676224</text:p>
          </table:table-cell>
        </table:table-row>
        <table:table-row table:style-name="ro1">
          <table:table-cell office:value-type="string" calcext:value-type="string">
            <text:p>input/data_formal_20240530-1342/meme/JonestheG_20230103T191543/0.jpg</text:p>
          </table:table-cell>
          <table:table-cell office:value-type="string" calcext:value-type="string">
            <text:p>Pattern 3</text:p>
          </table:table-cell>
          <table:table-cell office:value-type="float" office:value="0.87684701711882" calcext:value-type="float">
            <text:p>0.87684701711882</text:p>
          </table:table-cell>
          <table:table-cell office:value-type="float" office:value="0.250499551649318" calcext:value-type="float">
            <text:p>0.250499551649318</text:p>
          </table:table-cell>
          <table:table-cell office:value-type="float" office:value="0.461395021370035" calcext:value-type="float">
            <text:p>0.461395021370035</text:p>
          </table:table-cell>
          <table:table-cell office:value-type="string" calcext:value-type="string">
            <text:p>https://twitter.com/HelenHe94542138/status/1610354342334443522</text:p>
          </table:table-cell>
        </table:table-row>
        <table:table-row table:style-name="ro1">
          <table:table-cell office:value-type="string" calcext:value-type="string">
            <text:p>input/data_formal_20240530-1342/meme/JoshuaKrause20_20221226T165750/0.jpg</text:p>
          </table:table-cell>
          <table:table-cell office:value-type="string" calcext:value-type="string">
            <text:p>Pattern 3</text:p>
          </table:table-cell>
          <table:table-cell office:value-type="float" office:value="0.871097172369746" calcext:value-type="float">
            <text:p>0.871097172369746</text:p>
          </table:table-cell>
          <table:table-cell office:value-type="float" office:value="0.0692421684747256" calcext:value-type="float">
            <text:p>0.0692421684747256</text:p>
          </table:table-cell>
          <table:table-cell office:value-type="float" office:value="0.459005637722293" calcext:value-type="float">
            <text:p>0.459005637722293</text:p>
          </table:table-cell>
          <table:table-cell office:value-type="string" calcext:value-type="string">
            <text:p>https://twitter.com/elanortinuviel/status/1607920923784380419</text:p>
          </table:table-cell>
        </table:table-row>
        <table:table-row table:style-name="ro1">
          <table:table-cell office:value-type="string" calcext:value-type="string">
            <text:p>input/data_formal_20240530-1342/meme/JRArtSpace_NFT_20230206T102304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ceotim/status/1622541378918948864</text:p>
          </table:table-cell>
        </table:table-row>
        <table:table-row table:style-name="ro1">
          <table:table-cell office:value-type="string" calcext:value-type="string">
            <text:p>input/data_formal_20240530-1342/meme/JRArtSpace_NFT_20230206T102304/1.jpg</text:p>
          </table:table-cell>
          <table:table-cell office:value-type="string" calcext:value-type="string">
            <text:p>Pattern 6</text:p>
          </table:table-cell>
          <table:table-cell office:value-type="float" office:value="0.878656580691068" calcext:value-type="float">
            <text:p>0.878656580691068</text:p>
          </table:table-cell>
          <table:table-cell office:value-type="float" office:value="0.190532622492287" calcext:value-type="float">
            <text:p>0.190532622492287</text:p>
          </table:table-cell>
          <table:table-cell office:value-type="float" office:value="0.49566137803503" calcext:value-type="float">
            <text:p>0.49566137803503</text:p>
          </table:table-cell>
          <table:table-cell office:value-type="string" calcext:value-type="string">
            <text:p>https://twitter.com/ceotim/status/1622541378918948864</text:p>
          </table:table-cell>
        </table:table-row>
        <table:table-row table:style-name="ro1">
          <table:table-cell office:value-type="string" calcext:value-type="string">
            <text:p>input/data_formal_20240530-1342/meme/JuanplaysWH_20230206T104628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JuanplaysWH/status/1622547266467659779</text:p>
          </table:table-cell>
        </table:table-row>
        <table:table-row table:style-name="ro1">
          <table:table-cell office:value-type="string" calcext:value-type="string">
            <text:p>input/data_formal_20240530-1342/meme/JuanplaysWH_20230206T104628/1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JuanplaysWH/status/1622547266467659779</text:p>
          </table:table-cell>
        </table:table-row>
        <table:table-row table:style-name="ro1">
          <table:table-cell office:value-type="string" calcext:value-type="string">
            <text:p>input/data_formal_20240530-1342/meme/JuiceCarey_20230212T163244/0.jpg</text:p>
          </table:table-cell>
          <table:table-cell office:value-type="string" calcext:value-type="string">
            <text:p>Pattern 4</text:p>
          </table:table-cell>
          <table:table-cell office:value-type="float" office:value="0.95591849337594" calcext:value-type="float">
            <text:p>0.95591849337594</text:p>
          </table:table-cell>
          <table:table-cell office:value-type="float" office:value="0.209082548224327" calcext:value-type="float">
            <text:p>0.209082548224327</text:p>
          </table:table-cell>
          <table:table-cell office:value-type="float" office:value="0.468110900303273" calcext:value-type="float">
            <text:p>0.468110900303273</text:p>
          </table:table-cell>
          <table:table-cell office:value-type="string" calcext:value-type="string">
            <text:p>https://twitter.com/GrizzlyFOG/status/1624810464046723072</text:p>
          </table:table-cell>
        </table:table-row>
        <table:table-row table:style-name="ro1">
          <table:table-cell office:value-type="string" calcext:value-type="string">
            <text:p>input/data_formal_20240530-1342/meme/Justinxpenguin_20221228T050904/0.jpg</text:p>
          </table:table-cell>
          <table:table-cell office:value-type="string" calcext:value-type="string">
            <text:p>Pattern 3</text:p>
          </table:table-cell>
          <table:table-cell office:value-type="float" office:value="0.969799615257067" calcext:value-type="float">
            <text:p>0.969799615257067</text:p>
          </table:table-cell>
          <table:table-cell office:value-type="float" office:value="0.161204325839903" calcext:value-type="float">
            <text:p>0.161204325839903</text:p>
          </table:table-cell>
          <table:table-cell office:value-type="float" office:value="0.39911864768921" calcext:value-type="float">
            <text:p>0.39911864768921</text:p>
          </table:table-cell>
          <table:table-cell office:value-type="string" calcext:value-type="string">
            <text:p>https://twitter.com/BlonemonX/status/1607976815808679937</text:p>
          </table:table-cell>
        </table:table-row>
        <table:table-row table:style-name="ro1">
          <table:table-cell office:value-type="string" calcext:value-type="string">
            <text:p>input/data_formal_20240530-1342/meme/JUSTliv29844021_20230202T051554/0.jpg</text:p>
          </table:table-cell>
          <table:table-cell office:value-type="string" calcext:value-type="string">
            <text:p>Pattern 3</text:p>
          </table:table-cell>
          <table:table-cell office:value-type="float" office:value="0.944885557636728" calcext:value-type="float">
            <text:p>0.944885557636728</text:p>
          </table:table-cell>
          <table:table-cell office:value-type="float" office:value="0.138112010806761" calcext:value-type="float">
            <text:p>0.138112010806761</text:p>
          </table:table-cell>
          <table:table-cell office:value-type="float" office:value="0.424764285879359" calcext:value-type="float">
            <text:p>0.424764285879359</text:p>
          </table:table-cell>
          <table:table-cell office:value-type="string" calcext:value-type="string">
            <text:p>https://twitter.com/JUSTliv29844021/status/1621014526308286464</text:p>
          </table:table-cell>
        </table:table-row>
        <table:table-row table:style-name="ro1">
          <table:table-cell office:value-type="string" calcext:value-type="string">
            <text:p>input/data_formal_20240530-1342/meme/justvoot_20221227T142949/0.jpg</text:p>
          </table:table-cell>
          <table:table-cell office:value-type="string" calcext:value-type="string">
            <text:p>Pattern 4</text:p>
          </table:table-cell>
          <table:table-cell office:value-type="float" office:value="0.866925141721206" calcext:value-type="float">
            <text:p>0.866925141721206</text:p>
          </table:table-cell>
          <table:table-cell office:value-type="float" office:value="0.170841404126395" calcext:value-type="float">
            <text:p>0.170841404126395</text:p>
          </table:table-cell>
          <table:table-cell office:value-type="float" office:value="0.628760272413687" calcext:value-type="float">
            <text:p>0.628760272413687</text:p>
          </table:table-cell>
          <table:table-cell office:value-type="string" calcext:value-type="string">
            <text:p>https://twitter.com/priyanka221133/status/1607895874293714944</text:p>
          </table:table-cell>
        </table:table-row>
        <table:table-row table:style-name="ro1">
          <table:table-cell office:value-type="string" calcext:value-type="string">
            <text:p>input/data_formal_20240530-1342/meme/k2onpaper_20230111T220458/0.jpg</text:p>
          </table:table-cell>
          <table:table-cell office:value-type="string" calcext:value-type="string">
            <text:p>Pattern 6</text:p>
          </table:table-cell>
          <table:table-cell office:value-type="float" office:value="0.879529708040675" calcext:value-type="float">
            <text:p>0.879529708040675</text:p>
          </table:table-cell>
          <table:table-cell office:value-type="float" office:value="0.103053317391462" calcext:value-type="float">
            <text:p>0.103053317391462</text:p>
          </table:table-cell>
          <table:table-cell office:value-type="float" office:value="0.700454139512221" calcext:value-type="float">
            <text:p>0.700454139512221</text:p>
          </table:table-cell>
          <table:table-cell office:value-type="string" calcext:value-type="string">
            <text:p>https://twitter.com/k2onpaper/status/1613295931859820545</text:p>
          </table:table-cell>
        </table:table-row>
        <table:table-row table:style-name="ro1">
          <table:table-cell office:value-type="string" calcext:value-type="string">
            <text:p>input/data_formal_20240530-1342/meme/k_rabtah_20230112T053303/0.jpg</text:p>
          </table:table-cell>
          <table:table-cell office:value-type="string" calcext:value-type="string">
            <text:p>Pattern 1</text:p>
          </table:table-cell>
          <table:table-cell office:value-type="float" office:value="0.897512570857663" calcext:value-type="float">
            <text:p>0.897512570857663</text:p>
          </table:table-cell>
          <table:table-cell office:value-type="float" office:value="0.104036058581087" calcext:value-type="float">
            <text:p>0.104036058581087</text:p>
          </table:table-cell>
          <table:table-cell office:value-type="float" office:value="0.243713293154698" calcext:value-type="float">
            <text:p>0.243713293154698</text:p>
          </table:table-cell>
          <table:table-cell office:value-type="string" calcext:value-type="string">
            <text:p>https://twitter.com/k_rabtah/status/1613408697467949058</text:p>
          </table:table-cell>
        </table:table-row>
        <table:table-row table:style-name="ro1">
          <table:table-cell office:value-type="string" calcext:value-type="string">
            <text:p>input/data_formal_20240530-1342/meme/kaerunooji_20221217T161220/0.jpg</text:p>
          </table:table-cell>
          <table:table-cell office:value-type="string" calcext:value-type="string">
            <text:p>Pattern 3</text:p>
          </table:table-cell>
          <table:table-cell office:value-type="float" office:value="0.933163542308935" calcext:value-type="float">
            <text:p>0.933163542308935</text:p>
          </table:table-cell>
          <table:table-cell office:value-type="float" office:value="0.148012404642183" calcext:value-type="float">
            <text:p>0.148012404642183</text:p>
          </table:table-cell>
          <table:table-cell office:value-type="float" office:value="0.323874539806395" calcext:value-type="float">
            <text:p>0.323874539806395</text:p>
          </table:table-cell>
          <table:table-cell office:value-type="string" calcext:value-type="string">
            <text:p>https://twitter.com/CandieePopp/status/1607956460738342918</text:p>
          </table:table-cell>
        </table:table-row>
        <table:table-row table:style-name="ro1">
          <table:table-cell office:value-type="string" calcext:value-type="string">
            <text:p>input/data_formal_20240530-1342/meme/Kafanariskiobbi_20230205T080154/0.jpg</text:p>
          </table:table-cell>
          <table:table-cell office:value-type="string" calcext:value-type="string">
            <text:p>Pattern 3</text:p>
          </table:table-cell>
          <table:table-cell office:value-type="float" office:value="0.895848126830105" calcext:value-type="float">
            <text:p>0.895848126830105</text:p>
          </table:table-cell>
          <table:table-cell office:value-type="float" office:value="0.212157253035695" calcext:value-type="float">
            <text:p>0.212157253035695</text:p>
          </table:table-cell>
          <table:table-cell office:value-type="float" office:value="0.547823220194279" calcext:value-type="float">
            <text:p>0.547823220194279</text:p>
          </table:table-cell>
          <table:table-cell office:value-type="string" calcext:value-type="string">
            <text:p>https://twitter.com/Kafanariskiobbi/status/1622622729148170242</text:p>
          </table:table-cell>
        </table:table-row>
        <table:table-row table:style-name="ro1">
          <table:table-cell office:value-type="string" calcext:value-type="string">
            <text:p>input/data_formal_20240530-1342/meme/kajetesantakalu_20230105T055729/0.jpg</text:p>
          </table:table-cell>
          <table:table-cell office:value-type="string" calcext:value-type="string">
            <text:p>Pattern 6</text:p>
          </table:table-cell>
          <table:table-cell office:value-type="float" office:value="0.845331898983558" calcext:value-type="float">
            <text:p>0.845331898983558</text:p>
          </table:table-cell>
          <table:table-cell office:value-type="float" office:value="0.158793104344825" calcext:value-type="float">
            <text:p>0.158793104344825</text:p>
          </table:table-cell>
          <table:table-cell office:value-type="float" office:value="0.50636262819685" calcext:value-type="float">
            <text:p>0.50636262819685</text:p>
          </table:table-cell>
          <table:table-cell office:value-type="string" calcext:value-type="string">
            <text:p>https://twitter.com/triplesfiles/status/1610961191060525058</text:p>
          </table:table-cell>
        </table:table-row>
        <table:table-row table:style-name="ro1">
          <table:table-cell office:value-type="string" calcext:value-type="string">
            <text:p>input/data_formal_20240530-1342/meme/kajolvanboss1_20230301T222410/0.jpg</text:p>
          </table:table-cell>
          <table:table-cell office:value-type="string" calcext:value-type="string">
            <text:p>Pattern 1</text:p>
          </table:table-cell>
          <table:table-cell office:value-type="float" office:value="1.01575833680487" calcext:value-type="float">
            <text:p>1.01575833680487</text:p>
          </table:table-cell>
          <table:table-cell office:value-type="float" office:value="0.13086858991203" calcext:value-type="float">
            <text:p>0.13086858991203</text:p>
          </table:table-cell>
          <table:table-cell office:value-type="float" office:value="0.199992867291386" calcext:value-type="float">
            <text:p>0.199992867291386</text:p>
          </table:table-cell>
          <table:table-cell office:value-type="string" calcext:value-type="string">
            <text:p>https://twitter.com/Tania_Sparrow77/status/1633003067883892737</text:p>
          </table:table-cell>
        </table:table-row>
        <table:table-row table:style-name="ro1">
          <table:table-cell office:value-type="string" calcext:value-type="string">
            <text:p>input/data_formal_20240530-1342/meme/kali_tutorials_20230212T145907/0.jpg</text:p>
          </table:table-cell>
          <table:table-cell office:value-type="string" calcext:value-type="string">
            <text:p>Pattern 6</text:p>
          </table:table-cell>
          <table:table-cell office:value-type="float" office:value="0.921233822580999" calcext:value-type="float">
            <text:p>0.921233822580999</text:p>
          </table:table-cell>
          <table:table-cell office:value-type="float" office:value="0.13938716522615" calcext:value-type="float">
            <text:p>0.13938716522615</text:p>
          </table:table-cell>
          <table:table-cell office:value-type="float" office:value="0.470657322510768" calcext:value-type="float">
            <text:p>0.470657322510768</text:p>
          </table:table-cell>
          <table:table-cell office:value-type="string" calcext:value-type="string">
            <text:p>https://twitter.com/dariosailor86/status/1624809683729936386</text:p>
          </table:table-cell>
        </table:table-row>
        <table:table-row table:style-name="ro1">
          <table:table-cell office:value-type="string" calcext:value-type="string">
            <text:p>input/data_formal_20240530-1342/meme/Kamoteng_ube_20230106T052252/0.jpg</text:p>
          </table:table-cell>
          <table:table-cell office:value-type="string" calcext:value-type="string">
            <text:p>Pattern 1</text:p>
          </table:table-cell>
          <table:table-cell office:value-type="float" office:value="0.878003010930669" calcext:value-type="float">
            <text:p>0.878003010930669</text:p>
          </table:table-cell>
          <table:table-cell office:value-type="float" office:value="0.20599798444184" calcext:value-type="float">
            <text:p>0.20599798444184</text:p>
          </table:table-cell>
          <table:table-cell office:value-type="float" office:value="0.334722832421428" calcext:value-type="float">
            <text:p>0.334722832421428</text:p>
          </table:table-cell>
          <table:table-cell office:value-type="string" calcext:value-type="string">
            <text:p>https://twitter.com/Kamoteng_ube/status/1611231806610903041</text:p>
          </table:table-cell>
        </table:table-row>
        <table:table-row table:style-name="ro1">
          <table:table-cell office:value-type="string" calcext:value-type="string">
            <text:p>input/data_formal_20240530-1342/meme/kanata_k777_20230106T084554/0.jpg</text:p>
          </table:table-cell>
          <table:table-cell office:value-type="string" calcext:value-type="string">
            <text:p>Pattern 3</text:p>
          </table:table-cell>
          <table:table-cell office:value-type="float" office:value="0.895183719624854" calcext:value-type="float">
            <text:p>0.895183719624854</text:p>
          </table:table-cell>
          <table:table-cell office:value-type="float" office:value="0.243722506826721" calcext:value-type="float">
            <text:p>0.243722506826721</text:p>
          </table:table-cell>
          <table:table-cell office:value-type="float" office:value="0.393160831413896" calcext:value-type="float">
            <text:p>0.393160831413896</text:p>
          </table:table-cell>
          <table:table-cell office:value-type="string" calcext:value-type="string">
            <text:p>https://twitter.com/kanata_k777/status/1611282900309114880</text:p>
          </table:table-cell>
        </table:table-row>
        <table:table-row table:style-name="ro1">
          <table:table-cell office:value-type="string" calcext:value-type="string">
            <text:p>input/data_formal_20240530-1342/meme/kandyartist_20230105T120009/0.jpg</text:p>
          </table:table-cell>
          <table:table-cell office:value-type="string" calcext:value-type="string">
            <text:p>Pattern 3</text:p>
          </table:table-cell>
          <table:table-cell office:value-type="float" office:value="0.903167209662131" calcext:value-type="float">
            <text:p>0.903167209662131</text:p>
          </table:table-cell>
          <table:table-cell office:value-type="float" office:value="0.268783147902743" calcext:value-type="float">
            <text:p>0.268783147902743</text:p>
          </table:table-cell>
          <table:table-cell office:value-type="float" office:value="0.313476510449195" calcext:value-type="float">
            <text:p>0.313476510449195</text:p>
          </table:table-cell>
          <table:table-cell office:value-type="string" calcext:value-type="string">
            <text:p>https://twitter.com/kandyartist/status/1610969398751141891</text:p>
          </table:table-cell>
        </table:table-row>
        <table:table-row table:style-name="ro1">
          <table:table-cell office:value-type="string" calcext:value-type="string">
            <text:p>input/data_formal_20240530-1342/meme/karmicoder_20230226T042839/0.jpg</text:p>
          </table:table-cell>
          <table:table-cell office:value-type="string" calcext:value-type="string">
            <text:p>Pattern 1</text:p>
          </table:table-cell>
          <table:table-cell office:value-type="float" office:value="0.909140259485438" calcext:value-type="float">
            <text:p>0.909140259485438</text:p>
          </table:table-cell>
          <table:table-cell office:value-type="float" office:value="0.192487743607158" calcext:value-type="float">
            <text:p>0.192487743607158</text:p>
          </table:table-cell>
          <table:table-cell office:value-type="float" office:value="0.0377805856391165" calcext:value-type="float">
            <text:p>0.0377805856391165</text:p>
          </table:table-cell>
          <table:table-cell office:value-type="string" calcext:value-type="string">
            <text:p>https://twitter.com/karmicoder/status/1629699943073218560</text:p>
          </table:table-cell>
        </table:table-row>
        <table:table-row table:style-name="ro1">
          <table:table-cell office:value-type="string" calcext:value-type="string">
            <text:p>input/data_formal_20240530-1342/meme/katanainu_20230202T222544/0.jpg</text:p>
          </table:table-cell>
          <table:table-cell office:value-type="string" calcext:value-type="string">
            <text:p>Pattern 6</text:p>
          </table:table-cell>
          <table:table-cell office:value-type="float" office:value="0.924432335734967" calcext:value-type="float">
            <text:p>0.924432335734967</text:p>
          </table:table-cell>
          <table:table-cell office:value-type="float" office:value="0.142757289074703" calcext:value-type="float">
            <text:p>0.142757289074703</text:p>
          </table:table-cell>
          <table:table-cell office:value-type="float" office:value="0.436159225759122" calcext:value-type="float">
            <text:p>0.436159225759122</text:p>
          </table:table-cell>
          <table:table-cell office:value-type="string" calcext:value-type="string">
            <text:p>https://twitter.com/2Punkz/status/1622620513334964224</text:p>
          </table:table-cell>
        </table:table-row>
        <table:table-row table:style-name="ro1">
          <table:table-cell office:value-type="string" calcext:value-type="string">
            <text:p>input/data_formal_20240530-1342/meme/KatenoCosplay_20230206T152357/0.jpg</text:p>
          </table:table-cell>
          <table:table-cell office:value-type="string" calcext:value-type="string">
            <text:p>Pattern 3</text:p>
          </table:table-cell>
          <table:table-cell office:value-type="float" office:value="0.848160835953077" calcext:value-type="float">
            <text:p>0.848160835953077</text:p>
          </table:table-cell>
          <table:table-cell office:value-type="float" office:value="0.479022548065594" calcext:value-type="float">
            <text:p>0.479022548065594</text:p>
          </table:table-cell>
          <table:table-cell office:value-type="float" office:value="0.440899048201899" calcext:value-type="float">
            <text:p>0.440899048201899</text:p>
          </table:table-cell>
          <table:table-cell office:value-type="string" calcext:value-type="string">
            <text:p>https://twitter.com/KatenoCosplay/status/1622617097795674122</text:p>
          </table:table-cell>
        </table:table-row>
        <table:table-row table:style-name="ro1">
          <table:table-cell office:value-type="string" calcext:value-type="string">
            <text:p>input/data_formal_20240530-1342/meme/KatenoCosplay_20230206T152357/1.jpg</text:p>
          </table:table-cell>
          <table:table-cell office:value-type="string" calcext:value-type="string">
            <text:p>Pattern 1</text:p>
          </table:table-cell>
          <table:table-cell office:value-type="float" office:value="0.894503932368266" calcext:value-type="float">
            <text:p>0.894503932368266</text:p>
          </table:table-cell>
          <table:table-cell office:value-type="float" office:value="0.199362271131157" calcext:value-type="float">
            <text:p>0.199362271131157</text:p>
          </table:table-cell>
          <table:table-cell office:value-type="float" office:value="0.274767535584532" calcext:value-type="float">
            <text:p>0.274767535584532</text:p>
          </table:table-cell>
          <table:table-cell office:value-type="string" calcext:value-type="string">
            <text:p>https://twitter.com/KatenoCosplay/status/1622617097795674122</text:p>
          </table:table-cell>
        </table:table-row>
        <table:table-row table:style-name="ro1">
          <table:table-cell office:value-type="string" calcext:value-type="string">
            <text:p>input/data_formal_20240530-1342/meme/kaveen_baxter_20230202T040837/0.jpg</text:p>
          </table:table-cell>
          <table:table-cell office:value-type="string" calcext:value-type="string">
            <text:p>Pattern 1</text:p>
          </table:table-cell>
          <table:table-cell office:value-type="float" office:value="0.951080449406306" calcext:value-type="float">
            <text:p>0.951080449406306</text:p>
          </table:table-cell>
          <table:table-cell office:value-type="float" office:value="0.208875562797201" calcext:value-type="float">
            <text:p>0.208875562797201</text:p>
          </table:table-cell>
          <table:table-cell office:value-type="float" office:value="0.175837315096677" calcext:value-type="float">
            <text:p>0.175837315096677</text:p>
          </table:table-cell>
          <table:table-cell office:value-type="string" calcext:value-type="string">
            <text:p>https://twitter.com/kaveen_baxter/status/1620997591486849028</text:p>
          </table:table-cell>
        </table:table-row>
        <table:table-row table:style-name="ro1">
          <table:table-cell office:value-type="string" calcext:value-type="string">
            <text:p>input/data_formal_20240530-1342/meme/kaviivak15_20230323T040650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kaviivak15/status/1638754147641217025</text:p>
          </table:table-cell>
        </table:table-row>
        <table:table-row table:style-name="ro1">
          <table:table-cell office:value-type="string" calcext:value-type="string">
            <text:p>input/data_formal_20240530-1342/meme/kazzzzzzzuto_20230202T002023/0.jpg</text:p>
          </table:table-cell>
          <table:table-cell office:value-type="string" calcext:value-type="string">
            <text:p>Pattern 3</text:p>
          </table:table-cell>
          <table:table-cell office:value-type="float" office:value="0.837136706048481" calcext:value-type="float">
            <text:p>0.837136706048481</text:p>
          </table:table-cell>
          <table:table-cell office:value-type="float" office:value="0.164557024190807" calcext:value-type="float">
            <text:p>0.164557024190807</text:p>
          </table:table-cell>
          <table:table-cell office:value-type="float" office:value="0.368302451783222" calcext:value-type="float">
            <text:p>0.368302451783222</text:p>
          </table:table-cell>
          <table:table-cell office:value-type="string" calcext:value-type="string">
            <text:p>https://twitter.com/kazzzzzzzuto/status/1620940154239082497</text:p>
          </table:table-cell>
        </table:table-row>
        <table:table-row table:style-name="ro1">
          <table:table-cell office:value-type="string" calcext:value-type="string">
            <text:p>input/data_formal_20240530-1342/meme/kdoc141_20230111T221554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kdoc141/status/1613298684267233286</text:p>
          </table:table-cell>
        </table:table-row>
        <table:table-row table:style-name="ro1">
          <table:table-cell office:value-type="string" calcext:value-type="string">
            <text:p>input/data_formal_20240530-1342/meme/kdoc141_20230201T230224/0.jpg</text:p>
          </table:table-cell>
          <table:table-cell office:value-type="string" calcext:value-type="string">
            <text:p>Pattern 3</text:p>
          </table:table-cell>
          <table:table-cell office:value-type="float" office:value="0.896111317674891" calcext:value-type="float">
            <text:p>0.896111317674891</text:p>
          </table:table-cell>
          <table:table-cell office:value-type="float" office:value="0.402316898415849" calcext:value-type="float">
            <text:p>0.402316898415849</text:p>
          </table:table-cell>
          <table:table-cell office:value-type="float" office:value="0.340202694956543" calcext:value-type="float">
            <text:p>0.340202694956543</text:p>
          </table:table-cell>
          <table:table-cell office:value-type="string" calcext:value-type="string">
            <text:p>https://twitter.com/kdoc141/status/1620920531737518080</text:p>
          </table:table-cell>
        </table:table-row>
        <table:table-row table:style-name="ro1">
          <table:table-cell office:value-type="string" calcext:value-type="string">
            <text:p>input/data_formal_20240530-1342/meme/KDR57_20230111T224827/0.jpg</text:p>
          </table:table-cell>
          <table:table-cell office:value-type="string" calcext:value-type="string">
            <text:p>Pattern 3</text:p>
          </table:table-cell>
          <table:table-cell office:value-type="float" office:value="0.897443588553576" calcext:value-type="float">
            <text:p>0.897443588553576</text:p>
          </table:table-cell>
          <table:table-cell office:value-type="float" office:value="0.285225899819917" calcext:value-type="float">
            <text:p>0.285225899819917</text:p>
          </table:table-cell>
          <table:table-cell office:value-type="float" office:value="0.423770667855199" calcext:value-type="float">
            <text:p>0.423770667855199</text:p>
          </table:table-cell>
          <table:table-cell office:value-type="string" calcext:value-type="string">
            <text:p>https://twitter.com/KDR57/status/1613306874853720064</text:p>
          </table:table-cell>
        </table:table-row>
        <table:table-row table:style-name="ro1">
          <table:table-cell office:value-type="string" calcext:value-type="string">
            <text:p>input/data_formal_20240530-1342/meme/KeeperDon_20230206T130101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KeeperDon/status/1622581125930418176</text:p>
          </table:table-cell>
        </table:table-row>
        <table:table-row table:style-name="ro1">
          <table:table-cell office:value-type="string" calcext:value-type="string">
            <text:p>input/data_formal_20240530-1342/meme/KeiEx7_20230201T183537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ngel1815204/status/1621018551191756802</text:p>
          </table:table-cell>
        </table:table-row>
        <table:table-row table:style-name="ro1">
          <table:table-cell office:value-type="string" calcext:value-type="string">
            <text:p>input/data_formal_20240530-1342/meme/KeishaKom_20230106T044545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KeishaKom/status/1611222464008450049</text:p>
          </table:table-cell>
        </table:table-row>
        <table:table-row table:style-name="ro1">
          <table:table-cell office:value-type="string" calcext:value-type="string">
            <text:p>input/data_formal_20240530-1342/meme/KeishaKom_20230106T083614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KeishaKom/status/1611280469370470402</text:p>
          </table:table-cell>
        </table:table-row>
        <table:table-row table:style-name="ro1">
          <table:table-cell office:value-type="string" calcext:value-type="string">
            <text:p>input/data_formal_20240530-1342/meme/KeithBu06422222_20230206T120542/0.jpg</text:p>
          </table:table-cell>
          <table:table-cell office:value-type="string" calcext:value-type="string">
            <text:p>Pattern 3</text:p>
          </table:table-cell>
          <table:table-cell office:value-type="float" office:value="0.889231235418082" calcext:value-type="float">
            <text:p>0.889231235418082</text:p>
          </table:table-cell>
          <table:table-cell office:value-type="float" office:value="0.257431407438742" calcext:value-type="float">
            <text:p>0.257431407438742</text:p>
          </table:table-cell>
          <table:table-cell office:value-type="float" office:value="0.543399208901011" calcext:value-type="float">
            <text:p>0.543399208901011</text:p>
          </table:table-cell>
          <table:table-cell office:value-type="string" calcext:value-type="string">
            <text:p>https://twitter.com/KeithBu06422222/status/1622567208093380608</text:p>
          </table:table-cell>
        </table:table-row>
        <table:table-row table:style-name="ro1">
          <table:table-cell office:value-type="string" calcext:value-type="string">
            <text:p>input/data_formal_20240530-1342/meme/KeithMunicipal_20230202T002626/0.jpg</text:p>
          </table:table-cell>
          <table:table-cell office:value-type="string" calcext:value-type="string">
            <text:p>Pattern 3</text:p>
          </table:table-cell>
          <table:table-cell office:value-type="float" office:value="0.883439723634361" calcext:value-type="float">
            <text:p>0.883439723634361</text:p>
          </table:table-cell>
          <table:table-cell office:value-type="float" office:value="0.193187306352545" calcext:value-type="float">
            <text:p>0.193187306352545</text:p>
          </table:table-cell>
          <table:table-cell office:value-type="float" office:value="0.445648923311345" calcext:value-type="float">
            <text:p>0.445648923311345</text:p>
          </table:table-cell>
          <table:table-cell office:value-type="string" calcext:value-type="string">
            <text:p>https://twitter.com/KeithMunicipal/status/1620941678331789312</text:p>
          </table:table-cell>
        </table:table-row>
        <table:table-row table:style-name="ro1">
          <table:table-cell office:value-type="string" calcext:value-type="string">
            <text:p>input/data_formal_20240530-1342/meme/KeithPe17458059_20230206T145614/0.jpg</text:p>
          </table:table-cell>
          <table:table-cell office:value-type="string" calcext:value-type="string">
            <text:p>Pattern 3</text:p>
          </table:table-cell>
          <table:table-cell office:value-type="float" office:value="0.89457914620477" calcext:value-type="float">
            <text:p>0.89457914620477</text:p>
          </table:table-cell>
          <table:table-cell office:value-type="float" office:value="0.122503449025533" calcext:value-type="float">
            <text:p>0.122503449025533</text:p>
          </table:table-cell>
          <table:table-cell office:value-type="float" office:value="0.635036927482788" calcext:value-type="float">
            <text:p>0.635036927482788</text:p>
          </table:table-cell>
          <table:table-cell office:value-type="string" calcext:value-type="string">
            <text:p>https://twitter.com/KeithPe17458059/status/1622610121032601600</text:p>
          </table:table-cell>
        </table:table-row>
        <table:table-row table:style-name="ro1">
          <table:table-cell office:value-type="string" calcext:value-type="string">
            <text:p>input/data_formal_20240530-1342/meme/KeithRo01612980_20230201T231351/0.jpg</text:p>
          </table:table-cell>
          <table:table-cell office:value-type="string" calcext:value-type="string">
            <text:p>Pattern 3</text:p>
          </table:table-cell>
          <table:table-cell office:value-type="float" office:value="0.905724564349024" calcext:value-type="float">
            <text:p>0.905724564349024</text:p>
          </table:table-cell>
          <table:table-cell office:value-type="float" office:value="0.19612968933681" calcext:value-type="float">
            <text:p>0.19612968933681</text:p>
          </table:table-cell>
          <table:table-cell office:value-type="float" office:value="0.408392613978377" calcext:value-type="float">
            <text:p>0.408392613978377</text:p>
          </table:table-cell>
          <table:table-cell office:value-type="string" calcext:value-type="string">
            <text:p>https://twitter.com/KeithRo01612980/status/1620923412632969216</text:p>
          </table:table-cell>
        </table:table-row>
        <table:table-row table:style-name="ro1">
          <table:table-cell office:value-type="string" calcext:value-type="string">
            <text:p>input/data_formal_20240530-1342/meme/KeithSt20553557_20221228T044027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KeithSt20553557/status/1607959640142127104</text:p>
          </table:table-cell>
        </table:table-row>
        <table:table-row table:style-name="ro1">
          <table:table-cell office:value-type="string" calcext:value-type="string">
            <text:p>input/data_formal_20240530-1342/meme/KeithWe15277035_20230202T003532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KeithWe15277035/status/1620943968820428801</text:p>
          </table:table-cell>
        </table:table-row>
        <table:table-row table:style-name="ro1">
          <table:table-cell office:value-type="string" calcext:value-type="string">
            <text:p>input/data_formal_20240530-1342/meme/KelliMc69068009_20221228T021757/0.jpg</text:p>
          </table:table-cell>
          <table:table-cell office:value-type="string" calcext:value-type="string">
            <text:p>Pattern 3</text:p>
          </table:table-cell>
          <table:table-cell office:value-type="float" office:value="0.867362715618717" calcext:value-type="float">
            <text:p>0.867362715618717</text:p>
          </table:table-cell>
          <table:table-cell office:value-type="float" office:value="0.3090953789387" calcext:value-type="float">
            <text:p>0.3090953789387</text:p>
          </table:table-cell>
          <table:table-cell office:value-type="float" office:value="0.369849788944387" calcext:value-type="float">
            <text:p>0.369849788944387</text:p>
          </table:table-cell>
          <table:table-cell office:value-type="string" calcext:value-type="string">
            <text:p>https://twitter.com/KelliMc69068009/status/1607923777589104640</text:p>
          </table:table-cell>
        </table:table-row>
        <table:table-row table:style-name="ro1">
          <table:table-cell office:value-type="string" calcext:value-type="string">
            <text:p>input/data_formal_20240530-1342/meme/KellyAl12742759_20230104T200457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KristenNorman/status/1610978131967414278</text:p>
          </table:table-cell>
        </table:table-row>
        <table:table-row table:style-name="ro1">
          <table:table-cell office:value-type="string" calcext:value-type="string">
            <text:p>input/data_formal_20240530-1342/meme/KellyAl12742759_20230105T114824/0.jpg</text:p>
          </table:table-cell>
          <table:table-cell office:value-type="string" calcext:value-type="string">
            <text:p>Pattern 3</text:p>
          </table:table-cell>
          <table:table-cell office:value-type="float" office:value="0.880790360914192" calcext:value-type="float">
            <text:p>0.880790360914192</text:p>
          </table:table-cell>
          <table:table-cell office:value-type="float" office:value="0.299720321125206" calcext:value-type="float">
            <text:p>0.299720321125206</text:p>
          </table:table-cell>
          <table:table-cell office:value-type="float" office:value="0.338587915109949" calcext:value-type="float">
            <text:p>0.338587915109949</text:p>
          </table:table-cell>
          <table:table-cell office:value-type="string" calcext:value-type="string">
            <text:p>https://twitter.com/KellyAl12742759/status/1610966440525561857</text:p>
          </table:table-cell>
        </table:table-row>
        <table:table-row table:style-name="ro1">
          <table:table-cell office:value-type="string" calcext:value-type="string">
            <text:p>input/data_formal_20240530-1342/meme/KellyCl16079855_20230105T114629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KellyCl16079855/status/1610965958872682496</text:p>
          </table:table-cell>
        </table:table-row>
        <table:table-row table:style-name="ro1">
          <table:table-cell office:value-type="string" calcext:value-type="string">
            <text:p>input/data_formal_20240530-1342/meme/KellyCo62989099_20230206T133149/0.jpg</text:p>
          </table:table-cell>
          <table:table-cell office:value-type="string" calcext:value-type="string">
            <text:p>Pattern 3</text:p>
          </table:table-cell>
          <table:table-cell office:value-type="float" office:value="0.909827782302975" calcext:value-type="float">
            <text:p>0.909827782302975</text:p>
          </table:table-cell>
          <table:table-cell office:value-type="float" office:value="0.235585996969102" calcext:value-type="float">
            <text:p>0.235585996969102</text:p>
          </table:table-cell>
          <table:table-cell office:value-type="float" office:value="0.288755357480656" calcext:value-type="float">
            <text:p>0.288755357480656</text:p>
          </table:table-cell>
          <table:table-cell office:value-type="string" calcext:value-type="string">
            <text:p>https://twitter.com/KellyCo62989099/status/1622588877419732994</text:p>
          </table:table-cell>
        </table:table-row>
        <table:table-row table:style-name="ro1">
          <table:table-cell office:value-type="string" calcext:value-type="string">
            <text:p>input/data_formal_20240530-1342/meme/KellyCo62989099_20230212T133015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KellyCo62989099/status/1624762812047454208</text:p>
          </table:table-cell>
        </table:table-row>
        <table:table-row table:style-name="ro1">
          <table:table-cell office:value-type="string" calcext:value-type="string">
            <text:p>input/data_formal_20240530-1342/meme/KellyFl40877692_20221228T053816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KellyFl40877692/status/1607974192070426624</text:p>
          </table:table-cell>
        </table:table-row>
        <table:table-row table:style-name="ro1">
          <table:table-cell office:value-type="string" calcext:value-type="string">
            <text:p>input/data_formal_20240530-1342/meme/KellyHu14949136_20230105T101803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KellyHu14949136/status/1610943704453332992</text:p>
          </table:table-cell>
        </table:table-row>
        <table:table-row table:style-name="ro1">
          <table:table-cell office:value-type="string" calcext:value-type="string">
            <text:p>input/data_formal_20240530-1342/meme/KesariPunjab_20221228T043130/0.jpg</text:p>
          </table:table-cell>
          <table:table-cell office:value-type="string" calcext:value-type="string">
            <text:p>Pattern 4</text:p>
          </table:table-cell>
          <table:table-cell office:value-type="float" office:value="0.806378839725915" calcext:value-type="float">
            <text:p>0.806378839725915</text:p>
          </table:table-cell>
          <table:table-cell office:value-type="float" office:value="0.0771542798554765" calcext:value-type="float">
            <text:p>0.0771542798554765</text:p>
          </table:table-cell>
          <table:table-cell office:value-type="float" office:value="0.718737073033095" calcext:value-type="float">
            <text:p>0.718737073033095</text:p>
          </table:table-cell>
          <table:table-cell office:value-type="string" calcext:value-type="string">
            <text:p>https://twitter.com/KesariPunjab/status/1607957387452846080</text:p>
          </table:table-cell>
        </table:table-row>
        <table:table-row table:style-name="ro1">
          <table:table-cell office:value-type="string" calcext:value-type="string">
            <text:p>input/data_formal_20240530-1342/meme/KesariPunjab_20230202T043100/0.jpg</text:p>
          </table:table-cell>
          <table:table-cell office:value-type="string" calcext:value-type="string">
            <text:p>Pattern 3</text:p>
          </table:table-cell>
          <table:table-cell office:value-type="float" office:value="0.854942104200022" calcext:value-type="float">
            <text:p>0.854942104200022</text:p>
          </table:table-cell>
          <table:table-cell office:value-type="float" office:value="0.113565623636965" calcext:value-type="float">
            <text:p>0.113565623636965</text:p>
          </table:table-cell>
          <table:table-cell office:value-type="float" office:value="0.436788569205833" calcext:value-type="float">
            <text:p>0.436788569205833</text:p>
          </table:table-cell>
          <table:table-cell office:value-type="string" calcext:value-type="string">
            <text:p>https://twitter.com/KesariPunjab/status/1621003224852631553</text:p>
          </table:table-cell>
        </table:table-row>
        <table:table-row table:style-name="ro1">
          <table:table-cell office:value-type="string" calcext:value-type="string">
            <text:p>input/data_formal_20240530-1342/meme/KesariPunjab_20230226T043000/0.jpg</text:p>
          </table:table-cell>
          <table:table-cell office:value-type="string" calcext:value-type="string">
            <text:p>Pattern 3</text:p>
          </table:table-cell>
          <table:table-cell office:value-type="float" office:value="0.848401333449485" calcext:value-type="float">
            <text:p>0.848401333449485</text:p>
          </table:table-cell>
          <table:table-cell office:value-type="float" office:value="0.130593188023064" calcext:value-type="float">
            <text:p>0.130593188023064</text:p>
          </table:table-cell>
          <table:table-cell office:value-type="float" office:value="0.520151187929441" calcext:value-type="float">
            <text:p>0.520151187929441</text:p>
          </table:table-cell>
          <table:table-cell office:value-type="string" calcext:value-type="string">
            <text:p>https://twitter.com/KesariPunjab/status/1629700282061037572</text:p>
          </table:table-cell>
        </table:table-row>
        <table:table-row table:style-name="ro1">
          <table:table-cell office:value-type="string" calcext:value-type="string">
            <text:p>input/data_formal_20240530-1342/meme/KestoneIMS_20230105T111401/0.jpg</text:p>
          </table:table-cell>
          <table:table-cell office:value-type="string" calcext:value-type="string">
            <text:p>Pattern 4</text:p>
          </table:table-cell>
          <table:table-cell office:value-type="float" office:value="0.698038761993495" calcext:value-type="float">
            <text:p>0.698038761993495</text:p>
          </table:table-cell>
          <table:table-cell office:value-type="float" office:value="0.128157780294721" calcext:value-type="float">
            <text:p>0.128157780294721</text:p>
          </table:table-cell>
          <table:table-cell office:value-type="float" office:value="0.785184838258019" calcext:value-type="float">
            <text:p>0.785184838258019</text:p>
          </table:table-cell>
          <table:table-cell office:value-type="string" calcext:value-type="string">
            <text:p>https://twitter.com/KestoneIMS/status/1610957786611081216</text:p>
          </table:table-cell>
        </table:table-row>
        <table:table-row table:style-name="ro1">
          <table:table-cell office:value-type="string" calcext:value-type="string">
            <text:p>input/data_formal_20240530-1342/meme/KevHServices_20230206T135727/0.jpg</text:p>
          </table:table-cell>
          <table:table-cell office:value-type="string" calcext:value-type="string">
            <text:p>Pattern 6</text:p>
          </table:table-cell>
          <table:table-cell office:value-type="float" office:value="0.907629084626581" calcext:value-type="float">
            <text:p>0.907629084626581</text:p>
          </table:table-cell>
          <table:table-cell office:value-type="float" office:value="0.190709178637975" calcext:value-type="float">
            <text:p>0.190709178637975</text:p>
          </table:table-cell>
          <table:table-cell office:value-type="float" office:value="0.481344945136335" calcext:value-type="float">
            <text:p>0.481344945136335</text:p>
          </table:table-cell>
          <table:table-cell office:value-type="string" calcext:value-type="string">
            <text:p>https://twitter.com/KevHServices/status/1622595328162643973</text:p>
          </table:table-cell>
        </table:table-row>
        <table:table-row table:style-name="ro1">
          <table:table-cell office:value-type="string" calcext:value-type="string">
            <text:p>input/data_formal_20240530-1342/meme/KhaleesiKaine_20211231T172254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ponyOwo/status/1633034967767826432</text:p>
          </table:table-cell>
        </table:table-row>
        <table:table-row table:style-name="ro1">
          <table:table-cell office:value-type="string" calcext:value-type="string">
            <text:p>input/data_formal_20240530-1342/meme/KhaleesiKaine_20211231T172254/1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ponyOwo/status/1633034967767826432</text:p>
          </table:table-cell>
        </table:table-row>
        <table:table-row table:style-name="ro1">
          <table:table-cell office:value-type="string" calcext:value-type="string">
            <text:p>input/data_formal_20240530-1342/meme/KhaleesiKaine_20211231T172254/2.jpg</text:p>
          </table:table-cell>
          <table:table-cell office:value-type="string" calcext:value-type="string">
            <text:p>Pattern 3</text:p>
          </table:table-cell>
          <table:table-cell office:value-type="float" office:value="0.892647870583684" calcext:value-type="float">
            <text:p>0.892647870583684</text:p>
          </table:table-cell>
          <table:table-cell office:value-type="float" office:value="0.249858768564029" calcext:value-type="float">
            <text:p>0.249858768564029</text:p>
          </table:table-cell>
          <table:table-cell office:value-type="float" office:value="0.343978298116071" calcext:value-type="float">
            <text:p>0.343978298116071</text:p>
          </table:table-cell>
          <table:table-cell office:value-type="string" calcext:value-type="string">
            <text:p>https://twitter.com/EponyOwo/status/1633034967767826432</text:p>
          </table:table-cell>
        </table:table-row>
        <table:table-row table:style-name="ro1">
          <table:table-cell office:value-type="string" calcext:value-type="string">
            <text:p>input/data_formal_20240530-1342/meme/KhaleesiKaine_20211231T172254/3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EponyOwo/status/1633034967767826432</text:p>
          </table:table-cell>
        </table:table-row>
        <table:table-row table:style-name="ro1">
          <table:table-cell office:value-type="string" calcext:value-type="string">
            <text:p>input/data_formal_20240530-1342/meme/khali_infamous_20230307T071846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khali_infamous/status/1633004246307319808</text:p>
          </table:table-cell>
        </table:table-row>
        <table:table-row table:style-name="ro1">
          <table:table-cell office:value-type="string" calcext:value-type="string">
            <text:p>input/data_formal_20240530-1342/meme/kianshi_id_20230206T122627/0.jpg</text:p>
          </table:table-cell>
          <table:table-cell office:value-type="string" calcext:value-type="string">
            <text:p>Pattern 3</text:p>
          </table:table-cell>
          <table:table-cell office:value-type="float" office:value="0.954046814514837" calcext:value-type="float">
            <text:p>0.954046814514837</text:p>
          </table:table-cell>
          <table:table-cell office:value-type="float" office:value="0.297591300007673" calcext:value-type="float">
            <text:p>0.297591300007673</text:p>
          </table:table-cell>
          <table:table-cell office:value-type="float" office:value="0.299075249018186" calcext:value-type="float">
            <text:p>0.299075249018186</text:p>
          </table:table-cell>
          <table:table-cell office:value-type="string" calcext:value-type="string">
            <text:p>https://twitter.com/VTuberTweeter/status/1622574050223484928</text:p>
          </table:table-cell>
        </table:table-row>
        <table:table-row table:style-name="ro1">
          <table:table-cell office:value-type="string" calcext:value-type="string">
            <text:p>input/data_formal_20240530-1342/meme/Killerb88551795_20230201T230632/0.jpg</text:p>
          </table:table-cell>
          <table:table-cell office:value-type="string" calcext:value-type="string">
            <text:p>Pattern 2</text:p>
          </table:table-cell>
          <table:table-cell office:value-type="float" office:value="0.00000020130360254804" calcext:value-type="float">
            <text:p>2.01303602548037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lcs_scar/status/1620936484256681984</text:p>
          </table:table-cell>
        </table:table-row>
        <table:table-row table:style-name="ro1">
          <table:table-cell office:value-type="string" calcext:value-type="string">
            <text:p>input/data_formal_20240530-1342/meme/Killerb88551795_20230205T225650/0.jpg</text:p>
          </table:table-cell>
          <table:table-cell office:value-type="string" calcext:value-type="string">
            <text:p>Pattern 1</text:p>
          </table:table-cell>
          <table:table-cell office:value-type="float" office:value="0.852342892487226" calcext:value-type="float">
            <text:p>0.852342892487226</text:p>
          </table:table-cell>
          <table:table-cell office:value-type="float" office:value="0.179633378939096" calcext:value-type="float">
            <text:p>0.179633378939096</text:p>
          </table:table-cell>
          <table:table-cell office:value-type="float" office:value="0.162764563418565" calcext:value-type="float">
            <text:p>0.162764563418565</text:p>
          </table:table-cell>
          <table:table-cell office:value-type="string" calcext:value-type="string">
            <text:p>https://twitter.com/VideEspoir/status/1622628050708881412</text:p>
          </table:table-cell>
        </table:table-row>
        <table:table-row table:style-name="ro1">
          <table:table-cell office:value-type="string" calcext:value-type="string">
            <text:p>input/data_formal_20240530-1342/meme/KimberliteToken_20221228T011440/0.jpg</text:p>
          </table:table-cell>
          <table:table-cell office:value-type="string" calcext:value-type="string">
            <text:p>Pattern 3</text:p>
          </table:table-cell>
          <table:table-cell office:value-type="float" office:value="0.893566397148921" calcext:value-type="float">
            <text:p>0.893566397148921</text:p>
          </table:table-cell>
          <table:table-cell office:value-type="float" office:value="0.283015731270533" calcext:value-type="float">
            <text:p>0.283015731270533</text:p>
          </table:table-cell>
          <table:table-cell office:value-type="float" office:value="0.367564839426099" calcext:value-type="float">
            <text:p>0.367564839426099</text:p>
          </table:table-cell>
          <table:table-cell office:value-type="string" calcext:value-type="string">
            <text:p>https://twitter.com/ChickenWinneer/status/1607907851938467840</text:p>
          </table:table-cell>
        </table:table-row>
        <table:table-row table:style-name="ro1">
          <table:table-cell office:value-type="string" calcext:value-type="string">
            <text:p>input/data_formal_20240530-1342/meme/KimberliteToken_20221228T050234/0.jpg</text:p>
          </table:table-cell>
          <table:table-cell office:value-type="string" calcext:value-type="string">
            <text:p>Pattern 6</text:p>
          </table:table-cell>
          <table:table-cell office:value-type="float" office:value="0.908264147344858" calcext:value-type="float">
            <text:p>0.908264147344858</text:p>
          </table:table-cell>
          <table:table-cell office:value-type="float" office:value="0.190824401693583" calcext:value-type="float">
            <text:p>0.190824401693583</text:p>
          </table:table-cell>
          <table:table-cell office:value-type="float" office:value="0.41579214741235" calcext:value-type="float">
            <text:p>0.41579214741235</text:p>
          </table:table-cell>
          <table:table-cell office:value-type="string" calcext:value-type="string">
            <text:p>https://twitter.com/braja_colades/status/1607965205174292480</text:p>
          </table:table-cell>
        </table:table-row>
        <table:table-row table:style-name="ro1">
          <table:table-cell office:value-type="string" calcext:value-type="string">
            <text:p>input/data_formal_20240530-1342/meme/KimberliteToken_20221228T051620/0.jpg</text:p>
          </table:table-cell>
          <table:table-cell office:value-type="string" calcext:value-type="string">
            <text:p>Pattern 6</text:p>
          </table:table-cell>
          <table:table-cell office:value-type="float" office:value="0.871488696643121" calcext:value-type="float">
            <text:p>0.871488696643121</text:p>
          </table:table-cell>
          <table:table-cell office:value-type="float" office:value="0.208465911928728" calcext:value-type="float">
            <text:p>0.208465911928728</text:p>
          </table:table-cell>
          <table:table-cell office:value-type="float" office:value="0.485520935472715" calcext:value-type="float">
            <text:p>0.485520935472715</text:p>
          </table:table-cell>
          <table:table-cell office:value-type="string" calcext:value-type="string">
            <text:p>https://twitter.com/Yayan89826130/status/1607968670894166018</text:p>
          </table:table-cell>
        </table:table-row>
        <table:table-row table:style-name="ro1">
          <table:table-cell office:value-type="string" calcext:value-type="string">
            <text:p>input/data_formal_20240530-1342/meme/KimberliteToken_20230106T052439/0.jpg</text:p>
          </table:table-cell>
          <table:table-cell office:value-type="string" calcext:value-type="string">
            <text:p>Pattern 6</text:p>
          </table:table-cell>
          <table:table-cell office:value-type="float" office:value="0.915793201271143" calcext:value-type="float">
            <text:p>0.915793201271143</text:p>
          </table:table-cell>
          <table:table-cell office:value-type="float" office:value="0.193755853829882" calcext:value-type="float">
            <text:p>0.193755853829882</text:p>
          </table:table-cell>
          <table:table-cell office:value-type="float" office:value="0.443426979352711" calcext:value-type="float">
            <text:p>0.443426979352711</text:p>
          </table:table-cell>
          <table:table-cell office:value-type="string" calcext:value-type="string">
            <text:p>https://twitter.com/Effah065/status/1611232253929218056</text:p>
          </table:table-cell>
        </table:table-row>
        <table:table-row table:style-name="ro1">
          <table:table-cell office:value-type="string" calcext:value-type="string">
            <text:p>input/data_formal_20240530-1342/meme/KimberliteToken_20230106T052950/0.jpg</text:p>
          </table:table-cell>
          <table:table-cell office:value-type="string" calcext:value-type="string">
            <text:p>Pattern 6</text:p>
          </table:table-cell>
          <table:table-cell office:value-type="float" office:value="0.915389759064582" calcext:value-type="float">
            <text:p>0.915389759064582</text:p>
          </table:table-cell>
          <table:table-cell office:value-type="float" office:value="0.250190541535396" calcext:value-type="float">
            <text:p>0.250190541535396</text:p>
          </table:table-cell>
          <table:table-cell office:value-type="float" office:value="0.313576009583274" calcext:value-type="float">
            <text:p>0.313576009583274</text:p>
          </table:table-cell>
          <table:table-cell office:value-type="string" calcext:value-type="string">
            <text:p>https://twitter.com/Majorja633/status/1611233558072545281</text:p>
          </table:table-cell>
        </table:table-row>
        <table:table-row table:style-name="ro1">
          <table:table-cell office:value-type="string" calcext:value-type="string">
            <text:p>input/data_formal_20240530-1342/meme/KimberlyBaer14_20221227T190002/0.jpg</text:p>
          </table:table-cell>
          <table:table-cell office:value-type="string" calcext:value-type="string">
            <text:p>Pattern 6</text:p>
          </table:table-cell>
          <table:table-cell office:value-type="float" office:value="0.914302752253632" calcext:value-type="float">
            <text:p>0.914302752253632</text:p>
          </table:table-cell>
          <table:table-cell office:value-type="float" office:value="0.121442849965157" calcext:value-type="float">
            <text:p>0.121442849965157</text:p>
          </table:table-cell>
          <table:table-cell office:value-type="float" office:value="0.485252024093879" calcext:value-type="float">
            <text:p>0.485252024093879</text:p>
          </table:table-cell>
          <table:table-cell office:value-type="string" calcext:value-type="string">
            <text:p>https://twitter.com/writerobrien/status/1607992272142102528</text:p>
          </table:table-cell>
        </table:table-row>
        <table:table-row table:style-name="ro1">
          <table:table-cell office:value-type="string" calcext:value-type="string">
            <text:p>input/data_formal_20240530-1342/meme/KimberlyBaer14_20230109T190002/0.jpg</text:p>
          </table:table-cell>
          <table:table-cell office:value-type="string" calcext:value-type="string">
            <text:p>Pattern 1</text:p>
          </table:table-cell>
          <table:table-cell office:value-type="float" office:value="0.918637789879427" calcext:value-type="float">
            <text:p>0.918637789879427</text:p>
          </table:table-cell>
          <table:table-cell office:value-type="float" office:value="0.183389704523947" calcext:value-type="float">
            <text:p>0.183389704523947</text:p>
          </table:table-cell>
          <table:table-cell office:value-type="float" office:value="0.251228625090067" calcext:value-type="float">
            <text:p>0.251228625090067</text:p>
          </table:table-cell>
          <table:table-cell office:value-type="string" calcext:value-type="string">
            <text:p>https://twitter.com/birdwriter7/status/1613317190584881154</text:p>
          </table:table-cell>
        </table:table-row>
        <table:table-row table:style-name="ro1">
          <table:table-cell office:value-type="string" calcext:value-type="string">
            <text:p>input/data_formal_20240530-1342/meme/KimberlyBaer14_20230111T190000/0.jpg</text:p>
          </table:table-cell>
          <table:table-cell office:value-type="string" calcext:value-type="string">
            <text:p>Pattern 3</text:p>
          </table:table-cell>
          <table:table-cell office:value-type="float" office:value="0.883685588311715" calcext:value-type="float">
            <text:p>0.883685588311715</text:p>
          </table:table-cell>
          <table:table-cell office:value-type="float" office:value="0.137378493433807" calcext:value-type="float">
            <text:p>0.137378493433807</text:p>
          </table:table-cell>
          <table:table-cell office:value-type="float" office:value="0.494449050397076" calcext:value-type="float">
            <text:p>0.494449050397076</text:p>
          </table:table-cell>
          <table:table-cell office:value-type="string" calcext:value-type="string">
            <text:p>https://twitter.com/dkanebooks/status/1613313603410759680</text:p>
          </table:table-cell>
        </table:table-row>
        <table:table-row table:style-name="ro1">
          <table:table-cell office:value-type="string" calcext:value-type="string">
            <text:p>input/data_formal_20240530-1342/meme/KimberlyBaer14_20230130T190001/0.jpg</text:p>
          </table:table-cell>
          <table:table-cell office:value-type="string" calcext:value-type="string">
            <text:p>Pattern 1</text:p>
          </table:table-cell>
          <table:table-cell office:value-type="float" office:value="0.880836024132248" calcext:value-type="float">
            <text:p>0.880836024132248</text:p>
          </table:table-cell>
          <table:table-cell office:value-type="float" office:value="0.172600892591596" calcext:value-type="float">
            <text:p>0.172600892591596</text:p>
          </table:table-cell>
          <table:table-cell office:value-type="float" office:value="0.262235478848627" calcext:value-type="float">
            <text:p>0.262235478848627</text:p>
          </table:table-cell>
          <table:table-cell office:value-type="string" calcext:value-type="string">
            <text:p>https://twitter.com/VivekBhanot_in/status/1620946796725022720</text:p>
          </table:table-cell>
        </table:table-row>
        <table:table-row table:style-name="ro1">
          <table:table-cell office:value-type="string" calcext:value-type="string">
            <text:p>input/data_formal_20240530-1342/meme/KimberlyBaer14_20230211T170002/0.jpg</text:p>
          </table:table-cell>
          <table:table-cell office:value-type="string" calcext:value-type="string">
            <text:p>Pattern 3</text:p>
          </table:table-cell>
          <table:table-cell office:value-type="float" office:value="1.0338354905127" calcext:value-type="float">
            <text:p>1.0338354905127</text:p>
          </table:table-cell>
          <table:table-cell office:value-type="float" office:value="0.0416552987242572" calcext:value-type="float">
            <text:p>0.0416552987242572</text:p>
          </table:table-cell>
          <table:table-cell office:value-type="float" office:value="0.321471955030173" calcext:value-type="float">
            <text:p>0.321471955030173</text:p>
          </table:table-cell>
          <table:table-cell office:value-type="string" calcext:value-type="string">
            <text:p>https://twitter.com/Revannable/status/1624785456926965761</text:p>
          </table:table-cell>
        </table:table-row>
        <table:table-row table:style-name="ro1">
          <table:table-cell office:value-type="string" calcext:value-type="string">
            <text:p>input/data_formal_20240530-1342/meme/KimberlyBaer14_20230315T180002/0.jpg</text:p>
          </table:table-cell>
          <table:table-cell office:value-type="string" calcext:value-type="string">
            <text:p>Pattern 1</text:p>
          </table:table-cell>
          <table:table-cell office:value-type="float" office:value="0.904253993387899" calcext:value-type="float">
            <text:p>0.904253993387899</text:p>
          </table:table-cell>
          <table:table-cell office:value-type="float" office:value="0.201422771413164" calcext:value-type="float">
            <text:p>0.201422771413164</text:p>
          </table:table-cell>
          <table:table-cell office:value-type="float" office:value="0.243609503731362" calcext:value-type="float">
            <text:p>0.243609503731362</text:p>
          </table:table-cell>
          <table:table-cell office:value-type="string" calcext:value-type="string">
            <text:p>https://twitter.com/MainChannel_/status/1636125942190841856</text:p>
          </table:table-cell>
        </table:table-row>
        <table:table-row table:style-name="ro1">
          <table:table-cell office:value-type="string" calcext:value-type="string">
            <text:p>input/data_formal_20240530-1342/meme/Kimmhatesschool_20230106T083531/0.jpg</text:p>
          </table:table-cell>
          <table:table-cell office:value-type="string" calcext:value-type="string">
            <text:p>Pattern 3</text:p>
          </table:table-cell>
          <table:table-cell office:value-type="float" office:value="0.864868935173005" calcext:value-type="float">
            <text:p>0.864868935173005</text:p>
          </table:table-cell>
          <table:table-cell office:value-type="float" office:value="0.17999512641282" calcext:value-type="float">
            <text:p>0.17999512641282</text:p>
          </table:table-cell>
          <table:table-cell office:value-type="float" office:value="0.623256045610073" calcext:value-type="float">
            <text:p>0.623256045610073</text:p>
          </table:table-cell>
          <table:table-cell office:value-type="string" calcext:value-type="string">
            <text:p>https://twitter.com/Kimmhatesschool/status/1611280286565957632</text:p>
          </table:table-cell>
        </table:table-row>
        <table:table-row table:style-name="ro1">
          <table:table-cell office:value-type="string" calcext:value-type="string">
            <text:p>input/data_formal_20240530-1342/meme/KInfocom_20221228T055550/0.jpg</text:p>
          </table:table-cell>
          <table:table-cell office:value-type="string" calcext:value-type="string">
            <text:p>Pattern 6</text:p>
          </table:table-cell>
          <table:table-cell office:value-type="float" office:value="0.971463041368024" calcext:value-type="float">
            <text:p>0.971463041368024</text:p>
          </table:table-cell>
          <table:table-cell office:value-type="float" office:value="0.177816181622826" calcext:value-type="float">
            <text:p>0.177816181622826</text:p>
          </table:table-cell>
          <table:table-cell office:value-type="float" office:value="0.529959154539847" calcext:value-type="float">
            <text:p>0.529959154539847</text:p>
          </table:table-cell>
          <table:table-cell office:value-type="string" calcext:value-type="string">
            <text:p>https://twitter.com/KInfocom/status/1607978613277851650</text:p>
          </table:table-cell>
        </table:table-row>
        <table:table-row table:style-name="ro1">
          <table:table-cell office:value-type="string" calcext:value-type="string">
            <text:p>input/data_formal_20240530-1342/meme/Kingoftheoppai_20230106T073057/0.jpg</text:p>
          </table:table-cell>
          <table:table-cell office:value-type="string" calcext:value-type="string">
            <text:p>Pattern 6</text:p>
          </table:table-cell>
          <table:table-cell office:value-type="float" office:value="0.875133531683804" calcext:value-type="float">
            <text:p>0.875133531683804</text:p>
          </table:table-cell>
          <table:table-cell office:value-type="float" office:value="0.176802803222965" calcext:value-type="float">
            <text:p>0.176802803222965</text:p>
          </table:table-cell>
          <table:table-cell office:value-type="float" office:value="0.616881164858524" calcext:value-type="float">
            <text:p>0.616881164858524</text:p>
          </table:table-cell>
          <table:table-cell office:value-type="string" calcext:value-type="string">
            <text:p>https://twitter.com/Kingoftheoppai/status/1611264040021692417</text:p>
          </table:table-cell>
        </table:table-row>
        <table:table-row table:style-name="ro1">
          <table:table-cell office:value-type="string" calcext:value-type="string">
            <text:p>input/data_formal_20240530-1342/meme/Kingoftheoppai_20230106T073201/0.jpg</text:p>
          </table:table-cell>
          <table:table-cell office:value-type="string" calcext:value-type="string">
            <text:p>Pattern 1</text:p>
          </table:table-cell>
          <table:table-cell office:value-type="float" office:value="0.868626165559633" calcext:value-type="float">
            <text:p>0.868626165559633</text:p>
          </table:table-cell>
          <table:table-cell office:value-type="float" office:value="0.173455208512446" calcext:value-type="float">
            <text:p>0.173455208512446</text:p>
          </table:table-cell>
          <table:table-cell office:value-type="float" office:value="0.281404545112751" calcext:value-type="float">
            <text:p>0.281404545112751</text:p>
          </table:table-cell>
          <table:table-cell office:value-type="string" calcext:value-type="string">
            <text:p>https://twitter.com/Kingoftheoppai/status/1611264306485596161</text:p>
          </table:table-cell>
        </table:table-row>
        <table:table-row table:style-name="ro1">
          <table:table-cell office:value-type="string" calcext:value-type="string">
            <text:p>input/data_formal_20240530-1342/meme/Kinoko_Tanukii_20220606T031618/0.jpg</text:p>
          </table:table-cell>
          <table:table-cell office:value-type="string" calcext:value-type="string">
            <text:p>Pattern 3</text:p>
          </table:table-cell>
          <table:table-cell office:value-type="float" office:value="0.914761759277431" calcext:value-type="float">
            <text:p>0.914761759277431</text:p>
          </table:table-cell>
          <table:table-cell office:value-type="float" office:value="0.11216193748178" calcext:value-type="float">
            <text:p>0.11216193748178</text:p>
          </table:table-cell>
          <table:table-cell office:value-type="float" office:value="0.400506532772505" calcext:value-type="float">
            <text:p>0.400506532772505</text:p>
          </table:table-cell>
          <table:table-cell office:value-type="string" calcext:value-type="string">
            <text:p>https://twitter.com/AleOblea014/status/1613323110018596866</text:p>
          </table:table-cell>
        </table:table-row>
        <table:table-row table:style-name="ro1">
          <table:table-cell office:value-type="string" calcext:value-type="string">
            <text:p>input/data_formal_20240530-1342/meme/Kirimew_art_20201030T121857/0.jpg</text:p>
          </table:table-cell>
          <table:table-cell office:value-type="string" calcext:value-type="string">
            <text:p>Pattern 3</text:p>
          </table:table-cell>
          <table:table-cell office:value-type="float" office:value="0.91002993927934" calcext:value-type="float">
            <text:p>0.91002993927934</text:p>
          </table:table-cell>
          <table:table-cell office:value-type="float" office:value="0.281310886091718" calcext:value-type="float">
            <text:p>0.281310886091718</text:p>
          </table:table-cell>
          <table:table-cell office:value-type="float" office:value="0.356985276259446" calcext:value-type="float">
            <text:p>0.356985276259446</text:p>
          </table:table-cell>
          <table:table-cell office:value-type="string" calcext:value-type="string">
            <text:p>https://twitter.com/GhostbusterPalu/status/1607947212688068608</text:p>
          </table:table-cell>
        </table:table-row>
        <table:table-row table:style-name="ro1">
          <table:table-cell office:value-type="string" calcext:value-type="string">
            <text:p>input/data_formal_20240530-1342/meme/KittyJa60345259_20230201T203405/0.jpg</text:p>
          </table:table-cell>
          <table:table-cell office:value-type="string" calcext:value-type="string">
            <text:p>Pattern 3</text:p>
          </table:table-cell>
          <table:table-cell office:value-type="float" office:value="0.881276505586773" calcext:value-type="float">
            <text:p>0.881276505586773</text:p>
          </table:table-cell>
          <table:table-cell office:value-type="float" office:value="0.111415753021258" calcext:value-type="float">
            <text:p>0.111415753021258</text:p>
          </table:table-cell>
          <table:table-cell office:value-type="float" office:value="0.422405247896029" calcext:value-type="float">
            <text:p>0.422405247896029</text:p>
          </table:table-cell>
          <table:table-cell office:value-type="string" calcext:value-type="string">
            <text:p>https://twitter.com/Mark12854463/status/1620989919593394177</text:p>
          </table:table-cell>
        </table:table-row>
        <table:table-row table:style-name="ro1">
          <table:table-cell office:value-type="string" calcext:value-type="string">
            <text:p>input/data_formal_20240530-1342/meme/knightsarenota1_20230206T114042/0.jpg</text:p>
          </table:table-cell>
          <table:table-cell office:value-type="string" calcext:value-type="string">
            <text:p>Pattern 1</text:p>
          </table:table-cell>
          <table:table-cell office:value-type="float" office:value="0.963125775945053" calcext:value-type="float">
            <text:p>0.963125775945053</text:p>
          </table:table-cell>
          <table:table-cell office:value-type="float" office:value="0.361743929191255" calcext:value-type="float">
            <text:p>0.361743929191255</text:p>
          </table:table-cell>
          <table:table-cell office:value-type="float" office:value="0.277429434691317" calcext:value-type="float">
            <text:p>0.277429434691317</text:p>
          </table:table-cell>
          <table:table-cell office:value-type="string" calcext:value-type="string">
            <text:p>https://twitter.com/TDDKKRBK/status/1622589818763898881</text:p>
          </table:table-cell>
        </table:table-row>
        <table:table-row table:style-name="ro1">
          <table:table-cell office:value-type="string" calcext:value-type="string">
            <text:p>input/data_formal_20240530-1342/meme/KnovatekI_20230105T111217/0.jpg</text:p>
          </table:table-cell>
          <table:table-cell office:value-type="string" calcext:value-type="string">
            <text:p>Pattern 6</text:p>
          </table:table-cell>
          <table:table-cell office:value-type="float" office:value="0.904678778043236" calcext:value-type="float">
            <text:p>0.904678778043236</text:p>
          </table:table-cell>
          <table:table-cell office:value-type="float" office:value="0.16633714664628" calcext:value-type="float">
            <text:p>0.16633714664628</text:p>
          </table:table-cell>
          <table:table-cell office:value-type="float" office:value="0.432404562082155" calcext:value-type="float">
            <text:p>0.432404562082155</text:p>
          </table:table-cell>
          <table:table-cell office:value-type="string" calcext:value-type="string">
            <text:p>https://twitter.com/KnovatekI/status/1610957351447822336</text:p>
          </table:table-cell>
        </table:table-row>
        <table:table-row table:style-name="ro1">
          <table:table-cell office:value-type="string" calcext:value-type="string">
            <text:p>input/data_formal_20240530-1342/meme/KnuxWich_20230206T145932/0.jpg</text:p>
          </table:table-cell>
          <table:table-cell office:value-type="string" calcext:value-type="string">
            <text:p>Pattern 2</text:p>
          </table:table-cell>
          <table:table-cell office:value-type="float" office:value="0.000000197405238442" calcext:value-type="float">
            <text:p>1.97405238442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CyberSecurityN8/status/1622610982341050368</text:p>
          </table:table-cell>
        </table:table-row>
        <table:table-row table:style-name="ro1">
          <table:table-cell office:value-type="string" calcext:value-type="string">
            <text:p>input/data_formal_20240530-1342/meme/KnuxWich_20230206T145932/1.jpg</text:p>
          </table:table-cell>
          <table:table-cell office:value-type="string" calcext:value-type="string">
            <text:p>Pattern 3</text:p>
          </table:table-cell>
          <table:table-cell office:value-type="float" office:value="0.896111317674892" calcext:value-type="float">
            <text:p>0.896111317674892</text:p>
          </table:table-cell>
          <table:table-cell office:value-type="float" office:value="0.402316898415849" calcext:value-type="float">
            <text:p>0.402316898415849</text:p>
          </table:table-cell>
          <table:table-cell office:value-type="float" office:value="0.340202694956543" calcext:value-type="float">
            <text:p>0.340202694956543</text:p>
          </table:table-cell>
          <table:table-cell office:value-type="string" calcext:value-type="string">
            <text:p>https://twitter.com/CyberSecurityN8/status/1622610982341050368</text:p>
          </table:table-cell>
        </table:table-row>
        <table:table-row table:style-name="ro1">
          <table:table-cell office:value-type="string" calcext:value-type="string">
            <text:p>input/data_formal_20240530-1342/meme/kohinoor_IN_20230106T043803/0.jpg</text:p>
          </table:table-cell>
          <table:table-cell office:value-type="string" calcext:value-type="string">
            <text:p>Pattern 6</text:p>
          </table:table-cell>
          <table:table-cell office:value-type="float" office:value="0.894263084183786" calcext:value-type="float">
            <text:p>0.894263084183786</text:p>
          </table:table-cell>
          <table:table-cell office:value-type="float" office:value="0.171671407934773" calcext:value-type="float">
            <text:p>0.171671407934773</text:p>
          </table:table-cell>
          <table:table-cell office:value-type="float" office:value="0.629241533448235" calcext:value-type="float">
            <text:p>0.629241533448235</text:p>
          </table:table-cell>
          <table:table-cell office:value-type="string" calcext:value-type="string">
            <text:p>https://twitter.com/kohinoor_IN/status/1611220529092104193</text:p>
          </table:table-cell>
        </table:table-row>
        <table:table-row table:style-name="ro1">
          <table:table-cell office:value-type="string" calcext:value-type="string">
            <text:p>input/data_formal_20240530-1342/meme/KolkaWyatt_20230111T234853/0.jpg</text:p>
          </table:table-cell>
          <table:table-cell office:value-type="string" calcext:value-type="string">
            <text:p>Pattern 3</text:p>
          </table:table-cell>
          <table:table-cell office:value-type="float" office:value="0.91599718055276" calcext:value-type="float">
            <text:p>0.91599718055276</text:p>
          </table:table-cell>
          <table:table-cell office:value-type="float" office:value="0.212337556688668" calcext:value-type="float">
            <text:p>0.212337556688668</text:p>
          </table:table-cell>
          <table:table-cell office:value-type="float" office:value="0.355256090637044" calcext:value-type="float">
            <text:p>0.355256090637044</text:p>
          </table:table-cell>
          <table:table-cell office:value-type="string" calcext:value-type="string">
            <text:p>https://twitter.com/KolkaWyatt/status/1613322083018379264</text:p>
          </table:table-cell>
        </table:table-row>
        <table:table-row table:style-name="ro1">
          <table:table-cell office:value-type="string" calcext:value-type="string">
            <text:p>input/data_formal_20240530-1342/meme/Kommunitas1_20230202T120237/0.jpg</text:p>
          </table:table-cell>
          <table:table-cell office:value-type="string" calcext:value-type="string">
            <text:p>Pattern 6</text:p>
          </table:table-cell>
          <table:table-cell office:value-type="float" office:value="0.849771355622252" calcext:value-type="float">
            <text:p>0.849771355622252</text:p>
          </table:table-cell>
          <table:table-cell office:value-type="float" office:value="0.19742349580898" calcext:value-type="float">
            <text:p>0.19742349580898</text:p>
          </table:table-cell>
          <table:table-cell office:value-type="float" office:value="0.66180853708216" calcext:value-type="float">
            <text:p>0.66180853708216</text:p>
          </table:table-cell>
          <table:table-cell office:value-type="string" calcext:value-type="string">
            <text:p>https://twitter.com/Balaharish4398/status/1622552792748691456</text:p>
          </table:table-cell>
        </table:table-row>
        <table:table-row table:style-name="ro1">
          <table:table-cell office:value-type="string" calcext:value-type="string">
            <text:p>input/data_formal_20240530-1342/meme/Konnectus_live_20230105T113027/0.jpg</text:p>
          </table:table-cell>
          <table:table-cell office:value-type="string" calcext:value-type="string">
            <text:p>Pattern 6</text:p>
          </table:table-cell>
          <table:table-cell office:value-type="float" office:value="0.891453091334578" calcext:value-type="float">
            <text:p>0.891453091334578</text:p>
          </table:table-cell>
          <table:table-cell office:value-type="float" office:value="0.167995640870418" calcext:value-type="float">
            <text:p>0.167995640870418</text:p>
          </table:table-cell>
          <table:table-cell office:value-type="float" office:value="0.655873025666654" calcext:value-type="float">
            <text:p>0.655873025666654</text:p>
          </table:table-cell>
          <table:table-cell office:value-type="string" calcext:value-type="string">
            <text:p>https://twitter.com/Konnectus_live/status/1610961924812046337</text:p>
          </table:table-cell>
        </table:table-row>
        <table:table-row table:style-name="ro1">
          <table:table-cell office:value-type="string" calcext:value-type="string">
            <text:p>input/data_formal_20240530-1342/meme/Krishna_Gyaan_20230106T080328/0.jpg</text:p>
          </table:table-cell>
          <table:table-cell office:value-type="string" calcext:value-type="string">
            <text:p>Pattern 4</text:p>
          </table:table-cell>
          <table:table-cell office:value-type="float" office:value="0.878410821309022" calcext:value-type="float">
            <text:p>0.878410821309022</text:p>
          </table:table-cell>
          <table:table-cell office:value-type="float" office:value="0.0534575216923646" calcext:value-type="float">
            <text:p>0.0534575216923646</text:p>
          </table:table-cell>
          <table:table-cell office:value-type="float" office:value="0.47534554139798" calcext:value-type="float">
            <text:p>0.47534554139798</text:p>
          </table:table-cell>
          <table:table-cell office:value-type="string" calcext:value-type="string">
            <text:p>https://twitter.com/Krishna_Gyaan/status/1611272221212971008</text:p>
          </table:table-cell>
        </table:table-row>
        <table:table-row table:style-name="ro1">
          <table:table-cell office:value-type="string" calcext:value-type="string">
            <text:p>input/data_formal_20240530-1342/meme/Krishna_Gyaan_20230106T080330/0.jpg</text:p>
          </table:table-cell>
          <table:table-cell office:value-type="string" calcext:value-type="string">
            <text:p>Pattern 1</text:p>
          </table:table-cell>
          <table:table-cell office:value-type="float" office:value="0.915591259943078" calcext:value-type="float">
            <text:p>0.915591259943078</text:p>
          </table:table-cell>
          <table:table-cell office:value-type="float" office:value="0.187773512848988" calcext:value-type="float">
            <text:p>0.187773512848988</text:p>
          </table:table-cell>
          <table:table-cell office:value-type="float" office:value="0.256997405673529" calcext:value-type="float">
            <text:p>0.256997405673529</text:p>
          </table:table-cell>
          <table:table-cell office:value-type="string" calcext:value-type="string">
            <text:p>https://twitter.com/Krishna_Gyaan/status/1611272242104786944</text:p>
          </table:table-cell>
        </table:table-row>
        <table:table-row table:style-name="ro1">
          <table:table-cell office:value-type="string" calcext:value-type="string">
            <text:p>input/data_formal_20240530-1342/meme/Krishna_Gyaan_20230106T080333/0.jpg</text:p>
          </table:table-cell>
          <table:table-cell office:value-type="string" calcext:value-type="string">
            <text:p>Pattern 4</text:p>
          </table:table-cell>
          <table:table-cell office:value-type="float" office:value="0.877515404561238" calcext:value-type="float">
            <text:p>0.877515404561238</text:p>
          </table:table-cell>
          <table:table-cell office:value-type="float" office:value="0.0642664239849192" calcext:value-type="float">
            <text:p>0.0642664239849192</text:p>
          </table:table-cell>
          <table:table-cell office:value-type="float" office:value="0.464623291413343" calcext:value-type="float">
            <text:p>0.464623291413343</text:p>
          </table:table-cell>
          <table:table-cell office:value-type="string" calcext:value-type="string">
            <text:p>https://twitter.com/Krishna_Gyaan/status/1611272254331170817</text:p>
          </table:table-cell>
        </table:table-row>
        <table:table-row table:style-name="ro1">
          <table:table-cell office:value-type="string" calcext:value-type="string">
            <text:p>input/data_formal_20240530-1342/meme/krsna_bk_20230322T172951/0.jpg</text:p>
          </table:table-cell>
          <table:table-cell office:value-type="string" calcext:value-type="string">
            <text:p>Pattern 2</text:p>
          </table:table-cell>
          <table:table-cell office:value-type="float" office:value="0.000000197405238442" calcext:value-type="float">
            <text:p>1.97405238442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krsna_bk/status/1638593847340183552</text:p>
          </table:table-cell>
        </table:table-row>
        <table:table-row table:style-name="ro1">
          <table:table-cell office:value-type="string" calcext:value-type="string">
            <text:p>input/data_formal_20240530-1342/meme/kryptoracle_20221226T124247/0.jpg</text:p>
          </table:table-cell>
          <table:table-cell office:value-type="string" calcext:value-type="string">
            <text:p>Pattern 3</text:p>
          </table:table-cell>
          <table:table-cell office:value-type="float" office:value="0.853765592918561" calcext:value-type="float">
            <text:p>0.853765592918561</text:p>
          </table:table-cell>
          <table:table-cell office:value-type="float" office:value="0.145437556397049" calcext:value-type="float">
            <text:p>0.145437556397049</text:p>
          </table:table-cell>
          <table:table-cell office:value-type="float" office:value="0.704986100862685" calcext:value-type="float">
            <text:p>0.704986100862685</text:p>
          </table:table-cell>
          <table:table-cell office:value-type="string" calcext:value-type="string">
            <text:p>https://twitter.com/Jimmycrypto1309/status/1607879300346433537</text:p>
          </table:table-cell>
        </table:table-row>
        <table:table-row table:style-name="ro1">
          <table:table-cell office:value-type="string" calcext:value-type="string">
            <text:p>input/data_formal_20240530-1342/meme/kryptoracle_20221226T124247/1.jpg</text:p>
          </table:table-cell>
          <table:table-cell office:value-type="string" calcext:value-type="string">
            <text:p>Pattern 6</text:p>
          </table:table-cell>
          <table:table-cell office:value-type="float" office:value="0.86656307296601" calcext:value-type="float">
            <text:p>0.86656307296601</text:p>
          </table:table-cell>
          <table:table-cell office:value-type="float" office:value="0.146065529211178" calcext:value-type="float">
            <text:p>0.146065529211178</text:p>
          </table:table-cell>
          <table:table-cell office:value-type="float" office:value="0.707243957677444" calcext:value-type="float">
            <text:p>0.707243957677444</text:p>
          </table:table-cell>
          <table:table-cell office:value-type="string" calcext:value-type="string">
            <text:p>https://twitter.com/Jimmycrypto1309/status/1607879300346433537</text:p>
          </table:table-cell>
        </table:table-row>
        <table:table-row table:style-name="ro1">
          <table:table-cell office:value-type="string" calcext:value-type="string">
            <text:p>input/data_formal_20240530-1342/meme/KSPGIFs_20221228T051110/0.jpg</text:p>
          </table:table-cell>
          <table:table-cell office:value-type="string" calcext:value-type="string">
            <text:p>Pattern 5</text:p>
          </table:table-cell>
          <table:table-cell office:value-type="float" office:value="0.00000019542689693874" calcext:value-type="float">
            <text:p>1.95426896938741E-07</text:p>
          </table:table-cell>
          <table:table-cell office:value-type="float" office:value="0.144138226888093" calcext:value-type="float">
            <text:p>0.144138226888093</text:p>
          </table:table-cell>
          <table:table-cell office:value-type="float" office:value="0.461782616636535" calcext:value-type="float">
            <text:p>0.461782616636535</text:p>
          </table:table-cell>
          <table:table-cell office:value-type="string" calcext:value-type="string">
            <text:p>https://twitter.com/KSPGIFs/status/1607967370970124290</text:p>
          </table:table-cell>
        </table:table-row>
        <table:table-row table:style-name="ro1">
          <table:table-cell office:value-type="string" calcext:value-type="string">
            <text:p>input/data_formal_20240530-1342/meme/KSPGIFs_20230105T101109/0.jpg</text:p>
          </table:table-cell>
          <table:table-cell office:value-type="string" calcext:value-type="string">
            <text:p>Pattern 2</text:p>
          </table:table-cell>
          <table:table-cell office:value-type="float" office:value="0.000000197405238442" calcext:value-type="float">
            <text:p>1.97405238442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KSPGIFs/status/1610941967394897920</text:p>
          </table:table-cell>
        </table:table-row>
        <table:table-row table:style-name="ro1">
          <table:table-cell office:value-type="string" calcext:value-type="string">
            <text:p>input/data_formal_20240530-1342/meme/KSPGIFs_20230202T011144/0.jpg</text:p>
          </table:table-cell>
          <table:table-cell office:value-type="string" calcext:value-type="string">
            <text:p>Pattern 3</text:p>
          </table:table-cell>
          <table:table-cell office:value-type="float" office:value="0.888727308181705" calcext:value-type="float">
            <text:p>0.888727308181705</text:p>
          </table:table-cell>
          <table:table-cell office:value-type="float" office:value="0.315116082541439" calcext:value-type="float">
            <text:p>0.315116082541439</text:p>
          </table:table-cell>
          <table:table-cell office:value-type="float" office:value="0.394744941399772" calcext:value-type="float">
            <text:p>0.394744941399772</text:p>
          </table:table-cell>
          <table:table-cell office:value-type="string" calcext:value-type="string">
            <text:p>https://twitter.com/KSPGIFs/status/1620953077686697985</text:p>
          </table:table-cell>
        </table:table-row>
        <table:table-row table:style-name="ro1">
          <table:table-cell office:value-type="string" calcext:value-type="string">
            <text:p>input/data_formal_20240530-1342/meme/KSPGIFs_20230202T011145/0.jpg</text:p>
          </table:table-cell>
          <table:table-cell office:value-type="string" calcext:value-type="string">
            <text:p>Pattern 3</text:p>
          </table:table-cell>
          <table:table-cell office:value-type="float" office:value="0.9720012070356" calcext:value-type="float">
            <text:p>0.9720012070356</text:p>
          </table:table-cell>
          <table:table-cell office:value-type="float" office:value="0.314774942933523" calcext:value-type="float">
            <text:p>0.314774942933523</text:p>
          </table:table-cell>
          <table:table-cell office:value-type="float" office:value="0.297288439678811" calcext:value-type="float">
            <text:p>0.297288439678811</text:p>
          </table:table-cell>
          <table:table-cell office:value-type="string" calcext:value-type="string">
            <text:p>https://twitter.com/KSPGIFs/status/1620953082824736770</text:p>
          </table:table-cell>
        </table:table-row>
        <table:table-row table:style-name="ro1">
          <table:table-cell office:value-type="string" calcext:value-type="string">
            <text:p>input/data_formal_20240530-1342/meme/KSPGIFs_20230206T131120/0.jpg</text:p>
          </table:table-cell>
          <table:table-cell office:value-type="string" calcext:value-type="string">
            <text:p>Pattern 5</text:p>
          </table:table-cell>
          <table:table-cell office:value-type="float" office:value="0.00000019542689693874" calcext:value-type="float">
            <text:p>1.95426896938741E-07</text:p>
          </table:table-cell>
          <table:table-cell office:value-type="float" office:value="0.144138226888093" calcext:value-type="float">
            <text:p>0.144138226888093</text:p>
          </table:table-cell>
          <table:table-cell office:value-type="float" office:value="0.461782616636535" calcext:value-type="float">
            <text:p>0.461782616636535</text:p>
          </table:table-cell>
          <table:table-cell office:value-type="string" calcext:value-type="string">
            <text:p>https://twitter.com/KSPGIFs/status/1622583725203550208</text:p>
          </table:table-cell>
        </table:table-row>
        <table:table-row table:style-name="ro1">
          <table:table-cell office:value-type="string" calcext:value-type="string">
            <text:p>input/data_formal_20240530-1342/meme/KSPGIFs_20230206T141216/0.jpg</text:p>
          </table:table-cell>
          <table:table-cell office:value-type="string" calcext:value-type="string">
            <text:p>Pattern 3</text:p>
          </table:table-cell>
          <table:table-cell office:value-type="float" office:value="0.900370335547523" calcext:value-type="float">
            <text:p>0.900370335547523</text:p>
          </table:table-cell>
          <table:table-cell office:value-type="float" office:value="0.0734001679300341" calcext:value-type="float">
            <text:p>0.0734001679300341</text:p>
          </table:table-cell>
          <table:table-cell office:value-type="float" office:value="0.545981614319279" calcext:value-type="float">
            <text:p>0.545981614319279</text:p>
          </table:table-cell>
          <table:table-cell office:value-type="string" calcext:value-type="string">
            <text:p>https://twitter.com/KSPGIFs/status/1622599056370421760</text:p>
          </table:table-cell>
        </table:table-row>
        <table:table-row table:style-name="ro1">
          <table:table-cell office:value-type="string" calcext:value-type="string">
            <text:p>input/data_formal_20240530-1342/meme/KSPGIFs_20230206T141217/0.jpg</text:p>
          </table:table-cell>
          <table:table-cell office:value-type="string" calcext:value-type="string">
            <text:p>Pattern 5</text:p>
          </table:table-cell>
          <table:table-cell office:value-type="float" office:value="0.00000019542689693874" calcext:value-type="float">
            <text:p>1.95426896938741E-07</text:p>
          </table:table-cell>
          <table:table-cell office:value-type="float" office:value="0.144138226888093" calcext:value-type="float">
            <text:p>0.144138226888093</text:p>
          </table:table-cell>
          <table:table-cell office:value-type="float" office:value="0.461782616636535" calcext:value-type="float">
            <text:p>0.461782616636535</text:p>
          </table:table-cell>
          <table:table-cell office:value-type="string" calcext:value-type="string">
            <text:p>https://twitter.com/KSPGIFs/status/1622599061177090055</text:p>
          </table:table-cell>
        </table:table-row>
        <table:table-row table:style-name="ro1">
          <table:table-cell office:value-type="string" calcext:value-type="string">
            <text:p>input/data_formal_20240530-1342/meme/KSPGIFs_20230307T071124/0.jpg</text:p>
          </table:table-cell>
          <table:table-cell office:value-type="string" calcext:value-type="string">
            <text:p>Pattern 2</text:p>
          </table:table-cell>
          <table:table-cell office:value-type="float" office:value="0.000000197405238442" calcext:value-type="float">
            <text:p>1.97405238442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KSPGIFs/status/1633002392785387521</text:p>
          </table:table-cell>
        </table:table-row>
        <table:table-row table:style-name="ro1">
          <table:table-cell office:value-type="string" calcext:value-type="string">
            <text:p>input/data_formal_20240530-1342/meme/KSPGIFs_20230307T071126/0.jpg</text:p>
          </table:table-cell>
          <table:table-cell office:value-type="string" calcext:value-type="string">
            <text:p>Pattern 3</text:p>
          </table:table-cell>
          <table:table-cell office:value-type="float" office:value="0.887984481405335" calcext:value-type="float">
            <text:p>0.887984481405335</text:p>
          </table:table-cell>
          <table:table-cell office:value-type="float" office:value="0.499064817174454" calcext:value-type="float">
            <text:p>0.499064817174454</text:p>
          </table:table-cell>
          <table:table-cell office:value-type="float" office:value="0.395912441643013" calcext:value-type="float">
            <text:p>0.395912441643013</text:p>
          </table:table-cell>
          <table:table-cell office:value-type="string" calcext:value-type="string">
            <text:p>https://twitter.com/KSPGIFs/status/1633002398846271490</text:p>
          </table:table-cell>
        </table:table-row>
        <table:table-row table:style-name="ro1">
          <table:table-cell office:value-type="string" calcext:value-type="string">
            <text:p>input/data_formal_20240530-1342/meme/Kuma_inu_Ar_20221226T102420/0.jpg</text:p>
          </table:table-cell>
          <table:table-cell office:value-type="string" calcext:value-type="string">
            <text:p>Pattern 2</text:p>
          </table:table-cell>
          <table:table-cell office:value-type="float" office:value="0.000000197405238442" calcext:value-type="float">
            <text:p>1.97405238442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dogs_roberts/status/1607914150763843585</text:p>
          </table:table-cell>
        </table:table-row>
        <table:table-row table:style-name="ro1">
          <table:table-cell office:value-type="string" calcext:value-type="string">
            <text:p>input/data_formal_20240530-1342/meme/KUMARIMANIMALA7_20221228T050337/0.jpg</text:p>
          </table:table-cell>
          <table:table-cell office:value-type="string" calcext:value-type="string">
            <text:p>Pattern 3</text:p>
          </table:table-cell>
          <table:table-cell office:value-type="float" office:value="0.873981898120763" calcext:value-type="float">
            <text:p>0.873981898120763</text:p>
          </table:table-cell>
          <table:table-cell office:value-type="float" office:value="0.157289056030358" calcext:value-type="float">
            <text:p>0.157289056030358</text:p>
          </table:table-cell>
          <table:table-cell office:value-type="float" office:value="0.656719165922801" calcext:value-type="float">
            <text:p>0.656719165922801</text:p>
          </table:table-cell>
          <table:table-cell office:value-type="string" calcext:value-type="string">
            <text:p>https://twitter.com/KUMARIMANIMALA7/status/1607965472473092096</text:p>
          </table:table-cell>
        </table:table-row>
        <table:table-row table:style-name="ro1">
          <table:table-cell office:value-type="string" calcext:value-type="string">
            <text:p>input/data_formal_20240530-1342/meme/KyawYea77668289_20230202T024653/0.jpg</text:p>
          </table:table-cell>
          <table:table-cell office:value-type="string" calcext:value-type="string">
            <text:p>Pattern 6</text:p>
          </table:table-cell>
          <table:table-cell office:value-type="float" office:value="0.950081306709748" calcext:value-type="float">
            <text:p>0.950081306709748</text:p>
          </table:table-cell>
          <table:table-cell office:value-type="float" office:value="0.182759332662939" calcext:value-type="float">
            <text:p>0.182759332662939</text:p>
          </table:table-cell>
          <table:table-cell office:value-type="float" office:value="0.581924981313996" calcext:value-type="float">
            <text:p>0.581924981313996</text:p>
          </table:table-cell>
          <table:table-cell office:value-type="string" calcext:value-type="string">
            <text:p>https://twitter.com/KyawYea77668289/status/1620977024075694080</text:p>
          </table:table-cell>
        </table:table-row>
        <table:table-row table:style-name="ro1">
          <table:table-cell office:value-type="string" calcext:value-type="string">
            <text:p>input/data_formal_20240530-1342/meme/l1lmoonchild_20230202T053532/0.jpg</text:p>
          </table:table-cell>
          <table:table-cell office:value-type="string" calcext:value-type="string">
            <text:p>Pattern 3</text:p>
          </table:table-cell>
          <table:table-cell office:value-type="float" office:value="0.915009192310981" calcext:value-type="float">
            <text:p>0.915009192310981</text:p>
          </table:table-cell>
          <table:table-cell office:value-type="float" office:value="0.172477910471036" calcext:value-type="float">
            <text:p>0.172477910471036</text:p>
          </table:table-cell>
          <table:table-cell office:value-type="float" office:value="0.519853024323072" calcext:value-type="float">
            <text:p>0.519853024323072</text:p>
          </table:table-cell>
          <table:table-cell office:value-type="string" calcext:value-type="string">
            <text:p>https://twitter.com/l1lmoonchild/status/1621019465453273088</text:p>
          </table:table-cell>
        </table:table-row>
        <table:table-row table:style-name="ro1">
          <table:table-cell office:value-type="string" calcext:value-type="string">
            <text:p>input/data_formal_20240530-1342/meme/l_meryy_l_20230202T041313/0.jpg</text:p>
          </table:table-cell>
          <table:table-cell office:value-type="string" calcext:value-type="string">
            <text:p>Pattern 3</text:p>
          </table:table-cell>
          <table:table-cell office:value-type="float" office:value="0.928957189807166" calcext:value-type="float">
            <text:p>0.928957189807166</text:p>
          </table:table-cell>
          <table:table-cell office:value-type="float" office:value="0.179454968745526" calcext:value-type="float">
            <text:p>0.179454968745526</text:p>
          </table:table-cell>
          <table:table-cell office:value-type="float" office:value="0.461441568094706" calcext:value-type="float">
            <text:p>0.461441568094706</text:p>
          </table:table-cell>
          <table:table-cell office:value-type="string" calcext:value-type="string">
            <text:p>https://twitter.com/l_meryy_l/status/1620998751518167040</text:p>
          </table:table-cell>
        </table:table-row>
        <table:table-row table:style-name="ro1">
          <table:table-cell office:value-type="string" calcext:value-type="string">
            <text:p>input/data_formal_20240530-1342/meme/LadyDuchess313_20221124T011742/0.jpg</text:p>
          </table:table-cell>
          <table:table-cell office:value-type="string" calcext:value-type="string">
            <text:p>Pattern 3</text:p>
          </table:table-cell>
          <table:table-cell office:value-type="float" office:value="0.945892183345526" calcext:value-type="float">
            <text:p>0.945892183345526</text:p>
          </table:table-cell>
          <table:table-cell office:value-type="float" office:value="0.164149220676375" calcext:value-type="float">
            <text:p>0.164149220676375</text:p>
          </table:table-cell>
          <table:table-cell office:value-type="float" office:value="0.287882183397641" calcext:value-type="float">
            <text:p>0.287882183397641</text:p>
          </table:table-cell>
          <table:table-cell office:value-type="string" calcext:value-type="string">
            <text:p>https://twitter.com/LadyDuchess313/status/1620972928790827008</text:p>
          </table:table-cell>
        </table:table-row>
        <table:table-row table:style-name="ro1">
          <table:table-cell office:value-type="string" calcext:value-type="string">
            <text:p>input/data_formal_20240530-1342/meme/LaMapacheZone_20221030T161505/0.jpg</text:p>
          </table:table-cell>
          <table:table-cell office:value-type="string" calcext:value-type="string">
            <text:p>Pattern 3</text:p>
          </table:table-cell>
          <table:table-cell office:value-type="float" office:value="0.885938809523098" calcext:value-type="float">
            <text:p>0.885938809523098</text:p>
          </table:table-cell>
          <table:table-cell office:value-type="float" office:value="0.306203668923266" calcext:value-type="float">
            <text:p>0.306203668923266</text:p>
          </table:table-cell>
          <table:table-cell office:value-type="float" office:value="0.389039633418378" calcext:value-type="float">
            <text:p>0.389039633418378</text:p>
          </table:table-cell>
          <table:table-cell office:value-type="string" calcext:value-type="string">
            <text:p>https://twitter.com/Gabiizi2/status/1621011806872567808</text:p>
          </table:table-cell>
        </table:table-row>
        <table:table-row table:style-name="ro1">
          <table:table-cell office:value-type="string" calcext:value-type="string">
            <text:p>input/data_formal_20240530-1342/meme/LambdaGenPosts_20221227T190431/0.jpg</text:p>
          </table:table-cell>
          <table:table-cell office:value-type="string" calcext:value-type="string">
            <text:p>Pattern 2</text:p>
          </table:table-cell>
          <table:table-cell office:value-type="float" office:value="0.000000197405238442" calcext:value-type="float">
            <text:p>1.97405238442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PWillWallE1/status/1607990993986490368</text:p>
          </table:table-cell>
        </table:table-row>
        <table:table-row table:style-name="ro1">
          <table:table-cell office:value-type="string" calcext:value-type="string">
            <text:p>input/data_formal_20240530-1342/meme/LambdaGenPosts_20221227T215442/0.jpg</text:p>
          </table:table-cell>
          <table:table-cell office:value-type="string" calcext:value-type="string">
            <text:p>Pattern 6</text:p>
          </table:table-cell>
          <table:table-cell office:value-type="float" office:value="0.938254127379253" calcext:value-type="float">
            <text:p>0.938254127379253</text:p>
          </table:table-cell>
          <table:table-cell office:value-type="float" office:value="0.138614480668636" calcext:value-type="float">
            <text:p>0.138614480668636</text:p>
          </table:table-cell>
          <table:table-cell office:value-type="float" office:value="0.405126388273452" calcext:value-type="float">
            <text:p>0.405126388273452</text:p>
          </table:table-cell>
          <table:table-cell office:value-type="string" calcext:value-type="string">
            <text:p>https://twitter.com/Xowatle/status/1607991527502151680</text:p>
          </table:table-cell>
        </table:table-row>
        <table:table-row table:style-name="ro1">
          <table:table-cell office:value-type="string" calcext:value-type="string">
            <text:p>input/data_formal_20240530-1342/meme/LambdaGenPosts_20221227T222115/0.jpg</text:p>
          </table:table-cell>
          <table:table-cell office:value-type="string" calcext:value-type="string">
            <text:p>Pattern 6</text:p>
          </table:table-cell>
          <table:table-cell office:value-type="float" office:value="0.961495234995365" calcext:value-type="float">
            <text:p>0.961495234995365</text:p>
          </table:table-cell>
          <table:table-cell office:value-type="float" office:value="0.159128590254152" calcext:value-type="float">
            <text:p>0.159128590254152</text:p>
          </table:table-cell>
          <table:table-cell office:value-type="float" office:value="0.415023795710494" calcext:value-type="float">
            <text:p>0.415023795710494</text:p>
          </table:table-cell>
          <table:table-cell office:value-type="string" calcext:value-type="string">
            <text:p>https://twitter.com/LtTrucker/status/1607976794535399429</text:p>
          </table:table-cell>
        </table:table-row>
        <table:table-row table:style-name="ro1">
          <table:table-cell office:value-type="string" calcext:value-type="string">
            <text:p>input/data_formal_20240530-1342/meme/LambdaGenPosts_20221228T012353/0.jpg</text:p>
          </table:table-cell>
          <table:table-cell office:value-type="string" calcext:value-type="string">
            <text:p>Pattern 6</text:p>
          </table:table-cell>
          <table:table-cell office:value-type="float" office:value="0.948073435276282" calcext:value-type="float">
            <text:p>0.948073435276282</text:p>
          </table:table-cell>
          <table:table-cell office:value-type="float" office:value="0.170179547583413" calcext:value-type="float">
            <text:p>0.170179547583413</text:p>
          </table:table-cell>
          <table:table-cell office:value-type="float" office:value="0.545278096191092" calcext:value-type="float">
            <text:p>0.545278096191092</text:p>
          </table:table-cell>
          <table:table-cell office:value-type="string" calcext:value-type="string">
            <text:p>https://twitter.com/November_4_6/status/1607993787716087808</text:p>
          </table:table-cell>
        </table:table-row>
        <table:table-row table:style-name="ro1">
          <table:table-cell office:value-type="string" calcext:value-type="string">
            <text:p>input/data_formal_20240530-1342/meme/LambdaGenPosts_20221228T033001/0.jpg</text:p>
          </table:table-cell>
          <table:table-cell office:value-type="string" calcext:value-type="string">
            <text:p>Pattern 1</text:p>
          </table:table-cell>
          <table:table-cell office:value-type="float" office:value="0.90516643244107" calcext:value-type="float">
            <text:p>0.90516643244107</text:p>
          </table:table-cell>
          <table:table-cell office:value-type="float" office:value="0.16858184109743" calcext:value-type="float">
            <text:p>0.16858184109743</text:p>
          </table:table-cell>
          <table:table-cell office:value-type="float" office:value="0.217132747903544" calcext:value-type="float">
            <text:p>0.217132747903544</text:p>
          </table:table-cell>
          <table:table-cell office:value-type="string" calcext:value-type="string">
            <text:p>https://twitter.com/iamindeedafish/status/1607991776148848640</text:p>
          </table:table-cell>
        </table:table-row>
        <table:table-row table:style-name="ro1">
          <table:table-cell office:value-type="string" calcext:value-type="string">
            <text:p>input/data_formal_20240530-1342/meme/LambdaGenPosts_20230104T130001/0.jpg</text:p>
          </table:table-cell>
          <table:table-cell office:value-type="string" calcext:value-type="string">
            <text:p>Pattern 2</text:p>
          </table:table-cell>
          <table:table-cell office:value-type="float" office:value="0.000000197405238442" calcext:value-type="float">
            <text:p>1.97405238442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AnaranjadoPer/status/1610966794776313856</text:p>
          </table:table-cell>
        </table:table-row>
        <table:table-row table:style-name="ro1">
          <table:table-cell office:value-type="string" calcext:value-type="string">
            <text:p>input/data_formal_20240530-1342/meme/LambdaGenPosts_20230104T130001/1.jpg</text:p>
          </table:table-cell>
          <table:table-cell office:value-type="string" calcext:value-type="string">
            <text:p>Pattern 6</text:p>
          </table:table-cell>
          <table:table-cell office:value-type="float" office:value="0.927519138482579" calcext:value-type="float">
            <text:p>0.927519138482579</text:p>
          </table:table-cell>
          <table:table-cell office:value-type="float" office:value="0.139372352729164" calcext:value-type="float">
            <text:p>0.139372352729164</text:p>
          </table:table-cell>
          <table:table-cell office:value-type="float" office:value="0.474864374144965" calcext:value-type="float">
            <text:p>0.474864374144965</text:p>
          </table:table-cell>
          <table:table-cell office:value-type="string" calcext:value-type="string">
            <text:p>https://twitter.com/AnaranjadoPer/status/1610966794776313856</text:p>
          </table:table-cell>
        </table:table-row>
        <table:table-row table:style-name="ro1">
          <table:table-cell office:value-type="string" calcext:value-type="string">
            <text:p>input/data_formal_20240530-1342/meme/LambdaGenPosts_20230104T134001/0.jpg</text:p>
          </table:table-cell>
          <table:table-cell office:value-type="string" calcext:value-type="string">
            <text:p>Pattern 6</text:p>
          </table:table-cell>
          <table:table-cell office:value-type="float" office:value="0.981379197912868" calcext:value-type="float">
            <text:p>0.981379197912868</text:p>
          </table:table-cell>
          <table:table-cell office:value-type="float" office:value="0.193312792830674" calcext:value-type="float">
            <text:p>0.193312792830674</text:p>
          </table:table-cell>
          <table:table-cell office:value-type="float" office:value="0.463232004253436" calcext:value-type="float">
            <text:p>0.463232004253436</text:p>
          </table:table-cell>
          <table:table-cell office:value-type="string" calcext:value-type="string">
            <text:p>https://twitter.com/Courtne34307956/status/1610957618679541761</text:p>
          </table:table-cell>
        </table:table-row>
        <table:table-row table:style-name="ro1">
          <table:table-cell office:value-type="string" calcext:value-type="string">
            <text:p>input/data_formal_20240530-1342/meme/LambdaGenPosts_20230104T142001/0.jpg</text:p>
          </table:table-cell>
          <table:table-cell office:value-type="string" calcext:value-type="string">
            <text:p>Pattern 6</text:p>
          </table:table-cell>
          <table:table-cell office:value-type="float" office:value="0.878690762533275" calcext:value-type="float">
            <text:p>0.878690762533275</text:p>
          </table:table-cell>
          <table:table-cell office:value-type="float" office:value="0.132542938657649" calcext:value-type="float">
            <text:p>0.132542938657649</text:p>
          </table:table-cell>
          <table:table-cell office:value-type="float" office:value="0.328195971191703" calcext:value-type="float">
            <text:p>0.328195971191703</text:p>
          </table:table-cell>
          <table:table-cell office:value-type="string" calcext:value-type="string">
            <text:p>https://twitter.com/x_berfel/status/1610979546798456832</text:p>
          </table:table-cell>
        </table:table-row>
        <table:table-row table:style-name="ro1">
          <table:table-cell office:value-type="string" calcext:value-type="string">
            <text:p>input/data_formal_20240530-1342/meme/LambdaGenPosts_20230105T124025/0.jpg</text:p>
          </table:table-cell>
          <table:table-cell office:value-type="string" calcext:value-type="string">
            <text:p>Pattern 1</text:p>
          </table:table-cell>
          <table:table-cell office:value-type="float" office:value="0.934584301912955" calcext:value-type="float">
            <text:p>0.934584301912955</text:p>
          </table:table-cell>
          <table:table-cell office:value-type="float" office:value="0.230987447828189" calcext:value-type="float">
            <text:p>0.230987447828189</text:p>
          </table:table-cell>
          <table:table-cell office:value-type="float" office:value="0.196756383963438" calcext:value-type="float">
            <text:p>0.196756383963438</text:p>
          </table:table-cell>
          <table:table-cell office:value-type="string" calcext:value-type="string">
            <text:p>https://twitter.com/LambdaGenPosts/status/1610979530411229190</text:p>
          </table:table-cell>
        </table:table-row>
        <table:table-row table:style-name="ro1">
          <table:table-cell office:value-type="string" calcext:value-type="string">
            <text:p>input/data_formal_20240530-1342/meme/LambdaGenPosts_20230105T203132/0.jpg</text:p>
          </table:table-cell>
          <table:table-cell office:value-type="string" calcext:value-type="string">
            <text:p>Pattern 2</text:p>
          </table:table-cell>
          <table:table-cell office:value-type="float" office:value="0.000000197405238442" calcext:value-type="float">
            <text:p>1.97405238442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iti_joooj/status/1611259770757087233</text:p>
          </table:table-cell>
        </table:table-row>
        <table:table-row table:style-name="ro1">
          <table:table-cell office:value-type="string" calcext:value-type="string">
            <text:p>input/data_formal_20240530-1342/meme/LambdaGenPosts_20230110T235630/0.jpg</text:p>
          </table:table-cell>
          <table:table-cell office:value-type="string" calcext:value-type="string">
            <text:p>Pattern 3</text:p>
          </table:table-cell>
          <table:table-cell office:value-type="float" office:value="0.882307862615424" calcext:value-type="float">
            <text:p>0.882307862615424</text:p>
          </table:table-cell>
          <table:table-cell office:value-type="float" office:value="0.128305431072423" calcext:value-type="float">
            <text:p>0.128305431072423</text:p>
          </table:table-cell>
          <table:table-cell office:value-type="float" office:value="0.35458203265464" calcext:value-type="float">
            <text:p>0.35458203265464</text:p>
          </table:table-cell>
          <table:table-cell office:value-type="string" calcext:value-type="string">
            <text:p>https://twitter.com/EuterNalL/status/1613322198806327296</text:p>
          </table:table-cell>
        </table:table-row>
        <table:table-row table:style-name="ro1">
          <table:table-cell office:value-type="string" calcext:value-type="string">
            <text:p>input/data_formal_20240530-1342/meme/LambdaGenPosts_20230111T052040/0.jpg</text:p>
          </table:table-cell>
          <table:table-cell office:value-type="string" calcext:value-type="string">
            <text:p>Pattern 2</text:p>
          </table:table-cell>
          <table:table-cell office:value-type="float" office:value="0.000000197405238442" calcext:value-type="float">
            <text:p>1.97405238442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Zaxh6_6/status/1613293482969387010</text:p>
          </table:table-cell>
        </table:table-row>
        <table:table-row table:style-name="ro1">
          <table:table-cell office:value-type="string" calcext:value-type="string">
            <text:p>input/data_formal_20240530-1342/meme/LambdaGenPosts_20230111T054001/0.jpg</text:p>
          </table:table-cell>
          <table:table-cell office:value-type="string" calcext:value-type="string">
            <text:p>Pattern 1</text:p>
          </table:table-cell>
          <table:table-cell office:value-type="float" office:value="0.982492754120934" calcext:value-type="float">
            <text:p>0.982492754120934</text:p>
          </table:table-cell>
          <table:table-cell office:value-type="float" office:value="0.226521714028156" calcext:value-type="float">
            <text:p>0.226521714028156</text:p>
          </table:table-cell>
          <table:table-cell office:value-type="float" office:value="0.295794974077591" calcext:value-type="float">
            <text:p>0.295794974077591</text:p>
          </table:table-cell>
          <table:table-cell office:value-type="string" calcext:value-type="string">
            <text:p>https://twitter.com/ENutcase/status/1613326068575764482</text:p>
          </table:table-cell>
        </table:table-row>
        <table:table-row table:style-name="ro1">
          <table:table-cell office:value-type="string" calcext:value-type="string">
            <text:p>input/data_formal_20240530-1342/meme/LambdaGenPosts_20230111T141001/0.jpg</text:p>
          </table:table-cell>
          <table:table-cell office:value-type="string" calcext:value-type="string">
            <text:p>Pattern 3</text:p>
          </table:table-cell>
          <table:table-cell office:value-type="float" office:value="0.993057946898609" calcext:value-type="float">
            <text:p>0.993057946898609</text:p>
          </table:table-cell>
          <table:table-cell office:value-type="float" office:value="0.214886697011363" calcext:value-type="float">
            <text:p>0.214886697011363</text:p>
          </table:table-cell>
          <table:table-cell office:value-type="float" office:value="0.376684331136023" calcext:value-type="float">
            <text:p>0.376684331136023</text:p>
          </table:table-cell>
          <table:table-cell office:value-type="string" calcext:value-type="string">
            <text:p>https://twitter.com/ENutcase/status/1613324434592641031</text:p>
          </table:table-cell>
        </table:table-row>
        <table:table-row table:style-name="ro1">
          <table:table-cell office:value-type="string" calcext:value-type="string">
            <text:p>input/data_formal_20240530-1342/meme/LambdaGenPosts_20230111T145001/0.jpg</text:p>
          </table:table-cell>
          <table:table-cell office:value-type="string" calcext:value-type="string">
            <text:p>Pattern 6</text:p>
          </table:table-cell>
          <table:table-cell office:value-type="float" office:value="0.871313705931399" calcext:value-type="float">
            <text:p>0.871313705931399</text:p>
          </table:table-cell>
          <table:table-cell office:value-type="float" office:value="0.224233089225982" calcext:value-type="float">
            <text:p>0.224233089225982</text:p>
          </table:table-cell>
          <table:table-cell office:value-type="float" office:value="0.321704484584412" calcext:value-type="float">
            <text:p>0.321704484584412</text:p>
          </table:table-cell>
          <table:table-cell office:value-type="string" calcext:value-type="string">
            <text:p>https://twitter.com/kayleekaylee83/status/1613326711826833411</text:p>
          </table:table-cell>
        </table:table-row>
        <table:table-row table:style-name="ro1">
          <table:table-cell office:value-type="string" calcext:value-type="string">
            <text:p>input/data_formal_20240530-1342/meme/LambdaGenPosts_20230201T140835/0.jpg</text:p>
          </table:table-cell>
          <table:table-cell office:value-type="string" calcext:value-type="string">
            <text:p>Pattern 1</text:p>
          </table:table-cell>
          <table:table-cell office:value-type="float" office:value="0.964040290375239" calcext:value-type="float">
            <text:p>0.964040290375239</text:p>
          </table:table-cell>
          <table:table-cell office:value-type="float" office:value="0.207903740797316" calcext:value-type="float">
            <text:p>0.207903740797316</text:p>
          </table:table-cell>
          <table:table-cell office:value-type="float" office:value="0.259054114130349" calcext:value-type="float">
            <text:p>0.259054114130349</text:p>
          </table:table-cell>
          <table:table-cell office:value-type="string" calcext:value-type="string">
            <text:p>https://twitter.com/Spogtire/status/1620982660641468420</text:p>
          </table:table-cell>
        </table:table-row>
        <table:table-row table:style-name="ro1">
          <table:table-cell office:value-type="string" calcext:value-type="string">
            <text:p>input/data_formal_20240530-1342/meme/LambdaGenPosts_20230205T163657/0.jpg</text:p>
          </table:table-cell>
          <table:table-cell office:value-type="string" calcext:value-type="string">
            <text:p>Pattern 6</text:p>
          </table:table-cell>
          <table:table-cell office:value-type="float" office:value="0.963805916538002" calcext:value-type="float">
            <text:p>0.963805916538002</text:p>
          </table:table-cell>
          <table:table-cell office:value-type="float" office:value="0.196896342704836" calcext:value-type="float">
            <text:p>0.196896342704836</text:p>
          </table:table-cell>
          <table:table-cell office:value-type="float" office:value="0.411506268159226" calcext:value-type="float">
            <text:p>0.411506268159226</text:p>
          </table:table-cell>
          <table:table-cell office:value-type="string" calcext:value-type="string">
            <text:p>https://twitter.com/c4rtriidge/status/1622629294651453441</text:p>
          </table:table-cell>
        </table:table-row>
        <table:table-row table:style-name="ro1">
          <table:table-cell office:value-type="string" calcext:value-type="string">
            <text:p>input/data_formal_20240530-1342/meme/LambdaGenPosts_20230206T104405/0.jpg</text:p>
          </table:table-cell>
          <table:table-cell office:value-type="string" calcext:value-type="string">
            <text:p>Pattern 2</text:p>
          </table:table-cell>
          <table:table-cell office:value-type="float" office:value="0.000000197405238442" calcext:value-type="float">
            <text:p>1.97405238442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LambdaGenPosts/status/1622546665549832192</text:p>
          </table:table-cell>
        </table:table-row>
        <table:table-row table:style-name="ro1">
          <table:table-cell office:value-type="string" calcext:value-type="string">
            <text:p>input/data_formal_20240530-1342/meme/LambdaGenPosts_20230206T135001/0.jpg</text:p>
          </table:table-cell>
          <table:table-cell office:value-type="string" calcext:value-type="string">
            <text:p>Pattern 3</text:p>
          </table:table-cell>
          <table:table-cell office:value-type="float" office:value="0.848160835953077" calcext:value-type="float">
            <text:p>0.848160835953077</text:p>
          </table:table-cell>
          <table:table-cell office:value-type="float" office:value="0.479022548065594" calcext:value-type="float">
            <text:p>0.479022548065594</text:p>
          </table:table-cell>
          <table:table-cell office:value-type="float" office:value="0.440899048201899" calcext:value-type="float">
            <text:p>0.440899048201899</text:p>
          </table:table-cell>
          <table:table-cell office:value-type="string" calcext:value-type="string">
            <text:p>https://twitter.com/LambdaGenPosts/status/1622593457570123776</text:p>
          </table:table-cell>
        </table:table-row>
        <table:table-row table:style-name="ro1">
          <table:table-cell office:value-type="string" calcext:value-type="string">
            <text:p>input/data_formal_20240530-1342/meme/LambdaGenPosts_20230206T155114/0.jpg</text:p>
          </table:table-cell>
          <table:table-cell office:value-type="string" calcext:value-type="string">
            <text:p>Pattern 3</text:p>
          </table:table-cell>
          <table:table-cell office:value-type="float" office:value="0.972439797066719" calcext:value-type="float">
            <text:p>0.972439797066719</text:p>
          </table:table-cell>
          <table:table-cell office:value-type="float" office:value="0.256230840961064" calcext:value-type="float">
            <text:p>0.256230840961064</text:p>
          </table:table-cell>
          <table:table-cell office:value-type="float" office:value="0.27912503866881" calcext:value-type="float">
            <text:p>0.27912503866881</text:p>
          </table:table-cell>
          <table:table-cell office:value-type="string" calcext:value-type="string">
            <text:p>https://twitter.com/LambdaGenPosts/status/1622623964576063492</text:p>
          </table:table-cell>
        </table:table-row>
        <table:table-row table:style-name="ro1">
          <table:table-cell office:value-type="string" calcext:value-type="string">
            <text:p>input/data_formal_20240530-1342/meme/LambdaGenPosts_20230225T212123/0.jpg</text:p>
          </table:table-cell>
          <table:table-cell office:value-type="string" calcext:value-type="string">
            <text:p>Pattern 6</text:p>
          </table:table-cell>
          <table:table-cell office:value-type="float" office:value="0.979723371395104" calcext:value-type="float">
            <text:p>0.979723371395104</text:p>
          </table:table-cell>
          <table:table-cell office:value-type="float" office:value="0.137695856395095" calcext:value-type="float">
            <text:p>0.137695856395095</text:p>
          </table:table-cell>
          <table:table-cell office:value-type="float" office:value="0.603321343011568" calcext:value-type="float">
            <text:p>0.603321343011568</text:p>
          </table:table-cell>
          <table:table-cell office:value-type="string" calcext:value-type="string">
            <text:p>https://twitter.com/RustyGI14/status/1629700253094912000</text:p>
          </table:table-cell>
        </table:table-row>
        <table:table-row table:style-name="ro1">
          <table:table-cell office:value-type="string" calcext:value-type="string">
            <text:p>input/data_formal_20240530-1342/meme/LambdaGenPosts_20230306T211950/0.jpg</text:p>
          </table:table-cell>
          <table:table-cell office:value-type="string" calcext:value-type="string">
            <text:p>Pattern 2</text:p>
          </table:table-cell>
          <table:table-cell office:value-type="float" office:value="0.000000197405238442" calcext:value-type="float">
            <text:p>1.97405238442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jimmybuffetfor1/status/1633064680443846657</text:p>
          </table:table-cell>
        </table:table-row>
        <table:table-row table:style-name="ro1">
          <table:table-cell office:value-type="string" calcext:value-type="string">
            <text:p>input/data_formal_20240530-1342/meme/LambdaGenPosts_20230307T053639/0.jpg</text:p>
          </table:table-cell>
          <table:table-cell office:value-type="string" calcext:value-type="string">
            <text:p>Pattern 2</text:p>
          </table:table-cell>
          <table:table-cell office:value-type="float" office:value="0.000000197405238442" calcext:value-type="float">
            <text:p>1.97405238442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jimmybuffetfor1/status/1633064577691791361</text:p>
          </table:table-cell>
        </table:table-row>
        <table:table-row table:style-name="ro1">
          <table:table-cell office:value-type="string" calcext:value-type="string">
            <text:p>input/data_formal_20240530-1342/meme/LambdaGenPosts_20230316T000002/0.jpg</text:p>
          </table:table-cell>
          <table:table-cell office:value-type="string" calcext:value-type="string">
            <text:p>Pattern 3</text:p>
          </table:table-cell>
          <table:table-cell office:value-type="float" office:value="0.951730527098456" calcext:value-type="float">
            <text:p>0.951730527098456</text:p>
          </table:table-cell>
          <table:table-cell office:value-type="float" office:value="0.468703227963073" calcext:value-type="float">
            <text:p>0.468703227963073</text:p>
          </table:table-cell>
          <table:table-cell office:value-type="float" office:value="0.329468092264105" calcext:value-type="float">
            <text:p>0.329468092264105</text:p>
          </table:table-cell>
          <table:table-cell office:value-type="string" calcext:value-type="string">
            <text:p>https://twitter.com/LambdaGenPosts/status/1636155326809399296</text:p>
          </table:table-cell>
        </table:table-row>
        <table:table-row table:style-name="ro1">
          <table:table-cell office:value-type="string" calcext:value-type="string">
            <text:p>input/data_formal_20240530-1342/meme/LambdaGenPosts_20230322T093501/0.jpg</text:p>
          </table:table-cell>
          <table:table-cell office:value-type="string" calcext:value-type="string">
            <text:p>Pattern 6</text:p>
          </table:table-cell>
          <table:table-cell office:value-type="float" office:value="0.981851988110004" calcext:value-type="float">
            <text:p>0.981851988110004</text:p>
          </table:table-cell>
          <table:table-cell office:value-type="float" office:value="0.17429589945663" calcext:value-type="float">
            <text:p>0.17429589945663</text:p>
          </table:table-cell>
          <table:table-cell office:value-type="float" office:value="0.349500835139889" calcext:value-type="float">
            <text:p>0.349500835139889</text:p>
          </table:table-cell>
          <table:table-cell office:value-type="string" calcext:value-type="string">
            <text:p>https://twitter.com/LiftyShiftySFW/status/1638747828691369990</text:p>
          </table:table-cell>
        </table:table-row>
        <table:table-row table:style-name="ro1">
          <table:table-cell office:value-type="string" calcext:value-type="string">
            <text:p>input/data_formal_20240530-1342/meme/LambdaGenPosts_20230323T010001/0.jpg</text:p>
          </table:table-cell>
          <table:table-cell office:value-type="string" calcext:value-type="string">
            <text:p>Pattern 6</text:p>
          </table:table-cell>
          <table:table-cell office:value-type="float" office:value="0.926114340847296" calcext:value-type="float">
            <text:p>0.926114340847296</text:p>
          </table:table-cell>
          <table:table-cell office:value-type="float" office:value="0.151104163892168" calcext:value-type="float">
            <text:p>0.151104163892168</text:p>
          </table:table-cell>
          <table:table-cell office:value-type="float" office:value="0.486488852252905" calcext:value-type="float">
            <text:p>0.486488852252905</text:p>
          </table:table-cell>
          <table:table-cell office:value-type="string" calcext:value-type="string">
            <text:p>https://twitter.com/NERROIDSEVEN/status/1638711017340272645</text:p>
          </table:table-cell>
        </table:table-row>
        <table:table-row table:style-name="ro1">
          <table:table-cell office:value-type="string" calcext:value-type="string">
            <text:p>input/data_formal_20240530-1342/meme/lanasthread_20230206T153347/0.jpg</text:p>
          </table:table-cell>
          <table:table-cell office:value-type="string" calcext:value-type="string">
            <text:p>Pattern 6</text:p>
          </table:table-cell>
          <table:table-cell office:value-type="float" office:value="0.929137770967334" calcext:value-type="float">
            <text:p>0.929137770967334</text:p>
          </table:table-cell>
          <table:table-cell office:value-type="float" office:value="0.186791849653017" calcext:value-type="float">
            <text:p>0.186791849653017</text:p>
          </table:table-cell>
          <table:table-cell office:value-type="float" office:value="0.307339421426825" calcext:value-type="float">
            <text:p>0.307339421426825</text:p>
          </table:table-cell>
          <table:table-cell office:value-type="string" calcext:value-type="string">
            <text:p>https://twitter.com/kerstinlehms/status/1622631096234962949</text:p>
          </table:table-cell>
        </table:table-row>
        <table:table-row table:style-name="ro1">
          <table:table-cell office:value-type="string" calcext:value-type="string">
            <text:p>input/data_formal_20240530-1342/meme/LandonMcintyr_20221227T233205/0.jpg</text:p>
          </table:table-cell>
          <table:table-cell office:value-type="string" calcext:value-type="string">
            <text:p>Pattern 3</text:p>
          </table:table-cell>
          <table:table-cell office:value-type="float" office:value="0.896447559475356" calcext:value-type="float">
            <text:p>0.896447559475356</text:p>
          </table:table-cell>
          <table:table-cell office:value-type="float" office:value="0.113926564236768" calcext:value-type="float">
            <text:p>0.113926564236768</text:p>
          </table:table-cell>
          <table:table-cell office:value-type="float" office:value="0.401118945487493" calcext:value-type="float">
            <text:p>0.401118945487493</text:p>
          </table:table-cell>
          <table:table-cell office:value-type="string" calcext:value-type="string">
            <text:p>https://twitter.com/LandonMcintyr/status/1607882037184139264</text:p>
          </table:table-cell>
        </table:table-row>
        <table:table-row table:style-name="ro1">
          <table:table-cell office:value-type="string" calcext:value-type="string">
            <text:p>input/data_formal_20240530-1342/meme/LandonMcintyr_20221227T233205/1.jpg</text:p>
          </table:table-cell>
          <table:table-cell office:value-type="string" calcext:value-type="string">
            <text:p>Pattern 1</text:p>
          </table:table-cell>
          <table:table-cell office:value-type="float" office:value="0.866722757883077" calcext:value-type="float">
            <text:p>0.866722757883077</text:p>
          </table:table-cell>
          <table:table-cell office:value-type="float" office:value="0.158974553900352" calcext:value-type="float">
            <text:p>0.158974553900352</text:p>
          </table:table-cell>
          <table:table-cell office:value-type="float" office:value="0.345533718977366" calcext:value-type="float">
            <text:p>0.345533718977366</text:p>
          </table:table-cell>
          <table:table-cell office:value-type="string" calcext:value-type="string">
            <text:p>https://twitter.com/LandonMcintyr/status/1607882037184139264</text:p>
          </table:table-cell>
        </table:table-row>
        <table:table-row table:style-name="ro1">
          <table:table-cell office:value-type="string" calcext:value-type="string">
            <text:p>input/data_formal_20240530-1342/meme/LandonMcintyr_20221227T233205/2.jpg</text:p>
          </table:table-cell>
          <table:table-cell office:value-type="string" calcext:value-type="string">
            <text:p>Pattern 3</text:p>
          </table:table-cell>
          <table:table-cell office:value-type="float" office:value="0.895066323551023" calcext:value-type="float">
            <text:p>0.895066323551023</text:p>
          </table:table-cell>
          <table:table-cell office:value-type="float" office:value="0.134160933013435" calcext:value-type="float">
            <text:p>0.134160933013435</text:p>
          </table:table-cell>
          <table:table-cell office:value-type="float" office:value="0.350492695465914" calcext:value-type="float">
            <text:p>0.350492695465914</text:p>
          </table:table-cell>
          <table:table-cell office:value-type="string" calcext:value-type="string">
            <text:p>https://twitter.com/LandonMcintyr/status/1607882037184139264</text:p>
          </table:table-cell>
        </table:table-row>
        <table:table-row table:style-name="ro1">
          <table:table-cell office:value-type="string" calcext:value-type="string">
            <text:p>input/data_formal_20240530-1342/meme/LandonMcintyr_20221227T233205/3.jpg</text:p>
          </table:table-cell>
          <table:table-cell office:value-type="string" calcext:value-type="string">
            <text:p>Pattern 1</text:p>
          </table:table-cell>
          <table:table-cell office:value-type="float" office:value="0.959469632272362" calcext:value-type="float">
            <text:p>0.959469632272362</text:p>
          </table:table-cell>
          <table:table-cell office:value-type="float" office:value="0.197834313821954" calcext:value-type="float">
            <text:p>0.197834313821954</text:p>
          </table:table-cell>
          <table:table-cell office:value-type="float" office:value="0.246242459352642" calcext:value-type="float">
            <text:p>0.246242459352642</text:p>
          </table:table-cell>
          <table:table-cell office:value-type="string" calcext:value-type="string">
            <text:p>https://twitter.com/LandonMcintyr/status/1607882037184139264</text:p>
          </table:table-cell>
        </table:table-row>
        <table:table-row table:style-name="ro1">
          <table:table-cell office:value-type="string" calcext:value-type="string">
            <text:p>input/data_formal_20240530-1342/meme/Laynore_X_20211018T171049/0.jpg</text:p>
          </table:table-cell>
          <table:table-cell office:value-type="string" calcext:value-type="string">
            <text:p>Pattern 1</text:p>
          </table:table-cell>
          <table:table-cell office:value-type="float" office:value="0.886726753169495" calcext:value-type="float">
            <text:p>0.886726753169495</text:p>
          </table:table-cell>
          <table:table-cell office:value-type="float" office:value="0.161343465474828" calcext:value-type="float">
            <text:p>0.161343465474828</text:p>
          </table:table-cell>
          <table:table-cell office:value-type="float" office:value="0.255098133888277" calcext:value-type="float">
            <text:p>0.255098133888277</text:p>
          </table:table-cell>
          <table:table-cell office:value-type="string" calcext:value-type="string">
            <text:p>https://twitter.com/giyuubae/status/1607939708138536960</text:p>
          </table:table-cell>
        </table:table-row>
        <table:table-row table:style-name="ro1">
          <table:table-cell office:value-type="string" calcext:value-type="string">
            <text:p>input/data_formal_20240530-1342/meme/Lazypillowcat_20230111T175506/0.jpg</text:p>
          </table:table-cell>
          <table:table-cell office:value-type="string" calcext:value-type="string">
            <text:p>Pattern 3</text:p>
          </table:table-cell>
          <table:table-cell office:value-type="float" office:value="0.914864754374198" calcext:value-type="float">
            <text:p>0.914864754374198</text:p>
          </table:table-cell>
          <table:table-cell office:value-type="float" office:value="0.189346426653652" calcext:value-type="float">
            <text:p>0.189346426653652</text:p>
          </table:table-cell>
          <table:table-cell office:value-type="float" office:value="0.39947451652018" calcext:value-type="float">
            <text:p>0.39947451652018</text:p>
          </table:table-cell>
          <table:table-cell office:value-type="string" calcext:value-type="string">
            <text:p>https://twitter.com/leondevilart/status/1613304087331627010</text:p>
          </table:table-cell>
        </table:table-row>
        <table:table-row table:style-name="ro1">
          <table:table-cell office:value-type="string" calcext:value-type="string">
            <text:p>input/data_formal_20240530-1342/meme/leeneedham81_20221226T100030/0.jpg</text:p>
          </table:table-cell>
          <table:table-cell office:value-type="string" calcext:value-type="string">
            <text:p>Pattern 6</text:p>
          </table:table-cell>
          <table:table-cell office:value-type="float" office:value="0.844453281245585" calcext:value-type="float">
            <text:p>0.844453281245585</text:p>
          </table:table-cell>
          <table:table-cell office:value-type="float" office:value="0.250101037216125" calcext:value-type="float">
            <text:p>0.250101037216125</text:p>
          </table:table-cell>
          <table:table-cell office:value-type="float" office:value="0.485616833122835" calcext:value-type="float">
            <text:p>0.485616833122835</text:p>
          </table:table-cell>
          <table:table-cell office:value-type="string" calcext:value-type="string">
            <text:p>https://twitter.com/cryptohero33/status/1607990708362682368</text:p>
          </table:table-cell>
        </table:table-row>
        <table:table-row table:style-name="ro1">
          <table:table-cell office:value-type="string" calcext:value-type="string">
            <text:p>input/data_formal_20240530-1342/meme/leeneedham81_20221227T093601/0.jpg</text:p>
          </table:table-cell>
          <table:table-cell office:value-type="string" calcext:value-type="string">
            <text:p>Pattern 6</text:p>
          </table:table-cell>
          <table:table-cell office:value-type="float" office:value="0.839947258969584" calcext:value-type="float">
            <text:p>0.839947258969584</text:p>
          </table:table-cell>
          <table:table-cell office:value-type="float" office:value="0.170771091717403" calcext:value-type="float">
            <text:p>0.170771091717403</text:p>
          </table:table-cell>
          <table:table-cell office:value-type="float" office:value="0.575421921233777" calcext:value-type="float">
            <text:p>0.575421921233777</text:p>
          </table:table-cell>
          <table:table-cell office:value-type="string" calcext:value-type="string">
            <text:p>https://twitter.com/S3r94/status/1607964368423256065</text:p>
          </table:table-cell>
        </table:table-row>
        <table:table-row table:style-name="ro1">
          <table:table-cell office:value-type="string" calcext:value-type="string">
            <text:p>input/data_formal_20240530-1342/meme/leeneedham81_20230106T061531/0.jpg</text:p>
          </table:table-cell>
          <table:table-cell office:value-type="string" calcext:value-type="string">
            <text:p>Pattern 6</text:p>
          </table:table-cell>
          <table:table-cell office:value-type="float" office:value="0.834490225277831" calcext:value-type="float">
            <text:p>0.834490225277831</text:p>
          </table:table-cell>
          <table:table-cell office:value-type="float" office:value="0.154233768315464" calcext:value-type="float">
            <text:p>0.154233768315464</text:p>
          </table:table-cell>
          <table:table-cell office:value-type="float" office:value="0.635365035821053" calcext:value-type="float">
            <text:p>0.635365035821053</text:p>
          </table:table-cell>
          <table:table-cell office:value-type="string" calcext:value-type="string">
            <text:p>https://twitter.com/UmaMaheshRoy/status/1611283884339253249</text:p>
          </table:table-cell>
        </table:table-row>
        <table:table-row table:style-name="ro1">
          <table:table-cell office:value-type="string" calcext:value-type="string">
            <text:p>input/data_formal_20240530-1342/meme/leeneedham81_20230129T075154/0.jpg</text:p>
          </table:table-cell>
          <table:table-cell office:value-type="string" calcext:value-type="string">
            <text:p>Pattern 6</text:p>
          </table:table-cell>
          <table:table-cell office:value-type="float" office:value="0.830413653826947" calcext:value-type="float">
            <text:p>0.830413653826947</text:p>
          </table:table-cell>
          <table:table-cell office:value-type="float" office:value="0.194180639337717" calcext:value-type="float">
            <text:p>0.194180639337717</text:p>
          </table:table-cell>
          <table:table-cell office:value-type="float" office:value="0.548818750456416" calcext:value-type="float">
            <text:p>0.548818750456416</text:p>
          </table:table-cell>
          <table:table-cell office:value-type="string" calcext:value-type="string">
            <text:p>https://twitter.com/chenzhonghua18/status/1622573265758695424</text:p>
          </table:table-cell>
        </table:table-row>
        <table:table-row table:style-name="ro1">
          <table:table-cell office:value-type="string" calcext:value-type="string">
            <text:p>input/data_formal_20240530-1342/meme/leeneedham81_20230312T230546/0.jpg</text:p>
          </table:table-cell>
          <table:table-cell office:value-type="string" calcext:value-type="string">
            <text:p>Pattern 6</text:p>
          </table:table-cell>
          <table:table-cell office:value-type="float" office:value="0.85302677327805" calcext:value-type="float">
            <text:p>0.85302677327805</text:p>
          </table:table-cell>
          <table:table-cell office:value-type="float" office:value="0.181244707196748" calcext:value-type="float">
            <text:p>0.181244707196748</text:p>
          </table:table-cell>
          <table:table-cell office:value-type="float" office:value="0.582177258239691" calcext:value-type="float">
            <text:p>0.582177258239691</text:p>
          </table:table-cell>
          <table:table-cell office:value-type="string" calcext:value-type="string">
            <text:p>https://twitter.com/origin9002/status/1636187423997583361</text:p>
          </table:table-cell>
        </table:table-row>
        <table:table-row table:style-name="ro1">
          <table:table-cell office:value-type="string" calcext:value-type="string">
            <text:p>input/data_formal_20240530-1342/meme/LegalsalahO_20230105T105728/0.jpg</text:p>
          </table:table-cell>
          <table:table-cell office:value-type="string" calcext:value-type="string">
            <text:p>Pattern 4</text:p>
          </table:table-cell>
          <table:table-cell office:value-type="float" office:value="0.643820994865244" calcext:value-type="float">
            <text:p>0.643820994865244</text:p>
          </table:table-cell>
          <table:table-cell office:value-type="float" office:value="0.144116089240511" calcext:value-type="float">
            <text:p>0.144116089240511</text:p>
          </table:table-cell>
          <table:table-cell office:value-type="float" office:value="0.787150488140902" calcext:value-type="float">
            <text:p>0.787150488140902</text:p>
          </table:table-cell>
          <table:table-cell office:value-type="string" calcext:value-type="string">
            <text:p>https://twitter.com/LegalsalahO/status/1610953621516218368</text:p>
          </table:table-cell>
        </table:table-row>
        <table:table-row table:style-name="ro1">
          <table:table-cell office:value-type="string" calcext:value-type="string">
            <text:p>input/data_formal_20240530-1342/meme/leighfungirl_20230206T122654/0.jpg</text:p>
          </table:table-cell>
          <table:table-cell office:value-type="string" calcext:value-type="string">
            <text:p>Pattern 6</text:p>
          </table:table-cell>
          <table:table-cell office:value-type="float" office:value="0.943368435735058" calcext:value-type="float">
            <text:p>0.943368435735058</text:p>
          </table:table-cell>
          <table:table-cell office:value-type="float" office:value="0.209733294050127" calcext:value-type="float">
            <text:p>0.209733294050127</text:p>
          </table:table-cell>
          <table:table-cell office:value-type="float" office:value="0.480363478824136" calcext:value-type="float">
            <text:p>0.480363478824136</text:p>
          </table:table-cell>
          <table:table-cell office:value-type="string" calcext:value-type="string">
            <text:p>https://twitter.com/leighfungirl/status/1622572541641383937</text:p>
          </table:table-cell>
        </table:table-row>
        <table:table-row table:style-name="ro1">
          <table:table-cell office:value-type="string" calcext:value-type="string">
            <text:p>input/data_formal_20240530-1342/meme/leighfungirl_20230206T122854/0.jpg</text:p>
          </table:table-cell>
          <table:table-cell office:value-type="string" calcext:value-type="string">
            <text:p>Pattern 1</text:p>
          </table:table-cell>
          <table:table-cell office:value-type="float" office:value="0.969977639937102" calcext:value-type="float">
            <text:p>0.969977639937102</text:p>
          </table:table-cell>
          <table:table-cell office:value-type="float" office:value="0.184883792812707" calcext:value-type="float">
            <text:p>0.184883792812707</text:p>
          </table:table-cell>
          <table:table-cell office:value-type="float" office:value="0.232464443271091" calcext:value-type="float">
            <text:p>0.232464443271091</text:p>
          </table:table-cell>
          <table:table-cell office:value-type="string" calcext:value-type="string">
            <text:p>https://twitter.com/leighfungirl/status/1622573044555304964</text:p>
          </table:table-cell>
        </table:table-row>
        <table:table-row table:style-name="ro1">
          <table:table-cell office:value-type="string" calcext:value-type="string">
            <text:p>input/data_formal_20240530-1342/meme/lendboxin_20230104T054454/0.jpg</text:p>
          </table:table-cell>
          <table:table-cell office:value-type="string" calcext:value-type="string">
            <text:p>Pattern 4</text:p>
          </table:table-cell>
          <table:table-cell office:value-type="float" office:value="0.670080658133106" calcext:value-type="float">
            <text:p>0.670080658133106</text:p>
          </table:table-cell>
          <table:table-cell office:value-type="float" office:value="0.10304783347169" calcext:value-type="float">
            <text:p>0.10304783347169</text:p>
          </table:table-cell>
          <table:table-cell office:value-type="float" office:value="0.849681254748292" calcext:value-type="float">
            <text:p>0.849681254748292</text:p>
          </table:table-cell>
          <table:table-cell office:value-type="string" calcext:value-type="string">
            <text:p>https://twitter.com/delhikalaunda11/status/1610981505916104704</text:p>
          </table:table-cell>
        </table:table-row>
        <table:table-row table:style-name="ro1">
          <table:table-cell office:value-type="string" calcext:value-type="string">
            <text:p>input/data_formal_20240530-1342/meme/lendboxin_20230104T054454/1.jpg</text:p>
          </table:table-cell>
          <table:table-cell office:value-type="string" calcext:value-type="string">
            <text:p>Pattern 4</text:p>
          </table:table-cell>
          <table:table-cell office:value-type="float" office:value="0.64553373144804" calcext:value-type="float">
            <text:p>0.64553373144804</text:p>
          </table:table-cell>
          <table:table-cell office:value-type="float" office:value="0.0894885760395096" calcext:value-type="float">
            <text:p>0.0894885760395096</text:p>
          </table:table-cell>
          <table:table-cell office:value-type="float" office:value="0.855814242467602" calcext:value-type="float">
            <text:p>0.855814242467602</text:p>
          </table:table-cell>
          <table:table-cell office:value-type="string" calcext:value-type="string">
            <text:p>https://twitter.com/delhikalaunda11/status/1610981505916104704</text:p>
          </table:table-cell>
        </table:table-row>
        <table:table-row table:style-name="ro1">
          <table:table-cell office:value-type="string" calcext:value-type="string">
            <text:p>input/data_formal_20240530-1342/meme/LethalGenYk_20230106T044328/0.jpg</text:p>
          </table:table-cell>
          <table:table-cell office:value-type="string" calcext:value-type="string">
            <text:p>Pattern 3</text:p>
          </table:table-cell>
          <table:table-cell office:value-type="float" office:value="0.850690843067607" calcext:value-type="float">
            <text:p>0.850690843067607</text:p>
          </table:table-cell>
          <table:table-cell office:value-type="float" office:value="0.135678187693629" calcext:value-type="float">
            <text:p>0.135678187693629</text:p>
          </table:table-cell>
          <table:table-cell office:value-type="float" office:value="0.472762174824973" calcext:value-type="float">
            <text:p>0.472762174824973</text:p>
          </table:table-cell>
          <table:table-cell office:value-type="string" calcext:value-type="string">
            <text:p>https://twitter.com/LethalGenYk/status/1611221892609839104</text:p>
          </table:table-cell>
        </table:table-row>
        <table:table-row table:style-name="ro1">
          <table:table-cell office:value-type="string" calcext:value-type="string">
            <text:p>input/data_formal_20240530-1342/meme/letsgetcanceled_20221228T041316/0.jpg</text:p>
          </table:table-cell>
          <table:table-cell office:value-type="string" calcext:value-type="string">
            <text:p>Pattern 1</text:p>
          </table:table-cell>
          <table:table-cell office:value-type="float" office:value="0.954405596428423" calcext:value-type="float">
            <text:p>0.954405596428423</text:p>
          </table:table-cell>
          <table:table-cell office:value-type="float" office:value="0.200637072296375" calcext:value-type="float">
            <text:p>0.200637072296375</text:p>
          </table:table-cell>
          <table:table-cell office:value-type="float" office:value="0.317857823409839" calcext:value-type="float">
            <text:p>0.317857823409839</text:p>
          </table:table-cell>
          <table:table-cell office:value-type="string" calcext:value-type="string">
            <text:p>https://twitter.com/letsgetcanceled/status/1607952800906104833</text:p>
          </table:table-cell>
        </table:table-row>
        <table:table-row table:style-name="ro1">
          <table:table-cell office:value-type="string" calcext:value-type="string">
            <text:p>input/data_formal_20240530-1342/meme/LewMan90_20230403T174342/0.jpg</text:p>
          </table:table-cell>
          <table:table-cell office:value-type="string" calcext:value-type="string">
            <text:p>Pattern 3</text:p>
          </table:table-cell>
          <table:table-cell office:value-type="float" office:value="0.994748725117894" calcext:value-type="float">
            <text:p>0.994748725117894</text:p>
          </table:table-cell>
          <table:table-cell office:value-type="float" office:value="0.212773272631875" calcext:value-type="float">
            <text:p>0.212773272631875</text:p>
          </table:table-cell>
          <table:table-cell office:value-type="float" office:value="0.345833752363118" calcext:value-type="float">
            <text:p>0.345833752363118</text:p>
          </table:table-cell>
          <table:table-cell office:value-type="string" calcext:value-type="string">
            <text:p>https://twitter.com/LewMan90/status/1642945986950471685</text:p>
          </table:table-cell>
        </table:table-row>
        <table:table-row table:style-name="ro1">
          <table:table-cell office:value-type="string" calcext:value-type="string">
            <text:p>input/data_formal_20240530-1342/meme/LFDY88_20221120T021536/0.jpg</text:p>
          </table:table-cell>
          <table:table-cell office:value-type="string" calcext:value-type="string">
            <text:p>Pattern 3</text:p>
          </table:table-cell>
          <table:table-cell office:value-type="float" office:value="0.887180959618271" calcext:value-type="float">
            <text:p>0.887180959618271</text:p>
          </table:table-cell>
          <table:table-cell office:value-type="float" office:value="0.18447068565776" calcext:value-type="float">
            <text:p>0.18447068565776</text:p>
          </table:table-cell>
          <table:table-cell office:value-type="float" office:value="0.431304153577339" calcext:value-type="float">
            <text:p>0.431304153577339</text:p>
          </table:table-cell>
          <table:table-cell office:value-type="string" calcext:value-type="string">
            <text:p>https://twitter.com/LFDY88/status/1610730586028797952</text:p>
          </table:table-cell>
        </table:table-row>
        <table:table-row table:style-name="ro1">
          <table:table-cell office:value-type="string" calcext:value-type="string">
            <text:p>input/data_formal_20240530-1342/meme/LFDY88_20230206T062609/0.jpg</text:p>
          </table:table-cell>
          <table:table-cell office:value-type="string" calcext:value-type="string">
            <text:p>Pattern 3</text:p>
          </table:table-cell>
          <table:table-cell office:value-type="float" office:value="0.896466387880762" calcext:value-type="float">
            <text:p>0.896466387880762</text:p>
          </table:table-cell>
          <table:table-cell office:value-type="float" office:value="0.142999032669004" calcext:value-type="float">
            <text:p>0.142999032669004</text:p>
          </table:table-cell>
          <table:table-cell office:value-type="float" office:value="0.362304457177402" calcext:value-type="float">
            <text:p>0.362304457177402</text:p>
          </table:table-cell>
          <table:table-cell office:value-type="string" calcext:value-type="string">
            <text:p>https://twitter.com/LFDY88/status/1622570504019390464</text:p>
          </table:table-cell>
        </table:table-row>
        <table:table-row table:style-name="ro1">
          <table:table-cell office:value-type="string" calcext:value-type="string">
            <text:p>input/data_formal_20240530-1342/meme/LFDY88_20230206T083649/0.jpg</text:p>
          </table:table-cell>
          <table:table-cell office:value-type="string" calcext:value-type="string">
            <text:p>Pattern 1</text:p>
          </table:table-cell>
          <table:table-cell office:value-type="float" office:value="0.958600230243434" calcext:value-type="float">
            <text:p>0.958600230243434</text:p>
          </table:table-cell>
          <table:table-cell office:value-type="float" office:value="0.187580419685085" calcext:value-type="float">
            <text:p>0.187580419685085</text:p>
          </table:table-cell>
          <table:table-cell office:value-type="float" office:value="0.293758290597555" calcext:value-type="float">
            <text:p>0.293758290597555</text:p>
          </table:table-cell>
          <table:table-cell office:value-type="string" calcext:value-type="string">
            <text:p>https://twitter.com/LFDY88/status/1622556415595548672</text:p>
          </table:table-cell>
        </table:table-row>
        <table:table-row table:style-name="ro1">
          <table:table-cell office:value-type="string" calcext:value-type="string">
            <text:p>input/data_formal_20240530-1342/meme/LFDY88_20230206T084512/0.jpg</text:p>
          </table:table-cell>
          <table:table-cell office:value-type="string" calcext:value-type="string">
            <text:p>Pattern 6</text:p>
          </table:table-cell>
          <table:table-cell office:value-type="float" office:value="0.921047116465552" calcext:value-type="float">
            <text:p>0.921047116465552</text:p>
          </table:table-cell>
          <table:table-cell office:value-type="float" office:value="0.234172259458305" calcext:value-type="float">
            <text:p>0.234172259458305</text:p>
          </table:table-cell>
          <table:table-cell office:value-type="float" office:value="0.390629164568048" calcext:value-type="float">
            <text:p>0.390629164568048</text:p>
          </table:table-cell>
          <table:table-cell office:value-type="string" calcext:value-type="string">
            <text:p>https://twitter.com/LFDY88/status/1622558418233077762</text:p>
          </table:table-cell>
        </table:table-row>
        <table:table-row table:style-name="ro1">
          <table:table-cell office:value-type="string" calcext:value-type="string">
            <text:p>input/data_formal_20240530-1342/meme/lfgdotnews_20230201T023550/0.jpg</text:p>
          </table:table-cell>
          <table:table-cell office:value-type="string" calcext:value-type="string">
            <text:p>Pattern 3</text:p>
          </table:table-cell>
          <table:table-cell office:value-type="float" office:value="0.883580227962332" calcext:value-type="float">
            <text:p>0.883580227962332</text:p>
          </table:table-cell>
          <table:table-cell office:value-type="float" office:value="0.202896518232461" calcext:value-type="float">
            <text:p>0.202896518232461</text:p>
          </table:table-cell>
          <table:table-cell office:value-type="float" office:value="0.545831157839565" calcext:value-type="float">
            <text:p>0.545831157839565</text:p>
          </table:table-cell>
          <table:table-cell office:value-type="string" calcext:value-type="string">
            <text:p>https://twitter.com/aykhan90/status/1620908710708264963</text:p>
          </table:table-cell>
        </table:table-row>
        <table:table-row table:style-name="ro1">
          <table:table-cell office:value-type="string" calcext:value-type="string">
            <text:p>input/data_formal_20240530-1342/meme/lichwitchbitch_20230130T110807/0.jpg</text:p>
          </table:table-cell>
          <table:table-cell office:value-type="string" calcext:value-type="string">
            <text:p>Pattern 1</text:p>
          </table:table-cell>
          <table:table-cell office:value-type="float" office:value="0.896025490585696" calcext:value-type="float">
            <text:p>0.896025490585696</text:p>
          </table:table-cell>
          <table:table-cell office:value-type="float" office:value="0.12106055618805" calcext:value-type="float">
            <text:p>0.12106055618805</text:p>
          </table:table-cell>
          <table:table-cell office:value-type="float" office:value="0.140345142525506" calcext:value-type="float">
            <text:p>0.140345142525506</text:p>
          </table:table-cell>
          <table:table-cell office:value-type="string" calcext:value-type="string">
            <text:p>https://twitter.com/SadCand3/status/1620931664187719680</text:p>
          </table:table-cell>
        </table:table-row>
        <table:table-row table:style-name="ro1">
          <table:table-cell office:value-type="string" calcext:value-type="string">
            <text:p>input/data_formal_20240530-1342/meme/LifesHourGlass_20221228T041441/0.jpg</text:p>
          </table:table-cell>
          <table:table-cell office:value-type="string" calcext:value-type="string">
            <text:p>Pattern 1</text:p>
          </table:table-cell>
          <table:table-cell office:value-type="float" office:value="0.928058761994603" calcext:value-type="float">
            <text:p>0.928058761994603</text:p>
          </table:table-cell>
          <table:table-cell office:value-type="float" office:value="0.189491762222742" calcext:value-type="float">
            <text:p>0.189491762222742</text:p>
          </table:table-cell>
          <table:table-cell office:value-type="float" office:value="0.22197957853802" calcext:value-type="float">
            <text:p>0.22197957853802</text:p>
          </table:table-cell>
          <table:table-cell office:value-type="string" calcext:value-type="string">
            <text:p>https://twitter.com/LifesHourGlass/status/1607953156788596739</text:p>
          </table:table-cell>
        </table:table-row>
        <table:table-row table:style-name="ro1">
          <table:table-cell office:value-type="string" calcext:value-type="string">
            <text:p>input/data_formal_20240530-1342/meme/LighthouseWeb3_20230212T124227/0.jpg</text:p>
          </table:table-cell>
          <table:table-cell office:value-type="string" calcext:value-type="string">
            <text:p>Pattern 6</text:p>
          </table:table-cell>
          <table:table-cell office:value-type="float" office:value="0.987366311969947" calcext:value-type="float">
            <text:p>0.987366311969947</text:p>
          </table:table-cell>
          <table:table-cell office:value-type="float" office:value="0.120791076969116" calcext:value-type="float">
            <text:p>0.120791076969116</text:p>
          </table:table-cell>
          <table:table-cell office:value-type="float" office:value="0.592785107896039" calcext:value-type="float">
            <text:p>0.592785107896039</text:p>
          </table:table-cell>
          <table:table-cell office:value-type="string" calcext:value-type="string">
            <text:p>https://twitter.com/Waltzz92/status/1624785022833278977</text:p>
          </table:table-cell>
        </table:table-row>
        <table:table-row table:style-name="ro1">
          <table:table-cell office:value-type="string" calcext:value-type="string">
            <text:p>input/data_formal_20240530-1342/meme/Lightning_Dash5_20230202T014643/0.jpg</text:p>
          </table:table-cell>
          <table:table-cell office:value-type="string" calcext:value-type="string">
            <text:p>Pattern 2</text:p>
          </table:table-cell>
          <table:table-cell office:value-type="float" office:value="0.000000197405238442" calcext:value-type="float">
            <text:p>1.97405238442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Lightning_Dash5/status/1620961883233861632</text:p>
          </table:table-cell>
        </table:table-row>
        <table:table-row table:style-name="ro1">
          <table:table-cell office:value-type="string" calcext:value-type="string">
            <text:p>input/data_formal_20240530-1342/meme/LikebookDook_20230205T171238/0.jpg</text:p>
          </table:table-cell>
          <table:table-cell office:value-type="string" calcext:value-type="string">
            <text:p>Pattern 1</text:p>
          </table:table-cell>
          <table:table-cell office:value-type="float" office:value="0.863097786755821" calcext:value-type="float">
            <text:p>0.863097786755821</text:p>
          </table:table-cell>
          <table:table-cell office:value-type="float" office:value="0.121435759540072" calcext:value-type="float">
            <text:p>0.121435759540072</text:p>
          </table:table-cell>
          <table:table-cell office:value-type="float" office:value="0.264134128398909" calcext:value-type="float">
            <text:p>0.264134128398909</text:p>
          </table:table-cell>
          <table:table-cell office:value-type="string" calcext:value-type="string">
            <text:p>https://twitter.com/Kain_kk3/status/1622627912930275328</text:p>
          </table:table-cell>
        </table:table-row>
        <table:table-row table:style-name="ro1">
          <table:table-cell office:value-type="string" calcext:value-type="string">
            <text:p>input/data_formal_20240530-1342/meme/Lil0reo__20230311T225254/0.jpg</text:p>
          </table:table-cell>
          <table:table-cell office:value-type="string" calcext:value-type="string">
            <text:p>Pattern 1</text:p>
          </table:table-cell>
          <table:table-cell office:value-type="float" office:value="0.944034256893242" calcext:value-type="float">
            <text:p>0.944034256893242</text:p>
          </table:table-cell>
          <table:table-cell office:value-type="float" office:value="0.188014368537877" calcext:value-type="float">
            <text:p>0.188014368537877</text:p>
          </table:table-cell>
          <table:table-cell office:value-type="float" office:value="0.355443087849961" calcext:value-type="float">
            <text:p>0.355443087849961</text:p>
          </table:table-cell>
          <table:table-cell office:value-type="string" calcext:value-type="string">
            <text:p>https://twitter.com/Imiru_vt/status/1636124816510971907</text:p>
          </table:table-cell>
        </table:table-row>
        <table:table-row table:style-name="ro1">
          <table:table-cell office:value-type="string" calcext:value-type="string">
            <text:p>input/data_formal_20240530-1342/meme/lil4velvett_20230206T141655/0.jpg</text:p>
          </table:table-cell>
          <table:table-cell office:value-type="string" calcext:value-type="string">
            <text:p>Pattern 2</text:p>
          </table:table-cell>
          <table:table-cell office:value-type="float" office:value="0.000000197405238442" calcext:value-type="float">
            <text:p>1.97405238442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lil4velvett/status/1622600227810148354</text:p>
          </table:table-cell>
        </table:table-row>
        <table:table-row table:style-name="ro1">
          <table:table-cell office:value-type="string" calcext:value-type="string">
            <text:p>input/data_formal_20240530-1342/meme/lil4velvett_20230206T142120/0.jpg</text:p>
          </table:table-cell>
          <table:table-cell office:value-type="string" calcext:value-type="string">
            <text:p>Pattern 2</text:p>
          </table:table-cell>
          <table:table-cell office:value-type="float" office:value="0.000000197405238442" calcext:value-type="float">
            <text:p>1.97405238442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lil4velvett/status/1622601340009476098</text:p>
          </table:table-cell>
        </table:table-row>
        <table:table-row table:style-name="ro1">
          <table:table-cell office:value-type="string" calcext:value-type="string">
            <text:p>input/data_formal_20240530-1342/meme/lilpirahna_20230105T163957/0.jpg</text:p>
          </table:table-cell>
          <table:table-cell office:value-type="string" calcext:value-type="string">
            <text:p>Pattern 2</text:p>
          </table:table-cell>
          <table:table-cell office:value-type="float" office:value="0.000000197405238442" calcext:value-type="float">
            <text:p>1.97405238442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SMM_News_Feed/status/1611045417357279233</text:p>
          </table:table-cell>
        </table:table-row>
        <table:table-row table:style-name="ro1">
          <table:table-cell office:value-type="string" calcext:value-type="string">
            <text:p>input/data_formal_20240530-1342/meme/lilpirahna_20230105T165058/0.jpg</text:p>
          </table:table-cell>
          <table:table-cell office:value-type="string" calcext:value-type="string">
            <text:p>Pattern 2</text:p>
          </table:table-cell>
          <table:table-cell office:value-type="float" office:value="0.000000197405238442" calcext:value-type="float">
            <text:p>1.97405238442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lilpirahna/status/1611042584440209416</text:p>
          </table:table-cell>
        </table:table-row>
        <table:table-row table:style-name="ro1">
          <table:table-cell office:value-type="string" calcext:value-type="string">
            <text:p>input/data_formal_20240530-1342/meme/lilpirahna_20230106T142544/0.jpg</text:p>
          </table:table-cell>
          <table:table-cell office:value-type="string" calcext:value-type="string">
            <text:p>Pattern 2</text:p>
          </table:table-cell>
          <table:table-cell office:value-type="float" office:value="0.000000197405238442" calcext:value-type="float">
            <text:p>1.97405238442E-07</text:p>
          </table:table-cell>
          <table:table-cell office:value-type="float" office:value="0.999999946035964" calcext:value-type="float">
            <text:p>0.999999946035964</text:p>
          </table:table-cell>
          <table:table-cell office:value-type="float" office:value="0.419620809906482" calcext:value-type="float">
            <text:p>0.419620809906482</text:p>
          </table:table-cell>
          <table:table-cell office:value-type="string" calcext:value-type="string">
            <text:p>https://twitter.com/lilpirahna/status/1611368421874143234</text:p>
          </table:table-cell>
        </table:table-row>
        <table:table-row table:style-name="ro1">
          <table:table-cell office:value-type="string" calcext:value-type="string">
            <text:p>input/data_formal_20240530-1342/meme/Lim_bread_20230127T160720/0.jpg</text:p>
          </table:table-cell>
          <table:table-cell office:value-type="string" calcext:value-type="string">
            <text:p>Pattern 1</text:p>
          </table:table-cell>
          <table:table-cell office:value-type="float" office:value="0.898659221469592" calcext:value-type="float">
            <text:p>0.898659221469592</text:p>
          </table:table-cell>
          <table:table-cell office:value-type="float" office:value="0.0825705821654447" calcext:value-type="float">
            <text:p>0.0825705821654447</text:p>
          </table:table-cell>
          <table:table-cell office:value-type="float" office:value="0.128152657405336" calcext:value-type="float">
            <text:p>0.128152657405336</text:p>
          </table:table-cell>
          <table:table-cell office:value-type="string" calcext:value-type="string">
            <text:p>https://twitter.com/SWEET_EXECUTION/status/1622576255785742338</text:p>
          </table:table-cell>
        </table:table-row>
        <table:table-row table:style-name="ro1">
          <table:table-cell office:value-type="string" calcext:value-type="string">
            <text:p>input/data_formal_20240530-1342/meme/LinthoiTongbram_20230106T071219/0.jpg</text:p>
          </table:table-cell>
          <table:table-cell office:value-type="string" calcext:value-type="string">
            <text:p>Pattern 3</text:p>
          </table:table-cell>
          <table:table-cell office:value-type="float" office:value="0.910247545089989" calcext:value-type="float">
            <text:p>0.910247545089989</text:p>
          </table:table-cell>
          <table:table-cell office:value-type="float" office:value="0.163152211598177" calcext:value-type="float">
            <text:p>0.163152211598177</text:p>
          </table:table-cell>
          <table:table-cell office:value-type="float" office:value="0.399682130304934" calcext:value-type="float">
            <text:p>0.399682130304934</text:p>
          </table:table-cell>
          <table:table-cell office:value-type="string" calcext:value-type="string">
            <text:p>https://twitter.com/LinthoiTongbram/status/1611259349514727424</text:p>
          </table:table-cell>
        </table:table-row>
        <table:table-row table:style-name="ro1">
          <table:table-cell office:value-type="string" calcext:value-type="string">
            <text:p>input/data_formal_20240530-1342/meme/linux_tldr_20230202T033000/0.jpg</text:p>
          </table:table-cell>
          <table:table-cell office:value-type="string" calcext:value-type="string">
            <text:p>Pattern 1</text:p>
          </table:table-cell>
          <table:table-cell office:value-type="float" office:value="0.973624417379658" calcext:value-type="float">
            <text:p>0.973624417379658</text:p>
          </table:table-cell>
          <table:table-cell office:value-type="float" office:value="0.0833656269549297" calcext:value-type="float">
            <text:p>0.0833656269549297</text:p>
          </table:table-cell>
          <table:table-cell office:value-type="float" office:value="0.291138718055951" calcext:value-type="float">
            <text:p>0.291138718055951</text:p>
          </table:table-cell>
          <table:table-cell office:value-type="string" calcext:value-type="string">
            <text:p>https://twitter.com/rahul05ranjan/status/1620987903022342144</text:p>
          </table:table-cell>
        </table:table-row>
        <table:table-row table:style-name="ro1">
          <table:table-cell office:value-type="string" calcext:value-type="string">
            <text:p>input/data_formal_20240530-1342/meme/lionsgateplayIN_20230110T121457/0.jpg</text:p>
          </table:table-cell>
          <table:table-cell office:value-type="string" calcext:value-type="string">
            <text:p>Pattern 3</text:p>
          </table:table-cell>
          <table:table-cell office:value-type="float" office:value="0.824053396503233" calcext:value-type="float">
            <text:p>0.824053396503233</text:p>
          </table:table-cell>
          <table:table-cell office:value-type="float" office:value="0.230665132301155" calcext:value-type="float">
            <text:p>0.230665132301155</text:p>
          </table:table-cell>
          <table:table-cell office:value-type="float" office:value="0.422642236816331" calcext:value-type="float">
            <text:p>0.422642236816331</text:p>
          </table:table-cell>
          <table:table-cell office:value-type="string" calcext:value-type="string">
            <text:p>https://twitter.com/TarakFan9999/status/1613302377666478084</text:p>
          </table:table-cell>
        </table:table-row>
        <table:table-row table:style-name="ro1">
          <table:table-cell office:value-type="string" calcext:value-type="string">
            <text:p>input/data_formal_20240530-1342/meme/lisadenz_20201022T164759/0.jpg</text:p>
          </table:table-cell>
          <table:table-cell office:value-type="string" calcext:value-type="string">
            <text:p>Pattern 1</text:p>
          </table:table-cell>
          <table:table-cell office:value-type="float" office:value="0.903338311187604" calcext:value-type="float">
            <text:p>0.903338311187604</text:p>
          </table:table-cell>
          <table:table-cell office:value-type="float" office:value="0.211578222424846" calcext:value-type="float">
            <text:p>0.211578222424846</text:p>
          </table:table-cell>
          <table:table-cell office:value-type="float" office:value="0.250696478796034" calcext:value-type="float">
            <text:p>0.250696478796034</text:p>
          </table:table-cell>
          <table:table-cell office:value-type="string" calcext:value-type="string">
            <text:p>https://twitter.com/Aizenssexychair/status/1607991097082380288</text:p>
          </table:table-cell>
        </table:table-row>
        <table:table-row table:style-name="ro1">
          <table:table-cell office:value-type="string" calcext:value-type="string">
            <text:p>input/data_formal_20240530-1342/meme/LitiaMazi_20230202T011242/0.jpg</text:p>
          </table:table-cell>
          <table:table-cell office:value-type="string" calcext:value-type="string">
            <text:p>Pattern 3</text:p>
          </table:table-cell>
          <table:table-cell office:value-type="float" office:value="0.849696106129413" calcext:value-type="float">
            <text:p>0.849696106129413</text:p>
          </table:table-cell>
          <table:table-cell office:value-type="float" office:value="0.217072921768304" calcext:value-type="float">
            <text:p>0.217072921768304</text:p>
          </table:table-cell>
          <table:table-cell office:value-type="float" office:value="0.463320975574781" calcext:value-type="float">
            <text:p>0.463320975574781</text:p>
          </table:table-cell>
          <table:table-cell office:value-type="string" calcext:value-type="string">
            <text:p>https://twitter.com/LitiaMazi/status/1620953323645075457</text:p>
          </table:table-cell>
        </table:table-row>
        <table:table-row table:style-name="ro1">
          <table:table-cell office:value-type="string" calcext:value-type="string">
            <text:p>input/data_formal_20240530-1342/meme/ljfletcher2007_20230202T011235/0.jpg</text:p>
          </table:table-cell>
          <table:table-cell office:value-type="string" calcext:value-type="string">
            <text:p>Pattern 3</text:p>
          </table:table-cell>
          <table:table-cell office:value-type="float" office:value="0.931923045669056" calcext:value-type="float">
            <text:p>0.931923045669056</text:p>
          </table:table-cell>
          <table:table-cell office:value-type="float" office:value="0.18265166612546" calcext:value-type="float">
            <text:p>0.18265166612546</text:p>
          </table:table-cell>
          <table:table-cell office:value-type="float" office:value="0.337953170423592" calcext:value-type="float">
            <text:p>0.337953170423592</text:p>
          </table:table-cell>
          <table:table-cell office:value-type="string" calcext:value-type="string">
            <text:p>https://twitter.com/ljfletcher2007/status/1620953292678496259</text:p>
          </table:table-cell>
        </table:table-row>
        <table:table-row table:style-name="ro1">
          <table:table-cell office:value-type="string" calcext:value-type="string">
            <text:p>input/data_formal_20240530-1342/meme/Llamarama777_20230106T084818/0.jpg</text:p>
          </table:table-cell>
          <table:table-cell office:value-type="string" calcext:value-type="string">
            <text:p>Pattern 1</text:p>
          </table:table-cell>
          <table:table-cell office:value-type="float" office:value="0.882310050902231" calcext:value-type="float">
            <text:p>0.882310050902231</text:p>
          </table:table-cell>
          <table:table-cell office:value-type="float" office:value="0.156271956318769" calcext:value-type="float">
            <text:p>0.156271956318769</text:p>
          </table:table-cell>
          <table:table-cell office:value-type="float" office:value="0.301204264009526" calcext:value-type="float">
            <text:p>0.301204264009526</text:p>
          </table:table-cell>
          <table:table-cell office:value-type="string" calcext:value-type="string">
            <text:p>https://twitter.com/Llamarama777/status/1611283505132232710</text:p>
          </table:table-cell>
        </table:table-row>
        <table:table-row table:style-name="ro1">
          <table:table-cell office:value-type="string" calcext:value-type="string">
            <text:p>input/data_formal_20240530-1342/meme/LlcCygnus_20230104T210943/0.jpg</text:p>
          </table:table-cell>
          <table:table-cell office:value-type="string" calcext:value-type="string">
            <text:p>Pattern 1</text:p>
          </table:table-cell>
          <table:table-cell office:value-type="float" office:value="0.902339313624605" calcext:value-type="float">
            <text:p>0.902339313624605</text:p>
          </table:table-cell>
          <table:table-cell office:value-type="float" office:value="0.196336683601012" calcext:value-type="float">
            <text:p>0.196336683601012</text:p>
          </table:table-cell>
          <table:table-cell office:value-type="float" office:value="0.437490269595866" calcext:value-type="float">
            <text:p>0.437490269595866</text:p>
          </table:table-cell>
          <table:table-cell office:value-type="string" calcext:value-type="string">
            <text:p>https://twitter.com/KelseyH59737905/status/1610961728640090113</text:p>
          </table:table-cell>
        </table:table-row>
        <table:table-row table:style-name="ro1">
          <table:table-cell office:value-type="string" calcext:value-type="string">
            <text:p>input/data_formal_20240530-1342/meme/lmp_au_20230226T072900/0.jpg</text:p>
          </table:table-cell>
          <table:table-cell office:value-type="string" calcext:value-type="string">
            <text:p>Pattern 3</text:p>
          </table:table-cell>
          <table:table-cell office:value-type="float" office:value="0.898090657477542" calcext:value-type="float">
            <text:p>0.898090657477542</text:p>
          </table:table-cell>
          <table:table-cell office:value-type="float" office:value="0.121954076575704" calcext:value-type="float">
            <text:p>0.121954076575704</text:p>
          </table:table-cell>
          <table:table-cell office:value-type="float" office:value="0.411966706894507" calcext:value-type="float">
            <text:p>0.411966706894507</text:p>
          </table:table-cell>
          <table:table-cell office:value-type="string" calcext:value-type="string">
            <text:p>https://twitter.com/lmp_au/status/1629745328336297987</text:p>
          </table:table-cell>
        </table:table-row>
        <table:table-row table:style-name="ro1">
          <table:table-cell office:value-type="string" calcext:value-type="string">
            <text:p>input/data_formal_20240530-1342/meme/LofarianVT_20230106T070941/0.jpg</text:p>
          </table:table-cell>
          <table:table-cell office:value-type="string" calcext:value-type="string">
            <text:p>Pattern 1</text:p>
          </table:table-cell>
          <table:table-cell office:value-type="float" office:value="0.855719317615273" calcext:value-type="float">
            <text:p>0.855719317615273</text:p>
          </table:table-cell>
          <table:table-cell office:value-type="float" office:value="0.175356203445771" calcext:value-type="float">
            <text:p>0.175356203445771</text:p>
          </table:table-cell>
          <table:table-cell office:value-type="float" office:value="0.270852033937108" calcext:value-type="float">
            <text:p>0.270852033937108</text:p>
          </table:table-cell>
          <table:table-cell office:value-type="string" calcext:value-type="string">
            <text:p>https://twitter.com/LofarianVT/status/1611258685958799360</text:p>
          </table:table-cell>
        </table:table-row>
        <table:table-row table:style-name="ro1">
          <table:table-cell office:value-type="string" calcext:value-type="string">
            <text:p>input/data_formal_20240530-1342/meme/logiccirclein_20230105T102622/0.jpg</text:p>
          </table:table-cell>
          <table:table-cell office:value-type="string" calcext:value-type="string">
            <text:p>Pattern 6</text:p>
          </table:table-cell>
          <table:table-cell office:value-type="float" office:value="0.903184597654627" calcext:value-type="float">
            <text:p>0.903184597654627</text:p>
          </table:table-cell>
          <table:table-cell office:value-type="float" office:value="0.133018286572541" calcext:value-type="float">
            <text:p>0.133018286572541</text:p>
          </table:table-cell>
          <table:table-cell office:value-type="float" office:value="0.555572062837368" calcext:value-type="float">
            <text:p>0.555572062837368</text:p>
          </table:table-cell>
          <table:table-cell office:value-type="string" calcext:value-type="string">
            <text:p>https://twitter.com/logiccirclein/status/1610945797859991554</text:p>
          </table:table-cell>
        </table:table-row>
        <table:table-row table:style-name="ro1">
          <table:table-cell office:value-type="string" calcext:value-type="string">
            <text:p>input/data_formal_20240530-1342/meme/LOLegendsMemes_20230206T132214/0.jpg</text:p>
          </table:table-cell>
          <table:table-cell office:value-type="string" calcext:value-type="string">
            <text:p>Pattern 5</text:p>
          </table:table-cell>
          <table:table-cell office:value-type="float" office:value="0.00000047262762567859" calcext:value-type="float">
            <text:p>4.7262762567859E-07</text:p>
          </table:table-cell>
          <table:table-cell office:value-type="float" office:value="0.144138224106113" calcext:value-type="float">
            <text:p>0.144138224106113</text:p>
          </table:table-cell>
          <table:table-cell office:value-type="float" office:value="0.461782599083704" calcext:value-type="float">
            <text:p>0.461782599083704</text:p>
          </table:table-cell>
          <table:table-cell office:value-type="string" calcext:value-type="string">
            <text:p>https://twitter.com/LOLegendsMemes/status/1622586466080620544</text:p>
          </table:table-cell>
        </table:table-row>
        <table:table-row table:style-name="ro1">
          <table:table-cell office:value-type="string" calcext:value-type="string">
            <text:p>input/data_formal_20240530-1342/meme/LOLegendsMemes_20230206T132215/0.jpg</text:p>
          </table:table-cell>
          <table:table-cell office:value-type="string" calcext:value-type="string">
            <text:p>Pattern 5</text:p>
          </table:table-cell>
          <table:table-cell office:value-type="float" office:value="0.00000047262762567859" calcext:value-type="float">
            <text:p>4.7262762567859E-07</text:p>
          </table:table-cell>
          <table:table-cell office:value-type="float" office:value="0.144138224106113" calcext:value-type="float">
            <text:p>0.144138224106113</text:p>
          </table:table-cell>
          <table:table-cell office:value-type="float" office:value="0.461782599083704" calcext:value-type="float">
            <text:p>0.461782599083704</text:p>
          </table:table-cell>
          <table:table-cell office:value-type="string" calcext:value-type="string">
            <text:p>https://twitter.com/LOLegendsMemes/status/1622586471101128704</text:p>
          </table:table-cell>
        </table:table-row>
        <table:table-row table:style-name="ro1">
          <table:table-cell office:value-type="string" calcext:value-type="string">
            <text:p>input/data_formal_20240530-1342/meme/LOLegendsMemes_20230206T132216/0.jpg</text:p>
          </table:table-cell>
          <table:table-cell office:value-type="string" calcext:value-type="string">
            <text:p>Pattern 5</text:p>
          </table:table-cell>
          <table:table-cell office:value-type="float" office:value="0.00000047262762567859" calcext:value-type="float">
            <text:p>4.7262762567859E-07</text:p>
          </table:table-cell>
          <table:table-cell office:value-type="float" office:value="0.144138224106113" calcext:value-type="float">
            <text:p>0.144138224106113</text:p>
          </table:table-cell>
          <table:table-cell office:value-type="float" office:value="0.461782599083704" calcext:value-type="float">
            <text:p>0.461782599083704</text:p>
          </table:table-cell>
          <table:table-cell office:value-type="string" calcext:value-type="string">
            <text:p>https://twitter.com/LOLegendsMemes/status/1622586475689742337</text:p>
          </table:table-cell>
        </table:table-row>
        <table:table-row table:style-name="ro1">
          <table:table-cell office:value-type="string" calcext:value-type="string">
            <text:p>input/data_formal_20240530-1342/meme/LoLMemesBot_20221227T210018/0.jpg</text:p>
          </table:table-cell>
          <table:table-cell office:value-type="string" calcext:value-type="string">
            <text:p>Pattern 3</text:p>
          </table:table-cell>
          <table:table-cell office:value-type="float" office:value="0.887984499428941" calcext:value-type="float">
            <text:p>0.887984499428941</text:p>
          </table:table-cell>
          <table:table-cell office:value-type="float" office:value="0.499064909934447" calcext:value-type="float">
            <text:p>0.499064909934447</text:p>
          </table:table-cell>
          <table:table-cell office:value-type="float" office:value="0.395912484553907" calcext:value-type="float">
            <text:p>0.395912484553907</text:p>
          </table:table-cell>
          <table:table-cell office:value-type="string" calcext:value-type="string">
            <text:p>https://twitter.com/love_bouboubou/status/1607881792605798411</text:p>
          </table:table-cell>
        </table:table-row>
        <table:table-row table:style-name="ro1">
          <table:table-cell office:value-type="string" calcext:value-type="string">
            <text:p>input/data_formal_20240530-1342/meme/LoLMemesBot_20221228T000003/0.jpg</text:p>
          </table:table-cell>
          <table:table-cell office:value-type="string" calcext:value-type="string">
            <text:p>Pattern 1</text:p>
          </table:table-cell>
          <table:table-cell office:value-type="float" office:value="0.912575197612905" calcext:value-type="float">
            <text:p>0.912575197612905</text:p>
          </table:table-cell>
          <table:table-cell office:value-type="float" office:value="0.180046448139095" calcext:value-type="float">
            <text:p>0.180046448139095</text:p>
          </table:table-cell>
          <table:table-cell office:value-type="float" office:value="0.218017537432809" calcext:value-type="float">
            <text:p>0.218017537432809</text:p>
          </table:table-cell>
          <table:table-cell office:value-type="string" calcext:value-type="string">
            <text:p>https://twitter.com/IntrinsicGames/status/1607890932485046275</text:p>
          </table:table-cell>
        </table:table-row>
        <table:table-row table:style-name="ro1">
          <table:table-cell office:value-type="string" calcext:value-type="string">
            <text:p>input/data_formal_20240530-1342/meme/LoLMemesBot_20221228T020011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LOL_Art_Bot/status/1607920830494740480</text:p>
          </table:table-cell>
        </table:table-row>
        <table:table-row table:style-name="ro1">
          <table:table-cell office:value-type="string" calcext:value-type="string">
            <text:p>input/data_formal_20240530-1342/meme/LoLMemesBot_20221228T040011/0.jpg</text:p>
          </table:table-cell>
          <table:table-cell office:value-type="string" calcext:value-type="string">
            <text:p>Pattern 6</text:p>
          </table:table-cell>
          <table:table-cell office:value-type="float" office:value="0.940860925297029" calcext:value-type="float">
            <text:p>0.940860925297029</text:p>
          </table:table-cell>
          <table:table-cell office:value-type="float" office:value="0.176819100873836" calcext:value-type="float">
            <text:p>0.176819100873836</text:p>
          </table:table-cell>
          <table:table-cell office:value-type="float" office:value="0.331037259641258" calcext:value-type="float">
            <text:p>0.331037259641258</text:p>
          </table:table-cell>
          <table:table-cell office:value-type="string" calcext:value-type="string">
            <text:p>https://twitter.com/shilderi/status/1607951090464722944</text:p>
          </table:table-cell>
        </table:table-row>
        <table:table-row table:style-name="ro1">
          <table:table-cell office:value-type="string" calcext:value-type="string">
            <text:p>input/data_formal_20240530-1342/meme/LoLMemesBot_20221228T050010/0.jpg</text:p>
          </table:table-cell>
          <table:table-cell office:value-type="string" calcext:value-type="string">
            <text:p>Pattern 3</text:p>
          </table:table-cell>
          <table:table-cell office:value-type="float" office:value="0.997475353761538" calcext:value-type="float">
            <text:p>0.997475353761538</text:p>
          </table:table-cell>
          <table:table-cell office:value-type="float" office:value="0.106385877308727" calcext:value-type="float">
            <text:p>0.106385877308727</text:p>
          </table:table-cell>
          <table:table-cell office:value-type="float" office:value="0.374436907351556" calcext:value-type="float">
            <text:p>0.374436907351556</text:p>
          </table:table-cell>
          <table:table-cell office:value-type="string" calcext:value-type="string">
            <text:p>https://twitter.com/toriboodang/status/1607993907933057024</text:p>
          </table:table-cell>
        </table:table-row>
        <table:table-row table:style-name="ro1">
          <table:table-cell office:value-type="string" calcext:value-type="string">
            <text:p>input/data_formal_20240530-1342/meme/LoLMemesBot_20230105T110002/0.jpg</text:p>
          </table:table-cell>
          <table:table-cell office:value-type="string" calcext:value-type="string">
            <text:p>Pattern 6</text:p>
          </table:table-cell>
          <table:table-cell office:value-type="float" office:value="0.978521589063493" calcext:value-type="float">
            <text:p>0.978521589063493</text:p>
          </table:table-cell>
          <table:table-cell office:value-type="float" office:value="0.112423115027374" calcext:value-type="float">
            <text:p>0.112423115027374</text:p>
          </table:table-cell>
          <table:table-cell office:value-type="float" office:value="0.409588515730277" calcext:value-type="float">
            <text:p>0.409588515730277</text:p>
          </table:table-cell>
          <table:table-cell office:value-type="string" calcext:value-type="string">
            <text:p>https://twitter.com/LOL_Art_Bot/status/1610955830278381569</text:p>
          </table:table-cell>
        </table:table-row>
        <table:table-row table:style-name="ro1">
          <table:table-cell office:value-type="string" calcext:value-type="string">
            <text:p>input/data_formal_20240530-1342/meme/LoLMemesBot_20230106T050003/0.jpg</text:p>
          </table:table-cell>
          <table:table-cell office:value-type="string" calcext:value-type="string">
            <text:p>Pattern 6</text:p>
          </table:table-cell>
          <table:table-cell office:value-type="float" office:value="0.978521589063493" calcext:value-type="float">
            <text:p>0.978521589063493</text:p>
          </table:table-cell>
          <table:table-cell office:value-type="float" office:value="0.112423115027374" calcext:value-type="float">
            <text:p>0.112423115027374</text:p>
          </table:table-cell>
          <table:table-cell office:value-type="float" office:value="0.409588515730277" calcext:value-type="float">
            <text:p>0.409588515730277</text:p>
          </table:table-cell>
          <table:table-cell office:value-type="string" calcext:value-type="string">
            <text:p>https://twitter.com/LOL_Art_Bot/status/1611227624113672192</text:p>
          </table:table-cell>
        </table:table-row>
        <table:table-row table:style-name="ro1">
          <table:table-cell office:value-type="string" calcext:value-type="string">
            <text:p>input/data_formal_20240530-1342/meme/LoLMemesBot_20230106T070008/0.jpg</text:p>
          </table:table-cell>
          <table:table-cell office:value-type="string" calcext:value-type="string">
            <text:p>Pattern 1</text:p>
          </table:table-cell>
          <table:table-cell office:value-type="float" office:value="0.919493363648692" calcext:value-type="float">
            <text:p>0.919493363648692</text:p>
          </table:table-cell>
          <table:table-cell office:value-type="float" office:value="0.247977319386393" calcext:value-type="float">
            <text:p>0.247977319386393</text:p>
          </table:table-cell>
          <table:table-cell office:value-type="float" office:value="0.252870371858683" calcext:value-type="float">
            <text:p>0.252870371858683</text:p>
          </table:table-cell>
          <table:table-cell office:value-type="string" calcext:value-type="string">
            <text:p>https://twitter.com/ToffeeAitham/status/1611263638458826752</text:p>
          </table:table-cell>
        </table:table-row>
        <table:table-row table:style-name="ro1">
          <table:table-cell office:value-type="string" calcext:value-type="string">
            <text:p>input/data_formal_20240530-1342/meme/LoLMemesBot_20230111T220006/0.jpg</text:p>
          </table:table-cell>
          <table:table-cell office:value-type="string" calcext:value-type="string">
            <text:p>Pattern 3</text:p>
          </table:table-cell>
          <table:table-cell office:value-type="float" office:value="0.855817084889118" calcext:value-type="float">
            <text:p>0.855817084889118</text:p>
          </table:table-cell>
          <table:table-cell office:value-type="float" office:value="0.104541458221517" calcext:value-type="float">
            <text:p>0.104541458221517</text:p>
          </table:table-cell>
          <table:table-cell office:value-type="float" office:value="0.465310192201774" calcext:value-type="float">
            <text:p>0.465310192201774</text:p>
          </table:table-cell>
          <table:table-cell office:value-type="string" calcext:value-type="string">
            <text:p>https://twitter.com/LOL_Art_Bot/status/1613296266716352514</text:p>
          </table:table-cell>
        </table:table-row>
        <table:table-row table:style-name="ro1">
          <table:table-cell office:value-type="string" calcext:value-type="string">
            <text:p>input/data_formal_20240530-1342/meme/LoLMemesBot_20230111T230008/0.jpg</text:p>
          </table:table-cell>
          <table:table-cell office:value-type="string" calcext:value-type="string">
            <text:p>Pattern 1</text:p>
          </table:table-cell>
          <table:table-cell office:value-type="float" office:value="0.935316398436652" calcext:value-type="float">
            <text:p>0.935316398436652</text:p>
          </table:table-cell>
          <table:table-cell office:value-type="float" office:value="0.135924810302513" calcext:value-type="float">
            <text:p>0.135924810302513</text:p>
          </table:table-cell>
          <table:table-cell office:value-type="float" office:value="0.238274786896817" calcext:value-type="float">
            <text:p>0.238274786896817</text:p>
          </table:table-cell>
          <table:table-cell office:value-type="string" calcext:value-type="string">
            <text:p>https://twitter.com/LOL_Art_Bot/status/1613311419604140032</text:p>
          </table:table-cell>
        </table:table-row>
        <table:table-row table:style-name="ro1">
          <table:table-cell office:value-type="string" calcext:value-type="string">
            <text:p>input/data_formal_20240530-1342/meme/LoLMemesBot_20230112T000005/0.jpg</text:p>
          </table:table-cell>
          <table:table-cell office:value-type="string" calcext:value-type="string">
            <text:p>Pattern 6</text:p>
          </table:table-cell>
          <table:table-cell office:value-type="float" office:value="0.937448007825917" calcext:value-type="float">
            <text:p>0.937448007825917</text:p>
          </table:table-cell>
          <table:table-cell office:value-type="float" office:value="0.104787696362587" calcext:value-type="float">
            <text:p>0.104787696362587</text:p>
          </table:table-cell>
          <table:table-cell office:value-type="float" office:value="0.443312760648205" calcext:value-type="float">
            <text:p>0.443312760648205</text:p>
          </table:table-cell>
          <table:table-cell office:value-type="string" calcext:value-type="string">
            <text:p>https://twitter.com/LOL_Art_Bot/status/1613326471111507968</text:p>
          </table:table-cell>
        </table:table-row>
        <table:table-row table:style-name="ro1">
          <table:table-cell office:value-type="string" calcext:value-type="string">
            <text:p>input/data_formal_20240530-1342/meme/LoLMemesBot_20230201T230012/0.jpg</text:p>
          </table:table-cell>
          <table:table-cell office:value-type="string" calcext:value-type="string">
            <text:p>Pattern 3</text:p>
          </table:table-cell>
          <table:table-cell office:value-type="float" office:value="0.916625140900039" calcext:value-type="float">
            <text:p>0.916625140900039</text:p>
          </table:table-cell>
          <table:table-cell office:value-type="float" office:value="0.0436301368183958" calcext:value-type="float">
            <text:p>0.0436301368183958</text:p>
          </table:table-cell>
          <table:table-cell office:value-type="float" office:value="0.537917218659111" calcext:value-type="float">
            <text:p>0.537917218659111</text:p>
          </table:table-cell>
          <table:table-cell office:value-type="string" calcext:value-type="string">
            <text:p>https://twitter.com/LOL_Art_Bot/status/1620921495483457537</text:p>
          </table:table-cell>
        </table:table-row>
        <table:table-row table:style-name="ro1">
          <table:table-cell office:value-type="string" calcext:value-type="string">
            <text:p>input/data_formal_20240530-1342/meme/LoLMemesBot_20230202T000008/0.jpg</text:p>
          </table:table-cell>
          <table:table-cell office:value-type="string" calcext:value-type="string">
            <text:p>Pattern 6</text:p>
          </table:table-cell>
          <table:table-cell office:value-type="float" office:value="0.902951682469131" calcext:value-type="float">
            <text:p>0.902951682469131</text:p>
          </table:table-cell>
          <table:table-cell office:value-type="float" office:value="0.168471044956937" calcext:value-type="float">
            <text:p>0.168471044956937</text:p>
          </table:table-cell>
          <table:table-cell office:value-type="float" office:value="0.440109813988905" calcext:value-type="float">
            <text:p>0.440109813988905</text:p>
          </table:table-cell>
          <table:table-cell office:value-type="string" calcext:value-type="string">
            <text:p>https://twitter.com/LOL_Art_Bot/status/1620936670873849856</text:p>
          </table:table-cell>
        </table:table-row>
        <table:table-row table:style-name="ro1">
          <table:table-cell office:value-type="string" calcext:value-type="string">
            <text:p>input/data_formal_20240530-1342/meme/LoLMemesBot_20230202T010006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LOL_Art_Bot/status/1620951696007483393</text:p>
          </table:table-cell>
        </table:table-row>
        <table:table-row table:style-name="ro1">
          <table:table-cell office:value-type="string" calcext:value-type="string">
            <text:p>input/data_formal_20240530-1342/meme/LoLMemesBot_20230202T020035/0.jpg</text:p>
          </table:table-cell>
          <table:table-cell office:value-type="string" calcext:value-type="string">
            <text:p>Pattern 3</text:p>
          </table:table-cell>
          <table:table-cell office:value-type="float" office:value="0.946125215437513" calcext:value-type="float">
            <text:p>0.946125215437513</text:p>
          </table:table-cell>
          <table:table-cell office:value-type="float" office:value="0.130542737796751" calcext:value-type="float">
            <text:p>0.130542737796751</text:p>
          </table:table-cell>
          <table:table-cell office:value-type="float" office:value="0.420951141386049" calcext:value-type="float">
            <text:p>0.420951141386049</text:p>
          </table:table-cell>
          <table:table-cell office:value-type="string" calcext:value-type="string">
            <text:p>https://twitter.com/LOL_Art_Bot/status/1620966795921211392</text:p>
          </table:table-cell>
        </table:table-row>
        <table:table-row table:style-name="ro1">
          <table:table-cell office:value-type="string" calcext:value-type="string">
            <text:p>input/data_formal_20240530-1342/meme/LoLMemesBot_20230205T130007/0.jpg</text:p>
          </table:table-cell>
          <table:table-cell office:value-type="string" calcext:value-type="string">
            <text:p>Pattern 3</text:p>
          </table:table-cell>
          <table:table-cell office:value-type="float" office:value="0.916625140900039" calcext:value-type="float">
            <text:p>0.916625140900039</text:p>
          </table:table-cell>
          <table:table-cell office:value-type="float" office:value="0.0436301368183958" calcext:value-type="float">
            <text:p>0.0436301368183958</text:p>
          </table:table-cell>
          <table:table-cell office:value-type="float" office:value="0.537917218659111" calcext:value-type="float">
            <text:p>0.537917218659111</text:p>
          </table:table-cell>
          <table:table-cell office:value-type="string" calcext:value-type="string">
            <text:p>https://twitter.com/Stephen02998795/status/1622549807800930306</text:p>
          </table:table-cell>
        </table:table-row>
        <table:table-row table:style-name="ro1">
          <table:table-cell office:value-type="string" calcext:value-type="string">
            <text:p>input/data_formal_20240530-1342/meme/LoLMemesBot_20230206T130304/0.jpg</text:p>
          </table:table-cell>
          <table:table-cell office:value-type="string" calcext:value-type="string">
            <text:p>Pattern 3</text:p>
          </table:table-cell>
          <table:table-cell office:value-type="float" office:value="0.916625140900039" calcext:value-type="float">
            <text:p>0.916625140900039</text:p>
          </table:table-cell>
          <table:table-cell office:value-type="float" office:value="0.0436301368183958" calcext:value-type="float">
            <text:p>0.0436301368183958</text:p>
          </table:table-cell>
          <table:table-cell office:value-type="float" office:value="0.537917218659111" calcext:value-type="float">
            <text:p>0.537917218659111</text:p>
          </table:table-cell>
          <table:table-cell office:value-type="string" calcext:value-type="string">
            <text:p>https://twitter.com/LOL_Art_Bot/status/1622582440656089089</text:p>
          </table:table-cell>
        </table:table-row>
        <table:table-row table:style-name="ro1">
          <table:table-cell office:value-type="string" calcext:value-type="string">
            <text:p>input/data_formal_20240530-1342/meme/LoLMemesBot_20230206T140012/0.jpg</text:p>
          </table:table-cell>
          <table:table-cell office:value-type="string" calcext:value-type="string">
            <text:p>Pattern 4</text:p>
          </table:table-cell>
          <table:table-cell office:value-type="float" office:value="0.948227641423928" calcext:value-type="float">
            <text:p>0.948227641423928</text:p>
          </table:table-cell>
          <table:table-cell office:value-type="float" office:value="0.0956880568150127" calcext:value-type="float">
            <text:p>0.0956880568150127</text:p>
          </table:table-cell>
          <table:table-cell office:value-type="float" office:value="0.498506317581254" calcext:value-type="float">
            <text:p>0.498506317581254</text:p>
          </table:table-cell>
          <table:table-cell office:value-type="string" calcext:value-type="string">
            <text:p>https://twitter.com/LOL_Art_Bot/status/1622597539655458819</text:p>
          </table:table-cell>
        </table:table-row>
        <table:table-row table:style-name="ro1">
          <table:table-cell office:value-type="string" calcext:value-type="string">
            <text:p>input/data_formal_20240530-1342/meme/LoLMemesBot_20230206T150011/0.jpg</text:p>
          </table:table-cell>
          <table:table-cell office:value-type="string" calcext:value-type="string">
            <text:p>Pattern 6</text:p>
          </table:table-cell>
          <table:table-cell office:value-type="float" office:value="0.879077882367192" calcext:value-type="float">
            <text:p>0.879077882367192</text:p>
          </table:table-cell>
          <table:table-cell office:value-type="float" office:value="0.191308514086047" calcext:value-type="float">
            <text:p>0.191308514086047</text:p>
          </table:table-cell>
          <table:table-cell office:value-type="float" office:value="0.573092497577861" calcext:value-type="float">
            <text:p>0.573092497577861</text:p>
          </table:table-cell>
          <table:table-cell office:value-type="string" calcext:value-type="string">
            <text:p>https://twitter.com/LOL_Art_Bot/status/1622612638952747010</text:p>
          </table:table-cell>
        </table:table-row>
        <table:table-row table:style-name="ro1">
          <table:table-cell office:value-type="string" calcext:value-type="string">
            <text:p>input/data_formal_20240530-1342/meme/LoLMemesBot_20230206T160023/0.jpg</text:p>
          </table:table-cell>
          <table:table-cell office:value-type="string" calcext:value-type="string">
            <text:p>Pattern 1</text:p>
          </table:table-cell>
          <table:table-cell office:value-type="float" office:value="0.878752164315933" calcext:value-type="float">
            <text:p>0.878752164315933</text:p>
          </table:table-cell>
          <table:table-cell office:value-type="float" office:value="0.194024815625435" calcext:value-type="float">
            <text:p>0.194024815625435</text:p>
          </table:table-cell>
          <table:table-cell office:value-type="float" office:value="0.258711446984662" calcext:value-type="float">
            <text:p>0.258711446984662</text:p>
          </table:table-cell>
          <table:table-cell office:value-type="string" calcext:value-type="string">
            <text:p>https://twitter.com/LOL_Art_Bot/status/1622627740703678466</text:p>
          </table:table-cell>
        </table:table-row>
        <table:table-row table:style-name="ro1">
          <table:table-cell office:value-type="string" calcext:value-type="string">
            <text:p>input/data_formal_20240530-1342/meme/LoLMemesBot_20230316T000006/0.jpg</text:p>
          </table:table-cell>
          <table:table-cell office:value-type="string" calcext:value-type="string">
            <text:p>Pattern 6</text:p>
          </table:table-cell>
          <table:table-cell office:value-type="float" office:value="0.941029599359088" calcext:value-type="float">
            <text:p>0.941029599359088</text:p>
          </table:table-cell>
          <table:table-cell office:value-type="float" office:value="0.243150436634971" calcext:value-type="float">
            <text:p>0.243150436634971</text:p>
          </table:table-cell>
          <table:table-cell office:value-type="float" office:value="0.285859809479848" calcext:value-type="float">
            <text:p>0.285859809479848</text:p>
          </table:table-cell>
          <table:table-cell office:value-type="string" calcext:value-type="string">
            <text:p>https://twitter.com/LoLMemesBot/status/1636155340961067009</text:p>
          </table:table-cell>
        </table:table-row>
        <table:table-row table:style-name="ro1">
          <table:table-cell office:value-type="string" calcext:value-type="string">
            <text:p>input/data_formal_20240530-1342/meme/LoLMemesBot_20230316T020013/0.jpg</text:p>
          </table:table-cell>
          <table:table-cell office:value-type="string" calcext:value-type="string">
            <text:p>Pattern 6</text:p>
          </table:table-cell>
          <table:table-cell office:value-type="float" office:value="0.874436890316731" calcext:value-type="float">
            <text:p>0.874436890316731</text:p>
          </table:table-cell>
          <table:table-cell office:value-type="float" office:value="0.206552299015178" calcext:value-type="float">
            <text:p>0.206552299015178</text:p>
          </table:table-cell>
          <table:table-cell office:value-type="float" office:value="0.470404922897309" calcext:value-type="float">
            <text:p>0.470404922897309</text:p>
          </table:table-cell>
          <table:table-cell office:value-type="string" calcext:value-type="string">
            <text:p>https://twitter.com/LOL_Art_Bot/status/1636187086477750272</text:p>
          </table:table-cell>
        </table:table-row>
        <table:table-row table:style-name="ro1">
          <table:table-cell office:value-type="string" calcext:value-type="string">
            <text:p>input/data_formal_20240530-1342/meme/LOLzAlienz_20230103T190834/0.jpg</text:p>
          </table:table-cell>
          <table:table-cell office:value-type="string" calcext:value-type="string">
            <text:p>Pattern 1</text:p>
          </table:table-cell>
          <table:table-cell office:value-type="float" office:value="0.929785994237259" calcext:value-type="float">
            <text:p>0.929785994237259</text:p>
          </table:table-cell>
          <table:table-cell office:value-type="float" office:value="0.156668841237435" calcext:value-type="float">
            <text:p>0.156668841237435</text:p>
          </table:table-cell>
          <table:table-cell office:value-type="float" office:value="0.162925577825771" calcext:value-type="float">
            <text:p>0.162925577825771</text:p>
          </table:table-cell>
          <table:table-cell office:value-type="string" calcext:value-type="string">
            <text:p>https://twitter.com/zmapCKiGdOL3tJK/status/1611237445890342913</text:p>
          </table:table-cell>
        </table:table-row>
        <table:table-row table:style-name="ro1">
          <table:table-cell office:value-type="string" calcext:value-type="string">
            <text:p>input/data_formal_20240530-1342/meme/LOLzAlienz_20230106T041043/0.jpg</text:p>
          </table:table-cell>
          <table:table-cell office:value-type="string" calcext:value-type="string">
            <text:p>Pattern 1</text:p>
          </table:table-cell>
          <table:table-cell office:value-type="float" office:value="0.858563778112195" calcext:value-type="float">
            <text:p>0.858563778112195</text:p>
          </table:table-cell>
          <table:table-cell office:value-type="float" office:value="0.134033828733029" calcext:value-type="float">
            <text:p>0.134033828733029</text:p>
          </table:table-cell>
          <table:table-cell office:value-type="float" office:value="0.187998989023314" calcext:value-type="float">
            <text:p>0.187998989023314</text:p>
          </table:table-cell>
          <table:table-cell office:value-type="string" calcext:value-type="string">
            <text:p>https://twitter.com/LOLzAlienz/status/1611254191816859650</text:p>
          </table:table-cell>
        </table:table-row>
        <table:table-row table:style-name="ro1">
          <table:table-cell office:value-type="string" calcext:value-type="string">
            <text:p>input/data_formal_20240530-1342/meme/Loozy222_20230105T114907/0.jpg</text:p>
          </table:table-cell>
          <table:table-cell office:value-type="string" calcext:value-type="string">
            <text:p>Pattern 6</text:p>
          </table:table-cell>
          <table:table-cell office:value-type="float" office:value="0.839947277805534" calcext:value-type="float">
            <text:p>0.839947277805534</text:p>
          </table:table-cell>
          <table:table-cell office:value-type="float" office:value="0.170771071820875" calcext:value-type="float">
            <text:p>0.170771071820875</text:p>
          </table:table-cell>
          <table:table-cell office:value-type="float" office:value="0.575421820376047" calcext:value-type="float">
            <text:p>0.575421820376047</text:p>
          </table:table-cell>
          <table:table-cell office:value-type="string" calcext:value-type="string">
            <text:p>https://twitter.com/Loozy222/status/1610966620687732736</text:p>
          </table:table-cell>
        </table:table-row>
        <table:table-row table:style-name="ro1">
          <table:table-cell office:value-type="string" calcext:value-type="string">
            <text:p>input/data_formal_20240530-1342/meme/LorraineMusicA_20230105T122832/0.jpg</text:p>
          </table:table-cell>
          <table:table-cell office:value-type="string" calcext:value-type="string">
            <text:p>Pattern 4</text:p>
          </table:table-cell>
          <table:table-cell office:value-type="float" office:value="0.778098116802066" calcext:value-type="float">
            <text:p>0.778098116802066</text:p>
          </table:table-cell>
          <table:table-cell office:value-type="float" office:value="0.0877946575929493" calcext:value-type="float">
            <text:p>0.0877946575929493</text:p>
          </table:table-cell>
          <table:table-cell office:value-type="float" office:value="0.740448076660325" calcext:value-type="float">
            <text:p>0.740448076660325</text:p>
          </table:table-cell>
          <table:table-cell office:value-type="string" calcext:value-type="string">
            <text:p>https://twitter.com/LorraineMusicA/status/1610976542301249537</text:p>
          </table:table-cell>
        </table:table-row>
        <table:table-row table:style-name="ro1">
          <table:table-cell office:value-type="string" calcext:value-type="string">
            <text:p>input/data_formal_20240530-1342/meme/LOTRCulture_20221228T000000/0.jpg</text:p>
          </table:table-cell>
          <table:table-cell office:value-type="string" calcext:value-type="string">
            <text:p>Pattern 1</text:p>
          </table:table-cell>
          <table:table-cell office:value-type="float" office:value="0.992956897055333" calcext:value-type="float">
            <text:p>0.992956897055333</text:p>
          </table:table-cell>
          <table:table-cell office:value-type="float" office:value="0.112001102819228" calcext:value-type="float">
            <text:p>0.112001102819228</text:p>
          </table:table-cell>
          <table:table-cell office:value-type="float" office:value="0.29142373786704" calcext:value-type="float">
            <text:p>0.29142373786704</text:p>
          </table:table-cell>
          <table:table-cell office:value-type="string" calcext:value-type="string">
            <text:p>https://twitter.com/unsaidjatp_/status/1607952396214501378</text:p>
          </table:table-cell>
        </table:table-row>
        <table:table-row table:style-name="ro1">
          <table:table-cell office:value-type="string" calcext:value-type="string">
            <text:p>input/data_formal_20240530-1342/meme/LOTRCulture_20221228T040000/0.jpg</text:p>
          </table:table-cell>
          <table:table-cell office:value-type="string" calcext:value-type="string">
            <text:p>Pattern 1</text:p>
          </table:table-cell>
          <table:table-cell office:value-type="float" office:value="0.922458041474237" calcext:value-type="float">
            <text:p>0.922458041474237</text:p>
          </table:table-cell>
          <table:table-cell office:value-type="float" office:value="0.168110555677415" calcext:value-type="float">
            <text:p>0.168110555677415</text:p>
          </table:table-cell>
          <table:table-cell office:value-type="float" office:value="0.259904344282793" calcext:value-type="float">
            <text:p>0.259904344282793</text:p>
          </table:table-cell>
          <table:table-cell office:value-type="string" calcext:value-type="string">
            <text:p>https://twitter.com/LOTRCulture/status/1607949460201512964</text:p>
          </table:table-cell>
        </table:table-row>
        <table:table-row table:style-name="ro1">
          <table:table-cell office:value-type="string" calcext:value-type="string">
            <text:p>input/data_formal_20240530-1342/meme/LOTRCulture_20221230T210030/0.jpg</text:p>
          </table:table-cell>
          <table:table-cell office:value-type="string" calcext:value-type="string">
            <text:p>Pattern 3</text:p>
          </table:table-cell>
          <table:table-cell office:value-type="float" office:value="0.926490630434977" calcext:value-type="float">
            <text:p>0.926490630434977</text:p>
          </table:table-cell>
          <table:table-cell office:value-type="float" office:value="0.135056296417543" calcext:value-type="float">
            <text:p>0.135056296417543</text:p>
          </table:table-cell>
          <table:table-cell office:value-type="float" office:value="0.305404045235842" calcext:value-type="float">
            <text:p>0.305404045235842</text:p>
          </table:table-cell>
          <table:table-cell office:value-type="string" calcext:value-type="string">
            <text:p>https://twitter.com/801bikichan/status/1611221893968957442</text:p>
          </table:table-cell>
        </table:table-row>
        <table:table-row table:style-name="ro1">
          <table:table-cell office:value-type="string" calcext:value-type="string">
            <text:p>input/data_formal_20240530-1342/meme/LOTRCulture_20230104T160033/0.jpg</text:p>
          </table:table-cell>
          <table:table-cell office:value-type="string" calcext:value-type="string">
            <text:p>Pattern 1</text:p>
          </table:table-cell>
          <table:table-cell office:value-type="float" office:value="0.963309736293803" calcext:value-type="float">
            <text:p>0.963309736293803</text:p>
          </table:table-cell>
          <table:table-cell office:value-type="float" office:value="0.106348991686477" calcext:value-type="float">
            <text:p>0.106348991686477</text:p>
          </table:table-cell>
          <table:table-cell office:value-type="float" office:value="0.334320045543126" calcext:value-type="float">
            <text:p>0.334320045543126</text:p>
          </table:table-cell>
          <table:table-cell office:value-type="string" calcext:value-type="string">
            <text:p>https://twitter.com/CarlMGrant1/status/1610946902971015176</text:p>
          </table:table-cell>
        </table:table-row>
        <table:table-row table:style-name="ro1">
          <table:table-cell office:value-type="string" calcext:value-type="string">
            <text:p>input/data_formal_20240530-1342/meme/LOTRCulture_20230106T040000/0.jpg</text:p>
          </table:table-cell>
          <table:table-cell office:value-type="string" calcext:value-type="string">
            <text:p>Pattern 1</text:p>
          </table:table-cell>
          <table:table-cell office:value-type="float" office:value="0.930697594734579" calcext:value-type="float">
            <text:p>0.930697594734579</text:p>
          </table:table-cell>
          <table:table-cell office:value-type="float" office:value="0.0725278942109888" calcext:value-type="float">
            <text:p>0.0725278942109888</text:p>
          </table:table-cell>
          <table:table-cell office:value-type="float" office:value="0.326035755504249" calcext:value-type="float">
            <text:p>0.326035755504249</text:p>
          </table:table-cell>
          <table:table-cell office:value-type="string" calcext:value-type="string">
            <text:p>https://twitter.com/AnlocWolfgate/status/1611224681960570880</text:p>
          </table:table-cell>
        </table:table-row>
        <table:table-row table:style-name="ro1">
          <table:table-cell office:value-type="string" calcext:value-type="string">
            <text:p>input/data_formal_20240530-1342/meme/LOTRCulture_20230112T000031/0.jpg</text:p>
          </table:table-cell>
          <table:table-cell office:value-type="string" calcext:value-type="string">
            <text:p>Pattern 3</text:p>
          </table:table-cell>
          <table:table-cell office:value-type="float" office:value="0.898473304697051" calcext:value-type="float">
            <text:p>0.898473304697051</text:p>
          </table:table-cell>
          <table:table-cell office:value-type="float" office:value="0.167729204890044" calcext:value-type="float">
            <text:p>0.167729204890044</text:p>
          </table:table-cell>
          <table:table-cell office:value-type="float" office:value="0.300177977767085" calcext:value-type="float">
            <text:p>0.300177977767085</text:p>
          </table:table-cell>
          <table:table-cell office:value-type="string" calcext:value-type="string">
            <text:p>https://twitter.com/LOTRCulture/status/1613325009971200001</text:p>
          </table:table-cell>
        </table:table-row>
        <table:table-row table:style-name="ro1">
          <table:table-cell office:value-type="string" calcext:value-type="string">
            <text:p>input/data_formal_20240530-1342/meme/LOTRCulture_20230202T000000/0.jpg</text:p>
          </table:table-cell>
          <table:table-cell office:value-type="string" calcext:value-type="string">
            <text:p>Pattern 1</text:p>
          </table:table-cell>
          <table:table-cell office:value-type="float" office:value="0.940532701932596" calcext:value-type="float">
            <text:p>0.940532701932596</text:p>
          </table:table-cell>
          <table:table-cell office:value-type="float" office:value="0.133562753121938" calcext:value-type="float">
            <text:p>0.133562753121938</text:p>
          </table:table-cell>
          <table:table-cell office:value-type="float" office:value="0.224381700688977" calcext:value-type="float">
            <text:p>0.224381700688977</text:p>
          </table:table-cell>
          <table:table-cell office:value-type="string" calcext:value-type="string">
            <text:p>https://twitter.com/LOTRCulture/status/1620935026111283201</text:p>
          </table:table-cell>
        </table:table-row>
        <table:table-row table:style-name="ro1">
          <table:table-cell office:value-type="string" calcext:value-type="string">
            <text:p>input/data_formal_20240530-1342/meme/LOTRCulture_20230202T040000/0.jpg</text:p>
          </table:table-cell>
          <table:table-cell office:value-type="string" calcext:value-type="string">
            <text:p>Pattern 1</text:p>
          </table:table-cell>
          <table:table-cell office:value-type="float" office:value="0.91720691191854" calcext:value-type="float">
            <text:p>0.91720691191854</text:p>
          </table:table-cell>
          <table:table-cell office:value-type="float" office:value="0.0814120631272979" calcext:value-type="float">
            <text:p>0.0814120631272979</text:p>
          </table:table-cell>
          <table:table-cell office:value-type="float" office:value="0.228813562493319" calcext:value-type="float">
            <text:p>0.228813562493319</text:p>
          </table:table-cell>
          <table:table-cell office:value-type="string" calcext:value-type="string">
            <text:p>https://twitter.com/LOTRCulture/status/1620995426588692489</text:p>
          </table:table-cell>
        </table:table-row>
        <table:table-row table:style-name="ro1">
          <table:table-cell office:value-type="string" calcext:value-type="string">
            <text:p>input/data_formal_20240530-1342/meme/LOTRCulture_20230206T160000/0.jpg</text:p>
          </table:table-cell>
          <table:table-cell office:value-type="string" calcext:value-type="string">
            <text:p>Pattern 1</text:p>
          </table:table-cell>
          <table:table-cell office:value-type="float" office:value="0.898171213811079" calcext:value-type="float">
            <text:p>0.898171213811079</text:p>
          </table:table-cell>
          <table:table-cell office:value-type="float" office:value="0.142681408325388" calcext:value-type="float">
            <text:p>0.142681408325388</text:p>
          </table:table-cell>
          <table:table-cell office:value-type="float" office:value="0.278342108667298" calcext:value-type="float">
            <text:p>0.278342108667298</text:p>
          </table:table-cell>
          <table:table-cell office:value-type="string" calcext:value-type="string">
            <text:p>https://twitter.com/LOTRCulture/status/1622626169458679808</text:p>
          </table:table-cell>
        </table:table-row>
        <table:table-row table:style-name="ro1">
          <table:table-cell office:value-type="string" calcext:value-type="string">
            <text:p>input/data_formal_20240530-1342/meme/LOTRCulture_20230316T000000/0.jpg</text:p>
          </table:table-cell>
          <table:table-cell office:value-type="string" calcext:value-type="string">
            <text:p>Pattern 1</text:p>
          </table:table-cell>
          <table:table-cell office:value-type="float" office:value="0.924659436954208" calcext:value-type="float">
            <text:p>0.924659436954208</text:p>
          </table:table-cell>
          <table:table-cell office:value-type="float" office:value="0.170099753659501" calcext:value-type="float">
            <text:p>0.170099753659501</text:p>
          </table:table-cell>
          <table:table-cell office:value-type="float" office:value="0.303383035949956" calcext:value-type="float">
            <text:p>0.303383035949956</text:p>
          </table:table-cell>
          <table:table-cell office:value-type="string" calcext:value-type="string">
            <text:p>https://twitter.com/LOTRCulture/status/1636155316462026755</text:p>
          </table:table-cell>
        </table:table-row>
        <table:table-row table:style-name="ro1">
          <table:table-cell office:value-type="string" calcext:value-type="string">
            <text:p>input/data_formal_20240530-1342/meme/LOTRCulture_20230323T040000/0.jpg</text:p>
          </table:table-cell>
          <table:table-cell office:value-type="string" calcext:value-type="string">
            <text:p>Pattern 1</text:p>
          </table:table-cell>
          <table:table-cell office:value-type="float" office:value="0.896997651450364" calcext:value-type="float">
            <text:p>0.896997651450364</text:p>
          </table:table-cell>
          <table:table-cell office:value-type="float" office:value="0.118874236010099" calcext:value-type="float">
            <text:p>0.118874236010099</text:p>
          </table:table-cell>
          <table:table-cell office:value-type="float" office:value="0.275076044602996" calcext:value-type="float">
            <text:p>0.275076044602996</text:p>
          </table:table-cell>
          <table:table-cell office:value-type="string" calcext:value-type="string">
            <text:p>https://twitter.com/LOTRCulture/status/1638752429830438912</text:p>
          </table:table-cell>
        </table:table-row>
        <table:table-row table:style-name="ro1">
          <table:table-cell office:value-type="string" calcext:value-type="string">
            <text:p>input/data_formal_20240530-1342/meme/LoveCryptoMemes_20230206T150200/0.jpg</text:p>
          </table:table-cell>
          <table:table-cell office:value-type="string" calcext:value-type="string">
            <text:p>Pattern 6</text:p>
          </table:table-cell>
          <table:table-cell office:value-type="float" office:value="0.955334189581397" calcext:value-type="float">
            <text:p>0.955334189581397</text:p>
          </table:table-cell>
          <table:table-cell office:value-type="float" office:value="0.250103796862761" calcext:value-type="float">
            <text:p>0.250103796862761</text:p>
          </table:table-cell>
          <table:table-cell office:value-type="float" office:value="0.562760530429652" calcext:value-type="float">
            <text:p>0.562760530429652</text:p>
          </table:table-cell>
          <table:table-cell office:value-type="string" calcext:value-type="string">
            <text:p>https://twitter.com/LoveCryptoMemes/status/1622611572769325056</text:p>
          </table:table-cell>
        </table:table-row>
        <table:table-row table:style-name="ro1">
          <table:table-cell office:value-type="string" calcext:value-type="string">
            <text:p>input/data_formal_20240530-1342/meme/lovetolieeeee_20230105T123317/0.jpg</text:p>
          </table:table-cell>
          <table:table-cell office:value-type="string" calcext:value-type="string">
            <text:p>Pattern 3</text:p>
          </table:table-cell>
          <table:table-cell office:value-type="float" office:value="0.904498713172757" calcext:value-type="float">
            <text:p>0.904498713172757</text:p>
          </table:table-cell>
          <table:table-cell office:value-type="float" office:value="0.161870794914949" calcext:value-type="float">
            <text:p>0.161870794914949</text:p>
          </table:table-cell>
          <table:table-cell office:value-type="float" office:value="0.420118310658033" calcext:value-type="float">
            <text:p>0.420118310658033</text:p>
          </table:table-cell>
          <table:table-cell office:value-type="string" calcext:value-type="string">
            <text:p>https://twitter.com/lovetolieeeee/status/1610977738307047430</text:p>
          </table:table-cell>
        </table:table-row>
        <table:table-row table:style-name="ro1">
          <table:table-cell office:value-type="string" calcext:value-type="string">
            <text:p>input/data_formal_20240530-1342/meme/lpuuniversity_20230106T082003/0.jpg</text:p>
          </table:table-cell>
          <table:table-cell office:value-type="string" calcext:value-type="string">
            <text:p>Pattern 4</text:p>
          </table:table-cell>
          <table:table-cell office:value-type="float" office:value="0.752635152381184" calcext:value-type="float">
            <text:p>0.752635152381184</text:p>
          </table:table-cell>
          <table:table-cell office:value-type="float" office:value="0.119388501717339" calcext:value-type="float">
            <text:p>0.119388501717339</text:p>
          </table:table-cell>
          <table:table-cell office:value-type="float" office:value="0.783750469312129" calcext:value-type="float">
            <text:p>0.783750469312129</text:p>
          </table:table-cell>
          <table:table-cell office:value-type="string" calcext:value-type="string">
            <text:p>https://twitter.com/lpuuniversity/status/1611276397816983552</text:p>
          </table:table-cell>
        </table:table-row>
        <table:table-row table:style-name="ro1">
          <table:table-cell office:value-type="string" calcext:value-type="string">
            <text:p>input/data_formal_20240530-1342/meme/lpuuniversity_20230106T082003/1.jpg</text:p>
          </table:table-cell>
          <table:table-cell office:value-type="string" calcext:value-type="string">
            <text:p>Pattern 4</text:p>
          </table:table-cell>
          <table:table-cell office:value-type="float" office:value="0.789790256124729" calcext:value-type="float">
            <text:p>0.789790256124729</text:p>
          </table:table-cell>
          <table:table-cell office:value-type="float" office:value="0.0720135870697365" calcext:value-type="float">
            <text:p>0.0720135870697365</text:p>
          </table:table-cell>
          <table:table-cell office:value-type="float" office:value="0.75828535886425" calcext:value-type="float">
            <text:p>0.75828535886425</text:p>
          </table:table-cell>
          <table:table-cell office:value-type="string" calcext:value-type="string">
            <text:p>https://twitter.com/lpuuniversity/status/1611276397816983552</text:p>
          </table:table-cell>
        </table:table-row>
        <table:table-row table:style-name="ro1">
          <table:table-cell office:value-type="string" calcext:value-type="string">
            <text:p>input/data_formal_20240530-1342/meme/lpuuniversity_20230106T082003/2.jpg</text:p>
          </table:table-cell>
          <table:table-cell office:value-type="string" calcext:value-type="string">
            <text:p>Pattern 4</text:p>
          </table:table-cell>
          <table:table-cell office:value-type="float" office:value="0.719438724827748" calcext:value-type="float">
            <text:p>0.719438724827748</text:p>
          </table:table-cell>
          <table:table-cell office:value-type="float" office:value="0.162369483105971" calcext:value-type="float">
            <text:p>0.162369483105971</text:p>
          </table:table-cell>
          <table:table-cell office:value-type="float" office:value="0.712529629982181" calcext:value-type="float">
            <text:p>0.712529629982181</text:p>
          </table:table-cell>
          <table:table-cell office:value-type="string" calcext:value-type="string">
            <text:p>https://twitter.com/lpuuniversity/status/1611276397816983552</text:p>
          </table:table-cell>
        </table:table-row>
        <table:table-row table:style-name="ro1">
          <table:table-cell office:value-type="string" calcext:value-type="string">
            <text:p>input/data_formal_20240530-1342/meme/lpuuniversity_20230106T082003/3.jpg</text:p>
          </table:table-cell>
          <table:table-cell office:value-type="string" calcext:value-type="string">
            <text:p>Pattern 4</text:p>
          </table:table-cell>
          <table:table-cell office:value-type="float" office:value="0.762487970015706" calcext:value-type="float">
            <text:p>0.762487970015706</text:p>
          </table:table-cell>
          <table:table-cell office:value-type="float" office:value="0.064104494833939" calcext:value-type="float">
            <text:p>0.064104494833939</text:p>
          </table:table-cell>
          <table:table-cell office:value-type="float" office:value="0.843303670851245" calcext:value-type="float">
            <text:p>0.843303670851245</text:p>
          </table:table-cell>
          <table:table-cell office:value-type="string" calcext:value-type="string">
            <text:p>https://twitter.com/lpuuniversity/status/1611276397816983552</text:p>
          </table:table-cell>
        </table:table-row>
        <table:table-row table:style-name="ro1">
          <table:table-cell office:value-type="string" calcext:value-type="string">
            <text:p>input/data_formal_20240530-1342/meme/ludogaint_20230202T054020/0.jpg</text:p>
          </table:table-cell>
          <table:table-cell office:value-type="string" calcext:value-type="string">
            <text:p>Pattern 3</text:p>
          </table:table-cell>
          <table:table-cell office:value-type="float" office:value="0.845197859431784" calcext:value-type="float">
            <text:p>0.845197859431784</text:p>
          </table:table-cell>
          <table:table-cell office:value-type="float" office:value="0.11709806076799" calcext:value-type="float">
            <text:p>0.11709806076799</text:p>
          </table:table-cell>
          <table:table-cell office:value-type="float" office:value="0.546548618639125" calcext:value-type="float">
            <text:p>0.546548618639125</text:p>
          </table:table-cell>
          <table:table-cell office:value-type="string" calcext:value-type="string">
            <text:p>https://twitter.com/ludogaint/status/1621020675308949504</text:p>
          </table:table-cell>
        </table:table-row>
        <table:table-row table:style-name="ro1">
          <table:table-cell office:value-type="string" calcext:value-type="string">
            <text:p>input/data_formal_20240530-1342/meme/lukas_canario_20221228T060116/0.jpg</text:p>
          </table:table-cell>
          <table:table-cell office:value-type="string" calcext:value-type="string">
            <text:p>Pattern 3</text:p>
          </table:table-cell>
          <table:table-cell office:value-type="float" office:value="0.909508478016501" calcext:value-type="float">
            <text:p>0.909508478016501</text:p>
          </table:table-cell>
          <table:table-cell office:value-type="float" office:value="0.106740160719597" calcext:value-type="float">
            <text:p>0.106740160719597</text:p>
          </table:table-cell>
          <table:table-cell office:value-type="float" office:value="0.454979505717883" calcext:value-type="float">
            <text:p>0.454979505717883</text:p>
          </table:table-cell>
          <table:table-cell office:value-type="string" calcext:value-type="string">
            <text:p>https://twitter.com/lukas_canario/status/1607979979274424320</text:p>
          </table:table-cell>
        </table:table-row>
        <table:table-row table:style-name="ro1">
          <table:table-cell office:value-type="string" calcext:value-type="string">
            <text:p>input/data_formal_20240530-1342/meme/Lunasarry_20230206T120209/0.jpg</text:p>
          </table:table-cell>
          <table:table-cell office:value-type="string" calcext:value-type="string">
            <text:p>Pattern 3</text:p>
          </table:table-cell>
          <table:table-cell office:value-type="float" office:value="0.891089746535333" calcext:value-type="float">
            <text:p>0.891089746535333</text:p>
          </table:table-cell>
          <table:table-cell office:value-type="float" office:value="0.0894987077490485" calcext:value-type="float">
            <text:p>0.0894987077490485</text:p>
          </table:table-cell>
          <table:table-cell office:value-type="float" office:value="0.528944560937497" calcext:value-type="float">
            <text:p>0.528944560937497</text:p>
          </table:table-cell>
          <table:table-cell office:value-type="string" calcext:value-type="string">
            <text:p>https://twitter.com/Lunasarry/status/1622566312328167425</text:p>
          </table:table-cell>
        </table:table-row>
        <table:table-row table:style-name="ro1">
          <table:table-cell office:value-type="string" calcext:value-type="string">
            <text:p>input/data_formal_20240530-1342/meme/LyeKwok_20230111T233033/0.jpg</text:p>
          </table:table-cell>
          <table:table-cell office:value-type="string" calcext:value-type="string">
            <text:p>Pattern 3</text:p>
          </table:table-cell>
          <table:table-cell office:value-type="float" office:value="0.884050164544952" calcext:value-type="float">
            <text:p>0.884050164544952</text:p>
          </table:table-cell>
          <table:table-cell office:value-type="float" office:value="0.195980563007315" calcext:value-type="float">
            <text:p>0.195980563007315</text:p>
          </table:table-cell>
          <table:table-cell office:value-type="float" office:value="0.510262546194233" calcext:value-type="float">
            <text:p>0.510262546194233</text:p>
          </table:table-cell>
          <table:table-cell office:value-type="string" calcext:value-type="string">
            <text:p>https://twitter.com/LyeKwok/status/1613317469728542720</text:p>
          </table:table-cell>
        </table:table-row>
        <table:table-row table:style-name="ro1">
          <table:table-cell office:value-type="string" calcext:value-type="string">
            <text:p>input/data_formal_20240530-1342/meme/LyrehsUpsocampo_20230206T153959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LyrehsUpsocampo/status/1622621132074668032</text:p>
          </table:table-cell>
        </table:table-row>
        <table:table-row table:style-name="ro1">
          <table:table-cell office:value-type="string" calcext:value-type="string">
            <text:p>input/data_formal_20240530-1342/meme/Mad4FunGames_20230206T114259/0.jpg</text:p>
          </table:table-cell>
          <table:table-cell office:value-type="string" calcext:value-type="string">
            <text:p>Pattern 6</text:p>
          </table:table-cell>
          <table:table-cell office:value-type="float" office:value="0.935777758638364" calcext:value-type="float">
            <text:p>0.935777758638364</text:p>
          </table:table-cell>
          <table:table-cell office:value-type="float" office:value="0.142502196473105" calcext:value-type="float">
            <text:p>0.142502196473105</text:p>
          </table:table-cell>
          <table:table-cell office:value-type="float" office:value="0.358083680855127" calcext:value-type="float">
            <text:p>0.358083680855127</text:p>
          </table:table-cell>
          <table:table-cell office:value-type="string" calcext:value-type="string">
            <text:p>https://twitter.com/Mad4FunGames/status/1622561487511515142</text:p>
          </table:table-cell>
        </table:table-row>
        <table:table-row table:style-name="ro1">
          <table:table-cell office:value-type="string" calcext:value-type="string">
            <text:p>input/data_formal_20240530-1342/meme/madameloho_20230202T050016/0.jpg</text:p>
          </table:table-cell>
          <table:table-cell office:value-type="string" calcext:value-type="string">
            <text:p>Pattern 1</text:p>
          </table:table-cell>
          <table:table-cell office:value-type="float" office:value="0.920090713750898" calcext:value-type="float">
            <text:p>0.920090713750898</text:p>
          </table:table-cell>
          <table:table-cell office:value-type="float" office:value="0.083552736657652" calcext:value-type="float">
            <text:p>0.083552736657652</text:p>
          </table:table-cell>
          <table:table-cell office:value-type="float" office:value="0.158620112922099" calcext:value-type="float">
            <text:p>0.158620112922099</text:p>
          </table:table-cell>
          <table:table-cell office:value-type="string" calcext:value-type="string">
            <text:p>https://twitter.com/madameloho/status/1621010590838976515</text:p>
          </table:table-cell>
        </table:table-row>
        <table:table-row table:style-name="ro1">
          <table:table-cell office:value-type="string" calcext:value-type="string">
            <text:p>input/data_formal_20240530-1342/meme/madameloho_20230202T050300/0.jpg</text:p>
          </table:table-cell>
          <table:table-cell office:value-type="string" calcext:value-type="string">
            <text:p>Pattern 1</text:p>
          </table:table-cell>
          <table:table-cell office:value-type="float" office:value="0.925662186916519" calcext:value-type="float">
            <text:p>0.925662186916519</text:p>
          </table:table-cell>
          <table:table-cell office:value-type="float" office:value="0.234407578227196" calcext:value-type="float">
            <text:p>0.234407578227196</text:p>
          </table:table-cell>
          <table:table-cell office:value-type="float" office:value="0.222160817879093" calcext:value-type="float">
            <text:p>0.222160817879093</text:p>
          </table:table-cell>
          <table:table-cell office:value-type="string" calcext:value-type="string">
            <text:p>https://twitter.com/madameloho/status/1621011278235041792</text:p>
          </table:table-cell>
        </table:table-row>
        <table:table-row table:style-name="ro1">
          <table:table-cell office:value-type="string" calcext:value-type="string">
            <text:p>input/data_formal_20240530-1342/meme/MadaraU1234567_20221228T055253/0.jpg</text:p>
          </table:table-cell>
          <table:table-cell office:value-type="string" calcext:value-type="string">
            <text:p>Pattern 3</text:p>
          </table:table-cell>
          <table:table-cell office:value-type="float" office:value="0.903937127580858" calcext:value-type="float">
            <text:p>0.903937127580858</text:p>
          </table:table-cell>
          <table:table-cell office:value-type="float" office:value="0.124023942034337" calcext:value-type="float">
            <text:p>0.124023942034337</text:p>
          </table:table-cell>
          <table:table-cell office:value-type="float" office:value="0.493187042937477" calcext:value-type="float">
            <text:p>0.493187042937477</text:p>
          </table:table-cell>
          <table:table-cell office:value-type="string" calcext:value-type="string">
            <text:p>https://twitter.com/MadaraU1234567/status/1607977868180717569</text:p>
          </table:table-cell>
        </table:table-row>
        <table:table-row table:style-name="ro1">
          <table:table-cell office:value-type="string" calcext:value-type="string">
            <text:p>input/data_formal_20240530-1342/meme/majharkhan_20230111T025410/0.jpg</text:p>
          </table:table-cell>
          <table:table-cell office:value-type="string" calcext:value-type="string">
            <text:p>Pattern 4</text:p>
          </table:table-cell>
          <table:table-cell office:value-type="float" office:value="0.825121311078643" calcext:value-type="float">
            <text:p>0.825121311078643</text:p>
          </table:table-cell>
          <table:table-cell office:value-type="float" office:value="0.0972065411226855" calcext:value-type="float">
            <text:p>0.0972065411226855</text:p>
          </table:table-cell>
          <table:table-cell office:value-type="float" office:value="0.639626880602428" calcext:value-type="float">
            <text:p>0.639626880602428</text:p>
          </table:table-cell>
          <table:table-cell office:value-type="string" calcext:value-type="string">
            <text:p>https://twitter.com/SMM_News_Feed/status/1613012255339352065</text:p>
          </table:table-cell>
        </table:table-row>
        <table:table-row table:style-name="ro1">
          <table:table-cell office:value-type="string" calcext:value-type="string">
            <text:p>input/data_formal_20240530-1342/meme/makamsriharshi1_20230315T235747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makamsriharshi1/status/1636154759781707777</text:p>
          </table:table-cell>
        </table:table-row>
        <table:table-row table:style-name="ro1">
          <table:table-cell office:value-type="string" calcext:value-type="string">
            <text:p>input/data_formal_20240530-1342/meme/Make70sGreat_20230212T135048/0.jpg</text:p>
          </table:table-cell>
          <table:table-cell office:value-type="string" calcext:value-type="string">
            <text:p>Pattern 1</text:p>
          </table:table-cell>
          <table:table-cell office:value-type="float" office:value="0.925882240592625" calcext:value-type="float">
            <text:p>0.925882240592625</text:p>
          </table:table-cell>
          <table:table-cell office:value-type="float" office:value="0.114129194020285" calcext:value-type="float">
            <text:p>0.114129194020285</text:p>
          </table:table-cell>
          <table:table-cell office:value-type="float" office:value="0.276989510803407" calcext:value-type="float">
            <text:p>0.276989510803407</text:p>
          </table:table-cell>
          <table:table-cell office:value-type="string" calcext:value-type="string">
            <text:p>https://twitter.com/TomasMa16498730/status/1624811089375506433</text:p>
          </table:table-cell>
        </table:table-row>
        <table:table-row table:style-name="ro1">
          <table:table-cell office:value-type="string" calcext:value-type="string">
            <text:p>input/data_formal_20240530-1342/meme/MaltsevVassili_20230315T203156/0.jpg</text:p>
          </table:table-cell>
          <table:table-cell office:value-type="string" calcext:value-type="string">
            <text:p>Pattern 3</text:p>
          </table:table-cell>
          <table:table-cell office:value-type="float" office:value="0.901555525533361" calcext:value-type="float">
            <text:p>0.901555525533361</text:p>
          </table:table-cell>
          <table:table-cell office:value-type="float" office:value="0.137767847318114" calcext:value-type="float">
            <text:p>0.137767847318114</text:p>
          </table:table-cell>
          <table:table-cell office:value-type="float" office:value="0.529124779853753" calcext:value-type="float">
            <text:p>0.529124779853753</text:p>
          </table:table-cell>
          <table:table-cell office:value-type="string" calcext:value-type="string">
            <text:p>https://twitter.com/MaltsevVassili/status/1636102954670526464</text:p>
          </table:table-cell>
        </table:table-row>
        <table:table-row table:style-name="ro1">
          <table:table-cell office:value-type="string" calcext:value-type="string">
            <text:p>input/data_formal_20240530-1342/meme/MamaYah6_20230206T144942/0.jpg</text:p>
          </table:table-cell>
          <table:table-cell office:value-type="string" calcext:value-type="string">
            <text:p>Pattern 3</text:p>
          </table:table-cell>
          <table:table-cell office:value-type="float" office:value="0.918385124177097" calcext:value-type="float">
            <text:p>0.918385124177097</text:p>
          </table:table-cell>
          <table:table-cell office:value-type="float" office:value="0.243414267608891" calcext:value-type="float">
            <text:p>0.243414267608891</text:p>
          </table:table-cell>
          <table:table-cell office:value-type="float" office:value="0.405816765660459" calcext:value-type="float">
            <text:p>0.405816765660459</text:p>
          </table:table-cell>
          <table:table-cell office:value-type="string" calcext:value-type="string">
            <text:p>https://twitter.com/MamaYah6/status/1622608478379573255</text:p>
          </table:table-cell>
        </table:table-row>
        <table:table-row table:style-name="ro1">
          <table:table-cell office:value-type="string" calcext:value-type="string">
            <text:p>input/data_formal_20240530-1342/meme/ManatAleyah_20221228T031557/0.jpg</text:p>
          </table:table-cell>
          <table:table-cell office:value-type="string" calcext:value-type="string">
            <text:p>Pattern 3</text:p>
          </table:table-cell>
          <table:table-cell office:value-type="float" office:value="0.919110638433722" calcext:value-type="float">
            <text:p>0.919110638433722</text:p>
          </table:table-cell>
          <table:table-cell office:value-type="float" office:value="0.16438966464697" calcext:value-type="float">
            <text:p>0.16438966464697</text:p>
          </table:table-cell>
          <table:table-cell office:value-type="float" office:value="0.361480754938421" calcext:value-type="float">
            <text:p>0.361480754938421</text:p>
          </table:table-cell>
          <table:table-cell office:value-type="string" calcext:value-type="string">
            <text:p>https://twitter.com/ManatAleyah/status/1607938374278742017</text:p>
          </table:table-cell>
        </table:table-row>
        <table:table-row table:style-name="ro1">
          <table:table-cell office:value-type="string" calcext:value-type="string">
            <text:p>input/data_formal_20240530-1342/meme/manlikestate_20230206T123652/0.jpg</text:p>
          </table:table-cell>
          <table:table-cell office:value-type="string" calcext:value-type="string">
            <text:p>Pattern 6</text:p>
          </table:table-cell>
          <table:table-cell office:value-type="float" office:value="0.813628623725323" calcext:value-type="float">
            <text:p>0.813628623725323</text:p>
          </table:table-cell>
          <table:table-cell office:value-type="float" office:value="0.257594266677447" calcext:value-type="float">
            <text:p>0.257594266677447</text:p>
          </table:table-cell>
          <table:table-cell office:value-type="float" office:value="0.66431967882213" calcext:value-type="float">
            <text:p>0.66431967882213</text:p>
          </table:table-cell>
          <table:table-cell office:value-type="string" calcext:value-type="string">
            <text:p>https://twitter.com/manlikestate/status/1622575051697528834</text:p>
          </table:table-cell>
        </table:table-row>
        <table:table-row table:style-name="ro1">
          <table:table-cell office:value-type="string" calcext:value-type="string">
            <text:p>input/data_formal_20240530-1342/meme/MaritimeStreamr_20230108T190622/0.jpg</text:p>
          </table:table-cell>
          <table:table-cell office:value-type="string" calcext:value-type="string">
            <text:p>Pattern 3</text:p>
          </table:table-cell>
          <table:table-cell office:value-type="float" office:value="0.874493496233804" calcext:value-type="float">
            <text:p>0.874493496233804</text:p>
          </table:table-cell>
          <table:table-cell office:value-type="float" office:value="0.208960954955884" calcext:value-type="float">
            <text:p>0.208960954955884</text:p>
          </table:table-cell>
          <table:table-cell office:value-type="float" office:value="0.350892039003292" calcext:value-type="float">
            <text:p>0.350892039003292</text:p>
          </table:table-cell>
          <table:table-cell office:value-type="string" calcext:value-type="string">
            <text:p>https://twitter.com/TGtsby/status/1613303444315463681</text:p>
          </table:table-cell>
        </table:table-row>
        <table:table-row table:style-name="ro1">
          <table:table-cell office:value-type="string" calcext:value-type="string">
            <text:p>input/data_formal_20240530-1342/meme/Marvin_Inu_20230201T180847/0.jpg</text:p>
          </table:table-cell>
          <table:table-cell office:value-type="string" calcext:value-type="string">
            <text:p>Pattern 3</text:p>
          </table:table-cell>
          <table:table-cell office:value-type="float" office:value="0.887984499428941" calcext:value-type="float">
            <text:p>0.887984499428941</text:p>
          </table:table-cell>
          <table:table-cell office:value-type="float" office:value="0.499064909934447" calcext:value-type="float">
            <text:p>0.499064909934447</text:p>
          </table:table-cell>
          <table:table-cell office:value-type="float" office:value="0.395912484553907" calcext:value-type="float">
            <text:p>0.395912484553907</text:p>
          </table:table-cell>
          <table:table-cell office:value-type="string" calcext:value-type="string">
            <text:p>https://twitter.com/0VxtupgxkUe2fWY/status/1620989340439678976</text:p>
          </table:table-cell>
        </table:table-row>
        <table:table-row table:style-name="ro1">
          <table:table-cell office:value-type="string" calcext:value-type="string">
            <text:p>input/data_formal_20240530-1342/meme/Marvin_Inu_20230322T182300/0.jpg</text:p>
          </table:table-cell>
          <table:table-cell office:value-type="string" calcext:value-type="string">
            <text:p>Pattern 6</text:p>
          </table:table-cell>
          <table:table-cell office:value-type="float" office:value="0.906748377541557" calcext:value-type="float">
            <text:p>0.906748377541557</text:p>
          </table:table-cell>
          <table:table-cell office:value-type="float" office:value="0.15669625956399" calcext:value-type="float">
            <text:p>0.15669625956399</text:p>
          </table:table-cell>
          <table:table-cell office:value-type="float" office:value="0.520938208202107" calcext:value-type="float">
            <text:p>0.520938208202107</text:p>
          </table:table-cell>
          <table:table-cell office:value-type="string" calcext:value-type="string">
            <text:p>https://twitter.com/MarvinInuAngel/status/1638665985535164419</text:p>
          </table:table-cell>
        </table:table-row>
        <table:table-row table:style-name="ro1">
          <table:table-cell office:value-type="string" calcext:value-type="string">
            <text:p>input/data_formal_20240530-1342/meme/MarvinToken_20230201T062141/0.jpg</text:p>
          </table:table-cell>
          <table:table-cell office:value-type="string" calcext:value-type="string">
            <text:p>Pattern 6</text:p>
          </table:table-cell>
          <table:table-cell office:value-type="float" office:value="0.946907859191021" calcext:value-type="float">
            <text:p>0.946907859191021</text:p>
          </table:table-cell>
          <table:table-cell office:value-type="float" office:value="0.185797228772329" calcext:value-type="float">
            <text:p>0.185797228772329</text:p>
          </table:table-cell>
          <table:table-cell office:value-type="float" office:value="0.451257371084401" calcext:value-type="float">
            <text:p>0.451257371084401</text:p>
          </table:table-cell>
          <table:table-cell office:value-type="string" calcext:value-type="string">
            <text:p>https://twitter.com/yourjjewin/status/1621023045887610880</text:p>
          </table:table-cell>
        </table:table-row>
        <table:table-row table:style-name="ro1">
          <table:table-cell office:value-type="string" calcext:value-type="string">
            <text:p>input/data_formal_20240530-1342/meme/mat_dehl_20221227T023553/0.jpg</text:p>
          </table:table-cell>
          <table:table-cell office:value-type="string" calcext:value-type="string">
            <text:p>Pattern 3</text:p>
          </table:table-cell>
          <table:table-cell office:value-type="float" office:value="0.915253588193518" calcext:value-type="float">
            <text:p>0.915253588193518</text:p>
          </table:table-cell>
          <table:table-cell office:value-type="float" office:value="0.152202074659531" calcext:value-type="float">
            <text:p>0.152202074659531</text:p>
          </table:table-cell>
          <table:table-cell office:value-type="float" office:value="0.472822054904902" calcext:value-type="float">
            <text:p>0.472822054904902</text:p>
          </table:table-cell>
          <table:table-cell office:value-type="string" calcext:value-type="string">
            <text:p>https://twitter.com/FRCretweets/status/1607929847623614466</text:p>
          </table:table-cell>
        </table:table-row>
        <table:table-row table:style-name="ro1">
          <table:table-cell office:value-type="string" calcext:value-type="string">
            <text:p>input/data_formal_20240530-1342/meme/MashaThaMenace_20230202T020615/0.jpg</text:p>
          </table:table-cell>
          <table:table-cell office:value-type="string" calcext:value-type="string">
            <text:p>Pattern 1</text:p>
          </table:table-cell>
          <table:table-cell office:value-type="float" office:value="0.960258404554285" calcext:value-type="float">
            <text:p>0.960258404554285</text:p>
          </table:table-cell>
          <table:table-cell office:value-type="float" office:value="0.151903240091037" calcext:value-type="float">
            <text:p>0.151903240091037</text:p>
          </table:table-cell>
          <table:table-cell office:value-type="float" office:value="0.355108401237699" calcext:value-type="float">
            <text:p>0.355108401237699</text:p>
          </table:table-cell>
          <table:table-cell office:value-type="string" calcext:value-type="string">
            <text:p>https://twitter.com/MashaThaMenace/status/1620966797913776129</text:p>
          </table:table-cell>
        </table:table-row>
        <table:table-row table:style-name="ro1">
          <table:table-cell office:value-type="string" calcext:value-type="string">
            <text:p>input/data_formal_20240530-1342/meme/mchii0_20221223T055720/0.jpg</text:p>
          </table:table-cell>
          <table:table-cell office:value-type="string" calcext:value-type="string">
            <text:p>Pattern 6</text:p>
          </table:table-cell>
          <table:table-cell office:value-type="float" office:value="0.873779304869142" calcext:value-type="float">
            <text:p>0.873779304869142</text:p>
          </table:table-cell>
          <table:table-cell office:value-type="float" office:value="0.214148318452956" calcext:value-type="float">
            <text:p>0.214148318452956</text:p>
          </table:table-cell>
          <table:table-cell office:value-type="float" office:value="0.489785774150326" calcext:value-type="float">
            <text:p>0.489785774150326</text:p>
          </table:table-cell>
          <table:table-cell office:value-type="string" calcext:value-type="string">
            <text:p>https://twitter.com/izzy_naniii/status/1607981382646759425</text:p>
          </table:table-cell>
        </table:table-row>
        <table:table-row table:style-name="ro1">
          <table:table-cell office:value-type="string" calcext:value-type="string">
            <text:p>input/data_formal_20240530-1342/meme/MdShoponkibria_20230105T165222/0.jpg</text:p>
          </table:table-cell>
          <table:table-cell office:value-type="string" calcext:value-type="string">
            <text:p>Pattern 3</text:p>
          </table:table-cell>
          <table:table-cell office:value-type="float" office:value="0.877435564585541" calcext:value-type="float">
            <text:p>0.877435564585541</text:p>
          </table:table-cell>
          <table:table-cell office:value-type="float" office:value="0.141878198829643" calcext:value-type="float">
            <text:p>0.141878198829643</text:p>
          </table:table-cell>
          <table:table-cell office:value-type="float" office:value="0.52458739028423" calcext:value-type="float">
            <text:p>0.52458739028423</text:p>
          </table:table-cell>
          <table:table-cell office:value-type="string" calcext:value-type="string">
            <text:p>https://twitter.com/MdShoponkibria/status/1611042937013665792</text:p>
          </table:table-cell>
        </table:table-row>
        <table:table-row table:style-name="ro1">
          <table:table-cell office:value-type="string" calcext:value-type="string">
            <text:p>input/data_formal_20240530-1342/meme/MeDigit_20230206T113007/0.jpg</text:p>
          </table:table-cell>
          <table:table-cell office:value-type="string" calcext:value-type="string">
            <text:p>Pattern 4</text:p>
          </table:table-cell>
          <table:table-cell office:value-type="float" office:value="0.83415707923606" calcext:value-type="float">
            <text:p>0.83415707923606</text:p>
          </table:table-cell>
          <table:table-cell office:value-type="float" office:value="0.208132305168973" calcext:value-type="float">
            <text:p>0.208132305168973</text:p>
          </table:table-cell>
          <table:table-cell office:value-type="float" office:value="0.753795530466788" calcext:value-type="float">
            <text:p>0.753795530466788</text:p>
          </table:table-cell>
          <table:table-cell office:value-type="string" calcext:value-type="string">
            <text:p>https://twitter.com/MeDigit/status/1622558252125806594</text:p>
          </table:table-cell>
        </table:table-row>
        <table:table-row table:style-name="ro1">
          <table:table-cell office:value-type="string" calcext:value-type="string">
            <text:p>input/data_formal_20240530-1342/meme/MeghalayaBetter_20221202T103000/0.jpg</text:p>
          </table:table-cell>
          <table:table-cell office:value-type="string" calcext:value-type="string">
            <text:p>Pattern 4</text:p>
          </table:table-cell>
          <table:table-cell office:value-type="float" office:value="0.887399105677689" calcext:value-type="float">
            <text:p>0.887399105677689</text:p>
          </table:table-cell>
          <table:table-cell office:value-type="float" office:value="0.0706085313682" calcext:value-type="float">
            <text:p>0.0706085313682</text:p>
          </table:table-cell>
          <table:table-cell office:value-type="float" office:value="0.42933244194245" calcext:value-type="float">
            <text:p>0.42933244194245</text:p>
          </table:table-cell>
          <table:table-cell office:value-type="string" calcext:value-type="string">
            <text:p>https://twitter.com/rmlBy1/status/1610978695795314691</text:p>
          </table:table-cell>
        </table:table-row>
        <table:table-row table:style-name="ro1">
          <table:table-cell office:value-type="string" calcext:value-type="string">
            <text:p>input/data_formal_20240530-1342/meme/MeghalayaBetter_20221203T064036/0.jpg</text:p>
          </table:table-cell>
          <table:table-cell office:value-type="string" calcext:value-type="string">
            <text:p>Pattern 4</text:p>
          </table:table-cell>
          <table:table-cell office:value-type="float" office:value="0.98050259542055" calcext:value-type="float">
            <text:p>0.98050259542055</text:p>
          </table:table-cell>
          <table:table-cell office:value-type="float" office:value="0.0660758534078589" calcext:value-type="float">
            <text:p>0.0660758534078589</text:p>
          </table:table-cell>
          <table:table-cell office:value-type="float" office:value="0.437020738627149" calcext:value-type="float">
            <text:p>0.437020738627149</text:p>
          </table:table-cell>
          <table:table-cell office:value-type="string" calcext:value-type="string">
            <text:p>https://twitter.com/rmlBy1/status/1610978670000365568</text:p>
          </table:table-cell>
        </table:table-row>
        <table:table-row table:style-name="ro1">
          <table:table-cell office:value-type="string" calcext:value-type="string">
            <text:p>input/data_formal_20240530-1342/meme/MeghalayaBetter_20221204T063000/0.jpg</text:p>
          </table:table-cell>
          <table:table-cell office:value-type="string" calcext:value-type="string">
            <text:p>Pattern 4</text:p>
          </table:table-cell>
          <table:table-cell office:value-type="float" office:value="0.819993750229181" calcext:value-type="float">
            <text:p>0.819993750229181</text:p>
          </table:table-cell>
          <table:table-cell office:value-type="float" office:value="0.132463533089735" calcext:value-type="float">
            <text:p>0.132463533089735</text:p>
          </table:table-cell>
          <table:table-cell office:value-type="float" office:value="0.53701155713321" calcext:value-type="float">
            <text:p>0.53701155713321</text:p>
          </table:table-cell>
          <table:table-cell office:value-type="string" calcext:value-type="string">
            <text:p>https://twitter.com/rmlBy1/status/1610978634055176199</text:p>
          </table:table-cell>
        </table:table-row>
        <table:table-row table:style-name="ro1">
          <table:table-cell office:value-type="string" calcext:value-type="string">
            <text:p>input/data_formal_20240530-1342/meme/MeghalayaBetter_20221205T063000/0.jpg</text:p>
          </table:table-cell>
          <table:table-cell office:value-type="string" calcext:value-type="string">
            <text:p>Pattern 4</text:p>
          </table:table-cell>
          <table:table-cell office:value-type="float" office:value="0.847367635891054" calcext:value-type="float">
            <text:p>0.847367635891054</text:p>
          </table:table-cell>
          <table:table-cell office:value-type="float" office:value="0.152160889619519" calcext:value-type="float">
            <text:p>0.152160889619519</text:p>
          </table:table-cell>
          <table:table-cell office:value-type="float" office:value="0.732460259454121" calcext:value-type="float">
            <text:p>0.732460259454121</text:p>
          </table:table-cell>
          <table:table-cell office:value-type="string" calcext:value-type="string">
            <text:p>https://twitter.com/rmlBy1/status/1610978598785265664</text:p>
          </table:table-cell>
        </table:table-row>
        <table:table-row table:style-name="ro1">
          <table:table-cell office:value-type="string" calcext:value-type="string">
            <text:p>input/data_formal_20240530-1342/meme/MeghalayaBetter_20221205T113333/0.jpg</text:p>
          </table:table-cell>
          <table:table-cell office:value-type="string" calcext:value-type="string">
            <text:p>Pattern 4</text:p>
          </table:table-cell>
          <table:table-cell office:value-type="float" office:value="0.915174033041698" calcext:value-type="float">
            <text:p>0.915174033041698</text:p>
          </table:table-cell>
          <table:table-cell office:value-type="float" office:value="0.143944316834489" calcext:value-type="float">
            <text:p>0.143944316834489</text:p>
          </table:table-cell>
          <table:table-cell office:value-type="float" office:value="0.563306249206991" calcext:value-type="float">
            <text:p>0.563306249206991</text:p>
          </table:table-cell>
          <table:table-cell office:value-type="string" calcext:value-type="string">
            <text:p>https://twitter.com/rmlBy1/status/1610978590707027969</text:p>
          </table:table-cell>
        </table:table-row>
        <table:table-row table:style-name="ro1">
          <table:table-cell office:value-type="string" calcext:value-type="string">
            <text:p>input/data_formal_20240530-1342/meme/MeghalayaBetter_20221206T065355/0.jpg</text:p>
          </table:table-cell>
          <table:table-cell office:value-type="string" calcext:value-type="string">
            <text:p>Pattern 3</text:p>
          </table:table-cell>
          <table:table-cell office:value-type="float" office:value="0.893665650462139" calcext:value-type="float">
            <text:p>0.893665650462139</text:p>
          </table:table-cell>
          <table:table-cell office:value-type="float" office:value="0.215712296251008" calcext:value-type="float">
            <text:p>0.215712296251008</text:p>
          </table:table-cell>
          <table:table-cell office:value-type="float" office:value="0.473791962523893" calcext:value-type="float">
            <text:p>0.473791962523893</text:p>
          </table:table-cell>
          <table:table-cell office:value-type="string" calcext:value-type="string">
            <text:p>https://twitter.com/rmlBy1/status/1610978566229094400</text:p>
          </table:table-cell>
        </table:table-row>
        <table:table-row table:style-name="ro1">
          <table:table-cell office:value-type="string" calcext:value-type="string">
            <text:p>input/data_formal_20240530-1342/meme/MeghalayaBetter_20221207T070110/0.jpg</text:p>
          </table:table-cell>
          <table:table-cell office:value-type="string" calcext:value-type="string">
            <text:p>Pattern 4</text:p>
          </table:table-cell>
          <table:table-cell office:value-type="float" office:value="0.900212470536777" calcext:value-type="float">
            <text:p>0.900212470536777</text:p>
          </table:table-cell>
          <table:table-cell office:value-type="float" office:value="0.14412408992852" calcext:value-type="float">
            <text:p>0.14412408992852</text:p>
          </table:table-cell>
          <table:table-cell office:value-type="float" office:value="0.441641926529013" calcext:value-type="float">
            <text:p>0.441641926529013</text:p>
          </table:table-cell>
          <table:table-cell office:value-type="string" calcext:value-type="string">
            <text:p>https://twitter.com/rmlBy1/status/1610978530212577281</text:p>
          </table:table-cell>
        </table:table-row>
        <table:table-row table:style-name="ro1">
          <table:table-cell office:value-type="string" calcext:value-type="string">
            <text:p>input/data_formal_20240530-1342/meme/MeghalayaBetter_20221207T103000/0.jpg</text:p>
          </table:table-cell>
          <table:table-cell office:value-type="string" calcext:value-type="string">
            <text:p>Pattern 4</text:p>
          </table:table-cell>
          <table:table-cell office:value-type="float" office:value="0.911864613895275" calcext:value-type="float">
            <text:p>0.911864613895275</text:p>
          </table:table-cell>
          <table:table-cell office:value-type="float" office:value="0.103715823945295" calcext:value-type="float">
            <text:p>0.103715823945295</text:p>
          </table:table-cell>
          <table:table-cell office:value-type="float" office:value="0.540164568406628" calcext:value-type="float">
            <text:p>0.540164568406628</text:p>
          </table:table-cell>
          <table:table-cell office:value-type="string" calcext:value-type="string">
            <text:p>https://twitter.com/rmlBy1/status/1610978523128426497</text:p>
          </table:table-cell>
        </table:table-row>
        <table:table-row table:style-name="ro1">
          <table:table-cell office:value-type="string" calcext:value-type="string">
            <text:p>input/data_formal_20240530-1342/meme/MeghalayaBetter_20221209T071604/0.jpg</text:p>
          </table:table-cell>
          <table:table-cell office:value-type="string" calcext:value-type="string">
            <text:p>Pattern 4</text:p>
          </table:table-cell>
          <table:table-cell office:value-type="float" office:value="0.834887224922427" calcext:value-type="float">
            <text:p>0.834887224922427</text:p>
          </table:table-cell>
          <table:table-cell office:value-type="float" office:value="0.119265351032093" calcext:value-type="float">
            <text:p>0.119265351032093</text:p>
          </table:table-cell>
          <table:table-cell office:value-type="float" office:value="0.635150548743402" calcext:value-type="float">
            <text:p>0.635150548743402</text:p>
          </table:table-cell>
          <table:table-cell office:value-type="string" calcext:value-type="string">
            <text:p>https://twitter.com/rmlBy1/status/1610978470846431233</text:p>
          </table:table-cell>
        </table:table-row>
        <table:table-row table:style-name="ro1">
          <table:table-cell office:value-type="string" calcext:value-type="string">
            <text:p>input/data_formal_20240530-1342/meme/MeghalayaBetter_20221210T023000/0.jpg</text:p>
          </table:table-cell>
          <table:table-cell office:value-type="string" calcext:value-type="string">
            <text:p>Pattern 4</text:p>
          </table:table-cell>
          <table:table-cell office:value-type="float" office:value="0.927107195339124" calcext:value-type="float">
            <text:p>0.927107195339124</text:p>
          </table:table-cell>
          <table:table-cell office:value-type="float" office:value="0.0887897050003393" calcext:value-type="float">
            <text:p>0.0887897050003393</text:p>
          </table:table-cell>
          <table:table-cell office:value-type="float" office:value="0.631802983261834" calcext:value-type="float">
            <text:p>0.631802983261834</text:p>
          </table:table-cell>
          <table:table-cell office:value-type="string" calcext:value-type="string">
            <text:p>https://twitter.com/rmlBy1/status/1610978427401826305</text:p>
          </table:table-cell>
        </table:table-row>
        <table:table-row table:style-name="ro1">
          <table:table-cell office:value-type="string" calcext:value-type="string">
            <text:p>input/data_formal_20240530-1342/meme/MeghalayaBetter_20221210T064730/0.jpg</text:p>
          </table:table-cell>
          <table:table-cell office:value-type="string" calcext:value-type="string">
            <text:p>Pattern 4</text:p>
          </table:table-cell>
          <table:table-cell office:value-type="float" office:value="0.86711665991966" calcext:value-type="float">
            <text:p>0.86711665991966</text:p>
          </table:table-cell>
          <table:table-cell office:value-type="float" office:value="0.107512577194107" calcext:value-type="float">
            <text:p>0.107512577194107</text:p>
          </table:table-cell>
          <table:table-cell office:value-type="float" office:value="0.513796943602719" calcext:value-type="float">
            <text:p>0.513796943602719</text:p>
          </table:table-cell>
          <table:table-cell office:value-type="string" calcext:value-type="string">
            <text:p>https://twitter.com/rmlBy1/status/1610978419327774721</text:p>
          </table:table-cell>
        </table:table-row>
        <table:table-row table:style-name="ro1">
          <table:table-cell office:value-type="string" calcext:value-type="string">
            <text:p>input/data_formal_20240530-1342/meme/MeghalayaBetter_20221211T063443/0.jpg</text:p>
          </table:table-cell>
          <table:table-cell office:value-type="string" calcext:value-type="string">
            <text:p>Pattern 1</text:p>
          </table:table-cell>
          <table:table-cell office:value-type="float" office:value="0.943702940819326" calcext:value-type="float">
            <text:p>0.943702940819326</text:p>
          </table:table-cell>
          <table:table-cell office:value-type="float" office:value="0.16959975066591" calcext:value-type="float">
            <text:p>0.16959975066591</text:p>
          </table:table-cell>
          <table:table-cell office:value-type="float" office:value="0.390298037940346" calcext:value-type="float">
            <text:p>0.390298037940346</text:p>
          </table:table-cell>
          <table:table-cell office:value-type="string" calcext:value-type="string">
            <text:p>https://twitter.com/rmlBy1/status/1610978392937205760</text:p>
          </table:table-cell>
        </table:table-row>
        <table:table-row table:style-name="ro1">
          <table:table-cell office:value-type="string" calcext:value-type="string">
            <text:p>input/data_formal_20240530-1342/meme/MeghalayaBetter_20221212T023000/0.jpg</text:p>
          </table:table-cell>
          <table:table-cell office:value-type="string" calcext:value-type="string">
            <text:p>Pattern 6</text:p>
          </table:table-cell>
          <table:table-cell office:value-type="float" office:value="0.936909650957533" calcext:value-type="float">
            <text:p>0.936909650957533</text:p>
          </table:table-cell>
          <table:table-cell office:value-type="float" office:value="0.224877517346549" calcext:value-type="float">
            <text:p>0.224877517346549</text:p>
          </table:table-cell>
          <table:table-cell office:value-type="float" office:value="0.593589142050145" calcext:value-type="float">
            <text:p>0.593589142050145</text:p>
          </table:table-cell>
          <table:table-cell office:value-type="string" calcext:value-type="string">
            <text:p>https://twitter.com/rmlBy1/status/1610978361870016512</text:p>
          </table:table-cell>
        </table:table-row>
        <table:table-row table:style-name="ro1">
          <table:table-cell office:value-type="string" calcext:value-type="string">
            <text:p>input/data_formal_20240530-1342/meme/MeghalayaBetter_20221213T023000/0.jpg</text:p>
          </table:table-cell>
          <table:table-cell office:value-type="string" calcext:value-type="string">
            <text:p>Pattern 4</text:p>
          </table:table-cell>
          <table:table-cell office:value-type="float" office:value="0.964575153987543" calcext:value-type="float">
            <text:p>0.964575153987543</text:p>
          </table:table-cell>
          <table:table-cell office:value-type="float" office:value="0.119266438281888" calcext:value-type="float">
            <text:p>0.119266438281888</text:p>
          </table:table-cell>
          <table:table-cell office:value-type="float" office:value="0.465947512668292" calcext:value-type="float">
            <text:p>0.465947512668292</text:p>
          </table:table-cell>
          <table:table-cell office:value-type="string" calcext:value-type="string">
            <text:p>https://twitter.com/rmlBy1/status/1610978327770312705</text:p>
          </table:table-cell>
        </table:table-row>
        <table:table-row table:style-name="ro1">
          <table:table-cell office:value-type="string" calcext:value-type="string">
            <text:p>input/data_formal_20240530-1342/meme/MeghalayaBetter_20221214T065221/0.jpg</text:p>
          </table:table-cell>
          <table:table-cell office:value-type="string" calcext:value-type="string">
            <text:p>Pattern 6</text:p>
          </table:table-cell>
          <table:table-cell office:value-type="float" office:value="0.87126609893415" calcext:value-type="float">
            <text:p>0.87126609893415</text:p>
          </table:table-cell>
          <table:table-cell office:value-type="float" office:value="0.177932952772621" calcext:value-type="float">
            <text:p>0.177932952772621</text:p>
          </table:table-cell>
          <table:table-cell office:value-type="float" office:value="0.499742868647501" calcext:value-type="float">
            <text:p>0.499742868647501</text:p>
          </table:table-cell>
          <table:table-cell office:value-type="string" calcext:value-type="string">
            <text:p>https://twitter.com/rmlBy1/status/1610978283168071681</text:p>
          </table:table-cell>
        </table:table-row>
        <table:table-row table:style-name="ro1">
          <table:table-cell office:value-type="string" calcext:value-type="string">
            <text:p>input/data_formal_20240530-1342/meme/MeghalayaBetter_20221218T072632/0.jpg</text:p>
          </table:table-cell>
          <table:table-cell office:value-type="string" calcext:value-type="string">
            <text:p>Pattern 4</text:p>
          </table:table-cell>
          <table:table-cell office:value-type="float" office:value="0.88247415152321" calcext:value-type="float">
            <text:p>0.88247415152321</text:p>
          </table:table-cell>
          <table:table-cell office:value-type="float" office:value="0.141479397459956" calcext:value-type="float">
            <text:p>0.141479397459956</text:p>
          </table:table-cell>
          <table:table-cell office:value-type="float" office:value="0.550538951210489" calcext:value-type="float">
            <text:p>0.550538951210489</text:p>
          </table:table-cell>
          <table:table-cell office:value-type="string" calcext:value-type="string">
            <text:p>https://twitter.com/rmlBy1/status/1610978108877967360</text:p>
          </table:table-cell>
        </table:table-row>
        <table:table-row table:style-name="ro1">
          <table:table-cell office:value-type="string" calcext:value-type="string">
            <text:p>input/data_formal_20240530-1342/meme/MeghalayaBetter_20221219T063000/0.jpg</text:p>
          </table:table-cell>
          <table:table-cell office:value-type="string" calcext:value-type="string">
            <text:p>Pattern 4</text:p>
          </table:table-cell>
          <table:table-cell office:value-type="float" office:value="0.854684302812963" calcext:value-type="float">
            <text:p>0.854684302812963</text:p>
          </table:table-cell>
          <table:table-cell office:value-type="float" office:value="0.139627505342896" calcext:value-type="float">
            <text:p>0.139627505342896</text:p>
          </table:table-cell>
          <table:table-cell office:value-type="float" office:value="0.564827020550868" calcext:value-type="float">
            <text:p>0.564827020550868</text:p>
          </table:table-cell>
          <table:table-cell office:value-type="string" calcext:value-type="string">
            <text:p>https://twitter.com/rmlBy1/status/1610978043610427393</text:p>
          </table:table-cell>
        </table:table-row>
        <table:table-row table:style-name="ro1">
          <table:table-cell office:value-type="string" calcext:value-type="string">
            <text:p>input/data_formal_20240530-1342/meme/MeghalayaBetter_20221222T063538/0.jpg</text:p>
          </table:table-cell>
          <table:table-cell office:value-type="string" calcext:value-type="string">
            <text:p>Pattern 4</text:p>
          </table:table-cell>
          <table:table-cell office:value-type="float" office:value="0.839681470694222" calcext:value-type="float">
            <text:p>0.839681470694222</text:p>
          </table:table-cell>
          <table:table-cell office:value-type="float" office:value="0.0704529881458327" calcext:value-type="float">
            <text:p>0.0704529881458327</text:p>
          </table:table-cell>
          <table:table-cell office:value-type="float" office:value="0.657938835462565" calcext:value-type="float">
            <text:p>0.657938835462565</text:p>
          </table:table-cell>
          <table:table-cell office:value-type="string" calcext:value-type="string">
            <text:p>https://twitter.com/rmlBy1/status/1610977534791024641</text:p>
          </table:table-cell>
        </table:table-row>
        <table:table-row table:style-name="ro1">
          <table:table-cell office:value-type="string" calcext:value-type="string">
            <text:p>input/data_formal_20240530-1342/meme/MeghalayaBetter_20221223T063331/0.jpg</text:p>
          </table:table-cell>
          <table:table-cell office:value-type="string" calcext:value-type="string">
            <text:p>Pattern 4</text:p>
          </table:table-cell>
          <table:table-cell office:value-type="float" office:value="0.837203823068395" calcext:value-type="float">
            <text:p>0.837203823068395</text:p>
          </table:table-cell>
          <table:table-cell office:value-type="float" office:value="0.0804814660145186" calcext:value-type="float">
            <text:p>0.0804814660145186</text:p>
          </table:table-cell>
          <table:table-cell office:value-type="float" office:value="0.654462871100055" calcext:value-type="float">
            <text:p>0.654462871100055</text:p>
          </table:table-cell>
          <table:table-cell office:value-type="string" calcext:value-type="string">
            <text:p>https://twitter.com/rmlBy1/status/1610977495440031744</text:p>
          </table:table-cell>
        </table:table-row>
        <table:table-row table:style-name="ro1">
          <table:table-cell office:value-type="string" calcext:value-type="string">
            <text:p>input/data_formal_20240530-1342/meme/MeghalayaBetter_20221223T103000/0.jpg</text:p>
          </table:table-cell>
          <table:table-cell office:value-type="string" calcext:value-type="string">
            <text:p>Pattern 4</text:p>
          </table:table-cell>
          <table:table-cell office:value-type="float" office:value="0.858580048302464" calcext:value-type="float">
            <text:p>0.858580048302464</text:p>
          </table:table-cell>
          <table:table-cell office:value-type="float" office:value="0.103445131035905" calcext:value-type="float">
            <text:p>0.103445131035905</text:p>
          </table:table-cell>
          <table:table-cell office:value-type="float" office:value="0.597792766786175" calcext:value-type="float">
            <text:p>0.597792766786175</text:p>
          </table:table-cell>
          <table:table-cell office:value-type="string" calcext:value-type="string">
            <text:p>https://twitter.com/rmlBy1/status/1610977483041697794</text:p>
          </table:table-cell>
        </table:table-row>
        <table:table-row table:style-name="ro1">
          <table:table-cell office:value-type="string" calcext:value-type="string">
            <text:p>input/data_formal_20240530-1342/meme/MeghalayaBetter_20221224T023000/0.jpg</text:p>
          </table:table-cell>
          <table:table-cell office:value-type="string" calcext:value-type="string">
            <text:p>Pattern 4</text:p>
          </table:table-cell>
          <table:table-cell office:value-type="float" office:value="0.867706230000396" calcext:value-type="float">
            <text:p>0.867706230000396</text:p>
          </table:table-cell>
          <table:table-cell office:value-type="float" office:value="0.0738967084179457" calcext:value-type="float">
            <text:p>0.0738967084179457</text:p>
          </table:table-cell>
          <table:table-cell office:value-type="float" office:value="0.65258279687648" calcext:value-type="float">
            <text:p>0.65258279687648</text:p>
          </table:table-cell>
          <table:table-cell office:value-type="string" calcext:value-type="string">
            <text:p>https://twitter.com/rmlBy1/status/1610977462779011079</text:p>
          </table:table-cell>
        </table:table-row>
        <table:table-row table:style-name="ro1">
          <table:table-cell office:value-type="string" calcext:value-type="string">
            <text:p>input/data_formal_20240530-1342/meme/MeghalayaBetter_20221225T063951/0.jpg</text:p>
          </table:table-cell>
          <table:table-cell office:value-type="string" calcext:value-type="string">
            <text:p>Pattern 4</text:p>
          </table:table-cell>
          <table:table-cell office:value-type="float" office:value="0.890497387026809" calcext:value-type="float">
            <text:p>0.890497387026809</text:p>
          </table:table-cell>
          <table:table-cell office:value-type="float" office:value="0.101808934543091" calcext:value-type="float">
            <text:p>0.101808934543091</text:p>
          </table:table-cell>
          <table:table-cell office:value-type="float" office:value="0.479477051977987" calcext:value-type="float">
            <text:p>0.479477051977987</text:p>
          </table:table-cell>
          <table:table-cell office:value-type="string" calcext:value-type="string">
            <text:p>https://twitter.com/rmlBy1/status/1610977424610848768</text:p>
          </table:table-cell>
        </table:table-row>
        <table:table-row table:style-name="ro1">
          <table:table-cell office:value-type="string" calcext:value-type="string">
            <text:p>input/data_formal_20240530-1342/meme/MeghalayaBetter_20221225T103030/0.jpg</text:p>
          </table:table-cell>
          <table:table-cell office:value-type="string" calcext:value-type="string">
            <text:p>Pattern 3</text:p>
          </table:table-cell>
          <table:table-cell office:value-type="float" office:value="0.968349615721029" calcext:value-type="float">
            <text:p>0.968349615721029</text:p>
          </table:table-cell>
          <table:table-cell office:value-type="float" office:value="0.127720400762142" calcext:value-type="float">
            <text:p>0.127720400762142</text:p>
          </table:table-cell>
          <table:table-cell office:value-type="float" office:value="0.463195464380417" calcext:value-type="float">
            <text:p>0.463195464380417</text:p>
          </table:table-cell>
          <table:table-cell office:value-type="string" calcext:value-type="string">
            <text:p>https://twitter.com/rmlBy1/status/1610977416675229702</text:p>
          </table:table-cell>
        </table:table-row>
        <table:table-row table:style-name="ro1">
          <table:table-cell office:value-type="string" calcext:value-type="string">
            <text:p>input/data_formal_20240530-1342/meme/MeghalayaBetter_20221226T063124/0.jpg</text:p>
          </table:table-cell>
          <table:table-cell office:value-type="string" calcext:value-type="string">
            <text:p>Pattern 4</text:p>
          </table:table-cell>
          <table:table-cell office:value-type="float" office:value="0.873739237489915" calcext:value-type="float">
            <text:p>0.873739237489915</text:p>
          </table:table-cell>
          <table:table-cell office:value-type="float" office:value="0.136191670106466" calcext:value-type="float">
            <text:p>0.136191670106466</text:p>
          </table:table-cell>
          <table:table-cell office:value-type="float" office:value="0.549999000031251" calcext:value-type="float">
            <text:p>0.549999000031251</text:p>
          </table:table-cell>
          <table:table-cell office:value-type="string" calcext:value-type="string">
            <text:p>https://twitter.com/rmlBy1/status/1610977387545759746</text:p>
          </table:table-cell>
        </table:table-row>
        <table:table-row table:style-name="ro1">
          <table:table-cell office:value-type="string" calcext:value-type="string">
            <text:p>input/data_formal_20240530-1342/meme/MeghalayaBetter_20221229T105924/0.jpg</text:p>
          </table:table-cell>
          <table:table-cell office:value-type="string" calcext:value-type="string">
            <text:p>Pattern 4</text:p>
          </table:table-cell>
          <table:table-cell office:value-type="float" office:value="0.843639476495353" calcext:value-type="float">
            <text:p>0.843639476495353</text:p>
          </table:table-cell>
          <table:table-cell office:value-type="float" office:value="0.079849578695216" calcext:value-type="float">
            <text:p>0.079849578695216</text:p>
          </table:table-cell>
          <table:table-cell office:value-type="float" office:value="0.666544234968126" calcext:value-type="float">
            <text:p>0.666544234968126</text:p>
          </table:table-cell>
          <table:table-cell office:value-type="string" calcext:value-type="string">
            <text:p>https://twitter.com/rmlBy1/status/1610977272298901504</text:p>
          </table:table-cell>
        </table:table-row>
        <table:table-row table:style-name="ro1">
          <table:table-cell office:value-type="string" calcext:value-type="string">
            <text:p>input/data_formal_20240530-1342/meme/MeghalayaBetter_20230101T063000/0.jpg</text:p>
          </table:table-cell>
          <table:table-cell office:value-type="string" calcext:value-type="string">
            <text:p>Pattern 4</text:p>
          </table:table-cell>
          <table:table-cell office:value-type="float" office:value="0.892949236535482" calcext:value-type="float">
            <text:p>0.892949236535482</text:p>
          </table:table-cell>
          <table:table-cell office:value-type="float" office:value="0.159581812157241" calcext:value-type="float">
            <text:p>0.159581812157241</text:p>
          </table:table-cell>
          <table:table-cell office:value-type="float" office:value="0.532427599766729" calcext:value-type="float">
            <text:p>0.532427599766729</text:p>
          </table:table-cell>
          <table:table-cell office:value-type="string" calcext:value-type="string">
            <text:p>https://twitter.com/rmlBy1/status/1610977170041765888</text:p>
          </table:table-cell>
        </table:table-row>
        <table:table-row table:style-name="ro1">
          <table:table-cell office:value-type="string" calcext:value-type="string">
            <text:p>input/data_formal_20240530-1342/meme/MeghalayaBetter_20230101T103030/0.jpg</text:p>
          </table:table-cell>
          <table:table-cell office:value-type="string" calcext:value-type="string">
            <text:p>Pattern 4</text:p>
          </table:table-cell>
          <table:table-cell office:value-type="float" office:value="0.891568993079034" calcext:value-type="float">
            <text:p>0.891568993079034</text:p>
          </table:table-cell>
          <table:table-cell office:value-type="float" office:value="0.123616308995365" calcext:value-type="float">
            <text:p>0.123616308995365</text:p>
          </table:table-cell>
          <table:table-cell office:value-type="float" office:value="0.529666486770323" calcext:value-type="float">
            <text:p>0.529666486770323</text:p>
          </table:table-cell>
          <table:table-cell office:value-type="string" calcext:value-type="string">
            <text:p>https://twitter.com/rmlBy1/status/1610977160432611330</text:p>
          </table:table-cell>
        </table:table-row>
        <table:table-row table:style-name="ro1">
          <table:table-cell office:value-type="string" calcext:value-type="string">
            <text:p>input/data_formal_20240530-1342/meme/MeghalayaBetter_20230102T103000/0.jpg</text:p>
          </table:table-cell>
          <table:table-cell office:value-type="string" calcext:value-type="string">
            <text:p>Pattern 4</text:p>
          </table:table-cell>
          <table:table-cell office:value-type="float" office:value="0.818414918030057" calcext:value-type="float">
            <text:p>0.818414918030057</text:p>
          </table:table-cell>
          <table:table-cell office:value-type="float" office:value="0.172239859646252" calcext:value-type="float">
            <text:p>0.172239859646252</text:p>
          </table:table-cell>
          <table:table-cell office:value-type="float" office:value="0.668388837663715" calcext:value-type="float">
            <text:p>0.668388837663715</text:p>
          </table:table-cell>
          <table:table-cell office:value-type="string" calcext:value-type="string">
            <text:p>https://twitter.com/rmlBy1/status/1610977117717827584</text:p>
          </table:table-cell>
        </table:table-row>
        <table:table-row table:style-name="ro1">
          <table:table-cell office:value-type="string" calcext:value-type="string">
            <text:p>input/data_formal_20240530-1342/meme/MeghalayaBetter_20230103T023000/0.jpg</text:p>
          </table:table-cell>
          <table:table-cell office:value-type="string" calcext:value-type="string">
            <text:p>Pattern 4</text:p>
          </table:table-cell>
          <table:table-cell office:value-type="float" office:value="0.866947752634129" calcext:value-type="float">
            <text:p>0.866947752634129</text:p>
          </table:table-cell>
          <table:table-cell office:value-type="float" office:value="0.090555482367778" calcext:value-type="float">
            <text:p>0.090555482367778</text:p>
          </table:table-cell>
          <table:table-cell office:value-type="float" office:value="0.567059145018672" calcext:value-type="float">
            <text:p>0.567059145018672</text:p>
          </table:table-cell>
          <table:table-cell office:value-type="string" calcext:value-type="string">
            <text:p>https://twitter.com/rmlBy1/status/1610977093785096193</text:p>
          </table:table-cell>
        </table:table-row>
        <table:table-row table:style-name="ro1">
          <table:table-cell office:value-type="string" calcext:value-type="string">
            <text:p>input/data_formal_20240530-1342/meme/MeghalayaBetter_20230104T063030/0.jpg</text:p>
          </table:table-cell>
          <table:table-cell office:value-type="string" calcext:value-type="string">
            <text:p>Pattern 4</text:p>
          </table:table-cell>
          <table:table-cell office:value-type="float" office:value="0.857229131846043" calcext:value-type="float">
            <text:p>0.857229131846043</text:p>
          </table:table-cell>
          <table:table-cell office:value-type="float" office:value="0.127022710246766" calcext:value-type="float">
            <text:p>0.127022710246766</text:p>
          </table:table-cell>
          <table:table-cell office:value-type="float" office:value="0.691141474843778" calcext:value-type="float">
            <text:p>0.691141474843778</text:p>
          </table:table-cell>
          <table:table-cell office:value-type="string" calcext:value-type="string">
            <text:p>https://twitter.com/rmlBy1/status/1610977049069649921</text:p>
          </table:table-cell>
        </table:table-row>
        <table:table-row table:style-name="ro1">
          <table:table-cell office:value-type="string" calcext:value-type="string">
            <text:p>input/data_formal_20240530-1342/meme/MeghalayaBetter_20230104T103000/0.jpg</text:p>
          </table:table-cell>
          <table:table-cell office:value-type="string" calcext:value-type="string">
            <text:p>Pattern 4</text:p>
          </table:table-cell>
          <table:table-cell office:value-type="float" office:value="0.902172534768585" calcext:value-type="float">
            <text:p>0.902172534768585</text:p>
          </table:table-cell>
          <table:table-cell office:value-type="float" office:value="0.0546232977893074" calcext:value-type="float">
            <text:p>0.0546232977893074</text:p>
          </table:table-cell>
          <table:table-cell office:value-type="float" office:value="0.544229465015239" calcext:value-type="float">
            <text:p>0.544229465015239</text:p>
          </table:table-cell>
          <table:table-cell office:value-type="string" calcext:value-type="string">
            <text:p>https://twitter.com/rmlBy1/status/1610977031642316800</text:p>
          </table:table-cell>
        </table:table-row>
        <table:table-row table:style-name="ro1">
          <table:table-cell office:value-type="string" calcext:value-type="string">
            <text:p>input/data_formal_20240530-1342/meme/MeghalayaBetter_20230202T023000/0.jpg</text:p>
          </table:table-cell>
          <table:table-cell office:value-type="string" calcext:value-type="string">
            <text:p>Pattern 4</text:p>
          </table:table-cell>
          <table:table-cell office:value-type="float" office:value="0.814804413657161" calcext:value-type="float">
            <text:p>0.814804413657161</text:p>
          </table:table-cell>
          <table:table-cell office:value-type="float" office:value="0.0929742915680451" calcext:value-type="float">
            <text:p>0.0929742915680451</text:p>
          </table:table-cell>
          <table:table-cell office:value-type="float" office:value="0.656289773728214" calcext:value-type="float">
            <text:p>0.656289773728214</text:p>
          </table:table-cell>
          <table:table-cell office:value-type="string" calcext:value-type="string">
            <text:p>https://twitter.com/NiveilZ/status/1621012499045941249</text:p>
          </table:table-cell>
        </table:table-row>
        <table:table-row table:style-name="ro1">
          <table:table-cell office:value-type="string" calcext:value-type="string">
            <text:p>input/data_formal_20240530-1342/meme/MelissaDawn77_20221228T020426/0.jpg</text:p>
          </table:table-cell>
          <table:table-cell office:value-type="string" calcext:value-type="string">
            <text:p>Pattern 1</text:p>
          </table:table-cell>
          <table:table-cell office:value-type="float" office:value="0.924643323937505" calcext:value-type="float">
            <text:p>0.924643323937505</text:p>
          </table:table-cell>
          <table:table-cell office:value-type="float" office:value="0.0829365019232107" calcext:value-type="float">
            <text:p>0.0829365019232107</text:p>
          </table:table-cell>
          <table:table-cell office:value-type="float" office:value="0.296505890342333" calcext:value-type="float">
            <text:p>0.296505890342333</text:p>
          </table:table-cell>
          <table:table-cell office:value-type="string" calcext:value-type="string">
            <text:p>https://twitter.com/MelissaDawn77/status/1607920378613215233</text:p>
          </table:table-cell>
        </table:table-row>
        <table:table-row table:style-name="ro1">
          <table:table-cell office:value-type="string" calcext:value-type="string">
            <text:p>input/data_formal_20240530-1342/meme/mellmon_in_20230111T062614/0.jpg</text:p>
          </table:table-cell>
          <table:table-cell office:value-type="string" calcext:value-type="string">
            <text:p>Pattern 1</text:p>
          </table:table-cell>
          <table:table-cell office:value-type="float" office:value="0.900447105242588" calcext:value-type="float">
            <text:p>0.900447105242588</text:p>
          </table:table-cell>
          <table:table-cell office:value-type="float" office:value="0.444804147855594" calcext:value-type="float">
            <text:p>0.444804147855594</text:p>
          </table:table-cell>
          <table:table-cell office:value-type="float" office:value="0.197908923240554" calcext:value-type="float">
            <text:p>0.197908923240554</text:p>
          </table:table-cell>
          <table:table-cell office:value-type="string" calcext:value-type="string">
            <text:p>https://twitter.com/mellmon_in/status/1613059690338062337</text:p>
          </table:table-cell>
        </table:table-row>
        <table:table-row table:style-name="ro1">
          <table:table-cell office:value-type="string" calcext:value-type="string">
            <text:p>input/data_formal_20240530-1342/meme/mellmon_in_20230112T064314/0.jpg</text:p>
          </table:table-cell>
          <table:table-cell office:value-type="string" calcext:value-type="string">
            <text:p>Pattern 3</text:p>
          </table:table-cell>
          <table:table-cell office:value-type="float" office:value="0.933242401862928" calcext:value-type="float">
            <text:p>0.933242401862928</text:p>
          </table:table-cell>
          <table:table-cell office:value-type="float" office:value="0.188102504658118" calcext:value-type="float">
            <text:p>0.188102504658118</text:p>
          </table:table-cell>
          <table:table-cell office:value-type="float" office:value="0.285687193824513" calcext:value-type="float">
            <text:p>0.285687193824513</text:p>
          </table:table-cell>
          <table:table-cell office:value-type="string" calcext:value-type="string">
            <text:p>https://twitter.com/mellmon_in/status/1613426359531081729</text:p>
          </table:table-cell>
        </table:table-row>
        <table:table-row table:style-name="ro1">
          <table:table-cell office:value-type="string" calcext:value-type="string">
            <text:p>input/data_formal_20240530-1342/meme/mellmon_in_20230112T064314/1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mellmon_in/status/1613426359531081729</text:p>
          </table:table-cell>
        </table:table-row>
        <table:table-row table:style-name="ro1">
          <table:table-cell office:value-type="string" calcext:value-type="string">
            <text:p>input/data_formal_20240530-1342/meme/mellmon_in_20230113T074155/0.jpg</text:p>
          </table:table-cell>
          <table:table-cell office:value-type="string" calcext:value-type="string">
            <text:p>Pattern 1</text:p>
          </table:table-cell>
          <table:table-cell office:value-type="float" office:value="0.922104908092782" calcext:value-type="float">
            <text:p>0.922104908092782</text:p>
          </table:table-cell>
          <table:table-cell office:value-type="float" office:value="0.112199591432564" calcext:value-type="float">
            <text:p>0.112199591432564</text:p>
          </table:table-cell>
          <table:table-cell office:value-type="float" office:value="0.176143786927223" calcext:value-type="float">
            <text:p>0.176143786927223</text:p>
          </table:table-cell>
          <table:table-cell office:value-type="string" calcext:value-type="string">
            <text:p>https://twitter.com/mellmon_in/status/1613803515532701696</text:p>
          </table:table-cell>
        </table:table-row>
        <table:table-row table:style-name="ro1">
          <table:table-cell office:value-type="string" calcext:value-type="string">
            <text:p>input/data_formal_20240530-1342/meme/Meme_Akademy_20230105T120901/0.jpg</text:p>
          </table:table-cell>
          <table:table-cell office:value-type="string" calcext:value-type="string">
            <text:p>Pattern 3</text:p>
          </table:table-cell>
          <table:table-cell office:value-type="float" office:value="0.889874616769942" calcext:value-type="float">
            <text:p>0.889874616769942</text:p>
          </table:table-cell>
          <table:table-cell office:value-type="float" office:value="0.218531748446751" calcext:value-type="float">
            <text:p>0.218531748446751</text:p>
          </table:table-cell>
          <table:table-cell office:value-type="float" office:value="0.482203214046403" calcext:value-type="float">
            <text:p>0.482203214046403</text:p>
          </table:table-cell>
          <table:table-cell office:value-type="string" calcext:value-type="string">
            <text:p>https://twitter.com/Meme_Akademy/status/1610971630574108672</text:p>
          </table:table-cell>
        </table:table-row>
        <table:table-row table:style-name="ro1">
          <table:table-cell office:value-type="string" calcext:value-type="string">
            <text:p>input/data_formal_20240530-1342/meme/Meme_Faucet_20230118T183725/0.jpg</text:p>
          </table:table-cell>
          <table:table-cell office:value-type="string" calcext:value-type="string">
            <text:p>Pattern 1</text:p>
          </table:table-cell>
          <table:table-cell office:value-type="float" office:value="0.913814744513523" calcext:value-type="float">
            <text:p>0.913814744513523</text:p>
          </table:table-cell>
          <table:table-cell office:value-type="float" office:value="0.258776936071572" calcext:value-type="float">
            <text:p>0.258776936071572</text:p>
          </table:table-cell>
          <table:table-cell office:value-type="float" office:value="0.317582151033485" calcext:value-type="float">
            <text:p>0.317582151033485</text:p>
          </table:table-cell>
          <table:table-cell office:value-type="string" calcext:value-type="string">
            <text:p>https://twitter.com/Meme_Faucet/status/1615935973774483458</text:p>
          </table:table-cell>
        </table:table-row>
        <table:table-row table:style-name="ro1">
          <table:table-cell office:value-type="string" calcext:value-type="string">
            <text:p>input/data_formal_20240530-1342/meme/Meme_Faucet_20230201T233407/0.jpg</text:p>
          </table:table-cell>
          <table:table-cell office:value-type="string" calcext:value-type="string">
            <text:p>Pattern 1</text:p>
          </table:table-cell>
          <table:table-cell office:value-type="float" office:value="0.899118466263893" calcext:value-type="float">
            <text:p>0.899118466263893</text:p>
          </table:table-cell>
          <table:table-cell office:value-type="float" office:value="0.215477679368165" calcext:value-type="float">
            <text:p>0.215477679368165</text:p>
          </table:table-cell>
          <table:table-cell office:value-type="float" office:value="0.265818118263782" calcext:value-type="float">
            <text:p>0.265818118263782</text:p>
          </table:table-cell>
          <table:table-cell office:value-type="string" calcext:value-type="string">
            <text:p>https://twitter.com/PeyoteRecords/status/1620940433659412480</text:p>
          </table:table-cell>
        </table:table-row>
        <table:table-row table:style-name="ro1">
          <table:table-cell office:value-type="string" calcext:value-type="string">
            <text:p>input/data_formal_20240530-1342/meme/memeadikt_20230218T170117/0.jpg</text:p>
          </table:table-cell>
          <table:table-cell office:value-type="string" calcext:value-type="string">
            <text:p>Pattern 1</text:p>
          </table:table-cell>
          <table:table-cell office:value-type="float" office:value="0.877757608874482" calcext:value-type="float">
            <text:p>0.877757608874482</text:p>
          </table:table-cell>
          <table:table-cell office:value-type="float" office:value="0.256698020637142" calcext:value-type="float">
            <text:p>0.256698020637142</text:p>
          </table:table-cell>
          <table:table-cell office:value-type="float" office:value="0.339829401522869" calcext:value-type="float">
            <text:p>0.339829401522869</text:p>
          </table:table-cell>
          <table:table-cell office:value-type="string" calcext:value-type="string">
            <text:p>https://twitter.com/_Grain_Of_Salt_/status/1629671083388604418</text:p>
          </table:table-cell>
        </table:table-row>
        <table:table-row table:style-name="ro1">
          <table:table-cell office:value-type="string" calcext:value-type="string">
            <text:p>input/data_formal_20240530-1342/meme/MemeCharch37771_20230322T192622/0.jpg</text:p>
          </table:table-cell>
          <table:table-cell office:value-type="string" calcext:value-type="string">
            <text:p>Pattern 3</text:p>
          </table:table-cell>
          <table:table-cell office:value-type="float" office:value="0.895848493628256" calcext:value-type="float">
            <text:p>0.895848493628256</text:p>
          </table:table-cell>
          <table:table-cell office:value-type="float" office:value="0.110639722343369" calcext:value-type="float">
            <text:p>0.110639722343369</text:p>
          </table:table-cell>
          <table:table-cell office:value-type="float" office:value="0.583737058691313" calcext:value-type="float">
            <text:p>0.583737058691313</text:p>
          </table:table-cell>
          <table:table-cell office:value-type="string" calcext:value-type="string">
            <text:p>https://twitter.com/MemeCharch37771/status/1638623168427335705</text:p>
          </table:table-cell>
        </table:table-row>
        <table:table-row table:style-name="ro1">
          <table:table-cell office:value-type="string" calcext:value-type="string">
            <text:p>input/data_formal_20240530-1342/meme/MemeJedi71_20230121T194407/0.jpg</text:p>
          </table:table-cell>
          <table:table-cell office:value-type="string" calcext:value-type="string">
            <text:p>Pattern 3</text:p>
          </table:table-cell>
          <table:table-cell office:value-type="float" office:value="0.891517148939279" calcext:value-type="float">
            <text:p>0.891517148939279</text:p>
          </table:table-cell>
          <table:table-cell office:value-type="float" office:value="0.117685106813385" calcext:value-type="float">
            <text:p>0.117685106813385</text:p>
          </table:table-cell>
          <table:table-cell office:value-type="float" office:value="0.616655382760151" calcext:value-type="float">
            <text:p>0.616655382760151</text:p>
          </table:table-cell>
          <table:table-cell office:value-type="string" calcext:value-type="string">
            <text:p>https://twitter.com/MemeJedi71/status/1616884363052077057</text:p>
          </table:table-cell>
        </table:table-row>
        <table:table-row table:style-name="ro1">
          <table:table-cell office:value-type="string" calcext:value-type="string">
            <text:p>input/data_formal_20240530-1342/meme/MemeLordzRPG_20230103T071515/0.jpg</text:p>
          </table:table-cell>
          <table:table-cell office:value-type="string" calcext:value-type="string">
            <text:p>Pattern 3</text:p>
          </table:table-cell>
          <table:table-cell office:value-type="float" office:value="0.899328235879315" calcext:value-type="float">
            <text:p>0.899328235879315</text:p>
          </table:table-cell>
          <table:table-cell office:value-type="float" office:value="0.125300020902266" calcext:value-type="float">
            <text:p>0.125300020902266</text:p>
          </table:table-cell>
          <table:table-cell office:value-type="float" office:value="0.320933107412461" calcext:value-type="float">
            <text:p>0.320933107412461</text:p>
          </table:table-cell>
          <table:table-cell office:value-type="string" calcext:value-type="string">
            <text:p>https://twitter.com/twalton076/status/1610956585215430658</text:p>
          </table:table-cell>
        </table:table-row>
        <table:table-row table:style-name="ro1">
          <table:table-cell office:value-type="string" calcext:value-type="string">
            <text:p>input/data_formal_20240530-1342/meme/MemerHelp_20220907T234336/0.jpg</text:p>
          </table:table-cell>
          <table:table-cell office:value-type="string" calcext:value-type="string">
            <text:p>Pattern 1</text:p>
          </table:table-cell>
          <table:table-cell office:value-type="float" office:value="0.912309615312177" calcext:value-type="float">
            <text:p>0.912309615312177</text:p>
          </table:table-cell>
          <table:table-cell office:value-type="float" office:value="0.170370197441388" calcext:value-type="float">
            <text:p>0.170370197441388</text:p>
          </table:table-cell>
          <table:table-cell office:value-type="float" office:value="0.210505719115596" calcext:value-type="float">
            <text:p>0.210505719115596</text:p>
          </table:table-cell>
          <table:table-cell office:value-type="string" calcext:value-type="string">
            <text:p>https://twitter.com/shishu_name/status/1607933777833250817</text:p>
          </table:table-cell>
        </table:table-row>
        <table:table-row table:style-name="ro1">
          <table:table-cell office:value-type="string" calcext:value-type="string">
            <text:p>input/data_formal_20240530-1342/meme/memes_mbti_20230201T170701/0.jpg</text:p>
          </table:table-cell>
          <table:table-cell office:value-type="string" calcext:value-type="string">
            <text:p>Pattern 3</text:p>
          </table:table-cell>
          <table:table-cell office:value-type="float" office:value="0.883276701764022" calcext:value-type="float">
            <text:p>0.883276701764022</text:p>
          </table:table-cell>
          <table:table-cell office:value-type="float" office:value="0.150986277748482" calcext:value-type="float">
            <text:p>0.150986277748482</text:p>
          </table:table-cell>
          <table:table-cell office:value-type="float" office:value="0.62172521712547" calcext:value-type="float">
            <text:p>0.62172521712547</text:p>
          </table:table-cell>
          <table:table-cell office:value-type="string" calcext:value-type="string">
            <text:p>https://twitter.com/Diaw38837742/status/1621001562226315264</text:p>
          </table:table-cell>
        </table:table-row>
        <table:table-row table:style-name="ro1">
          <table:table-cell office:value-type="string" calcext:value-type="string">
            <text:p>input/data_formal_20240530-1342/meme/memes_pod_20230111T233522/0.jpg</text:p>
          </table:table-cell>
          <table:table-cell office:value-type="string" calcext:value-type="string">
            <text:p>Pattern 1</text:p>
          </table:table-cell>
          <table:table-cell office:value-type="float" office:value="0.85632693669812" calcext:value-type="float">
            <text:p>0.85632693669812</text:p>
          </table:table-cell>
          <table:table-cell office:value-type="float" office:value="0.0695388671143418" calcext:value-type="float">
            <text:p>0.0695388671143418</text:p>
          </table:table-cell>
          <table:table-cell office:value-type="float" office:value="0.193259953260827" calcext:value-type="float">
            <text:p>0.193259953260827</text:p>
          </table:table-cell>
          <table:table-cell office:value-type="string" calcext:value-type="string">
            <text:p>https://twitter.com/memes_pod/status/1613318683925053440</text:p>
          </table:table-cell>
        </table:table-row>
        <table:table-row table:style-name="ro1">
          <table:table-cell office:value-type="string" calcext:value-type="string">
            <text:p>input/data_formal_20240530-1342/meme/memes_pod_20230111T233751/0.jpg</text:p>
          </table:table-cell>
          <table:table-cell office:value-type="string" calcext:value-type="string">
            <text:p>Pattern 1</text:p>
          </table:table-cell>
          <table:table-cell office:value-type="float" office:value="0.994594536224236" calcext:value-type="float">
            <text:p>0.994594536224236</text:p>
          </table:table-cell>
          <table:table-cell office:value-type="float" office:value="0.143324811571418" calcext:value-type="float">
            <text:p>0.143324811571418</text:p>
          </table:table-cell>
          <table:table-cell office:value-type="float" office:value="0.359335397520099" calcext:value-type="float">
            <text:p>0.359335397520099</text:p>
          </table:table-cell>
          <table:table-cell office:value-type="string" calcext:value-type="string">
            <text:p>https://twitter.com/memes_pod/status/1613319308347846657</text:p>
          </table:table-cell>
        </table:table-row>
        <table:table-row table:style-name="ro1">
          <table:table-cell office:value-type="string" calcext:value-type="string">
            <text:p>input/data_formal_20240530-1342/meme/memes_pod_20230111T234412/0.jpg</text:p>
          </table:table-cell>
          <table:table-cell office:value-type="string" calcext:value-type="string">
            <text:p>Pattern 6</text:p>
          </table:table-cell>
          <table:table-cell office:value-type="float" office:value="0.976671933292622" calcext:value-type="float">
            <text:p>0.976671933292622</text:p>
          </table:table-cell>
          <table:table-cell office:value-type="float" office:value="0.164094172370028" calcext:value-type="float">
            <text:p>0.164094172370028</text:p>
          </table:table-cell>
          <table:table-cell office:value-type="float" office:value="0.474420465387226" calcext:value-type="float">
            <text:p>0.474420465387226</text:p>
          </table:table-cell>
          <table:table-cell office:value-type="string" calcext:value-type="string">
            <text:p>https://twitter.com/memes_pod/status/1613320905303662596</text:p>
          </table:table-cell>
        </table:table-row>
        <table:table-row table:style-name="ro1">
          <table:table-cell office:value-type="string" calcext:value-type="string">
            <text:p>input/data_formal_20240530-1342/meme/memes_pod_20230111T235007/0.jpg</text:p>
          </table:table-cell>
          <table:table-cell office:value-type="string" calcext:value-type="string">
            <text:p>Pattern 1</text:p>
          </table:table-cell>
          <table:table-cell office:value-type="float" office:value="0.869140937571954" calcext:value-type="float">
            <text:p>0.869140937571954</text:p>
          </table:table-cell>
          <table:table-cell office:value-type="float" office:value="0.142945132148477" calcext:value-type="float">
            <text:p>0.142945132148477</text:p>
          </table:table-cell>
          <table:table-cell office:value-type="float" office:value="0.197189254142325" calcext:value-type="float">
            <text:p>0.197189254142325</text:p>
          </table:table-cell>
          <table:table-cell office:value-type="string" calcext:value-type="string">
            <text:p>https://twitter.com/memes_pod/status/1613322395896655874</text:p>
          </table:table-cell>
        </table:table-row>
        <table:table-row table:style-name="ro1">
          <table:table-cell office:value-type="string" calcext:value-type="string">
            <text:p>input/data_formal_20240530-1342/meme/memesalvatore_20230105T013052/0.jpg</text:p>
          </table:table-cell>
          <table:table-cell office:value-type="string" calcext:value-type="string">
            <text:p>Pattern 1</text:p>
          </table:table-cell>
          <table:table-cell office:value-type="float" office:value="0.920206901398396" calcext:value-type="float">
            <text:p>0.920206901398396</text:p>
          </table:table-cell>
          <table:table-cell office:value-type="float" office:value="0.213331536713541" calcext:value-type="float">
            <text:p>0.213331536713541</text:p>
          </table:table-cell>
          <table:table-cell office:value-type="float" office:value="0.149156573235678" calcext:value-type="float">
            <text:p>0.149156573235678</text:p>
          </table:table-cell>
          <table:table-cell office:value-type="string" calcext:value-type="string">
            <text:p>https://twitter.com/z0faas_/status/1610955035717812224</text:p>
          </table:table-cell>
        </table:table-row>
        <table:table-row table:style-name="ro1">
          <table:table-cell office:value-type="string" calcext:value-type="string">
            <text:p>input/data_formal_20240530-1342/meme/memesalvatore_20230106T083045/0.jpg</text:p>
          </table:table-cell>
          <table:table-cell office:value-type="string" calcext:value-type="string">
            <text:p>Pattern 1</text:p>
          </table:table-cell>
          <table:table-cell office:value-type="float" office:value="0.90568248180348" calcext:value-type="float">
            <text:p>0.90568248180348</text:p>
          </table:table-cell>
          <table:table-cell office:value-type="float" office:value="0.102737062309786" calcext:value-type="float">
            <text:p>0.102737062309786</text:p>
          </table:table-cell>
          <table:table-cell office:value-type="float" office:value="0.100275948648161" calcext:value-type="float">
            <text:p>0.100275948648161</text:p>
          </table:table-cell>
          <table:table-cell office:value-type="string" calcext:value-type="string">
            <text:p>https://twitter.com/memesalvatore/status/1611279086919340032</text:p>
          </table:table-cell>
        </table:table-row>
        <table:table-row table:style-name="ro1">
          <table:table-cell office:value-type="string" calcext:value-type="string">
            <text:p>input/data_formal_20240530-1342/meme/memesalvatore_20230106T083046/0.jpg</text:p>
          </table:table-cell>
          <table:table-cell office:value-type="string" calcext:value-type="string">
            <text:p>Pattern 1</text:p>
          </table:table-cell>
          <table:table-cell office:value-type="float" office:value="0.864040561872287" calcext:value-type="float">
            <text:p>0.864040561872287</text:p>
          </table:table-cell>
          <table:table-cell office:value-type="float" office:value="0.110251189797402" calcext:value-type="float">
            <text:p>0.110251189797402</text:p>
          </table:table-cell>
          <table:table-cell office:value-type="float" office:value="0.298821608417085" calcext:value-type="float">
            <text:p>0.298821608417085</text:p>
          </table:table-cell>
          <table:table-cell office:value-type="string" calcext:value-type="string">
            <text:p>https://twitter.com/memesalvatore/status/1611279092405370882</text:p>
          </table:table-cell>
        </table:table-row>
        <table:table-row table:style-name="ro1">
          <table:table-cell office:value-type="string" calcext:value-type="string">
            <text:p>input/data_formal_20240530-1342/meme/memesalvatore_20230201T103719/0.jpg</text:p>
          </table:table-cell>
          <table:table-cell office:value-type="string" calcext:value-type="string">
            <text:p>Pattern 3</text:p>
          </table:table-cell>
          <table:table-cell office:value-type="float" office:value="0.972371648702733" calcext:value-type="float">
            <text:p>0.972371648702733</text:p>
          </table:table-cell>
          <table:table-cell office:value-type="float" office:value="0.13188789002122" calcext:value-type="float">
            <text:p>0.13188789002122</text:p>
          </table:table-cell>
          <table:table-cell office:value-type="float" office:value="0.403118263522966" calcext:value-type="float">
            <text:p>0.403118263522966</text:p>
          </table:table-cell>
          <table:table-cell office:value-type="string" calcext:value-type="string">
            <text:p>https://twitter.com/Shivam970211/status/1621005713303834625</text:p>
          </table:table-cell>
        </table:table-row>
        <table:table-row table:style-name="ro1">
          <table:table-cell office:value-type="string" calcext:value-type="string">
            <text:p>input/data_formal_20240530-1342/meme/memesalvatore_20230206T103045/0.jpg</text:p>
          </table:table-cell>
          <table:table-cell office:value-type="string" calcext:value-type="string">
            <text:p>Pattern 1</text:p>
          </table:table-cell>
          <table:table-cell office:value-type="float" office:value="0.883388821562645" calcext:value-type="float">
            <text:p>0.883388821562645</text:p>
          </table:table-cell>
          <table:table-cell office:value-type="float" office:value="0.212242289506342" calcext:value-type="float">
            <text:p>0.212242289506342</text:p>
          </table:table-cell>
          <table:table-cell office:value-type="float" office:value="0.0762684266849752" calcext:value-type="float">
            <text:p>0.0762684266849752</text:p>
          </table:table-cell>
          <table:table-cell office:value-type="string" calcext:value-type="string">
            <text:p>https://twitter.com/memesalvatore/status/1622543312296022017</text:p>
          </table:table-cell>
        </table:table-row>
        <table:table-row table:style-name="ro1">
          <table:table-cell office:value-type="string" calcext:value-type="string">
            <text:p>input/data_formal_20240530-1342/meme/memesalvatore_20230206T103047/0.jpg</text:p>
          </table:table-cell>
          <table:table-cell office:value-type="string" calcext:value-type="string">
            <text:p>Pattern 3</text:p>
          </table:table-cell>
          <table:table-cell office:value-type="float" office:value="1.00269963607598" calcext:value-type="float">
            <text:p>1.00269963607598</text:p>
          </table:table-cell>
          <table:table-cell office:value-type="float" office:value="0.146710165902082" calcext:value-type="float">
            <text:p>0.146710165902082</text:p>
          </table:table-cell>
          <table:table-cell office:value-type="float" office:value="0.292439261438807" calcext:value-type="float">
            <text:p>0.292439261438807</text:p>
          </table:table-cell>
          <table:table-cell office:value-type="string" calcext:value-type="string">
            <text:p>https://twitter.com/memesalvatore/status/1622543319673757697</text:p>
          </table:table-cell>
        </table:table-row>
        <table:table-row table:style-name="ro1">
          <table:table-cell office:value-type="string" calcext:value-type="string">
            <text:p>input/data_formal_20240530-1342/meme/memesalvatore_20230206T113019/0.jpg</text:p>
          </table:table-cell>
          <table:table-cell office:value-type="string" calcext:value-type="string">
            <text:p>Pattern 1</text:p>
          </table:table-cell>
          <table:table-cell office:value-type="float" office:value="0.944857430186356" calcext:value-type="float">
            <text:p>0.944857430186356</text:p>
          </table:table-cell>
          <table:table-cell office:value-type="float" office:value="0.166091056631985" calcext:value-type="float">
            <text:p>0.166091056631985</text:p>
          </table:table-cell>
          <table:table-cell office:value-type="float" office:value="0.222808687718278" calcext:value-type="float">
            <text:p>0.222808687718278</text:p>
          </table:table-cell>
          <table:table-cell office:value-type="string" calcext:value-type="string">
            <text:p>https://twitter.com/memesalvatore/status/1622558299970215936</text:p>
          </table:table-cell>
        </table:table-row>
        <table:table-row table:style-name="ro1">
          <table:table-cell office:value-type="string" calcext:value-type="string">
            <text:p>input/data_formal_20240530-1342/meme/memesalvatore_20230206T113718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memesalvatore/status/1622560059472453632</text:p>
          </table:table-cell>
        </table:table-row>
        <table:table-row table:style-name="ro1">
          <table:table-cell office:value-type="string" calcext:value-type="string">
            <text:p>input/data_formal_20240530-1342/meme/memesalvatore_20230206T114240/0.jpg</text:p>
          </table:table-cell>
          <table:table-cell office:value-type="string" calcext:value-type="string">
            <text:p>Pattern 6</text:p>
          </table:table-cell>
          <table:table-cell office:value-type="float" office:value="0.88938335021542" calcext:value-type="float">
            <text:p>0.88938335021542</text:p>
          </table:table-cell>
          <table:table-cell office:value-type="float" office:value="0.19820589253855" calcext:value-type="float">
            <text:p>0.19820589253855</text:p>
          </table:table-cell>
          <table:table-cell office:value-type="float" office:value="0.449499245468169" calcext:value-type="float">
            <text:p>0.449499245468169</text:p>
          </table:table-cell>
          <table:table-cell office:value-type="string" calcext:value-type="string">
            <text:p>https://twitter.com/4ssk1ck3r/status/1622566179725316096</text:p>
          </table:table-cell>
        </table:table-row>
        <table:table-row table:style-name="ro1">
          <table:table-cell office:value-type="string" calcext:value-type="string">
            <text:p>input/data_formal_20240530-1342/meme/memesalvatore_20230206T123124/0.jpg</text:p>
          </table:table-cell>
          <table:table-cell office:value-type="string" calcext:value-type="string">
            <text:p>Pattern 1</text:p>
          </table:table-cell>
          <table:table-cell office:value-type="float" office:value="0.89532928729361" calcext:value-type="float">
            <text:p>0.89532928729361</text:p>
          </table:table-cell>
          <table:table-cell office:value-type="float" office:value="0.151645185440353" calcext:value-type="float">
            <text:p>0.151645185440353</text:p>
          </table:table-cell>
          <table:table-cell office:value-type="float" office:value="0.284435873108578" calcext:value-type="float">
            <text:p>0.284435873108578</text:p>
          </table:table-cell>
          <table:table-cell office:value-type="string" calcext:value-type="string">
            <text:p>https://twitter.com/memesalvatore/status/1622573675236016128</text:p>
          </table:table-cell>
        </table:table-row>
        <table:table-row table:style-name="ro1">
          <table:table-cell office:value-type="string" calcext:value-type="string">
            <text:p>input/data_formal_20240530-1342/meme/memesalvatore_20230212T133043/0.jpg</text:p>
          </table:table-cell>
          <table:table-cell office:value-type="string" calcext:value-type="string">
            <text:p>Pattern 1</text:p>
          </table:table-cell>
          <table:table-cell office:value-type="float" office:value="0.942729536151203" calcext:value-type="float">
            <text:p>0.942729536151203</text:p>
          </table:table-cell>
          <table:table-cell office:value-type="float" office:value="0.205604180425253" calcext:value-type="float">
            <text:p>0.205604180425253</text:p>
          </table:table-cell>
          <table:table-cell office:value-type="float" office:value="0.0876661057388081" calcext:value-type="float">
            <text:p>0.0876661057388081</text:p>
          </table:table-cell>
          <table:table-cell office:value-type="string" calcext:value-type="string">
            <text:p>https://twitter.com/memesalvatore/status/1624762928955109378</text:p>
          </table:table-cell>
        </table:table-row>
        <table:table-row table:style-name="ro1">
          <table:table-cell office:value-type="string" calcext:value-type="string">
            <text:p>input/data_formal_20240530-1342/meme/memesalvatore_20230212T133044/0.jpg</text:p>
          </table:table-cell>
          <table:table-cell office:value-type="string" calcext:value-type="string">
            <text:p>Pattern 1</text:p>
          </table:table-cell>
          <table:table-cell office:value-type="float" office:value="0.887490635128421" calcext:value-type="float">
            <text:p>0.887490635128421</text:p>
          </table:table-cell>
          <table:table-cell office:value-type="float" office:value="0.168569757043254" calcext:value-type="float">
            <text:p>0.168569757043254</text:p>
          </table:table-cell>
          <table:table-cell office:value-type="float" office:value="0.284110058897042" calcext:value-type="float">
            <text:p>0.284110058897042</text:p>
          </table:table-cell>
          <table:table-cell office:value-type="string" calcext:value-type="string">
            <text:p>https://twitter.com/memesalvatore/status/1624762933703061504</text:p>
          </table:table-cell>
        </table:table-row>
        <table:table-row table:style-name="ro1">
          <table:table-cell office:value-type="string" calcext:value-type="string">
            <text:p>input/data_formal_20240530-1342/meme/memesalvatore_20230212T133045/0.jpg</text:p>
          </table:table-cell>
          <table:table-cell office:value-type="string" calcext:value-type="string">
            <text:p>Pattern 3</text:p>
          </table:table-cell>
          <table:table-cell office:value-type="float" office:value="0.945142176608519" calcext:value-type="float">
            <text:p>0.945142176608519</text:p>
          </table:table-cell>
          <table:table-cell office:value-type="float" office:value="0.170919089298107" calcext:value-type="float">
            <text:p>0.170919089298107</text:p>
          </table:table-cell>
          <table:table-cell office:value-type="float" office:value="0.397626372442418" calcext:value-type="float">
            <text:p>0.397626372442418</text:p>
          </table:table-cell>
          <table:table-cell office:value-type="string" calcext:value-type="string">
            <text:p>https://twitter.com/memesalvatore/status/1624762939067490305</text:p>
          </table:table-cell>
        </table:table-row>
        <table:table-row table:style-name="ro1">
          <table:table-cell office:value-type="string" calcext:value-type="string">
            <text:p>input/data_formal_20240530-1342/meme/memesalvatore_20230212T133650/0.jpg</text:p>
          </table:table-cell>
          <table:table-cell office:value-type="string" calcext:value-type="string">
            <text:p>Pattern 6</text:p>
          </table:table-cell>
          <table:table-cell office:value-type="float" office:value="0.913862147047954" calcext:value-type="float">
            <text:p>0.913862147047954</text:p>
          </table:table-cell>
          <table:table-cell office:value-type="float" office:value="0.20574512304534" calcext:value-type="float">
            <text:p>0.20574512304534</text:p>
          </table:table-cell>
          <table:table-cell office:value-type="float" office:value="0.481857059566143" calcext:value-type="float">
            <text:p>0.481857059566143</text:p>
          </table:table-cell>
          <table:table-cell office:value-type="string" calcext:value-type="string">
            <text:p>https://twitter.com/memesalvatore/status/1624764466733645824</text:p>
          </table:table-cell>
        </table:table-row>
        <table:table-row table:style-name="ro1">
          <table:table-cell office:value-type="string" calcext:value-type="string">
            <text:p>input/data_formal_20240530-1342/meme/memesalvatore_20230212T133651/0.jpg</text:p>
          </table:table-cell>
          <table:table-cell office:value-type="string" calcext:value-type="string">
            <text:p>Pattern 3</text:p>
          </table:table-cell>
          <table:table-cell office:value-type="float" office:value="0.917225813591478" calcext:value-type="float">
            <text:p>0.917225813591478</text:p>
          </table:table-cell>
          <table:table-cell office:value-type="float" office:value="0.152395113544185" calcext:value-type="float">
            <text:p>0.152395113544185</text:p>
          </table:table-cell>
          <table:table-cell office:value-type="float" office:value="0.472084393144074" calcext:value-type="float">
            <text:p>0.472084393144074</text:p>
          </table:table-cell>
          <table:table-cell office:value-type="string" calcext:value-type="string">
            <text:p>https://twitter.com/memesalvatore/status/1624764471678758912</text:p>
          </table:table-cell>
        </table:table-row>
        <table:table-row table:style-name="ro1">
          <table:table-cell office:value-type="string" calcext:value-type="string">
            <text:p>input/data_formal_20240530-1342/meme/memesalvatore_20230322T193810/0.jpg</text:p>
          </table:table-cell>
          <table:table-cell office:value-type="string" calcext:value-type="string">
            <text:p>Pattern 1</text:p>
          </table:table-cell>
          <table:table-cell office:value-type="float" office:value="0.918917796976521" calcext:value-type="float">
            <text:p>0.918917796976521</text:p>
          </table:table-cell>
          <table:table-cell office:value-type="float" office:value="0.170221485894546" calcext:value-type="float">
            <text:p>0.170221485894546</text:p>
          </table:table-cell>
          <table:table-cell office:value-type="float" office:value="0.319035181627672" calcext:value-type="float">
            <text:p>0.319035181627672</text:p>
          </table:table-cell>
          <table:table-cell office:value-type="string" calcext:value-type="string">
            <text:p>https://twitter.com/memesalvatore/status/1638626139894865920</text:p>
          </table:table-cell>
        </table:table-row>
        <table:table-row table:style-name="ro1">
          <table:table-cell office:value-type="string" calcext:value-type="string">
            <text:p>input/data_formal_20240530-1342/meme/memesalvatore_20230322T193811/0.jpg</text:p>
          </table:table-cell>
          <table:table-cell office:value-type="string" calcext:value-type="string">
            <text:p>Pattern 1</text:p>
          </table:table-cell>
          <table:table-cell office:value-type="float" office:value="0.973123194033317" calcext:value-type="float">
            <text:p>0.973123194033317</text:p>
          </table:table-cell>
          <table:table-cell office:value-type="float" office:value="0.234998963559399" calcext:value-type="float">
            <text:p>0.234998963559399</text:p>
          </table:table-cell>
          <table:table-cell office:value-type="float" office:value="0.251379918110377" calcext:value-type="float">
            <text:p>0.251379918110377</text:p>
          </table:table-cell>
          <table:table-cell office:value-type="string" calcext:value-type="string">
            <text:p>https://twitter.com/memesalvatore/status/1638626144361787392</text:p>
          </table:table-cell>
        </table:table-row>
        <table:table-row table:style-name="ro1">
          <table:table-cell office:value-type="string" calcext:value-type="string">
            <text:p>input/data_formal_20240530-1342/meme/memesalvatore_20230323T034107/0.jpg</text:p>
          </table:table-cell>
          <table:table-cell office:value-type="string" calcext:value-type="string">
            <text:p>Pattern 6</text:p>
          </table:table-cell>
          <table:table-cell office:value-type="float" office:value="0.921589051416171" calcext:value-type="float">
            <text:p>0.921589051416171</text:p>
          </table:table-cell>
          <table:table-cell office:value-type="float" office:value="0.187735971424107" calcext:value-type="float">
            <text:p>0.187735971424107</text:p>
          </table:table-cell>
          <table:table-cell office:value-type="float" office:value="0.38493558535387" calcext:value-type="float">
            <text:p>0.38493558535387</text:p>
          </table:table-cell>
          <table:table-cell office:value-type="string" calcext:value-type="string">
            <text:p>https://twitter.com/memesalvatore/status/1638747678631927808</text:p>
          </table:table-cell>
        </table:table-row>
        <table:table-row table:style-name="ro1">
          <table:table-cell office:value-type="string" calcext:value-type="string">
            <text:p>input/data_formal_20240530-1342/meme/MemesDailyBaby_20221228T034123/0.jpg</text:p>
          </table:table-cell>
          <table:table-cell office:value-type="string" calcext:value-type="string">
            <text:p>Pattern 1</text:p>
          </table:table-cell>
          <table:table-cell office:value-type="float" office:value="0.926232596143911" calcext:value-type="float">
            <text:p>0.926232596143911</text:p>
          </table:table-cell>
          <table:table-cell office:value-type="float" office:value="0.200052991759931" calcext:value-type="float">
            <text:p>0.200052991759931</text:p>
          </table:table-cell>
          <table:table-cell office:value-type="float" office:value="0.10102392177457" calcext:value-type="float">
            <text:p>0.10102392177457</text:p>
          </table:table-cell>
          <table:table-cell office:value-type="string" calcext:value-type="string">
            <text:p>https://twitter.com/MemesDailyBaby/status/1607944774664814595</text:p>
          </table:table-cell>
        </table:table-row>
        <table:table-row table:style-name="ro1">
          <table:table-cell office:value-type="string" calcext:value-type="string">
            <text:p>input/data_formal_20240530-1342/meme/MemesDailyBaby_20221228T034124/0.jpg</text:p>
          </table:table-cell>
          <table:table-cell office:value-type="string" calcext:value-type="string">
            <text:p>Pattern 6</text:p>
          </table:table-cell>
          <table:table-cell office:value-type="float" office:value="0.94689245016931" calcext:value-type="float">
            <text:p>0.94689245016931</text:p>
          </table:table-cell>
          <table:table-cell office:value-type="float" office:value="0.127238208030727" calcext:value-type="float">
            <text:p>0.127238208030727</text:p>
          </table:table-cell>
          <table:table-cell office:value-type="float" office:value="0.36884800439483" calcext:value-type="float">
            <text:p>0.36884800439483</text:p>
          </table:table-cell>
          <table:table-cell office:value-type="string" calcext:value-type="string">
            <text:p>https://twitter.com/MemesDailyBaby/status/1607944779752407042</text:p>
          </table:table-cell>
        </table:table-row>
        <table:table-row table:style-name="ro1">
          <table:table-cell office:value-type="string" calcext:value-type="string">
            <text:p>input/data_formal_20240530-1342/meme/MemesDailyBaby_20221228T034125/0.jpg</text:p>
          </table:table-cell>
          <table:table-cell office:value-type="string" calcext:value-type="string">
            <text:p>Pattern 1</text:p>
          </table:table-cell>
          <table:table-cell office:value-type="float" office:value="0.926785236060383" calcext:value-type="float">
            <text:p>0.926785236060383</text:p>
          </table:table-cell>
          <table:table-cell office:value-type="float" office:value="0.147105635150963" calcext:value-type="float">
            <text:p>0.147105635150963</text:p>
          </table:table-cell>
          <table:table-cell office:value-type="float" office:value="0.0766707179699351" calcext:value-type="float">
            <text:p>0.0766707179699351</text:p>
          </table:table-cell>
          <table:table-cell office:value-type="string" calcext:value-type="string">
            <text:p>https://twitter.com/MemesDailyBaby/status/1607944784424861703</text:p>
          </table:table-cell>
        </table:table-row>
        <table:table-row table:style-name="ro1">
          <table:table-cell office:value-type="string" calcext:value-type="string">
            <text:p>input/data_formal_20240530-1342/meme/MemesDailyBaby_20230105T104137/0.jpg</text:p>
          </table:table-cell>
          <table:table-cell office:value-type="string" calcext:value-type="string">
            <text:p>Pattern 3</text:p>
          </table:table-cell>
          <table:table-cell office:value-type="float" office:value="0.956286327271836" calcext:value-type="float">
            <text:p>0.956286327271836</text:p>
          </table:table-cell>
          <table:table-cell office:value-type="float" office:value="0.0988033748793533" calcext:value-type="float">
            <text:p>0.0988033748793533</text:p>
          </table:table-cell>
          <table:table-cell office:value-type="float" office:value="0.432997964184353" calcext:value-type="float">
            <text:p>0.432997964184353</text:p>
          </table:table-cell>
          <table:table-cell office:value-type="string" calcext:value-type="string">
            <text:p>https://twitter.com/MemesDailyBaby/status/1610949635291365377</text:p>
          </table:table-cell>
        </table:table-row>
        <table:table-row table:style-name="ro1">
          <table:table-cell office:value-type="string" calcext:value-type="string">
            <text:p>input/data_formal_20240530-1342/meme/MemesDailyBaby_20230105T114140/0.jpg</text:p>
          </table:table-cell>
          <table:table-cell office:value-type="string" calcext:value-type="string">
            <text:p>Pattern 6</text:p>
          </table:table-cell>
          <table:table-cell office:value-type="float" office:value="0.928745082827069" calcext:value-type="float">
            <text:p>0.928745082827069</text:p>
          </table:table-cell>
          <table:table-cell office:value-type="float" office:value="0.131989321282642" calcext:value-type="float">
            <text:p>0.131989321282642</text:p>
          </table:table-cell>
          <table:table-cell office:value-type="float" office:value="0.481641820357224" calcext:value-type="float">
            <text:p>0.481641820357224</text:p>
          </table:table-cell>
          <table:table-cell office:value-type="string" calcext:value-type="string">
            <text:p>https://twitter.com/MemesDailyBaby/status/1610964745649094657</text:p>
          </table:table-cell>
        </table:table-row>
        <table:table-row table:style-name="ro1">
          <table:table-cell office:value-type="string" calcext:value-type="string">
            <text:p>input/data_formal_20240530-1342/meme/MemesDailyBaby_20230105T124148/0.jpg</text:p>
          </table:table-cell>
          <table:table-cell office:value-type="string" calcext:value-type="string">
            <text:p>Pattern 1</text:p>
          </table:table-cell>
          <table:table-cell office:value-type="float" office:value="0.90087288092845" calcext:value-type="float">
            <text:p>0.90087288092845</text:p>
          </table:table-cell>
          <table:table-cell office:value-type="float" office:value="0.135164035391806" calcext:value-type="float">
            <text:p>0.135164035391806</text:p>
          </table:table-cell>
          <table:table-cell office:value-type="float" office:value="0.128926687635433" calcext:value-type="float">
            <text:p>0.128926687635433</text:p>
          </table:table-cell>
          <table:table-cell office:value-type="string" calcext:value-type="string">
            <text:p>https://twitter.com/MemesDailyBaby/status/1610979881206091777</text:p>
          </table:table-cell>
        </table:table-row>
        <table:table-row table:style-name="ro1">
          <table:table-cell office:value-type="string" calcext:value-type="string">
            <text:p>input/data_formal_20240530-1342/meme/MemesDailyBaby_20230111T234154/0.jpg</text:p>
          </table:table-cell>
          <table:table-cell office:value-type="string" calcext:value-type="string">
            <text:p>Pattern 1</text:p>
          </table:table-cell>
          <table:table-cell office:value-type="float" office:value="0.853023764028036" calcext:value-type="float">
            <text:p>0.853023764028036</text:p>
          </table:table-cell>
          <table:table-cell office:value-type="float" office:value="0.232918060649558" calcext:value-type="float">
            <text:p>0.232918060649558</text:p>
          </table:table-cell>
          <table:table-cell office:value-type="float" office:value="0.238152700965485" calcext:value-type="float">
            <text:p>0.238152700965485</text:p>
          </table:table-cell>
          <table:table-cell office:value-type="string" calcext:value-type="string">
            <text:p>https://twitter.com/MemesDailyBaby/status/1613320325013409792</text:p>
          </table:table-cell>
        </table:table-row>
        <table:table-row table:style-name="ro1">
          <table:table-cell office:value-type="string" calcext:value-type="string">
            <text:p>input/data_formal_20240530-1342/meme/MemesDailyBaby_20230201T224216/0.jpg</text:p>
          </table:table-cell>
          <table:table-cell office:value-type="string" calcext:value-type="string">
            <text:p>Pattern 1</text:p>
          </table:table-cell>
          <table:table-cell office:value-type="float" office:value="0.858542281304934" calcext:value-type="float">
            <text:p>0.858542281304934</text:p>
          </table:table-cell>
          <table:table-cell office:value-type="float" office:value="0.211557105304094" calcext:value-type="float">
            <text:p>0.211557105304094</text:p>
          </table:table-cell>
          <table:table-cell office:value-type="float" office:value="0.30334448745035" calcext:value-type="float">
            <text:p>0.30334448745035</text:p>
          </table:table-cell>
          <table:table-cell office:value-type="string" calcext:value-type="string">
            <text:p>https://twitter.com/MemesDailyBaby/status/1620915465924091910</text:p>
          </table:table-cell>
        </table:table-row>
        <table:table-row table:style-name="ro1">
          <table:table-cell office:value-type="string" calcext:value-type="string">
            <text:p>input/data_formal_20240530-1342/meme/MemesDailyBaby_20230202T004217/0.jpg</text:p>
          </table:table-cell>
          <table:table-cell office:value-type="string" calcext:value-type="string">
            <text:p>Pattern 6</text:p>
          </table:table-cell>
          <table:table-cell office:value-type="float" office:value="0.935110368131355" calcext:value-type="float">
            <text:p>0.935110368131355</text:p>
          </table:table-cell>
          <table:table-cell office:value-type="float" office:value="0.270620632607277" calcext:value-type="float">
            <text:p>0.270620632607277</text:p>
          </table:table-cell>
          <table:table-cell office:value-type="float" office:value="0.38879328691768" calcext:value-type="float">
            <text:p>0.38879328691768</text:p>
          </table:table-cell>
          <table:table-cell office:value-type="string" calcext:value-type="string">
            <text:p>https://twitter.com/MemesDailyBaby/status/1620945666313801729</text:p>
          </table:table-cell>
        </table:table-row>
        <table:table-row table:style-name="ro1">
          <table:table-cell office:value-type="string" calcext:value-type="string">
            <text:p>input/data_formal_20240530-1342/meme/MemesDailyBaby_20230202T024146/0.jpg</text:p>
          </table:table-cell>
          <table:table-cell office:value-type="string" calcext:value-type="string">
            <text:p>Pattern 3</text:p>
          </table:table-cell>
          <table:table-cell office:value-type="float" office:value="0.90263551006911" calcext:value-type="float">
            <text:p>0.90263551006911</text:p>
          </table:table-cell>
          <table:table-cell office:value-type="float" office:value="0.0823045075388062" calcext:value-type="float">
            <text:p>0.0823045075388062</text:p>
          </table:table-cell>
          <table:table-cell office:value-type="float" office:value="0.343715552711742" calcext:value-type="float">
            <text:p>0.343715552711742</text:p>
          </table:table-cell>
          <table:table-cell office:value-type="string" calcext:value-type="string">
            <text:p>https://twitter.com/MemesDailyBaby/status/1620975737074229248</text:p>
          </table:table-cell>
        </table:table-row>
        <table:table-row table:style-name="ro1">
          <table:table-cell office:value-type="string" calcext:value-type="string">
            <text:p>input/data_formal_20240530-1342/meme/MemesDailyBaby_20230202T034125/0.jpg</text:p>
          </table:table-cell>
          <table:table-cell office:value-type="string" calcext:value-type="string">
            <text:p>Pattern 6</text:p>
          </table:table-cell>
          <table:table-cell office:value-type="float" office:value="0.921185726427995" calcext:value-type="float">
            <text:p>0.921185726427995</text:p>
          </table:table-cell>
          <table:table-cell office:value-type="float" office:value="0.176697486455572" calcext:value-type="float">
            <text:p>0.176697486455572</text:p>
          </table:table-cell>
          <table:table-cell office:value-type="float" office:value="0.426114966002728" calcext:value-type="float">
            <text:p>0.426114966002728</text:p>
          </table:table-cell>
          <table:table-cell office:value-type="string" calcext:value-type="string">
            <text:p>https://twitter.com/247eargasms/status/1620991394348425222</text:p>
          </table:table-cell>
        </table:table-row>
        <table:table-row table:style-name="ro1">
          <table:table-cell office:value-type="string" calcext:value-type="string">
            <text:p>input/data_formal_20240530-1342/meme/MemesDailyBaby_20230202T034130/0.jpg</text:p>
          </table:table-cell>
          <table:table-cell office:value-type="string" calcext:value-type="string">
            <text:p>Pattern 1</text:p>
          </table:table-cell>
          <table:table-cell office:value-type="float" office:value="0.933217087463812" calcext:value-type="float">
            <text:p>0.933217087463812</text:p>
          </table:table-cell>
          <table:table-cell office:value-type="float" office:value="0.22859727357398" calcext:value-type="float">
            <text:p>0.22859727357398</text:p>
          </table:table-cell>
          <table:table-cell office:value-type="float" office:value="0.162748625056271" calcext:value-type="float">
            <text:p>0.162748625056271</text:p>
          </table:table-cell>
          <table:table-cell office:value-type="string" calcext:value-type="string">
            <text:p>https://twitter.com/MemesDailyBaby/status/1620990766938980353</text:p>
          </table:table-cell>
        </table:table-row>
        <table:table-row table:style-name="ro1">
          <table:table-cell office:value-type="string" calcext:value-type="string">
            <text:p>input/data_formal_20240530-1342/meme/MemesDailyBaby_20230202T054254/0.jpg</text:p>
          </table:table-cell>
          <table:table-cell office:value-type="string" calcext:value-type="string">
            <text:p>Pattern 6</text:p>
          </table:table-cell>
          <table:table-cell office:value-type="float" office:value="0.919026389362732" calcext:value-type="float">
            <text:p>0.919026389362732</text:p>
          </table:table-cell>
          <table:table-cell office:value-type="float" office:value="0.168995009976112" calcext:value-type="float">
            <text:p>0.168995009976112</text:p>
          </table:table-cell>
          <table:table-cell office:value-type="float" office:value="0.307161425211904" calcext:value-type="float">
            <text:p>0.307161425211904</text:p>
          </table:table-cell>
          <table:table-cell office:value-type="string" calcext:value-type="string">
            <text:p>https://twitter.com/MemesDailyBaby/status/1621021320019329024</text:p>
          </table:table-cell>
        </table:table-row>
        <table:table-row table:style-name="ro1">
          <table:table-cell office:value-type="string" calcext:value-type="string">
            <text:p>input/data_formal_20240530-1342/meme/MemesDailyBaby_20230206T114211/0.jpg</text:p>
          </table:table-cell>
          <table:table-cell office:value-type="string" calcext:value-type="string">
            <text:p>Pattern 1</text:p>
          </table:table-cell>
          <table:table-cell office:value-type="float" office:value="0.874915604719665" calcext:value-type="float">
            <text:p>0.874915604719665</text:p>
          </table:table-cell>
          <table:table-cell office:value-type="float" office:value="0.16777700044346" calcext:value-type="float">
            <text:p>0.16777700044346</text:p>
          </table:table-cell>
          <table:table-cell office:value-type="float" office:value="0.0567042230867816" calcext:value-type="float">
            <text:p>0.0567042230867816</text:p>
          </table:table-cell>
          <table:table-cell office:value-type="string" calcext:value-type="string">
            <text:p>https://twitter.com/JadeKatBond/status/1622574871547879426</text:p>
          </table:table-cell>
        </table:table-row>
        <table:table-row table:style-name="ro1">
          <table:table-cell office:value-type="string" calcext:value-type="string">
            <text:p>input/data_formal_20240530-1342/meme/MemesDailyBaby_20230206T114213/0.jpg</text:p>
          </table:table-cell>
          <table:table-cell office:value-type="string" calcext:value-type="string">
            <text:p>Pattern 1</text:p>
          </table:table-cell>
          <table:table-cell office:value-type="float" office:value="0.874257384882205" calcext:value-type="float">
            <text:p>0.874257384882205</text:p>
          </table:table-cell>
          <table:table-cell office:value-type="float" office:value="0.218056064427757" calcext:value-type="float">
            <text:p>0.218056064427757</text:p>
          </table:table-cell>
          <table:table-cell office:value-type="float" office:value="0.319983437330976" calcext:value-type="float">
            <text:p>0.319983437330976</text:p>
          </table:table-cell>
          <table:table-cell office:value-type="string" calcext:value-type="string">
            <text:p>https://twitter.com/JadeKatBond/status/1622574755764137985</text:p>
          </table:table-cell>
        </table:table-row>
        <table:table-row table:style-name="ro1">
          <table:table-cell office:value-type="string" calcext:value-type="string">
            <text:p>input/data_formal_20240530-1342/meme/MemesDailyBaby_20230206T114216/0.jpg</text:p>
          </table:table-cell>
          <table:table-cell office:value-type="string" calcext:value-type="string">
            <text:p>Pattern 6</text:p>
          </table:table-cell>
          <table:table-cell office:value-type="float" office:value="0.894468598193625" calcext:value-type="float">
            <text:p>0.894468598193625</text:p>
          </table:table-cell>
          <table:table-cell office:value-type="float" office:value="0.193236454217569" calcext:value-type="float">
            <text:p>0.193236454217569</text:p>
          </table:table-cell>
          <table:table-cell office:value-type="float" office:value="0.341743076851569" calcext:value-type="float">
            <text:p>0.341743076851569</text:p>
          </table:table-cell>
          <table:table-cell office:value-type="string" calcext:value-type="string">
            <text:p>https://twitter.com/JadeKatBond/status/1622574818057920512</text:p>
          </table:table-cell>
        </table:table-row>
        <table:table-row table:style-name="ro1">
          <table:table-cell office:value-type="string" calcext:value-type="string">
            <text:p>input/data_formal_20240530-1342/meme/MemesDailyBaby_20230206T114218/0.jpg</text:p>
          </table:table-cell>
          <table:table-cell office:value-type="string" calcext:value-type="string">
            <text:p>Pattern 1</text:p>
          </table:table-cell>
          <table:table-cell office:value-type="float" office:value="0.904442684254041" calcext:value-type="float">
            <text:p>0.904442684254041</text:p>
          </table:table-cell>
          <table:table-cell office:value-type="float" office:value="0.168067556294495" calcext:value-type="float">
            <text:p>0.168067556294495</text:p>
          </table:table-cell>
          <table:table-cell office:value-type="float" office:value="0.190075385405785" calcext:value-type="float">
            <text:p>0.190075385405785</text:p>
          </table:table-cell>
          <table:table-cell office:value-type="string" calcext:value-type="string">
            <text:p>https://twitter.com/MemesDailyBaby/status/1622561318690512896</text:p>
          </table:table-cell>
        </table:table-row>
        <table:table-row table:style-name="ro1">
          <table:table-cell office:value-type="string" calcext:value-type="string">
            <text:p>input/data_formal_20240530-1342/meme/MemesDailyBaby_20230206T114219/0.jpg</text:p>
          </table:table-cell>
          <table:table-cell office:value-type="string" calcext:value-type="string">
            <text:p>Pattern 3</text:p>
          </table:table-cell>
          <table:table-cell office:value-type="float" office:value="0.865560568667961" calcext:value-type="float">
            <text:p>0.865560568667961</text:p>
          </table:table-cell>
          <table:table-cell office:value-type="float" office:value="0.0984732567218715" calcext:value-type="float">
            <text:p>0.0984732567218715</text:p>
          </table:table-cell>
          <table:table-cell office:value-type="float" office:value="0.532929310873539" calcext:value-type="float">
            <text:p>0.532929310873539</text:p>
          </table:table-cell>
          <table:table-cell office:value-type="string" calcext:value-type="string">
            <text:p>https://twitter.com/JadeKatBond/status/1622574772310745089</text:p>
          </table:table-cell>
        </table:table-row>
        <table:table-row table:style-name="ro1">
          <table:table-cell office:value-type="string" calcext:value-type="string">
            <text:p>input/data_formal_20240530-1342/meme/MemesDailyBaby_20230206T114221/0.jpg</text:p>
          </table:table-cell>
          <table:table-cell office:value-type="string" calcext:value-type="string">
            <text:p>Pattern 6</text:p>
          </table:table-cell>
          <table:table-cell office:value-type="float" office:value="0.8978530952569" calcext:value-type="float">
            <text:p>0.8978530952569</text:p>
          </table:table-cell>
          <table:table-cell office:value-type="float" office:value="0.163953612151237" calcext:value-type="float">
            <text:p>0.163953612151237</text:p>
          </table:table-cell>
          <table:table-cell office:value-type="float" office:value="0.498752066042125" calcext:value-type="float">
            <text:p>0.498752066042125</text:p>
          </table:table-cell>
          <table:table-cell office:value-type="string" calcext:value-type="string">
            <text:p>https://twitter.com/JadeKatBond/status/1622574945036300291</text:p>
          </table:table-cell>
        </table:table-row>
        <table:table-row table:style-name="ro1">
          <table:table-cell office:value-type="string" calcext:value-type="string">
            <text:p>input/data_formal_20240530-1342/meme/MemesDailyBaby_20230206T114223/0.jpg</text:p>
          </table:table-cell>
          <table:table-cell office:value-type="string" calcext:value-type="string">
            <text:p>Pattern 1</text:p>
          </table:table-cell>
          <table:table-cell office:value-type="float" office:value="0.923705480697364" calcext:value-type="float">
            <text:p>0.923705480697364</text:p>
          </table:table-cell>
          <table:table-cell office:value-type="float" office:value="0.15204839425048" calcext:value-type="float">
            <text:p>0.15204839425048</text:p>
          </table:table-cell>
          <table:table-cell office:value-type="float" office:value="0.0905513149844638" calcext:value-type="float">
            <text:p>0.0905513149844638</text:p>
          </table:table-cell>
          <table:table-cell office:value-type="string" calcext:value-type="string">
            <text:p>https://twitter.com/JadeKatBond/status/1622574915055497217</text:p>
          </table:table-cell>
        </table:table-row>
        <table:table-row table:style-name="ro1">
          <table:table-cell office:value-type="string" calcext:value-type="string">
            <text:p>input/data_formal_20240530-1342/meme/MemesDailyBaby_20230206T114225/0.jpg</text:p>
          </table:table-cell>
          <table:table-cell office:value-type="string" calcext:value-type="string">
            <text:p>Pattern 1</text:p>
          </table:table-cell>
          <table:table-cell office:value-type="float" office:value="0.912218111691085" calcext:value-type="float">
            <text:p>0.912218111691085</text:p>
          </table:table-cell>
          <table:table-cell office:value-type="float" office:value="0.210396006518153" calcext:value-type="float">
            <text:p>0.210396006518153</text:p>
          </table:table-cell>
          <table:table-cell office:value-type="float" office:value="0.254791093237558" calcext:value-type="float">
            <text:p>0.254791093237558</text:p>
          </table:table-cell>
          <table:table-cell office:value-type="string" calcext:value-type="string">
            <text:p>https://twitter.com/MemesDailyBaby/status/1622561345769029633</text:p>
          </table:table-cell>
        </table:table-row>
        <table:table-row table:style-name="ro1">
          <table:table-cell office:value-type="string" calcext:value-type="string">
            <text:p>input/data_formal_20240530-1342/meme/MemesDailyBaby_20230206T114226/0.jpg</text:p>
          </table:table-cell>
          <table:table-cell office:value-type="string" calcext:value-type="string">
            <text:p>Pattern 1</text:p>
          </table:table-cell>
          <table:table-cell office:value-type="float" office:value="0.949081989347309" calcext:value-type="float">
            <text:p>0.949081989347309</text:p>
          </table:table-cell>
          <table:table-cell office:value-type="float" office:value="0.129304872433429" calcext:value-type="float">
            <text:p>0.129304872433429</text:p>
          </table:table-cell>
          <table:table-cell office:value-type="float" office:value="0.328618122788466" calcext:value-type="float">
            <text:p>0.328618122788466</text:p>
          </table:table-cell>
          <table:table-cell office:value-type="string" calcext:value-type="string">
            <text:p>https://twitter.com/MemesDailyBaby/status/1622561351267766272</text:p>
          </table:table-cell>
        </table:table-row>
        <table:table-row table:style-name="ro1">
          <table:table-cell office:value-type="string" calcext:value-type="string">
            <text:p>input/data_formal_20240530-1342/meme/MemesDailyBaby_20230206T124214/0.jpg</text:p>
          </table:table-cell>
          <table:table-cell office:value-type="string" calcext:value-type="string">
            <text:p>Pattern 1</text:p>
          </table:table-cell>
          <table:table-cell office:value-type="float" office:value="0.914445057461014" calcext:value-type="float">
            <text:p>0.914445057461014</text:p>
          </table:table-cell>
          <table:table-cell office:value-type="float" office:value="0.167598658913931" calcext:value-type="float">
            <text:p>0.167598658913931</text:p>
          </table:table-cell>
          <table:table-cell office:value-type="float" office:value="0.282559852100584" calcext:value-type="float">
            <text:p>0.282559852100584</text:p>
          </table:table-cell>
          <table:table-cell office:value-type="string" calcext:value-type="string">
            <text:p>https://twitter.com/MemesDailyBaby/status/1622576398501130241</text:p>
          </table:table-cell>
        </table:table-row>
        <table:table-row table:style-name="ro1">
          <table:table-cell office:value-type="string" calcext:value-type="string">
            <text:p>input/data_formal_20240530-1342/meme/MemesDailyBaby_20230212T134119/0.jpg</text:p>
          </table:table-cell>
          <table:table-cell office:value-type="string" calcext:value-type="string">
            <text:p>Pattern 1</text:p>
          </table:table-cell>
          <table:table-cell office:value-type="float" office:value="0.94133451392497" calcext:value-type="float">
            <text:p>0.94133451392497</text:p>
          </table:table-cell>
          <table:table-cell office:value-type="float" office:value="0.150268149342497" calcext:value-type="float">
            <text:p>0.150268149342497</text:p>
          </table:table-cell>
          <table:table-cell office:value-type="float" office:value="0.111121474829383" calcext:value-type="float">
            <text:p>0.111121474829383</text:p>
          </table:table-cell>
          <table:table-cell office:value-type="string" calcext:value-type="string">
            <text:p>https://twitter.com/MemesDailyBaby/status/1624765594238087172</text:p>
          </table:table-cell>
        </table:table-row>
        <table:table-row table:style-name="ro1">
          <table:table-cell office:value-type="string" calcext:value-type="string">
            <text:p>input/data_formal_20240530-1342/meme/MemesDailyBaby_20230226T024148/0.jpg</text:p>
          </table:table-cell>
          <table:table-cell office:value-type="string" calcext:value-type="string">
            <text:p>Pattern 6</text:p>
          </table:table-cell>
          <table:table-cell office:value-type="float" office:value="0.94178143526625" calcext:value-type="float">
            <text:p>0.94178143526625</text:p>
          </table:table-cell>
          <table:table-cell office:value-type="float" office:value="0.20047280079217" calcext:value-type="float">
            <text:p>0.20047280079217</text:p>
          </table:table-cell>
          <table:table-cell office:value-type="float" office:value="0.431570775121686" calcext:value-type="float">
            <text:p>0.431570775121686</text:p>
          </table:table-cell>
          <table:table-cell office:value-type="string" calcext:value-type="string">
            <text:p>https://twitter.com/MemesDailyBaby/status/1629673051750031361</text:p>
          </table:table-cell>
        </table:table-row>
        <table:table-row table:style-name="ro1">
          <table:table-cell office:value-type="string" calcext:value-type="string">
            <text:p>input/data_formal_20240530-1342/meme/MemesDailyBaby_20230322T164108/0.jpg</text:p>
          </table:table-cell>
          <table:table-cell office:value-type="string" calcext:value-type="string">
            <text:p>Pattern 1</text:p>
          </table:table-cell>
          <table:table-cell office:value-type="float" office:value="0.974815660893024" calcext:value-type="float">
            <text:p>0.974815660893024</text:p>
          </table:table-cell>
          <table:table-cell office:value-type="float" office:value="0.197146382577496" calcext:value-type="float">
            <text:p>0.197146382577496</text:p>
          </table:table-cell>
          <table:table-cell office:value-type="float" office:value="0.313089175848699" calcext:value-type="float">
            <text:p>0.313089175848699</text:p>
          </table:table-cell>
          <table:table-cell office:value-type="string" calcext:value-type="string">
            <text:p>https://twitter.com/JadeKatBond/status/1638593654867787777</text:p>
          </table:table-cell>
        </table:table-row>
        <table:table-row table:style-name="ro1">
          <table:table-cell office:value-type="string" calcext:value-type="string">
            <text:p>input/data_formal_20240530-1342/meme/MemesDailyBaby_20230323T034147/0.jpg</text:p>
          </table:table-cell>
          <table:table-cell office:value-type="string" calcext:value-type="string">
            <text:p>Pattern 1</text:p>
          </table:table-cell>
          <table:table-cell office:value-type="float" office:value="0.89912013637368" calcext:value-type="float">
            <text:p>0.89912013637368</text:p>
          </table:table-cell>
          <table:table-cell office:value-type="float" office:value="0.206197214130616" calcext:value-type="float">
            <text:p>0.206197214130616</text:p>
          </table:table-cell>
          <table:table-cell office:value-type="float" office:value="0.251146350377193" calcext:value-type="float">
            <text:p>0.251146350377193</text:p>
          </table:table-cell>
          <table:table-cell office:value-type="string" calcext:value-type="string">
            <text:p>https://twitter.com/JadeKatBond/status/1638751479015301120</text:p>
          </table:table-cell>
        </table:table-row>
        <table:table-row table:style-name="ro1">
          <table:table-cell office:value-type="string" calcext:value-type="string">
            <text:p>input/data_formal_20240530-1342/meme/MemesDnd_20221222T122443/0.jpg</text:p>
          </table:table-cell>
          <table:table-cell office:value-type="string" calcext:value-type="string">
            <text:p>Pattern 1</text:p>
          </table:table-cell>
          <table:table-cell office:value-type="float" office:value="0.95688738818775" calcext:value-type="float">
            <text:p>0.95688738818775</text:p>
          </table:table-cell>
          <table:table-cell office:value-type="float" office:value="0.187022202274935" calcext:value-type="float">
            <text:p>0.187022202274935</text:p>
          </table:table-cell>
          <table:table-cell office:value-type="float" office:value="0.288965469380407" calcext:value-type="float">
            <text:p>0.288965469380407</text:p>
          </table:table-cell>
          <table:table-cell office:value-type="string" calcext:value-type="string">
            <text:p>https://twitter.com/JoHess2000/status/1605908412109299715</text:p>
          </table:table-cell>
        </table:table-row>
        <table:table-row table:style-name="ro1">
          <table:table-cell office:value-type="string" calcext:value-type="string">
            <text:p>input/data_formal_20240530-1342/meme/MemesDnd_20221226T223736/0.jpg</text:p>
          </table:table-cell>
          <table:table-cell office:value-type="string" calcext:value-type="string">
            <text:p>Pattern 3</text:p>
          </table:table-cell>
          <table:table-cell office:value-type="float" office:value="0.928757450967585" calcext:value-type="float">
            <text:p>0.928757450967585</text:p>
          </table:table-cell>
          <table:table-cell office:value-type="float" office:value="0.121926192615312" calcext:value-type="float">
            <text:p>0.121926192615312</text:p>
          </table:table-cell>
          <table:table-cell office:value-type="float" office:value="0.375207336377697" calcext:value-type="float">
            <text:p>0.375207336377697</text:p>
          </table:table-cell>
          <table:table-cell office:value-type="string" calcext:value-type="string">
            <text:p>https://twitter.com/GreenDevil606/status/1607943631163342848</text:p>
          </table:table-cell>
        </table:table-row>
        <table:table-row table:style-name="ro1">
          <table:table-cell office:value-type="string" calcext:value-type="string">
            <text:p>input/data_formal_20240530-1342/meme/memesfalopaa_20221228T025802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memesfalopaa/status/1607933864927952897</text:p>
          </table:table-cell>
        </table:table-row>
        <table:table-row table:style-name="ro1">
          <table:table-cell office:value-type="string" calcext:value-type="string">
            <text:p>input/data_formal_20240530-1342/meme/memesfalopaa_20230316T021625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memesfalopaa/status/1636189645255098368</text:p>
          </table:table-cell>
        </table:table-row>
        <table:table-row table:style-name="ro1">
          <table:table-cell office:value-type="string" calcext:value-type="string">
            <text:p>input/data_formal_20240530-1342/meme/memesfalopaa_20230322T191530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memesfalopaa/status/1638620437008748544</text:p>
          </table:table-cell>
        </table:table-row>
        <table:table-row table:style-name="ro1">
          <table:table-cell office:value-type="string" calcext:value-type="string">
            <text:p>input/data_formal_20240530-1342/meme/memesmarketapp_20230111T235506/0.jpg</text:p>
          </table:table-cell>
          <table:table-cell office:value-type="string" calcext:value-type="string">
            <text:p>Pattern 6</text:p>
          </table:table-cell>
          <table:table-cell office:value-type="float" office:value="0.90878393101001" calcext:value-type="float">
            <text:p>0.90878393101001</text:p>
          </table:table-cell>
          <table:table-cell office:value-type="float" office:value="0.310741970530083" calcext:value-type="float">
            <text:p>0.310741970530083</text:p>
          </table:table-cell>
          <table:table-cell office:value-type="float" office:value="0.492103837982326" calcext:value-type="float">
            <text:p>0.492103837982326</text:p>
          </table:table-cell>
          <table:table-cell office:value-type="string" calcext:value-type="string">
            <text:p>https://twitter.com/billhinostroza/status/1613324585209847810</text:p>
          </table:table-cell>
        </table:table-row>
        <table:table-row table:style-name="ro1">
          <table:table-cell office:value-type="string" calcext:value-type="string">
            <text:p>input/data_formal_20240530-1342/meme/memesofredditt_20221123T051354/0.jpg</text:p>
          </table:table-cell>
          <table:table-cell office:value-type="string" calcext:value-type="string">
            <text:p>Pattern 6</text:p>
          </table:table-cell>
          <table:table-cell office:value-type="float" office:value="0.965190482382" calcext:value-type="float">
            <text:p>0.965190482382</text:p>
          </table:table-cell>
          <table:table-cell office:value-type="float" office:value="0.142200375849738" calcext:value-type="float">
            <text:p>0.142200375849738</text:p>
          </table:table-cell>
          <table:table-cell office:value-type="float" office:value="0.48096443566834" calcext:value-type="float">
            <text:p>0.48096443566834</text:p>
          </table:table-cell>
          <table:table-cell office:value-type="string" calcext:value-type="string">
            <text:p>https://twitter.com/emiliovigil5/status/1613295567152578560</text:p>
          </table:table-cell>
        </table:table-row>
        <table:table-row table:style-name="ro1">
          <table:table-cell office:value-type="string" calcext:value-type="string">
            <text:p>input/data_formal_20240530-1342/meme/memesofredditt_20221227T233347/0.jpg</text:p>
          </table:table-cell>
          <table:table-cell office:value-type="string" calcext:value-type="string">
            <text:p>Pattern 1</text:p>
          </table:table-cell>
          <table:table-cell office:value-type="float" office:value="0.880760099326371" calcext:value-type="float">
            <text:p>0.880760099326371</text:p>
          </table:table-cell>
          <table:table-cell office:value-type="float" office:value="0.187122692527984" calcext:value-type="float">
            <text:p>0.187122692527984</text:p>
          </table:table-cell>
          <table:table-cell office:value-type="float" office:value="0.0954520295723698" calcext:value-type="float">
            <text:p>0.0954520295723698</text:p>
          </table:table-cell>
          <table:table-cell office:value-type="string" calcext:value-type="string">
            <text:p>https://twitter.com/memesofredditt/status/1607882467137945602</text:p>
          </table:table-cell>
        </table:table-row>
        <table:table-row table:style-name="ro1">
          <table:table-cell office:value-type="string" calcext:value-type="string">
            <text:p>input/data_formal_20240530-1342/meme/memesofredditt_20221228T000334/0.jpg</text:p>
          </table:table-cell>
          <table:table-cell office:value-type="string" calcext:value-type="string">
            <text:p>Pattern 1</text:p>
          </table:table-cell>
          <table:table-cell office:value-type="float" office:value="0.872880009346181" calcext:value-type="float">
            <text:p>0.872880009346181</text:p>
          </table:table-cell>
          <table:table-cell office:value-type="float" office:value="0.275763397952545" calcext:value-type="float">
            <text:p>0.275763397952545</text:p>
          </table:table-cell>
          <table:table-cell office:value-type="float" office:value="0.245994844563274" calcext:value-type="float">
            <text:p>0.245994844563274</text:p>
          </table:table-cell>
          <table:table-cell office:value-type="string" calcext:value-type="string">
            <text:p>https://twitter.com/memesofredditt/status/1607889961281359872</text:p>
          </table:table-cell>
        </table:table-row>
        <table:table-row table:style-name="ro1">
          <table:table-cell office:value-type="string" calcext:value-type="string">
            <text:p>input/data_formal_20240530-1342/meme/memesofredditt_20221228T003335/0.jpg</text:p>
          </table:table-cell>
          <table:table-cell office:value-type="string" calcext:value-type="string">
            <text:p>Pattern 1</text:p>
          </table:table-cell>
          <table:table-cell office:value-type="float" office:value="0.921265954083412" calcext:value-type="float">
            <text:p>0.921265954083412</text:p>
          </table:table-cell>
          <table:table-cell office:value-type="float" office:value="0.196947507012161" calcext:value-type="float">
            <text:p>0.196947507012161</text:p>
          </table:table-cell>
          <table:table-cell office:value-type="float" office:value="0.196765977328533" calcext:value-type="float">
            <text:p>0.196765977328533</text:p>
          </table:table-cell>
          <table:table-cell office:value-type="string" calcext:value-type="string">
            <text:p>https://twitter.com/memesofredditt/status/1607897515168305152</text:p>
          </table:table-cell>
        </table:table-row>
        <table:table-row table:style-name="ro1">
          <table:table-cell office:value-type="string" calcext:value-type="string">
            <text:p>input/data_formal_20240530-1342/meme/memesofredditt_20221228T015846/0.jpg</text:p>
          </table:table-cell>
          <table:table-cell office:value-type="string" calcext:value-type="string">
            <text:p>Pattern 6</text:p>
          </table:table-cell>
          <table:table-cell office:value-type="float" office:value="0.917887355869653" calcext:value-type="float">
            <text:p>0.917887355869653</text:p>
          </table:table-cell>
          <table:table-cell office:value-type="float" office:value="0.225357478916087" calcext:value-type="float">
            <text:p>0.225357478916087</text:p>
          </table:table-cell>
          <table:table-cell office:value-type="float" office:value="0.399879399761443" calcext:value-type="float">
            <text:p>0.399879399761443</text:p>
          </table:table-cell>
          <table:table-cell office:value-type="string" calcext:value-type="string">
            <text:p>https://twitter.com/memesofredditt/status/1607918952574849024</text:p>
          </table:table-cell>
        </table:table-row>
        <table:table-row table:style-name="ro1">
          <table:table-cell office:value-type="string" calcext:value-type="string">
            <text:p>input/data_formal_20240530-1342/meme/memesofredditt_20221228T032338/0.jpg</text:p>
          </table:table-cell>
          <table:table-cell office:value-type="string" calcext:value-type="string">
            <text:p>Pattern 6</text:p>
          </table:table-cell>
          <table:table-cell office:value-type="float" office:value="0.919119807501221" calcext:value-type="float">
            <text:p>0.919119807501221</text:p>
          </table:table-cell>
          <table:table-cell office:value-type="float" office:value="0.176897006118005" calcext:value-type="float">
            <text:p>0.176897006118005</text:p>
          </table:table-cell>
          <table:table-cell office:value-type="float" office:value="0.453579632043791" calcext:value-type="float">
            <text:p>0.453579632043791</text:p>
          </table:table-cell>
          <table:table-cell office:value-type="string" calcext:value-type="string">
            <text:p>https://twitter.com/memesofredditt/status/1607940309861732352</text:p>
          </table:table-cell>
        </table:table-row>
        <table:table-row table:style-name="ro1">
          <table:table-cell office:value-type="string" calcext:value-type="string">
            <text:p>input/data_formal_20240530-1342/meme/memesofredditt_20221228T035350/0.jpg</text:p>
          </table:table-cell>
          <table:table-cell office:value-type="string" calcext:value-type="string">
            <text:p>Pattern 1</text:p>
          </table:table-cell>
          <table:table-cell office:value-type="float" office:value="0.890026530688076" calcext:value-type="float">
            <text:p>0.890026530688076</text:p>
          </table:table-cell>
          <table:table-cell office:value-type="float" office:value="0.148402498692362" calcext:value-type="float">
            <text:p>0.148402498692362</text:p>
          </table:table-cell>
          <table:table-cell office:value-type="float" office:value="0.0858882612835971" calcext:value-type="float">
            <text:p>0.0858882612835971</text:p>
          </table:table-cell>
          <table:table-cell office:value-type="string" calcext:value-type="string">
            <text:p>https://twitter.com/memesofredditt/status/1607947908619423746</text:p>
          </table:table-cell>
        </table:table-row>
        <table:table-row table:style-name="ro1">
          <table:table-cell office:value-type="string" calcext:value-type="string">
            <text:p>input/data_formal_20240530-1342/meme/memesofredditt_20221228T041851/0.jpg</text:p>
          </table:table-cell>
          <table:table-cell office:value-type="string" calcext:value-type="string">
            <text:p>Pattern 1</text:p>
          </table:table-cell>
          <table:table-cell office:value-type="float" office:value="0.897568310073953" calcext:value-type="float">
            <text:p>0.897568310073953</text:p>
          </table:table-cell>
          <table:table-cell office:value-type="float" office:value="0.214641193902171" calcext:value-type="float">
            <text:p>0.214641193902171</text:p>
          </table:table-cell>
          <table:table-cell office:value-type="float" office:value="0.131629577048277" calcext:value-type="float">
            <text:p>0.131629577048277</text:p>
          </table:table-cell>
          <table:table-cell office:value-type="string" calcext:value-type="string">
            <text:p>https://twitter.com/memesofredditt/status/1607954204731006976</text:p>
          </table:table-cell>
        </table:table-row>
        <table:table-row table:style-name="ro1">
          <table:table-cell office:value-type="string" calcext:value-type="string">
            <text:p>input/data_formal_20240530-1342/meme/memesofredditt_20221228T044849/0.jpg</text:p>
          </table:table-cell>
          <table:table-cell office:value-type="string" calcext:value-type="string">
            <text:p>Pattern 1</text:p>
          </table:table-cell>
          <table:table-cell office:value-type="float" office:value="0.93409648530945" calcext:value-type="float">
            <text:p>0.93409648530945</text:p>
          </table:table-cell>
          <table:table-cell office:value-type="float" office:value="0.188378830408603" calcext:value-type="float">
            <text:p>0.188378830408603</text:p>
          </table:table-cell>
          <table:table-cell office:value-type="float" office:value="0.392574244638337" calcext:value-type="float">
            <text:p>0.392574244638337</text:p>
          </table:table-cell>
          <table:table-cell office:value-type="string" calcext:value-type="string">
            <text:p>https://twitter.com/memesofredditt/status/1607961747222134784</text:p>
          </table:table-cell>
        </table:table-row>
        <table:table-row table:style-name="ro1">
          <table:table-cell office:value-type="string" calcext:value-type="string">
            <text:p>input/data_formal_20240530-1342/meme/memesofredditt_20221228T051844/0.jpg</text:p>
          </table:table-cell>
          <table:table-cell office:value-type="string" calcext:value-type="string">
            <text:p>Pattern 1</text:p>
          </table:table-cell>
          <table:table-cell office:value-type="float" office:value="0.88060156374134" calcext:value-type="float">
            <text:p>0.88060156374134</text:p>
          </table:table-cell>
          <table:table-cell office:value-type="float" office:value="0.250340205325095" calcext:value-type="float">
            <text:p>0.250340205325095</text:p>
          </table:table-cell>
          <table:table-cell office:value-type="float" office:value="0.15311514325993" calcext:value-type="float">
            <text:p>0.15311514325993</text:p>
          </table:table-cell>
          <table:table-cell office:value-type="string" calcext:value-type="string">
            <text:p>https://twitter.com/memesofredditt/status/1607969274307698688</text:p>
          </table:table-cell>
        </table:table-row>
        <table:table-row table:style-name="ro1">
          <table:table-cell office:value-type="string" calcext:value-type="string">
            <text:p>input/data_formal_20240530-1342/meme/memesofredditt_20221228T054841/0.jpg</text:p>
          </table:table-cell>
          <table:table-cell office:value-type="string" calcext:value-type="string">
            <text:p>Pattern 6</text:p>
          </table:table-cell>
          <table:table-cell office:value-type="float" office:value="0.95315271631779" calcext:value-type="float">
            <text:p>0.95315271631779</text:p>
          </table:table-cell>
          <table:table-cell office:value-type="float" office:value="0.171237144136337" calcext:value-type="float">
            <text:p>0.171237144136337</text:p>
          </table:table-cell>
          <table:table-cell office:value-type="float" office:value="0.388015692726559" calcext:value-type="float">
            <text:p>0.388015692726559</text:p>
          </table:table-cell>
          <table:table-cell office:value-type="string" calcext:value-type="string">
            <text:p>https://twitter.com/memesofredditt/status/1607976810490339328</text:p>
          </table:table-cell>
        </table:table-row>
        <table:table-row table:style-name="ro1">
          <table:table-cell office:value-type="string" calcext:value-type="string">
            <text:p>input/data_formal_20240530-1342/meme/memesofredditt_20221228T061154/0.jpg</text:p>
          </table:table-cell>
          <table:table-cell office:value-type="string" calcext:value-type="string">
            <text:p>Pattern 6</text:p>
          </table:table-cell>
          <table:table-cell office:value-type="float" office:value="0.937599098990532" calcext:value-type="float">
            <text:p>0.937599098990532</text:p>
          </table:table-cell>
          <table:table-cell office:value-type="float" office:value="0.142545414640129" calcext:value-type="float">
            <text:p>0.142545414640129</text:p>
          </table:table-cell>
          <table:table-cell office:value-type="float" office:value="0.479356721608382" calcext:value-type="float">
            <text:p>0.479356721608382</text:p>
          </table:table-cell>
          <table:table-cell office:value-type="string" calcext:value-type="string">
            <text:p>https://twitter.com/memesofredditt/status/1607982656829923329</text:p>
          </table:table-cell>
        </table:table-row>
        <table:table-row table:style-name="ro1">
          <table:table-cell office:value-type="string" calcext:value-type="string">
            <text:p>input/data_formal_20240530-1342/meme/memesofredditt_20230105T102833/0.jpg</text:p>
          </table:table-cell>
          <table:table-cell office:value-type="string" calcext:value-type="string">
            <text:p>Pattern 6</text:p>
          </table:table-cell>
          <table:table-cell office:value-type="float" office:value="0.856177223815088" calcext:value-type="float">
            <text:p>0.856177223815088</text:p>
          </table:table-cell>
          <table:table-cell office:value-type="float" office:value="0.115881177862948" calcext:value-type="float">
            <text:p>0.115881177862948</text:p>
          </table:table-cell>
          <table:table-cell office:value-type="float" office:value="0.471215444728409" calcext:value-type="float">
            <text:p>0.471215444728409</text:p>
          </table:table-cell>
          <table:table-cell office:value-type="string" calcext:value-type="string">
            <text:p>https://twitter.com/memesofredditt/status/1610946347342888960</text:p>
          </table:table-cell>
        </table:table-row>
        <table:table-row table:style-name="ro1">
          <table:table-cell office:value-type="string" calcext:value-type="string">
            <text:p>input/data_formal_20240530-1342/meme/memesofredditt_20230105T105317/0.jpg</text:p>
          </table:table-cell>
          <table:table-cell office:value-type="string" calcext:value-type="string">
            <text:p>Pattern 3</text:p>
          </table:table-cell>
          <table:table-cell office:value-type="float" office:value="0.99235460350559" calcext:value-type="float">
            <text:p>0.99235460350559</text:p>
          </table:table-cell>
          <table:table-cell office:value-type="float" office:value="0.15951010135186" calcext:value-type="float">
            <text:p>0.15951010135186</text:p>
          </table:table-cell>
          <table:table-cell office:value-type="float" office:value="0.254986760794584" calcext:value-type="float">
            <text:p>0.254986760794584</text:p>
          </table:table-cell>
          <table:table-cell office:value-type="string" calcext:value-type="string">
            <text:p>https://twitter.com/memesofredditt/status/1610952571224571905</text:p>
          </table:table-cell>
        </table:table-row>
        <table:table-row table:style-name="ro1">
          <table:table-cell office:value-type="string" calcext:value-type="string">
            <text:p>input/data_formal_20240530-1342/meme/memesofredditt_20230105T112356/0.jpg</text:p>
          </table:table-cell>
          <table:table-cell office:value-type="string" calcext:value-type="string">
            <text:p>Pattern 6</text:p>
          </table:table-cell>
          <table:table-cell office:value-type="float" office:value="0.902267935950809" calcext:value-type="float">
            <text:p>0.902267935950809</text:p>
          </table:table-cell>
          <table:table-cell office:value-type="float" office:value="0.202637064437094" calcext:value-type="float">
            <text:p>0.202637064437094</text:p>
          </table:table-cell>
          <table:table-cell office:value-type="float" office:value="0.384788007276218" calcext:value-type="float">
            <text:p>0.384788007276218</text:p>
          </table:table-cell>
          <table:table-cell office:value-type="string" calcext:value-type="string">
            <text:p>https://twitter.com/memesofredditt/status/1610960281835798528</text:p>
          </table:table-cell>
        </table:table-row>
        <table:table-row table:style-name="ro1">
          <table:table-cell office:value-type="string" calcext:value-type="string">
            <text:p>input/data_formal_20240530-1342/meme/memesofredditt_20230105T115404/0.jpg</text:p>
          </table:table-cell>
          <table:table-cell office:value-type="string" calcext:value-type="string">
            <text:p>Pattern 6</text:p>
          </table:table-cell>
          <table:table-cell office:value-type="float" office:value="0.905537232647686" calcext:value-type="float">
            <text:p>0.905537232647686</text:p>
          </table:table-cell>
          <table:table-cell office:value-type="float" office:value="0.127112624208765" calcext:value-type="float">
            <text:p>0.127112624208765</text:p>
          </table:table-cell>
          <table:table-cell office:value-type="float" office:value="0.374016975415534" calcext:value-type="float">
            <text:p>0.374016975415534</text:p>
          </table:table-cell>
          <table:table-cell office:value-type="string" calcext:value-type="string">
            <text:p>https://twitter.com/memesofredditt/status/1610967867142332416</text:p>
          </table:table-cell>
        </table:table-row>
        <table:table-row table:style-name="ro1">
          <table:table-cell office:value-type="string" calcext:value-type="string">
            <text:p>input/data_formal_20240530-1342/meme/memesofredditt_20230105T122734/0.jpg</text:p>
          </table:table-cell>
          <table:table-cell office:value-type="string" calcext:value-type="string">
            <text:p>Pattern 3</text:p>
          </table:table-cell>
          <table:table-cell office:value-type="float" office:value="1.01288200172437" calcext:value-type="float">
            <text:p>1.01288200172437</text:p>
          </table:table-cell>
          <table:table-cell office:value-type="float" office:value="0.177643969794557" calcext:value-type="float">
            <text:p>0.177643969794557</text:p>
          </table:table-cell>
          <table:table-cell office:value-type="float" office:value="0.413018175839544" calcext:value-type="float">
            <text:p>0.413018175839544</text:p>
          </table:table-cell>
          <table:table-cell office:value-type="string" calcext:value-type="string">
            <text:p>https://twitter.com/memesofredditt/status/1610976295860453376</text:p>
          </table:table-cell>
        </table:table-row>
        <table:table-row table:style-name="ro1">
          <table:table-cell office:value-type="string" calcext:value-type="string">
            <text:p>input/data_formal_20240530-1342/meme/memesofredditt_20230106T052856/0.jpg</text:p>
          </table:table-cell>
          <table:table-cell office:value-type="string" calcext:value-type="string">
            <text:p>Pattern 1</text:p>
          </table:table-cell>
          <table:table-cell office:value-type="float" office:value="0.949630553184" calcext:value-type="float">
            <text:p>0.949630553184</text:p>
          </table:table-cell>
          <table:table-cell office:value-type="float" office:value="0.185568700785472" calcext:value-type="float">
            <text:p>0.185568700785472</text:p>
          </table:table-cell>
          <table:table-cell office:value-type="float" office:value="0.355893967892298" calcext:value-type="float">
            <text:p>0.355893967892298</text:p>
          </table:table-cell>
          <table:table-cell office:value-type="string" calcext:value-type="string">
            <text:p>https://twitter.com/memesofredditt/status/1611233334625017858</text:p>
          </table:table-cell>
        </table:table-row>
        <table:table-row table:style-name="ro1">
          <table:table-cell office:value-type="string" calcext:value-type="string">
            <text:p>input/data_formal_20240530-1342/meme/memesofredditt_20230106T072357/0.jpg</text:p>
          </table:table-cell>
          <table:table-cell office:value-type="string" calcext:value-type="string">
            <text:p>Pattern 1</text:p>
          </table:table-cell>
          <table:table-cell office:value-type="float" office:value="0.913334632618721" calcext:value-type="float">
            <text:p>0.913334632618721</text:p>
          </table:table-cell>
          <table:table-cell office:value-type="float" office:value="0.173856127507748" calcext:value-type="float">
            <text:p>0.173856127507748</text:p>
          </table:table-cell>
          <table:table-cell office:value-type="float" office:value="0.241174868609495" calcext:value-type="float">
            <text:p>0.241174868609495</text:p>
          </table:table-cell>
          <table:table-cell office:value-type="string" calcext:value-type="string">
            <text:p>https://twitter.com/memesofredditt/status/1611262276970987520</text:p>
          </table:table-cell>
        </table:table-row>
        <table:table-row table:style-name="ro1">
          <table:table-cell office:value-type="string" calcext:value-type="string">
            <text:p>input/data_formal_20240530-1342/meme/memesofredditt_20230106T075341/0.jpg</text:p>
          </table:table-cell>
          <table:table-cell office:value-type="string" calcext:value-type="string">
            <text:p>Pattern 1</text:p>
          </table:table-cell>
          <table:table-cell office:value-type="float" office:value="0.90568248180348" calcext:value-type="float">
            <text:p>0.90568248180348</text:p>
          </table:table-cell>
          <table:table-cell office:value-type="float" office:value="0.102737062309786" calcext:value-type="float">
            <text:p>0.102737062309786</text:p>
          </table:table-cell>
          <table:table-cell office:value-type="float" office:value="0.100275948648161" calcext:value-type="float">
            <text:p>0.100275948648161</text:p>
          </table:table-cell>
          <table:table-cell office:value-type="string" calcext:value-type="string">
            <text:p>https://twitter.com/memesofredditt/status/1611269760276111362</text:p>
          </table:table-cell>
        </table:table-row>
        <table:table-row table:style-name="ro1">
          <table:table-cell office:value-type="string" calcext:value-type="string">
            <text:p>input/data_formal_20240530-1342/meme/memesofredditt_20230106T082407/0.jpg</text:p>
          </table:table-cell>
          <table:table-cell office:value-type="string" calcext:value-type="string">
            <text:p>Pattern 1</text:p>
          </table:table-cell>
          <table:table-cell office:value-type="float" office:value="0.864040561872287" calcext:value-type="float">
            <text:p>0.864040561872287</text:p>
          </table:table-cell>
          <table:table-cell office:value-type="float" office:value="0.110251189797402" calcext:value-type="float">
            <text:p>0.110251189797402</text:p>
          </table:table-cell>
          <table:table-cell office:value-type="float" office:value="0.298821608417085" calcext:value-type="float">
            <text:p>0.298821608417085</text:p>
          </table:table-cell>
          <table:table-cell office:value-type="string" calcext:value-type="string">
            <text:p>https://twitter.com/memesofredditt/status/1611277418316140546</text:p>
          </table:table-cell>
        </table:table-row>
        <table:table-row table:style-name="ro1">
          <table:table-cell office:value-type="string" calcext:value-type="string">
            <text:p>input/data_formal_20240530-1342/meme/memesofredditt_20230106T084908/0.jpg</text:p>
          </table:table-cell>
          <table:table-cell office:value-type="string" calcext:value-type="string">
            <text:p>Pattern 5</text:p>
          </table:table-cell>
          <table:table-cell office:value-type="float" office:value="0.00000047262762567859" calcext:value-type="float">
            <text:p>4.7262762567859E-07</text:p>
          </table:table-cell>
          <table:table-cell office:value-type="float" office:value="0.144138224106113" calcext:value-type="float">
            <text:p>0.144138224106113</text:p>
          </table:table-cell>
          <table:table-cell office:value-type="float" office:value="0.461782599083704" calcext:value-type="float">
            <text:p>0.461782599083704</text:p>
          </table:table-cell>
          <table:table-cell office:value-type="string" calcext:value-type="string">
            <text:p>https://twitter.com/memesofredditt/status/1611283713375059969</text:p>
          </table:table-cell>
        </table:table-row>
        <table:table-row table:style-name="ro1">
          <table:table-cell office:value-type="string" calcext:value-type="string">
            <text:p>input/data_formal_20240530-1342/meme/memesofredditt_20230111T221419/0.jpg</text:p>
          </table:table-cell>
          <table:table-cell office:value-type="string" calcext:value-type="string">
            <text:p>Pattern 1</text:p>
          </table:table-cell>
          <table:table-cell office:value-type="float" office:value="0.901360162388672" calcext:value-type="float">
            <text:p>0.901360162388672</text:p>
          </table:table-cell>
          <table:table-cell office:value-type="float" office:value="0.242408690811414" calcext:value-type="float">
            <text:p>0.242408690811414</text:p>
          </table:table-cell>
          <table:table-cell office:value-type="float" office:value="0.393174068349809" calcext:value-type="float">
            <text:p>0.393174068349809</text:p>
          </table:table-cell>
          <table:table-cell office:value-type="string" calcext:value-type="string">
            <text:p>https://twitter.com/memesofredditt/status/1613298285598441478</text:p>
          </table:table-cell>
        </table:table-row>
        <table:table-row table:style-name="ro1">
          <table:table-cell office:value-type="string" calcext:value-type="string">
            <text:p>input/data_formal_20240530-1342/meme/memesofredditt_20230111T233859/0.jpg</text:p>
          </table:table-cell>
          <table:table-cell office:value-type="string" calcext:value-type="string">
            <text:p>Pattern 1</text:p>
          </table:table-cell>
          <table:table-cell office:value-type="float" office:value="0.925708736907881" calcext:value-type="float">
            <text:p>0.925708736907881</text:p>
          </table:table-cell>
          <table:table-cell office:value-type="float" office:value="0.219952516891507" calcext:value-type="float">
            <text:p>0.219952516891507</text:p>
          </table:table-cell>
          <table:table-cell office:value-type="float" office:value="0.233109556181946" calcext:value-type="float">
            <text:p>0.233109556181946</text:p>
          </table:table-cell>
          <table:table-cell office:value-type="string" calcext:value-type="string">
            <text:p>https://twitter.com/memesofredditt/status/1613319592151060483</text:p>
          </table:table-cell>
        </table:table-row>
        <table:table-row table:style-name="ro1">
          <table:table-cell office:value-type="string" calcext:value-type="string">
            <text:p>input/data_formal_20240530-1342/meme/memesofredditt_20230111T233903/0.jpg</text:p>
          </table:table-cell>
          <table:table-cell office:value-type="string" calcext:value-type="string">
            <text:p>Pattern 1</text:p>
          </table:table-cell>
          <table:table-cell office:value-type="float" office:value="0.919701429383342" calcext:value-type="float">
            <text:p>0.919701429383342</text:p>
          </table:table-cell>
          <table:table-cell office:value-type="float" office:value="0.123737406638165" calcext:value-type="float">
            <text:p>0.123737406638165</text:p>
          </table:table-cell>
          <table:table-cell office:value-type="float" office:value="0.251942363459676" calcext:value-type="float">
            <text:p>0.251942363459676</text:p>
          </table:table-cell>
          <table:table-cell office:value-type="string" calcext:value-type="string">
            <text:p>https://twitter.com/memesofredditt/status/1613319610937253891</text:p>
          </table:table-cell>
        </table:table-row>
        <table:table-row table:style-name="ro1">
          <table:table-cell office:value-type="string" calcext:value-type="string">
            <text:p>input/data_formal_20240530-1342/meme/memesofredditt_20230201T220924/0.jpg</text:p>
          </table:table-cell>
          <table:table-cell office:value-type="string" calcext:value-type="string">
            <text:p>Pattern 1</text:p>
          </table:table-cell>
          <table:table-cell office:value-type="float" office:value="0.935604689680971" calcext:value-type="float">
            <text:p>0.935604689680971</text:p>
          </table:table-cell>
          <table:table-cell office:value-type="float" office:value="0.189291136364003" calcext:value-type="float">
            <text:p>0.189291136364003</text:p>
          </table:table-cell>
          <table:table-cell office:value-type="float" office:value="0.334894695132542" calcext:value-type="float">
            <text:p>0.334894695132542</text:p>
          </table:table-cell>
          <table:table-cell office:value-type="string" calcext:value-type="string">
            <text:p>https://twitter.com/memesofredditt/status/1620907191115857920</text:p>
          </table:table-cell>
        </table:table-row>
        <table:table-row table:style-name="ro1">
          <table:table-cell office:value-type="string" calcext:value-type="string">
            <text:p>input/data_formal_20240530-1342/meme/memesofredditt_20230201T223908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memesofredditt/status/1620914677436846082</text:p>
          </table:table-cell>
        </table:table-row>
        <table:table-row table:style-name="ro1">
          <table:table-cell office:value-type="string" calcext:value-type="string">
            <text:p>input/data_formal_20240530-1342/meme/memesofredditt_20230201T230841/0.jpg</text:p>
          </table:table-cell>
          <table:table-cell office:value-type="string" calcext:value-type="string">
            <text:p>Pattern 1</text:p>
          </table:table-cell>
          <table:table-cell office:value-type="float" office:value="0.821792443827254" calcext:value-type="float">
            <text:p>0.821792443827254</text:p>
          </table:table-cell>
          <table:table-cell office:value-type="float" office:value="0.142781110755209" calcext:value-type="float">
            <text:p>0.142781110755209</text:p>
          </table:table-cell>
          <table:table-cell office:value-type="float" office:value="0.222903591233549" calcext:value-type="float">
            <text:p>0.222903591233549</text:p>
          </table:table-cell>
          <table:table-cell office:value-type="string" calcext:value-type="string">
            <text:p>https://twitter.com/memesofredditt/status/1620922112264355841</text:p>
          </table:table-cell>
        </table:table-row>
        <table:table-row table:style-name="ro1">
          <table:table-cell office:value-type="string" calcext:value-type="string">
            <text:p>input/data_formal_20240530-1342/meme/memesofredditt_20230202T003402/0.jpg</text:p>
          </table:table-cell>
          <table:table-cell office:value-type="string" calcext:value-type="string">
            <text:p>Pattern 1</text:p>
          </table:table-cell>
          <table:table-cell office:value-type="float" office:value="0.99027067165724" calcext:value-type="float">
            <text:p>0.99027067165724</text:p>
          </table:table-cell>
          <table:table-cell office:value-type="float" office:value="0.251880160645244" calcext:value-type="float">
            <text:p>0.251880160645244</text:p>
          </table:table-cell>
          <table:table-cell office:value-type="float" office:value="0.176405802955104" calcext:value-type="float">
            <text:p>0.176405802955104</text:p>
          </table:table-cell>
          <table:table-cell office:value-type="string" calcext:value-type="string">
            <text:p>https://twitter.com/memesofredditt/status/1620943592507281408</text:p>
          </table:table-cell>
        </table:table-row>
        <table:table-row table:style-name="ro1">
          <table:table-cell office:value-type="string" calcext:value-type="string">
            <text:p>input/data_formal_20240530-1342/meme/memesofredditt_20230202T010315/0.jpg</text:p>
          </table:table-cell>
          <table:table-cell office:value-type="string" calcext:value-type="string">
            <text:p>Pattern 1</text:p>
          </table:table-cell>
          <table:table-cell office:value-type="float" office:value="0.951607052883983" calcext:value-type="float">
            <text:p>0.951607052883983</text:p>
          </table:table-cell>
          <table:table-cell office:value-type="float" office:value="0.112812212441163" calcext:value-type="float">
            <text:p>0.112812212441163</text:p>
          </table:table-cell>
          <table:table-cell office:value-type="float" office:value="0.239822486510491" calcext:value-type="float">
            <text:p>0.239822486510491</text:p>
          </table:table-cell>
          <table:table-cell office:value-type="string" calcext:value-type="string">
            <text:p>https://twitter.com/memesofredditt/status/1620950942643326976</text:p>
          </table:table-cell>
        </table:table-row>
        <table:table-row table:style-name="ro1">
          <table:table-cell office:value-type="string" calcext:value-type="string">
            <text:p>input/data_formal_20240530-1342/meme/memesofredditt_20230202T013635/0.jpg</text:p>
          </table:table-cell>
          <table:table-cell office:value-type="string" calcext:value-type="string">
            <text:p>Pattern 1</text:p>
          </table:table-cell>
          <table:table-cell office:value-type="float" office:value="0.920199741170932" calcext:value-type="float">
            <text:p>0.920199741170932</text:p>
          </table:table-cell>
          <table:table-cell office:value-type="float" office:value="0.195803207245128" calcext:value-type="float">
            <text:p>0.195803207245128</text:p>
          </table:table-cell>
          <table:table-cell office:value-type="float" office:value="0.368056473216069" calcext:value-type="float">
            <text:p>0.368056473216069</text:p>
          </table:table-cell>
          <table:table-cell office:value-type="string" calcext:value-type="string">
            <text:p>https://twitter.com/memesofredditt/status/1620959334271180801</text:p>
          </table:table-cell>
        </table:table-row>
        <table:table-row table:style-name="ro1">
          <table:table-cell office:value-type="string" calcext:value-type="string">
            <text:p>input/data_formal_20240530-1342/meme/memesofredditt_20230202T013640/0.jpg</text:p>
          </table:table-cell>
          <table:table-cell office:value-type="string" calcext:value-type="string">
            <text:p>Pattern 6</text:p>
          </table:table-cell>
          <table:table-cell office:value-type="float" office:value="0.924616200353836" calcext:value-type="float">
            <text:p>0.924616200353836</text:p>
          </table:table-cell>
          <table:table-cell office:value-type="float" office:value="0.165675554179506" calcext:value-type="float">
            <text:p>0.165675554179506</text:p>
          </table:table-cell>
          <table:table-cell office:value-type="float" office:value="0.378639202019025" calcext:value-type="float">
            <text:p>0.378639202019025</text:p>
          </table:table-cell>
          <table:table-cell office:value-type="string" calcext:value-type="string">
            <text:p>https://twitter.com/memesofredditt/status/1620959353460121600</text:p>
          </table:table-cell>
        </table:table-row>
        <table:table-row table:style-name="ro1">
          <table:table-cell office:value-type="string" calcext:value-type="string">
            <text:p>input/data_formal_20240530-1342/meme/memesofredditt_20230202T035428/0.jpg</text:p>
          </table:table-cell>
          <table:table-cell office:value-type="string" calcext:value-type="string">
            <text:p>Pattern 6</text:p>
          </table:table-cell>
          <table:table-cell office:value-type="float" office:value="0.958408986709448" calcext:value-type="float">
            <text:p>0.958408986709448</text:p>
          </table:table-cell>
          <table:table-cell office:value-type="float" office:value="0.105189695933224" calcext:value-type="float">
            <text:p>0.105189695933224</text:p>
          </table:table-cell>
          <table:table-cell office:value-type="float" office:value="0.402763363675363" calcext:value-type="float">
            <text:p>0.402763363675363</text:p>
          </table:table-cell>
          <table:table-cell office:value-type="string" calcext:value-type="string">
            <text:p>https://twitter.com/memesofredditt/status/1620994032661921793</text:p>
          </table:table-cell>
        </table:table-row>
        <table:table-row table:style-name="ro1">
          <table:table-cell office:value-type="string" calcext:value-type="string">
            <text:p>input/data_formal_20240530-1342/meme/memesofredditt_20230202T035432/0.jpg</text:p>
          </table:table-cell>
          <table:table-cell office:value-type="string" calcext:value-type="string">
            <text:p>Pattern 6</text:p>
          </table:table-cell>
          <table:table-cell office:value-type="float" office:value="0.897113992244384" calcext:value-type="float">
            <text:p>0.897113992244384</text:p>
          </table:table-cell>
          <table:table-cell office:value-type="float" office:value="0.171697233786103" calcext:value-type="float">
            <text:p>0.171697233786103</text:p>
          </table:table-cell>
          <table:table-cell office:value-type="float" office:value="0.379535832684449" calcext:value-type="float">
            <text:p>0.379535832684449</text:p>
          </table:table-cell>
          <table:table-cell office:value-type="string" calcext:value-type="string">
            <text:p>https://twitter.com/memesofredditt/status/1620994047404818433</text:p>
          </table:table-cell>
        </table:table-row>
        <table:table-row table:style-name="ro1">
          <table:table-cell office:value-type="string" calcext:value-type="string">
            <text:p>input/data_formal_20240530-1342/meme/memesofredditt_20230202T044909/0.jpg</text:p>
          </table:table-cell>
          <table:table-cell office:value-type="string" calcext:value-type="string">
            <text:p>Pattern 1</text:p>
          </table:table-cell>
          <table:table-cell office:value-type="float" office:value="0.903715376769575" calcext:value-type="float">
            <text:p>0.903715376769575</text:p>
          </table:table-cell>
          <table:table-cell office:value-type="float" office:value="0.237896817513632" calcext:value-type="float">
            <text:p>0.237896817513632</text:p>
          </table:table-cell>
          <table:table-cell office:value-type="float" office:value="0.242214125619808" calcext:value-type="float">
            <text:p>0.242214125619808</text:p>
          </table:table-cell>
          <table:table-cell office:value-type="string" calcext:value-type="string">
            <text:p>https://twitter.com/memesofredditt/status/1621007791900004354</text:p>
          </table:table-cell>
        </table:table-row>
        <table:table-row table:style-name="ro1">
          <table:table-cell office:value-type="string" calcext:value-type="string">
            <text:p>input/data_formal_20240530-1342/meme/memesofredditt_20230202T054449/0.jpg</text:p>
          </table:table-cell>
          <table:table-cell office:value-type="string" calcext:value-type="string">
            <text:p>Pattern 1</text:p>
          </table:table-cell>
          <table:table-cell office:value-type="float" office:value="0.918953391142184" calcext:value-type="float">
            <text:p>0.918953391142184</text:p>
          </table:table-cell>
          <table:table-cell office:value-type="float" office:value="0.22066254014011" calcext:value-type="float">
            <text:p>0.22066254014011</text:p>
          </table:table-cell>
          <table:table-cell office:value-type="float" office:value="0.171246428934308" calcext:value-type="float">
            <text:p>0.171246428934308</text:p>
          </table:table-cell>
          <table:table-cell office:value-type="string" calcext:value-type="string">
            <text:p>https://twitter.com/memesofredditt/status/1621021800455888898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04356/0.jpg</text:p>
          </table:table-cell>
          <table:table-cell office:value-type="string" calcext:value-type="string">
            <text:p>Pattern 3</text:p>
          </table:table-cell>
          <table:table-cell office:value-type="float" office:value="1.00269963607598" calcext:value-type="float">
            <text:p>1.00269963607598</text:p>
          </table:table-cell>
          <table:table-cell office:value-type="float" office:value="0.146710165902082" calcext:value-type="float">
            <text:p>0.146710165902082</text:p>
          </table:table-cell>
          <table:table-cell office:value-type="float" office:value="0.292439261438807" calcext:value-type="float">
            <text:p>0.292439261438807</text:p>
          </table:table-cell>
          <table:table-cell office:value-type="string" calcext:value-type="string">
            <text:p>https://twitter.com/memesofredditt/status/1622546627067097088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04359/0.jpg</text:p>
          </table:table-cell>
          <table:table-cell office:value-type="string" calcext:value-type="string">
            <text:p>Pattern 1</text:p>
          </table:table-cell>
          <table:table-cell office:value-type="float" office:value="0.944857430186356" calcext:value-type="float">
            <text:p>0.944857430186356</text:p>
          </table:table-cell>
          <table:table-cell office:value-type="float" office:value="0.166091056631985" calcext:value-type="float">
            <text:p>0.166091056631985</text:p>
          </table:table-cell>
          <table:table-cell office:value-type="float" office:value="0.222808687718278" calcext:value-type="float">
            <text:p>0.222808687718278</text:p>
          </table:table-cell>
          <table:table-cell office:value-type="string" calcext:value-type="string">
            <text:p>https://twitter.com/memesofredditt/status/1622546640719470593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14411/0.jpg</text:p>
          </table:table-cell>
          <table:table-cell office:value-type="string" calcext:value-type="string">
            <text:p>Pattern 1</text:p>
          </table:table-cell>
          <table:table-cell office:value-type="float" office:value="0.89532928729361" calcext:value-type="float">
            <text:p>0.89532928729361</text:p>
          </table:table-cell>
          <table:table-cell office:value-type="float" office:value="0.151645185440353" calcext:value-type="float">
            <text:p>0.151645185440353</text:p>
          </table:table-cell>
          <table:table-cell office:value-type="float" office:value="0.284435873108578" calcext:value-type="float">
            <text:p>0.284435873108578</text:p>
          </table:table-cell>
          <table:table-cell office:value-type="string" calcext:value-type="string">
            <text:p>https://twitter.com/memesofredditt/status/1622561789853442053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14415/0.jpg</text:p>
          </table:table-cell>
          <table:table-cell office:value-type="string" calcext:value-type="string">
            <text:p>Pattern 6</text:p>
          </table:table-cell>
          <table:table-cell office:value-type="float" office:value="0.88938335021542" calcext:value-type="float">
            <text:p>0.88938335021542</text:p>
          </table:table-cell>
          <table:table-cell office:value-type="float" office:value="0.19820589253855" calcext:value-type="float">
            <text:p>0.19820589253855</text:p>
          </table:table-cell>
          <table:table-cell office:value-type="float" office:value="0.449499245468169" calcext:value-type="float">
            <text:p>0.449499245468169</text:p>
          </table:table-cell>
          <table:table-cell office:value-type="string" calcext:value-type="string">
            <text:p>https://twitter.com/memesofredditt/status/1622561807138230272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23343/0.jpg</text:p>
          </table:table-cell>
          <table:table-cell office:value-type="string" calcext:value-type="string">
            <text:p>Pattern 1</text:p>
          </table:table-cell>
          <table:table-cell office:value-type="float" office:value="0.930246819537579" calcext:value-type="float">
            <text:p>0.930246819537579</text:p>
          </table:table-cell>
          <table:table-cell office:value-type="float" office:value="0.101257641414493" calcext:value-type="float">
            <text:p>0.101257641414493</text:p>
          </table:table-cell>
          <table:table-cell office:value-type="float" office:value="0.270665278089541" calcext:value-type="float">
            <text:p>0.270665278089541</text:p>
          </table:table-cell>
          <table:table-cell office:value-type="string" calcext:value-type="string">
            <text:p>https://twitter.com/memesofredditt/status/1622574256793042944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40451/0.jpg</text:p>
          </table:table-cell>
          <table:table-cell office:value-type="string" calcext:value-type="string">
            <text:p>Pattern 1</text:p>
          </table:table-cell>
          <table:table-cell office:value-type="float" office:value="0.874536754928284" calcext:value-type="float">
            <text:p>0.874536754928284</text:p>
          </table:table-cell>
          <table:table-cell office:value-type="float" office:value="0.102632797796575" calcext:value-type="float">
            <text:p>0.102632797796575</text:p>
          </table:table-cell>
          <table:table-cell office:value-type="float" office:value="0.375940456560534" calcext:value-type="float">
            <text:p>0.375940456560534</text:p>
          </table:table-cell>
          <table:table-cell office:value-type="string" calcext:value-type="string">
            <text:p>https://twitter.com/memesofredditt/status/1622597189917720577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40456/0.jpg</text:p>
          </table:table-cell>
          <table:table-cell office:value-type="string" calcext:value-type="string">
            <text:p>Pattern 1</text:p>
          </table:table-cell>
          <table:table-cell office:value-type="float" office:value="0.867061577279837" calcext:value-type="float">
            <text:p>0.867061577279837</text:p>
          </table:table-cell>
          <table:table-cell office:value-type="float" office:value="0.124028858936971" calcext:value-type="float">
            <text:p>0.124028858936971</text:p>
          </table:table-cell>
          <table:table-cell office:value-type="float" office:value="0.2419344936241" calcext:value-type="float">
            <text:p>0.2419344936241</text:p>
          </table:table-cell>
          <table:table-cell office:value-type="string" calcext:value-type="string">
            <text:p>https://twitter.com/memesofredditt/status/1622597210675245058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43518/0.jpg</text:p>
          </table:table-cell>
          <table:table-cell office:value-type="string" calcext:value-type="string">
            <text:p>Pattern 6</text:p>
          </table:table-cell>
          <table:table-cell office:value-type="float" office:value="0.974497107943888" calcext:value-type="float">
            <text:p>0.974497107943888</text:p>
          </table:table-cell>
          <table:table-cell office:value-type="float" office:value="0.139446297342599" calcext:value-type="float">
            <text:p>0.139446297342599</text:p>
          </table:table-cell>
          <table:table-cell office:value-type="float" office:value="0.31183064842144" calcext:value-type="float">
            <text:p>0.31183064842144</text:p>
          </table:table-cell>
          <table:table-cell office:value-type="string" calcext:value-type="string">
            <text:p>https://twitter.com/memesofredditt/status/1622604854555189248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43522/0.jpg</text:p>
          </table:table-cell>
          <table:table-cell office:value-type="string" calcext:value-type="string">
            <text:p>Pattern 1</text:p>
          </table:table-cell>
          <table:table-cell office:value-type="float" office:value="0.906773891597118" calcext:value-type="float">
            <text:p>0.906773891597118</text:p>
          </table:table-cell>
          <table:table-cell office:value-type="float" office:value="0.156209334492337" calcext:value-type="float">
            <text:p>0.156209334492337</text:p>
          </table:table-cell>
          <table:table-cell office:value-type="float" office:value="0.223440060315363" calcext:value-type="float">
            <text:p>0.223440060315363</text:p>
          </table:table-cell>
          <table:table-cell office:value-type="string" calcext:value-type="string">
            <text:p>https://twitter.com/memesofredditt/status/1622604871273783296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43524/0.jpg</text:p>
          </table:table-cell>
          <table:table-cell office:value-type="string" calcext:value-type="string">
            <text:p>Pattern 1</text:p>
          </table:table-cell>
          <table:table-cell office:value-type="float" office:value="0.887779048995645" calcext:value-type="float">
            <text:p>0.887779048995645</text:p>
          </table:table-cell>
          <table:table-cell office:value-type="float" office:value="0.191756809140257" calcext:value-type="float">
            <text:p>0.191756809140257</text:p>
          </table:table-cell>
          <table:table-cell office:value-type="float" office:value="0.195592192074556" calcext:value-type="float">
            <text:p>0.195592192074556</text:p>
          </table:table-cell>
          <table:table-cell office:value-type="string" calcext:value-type="string">
            <text:p>https://twitter.com/memesofredditt/status/1622604881193320450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45842/0.jpg</text:p>
          </table:table-cell>
          <table:table-cell office:value-type="string" calcext:value-type="string">
            <text:p>Pattern 6</text:p>
          </table:table-cell>
          <table:table-cell office:value-type="float" office:value="0.882355850580017" calcext:value-type="float">
            <text:p>0.882355850580017</text:p>
          </table:table-cell>
          <table:table-cell office:value-type="float" office:value="0.223691571154568" calcext:value-type="float">
            <text:p>0.223691571154568</text:p>
          </table:table-cell>
          <table:table-cell office:value-type="float" office:value="0.304348760992336" calcext:value-type="float">
            <text:p>0.304348760992336</text:p>
          </table:table-cell>
          <table:table-cell office:value-type="string" calcext:value-type="string">
            <text:p>https://twitter.com/memesofredditt/status/1622610742720569344</text:p>
          </table:table-cell>
        </table:table-row>
        <table:table-row table:style-name="ro1">
          <table:table-cell office:value-type="string" calcext:value-type="string">
            <text:p>input/data_formal_20240530-1342/meme/memesofredditt_20230206T152843/0.jpg</text:p>
          </table:table-cell>
          <table:table-cell office:value-type="string" calcext:value-type="string">
            <text:p>Pattern 1</text:p>
          </table:table-cell>
          <table:table-cell office:value-type="float" office:value="0.899531786151414" calcext:value-type="float">
            <text:p>0.899531786151414</text:p>
          </table:table-cell>
          <table:table-cell office:value-type="float" office:value="0.1142145431261" calcext:value-type="float">
            <text:p>0.1142145431261</text:p>
          </table:table-cell>
          <table:table-cell office:value-type="float" office:value="0.208884198116904" calcext:value-type="float">
            <text:p>0.208884198116904</text:p>
          </table:table-cell>
          <table:table-cell office:value-type="string" calcext:value-type="string">
            <text:p>https://twitter.com/memesofredditt/status/1622618298809475073</text:p>
          </table:table-cell>
        </table:table-row>
        <table:table-row table:style-name="ro1">
          <table:table-cell office:value-type="string" calcext:value-type="string">
            <text:p>input/data_formal_20240530-1342/meme/memesofredditt_20230226T023324/0.jpg</text:p>
          </table:table-cell>
          <table:table-cell office:value-type="string" calcext:value-type="string">
            <text:p>Pattern 5</text:p>
          </table:table-cell>
          <table:table-cell office:value-type="float" office:value="0.00000047262762567859" calcext:value-type="float">
            <text:p>4.7262762567859E-07</text:p>
          </table:table-cell>
          <table:table-cell office:value-type="float" office:value="0.144138224106113" calcext:value-type="float">
            <text:p>0.144138224106113</text:p>
          </table:table-cell>
          <table:table-cell office:value-type="float" office:value="0.461782599083704" calcext:value-type="float">
            <text:p>0.461782599083704</text:p>
          </table:table-cell>
          <table:table-cell office:value-type="string" calcext:value-type="string">
            <text:p>https://twitter.com/memesofredditt/status/1629670941482516480</text:p>
          </table:table-cell>
        </table:table-row>
        <table:table-row table:style-name="ro1">
          <table:table-cell office:value-type="string" calcext:value-type="string">
            <text:p>input/data_formal_20240530-1342/meme/memesofredditt_20230307T091825/0.jpg</text:p>
          </table:table-cell>
          <table:table-cell office:value-type="string" calcext:value-type="string">
            <text:p>Pattern 3</text:p>
          </table:table-cell>
          <table:table-cell office:value-type="float" office:value="0.881914020858951" calcext:value-type="float">
            <text:p>0.881914020858951</text:p>
          </table:table-cell>
          <table:table-cell office:value-type="float" office:value="0.066585753118368" calcext:value-type="float">
            <text:p>0.066585753118368</text:p>
          </table:table-cell>
          <table:table-cell office:value-type="float" office:value="0.502018436835627" calcext:value-type="float">
            <text:p>0.502018436835627</text:p>
          </table:table-cell>
          <table:table-cell office:value-type="string" calcext:value-type="string">
            <text:p>https://twitter.com/memesofredditt/status/1633034356842278913</text:p>
          </table:table-cell>
        </table:table-row>
        <table:table-row table:style-name="ro1">
          <table:table-cell office:value-type="string" calcext:value-type="string">
            <text:p>input/data_formal_20240530-1342/meme/memesofredditt_20230307T111317/0.jpg</text:p>
          </table:table-cell>
          <table:table-cell office:value-type="string" calcext:value-type="string">
            <text:p>Pattern 3</text:p>
          </table:table-cell>
          <table:table-cell office:value-type="float" office:value="0.89596722844948" calcext:value-type="float">
            <text:p>0.89596722844948</text:p>
          </table:table-cell>
          <table:table-cell office:value-type="float" office:value="0.13938235598598" calcext:value-type="float">
            <text:p>0.13938235598598</text:p>
          </table:table-cell>
          <table:table-cell office:value-type="float" office:value="0.623661813504046" calcext:value-type="float">
            <text:p>0.623661813504046</text:p>
          </table:table-cell>
          <table:table-cell office:value-type="string" calcext:value-type="string">
            <text:p>https://twitter.com/memesofredditt/status/1633063262563467266</text:p>
          </table:table-cell>
        </table:table-row>
        <table:table-row table:style-name="ro1">
          <table:table-cell office:value-type="string" calcext:value-type="string">
            <text:p>input/data_formal_20240530-1342/meme/memesofredditt_20230315T215843/0.jpg</text:p>
          </table:table-cell>
          <table:table-cell office:value-type="string" calcext:value-type="string">
            <text:p>Pattern 3</text:p>
          </table:table-cell>
          <table:table-cell office:value-type="float" office:value="0.860630222847968" calcext:value-type="float">
            <text:p>0.860630222847968</text:p>
          </table:table-cell>
          <table:table-cell office:value-type="float" office:value="0.0575156352571596" calcext:value-type="float">
            <text:p>0.0575156352571596</text:p>
          </table:table-cell>
          <table:table-cell office:value-type="float" office:value="0.625882354727154" calcext:value-type="float">
            <text:p>0.625882354727154</text:p>
          </table:table-cell>
          <table:table-cell office:value-type="string" calcext:value-type="string">
            <text:p>https://twitter.com/memesofredditt/status/1636124793714925569</text:p>
          </table:table-cell>
        </table:table-row>
        <table:table-row table:style-name="ro1">
          <table:table-cell office:value-type="string" calcext:value-type="string">
            <text:p>input/data_formal_20240530-1342/meme/memesofredditt_20230316T021307/0.jpg</text:p>
          </table:table-cell>
          <table:table-cell office:value-type="string" calcext:value-type="string">
            <text:p>Pattern 3</text:p>
          </table:table-cell>
          <table:table-cell office:value-type="float" office:value="0.943526926645926" calcext:value-type="float">
            <text:p>0.943526926645926</text:p>
          </table:table-cell>
          <table:table-cell office:value-type="float" office:value="0.21357509592486" calcext:value-type="float">
            <text:p>0.21357509592486</text:p>
          </table:table-cell>
          <table:table-cell office:value-type="float" office:value="0.377743285513897" calcext:value-type="float">
            <text:p>0.377743285513897</text:p>
          </table:table-cell>
          <table:table-cell office:value-type="string" calcext:value-type="string">
            <text:p>https://twitter.com/memesofredditt/status/1636188815340568577</text:p>
          </table:table-cell>
        </table:table-row>
        <table:table-row table:style-name="ro1">
          <table:table-cell office:value-type="string" calcext:value-type="string">
            <text:p>input/data_formal_20240530-1342/meme/memesprince1_20221223T065308/0.jpg</text:p>
          </table:table-cell>
          <table:table-cell office:value-type="string" calcext:value-type="string">
            <text:p>Pattern 6</text:p>
          </table:table-cell>
          <table:table-cell office:value-type="float" office:value="0.876878321998752" calcext:value-type="float">
            <text:p>0.876878321998752</text:p>
          </table:table-cell>
          <table:table-cell office:value-type="float" office:value="0.166563342212876" calcext:value-type="float">
            <text:p>0.166563342212876</text:p>
          </table:table-cell>
          <table:table-cell office:value-type="float" office:value="0.775676898725273" calcext:value-type="float">
            <text:p>0.775676898725273</text:p>
          </table:table-cell>
          <table:table-cell office:value-type="string" calcext:value-type="string">
            <text:p>https://twitter.com/memesprince1/status/1606181091517267968</text:p>
          </table:table-cell>
        </table:table-row>
        <table:table-row table:style-name="ro1">
          <table:table-cell office:value-type="string" calcext:value-type="string">
            <text:p>input/data_formal_20240530-1342/meme/memesprince1_20221227T235252/0.jpg</text:p>
          </table:table-cell>
          <table:table-cell office:value-type="string" calcext:value-type="string">
            <text:p>Pattern 1</text:p>
          </table:table-cell>
          <table:table-cell office:value-type="float" office:value="0.880760099326371" calcext:value-type="float">
            <text:p>0.880760099326371</text:p>
          </table:table-cell>
          <table:table-cell office:value-type="float" office:value="0.187122692527984" calcext:value-type="float">
            <text:p>0.187122692527984</text:p>
          </table:table-cell>
          <table:table-cell office:value-type="float" office:value="0.0954520295723698" calcext:value-type="float">
            <text:p>0.0954520295723698</text:p>
          </table:table-cell>
          <table:table-cell office:value-type="string" calcext:value-type="string">
            <text:p>https://twitter.com/memesprince1/status/1607887268290732035</text:p>
          </table:table-cell>
        </table:table-row>
        <table:table-row table:style-name="ro1">
          <table:table-cell office:value-type="string" calcext:value-type="string">
            <text:p>input/data_formal_20240530-1342/meme/memesprince1_20221228T005225/0.jpg</text:p>
          </table:table-cell>
          <table:table-cell office:value-type="string" calcext:value-type="string">
            <text:p>Pattern 1</text:p>
          </table:table-cell>
          <table:table-cell office:value-type="float" office:value="0.921265954083412" calcext:value-type="float">
            <text:p>0.921265954083412</text:p>
          </table:table-cell>
          <table:table-cell office:value-type="float" office:value="0.196947507012161" calcext:value-type="float">
            <text:p>0.196947507012161</text:p>
          </table:table-cell>
          <table:table-cell office:value-type="float" office:value="0.196765977328533" calcext:value-type="float">
            <text:p>0.196765977328533</text:p>
          </table:table-cell>
          <table:table-cell office:value-type="string" calcext:value-type="string">
            <text:p>https://twitter.com/memesprince1/status/1607902254064869380</text:p>
          </table:table-cell>
        </table:table-row>
        <table:table-row table:style-name="ro1">
          <table:table-cell office:value-type="string" calcext:value-type="string">
            <text:p>input/data_formal_20240530-1342/meme/memesprince1_20221228T025224/0.jpg</text:p>
          </table:table-cell>
          <table:table-cell office:value-type="string" calcext:value-type="string">
            <text:p>Pattern 6</text:p>
          </table:table-cell>
          <table:table-cell office:value-type="float" office:value="0.917887355869653" calcext:value-type="float">
            <text:p>0.917887355869653</text:p>
          </table:table-cell>
          <table:table-cell office:value-type="float" office:value="0.225357478916087" calcext:value-type="float">
            <text:p>0.225357478916087</text:p>
          </table:table-cell>
          <table:table-cell office:value-type="float" office:value="0.399879399761443" calcext:value-type="float">
            <text:p>0.399879399761443</text:p>
          </table:table-cell>
          <table:table-cell office:value-type="string" calcext:value-type="string">
            <text:p>https://twitter.com/memesprince1/status/1607932451015348224</text:p>
          </table:table-cell>
        </table:table-row>
        <table:table-row table:style-name="ro1">
          <table:table-cell office:value-type="string" calcext:value-type="string">
            <text:p>input/data_formal_20240530-1342/meme/memesprince1_20221228T035220/0.jpg</text:p>
          </table:table-cell>
          <table:table-cell office:value-type="string" calcext:value-type="string">
            <text:p>Pattern 1</text:p>
          </table:table-cell>
          <table:table-cell office:value-type="float" office:value="0.890026530688076" calcext:value-type="float">
            <text:p>0.890026530688076</text:p>
          </table:table-cell>
          <table:table-cell office:value-type="float" office:value="0.148402498692362" calcext:value-type="float">
            <text:p>0.148402498692362</text:p>
          </table:table-cell>
          <table:table-cell office:value-type="float" office:value="0.0858882612835971" calcext:value-type="float">
            <text:p>0.0858882612835971</text:p>
          </table:table-cell>
          <table:table-cell office:value-type="string" calcext:value-type="string">
            <text:p>https://twitter.com/memesprince1/status/1607947530318352384</text:p>
          </table:table-cell>
        </table:table-row>
        <table:table-row table:style-name="ro1">
          <table:table-cell office:value-type="string" calcext:value-type="string">
            <text:p>input/data_formal_20240530-1342/meme/memesprince1_20221228T035421/0.jpg</text:p>
          </table:table-cell>
          <table:table-cell office:value-type="string" calcext:value-type="string">
            <text:p>Pattern 1</text:p>
          </table:table-cell>
          <table:table-cell office:value-type="float" office:value="0.890026530688076" calcext:value-type="float">
            <text:p>0.890026530688076</text:p>
          </table:table-cell>
          <table:table-cell office:value-type="float" office:value="0.148402498692362" calcext:value-type="float">
            <text:p>0.148402498692362</text:p>
          </table:table-cell>
          <table:table-cell office:value-type="float" office:value="0.0858882612835971" calcext:value-type="float">
            <text:p>0.0858882612835971</text:p>
          </table:table-cell>
          <table:table-cell office:value-type="string" calcext:value-type="string">
            <text:p>https://twitter.com/memesprince1/status/1607948040865734657</text:p>
          </table:table-cell>
        </table:table-row>
        <table:table-row table:style-name="ro1">
          <table:table-cell office:value-type="string" calcext:value-type="string">
            <text:p>input/data_formal_20240530-1342/meme/memesprince1_20221228T035617/0.jpg</text:p>
          </table:table-cell>
          <table:table-cell office:value-type="string" calcext:value-type="string">
            <text:p>Pattern 1</text:p>
          </table:table-cell>
          <table:table-cell office:value-type="float" office:value="0.890026530688076" calcext:value-type="float">
            <text:p>0.890026530688076</text:p>
          </table:table-cell>
          <table:table-cell office:value-type="float" office:value="0.148402498692362" calcext:value-type="float">
            <text:p>0.148402498692362</text:p>
          </table:table-cell>
          <table:table-cell office:value-type="float" office:value="0.0858882612835971" calcext:value-type="float">
            <text:p>0.0858882612835971</text:p>
          </table:table-cell>
          <table:table-cell office:value-type="string" calcext:value-type="string">
            <text:p>https://twitter.com/memesprince1/status/1607948524448006145</text:p>
          </table:table-cell>
        </table:table-row>
        <table:table-row table:style-name="ro1">
          <table:table-cell office:value-type="string" calcext:value-type="string">
            <text:p>input/data_formal_20240530-1342/meme/memesprince1_20221228T045224/0.jpg</text:p>
          </table:table-cell>
          <table:table-cell office:value-type="string" calcext:value-type="string">
            <text:p>Pattern 1</text:p>
          </table:table-cell>
          <table:table-cell office:value-type="float" office:value="0.897568310073953" calcext:value-type="float">
            <text:p>0.897568310073953</text:p>
          </table:table-cell>
          <table:table-cell office:value-type="float" office:value="0.214641193902171" calcext:value-type="float">
            <text:p>0.214641193902171</text:p>
          </table:table-cell>
          <table:table-cell office:value-type="float" office:value="0.131629577048277" calcext:value-type="float">
            <text:p>0.131629577048277</text:p>
          </table:table-cell>
          <table:table-cell office:value-type="string" calcext:value-type="string">
            <text:p>https://twitter.com/memesprince1/status/1607962649253265410</text:p>
          </table:table-cell>
        </table:table-row>
        <table:table-row table:style-name="ro1">
          <table:table-cell office:value-type="string" calcext:value-type="string">
            <text:p>input/data_formal_20240530-1342/meme/memesprince1_20221228T055241/0.jpg</text:p>
          </table:table-cell>
          <table:table-cell office:value-type="string" calcext:value-type="string">
            <text:p>Pattern 1</text:p>
          </table:table-cell>
          <table:table-cell office:value-type="float" office:value="0.88060156374134" calcext:value-type="float">
            <text:p>0.88060156374134</text:p>
          </table:table-cell>
          <table:table-cell office:value-type="float" office:value="0.250340205325095" calcext:value-type="float">
            <text:p>0.250340205325095</text:p>
          </table:table-cell>
          <table:table-cell office:value-type="float" office:value="0.15311514325993" calcext:value-type="float">
            <text:p>0.15311514325993</text:p>
          </table:table-cell>
          <table:table-cell office:value-type="string" calcext:value-type="string">
            <text:p>https://twitter.com/memesprince1/status/1607977818767376387</text:p>
          </table:table-cell>
        </table:table-row>
        <table:table-row table:style-name="ro1">
          <table:table-cell office:value-type="string" calcext:value-type="string">
            <text:p>input/data_formal_20240530-1342/meme/memesprince1_20230106T045253/0.jpg</text:p>
          </table:table-cell>
          <table:table-cell office:value-type="string" calcext:value-type="string">
            <text:p>Pattern 1</text:p>
          </table:table-cell>
          <table:table-cell office:value-type="float" office:value="0.921192580614497" calcext:value-type="float">
            <text:p>0.921192580614497</text:p>
          </table:table-cell>
          <table:table-cell office:value-type="float" office:value="0.163556724411504" calcext:value-type="float">
            <text:p>0.163556724411504</text:p>
          </table:table-cell>
          <table:table-cell office:value-type="float" office:value="0.391217401071648" calcext:value-type="float">
            <text:p>0.391217401071648</text:p>
          </table:table-cell>
          <table:table-cell office:value-type="string" calcext:value-type="string">
            <text:p>https://twitter.com/memesprince1/status/1611224261569515520</text:p>
          </table:table-cell>
        </table:table-row>
        <table:table-row table:style-name="ro1">
          <table:table-cell office:value-type="string" calcext:value-type="string">
            <text:p>input/data_formal_20240530-1342/meme/memesprince1_20230106T075230/0.jpg</text:p>
          </table:table-cell>
          <table:table-cell office:value-type="string" calcext:value-type="string">
            <text:p>Pattern 1</text:p>
          </table:table-cell>
          <table:table-cell office:value-type="float" office:value="0.913334632618721" calcext:value-type="float">
            <text:p>0.913334632618721</text:p>
          </table:table-cell>
          <table:table-cell office:value-type="float" office:value="0.173856127507748" calcext:value-type="float">
            <text:p>0.173856127507748</text:p>
          </table:table-cell>
          <table:table-cell office:value-type="float" office:value="0.241174868609495" calcext:value-type="float">
            <text:p>0.241174868609495</text:p>
          </table:table-cell>
          <table:table-cell office:value-type="string" calcext:value-type="string">
            <text:p>https://twitter.com/memesprince1/status/1611269463478771712</text:p>
          </table:table-cell>
        </table:table-row>
        <table:table-row table:style-name="ro1">
          <table:table-cell office:value-type="string" calcext:value-type="string">
            <text:p>input/data_formal_20240530-1342/meme/memesprince1_20230106T085227/0.jpg</text:p>
          </table:table-cell>
          <table:table-cell office:value-type="string" calcext:value-type="string">
            <text:p>Pattern 5</text:p>
          </table:table-cell>
          <table:table-cell office:value-type="float" office:value="0.00000047262762567859" calcext:value-type="float">
            <text:p>4.7262762567859E-07</text:p>
          </table:table-cell>
          <table:table-cell office:value-type="float" office:value="0.144138224106113" calcext:value-type="float">
            <text:p>0.144138224106113</text:p>
          </table:table-cell>
          <table:table-cell office:value-type="float" office:value="0.461782599083704" calcext:value-type="float">
            <text:p>0.461782599083704</text:p>
          </table:table-cell>
          <table:table-cell office:value-type="string" calcext:value-type="string">
            <text:p>https://twitter.com/memesprince1/status/1611284551128567808</text:p>
          </table:table-cell>
        </table:table-row>
        <table:table-row table:style-name="ro1">
          <table:table-cell office:value-type="string" calcext:value-type="string">
            <text:p>input/data_formal_20240530-1342/meme/memesprince1_20230202T005332/0.jpg</text:p>
          </table:table-cell>
          <table:table-cell office:value-type="string" calcext:value-type="string">
            <text:p>Pattern 1</text:p>
          </table:table-cell>
          <table:table-cell office:value-type="float" office:value="0.99027067165724" calcext:value-type="float">
            <text:p>0.99027067165724</text:p>
          </table:table-cell>
          <table:table-cell office:value-type="float" office:value="0.251880160645244" calcext:value-type="float">
            <text:p>0.251880160645244</text:p>
          </table:table-cell>
          <table:table-cell office:value-type="float" office:value="0.176405802955104" calcext:value-type="float">
            <text:p>0.176405802955104</text:p>
          </table:table-cell>
          <table:table-cell office:value-type="string" calcext:value-type="string">
            <text:p>https://twitter.com/memesprince1/status/1620948496894271489</text:p>
          </table:table-cell>
        </table:table-row>
        <table:table-row table:style-name="ro1">
          <table:table-cell office:value-type="string" calcext:value-type="string">
            <text:p>input/data_formal_20240530-1342/meme/memesprince1_20230202T015656/0.jpg</text:p>
          </table:table-cell>
          <table:table-cell office:value-type="string" calcext:value-type="string">
            <text:p>Pattern 6</text:p>
          </table:table-cell>
          <table:table-cell office:value-type="float" office:value="0.924616200353836" calcext:value-type="float">
            <text:p>0.924616200353836</text:p>
          </table:table-cell>
          <table:table-cell office:value-type="float" office:value="0.165675554179506" calcext:value-type="float">
            <text:p>0.165675554179506</text:p>
          </table:table-cell>
          <table:table-cell office:value-type="float" office:value="0.378639202019025" calcext:value-type="float">
            <text:p>0.378639202019025</text:p>
          </table:table-cell>
          <table:table-cell office:value-type="string" calcext:value-type="string">
            <text:p>https://twitter.com/memesprince1/status/1620964453943582720</text:p>
          </table:table-cell>
        </table:table-row>
        <table:table-row table:style-name="ro1">
          <table:table-cell office:value-type="string" calcext:value-type="string">
            <text:p>input/data_formal_20240530-1342/meme/memesprince1_20230202T035327/0.jpg</text:p>
          </table:table-cell>
          <table:table-cell office:value-type="string" calcext:value-type="string">
            <text:p>Pattern 6</text:p>
          </table:table-cell>
          <table:table-cell office:value-type="float" office:value="0.958408986709448" calcext:value-type="float">
            <text:p>0.958408986709448</text:p>
          </table:table-cell>
          <table:table-cell office:value-type="float" office:value="0.105189695933224" calcext:value-type="float">
            <text:p>0.105189695933224</text:p>
          </table:table-cell>
          <table:table-cell office:value-type="float" office:value="0.402763363675363" calcext:value-type="float">
            <text:p>0.402763363675363</text:p>
          </table:table-cell>
          <table:table-cell office:value-type="string" calcext:value-type="string">
            <text:p>https://twitter.com/memesprince1/status/1620993774850539520</text:p>
          </table:table-cell>
        </table:table-row>
        <table:table-row table:style-name="ro1">
          <table:table-cell office:value-type="string" calcext:value-type="string">
            <text:p>input/data_formal_20240530-1342/meme/memesprince1_20230202T035329/0.jpg</text:p>
          </table:table-cell>
          <table:table-cell office:value-type="string" calcext:value-type="string">
            <text:p>Pattern 6</text:p>
          </table:table-cell>
          <table:table-cell office:value-type="float" office:value="0.897113992244384" calcext:value-type="float">
            <text:p>0.897113992244384</text:p>
          </table:table-cell>
          <table:table-cell office:value-type="float" office:value="0.171697233786103" calcext:value-type="float">
            <text:p>0.171697233786103</text:p>
          </table:table-cell>
          <table:table-cell office:value-type="float" office:value="0.379535832684449" calcext:value-type="float">
            <text:p>0.379535832684449</text:p>
          </table:table-cell>
          <table:table-cell office:value-type="string" calcext:value-type="string">
            <text:p>https://twitter.com/memesprince1/status/1620993783776034816</text:p>
          </table:table-cell>
        </table:table-row>
        <table:table-row table:style-name="ro1">
          <table:table-cell office:value-type="string" calcext:value-type="string">
            <text:p>input/data_formal_20240530-1342/meme/memesprince1_20230202T045250/0.jpg</text:p>
          </table:table-cell>
          <table:table-cell office:value-type="string" calcext:value-type="string">
            <text:p>Pattern 1</text:p>
          </table:table-cell>
          <table:table-cell office:value-type="float" office:value="0.903715376769575" calcext:value-type="float">
            <text:p>0.903715376769575</text:p>
          </table:table-cell>
          <table:table-cell office:value-type="float" office:value="0.237896817513632" calcext:value-type="float">
            <text:p>0.237896817513632</text:p>
          </table:table-cell>
          <table:table-cell office:value-type="float" office:value="0.242214125619808" calcext:value-type="float">
            <text:p>0.242214125619808</text:p>
          </table:table-cell>
          <table:table-cell office:value-type="string" calcext:value-type="string">
            <text:p>https://twitter.com/memesprince1/status/1621008720334290944</text:p>
          </table:table-cell>
        </table:table-row>
        <table:table-row table:style-name="ro1">
          <table:table-cell office:value-type="string" calcext:value-type="string">
            <text:p>input/data_formal_20240530-1342/meme/memesprince1_20230315T235249/0.jpg</text:p>
          </table:table-cell>
          <table:table-cell office:value-type="string" calcext:value-type="string">
            <text:p>Pattern 1</text:p>
          </table:table-cell>
          <table:table-cell office:value-type="float" office:value="0.92611532581443" calcext:value-type="float">
            <text:p>0.92611532581443</text:p>
          </table:table-cell>
          <table:table-cell office:value-type="float" office:value="0.162818268271717" calcext:value-type="float">
            <text:p>0.162818268271717</text:p>
          </table:table-cell>
          <table:table-cell office:value-type="float" office:value="0.192574816443578" calcext:value-type="float">
            <text:p>0.192574816443578</text:p>
          </table:table-cell>
          <table:table-cell office:value-type="string" calcext:value-type="string">
            <text:p>https://twitter.com/memesprince1/status/1636153510080258048</text:p>
          </table:table-cell>
        </table:table-row>
        <table:table-row table:style-name="ro1">
          <table:table-cell office:value-type="string" calcext:value-type="string">
            <text:p>input/data_formal_20240530-1342/meme/memesprince1_20230323T035227/0.jpg</text:p>
          </table:table-cell>
          <table:table-cell office:value-type="string" calcext:value-type="string">
            <text:p>Pattern 1</text:p>
          </table:table-cell>
          <table:table-cell office:value-type="float" office:value="0.893238242410643" calcext:value-type="float">
            <text:p>0.893238242410643</text:p>
          </table:table-cell>
          <table:table-cell office:value-type="float" office:value="0.13495756407294" calcext:value-type="float">
            <text:p>0.13495756407294</text:p>
          </table:table-cell>
          <table:table-cell office:value-type="float" office:value="0.393656032185204" calcext:value-type="float">
            <text:p>0.393656032185204</text:p>
          </table:table-cell>
          <table:table-cell office:value-type="string" calcext:value-type="string">
            <text:p>https://twitter.com/memesprince1/status/1638750530607648769</text:p>
          </table:table-cell>
        </table:table-row>
        <table:table-row table:style-name="ro1">
          <table:table-cell office:value-type="string" calcext:value-type="string">
            <text:p>input/data_formal_20240530-1342/meme/memeswilli1_20230201T222945/0.jpg</text:p>
          </table:table-cell>
          <table:table-cell office:value-type="string" calcext:value-type="string">
            <text:p>Pattern 6</text:p>
          </table:table-cell>
          <table:table-cell office:value-type="float" office:value="0.887208475910537" calcext:value-type="float">
            <text:p>0.887208475910537</text:p>
          </table:table-cell>
          <table:table-cell office:value-type="float" office:value="0.146039622626047" calcext:value-type="float">
            <text:p>0.146039622626047</text:p>
          </table:table-cell>
          <table:table-cell office:value-type="float" office:value="0.59095746726847" calcext:value-type="float">
            <text:p>0.59095746726847</text:p>
          </table:table-cell>
          <table:table-cell office:value-type="string" calcext:value-type="string">
            <text:p>https://twitter.com/memeswilli1/status/1620912312940130304</text:p>
          </table:table-cell>
        </table:table-row>
        <table:table-row table:style-name="ro1">
          <table:table-cell office:value-type="string" calcext:value-type="string">
            <text:p>input/data_formal_20240530-1342/meme/Memetos_T_Fresh_20230106T072346/0.jpg</text:p>
          </table:table-cell>
          <table:table-cell office:value-type="string" calcext:value-type="string">
            <text:p>Pattern 6</text:p>
          </table:table-cell>
          <table:table-cell office:value-type="float" office:value="0.927347182777767" calcext:value-type="float">
            <text:p>0.927347182777767</text:p>
          </table:table-cell>
          <table:table-cell office:value-type="float" office:value="0.223296358807946" calcext:value-type="float">
            <text:p>0.223296358807946</text:p>
          </table:table-cell>
          <table:table-cell office:value-type="float" office:value="0.344521019096617" calcext:value-type="float">
            <text:p>0.344521019096617</text:p>
          </table:table-cell>
          <table:table-cell office:value-type="string" calcext:value-type="string">
            <text:p>https://twitter.com/Memetos_T_Fresh/status/1611262230296920064</text:p>
          </table:table-cell>
        </table:table-row>
        <table:table-row table:style-name="ro1">
          <table:table-cell office:value-type="string" calcext:value-type="string">
            <text:p>input/data_formal_20240530-1342/meme/MemeTownUnited_20221227T102531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RoodLouis1/status/1607941264300818438</text:p>
          </table:table-cell>
        </table:table-row>
        <table:table-row table:style-name="ro1">
          <table:table-cell office:value-type="string" calcext:value-type="string">
            <text:p>input/data_formal_20240530-1342/meme/MemusZiffy_20221227T233350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MemusZiffy/status/1607882479817625601</text:p>
          </table:table-cell>
        </table:table-row>
        <table:table-row table:style-name="ro1">
          <table:table-cell office:value-type="string" calcext:value-type="string">
            <text:p>input/data_formal_20240530-1342/meme/MeneerUniverse_20230105T120535/0.jpg</text:p>
          </table:table-cell>
          <table:table-cell office:value-type="string" calcext:value-type="string">
            <text:p>Pattern 3</text:p>
          </table:table-cell>
          <table:table-cell office:value-type="float" office:value="0.839789530646462" calcext:value-type="float">
            <text:p>0.839789530646462</text:p>
          </table:table-cell>
          <table:table-cell office:value-type="float" office:value="0.254835458493076" calcext:value-type="float">
            <text:p>0.254835458493076</text:p>
          </table:table-cell>
          <table:table-cell office:value-type="float" office:value="0.384012242379422" calcext:value-type="float">
            <text:p>0.384012242379422</text:p>
          </table:table-cell>
          <table:table-cell office:value-type="string" calcext:value-type="string">
            <text:p>https://twitter.com/MeneerUniverse/status/1610970763351187458</text:p>
          </table:table-cell>
        </table:table-row>
        <table:table-row table:style-name="ro1">
          <table:table-cell office:value-type="string" calcext:value-type="string">
            <text:p>input/data_formal_20240530-1342/meme/menomusical_20230206T150444/0.jpg</text:p>
          </table:table-cell>
          <table:table-cell office:value-type="string" calcext:value-type="string">
            <text:p>Pattern 6</text:p>
          </table:table-cell>
          <table:table-cell office:value-type="float" office:value="0.993368671768477" calcext:value-type="float">
            <text:p>0.993368671768477</text:p>
          </table:table-cell>
          <table:table-cell office:value-type="float" office:value="0.174476482943231" calcext:value-type="float">
            <text:p>0.174476482943231</text:p>
          </table:table-cell>
          <table:table-cell office:value-type="float" office:value="0.393451209225672" calcext:value-type="float">
            <text:p>0.393451209225672</text:p>
          </table:table-cell>
          <table:table-cell office:value-type="string" calcext:value-type="string">
            <text:p>https://twitter.com/menomusical/status/1622612262627291136</text:p>
          </table:table-cell>
        </table:table-row>
        <table:table-row table:style-name="ro1">
          <table:table-cell office:value-type="string" calcext:value-type="string">
            <text:p>input/data_formal_20240530-1342/meme/meridean_ed_20230124T101558/0.jpg</text:p>
          </table:table-cell>
          <table:table-cell office:value-type="string" calcext:value-type="string">
            <text:p>Pattern 4</text:p>
          </table:table-cell>
          <table:table-cell office:value-type="float" office:value="0.976043614145939" calcext:value-type="float">
            <text:p>0.976043614145939</text:p>
          </table:table-cell>
          <table:table-cell office:value-type="float" office:value="0.0453489760853946" calcext:value-type="float">
            <text:p>0.0453489760853946</text:p>
          </table:table-cell>
          <table:table-cell office:value-type="float" office:value="0.656858987497275" calcext:value-type="float">
            <text:p>0.656858987497275</text:p>
          </table:table-cell>
          <table:table-cell office:value-type="string" calcext:value-type="string">
            <text:p>https://twitter.com/meridean_ed/status/1617828548982771712</text:p>
          </table:table-cell>
        </table:table-row>
        <table:table-row table:style-name="ro1">
          <table:table-cell office:value-type="string" calcext:value-type="string">
            <text:p>input/data_formal_20240530-1342/meme/messiah_luke_20221222T124935/0.jpg</text:p>
          </table:table-cell>
          <table:table-cell office:value-type="string" calcext:value-type="string">
            <text:p>Pattern 6</text:p>
          </table:table-cell>
          <table:table-cell office:value-type="float" office:value="0.897943639827482" calcext:value-type="float">
            <text:p>0.897943639827482</text:p>
          </table:table-cell>
          <table:table-cell office:value-type="float" office:value="0.149812056169859" calcext:value-type="float">
            <text:p>0.149812056169859</text:p>
          </table:table-cell>
          <table:table-cell office:value-type="float" office:value="0.469850663019603" calcext:value-type="float">
            <text:p>0.469850663019603</text:p>
          </table:table-cell>
          <table:table-cell office:value-type="string" calcext:value-type="string">
            <text:p>https://twitter.com/messiah_luke/status/1605908408384618496</text:p>
          </table:table-cell>
        </table:table-row>
        <table:table-row table:style-name="ro1">
          <table:table-cell office:value-type="string" calcext:value-type="string">
            <text:p>input/data_formal_20240530-1342/meme/MesutNFT_20221227T211543/0.jpg</text:p>
          </table:table-cell>
          <table:table-cell office:value-type="string" calcext:value-type="string">
            <text:p>Pattern 3</text:p>
          </table:table-cell>
          <table:table-cell office:value-type="float" office:value="0.914169915786941" calcext:value-type="float">
            <text:p>0.914169915786941</text:p>
          </table:table-cell>
          <table:table-cell office:value-type="float" office:value="0.150031949222484" calcext:value-type="float">
            <text:p>0.150031949222484</text:p>
          </table:table-cell>
          <table:table-cell office:value-type="float" office:value="0.430960187763799" calcext:value-type="float">
            <text:p>0.430960187763799</text:p>
          </table:table-cell>
          <table:table-cell office:value-type="string" calcext:value-type="string">
            <text:p>https://twitter.com/RicardoTakamura/status/1607907106568691713</text:p>
          </table:table-cell>
        </table:table-row>
        <table:table-row table:style-name="ro1">
          <table:table-cell office:value-type="string" calcext:value-type="string">
            <text:p>input/data_formal_20240530-1342/meme/MetaFreeport_20221219T150525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jslitafyo/status/1607983436777803776</text:p>
          </table:table-cell>
        </table:table-row>
        <table:table-row table:style-name="ro1">
          <table:table-cell office:value-type="string" calcext:value-type="string">
            <text:p>input/data_formal_20240530-1342/meme/MetaFreeport_20221227T140205/0.jpg</text:p>
          </table:table-cell>
          <table:table-cell office:value-type="string" calcext:value-type="string">
            <text:p>Pattern 6</text:p>
          </table:table-cell>
          <table:table-cell office:value-type="float" office:value="0.93841286306335" calcext:value-type="float">
            <text:p>0.93841286306335</text:p>
          </table:table-cell>
          <table:table-cell office:value-type="float" office:value="0.283800114469444" calcext:value-type="float">
            <text:p>0.283800114469444</text:p>
          </table:table-cell>
          <table:table-cell office:value-type="float" office:value="0.412148947226019" calcext:value-type="float">
            <text:p>0.412148947226019</text:p>
          </table:table-cell>
          <table:table-cell office:value-type="string" calcext:value-type="string">
            <text:p>https://twitter.com/jslitafyo/status/1607983353088860161</text:p>
          </table:table-cell>
        </table:table-row>
        <table:table-row table:style-name="ro1">
          <table:table-cell office:value-type="string" calcext:value-type="string">
            <text:p>input/data_formal_20240530-1342/meme/MetaMax_labs_20230306T104641/0.jpg</text:p>
          </table:table-cell>
          <table:table-cell office:value-type="string" calcext:value-type="string">
            <text:p>Pattern 6</text:p>
          </table:table-cell>
          <table:table-cell office:value-type="float" office:value="0.976114515825961" calcext:value-type="float">
            <text:p>0.976114515825961</text:p>
          </table:table-cell>
          <table:table-cell office:value-type="float" office:value="0.114085688781197" calcext:value-type="float">
            <text:p>0.114085688781197</text:p>
          </table:table-cell>
          <table:table-cell office:value-type="float" office:value="0.524157614971988" calcext:value-type="float">
            <text:p>0.524157614971988</text:p>
          </table:table-cell>
          <table:table-cell office:value-type="string" calcext:value-type="string">
            <text:p>https://twitter.com/Torrente71/status/1633062908564258817</text:p>
          </table:table-cell>
        </table:table-row>
        <table:table-row table:style-name="ro1">
          <table:table-cell office:value-type="string" calcext:value-type="string">
            <text:p>input/data_formal_20240530-1342/meme/MetanoiaExp_20230123T102328/0.jpg</text:p>
          </table:table-cell>
          <table:table-cell office:value-type="string" calcext:value-type="string">
            <text:p>Pattern 6</text:p>
          </table:table-cell>
          <table:table-cell office:value-type="float" office:value="0.965295621027161" calcext:value-type="float">
            <text:p>0.965295621027161</text:p>
          </table:table-cell>
          <table:table-cell office:value-type="float" office:value="0.160241178350766" calcext:value-type="float">
            <text:p>0.160241178350766</text:p>
          </table:table-cell>
          <table:table-cell office:value-type="float" office:value="0.40820865062555" calcext:value-type="float">
            <text:p>0.40820865062555</text:p>
          </table:table-cell>
          <table:table-cell office:value-type="string" calcext:value-type="string">
            <text:p>https://twitter.com/MetanoiaExp/status/1617468047601852428</text:p>
          </table:table-cell>
        </table:table-row>
        <table:table-row table:style-name="ro1">
          <table:table-cell office:value-type="string" calcext:value-type="string">
            <text:p>input/data_formal_20240530-1342/meme/MetaPioneersMPI_20230203T063043/0.jpg</text:p>
          </table:table-cell>
          <table:table-cell office:value-type="string" calcext:value-type="string">
            <text:p>Pattern 6</text:p>
          </table:table-cell>
          <table:table-cell office:value-type="float" office:value="0.859562210298363" calcext:value-type="float">
            <text:p>0.859562210298363</text:p>
          </table:table-cell>
          <table:table-cell office:value-type="float" office:value="0.232173167900193" calcext:value-type="float">
            <text:p>0.232173167900193</text:p>
          </table:table-cell>
          <table:table-cell office:value-type="float" office:value="0.643509020945943" calcext:value-type="float">
            <text:p>0.643509020945943</text:p>
          </table:table-cell>
          <table:table-cell office:value-type="string" calcext:value-type="string">
            <text:p>https://twitter.com/Baba_asong/status/1622625613772394502</text:p>
          </table:table-cell>
        </table:table-row>
        <table:table-row table:style-name="ro1">
          <table:table-cell office:value-type="string" calcext:value-type="string">
            <text:p>input/data_formal_20240530-1342/meme/metaprofessor_20230206T070943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Iron__feeT/status/1622599091363450881</text:p>
          </table:table-cell>
        </table:table-row>
        <table:table-row table:style-name="ro1">
          <table:table-cell office:value-type="string" calcext:value-type="string">
            <text:p>input/data_formal_20240530-1342/meme/metaverse_radio_20230102T071214/0.jpg</text:p>
          </table:table-cell>
          <table:table-cell office:value-type="string" calcext:value-type="string">
            <text:p>Pattern 6</text:p>
          </table:table-cell>
          <table:table-cell office:value-type="float" office:value="0.958345750792272" calcext:value-type="float">
            <text:p>0.958345750792272</text:p>
          </table:table-cell>
          <table:table-cell office:value-type="float" office:value="0.155073019025325" calcext:value-type="float">
            <text:p>0.155073019025325</text:p>
          </table:table-cell>
          <table:table-cell office:value-type="float" office:value="0.369816833696783" calcext:value-type="float">
            <text:p>0.369816833696783</text:p>
          </table:table-cell>
          <table:table-cell office:value-type="string" calcext:value-type="string">
            <text:p>https://twitter.com/ScottSm43657129/status/1610796222578843649</text:p>
          </table:table-cell>
        </table:table-row>
        <table:table-row table:style-name="ro1">
          <table:table-cell office:value-type="string" calcext:value-type="string">
            <text:p>input/data_formal_20240530-1342/meme/metaverseot_20230105T015934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metaverseot/status/1610818255131664386</text:p>
          </table:table-cell>
        </table:table-row>
        <table:table-row table:style-name="ro1">
          <table:table-cell office:value-type="string" calcext:value-type="string">
            <text:p>input/data_formal_20240530-1342/meme/metaverseot_20230105T015934/1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metaverseot/status/1610818255131664386</text:p>
          </table:table-cell>
        </table:table-row>
        <table:table-row table:style-name="ro1">
          <table:table-cell office:value-type="string" calcext:value-type="string">
            <text:p>input/data_formal_20240530-1342/meme/MeuTakai_20230106T053230/0.jpg</text:p>
          </table:table-cell>
          <table:table-cell office:value-type="string" calcext:value-type="string">
            <text:p>Pattern 1</text:p>
          </table:table-cell>
          <table:table-cell office:value-type="float" office:value="1.0045870456751" calcext:value-type="float">
            <text:p>1.0045870456751</text:p>
          </table:table-cell>
          <table:table-cell office:value-type="float" office:value="0.129919667615905" calcext:value-type="float">
            <text:p>0.129919667615905</text:p>
          </table:table-cell>
          <table:table-cell office:value-type="float" office:value="0.277405898718154" calcext:value-type="float">
            <text:p>0.277405898718154</text:p>
          </table:table-cell>
          <table:table-cell office:value-type="string" calcext:value-type="string">
            <text:p>https://twitter.com/MeuTakai/status/1611234230184427520</text:p>
          </table:table-cell>
        </table:table-row>
        <table:table-row table:style-name="ro1">
          <table:table-cell office:value-type="string" calcext:value-type="string">
            <text:p>input/data_formal_20240530-1342/meme/MGEKnotant_20221228T025806/0.jpg</text:p>
          </table:table-cell>
          <table:table-cell office:value-type="string" calcext:value-type="string">
            <text:p>Pattern 3</text:p>
          </table:table-cell>
          <table:table-cell office:value-type="float" office:value="0.877622044646417" calcext:value-type="float">
            <text:p>0.877622044646417</text:p>
          </table:table-cell>
          <table:table-cell office:value-type="float" office:value="0.147451562712985" calcext:value-type="float">
            <text:p>0.147451562712985</text:p>
          </table:table-cell>
          <table:table-cell office:value-type="float" office:value="0.451901715887997" calcext:value-type="float">
            <text:p>0.451901715887997</text:p>
          </table:table-cell>
          <table:table-cell office:value-type="string" calcext:value-type="string">
            <text:p>https://twitter.com/MGEKnotant/status/1607933884263538691</text:p>
          </table:table-cell>
        </table:table-row>
        <table:table-row table:style-name="ro1">
          <table:table-cell office:value-type="string" calcext:value-type="string">
            <text:p>input/data_formal_20240530-1342/meme/MGEKnotant_20221228T025806/1.jpg</text:p>
          </table:table-cell>
          <table:table-cell office:value-type="string" calcext:value-type="string">
            <text:p>Pattern 1</text:p>
          </table:table-cell>
          <table:table-cell office:value-type="float" office:value="0.958573250971783" calcext:value-type="float">
            <text:p>0.958573250971783</text:p>
          </table:table-cell>
          <table:table-cell office:value-type="float" office:value="0.299227483764661" calcext:value-type="float">
            <text:p>0.299227483764661</text:p>
          </table:table-cell>
          <table:table-cell office:value-type="float" office:value="0.271645082654152" calcext:value-type="float">
            <text:p>0.271645082654152</text:p>
          </table:table-cell>
          <table:table-cell office:value-type="string" calcext:value-type="string">
            <text:p>https://twitter.com/MGEKnotant/status/1607933884263538691</text:p>
          </table:table-cell>
        </table:table-row>
        <table:table-row table:style-name="ro1">
          <table:table-cell office:value-type="string" calcext:value-type="string">
            <text:p>input/data_formal_20240530-1342/meme/mhsajib007_20230111T225810/0.jpg</text:p>
          </table:table-cell>
          <table:table-cell office:value-type="string" calcext:value-type="string">
            <text:p>Pattern 6</text:p>
          </table:table-cell>
          <table:table-cell office:value-type="float" office:value="0.886705536550411" calcext:value-type="float">
            <text:p>0.886705536550411</text:p>
          </table:table-cell>
          <table:table-cell office:value-type="float" office:value="0.157876698193932" calcext:value-type="float">
            <text:p>0.157876698193932</text:p>
          </table:table-cell>
          <table:table-cell office:value-type="float" office:value="0.380007367560149" calcext:value-type="float">
            <text:p>0.380007367560149</text:p>
          </table:table-cell>
          <table:table-cell office:value-type="string" calcext:value-type="string">
            <text:p>https://twitter.com/mhsajib007/status/1613309318996316160</text:p>
          </table:table-cell>
        </table:table-row>
        <table:table-row table:style-name="ro1">
          <table:table-cell office:value-type="string" calcext:value-type="string">
            <text:p>input/data_formal_20240530-1342/meme/MichaelBatavia_20230201T192316/0.jpg</text:p>
          </table:table-cell>
          <table:table-cell office:value-type="string" calcext:value-type="string">
            <text:p>Pattern 1</text:p>
          </table:table-cell>
          <table:table-cell office:value-type="float" office:value="0.984428172691319" calcext:value-type="float">
            <text:p>0.984428172691319</text:p>
          </table:table-cell>
          <table:table-cell office:value-type="float" office:value="0.151397654487964" calcext:value-type="float">
            <text:p>0.151397654487964</text:p>
          </table:table-cell>
          <table:table-cell office:value-type="float" office:value="0.33079233819292" calcext:value-type="float">
            <text:p>0.33079233819292</text:p>
          </table:table-cell>
          <table:table-cell office:value-type="string" calcext:value-type="string">
            <text:p>https://twitter.com/MichaelBatavia/status/1620979106182754309</text:p>
          </table:table-cell>
        </table:table-row>
        <table:table-row table:style-name="ro1">
          <table:table-cell office:value-type="string" calcext:value-type="string">
            <text:p>input/data_formal_20240530-1342/meme/midwestatc_20230202T000001/0.jpg</text:p>
          </table:table-cell>
          <table:table-cell office:value-type="string" calcext:value-type="string">
            <text:p>Pattern 6</text:p>
          </table:table-cell>
          <table:table-cell office:value-type="float" office:value="0.955922541003497" calcext:value-type="float">
            <text:p>0.955922541003497</text:p>
          </table:table-cell>
          <table:table-cell office:value-type="float" office:value="0.182726534746579" calcext:value-type="float">
            <text:p>0.182726534746579</text:p>
          </table:table-cell>
          <table:table-cell office:value-type="float" office:value="0.500704555008305" calcext:value-type="float">
            <text:p>0.500704555008305</text:p>
          </table:table-cell>
          <table:table-cell office:value-type="string" calcext:value-type="string">
            <text:p>https://twitter.com/midwestatc/status/1620935029277790209</text:p>
          </table:table-cell>
        </table:table-row>
        <table:table-row table:style-name="ro1">
          <table:table-cell office:value-type="string" calcext:value-type="string">
            <text:p>input/data_formal_20240530-1342/meme/MillerAnimatics_20221227T222608/0.jpg</text:p>
          </table:table-cell>
          <table:table-cell office:value-type="string" calcext:value-type="string">
            <text:p>Pattern 3</text:p>
          </table:table-cell>
          <table:table-cell office:value-type="float" office:value="0.890247579481189" calcext:value-type="float">
            <text:p>0.890247579481189</text:p>
          </table:table-cell>
          <table:table-cell office:value-type="float" office:value="0.25907676440249" calcext:value-type="float">
            <text:p>0.25907676440249</text:p>
          </table:table-cell>
          <table:table-cell office:value-type="float" office:value="0.500407371269001" calcext:value-type="float">
            <text:p>0.500407371269001</text:p>
          </table:table-cell>
          <table:table-cell office:value-type="string" calcext:value-type="string">
            <text:p>https://twitter.com/doggo_box/status/1607950189364641792</text:p>
          </table:table-cell>
        </table:table-row>
        <table:table-row table:style-name="ro1">
          <table:table-cell office:value-type="string" calcext:value-type="string">
            <text:p>input/data_formal_20240530-1342/meme/MillerAnimatics_20221227T222608/1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doggo_box/status/1607950189364641792</text:p>
          </table:table-cell>
        </table:table-row>
        <table:table-row table:style-name="ro1">
          <table:table-cell office:value-type="string" calcext:value-type="string">
            <text:p>input/data_formal_20240530-1342/meme/MindsTyrant_20190329T163737/0.jpg</text:p>
          </table:table-cell>
          <table:table-cell office:value-type="string" calcext:value-type="string">
            <text:p>Pattern 3</text:p>
          </table:table-cell>
          <table:table-cell office:value-type="float" office:value="0.933476021300043" calcext:value-type="float">
            <text:p>0.933476021300043</text:p>
          </table:table-cell>
          <table:table-cell office:value-type="float" office:value="0.118726308787361" calcext:value-type="float">
            <text:p>0.118726308787361</text:p>
          </table:table-cell>
          <table:table-cell office:value-type="float" office:value="0.622892841016335" calcext:value-type="float">
            <text:p>0.622892841016335</text:p>
          </table:table-cell>
          <table:table-cell office:value-type="string" calcext:value-type="string">
            <text:p>https://twitter.com/PaulSch82945814/status/1618151273735544834</text:p>
          </table:table-cell>
        </table:table-row>
        <table:table-row table:style-name="ro1">
          <table:table-cell office:value-type="string" calcext:value-type="string">
            <text:p>input/data_formal_20240530-1342/meme/minglewise_20230202T052000/0.jpg</text:p>
          </table:table-cell>
          <table:table-cell office:value-type="string" calcext:value-type="string">
            <text:p>Pattern 6</text:p>
          </table:table-cell>
          <table:table-cell office:value-type="float" office:value="0.906039085206147" calcext:value-type="float">
            <text:p>0.906039085206147</text:p>
          </table:table-cell>
          <table:table-cell office:value-type="float" office:value="0.15048828802293" calcext:value-type="float">
            <text:p>0.15048828802293</text:p>
          </table:table-cell>
          <table:table-cell office:value-type="float" office:value="0.343918334950164" calcext:value-type="float">
            <text:p>0.343918334950164</text:p>
          </table:table-cell>
          <table:table-cell office:value-type="string" calcext:value-type="string">
            <text:p>https://twitter.com/minglewise/status/1621015556697587712</text:p>
          </table:table-cell>
        </table:table-row>
        <table:table-row table:style-name="ro1">
          <table:table-cell office:value-type="string" calcext:value-type="string">
            <text:p>input/data_formal_20240530-1342/meme/MinutesCoding_20221228T064600/0.jpg</text:p>
          </table:table-cell>
          <table:table-cell office:value-type="string" calcext:value-type="string">
            <text:p>Pattern 6</text:p>
          </table:table-cell>
          <table:table-cell office:value-type="float" office:value="0.93463694441699" calcext:value-type="float">
            <text:p>0.93463694441699</text:p>
          </table:table-cell>
          <table:table-cell office:value-type="float" office:value="0.215317632684749" calcext:value-type="float">
            <text:p>0.215317632684749</text:p>
          </table:table-cell>
          <table:table-cell office:value-type="float" office:value="0.402337120531863" calcext:value-type="float">
            <text:p>0.402337120531863</text:p>
          </table:table-cell>
          <table:table-cell office:value-type="string" calcext:value-type="string">
            <text:p>https://twitter.com/MinutesCoding/status/1607991235301588993</text:p>
          </table:table-cell>
        </table:table-row>
        <table:table-row table:style-name="ro1">
          <table:table-cell office:value-type="string" calcext:value-type="string">
            <text:p>input/data_formal_20240530-1342/meme/Mises001_20230104T130736/0.jpg</text:p>
          </table:table-cell>
          <table:table-cell office:value-type="string" calcext:value-type="string">
            <text:p>Pattern 6</text:p>
          </table:table-cell>
          <table:table-cell office:value-type="float" office:value="0.985197709859783" calcext:value-type="float">
            <text:p>0.985197709859783</text:p>
          </table:table-cell>
          <table:table-cell office:value-type="float" office:value="0.0759246787076023" calcext:value-type="float">
            <text:p>0.0759246787076023</text:p>
          </table:table-cell>
          <table:table-cell office:value-type="float" office:value="0.580628073955776" calcext:value-type="float">
            <text:p>0.580628073955776</text:p>
          </table:table-cell>
          <table:table-cell office:value-type="string" calcext:value-type="string">
            <text:p>https://twitter.com/PraveenPerfeito/status/1611269683092787207</text:p>
          </table:table-cell>
        </table:table-row>
        <table:table-row table:style-name="ro1">
          <table:table-cell office:value-type="string" calcext:value-type="string">
            <text:p>input/data_formal_20240530-1342/meme/Mithunc74383720_20230112T152037/0.jpg</text:p>
          </table:table-cell>
          <table:table-cell office:value-type="string" calcext:value-type="string">
            <text:p>Pattern 6</text:p>
          </table:table-cell>
          <table:table-cell office:value-type="float" office:value="0.922114674126663" calcext:value-type="float">
            <text:p>0.922114674126663</text:p>
          </table:table-cell>
          <table:table-cell office:value-type="float" office:value="0.201254578078586" calcext:value-type="float">
            <text:p>0.201254578078586</text:p>
          </table:table-cell>
          <table:table-cell office:value-type="float" office:value="0.661304383440147" calcext:value-type="float">
            <text:p>0.661304383440147</text:p>
          </table:table-cell>
          <table:table-cell office:value-type="string" calcext:value-type="string">
            <text:p>https://twitter.com/Mithunc74383720/status/1613556562190303235</text:p>
          </table:table-cell>
        </table:table-row>
        <table:table-row table:style-name="ro1">
          <table:table-cell office:value-type="string" calcext:value-type="string">
            <text:p>input/data_formal_20240530-1342/meme/Mithunc74383720_20230112T181805/0.jpg</text:p>
          </table:table-cell>
          <table:table-cell office:value-type="string" calcext:value-type="string">
            <text:p>Pattern 6</text:p>
          </table:table-cell>
          <table:table-cell office:value-type="float" office:value="0.91087752841911" calcext:value-type="float">
            <text:p>0.91087752841911</text:p>
          </table:table-cell>
          <table:table-cell office:value-type="float" office:value="0.200959068928734" calcext:value-type="float">
            <text:p>0.200959068928734</text:p>
          </table:table-cell>
          <table:table-cell office:value-type="float" office:value="0.434999792315293" calcext:value-type="float">
            <text:p>0.434999792315293</text:p>
          </table:table-cell>
          <table:table-cell office:value-type="string" calcext:value-type="string">
            <text:p>https://twitter.com/Mithunc74383720/status/1613601223365779456</text:p>
          </table:table-cell>
        </table:table-row>
        <table:table-row table:style-name="ro1">
          <table:table-cell office:value-type="string" calcext:value-type="string">
            <text:p>input/data_formal_20240530-1342/meme/mixelscraft64_20230201T230052/0.jpg</text:p>
          </table:table-cell>
          <table:table-cell office:value-type="string" calcext:value-type="string">
            <text:p>Pattern 1</text:p>
          </table:table-cell>
          <table:table-cell office:value-type="float" office:value="0.967134050079381" calcext:value-type="float">
            <text:p>0.967134050079381</text:p>
          </table:table-cell>
          <table:table-cell office:value-type="float" office:value="0.0966326066986195" calcext:value-type="float">
            <text:p>0.0966326066986195</text:p>
          </table:table-cell>
          <table:table-cell office:value-type="float" office:value="0.27313660752939" calcext:value-type="float">
            <text:p>0.27313660752939</text:p>
          </table:table-cell>
          <table:table-cell office:value-type="string" calcext:value-type="string">
            <text:p>https://twitter.com/JeremyVela25/status/1620926900620361729</text:p>
          </table:table-cell>
        </table:table-row>
        <table:table-row table:style-name="ro1">
          <table:table-cell office:value-type="string" calcext:value-type="string">
            <text:p>input/data_formal_20240530-1342/meme/mlsc_bsiotr_20230106T084831/0.jpg</text:p>
          </table:table-cell>
          <table:table-cell office:value-type="string" calcext:value-type="string">
            <text:p>Pattern 4</text:p>
          </table:table-cell>
          <table:table-cell office:value-type="float" office:value="0.72309515241971" calcext:value-type="float">
            <text:p>0.72309515241971</text:p>
          </table:table-cell>
          <table:table-cell office:value-type="float" office:value="0.154973964398765" calcext:value-type="float">
            <text:p>0.154973964398765</text:p>
          </table:table-cell>
          <table:table-cell office:value-type="float" office:value="0.71123092237404" calcext:value-type="float">
            <text:p>0.71123092237404</text:p>
          </table:table-cell>
          <table:table-cell office:value-type="string" calcext:value-type="string">
            <text:p>https://twitter.com/mlsc_bsiotr/status/1611283559926620160</text:p>
          </table:table-cell>
        </table:table-row>
        <table:table-row table:style-name="ro1">
          <table:table-cell office:value-type="string" calcext:value-type="string">
            <text:p>input/data_formal_20240530-1342/meme/MoboosR_20230106T044303/0.jpg</text:p>
          </table:table-cell>
          <table:table-cell office:value-type="string" calcext:value-type="string">
            <text:p>Pattern 1</text:p>
          </table:table-cell>
          <table:table-cell office:value-type="float" office:value="0.925140021725669" calcext:value-type="float">
            <text:p>0.925140021725669</text:p>
          </table:table-cell>
          <table:table-cell office:value-type="float" office:value="0.153697032257357" calcext:value-type="float">
            <text:p>0.153697032257357</text:p>
          </table:table-cell>
          <table:table-cell office:value-type="float" office:value="0.418178413737555" calcext:value-type="float">
            <text:p>0.418178413737555</text:p>
          </table:table-cell>
          <table:table-cell office:value-type="string" calcext:value-type="string">
            <text:p>https://twitter.com/MoboosR/status/1611221784870940673</text:p>
          </table:table-cell>
        </table:table-row>
        <table:table-row table:style-name="ro1">
          <table:table-cell office:value-type="string" calcext:value-type="string">
            <text:p>input/data_formal_20240530-1342/meme/mochijapa_20230201T165527/0.jpg</text:p>
          </table:table-cell>
          <table:table-cell office:value-type="string" calcext:value-type="string">
            <text:p>Pattern 4</text:p>
          </table:table-cell>
          <table:table-cell office:value-type="float" office:value="0.927719441177636" calcext:value-type="float">
            <text:p>0.927719441177636</text:p>
          </table:table-cell>
          <table:table-cell office:value-type="float" office:value="0.0695168085912566" calcext:value-type="float">
            <text:p>0.0695168085912566</text:p>
          </table:table-cell>
          <table:table-cell office:value-type="float" office:value="0.491749367213984" calcext:value-type="float">
            <text:p>0.491749367213984</text:p>
          </table:table-cell>
          <table:table-cell office:value-type="string" calcext:value-type="string">
            <text:p>https://twitter.com/byshadowgaming/status/1620913941445476353</text:p>
          </table:table-cell>
        </table:table-row>
        <table:table-row table:style-name="ro1">
          <table:table-cell office:value-type="string" calcext:value-type="string">
            <text:p>input/data_formal_20240530-1342/meme/monarishair_20230106T053615/0.jpg</text:p>
          </table:table-cell>
          <table:table-cell office:value-type="string" calcext:value-type="string">
            <text:p>Pattern 4</text:p>
          </table:table-cell>
          <table:table-cell office:value-type="float" office:value="0.772447825840195" calcext:value-type="float">
            <text:p>0.772447825840195</text:p>
          </table:table-cell>
          <table:table-cell office:value-type="float" office:value="0.128303034672502" calcext:value-type="float">
            <text:p>0.128303034672502</text:p>
          </table:table-cell>
          <table:table-cell office:value-type="float" office:value="0.683863865868299" calcext:value-type="float">
            <text:p>0.683863865868299</text:p>
          </table:table-cell>
          <table:table-cell office:value-type="string" calcext:value-type="string">
            <text:p>https://twitter.com/monarishair/status/1611235174532157440</text:p>
          </table:table-cell>
        </table:table-row>
        <table:table-row table:style-name="ro1">
          <table:table-cell office:value-type="string" calcext:value-type="string">
            <text:p>input/data_formal_20240530-1342/meme/MoneyWide_MW_20230202T052318/0.jpg</text:p>
          </table:table-cell>
          <table:table-cell office:value-type="string" calcext:value-type="string">
            <text:p>Pattern 4</text:p>
          </table:table-cell>
          <table:table-cell office:value-type="float" office:value="0.793315110623594" calcext:value-type="float">
            <text:p>0.793315110623594</text:p>
          </table:table-cell>
          <table:table-cell office:value-type="float" office:value="0.0699704526451061" calcext:value-type="float">
            <text:p>0.0699704526451061</text:p>
          </table:table-cell>
          <table:table-cell office:value-type="float" office:value="0.804358947295944" calcext:value-type="float">
            <text:p>0.804358947295944</text:p>
          </table:table-cell>
          <table:table-cell office:value-type="string" calcext:value-type="string">
            <text:p>https://twitter.com/DasFintechBot/status/1621018099645353985</text:p>
          </table:table-cell>
        </table:table-row>
        <table:table-row table:style-name="ro1">
          <table:table-cell office:value-type="string" calcext:value-type="string">
            <text:p>input/data_formal_20240530-1342/meme/MonitoringCctv_20230206T140009/0.jpg</text:p>
          </table:table-cell>
          <table:table-cell office:value-type="string" calcext:value-type="string">
            <text:p>Pattern 6</text:p>
          </table:table-cell>
          <table:table-cell office:value-type="float" office:value="0.964822607867428" calcext:value-type="float">
            <text:p>0.964822607867428</text:p>
          </table:table-cell>
          <table:table-cell office:value-type="float" office:value="0.077428563517635" calcext:value-type="float">
            <text:p>0.077428563517635</text:p>
          </table:table-cell>
          <table:table-cell office:value-type="float" office:value="0.461120267139991" calcext:value-type="float">
            <text:p>0.461120267139991</text:p>
          </table:table-cell>
          <table:table-cell office:value-type="string" calcext:value-type="string">
            <text:p>https://twitter.com/MonitoringCctv/status/1622596010441641986</text:p>
          </table:table-cell>
        </table:table-row>
        <table:table-row table:style-name="ro1">
          <table:table-cell office:value-type="string" calcext:value-type="string">
            <text:p>input/data_formal_20240530-1342/meme/MonkeyBoatClub_20230202T003316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MonkeyZooGalaxy/status/1620968510544580608</text:p>
          </table:table-cell>
        </table:table-row>
        <table:table-row table:style-name="ro1">
          <table:table-cell office:value-type="string" calcext:value-type="string">
            <text:p>input/data_formal_20240530-1342/meme/MonkeyBoatClub_20230202T003316/1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MonkeyZooGalaxy/status/1620968510544580608</text:p>
          </table:table-cell>
        </table:table-row>
        <table:table-row table:style-name="ro1">
          <table:table-cell office:value-type="string" calcext:value-type="string">
            <text:p>input/data_formal_20240530-1342/meme/MonolithAcademy_20230307T111912/0.jpg</text:p>
          </table:table-cell>
          <table:table-cell office:value-type="string" calcext:value-type="string">
            <text:p>Pattern 1</text:p>
          </table:table-cell>
          <table:table-cell office:value-type="float" office:value="0.927993655669398" calcext:value-type="float">
            <text:p>0.927993655669398</text:p>
          </table:table-cell>
          <table:table-cell office:value-type="float" office:value="0.180084596839677" calcext:value-type="float">
            <text:p>0.180084596839677</text:p>
          </table:table-cell>
          <table:table-cell office:value-type="float" office:value="0.295549931342368" calcext:value-type="float">
            <text:p>0.295549931342368</text:p>
          </table:table-cell>
          <table:table-cell office:value-type="string" calcext:value-type="string">
            <text:p>https://twitter.com/MonolithAcademy/status/1633064753391374336</text:p>
          </table:table-cell>
        </table:table-row>
        <table:table-row table:style-name="ro1">
          <table:table-cell office:value-type="string" calcext:value-type="string">
            <text:p>input/data_formal_20240530-1342/meme/Monster72810535_20230103T120643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Monster72810535/status/1610246272752967680</text:p>
          </table:table-cell>
        </table:table-row>
        <table:table-row table:style-name="ro1">
          <table:table-cell office:value-type="string" calcext:value-type="string">
            <text:p>input/data_formal_20240530-1342/meme/MOON_sitting_20230106T010048/0.jpg</text:p>
          </table:table-cell>
          <table:table-cell office:value-type="string" calcext:value-type="string">
            <text:p>Pattern 3</text:p>
          </table:table-cell>
          <table:table-cell office:value-type="float" office:value="0.914731285503407" calcext:value-type="float">
            <text:p>0.914731285503407</text:p>
          </table:table-cell>
          <table:table-cell office:value-type="float" office:value="0.368732249332702" calcext:value-type="float">
            <text:p>0.368732249332702</text:p>
          </table:table-cell>
          <table:table-cell office:value-type="float" office:value="0.406816703523414" calcext:value-type="float">
            <text:p>0.406816703523414</text:p>
          </table:table-cell>
          <table:table-cell office:value-type="string" calcext:value-type="string">
            <text:p>https://twitter.com/dryad02/status/1611272106075127809</text:p>
          </table:table-cell>
        </table:table-row>
        <table:table-row table:style-name="ro1">
          <table:table-cell office:value-type="string" calcext:value-type="string">
            <text:p>input/data_formal_20240530-1342/meme/moonpepes_20230206T152208/0.jpg</text:p>
          </table:table-cell>
          <table:table-cell office:value-type="string" calcext:value-type="string">
            <text:p>Pattern 3</text:p>
          </table:table-cell>
          <table:table-cell office:value-type="float" office:value="0.893066549775723" calcext:value-type="float">
            <text:p>0.893066549775723</text:p>
          </table:table-cell>
          <table:table-cell office:value-type="float" office:value="0.217332723412921" calcext:value-type="float">
            <text:p>0.217332723412921</text:p>
          </table:table-cell>
          <table:table-cell office:value-type="float" office:value="0.487097103049523" calcext:value-type="float">
            <text:p>0.487097103049523</text:p>
          </table:table-cell>
          <table:table-cell office:value-type="string" calcext:value-type="string">
            <text:p>https://twitter.com/L312S/status/1622622436209602562</text:p>
          </table:table-cell>
        </table:table-row>
        <table:table-row table:style-name="ro1">
          <table:table-cell office:value-type="string" calcext:value-type="string">
            <text:p>input/data_formal_20240530-1342/meme/MoonWinGame_20221219T212825/0.jpg</text:p>
          </table:table-cell>
          <table:table-cell office:value-type="string" calcext:value-type="string">
            <text:p>Pattern 3</text:p>
          </table:table-cell>
          <table:table-cell office:value-type="float" office:value="0.902235275403945" calcext:value-type="float">
            <text:p>0.902235275403945</text:p>
          </table:table-cell>
          <table:table-cell office:value-type="float" office:value="0.101137164174721" calcext:value-type="float">
            <text:p>0.101137164174721</text:p>
          </table:table-cell>
          <table:table-cell office:value-type="float" office:value="0.553024421733956" calcext:value-type="float">
            <text:p>0.553024421733956</text:p>
          </table:table-cell>
          <table:table-cell office:value-type="string" calcext:value-type="string">
            <text:p>https://twitter.com/Hrsbrhnn_/status/1607900826034647040</text:p>
          </table:table-cell>
        </table:table-row>
        <table:table-row table:style-name="ro1">
          <table:table-cell office:value-type="string" calcext:value-type="string">
            <text:p>input/data_formal_20240530-1342/meme/more_tad_20230206T160803/0.jpg</text:p>
          </table:table-cell>
          <table:table-cell office:value-type="string" calcext:value-type="string">
            <text:p>Pattern 1</text:p>
          </table:table-cell>
          <table:table-cell office:value-type="float" office:value="0.916193207934368" calcext:value-type="float">
            <text:p>0.916193207934368</text:p>
          </table:table-cell>
          <table:table-cell office:value-type="float" office:value="0.229290531272049" calcext:value-type="float">
            <text:p>0.229290531272049</text:p>
          </table:table-cell>
          <table:table-cell office:value-type="float" office:value="0.13162982170799" calcext:value-type="float">
            <text:p>0.13162982170799</text:p>
          </table:table-cell>
          <table:table-cell office:value-type="string" calcext:value-type="string">
            <text:p>https://twitter.com/more_tad/status/1622628195022385152</text:p>
          </table:table-cell>
        </table:table-row>
        <table:table-row table:style-name="ro1">
          <table:table-cell office:value-type="string" calcext:value-type="string">
            <text:p>input/data_formal_20240530-1342/meme/MorfyusLeague_20230106T045033/0.jpg</text:p>
          </table:table-cell>
          <table:table-cell office:value-type="string" calcext:value-type="string">
            <text:p>Pattern 3</text:p>
          </table:table-cell>
          <table:table-cell office:value-type="float" office:value="0.881049869772188" calcext:value-type="float">
            <text:p>0.881049869772188</text:p>
          </table:table-cell>
          <table:table-cell office:value-type="float" office:value="0.121367639086654" calcext:value-type="float">
            <text:p>0.121367639086654</text:p>
          </table:table-cell>
          <table:table-cell office:value-type="float" office:value="0.628405743943102" calcext:value-type="float">
            <text:p>0.628405743943102</text:p>
          </table:table-cell>
          <table:table-cell office:value-type="string" calcext:value-type="string">
            <text:p>https://twitter.com/MorfyusLeague/status/1611223672102227968</text:p>
          </table:table-cell>
        </table:table-row>
        <table:table-row table:style-name="ro1">
          <table:table-cell office:value-type="string" calcext:value-type="string">
            <text:p>input/data_formal_20240530-1342/meme/MorganKung7_20230202T023551/0.jpg</text:p>
          </table:table-cell>
          <table:table-cell office:value-type="string" calcext:value-type="string">
            <text:p>Pattern 6</text:p>
          </table:table-cell>
          <table:table-cell office:value-type="float" office:value="0.929742229651586" calcext:value-type="float">
            <text:p>0.929742229651586</text:p>
          </table:table-cell>
          <table:table-cell office:value-type="float" office:value="0.186422168163044" calcext:value-type="float">
            <text:p>0.186422168163044</text:p>
          </table:table-cell>
          <table:table-cell office:value-type="float" office:value="0.526733816435108" calcext:value-type="float">
            <text:p>0.526733816435108</text:p>
          </table:table-cell>
          <table:table-cell office:value-type="string" calcext:value-type="string">
            <text:p>https://twitter.com/MorganKung7/status/1620974245718417408</text:p>
          </table:table-cell>
        </table:table-row>
        <table:table-row table:style-name="ro1">
          <table:table-cell office:value-type="string" calcext:value-type="string">
            <text:p>input/data_formal_20240530-1342/meme/moronsussy_20230131T201800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MummynongA/status/1620988556067106816</text:p>
          </table:table-cell>
        </table:table-row>
        <table:table-row table:style-name="ro1">
          <table:table-cell office:value-type="string" calcext:value-type="string">
            <text:p>input/data_formal_20240530-1342/meme/morti_cadaver_20221228T024232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morti_cadaver/status/1607929966083063810</text:p>
          </table:table-cell>
        </table:table-row>
        <table:table-row table:style-name="ro1">
          <table:table-cell office:value-type="string" calcext:value-type="string">
            <text:p>input/data_formal_20240530-1342/meme/MotorMemes_20230106T065738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MotorMemes/status/1611255653141729280</text:p>
          </table:table-cell>
        </table:table-row>
        <table:table-row table:style-name="ro1">
          <table:table-cell office:value-type="string" calcext:value-type="string">
            <text:p>input/data_formal_20240530-1342/meme/MotorMemes_20230106T072814/0.jpg</text:p>
          </table:table-cell>
          <table:table-cell office:value-type="string" calcext:value-type="string">
            <text:p>Pattern 6</text:p>
          </table:table-cell>
          <table:table-cell office:value-type="float" office:value="1.02153917105819" calcext:value-type="float">
            <text:p>1.02153917105819</text:p>
          </table:table-cell>
          <table:table-cell office:value-type="float" office:value="0.130419961592135" calcext:value-type="float">
            <text:p>0.130419961592135</text:p>
          </table:table-cell>
          <table:table-cell office:value-type="float" office:value="0.474317178811608" calcext:value-type="float">
            <text:p>0.474317178811608</text:p>
          </table:table-cell>
          <table:table-cell office:value-type="string" calcext:value-type="string">
            <text:p>https://twitter.com/MotorMemes/status/1611263355968159746</text:p>
          </table:table-cell>
        </table:table-row>
        <table:table-row table:style-name="ro1">
          <table:table-cell office:value-type="string" calcext:value-type="string">
            <text:p>input/data_formal_20240530-1342/meme/MoxiedeckS_20230106T054026/0.jpg</text:p>
          </table:table-cell>
          <table:table-cell office:value-type="string" calcext:value-type="string">
            <text:p>Pattern 4</text:p>
          </table:table-cell>
          <table:table-cell office:value-type="float" office:value="0.701137115831184" calcext:value-type="float">
            <text:p>0.701137115831184</text:p>
          </table:table-cell>
          <table:table-cell office:value-type="float" office:value="0.113955089319913" calcext:value-type="float">
            <text:p>0.113955089319913</text:p>
          </table:table-cell>
          <table:table-cell office:value-type="float" office:value="0.807474151987836" calcext:value-type="float">
            <text:p>0.807474151987836</text:p>
          </table:table-cell>
          <table:table-cell office:value-type="string" calcext:value-type="string">
            <text:p>https://twitter.com/MoxiedeckS/status/1611236228229378048</text:p>
          </table:table-cell>
        </table:table-row>
        <table:table-row table:style-name="ro1">
          <table:table-cell office:value-type="string" calcext:value-type="string">
            <text:p>input/data_formal_20240530-1342/meme/moxxiejoestar_20230314T143059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AyahaKurumine/status/1638710741720023042</text:p>
          </table:table-cell>
        </table:table-row>
        <table:table-row table:style-name="ro1">
          <table:table-cell office:value-type="string" calcext:value-type="string">
            <text:p>input/data_formal_20240530-1342/meme/Mr_Tringals_20230206T122140/0.jpg</text:p>
          </table:table-cell>
          <table:table-cell office:value-type="string" calcext:value-type="string">
            <text:p>Pattern 3</text:p>
          </table:table-cell>
          <table:table-cell office:value-type="float" office:value="0.857183004514325" calcext:value-type="float">
            <text:p>0.857183004514325</text:p>
          </table:table-cell>
          <table:table-cell office:value-type="float" office:value="0.165164225721974" calcext:value-type="float">
            <text:p>0.165164225721974</text:p>
          </table:table-cell>
          <table:table-cell office:value-type="float" office:value="0.427211674475796" calcext:value-type="float">
            <text:p>0.427211674475796</text:p>
          </table:table-cell>
          <table:table-cell office:value-type="string" calcext:value-type="string">
            <text:p>https://twitter.com/GiuseppeTring15/status/1622580992161595393</text:p>
          </table:table-cell>
        </table:table-row>
        <table:table-row table:style-name="ro1">
          <table:table-cell office:value-type="string" calcext:value-type="string">
            <text:p>input/data_formal_20240530-1342/meme/mr_zubair_01__20230105T033442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mr_zubair_01_/status/1610842198869962755</text:p>
          </table:table-cell>
        </table:table-row>
        <table:table-row table:style-name="ro1">
          <table:table-cell office:value-type="string" calcext:value-type="string">
            <text:p>input/data_formal_20240530-1342/meme/mrbeansg_20230106T042457/0.jpg</text:p>
          </table:table-cell>
          <table:table-cell office:value-type="string" calcext:value-type="string">
            <text:p>Pattern 6</text:p>
          </table:table-cell>
          <table:table-cell office:value-type="float" office:value="0.850649554675619" calcext:value-type="float">
            <text:p>0.850649554675619</text:p>
          </table:table-cell>
          <table:table-cell office:value-type="float" office:value="0.218057342139236" calcext:value-type="float">
            <text:p>0.218057342139236</text:p>
          </table:table-cell>
          <table:table-cell office:value-type="float" office:value="0.379463550174528" calcext:value-type="float">
            <text:p>0.379463550174528</text:p>
          </table:table-cell>
          <table:table-cell office:value-type="string" calcext:value-type="string">
            <text:p>https://twitter.com/mrbeansg/status/1611217230515294210</text:p>
          </table:table-cell>
        </table:table-row>
        <table:table-row table:style-name="ro1">
          <table:table-cell office:value-type="string" calcext:value-type="string">
            <text:p>input/data_formal_20240530-1342/meme/MrBeast_reddit_20230202T040437/0.jpg</text:p>
          </table:table-cell>
          <table:table-cell office:value-type="string" calcext:value-type="string">
            <text:p>Pattern 6</text:p>
          </table:table-cell>
          <table:table-cell office:value-type="float" office:value="0.922580703584806" calcext:value-type="float">
            <text:p>0.922580703584806</text:p>
          </table:table-cell>
          <table:table-cell office:value-type="float" office:value="0.150549119353985" calcext:value-type="float">
            <text:p>0.150549119353985</text:p>
          </table:table-cell>
          <table:table-cell office:value-type="float" office:value="0.5504775278417" calcext:value-type="float">
            <text:p>0.5504775278417</text:p>
          </table:table-cell>
          <table:table-cell office:value-type="string" calcext:value-type="string">
            <text:p>https://twitter.com/MrBeast_reddit/status/1620996586955509760</text:p>
          </table:table-cell>
        </table:table-row>
        <table:table-row table:style-name="ro1">
          <table:table-cell office:value-type="string" calcext:value-type="string">
            <text:p>input/data_formal_20240530-1342/meme/mrmaxi_2_0_20230104T072122/0.jpg</text:p>
          </table:table-cell>
          <table:table-cell office:value-type="string" calcext:value-type="string">
            <text:p>Pattern 1</text:p>
          </table:table-cell>
          <table:table-cell office:value-type="float" office:value="0.903512142150829" calcext:value-type="float">
            <text:p>0.903512142150829</text:p>
          </table:table-cell>
          <table:table-cell office:value-type="float" office:value="0.1673077600641" calcext:value-type="float">
            <text:p>0.1673077600641</text:p>
          </table:table-cell>
          <table:table-cell office:value-type="float" office:value="0.310458596035155" calcext:value-type="float">
            <text:p>0.310458596035155</text:p>
          </table:table-cell>
          <table:table-cell office:value-type="string" calcext:value-type="string">
            <text:p>https://twitter.com/mrmaxi_2_0/status/1610536853932851201</text:p>
          </table:table-cell>
        </table:table-row>
        <table:table-row table:style-name="ro1">
          <table:table-cell office:value-type="string" calcext:value-type="string">
            <text:p>input/data_formal_20240530-1342/meme/MubarakOmz_20230226T063346/0.jpg</text:p>
          </table:table-cell>
          <table:table-cell office:value-type="string" calcext:value-type="string">
            <text:p>Pattern 3</text:p>
          </table:table-cell>
          <table:table-cell office:value-type="float" office:value="0.858788463896222" calcext:value-type="float">
            <text:p>0.858788463896222</text:p>
          </table:table-cell>
          <table:table-cell office:value-type="float" office:value="0.21615842293414" calcext:value-type="float">
            <text:p>0.21615842293414</text:p>
          </table:table-cell>
          <table:table-cell office:value-type="float" office:value="0.460855863439383" calcext:value-type="float">
            <text:p>0.460855863439383</text:p>
          </table:table-cell>
          <table:table-cell office:value-type="string" calcext:value-type="string">
            <text:p>https://twitter.com/MubarakOmz/status/1629731427997581315</text:p>
          </table:table-cell>
        </table:table-row>
        <table:table-row table:style-name="ro1">
          <table:table-cell office:value-type="string" calcext:value-type="string">
            <text:p>input/data_formal_20240530-1342/meme/MuggleNet_20230306T110001/0.jpg</text:p>
          </table:table-cell>
          <table:table-cell office:value-type="string" calcext:value-type="string">
            <text:p>Pattern 3</text:p>
          </table:table-cell>
          <table:table-cell office:value-type="float" office:value="0.901790486967298" calcext:value-type="float">
            <text:p>0.901790486967298</text:p>
          </table:table-cell>
          <table:table-cell office:value-type="float" office:value="0.135606184404087" calcext:value-type="float">
            <text:p>0.135606184404087</text:p>
          </table:table-cell>
          <table:table-cell office:value-type="float" office:value="0.368944855330489" calcext:value-type="float">
            <text:p>0.368944855330489</text:p>
          </table:table-cell>
          <table:table-cell office:value-type="string" calcext:value-type="string">
            <text:p>https://twitter.com/MchughRocco/status/1633002084655063040</text:p>
          </table:table-cell>
        </table:table-row>
        <table:table-row table:style-name="ro1">
          <table:table-cell office:value-type="string" calcext:value-type="string">
            <text:p>input/data_formal_20240530-1342/meme/mutantmatty_20230202T032809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EmikxOne/status/1621001719739187200</text:p>
          </table:table-cell>
        </table:table-row>
        <table:table-row table:style-name="ro1">
          <table:table-cell office:value-type="string" calcext:value-type="string">
            <text:p>input/data_formal_20240530-1342/meme/mutantmatty_20230202T032809/1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EmikxOne/status/1621001719739187200</text:p>
          </table:table-cell>
        </table:table-row>
        <table:table-row table:style-name="ro1">
          <table:table-cell office:value-type="string" calcext:value-type="string">
            <text:p>input/data_formal_20240530-1342/meme/mutantmatty_20230202T032809/2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EmikxOne/status/1621001719739187200</text:p>
          </table:table-cell>
        </table:table-row>
        <table:table-row table:style-name="ro1">
          <table:table-cell office:value-type="string" calcext:value-type="string">
            <text:p>input/data_formal_20240530-1342/meme/mutantmatty_20230202T032809/3.jpg</text:p>
          </table:table-cell>
          <table:table-cell office:value-type="string" calcext:value-type="string">
            <text:p>Pattern 1</text:p>
          </table:table-cell>
          <table:table-cell office:value-type="float" office:value="0.921846864151757" calcext:value-type="float">
            <text:p>0.921846864151757</text:p>
          </table:table-cell>
          <table:table-cell office:value-type="float" office:value="0.447139076581024" calcext:value-type="float">
            <text:p>0.447139076581024</text:p>
          </table:table-cell>
          <table:table-cell office:value-type="float" office:value="0.303982639381292" calcext:value-type="float">
            <text:p>0.303982639381292</text:p>
          </table:table-cell>
          <table:table-cell office:value-type="string" calcext:value-type="string">
            <text:p>https://twitter.com/EmikxOne/status/1621001719739187200</text:p>
          </table:table-cell>
        </table:table-row>
        <table:table-row table:style-name="ro1">
          <table:table-cell office:value-type="string" calcext:value-type="string">
            <text:p>input/data_formal_20240530-1342/meme/MydesignsCo_20221228T060511/0.jpg</text:p>
          </table:table-cell>
          <table:table-cell office:value-type="string" calcext:value-type="string">
            <text:p>Pattern 1</text:p>
          </table:table-cell>
          <table:table-cell office:value-type="float" office:value="0.928091697332628" calcext:value-type="float">
            <text:p>0.928091697332628</text:p>
          </table:table-cell>
          <table:table-cell office:value-type="float" office:value="0.115628887212532" calcext:value-type="float">
            <text:p>0.115628887212532</text:p>
          </table:table-cell>
          <table:table-cell office:value-type="float" office:value="0.25547531160096" calcext:value-type="float">
            <text:p>0.25547531160096</text:p>
          </table:table-cell>
          <table:table-cell office:value-type="string" calcext:value-type="string">
            <text:p>https://twitter.com/MydesignsCo/status/1607980962755014657</text:p>
          </table:table-cell>
        </table:table-row>
        <table:table-row table:style-name="ro1">
          <table:table-cell office:value-type="string" calcext:value-type="string">
            <text:p>input/data_formal_20240530-1342/meme/mymlmleader_20230107T133956/0.jpg</text:p>
          </table:table-cell>
          <table:table-cell office:value-type="string" calcext:value-type="string">
            <text:p>Pattern 4</text:p>
          </table:table-cell>
          <table:table-cell office:value-type="float" office:value="0.839660194747264" calcext:value-type="float">
            <text:p>0.839660194747264</text:p>
          </table:table-cell>
          <table:table-cell office:value-type="float" office:value="0.0510464167888708" calcext:value-type="float">
            <text:p>0.0510464167888708</text:p>
          </table:table-cell>
          <table:table-cell office:value-type="float" office:value="0.830925723750546" calcext:value-type="float">
            <text:p>0.830925723750546</text:p>
          </table:table-cell>
          <table:table-cell office:value-type="string" calcext:value-type="string">
            <text:p>https://twitter.com/mymlmleader/status/1611719284614656003</text:p>
          </table:table-cell>
        </table:table-row>
        <table:table-row table:style-name="ro1">
          <table:table-cell office:value-type="string" calcext:value-type="string">
            <text:p>input/data_formal_20240530-1342/meme/myschotts_20230212T093047/0.jpg</text:p>
          </table:table-cell>
          <table:table-cell office:value-type="string" calcext:value-type="string">
            <text:p>Pattern 1</text:p>
          </table:table-cell>
          <table:table-cell office:value-type="float" office:value="0.921846864151757" calcext:value-type="float">
            <text:p>0.921846864151757</text:p>
          </table:table-cell>
          <table:table-cell office:value-type="float" office:value="0.447139076581024" calcext:value-type="float">
            <text:p>0.447139076581024</text:p>
          </table:table-cell>
          <table:table-cell office:value-type="float" office:value="0.303982639381292" calcext:value-type="float">
            <text:p>0.303982639381292</text:p>
          </table:table-cell>
          <table:table-cell office:value-type="string" calcext:value-type="string">
            <text:p>https://twitter.com/MfersGif/status/1624763384737697792</text:p>
          </table:table-cell>
        </table:table-row>
        <table:table-row table:style-name="ro1">
          <table:table-cell office:value-type="string" calcext:value-type="string">
            <text:p>input/data_formal_20240530-1342/meme/Mystic_Stirling_20230206T102808/0.jpg</text:p>
          </table:table-cell>
          <table:table-cell office:value-type="string" calcext:value-type="string">
            <text:p>Pattern 1</text:p>
          </table:table-cell>
          <table:table-cell office:value-type="float" office:value="0.907632462620606" calcext:value-type="float">
            <text:p>0.907632462620606</text:p>
          </table:table-cell>
          <table:table-cell office:value-type="float" office:value="0.200594287684103" calcext:value-type="float">
            <text:p>0.200594287684103</text:p>
          </table:table-cell>
          <table:table-cell office:value-type="float" office:value="0.200495638462665" calcext:value-type="float">
            <text:p>0.200495638462665</text:p>
          </table:table-cell>
          <table:table-cell office:value-type="string" calcext:value-type="string">
            <text:p>https://twitter.com/Mystic_Stirling/status/1622542651676565505</text:p>
          </table:table-cell>
        </table:table-row>
        <table:table-row table:style-name="ro1">
          <table:table-cell office:value-type="string" calcext:value-type="string">
            <text:p>input/data_formal_20240530-1342/meme/MysticUnigon_20230202T000637/0.jpg</text:p>
          </table:table-cell>
          <table:table-cell office:value-type="string" calcext:value-type="string">
            <text:p>Pattern 1</text:p>
          </table:table-cell>
          <table:table-cell office:value-type="float" office:value="0.872693658773981" calcext:value-type="float">
            <text:p>0.872693658773981</text:p>
          </table:table-cell>
          <table:table-cell office:value-type="float" office:value="0.1627582534582" calcext:value-type="float">
            <text:p>0.1627582534582</text:p>
          </table:table-cell>
          <table:table-cell office:value-type="float" office:value="0.198934271861478" calcext:value-type="float">
            <text:p>0.198934271861478</text:p>
          </table:table-cell>
          <table:table-cell office:value-type="string" calcext:value-type="string">
            <text:p>https://twitter.com/MysticUnigon/status/1620936692223066112</text:p>
          </table:table-cell>
        </table:table-row>
        <table:table-row table:style-name="ro1">
          <table:table-cell office:value-type="string" calcext:value-type="string">
            <text:p>input/data_formal_20240530-1342/meme/MYSTICxNEWS_20230206T132612/0.jpg</text:p>
          </table:table-cell>
          <table:table-cell office:value-type="string" calcext:value-type="string">
            <text:p>Pattern 1</text:p>
          </table:table-cell>
          <table:table-cell office:value-type="float" office:value="0.866699286958682" calcext:value-type="float">
            <text:p>0.866699286958682</text:p>
          </table:table-cell>
          <table:table-cell office:value-type="float" office:value="0.161326527973462" calcext:value-type="float">
            <text:p>0.161326527973462</text:p>
          </table:table-cell>
          <table:table-cell office:value-type="float" office:value="0.137411808436566" calcext:value-type="float">
            <text:p>0.137411808436566</text:p>
          </table:table-cell>
          <table:table-cell office:value-type="string" calcext:value-type="string">
            <text:p>https://twitter.com/MYSTICxNEWS/status/1622587466237476867</text:p>
          </table:table-cell>
        </table:table-row>
        <table:table-row table:style-name="ro1">
          <table:table-cell office:value-type="string" calcext:value-type="string">
            <text:p>input/data_formal_20240530-1342/meme/n_quests_20210801T171611/0.jpg</text:p>
          </table:table-cell>
          <table:table-cell office:value-type="string" calcext:value-type="string">
            <text:p>Pattern 6</text:p>
          </table:table-cell>
          <table:table-cell office:value-type="float" office:value="0.945751803190922" calcext:value-type="float">
            <text:p>0.945751803190922</text:p>
          </table:table-cell>
          <table:table-cell office:value-type="float" office:value="0.157330392432612" calcext:value-type="float">
            <text:p>0.157330392432612</text:p>
          </table:table-cell>
          <table:table-cell office:value-type="float" office:value="0.387589040059859" calcext:value-type="float">
            <text:p>0.387589040059859</text:p>
          </table:table-cell>
          <table:table-cell office:value-type="string" calcext:value-type="string">
            <text:p>https://twitter.com/satansballs6669/status/1622545685915508737</text:p>
          </table:table-cell>
        </table:table-row>
        <table:table-row table:style-name="ro1">
          <table:table-cell office:value-type="string" calcext:value-type="string">
            <text:p>input/data_formal_20240530-1342/meme/n_quests_20220408T161753/0.jpg</text:p>
          </table:table-cell>
          <table:table-cell office:value-type="string" calcext:value-type="string">
            <text:p>Pattern 6</text:p>
          </table:table-cell>
          <table:table-cell office:value-type="float" office:value="0.92971380848985" calcext:value-type="float">
            <text:p>0.92971380848985</text:p>
          </table:table-cell>
          <table:table-cell office:value-type="float" office:value="0.135011240739867" calcext:value-type="float">
            <text:p>0.135011240739867</text:p>
          </table:table-cell>
          <table:table-cell office:value-type="float" office:value="0.362540406659716" calcext:value-type="float">
            <text:p>0.362540406659716</text:p>
          </table:table-cell>
          <table:table-cell office:value-type="string" calcext:value-type="string">
            <text:p>https://twitter.com/satansballs6669/status/1622545535021318144</text:p>
          </table:table-cell>
        </table:table-row>
        <table:table-row table:style-name="ro1">
          <table:table-cell office:value-type="string" calcext:value-type="string">
            <text:p>input/data_formal_20240530-1342/meme/n_quests_20220414T224210/0.jpg</text:p>
          </table:table-cell>
          <table:table-cell office:value-type="string" calcext:value-type="string">
            <text:p>Pattern 6</text:p>
          </table:table-cell>
          <table:table-cell office:value-type="float" office:value="0.958193402558187" calcext:value-type="float">
            <text:p>0.958193402558187</text:p>
          </table:table-cell>
          <table:table-cell office:value-type="float" office:value="0.0712125806504945" calcext:value-type="float">
            <text:p>0.0712125806504945</text:p>
          </table:table-cell>
          <table:table-cell office:value-type="float" office:value="0.437805934077358" calcext:value-type="float">
            <text:p>0.437805934077358</text:p>
          </table:table-cell>
          <table:table-cell office:value-type="string" calcext:value-type="string">
            <text:p>https://twitter.com/AnlocWolfgate/status/1607918309563068417</text:p>
          </table:table-cell>
        </table:table-row>
        <table:table-row table:style-name="ro1">
          <table:table-cell office:value-type="string" calcext:value-type="string">
            <text:p>input/data_formal_20240530-1342/meme/Nactius1_20221228T014535/0.jpg</text:p>
          </table:table-cell>
          <table:table-cell office:value-type="string" calcext:value-type="string">
            <text:p>Pattern 1</text:p>
          </table:table-cell>
          <table:table-cell office:value-type="float" office:value="0.959396071974463" calcext:value-type="float">
            <text:p>0.959396071974463</text:p>
          </table:table-cell>
          <table:table-cell office:value-type="float" office:value="0.164247938865887" calcext:value-type="float">
            <text:p>0.164247938865887</text:p>
          </table:table-cell>
          <table:table-cell office:value-type="float" office:value="0.329879774079463" calcext:value-type="float">
            <text:p>0.329879774079463</text:p>
          </table:table-cell>
          <table:table-cell office:value-type="string" calcext:value-type="string">
            <text:p>https://twitter.com/Nactius1/status/1607915635400642560</text:p>
          </table:table-cell>
        </table:table-row>
        <table:table-row table:style-name="ro1">
          <table:table-cell office:value-type="string" calcext:value-type="string">
            <text:p>input/data_formal_20240530-1342/meme/Naemhossen790_20221220T041557/0.jpg</text:p>
          </table:table-cell>
          <table:table-cell office:value-type="string" calcext:value-type="string">
            <text:p>Pattern 6</text:p>
          </table:table-cell>
          <table:table-cell office:value-type="float" office:value="0.942508493328737" calcext:value-type="float">
            <text:p>0.942508493328737</text:p>
          </table:table-cell>
          <table:table-cell office:value-type="float" office:value="0.225420247280287" calcext:value-type="float">
            <text:p>0.225420247280287</text:p>
          </table:table-cell>
          <table:table-cell office:value-type="float" office:value="0.540530869601437" calcext:value-type="float">
            <text:p>0.540530869601437</text:p>
          </table:table-cell>
          <table:table-cell office:value-type="string" calcext:value-type="string">
            <text:p>https://twitter.com/Naemhossen790/status/1607954984297197568</text:p>
          </table:table-cell>
        </table:table-row>
        <table:table-row table:style-name="ro1">
          <table:table-cell office:value-type="string" calcext:value-type="string">
            <text:p>input/data_formal_20240530-1342/meme/NaethanRubiel_20230206T145913/0.jpg</text:p>
          </table:table-cell>
          <table:table-cell office:value-type="string" calcext:value-type="string">
            <text:p>Pattern 1</text:p>
          </table:table-cell>
          <table:table-cell office:value-type="float" office:value="0.901183983670539" calcext:value-type="float">
            <text:p>0.901183983670539</text:p>
          </table:table-cell>
          <table:table-cell office:value-type="float" office:value="0.167172301164832" calcext:value-type="float">
            <text:p>0.167172301164832</text:p>
          </table:table-cell>
          <table:table-cell office:value-type="float" office:value="0.118243254004354" calcext:value-type="float">
            <text:p>0.118243254004354</text:p>
          </table:table-cell>
          <table:table-cell office:value-type="string" calcext:value-type="string">
            <text:p>https://twitter.com/NaethanRubiel/status/1622610871196483584</text:p>
          </table:table-cell>
        </table:table-row>
        <table:table-row table:style-name="ro1">
          <table:table-cell office:value-type="string" calcext:value-type="string">
            <text:p>input/data_formal_20240530-1342/meme/nal_pretty_20221228T051539/0.jpg</text:p>
          </table:table-cell>
          <table:table-cell office:value-type="string" calcext:value-type="string">
            <text:p>Pattern 1</text:p>
          </table:table-cell>
          <table:table-cell office:value-type="float" office:value="0.879976216206546" calcext:value-type="float">
            <text:p>0.879976216206546</text:p>
          </table:table-cell>
          <table:table-cell office:value-type="float" office:value="0.0752448109837537" calcext:value-type="float">
            <text:p>0.0752448109837537</text:p>
          </table:table-cell>
          <table:table-cell office:value-type="float" office:value="0.217923945024608" calcext:value-type="float">
            <text:p>0.217923945024608</text:p>
          </table:table-cell>
          <table:table-cell office:value-type="string" calcext:value-type="string">
            <text:p>https://twitter.com/nal_pretty/status/1607968497539096576</text:p>
          </table:table-cell>
        </table:table-row>
        <table:table-row table:style-name="ro1">
          <table:table-cell office:value-type="string" calcext:value-type="string">
            <text:p>input/data_formal_20240530-1342/meme/nana_blu3_20220828T071222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PFnaf101/status/1607941471231160321</text:p>
          </table:table-cell>
        </table:table-row>
        <table:table-row table:style-name="ro1">
          <table:table-cell office:value-type="string" calcext:value-type="string">
            <text:p>input/data_formal_20240530-1342/meme/nana_blu3_20220828T071222/1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PFnaf101/status/1607941471231160321</text:p>
          </table:table-cell>
        </table:table-row>
        <table:table-row table:style-name="ro1">
          <table:table-cell office:value-type="string" calcext:value-type="string">
            <text:p>input/data_formal_20240530-1342/meme/Naughty_K1tten_20230322T215636/0.jpg</text:p>
          </table:table-cell>
          <table:table-cell office:value-type="string" calcext:value-type="string">
            <text:p>Pattern 1</text:p>
          </table:table-cell>
          <table:table-cell office:value-type="float" office:value="0.909247463487475" calcext:value-type="float">
            <text:p>0.909247463487475</text:p>
          </table:table-cell>
          <table:table-cell office:value-type="float" office:value="0.181813664329149" calcext:value-type="float">
            <text:p>0.181813664329149</text:p>
          </table:table-cell>
          <table:table-cell office:value-type="float" office:value="0.267237787705652" calcext:value-type="float">
            <text:p>0.267237787705652</text:p>
          </table:table-cell>
          <table:table-cell office:value-type="string" calcext:value-type="string">
            <text:p>https://twitter.com/Naughty_K1tten/status/1638660978790514689</text:p>
          </table:table-cell>
        </table:table-row>
        <table:table-row table:style-name="ro1">
          <table:table-cell office:value-type="string" calcext:value-type="string">
            <text:p>input/data_formal_20240530-1342/meme/nautankibabaji_20230106T070234/0.jpg</text:p>
          </table:table-cell>
          <table:table-cell office:value-type="string" calcext:value-type="string">
            <text:p>Pattern 1</text:p>
          </table:table-cell>
          <table:table-cell office:value-type="float" office:value="0.930485277696909" calcext:value-type="float">
            <text:p>0.930485277696909</text:p>
          </table:table-cell>
          <table:table-cell office:value-type="float" office:value="0.13092333265967" calcext:value-type="float">
            <text:p>0.13092333265967</text:p>
          </table:table-cell>
          <table:table-cell office:value-type="float" office:value="0.413229768851985" calcext:value-type="float">
            <text:p>0.413229768851985</text:p>
          </table:table-cell>
          <table:table-cell office:value-type="string" calcext:value-type="string">
            <text:p>https://twitter.com/nautankibabaji/status/1611256896413134849</text:p>
          </table:table-cell>
        </table:table-row>
        <table:table-row table:style-name="ro1">
          <table:table-cell office:value-type="string" calcext:value-type="string">
            <text:p>input/data_formal_20240530-1342/meme/nautankibabaji_20230106T071541/0.jpg</text:p>
          </table:table-cell>
          <table:table-cell office:value-type="string" calcext:value-type="string">
            <text:p>Pattern 3</text:p>
          </table:table-cell>
          <table:table-cell office:value-type="float" office:value="0.943541624598005" calcext:value-type="float">
            <text:p>0.943541624598005</text:p>
          </table:table-cell>
          <table:table-cell office:value-type="float" office:value="0.152600556722399" calcext:value-type="float">
            <text:p>0.152600556722399</text:p>
          </table:table-cell>
          <table:table-cell office:value-type="float" office:value="0.434483081807384" calcext:value-type="float">
            <text:p>0.434483081807384</text:p>
          </table:table-cell>
          <table:table-cell office:value-type="string" calcext:value-type="string">
            <text:p>https://twitter.com/nautankibabaji/status/1611260199259578368</text:p>
          </table:table-cell>
        </table:table-row>
        <table:table-row table:style-name="ro1">
          <table:table-cell office:value-type="string" calcext:value-type="string">
            <text:p>input/data_formal_20240530-1342/meme/NaveenTutorial1_20230106T074627/0.jpg</text:p>
          </table:table-cell>
          <table:table-cell office:value-type="string" calcext:value-type="string">
            <text:p>Pattern 4</text:p>
          </table:table-cell>
          <table:table-cell office:value-type="float" office:value="0.761537465748647" calcext:value-type="float">
            <text:p>0.761537465748647</text:p>
          </table:table-cell>
          <table:table-cell office:value-type="float" office:value="0.07011911522456" calcext:value-type="float">
            <text:p>0.07011911522456</text:p>
          </table:table-cell>
          <table:table-cell office:value-type="float" office:value="0.769406494272084" calcext:value-type="float">
            <text:p>0.769406494272084</text:p>
          </table:table-cell>
          <table:table-cell office:value-type="string" calcext:value-type="string">
            <text:p>https://twitter.com/NaveenTutorial1/status/1611267941420666880</text:p>
          </table:table-cell>
        </table:table-row>
        <table:table-row table:style-name="ro1">
          <table:table-cell office:value-type="string" calcext:value-type="string">
            <text:p>input/data_formal_20240530-1342/meme/nayapaypk_20221228T103743/0.jpg</text:p>
          </table:table-cell>
          <table:table-cell office:value-type="string" calcext:value-type="string">
            <text:p>Pattern 3</text:p>
          </table:table-cell>
          <table:table-cell office:value-type="float" office:value="0.878787551024781" calcext:value-type="float">
            <text:p>0.878787551024781</text:p>
          </table:table-cell>
          <table:table-cell office:value-type="float" office:value="0.161645117309447" calcext:value-type="float">
            <text:p>0.161645117309447</text:p>
          </table:table-cell>
          <table:table-cell office:value-type="float" office:value="0.413805089721253" calcext:value-type="float">
            <text:p>0.413805089721253</text:p>
          </table:table-cell>
          <table:table-cell office:value-type="string" calcext:value-type="string">
            <text:p>https://twitter.com/TomCruisetc11/status/1610946870032867333</text:p>
          </table:table-cell>
        </table:table-row>
        <table:table-row table:style-name="ro1">
          <table:table-cell office:value-type="string" calcext:value-type="string">
            <text:p>input/data_formal_20240530-1342/meme/NcastleAr_20221227T233219/0.jpg</text:p>
          </table:table-cell>
          <table:table-cell office:value-type="string" calcext:value-type="string">
            <text:p>Pattern 1</text:p>
          </table:table-cell>
          <table:table-cell office:value-type="float" office:value="0.880760099326371" calcext:value-type="float">
            <text:p>0.880760099326371</text:p>
          </table:table-cell>
          <table:table-cell office:value-type="float" office:value="0.187122692527984" calcext:value-type="float">
            <text:p>0.187122692527984</text:p>
          </table:table-cell>
          <table:table-cell office:value-type="float" office:value="0.0954520295723698" calcext:value-type="float">
            <text:p>0.0954520295723698</text:p>
          </table:table-cell>
          <table:table-cell office:value-type="string" calcext:value-type="string">
            <text:p>https://twitter.com/NcastleAr/status/1607882098240544770</text:p>
          </table:table-cell>
        </table:table-row>
        <table:table-row table:style-name="ro1">
          <table:table-cell office:value-type="string" calcext:value-type="string">
            <text:p>input/data_formal_20240530-1342/meme/NcastleAr_20221228T000249/0.jpg</text:p>
          </table:table-cell>
          <table:table-cell office:value-type="string" calcext:value-type="string">
            <text:p>Pattern 1</text:p>
          </table:table-cell>
          <table:table-cell office:value-type="float" office:value="0.872880009346181" calcext:value-type="float">
            <text:p>0.872880009346181</text:p>
          </table:table-cell>
          <table:table-cell office:value-type="float" office:value="0.275763397952545" calcext:value-type="float">
            <text:p>0.275763397952545</text:p>
          </table:table-cell>
          <table:table-cell office:value-type="float" office:value="0.245994844563274" calcext:value-type="float">
            <text:p>0.245994844563274</text:p>
          </table:table-cell>
          <table:table-cell office:value-type="string" calcext:value-type="string">
            <text:p>https://twitter.com/NcastleAr/status/1607889770700496897</text:p>
          </table:table-cell>
        </table:table-row>
        <table:table-row table:style-name="ro1">
          <table:table-cell office:value-type="string" calcext:value-type="string">
            <text:p>input/data_formal_20240530-1342/meme/NcastleAr_20221228T003250/0.jpg</text:p>
          </table:table-cell>
          <table:table-cell office:value-type="string" calcext:value-type="string">
            <text:p>Pattern 1</text:p>
          </table:table-cell>
          <table:table-cell office:value-type="float" office:value="0.921265954083412" calcext:value-type="float">
            <text:p>0.921265954083412</text:p>
          </table:table-cell>
          <table:table-cell office:value-type="float" office:value="0.196947507012161" calcext:value-type="float">
            <text:p>0.196947507012161</text:p>
          </table:table-cell>
          <table:table-cell office:value-type="float" office:value="0.196765977328533" calcext:value-type="float">
            <text:p>0.196765977328533</text:p>
          </table:table-cell>
          <table:table-cell office:value-type="string" calcext:value-type="string">
            <text:p>https://twitter.com/NcastleAr/status/1607897326462328832</text:p>
          </table:table-cell>
        </table:table-row>
        <table:table-row table:style-name="ro1">
          <table:table-cell office:value-type="string" calcext:value-type="string">
            <text:p>input/data_formal_20240530-1342/meme/NcastleAr_20221228T020236/0.jpg</text:p>
          </table:table-cell>
          <table:table-cell office:value-type="string" calcext:value-type="string">
            <text:p>Pattern 6</text:p>
          </table:table-cell>
          <table:table-cell office:value-type="float" office:value="0.917887355869653" calcext:value-type="float">
            <text:p>0.917887355869653</text:p>
          </table:table-cell>
          <table:table-cell office:value-type="float" office:value="0.225357478916087" calcext:value-type="float">
            <text:p>0.225357478916087</text:p>
          </table:table-cell>
          <table:table-cell office:value-type="float" office:value="0.399879399761443" calcext:value-type="float">
            <text:p>0.399879399761443</text:p>
          </table:table-cell>
          <table:table-cell office:value-type="string" calcext:value-type="string">
            <text:p>https://twitter.com/NcastleAr/status/1607919917088505857</text:p>
          </table:table-cell>
        </table:table-row>
        <table:table-row table:style-name="ro1">
          <table:table-cell office:value-type="string" calcext:value-type="string">
            <text:p>input/data_formal_20240530-1342/meme/NcastleAr_20221228T023300/0.jpg</text:p>
          </table:table-cell>
          <table:table-cell office:value-type="string" calcext:value-type="string">
            <text:p>Pattern 6</text:p>
          </table:table-cell>
          <table:table-cell office:value-type="float" office:value="0.977924792890658" calcext:value-type="float">
            <text:p>0.977924792890658</text:p>
          </table:table-cell>
          <table:table-cell office:value-type="float" office:value="0.180016210221067" calcext:value-type="float">
            <text:p>0.180016210221067</text:p>
          </table:table-cell>
          <table:table-cell office:value-type="float" office:value="0.419864445175015" calcext:value-type="float">
            <text:p>0.419864445175015</text:p>
          </table:table-cell>
          <table:table-cell office:value-type="string" calcext:value-type="string">
            <text:p>https://twitter.com/NcastleAr/status/1607927568849682432</text:p>
          </table:table-cell>
        </table:table-row>
        <table:table-row table:style-name="ro1">
          <table:table-cell office:value-type="string" calcext:value-type="string">
            <text:p>input/data_formal_20240530-1342/meme/NcastleAr_20221228T025734/0.jpg</text:p>
          </table:table-cell>
          <table:table-cell office:value-type="string" calcext:value-type="string">
            <text:p>Pattern 6</text:p>
          </table:table-cell>
          <table:table-cell office:value-type="float" office:value="0.919119807501221" calcext:value-type="float">
            <text:p>0.919119807501221</text:p>
          </table:table-cell>
          <table:table-cell office:value-type="float" office:value="0.176897006118005" calcext:value-type="float">
            <text:p>0.176897006118005</text:p>
          </table:table-cell>
          <table:table-cell office:value-type="float" office:value="0.453579632043791" calcext:value-type="float">
            <text:p>0.453579632043791</text:p>
          </table:table-cell>
          <table:table-cell office:value-type="string" calcext:value-type="string">
            <text:p>https://twitter.com/NcastleAr/status/1607933750985330688</text:p>
          </table:table-cell>
        </table:table-row>
        <table:table-row table:style-name="ro1">
          <table:table-cell office:value-type="string" calcext:value-type="string">
            <text:p>input/data_formal_20240530-1342/meme/NcastleAr_20221228T035735/0.jpg</text:p>
          </table:table-cell>
          <table:table-cell office:value-type="string" calcext:value-type="string">
            <text:p>Pattern 1</text:p>
          </table:table-cell>
          <table:table-cell office:value-type="float" office:value="0.890026530688076" calcext:value-type="float">
            <text:p>0.890026530688076</text:p>
          </table:table-cell>
          <table:table-cell office:value-type="float" office:value="0.148402498692362" calcext:value-type="float">
            <text:p>0.148402498692362</text:p>
          </table:table-cell>
          <table:table-cell office:value-type="float" office:value="0.0858882612835971" calcext:value-type="float">
            <text:p>0.0858882612835971</text:p>
          </table:table-cell>
          <table:table-cell office:value-type="string" calcext:value-type="string">
            <text:p>https://twitter.com/NcastleAr/status/1607948851679223812</text:p>
          </table:table-cell>
        </table:table-row>
        <table:table-row table:style-name="ro1">
          <table:table-cell office:value-type="string" calcext:value-type="string">
            <text:p>input/data_formal_20240530-1342/meme/NcastleAr_20221228T042727/0.jpg</text:p>
          </table:table-cell>
          <table:table-cell office:value-type="string" calcext:value-type="string">
            <text:p>Pattern 1</text:p>
          </table:table-cell>
          <table:table-cell office:value-type="float" office:value="0.897568310073953" calcext:value-type="float">
            <text:p>0.897568310073953</text:p>
          </table:table-cell>
          <table:table-cell office:value-type="float" office:value="0.214641193902171" calcext:value-type="float">
            <text:p>0.214641193902171</text:p>
          </table:table-cell>
          <table:table-cell office:value-type="float" office:value="0.131629577048277" calcext:value-type="float">
            <text:p>0.131629577048277</text:p>
          </table:table-cell>
          <table:table-cell office:value-type="string" calcext:value-type="string">
            <text:p>https://twitter.com/NcastleAr/status/1607956367603650561</text:p>
          </table:table-cell>
        </table:table-row>
        <table:table-row table:style-name="ro1">
          <table:table-cell office:value-type="string" calcext:value-type="string">
            <text:p>input/data_formal_20240530-1342/meme/NcastleAr_20221228T042729/0.jpg</text:p>
          </table:table-cell>
          <table:table-cell office:value-type="string" calcext:value-type="string">
            <text:p>Pattern 1</text:p>
          </table:table-cell>
          <table:table-cell office:value-type="float" office:value="0.912460313206174" calcext:value-type="float">
            <text:p>0.912460313206174</text:p>
          </table:table-cell>
          <table:table-cell office:value-type="float" office:value="0.189876044076584" calcext:value-type="float">
            <text:p>0.189876044076584</text:p>
          </table:table-cell>
          <table:table-cell office:value-type="float" office:value="0.291907644107404" calcext:value-type="float">
            <text:p>0.291907644107404</text:p>
          </table:table-cell>
          <table:table-cell office:value-type="string" calcext:value-type="string">
            <text:p>https://twitter.com/NcastleAr/status/1607956377430786048</text:p>
          </table:table-cell>
        </table:table-row>
        <table:table-row table:style-name="ro1">
          <table:table-cell office:value-type="string" calcext:value-type="string">
            <text:p>input/data_formal_20240530-1342/meme/NcastleAr_20221228T042730/0.jpg</text:p>
          </table:table-cell>
          <table:table-cell office:value-type="string" calcext:value-type="string">
            <text:p>Pattern 1</text:p>
          </table:table-cell>
          <table:table-cell office:value-type="float" office:value="0.93409648530945" calcext:value-type="float">
            <text:p>0.93409648530945</text:p>
          </table:table-cell>
          <table:table-cell office:value-type="float" office:value="0.188378830408603" calcext:value-type="float">
            <text:p>0.188378830408603</text:p>
          </table:table-cell>
          <table:table-cell office:value-type="float" office:value="0.392574244638337" calcext:value-type="float">
            <text:p>0.392574244638337</text:p>
          </table:table-cell>
          <table:table-cell office:value-type="string" calcext:value-type="string">
            <text:p>https://twitter.com/NcastleAr/status/1607956383105679360</text:p>
          </table:table-cell>
        </table:table-row>
        <table:table-row table:style-name="ro1">
          <table:table-cell office:value-type="string" calcext:value-type="string">
            <text:p>input/data_formal_20240530-1342/meme/NcastleAr_20221228T045742/0.jpg</text:p>
          </table:table-cell>
          <table:table-cell office:value-type="string" calcext:value-type="string">
            <text:p>Pattern 6</text:p>
          </table:table-cell>
          <table:table-cell office:value-type="float" office:value="0.998128394401152" calcext:value-type="float">
            <text:p>0.998128394401152</text:p>
          </table:table-cell>
          <table:table-cell office:value-type="float" office:value="0.166333538659804" calcext:value-type="float">
            <text:p>0.166333538659804</text:p>
          </table:table-cell>
          <table:table-cell office:value-type="float" office:value="0.39227034409556" calcext:value-type="float">
            <text:p>0.39227034409556</text:p>
          </table:table-cell>
          <table:table-cell office:value-type="string" calcext:value-type="string">
            <text:p>https://twitter.com/NcastleAr/status/1607963981305597952</text:p>
          </table:table-cell>
        </table:table-row>
        <table:table-row table:style-name="ro1">
          <table:table-cell office:value-type="string" calcext:value-type="string">
            <text:p>input/data_formal_20240530-1342/meme/NcastleAr_20221228T045743/0.jpg</text:p>
          </table:table-cell>
          <table:table-cell office:value-type="string" calcext:value-type="string">
            <text:p>Pattern 1</text:p>
          </table:table-cell>
          <table:table-cell office:value-type="float" office:value="0.88060156374134" calcext:value-type="float">
            <text:p>0.88060156374134</text:p>
          </table:table-cell>
          <table:table-cell office:value-type="float" office:value="0.250340205325095" calcext:value-type="float">
            <text:p>0.250340205325095</text:p>
          </table:table-cell>
          <table:table-cell office:value-type="float" office:value="0.15311514325993" calcext:value-type="float">
            <text:p>0.15311514325993</text:p>
          </table:table-cell>
          <table:table-cell office:value-type="string" calcext:value-type="string">
            <text:p>https://twitter.com/NcastleAr/status/1607963987177787392</text:p>
          </table:table-cell>
        </table:table-row>
        <table:table-row table:style-name="ro1">
          <table:table-cell office:value-type="string" calcext:value-type="string">
            <text:p>input/data_formal_20240530-1342/meme/NcastleAr_20221228T055249/0.jpg</text:p>
          </table:table-cell>
          <table:table-cell office:value-type="string" calcext:value-type="string">
            <text:p>Pattern 6</text:p>
          </table:table-cell>
          <table:table-cell office:value-type="float" office:value="0.95315271631779" calcext:value-type="float">
            <text:p>0.95315271631779</text:p>
          </table:table-cell>
          <table:table-cell office:value-type="float" office:value="0.171237144136337" calcext:value-type="float">
            <text:p>0.171237144136337</text:p>
          </table:table-cell>
          <table:table-cell office:value-type="float" office:value="0.388015692726559" calcext:value-type="float">
            <text:p>0.388015692726559</text:p>
          </table:table-cell>
          <table:table-cell office:value-type="string" calcext:value-type="string">
            <text:p>https://twitter.com/NcastleAr/status/1607977851285917696</text:p>
          </table:table-cell>
        </table:table-row>
        <table:table-row table:style-name="ro1">
          <table:table-cell office:value-type="string" calcext:value-type="string">
            <text:p>input/data_formal_20240530-1342/meme/NcastleAr_20221228T062506/0.jpg</text:p>
          </table:table-cell>
          <table:table-cell office:value-type="string" calcext:value-type="string">
            <text:p>Pattern 6</text:p>
          </table:table-cell>
          <table:table-cell office:value-type="float" office:value="0.937599098990532" calcext:value-type="float">
            <text:p>0.937599098990532</text:p>
          </table:table-cell>
          <table:table-cell office:value-type="float" office:value="0.142545414640129" calcext:value-type="float">
            <text:p>0.142545414640129</text:p>
          </table:table-cell>
          <table:table-cell office:value-type="float" office:value="0.479356721608382" calcext:value-type="float">
            <text:p>0.479356721608382</text:p>
          </table:table-cell>
          <table:table-cell office:value-type="string" calcext:value-type="string">
            <text:p>https://twitter.com/NcastleAr/status/1607985975963140097</text:p>
          </table:table-cell>
        </table:table-row>
        <table:table-row table:style-name="ro1">
          <table:table-cell office:value-type="string" calcext:value-type="string">
            <text:p>input/data_formal_20240530-1342/meme/NcastleAr_20230105T103216/0.jpg</text:p>
          </table:table-cell>
          <table:table-cell office:value-type="string" calcext:value-type="string">
            <text:p>Pattern 6</text:p>
          </table:table-cell>
          <table:table-cell office:value-type="float" office:value="0.856177223815088" calcext:value-type="float">
            <text:p>0.856177223815088</text:p>
          </table:table-cell>
          <table:table-cell office:value-type="float" office:value="0.115881177862948" calcext:value-type="float">
            <text:p>0.115881177862948</text:p>
          </table:table-cell>
          <table:table-cell office:value-type="float" office:value="0.471215444728409" calcext:value-type="float">
            <text:p>0.471215444728409</text:p>
          </table:table-cell>
          <table:table-cell office:value-type="string" calcext:value-type="string">
            <text:p>https://twitter.com/NcastleAr/status/1610947280273547264</text:p>
          </table:table-cell>
        </table:table-row>
        <table:table-row table:style-name="ro1">
          <table:table-cell office:value-type="string" calcext:value-type="string">
            <text:p>input/data_formal_20240530-1342/meme/NcastleAr_20230105T113235/0.jpg</text:p>
          </table:table-cell>
          <table:table-cell office:value-type="string" calcext:value-type="string">
            <text:p>Pattern 6</text:p>
          </table:table-cell>
          <table:table-cell office:value-type="float" office:value="0.905537232647686" calcext:value-type="float">
            <text:p>0.905537232647686</text:p>
          </table:table-cell>
          <table:table-cell office:value-type="float" office:value="0.127112624208765" calcext:value-type="float">
            <text:p>0.127112624208765</text:p>
          </table:table-cell>
          <table:table-cell office:value-type="float" office:value="0.374016975415534" calcext:value-type="float">
            <text:p>0.374016975415534</text:p>
          </table:table-cell>
          <table:table-cell office:value-type="string" calcext:value-type="string">
            <text:p>https://twitter.com/NcastleAr/status/1610962460126679041</text:p>
          </table:table-cell>
        </table:table-row>
        <table:table-row table:style-name="ro1">
          <table:table-cell office:value-type="string" calcext:value-type="string">
            <text:p>input/data_formal_20240530-1342/meme/NcastleAr_20230105T120457/0.jpg</text:p>
          </table:table-cell>
          <table:table-cell office:value-type="string" calcext:value-type="string">
            <text:p>Pattern 3</text:p>
          </table:table-cell>
          <table:table-cell office:value-type="float" office:value="0.99235460350559" calcext:value-type="float">
            <text:p>0.99235460350559</text:p>
          </table:table-cell>
          <table:table-cell office:value-type="float" office:value="0.15951010135186" calcext:value-type="float">
            <text:p>0.15951010135186</text:p>
          </table:table-cell>
          <table:table-cell office:value-type="float" office:value="0.254986760794584" calcext:value-type="float">
            <text:p>0.254986760794584</text:p>
          </table:table-cell>
          <table:table-cell office:value-type="string" calcext:value-type="string">
            <text:p>https://twitter.com/NcastleAr/status/1610970604693250049</text:p>
          </table:table-cell>
        </table:table-row>
        <table:table-row table:style-name="ro1">
          <table:table-cell office:value-type="string" calcext:value-type="string">
            <text:p>input/data_formal_20240530-1342/meme/NcastleAr_20230105T123347/0.jpg</text:p>
          </table:table-cell>
          <table:table-cell office:value-type="string" calcext:value-type="string">
            <text:p>Pattern 3</text:p>
          </table:table-cell>
          <table:table-cell office:value-type="float" office:value="1.01288200172437" calcext:value-type="float">
            <text:p>1.01288200172437</text:p>
          </table:table-cell>
          <table:table-cell office:value-type="float" office:value="0.177643969794557" calcext:value-type="float">
            <text:p>0.177643969794557</text:p>
          </table:table-cell>
          <table:table-cell office:value-type="float" office:value="0.413018175839544" calcext:value-type="float">
            <text:p>0.413018175839544</text:p>
          </table:table-cell>
          <table:table-cell office:value-type="string" calcext:value-type="string">
            <text:p>https://twitter.com/NcastleAr/status/1610977860830765056</text:p>
          </table:table-cell>
        </table:table-row>
        <table:table-row table:style-name="ro1">
          <table:table-cell office:value-type="string" calcext:value-type="string">
            <text:p>input/data_formal_20240530-1342/meme/NcastleAr_20230106T050343/0.jpg</text:p>
          </table:table-cell>
          <table:table-cell office:value-type="string" calcext:value-type="string">
            <text:p>Pattern 1</text:p>
          </table:table-cell>
          <table:table-cell office:value-type="float" office:value="0.921192580614497" calcext:value-type="float">
            <text:p>0.921192580614497</text:p>
          </table:table-cell>
          <table:table-cell office:value-type="float" office:value="0.163556724411504" calcext:value-type="float">
            <text:p>0.163556724411504</text:p>
          </table:table-cell>
          <table:table-cell office:value-type="float" office:value="0.391217401071648" calcext:value-type="float">
            <text:p>0.391217401071648</text:p>
          </table:table-cell>
          <table:table-cell office:value-type="string" calcext:value-type="string">
            <text:p>https://twitter.com/NcastleAr/status/1611226984981340160</text:p>
          </table:table-cell>
        </table:table-row>
        <table:table-row table:style-name="ro1">
          <table:table-cell office:value-type="string" calcext:value-type="string">
            <text:p>input/data_formal_20240530-1342/meme/NcastleAr_20230106T052804/0.jpg</text:p>
          </table:table-cell>
          <table:table-cell office:value-type="string" calcext:value-type="string">
            <text:p>Pattern 1</text:p>
          </table:table-cell>
          <table:table-cell office:value-type="float" office:value="0.949630553184" calcext:value-type="float">
            <text:p>0.949630553184</text:p>
          </table:table-cell>
          <table:table-cell office:value-type="float" office:value="0.185568700785472" calcext:value-type="float">
            <text:p>0.185568700785472</text:p>
          </table:table-cell>
          <table:table-cell office:value-type="float" office:value="0.355893967892298" calcext:value-type="float">
            <text:p>0.355893967892298</text:p>
          </table:table-cell>
          <table:table-cell office:value-type="string" calcext:value-type="string">
            <text:p>https://twitter.com/NcastleAr/status/1611233112834416642</text:p>
          </table:table-cell>
        </table:table-row>
        <table:table-row table:style-name="ro1">
          <table:table-cell office:value-type="string" calcext:value-type="string">
            <text:p>input/data_formal_20240530-1342/meme/NcastleAr_20230106T072244/0.jpg</text:p>
          </table:table-cell>
          <table:table-cell office:value-type="string" calcext:value-type="string">
            <text:p>Pattern 1</text:p>
          </table:table-cell>
          <table:table-cell office:value-type="float" office:value="0.913334632618721" calcext:value-type="float">
            <text:p>0.913334632618721</text:p>
          </table:table-cell>
          <table:table-cell office:value-type="float" office:value="0.173856127507748" calcext:value-type="float">
            <text:p>0.173856127507748</text:p>
          </table:table-cell>
          <table:table-cell office:value-type="float" office:value="0.241174868609495" calcext:value-type="float">
            <text:p>0.241174868609495</text:p>
          </table:table-cell>
          <table:table-cell office:value-type="string" calcext:value-type="string">
            <text:p>https://twitter.com/NcastleAr/status/1611261973101944832</text:p>
          </table:table-cell>
        </table:table-row>
        <table:table-row table:style-name="ro1">
          <table:table-cell office:value-type="string" calcext:value-type="string">
            <text:p>input/data_formal_20240530-1342/meme/NcastleAr_20230106T075237/0.jpg</text:p>
          </table:table-cell>
          <table:table-cell office:value-type="string" calcext:value-type="string">
            <text:p>Pattern 1</text:p>
          </table:table-cell>
          <table:table-cell office:value-type="float" office:value="0.90568248180348" calcext:value-type="float">
            <text:p>0.90568248180348</text:p>
          </table:table-cell>
          <table:table-cell office:value-type="float" office:value="0.102737062309786" calcext:value-type="float">
            <text:p>0.102737062309786</text:p>
          </table:table-cell>
          <table:table-cell office:value-type="float" office:value="0.100275948648161" calcext:value-type="float">
            <text:p>0.100275948648161</text:p>
          </table:table-cell>
          <table:table-cell office:value-type="string" calcext:value-type="string">
            <text:p>https://twitter.com/NcastleAr/status/1611269492503363586</text:p>
          </table:table-cell>
        </table:table-row>
        <table:table-row table:style-name="ro1">
          <table:table-cell office:value-type="string" calcext:value-type="string">
            <text:p>input/data_formal_20240530-1342/meme/NcastleAr_20230106T081752/0.jpg</text:p>
          </table:table-cell>
          <table:table-cell office:value-type="string" calcext:value-type="string">
            <text:p>Pattern 1</text:p>
          </table:table-cell>
          <table:table-cell office:value-type="float" office:value="0.864040561872287" calcext:value-type="float">
            <text:p>0.864040561872287</text:p>
          </table:table-cell>
          <table:table-cell office:value-type="float" office:value="0.110251189797402" calcext:value-type="float">
            <text:p>0.110251189797402</text:p>
          </table:table-cell>
          <table:table-cell office:value-type="float" office:value="0.298821608417085" calcext:value-type="float">
            <text:p>0.298821608417085</text:p>
          </table:table-cell>
          <table:table-cell office:value-type="string" calcext:value-type="string">
            <text:p>https://twitter.com/NcastleAr/status/1611275847863861248</text:p>
          </table:table-cell>
        </table:table-row>
        <table:table-row table:style-name="ro1">
          <table:table-cell office:value-type="string" calcext:value-type="string">
            <text:p>input/data_formal_20240530-1342/meme/NcastleAr_20230111T220412/0.jpg</text:p>
          </table:table-cell>
          <table:table-cell office:value-type="string" calcext:value-type="string">
            <text:p>Pattern 1</text:p>
          </table:table-cell>
          <table:table-cell office:value-type="float" office:value="0.901360162388672" calcext:value-type="float">
            <text:p>0.901360162388672</text:p>
          </table:table-cell>
          <table:table-cell office:value-type="float" office:value="0.242408690811414" calcext:value-type="float">
            <text:p>0.242408690811414</text:p>
          </table:table-cell>
          <table:table-cell office:value-type="float" office:value="0.393174068349809" calcext:value-type="float">
            <text:p>0.393174068349809</text:p>
          </table:table-cell>
          <table:table-cell office:value-type="string" calcext:value-type="string">
            <text:p>https://twitter.com/NcastleAr/status/1613295739446108162</text:p>
          </table:table-cell>
        </table:table-row>
        <table:table-row table:style-name="ro1">
          <table:table-cell office:value-type="string" calcext:value-type="string">
            <text:p>input/data_formal_20240530-1342/meme/NcastleAr_20230111T230246/0.jpg</text:p>
          </table:table-cell>
          <table:table-cell office:value-type="string" calcext:value-type="string">
            <text:p>Pattern 6</text:p>
          </table:table-cell>
          <table:table-cell office:value-type="float" office:value="0.8666452409476" calcext:value-type="float">
            <text:p>0.8666452409476</text:p>
          </table:table-cell>
          <table:table-cell office:value-type="float" office:value="0.182661958125138" calcext:value-type="float">
            <text:p>0.182661958125138</text:p>
          </table:table-cell>
          <table:table-cell office:value-type="float" office:value="0.531496514598696" calcext:value-type="float">
            <text:p>0.531496514598696</text:p>
          </table:table-cell>
          <table:table-cell office:value-type="string" calcext:value-type="string">
            <text:p>https://twitter.com/NcastleAr/status/1613310477089505280</text:p>
          </table:table-cell>
        </table:table-row>
        <table:table-row table:style-name="ro1">
          <table:table-cell office:value-type="string" calcext:value-type="string">
            <text:p>input/data_formal_20240530-1342/meme/NcastleAr_20230111T232800/0.jpg</text:p>
          </table:table-cell>
          <table:table-cell office:value-type="string" calcext:value-type="string">
            <text:p>Pattern 1</text:p>
          </table:table-cell>
          <table:table-cell office:value-type="float" office:value="0.925708736907881" calcext:value-type="float">
            <text:p>0.925708736907881</text:p>
          </table:table-cell>
          <table:table-cell office:value-type="float" office:value="0.219952516891507" calcext:value-type="float">
            <text:p>0.219952516891507</text:p>
          </table:table-cell>
          <table:table-cell office:value-type="float" office:value="0.233109556181946" calcext:value-type="float">
            <text:p>0.233109556181946</text:p>
          </table:table-cell>
          <table:table-cell office:value-type="string" calcext:value-type="string">
            <text:p>https://twitter.com/NcastleAr/status/1613316828222078978</text:p>
          </table:table-cell>
        </table:table-row>
        <table:table-row table:style-name="ro1">
          <table:table-cell office:value-type="string" calcext:value-type="string">
            <text:p>input/data_formal_20240530-1342/meme/NcastleAr_20230111T235754/0.jpg</text:p>
          </table:table-cell>
          <table:table-cell office:value-type="string" calcext:value-type="string">
            <text:p>Pattern 1</text:p>
          </table:table-cell>
          <table:table-cell office:value-type="float" office:value="0.919701429383342" calcext:value-type="float">
            <text:p>0.919701429383342</text:p>
          </table:table-cell>
          <table:table-cell office:value-type="float" office:value="0.123737406638165" calcext:value-type="float">
            <text:p>0.123737406638165</text:p>
          </table:table-cell>
          <table:table-cell office:value-type="float" office:value="0.251942363459676" calcext:value-type="float">
            <text:p>0.251942363459676</text:p>
          </table:table-cell>
          <table:table-cell office:value-type="string" calcext:value-type="string">
            <text:p>https://twitter.com/NcastleAr/status/1613324354300911620</text:p>
          </table:table-cell>
        </table:table-row>
        <table:table-row table:style-name="ro1">
          <table:table-cell office:value-type="string" calcext:value-type="string">
            <text:p>input/data_formal_20240530-1342/meme/NcastleAr_20230201T223800/0.jpg</text:p>
          </table:table-cell>
          <table:table-cell office:value-type="string" calcext:value-type="string">
            <text:p>Pattern 1</text:p>
          </table:table-cell>
          <table:table-cell office:value-type="float" office:value="0.935604689680971" calcext:value-type="float">
            <text:p>0.935604689680971</text:p>
          </table:table-cell>
          <table:table-cell office:value-type="float" office:value="0.189291136364003" calcext:value-type="float">
            <text:p>0.189291136364003</text:p>
          </table:table-cell>
          <table:table-cell office:value-type="float" office:value="0.334894695132542" calcext:value-type="float">
            <text:p>0.334894695132542</text:p>
          </table:table-cell>
          <table:table-cell office:value-type="string" calcext:value-type="string">
            <text:p>https://twitter.com/NcastleAr/status/1620914389221052419</text:p>
          </table:table-cell>
        </table:table-row>
        <table:table-row table:style-name="ro1">
          <table:table-cell office:value-type="string" calcext:value-type="string">
            <text:p>input/data_formal_20240530-1342/meme/NcastleAr_20230201T223802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NcastleAr/status/1620914398855397376</text:p>
          </table:table-cell>
        </table:table-row>
        <table:table-row table:style-name="ro1">
          <table:table-cell office:value-type="string" calcext:value-type="string">
            <text:p>input/data_formal_20240530-1342/meme/NcastleAr_20230202T003742/0.jpg</text:p>
          </table:table-cell>
          <table:table-cell office:value-type="string" calcext:value-type="string">
            <text:p>Pattern 1</text:p>
          </table:table-cell>
          <table:table-cell office:value-type="float" office:value="0.99027067165724" calcext:value-type="float">
            <text:p>0.99027067165724</text:p>
          </table:table-cell>
          <table:table-cell office:value-type="float" office:value="0.251880160645244" calcext:value-type="float">
            <text:p>0.251880160645244</text:p>
          </table:table-cell>
          <table:table-cell office:value-type="float" office:value="0.176405802955104" calcext:value-type="float">
            <text:p>0.176405802955104</text:p>
          </table:table-cell>
          <table:table-cell office:value-type="string" calcext:value-type="string">
            <text:p>https://twitter.com/NcastleAr/status/1620944515623182336</text:p>
          </table:table-cell>
        </table:table-row>
        <table:table-row table:style-name="ro1">
          <table:table-cell office:value-type="string" calcext:value-type="string">
            <text:p>input/data_formal_20240530-1342/meme/NcastleAr_20230202T005730/0.jpg</text:p>
          </table:table-cell>
          <table:table-cell office:value-type="string" calcext:value-type="string">
            <text:p>Pattern 1</text:p>
          </table:table-cell>
          <table:table-cell office:value-type="float" office:value="0.951607052883983" calcext:value-type="float">
            <text:p>0.951607052883983</text:p>
          </table:table-cell>
          <table:table-cell office:value-type="float" office:value="0.112812212441163" calcext:value-type="float">
            <text:p>0.112812212441163</text:p>
          </table:table-cell>
          <table:table-cell office:value-type="float" office:value="0.239822486510491" calcext:value-type="float">
            <text:p>0.239822486510491</text:p>
          </table:table-cell>
          <table:table-cell office:value-type="string" calcext:value-type="string">
            <text:p>https://twitter.com/NcastleAr/status/1620949495189016576</text:p>
          </table:table-cell>
        </table:table-row>
        <table:table-row table:style-name="ro1">
          <table:table-cell office:value-type="string" calcext:value-type="string">
            <text:p>input/data_formal_20240530-1342/meme/NcastleAr_20230202T013043/0.jpg</text:p>
          </table:table-cell>
          <table:table-cell office:value-type="string" calcext:value-type="string">
            <text:p>Pattern 1</text:p>
          </table:table-cell>
          <table:table-cell office:value-type="float" office:value="0.920199741170932" calcext:value-type="float">
            <text:p>0.920199741170932</text:p>
          </table:table-cell>
          <table:table-cell office:value-type="float" office:value="0.195803207245128" calcext:value-type="float">
            <text:p>0.195803207245128</text:p>
          </table:table-cell>
          <table:table-cell office:value-type="float" office:value="0.368056473216069" calcext:value-type="float">
            <text:p>0.368056473216069</text:p>
          </table:table-cell>
          <table:table-cell office:value-type="string" calcext:value-type="string">
            <text:p>https://twitter.com/NcastleAr/status/1620957855791697922</text:p>
          </table:table-cell>
        </table:table-row>
        <table:table-row table:style-name="ro1">
          <table:table-cell office:value-type="string" calcext:value-type="string">
            <text:p>input/data_formal_20240530-1342/meme/NcastleAr_20230202T013045/0.jpg</text:p>
          </table:table-cell>
          <table:table-cell office:value-type="string" calcext:value-type="string">
            <text:p>Pattern 6</text:p>
          </table:table-cell>
          <table:table-cell office:value-type="float" office:value="0.924616200353836" calcext:value-type="float">
            <text:p>0.924616200353836</text:p>
          </table:table-cell>
          <table:table-cell office:value-type="float" office:value="0.165675554179506" calcext:value-type="float">
            <text:p>0.165675554179506</text:p>
          </table:table-cell>
          <table:table-cell office:value-type="float" office:value="0.378639202019025" calcext:value-type="float">
            <text:p>0.378639202019025</text:p>
          </table:table-cell>
          <table:table-cell office:value-type="string" calcext:value-type="string">
            <text:p>https://twitter.com/NcastleAr/status/1620957863672791040</text:p>
          </table:table-cell>
        </table:table-row>
        <table:table-row table:style-name="ro1">
          <table:table-cell office:value-type="string" calcext:value-type="string">
            <text:p>input/data_formal_20240530-1342/meme/NcastleAr_20230202T035257/0.jpg</text:p>
          </table:table-cell>
          <table:table-cell office:value-type="string" calcext:value-type="string">
            <text:p>Pattern 6</text:p>
          </table:table-cell>
          <table:table-cell office:value-type="float" office:value="0.958408986709448" calcext:value-type="float">
            <text:p>0.958408986709448</text:p>
          </table:table-cell>
          <table:table-cell office:value-type="float" office:value="0.105189695933224" calcext:value-type="float">
            <text:p>0.105189695933224</text:p>
          </table:table-cell>
          <table:table-cell office:value-type="float" office:value="0.402763363675363" calcext:value-type="float">
            <text:p>0.402763363675363</text:p>
          </table:table-cell>
          <table:table-cell office:value-type="string" calcext:value-type="string">
            <text:p>https://twitter.com/NcastleAr/status/1620993650288218114</text:p>
          </table:table-cell>
        </table:table-row>
        <table:table-row table:style-name="ro1">
          <table:table-cell office:value-type="string" calcext:value-type="string">
            <text:p>input/data_formal_20240530-1342/meme/NcastleAr_20230202T035259/0.jpg</text:p>
          </table:table-cell>
          <table:table-cell office:value-type="string" calcext:value-type="string">
            <text:p>Pattern 6</text:p>
          </table:table-cell>
          <table:table-cell office:value-type="float" office:value="0.897113992244384" calcext:value-type="float">
            <text:p>0.897113992244384</text:p>
          </table:table-cell>
          <table:table-cell office:value-type="float" office:value="0.171697233786103" calcext:value-type="float">
            <text:p>0.171697233786103</text:p>
          </table:table-cell>
          <table:table-cell office:value-type="float" office:value="0.379535832684449" calcext:value-type="float">
            <text:p>0.379535832684449</text:p>
          </table:table-cell>
          <table:table-cell office:value-type="string" calcext:value-type="string">
            <text:p>https://twitter.com/NcastleAr/status/1620993659729547265</text:p>
          </table:table-cell>
        </table:table-row>
        <table:table-row table:style-name="ro1">
          <table:table-cell office:value-type="string" calcext:value-type="string">
            <text:p>input/data_formal_20240530-1342/meme/NcastleAr_20230202T045231/0.jpg</text:p>
          </table:table-cell>
          <table:table-cell office:value-type="string" calcext:value-type="string">
            <text:p>Pattern 1</text:p>
          </table:table-cell>
          <table:table-cell office:value-type="float" office:value="0.903715376769575" calcext:value-type="float">
            <text:p>0.903715376769575</text:p>
          </table:table-cell>
          <table:table-cell office:value-type="float" office:value="0.237896817513632" calcext:value-type="float">
            <text:p>0.237896817513632</text:p>
          </table:table-cell>
          <table:table-cell office:value-type="float" office:value="0.242214125619808" calcext:value-type="float">
            <text:p>0.242214125619808</text:p>
          </table:table-cell>
          <table:table-cell office:value-type="string" calcext:value-type="string">
            <text:p>https://twitter.com/NcastleAr/status/1621008639203983361</text:p>
          </table:table-cell>
        </table:table-row>
        <table:table-row table:style-name="ro1">
          <table:table-cell office:value-type="string" calcext:value-type="string">
            <text:p>input/data_formal_20240530-1342/meme/NcastleAr_20230202T052413/0.jpg</text:p>
          </table:table-cell>
          <table:table-cell office:value-type="string" calcext:value-type="string">
            <text:p>Pattern 6</text:p>
          </table:table-cell>
          <table:table-cell office:value-type="float" office:value="0.960589141844363" calcext:value-type="float">
            <text:p>0.960589141844363</text:p>
          </table:table-cell>
          <table:table-cell office:value-type="float" office:value="0.205042983849147" calcext:value-type="float">
            <text:p>0.205042983849147</text:p>
          </table:table-cell>
          <table:table-cell office:value-type="float" office:value="0.482295918808743" calcext:value-type="float">
            <text:p>0.482295918808743</text:p>
          </table:table-cell>
          <table:table-cell office:value-type="string" calcext:value-type="string">
            <text:p>https://twitter.com/NcastleAr/status/1621016617730580480</text:p>
          </table:table-cell>
        </table:table-row>
        <table:table-row table:style-name="ro1">
          <table:table-cell office:value-type="string" calcext:value-type="string">
            <text:p>input/data_formal_20240530-1342/meme/NcastleAr_20230206T103712/0.jpg</text:p>
          </table:table-cell>
          <table:table-cell office:value-type="string" calcext:value-type="string">
            <text:p>Pattern 3</text:p>
          </table:table-cell>
          <table:table-cell office:value-type="float" office:value="1.00269963607598" calcext:value-type="float">
            <text:p>1.00269963607598</text:p>
          </table:table-cell>
          <table:table-cell office:value-type="float" office:value="0.146710165902082" calcext:value-type="float">
            <text:p>0.146710165902082</text:p>
          </table:table-cell>
          <table:table-cell office:value-type="float" office:value="0.292439261438807" calcext:value-type="float">
            <text:p>0.292439261438807</text:p>
          </table:table-cell>
          <table:table-cell office:value-type="string" calcext:value-type="string">
            <text:p>https://twitter.com/NcastleAr/status/1622544936603189249</text:p>
          </table:table-cell>
        </table:table-row>
        <table:table-row table:style-name="ro1">
          <table:table-cell office:value-type="string" calcext:value-type="string">
            <text:p>input/data_formal_20240530-1342/meme/NcastleAr_20230206T110816/0.jpg</text:p>
          </table:table-cell>
          <table:table-cell office:value-type="string" calcext:value-type="string">
            <text:p>Pattern 1</text:p>
          </table:table-cell>
          <table:table-cell office:value-type="float" office:value="0.944857430186356" calcext:value-type="float">
            <text:p>0.944857430186356</text:p>
          </table:table-cell>
          <table:table-cell office:value-type="float" office:value="0.166091056631985" calcext:value-type="float">
            <text:p>0.166091056631985</text:p>
          </table:table-cell>
          <table:table-cell office:value-type="float" office:value="0.222808687718278" calcext:value-type="float">
            <text:p>0.222808687718278</text:p>
          </table:table-cell>
          <table:table-cell office:value-type="string" calcext:value-type="string">
            <text:p>https://twitter.com/NcastleAr/status/1622552751417819137</text:p>
          </table:table-cell>
        </table:table-row>
        <table:table-row table:style-name="ro1">
          <table:table-cell office:value-type="string" calcext:value-type="string">
            <text:p>input/data_formal_20240530-1342/meme/NcastleAr_20230206T113727/0.jpg</text:p>
          </table:table-cell>
          <table:table-cell office:value-type="string" calcext:value-type="string">
            <text:p>Pattern 1</text:p>
          </table:table-cell>
          <table:table-cell office:value-type="float" office:value="0.89532928729361" calcext:value-type="float">
            <text:p>0.89532928729361</text:p>
          </table:table-cell>
          <table:table-cell office:value-type="float" office:value="0.151645185440353" calcext:value-type="float">
            <text:p>0.151645185440353</text:p>
          </table:table-cell>
          <table:table-cell office:value-type="float" office:value="0.284435873108578" calcext:value-type="float">
            <text:p>0.284435873108578</text:p>
          </table:table-cell>
          <table:table-cell office:value-type="string" calcext:value-type="string">
            <text:p>https://twitter.com/NcastleAr/status/1622560094989819908</text:p>
          </table:table-cell>
        </table:table-row>
        <table:table-row table:style-name="ro1">
          <table:table-cell office:value-type="string" calcext:value-type="string">
            <text:p>input/data_formal_20240530-1342/meme/NcastleAr_20230206T120852/0.jpg</text:p>
          </table:table-cell>
          <table:table-cell office:value-type="string" calcext:value-type="string">
            <text:p>Pattern 6</text:p>
          </table:table-cell>
          <table:table-cell office:value-type="float" office:value="0.88938335021542" calcext:value-type="float">
            <text:p>0.88938335021542</text:p>
          </table:table-cell>
          <table:table-cell office:value-type="float" office:value="0.19820589253855" calcext:value-type="float">
            <text:p>0.19820589253855</text:p>
          </table:table-cell>
          <table:table-cell office:value-type="float" office:value="0.449499245468169" calcext:value-type="float">
            <text:p>0.449499245468169</text:p>
          </table:table-cell>
          <table:table-cell office:value-type="string" calcext:value-type="string">
            <text:p>https://twitter.com/NcastleAr/status/1622568003328958464</text:p>
          </table:table-cell>
        </table:table-row>
        <table:table-row table:style-name="ro1">
          <table:table-cell office:value-type="string" calcext:value-type="string">
            <text:p>input/data_formal_20240530-1342/meme/NcastleAr_20230206T123337/0.jpg</text:p>
          </table:table-cell>
          <table:table-cell office:value-type="string" calcext:value-type="string">
            <text:p>Pattern 1</text:p>
          </table:table-cell>
          <table:table-cell office:value-type="float" office:value="0.930246819537579" calcext:value-type="float">
            <text:p>0.930246819537579</text:p>
          </table:table-cell>
          <table:table-cell office:value-type="float" office:value="0.101257641414493" calcext:value-type="float">
            <text:p>0.101257641414493</text:p>
          </table:table-cell>
          <table:table-cell office:value-type="float" office:value="0.270665278089541" calcext:value-type="float">
            <text:p>0.270665278089541</text:p>
          </table:table-cell>
          <table:table-cell office:value-type="string" calcext:value-type="string">
            <text:p>https://twitter.com/NcastleAr/status/1622574233086746627</text:p>
          </table:table-cell>
        </table:table-row>
        <table:table-row table:style-name="ro1">
          <table:table-cell office:value-type="string" calcext:value-type="string">
            <text:p>input/data_formal_20240530-1342/meme/NcastleAr_20230206T135745/0.jpg</text:p>
          </table:table-cell>
          <table:table-cell office:value-type="string" calcext:value-type="string">
            <text:p>Pattern 1</text:p>
          </table:table-cell>
          <table:table-cell office:value-type="float" office:value="0.874536754928284" calcext:value-type="float">
            <text:p>0.874536754928284</text:p>
          </table:table-cell>
          <table:table-cell office:value-type="float" office:value="0.102632797796575" calcext:value-type="float">
            <text:p>0.102632797796575</text:p>
          </table:table-cell>
          <table:table-cell office:value-type="float" office:value="0.375940456560534" calcext:value-type="float">
            <text:p>0.375940456560534</text:p>
          </table:table-cell>
          <table:table-cell office:value-type="string" calcext:value-type="string">
            <text:p>https://twitter.com/NcastleAr/status/1622595404767297541</text:p>
          </table:table-cell>
        </table:table-row>
        <table:table-row table:style-name="ro1">
          <table:table-cell office:value-type="string" calcext:value-type="string">
            <text:p>input/data_formal_20240530-1342/meme/NcastleAr_20230206T135748/0.jpg</text:p>
          </table:table-cell>
          <table:table-cell office:value-type="string" calcext:value-type="string">
            <text:p>Pattern 1</text:p>
          </table:table-cell>
          <table:table-cell office:value-type="float" office:value="0.867061577279837" calcext:value-type="float">
            <text:p>0.867061577279837</text:p>
          </table:table-cell>
          <table:table-cell office:value-type="float" office:value="0.124028858936971" calcext:value-type="float">
            <text:p>0.124028858936971</text:p>
          </table:table-cell>
          <table:table-cell office:value-type="float" office:value="0.2419344936241" calcext:value-type="float">
            <text:p>0.2419344936241</text:p>
          </table:table-cell>
          <table:table-cell office:value-type="string" calcext:value-type="string">
            <text:p>https://twitter.com/NcastleAr/status/1622595415638933505</text:p>
          </table:table-cell>
        </table:table-row>
        <table:table-row table:style-name="ro1">
          <table:table-cell office:value-type="string" calcext:value-type="string">
            <text:p>input/data_formal_20240530-1342/meme/NcastleAr_20230206T142817/0.jpg</text:p>
          </table:table-cell>
          <table:table-cell office:value-type="string" calcext:value-type="string">
            <text:p>Pattern 6</text:p>
          </table:table-cell>
          <table:table-cell office:value-type="float" office:value="0.974497107943888" calcext:value-type="float">
            <text:p>0.974497107943888</text:p>
          </table:table-cell>
          <table:table-cell office:value-type="float" office:value="0.139446297342599" calcext:value-type="float">
            <text:p>0.139446297342599</text:p>
          </table:table-cell>
          <table:table-cell office:value-type="float" office:value="0.31183064842144" calcext:value-type="float">
            <text:p>0.31183064842144</text:p>
          </table:table-cell>
          <table:table-cell office:value-type="string" calcext:value-type="string">
            <text:p>https://twitter.com/NcastleAr/status/1622603088610701314</text:p>
          </table:table-cell>
        </table:table-row>
        <table:table-row table:style-name="ro1">
          <table:table-cell office:value-type="string" calcext:value-type="string">
            <text:p>input/data_formal_20240530-1342/meme/NcastleAr_20230206T142819/0.jpg</text:p>
          </table:table-cell>
          <table:table-cell office:value-type="string" calcext:value-type="string">
            <text:p>Pattern 1</text:p>
          </table:table-cell>
          <table:table-cell office:value-type="float" office:value="0.906773891597118" calcext:value-type="float">
            <text:p>0.906773891597118</text:p>
          </table:table-cell>
          <table:table-cell office:value-type="float" office:value="0.156209334492337" calcext:value-type="float">
            <text:p>0.156209334492337</text:p>
          </table:table-cell>
          <table:table-cell office:value-type="float" office:value="0.223440060315363" calcext:value-type="float">
            <text:p>0.223440060315363</text:p>
          </table:table-cell>
          <table:table-cell office:value-type="string" calcext:value-type="string">
            <text:p>https://twitter.com/NcastleAr/status/1622603095816523777</text:p>
          </table:table-cell>
        </table:table-row>
        <table:table-row table:style-name="ro1">
          <table:table-cell office:value-type="string" calcext:value-type="string">
            <text:p>input/data_formal_20240530-1342/meme/NcastleAr_20230206T145740/0.jpg</text:p>
          </table:table-cell>
          <table:table-cell office:value-type="string" calcext:value-type="string">
            <text:p>Pattern 1</text:p>
          </table:table-cell>
          <table:table-cell office:value-type="float" office:value="0.887779048995645" calcext:value-type="float">
            <text:p>0.887779048995645</text:p>
          </table:table-cell>
          <table:table-cell office:value-type="float" office:value="0.191756809140257" calcext:value-type="float">
            <text:p>0.191756809140257</text:p>
          </table:table-cell>
          <table:table-cell office:value-type="float" office:value="0.195592192074556" calcext:value-type="float">
            <text:p>0.195592192074556</text:p>
          </table:table-cell>
          <table:table-cell office:value-type="string" calcext:value-type="string">
            <text:p>https://twitter.com/NcastleAr/status/1622610485039271936</text:p>
          </table:table-cell>
        </table:table-row>
        <table:table-row table:style-name="ro1">
          <table:table-cell office:value-type="string" calcext:value-type="string">
            <text:p>input/data_formal_20240530-1342/meme/NcastleAr_20230206T145742/0.jpg</text:p>
          </table:table-cell>
          <table:table-cell office:value-type="string" calcext:value-type="string">
            <text:p>Pattern 6</text:p>
          </table:table-cell>
          <table:table-cell office:value-type="float" office:value="0.882355850580017" calcext:value-type="float">
            <text:p>0.882355850580017</text:p>
          </table:table-cell>
          <table:table-cell office:value-type="float" office:value="0.223691571154568" calcext:value-type="float">
            <text:p>0.223691571154568</text:p>
          </table:table-cell>
          <table:table-cell office:value-type="float" office:value="0.304348760992336" calcext:value-type="float">
            <text:p>0.304348760992336</text:p>
          </table:table-cell>
          <table:table-cell office:value-type="string" calcext:value-type="string">
            <text:p>https://twitter.com/NcastleAr/status/1622610491251064839</text:p>
          </table:table-cell>
        </table:table-row>
        <table:table-row table:style-name="ro1">
          <table:table-cell office:value-type="string" calcext:value-type="string">
            <text:p>input/data_formal_20240530-1342/meme/NcastleAr_20230206T152757/0.jpg</text:p>
          </table:table-cell>
          <table:table-cell office:value-type="string" calcext:value-type="string">
            <text:p>Pattern 1</text:p>
          </table:table-cell>
          <table:table-cell office:value-type="float" office:value="0.899531786151414" calcext:value-type="float">
            <text:p>0.899531786151414</text:p>
          </table:table-cell>
          <table:table-cell office:value-type="float" office:value="0.1142145431261" calcext:value-type="float">
            <text:p>0.1142145431261</text:p>
          </table:table-cell>
          <table:table-cell office:value-type="float" office:value="0.208884198116904" calcext:value-type="float">
            <text:p>0.208884198116904</text:p>
          </table:table-cell>
          <table:table-cell office:value-type="string" calcext:value-type="string">
            <text:p>https://twitter.com/NcastleAr/status/1622618104982302722</text:p>
          </table:table-cell>
        </table:table-row>
        <table:table-row table:style-name="ro1">
          <table:table-cell office:value-type="string" calcext:value-type="string">
            <text:p>input/data_formal_20240530-1342/meme/NcastleAr_20230206T155753/0.jpg</text:p>
          </table:table-cell>
          <table:table-cell office:value-type="string" calcext:value-type="string">
            <text:p>Pattern 6</text:p>
          </table:table-cell>
          <table:table-cell office:value-type="float" office:value="0.917352079798492" calcext:value-type="float">
            <text:p>0.917352079798492</text:p>
          </table:table-cell>
          <table:table-cell office:value-type="float" office:value="0.195060766482705" calcext:value-type="float">
            <text:p>0.195060766482705</text:p>
          </table:table-cell>
          <table:table-cell office:value-type="float" office:value="0.450161097099662" calcext:value-type="float">
            <text:p>0.450161097099662</text:p>
          </table:table-cell>
          <table:table-cell office:value-type="string" calcext:value-type="string">
            <text:p>https://twitter.com/NcastleAr/status/1622625638162083841</text:p>
          </table:table-cell>
        </table:table-row>
        <table:table-row table:style-name="ro1">
          <table:table-cell office:value-type="string" calcext:value-type="string">
            <text:p>input/data_formal_20240530-1342/meme/NearJoke_20230206T125048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NearJoke/status/1622578556328116224</text:p>
          </table:table-cell>
        </table:table-row>
        <table:table-row table:style-name="ro1">
          <table:table-cell office:value-type="string" calcext:value-type="string">
            <text:p>input/data_formal_20240530-1342/meme/NearMemeDaily_20210814T083030/0.jpg</text:p>
          </table:table-cell>
          <table:table-cell office:value-type="string" calcext:value-type="string">
            <text:p>Pattern 6</text:p>
          </table:table-cell>
          <table:table-cell office:value-type="float" office:value="0.860072322381977" calcext:value-type="float">
            <text:p>0.860072322381977</text:p>
          </table:table-cell>
          <table:table-cell office:value-type="float" office:value="0.165654470127763" calcext:value-type="float">
            <text:p>0.165654470127763</text:p>
          </table:table-cell>
          <table:table-cell office:value-type="float" office:value="0.603692272349162" calcext:value-type="float">
            <text:p>0.603692272349162</text:p>
          </table:table-cell>
          <table:table-cell office:value-type="string" calcext:value-type="string">
            <text:p>https://twitter.com/emma_gymnast89/status/1620921516882903041</text:p>
          </table:table-cell>
        </table:table-row>
        <table:table-row table:style-name="ro1">
          <table:table-cell office:value-type="string" calcext:value-type="string">
            <text:p>input/data_formal_20240530-1342/meme/NearMemeDaily_20210814T083030/1.jpg</text:p>
          </table:table-cell>
          <table:table-cell office:value-type="string" calcext:value-type="string">
            <text:p>Pattern 6</text:p>
          </table:table-cell>
          <table:table-cell office:value-type="float" office:value="0.918906802628825" calcext:value-type="float">
            <text:p>0.918906802628825</text:p>
          </table:table-cell>
          <table:table-cell office:value-type="float" office:value="0.212997422235443" calcext:value-type="float">
            <text:p>0.212997422235443</text:p>
          </table:table-cell>
          <table:table-cell office:value-type="float" office:value="0.407095854728688" calcext:value-type="float">
            <text:p>0.407095854728688</text:p>
          </table:table-cell>
          <table:table-cell office:value-type="string" calcext:value-type="string">
            <text:p>https://twitter.com/emma_gymnast89/status/1620921516882903041</text:p>
          </table:table-cell>
        </table:table-row>
        <table:table-row table:style-name="ro1">
          <table:table-cell office:value-type="string" calcext:value-type="string">
            <text:p>input/data_formal_20240530-1342/meme/neelamsweetie_20230109T211115/0.jpg</text:p>
          </table:table-cell>
          <table:table-cell office:value-type="string" calcext:value-type="string">
            <text:p>Pattern 1</text:p>
          </table:table-cell>
          <table:table-cell office:value-type="float" office:value="0.942149404599646" calcext:value-type="float">
            <text:p>0.942149404599646</text:p>
          </table:table-cell>
          <table:table-cell office:value-type="float" office:value="0.101468891656552" calcext:value-type="float">
            <text:p>0.101468891656552</text:p>
          </table:table-cell>
          <table:table-cell office:value-type="float" office:value="0.3780100336466" calcext:value-type="float">
            <text:p>0.3780100336466</text:p>
          </table:table-cell>
          <table:table-cell office:value-type="string" calcext:value-type="string">
            <text:p>https://twitter.com/NomanSamad786/status/1613271047486451713</text:p>
          </table:table-cell>
        </table:table-row>
        <table:table-row table:style-name="ro1">
          <table:table-cell office:value-type="string" calcext:value-type="string">
            <text:p>input/data_formal_20240530-1342/meme/NeonBlockchain_20230206T141557/0.jpg</text:p>
          </table:table-cell>
          <table:table-cell office:value-type="string" calcext:value-type="string">
            <text:p>Pattern 1</text:p>
          </table:table-cell>
          <table:table-cell office:value-type="float" office:value="0.912467223634756" calcext:value-type="float">
            <text:p>0.912467223634756</text:p>
          </table:table-cell>
          <table:table-cell office:value-type="float" office:value="0.13210532362873" calcext:value-type="float">
            <text:p>0.13210532362873</text:p>
          </table:table-cell>
          <table:table-cell office:value-type="float" office:value="0.302604205923036" calcext:value-type="float">
            <text:p>0.302604205923036</text:p>
          </table:table-cell>
          <table:table-cell office:value-type="string" calcext:value-type="string">
            <text:p>https://twitter.com/JordanR09241481/status/1622629674248548372</text:p>
          </table:table-cell>
        </table:table-row>
        <table:table-row table:style-name="ro1">
          <table:table-cell office:value-type="string" calcext:value-type="string">
            <text:p>input/data_formal_20240530-1342/meme/NerdgonA_20230316T020728/0.jpg</text:p>
          </table:table-cell>
          <table:table-cell office:value-type="string" calcext:value-type="string">
            <text:p>Pattern 3</text:p>
          </table:table-cell>
          <table:table-cell office:value-type="float" office:value="0.894655776581981" calcext:value-type="float">
            <text:p>0.894655776581981</text:p>
          </table:table-cell>
          <table:table-cell office:value-type="float" office:value="0.178537936530831" calcext:value-type="float">
            <text:p>0.178537936530831</text:p>
          </table:table-cell>
          <table:table-cell office:value-type="float" office:value="0.352163509049891" calcext:value-type="float">
            <text:p>0.352163509049891</text:p>
          </table:table-cell>
          <table:table-cell office:value-type="string" calcext:value-type="string">
            <text:p>https://twitter.com/NerdgonA/status/1636187395359117312</text:p>
          </table:table-cell>
        </table:table-row>
        <table:table-row table:style-name="ro1">
          <table:table-cell office:value-type="string" calcext:value-type="string">
            <text:p>input/data_formal_20240530-1342/meme/netizenstech__20230105T123644/0.jpg</text:p>
          </table:table-cell>
          <table:table-cell office:value-type="string" calcext:value-type="string">
            <text:p>Pattern 4</text:p>
          </table:table-cell>
          <table:table-cell office:value-type="float" office:value="0.81691954040223" calcext:value-type="float">
            <text:p>0.81691954040223</text:p>
          </table:table-cell>
          <table:table-cell office:value-type="float" office:value="0.119317402248063" calcext:value-type="float">
            <text:p>0.119317402248063</text:p>
          </table:table-cell>
          <table:table-cell office:value-type="float" office:value="0.865516124628513" calcext:value-type="float">
            <text:p>0.865516124628513</text:p>
          </table:table-cell>
          <table:table-cell office:value-type="string" calcext:value-type="string">
            <text:p>https://twitter.com/netizenstech_/status/1610978605756198912</text:p>
          </table:table-cell>
        </table:table-row>
        <table:table-row table:style-name="ro1">
          <table:table-cell office:value-type="string" calcext:value-type="string">
            <text:p>input/data_formal_20240530-1342/meme/netizenstech__20230105T123644/1.jpg</text:p>
          </table:table-cell>
          <table:table-cell office:value-type="string" calcext:value-type="string">
            <text:p>Pattern 4</text:p>
          </table:table-cell>
          <table:table-cell office:value-type="float" office:value="0.730145531783453" calcext:value-type="float">
            <text:p>0.730145531783453</text:p>
          </table:table-cell>
          <table:table-cell office:value-type="float" office:value="0.185892104210812" calcext:value-type="float">
            <text:p>0.185892104210812</text:p>
          </table:table-cell>
          <table:table-cell office:value-type="float" office:value="0.84192164713236" calcext:value-type="float">
            <text:p>0.84192164713236</text:p>
          </table:table-cell>
          <table:table-cell office:value-type="string" calcext:value-type="string">
            <text:p>https://twitter.com/netizenstech_/status/1610978605756198912</text:p>
          </table:table-cell>
        </table:table-row>
        <table:table-row table:style-name="ro1">
          <table:table-cell office:value-type="string" calcext:value-type="string">
            <text:p>input/data_formal_20240530-1342/meme/netizenstech__20230105T123644/2.jpg</text:p>
          </table:table-cell>
          <table:table-cell office:value-type="string" calcext:value-type="string">
            <text:p>Pattern 4</text:p>
          </table:table-cell>
          <table:table-cell office:value-type="float" office:value="0.761865854708088" calcext:value-type="float">
            <text:p>0.761865854708088</text:p>
          </table:table-cell>
          <table:table-cell office:value-type="float" office:value="0.150202521569962" calcext:value-type="float">
            <text:p>0.150202521569962</text:p>
          </table:table-cell>
          <table:table-cell office:value-type="float" office:value="0.955485939193156" calcext:value-type="float">
            <text:p>0.955485939193156</text:p>
          </table:table-cell>
          <table:table-cell office:value-type="string" calcext:value-type="string">
            <text:p>https://twitter.com/netizenstech_/status/1610978605756198912</text:p>
          </table:table-cell>
        </table:table-row>
        <table:table-row table:style-name="ro1">
          <table:table-cell office:value-type="string" calcext:value-type="string">
            <text:p>input/data_formal_20240530-1342/meme/netizenstech__20230105T123644/3.jpg</text:p>
          </table:table-cell>
          <table:table-cell office:value-type="string" calcext:value-type="string">
            <text:p>Pattern 4</text:p>
          </table:table-cell>
          <table:table-cell office:value-type="float" office:value="0.781512621875729" calcext:value-type="float">
            <text:p>0.781512621875729</text:p>
          </table:table-cell>
          <table:table-cell office:value-type="float" office:value="0.125845011152793" calcext:value-type="float">
            <text:p>0.125845011152793</text:p>
          </table:table-cell>
          <table:table-cell office:value-type="float" office:value="0.838253609681007" calcext:value-type="float">
            <text:p>0.838253609681007</text:p>
          </table:table-cell>
          <table:table-cell office:value-type="string" calcext:value-type="string">
            <text:p>https://twitter.com/netizenstech_/status/1610978605756198912</text:p>
          </table:table-cell>
        </table:table-row>
        <table:table-row table:style-name="ro1">
          <table:table-cell office:value-type="string" calcext:value-type="string">
            <text:p>input/data_formal_20240530-1342/meme/network_halo_20230104T154648/0.jpg</text:p>
          </table:table-cell>
          <table:table-cell office:value-type="string" calcext:value-type="string">
            <text:p>Pattern 6</text:p>
          </table:table-cell>
          <table:table-cell office:value-type="float" office:value="0.876161680557162" calcext:value-type="float">
            <text:p>0.876161680557162</text:p>
          </table:table-cell>
          <table:table-cell office:value-type="float" office:value="0.12299225726009" calcext:value-type="float">
            <text:p>0.12299225726009</text:p>
          </table:table-cell>
          <table:table-cell office:value-type="float" office:value="0.445339568778064" calcext:value-type="float">
            <text:p>0.445339568778064</text:p>
          </table:table-cell>
          <table:table-cell office:value-type="string" calcext:value-type="string">
            <text:p>https://twitter.com/steymorgan1/status/1611262274366509056</text:p>
          </table:table-cell>
        </table:table-row>
        <table:table-row table:style-name="ro1">
          <table:table-cell office:value-type="string" calcext:value-type="string">
            <text:p>input/data_formal_20240530-1342/meme/NeuyNodes_20221226T011637/0.jpg</text:p>
          </table:table-cell>
          <table:table-cell office:value-type="string" calcext:value-type="string">
            <text:p>Pattern 6</text:p>
          </table:table-cell>
          <table:table-cell office:value-type="float" office:value="0.866767682959635" calcext:value-type="float">
            <text:p>0.866767682959635</text:p>
          </table:table-cell>
          <table:table-cell office:value-type="float" office:value="0.204823120063832" calcext:value-type="float">
            <text:p>0.204823120063832</text:p>
          </table:table-cell>
          <table:table-cell office:value-type="float" office:value="0.520379467063399" calcext:value-type="float">
            <text:p>0.520379467063399</text:p>
          </table:table-cell>
          <table:table-cell office:value-type="string" calcext:value-type="string">
            <text:p>https://twitter.com/DianeWo92651866/status/1607948377555361793</text:p>
          </table:table-cell>
        </table:table-row>
        <table:table-row table:style-name="ro1">
          <table:table-cell office:value-type="string" calcext:value-type="string">
            <text:p>input/data_formal_20240530-1342/meme/News9Tweets_20230206T141306/0.jpg</text:p>
          </table:table-cell>
          <table:table-cell office:value-type="string" calcext:value-type="string">
            <text:p>Pattern 4</text:p>
          </table:table-cell>
          <table:table-cell office:value-type="float" office:value="0.960567123288941" calcext:value-type="float">
            <text:p>0.960567123288941</text:p>
          </table:table-cell>
          <table:table-cell office:value-type="float" office:value="0.147678257464167" calcext:value-type="float">
            <text:p>0.147678257464167</text:p>
          </table:table-cell>
          <table:table-cell office:value-type="float" office:value="0.522064162217061" calcext:value-type="float">
            <text:p>0.522064162217061</text:p>
          </table:table-cell>
          <table:table-cell office:value-type="string" calcext:value-type="string">
            <text:p>https://twitter.com/News9Tweets/status/1622599267109183489</text:p>
          </table:table-cell>
        </table:table-row>
        <table:table-row table:style-name="ro1">
          <table:table-cell office:value-type="string" calcext:value-type="string">
            <text:p>input/data_formal_20240530-1342/meme/NewsHamster1_20230106T053508/0.jpg</text:p>
          </table:table-cell>
          <table:table-cell office:value-type="string" calcext:value-type="string">
            <text:p>Pattern 4</text:p>
          </table:table-cell>
          <table:table-cell office:value-type="float" office:value="0.639068972736309" calcext:value-type="float">
            <text:p>0.639068972736309</text:p>
          </table:table-cell>
          <table:table-cell office:value-type="float" office:value="0.116262449180013" calcext:value-type="float">
            <text:p>0.116262449180013</text:p>
          </table:table-cell>
          <table:table-cell office:value-type="float" office:value="0.825237705229914" calcext:value-type="float">
            <text:p>0.825237705229914</text:p>
          </table:table-cell>
          <table:table-cell office:value-type="string" calcext:value-type="string">
            <text:p>https://twitter.com/NewsHamster1/status/1611234894860128256</text:p>
          </table:table-cell>
        </table:table-row>
        <table:table-row table:style-name="ro1">
          <table:table-cell office:value-type="string" calcext:value-type="string">
            <text:p>input/data_formal_20240530-1342/meme/NewsJiujitsu_20211216T170416/0.jpg</text:p>
          </table:table-cell>
          <table:table-cell office:value-type="string" calcext:value-type="string">
            <text:p>Pattern 3</text:p>
          </table:table-cell>
          <table:table-cell office:value-type="float" office:value="0.921981199504907" calcext:value-type="float">
            <text:p>0.921981199504907</text:p>
          </table:table-cell>
          <table:table-cell office:value-type="float" office:value="0.385236508924397" calcext:value-type="float">
            <text:p>0.385236508924397</text:p>
          </table:table-cell>
          <table:table-cell office:value-type="float" office:value="0.346603040948906" calcext:value-type="float">
            <text:p>0.346603040948906</text:p>
          </table:table-cell>
          <table:table-cell office:value-type="string" calcext:value-type="string">
            <text:p>https://twitter.com/NewsJiujitsu/status/1618555182576709632</text:p>
          </table:table-cell>
        </table:table-row>
        <table:table-row table:style-name="ro1">
          <table:table-cell office:value-type="string" calcext:value-type="string">
            <text:p>input/data_formal_20240530-1342/meme/NewsNowNation_20230105T103301/0.jpg</text:p>
          </table:table-cell>
          <table:table-cell office:value-type="string" calcext:value-type="string">
            <text:p>Pattern 4</text:p>
          </table:table-cell>
          <table:table-cell office:value-type="float" office:value="0.731138941166426" calcext:value-type="float">
            <text:p>0.731138941166426</text:p>
          </table:table-cell>
          <table:table-cell office:value-type="float" office:value="0.0947080734128196" calcext:value-type="float">
            <text:p>0.0947080734128196</text:p>
          </table:table-cell>
          <table:table-cell office:value-type="float" office:value="0.748441999107966" calcext:value-type="float">
            <text:p>0.748441999107966</text:p>
          </table:table-cell>
          <table:table-cell office:value-type="string" calcext:value-type="string">
            <text:p>https://twitter.com/sakshamceo/status/1610960668647391232</text:p>
          </table:table-cell>
        </table:table-row>
        <table:table-row table:style-name="ro1">
          <table:table-cell office:value-type="string" calcext:value-type="string">
            <text:p>input/data_formal_20240530-1342/meme/NewzoApp_20221228T050350/0.jpg</text:p>
          </table:table-cell>
          <table:table-cell office:value-type="string" calcext:value-type="string">
            <text:p>Pattern 4</text:p>
          </table:table-cell>
          <table:table-cell office:value-type="float" office:value="0.858332364343196" calcext:value-type="float">
            <text:p>0.858332364343196</text:p>
          </table:table-cell>
          <table:table-cell office:value-type="float" office:value="0.0769495541056456" calcext:value-type="float">
            <text:p>0.0769495541056456</text:p>
          </table:table-cell>
          <table:table-cell office:value-type="float" office:value="0.581201035317511" calcext:value-type="float">
            <text:p>0.581201035317511</text:p>
          </table:table-cell>
          <table:table-cell office:value-type="string" calcext:value-type="string">
            <text:p>https://twitter.com/NewzoApp/status/1607965524327292928</text:p>
          </table:table-cell>
        </table:table-row>
        <table:table-row table:style-name="ro1">
          <table:table-cell office:value-type="string" calcext:value-type="string">
            <text:p>input/data_formal_20240530-1342/meme/NewzoApp_20230106T051353/0.jpg</text:p>
          </table:table-cell>
          <table:table-cell office:value-type="string" calcext:value-type="string">
            <text:p>Pattern 6</text:p>
          </table:table-cell>
          <table:table-cell office:value-type="float" office:value="0.847510262493609" calcext:value-type="float">
            <text:p>0.847510262493609</text:p>
          </table:table-cell>
          <table:table-cell office:value-type="float" office:value="0.189056021313821" calcext:value-type="float">
            <text:p>0.189056021313821</text:p>
          </table:table-cell>
          <table:table-cell office:value-type="float" office:value="0.516242922367451" calcext:value-type="float">
            <text:p>0.516242922367451</text:p>
          </table:table-cell>
          <table:table-cell office:value-type="string" calcext:value-type="string">
            <text:p>https://twitter.com/NewzoApp/status/1611229545595797504</text:p>
          </table:table-cell>
        </table:table-row>
        <table:table-row table:style-name="ro1">
          <table:table-cell office:value-type="string" calcext:value-type="string">
            <text:p>input/data_formal_20240530-1342/meme/Nexusswagon_20210301T025137/0.jpg</text:p>
          </table:table-cell>
          <table:table-cell office:value-type="string" calcext:value-type="string">
            <text:p>Pattern 3</text:p>
          </table:table-cell>
          <table:table-cell office:value-type="float" office:value="0.914082652540254" calcext:value-type="float">
            <text:p>0.914082652540254</text:p>
          </table:table-cell>
          <table:table-cell office:value-type="float" office:value="0.260362588175839" calcext:value-type="float">
            <text:p>0.260362588175839</text:p>
          </table:table-cell>
          <table:table-cell office:value-type="float" office:value="0.348903542585431" calcext:value-type="float">
            <text:p>0.348903542585431</text:p>
          </table:table-cell>
          <table:table-cell office:value-type="string" calcext:value-type="string">
            <text:p>https://twitter.com/balanwondermem3/status/1607976012658388992</text:p>
          </table:table-cell>
        </table:table-row>
        <table:table-row table:style-name="ro1">
          <table:table-cell office:value-type="string" calcext:value-type="string">
            <text:p>input/data_formal_20240530-1342/meme/NFT_CRYPTO_MA_1_20230224T120305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oxpickawxx/status/1629745981293199360</text:p>
          </table:table-cell>
        </table:table-row>
        <table:table-row table:style-name="ro1">
          <table:table-cell office:value-type="string" calcext:value-type="string">
            <text:p>input/data_formal_20240530-1342/meme/nftartcards_20230105T172904/0.jpg</text:p>
          </table:table-cell>
          <table:table-cell office:value-type="string" calcext:value-type="string">
            <text:p>Pattern 3</text:p>
          </table:table-cell>
          <table:table-cell office:value-type="float" office:value="0.870880220219949" calcext:value-type="float">
            <text:p>0.870880220219949</text:p>
          </table:table-cell>
          <table:table-cell office:value-type="float" office:value="0.144030129810921" calcext:value-type="float">
            <text:p>0.144030129810921</text:p>
          </table:table-cell>
          <table:table-cell office:value-type="float" office:value="0.449379103353147" calcext:value-type="float">
            <text:p>0.449379103353147</text:p>
          </table:table-cell>
          <table:table-cell office:value-type="string" calcext:value-type="string">
            <text:p>https://twitter.com/ArtgumiDAO/status/1611220407729926146</text:p>
          </table:table-cell>
        </table:table-row>
        <table:table-row table:style-name="ro1">
          <table:table-cell office:value-type="string" calcext:value-type="string">
            <text:p>input/data_formal_20240530-1342/meme/NFTICALLY_20230206T130006/0.jpg</text:p>
          </table:table-cell>
          <table:table-cell office:value-type="string" calcext:value-type="string">
            <text:p>Pattern 6</text:p>
          </table:table-cell>
          <table:table-cell office:value-type="float" office:value="0.958055329514997" calcext:value-type="float">
            <text:p>0.958055329514997</text:p>
          </table:table-cell>
          <table:table-cell office:value-type="float" office:value="0.128493881402678" calcext:value-type="float">
            <text:p>0.128493881402678</text:p>
          </table:table-cell>
          <table:table-cell office:value-type="float" office:value="0.444131564086229" calcext:value-type="float">
            <text:p>0.444131564086229</text:p>
          </table:table-cell>
          <table:table-cell office:value-type="string" calcext:value-type="string">
            <text:p>https://twitter.com/NFTICALLY/status/1622580895969411074</text:p>
          </table:table-cell>
        </table:table-row>
        <table:table-row table:style-name="ro1">
          <table:table-cell office:value-type="string" calcext:value-type="string">
            <text:p>input/data_formal_20240530-1342/meme/NftsFlorin_20230206T143646/0.jpg</text:p>
          </table:table-cell>
          <table:table-cell office:value-type="string" calcext:value-type="string">
            <text:p>Pattern 3</text:p>
          </table:table-cell>
          <table:table-cell office:value-type="float" office:value="0.906513033052761" calcext:value-type="float">
            <text:p>0.906513033052761</text:p>
          </table:table-cell>
          <table:table-cell office:value-type="float" office:value="0.146173763960215" calcext:value-type="float">
            <text:p>0.146173763960215</text:p>
          </table:table-cell>
          <table:table-cell office:value-type="float" office:value="0.432299275001813" calcext:value-type="float">
            <text:p>0.432299275001813</text:p>
          </table:table-cell>
          <table:table-cell office:value-type="string" calcext:value-type="string">
            <text:p>https://twitter.com/NftsFlorin/status/1622605221888229379</text:p>
          </table:table-cell>
        </table:table-row>
        <table:table-row table:style-name="ro1">
          <table:table-cell office:value-type="string" calcext:value-type="string">
            <text:p>input/data_formal_20240530-1342/meme/nfTTcity_20230104T110030/0.jpg</text:p>
          </table:table-cell>
          <table:table-cell office:value-type="string" calcext:value-type="string">
            <text:p>Pattern 1</text:p>
          </table:table-cell>
          <table:table-cell office:value-type="float" office:value="0.946217820817034" calcext:value-type="float">
            <text:p>0.946217820817034</text:p>
          </table:table-cell>
          <table:table-cell office:value-type="float" office:value="0.213772149644745" calcext:value-type="float">
            <text:p>0.213772149644745</text:p>
          </table:table-cell>
          <table:table-cell office:value-type="float" office:value="0.305849880030719" calcext:value-type="float">
            <text:p>0.305849880030719</text:p>
          </table:table-cell>
          <table:table-cell office:value-type="string" calcext:value-type="string">
            <text:p>https://twitter.com/shahad_chowdhur/status/1610970973645467649</text:p>
          </table:table-cell>
        </table:table-row>
        <table:table-row table:style-name="ro1">
          <table:table-cell office:value-type="string" calcext:value-type="string">
            <text:p>input/data_formal_20240530-1342/meme/NGNetworks_in_20221228T042154/0.jpg</text:p>
          </table:table-cell>
          <table:table-cell office:value-type="string" calcext:value-type="string">
            <text:p>Pattern 4</text:p>
          </table:table-cell>
          <table:table-cell office:value-type="float" office:value="0.890590955296022" calcext:value-type="float">
            <text:p>0.890590955296022</text:p>
          </table:table-cell>
          <table:table-cell office:value-type="float" office:value="0.0985012885875013" calcext:value-type="float">
            <text:p>0.0985012885875013</text:p>
          </table:table-cell>
          <table:table-cell office:value-type="float" office:value="0.57128057805576" calcext:value-type="float">
            <text:p>0.57128057805576</text:p>
          </table:table-cell>
          <table:table-cell office:value-type="string" calcext:value-type="string">
            <text:p>https://twitter.com/NGNetworks_in/status/1607954972116922368</text:p>
          </table:table-cell>
        </table:table-row>
        <table:table-row table:style-name="ro1">
          <table:table-cell office:value-type="string" calcext:value-type="string">
            <text:p>input/data_formal_20240530-1342/meme/NicholasSarrouh_20230106T035019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DnD_Lich/status/1611254682537574400</text:p>
          </table:table-cell>
        </table:table-row>
        <table:table-row table:style-name="ro1">
          <table:table-cell office:value-type="string" calcext:value-type="string">
            <text:p>input/data_formal_20240530-1342/meme/nidayurveda_20230106T062407/0.jpg</text:p>
          </table:table-cell>
          <table:table-cell office:value-type="string" calcext:value-type="string">
            <text:p>Pattern 4</text:p>
          </table:table-cell>
          <table:table-cell office:value-type="float" office:value="0.774791766854932" calcext:value-type="float">
            <text:p>0.774791766854932</text:p>
          </table:table-cell>
          <table:table-cell office:value-type="float" office:value="0.0516206630188632" calcext:value-type="float">
            <text:p>0.0516206630188632</text:p>
          </table:table-cell>
          <table:table-cell office:value-type="float" office:value="0.774610601552751" calcext:value-type="float">
            <text:p>0.774610601552751</text:p>
          </table:table-cell>
          <table:table-cell office:value-type="string" calcext:value-type="string">
            <text:p>https://twitter.com/nidayurveda/status/1611247222041235457</text:p>
          </table:table-cell>
        </table:table-row>
        <table:table-row table:style-name="ro1">
          <table:table-cell office:value-type="string" calcext:value-type="string">
            <text:p>input/data_formal_20240530-1342/meme/nighteaglehawk_20221225T015448/0.jpg</text:p>
          </table:table-cell>
          <table:table-cell office:value-type="string" calcext:value-type="string">
            <text:p>Pattern 1</text:p>
          </table:table-cell>
          <table:table-cell office:value-type="float" office:value="0.994988118067049" calcext:value-type="float">
            <text:p>0.994988118067049</text:p>
          </table:table-cell>
          <table:table-cell office:value-type="float" office:value="0.190322706531047" calcext:value-type="float">
            <text:p>0.190322706531047</text:p>
          </table:table-cell>
          <table:table-cell office:value-type="float" office:value="0.246115990654341" calcext:value-type="float">
            <text:p>0.246115990654341</text:p>
          </table:table-cell>
          <table:table-cell office:value-type="string" calcext:value-type="string">
            <text:p>https://twitter.com/MineVoidMC/status/1607975247357313024</text:p>
          </table:table-cell>
        </table:table-row>
        <table:table-row table:style-name="ro1">
          <table:table-cell office:value-type="string" calcext:value-type="string">
            <text:p>input/data_formal_20240530-1342/meme/nighteaglehawk_20230106T055137/0.jpg</text:p>
          </table:table-cell>
          <table:table-cell office:value-type="string" calcext:value-type="string">
            <text:p>Pattern 3</text:p>
          </table:table-cell>
          <table:table-cell office:value-type="float" office:value="0.918489603153836" calcext:value-type="float">
            <text:p>0.918489603153836</text:p>
          </table:table-cell>
          <table:table-cell office:value-type="float" office:value="0.218215058794195" calcext:value-type="float">
            <text:p>0.218215058794195</text:p>
          </table:table-cell>
          <table:table-cell office:value-type="float" office:value="0.314370586131511" calcext:value-type="float">
            <text:p>0.314370586131511</text:p>
          </table:table-cell>
          <table:table-cell office:value-type="string" calcext:value-type="string">
            <text:p>https://twitter.com/nighteaglehawk/status/1611239039599788032</text:p>
          </table:table-cell>
        </table:table-row>
        <table:table-row table:style-name="ro1">
          <table:table-cell office:value-type="string" calcext:value-type="string">
            <text:p>input/data_formal_20240530-1342/meme/nighteaglehawk_20230130T205023/0.jpg</text:p>
          </table:table-cell>
          <table:table-cell office:value-type="string" calcext:value-type="string">
            <text:p>Pattern 6</text:p>
          </table:table-cell>
          <table:table-cell office:value-type="float" office:value="0.928448752681335" calcext:value-type="float">
            <text:p>0.928448752681335</text:p>
          </table:table-cell>
          <table:table-cell office:value-type="float" office:value="0.15304562972249" calcext:value-type="float">
            <text:p>0.15304562972249</text:p>
          </table:table-cell>
          <table:table-cell office:value-type="float" office:value="0.390599961749281" calcext:value-type="float">
            <text:p>0.390599961749281</text:p>
          </table:table-cell>
          <table:table-cell office:value-type="string" calcext:value-type="string">
            <text:p>https://twitter.com/nighteaglehawk/status/1620162531213058050</text:p>
          </table:table-cell>
        </table:table-row>
        <table:table-row table:style-name="ro1">
          <table:table-cell office:value-type="string" calcext:value-type="string">
            <text:p>input/data_formal_20240530-1342/meme/nighteaglehawk_20230202T000128/0.jpg</text:p>
          </table:table-cell>
          <table:table-cell office:value-type="string" calcext:value-type="string">
            <text:p>Pattern 6</text:p>
          </table:table-cell>
          <table:table-cell office:value-type="float" office:value="0.940807601284165" calcext:value-type="float">
            <text:p>0.940807601284165</text:p>
          </table:table-cell>
          <table:table-cell office:value-type="float" office:value="0.168429582723176" calcext:value-type="float">
            <text:p>0.168429582723176</text:p>
          </table:table-cell>
          <table:table-cell office:value-type="float" office:value="0.469364529460733" calcext:value-type="float">
            <text:p>0.469364529460733</text:p>
          </table:table-cell>
          <table:table-cell office:value-type="string" calcext:value-type="string">
            <text:p>https://twitter.com/nighteaglehawk/status/1620935396883570688</text:p>
          </table:table-cell>
        </table:table-row>
        <table:table-row table:style-name="ro1">
          <table:table-cell office:value-type="string" calcext:value-type="string">
            <text:p>input/data_formal_20240530-1342/meme/nighteaglehawk_20230212T133621/0.jpg</text:p>
          </table:table-cell>
          <table:table-cell office:value-type="string" calcext:value-type="string">
            <text:p>Pattern 1</text:p>
          </table:table-cell>
          <table:table-cell office:value-type="float" office:value="0.939547929203301" calcext:value-type="float">
            <text:p>0.939547929203301</text:p>
          </table:table-cell>
          <table:table-cell office:value-type="float" office:value="0.19945653752421" calcext:value-type="float">
            <text:p>0.19945653752421</text:p>
          </table:table-cell>
          <table:table-cell office:value-type="float" office:value="0.182893199783848" calcext:value-type="float">
            <text:p>0.182893199783848</text:p>
          </table:table-cell>
          <table:table-cell office:value-type="string" calcext:value-type="string">
            <text:p>https://twitter.com/TheSportsGear_/status/1624765298602549248</text:p>
          </table:table-cell>
        </table:table-row>
        <table:table-row table:style-name="ro1">
          <table:table-cell office:value-type="string" calcext:value-type="string">
            <text:p>input/data_formal_20240530-1342/meme/NightwatchManTV_20220417T110221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NightwatchManTV/status/1610969571262963715</text:p>
          </table:table-cell>
        </table:table-row>
        <table:table-row table:style-name="ro1">
          <table:table-cell office:value-type="string" calcext:value-type="string">
            <text:p>input/data_formal_20240530-1342/meme/NightwatchManTV_20220417T110221/1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NightwatchManTV/status/1610969571262963715</text:p>
          </table:table-cell>
        </table:table-row>
        <table:table-row table:style-name="ro1">
          <table:table-cell office:value-type="string" calcext:value-type="string">
            <text:p>input/data_formal_20240530-1342/meme/nikologyindia_20230105T120113/0.jpg</text:p>
          </table:table-cell>
          <table:table-cell office:value-type="string" calcext:value-type="string">
            <text:p>Pattern 6</text:p>
          </table:table-cell>
          <table:table-cell office:value-type="float" office:value="0.905575311103029" calcext:value-type="float">
            <text:p>0.905575311103029</text:p>
          </table:table-cell>
          <table:table-cell office:value-type="float" office:value="0.119518287411896" calcext:value-type="float">
            <text:p>0.119518287411896</text:p>
          </table:table-cell>
          <table:table-cell office:value-type="float" office:value="0.584381078082509" calcext:value-type="float">
            <text:p>0.584381078082509</text:p>
          </table:table-cell>
          <table:table-cell office:value-type="string" calcext:value-type="string">
            <text:p>https://twitter.com/nikologyindia/status/1610969665001656320</text:p>
          </table:table-cell>
        </table:table-row>
        <table:table-row table:style-name="ro1">
          <table:table-cell office:value-type="string" calcext:value-type="string">
            <text:p>input/data_formal_20240530-1342/meme/NimbleBoxAI_20230105T123019/0.jpg</text:p>
          </table:table-cell>
          <table:table-cell office:value-type="string" calcext:value-type="string">
            <text:p>Pattern 6</text:p>
          </table:table-cell>
          <table:table-cell office:value-type="float" office:value="0.922101584938521" calcext:value-type="float">
            <text:p>0.922101584938521</text:p>
          </table:table-cell>
          <table:table-cell office:value-type="float" office:value="0.201483658712702" calcext:value-type="float">
            <text:p>0.201483658712702</text:p>
          </table:table-cell>
          <table:table-cell office:value-type="float" office:value="0.415709305040204" calcext:value-type="float">
            <text:p>0.415709305040204</text:p>
          </table:table-cell>
          <table:table-cell office:value-type="string" calcext:value-type="string">
            <text:p>https://twitter.com/JadeKatBond/status/1610977572006789121</text:p>
          </table:table-cell>
        </table:table-row>
        <table:table-row table:style-name="ro1">
          <table:table-cell office:value-type="string" calcext:value-type="string">
            <text:p>input/data_formal_20240530-1342/meme/ninemediacenter_20230202T050026/0.jpg</text:p>
          </table:table-cell>
          <table:table-cell office:value-type="string" calcext:value-type="string">
            <text:p>Pattern 3</text:p>
          </table:table-cell>
          <table:table-cell office:value-type="float" office:value="0.900224722103749" calcext:value-type="float">
            <text:p>0.900224722103749</text:p>
          </table:table-cell>
          <table:table-cell office:value-type="float" office:value="0.1355656577408" calcext:value-type="float">
            <text:p>0.1355656577408</text:p>
          </table:table-cell>
          <table:table-cell office:value-type="float" office:value="0.688928505561026" calcext:value-type="float">
            <text:p>0.688928505561026</text:p>
          </table:table-cell>
          <table:table-cell office:value-type="string" calcext:value-type="string">
            <text:p>https://twitter.com/ninemediacenter/status/1621010634250010626</text:p>
          </table:table-cell>
        </table:table-row>
        <table:table-row table:style-name="ro1">
          <table:table-cell office:value-type="string" calcext:value-type="string">
            <text:p>input/data_formal_20240530-1342/meme/ninemediacenter_20230202T050026/1.jpg</text:p>
          </table:table-cell>
          <table:table-cell office:value-type="string" calcext:value-type="string">
            <text:p>Pattern 4</text:p>
          </table:table-cell>
          <table:table-cell office:value-type="float" office:value="0.86873154324151" calcext:value-type="float">
            <text:p>0.86873154324151</text:p>
          </table:table-cell>
          <table:table-cell office:value-type="float" office:value="0.124317333995297" calcext:value-type="float">
            <text:p>0.124317333995297</text:p>
          </table:table-cell>
          <table:table-cell office:value-type="float" office:value="0.723414848571075" calcext:value-type="float">
            <text:p>0.723414848571075</text:p>
          </table:table-cell>
          <table:table-cell office:value-type="string" calcext:value-type="string">
            <text:p>https://twitter.com/ninemediacenter/status/1621010634250010626</text:p>
          </table:table-cell>
        </table:table-row>
        <table:table-row table:style-name="ro1">
          <table:table-cell office:value-type="string" calcext:value-type="string">
            <text:p>input/data_formal_20240530-1342/meme/ninemediacenter_20230202T050026/2.jpg</text:p>
          </table:table-cell>
          <table:table-cell office:value-type="string" calcext:value-type="string">
            <text:p>Pattern 4</text:p>
          </table:table-cell>
          <table:table-cell office:value-type="float" office:value="0.909983047271556" calcext:value-type="float">
            <text:p>0.909983047271556</text:p>
          </table:table-cell>
          <table:table-cell office:value-type="float" office:value="0.156414745066116" calcext:value-type="float">
            <text:p>0.156414745066116</text:p>
          </table:table-cell>
          <table:table-cell office:value-type="float" office:value="0.762000479649554" calcext:value-type="float">
            <text:p>0.762000479649554</text:p>
          </table:table-cell>
          <table:table-cell office:value-type="string" calcext:value-type="string">
            <text:p>https://twitter.com/ninemediacenter/status/1621010634250010626</text:p>
          </table:table-cell>
        </table:table-row>
        <table:table-row table:style-name="ro1">
          <table:table-cell office:value-type="string" calcext:value-type="string">
            <text:p>input/data_formal_20240530-1342/meme/ninemediacenter_20230202T050026/3.jpg</text:p>
          </table:table-cell>
          <table:table-cell office:value-type="string" calcext:value-type="string">
            <text:p>Pattern 4</text:p>
          </table:table-cell>
          <table:table-cell office:value-type="float" office:value="0.836421639363864" calcext:value-type="float">
            <text:p>0.836421639363864</text:p>
          </table:table-cell>
          <table:table-cell office:value-type="float" office:value="0.109392530762371" calcext:value-type="float">
            <text:p>0.109392530762371</text:p>
          </table:table-cell>
          <table:table-cell office:value-type="float" office:value="0.828866361484609" calcext:value-type="float">
            <text:p>0.828866361484609</text:p>
          </table:table-cell>
          <table:table-cell office:value-type="string" calcext:value-type="string">
            <text:p>https://twitter.com/ninemediacenter/status/1621010634250010626</text:p>
          </table:table-cell>
        </table:table-row>
        <table:table-row table:style-name="ro1">
          <table:table-cell office:value-type="string" calcext:value-type="string">
            <text:p>input/data_formal_20240530-1342/meme/NinjaWOfficial_20230202T054204/0.jpg</text:p>
          </table:table-cell>
          <table:table-cell office:value-type="string" calcext:value-type="string">
            <text:p>Pattern 6</text:p>
          </table:table-cell>
          <table:table-cell office:value-type="float" office:value="0.885422970601455" calcext:value-type="float">
            <text:p>0.885422970601455</text:p>
          </table:table-cell>
          <table:table-cell office:value-type="float" office:value="0.187800002103976" calcext:value-type="float">
            <text:p>0.187800002103976</text:p>
          </table:table-cell>
          <table:table-cell office:value-type="float" office:value="0.342134046214668" calcext:value-type="float">
            <text:p>0.342134046214668</text:p>
          </table:table-cell>
          <table:table-cell office:value-type="string" calcext:value-type="string">
            <text:p>https://twitter.com/NinjaWOfficial/status/1621021108496666624</text:p>
          </table:table-cell>
        </table:table-row>
        <table:table-row table:style-name="ro1">
          <table:table-cell office:value-type="string" calcext:value-type="string">
            <text:p>input/data_formal_20240530-1342/meme/nishan_ghatani_20221228T035943/0.jpg</text:p>
          </table:table-cell>
          <table:table-cell office:value-type="string" calcext:value-type="string">
            <text:p>Pattern 3</text:p>
          </table:table-cell>
          <table:table-cell office:value-type="float" office:value="0.861124046096965" calcext:value-type="float">
            <text:p>0.861124046096965</text:p>
          </table:table-cell>
          <table:table-cell office:value-type="float" office:value="0.183404174855814" calcext:value-type="float">
            <text:p>0.183404174855814</text:p>
          </table:table-cell>
          <table:table-cell office:value-type="float" office:value="0.421961447345231" calcext:value-type="float">
            <text:p>0.421961447345231</text:p>
          </table:table-cell>
          <table:table-cell office:value-type="string" calcext:value-type="string">
            <text:p>https://twitter.com/nishan_ghatani/status/1607949388588158977</text:p>
          </table:table-cell>
        </table:table-row>
        <table:table-row table:style-name="ro1">
          <table:table-cell office:value-type="string" calcext:value-type="string">
            <text:p>input/data_formal_20240530-1342/meme/Nithin08346111_20230226T072702/0.jpg</text:p>
          </table:table-cell>
          <table:table-cell office:value-type="string" calcext:value-type="string">
            <text:p>Pattern 1</text:p>
          </table:table-cell>
          <table:table-cell office:value-type="float" office:value="0.938523613295232" calcext:value-type="float">
            <text:p>0.938523613295232</text:p>
          </table:table-cell>
          <table:table-cell office:value-type="float" office:value="0.17648527784924" calcext:value-type="float">
            <text:p>0.17648527784924</text:p>
          </table:table-cell>
          <table:table-cell office:value-type="float" office:value="0.279339425857471" calcext:value-type="float">
            <text:p>0.279339425857471</text:p>
          </table:table-cell>
          <table:table-cell office:value-type="string" calcext:value-type="string">
            <text:p>https://twitter.com/Nithin08346111/status/1629744834599845888</text:p>
          </table:table-cell>
        </table:table-row>
        <table:table-row table:style-name="ro1">
          <table:table-cell office:value-type="string" calcext:value-type="string">
            <text:p>input/data_formal_20240530-1342/meme/nittzzii_20221228T064721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nittzzii/status/1607991577154301952</text:p>
          </table:table-cell>
        </table:table-row>
        <table:table-row table:style-name="ro1">
          <table:table-cell office:value-type="string" calcext:value-type="string">
            <text:p>input/data_formal_20240530-1342/meme/noize_exe_20210725T010846/0.jpg</text:p>
          </table:table-cell>
          <table:table-cell office:value-type="string" calcext:value-type="string">
            <text:p>Pattern 3</text:p>
          </table:table-cell>
          <table:table-cell office:value-type="float" office:value="0.843938461252579" calcext:value-type="float">
            <text:p>0.843938461252579</text:p>
          </table:table-cell>
          <table:table-cell office:value-type="float" office:value="0.228834822224717" calcext:value-type="float">
            <text:p>0.228834822224717</text:p>
          </table:table-cell>
          <table:table-cell office:value-type="float" office:value="0.403438315498548" calcext:value-type="float">
            <text:p>0.403438315498548</text:p>
          </table:table-cell>
          <table:table-cell office:value-type="string" calcext:value-type="string">
            <text:p>https://twitter.com/Jess_PKM/status/1624807867587895299</text:p>
          </table:table-cell>
        </table:table-row>
        <table:table-row table:style-name="ro1">
          <table:table-cell office:value-type="string" calcext:value-type="string">
            <text:p>input/data_formal_20240530-1342/meme/NoriTheLord_20220403T163038/0.jpg</text:p>
          </table:table-cell>
          <table:table-cell office:value-type="string" calcext:value-type="string">
            <text:p>Pattern 1</text:p>
          </table:table-cell>
          <table:table-cell office:value-type="float" office:value="0.897836736441638" calcext:value-type="float">
            <text:p>0.897836736441638</text:p>
          </table:table-cell>
          <table:table-cell office:value-type="float" office:value="0.113131147096384" calcext:value-type="float">
            <text:p>0.113131147096384</text:p>
          </table:table-cell>
          <table:table-cell office:value-type="float" office:value="0.152161365693417" calcext:value-type="float">
            <text:p>0.152161365693417</text:p>
          </table:table-cell>
          <table:table-cell office:value-type="string" calcext:value-type="string">
            <text:p>https://twitter.com/makaka07243710/status/1607966247886675968</text:p>
          </table:table-cell>
        </table:table-row>
        <table:table-row table:style-name="ro1">
          <table:table-cell office:value-type="string" calcext:value-type="string">
            <text:p>input/data_formal_20240530-1342/meme/NoriTheLord_20220403T163038/1.jpg</text:p>
          </table:table-cell>
          <table:table-cell office:value-type="string" calcext:value-type="string">
            <text:p>Pattern 1</text:p>
          </table:table-cell>
          <table:table-cell office:value-type="float" office:value="0.917644485053743" calcext:value-type="float">
            <text:p>0.917644485053743</text:p>
          </table:table-cell>
          <table:table-cell office:value-type="float" office:value="0.16195892102574" calcext:value-type="float">
            <text:p>0.16195892102574</text:p>
          </table:table-cell>
          <table:table-cell office:value-type="float" office:value="0.237583616167009" calcext:value-type="float">
            <text:p>0.237583616167009</text:p>
          </table:table-cell>
          <table:table-cell office:value-type="string" calcext:value-type="string">
            <text:p>https://twitter.com/makaka07243710/status/1607966247886675968</text:p>
          </table:table-cell>
        </table:table-row>
        <table:table-row table:style-name="ro1">
          <table:table-cell office:value-type="string" calcext:value-type="string">
            <text:p>input/data_formal_20240530-1342/meme/NotOkay_brand_20230112T125941/0.jpg</text:p>
          </table:table-cell>
          <table:table-cell office:value-type="string" calcext:value-type="string">
            <text:p>Pattern 1</text:p>
          </table:table-cell>
          <table:table-cell office:value-type="float" office:value="0.918937514490355" calcext:value-type="float">
            <text:p>0.918937514490355</text:p>
          </table:table-cell>
          <table:table-cell office:value-type="float" office:value="0.179533361938851" calcext:value-type="float">
            <text:p>0.179533361938851</text:p>
          </table:table-cell>
          <table:table-cell office:value-type="float" office:value="0.319137238808115" calcext:value-type="float">
            <text:p>0.319137238808115</text:p>
          </table:table-cell>
          <table:table-cell office:value-type="string" calcext:value-type="string">
            <text:p>https://twitter.com/NotOkay_brand/status/1613521093305995266</text:p>
          </table:table-cell>
        </table:table-row>
        <table:table-row table:style-name="ro1">
          <table:table-cell office:value-type="string" calcext:value-type="string">
            <text:p>input/data_formal_20240530-1342/meme/NotOkay_brand_20230112T130148/0.jpg</text:p>
          </table:table-cell>
          <table:table-cell office:value-type="string" calcext:value-type="string">
            <text:p>Pattern 6</text:p>
          </table:table-cell>
          <table:table-cell office:value-type="float" office:value="0.940662195490413" calcext:value-type="float">
            <text:p>0.940662195490413</text:p>
          </table:table-cell>
          <table:table-cell office:value-type="float" office:value="0.126163229680824" calcext:value-type="float">
            <text:p>0.126163229680824</text:p>
          </table:table-cell>
          <table:table-cell office:value-type="float" office:value="0.351163261281334" calcext:value-type="float">
            <text:p>0.351163261281334</text:p>
          </table:table-cell>
          <table:table-cell office:value-type="string" calcext:value-type="string">
            <text:p>https://twitter.com/NotOkay_brand/status/1613521628519960578</text:p>
          </table:table-cell>
        </table:table-row>
        <table:table-row table:style-name="ro1">
          <table:table-cell office:value-type="string" calcext:value-type="string">
            <text:p>input/data_formal_20240530-1342/meme/nspiresoft_20221228T062520/0.jpg</text:p>
          </table:table-cell>
          <table:table-cell office:value-type="string" calcext:value-type="string">
            <text:p>Pattern 6</text:p>
          </table:table-cell>
          <table:table-cell office:value-type="float" office:value="0.901221772895455" calcext:value-type="float">
            <text:p>0.901221772895455</text:p>
          </table:table-cell>
          <table:table-cell office:value-type="float" office:value="0.162053689790681" calcext:value-type="float">
            <text:p>0.162053689790681</text:p>
          </table:table-cell>
          <table:table-cell office:value-type="float" office:value="0.62999858067434" calcext:value-type="float">
            <text:p>0.62999858067434</text:p>
          </table:table-cell>
          <table:table-cell office:value-type="string" calcext:value-type="string">
            <text:p>https://twitter.com/nspiresoft/status/1607986034641625089</text:p>
          </table:table-cell>
        </table:table-row>
        <table:table-row table:style-name="ro1">
          <table:table-cell office:value-type="string" calcext:value-type="string">
            <text:p>input/data_formal_20240530-1342/meme/nspiresoft_20221228T062520/1.jpg</text:p>
          </table:table-cell>
          <table:table-cell office:value-type="string" calcext:value-type="string">
            <text:p>Pattern 6</text:p>
          </table:table-cell>
          <table:table-cell office:value-type="float" office:value="0.924445158666686" calcext:value-type="float">
            <text:p>0.924445158666686</text:p>
          </table:table-cell>
          <table:table-cell office:value-type="float" office:value="0.170722707436396" calcext:value-type="float">
            <text:p>0.170722707436396</text:p>
          </table:table-cell>
          <table:table-cell office:value-type="float" office:value="0.575340705468749" calcext:value-type="float">
            <text:p>0.575340705468749</text:p>
          </table:table-cell>
          <table:table-cell office:value-type="string" calcext:value-type="string">
            <text:p>https://twitter.com/nspiresoft/status/1607986034641625089</text:p>
          </table:table-cell>
        </table:table-row>
        <table:table-row table:style-name="ro1">
          <table:table-cell office:value-type="string" calcext:value-type="string">
            <text:p>input/data_formal_20240530-1342/meme/nspiresoft_20221228T062520/2.jpg</text:p>
          </table:table-cell>
          <table:table-cell office:value-type="string" calcext:value-type="string">
            <text:p>Pattern 6</text:p>
          </table:table-cell>
          <table:table-cell office:value-type="float" office:value="0.89304991081497" calcext:value-type="float">
            <text:p>0.89304991081497</text:p>
          </table:table-cell>
          <table:table-cell office:value-type="float" office:value="0.215095490558581" calcext:value-type="float">
            <text:p>0.215095490558581</text:p>
          </table:table-cell>
          <table:table-cell office:value-type="float" office:value="0.596999554232777" calcext:value-type="float">
            <text:p>0.596999554232777</text:p>
          </table:table-cell>
          <table:table-cell office:value-type="string" calcext:value-type="string">
            <text:p>https://twitter.com/nspiresoft/status/1607986034641625089</text:p>
          </table:table-cell>
        </table:table-row>
        <table:table-row table:style-name="ro1">
          <table:table-cell office:value-type="string" calcext:value-type="string">
            <text:p>input/data_formal_20240530-1342/meme/nspiresoft_20221228T062520/3.jpg</text:p>
          </table:table-cell>
          <table:table-cell office:value-type="string" calcext:value-type="string">
            <text:p>Pattern 4</text:p>
          </table:table-cell>
          <table:table-cell office:value-type="float" office:value="0.890411007339458" calcext:value-type="float">
            <text:p>0.890411007339458</text:p>
          </table:table-cell>
          <table:table-cell office:value-type="float" office:value="0.0893571958859023" calcext:value-type="float">
            <text:p>0.0893571958859023</text:p>
          </table:table-cell>
          <table:table-cell office:value-type="float" office:value="0.809439350031687" calcext:value-type="float">
            <text:p>0.809439350031687</text:p>
          </table:table-cell>
          <table:table-cell office:value-type="string" calcext:value-type="string">
            <text:p>https://twitter.com/nspiresoft/status/1607986034641625089</text:p>
          </table:table-cell>
        </table:table-row>
        <table:table-row table:style-name="ro1">
          <table:table-cell office:value-type="string" calcext:value-type="string">
            <text:p>input/data_formal_20240530-1342/meme/nspiresoft_20230106T051241/0.jpg</text:p>
          </table:table-cell>
          <table:table-cell office:value-type="string" calcext:value-type="string">
            <text:p>Pattern 6</text:p>
          </table:table-cell>
          <table:table-cell office:value-type="float" office:value="0.895227003504874" calcext:value-type="float">
            <text:p>0.895227003504874</text:p>
          </table:table-cell>
          <table:table-cell office:value-type="float" office:value="0.100648193682238" calcext:value-type="float">
            <text:p>0.100648193682238</text:p>
          </table:table-cell>
          <table:table-cell office:value-type="float" office:value="0.546303634386513" calcext:value-type="float">
            <text:p>0.546303634386513</text:p>
          </table:table-cell>
          <table:table-cell office:value-type="string" calcext:value-type="string">
            <text:p>https://twitter.com/nspiresoft/status/1611229245283663875</text:p>
          </table:table-cell>
        </table:table-row>
        <table:table-row table:style-name="ro1">
          <table:table-cell office:value-type="string" calcext:value-type="string">
            <text:p>input/data_formal_20240530-1342/meme/nspiresoft_20230106T051241/1.jpg</text:p>
          </table:table-cell>
          <table:table-cell office:value-type="string" calcext:value-type="string">
            <text:p>Pattern 6</text:p>
          </table:table-cell>
          <table:table-cell office:value-type="float" office:value="0.92973929747147" calcext:value-type="float">
            <text:p>0.92973929747147</text:p>
          </table:table-cell>
          <table:table-cell office:value-type="float" office:value="0.144075331904656" calcext:value-type="float">
            <text:p>0.144075331904656</text:p>
          </table:table-cell>
          <table:table-cell office:value-type="float" office:value="0.513979598575423" calcext:value-type="float">
            <text:p>0.513979598575423</text:p>
          </table:table-cell>
          <table:table-cell office:value-type="string" calcext:value-type="string">
            <text:p>https://twitter.com/nspiresoft/status/1611229245283663875</text:p>
          </table:table-cell>
        </table:table-row>
        <table:table-row table:style-name="ro1">
          <table:table-cell office:value-type="string" calcext:value-type="string">
            <text:p>input/data_formal_20240530-1342/meme/nspiresoft_20230106T051241/2.jpg</text:p>
          </table:table-cell>
          <table:table-cell office:value-type="string" calcext:value-type="string">
            <text:p>Pattern 6</text:p>
          </table:table-cell>
          <table:table-cell office:value-type="float" office:value="0.865691036570694" calcext:value-type="float">
            <text:p>0.865691036570694</text:p>
          </table:table-cell>
          <table:table-cell office:value-type="float" office:value="0.181211068332033" calcext:value-type="float">
            <text:p>0.181211068332033</text:p>
          </table:table-cell>
          <table:table-cell office:value-type="float" office:value="0.65815878606334" calcext:value-type="float">
            <text:p>0.65815878606334</text:p>
          </table:table-cell>
          <table:table-cell office:value-type="string" calcext:value-type="string">
            <text:p>https://twitter.com/nspiresoft/status/1611229245283663875</text:p>
          </table:table-cell>
        </table:table-row>
        <table:table-row table:style-name="ro1">
          <table:table-cell office:value-type="string" calcext:value-type="string">
            <text:p>input/data_formal_20240530-1342/meme/nspiresoft_20230106T051241/3.jpg</text:p>
          </table:table-cell>
          <table:table-cell office:value-type="string" calcext:value-type="string">
            <text:p>Pattern 6</text:p>
          </table:table-cell>
          <table:table-cell office:value-type="float" office:value="0.875287446167745" calcext:value-type="float">
            <text:p>0.875287446167745</text:p>
          </table:table-cell>
          <table:table-cell office:value-type="float" office:value="0.106001940601539" calcext:value-type="float">
            <text:p>0.106001940601539</text:p>
          </table:table-cell>
          <table:table-cell office:value-type="float" office:value="0.533480108184341" calcext:value-type="float">
            <text:p>0.533480108184341</text:p>
          </table:table-cell>
          <table:table-cell office:value-type="string" calcext:value-type="string">
            <text:p>https://twitter.com/nspiresoft/status/1611229245283663875</text:p>
          </table:table-cell>
        </table:table-row>
        <table:table-row table:style-name="ro1">
          <table:table-cell office:value-type="string" calcext:value-type="string">
            <text:p>input/data_formal_20240530-1342/meme/nukepowermemes_20230212T133122/0.jpg</text:p>
          </table:table-cell>
          <table:table-cell office:value-type="string" calcext:value-type="string">
            <text:p>Pattern 6</text:p>
          </table:table-cell>
          <table:table-cell office:value-type="float" office:value="0.972598493500945" calcext:value-type="float">
            <text:p>0.972598493500945</text:p>
          </table:table-cell>
          <table:table-cell office:value-type="float" office:value="0.170813455545756" calcext:value-type="float">
            <text:p>0.170813455545756</text:p>
          </table:table-cell>
          <table:table-cell office:value-type="float" office:value="0.358651575176614" calcext:value-type="float">
            <text:p>0.358651575176614</text:p>
          </table:table-cell>
          <table:table-cell office:value-type="string" calcext:value-type="string">
            <text:p>https://twitter.com/heybeerman04/status/1624763181263638535</text:p>
          </table:table-cell>
        </table:table-row>
        <table:table-row table:style-name="ro1">
          <table:table-cell office:value-type="string" calcext:value-type="string">
            <text:p>input/data_formal_20240530-1342/meme/Nutribs_20230130T040328/0.jpg</text:p>
          </table:table-cell>
          <table:table-cell office:value-type="string" calcext:value-type="string">
            <text:p>Pattern 1</text:p>
          </table:table-cell>
          <table:table-cell office:value-type="float" office:value="0.954697583244839" calcext:value-type="float">
            <text:p>0.954697583244839</text:p>
          </table:table-cell>
          <table:table-cell office:value-type="float" office:value="0.118911966254575" calcext:value-type="float">
            <text:p>0.118911966254575</text:p>
          </table:table-cell>
          <table:table-cell office:value-type="float" office:value="0.405086662445744" calcext:value-type="float">
            <text:p>0.405086662445744</text:p>
          </table:table-cell>
          <table:table-cell office:value-type="string" calcext:value-type="string">
            <text:p>https://twitter.com/Nutribs/status/1619909133557465092</text:p>
          </table:table-cell>
        </table:table-row>
        <table:table-row table:style-name="ro1">
          <table:table-cell office:value-type="string" calcext:value-type="string">
            <text:p>input/data_formal_20240530-1342/meme/Nutribs_20230131T052115/0.jpg</text:p>
          </table:table-cell>
          <table:table-cell office:value-type="string" calcext:value-type="string">
            <text:p>Pattern 6</text:p>
          </table:table-cell>
          <table:table-cell office:value-type="float" office:value="0.974013265488685" calcext:value-type="float">
            <text:p>0.974013265488685</text:p>
          </table:table-cell>
          <table:table-cell office:value-type="float" office:value="0.153109831127719" calcext:value-type="float">
            <text:p>0.153109831127719</text:p>
          </table:table-cell>
          <table:table-cell office:value-type="float" office:value="0.413898193294647" calcext:value-type="float">
            <text:p>0.413898193294647</text:p>
          </table:table-cell>
          <table:table-cell office:value-type="string" calcext:value-type="string">
            <text:p>https://twitter.com/Nutribs/status/1620291094864093184</text:p>
          </table:table-cell>
        </table:table-row>
        <table:table-row table:style-name="ro1">
          <table:table-cell office:value-type="string" calcext:value-type="string">
            <text:p>input/data_formal_20240530-1342/meme/nutroyumm_20230322T113318/0.jpg</text:p>
          </table:table-cell>
          <table:table-cell office:value-type="string" calcext:value-type="string">
            <text:p>Pattern 1</text:p>
          </table:table-cell>
          <table:table-cell office:value-type="float" office:value="0.921374762179856" calcext:value-type="float">
            <text:p>0.921374762179856</text:p>
          </table:table-cell>
          <table:table-cell office:value-type="float" office:value="0.254685376452345" calcext:value-type="float">
            <text:p>0.254685376452345</text:p>
          </table:table-cell>
          <table:table-cell office:value-type="float" office:value="0.249413371339676" calcext:value-type="float">
            <text:p>0.249413371339676</text:p>
          </table:table-cell>
          <table:table-cell office:value-type="string" calcext:value-type="string">
            <text:p>https://twitter.com/sonkar_tanvi/status/1638753970310246400</text:p>
          </table:table-cell>
        </table:table-row>
        <table:table-row table:style-name="ro1">
          <table:table-cell office:value-type="string" calcext:value-type="string">
            <text:p>input/data_formal_20240530-1342/meme/nzdefi_20230205T231551/0.jpg</text:p>
          </table:table-cell>
          <table:table-cell office:value-type="string" calcext:value-type="string">
            <text:p>Pattern 6</text:p>
          </table:table-cell>
          <table:table-cell office:value-type="float" office:value="0.846540462380472" calcext:value-type="float">
            <text:p>0.846540462380472</text:p>
          </table:table-cell>
          <table:table-cell office:value-type="float" office:value="0.173148528793809" calcext:value-type="float">
            <text:p>0.173148528793809</text:p>
          </table:table-cell>
          <table:table-cell office:value-type="float" office:value="0.718009347956582" calcext:value-type="float">
            <text:p>0.718009347956582</text:p>
          </table:table-cell>
          <table:table-cell office:value-type="string" calcext:value-type="string">
            <text:p>https://twitter.com/petitwallflower/status/1622609230594187266</text:p>
          </table:table-cell>
        </table:table-row>
        <table:table-row table:style-name="ro1">
          <table:table-cell office:value-type="string" calcext:value-type="string">
            <text:p>input/data_formal_20240530-1342/meme/ObadeyiToluwani_20230403T090002/0.jpg</text:p>
          </table:table-cell>
          <table:table-cell office:value-type="string" calcext:value-type="string">
            <text:p>Pattern 3</text:p>
          </table:table-cell>
          <table:table-cell office:value-type="float" office:value="0.912185043542701" calcext:value-type="float">
            <text:p>0.912185043542701</text:p>
          </table:table-cell>
          <table:table-cell office:value-type="float" office:value="0.0928608523141458" calcext:value-type="float">
            <text:p>0.0928608523141458</text:p>
          </table:table-cell>
          <table:table-cell office:value-type="float" office:value="0.369546840950852" calcext:value-type="float">
            <text:p>0.369546840950852</text:p>
          </table:table-cell>
          <table:table-cell office:value-type="string" calcext:value-type="string">
            <text:p>https://twitter.com/ObadeyiToluwani/status/1642814202648621057</text:p>
          </table:table-cell>
        </table:table-row>
        <table:table-row table:style-name="ro1">
          <table:table-cell office:value-type="string" calcext:value-type="string">
            <text:p>input/data_formal_20240530-1342/meme/OctocubeJ_20230206T092617/0.jpg</text:p>
          </table:table-cell>
          <table:table-cell office:value-type="string" calcext:value-type="string">
            <text:p>Pattern 1</text:p>
          </table:table-cell>
          <table:table-cell office:value-type="float" office:value="0.904394166558228" calcext:value-type="float">
            <text:p>0.904394166558228</text:p>
          </table:table-cell>
          <table:table-cell office:value-type="float" office:value="0.229343365687239" calcext:value-type="float">
            <text:p>0.229343365687239</text:p>
          </table:table-cell>
          <table:table-cell office:value-type="float" office:value="0.356311302630471" calcext:value-type="float">
            <text:p>0.356311302630471</text:p>
          </table:table-cell>
          <table:table-cell office:value-type="string" calcext:value-type="string">
            <text:p>https://twitter.com/HeroOfEquestria/status/1622544247248535553</text:p>
          </table:table-cell>
        </table:table-row>
        <table:table-row table:style-name="ro1">
          <table:table-cell office:value-type="string" calcext:value-type="string">
            <text:p>input/data_formal_20240530-1342/meme/Octomasandied_20230201T235348/0.jpg</text:p>
          </table:table-cell>
          <table:table-cell office:value-type="string" calcext:value-type="string">
            <text:p>Pattern 3</text:p>
          </table:table-cell>
          <table:table-cell office:value-type="float" office:value="0.872913288409604" calcext:value-type="float">
            <text:p>0.872913288409604</text:p>
          </table:table-cell>
          <table:table-cell office:value-type="float" office:value="0.14048634612405" calcext:value-type="float">
            <text:p>0.14048634612405</text:p>
          </table:table-cell>
          <table:table-cell office:value-type="float" office:value="0.494870628773335" calcext:value-type="float">
            <text:p>0.494870628773335</text:p>
          </table:table-cell>
          <table:table-cell office:value-type="string" calcext:value-type="string">
            <text:p>https://twitter.com/Octomasandied/status/1620933464273854466</text:p>
          </table:table-cell>
        </table:table-row>
        <table:table-row table:style-name="ro1">
          <table:table-cell office:value-type="string" calcext:value-type="string">
            <text:p>input/data_formal_20240530-1342/meme/OfficialTEB_20230212T164000/0.jpg</text:p>
          </table:table-cell>
          <table:table-cell office:value-type="string" calcext:value-type="string">
            <text:p>Pattern 1</text:p>
          </table:table-cell>
          <table:table-cell office:value-type="float" office:value="0.939672385584302" calcext:value-type="float">
            <text:p>0.939672385584302</text:p>
          </table:table-cell>
          <table:table-cell office:value-type="float" office:value="0.190778838597514" calcext:value-type="float">
            <text:p>0.190778838597514</text:p>
          </table:table-cell>
          <table:table-cell office:value-type="float" office:value="0.343920011667844" calcext:value-type="float">
            <text:p>0.343920011667844</text:p>
          </table:table-cell>
          <table:table-cell office:value-type="string" calcext:value-type="string">
            <text:p>https://twitter.com/OfficialTEB/status/1624810562218598401</text:p>
          </table:table-cell>
        </table:table-row>
        <table:table-row table:style-name="ro1">
          <table:table-cell office:value-type="string" calcext:value-type="string">
            <text:p>input/data_formal_20240530-1342/meme/OfficialToneOp_20230206T153040/0.jpg</text:p>
          </table:table-cell>
          <table:table-cell office:value-type="string" calcext:value-type="string">
            <text:p>Pattern 6</text:p>
          </table:table-cell>
          <table:table-cell office:value-type="float" office:value="0.986506298747445" calcext:value-type="float">
            <text:p>0.986506298747445</text:p>
          </table:table-cell>
          <table:table-cell office:value-type="float" office:value="0.202738545789962" calcext:value-type="float">
            <text:p>0.202738545789962</text:p>
          </table:table-cell>
          <table:table-cell office:value-type="float" office:value="0.367833819899535" calcext:value-type="float">
            <text:p>0.367833819899535</text:p>
          </table:table-cell>
          <table:table-cell office:value-type="string" calcext:value-type="string">
            <text:p>https://twitter.com/OfficialToneOp/status/1622618788633153538</text:p>
          </table:table-cell>
        </table:table-row>
        <table:table-row table:style-name="ro1">
          <table:table-cell office:value-type="string" calcext:value-type="string">
            <text:p>input/data_formal_20240530-1342/meme/ohcomrade1_20230131T183118/0.jpg</text:p>
          </table:table-cell>
          <table:table-cell office:value-type="string" calcext:value-type="string">
            <text:p>Pattern 3</text:p>
          </table:table-cell>
          <table:table-cell office:value-type="float" office:value="0.945934797558853" calcext:value-type="float">
            <text:p>0.945934797558853</text:p>
          </table:table-cell>
          <table:table-cell office:value-type="float" office:value="0.268513046649316" calcext:value-type="float">
            <text:p>0.268513046649316</text:p>
          </table:table-cell>
          <table:table-cell office:value-type="float" office:value="0.441865984520947" calcext:value-type="float">
            <text:p>0.441865984520947</text:p>
          </table:table-cell>
          <table:table-cell office:value-type="string" calcext:value-type="string">
            <text:p>https://twitter.com/nat108game/status/1620494613231579136</text:p>
          </table:table-cell>
        </table:table-row>
        <table:table-row table:style-name="ro1">
          <table:table-cell office:value-type="string" calcext:value-type="string">
            <text:p>input/data_formal_20240530-1342/meme/OliviaL35434458_20221227T235407/0.jpg</text:p>
          </table:table-cell>
          <table:table-cell office:value-type="string" calcext:value-type="string">
            <text:p>Pattern 3</text:p>
          </table:table-cell>
          <table:table-cell office:value-type="float" office:value="0.876148068289098" calcext:value-type="float">
            <text:p>0.876148068289098</text:p>
          </table:table-cell>
          <table:table-cell office:value-type="float" office:value="0.226335254960192" calcext:value-type="float">
            <text:p>0.226335254960192</text:p>
          </table:table-cell>
          <table:table-cell office:value-type="float" office:value="0.440863868458723" calcext:value-type="float">
            <text:p>0.440863868458723</text:p>
          </table:table-cell>
          <table:table-cell office:value-type="string" calcext:value-type="string">
            <text:p>https://twitter.com/OliviaL35434458/status/1607887583576739840</text:p>
          </table:table-cell>
        </table:table-row>
        <table:table-row table:style-name="ro1">
          <table:table-cell office:value-type="string" calcext:value-type="string">
            <text:p>input/data_formal_20240530-1342/meme/OliviaM60_20221118T084202/0.jpg</text:p>
          </table:table-cell>
          <table:table-cell office:value-type="string" calcext:value-type="string">
            <text:p>Pattern 6</text:p>
          </table:table-cell>
          <table:table-cell office:value-type="float" office:value="1.02189971911204" calcext:value-type="float">
            <text:p>1.02189971911204</text:p>
          </table:table-cell>
          <table:table-cell office:value-type="float" office:value="0.139946109445126" calcext:value-type="float">
            <text:p>0.139946109445126</text:p>
          </table:table-cell>
          <table:table-cell office:value-type="float" office:value="0.411659607094316" calcext:value-type="float">
            <text:p>0.411659607094316</text:p>
          </table:table-cell>
          <table:table-cell office:value-type="string" calcext:value-type="string">
            <text:p>https://twitter.com/OnlyGods8/status/1611237997651046401</text:p>
          </table:table-cell>
        </table:table-row>
        <table:table-row table:style-name="ro1">
          <table:table-cell office:value-type="string" calcext:value-type="string">
            <text:p>input/data_formal_20240530-1342/meme/ollendalf_20230206T150123/0.jpg</text:p>
          </table:table-cell>
          <table:table-cell office:value-type="string" calcext:value-type="string">
            <text:p>Pattern 3</text:p>
          </table:table-cell>
          <table:table-cell office:value-type="float" office:value="0.868616510379077" calcext:value-type="float">
            <text:p>0.868616510379077</text:p>
          </table:table-cell>
          <table:table-cell office:value-type="float" office:value="0.0987932561730849" calcext:value-type="float">
            <text:p>0.0987932561730849</text:p>
          </table:table-cell>
          <table:table-cell office:value-type="float" office:value="0.38223653717276" calcext:value-type="float">
            <text:p>0.38223653717276</text:p>
          </table:table-cell>
          <table:table-cell office:value-type="string" calcext:value-type="string">
            <text:p>https://twitter.com/ollendalf/status/1622611418154516481</text:p>
          </table:table-cell>
        </table:table-row>
        <table:table-row table:style-name="ro1">
          <table:table-cell office:value-type="string" calcext:value-type="string">
            <text:p>input/data_formal_20240530-1342/meme/olobojay_20230131T200310/0.jpg</text:p>
          </table:table-cell>
          <table:table-cell office:value-type="string" calcext:value-type="string">
            <text:p>Pattern 6</text:p>
          </table:table-cell>
          <table:table-cell office:value-type="float" office:value="0.964156961198504" calcext:value-type="float">
            <text:p>0.964156961198504</text:p>
          </table:table-cell>
          <table:table-cell office:value-type="float" office:value="0.178619275076597" calcext:value-type="float">
            <text:p>0.178619275076597</text:p>
          </table:table-cell>
          <table:table-cell office:value-type="float" office:value="0.608954507084072" calcext:value-type="float">
            <text:p>0.608954507084072</text:p>
          </table:table-cell>
          <table:table-cell office:value-type="string" calcext:value-type="string">
            <text:p>https://twitter.com/EbiMila/status/1620912768076627975</text:p>
          </table:table-cell>
        </table:table-row>
        <table:table-row table:style-name="ro1">
          <table:table-cell office:value-type="string" calcext:value-type="string">
            <text:p>input/data_formal_20240530-1342/meme/olobojay_20230131T200733/0.jpg</text:p>
          </table:table-cell>
          <table:table-cell office:value-type="string" calcext:value-type="string">
            <text:p>Pattern 6</text:p>
          </table:table-cell>
          <table:table-cell office:value-type="float" office:value="0.901708878653313" calcext:value-type="float">
            <text:p>0.901708878653313</text:p>
          </table:table-cell>
          <table:table-cell office:value-type="float" office:value="0.0879470408008919" calcext:value-type="float">
            <text:p>0.0879470408008919</text:p>
          </table:table-cell>
          <table:table-cell office:value-type="float" office:value="0.660278482213678" calcext:value-type="float">
            <text:p>0.660278482213678</text:p>
          </table:table-cell>
          <table:table-cell office:value-type="string" calcext:value-type="string">
            <text:p>https://twitter.com/EbiMila/status/1620912745314140180</text:p>
          </table:table-cell>
        </table:table-row>
        <table:table-row table:style-name="ro1">
          <table:table-cell office:value-type="string" calcext:value-type="string">
            <text:p>input/data_formal_20240530-1342/meme/olobojay_20230201T163310/0.jpg</text:p>
          </table:table-cell>
          <table:table-cell office:value-type="string" calcext:value-type="string">
            <text:p>Pattern 6</text:p>
          </table:table-cell>
          <table:table-cell office:value-type="float" office:value="0.8908285767821" calcext:value-type="float">
            <text:p>0.8908285767821</text:p>
          </table:table-cell>
          <table:table-cell office:value-type="float" office:value="0.118445932589014" calcext:value-type="float">
            <text:p>0.118445932589014</text:p>
          </table:table-cell>
          <table:table-cell office:value-type="float" office:value="0.635054901007527" calcext:value-type="float">
            <text:p>0.635054901007527</text:p>
          </table:table-cell>
          <table:table-cell office:value-type="string" calcext:value-type="string">
            <text:p>https://twitter.com/Kensermo/status/1620914197092773888</text:p>
          </table:table-cell>
        </table:table-row>
        <table:table-row table:style-name="ro1">
          <table:table-cell office:value-type="string" calcext:value-type="string">
            <text:p>input/data_formal_20240530-1342/meme/olobojay_20230201T163653/0.jpg</text:p>
          </table:table-cell>
          <table:table-cell office:value-type="string" calcext:value-type="string">
            <text:p>Pattern 6</text:p>
          </table:table-cell>
          <table:table-cell office:value-type="float" office:value="0.952269396995961" calcext:value-type="float">
            <text:p>0.952269396995961</text:p>
          </table:table-cell>
          <table:table-cell office:value-type="float" office:value="0.168132697549989" calcext:value-type="float">
            <text:p>0.168132697549989</text:p>
          </table:table-cell>
          <table:table-cell office:value-type="float" office:value="0.609201402156886" calcext:value-type="float">
            <text:p>0.609201402156886</text:p>
          </table:table-cell>
          <table:table-cell office:value-type="string" calcext:value-type="string">
            <text:p>https://twitter.com/Kensermo/status/1620914167057371139</text:p>
          </table:table-cell>
        </table:table-row>
        <table:table-row table:style-name="ro1">
          <table:table-cell office:value-type="string" calcext:value-type="string">
            <text:p>input/data_formal_20240530-1342/meme/OMARBAR62525844_20230202T013502/0.jpg</text:p>
          </table:table-cell>
          <table:table-cell office:value-type="string" calcext:value-type="string">
            <text:p>Pattern 1</text:p>
          </table:table-cell>
          <table:table-cell office:value-type="float" office:value="0.913175084306158" calcext:value-type="float">
            <text:p>0.913175084306158</text:p>
          </table:table-cell>
          <table:table-cell office:value-type="float" office:value="0.227208145744394" calcext:value-type="float">
            <text:p>0.227208145744394</text:p>
          </table:table-cell>
          <table:table-cell office:value-type="float" office:value="0.338208785746209" calcext:value-type="float">
            <text:p>0.338208785746209</text:p>
          </table:table-cell>
          <table:table-cell office:value-type="string" calcext:value-type="string">
            <text:p>https://twitter.com/OMARBAR62525844/status/1620958942024318979</text:p>
          </table:table-cell>
        </table:table-row>
        <table:table-row table:style-name="ro1">
          <table:table-cell office:value-type="string" calcext:value-type="string">
            <text:p>input/data_formal_20240530-1342/meme/OMARBAR62525844_20230202T013808/0.jpg</text:p>
          </table:table-cell>
          <table:table-cell office:value-type="string" calcext:value-type="string">
            <text:p>Pattern 1</text:p>
          </table:table-cell>
          <table:table-cell office:value-type="float" office:value="0.90891064089471" calcext:value-type="float">
            <text:p>0.90891064089471</text:p>
          </table:table-cell>
          <table:table-cell office:value-type="float" office:value="0.234740851825247" calcext:value-type="float">
            <text:p>0.234740851825247</text:p>
          </table:table-cell>
          <table:table-cell office:value-type="float" office:value="0.329307581677982" calcext:value-type="float">
            <text:p>0.329307581677982</text:p>
          </table:table-cell>
          <table:table-cell office:value-type="string" calcext:value-type="string">
            <text:p>https://twitter.com/OMARBAR62525844/status/1620959722575904769</text:p>
          </table:table-cell>
        </table:table-row>
        <table:table-row table:style-name="ro1">
          <table:table-cell office:value-type="string" calcext:value-type="string">
            <text:p>input/data_formal_20240530-1342/meme/OMARBAR62525844_20230202T013822/0.jpg</text:p>
          </table:table-cell>
          <table:table-cell office:value-type="string" calcext:value-type="string">
            <text:p>Pattern 1</text:p>
          </table:table-cell>
          <table:table-cell office:value-type="float" office:value="0.913175084306158" calcext:value-type="float">
            <text:p>0.913175084306158</text:p>
          </table:table-cell>
          <table:table-cell office:value-type="float" office:value="0.227208145744394" calcext:value-type="float">
            <text:p>0.227208145744394</text:p>
          </table:table-cell>
          <table:table-cell office:value-type="float" office:value="0.338208785746209" calcext:value-type="float">
            <text:p>0.338208785746209</text:p>
          </table:table-cell>
          <table:table-cell office:value-type="string" calcext:value-type="string">
            <text:p>https://twitter.com/OMARBAR62525844/status/1620959782525083649</text:p>
          </table:table-cell>
        </table:table-row>
        <table:table-row table:style-name="ro1">
          <table:table-cell office:value-type="string" calcext:value-type="string">
            <text:p>input/data_formal_20240530-1342/meme/OMARBAR62525844_20230202T013901/0.jpg</text:p>
          </table:table-cell>
          <table:table-cell office:value-type="string" calcext:value-type="string">
            <text:p>Pattern 1</text:p>
          </table:table-cell>
          <table:table-cell office:value-type="float" office:value="0.895487588920853" calcext:value-type="float">
            <text:p>0.895487588920853</text:p>
          </table:table-cell>
          <table:table-cell office:value-type="float" office:value="0.205758087848562" calcext:value-type="float">
            <text:p>0.205758087848562</text:p>
          </table:table-cell>
          <table:table-cell office:value-type="float" office:value="0.407140103146854" calcext:value-type="float">
            <text:p>0.407140103146854</text:p>
          </table:table-cell>
          <table:table-cell office:value-type="string" calcext:value-type="string">
            <text:p>https://twitter.com/OMARBAR62525844/status/1620959945503178752</text:p>
          </table:table-cell>
        </table:table-row>
        <table:table-row table:style-name="ro1">
          <table:table-cell office:value-type="string" calcext:value-type="string">
            <text:p>input/data_formal_20240530-1342/meme/omegachaosmon_20230106T062951/0.jpg</text:p>
          </table:table-cell>
          <table:table-cell office:value-type="string" calcext:value-type="string">
            <text:p>Pattern 3</text:p>
          </table:table-cell>
          <table:table-cell office:value-type="float" office:value="0.898098270537291" calcext:value-type="float">
            <text:p>0.898098270537291</text:p>
          </table:table-cell>
          <table:table-cell office:value-type="float" office:value="0.18393872999775" calcext:value-type="float">
            <text:p>0.18393872999775</text:p>
          </table:table-cell>
          <table:table-cell office:value-type="float" office:value="0.482336239877117" calcext:value-type="float">
            <text:p>0.482336239877117</text:p>
          </table:table-cell>
          <table:table-cell office:value-type="string" calcext:value-type="string">
            <text:p>https://twitter.com/omegachaosmon/status/1611248661597671427</text:p>
          </table:table-cell>
        </table:table-row>
        <table:table-row table:style-name="ro1">
          <table:table-cell office:value-type="string" calcext:value-type="string">
            <text:p>input/data_formal_20240530-1342/meme/omgvirals1_20230111T215538/0.jpg</text:p>
          </table:table-cell>
          <table:table-cell office:value-type="string" calcext:value-type="string">
            <text:p>Pattern 1</text:p>
          </table:table-cell>
          <table:table-cell office:value-type="float" office:value="0.903590932470593" calcext:value-type="float">
            <text:p>0.903590932470593</text:p>
          </table:table-cell>
          <table:table-cell office:value-type="float" office:value="0.140356942834083" calcext:value-type="float">
            <text:p>0.140356942834083</text:p>
          </table:table-cell>
          <table:table-cell office:value-type="float" office:value="0.285227816668947" calcext:value-type="float">
            <text:p>0.285227816668947</text:p>
          </table:table-cell>
          <table:table-cell office:value-type="string" calcext:value-type="string">
            <text:p>https://twitter.com/omgvirals1/status/1613293583863275520</text:p>
          </table:table-cell>
        </table:table-row>
        <table:table-row table:style-name="ro1">
          <table:table-cell office:value-type="string" calcext:value-type="string">
            <text:p>input/data_formal_20240530-1342/meme/omgvirals1_20230111T215928/0.jpg</text:p>
          </table:table-cell>
          <table:table-cell office:value-type="string" calcext:value-type="string">
            <text:p>Pattern 1</text:p>
          </table:table-cell>
          <table:table-cell office:value-type="float" office:value="0.894700500141979" calcext:value-type="float">
            <text:p>0.894700500141979</text:p>
          </table:table-cell>
          <table:table-cell office:value-type="float" office:value="0.223665201148223" calcext:value-type="float">
            <text:p>0.223665201148223</text:p>
          </table:table-cell>
          <table:table-cell office:value-type="float" office:value="0.260896746095073" calcext:value-type="float">
            <text:p>0.260896746095073</text:p>
          </table:table-cell>
          <table:table-cell office:value-type="string" calcext:value-type="string">
            <text:p>https://twitter.com/omgvirals1/status/1613294547781705733</text:p>
          </table:table-cell>
        </table:table-row>
        <table:table-row table:style-name="ro1">
          <table:table-cell office:value-type="string" calcext:value-type="string">
            <text:p>input/data_formal_20240530-1342/meme/omnihorse_NFT_20230111T232319/0.jpg</text:p>
          </table:table-cell>
          <table:table-cell office:value-type="string" calcext:value-type="string">
            <text:p>Pattern 6</text:p>
          </table:table-cell>
          <table:table-cell office:value-type="float" office:value="0.926804518157364" calcext:value-type="float">
            <text:p>0.926804518157364</text:p>
          </table:table-cell>
          <table:table-cell office:value-type="float" office:value="0.228020062295859" calcext:value-type="float">
            <text:p>0.228020062295859</text:p>
          </table:table-cell>
          <table:table-cell office:value-type="float" office:value="0.365606129914201" calcext:value-type="float">
            <text:p>0.365606129914201</text:p>
          </table:table-cell>
          <table:table-cell office:value-type="string" calcext:value-type="string">
            <text:p>https://twitter.com/omnihorse_NFT/status/1613315648314306562</text:p>
          </table:table-cell>
        </table:table-row>
        <table:table-row table:style-name="ro1">
          <table:table-cell office:value-type="string" calcext:value-type="string">
            <text:p>input/data_formal_20240530-1342/meme/onethelast646_20230316T000311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onethelast646/status/1636156119767760898</text:p>
          </table:table-cell>
        </table:table-row>
        <table:table-row table:style-name="ro1">
          <table:table-cell office:value-type="string" calcext:value-type="string">
            <text:p>input/data_formal_20240530-1342/meme/onethelast646_20230316T000425/0.jpg</text:p>
          </table:table-cell>
          <table:table-cell office:value-type="string" calcext:value-type="string">
            <text:p>Pattern 6</text:p>
          </table:table-cell>
          <table:table-cell office:value-type="float" office:value="0.956955047447296" calcext:value-type="float">
            <text:p>0.956955047447296</text:p>
          </table:table-cell>
          <table:table-cell office:value-type="float" office:value="0.225847181319233" calcext:value-type="float">
            <text:p>0.225847181319233</text:p>
          </table:table-cell>
          <table:table-cell office:value-type="float" office:value="0.446009382968803" calcext:value-type="float">
            <text:p>0.446009382968803</text:p>
          </table:table-cell>
          <table:table-cell office:value-type="string" calcext:value-type="string">
            <text:p>https://twitter.com/onethelast646/status/1636156430343454723</text:p>
          </table:table-cell>
        </table:table-row>
        <table:table-row table:style-name="ro1">
          <table:table-cell office:value-type="string" calcext:value-type="string">
            <text:p>input/data_formal_20240530-1342/meme/OnGraph_20230105T101804/0.jpg</text:p>
          </table:table-cell>
          <table:table-cell office:value-type="string" calcext:value-type="string">
            <text:p>Pattern 4</text:p>
          </table:table-cell>
          <table:table-cell office:value-type="float" office:value="0.7198435158444" calcext:value-type="float">
            <text:p>0.7198435158444</text:p>
          </table:table-cell>
          <table:table-cell office:value-type="float" office:value="0.0624170938506349" calcext:value-type="float">
            <text:p>0.0624170938506349</text:p>
          </table:table-cell>
          <table:table-cell office:value-type="float" office:value="0.842358854857401" calcext:value-type="float">
            <text:p>0.842358854857401</text:p>
          </table:table-cell>
          <table:table-cell office:value-type="string" calcext:value-type="string">
            <text:p>https://twitter.com/OnGraph/status/1610943708291305473</text:p>
          </table:table-cell>
        </table:table-row>
        <table:table-row table:style-name="ro1">
          <table:table-cell office:value-type="string" calcext:value-type="string">
            <text:p>input/data_formal_20240530-1342/meme/onlyme77604899_20230322T173907/0.jpg</text:p>
          </table:table-cell>
          <table:table-cell office:value-type="string" calcext:value-type="string">
            <text:p>Pattern 1</text:p>
          </table:table-cell>
          <table:table-cell office:value-type="float" office:value="0.953059522127615" calcext:value-type="float">
            <text:p>0.953059522127615</text:p>
          </table:table-cell>
          <table:table-cell office:value-type="float" office:value="0.0802530108387405" calcext:value-type="float">
            <text:p>0.0802530108387405</text:p>
          </table:table-cell>
          <table:table-cell office:value-type="float" office:value="0.27245901849437" calcext:value-type="float">
            <text:p>0.27245901849437</text:p>
          </table:table-cell>
          <table:table-cell office:value-type="string" calcext:value-type="string">
            <text:p>https://twitter.com/onlyme77604899/status/1638596178202828816</text:p>
          </table:table-cell>
        </table:table-row>
        <table:table-row table:style-name="ro1">
          <table:table-cell office:value-type="string" calcext:value-type="string">
            <text:p>input/data_formal_20240530-1342/meme/oo_zamazu_oo_20230202T020836/0.jpg</text:p>
          </table:table-cell>
          <table:table-cell office:value-type="string" calcext:value-type="string">
            <text:p>Pattern 1</text:p>
          </table:table-cell>
          <table:table-cell office:value-type="float" office:value="0.976003837334984" calcext:value-type="float">
            <text:p>0.976003837334984</text:p>
          </table:table-cell>
          <table:table-cell office:value-type="float" office:value="0.191776399497163" calcext:value-type="float">
            <text:p>0.191776399497163</text:p>
          </table:table-cell>
          <table:table-cell office:value-type="float" office:value="0.252414417705029" calcext:value-type="float">
            <text:p>0.252414417705029</text:p>
          </table:table-cell>
          <table:table-cell office:value-type="string" calcext:value-type="string">
            <text:p>https://twitter.com/oo_zamazu_oo/status/1620967390522523648</text:p>
          </table:table-cell>
        </table:table-row>
        <table:table-row table:style-name="ro1">
          <table:table-cell office:value-type="string" calcext:value-type="string">
            <text:p>input/data_formal_20240530-1342/meme/ORI_oriio_20230315T155851/0.jpg</text:p>
          </table:table-cell>
          <table:table-cell office:value-type="string" calcext:value-type="string">
            <text:p>Pattern 3</text:p>
          </table:table-cell>
          <table:table-cell office:value-type="float" office:value="0.907419998956345" calcext:value-type="float">
            <text:p>0.907419998956345</text:p>
          </table:table-cell>
          <table:table-cell office:value-type="float" office:value="0.12156571027671" calcext:value-type="float">
            <text:p>0.12156571027671</text:p>
          </table:table-cell>
          <table:table-cell office:value-type="float" office:value="0.344263508362855" calcext:value-type="float">
            <text:p>0.344263508362855</text:p>
          </table:table-cell>
          <table:table-cell office:value-type="string" calcext:value-type="string">
            <text:p>https://twitter.com/vDYKtgL1GgENgqH/status/1636187262240325634</text:p>
          </table:table-cell>
        </table:table-row>
        <table:table-row table:style-name="ro1">
          <table:table-cell office:value-type="string" calcext:value-type="string">
            <text:p>input/data_formal_20240530-1342/meme/Osoartsconcept1_20230125T063815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DianeMwavita/status/1618137882329485313</text:p>
          </table:table-cell>
        </table:table-row>
        <table:table-row table:style-name="ro1">
          <table:table-cell office:value-type="string" calcext:value-type="string">
            <text:p>input/data_formal_20240530-1342/meme/Osoartsconcept1_20230125T063815/1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DianeMwavita/status/1618137882329485313</text:p>
          </table:table-cell>
        </table:table-row>
        <table:table-row table:style-name="ro1">
          <table:table-cell office:value-type="string" calcext:value-type="string">
            <text:p>input/data_formal_20240530-1342/meme/Osoartsconcept1_20230125T063815/2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DianeMwavita/status/1618137882329485313</text:p>
          </table:table-cell>
        </table:table-row>
        <table:table-row table:style-name="ro1">
          <table:table-cell office:value-type="string" calcext:value-type="string">
            <text:p>input/data_formal_20240530-1342/meme/overnight_jobs_20230111T234101/0.jpg</text:p>
          </table:table-cell>
          <table:table-cell office:value-type="string" calcext:value-type="string">
            <text:p>Pattern 1</text:p>
          </table:table-cell>
          <table:table-cell office:value-type="float" office:value="0.929819635987824" calcext:value-type="float">
            <text:p>0.929819635987824</text:p>
          </table:table-cell>
          <table:table-cell office:value-type="float" office:value="0.116006647503794" calcext:value-type="float">
            <text:p>0.116006647503794</text:p>
          </table:table-cell>
          <table:table-cell office:value-type="float" office:value="0.245739070594233" calcext:value-type="float">
            <text:p>0.245739070594233</text:p>
          </table:table-cell>
          <table:table-cell office:value-type="string" calcext:value-type="string">
            <text:p>https://twitter.com/overnight_jobs/status/1613320105160577029</text:p>
          </table:table-cell>
        </table:table-row>
        <table:table-row table:style-name="ro1">
          <table:table-cell office:value-type="string" calcext:value-type="string">
            <text:p>input/data_formal_20240530-1342/meme/OwnRadha_20230106T082832/0.jpg</text:p>
          </table:table-cell>
          <table:table-cell office:value-type="string" calcext:value-type="string">
            <text:p>Pattern 3</text:p>
          </table:table-cell>
          <table:table-cell office:value-type="float" office:value="0.89465016424956" calcext:value-type="float">
            <text:p>0.89465016424956</text:p>
          </table:table-cell>
          <table:table-cell office:value-type="float" office:value="0.180988837189842" calcext:value-type="float">
            <text:p>0.180988837189842</text:p>
          </table:table-cell>
          <table:table-cell office:value-type="float" office:value="0.295953590993276" calcext:value-type="float">
            <text:p>0.295953590993276</text:p>
          </table:table-cell>
          <table:table-cell office:value-type="string" calcext:value-type="string">
            <text:p>https://twitter.com/OwnRadha/status/1611278529391648769</text:p>
          </table:table-cell>
        </table:table-row>
        <table:table-row table:style-name="ro1">
          <table:table-cell office:value-type="string" calcext:value-type="string">
            <text:p>input/data_formal_20240530-1342/meme/OzarkNFT_20230201T222835/0.jpg</text:p>
          </table:table-cell>
          <table:table-cell office:value-type="string" calcext:value-type="string">
            <text:p>Pattern 1</text:p>
          </table:table-cell>
          <table:table-cell office:value-type="float" office:value="0.916799288345288" calcext:value-type="float">
            <text:p>0.916799288345288</text:p>
          </table:table-cell>
          <table:table-cell office:value-type="float" office:value="0.256474162608694" calcext:value-type="float">
            <text:p>0.256474162608694</text:p>
          </table:table-cell>
          <table:table-cell office:value-type="float" office:value="0.223689118874539" calcext:value-type="float">
            <text:p>0.223689118874539</text:p>
          </table:table-cell>
          <table:table-cell office:value-type="string" calcext:value-type="string">
            <text:p>https://twitter.com/NFTethRDY/status/1620912019179175937</text:p>
          </table:table-cell>
        </table:table-row>
        <table:table-row table:style-name="ro1">
          <table:table-cell office:value-type="string" calcext:value-type="string">
            <text:p>input/data_formal_20240530-1342/meme/p4ssion8p4triot_20230201T224907/0.jpg</text:p>
          </table:table-cell>
          <table:table-cell office:value-type="string" calcext:value-type="string">
            <text:p>Pattern 3</text:p>
          </table:table-cell>
          <table:table-cell office:value-type="float" office:value="0.91713264028441" calcext:value-type="float">
            <text:p>0.91713264028441</text:p>
          </table:table-cell>
          <table:table-cell office:value-type="float" office:value="0.216055085357605" calcext:value-type="float">
            <text:p>0.216055085357605</text:p>
          </table:table-cell>
          <table:table-cell office:value-type="float" office:value="0.370524338701261" calcext:value-type="float">
            <text:p>0.370524338701261</text:p>
          </table:table-cell>
          <table:table-cell office:value-type="string" calcext:value-type="string">
            <text:p>https://twitter.com/ZucksNemesis/status/1620936865301037060</text:p>
          </table:table-cell>
        </table:table-row>
        <table:table-row table:style-name="ro1">
          <table:table-cell office:value-type="string" calcext:value-type="string">
            <text:p>input/data_formal_20240530-1342/meme/Pablo_cro_20230111T020850/0.jpg</text:p>
          </table:table-cell>
          <table:table-cell office:value-type="string" calcext:value-type="string">
            <text:p>Pattern 6</text:p>
          </table:table-cell>
          <table:table-cell office:value-type="float" office:value="0.869342028256718" calcext:value-type="float">
            <text:p>0.869342028256718</text:p>
          </table:table-cell>
          <table:table-cell office:value-type="float" office:value="0.173956686327694" calcext:value-type="float">
            <text:p>0.173956686327694</text:p>
          </table:table-cell>
          <table:table-cell office:value-type="float" office:value="0.632225399999219" calcext:value-type="float">
            <text:p>0.632225399999219</text:p>
          </table:table-cell>
          <table:table-cell office:value-type="string" calcext:value-type="string">
            <text:p>https://twitter.com/Oxjanuar1bon/status/1613327210290741248</text:p>
          </table:table-cell>
        </table:table-row>
        <table:table-row table:style-name="ro1">
          <table:table-cell office:value-type="string" calcext:value-type="string">
            <text:p>input/data_formal_20240530-1342/meme/Pablo_cro_20230111T060853/0.jpg</text:p>
          </table:table-cell>
          <table:table-cell office:value-type="string" calcext:value-type="string">
            <text:p>Pattern 3</text:p>
          </table:table-cell>
          <table:table-cell office:value-type="float" office:value="0.933630795430354" calcext:value-type="float">
            <text:p>0.933630795430354</text:p>
          </table:table-cell>
          <table:table-cell office:value-type="float" office:value="0.192987648746744" calcext:value-type="float">
            <text:p>0.192987648746744</text:p>
          </table:table-cell>
          <table:table-cell office:value-type="float" office:value="0.48639483604365" calcext:value-type="float">
            <text:p>0.48639483604365</text:p>
          </table:table-cell>
          <table:table-cell office:value-type="string" calcext:value-type="string">
            <text:p>https://twitter.com/Cvenson72/status/1613309344812257281</text:p>
          </table:table-cell>
        </table:table-row>
        <table:table-row table:style-name="ro1">
          <table:table-cell office:value-type="string" calcext:value-type="string">
            <text:p>input/data_formal_20240530-1342/meme/PabloPicasso_Jr_20220717T171725/0.jpg</text:p>
          </table:table-cell>
          <table:table-cell office:value-type="string" calcext:value-type="string">
            <text:p>Pattern 3</text:p>
          </table:table-cell>
          <table:table-cell office:value-type="float" office:value="0.841060736251274" calcext:value-type="float">
            <text:p>0.841060736251274</text:p>
          </table:table-cell>
          <table:table-cell office:value-type="float" office:value="0.206458714287948" calcext:value-type="float">
            <text:p>0.206458714287948</text:p>
          </table:table-cell>
          <table:table-cell office:value-type="float" office:value="0.507136201525435" calcext:value-type="float">
            <text:p>0.507136201525435</text:p>
          </table:table-cell>
          <table:table-cell office:value-type="string" calcext:value-type="string">
            <text:p>https://twitter.com/PabloPicasso_Jr/status/1613301075737460736</text:p>
          </table:table-cell>
        </table:table-row>
        <table:table-row table:style-name="ro1">
          <table:table-cell office:value-type="string" calcext:value-type="string">
            <text:p>input/data_formal_20240530-1342/meme/pajamasvfx_20230203T052926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unGryphon/status/1622595156233822209</text:p>
          </table:table-cell>
        </table:table-row>
        <table:table-row table:style-name="ro1">
          <table:table-cell office:value-type="string" calcext:value-type="string">
            <text:p>input/data_formal_20240530-1342/meme/Pandlakalyan_20230105T025453/0.jpg</text:p>
          </table:table-cell>
          <table:table-cell office:value-type="string" calcext:value-type="string">
            <text:p>Pattern 6</text:p>
          </table:table-cell>
          <table:table-cell office:value-type="float" office:value="0.949515922952576" calcext:value-type="float">
            <text:p>0.949515922952576</text:p>
          </table:table-cell>
          <table:table-cell office:value-type="float" office:value="0.135716232394474" calcext:value-type="float">
            <text:p>0.135716232394474</text:p>
          </table:table-cell>
          <table:table-cell office:value-type="float" office:value="0.523657367706286" calcext:value-type="float">
            <text:p>0.523657367706286</text:p>
          </table:table-cell>
          <table:table-cell office:value-type="string" calcext:value-type="string">
            <text:p>https://twitter.com/Pandlakalyan/status/1610832177989844992</text:p>
          </table:table-cell>
        </table:table-row>
        <table:table-row table:style-name="ro1">
          <table:table-cell office:value-type="string" calcext:value-type="string">
            <text:p>input/data_formal_20240530-1342/meme/Pandlakalyan_20230108T023220/0.jpg</text:p>
          </table:table-cell>
          <table:table-cell office:value-type="string" calcext:value-type="string">
            <text:p>Pattern 1</text:p>
          </table:table-cell>
          <table:table-cell office:value-type="float" office:value="0.951805799990556" calcext:value-type="float">
            <text:p>0.951805799990556</text:p>
          </table:table-cell>
          <table:table-cell office:value-type="float" office:value="0.175287611709671" calcext:value-type="float">
            <text:p>0.175287611709671</text:p>
          </table:table-cell>
          <table:table-cell office:value-type="float" office:value="0.225897282235643" calcext:value-type="float">
            <text:p>0.225897282235643</text:p>
          </table:table-cell>
          <table:table-cell office:value-type="string" calcext:value-type="string">
            <text:p>https://twitter.com/Pandlakalyan/status/1611913665191739393</text:p>
          </table:table-cell>
        </table:table-row>
        <table:table-row table:style-name="ro1">
          <table:table-cell office:value-type="string" calcext:value-type="string">
            <text:p>input/data_formal_20240530-1342/meme/Pandlakalyan_20230109T013846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Pandlakalyan/status/1612262574820847618</text:p>
          </table:table-cell>
        </table:table-row>
        <table:table-row table:style-name="ro1">
          <table:table-cell office:value-type="string" calcext:value-type="string">
            <text:p>input/data_formal_20240530-1342/meme/Pandlakalyan_20230110T030059/0.jpg</text:p>
          </table:table-cell>
          <table:table-cell office:value-type="string" calcext:value-type="string">
            <text:p>Pattern 1</text:p>
          </table:table-cell>
          <table:table-cell office:value-type="float" office:value="0.985321460319812" calcext:value-type="float">
            <text:p>0.985321460319812</text:p>
          </table:table-cell>
          <table:table-cell office:value-type="float" office:value="0.152347772654998" calcext:value-type="float">
            <text:p>0.152347772654998</text:p>
          </table:table-cell>
          <table:table-cell office:value-type="float" office:value="0.300804423772277" calcext:value-type="float">
            <text:p>0.300804423772277</text:p>
          </table:table-cell>
          <table:table-cell office:value-type="string" calcext:value-type="string">
            <text:p>https://twitter.com/Pandlakalyan/status/1612645651615191040</text:p>
          </table:table-cell>
        </table:table-row>
        <table:table-row table:style-name="ro1">
          <table:table-cell office:value-type="string" calcext:value-type="string">
            <text:p>input/data_formal_20240530-1342/meme/Pandlakalyan_20230316T020433/0.jpg</text:p>
          </table:table-cell>
          <table:table-cell office:value-type="string" calcext:value-type="string">
            <text:p>Pattern 3</text:p>
          </table:table-cell>
          <table:table-cell office:value-type="float" office:value="0.844820301249512" calcext:value-type="float">
            <text:p>0.844820301249512</text:p>
          </table:table-cell>
          <table:table-cell office:value-type="float" office:value="0.107403309593018" calcext:value-type="float">
            <text:p>0.107403309593018</text:p>
          </table:table-cell>
          <table:table-cell office:value-type="float" office:value="0.571102363551991" calcext:value-type="float">
            <text:p>0.571102363551991</text:p>
          </table:table-cell>
          <table:table-cell office:value-type="string" calcext:value-type="string">
            <text:p>https://twitter.com/Pandlakalyan/status/1636186660936499200</text:p>
          </table:table-cell>
        </table:table-row>
        <table:table-row table:style-name="ro1">
          <table:table-cell office:value-type="string" calcext:value-type="string">
            <text:p>input/data_formal_20240530-1342/meme/ParamountB_20230105T120033/0.jpg</text:p>
          </table:table-cell>
          <table:table-cell office:value-type="string" calcext:value-type="string">
            <text:p>Pattern 3</text:p>
          </table:table-cell>
          <table:table-cell office:value-type="float" office:value="0.89773390244728" calcext:value-type="float">
            <text:p>0.89773390244728</text:p>
          </table:table-cell>
          <table:table-cell office:value-type="float" office:value="0.160437722609212" calcext:value-type="float">
            <text:p>0.160437722609212</text:p>
          </table:table-cell>
          <table:table-cell office:value-type="float" office:value="0.351689320154965" calcext:value-type="float">
            <text:p>0.351689320154965</text:p>
          </table:table-cell>
          <table:table-cell office:value-type="string" calcext:value-type="string">
            <text:p>https://twitter.com/ParamountB/status/1610969499301191680</text:p>
          </table:table-cell>
        </table:table-row>
        <table:table-row table:style-name="ro1">
          <table:table-cell office:value-type="string" calcext:value-type="string">
            <text:p>input/data_formal_20240530-1342/meme/ParamountB_20230105T120033/1.jpg</text:p>
          </table:table-cell>
          <table:table-cell office:value-type="string" calcext:value-type="string">
            <text:p>Pattern 3</text:p>
          </table:table-cell>
          <table:table-cell office:value-type="float" office:value="0.912033954402507" calcext:value-type="float">
            <text:p>0.912033954402507</text:p>
          </table:table-cell>
          <table:table-cell office:value-type="float" office:value="0.103480809384797" calcext:value-type="float">
            <text:p>0.103480809384797</text:p>
          </table:table-cell>
          <table:table-cell office:value-type="float" office:value="0.41837276066353" calcext:value-type="float">
            <text:p>0.41837276066353</text:p>
          </table:table-cell>
          <table:table-cell office:value-type="string" calcext:value-type="string">
            <text:p>https://twitter.com/ParamountB/status/1610969499301191680</text:p>
          </table:table-cell>
        </table:table-row>
        <table:table-row table:style-name="ro1">
          <table:table-cell office:value-type="string" calcext:value-type="string">
            <text:p>input/data_formal_20240530-1342/meme/ParamountB_20230105T120033/2.jpg</text:p>
          </table:table-cell>
          <table:table-cell office:value-type="string" calcext:value-type="string">
            <text:p>Pattern 3</text:p>
          </table:table-cell>
          <table:table-cell office:value-type="float" office:value="0.898385523177967" calcext:value-type="float">
            <text:p>0.898385523177967</text:p>
          </table:table-cell>
          <table:table-cell office:value-type="float" office:value="0.106814383290111" calcext:value-type="float">
            <text:p>0.106814383290111</text:p>
          </table:table-cell>
          <table:table-cell office:value-type="float" office:value="0.384320895662422" calcext:value-type="float">
            <text:p>0.384320895662422</text:p>
          </table:table-cell>
          <table:table-cell office:value-type="string" calcext:value-type="string">
            <text:p>https://twitter.com/ParamountB/status/1610969499301191680</text:p>
          </table:table-cell>
        </table:table-row>
        <table:table-row table:style-name="ro1">
          <table:table-cell office:value-type="string" calcext:value-type="string">
            <text:p>input/data_formal_20240530-1342/meme/ParamountB_20230105T120033/3.jpg</text:p>
          </table:table-cell>
          <table:table-cell office:value-type="string" calcext:value-type="string">
            <text:p>Pattern 3</text:p>
          </table:table-cell>
          <table:table-cell office:value-type="float" office:value="0.931973691538485" calcext:value-type="float">
            <text:p>0.931973691538485</text:p>
          </table:table-cell>
          <table:table-cell office:value-type="float" office:value="0.11186396677263" calcext:value-type="float">
            <text:p>0.11186396677263</text:p>
          </table:table-cell>
          <table:table-cell office:value-type="float" office:value="0.398202137247023" calcext:value-type="float">
            <text:p>0.398202137247023</text:p>
          </table:table-cell>
          <table:table-cell office:value-type="string" calcext:value-type="string">
            <text:p>https://twitter.com/ParamountB/status/1610969499301191680</text:p>
          </table:table-cell>
        </table:table-row>
        <table:table-row table:style-name="ro1">
          <table:table-cell office:value-type="string" calcext:value-type="string">
            <text:p>input/data_formal_20240530-1342/meme/paromitasaha_20221231T050734/0.jpg</text:p>
          </table:table-cell>
          <table:table-cell office:value-type="string" calcext:value-type="string">
            <text:p>Pattern 6</text:p>
          </table:table-cell>
          <table:table-cell office:value-type="float" office:value="0.888772203597874" calcext:value-type="float">
            <text:p>0.888772203597874</text:p>
          </table:table-cell>
          <table:table-cell office:value-type="float" office:value="0.259410108409322" calcext:value-type="float">
            <text:p>0.259410108409322</text:p>
          </table:table-cell>
          <table:table-cell office:value-type="float" office:value="0.358014879660863" calcext:value-type="float">
            <text:p>0.358014879660863</text:p>
          </table:table-cell>
          <table:table-cell office:value-type="string" calcext:value-type="string">
            <text:p>https://twitter.com/Covid19Travel_/status/1609055547088592897</text:p>
          </table:table-cell>
        </table:table-row>
        <table:table-row table:style-name="ro1">
          <table:table-cell office:value-type="string" calcext:value-type="string">
            <text:p>input/data_formal_20240530-1342/meme/memesofredditt_20230202T051958/0.jpg</text:p>
          </table:table-cell>
          <table:table-cell office:value-type="string" calcext:value-type="string">
            <text:p>Pattern 6</text:p>
          </table:table-cell>
          <table:table-cell office:value-type="float" office:value="0.933177192700526" calcext:value-type="float">
            <text:p>0.933177192700526</text:p>
          </table:table-cell>
          <table:table-cell office:value-type="float" office:value="0.179049837857074" calcext:value-type="float">
            <text:p>0.179049837857074</text:p>
          </table:table-cell>
          <table:table-cell office:value-type="float" office:value="0.501442953665846" calcext:value-type="float">
            <text:p>0.501442953665846</text:p>
          </table:table-cell>
          <table:table-cell office:value-type="string" calcext:value-type="string">
            <text:p>https://twitter.com/memesofredditt/status/1621015548237697025</text:p>
          </table:table-cell>
        </table:table-row>
        <table:table-row table:style-name="ro1">
          <table:table-cell office:value-type="string" calcext:value-type="string">
            <text:p>input/data_formal_20240530-1342/meme/ParthThombare7_20230103T180007/0.jpg</text:p>
          </table:table-cell>
          <table:table-cell office:value-type="string" calcext:value-type="string">
            <text:p>Pattern 1</text:p>
          </table:table-cell>
          <table:table-cell office:value-type="float" office:value="0.839069934428584" calcext:value-type="float">
            <text:p>0.839069934428584</text:p>
          </table:table-cell>
          <table:table-cell office:value-type="float" office:value="0.184202598433667" calcext:value-type="float">
            <text:p>0.184202598433667</text:p>
          </table:table-cell>
          <table:table-cell office:value-type="float" office:value="0.208565302872322" calcext:value-type="float">
            <text:p>0.208565302872322</text:p>
          </table:table-cell>
          <table:table-cell office:value-type="string" calcext:value-type="string">
            <text:p>https://twitter.com/ParthThombare7/status/1610667328265650177</text:p>
          </table:table-cell>
        </table:table-row>
        <table:table-row table:style-name="ro1">
          <table:table-cell office:value-type="string" calcext:value-type="string">
            <text:p>input/data_formal_20240530-1342/meme/passion_ark_20221228T021040/0.jpg</text:p>
          </table:table-cell>
          <table:table-cell office:value-type="string" calcext:value-type="string">
            <text:p>Pattern 6</text:p>
          </table:table-cell>
          <table:table-cell office:value-type="float" office:value="0.872571345987057" calcext:value-type="float">
            <text:p>0.872571345987057</text:p>
          </table:table-cell>
          <table:table-cell office:value-type="float" office:value="0.177232070482526" calcext:value-type="float">
            <text:p>0.177232070482526</text:p>
          </table:table-cell>
          <table:table-cell office:value-type="float" office:value="0.321204780994451" calcext:value-type="float">
            <text:p>0.321204780994451</text:p>
          </table:table-cell>
          <table:table-cell office:value-type="string" calcext:value-type="string">
            <text:p>https://twitter.com/passion_ark/status/1607921944955060224</text:p>
          </table:table-cell>
        </table:table-row>
        <table:table-row table:style-name="ro1">
          <table:table-cell office:value-type="string" calcext:value-type="string">
            <text:p>input/data_formal_20240530-1342/meme/passion_ark_20230105T100939/0.jpg</text:p>
          </table:table-cell>
          <table:table-cell office:value-type="string" calcext:value-type="string">
            <text:p>Pattern 6</text:p>
          </table:table-cell>
          <table:table-cell office:value-type="float" office:value="0.931055076465709" calcext:value-type="float">
            <text:p>0.931055076465709</text:p>
          </table:table-cell>
          <table:table-cell office:value-type="float" office:value="0.135069411794624" calcext:value-type="float">
            <text:p>0.135069411794624</text:p>
          </table:table-cell>
          <table:table-cell office:value-type="float" office:value="0.406474810385678" calcext:value-type="float">
            <text:p>0.406474810385678</text:p>
          </table:table-cell>
          <table:table-cell office:value-type="string" calcext:value-type="string">
            <text:p>https://twitter.com/passion_ark/status/1610941590167584768</text:p>
          </table:table-cell>
        </table:table-row>
        <table:table-row table:style-name="ro1">
          <table:table-cell office:value-type="string" calcext:value-type="string">
            <text:p>input/data_formal_20240530-1342/meme/PatraYatish_20230202T003554/0.jpg</text:p>
          </table:table-cell>
          <table:table-cell office:value-type="string" calcext:value-type="string">
            <text:p>Pattern 3</text:p>
          </table:table-cell>
          <table:table-cell office:value-type="float" office:value="0.916501672967462" calcext:value-type="float">
            <text:p>0.916501672967462</text:p>
          </table:table-cell>
          <table:table-cell office:value-type="float" office:value="0.171098586757086" calcext:value-type="float">
            <text:p>0.171098586757086</text:p>
          </table:table-cell>
          <table:table-cell office:value-type="float" office:value="0.460134461454573" calcext:value-type="float">
            <text:p>0.460134461454573</text:p>
          </table:table-cell>
          <table:table-cell office:value-type="string" calcext:value-type="string">
            <text:p>https://twitter.com/PatraYatish/status/1620944059144732672</text:p>
          </table:table-cell>
        </table:table-row>
        <table:table-row table:style-name="ro1">
          <table:table-cell office:value-type="string" calcext:value-type="string">
            <text:p>input/data_formal_20240530-1342/meme/PaulDereume_20230322T171829/0.jpg</text:p>
          </table:table-cell>
          <table:table-cell office:value-type="string" calcext:value-type="string">
            <text:p>Pattern 6</text:p>
          </table:table-cell>
          <table:table-cell office:value-type="float" office:value="0.928788475969764" calcext:value-type="float">
            <text:p>0.928788475969764</text:p>
          </table:table-cell>
          <table:table-cell office:value-type="float" office:value="0.229686603597892" calcext:value-type="float">
            <text:p>0.229686603597892</text:p>
          </table:table-cell>
          <table:table-cell office:value-type="float" office:value="0.292655835719982" calcext:value-type="float">
            <text:p>0.292655835719982</text:p>
          </table:table-cell>
          <table:table-cell office:value-type="string" calcext:value-type="string">
            <text:p>https://twitter.com/acwelling/status/1638597275126562822</text:p>
          </table:table-cell>
        </table:table-row>
        <table:table-row table:style-name="ro1">
          <table:table-cell office:value-type="string" calcext:value-type="string">
            <text:p>input/data_formal_20240530-1342/meme/pawsfortailsind_20230206T135429/0.jpg</text:p>
          </table:table-cell>
          <table:table-cell office:value-type="string" calcext:value-type="string">
            <text:p>Pattern 1</text:p>
          </table:table-cell>
          <table:table-cell office:value-type="float" office:value="0.900105934077275" calcext:value-type="float">
            <text:p>0.900105934077275</text:p>
          </table:table-cell>
          <table:table-cell office:value-type="float" office:value="0.217154788077886" calcext:value-type="float">
            <text:p>0.217154788077886</text:p>
          </table:table-cell>
          <table:table-cell office:value-type="float" office:value="0.156943214957848" calcext:value-type="float">
            <text:p>0.156943214957848</text:p>
          </table:table-cell>
          <table:table-cell office:value-type="string" calcext:value-type="string">
            <text:p>https://twitter.com/iamabharti/status/1622595889197121536</text:p>
          </table:table-cell>
        </table:table-row>
        <table:table-row table:style-name="ro1">
          <table:table-cell office:value-type="string" calcext:value-type="string">
            <text:p>input/data_formal_20240530-1342/meme/PayMeIndia_20230106T074720/0.jpg</text:p>
          </table:table-cell>
          <table:table-cell office:value-type="string" calcext:value-type="string">
            <text:p>Pattern 4</text:p>
          </table:table-cell>
          <table:table-cell office:value-type="float" office:value="0.754540938568955" calcext:value-type="float">
            <text:p>0.754540938568955</text:p>
          </table:table-cell>
          <table:table-cell office:value-type="float" office:value="0.136452039576781" calcext:value-type="float">
            <text:p>0.136452039576781</text:p>
          </table:table-cell>
          <table:table-cell office:value-type="float" office:value="0.805635232419904" calcext:value-type="float">
            <text:p>0.805635232419904</text:p>
          </table:table-cell>
          <table:table-cell office:value-type="string" calcext:value-type="string">
            <text:p>https://twitter.com/PayMeIndia/status/1611268164314365952</text:p>
          </table:table-cell>
        </table:table-row>
        <table:table-row table:style-name="ro1">
          <table:table-cell office:value-type="string" calcext:value-type="string">
            <text:p>input/data_formal_20240530-1342/meme/paymoni_hq_20230103T092159/0.jpg</text:p>
          </table:table-cell>
          <table:table-cell office:value-type="string" calcext:value-type="string">
            <text:p>Pattern 6</text:p>
          </table:table-cell>
          <table:table-cell office:value-type="float" office:value="0.878592913707531" calcext:value-type="float">
            <text:p>0.878592913707531</text:p>
          </table:table-cell>
          <table:table-cell office:value-type="float" office:value="0.110477233110591" calcext:value-type="float">
            <text:p>0.110477233110591</text:p>
          </table:table-cell>
          <table:table-cell office:value-type="float" office:value="0.772252346594115" calcext:value-type="float">
            <text:p>0.772252346594115</text:p>
          </table:table-cell>
          <table:table-cell office:value-type="string" calcext:value-type="string">
            <text:p>https://twitter.com/tobidcoder/status/1610888962003853314</text:p>
          </table:table-cell>
        </table:table-row>
        <table:table-row table:style-name="ro1">
          <table:table-cell office:value-type="string" calcext:value-type="string">
            <text:p>input/data_formal_20240530-1342/meme/paymoni_hq_20230104T092729/0.jpg</text:p>
          </table:table-cell>
          <table:table-cell office:value-type="string" calcext:value-type="string">
            <text:p>Pattern 6</text:p>
          </table:table-cell>
          <table:table-cell office:value-type="float" office:value="0.935664210395967" calcext:value-type="float">
            <text:p>0.935664210395967</text:p>
          </table:table-cell>
          <table:table-cell office:value-type="float" office:value="0.126888027617879" calcext:value-type="float">
            <text:p>0.126888027617879</text:p>
          </table:table-cell>
          <table:table-cell office:value-type="float" office:value="0.609678355347884" calcext:value-type="float">
            <text:p>0.609678355347884</text:p>
          </table:table-cell>
          <table:table-cell office:value-type="string" calcext:value-type="string">
            <text:p>https://twitter.com/tobidcoder/status/1610888939149135872</text:p>
          </table:table-cell>
        </table:table-row>
        <table:table-row table:style-name="ro1">
          <table:table-cell office:value-type="string" calcext:value-type="string">
            <text:p>input/data_formal_20240530-1342/meme/peachiikim_20230201T234831/0.jpg</text:p>
          </table:table-cell>
          <table:table-cell office:value-type="string" calcext:value-type="string">
            <text:p>Pattern 3</text:p>
          </table:table-cell>
          <table:table-cell office:value-type="float" office:value="0.850992292696242" calcext:value-type="float">
            <text:p>0.850992292696242</text:p>
          </table:table-cell>
          <table:table-cell office:value-type="float" office:value="0.183366741172515" calcext:value-type="float">
            <text:p>0.183366741172515</text:p>
          </table:table-cell>
          <table:table-cell office:value-type="float" office:value="0.516426243309857" calcext:value-type="float">
            <text:p>0.516426243309857</text:p>
          </table:table-cell>
          <table:table-cell office:value-type="string" calcext:value-type="string">
            <text:p>https://twitter.com/LarryPinkus2/status/1621005722875228160</text:p>
          </table:table-cell>
        </table:table-row>
        <table:table-row table:style-name="ro1">
          <table:table-cell office:value-type="string" calcext:value-type="string">
            <text:p>input/data_formal_20240530-1342/meme/peachiikim_20230201T234955/0.jpg</text:p>
          </table:table-cell>
          <table:table-cell office:value-type="string" calcext:value-type="string">
            <text:p>Pattern 6</text:p>
          </table:table-cell>
          <table:table-cell office:value-type="float" office:value="0.950375101320915" calcext:value-type="float">
            <text:p>0.950375101320915</text:p>
          </table:table-cell>
          <table:table-cell office:value-type="float" office:value="0.162896953885054" calcext:value-type="float">
            <text:p>0.162896953885054</text:p>
          </table:table-cell>
          <table:table-cell office:value-type="float" office:value="0.519791207630907" calcext:value-type="float">
            <text:p>0.519791207630907</text:p>
          </table:table-cell>
          <table:table-cell office:value-type="string" calcext:value-type="string">
            <text:p>https://twitter.com/LiBbErTyJuStiC1/status/1620979929663012864</text:p>
          </table:table-cell>
        </table:table-row>
        <table:table-row table:style-name="ro1">
          <table:table-cell office:value-type="string" calcext:value-type="string">
            <text:p>input/data_formal_20240530-1342/meme/PeGods_NFT_20230205T121657/0.jpg</text:p>
          </table:table-cell>
          <table:table-cell office:value-type="string" calcext:value-type="string">
            <text:p>Pattern 1</text:p>
          </table:table-cell>
          <table:table-cell office:value-type="float" office:value="0.890102613536289" calcext:value-type="float">
            <text:p>0.890102613536289</text:p>
          </table:table-cell>
          <table:table-cell office:value-type="float" office:value="0.25683648311144" calcext:value-type="float">
            <text:p>0.25683648311144</text:p>
          </table:table-cell>
          <table:table-cell office:value-type="float" office:value="0.232945458222596" calcext:value-type="float">
            <text:p>0.232945458222596</text:p>
          </table:table-cell>
          <table:table-cell office:value-type="string" calcext:value-type="string">
            <text:p>https://twitter.com/CieJazzy/status/1622588361147060224</text:p>
          </table:table-cell>
        </table:table-row>
        <table:table-row table:style-name="ro1">
          <table:table-cell office:value-type="string" calcext:value-type="string">
            <text:p>input/data_formal_20240530-1342/meme/petlibro_20230206T140000/0.jpg</text:p>
          </table:table-cell>
          <table:table-cell office:value-type="string" calcext:value-type="string">
            <text:p>Pattern 1</text:p>
          </table:table-cell>
          <table:table-cell office:value-type="float" office:value="0.947316708677426" calcext:value-type="float">
            <text:p>0.947316708677426</text:p>
          </table:table-cell>
          <table:table-cell office:value-type="float" office:value="0.234535433617863" calcext:value-type="float">
            <text:p>0.234535433617863</text:p>
          </table:table-cell>
          <table:table-cell office:value-type="float" office:value="0.387509678098711" calcext:value-type="float">
            <text:p>0.387509678098711</text:p>
          </table:table-cell>
          <table:table-cell office:value-type="string" calcext:value-type="string">
            <text:p>https://twitter.com/PetLibro/status/1622595972378378243</text:p>
          </table:table-cell>
        </table:table-row>
        <table:table-row table:style-name="ro1">
          <table:table-cell office:value-type="string" calcext:value-type="string">
            <text:p>input/data_formal_20240530-1342/meme/PhantasmaBot__20221010T082329/0.jpg</text:p>
          </table:table-cell>
          <table:table-cell office:value-type="string" calcext:value-type="string">
            <text:p>Pattern 6</text:p>
          </table:table-cell>
          <table:table-cell office:value-type="float" office:value="0.892842173175244" calcext:value-type="float">
            <text:p>0.892842173175244</text:p>
          </table:table-cell>
          <table:table-cell office:value-type="float" office:value="0.0784051883843951" calcext:value-type="float">
            <text:p>0.0784051883843951</text:p>
          </table:table-cell>
          <table:table-cell office:value-type="float" office:value="0.493249435111883" calcext:value-type="float">
            <text:p>0.493249435111883</text:p>
          </table:table-cell>
          <table:table-cell office:value-type="string" calcext:value-type="string">
            <text:p>https://twitter.com/Njiforti3/status/1607909714024620032</text:p>
          </table:table-cell>
        </table:table-row>
        <table:table-row table:style-name="ro1">
          <table:table-cell office:value-type="string" calcext:value-type="string">
            <text:p>input/data_formal_20240530-1342/meme/PhantasmaBot__20221012T002226/0.jpg</text:p>
          </table:table-cell>
          <table:table-cell office:value-type="string" calcext:value-type="string">
            <text:p>Pattern 1</text:p>
          </table:table-cell>
          <table:table-cell office:value-type="float" office:value="0.901543680702845" calcext:value-type="float">
            <text:p>0.901543680702845</text:p>
          </table:table-cell>
          <table:table-cell office:value-type="float" office:value="0.196329724530859" calcext:value-type="float">
            <text:p>0.196329724530859</text:p>
          </table:table-cell>
          <table:table-cell office:value-type="float" office:value="0.217366254730111" calcext:value-type="float">
            <text:p>0.217366254730111</text:p>
          </table:table-cell>
          <table:table-cell office:value-type="string" calcext:value-type="string">
            <text:p>https://twitter.com/Njiforti3/status/1607909392707473408</text:p>
          </table:table-cell>
        </table:table-row>
        <table:table-row table:style-name="ro1">
          <table:table-cell office:value-type="string" calcext:value-type="string">
            <text:p>input/data_formal_20240530-1342/meme/PhantasmaBot__20221014T074914/0.jpg</text:p>
          </table:table-cell>
          <table:table-cell office:value-type="string" calcext:value-type="string">
            <text:p>Pattern 6</text:p>
          </table:table-cell>
          <table:table-cell office:value-type="float" office:value="0.881941944676287" calcext:value-type="float">
            <text:p>0.881941944676287</text:p>
          </table:table-cell>
          <table:table-cell office:value-type="float" office:value="0.132477364361459" calcext:value-type="float">
            <text:p>0.132477364361459</text:p>
          </table:table-cell>
          <table:table-cell office:value-type="float" office:value="0.772786721789896" calcext:value-type="float">
            <text:p>0.772786721789896</text:p>
          </table:table-cell>
          <table:table-cell office:value-type="string" calcext:value-type="string">
            <text:p>https://twitter.com/Njiforti3/status/1607908421612748801</text:p>
          </table:table-cell>
        </table:table-row>
        <table:table-row table:style-name="ro1">
          <table:table-cell office:value-type="string" calcext:value-type="string">
            <text:p>input/data_formal_20240530-1342/meme/PhantasmaBot__20221016T082320/0.jpg</text:p>
          </table:table-cell>
          <table:table-cell office:value-type="string" calcext:value-type="string">
            <text:p>Pattern 6</text:p>
          </table:table-cell>
          <table:table-cell office:value-type="float" office:value="0.892842173175244" calcext:value-type="float">
            <text:p>0.892842173175244</text:p>
          </table:table-cell>
          <table:table-cell office:value-type="float" office:value="0.0784051883843951" calcext:value-type="float">
            <text:p>0.0784051883843951</text:p>
          </table:table-cell>
          <table:table-cell office:value-type="float" office:value="0.493249435111883" calcext:value-type="float">
            <text:p>0.493249435111883</text:p>
          </table:table-cell>
          <table:table-cell office:value-type="string" calcext:value-type="string">
            <text:p>https://twitter.com/Njiforti3/status/1607908083522744323</text:p>
          </table:table-cell>
        </table:table-row>
        <table:table-row table:style-name="ro1">
          <table:table-cell office:value-type="string" calcext:value-type="string">
            <text:p>input/data_formal_20240530-1342/meme/PhantasmaBot__20221016T190108/0.jpg</text:p>
          </table:table-cell>
          <table:table-cell office:value-type="string" calcext:value-type="string">
            <text:p>Pattern 6</text:p>
          </table:table-cell>
          <table:table-cell office:value-type="float" office:value="0.89803563847796" calcext:value-type="float">
            <text:p>0.89803563847796</text:p>
          </table:table-cell>
          <table:table-cell office:value-type="float" office:value="0.123612096056683" calcext:value-type="float">
            <text:p>0.123612096056683</text:p>
          </table:table-cell>
          <table:table-cell office:value-type="float" office:value="0.395050258553371" calcext:value-type="float">
            <text:p>0.395050258553371</text:p>
          </table:table-cell>
          <table:table-cell office:value-type="string" calcext:value-type="string">
            <text:p>https://twitter.com/Njiforti3/status/1607908035741073411</text:p>
          </table:table-cell>
        </table:table-row>
        <table:table-row table:style-name="ro1">
          <table:table-cell office:value-type="string" calcext:value-type="string">
            <text:p>input/data_formal_20240530-1342/meme/PhantasmaBot__20221018T102243/0.jpg</text:p>
          </table:table-cell>
          <table:table-cell office:value-type="string" calcext:value-type="string">
            <text:p>Pattern 1</text:p>
          </table:table-cell>
          <table:table-cell office:value-type="float" office:value="0.901543680702845" calcext:value-type="float">
            <text:p>0.901543680702845</text:p>
          </table:table-cell>
          <table:table-cell office:value-type="float" office:value="0.196329724530859" calcext:value-type="float">
            <text:p>0.196329724530859</text:p>
          </table:table-cell>
          <table:table-cell office:value-type="float" office:value="0.217366254730111" calcext:value-type="float">
            <text:p>0.217366254730111</text:p>
          </table:table-cell>
          <table:table-cell office:value-type="string" calcext:value-type="string">
            <text:p>https://twitter.com/Njiforti3/status/1607907814462169090</text:p>
          </table:table-cell>
        </table:table-row>
        <table:table-row table:style-name="ro1">
          <table:table-cell office:value-type="string" calcext:value-type="string">
            <text:p>input/data_formal_20240530-1342/meme/PhantasmaBot__20221021T082543/0.jpg</text:p>
          </table:table-cell>
          <table:table-cell office:value-type="string" calcext:value-type="string">
            <text:p>Pattern 1</text:p>
          </table:table-cell>
          <table:table-cell office:value-type="float" office:value="0.931657465310148" calcext:value-type="float">
            <text:p>0.931657465310148</text:p>
          </table:table-cell>
          <table:table-cell office:value-type="float" office:value="0.111649457402502" calcext:value-type="float">
            <text:p>0.111649457402502</text:p>
          </table:table-cell>
          <table:table-cell office:value-type="float" office:value="0.202300421210248" calcext:value-type="float">
            <text:p>0.202300421210248</text:p>
          </table:table-cell>
          <table:table-cell office:value-type="string" calcext:value-type="string">
            <text:p>https://twitter.com/Njiforti3/status/1607907382079938560</text:p>
          </table:table-cell>
        </table:table-row>
        <table:table-row table:style-name="ro1">
          <table:table-cell office:value-type="string" calcext:value-type="string">
            <text:p>input/data_formal_20240530-1342/meme/PhantasmaBot__20221022T130202/0.jpg</text:p>
          </table:table-cell>
          <table:table-cell office:value-type="string" calcext:value-type="string">
            <text:p>Pattern 6</text:p>
          </table:table-cell>
          <table:table-cell office:value-type="float" office:value="0.892842173175244" calcext:value-type="float">
            <text:p>0.892842173175244</text:p>
          </table:table-cell>
          <table:table-cell office:value-type="float" office:value="0.0784051883843951" calcext:value-type="float">
            <text:p>0.0784051883843951</text:p>
          </table:table-cell>
          <table:table-cell office:value-type="float" office:value="0.493249435111883" calcext:value-type="float">
            <text:p>0.493249435111883</text:p>
          </table:table-cell>
          <table:table-cell office:value-type="string" calcext:value-type="string">
            <text:p>https://twitter.com/Njiforti3/status/1607907221572288512</text:p>
          </table:table-cell>
        </table:table-row>
        <table:table-row table:style-name="ro1">
          <table:table-cell office:value-type="string" calcext:value-type="string">
            <text:p>input/data_formal_20240530-1342/meme/Phantomhhh213_20230206T124007/0.jpg</text:p>
          </table:table-cell>
          <table:table-cell office:value-type="string" calcext:value-type="string">
            <text:p>Pattern 3</text:p>
          </table:table-cell>
          <table:table-cell office:value-type="float" office:value="0.900083380193656" calcext:value-type="float">
            <text:p>0.900083380193656</text:p>
          </table:table-cell>
          <table:table-cell office:value-type="float" office:value="0.287955226338393" calcext:value-type="float">
            <text:p>0.287955226338393</text:p>
          </table:table-cell>
          <table:table-cell office:value-type="float" office:value="0.285040558651454" calcext:value-type="float">
            <text:p>0.285040558651454</text:p>
          </table:table-cell>
          <table:table-cell office:value-type="string" calcext:value-type="string">
            <text:p>https://twitter.com/Phantomhhh213/status/1622575865837113344</text:p>
          </table:table-cell>
        </table:table-row>
        <table:table-row table:style-name="ro1">
          <table:table-cell office:value-type="string" calcext:value-type="string">
            <text:p>input/data_formal_20240530-1342/meme/phd_urban_20230206T140000/0.jpg</text:p>
          </table:table-cell>
          <table:table-cell office:value-type="string" calcext:value-type="string">
            <text:p>Pattern 6</text:p>
          </table:table-cell>
          <table:table-cell office:value-type="float" office:value="0.931973508985298" calcext:value-type="float">
            <text:p>0.931973508985298</text:p>
          </table:table-cell>
          <table:table-cell office:value-type="float" office:value="0.129467133337103" calcext:value-type="float">
            <text:p>0.129467133337103</text:p>
          </table:table-cell>
          <table:table-cell office:value-type="float" office:value="0.528559543117728" calcext:value-type="float">
            <text:p>0.528559543117728</text:p>
          </table:table-cell>
          <table:table-cell office:value-type="string" calcext:value-type="string">
            <text:p>https://twitter.com/phd_urban/status/1622595972571320321</text:p>
          </table:table-cell>
        </table:table-row>
        <table:table-row table:style-name="ro1">
          <table:table-cell office:value-type="string" calcext:value-type="string">
            <text:p>input/data_formal_20240530-1342/meme/Phizzzy_20230315T202942/0.jpg</text:p>
          </table:table-cell>
          <table:table-cell office:value-type="string" calcext:value-type="string">
            <text:p>Pattern 3</text:p>
          </table:table-cell>
          <table:table-cell office:value-type="float" office:value="0.880919030038187" calcext:value-type="float">
            <text:p>0.880919030038187</text:p>
          </table:table-cell>
          <table:table-cell office:value-type="float" office:value="0.229080216458664" calcext:value-type="float">
            <text:p>0.229080216458664</text:p>
          </table:table-cell>
          <table:table-cell office:value-type="float" office:value="0.308403657813723" calcext:value-type="float">
            <text:p>0.308403657813723</text:p>
          </table:table-cell>
          <table:table-cell office:value-type="string" calcext:value-type="string">
            <text:p>https://twitter.com/Phizzzy/status/1636102395070390275</text:p>
          </table:table-cell>
        </table:table-row>
        <table:table-row table:style-name="ro1">
          <table:table-cell office:value-type="string" calcext:value-type="string">
            <text:p>input/data_formal_20240530-1342/meme/phoebe_senpai_20230202T051942/0.jpg</text:p>
          </table:table-cell>
          <table:table-cell office:value-type="string" calcext:value-type="string">
            <text:p>Pattern 3</text:p>
          </table:table-cell>
          <table:table-cell office:value-type="float" office:value="0.878773374430247" calcext:value-type="float">
            <text:p>0.878773374430247</text:p>
          </table:table-cell>
          <table:table-cell office:value-type="float" office:value="0.153151315588208" calcext:value-type="float">
            <text:p>0.153151315588208</text:p>
          </table:table-cell>
          <table:table-cell office:value-type="float" office:value="0.546132894491682" calcext:value-type="float">
            <text:p>0.546132894491682</text:p>
          </table:table-cell>
          <table:table-cell office:value-type="string" calcext:value-type="string">
            <text:p>https://twitter.com/phoebe_senpai/status/1621015480948637698</text:p>
          </table:table-cell>
        </table:table-row>
        <table:table-row table:style-name="ro1">
          <table:table-cell office:value-type="string" calcext:value-type="string">
            <text:p>input/data_formal_20240530-1342/meme/PhynixBongs_20230226T041446/0.jpg</text:p>
          </table:table-cell>
          <table:table-cell office:value-type="string" calcext:value-type="string">
            <text:p>Pattern 1</text:p>
          </table:table-cell>
          <table:table-cell office:value-type="float" office:value="0.994539579322733" calcext:value-type="float">
            <text:p>0.994539579322733</text:p>
          </table:table-cell>
          <table:table-cell office:value-type="float" office:value="0.144207434975885" calcext:value-type="float">
            <text:p>0.144207434975885</text:p>
          </table:table-cell>
          <table:table-cell office:value-type="float" office:value="0.243581744699432" calcext:value-type="float">
            <text:p>0.243581744699432</text:p>
          </table:table-cell>
          <table:table-cell office:value-type="string" calcext:value-type="string">
            <text:p>https://twitter.com/DawsonSpencer_/status/1629698083608055809</text:p>
          </table:table-cell>
        </table:table-row>
        <table:table-row table:style-name="ro1">
          <table:table-cell office:value-type="string" calcext:value-type="string">
            <text:p>input/data_formal_20240530-1342/meme/pirfirdous1_20230106T043145/0.jpg</text:p>
          </table:table-cell>
          <table:table-cell office:value-type="string" calcext:value-type="string">
            <text:p>Pattern 6</text:p>
          </table:table-cell>
          <table:table-cell office:value-type="float" office:value="0.931821551289922" calcext:value-type="float">
            <text:p>0.931821551289922</text:p>
          </table:table-cell>
          <table:table-cell office:value-type="float" office:value="0.0971331522975858" calcext:value-type="float">
            <text:p>0.0971331522975858</text:p>
          </table:table-cell>
          <table:table-cell office:value-type="float" office:value="0.325969693751657" calcext:value-type="float">
            <text:p>0.325969693751657</text:p>
          </table:table-cell>
          <table:table-cell office:value-type="string" calcext:value-type="string">
            <text:p>https://twitter.com/pirfirdous1/status/1611218942219161600</text:p>
          </table:table-cell>
        </table:table-row>
        <table:table-row table:style-name="ro1">
          <table:table-cell office:value-type="string" calcext:value-type="string">
            <text:p>input/data_formal_20240530-1342/meme/PlanetNate1_20221226T234804/0.jpg</text:p>
          </table:table-cell>
          <table:table-cell office:value-type="string" calcext:value-type="string">
            <text:p>Pattern 1</text:p>
          </table:table-cell>
          <table:table-cell office:value-type="float" office:value="0.895646784215406" calcext:value-type="float">
            <text:p>0.895646784215406</text:p>
          </table:table-cell>
          <table:table-cell office:value-type="float" office:value="0.183459570344849" calcext:value-type="float">
            <text:p>0.183459570344849</text:p>
          </table:table-cell>
          <table:table-cell office:value-type="float" office:value="0.213611808083987" calcext:value-type="float">
            <text:p>0.213611808083987</text:p>
          </table:table-cell>
          <table:table-cell office:value-type="string" calcext:value-type="string">
            <text:p>https://twitter.com/PamelaG84195863/status/1607926249007218690</text:p>
          </table:table-cell>
        </table:table-row>
        <table:table-row table:style-name="ro1">
          <table:table-cell office:value-type="string" calcext:value-type="string">
            <text:p>input/data_formal_20240530-1342/meme/Play_Games_Com_20230202T050030/0.jpg</text:p>
          </table:table-cell>
          <table:table-cell office:value-type="string" calcext:value-type="string">
            <text:p>Pattern 3</text:p>
          </table:table-cell>
          <table:table-cell office:value-type="float" office:value="0.86107032890998" calcext:value-type="float">
            <text:p>0.86107032890998</text:p>
          </table:table-cell>
          <table:table-cell office:value-type="float" office:value="0.100089040656372" calcext:value-type="float">
            <text:p>0.100089040656372</text:p>
          </table:table-cell>
          <table:table-cell office:value-type="float" office:value="0.369238482150092" calcext:value-type="float">
            <text:p>0.369238482150092</text:p>
          </table:table-cell>
          <table:table-cell office:value-type="string" calcext:value-type="string">
            <text:p>https://twitter.com/Play_Games_Com/status/1621010651630936064</text:p>
          </table:table-cell>
        </table:table-row>
        <table:table-row table:style-name="ro1">
          <table:table-cell office:value-type="string" calcext:value-type="string">
            <text:p>input/data_formal_20240530-1342/meme/PlayAddaGames_20230105T123031/0.jpg</text:p>
          </table:table-cell>
          <table:table-cell office:value-type="string" calcext:value-type="string">
            <text:p>Pattern 1</text:p>
          </table:table-cell>
          <table:table-cell office:value-type="float" office:value="0.916695647488496" calcext:value-type="float">
            <text:p>0.916695647488496</text:p>
          </table:table-cell>
          <table:table-cell office:value-type="float" office:value="0.0189502220567852" calcext:value-type="float">
            <text:p>0.0189502220567852</text:p>
          </table:table-cell>
          <table:table-cell office:value-type="float" office:value="0.351522375633401" calcext:value-type="float">
            <text:p>0.351522375633401</text:p>
          </table:table-cell>
          <table:table-cell office:value-type="string" calcext:value-type="string">
            <text:p>https://twitter.com/PlayAddaGames/status/1610977038105444352</text:p>
          </table:table-cell>
        </table:table-row>
        <table:table-row table:style-name="ro1">
          <table:table-cell office:value-type="string" calcext:value-type="string">
            <text:p>input/data_formal_20240530-1342/meme/plsak_20221226T132602/0.jpg</text:p>
          </table:table-cell>
          <table:table-cell office:value-type="string" calcext:value-type="string">
            <text:p>Pattern 3</text:p>
          </table:table-cell>
          <table:table-cell office:value-type="float" office:value="0.890044108207834" calcext:value-type="float">
            <text:p>0.890044108207834</text:p>
          </table:table-cell>
          <table:table-cell office:value-type="float" office:value="0.197927514864885" calcext:value-type="float">
            <text:p>0.197927514864885</text:p>
          </table:table-cell>
          <table:table-cell office:value-type="float" office:value="0.47330614105547" calcext:value-type="float">
            <text:p>0.47330614105547</text:p>
          </table:table-cell>
          <table:table-cell office:value-type="string" calcext:value-type="string">
            <text:p>https://twitter.com/davilap99/status/1607936336186556422</text:p>
          </table:table-cell>
        </table:table-row>
        <table:table-row table:style-name="ro1">
          <table:table-cell office:value-type="string" calcext:value-type="string">
            <text:p>input/data_formal_20240530-1342/meme/Plsd420_20230105T164621/0.jpg</text:p>
          </table:table-cell>
          <table:table-cell office:value-type="string" calcext:value-type="string">
            <text:p>Pattern 6</text:p>
          </table:table-cell>
          <table:table-cell office:value-type="float" office:value="0.854485664799923" calcext:value-type="float">
            <text:p>0.854485664799923</text:p>
          </table:table-cell>
          <table:table-cell office:value-type="float" office:value="0.160556465029266" calcext:value-type="float">
            <text:p>0.160556465029266</text:p>
          </table:table-cell>
          <table:table-cell office:value-type="float" office:value="0.339402474074331" calcext:value-type="float">
            <text:p>0.339402474074331</text:p>
          </table:table-cell>
          <table:table-cell office:value-type="string" calcext:value-type="string">
            <text:p>https://twitter.com/PLSD_Thailand/status/1611243865855647744</text:p>
          </table:table-cell>
        </table:table-row>
        <table:table-row table:style-name="ro1">
          <table:table-cell office:value-type="string" calcext:value-type="string">
            <text:p>input/data_formal_20240530-1342/meme/Plsd420_20230105T185205/0.jpg</text:p>
          </table:table-cell>
          <table:table-cell office:value-type="string" calcext:value-type="string">
            <text:p>Pattern 6</text:p>
          </table:table-cell>
          <table:table-cell office:value-type="float" office:value="0.915492412573507" calcext:value-type="float">
            <text:p>0.915492412573507</text:p>
          </table:table-cell>
          <table:table-cell office:value-type="float" office:value="0.0584188776746823" calcext:value-type="float">
            <text:p>0.0584188776746823</text:p>
          </table:table-cell>
          <table:table-cell office:value-type="float" office:value="0.619577139701723" calcext:value-type="float">
            <text:p>0.619577139701723</text:p>
          </table:table-cell>
          <table:table-cell office:value-type="string" calcext:value-type="string">
            <text:p>https://twitter.com/S2000ince/status/1611259488190832640</text:p>
          </table:table-cell>
        </table:table-row>
        <table:table-row table:style-name="ro1">
          <table:table-cell office:value-type="string" calcext:value-type="string">
            <text:p>input/data_formal_20240530-1342/meme/Plsd420_20230105T202635/0.jpg</text:p>
          </table:table-cell>
          <table:table-cell office:value-type="string" calcext:value-type="string">
            <text:p>Pattern 3</text:p>
          </table:table-cell>
          <table:table-cell office:value-type="float" office:value="0.895279684734347" calcext:value-type="float">
            <text:p>0.895279684734347</text:p>
          </table:table-cell>
          <table:table-cell office:value-type="float" office:value="0.222088850277102" calcext:value-type="float">
            <text:p>0.222088850277102</text:p>
          </table:table-cell>
          <table:table-cell office:value-type="float" office:value="0.405661028519276" calcext:value-type="float">
            <text:p>0.405661028519276</text:p>
          </table:table-cell>
          <table:table-cell office:value-type="string" calcext:value-type="string">
            <text:p>https://twitter.com/PLSD_Thailand/status/1611279628576116737</text:p>
          </table:table-cell>
        </table:table-row>
        <table:table-row table:style-name="ro1">
          <table:table-cell office:value-type="string" calcext:value-type="string">
            <text:p>input/data_formal_20240530-1342/meme/PMapsAssessment_20230106T060313/0.jpg</text:p>
          </table:table-cell>
          <table:table-cell office:value-type="string" calcext:value-type="string">
            <text:p>Pattern 4</text:p>
          </table:table-cell>
          <table:table-cell office:value-type="float" office:value="0.783847124913827" calcext:value-type="float">
            <text:p>0.783847124913827</text:p>
          </table:table-cell>
          <table:table-cell office:value-type="float" office:value="0.0575507627020761" calcext:value-type="float">
            <text:p>0.0575507627020761</text:p>
          </table:table-cell>
          <table:table-cell office:value-type="float" office:value="0.718261644456518" calcext:value-type="float">
            <text:p>0.718261644456518</text:p>
          </table:table-cell>
          <table:table-cell office:value-type="string" calcext:value-type="string">
            <text:p>https://twitter.com/PMapsAssessment/status/1611241959385075712</text:p>
          </table:table-cell>
        </table:table-row>
        <table:table-row table:style-name="ro1">
          <table:table-cell office:value-type="string" calcext:value-type="string">
            <text:p>input/data_formal_20240530-1342/meme/pocoslip_20230106T074006/0.jpg</text:p>
          </table:table-cell>
          <table:table-cell office:value-type="string" calcext:value-type="string">
            <text:p>Pattern 6</text:p>
          </table:table-cell>
          <table:table-cell office:value-type="float" office:value="1.00953403688759" calcext:value-type="float">
            <text:p>1.00953403688759</text:p>
          </table:table-cell>
          <table:table-cell office:value-type="float" office:value="0.0647357828698916" calcext:value-type="float">
            <text:p>0.0647357828698916</text:p>
          </table:table-cell>
          <table:table-cell office:value-type="float" office:value="0.369200076138667" calcext:value-type="float">
            <text:p>0.369200076138667</text:p>
          </table:table-cell>
          <table:table-cell office:value-type="string" calcext:value-type="string">
            <text:p>https://twitter.com/pocoslip/status/1611266341281095681</text:p>
          </table:table-cell>
        </table:table-row>
        <table:table-row table:style-name="ro1">
          <table:table-cell office:value-type="string" calcext:value-type="string">
            <text:p>input/data_formal_20240530-1342/meme/PokemonSelene_20221129T035810/0.jpg</text:p>
          </table:table-cell>
          <table:table-cell office:value-type="string" calcext:value-type="string">
            <text:p>Pattern 1</text:p>
          </table:table-cell>
          <table:table-cell office:value-type="float" office:value="0.905671141890076" calcext:value-type="float">
            <text:p>0.905671141890076</text:p>
          </table:table-cell>
          <table:table-cell office:value-type="float" office:value="0.195836268275311" calcext:value-type="float">
            <text:p>0.195836268275311</text:p>
          </table:table-cell>
          <table:table-cell office:value-type="float" office:value="0.307603154316005" calcext:value-type="float">
            <text:p>0.307603154316005</text:p>
          </table:table-cell>
          <table:table-cell office:value-type="string" calcext:value-type="string">
            <text:p>https://twitter.com/BlackHiveMedia1/status/1610942950065963008</text:p>
          </table:table-cell>
        </table:table-row>
        <table:table-row table:style-name="ro1">
          <table:table-cell office:value-type="string" calcext:value-type="string">
            <text:p>input/data_formal_20240530-1342/meme/PokemonSelene_20221227T214350/0.jpg</text:p>
          </table:table-cell>
          <table:table-cell office:value-type="string" calcext:value-type="string">
            <text:p>Pattern 3</text:p>
          </table:table-cell>
          <table:table-cell office:value-type="float" office:value="0.906530295198229" calcext:value-type="float">
            <text:p>0.906530295198229</text:p>
          </table:table-cell>
          <table:table-cell office:value-type="float" office:value="0.153284602577636" calcext:value-type="float">
            <text:p>0.153284602577636</text:p>
          </table:table-cell>
          <table:table-cell office:value-type="float" office:value="0.269601735646054" calcext:value-type="float">
            <text:p>0.269601735646054</text:p>
          </table:table-cell>
          <table:table-cell office:value-type="string" calcext:value-type="string">
            <text:p>https://twitter.com/FrankHa1984/status/1607940023361613825</text:p>
          </table:table-cell>
        </table:table-row>
        <table:table-row table:style-name="ro1">
          <table:table-cell office:value-type="string" calcext:value-type="string">
            <text:p>input/data_formal_20240530-1342/meme/PokemonSelene_20221227T231040/0.jpg</text:p>
          </table:table-cell>
          <table:table-cell office:value-type="string" calcext:value-type="string">
            <text:p>Pattern 3</text:p>
          </table:table-cell>
          <table:table-cell office:value-type="float" office:value="0.928254329512969" calcext:value-type="float">
            <text:p>0.928254329512969</text:p>
          </table:table-cell>
          <table:table-cell office:value-type="float" office:value="0.138927572603172" calcext:value-type="float">
            <text:p>0.138927572603172</text:p>
          </table:table-cell>
          <table:table-cell office:value-type="float" office:value="0.377773214196462" calcext:value-type="float">
            <text:p>0.377773214196462</text:p>
          </table:table-cell>
          <table:table-cell office:value-type="string" calcext:value-type="string">
            <text:p>https://twitter.com/GalarChampPam/status/1607955421398183936</text:p>
          </table:table-cell>
        </table:table-row>
        <table:table-row table:style-name="ro1">
          <table:table-cell office:value-type="string" calcext:value-type="string">
            <text:p>input/data_formal_20240530-1342/meme/PokemonSelene_20221227T233346/0.jpg</text:p>
          </table:table-cell>
          <table:table-cell office:value-type="string" calcext:value-type="string">
            <text:p>Pattern 1</text:p>
          </table:table-cell>
          <table:table-cell office:value-type="float" office:value="0.91525324074004" calcext:value-type="float">
            <text:p>0.91525324074004</text:p>
          </table:table-cell>
          <table:table-cell office:value-type="float" office:value="0.161519464429864" calcext:value-type="float">
            <text:p>0.161519464429864</text:p>
          </table:table-cell>
          <table:table-cell office:value-type="float" office:value="0.3360213059876" calcext:value-type="float">
            <text:p>0.3360213059876</text:p>
          </table:table-cell>
          <table:table-cell office:value-type="string" calcext:value-type="string">
            <text:p>https://twitter.com/PokemonSelene/status/1607882461673041920</text:p>
          </table:table-cell>
        </table:table-row>
        <table:table-row table:style-name="ro1">
          <table:table-cell office:value-type="string" calcext:value-type="string">
            <text:p>input/data_formal_20240530-1342/meme/PokemonSelene_20221230T170636/0.jpg</text:p>
          </table:table-cell>
          <table:table-cell office:value-type="string" calcext:value-type="string">
            <text:p>Pattern 6</text:p>
          </table:table-cell>
          <table:table-cell office:value-type="float" office:value="0.912084746652848" calcext:value-type="float">
            <text:p>0.912084746652848</text:p>
          </table:table-cell>
          <table:table-cell office:value-type="float" office:value="0.124706983044179" calcext:value-type="float">
            <text:p>0.124706983044179</text:p>
          </table:table-cell>
          <table:table-cell office:value-type="float" office:value="0.338442899521524" calcext:value-type="float">
            <text:p>0.338442899521524</text:p>
          </table:table-cell>
          <table:table-cell office:value-type="string" calcext:value-type="string">
            <text:p>https://twitter.com/kittykat5090_/status/1610971468187439104</text:p>
          </table:table-cell>
        </table:table-row>
        <table:table-row table:style-name="ro1">
          <table:table-cell office:value-type="string" calcext:value-type="string">
            <text:p>input/data_formal_20240530-1342/meme/PokemonSelene_20230102T234036/0.jpg</text:p>
          </table:table-cell>
          <table:table-cell office:value-type="string" calcext:value-type="string">
            <text:p>Pattern 1</text:p>
          </table:table-cell>
          <table:table-cell office:value-type="float" office:value="0.933780185610561" calcext:value-type="float">
            <text:p>0.933780185610561</text:p>
          </table:table-cell>
          <table:table-cell office:value-type="float" office:value="0.15933668982063" calcext:value-type="float">
            <text:p>0.15933668982063</text:p>
          </table:table-cell>
          <table:table-cell office:value-type="float" office:value="0.249870886423393" calcext:value-type="float">
            <text:p>0.249870886423393</text:p>
          </table:table-cell>
          <table:table-cell office:value-type="string" calcext:value-type="string">
            <text:p>https://twitter.com/BriSoFly12/status/1611235572475101185</text:p>
          </table:table-cell>
        </table:table-row>
        <table:table-row table:style-name="ro1">
          <table:table-cell office:value-type="string" calcext:value-type="string">
            <text:p>input/data_formal_20240530-1342/meme/PokemonSelene_20230104T225220/0.jpg</text:p>
          </table:table-cell>
          <table:table-cell office:value-type="string" calcext:value-type="string">
            <text:p>Pattern 6</text:p>
          </table:table-cell>
          <table:table-cell office:value-type="float" office:value="0.878785621341992" calcext:value-type="float">
            <text:p>0.878785621341992</text:p>
          </table:table-cell>
          <table:table-cell office:value-type="float" office:value="0.17648013453525" calcext:value-type="float">
            <text:p>0.17648013453525</text:p>
          </table:table-cell>
          <table:table-cell office:value-type="float" office:value="0.382811589597813" calcext:value-type="float">
            <text:p>0.382811589597813</text:p>
          </table:table-cell>
          <table:table-cell office:value-type="string" calcext:value-type="string">
            <text:p>https://twitter.com/GlitteryCafe/status/1613320491892080640</text:p>
          </table:table-cell>
        </table:table-row>
        <table:table-row table:style-name="ro1">
          <table:table-cell office:value-type="string" calcext:value-type="string">
            <text:p>input/data_formal_20240530-1342/meme/PokemonSelene_20230108T181414/0.jpg</text:p>
          </table:table-cell>
          <table:table-cell office:value-type="string" calcext:value-type="string">
            <text:p>Pattern 1</text:p>
          </table:table-cell>
          <table:table-cell office:value-type="float" office:value="0.890111633573151" calcext:value-type="float">
            <text:p>0.890111633573151</text:p>
          </table:table-cell>
          <table:table-cell office:value-type="float" office:value="0.173209765026478" calcext:value-type="float">
            <text:p>0.173209765026478</text:p>
          </table:table-cell>
          <table:table-cell office:value-type="float" office:value="0.177537153781872" calcext:value-type="float">
            <text:p>0.177537153781872</text:p>
          </table:table-cell>
          <table:table-cell office:value-type="string" calcext:value-type="string">
            <text:p>https://twitter.com/GlitteryCafe/status/1613318697455607816</text:p>
          </table:table-cell>
        </table:table-row>
        <table:table-row table:style-name="ro1">
          <table:table-cell office:value-type="string" calcext:value-type="string">
            <text:p>input/data_formal_20240530-1342/meme/PokemonSelene_20230111T191205/0.jpg</text:p>
          </table:table-cell>
          <table:table-cell office:value-type="string" calcext:value-type="string">
            <text:p>Pattern 6</text:p>
          </table:table-cell>
          <table:table-cell office:value-type="float" office:value="0.906200037265024" calcext:value-type="float">
            <text:p>0.906200037265024</text:p>
          </table:table-cell>
          <table:table-cell office:value-type="float" office:value="0.127909747972802" calcext:value-type="float">
            <text:p>0.127909747972802</text:p>
          </table:table-cell>
          <table:table-cell office:value-type="float" office:value="0.397212190855914" calcext:value-type="float">
            <text:p>0.397212190855914</text:p>
          </table:table-cell>
          <table:table-cell office:value-type="string" calcext:value-type="string">
            <text:p>https://twitter.com/GlitteryCafe/status/1613318209981087749</text:p>
          </table:table-cell>
        </table:table-row>
        <table:table-row table:style-name="ro1">
          <table:table-cell office:value-type="string" calcext:value-type="string">
            <text:p>input/data_formal_20240530-1342/meme/PokemonSelene_20230203T191021/0.jpg</text:p>
          </table:table-cell>
          <table:table-cell office:value-type="string" calcext:value-type="string">
            <text:p>Pattern 6</text:p>
          </table:table-cell>
          <table:table-cell office:value-type="float" office:value="0.932804004433821" calcext:value-type="float">
            <text:p>0.932804004433821</text:p>
          </table:table-cell>
          <table:table-cell office:value-type="float" office:value="0.180551112017824" calcext:value-type="float">
            <text:p>0.180551112017824</text:p>
          </table:table-cell>
          <table:table-cell office:value-type="float" office:value="0.385014507924854" calcext:value-type="float">
            <text:p>0.385014507924854</text:p>
          </table:table-cell>
          <table:table-cell office:value-type="string" calcext:value-type="string">
            <text:p>https://twitter.com/BlackHandSmith/status/1622578097420738560</text:p>
          </table:table-cell>
        </table:table-row>
        <table:table-row table:style-name="ro1">
          <table:table-cell office:value-type="string" calcext:value-type="string">
            <text:p>input/data_formal_20240530-1342/meme/PokemonSelene_20230206T044638/0.jpg</text:p>
          </table:table-cell>
          <table:table-cell office:value-type="string" calcext:value-type="string">
            <text:p>Pattern 3</text:p>
          </table:table-cell>
          <table:table-cell office:value-type="float" office:value="0.943141372381241" calcext:value-type="float">
            <text:p>0.943141372381241</text:p>
          </table:table-cell>
          <table:table-cell office:value-type="float" office:value="0.134309745245722" calcext:value-type="float">
            <text:p>0.134309745245722</text:p>
          </table:table-cell>
          <table:table-cell office:value-type="float" office:value="0.345898883147211" calcext:value-type="float">
            <text:p>0.345898883147211</text:p>
          </table:table-cell>
          <table:table-cell office:value-type="string" calcext:value-type="string">
            <text:p>https://twitter.com/pikafan09/status/1622597082572890115</text:p>
          </table:table-cell>
        </table:table-row>
        <table:table-row table:style-name="ro1">
          <table:table-cell office:value-type="string" calcext:value-type="string">
            <text:p>input/data_formal_20240530-1342/meme/polidario_joy_20230202T012708/0.jpg</text:p>
          </table:table-cell>
          <table:table-cell office:value-type="string" calcext:value-type="string">
            <text:p>Pattern 1</text:p>
          </table:table-cell>
          <table:table-cell office:value-type="float" office:value="0.864018156353662" calcext:value-type="float">
            <text:p>0.864018156353662</text:p>
          </table:table-cell>
          <table:table-cell office:value-type="float" office:value="0.129115172503598" calcext:value-type="float">
            <text:p>0.129115172503598</text:p>
          </table:table-cell>
          <table:table-cell office:value-type="float" office:value="0.241925509058174" calcext:value-type="float">
            <text:p>0.241925509058174</text:p>
          </table:table-cell>
          <table:table-cell office:value-type="string" calcext:value-type="string">
            <text:p>https://twitter.com/polidario_joy/status/1620956954242998272</text:p>
          </table:table-cell>
        </table:table-row>
        <table:table-row table:style-name="ro1">
          <table:table-cell office:value-type="string" calcext:value-type="string">
            <text:p>input/data_formal_20240530-1342/meme/ponk_inu_20230105T022102/0.jpg</text:p>
          </table:table-cell>
          <table:table-cell office:value-type="string" calcext:value-type="string">
            <text:p>Pattern 3</text:p>
          </table:table-cell>
          <table:table-cell office:value-type="float" office:value="0.927052615610408" calcext:value-type="float">
            <text:p>0.927052615610408</text:p>
          </table:table-cell>
          <table:table-cell office:value-type="float" office:value="0.28654658259883" calcext:value-type="float">
            <text:p>0.28654658259883</text:p>
          </table:table-cell>
          <table:table-cell office:value-type="float" office:value="0.333318298958741" calcext:value-type="float">
            <text:p>0.333318298958741</text:p>
          </table:table-cell>
          <table:table-cell office:value-type="string" calcext:value-type="string">
            <text:p>https://twitter.com/Phantom_g1/status/1610981797713641472</text:p>
          </table:table-cell>
        </table:table-row>
        <table:table-row table:style-name="ro1">
          <table:table-cell office:value-type="string" calcext:value-type="string">
            <text:p>input/data_formal_20240530-1342/meme/Ponting79619558_20230206T121832/0.jpg</text:p>
          </table:table-cell>
          <table:table-cell office:value-type="string" calcext:value-type="string">
            <text:p>Pattern 6</text:p>
          </table:table-cell>
          <table:table-cell office:value-type="float" office:value="0.878227571433818" calcext:value-type="float">
            <text:p>0.878227571433818</text:p>
          </table:table-cell>
          <table:table-cell office:value-type="float" office:value="0.178065380748348" calcext:value-type="float">
            <text:p>0.178065380748348</text:p>
          </table:table-cell>
          <table:table-cell office:value-type="float" office:value="0.60668582530109" calcext:value-type="float">
            <text:p>0.60668582530109</text:p>
          </table:table-cell>
          <table:table-cell office:value-type="string" calcext:value-type="string">
            <text:p>https://twitter.com/Ponting79619558/status/1622570436293984261</text:p>
          </table:table-cell>
        </table:table-row>
        <table:table-row table:style-name="ro1">
          <table:table-cell office:value-type="string" calcext:value-type="string">
            <text:p>input/data_formal_20240530-1342/meme/Ponting79619558_20230206T121945/0.jpg</text:p>
          </table:table-cell>
          <table:table-cell office:value-type="string" calcext:value-type="string">
            <text:p>Pattern 6</text:p>
          </table:table-cell>
          <table:table-cell office:value-type="float" office:value="0.995767787637541" calcext:value-type="float">
            <text:p>0.995767787637541</text:p>
          </table:table-cell>
          <table:table-cell office:value-type="float" office:value="0.0911154115781952" calcext:value-type="float">
            <text:p>0.0911154115781952</text:p>
          </table:table-cell>
          <table:table-cell office:value-type="float" office:value="0.527915340415301" calcext:value-type="float">
            <text:p>0.527915340415301</text:p>
          </table:table-cell>
          <table:table-cell office:value-type="string" calcext:value-type="string">
            <text:p>https://twitter.com/Ponting79619558/status/1622570743157653505</text:p>
          </table:table-cell>
        </table:table-row>
        <table:table-row table:style-name="ro1">
          <table:table-cell office:value-type="string" calcext:value-type="string">
            <text:p>input/data_formal_20240530-1342/meme/Ponting79619558_20230206T122049/0.jpg</text:p>
          </table:table-cell>
          <table:table-cell office:value-type="string" calcext:value-type="string">
            <text:p>Pattern 3</text:p>
          </table:table-cell>
          <table:table-cell office:value-type="float" office:value="0.914140180904026" calcext:value-type="float">
            <text:p>0.914140180904026</text:p>
          </table:table-cell>
          <table:table-cell office:value-type="float" office:value="0.231464653553751" calcext:value-type="float">
            <text:p>0.231464653553751</text:p>
          </table:table-cell>
          <table:table-cell office:value-type="float" office:value="0.278270622835611" calcext:value-type="float">
            <text:p>0.278270622835611</text:p>
          </table:table-cell>
          <table:table-cell office:value-type="string" calcext:value-type="string">
            <text:p>https://twitter.com/Ponting79619558/status/1622571011643420673</text:p>
          </table:table-cell>
        </table:table-row>
        <table:table-row table:style-name="ro1">
          <table:table-cell office:value-type="string" calcext:value-type="string">
            <text:p>input/data_formal_20240530-1342/meme/Ponting79619558_20230206T122136/0.jpg</text:p>
          </table:table-cell>
          <table:table-cell office:value-type="string" calcext:value-type="string">
            <text:p>Pattern 3</text:p>
          </table:table-cell>
          <table:table-cell office:value-type="float" office:value="0.92122976908617" calcext:value-type="float">
            <text:p>0.92122976908617</text:p>
          </table:table-cell>
          <table:table-cell office:value-type="float" office:value="0.191941327522346" calcext:value-type="float">
            <text:p>0.191941327522346</text:p>
          </table:table-cell>
          <table:table-cell office:value-type="float" office:value="0.411463129655648" calcext:value-type="float">
            <text:p>0.411463129655648</text:p>
          </table:table-cell>
          <table:table-cell office:value-type="string" calcext:value-type="string">
            <text:p>https://twitter.com/Ponting79619558/status/1622571207970406400</text:p>
          </table:table-cell>
        </table:table-row>
        <table:table-row table:style-name="ro1">
          <table:table-cell office:value-type="string" calcext:value-type="string">
            <text:p>input/data_formal_20240530-1342/meme/PonyExpresshq_20221228T022400/0.jpg</text:p>
          </table:table-cell>
          <table:table-cell office:value-type="string" calcext:value-type="string">
            <text:p>Pattern 6</text:p>
          </table:table-cell>
          <table:table-cell office:value-type="float" office:value="0.933876341935099" calcext:value-type="float">
            <text:p>0.933876341935099</text:p>
          </table:table-cell>
          <table:table-cell office:value-type="float" office:value="0.177351556535679" calcext:value-type="float">
            <text:p>0.177351556535679</text:p>
          </table:table-cell>
          <table:table-cell office:value-type="float" office:value="0.650436620911794" calcext:value-type="float">
            <text:p>0.650436620911794</text:p>
          </table:table-cell>
          <table:table-cell office:value-type="string" calcext:value-type="string">
            <text:p>https://twitter.com/PonyExpresshq/status/1607925300603625472</text:p>
          </table:table-cell>
        </table:table-row>
        <table:table-row table:style-name="ro1">
          <table:table-cell office:value-type="string" calcext:value-type="string">
            <text:p>input/data_formal_20240530-1342/meme/PopEssenceWax_20230315T215847/0.jpg</text:p>
          </table:table-cell>
          <table:table-cell office:value-type="string" calcext:value-type="string">
            <text:p>Pattern 3</text:p>
          </table:table-cell>
          <table:table-cell office:value-type="float" office:value="0.96212388197051" calcext:value-type="float">
            <text:p>0.96212388197051</text:p>
          </table:table-cell>
          <table:table-cell office:value-type="float" office:value="0.149582958554922" calcext:value-type="float">
            <text:p>0.149582958554922</text:p>
          </table:table-cell>
          <table:table-cell office:value-type="float" office:value="0.434911084036244" calcext:value-type="float">
            <text:p>0.434911084036244</text:p>
          </table:table-cell>
          <table:table-cell office:value-type="string" calcext:value-type="string">
            <text:p>https://twitter.com/AshBo/status/1636125000825487361</text:p>
          </table:table-cell>
        </table:table-row>
        <table:table-row table:style-name="ro1">
          <table:table-cell office:value-type="string" calcext:value-type="string">
            <text:p>input/data_formal_20240530-1342/meme/pornmeme3000_20201025T225717/0.jpg</text:p>
          </table:table-cell>
          <table:table-cell office:value-type="string" calcext:value-type="string">
            <text:p>Pattern 1</text:p>
          </table:table-cell>
          <table:table-cell office:value-type="float" office:value="0.941698768609267" calcext:value-type="float">
            <text:p>0.941698768609267</text:p>
          </table:table-cell>
          <table:table-cell office:value-type="float" office:value="0.201556875743722" calcext:value-type="float">
            <text:p>0.201556875743722</text:p>
          </table:table-cell>
          <table:table-cell office:value-type="float" office:value="0.239682084480407" calcext:value-type="float">
            <text:p>0.239682084480407</text:p>
          </table:table-cell>
          <table:table-cell office:value-type="string" calcext:value-type="string">
            <text:p>https://twitter.com/Y0URZZZZZ/status/1616786865981640706</text:p>
          </table:table-cell>
        </table:table-row>
        <table:table-row table:style-name="ro1">
          <table:table-cell office:value-type="string" calcext:value-type="string">
            <text:p>input/data_formal_20240530-1342/meme/PositiveAbraham_20221228T015246/0.jpg</text:p>
          </table:table-cell>
          <table:table-cell office:value-type="string" calcext:value-type="string">
            <text:p>Pattern 1</text:p>
          </table:table-cell>
          <table:table-cell office:value-type="float" office:value="1.04906037818468" calcext:value-type="float">
            <text:p>1.04906037818468</text:p>
          </table:table-cell>
          <table:table-cell office:value-type="float" office:value="0.0489924569052648" calcext:value-type="float">
            <text:p>0.0489924569052648</text:p>
          </table:table-cell>
          <table:table-cell office:value-type="float" office:value="0.430863410674061" calcext:value-type="float">
            <text:p>0.430863410674061</text:p>
          </table:table-cell>
          <table:table-cell office:value-type="string" calcext:value-type="string">
            <text:p>https://twitter.com/PositiveAbraham/status/1607917441119838208</text:p>
          </table:table-cell>
        </table:table-row>
        <table:table-row table:style-name="ro1">
          <table:table-cell office:value-type="string" calcext:value-type="string">
            <text:p>input/data_formal_20240530-1342/meme/postwokepodcast_20230206T123557/0.jpg</text:p>
          </table:table-cell>
          <table:table-cell office:value-type="string" calcext:value-type="string">
            <text:p>Pattern 1</text:p>
          </table:table-cell>
          <table:table-cell office:value-type="float" office:value="0.904189872241469" calcext:value-type="float">
            <text:p>0.904189872241469</text:p>
          </table:table-cell>
          <table:table-cell office:value-type="float" office:value="0.176885892333973" calcext:value-type="float">
            <text:p>0.176885892333973</text:p>
          </table:table-cell>
          <table:table-cell office:value-type="float" office:value="0.247758037674359" calcext:value-type="float">
            <text:p>0.247758037674359</text:p>
          </table:table-cell>
          <table:table-cell office:value-type="string" calcext:value-type="string">
            <text:p>https://twitter.com/postwokepodcast/status/1622574817009446915</text:p>
          </table:table-cell>
        </table:table-row>
        <table:table-row table:style-name="ro1">
          <table:table-cell office:value-type="string" calcext:value-type="string">
            <text:p>input/data_formal_20240530-1342/meme/PotetoBlocksStd_20230202T042715/0.jpg</text:p>
          </table:table-cell>
          <table:table-cell office:value-type="string" calcext:value-type="string">
            <text:p>Pattern 3</text:p>
          </table:table-cell>
          <table:table-cell office:value-type="float" office:value="0.889968026593936" calcext:value-type="float">
            <text:p>0.889968026593936</text:p>
          </table:table-cell>
          <table:table-cell office:value-type="float" office:value="0.17541096738507" calcext:value-type="float">
            <text:p>0.17541096738507</text:p>
          </table:table-cell>
          <table:table-cell office:value-type="float" office:value="0.415009616120235" calcext:value-type="float">
            <text:p>0.415009616120235</text:p>
          </table:table-cell>
          <table:table-cell office:value-type="string" calcext:value-type="string">
            <text:p>https://twitter.com/PotetoBlocksStd/status/1621002281067094018</text:p>
          </table:table-cell>
        </table:table-row>
        <table:table-row table:style-name="ro1">
          <table:table-cell office:value-type="string" calcext:value-type="string">
            <text:p>input/data_formal_20240530-1342/meme/Pradeep_NF_20230202T042020/0.jpg</text:p>
          </table:table-cell>
          <table:table-cell office:value-type="string" calcext:value-type="string">
            <text:p>Pattern 4</text:p>
          </table:table-cell>
          <table:table-cell office:value-type="float" office:value="0.835937006455293" calcext:value-type="float">
            <text:p>0.835937006455293</text:p>
          </table:table-cell>
          <table:table-cell office:value-type="float" office:value="0.153208664364504" calcext:value-type="float">
            <text:p>0.153208664364504</text:p>
          </table:table-cell>
          <table:table-cell office:value-type="float" office:value="0.621853559495539" calcext:value-type="float">
            <text:p>0.621853559495539</text:p>
          </table:table-cell>
          <table:table-cell office:value-type="string" calcext:value-type="string">
            <text:p>https://twitter.com/Pradeep_NF/status/1621000543241125889</text:p>
          </table:table-cell>
        </table:table-row>
        <table:table-row table:style-name="ro1">
          <table:table-cell office:value-type="string" calcext:value-type="string">
            <text:p>input/data_formal_20240530-1342/meme/Prakrit38575283_20230106T044044/0.jpg</text:p>
          </table:table-cell>
          <table:table-cell office:value-type="string" calcext:value-type="string">
            <text:p>Pattern 3</text:p>
          </table:table-cell>
          <table:table-cell office:value-type="float" office:value="0.859190229815617" calcext:value-type="float">
            <text:p>0.859190229815617</text:p>
          </table:table-cell>
          <table:table-cell office:value-type="float" office:value="0.15979567722201" calcext:value-type="float">
            <text:p>0.15979567722201</text:p>
          </table:table-cell>
          <table:table-cell office:value-type="float" office:value="0.401023337459643" calcext:value-type="float">
            <text:p>0.401023337459643</text:p>
          </table:table-cell>
          <table:table-cell office:value-type="string" calcext:value-type="string">
            <text:p>https://twitter.com/Prakrit38575283/status/1611221203049672705</text:p>
          </table:table-cell>
        </table:table-row>
        <table:table-row table:style-name="ro1">
          <table:table-cell office:value-type="string" calcext:value-type="string">
            <text:p>input/data_formal_20240530-1342/meme/premium_essay_20230111T181329/0.jpg</text:p>
          </table:table-cell>
          <table:table-cell office:value-type="string" calcext:value-type="string">
            <text:p>Pattern 1</text:p>
          </table:table-cell>
          <table:table-cell office:value-type="float" office:value="0.893298245405072" calcext:value-type="float">
            <text:p>0.893298245405072</text:p>
          </table:table-cell>
          <table:table-cell office:value-type="float" office:value="0.16038303843406" calcext:value-type="float">
            <text:p>0.16038303843406</text:p>
          </table:table-cell>
          <table:table-cell office:value-type="float" office:value="0.438622911411227" calcext:value-type="float">
            <text:p>0.438622911411227</text:p>
          </table:table-cell>
          <table:table-cell office:value-type="string" calcext:value-type="string">
            <text:p>https://twitter.com/Melonflav0r/status/1621007033133854720</text:p>
          </table:table-cell>
        </table:table-row>
        <table:table-row table:style-name="ro1">
          <table:table-cell office:value-type="string" calcext:value-type="string">
            <text:p>input/data_formal_20240530-1342/meme/prep_aud_20230106T044602/0.jpg</text:p>
          </table:table-cell>
          <table:table-cell office:value-type="string" calcext:value-type="string">
            <text:p>Pattern 4</text:p>
          </table:table-cell>
          <table:table-cell office:value-type="float" office:value="1.01363255002101" calcext:value-type="float">
            <text:p>1.01363255002101</text:p>
          </table:table-cell>
          <table:table-cell office:value-type="float" office:value="0.0983237540555748" calcext:value-type="float">
            <text:p>0.0983237540555748</text:p>
          </table:table-cell>
          <table:table-cell office:value-type="float" office:value="0.597592078053568" calcext:value-type="float">
            <text:p>0.597592078053568</text:p>
          </table:table-cell>
          <table:table-cell office:value-type="string" calcext:value-type="string">
            <text:p>https://twitter.com/prep_aud/status/1611222538893549568</text:p>
          </table:table-cell>
        </table:table-row>
        <table:table-row table:style-name="ro1">
          <table:table-cell office:value-type="string" calcext:value-type="string">
            <text:p>input/data_formal_20240530-1342/meme/prettyboydanilo_20221228T051539/0.jpg</text:p>
          </table:table-cell>
          <table:table-cell office:value-type="string" calcext:value-type="string">
            <text:p>Pattern 1</text:p>
          </table:table-cell>
          <table:table-cell office:value-type="float" office:value="0.879976216206546" calcext:value-type="float">
            <text:p>0.879976216206546</text:p>
          </table:table-cell>
          <table:table-cell office:value-type="float" office:value="0.0752448109837537" calcext:value-type="float">
            <text:p>0.0752448109837537</text:p>
          </table:table-cell>
          <table:table-cell office:value-type="float" office:value="0.217923945024608" calcext:value-type="float">
            <text:p>0.217923945024608</text:p>
          </table:table-cell>
          <table:table-cell office:value-type="string" calcext:value-type="string">
            <text:p>https://twitter.com/prettyboydanilo/status/1607968497929183233</text:p>
          </table:table-cell>
        </table:table-row>
        <table:table-row table:style-name="ro1">
          <table:table-cell office:value-type="string" calcext:value-type="string">
            <text:p>input/data_formal_20240530-1342/meme/prettyboydidi2_20221228T051539/0.jpg</text:p>
          </table:table-cell>
          <table:table-cell office:value-type="string" calcext:value-type="string">
            <text:p>Pattern 1</text:p>
          </table:table-cell>
          <table:table-cell office:value-type="float" office:value="0.879976216206546" calcext:value-type="float">
            <text:p>0.879976216206546</text:p>
          </table:table-cell>
          <table:table-cell office:value-type="float" office:value="0.0752448109837537" calcext:value-type="float">
            <text:p>0.0752448109837537</text:p>
          </table:table-cell>
          <table:table-cell office:value-type="float" office:value="0.217923945024608" calcext:value-type="float">
            <text:p>0.217923945024608</text:p>
          </table:table-cell>
          <table:table-cell office:value-type="string" calcext:value-type="string">
            <text:p>https://twitter.com/prettyboydidi2/status/1607968497895612416</text:p>
          </table:table-cell>
        </table:table-row>
        <table:table-row table:style-name="ro1">
          <table:table-cell office:value-type="string" calcext:value-type="string">
            <text:p>input/data_formal_20240530-1342/meme/prettyboymicha_20221228T051538/0.jpg</text:p>
          </table:table-cell>
          <table:table-cell office:value-type="string" calcext:value-type="string">
            <text:p>Pattern 1</text:p>
          </table:table-cell>
          <table:table-cell office:value-type="float" office:value="0.879976216206546" calcext:value-type="float">
            <text:p>0.879976216206546</text:p>
          </table:table-cell>
          <table:table-cell office:value-type="float" office:value="0.0752448109837537" calcext:value-type="float">
            <text:p>0.0752448109837537</text:p>
          </table:table-cell>
          <table:table-cell office:value-type="float" office:value="0.217923945024608" calcext:value-type="float">
            <text:p>0.217923945024608</text:p>
          </table:table-cell>
          <table:table-cell office:value-type="string" calcext:value-type="string">
            <text:p>https://twitter.com/prettyboymicha/status/1607968497111384065</text:p>
          </table:table-cell>
        </table:table-row>
        <table:table-row table:style-name="ro1">
          <table:table-cell office:value-type="string" calcext:value-type="string">
            <text:p>input/data_formal_20240530-1342/meme/PrinceDbfs_20230403T103004/0.jpg</text:p>
          </table:table-cell>
          <table:table-cell office:value-type="string" calcext:value-type="string">
            <text:p>Pattern 4</text:p>
          </table:table-cell>
          <table:table-cell office:value-type="float" office:value="0.881512400664759" calcext:value-type="float">
            <text:p>0.881512400664759</text:p>
          </table:table-cell>
          <table:table-cell office:value-type="float" office:value="0.0908469824542022" calcext:value-type="float">
            <text:p>0.0908469824542022</text:p>
          </table:table-cell>
          <table:table-cell office:value-type="float" office:value="0.701662903210456" calcext:value-type="float">
            <text:p>0.701662903210456</text:p>
          </table:table-cell>
          <table:table-cell office:value-type="string" calcext:value-type="string">
            <text:p>https://twitter.com/PrinceDbfs/status/1642836858806710274</text:p>
          </table:table-cell>
        </table:table-row>
        <table:table-row table:style-name="ro1">
          <table:table-cell office:value-type="string" calcext:value-type="string">
            <text:p>input/data_formal_20240530-1342/meme/prodefleague_20230106T052919/0.jpg</text:p>
          </table:table-cell>
          <table:table-cell office:value-type="string" calcext:value-type="string">
            <text:p>Pattern 1</text:p>
          </table:table-cell>
          <table:table-cell office:value-type="float" office:value="0.950181529549734" calcext:value-type="float">
            <text:p>0.950181529549734</text:p>
          </table:table-cell>
          <table:table-cell office:value-type="float" office:value="0.1671918132585" calcext:value-type="float">
            <text:p>0.1671918132585</text:p>
          </table:table-cell>
          <table:table-cell office:value-type="float" office:value="0.241854410261473" calcext:value-type="float">
            <text:p>0.241854410261473</text:p>
          </table:table-cell>
          <table:table-cell office:value-type="string" calcext:value-type="string">
            <text:p>https://twitter.com/prodefleague/status/1611233428640534528</text:p>
          </table:table-cell>
        </table:table-row>
        <table:table-row table:style-name="ro1">
          <table:table-cell office:value-type="string" calcext:value-type="string">
            <text:p>input/data_formal_20240530-1342/meme/Projjonmo117_20230106T025029/0.jpg</text:p>
          </table:table-cell>
          <table:table-cell office:value-type="string" calcext:value-type="string">
            <text:p>Pattern 3</text:p>
          </table:table-cell>
          <table:table-cell office:value-type="float" office:value="0.860298488078022" calcext:value-type="float">
            <text:p>0.860298488078022</text:p>
          </table:table-cell>
          <table:table-cell office:value-type="float" office:value="0.182045566541478" calcext:value-type="float">
            <text:p>0.182045566541478</text:p>
          </table:table-cell>
          <table:table-cell office:value-type="float" office:value="0.330965925995983" calcext:value-type="float">
            <text:p>0.330965925995983</text:p>
          </table:table-cell>
          <table:table-cell office:value-type="string" calcext:value-type="string">
            <text:p>https://twitter.com/FondantAppleKai/status/1611244146135650305</text:p>
          </table:table-cell>
        </table:table-row>
        <table:table-row table:style-name="ro1">
          <table:table-cell office:value-type="string" calcext:value-type="string">
            <text:p>input/data_formal_20240530-1342/meme/Projjonmo117_20230212T073232/0.jpg</text:p>
          </table:table-cell>
          <table:table-cell office:value-type="string" calcext:value-type="string">
            <text:p>Pattern 6</text:p>
          </table:table-cell>
          <table:table-cell office:value-type="float" office:value="0.911031079296267" calcext:value-type="float">
            <text:p>0.911031079296267</text:p>
          </table:table-cell>
          <table:table-cell office:value-type="float" office:value="0.195580320838072" calcext:value-type="float">
            <text:p>0.195580320838072</text:p>
          </table:table-cell>
          <table:table-cell office:value-type="float" office:value="0.523720414071232" calcext:value-type="float">
            <text:p>0.523720414071232</text:p>
          </table:table-cell>
          <table:table-cell office:value-type="string" calcext:value-type="string">
            <text:p>https://twitter.com/elmistixd/status/1624785082681552896</text:p>
          </table:table-cell>
        </table:table-row>
        <table:table-row table:style-name="ro1">
          <table:table-cell office:value-type="string" calcext:value-type="string">
            <text:p>input/data_formal_20240530-1342/meme/promac007_20230106T061734/0.jpg</text:p>
          </table:table-cell>
          <table:table-cell office:value-type="string" calcext:value-type="string">
            <text:p>Pattern 6</text:p>
          </table:table-cell>
          <table:table-cell office:value-type="float" office:value="0.940938554319257" calcext:value-type="float">
            <text:p>0.940938554319257</text:p>
          </table:table-cell>
          <table:table-cell office:value-type="float" office:value="0.136043272710795" calcext:value-type="float">
            <text:p>0.136043272710795</text:p>
          </table:table-cell>
          <table:table-cell office:value-type="float" office:value="0.649762489569131" calcext:value-type="float">
            <text:p>0.649762489569131</text:p>
          </table:table-cell>
          <table:table-cell office:value-type="string" calcext:value-type="string">
            <text:p>https://twitter.com/promac007/status/1611245572794490881</text:p>
          </table:table-cell>
        </table:table-row>
        <table:table-row table:style-name="ro1">
          <table:table-cell office:value-type="string" calcext:value-type="string">
            <text:p>input/data_formal_20240530-1342/meme/ProPaperscom_20230105T110001/0.jpg</text:p>
          </table:table-cell>
          <table:table-cell office:value-type="string" calcext:value-type="string">
            <text:p>Pattern 1</text:p>
          </table:table-cell>
          <table:table-cell office:value-type="float" office:value="0.894764411163793" calcext:value-type="float">
            <text:p>0.894764411163793</text:p>
          </table:table-cell>
          <table:table-cell office:value-type="float" office:value="0.144747725145653" calcext:value-type="float">
            <text:p>0.144747725145653</text:p>
          </table:table-cell>
          <table:table-cell office:value-type="float" office:value="0.179618894801688" calcext:value-type="float">
            <text:p>0.179618894801688</text:p>
          </table:table-cell>
          <table:table-cell office:value-type="string" calcext:value-type="string">
            <text:p>https://twitter.com/ProPaperscom/status/1610954264804737025</text:p>
          </table:table-cell>
        </table:table-row>
        <table:table-row table:style-name="ro1">
          <table:table-cell office:value-type="string" calcext:value-type="string">
            <text:p>input/data_formal_20240530-1342/meme/psrisbud_20230106T070958/0.jpg</text:p>
          </table:table-cell>
          <table:table-cell office:value-type="string" calcext:value-type="string">
            <text:p>Pattern 6</text:p>
          </table:table-cell>
          <table:table-cell office:value-type="float" office:value="0.870622500164021" calcext:value-type="float">
            <text:p>0.870622500164021</text:p>
          </table:table-cell>
          <table:table-cell office:value-type="float" office:value="0.174664498428382" calcext:value-type="float">
            <text:p>0.174664498428382</text:p>
          </table:table-cell>
          <table:table-cell office:value-type="float" office:value="0.695128175678406" calcext:value-type="float">
            <text:p>0.695128175678406</text:p>
          </table:table-cell>
          <table:table-cell office:value-type="string" calcext:value-type="string">
            <text:p>https://twitter.com/psrisbud/status/1611258757899591681</text:p>
          </table:table-cell>
        </table:table-row>
        <table:table-row table:style-name="ro1">
          <table:table-cell office:value-type="string" calcext:value-type="string">
            <text:p>input/data_formal_20240530-1342/meme/PsychomemesO_20230206T111100/0.jpg</text:p>
          </table:table-cell>
          <table:table-cell office:value-type="string" calcext:value-type="string">
            <text:p>Pattern 3</text:p>
          </table:table-cell>
          <table:table-cell office:value-type="float" office:value="0.880396790185207" calcext:value-type="float">
            <text:p>0.880396790185207</text:p>
          </table:table-cell>
          <table:table-cell office:value-type="float" office:value="0.0874838980066069" calcext:value-type="float">
            <text:p>0.0874838980066069</text:p>
          </table:table-cell>
          <table:table-cell office:value-type="float" office:value="0.54597082055618" calcext:value-type="float">
            <text:p>0.54597082055618</text:p>
          </table:table-cell>
          <table:table-cell office:value-type="string" calcext:value-type="string">
            <text:p>https://twitter.com/PsychomemesO/status/1622553441380995073</text:p>
          </table:table-cell>
        </table:table-row>
        <table:table-row table:style-name="ro1">
          <table:table-cell office:value-type="string" calcext:value-type="string">
            <text:p>input/data_formal_20240530-1342/meme/PsychomemesO_20230206T125203/0.jpg</text:p>
          </table:table-cell>
          <table:table-cell office:value-type="string" calcext:value-type="string">
            <text:p>Pattern 1</text:p>
          </table:table-cell>
          <table:table-cell office:value-type="float" office:value="0.877243617187463" calcext:value-type="float">
            <text:p>0.877243617187463</text:p>
          </table:table-cell>
          <table:table-cell office:value-type="float" office:value="0.15149655883687" calcext:value-type="float">
            <text:p>0.15149655883687</text:p>
          </table:table-cell>
          <table:table-cell office:value-type="float" office:value="0.11366232414316" calcext:value-type="float">
            <text:p>0.11366232414316</text:p>
          </table:table-cell>
          <table:table-cell office:value-type="string" calcext:value-type="string">
            <text:p>https://twitter.com/PsychomemesO/status/1622578870376599554</text:p>
          </table:table-cell>
        </table:table-row>
        <table:table-row table:style-name="ro1">
          <table:table-cell office:value-type="string" calcext:value-type="string">
            <text:p>input/data_formal_20240530-1342/meme/PujaCha65611056_20230111T070926/0.jpg</text:p>
          </table:table-cell>
          <table:table-cell office:value-type="string" calcext:value-type="string">
            <text:p>Pattern 1</text:p>
          </table:table-cell>
          <table:table-cell office:value-type="float" office:value="0.97481150677532" calcext:value-type="float">
            <text:p>0.97481150677532</text:p>
          </table:table-cell>
          <table:table-cell office:value-type="float" office:value="0.186968557053867" calcext:value-type="float">
            <text:p>0.186968557053867</text:p>
          </table:table-cell>
          <table:table-cell office:value-type="float" office:value="0.344011491056797" calcext:value-type="float">
            <text:p>0.344011491056797</text:p>
          </table:table-cell>
          <table:table-cell office:value-type="string" calcext:value-type="string">
            <text:p>https://twitter.com/PujaCha65611056/status/1613070562028572673</text:p>
          </table:table-cell>
        </table:table-row>
        <table:table-row table:style-name="ro1">
          <table:table-cell office:value-type="string" calcext:value-type="string">
            <text:p>input/data_formal_20240530-1342/meme/purplehqsite_20230105T082243/0.jpg</text:p>
          </table:table-cell>
          <table:table-cell office:value-type="string" calcext:value-type="string">
            <text:p>Pattern 6</text:p>
          </table:table-cell>
          <table:table-cell office:value-type="float" office:value="0.94158766729005" calcext:value-type="float">
            <text:p>0.94158766729005</text:p>
          </table:table-cell>
          <table:table-cell office:value-type="float" office:value="0.216153825767166" calcext:value-type="float">
            <text:p>0.216153825767166</text:p>
          </table:table-cell>
          <table:table-cell office:value-type="float" office:value="0.681185487419198" calcext:value-type="float">
            <text:p>0.681185487419198</text:p>
          </table:table-cell>
          <table:table-cell office:value-type="string" calcext:value-type="string">
            <text:p>https://twitter.com/purplehqsite/status/1610914688186912768</text:p>
          </table:table-cell>
        </table:table-row>
        <table:table-row table:style-name="ro1">
          <table:table-cell office:value-type="string" calcext:value-type="string">
            <text:p>input/data_formal_20240530-1342/meme/PVPcircuit_20230103T180844/0.jpg</text:p>
          </table:table-cell>
          <table:table-cell office:value-type="string" calcext:value-type="string">
            <text:p>Pattern 6</text:p>
          </table:table-cell>
          <table:table-cell office:value-type="float" office:value="0.880679176266014" calcext:value-type="float">
            <text:p>0.880679176266014</text:p>
          </table:table-cell>
          <table:table-cell office:value-type="float" office:value="0.165154118142212" calcext:value-type="float">
            <text:p>0.165154118142212</text:p>
          </table:table-cell>
          <table:table-cell office:value-type="float" office:value="0.370196916840231" calcext:value-type="float">
            <text:p>0.370196916840231</text:p>
          </table:table-cell>
          <table:table-cell office:value-type="string" calcext:value-type="string">
            <text:p>https://twitter.com/Drakeon15Shiny/status/1611247126239117312</text:p>
          </table:table-cell>
        </table:table-row>
        <table:table-row table:style-name="ro1">
          <table:table-cell office:value-type="string" calcext:value-type="string">
            <text:p>input/data_formal_20240530-1342/meme/PVPcircuit_20230110T184644/0.jpg</text:p>
          </table:table-cell>
          <table:table-cell office:value-type="string" calcext:value-type="string">
            <text:p>Pattern 6</text:p>
          </table:table-cell>
          <table:table-cell office:value-type="float" office:value="0.908079311527569" calcext:value-type="float">
            <text:p>0.908079311527569</text:p>
          </table:table-cell>
          <table:table-cell office:value-type="float" office:value="0.188194631857931" calcext:value-type="float">
            <text:p>0.188194631857931</text:p>
          </table:table-cell>
          <table:table-cell office:value-type="float" office:value="0.399471979123728" calcext:value-type="float">
            <text:p>0.399471979123728</text:p>
          </table:table-cell>
          <table:table-cell office:value-type="string" calcext:value-type="string">
            <text:p>https://twitter.com/TWill5934/status/1613304751864651776</text:p>
          </table:table-cell>
        </table:table-row>
        <table:table-row table:style-name="ro1">
          <table:table-cell office:value-type="string" calcext:value-type="string">
            <text:p>input/data_formal_20240530-1342/meme/qT_Bonedaddy_Tq_20230111T230343/0.jpg</text:p>
          </table:table-cell>
          <table:table-cell office:value-type="string" calcext:value-type="string">
            <text:p>Pattern 1</text:p>
          </table:table-cell>
          <table:table-cell office:value-type="float" office:value="0.862454695427835" calcext:value-type="float">
            <text:p>0.862454695427835</text:p>
          </table:table-cell>
          <table:table-cell office:value-type="float" office:value="0.219691977552183" calcext:value-type="float">
            <text:p>0.219691977552183</text:p>
          </table:table-cell>
          <table:table-cell office:value-type="float" office:value="0.168897118400168" calcext:value-type="float">
            <text:p>0.168897118400168</text:p>
          </table:table-cell>
          <table:table-cell office:value-type="string" calcext:value-type="string">
            <text:p>https://twitter.com/qT_Bonedaddy_Tq/status/1613310716324225024</text:p>
          </table:table-cell>
        </table:table-row>
        <table:table-row table:style-name="ro1">
          <table:table-cell office:value-type="string" calcext:value-type="string">
            <text:p>input/data_formal_20240530-1342/meme/qT_Bonedaddy_Tq_20230111T230442/0.jpg</text:p>
          </table:table-cell>
          <table:table-cell office:value-type="string" calcext:value-type="string">
            <text:p>Pattern 1</text:p>
          </table:table-cell>
          <table:table-cell office:value-type="float" office:value="0.895836113025092" calcext:value-type="float">
            <text:p>0.895836113025092</text:p>
          </table:table-cell>
          <table:table-cell office:value-type="float" office:value="0.203411281485188" calcext:value-type="float">
            <text:p>0.203411281485188</text:p>
          </table:table-cell>
          <table:table-cell office:value-type="float" office:value="0.251774744742956" calcext:value-type="float">
            <text:p>0.251774744742956</text:p>
          </table:table-cell>
          <table:table-cell office:value-type="string" calcext:value-type="string">
            <text:p>https://twitter.com/qT_Bonedaddy_Tq/status/1613310964639596549</text:p>
          </table:table-cell>
        </table:table-row>
        <table:table-row table:style-name="ro1">
          <table:table-cell office:value-type="string" calcext:value-type="string">
            <text:p>input/data_formal_20240530-1342/meme/QualityQure_20230307T070318/0.jpg</text:p>
          </table:table-cell>
          <table:table-cell office:value-type="string" calcext:value-type="string">
            <text:p>Pattern 1</text:p>
          </table:table-cell>
          <table:table-cell office:value-type="float" office:value="0.955601210791756" calcext:value-type="float">
            <text:p>0.955601210791756</text:p>
          </table:table-cell>
          <table:table-cell office:value-type="float" office:value="0.165397287734226" calcext:value-type="float">
            <text:p>0.165397287734226</text:p>
          </table:table-cell>
          <table:table-cell office:value-type="float" office:value="0.253288202184326" calcext:value-type="float">
            <text:p>0.253288202184326</text:p>
          </table:table-cell>
          <table:table-cell office:value-type="string" calcext:value-type="string">
            <text:p>https://twitter.com/QualityQure/status/1633000354634944513</text:p>
          </table:table-cell>
        </table:table-row>
        <table:table-row table:style-name="ro1">
          <table:table-cell office:value-type="string" calcext:value-type="string">
            <text:p>input/data_formal_20240530-1342/meme/QualityQure_20230307T070318/1.jpg</text:p>
          </table:table-cell>
          <table:table-cell office:value-type="string" calcext:value-type="string">
            <text:p>Pattern 3</text:p>
          </table:table-cell>
          <table:table-cell office:value-type="float" office:value="0.897017784923858" calcext:value-type="float">
            <text:p>0.897017784923858</text:p>
          </table:table-cell>
          <table:table-cell office:value-type="float" office:value="0.195734334611959" calcext:value-type="float">
            <text:p>0.195734334611959</text:p>
          </table:table-cell>
          <table:table-cell office:value-type="float" office:value="0.404798554856539" calcext:value-type="float">
            <text:p>0.404798554856539</text:p>
          </table:table-cell>
          <table:table-cell office:value-type="string" calcext:value-type="string">
            <text:p>https://twitter.com/QualityQure/status/1633000354634944513</text:p>
          </table:table-cell>
        </table:table-row>
        <table:table-row table:style-name="ro1">
          <table:table-cell office:value-type="string" calcext:value-type="string">
            <text:p>input/data_formal_20240530-1342/meme/QwertyBrand_20230206T111417/0.jpg</text:p>
          </table:table-cell>
          <table:table-cell office:value-type="string" calcext:value-type="string">
            <text:p>Pattern 6</text:p>
          </table:table-cell>
          <table:table-cell office:value-type="float" office:value="0.954462961345552" calcext:value-type="float">
            <text:p>0.954462961345552</text:p>
          </table:table-cell>
          <table:table-cell office:value-type="float" office:value="0.176490684658221" calcext:value-type="float">
            <text:p>0.176490684658221</text:p>
          </table:table-cell>
          <table:table-cell office:value-type="float" office:value="0.448356145404337" calcext:value-type="float">
            <text:p>0.448356145404337</text:p>
          </table:table-cell>
          <table:table-cell office:value-type="string" calcext:value-type="string">
            <text:p>https://twitter.com/QwertyBrand/status/1622554265184276486</text:p>
          </table:table-cell>
        </table:table-row>
        <table:table-row table:style-name="ro1">
          <table:table-cell office:value-type="string" calcext:value-type="string">
            <text:p>input/data_formal_20240530-1342/meme/R2kdesigns_20221014T155559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R2kdesigns/status/1612359639064092674</text:p>
          </table:table-cell>
        </table:table-row>
        <table:table-row table:style-name="ro1">
          <table:table-cell office:value-type="string" calcext:value-type="string">
            <text:p>input/data_formal_20240530-1342/meme/R2kdesigns_20221014T155559/1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R2kdesigns/status/1612359639064092674</text:p>
          </table:table-cell>
        </table:table-row>
        <table:table-row table:style-name="ro1">
          <table:table-cell office:value-type="string" calcext:value-type="string">
            <text:p>input/data_formal_20240530-1342/meme/r_memes__20221217T081523/0.jpg</text:p>
          </table:table-cell>
          <table:table-cell office:value-type="string" calcext:value-type="string">
            <text:p>Pattern 1</text:p>
          </table:table-cell>
          <table:table-cell office:value-type="float" office:value="0.924090656857734" calcext:value-type="float">
            <text:p>0.924090656857734</text:p>
          </table:table-cell>
          <table:table-cell office:value-type="float" office:value="0.196700685714848" calcext:value-type="float">
            <text:p>0.196700685714848</text:p>
          </table:table-cell>
          <table:table-cell office:value-type="float" office:value="0.200582166417102" calcext:value-type="float">
            <text:p>0.200582166417102</text:p>
          </table:table-cell>
          <table:table-cell office:value-type="string" calcext:value-type="string">
            <text:p>https://twitter.com/josuezingp/status/1607969110977314816</text:p>
          </table:table-cell>
        </table:table-row>
        <table:table-row table:style-name="ro1">
          <table:table-cell office:value-type="string" calcext:value-type="string">
            <text:p>input/data_formal_20240530-1342/meme/r_memes__20221227T053616/0.jpg</text:p>
          </table:table-cell>
          <table:table-cell office:value-type="string" calcext:value-type="string">
            <text:p>Pattern 1</text:p>
          </table:table-cell>
          <table:table-cell office:value-type="float" office:value="0.905456332045263" calcext:value-type="float">
            <text:p>0.905456332045263</text:p>
          </table:table-cell>
          <table:table-cell office:value-type="float" office:value="0.16363804341516" calcext:value-type="float">
            <text:p>0.16363804341516</text:p>
          </table:table-cell>
          <table:table-cell office:value-type="float" office:value="0.101814020035417" calcext:value-type="float">
            <text:p>0.101814020035417</text:p>
          </table:table-cell>
          <table:table-cell office:value-type="string" calcext:value-type="string">
            <text:p>https://twitter.com/seanreimers2/status/1607907254371500032</text:p>
          </table:table-cell>
        </table:table-row>
        <table:table-row table:style-name="ro1">
          <table:table-cell office:value-type="string" calcext:value-type="string">
            <text:p>input/data_formal_20240530-1342/meme/r_memes__20221227T082707/0.jpg</text:p>
          </table:table-cell>
          <table:table-cell office:value-type="string" calcext:value-type="string">
            <text:p>Pattern 1</text:p>
          </table:table-cell>
          <table:table-cell office:value-type="float" office:value="0.94649862652646" calcext:value-type="float">
            <text:p>0.94649862652646</text:p>
          </table:table-cell>
          <table:table-cell office:value-type="float" office:value="0.198339370467684" calcext:value-type="float">
            <text:p>0.198339370467684</text:p>
          </table:table-cell>
          <table:table-cell office:value-type="float" office:value="0.248032029483286" calcext:value-type="float">
            <text:p>0.248032029483286</text:p>
          </table:table-cell>
          <table:table-cell office:value-type="string" calcext:value-type="string">
            <text:p>https://twitter.com/ItsAGrimmWrld/status/1607956043623010304</text:p>
          </table:table-cell>
        </table:table-row>
        <table:table-row table:style-name="ro1">
          <table:table-cell office:value-type="string" calcext:value-type="string">
            <text:p>input/data_formal_20240530-1342/meme/r_memes__20221227T105310/0.jpg</text:p>
          </table:table-cell>
          <table:table-cell office:value-type="string" calcext:value-type="string">
            <text:p>Pattern 6</text:p>
          </table:table-cell>
          <table:table-cell office:value-type="float" office:value="0.91158809877116" calcext:value-type="float">
            <text:p>0.91158809877116</text:p>
          </table:table-cell>
          <table:table-cell office:value-type="float" office:value="0.124667247952756" calcext:value-type="float">
            <text:p>0.124667247952756</text:p>
          </table:table-cell>
          <table:table-cell office:value-type="float" office:value="0.464382934280987" calcext:value-type="float">
            <text:p>0.464382934280987</text:p>
          </table:table-cell>
          <table:table-cell office:value-type="string" calcext:value-type="string">
            <text:p>https://twitter.com/elzagoza/status/1607942710270513152</text:p>
          </table:table-cell>
        </table:table-row>
        <table:table-row table:style-name="ro1">
          <table:table-cell office:value-type="string" calcext:value-type="string">
            <text:p>input/data_formal_20240530-1342/meme/r_memes__20221227T114404/0.jpg</text:p>
          </table:table-cell>
          <table:table-cell office:value-type="string" calcext:value-type="string">
            <text:p>Pattern 1</text:p>
          </table:table-cell>
          <table:table-cell office:value-type="float" office:value="0.915179570603617" calcext:value-type="float">
            <text:p>0.915179570603617</text:p>
          </table:table-cell>
          <table:table-cell office:value-type="float" office:value="0.118753605970162" calcext:value-type="float">
            <text:p>0.118753605970162</text:p>
          </table:table-cell>
          <table:table-cell office:value-type="float" office:value="0.176381013883339" calcext:value-type="float">
            <text:p>0.176381013883339</text:p>
          </table:table-cell>
          <table:table-cell office:value-type="string" calcext:value-type="string">
            <text:p>https://twitter.com/elzagoza/status/1607942532679303170</text:p>
          </table:table-cell>
        </table:table-row>
        <table:table-row table:style-name="ro1">
          <table:table-cell office:value-type="string" calcext:value-type="string">
            <text:p>input/data_formal_20240530-1342/meme/r_memes__20221227T133058/0.jpg</text:p>
          </table:table-cell>
          <table:table-cell office:value-type="string" calcext:value-type="string">
            <text:p>Pattern 6</text:p>
          </table:table-cell>
          <table:table-cell office:value-type="float" office:value="0.947604390278485" calcext:value-type="float">
            <text:p>0.947604390278485</text:p>
          </table:table-cell>
          <table:table-cell office:value-type="float" office:value="0.150671827710651" calcext:value-type="float">
            <text:p>0.150671827710651</text:p>
          </table:table-cell>
          <table:table-cell office:value-type="float" office:value="0.285938254614128" calcext:value-type="float">
            <text:p>0.285938254614128</text:p>
          </table:table-cell>
          <table:table-cell office:value-type="string" calcext:value-type="string">
            <text:p>https://twitter.com/seanreimers2/status/1607905999171760134</text:p>
          </table:table-cell>
        </table:table-row>
        <table:table-row table:style-name="ro1">
          <table:table-cell office:value-type="string" calcext:value-type="string">
            <text:p>input/data_formal_20240530-1342/meme/r_memes__20221227T154852/0.jpg</text:p>
          </table:table-cell>
          <table:table-cell office:value-type="string" calcext:value-type="string">
            <text:p>Pattern 1</text:p>
          </table:table-cell>
          <table:table-cell office:value-type="float" office:value="0.857480361638477" calcext:value-type="float">
            <text:p>0.857480361638477</text:p>
          </table:table-cell>
          <table:table-cell office:value-type="float" office:value="0.175359749862809" calcext:value-type="float">
            <text:p>0.175359749862809</text:p>
          </table:table-cell>
          <table:table-cell office:value-type="float" office:value="0.231624350704471" calcext:value-type="float">
            <text:p>0.231624350704471</text:p>
          </table:table-cell>
          <table:table-cell office:value-type="string" calcext:value-type="string">
            <text:p>https://twitter.com/FrankHa1984/status/1607942433794580480</text:p>
          </table:table-cell>
        </table:table-row>
        <table:table-row table:style-name="ro1">
          <table:table-cell office:value-type="string" calcext:value-type="string">
            <text:p>input/data_formal_20240530-1342/meme/r_memes__20221227T172710/0.jpg</text:p>
          </table:table-cell>
          <table:table-cell office:value-type="string" calcext:value-type="string">
            <text:p>Pattern 1</text:p>
          </table:table-cell>
          <table:table-cell office:value-type="float" office:value="0.861475807497682" calcext:value-type="float">
            <text:p>0.861475807497682</text:p>
          </table:table-cell>
          <table:table-cell office:value-type="float" office:value="0.19092827876768" calcext:value-type="float">
            <text:p>0.19092827876768</text:p>
          </table:table-cell>
          <table:table-cell office:value-type="float" office:value="0.200846654451046" calcext:value-type="float">
            <text:p>0.200846654451046</text:p>
          </table:table-cell>
          <table:table-cell office:value-type="string" calcext:value-type="string">
            <text:p>https://twitter.com/FrankHa1984/status/1607942274717200384</text:p>
          </table:table-cell>
        </table:table-row>
        <table:table-row table:style-name="ro1">
          <table:table-cell office:value-type="string" calcext:value-type="string">
            <text:p>input/data_formal_20240530-1342/meme/r_memes__20221227T194938/0.jpg</text:p>
          </table:table-cell>
          <table:table-cell office:value-type="string" calcext:value-type="string">
            <text:p>Pattern 1</text:p>
          </table:table-cell>
          <table:table-cell office:value-type="float" office:value="0.868476582138801" calcext:value-type="float">
            <text:p>0.868476582138801</text:p>
          </table:table-cell>
          <table:table-cell office:value-type="float" office:value="0.152160299217854" calcext:value-type="float">
            <text:p>0.152160299217854</text:p>
          </table:table-cell>
          <table:table-cell office:value-type="float" office:value="0.114413797584625" calcext:value-type="float">
            <text:p>0.114413797584625</text:p>
          </table:table-cell>
          <table:table-cell office:value-type="string" calcext:value-type="string">
            <text:p>https://twitter.com/flopera0_0/status/1607952134385065990</text:p>
          </table:table-cell>
        </table:table-row>
        <table:table-row table:style-name="ro1">
          <table:table-cell office:value-type="string" calcext:value-type="string">
            <text:p>input/data_formal_20240530-1342/meme/r_memes__20221227T205917/0.jpg</text:p>
          </table:table-cell>
          <table:table-cell office:value-type="string" calcext:value-type="string">
            <text:p>Pattern 6</text:p>
          </table:table-cell>
          <table:table-cell office:value-type="float" office:value="0.939724650391407" calcext:value-type="float">
            <text:p>0.939724650391407</text:p>
          </table:table-cell>
          <table:table-cell office:value-type="float" office:value="0.0985477912858445" calcext:value-type="float">
            <text:p>0.0985477912858445</text:p>
          </table:table-cell>
          <table:table-cell office:value-type="float" office:value="0.382373577236561" calcext:value-type="float">
            <text:p>0.382373577236561</text:p>
          </table:table-cell>
          <table:table-cell office:value-type="string" calcext:value-type="string">
            <text:p>https://twitter.com/theweedend_/status/1607956374184660992</text:p>
          </table:table-cell>
        </table:table-row>
        <table:table-row table:style-name="ro1">
          <table:table-cell office:value-type="string" calcext:value-type="string">
            <text:p>input/data_formal_20240530-1342/meme/r_memes__20221227T234902/0.jpg</text:p>
          </table:table-cell>
          <table:table-cell office:value-type="string" calcext:value-type="string">
            <text:p>Pattern 1</text:p>
          </table:table-cell>
          <table:table-cell office:value-type="float" office:value="0.89046679741355" calcext:value-type="float">
            <text:p>0.89046679741355</text:p>
          </table:table-cell>
          <table:table-cell office:value-type="float" office:value="0.26723782886287" calcext:value-type="float">
            <text:p>0.26723782886287</text:p>
          </table:table-cell>
          <table:table-cell office:value-type="float" office:value="0.33127759639876" calcext:value-type="float">
            <text:p>0.33127759639876</text:p>
          </table:table-cell>
          <table:table-cell office:value-type="string" calcext:value-type="string">
            <text:p>https://twitter.com/r_memes_/status/1607886304506744837</text:p>
          </table:table-cell>
        </table:table-row>
        <table:table-row table:style-name="ro1">
          <table:table-cell office:value-type="string" calcext:value-type="string">
            <text:p>input/data_formal_20240530-1342/meme/r_memes__20221228T004727/0.jpg</text:p>
          </table:table-cell>
          <table:table-cell office:value-type="string" calcext:value-type="string">
            <text:p>Pattern 1</text:p>
          </table:table-cell>
          <table:table-cell office:value-type="float" office:value="0.909831709769604" calcext:value-type="float">
            <text:p>0.909831709769604</text:p>
          </table:table-cell>
          <table:table-cell office:value-type="float" office:value="0.184194143134037" calcext:value-type="float">
            <text:p>0.184194143134037</text:p>
          </table:table-cell>
          <table:table-cell office:value-type="float" office:value="0.323809698812538" calcext:value-type="float">
            <text:p>0.323809698812538</text:p>
          </table:table-cell>
          <table:table-cell office:value-type="string" calcext:value-type="string">
            <text:p>https://twitter.com/er_greenfield/status/1607993797765656583</text:p>
          </table:table-cell>
        </table:table-row>
        <table:table-row table:style-name="ro1">
          <table:table-cell office:value-type="string" calcext:value-type="string">
            <text:p>input/data_formal_20240530-1342/meme/r_memes__20221228T010704/0.jpg</text:p>
          </table:table-cell>
          <table:table-cell office:value-type="string" calcext:value-type="string">
            <text:p>Pattern 6</text:p>
          </table:table-cell>
          <table:table-cell office:value-type="float" office:value="0.924428268646105" calcext:value-type="float">
            <text:p>0.924428268646105</text:p>
          </table:table-cell>
          <table:table-cell office:value-type="float" office:value="0.120207170619557" calcext:value-type="float">
            <text:p>0.120207170619557</text:p>
          </table:table-cell>
          <table:table-cell office:value-type="float" office:value="0.333850336651112" calcext:value-type="float">
            <text:p>0.333850336651112</text:p>
          </table:table-cell>
          <table:table-cell office:value-type="string" calcext:value-type="string">
            <text:p>https://twitter.com/r_memes_/status/1607905943047512069</text:p>
          </table:table-cell>
        </table:table-row>
        <table:table-row table:style-name="ro1">
          <table:table-cell office:value-type="string" calcext:value-type="string">
            <text:p>input/data_formal_20240530-1342/meme/r_memes__20221228T023138/0.jpg</text:p>
          </table:table-cell>
          <table:table-cell office:value-type="string" calcext:value-type="string">
            <text:p>Pattern 1</text:p>
          </table:table-cell>
          <table:table-cell office:value-type="float" office:value="0.889229212169054" calcext:value-type="float">
            <text:p>0.889229212169054</text:p>
          </table:table-cell>
          <table:table-cell office:value-type="float" office:value="0.202491868516451" calcext:value-type="float">
            <text:p>0.202491868516451</text:p>
          </table:table-cell>
          <table:table-cell office:value-type="float" office:value="0.130981872500827" calcext:value-type="float">
            <text:p>0.130981872500827</text:p>
          </table:table-cell>
          <table:table-cell office:value-type="string" calcext:value-type="string">
            <text:p>https://twitter.com/r_memes_/status/1607927221737373696</text:p>
          </table:table-cell>
        </table:table-row>
        <table:table-row table:style-name="ro1">
          <table:table-cell office:value-type="string" calcext:value-type="string">
            <text:p>input/data_formal_20240530-1342/meme/r_memes__20221228T031309/0.jpg</text:p>
          </table:table-cell>
          <table:table-cell office:value-type="string" calcext:value-type="string">
            <text:p>Pattern 1</text:p>
          </table:table-cell>
          <table:table-cell office:value-type="float" office:value="0.89577589727438" calcext:value-type="float">
            <text:p>0.89577589727438</text:p>
          </table:table-cell>
          <table:table-cell office:value-type="float" office:value="0.102888326687478" calcext:value-type="float">
            <text:p>0.102888326687478</text:p>
          </table:table-cell>
          <table:table-cell office:value-type="float" office:value="0.236560607060665" calcext:value-type="float">
            <text:p>0.236560607060665</text:p>
          </table:table-cell>
          <table:table-cell office:value-type="string" calcext:value-type="string">
            <text:p>https://twitter.com/r_memes_/status/1607937671602618368</text:p>
          </table:table-cell>
        </table:table-row>
        <table:table-row table:style-name="ro1">
          <table:table-cell office:value-type="string" calcext:value-type="string">
            <text:p>input/data_formal_20240530-1342/meme/r_memes__20221228T034327/0.jpg</text:p>
          </table:table-cell>
          <table:table-cell office:value-type="string" calcext:value-type="string">
            <text:p>Pattern 1</text:p>
          </table:table-cell>
          <table:table-cell office:value-type="float" office:value="0.931818066406736" calcext:value-type="float">
            <text:p>0.931818066406736</text:p>
          </table:table-cell>
          <table:table-cell office:value-type="float" office:value="0.197577324085391" calcext:value-type="float">
            <text:p>0.197577324085391</text:p>
          </table:table-cell>
          <table:table-cell office:value-type="float" office:value="0.428070674503827" calcext:value-type="float">
            <text:p>0.428070674503827</text:p>
          </table:table-cell>
          <table:table-cell office:value-type="string" calcext:value-type="string">
            <text:p>https://twitter.com/DanielP58112037/status/1607946405267767297</text:p>
          </table:table-cell>
        </table:table-row>
        <table:table-row table:style-name="ro1">
          <table:table-cell office:value-type="string" calcext:value-type="string">
            <text:p>input/data_formal_20240530-1342/meme/r_memes__20221228T044522/0.jpg</text:p>
          </table:table-cell>
          <table:table-cell office:value-type="string" calcext:value-type="string">
            <text:p>Pattern 1</text:p>
          </table:table-cell>
          <table:table-cell office:value-type="float" office:value="0.912346119961604" calcext:value-type="float">
            <text:p>0.912346119961604</text:p>
          </table:table-cell>
          <table:table-cell office:value-type="float" office:value="0.211248874370084" calcext:value-type="float">
            <text:p>0.211248874370084</text:p>
          </table:table-cell>
          <table:table-cell office:value-type="float" office:value="0.197870371248148" calcext:value-type="float">
            <text:p>0.197870371248148</text:p>
          </table:table-cell>
          <table:table-cell office:value-type="string" calcext:value-type="string">
            <text:p>https://twitter.com/r_memes_/status/1607960879902998528</text:p>
          </table:table-cell>
        </table:table-row>
        <table:table-row table:style-name="ro1">
          <table:table-cell office:value-type="string" calcext:value-type="string">
            <text:p>input/data_formal_20240530-1342/meme/r_memes__20221228T045345/0.jpg</text:p>
          </table:table-cell>
          <table:table-cell office:value-type="string" calcext:value-type="string">
            <text:p>Pattern 3</text:p>
          </table:table-cell>
          <table:table-cell office:value-type="float" office:value="0.947893039538352" calcext:value-type="float">
            <text:p>0.947893039538352</text:p>
          </table:table-cell>
          <table:table-cell office:value-type="float" office:value="0.178624340655122" calcext:value-type="float">
            <text:p>0.178624340655122</text:p>
          </table:table-cell>
          <table:table-cell office:value-type="float" office:value="0.389673526781766" calcext:value-type="float">
            <text:p>0.389673526781766</text:p>
          </table:table-cell>
          <table:table-cell office:value-type="string" calcext:value-type="string">
            <text:p>https://twitter.com/r_memes_/status/1607962987112923136</text:p>
          </table:table-cell>
        </table:table-row>
        <table:table-row table:style-name="ro1">
          <table:table-cell office:value-type="string" calcext:value-type="string">
            <text:p>input/data_formal_20240530-1342/meme/r_memes__20221228T053306/0.jpg</text:p>
          </table:table-cell>
          <table:table-cell office:value-type="string" calcext:value-type="string">
            <text:p>Pattern 1</text:p>
          </table:table-cell>
          <table:table-cell office:value-type="float" office:value="0.903267753965169" calcext:value-type="float">
            <text:p>0.903267753965169</text:p>
          </table:table-cell>
          <table:table-cell office:value-type="float" office:value="0.0823620661878573" calcext:value-type="float">
            <text:p>0.0823620661878573</text:p>
          </table:table-cell>
          <table:table-cell office:value-type="float" office:value="0.298194511512204" calcext:value-type="float">
            <text:p>0.298194511512204</text:p>
          </table:table-cell>
          <table:table-cell office:value-type="string" calcext:value-type="string">
            <text:p>https://twitter.com/Erinmcm3353/status/1607991627527913475</text:p>
          </table:table-cell>
        </table:table-row>
        <table:table-row table:style-name="ro1">
          <table:table-cell office:value-type="string" calcext:value-type="string">
            <text:p>input/data_formal_20240530-1342/meme/r_memes__20221228T054305/0.jpg</text:p>
          </table:table-cell>
          <table:table-cell office:value-type="string" calcext:value-type="string">
            <text:p>Pattern 1</text:p>
          </table:table-cell>
          <table:table-cell office:value-type="float" office:value="0.895543568637172" calcext:value-type="float">
            <text:p>0.895543568637172</text:p>
          </table:table-cell>
          <table:table-cell office:value-type="float" office:value="0.174372363291433" calcext:value-type="float">
            <text:p>0.174372363291433</text:p>
          </table:table-cell>
          <table:table-cell office:value-type="float" office:value="0.16161619314544" calcext:value-type="float">
            <text:p>0.16161619314544</text:p>
          </table:table-cell>
          <table:table-cell office:value-type="string" calcext:value-type="string">
            <text:p>https://twitter.com/r_memes_/status/1607975403372650498</text:p>
          </table:table-cell>
        </table:table-row>
        <table:table-row table:style-name="ro1">
          <table:table-cell office:value-type="string" calcext:value-type="string">
            <text:p>input/data_formal_20240530-1342/meme/r_memes__20221228T063551/0.jpg</text:p>
          </table:table-cell>
          <table:table-cell office:value-type="string" calcext:value-type="string">
            <text:p>Pattern 1</text:p>
          </table:table-cell>
          <table:table-cell office:value-type="float" office:value="0.898694859194608" calcext:value-type="float">
            <text:p>0.898694859194608</text:p>
          </table:table-cell>
          <table:table-cell office:value-type="float" office:value="0.143681026609376" calcext:value-type="float">
            <text:p>0.143681026609376</text:p>
          </table:table-cell>
          <table:table-cell office:value-type="float" office:value="0.195527125741403" calcext:value-type="float">
            <text:p>0.195527125741403</text:p>
          </table:table-cell>
          <table:table-cell office:value-type="string" calcext:value-type="string">
            <text:p>https://twitter.com/r_memes_/status/1607988684086775808</text:p>
          </table:table-cell>
        </table:table-row>
        <table:table-row table:style-name="ro1">
          <table:table-cell office:value-type="string" calcext:value-type="string">
            <text:p>input/data_formal_20240530-1342/meme/r_memes__20221228T064414/0.jpg</text:p>
          </table:table-cell>
          <table:table-cell office:value-type="string" calcext:value-type="string">
            <text:p>Pattern 3</text:p>
          </table:table-cell>
          <table:table-cell office:value-type="float" office:value="0.889540980078495" calcext:value-type="float">
            <text:p>0.889540980078495</text:p>
          </table:table-cell>
          <table:table-cell office:value-type="float" office:value="0.297024694842577" calcext:value-type="float">
            <text:p>0.297024694842577</text:p>
          </table:table-cell>
          <table:table-cell office:value-type="float" office:value="0.367859963458146" calcext:value-type="float">
            <text:p>0.367859963458146</text:p>
          </table:table-cell>
          <table:table-cell office:value-type="string" calcext:value-type="string">
            <text:p>https://twitter.com/Prateekncmishra/status/1607991337789558786</text:p>
          </table:table-cell>
        </table:table-row>
        <table:table-row table:style-name="ro1">
          <table:table-cell office:value-type="string" calcext:value-type="string">
            <text:p>input/data_formal_20240530-1342/meme/r_memes__20221228T065237/0.jpg</text:p>
          </table:table-cell>
          <table:table-cell office:value-type="string" calcext:value-type="string">
            <text:p>Pattern 3</text:p>
          </table:table-cell>
          <table:table-cell office:value-type="float" office:value="0.928389763703212" calcext:value-type="float">
            <text:p>0.928389763703212</text:p>
          </table:table-cell>
          <table:table-cell office:value-type="float" office:value="0.143364687529643" calcext:value-type="float">
            <text:p>0.143364687529643</text:p>
          </table:table-cell>
          <table:table-cell office:value-type="float" office:value="0.521400861495591" calcext:value-type="float">
            <text:p>0.521400861495591</text:p>
          </table:table-cell>
          <table:table-cell office:value-type="string" calcext:value-type="string">
            <text:p>https://twitter.com/r_memes_/status/1607992900222083076</text:p>
          </table:table-cell>
        </table:table-row>
        <table:table-row table:style-name="ro1">
          <table:table-cell office:value-type="string" calcext:value-type="string">
            <text:p>input/data_formal_20240530-1342/meme/r_memes__20221231T031530/0.jpg</text:p>
          </table:table-cell>
          <table:table-cell office:value-type="string" calcext:value-type="string">
            <text:p>Pattern 1</text:p>
          </table:table-cell>
          <table:table-cell office:value-type="float" office:value="0.882882317509867" calcext:value-type="float">
            <text:p>0.882882317509867</text:p>
          </table:table-cell>
          <table:table-cell office:value-type="float" office:value="0.121181123465407" calcext:value-type="float">
            <text:p>0.121181123465407</text:p>
          </table:table-cell>
          <table:table-cell office:value-type="float" office:value="0.265414969617561" calcext:value-type="float">
            <text:p>0.265414969617561</text:p>
          </table:table-cell>
          <table:table-cell office:value-type="string" calcext:value-type="string">
            <text:p>https://twitter.com/Gracious_Yevon/status/1620947834584576003</text:p>
          </table:table-cell>
        </table:table-row>
        <table:table-row table:style-name="ro1">
          <table:table-cell office:value-type="string" calcext:value-type="string">
            <text:p>input/data_formal_20240530-1342/meme/r_memes__20230104T121656/0.jpg</text:p>
          </table:table-cell>
          <table:table-cell office:value-type="string" calcext:value-type="string">
            <text:p>Pattern 1</text:p>
          </table:table-cell>
          <table:table-cell office:value-type="float" office:value="0.883374055055247" calcext:value-type="float">
            <text:p>0.883374055055247</text:p>
          </table:table-cell>
          <table:table-cell office:value-type="float" office:value="0.187811140043719" calcext:value-type="float">
            <text:p>0.187811140043719</text:p>
          </table:table-cell>
          <table:table-cell office:value-type="float" office:value="0.0804613188197145" calcext:value-type="float">
            <text:p>0.0804613188197145</text:p>
          </table:table-cell>
          <table:table-cell office:value-type="string" calcext:value-type="string">
            <text:p>https://twitter.com/BateNaTia/status/1610941669826007041</text:p>
          </table:table-cell>
        </table:table-row>
        <table:table-row table:style-name="ro1">
          <table:table-cell office:value-type="string" calcext:value-type="string">
            <text:p>input/data_formal_20240530-1342/meme/r_memes__20230104T144112/0.jpg</text:p>
          </table:table-cell>
          <table:table-cell office:value-type="string" calcext:value-type="string">
            <text:p>Pattern 3</text:p>
          </table:table-cell>
          <table:table-cell office:value-type="float" office:value="0.934859079732121" calcext:value-type="float">
            <text:p>0.934859079732121</text:p>
          </table:table-cell>
          <table:table-cell office:value-type="float" office:value="0.119092419115456" calcext:value-type="float">
            <text:p>0.119092419115456</text:p>
          </table:table-cell>
          <table:table-cell office:value-type="float" office:value="0.364765166236596" calcext:value-type="float">
            <text:p>0.364765166236596</text:p>
          </table:table-cell>
          <table:table-cell office:value-type="string" calcext:value-type="string">
            <text:p>https://twitter.com/Thanos_Gang/status/1610960674770882569</text:p>
          </table:table-cell>
        </table:table-row>
        <table:table-row table:style-name="ro1">
          <table:table-cell office:value-type="string" calcext:value-type="string">
            <text:p>input/data_formal_20240530-1342/meme/r_memes__20230104T193616/0.jpg</text:p>
          </table:table-cell>
          <table:table-cell office:value-type="string" calcext:value-type="string">
            <text:p>Pattern 3</text:p>
          </table:table-cell>
          <table:table-cell office:value-type="float" office:value="0.8671920511211" calcext:value-type="float">
            <text:p>0.8671920511211</text:p>
          </table:table-cell>
          <table:table-cell office:value-type="float" office:value="0.201040493646262" calcext:value-type="float">
            <text:p>0.201040493646262</text:p>
          </table:table-cell>
          <table:table-cell office:value-type="float" office:value="0.262556622351615" calcext:value-type="float">
            <text:p>0.262556622351615</text:p>
          </table:table-cell>
          <table:table-cell office:value-type="string" calcext:value-type="string">
            <text:p>https://twitter.com/BateNaTia/status/1610941386957750272</text:p>
          </table:table-cell>
        </table:table-row>
        <table:table-row table:style-name="ro1">
          <table:table-cell office:value-type="string" calcext:value-type="string">
            <text:p>input/data_formal_20240530-1342/meme/r_memes__20230104T230704/0.jpg</text:p>
          </table:table-cell>
          <table:table-cell office:value-type="string" calcext:value-type="string">
            <text:p>Pattern 1</text:p>
          </table:table-cell>
          <table:table-cell office:value-type="float" office:value="0.923277749996853" calcext:value-type="float">
            <text:p>0.923277749996853</text:p>
          </table:table-cell>
          <table:table-cell office:value-type="float" office:value="0.135926537834611" calcext:value-type="float">
            <text:p>0.135926537834611</text:p>
          </table:table-cell>
          <table:table-cell office:value-type="float" office:value="0.0602324365261873" calcext:value-type="float">
            <text:p>0.0602324365261873</text:p>
          </table:table-cell>
          <table:table-cell office:value-type="string" calcext:value-type="string">
            <text:p>https://twitter.com/Thanos_Gang/status/1610960796837883905</text:p>
          </table:table-cell>
        </table:table-row>
        <table:table-row table:style-name="ro1">
          <table:table-cell office:value-type="string" calcext:value-type="string">
            <text:p>input/data_formal_20240530-1342/meme/r_memes__20230105T092321/0.jpg</text:p>
          </table:table-cell>
          <table:table-cell office:value-type="string" calcext:value-type="string">
            <text:p>Pattern 6</text:p>
          </table:table-cell>
          <table:table-cell office:value-type="float" office:value="0.919653459184303" calcext:value-type="float">
            <text:p>0.919653459184303</text:p>
          </table:table-cell>
          <table:table-cell office:value-type="float" office:value="0.131305360426169" calcext:value-type="float">
            <text:p>0.131305360426169</text:p>
          </table:table-cell>
          <table:table-cell office:value-type="float" office:value="0.371945250899237" calcext:value-type="float">
            <text:p>0.371945250899237</text:p>
          </table:table-cell>
          <table:table-cell office:value-type="string" calcext:value-type="string">
            <text:p>https://twitter.com/FirstRussianCat/status/1610972485108768769</text:p>
          </table:table-cell>
        </table:table-row>
        <table:table-row table:style-name="ro1">
          <table:table-cell office:value-type="string" calcext:value-type="string">
            <text:p>input/data_formal_20240530-1342/meme/r_memes__20230105T102126/0.jpg</text:p>
          </table:table-cell>
          <table:table-cell office:value-type="string" calcext:value-type="string">
            <text:p>Pattern 1</text:p>
          </table:table-cell>
          <table:table-cell office:value-type="float" office:value="0.989143079151891" calcext:value-type="float">
            <text:p>0.989143079151891</text:p>
          </table:table-cell>
          <table:table-cell office:value-type="float" office:value="0.214165809223899" calcext:value-type="float">
            <text:p>0.214165809223899</text:p>
          </table:table-cell>
          <table:table-cell office:value-type="float" office:value="0.276351139318637" calcext:value-type="float">
            <text:p>0.276351139318637</text:p>
          </table:table-cell>
          <table:table-cell office:value-type="string" calcext:value-type="string">
            <text:p>https://twitter.com/FirstRussianCat/status/1610972546236661761</text:p>
          </table:table-cell>
        </table:table-row>
        <table:table-row table:style-name="ro1">
          <table:table-cell office:value-type="string" calcext:value-type="string">
            <text:p>input/data_formal_20240530-1342/meme/r_memes__20230105T102948/0.jpg</text:p>
          </table:table-cell>
          <table:table-cell office:value-type="string" calcext:value-type="string">
            <text:p>Pattern 1</text:p>
          </table:table-cell>
          <table:table-cell office:value-type="float" office:value="0.983818888412942" calcext:value-type="float">
            <text:p>0.983818888412942</text:p>
          </table:table-cell>
          <table:table-cell office:value-type="float" office:value="0.178884963601549" calcext:value-type="float">
            <text:p>0.178884963601549</text:p>
          </table:table-cell>
          <table:table-cell office:value-type="float" office:value="0.382206808315399" calcext:value-type="float">
            <text:p>0.382206808315399</text:p>
          </table:table-cell>
          <table:table-cell office:value-type="string" calcext:value-type="string">
            <text:p>https://twitter.com/r_memes_/status/1610946661454422016</text:p>
          </table:table-cell>
        </table:table-row>
        <table:table-row table:style-name="ro1">
          <table:table-cell office:value-type="string" calcext:value-type="string">
            <text:p>input/data_formal_20240530-1342/meme/r_memes__20230105T115117/0.jpg</text:p>
          </table:table-cell>
          <table:table-cell office:value-type="string" calcext:value-type="string">
            <text:p>Pattern 3</text:p>
          </table:table-cell>
          <table:table-cell office:value-type="float" office:value="1.00057745345705" calcext:value-type="float">
            <text:p>1.00057745345705</text:p>
          </table:table-cell>
          <table:table-cell office:value-type="float" office:value="0.19332522276193" calcext:value-type="float">
            <text:p>0.19332522276193</text:p>
          </table:table-cell>
          <table:table-cell office:value-type="float" office:value="0.424679694203144" calcext:value-type="float">
            <text:p>0.424679694203144</text:p>
          </table:table-cell>
          <table:table-cell office:value-type="string" calcext:value-type="string">
            <text:p>https://twitter.com/r_memes_/status/1610967166559391749</text:p>
          </table:table-cell>
        </table:table-row>
        <table:table-row table:style-name="ro1">
          <table:table-cell office:value-type="string" calcext:value-type="string">
            <text:p>input/data_formal_20240530-1342/meme/r_memes__20230105T122714/0.jpg</text:p>
          </table:table-cell>
          <table:table-cell office:value-type="string" calcext:value-type="string">
            <text:p>Pattern 6</text:p>
          </table:table-cell>
          <table:table-cell office:value-type="float" office:value="0.936516135291773" calcext:value-type="float">
            <text:p>0.936516135291773</text:p>
          </table:table-cell>
          <table:table-cell office:value-type="float" office:value="0.129222073953807" calcext:value-type="float">
            <text:p>0.129222073953807</text:p>
          </table:table-cell>
          <table:table-cell office:value-type="float" office:value="0.501305892114708" calcext:value-type="float">
            <text:p>0.501305892114708</text:p>
          </table:table-cell>
          <table:table-cell office:value-type="string" calcext:value-type="string">
            <text:p>https://twitter.com/r_memes_/status/1610976214025490432</text:p>
          </table:table-cell>
        </table:table-row>
        <table:table-row table:style-name="ro1">
          <table:table-cell office:value-type="string" calcext:value-type="string">
            <text:p>input/data_formal_20240530-1342/meme/r_memes__20230105T130918/0.jpg</text:p>
          </table:table-cell>
          <table:table-cell office:value-type="string" calcext:value-type="string">
            <text:p>Pattern 1</text:p>
          </table:table-cell>
          <table:table-cell office:value-type="float" office:value="0.956218833213434" calcext:value-type="float">
            <text:p>0.956218833213434</text:p>
          </table:table-cell>
          <table:table-cell office:value-type="float" office:value="0.150182143612844" calcext:value-type="float">
            <text:p>0.150182143612844</text:p>
          </table:table-cell>
          <table:table-cell office:value-type="float" office:value="0.100217604676031" calcext:value-type="float">
            <text:p>0.100217604676031</text:p>
          </table:table-cell>
          <table:table-cell office:value-type="string" calcext:value-type="string">
            <text:p>https://twitter.com/MKybalion/status/1611216720496136197</text:p>
          </table:table-cell>
        </table:table-row>
        <table:table-row table:style-name="ro1">
          <table:table-cell office:value-type="string" calcext:value-type="string">
            <text:p>input/data_formal_20240530-1342/meme/r_memes__20230105T171900/0.jpg</text:p>
          </table:table-cell>
          <table:table-cell office:value-type="string" calcext:value-type="string">
            <text:p>Pattern 6</text:p>
          </table:table-cell>
          <table:table-cell office:value-type="float" office:value="0.97505509104047" calcext:value-type="float">
            <text:p>0.97505509104047</text:p>
          </table:table-cell>
          <table:table-cell office:value-type="float" office:value="0.127528385132442" calcext:value-type="float">
            <text:p>0.127528385132442</text:p>
          </table:table-cell>
          <table:table-cell office:value-type="float" office:value="0.556443203446117" calcext:value-type="float">
            <text:p>0.556443203446117</text:p>
          </table:table-cell>
          <table:table-cell office:value-type="string" calcext:value-type="string">
            <text:p>https://twitter.com/antou_d/status/1611264033461526528</text:p>
          </table:table-cell>
        </table:table-row>
        <table:table-row table:style-name="ro1">
          <table:table-cell office:value-type="string" calcext:value-type="string">
            <text:p>input/data_formal_20240530-1342/meme/r_memes__20230106T083530/0.jpg</text:p>
          </table:table-cell>
          <table:table-cell office:value-type="string" calcext:value-type="string">
            <text:p>Pattern 1</text:p>
          </table:table-cell>
          <table:table-cell office:value-type="float" office:value="0.928448023184294" calcext:value-type="float">
            <text:p>0.928448023184294</text:p>
          </table:table-cell>
          <table:table-cell office:value-type="float" office:value="0.154310576905231" calcext:value-type="float">
            <text:p>0.154310576905231</text:p>
          </table:table-cell>
          <table:table-cell office:value-type="float" office:value="0.0760972175234178" calcext:value-type="float">
            <text:p>0.0760972175234178</text:p>
          </table:table-cell>
          <table:table-cell office:value-type="string" calcext:value-type="string">
            <text:p>https://twitter.com/r_memes_/status/1611280283302502400</text:p>
          </table:table-cell>
        </table:table-row>
        <table:table-row table:style-name="ro1">
          <table:table-cell office:value-type="string" calcext:value-type="string">
            <text:p>input/data_formal_20240530-1342/meme/r_memes__20230111T215531/0.jpg</text:p>
          </table:table-cell>
          <table:table-cell office:value-type="string" calcext:value-type="string">
            <text:p>Pattern 1</text:p>
          </table:table-cell>
          <table:table-cell office:value-type="float" office:value="0.896675990708499" calcext:value-type="float">
            <text:p>0.896675990708499</text:p>
          </table:table-cell>
          <table:table-cell office:value-type="float" office:value="0.132898492203577" calcext:value-type="float">
            <text:p>0.132898492203577</text:p>
          </table:table-cell>
          <table:table-cell office:value-type="float" office:value="0.360645018357795" calcext:value-type="float">
            <text:p>0.360645018357795</text:p>
          </table:table-cell>
          <table:table-cell office:value-type="string" calcext:value-type="string">
            <text:p>https://twitter.com/LazyGigi_/status/1613300800293601283</text:p>
          </table:table-cell>
        </table:table-row>
        <table:table-row table:style-name="ro1">
          <table:table-cell office:value-type="string" calcext:value-type="string">
            <text:p>input/data_formal_20240530-1342/meme/r_memes__20230111T220914/0.jpg</text:p>
          </table:table-cell>
          <table:table-cell office:value-type="string" calcext:value-type="string">
            <text:p>Pattern 6</text:p>
          </table:table-cell>
          <table:table-cell office:value-type="float" office:value="0.857241702015653" calcext:value-type="float">
            <text:p>0.857241702015653</text:p>
          </table:table-cell>
          <table:table-cell office:value-type="float" office:value="0.19248759595475" calcext:value-type="float">
            <text:p>0.19248759595475</text:p>
          </table:table-cell>
          <table:table-cell office:value-type="float" office:value="0.552784615358483" calcext:value-type="float">
            <text:p>0.552784615358483</text:p>
          </table:table-cell>
          <table:table-cell office:value-type="string" calcext:value-type="string">
            <text:p>https://twitter.com/r_memes_/status/1613297008109920256</text:p>
          </table:table-cell>
        </table:table-row>
        <table:table-row table:style-name="ro1">
          <table:table-cell office:value-type="string" calcext:value-type="string">
            <text:p>input/data_formal_20240530-1342/meme/r_memes__20230111T232252/0.jpg</text:p>
          </table:table-cell>
          <table:table-cell office:value-type="string" calcext:value-type="string">
            <text:p>Pattern 1</text:p>
          </table:table-cell>
          <table:table-cell office:value-type="float" office:value="0.88226877427934" calcext:value-type="float">
            <text:p>0.88226877427934</text:p>
          </table:table-cell>
          <table:table-cell office:value-type="float" office:value="0.223088319276359" calcext:value-type="float">
            <text:p>0.223088319276359</text:p>
          </table:table-cell>
          <table:table-cell office:value-type="float" office:value="0.113167698824537" calcext:value-type="float">
            <text:p>0.113167698824537</text:p>
          </table:table-cell>
          <table:table-cell office:value-type="string" calcext:value-type="string">
            <text:p>https://twitter.com/r_memes_/status/1613315535252459525</text:p>
          </table:table-cell>
        </table:table-row>
        <table:table-row table:style-name="ro1">
          <table:table-cell office:value-type="string" calcext:value-type="string">
            <text:p>input/data_formal_20240530-1342/meme/r_memes__20230111T233114/0.jpg</text:p>
          </table:table-cell>
          <table:table-cell office:value-type="string" calcext:value-type="string">
            <text:p>Pattern 6</text:p>
          </table:table-cell>
          <table:table-cell office:value-type="float" office:value="0.87118254853941" calcext:value-type="float">
            <text:p>0.87118254853941</text:p>
          </table:table-cell>
          <table:table-cell office:value-type="float" office:value="0.26668998026531" calcext:value-type="float">
            <text:p>0.26668998026531</text:p>
          </table:table-cell>
          <table:table-cell office:value-type="float" office:value="0.40644412696521" calcext:value-type="float">
            <text:p>0.40644412696521</text:p>
          </table:table-cell>
          <table:table-cell office:value-type="string" calcext:value-type="string">
            <text:p>https://twitter.com/r_memes_/status/1613317640818397184</text:p>
          </table:table-cell>
        </table:table-row>
        <table:table-row table:style-name="ro1">
          <table:table-cell office:value-type="string" calcext:value-type="string">
            <text:p>input/data_formal_20240530-1342/meme/r_memes__20230111T233936/0.jpg</text:p>
          </table:table-cell>
          <table:table-cell office:value-type="string" calcext:value-type="string">
            <text:p>Pattern 1</text:p>
          </table:table-cell>
          <table:table-cell office:value-type="float" office:value="0.88659996006104" calcext:value-type="float">
            <text:p>0.88659996006104</text:p>
          </table:table-cell>
          <table:table-cell office:value-type="float" office:value="0.215906235177884" calcext:value-type="float">
            <text:p>0.215906235177884</text:p>
          </table:table-cell>
          <table:table-cell office:value-type="float" office:value="0.207953182834811" calcext:value-type="float">
            <text:p>0.207953182834811</text:p>
          </table:table-cell>
          <table:table-cell office:value-type="string" calcext:value-type="string">
            <text:p>https://twitter.com/r_memes_/status/1613319747906535425</text:p>
          </table:table-cell>
        </table:table-row>
        <table:table-row table:style-name="ro1">
          <table:table-cell office:value-type="string" calcext:value-type="string">
            <text:p>input/data_formal_20240530-1342/meme/r_memes__20230112T000523/0.jpg</text:p>
          </table:table-cell>
          <table:table-cell office:value-type="string" calcext:value-type="string">
            <text:p>Pattern 1</text:p>
          </table:table-cell>
          <table:table-cell office:value-type="float" office:value="0.901327105292939" calcext:value-type="float">
            <text:p>0.901327105292939</text:p>
          </table:table-cell>
          <table:table-cell office:value-type="float" office:value="0.205136697436164" calcext:value-type="float">
            <text:p>0.205136697436164</text:p>
          </table:table-cell>
          <table:table-cell office:value-type="float" office:value="0.189976126043397" calcext:value-type="float">
            <text:p>0.189976126043397</text:p>
          </table:table-cell>
          <table:table-cell office:value-type="string" calcext:value-type="string">
            <text:p>https://twitter.com/r_memes_/status/1613326236834578432</text:p>
          </table:table-cell>
        </table:table-row>
        <table:table-row table:style-name="ro1">
          <table:table-cell office:value-type="string" calcext:value-type="string">
            <text:p>input/data_formal_20240530-1342/meme/r_memes__20230201T103429/0.jpg</text:p>
          </table:table-cell>
          <table:table-cell office:value-type="string" calcext:value-type="string">
            <text:p>Pattern 3</text:p>
          </table:table-cell>
          <table:table-cell office:value-type="float" office:value="0.899404947932534" calcext:value-type="float">
            <text:p>0.899404947932534</text:p>
          </table:table-cell>
          <table:table-cell office:value-type="float" office:value="0.111281546406931" calcext:value-type="float">
            <text:p>0.111281546406931</text:p>
          </table:table-cell>
          <table:table-cell office:value-type="float" office:value="0.369721623603833" calcext:value-type="float">
            <text:p>0.369721623603833</text:p>
          </table:table-cell>
          <table:table-cell office:value-type="string" calcext:value-type="string">
            <text:p>https://twitter.com/justinoknh/status/1620928042234425344</text:p>
          </table:table-cell>
        </table:table-row>
        <table:table-row table:style-name="ro1">
          <table:table-cell office:value-type="string" calcext:value-type="string">
            <text:p>input/data_formal_20240530-1342/meme/r_memes__20230201T132305/0.jpg</text:p>
          </table:table-cell>
          <table:table-cell office:value-type="string" calcext:value-type="string">
            <text:p>Pattern 1</text:p>
          </table:table-cell>
          <table:table-cell office:value-type="float" office:value="0.891471381305251" calcext:value-type="float">
            <text:p>0.891471381305251</text:p>
          </table:table-cell>
          <table:table-cell office:value-type="float" office:value="0.123111616453063" calcext:value-type="float">
            <text:p>0.123111616453063</text:p>
          </table:table-cell>
          <table:table-cell office:value-type="float" office:value="0.239286127935352" calcext:value-type="float">
            <text:p>0.239286127935352</text:p>
          </table:table-cell>
          <table:table-cell office:value-type="string" calcext:value-type="string">
            <text:p>https://twitter.com/Gaven69420/status/1620989408303546369</text:p>
          </table:table-cell>
        </table:table-row>
        <table:table-row table:style-name="ro1">
          <table:table-cell office:value-type="string" calcext:value-type="string">
            <text:p>input/data_formal_20240530-1342/meme/r_memes__20230201T160501/0.jpg</text:p>
          </table:table-cell>
          <table:table-cell office:value-type="string" calcext:value-type="string">
            <text:p>Pattern 1</text:p>
          </table:table-cell>
          <table:table-cell office:value-type="float" office:value="0.903665404036986" calcext:value-type="float">
            <text:p>0.903665404036986</text:p>
          </table:table-cell>
          <table:table-cell office:value-type="float" office:value="0.196547744762113" calcext:value-type="float">
            <text:p>0.196547744762113</text:p>
          </table:table-cell>
          <table:table-cell office:value-type="float" office:value="0.192174495065428" calcext:value-type="float">
            <text:p>0.192174495065428</text:p>
          </table:table-cell>
          <table:table-cell office:value-type="string" calcext:value-type="string">
            <text:p>https://twitter.com/KaGeyamaNaoKaJe/status/1620992727382106113</text:p>
          </table:table-cell>
        </table:table-row>
        <table:table-row table:style-name="ro1">
          <table:table-cell office:value-type="string" calcext:value-type="string">
            <text:p>input/data_formal_20240530-1342/meme/r_memes__20230201T221113/0.jpg</text:p>
          </table:table-cell>
          <table:table-cell office:value-type="string" calcext:value-type="string">
            <text:p>Pattern 1</text:p>
          </table:table-cell>
          <table:table-cell office:value-type="float" office:value="0.926995569011884" calcext:value-type="float">
            <text:p>0.926995569011884</text:p>
          </table:table-cell>
          <table:table-cell office:value-type="float" office:value="0.198510971313837" calcext:value-type="float">
            <text:p>0.198510971313837</text:p>
          </table:table-cell>
          <table:table-cell office:value-type="float" office:value="0.324937915018645" calcext:value-type="float">
            <text:p>0.324937915018645</text:p>
          </table:table-cell>
          <table:table-cell office:value-type="string" calcext:value-type="string">
            <text:p>https://twitter.com/_morgan_ism_/status/1620983173663567872</text:p>
          </table:table-cell>
        </table:table-row>
        <table:table-row table:style-name="ro1">
          <table:table-cell office:value-type="string" calcext:value-type="string">
            <text:p>input/data_formal_20240530-1342/meme/r_memes__20230201T225915/0.jpg</text:p>
          </table:table-cell>
          <table:table-cell office:value-type="string" calcext:value-type="string">
            <text:p>Pattern 3</text:p>
          </table:table-cell>
          <table:table-cell office:value-type="float" office:value="0.938670532072346" calcext:value-type="float">
            <text:p>0.938670532072346</text:p>
          </table:table-cell>
          <table:table-cell office:value-type="float" office:value="0.223259938223404" calcext:value-type="float">
            <text:p>0.223259938223404</text:p>
          </table:table-cell>
          <table:table-cell office:value-type="float" office:value="0.359850970684009" calcext:value-type="float">
            <text:p>0.359850970684009</text:p>
          </table:table-cell>
          <table:table-cell office:value-type="string" calcext:value-type="string">
            <text:p>https://twitter.com/247eargasms/status/1620964953028177920</text:p>
          </table:table-cell>
        </table:table-row>
        <table:table-row table:style-name="ro1">
          <table:table-cell office:value-type="string" calcext:value-type="string">
            <text:p>input/data_formal_20240530-1342/meme/r_memes__20230201T231123/0.jpg</text:p>
          </table:table-cell>
          <table:table-cell office:value-type="string" calcext:value-type="string">
            <text:p>Pattern 6</text:p>
          </table:table-cell>
          <table:table-cell office:value-type="float" office:value="0.92663438329577" calcext:value-type="float">
            <text:p>0.92663438329577</text:p>
          </table:table-cell>
          <table:table-cell office:value-type="float" office:value="0.120967437809913" calcext:value-type="float">
            <text:p>0.120967437809913</text:p>
          </table:table-cell>
          <table:table-cell office:value-type="float" office:value="0.371898815172553" calcext:value-type="float">
            <text:p>0.371898815172553</text:p>
          </table:table-cell>
          <table:table-cell office:value-type="string" calcext:value-type="string">
            <text:p>https://twitter.com/r_memes_/status/1620922790835625984</text:p>
          </table:table-cell>
        </table:table-row>
        <table:table-row table:style-name="ro1">
          <table:table-cell office:value-type="string" calcext:value-type="string">
            <text:p>input/data_formal_20240530-1342/meme/r_memes__20230201T231945/0.jpg</text:p>
          </table:table-cell>
          <table:table-cell office:value-type="string" calcext:value-type="string">
            <text:p>Pattern 1</text:p>
          </table:table-cell>
          <table:table-cell office:value-type="float" office:value="0.859507005851822" calcext:value-type="float">
            <text:p>0.859507005851822</text:p>
          </table:table-cell>
          <table:table-cell office:value-type="float" office:value="0.237427108507188" calcext:value-type="float">
            <text:p>0.237427108507188</text:p>
          </table:table-cell>
          <table:table-cell office:value-type="float" office:value="0.260665191372766" calcext:value-type="float">
            <text:p>0.260665191372766</text:p>
          </table:table-cell>
          <table:table-cell office:value-type="string" calcext:value-type="string">
            <text:p>https://twitter.com/r_memes_/status/1620924898318188545</text:p>
          </table:table-cell>
        </table:table-row>
        <table:table-row table:style-name="ro1">
          <table:table-cell office:value-type="string" calcext:value-type="string">
            <text:p>input/data_formal_20240530-1342/meme/r_memes__20230201T232808/0.jpg</text:p>
          </table:table-cell>
          <table:table-cell office:value-type="string" calcext:value-type="string">
            <text:p>Pattern 1</text:p>
          </table:table-cell>
          <table:table-cell office:value-type="float" office:value="0.917204325560043" calcext:value-type="float">
            <text:p>0.917204325560043</text:p>
          </table:table-cell>
          <table:table-cell office:value-type="float" office:value="0.218690706822098" calcext:value-type="float">
            <text:p>0.218690706822098</text:p>
          </table:table-cell>
          <table:table-cell office:value-type="float" office:value="0.285326742294601" calcext:value-type="float">
            <text:p>0.285326742294601</text:p>
          </table:table-cell>
          <table:table-cell office:value-type="string" calcext:value-type="string">
            <text:p>https://twitter.com/247eargasms/status/1621000410420097026</text:p>
          </table:table-cell>
        </table:table-row>
        <table:table-row table:style-name="ro1">
          <table:table-cell office:value-type="string" calcext:value-type="string">
            <text:p>input/data_formal_20240530-1342/meme/r_memes__20230201T233631/0.jpg</text:p>
          </table:table-cell>
          <table:table-cell office:value-type="string" calcext:value-type="string">
            <text:p>Pattern 1</text:p>
          </table:table-cell>
          <table:table-cell office:value-type="float" office:value="0.923663265572029" calcext:value-type="float">
            <text:p>0.923663265572029</text:p>
          </table:table-cell>
          <table:table-cell office:value-type="float" office:value="0.231296558196009" calcext:value-type="float">
            <text:p>0.231296558196009</text:p>
          </table:table-cell>
          <table:table-cell office:value-type="float" office:value="0.225597041208938" calcext:value-type="float">
            <text:p>0.225597041208938</text:p>
          </table:table-cell>
          <table:table-cell office:value-type="string" calcext:value-type="string">
            <text:p>https://twitter.com/247eargasms/status/1620990184006512642</text:p>
          </table:table-cell>
        </table:table-row>
        <table:table-row table:style-name="ro1">
          <table:table-cell office:value-type="string" calcext:value-type="string">
            <text:p>input/data_formal_20240530-1342/meme/r_memes__20230201T235640/0.jpg</text:p>
          </table:table-cell>
          <table:table-cell office:value-type="string" calcext:value-type="string">
            <text:p>Pattern 6</text:p>
          </table:table-cell>
          <table:table-cell office:value-type="float" office:value="0.92325638162032" calcext:value-type="float">
            <text:p>0.92325638162032</text:p>
          </table:table-cell>
          <table:table-cell office:value-type="float" office:value="0.16156100589959" calcext:value-type="float">
            <text:p>0.16156100589959</text:p>
          </table:table-cell>
          <table:table-cell office:value-type="float" office:value="0.399813255452833" calcext:value-type="float">
            <text:p>0.399813255452833</text:p>
          </table:table-cell>
          <table:table-cell office:value-type="string" calcext:value-type="string">
            <text:p>https://twitter.com/r_memes_/status/1620934186155507712</text:p>
          </table:table-cell>
        </table:table-row>
        <table:table-row table:style-name="ro1">
          <table:table-cell office:value-type="string" calcext:value-type="string">
            <text:p>input/data_formal_20240530-1342/meme/r_memes__20230202T010443/0.jpg</text:p>
          </table:table-cell>
          <table:table-cell office:value-type="string" calcext:value-type="string">
            <text:p>Pattern 6</text:p>
          </table:table-cell>
          <table:table-cell office:value-type="float" office:value="0.933015236062776" calcext:value-type="float">
            <text:p>0.933015236062776</text:p>
          </table:table-cell>
          <table:table-cell office:value-type="float" office:value="0.136420918325925" calcext:value-type="float">
            <text:p>0.136420918325925</text:p>
          </table:table-cell>
          <table:table-cell office:value-type="float" office:value="0.335715141225036" calcext:value-type="float">
            <text:p>0.335715141225036</text:p>
          </table:table-cell>
          <table:table-cell office:value-type="string" calcext:value-type="string">
            <text:p>https://twitter.com/r_memes_/status/1620951314577473536</text:p>
          </table:table-cell>
        </table:table-row>
        <table:table-row table:style-name="ro1">
          <table:table-cell office:value-type="string" calcext:value-type="string">
            <text:p>input/data_formal_20240530-1342/meme/r_memes__20230202T012108/0.jpg</text:p>
          </table:table-cell>
          <table:table-cell office:value-type="string" calcext:value-type="string">
            <text:p>Pattern 6</text:p>
          </table:table-cell>
          <table:table-cell office:value-type="float" office:value="0.968352640759725" calcext:value-type="float">
            <text:p>0.968352640759725</text:p>
          </table:table-cell>
          <table:table-cell office:value-type="float" office:value="0.131622181406568" calcext:value-type="float">
            <text:p>0.131622181406568</text:p>
          </table:table-cell>
          <table:table-cell office:value-type="float" office:value="0.366821486912251" calcext:value-type="float">
            <text:p>0.366821486912251</text:p>
          </table:table-cell>
          <table:table-cell office:value-type="string" calcext:value-type="string">
            <text:p>https://twitter.com/r_memes_/status/1620955444171644930</text:p>
          </table:table-cell>
        </table:table-row>
        <table:table-row table:style-name="ro1">
          <table:table-cell office:value-type="string" calcext:value-type="string">
            <text:p>input/data_formal_20240530-1342/meme/r_memes__20230202T012930/0.jpg</text:p>
          </table:table-cell>
          <table:table-cell office:value-type="string" calcext:value-type="string">
            <text:p>Pattern 6</text:p>
          </table:table-cell>
          <table:table-cell office:value-type="float" office:value="0.963848575772971" calcext:value-type="float">
            <text:p>0.963848575772971</text:p>
          </table:table-cell>
          <table:table-cell office:value-type="float" office:value="0.14995712514503" calcext:value-type="float">
            <text:p>0.14995712514503</text:p>
          </table:table-cell>
          <table:table-cell office:value-type="float" office:value="0.331922856063655" calcext:value-type="float">
            <text:p>0.331922856063655</text:p>
          </table:table-cell>
          <table:table-cell office:value-type="string" calcext:value-type="string">
            <text:p>https://twitter.com/r_memes_/status/1620957550437928960</text:p>
          </table:table-cell>
        </table:table-row>
        <table:table-row table:style-name="ro1">
          <table:table-cell office:value-type="string" calcext:value-type="string">
            <text:p>input/data_formal_20240530-1342/meme/r_memes__20230202T015505/0.jpg</text:p>
          </table:table-cell>
          <table:table-cell office:value-type="string" calcext:value-type="string">
            <text:p>Pattern 6</text:p>
          </table:table-cell>
          <table:table-cell office:value-type="float" office:value="0.958408986709448" calcext:value-type="float">
            <text:p>0.958408986709448</text:p>
          </table:table-cell>
          <table:table-cell office:value-type="float" office:value="0.105189695933224" calcext:value-type="float">
            <text:p>0.105189695933224</text:p>
          </table:table-cell>
          <table:table-cell office:value-type="float" office:value="0.402763363675363" calcext:value-type="float">
            <text:p>0.402763363675363</text:p>
          </table:table-cell>
          <table:table-cell office:value-type="string" calcext:value-type="string">
            <text:p>https://twitter.com/r_memes_/status/1620963986484117505</text:p>
          </table:table-cell>
        </table:table-row>
        <table:table-row table:style-name="ro1">
          <table:table-cell office:value-type="string" calcext:value-type="string">
            <text:p>input/data_formal_20240530-1342/meme/r_memes__20230202T031259/0.jpg</text:p>
          </table:table-cell>
          <table:table-cell office:value-type="string" calcext:value-type="string">
            <text:p>Pattern 1</text:p>
          </table:table-cell>
          <table:table-cell office:value-type="float" office:value="0.918953391142184" calcext:value-type="float">
            <text:p>0.918953391142184</text:p>
          </table:table-cell>
          <table:table-cell office:value-type="float" office:value="0.22066254014011" calcext:value-type="float">
            <text:p>0.22066254014011</text:p>
          </table:table-cell>
          <table:table-cell office:value-type="float" office:value="0.171246428934308" calcext:value-type="float">
            <text:p>0.171246428934308</text:p>
          </table:table-cell>
          <table:table-cell office:value-type="string" calcext:value-type="string">
            <text:p>https://twitter.com/r_memes_/status/1620983592443584515</text:p>
          </table:table-cell>
        </table:table-row>
        <table:table-row table:style-name="ro1">
          <table:table-cell office:value-type="string" calcext:value-type="string">
            <text:p>input/data_formal_20240530-1342/meme/r_memes__20230202T032714/0.jpg</text:p>
          </table:table-cell>
          <table:table-cell office:value-type="string" calcext:value-type="string">
            <text:p>Pattern 1</text:p>
          </table:table-cell>
          <table:table-cell office:value-type="float" office:value="0.931976061986552" calcext:value-type="float">
            <text:p>0.931976061986552</text:p>
          </table:table-cell>
          <table:table-cell office:value-type="float" office:value="0.154231463697289" calcext:value-type="float">
            <text:p>0.154231463697289</text:p>
          </table:table-cell>
          <table:table-cell office:value-type="float" office:value="0.181790895360405" calcext:value-type="float">
            <text:p>0.181790895360405</text:p>
          </table:table-cell>
          <table:table-cell office:value-type="string" calcext:value-type="string">
            <text:p>https://twitter.com/r_memes_/status/1620987180263809025</text:p>
          </table:table-cell>
        </table:table-row>
        <table:table-row table:style-name="ro1">
          <table:table-cell office:value-type="string" calcext:value-type="string">
            <text:p>input/data_formal_20240530-1342/meme/r_memes__20230202T033921/0.jpg</text:p>
          </table:table-cell>
          <table:table-cell office:value-type="string" calcext:value-type="string">
            <text:p>Pattern 1</text:p>
          </table:table-cell>
          <table:table-cell office:value-type="float" office:value="0.860476614400512" calcext:value-type="float">
            <text:p>0.860476614400512</text:p>
          </table:table-cell>
          <table:table-cell office:value-type="float" office:value="0.136949940709574" calcext:value-type="float">
            <text:p>0.136949940709574</text:p>
          </table:table-cell>
          <table:table-cell office:value-type="float" office:value="0.194431895651015" calcext:value-type="float">
            <text:p>0.194431895651015</text:p>
          </table:table-cell>
          <table:table-cell office:value-type="string" calcext:value-type="string">
            <text:p>https://twitter.com/r_memes_/status/1620990229380300800</text:p>
          </table:table-cell>
        </table:table-row>
        <table:table-row table:style-name="ro1">
          <table:table-cell office:value-type="string" calcext:value-type="string">
            <text:p>input/data_formal_20240530-1342/meme/r_memes__20230202T035128/0.jpg</text:p>
          </table:table-cell>
          <table:table-cell office:value-type="string" calcext:value-type="string">
            <text:p>Pattern 3</text:p>
          </table:table-cell>
          <table:table-cell office:value-type="float" office:value="0.856590790481881" calcext:value-type="float">
            <text:p>0.856590790481881</text:p>
          </table:table-cell>
          <table:table-cell office:value-type="float" office:value="0.100597532956245" calcext:value-type="float">
            <text:p>0.100597532956245</text:p>
          </table:table-cell>
          <table:table-cell office:value-type="float" office:value="0.491069997889958" calcext:value-type="float">
            <text:p>0.491069997889958</text:p>
          </table:table-cell>
          <table:table-cell office:value-type="string" calcext:value-type="string">
            <text:p>https://twitter.com/r_memes_/status/1620993276248473601</text:p>
          </table:table-cell>
        </table:table-row>
        <table:table-row table:style-name="ro1">
          <table:table-cell office:value-type="string" calcext:value-type="string">
            <text:p>input/data_formal_20240530-1342/meme/r_memes__20230202T051056/0.jpg</text:p>
          </table:table-cell>
          <table:table-cell office:value-type="string" calcext:value-type="string">
            <text:p>Pattern 1</text:p>
          </table:table-cell>
          <table:table-cell office:value-type="float" office:value="0.844196877139422" calcext:value-type="float">
            <text:p>0.844196877139422</text:p>
          </table:table-cell>
          <table:table-cell office:value-type="float" office:value="0.154052205083488" calcext:value-type="float">
            <text:p>0.154052205083488</text:p>
          </table:table-cell>
          <table:table-cell office:value-type="float" office:value="0.382021998473878" calcext:value-type="float">
            <text:p>0.382021998473878</text:p>
          </table:table-cell>
          <table:table-cell office:value-type="string" calcext:value-type="string">
            <text:p>https://twitter.com/r_memes_/status/1621013274111184896</text:p>
          </table:table-cell>
        </table:table-row>
        <table:table-row table:style-name="ro1">
          <table:table-cell office:value-type="string" calcext:value-type="string">
            <text:p>input/data_formal_20240530-1342/meme/r_memes__20230202T053240/0.jpg</text:p>
          </table:table-cell>
          <table:table-cell office:value-type="string" calcext:value-type="string">
            <text:p>Pattern 6</text:p>
          </table:table-cell>
          <table:table-cell office:value-type="float" office:value="0.990148075033994" calcext:value-type="float">
            <text:p>0.990148075033994</text:p>
          </table:table-cell>
          <table:table-cell office:value-type="float" office:value="0.217723065479309" calcext:value-type="float">
            <text:p>0.217723065479309</text:p>
          </table:table-cell>
          <table:table-cell office:value-type="float" office:value="0.285862834974465" calcext:value-type="float">
            <text:p>0.285862834974465</text:p>
          </table:table-cell>
          <table:table-cell office:value-type="string" calcext:value-type="string">
            <text:p>https://twitter.com/r_memes_/status/1621018744607707136</text:p>
          </table:table-cell>
        </table:table-row>
        <table:table-row table:style-name="ro1">
          <table:table-cell office:value-type="string" calcext:value-type="string">
            <text:p>input/data_formal_20240530-1342/meme/r_memes__20230202T054102/0.jpg</text:p>
          </table:table-cell>
          <table:table-cell office:value-type="string" calcext:value-type="string">
            <text:p>Pattern 6</text:p>
          </table:table-cell>
          <table:table-cell office:value-type="float" office:value="0.961772190703285" calcext:value-type="float">
            <text:p>0.961772190703285</text:p>
          </table:table-cell>
          <table:table-cell office:value-type="float" office:value="0.175931973436797" calcext:value-type="float">
            <text:p>0.175931973436797</text:p>
          </table:table-cell>
          <table:table-cell office:value-type="float" office:value="0.345194575566196" calcext:value-type="float">
            <text:p>0.345194575566196</text:p>
          </table:table-cell>
          <table:table-cell office:value-type="string" calcext:value-type="string">
            <text:p>https://twitter.com/r_memes_/status/1621020851536633857</text:p>
          </table:table-cell>
        </table:table-row>
        <table:table-row table:style-name="ro1">
          <table:table-cell office:value-type="string" calcext:value-type="string">
            <text:p>input/data_formal_20240530-1342/meme/r_memes__20230205T151705/0.jpg</text:p>
          </table:table-cell>
          <table:table-cell office:value-type="string" calcext:value-type="string">
            <text:p>Pattern 1</text:p>
          </table:table-cell>
          <table:table-cell office:value-type="float" office:value="0.934117097335655" calcext:value-type="float">
            <text:p>0.934117097335655</text:p>
          </table:table-cell>
          <table:table-cell office:value-type="float" office:value="0.313333295400377" calcext:value-type="float">
            <text:p>0.313333295400377</text:p>
          </table:table-cell>
          <table:table-cell office:value-type="float" office:value="0.218788114423285" calcext:value-type="float">
            <text:p>0.218788114423285</text:p>
          </table:table-cell>
          <table:table-cell office:value-type="string" calcext:value-type="string">
            <text:p>https://twitter.com/quotes_ADI/status/1622545310902849537</text:p>
          </table:table-cell>
        </table:table-row>
        <table:table-row table:style-name="ro1">
          <table:table-cell office:value-type="string" calcext:value-type="string">
            <text:p>input/data_formal_20240530-1342/meme/r_memes__20230205T205751/0.jpg</text:p>
          </table:table-cell>
          <table:table-cell office:value-type="string" calcext:value-type="string">
            <text:p>Pattern 6</text:p>
          </table:table-cell>
          <table:table-cell office:value-type="float" office:value="0.916908664263838" calcext:value-type="float">
            <text:p>0.916908664263838</text:p>
          </table:table-cell>
          <table:table-cell office:value-type="float" office:value="0.170965457820123" calcext:value-type="float">
            <text:p>0.170965457820123</text:p>
          </table:table-cell>
          <table:table-cell office:value-type="float" office:value="0.367100425477881" calcext:value-type="float">
            <text:p>0.367100425477881</text:p>
          </table:table-cell>
          <table:table-cell office:value-type="string" calcext:value-type="string">
            <text:p>https://twitter.com/54m84c64/status/1622625778478481409</text:p>
          </table:table-cell>
        </table:table-row>
        <table:table-row table:style-name="ro1">
          <table:table-cell office:value-type="string" calcext:value-type="string">
            <text:p>input/data_formal_20240530-1342/meme/r_memes__20230206T015359/0.jpg</text:p>
          </table:table-cell>
          <table:table-cell office:value-type="string" calcext:value-type="string">
            <text:p>Pattern 1</text:p>
          </table:table-cell>
          <table:table-cell office:value-type="float" office:value="0.948094325903014" calcext:value-type="float">
            <text:p>0.948094325903014</text:p>
          </table:table-cell>
          <table:table-cell office:value-type="float" office:value="0.144812082023274" calcext:value-type="float">
            <text:p>0.144812082023274</text:p>
          </table:table-cell>
          <table:table-cell office:value-type="float" office:value="0.315270234418312" calcext:value-type="float">
            <text:p>0.315270234418312</text:p>
          </table:table-cell>
          <table:table-cell office:value-type="string" calcext:value-type="string">
            <text:p>https://twitter.com/_whoisshivang/status/1622564956356087808</text:p>
          </table:table-cell>
        </table:table-row>
        <table:table-row table:style-name="ro1">
          <table:table-cell office:value-type="string" calcext:value-type="string">
            <text:p>input/data_formal_20240530-1342/meme/r_memes__20230206T091504/0.jpg</text:p>
          </table:table-cell>
          <table:table-cell office:value-type="string" calcext:value-type="string">
            <text:p>Pattern 6</text:p>
          </table:table-cell>
          <table:table-cell office:value-type="float" office:value="0.88938335021542" calcext:value-type="float">
            <text:p>0.88938335021542</text:p>
          </table:table-cell>
          <table:table-cell office:value-type="float" office:value="0.19820589253855" calcext:value-type="float">
            <text:p>0.19820589253855</text:p>
          </table:table-cell>
          <table:table-cell office:value-type="float" office:value="0.449499245468169" calcext:value-type="float">
            <text:p>0.449499245468169</text:p>
          </table:table-cell>
          <table:table-cell office:value-type="string" calcext:value-type="string">
            <text:p>https://twitter.com/VatrenaLopta/status/1622545008644464645</text:p>
          </table:table-cell>
        </table:table-row>
        <table:table-row table:style-name="ro1">
          <table:table-cell office:value-type="string" calcext:value-type="string">
            <text:p>input/data_formal_20240530-1342/meme/r_memes__20230206T100100/0.jpg</text:p>
          </table:table-cell>
          <table:table-cell office:value-type="string" calcext:value-type="string">
            <text:p>Pattern 1</text:p>
          </table:table-cell>
          <table:table-cell office:value-type="float" office:value="0.89532928729361" calcext:value-type="float">
            <text:p>0.89532928729361</text:p>
          </table:table-cell>
          <table:table-cell office:value-type="float" office:value="0.151645185440353" calcext:value-type="float">
            <text:p>0.151645185440353</text:p>
          </table:table-cell>
          <table:table-cell office:value-type="float" office:value="0.284435873108578" calcext:value-type="float">
            <text:p>0.284435873108578</text:p>
          </table:table-cell>
          <table:table-cell office:value-type="string" calcext:value-type="string">
            <text:p>https://twitter.com/DOOMPuchit/status/1622553623652716544</text:p>
          </table:table-cell>
        </table:table-row>
        <table:table-row table:style-name="ro1">
          <table:table-cell office:value-type="string" calcext:value-type="string">
            <text:p>input/data_formal_20240530-1342/meme/r_memes__20230206T112116/0.jpg</text:p>
          </table:table-cell>
          <table:table-cell office:value-type="string" calcext:value-type="string">
            <text:p>Pattern 1</text:p>
          </table:table-cell>
          <table:table-cell office:value-type="float" office:value="0.867033954322928" calcext:value-type="float">
            <text:p>0.867033954322928</text:p>
          </table:table-cell>
          <table:table-cell office:value-type="float" office:value="0.0928566161439565" calcext:value-type="float">
            <text:p>0.0928566161439565</text:p>
          </table:table-cell>
          <table:table-cell office:value-type="float" office:value="0.295805541318714" calcext:value-type="float">
            <text:p>0.295805541318714</text:p>
          </table:table-cell>
          <table:table-cell office:value-type="string" calcext:value-type="string">
            <text:p>https://twitter.com/r_memes_/status/1622556024514220035</text:p>
          </table:table-cell>
        </table:table-row>
        <table:table-row table:style-name="ro1">
          <table:table-cell office:value-type="string" calcext:value-type="string">
            <text:p>input/data_formal_20240530-1342/meme/r_memes__20230206T112938/0.jpg</text:p>
          </table:table-cell>
          <table:table-cell office:value-type="string" calcext:value-type="string">
            <text:p>Pattern 1</text:p>
          </table:table-cell>
          <table:table-cell office:value-type="float" office:value="0.892204650710515" calcext:value-type="float">
            <text:p>0.892204650710515</text:p>
          </table:table-cell>
          <table:table-cell office:value-type="float" office:value="0.232338608406268" calcext:value-type="float">
            <text:p>0.232338608406268</text:p>
          </table:table-cell>
          <table:table-cell office:value-type="float" office:value="0.143970700043989" calcext:value-type="float">
            <text:p>0.143970700043989</text:p>
          </table:table-cell>
          <table:table-cell office:value-type="string" calcext:value-type="string">
            <text:p>https://twitter.com/r_memes_/status/1622558131128762369</text:p>
          </table:table-cell>
        </table:table-row>
        <table:table-row table:style-name="ro1">
          <table:table-cell office:value-type="string" calcext:value-type="string">
            <text:p>input/data_formal_20240530-1342/meme/r_memes__20230206T120502/0.jpg</text:p>
          </table:table-cell>
          <table:table-cell office:value-type="string" calcext:value-type="string">
            <text:p>Pattern 3</text:p>
          </table:table-cell>
          <table:table-cell office:value-type="float" office:value="0.894077319376258" calcext:value-type="float">
            <text:p>0.894077319376258</text:p>
          </table:table-cell>
          <table:table-cell office:value-type="float" office:value="0.168616372629428" calcext:value-type="float">
            <text:p>0.168616372629428</text:p>
          </table:table-cell>
          <table:table-cell office:value-type="float" office:value="0.501314817188869" calcext:value-type="float">
            <text:p>0.501314817188869</text:p>
          </table:table-cell>
          <table:table-cell office:value-type="string" calcext:value-type="string">
            <text:p>https://twitter.com/diazzavier1/status/1622614964539125761</text:p>
          </table:table-cell>
        </table:table-row>
        <table:table-row table:style-name="ro1">
          <table:table-cell office:value-type="string" calcext:value-type="string">
            <text:p>input/data_formal_20240530-1342/meme/r_memes__20230206T121325/0.jpg</text:p>
          </table:table-cell>
          <table:table-cell office:value-type="string" calcext:value-type="string">
            <text:p>Pattern 1</text:p>
          </table:table-cell>
          <table:table-cell office:value-type="float" office:value="0.930246819537579" calcext:value-type="float">
            <text:p>0.930246819537579</text:p>
          </table:table-cell>
          <table:table-cell office:value-type="float" office:value="0.101257641414493" calcext:value-type="float">
            <text:p>0.101257641414493</text:p>
          </table:table-cell>
          <table:table-cell office:value-type="float" office:value="0.270665278089541" calcext:value-type="float">
            <text:p>0.270665278089541</text:p>
          </table:table-cell>
          <table:table-cell office:value-type="string" calcext:value-type="string">
            <text:p>https://twitter.com/r_memes_/status/1622569146729828352</text:p>
          </table:table-cell>
        </table:table-row>
        <table:table-row table:style-name="ro1">
          <table:table-cell office:value-type="string" calcext:value-type="string">
            <text:p>input/data_formal_20240530-1342/meme/r_memes__20230206T130109/0.jpg</text:p>
          </table:table-cell>
          <table:table-cell office:value-type="string" calcext:value-type="string">
            <text:p>Pattern 1</text:p>
          </table:table-cell>
          <table:table-cell office:value-type="float" office:value="0.947734842953664" calcext:value-type="float">
            <text:p>0.947734842953664</text:p>
          </table:table-cell>
          <table:table-cell office:value-type="float" office:value="0.191205399397084" calcext:value-type="float">
            <text:p>0.191205399397084</text:p>
          </table:table-cell>
          <table:table-cell office:value-type="float" office:value="0.344029769114515" calcext:value-type="float">
            <text:p>0.344029769114515</text:p>
          </table:table-cell>
          <table:table-cell office:value-type="string" calcext:value-type="string">
            <text:p>https://twitter.com/SuperJupiter10/status/1622620668066951169</text:p>
          </table:table-cell>
        </table:table-row>
        <table:table-row table:style-name="ro1">
          <table:table-cell office:value-type="string" calcext:value-type="string">
            <text:p>input/data_formal_20240530-1342/meme/r_memes__20230206T135118/0.jpg</text:p>
          </table:table-cell>
          <table:table-cell office:value-type="string" calcext:value-type="string">
            <text:p>Pattern 6</text:p>
          </table:table-cell>
          <table:table-cell office:value-type="float" office:value="0.882355850580017" calcext:value-type="float">
            <text:p>0.882355850580017</text:p>
          </table:table-cell>
          <table:table-cell office:value-type="float" office:value="0.223691571154568" calcext:value-type="float">
            <text:p>0.223691571154568</text:p>
          </table:table-cell>
          <table:table-cell office:value-type="float" office:value="0.304348760992336" calcext:value-type="float">
            <text:p>0.304348760992336</text:p>
          </table:table-cell>
          <table:table-cell office:value-type="string" calcext:value-type="string">
            <text:p>https://twitter.com/quotes_ADI/status/1622594049021743107</text:p>
          </table:table-cell>
        </table:table-row>
        <table:table-row table:style-name="ro1">
          <table:table-cell office:value-type="string" calcext:value-type="string">
            <text:p>input/data_formal_20240530-1342/meme/r_memes__20230206T135941/0.jpg</text:p>
          </table:table-cell>
          <table:table-cell office:value-type="string" calcext:value-type="string">
            <text:p>Pattern 6</text:p>
          </table:table-cell>
          <table:table-cell office:value-type="float" office:value="0.957561917006477" calcext:value-type="float">
            <text:p>0.957561917006477</text:p>
          </table:table-cell>
          <table:table-cell office:value-type="float" office:value="0.151205280795791" calcext:value-type="float">
            <text:p>0.151205280795791</text:p>
          </table:table-cell>
          <table:table-cell office:value-type="float" office:value="0.284077286215244" calcext:value-type="float">
            <text:p>0.284077286215244</text:p>
          </table:table-cell>
          <table:table-cell office:value-type="string" calcext:value-type="string">
            <text:p>https://twitter.com/r_memes_/status/1622595891239571462</text:p>
          </table:table-cell>
        </table:table-row>
        <table:table-row table:style-name="ro1">
          <table:table-cell office:value-type="string" calcext:value-type="string">
            <text:p>input/data_formal_20240530-1342/meme/r_memes__20230206T150659/0.jpg</text:p>
          </table:table-cell>
          <table:table-cell office:value-type="string" calcext:value-type="string">
            <text:p>Pattern 1</text:p>
          </table:table-cell>
          <table:table-cell office:value-type="float" office:value="0.89300427828849" calcext:value-type="float">
            <text:p>0.89300427828849</text:p>
          </table:table-cell>
          <table:table-cell office:value-type="float" office:value="0.107844661801291" calcext:value-type="float">
            <text:p>0.107844661801291</text:p>
          </table:table-cell>
          <table:table-cell office:value-type="float" office:value="0.201882682865557" calcext:value-type="float">
            <text:p>0.201882682865557</text:p>
          </table:table-cell>
          <table:table-cell office:value-type="string" calcext:value-type="string">
            <text:p>https://twitter.com/r_memes_/status/1622612828845645825</text:p>
          </table:table-cell>
        </table:table-row>
        <table:table-row table:style-name="ro1">
          <table:table-cell office:value-type="string" calcext:value-type="string">
            <text:p>input/data_formal_20240530-1342/meme/r_memes__20230212T060943/0.jpg</text:p>
          </table:table-cell>
          <table:table-cell office:value-type="string" calcext:value-type="string">
            <text:p>Pattern 1</text:p>
          </table:table-cell>
          <table:table-cell office:value-type="float" office:value="0.873238689540998" calcext:value-type="float">
            <text:p>0.873238689540998</text:p>
          </table:table-cell>
          <table:table-cell office:value-type="float" office:value="0.17940107649925" calcext:value-type="float">
            <text:p>0.17940107649925</text:p>
          </table:table-cell>
          <table:table-cell office:value-type="float" office:value="0.201255781605108" calcext:value-type="float">
            <text:p>0.201255781605108</text:p>
          </table:table-cell>
          <table:table-cell office:value-type="string" calcext:value-type="string">
            <text:p>https://twitter.com/rthrclrk/status/1624809639383650306</text:p>
          </table:table-cell>
        </table:table-row>
        <table:table-row table:style-name="ro1">
          <table:table-cell office:value-type="string" calcext:value-type="string">
            <text:p>input/data_formal_20240530-1342/meme/r_memes__20230212T133314/0.jpg</text:p>
          </table:table-cell>
          <table:table-cell office:value-type="string" calcext:value-type="string">
            <text:p>Pattern 1</text:p>
          </table:table-cell>
          <table:table-cell office:value-type="float" office:value="0.930106584054549" calcext:value-type="float">
            <text:p>0.930106584054549</text:p>
          </table:table-cell>
          <table:table-cell office:value-type="float" office:value="0.0978930984664437" calcext:value-type="float">
            <text:p>0.0978930984664437</text:p>
          </table:table-cell>
          <table:table-cell office:value-type="float" office:value="0.411892740267391" calcext:value-type="float">
            <text:p>0.411892740267391</text:p>
          </table:table-cell>
          <table:table-cell office:value-type="string" calcext:value-type="string">
            <text:p>https://twitter.com/r_memes_/status/1624763560264966147</text:p>
          </table:table-cell>
        </table:table-row>
        <table:table-row table:style-name="ro1">
          <table:table-cell office:value-type="string" calcext:value-type="string">
            <text:p>input/data_formal_20240530-1342/meme/r_memes__20230212T134136/0.jpg</text:p>
          </table:table-cell>
          <table:table-cell office:value-type="string" calcext:value-type="string">
            <text:p>Pattern 6</text:p>
          </table:table-cell>
          <table:table-cell office:value-type="float" office:value="0.887810168074598" calcext:value-type="float">
            <text:p>0.887810168074598</text:p>
          </table:table-cell>
          <table:table-cell office:value-type="float" office:value="0.169509523504613" calcext:value-type="float">
            <text:p>0.169509523504613</text:p>
          </table:table-cell>
          <table:table-cell office:value-type="float" office:value="0.337325714275789" calcext:value-type="float">
            <text:p>0.337325714275789</text:p>
          </table:table-cell>
          <table:table-cell office:value-type="string" calcext:value-type="string">
            <text:p>https://twitter.com/r_memes_/status/1624765666237509632</text:p>
          </table:table-cell>
        </table:table-row>
        <table:table-row table:style-name="ro1">
          <table:table-cell office:value-type="string" calcext:value-type="string">
            <text:p>input/data_formal_20240530-1342/meme/r_memes__20230212T150322/0.jpg</text:p>
          </table:table-cell>
          <table:table-cell office:value-type="string" calcext:value-type="string">
            <text:p>Pattern 1</text:p>
          </table:table-cell>
          <table:table-cell office:value-type="float" office:value="0.902773506508004" calcext:value-type="float">
            <text:p>0.902773506508004</text:p>
          </table:table-cell>
          <table:table-cell office:value-type="float" office:value="0.182697140926678" calcext:value-type="float">
            <text:p>0.182697140926678</text:p>
          </table:table-cell>
          <table:table-cell office:value-type="float" office:value="0.203886925930551" calcext:value-type="float">
            <text:p>0.203886925930551</text:p>
          </table:table-cell>
          <table:table-cell office:value-type="string" calcext:value-type="string">
            <text:p>https://twitter.com/r_memes_/status/1624786245128802307</text:p>
          </table:table-cell>
        </table:table-row>
        <table:table-row table:style-name="ro1">
          <table:table-cell office:value-type="string" calcext:value-type="string">
            <text:p>input/data_formal_20240530-1342/meme/r_memes__20230226T023056/0.jpg</text:p>
          </table:table-cell>
          <table:table-cell office:value-type="string" calcext:value-type="string">
            <text:p>Pattern 1</text:p>
          </table:table-cell>
          <table:table-cell office:value-type="float" office:value="0.905467474215406" calcext:value-type="float">
            <text:p>0.905467474215406</text:p>
          </table:table-cell>
          <table:table-cell office:value-type="float" office:value="0.172178312227716" calcext:value-type="float">
            <text:p>0.172178312227716</text:p>
          </table:table-cell>
          <table:table-cell office:value-type="float" office:value="0.253386056891946" calcext:value-type="float">
            <text:p>0.253386056891946</text:p>
          </table:table-cell>
          <table:table-cell office:value-type="string" calcext:value-type="string">
            <text:p>https://twitter.com/aye_defaultname/status/1629670707809644544</text:p>
          </table:table-cell>
        </table:table-row>
        <table:table-row table:style-name="ro1">
          <table:table-cell office:value-type="string" calcext:value-type="string">
            <text:p>input/data_formal_20240530-1342/meme/r_memes__20230226T042259/0.jpg</text:p>
          </table:table-cell>
          <table:table-cell office:value-type="string" calcext:value-type="string">
            <text:p>Pattern 1</text:p>
          </table:table-cell>
          <table:table-cell office:value-type="float" office:value="0.940026960457272" calcext:value-type="float">
            <text:p>0.940026960457272</text:p>
          </table:table-cell>
          <table:table-cell office:value-type="float" office:value="0.14915241321172" calcext:value-type="float">
            <text:p>0.14915241321172</text:p>
          </table:table-cell>
          <table:table-cell office:value-type="float" office:value="0.150078352373358" calcext:value-type="float">
            <text:p>0.150078352373358</text:p>
          </table:table-cell>
          <table:table-cell office:value-type="string" calcext:value-type="string">
            <text:p>https://twitter.com/r_memes_/status/1629698518985191425</text:p>
          </table:table-cell>
        </table:table-row>
        <table:table-row table:style-name="ro1">
          <table:table-cell office:value-type="string" calcext:value-type="string">
            <text:p>input/data_formal_20240530-1342/meme/r_memes__20230226T063502/0.jpg</text:p>
          </table:table-cell>
          <table:table-cell office:value-type="string" calcext:value-type="string">
            <text:p>Pattern 1</text:p>
          </table:table-cell>
          <table:table-cell office:value-type="float" office:value="0.891055910079357" calcext:value-type="float">
            <text:p>0.891055910079357</text:p>
          </table:table-cell>
          <table:table-cell office:value-type="float" office:value="0.141919980436951" calcext:value-type="float">
            <text:p>0.141919980436951</text:p>
          </table:table-cell>
          <table:table-cell office:value-type="float" office:value="0.0819462128254651" calcext:value-type="float">
            <text:p>0.0819462128254651</text:p>
          </table:table-cell>
          <table:table-cell office:value-type="string" calcext:value-type="string">
            <text:p>https://twitter.com/r_memes_/status/1629731747012177920</text:p>
          </table:table-cell>
        </table:table-row>
        <table:table-row table:style-name="ro1">
          <table:table-cell office:value-type="string" calcext:value-type="string">
            <text:p>input/data_formal_20240530-1342/meme/r_memes__20230307T041110/0.jpg</text:p>
          </table:table-cell>
          <table:table-cell office:value-type="string" calcext:value-type="string">
            <text:p>Pattern 1</text:p>
          </table:table-cell>
          <table:table-cell office:value-type="float" office:value="0.910543514429078" calcext:value-type="float">
            <text:p>0.910543514429078</text:p>
          </table:table-cell>
          <table:table-cell office:value-type="float" office:value="0.0777708239418717" calcext:value-type="float">
            <text:p>0.0777708239418717</text:p>
          </table:table-cell>
          <table:table-cell office:value-type="float" office:value="0.279011340308805" calcext:value-type="float">
            <text:p>0.279011340308805</text:p>
          </table:table-cell>
          <table:table-cell office:value-type="string" calcext:value-type="string">
            <text:p>https://twitter.com/Martimpb25/status/1633002928813244417</text:p>
          </table:table-cell>
        </table:table-row>
        <table:table-row table:style-name="ro1">
          <table:table-cell office:value-type="string" calcext:value-type="string">
            <text:p>input/data_formal_20240530-1342/meme/r_memes__20230307T071321/0.jpg</text:p>
          </table:table-cell>
          <table:table-cell office:value-type="string" calcext:value-type="string">
            <text:p>Pattern 1</text:p>
          </table:table-cell>
          <table:table-cell office:value-type="float" office:value="0.891080731282221" calcext:value-type="float">
            <text:p>0.891080731282221</text:p>
          </table:table-cell>
          <table:table-cell office:value-type="float" office:value="0.121132173290645" calcext:value-type="float">
            <text:p>0.121132173290645</text:p>
          </table:table-cell>
          <table:table-cell office:value-type="float" office:value="0.288089485916439" calcext:value-type="float">
            <text:p>0.288089485916439</text:p>
          </table:table-cell>
          <table:table-cell office:value-type="string" calcext:value-type="string">
            <text:p>https://twitter.com/npfqpf/status/1633003074196258816</text:p>
          </table:table-cell>
        </table:table-row>
        <table:table-row table:style-name="ro1">
          <table:table-cell office:value-type="string" calcext:value-type="string">
            <text:p>input/data_formal_20240530-1342/meme/r_memes__20230307T111510/0.jpg</text:p>
          </table:table-cell>
          <table:table-cell office:value-type="string" calcext:value-type="string">
            <text:p>Pattern 6</text:p>
          </table:table-cell>
          <table:table-cell office:value-type="float" office:value="0.921663381057595" calcext:value-type="float">
            <text:p>0.921663381057595</text:p>
          </table:table-cell>
          <table:table-cell office:value-type="float" office:value="0.134995889065558" calcext:value-type="float">
            <text:p>0.134995889065558</text:p>
          </table:table-cell>
          <table:table-cell office:value-type="float" office:value="0.368384115320244" calcext:value-type="float">
            <text:p>0.368384115320244</text:p>
          </table:table-cell>
          <table:table-cell office:value-type="string" calcext:value-type="string">
            <text:p>https://twitter.com/r_memes_/status/1633063735538462722</text:p>
          </table:table-cell>
        </table:table-row>
        <table:table-row table:style-name="ro1">
          <table:table-cell office:value-type="string" calcext:value-type="string">
            <text:p>input/data_formal_20240530-1342/meme/r_memes__20230315T102112/0.jpg</text:p>
          </table:table-cell>
          <table:table-cell office:value-type="string" calcext:value-type="string">
            <text:p>Pattern 1</text:p>
          </table:table-cell>
          <table:table-cell office:value-type="float" office:value="0.942740572666013" calcext:value-type="float">
            <text:p>0.942740572666013</text:p>
          </table:table-cell>
          <table:table-cell office:value-type="float" office:value="0.175010501890435" calcext:value-type="float">
            <text:p>0.175010501890435</text:p>
          </table:table-cell>
          <table:table-cell office:value-type="float" office:value="0.157016304834056" calcext:value-type="float">
            <text:p>0.157016304834056</text:p>
          </table:table-cell>
          <table:table-cell office:value-type="string" calcext:value-type="string">
            <text:p>https://twitter.com/DanielP58112037/status/1636124673330278400</text:p>
          </table:table-cell>
        </table:table-row>
        <table:table-row table:style-name="ro1">
          <table:table-cell office:value-type="string" calcext:value-type="string">
            <text:p>input/data_formal_20240530-1342/meme/r_memes__20230315T202303/0.jpg</text:p>
          </table:table-cell>
          <table:table-cell office:value-type="string" calcext:value-type="string">
            <text:p>Pattern 1</text:p>
          </table:table-cell>
          <table:table-cell office:value-type="float" office:value="1.03106638183637" calcext:value-type="float">
            <text:p>1.03106638183637</text:p>
          </table:table-cell>
          <table:table-cell office:value-type="float" office:value="0.135828630011701" calcext:value-type="float">
            <text:p>0.135828630011701</text:p>
          </table:table-cell>
          <table:table-cell office:value-type="float" office:value="0.305626229018962" calcext:value-type="float">
            <text:p>0.305626229018962</text:p>
          </table:table-cell>
          <table:table-cell office:value-type="string" calcext:value-type="string">
            <text:p>https://twitter.com/r_memes_/status/1636100719555104769</text:p>
          </table:table-cell>
        </table:table-row>
        <table:table-row table:style-name="ro1">
          <table:table-cell office:value-type="string" calcext:value-type="string">
            <text:p>input/data_formal_20240530-1342/meme/r_memes__20230315T235313/0.jpg</text:p>
          </table:table-cell>
          <table:table-cell office:value-type="string" calcext:value-type="string">
            <text:p>Pattern 1</text:p>
          </table:table-cell>
          <table:table-cell office:value-type="float" office:value="0.923558183984946" calcext:value-type="float">
            <text:p>0.923558183984946</text:p>
          </table:table-cell>
          <table:table-cell office:value-type="float" office:value="0.0998709231966" calcext:value-type="float">
            <text:p>0.0998709231966</text:p>
          </table:table-cell>
          <table:table-cell office:value-type="float" office:value="0.16984513021032" calcext:value-type="float">
            <text:p>0.16984513021032</text:p>
          </table:table-cell>
          <table:table-cell office:value-type="string" calcext:value-type="string">
            <text:p>https://twitter.com/r_memes_/status/1636153609061539840</text:p>
          </table:table-cell>
        </table:table-row>
        <table:table-row table:style-name="ro1">
          <table:table-cell office:value-type="string" calcext:value-type="string">
            <text:p>input/data_formal_20240530-1342/meme/r_memes__20230316T020914/0.jpg</text:p>
          </table:table-cell>
          <table:table-cell office:value-type="string" calcext:value-type="string">
            <text:p>Pattern 3</text:p>
          </table:table-cell>
          <table:table-cell office:value-type="float" office:value="0.880306928310806" calcext:value-type="float">
            <text:p>0.880306928310806</text:p>
          </table:table-cell>
          <table:table-cell office:value-type="float" office:value="0.162068898549336" calcext:value-type="float">
            <text:p>0.162068898549336</text:p>
          </table:table-cell>
          <table:table-cell office:value-type="float" office:value="0.528492306621824" calcext:value-type="float">
            <text:p>0.528492306621824</text:p>
          </table:table-cell>
          <table:table-cell office:value-type="string" calcext:value-type="string">
            <text:p>https://twitter.com/r_memes_/status/1636187838294237191</text:p>
          </table:table-cell>
        </table:table-row>
        <table:table-row table:style-name="ro1">
          <table:table-cell office:value-type="string" calcext:value-type="string">
            <text:p>input/data_formal_20240530-1342/meme/r_memes__20230322T172344/0.jpg</text:p>
          </table:table-cell>
          <table:table-cell office:value-type="string" calcext:value-type="string">
            <text:p>Pattern 6</text:p>
          </table:table-cell>
          <table:table-cell office:value-type="float" office:value="0.915885988227991" calcext:value-type="float">
            <text:p>0.915885988227991</text:p>
          </table:table-cell>
          <table:table-cell office:value-type="float" office:value="0.126791828419331" calcext:value-type="float">
            <text:p>0.126791828419331</text:p>
          </table:table-cell>
          <table:table-cell office:value-type="float" office:value="0.450754305744085" calcext:value-type="float">
            <text:p>0.450754305744085</text:p>
          </table:table-cell>
          <table:table-cell office:value-type="string" calcext:value-type="string">
            <text:p>https://twitter.com/r_memes_/status/1638592308928028684</text:p>
          </table:table-cell>
        </table:table-row>
        <table:table-row table:style-name="ro1">
          <table:table-cell office:value-type="string" calcext:value-type="string">
            <text:p>input/data_formal_20240530-1342/meme/r_memes__20230322T191858/0.jpg</text:p>
          </table:table-cell>
          <table:table-cell office:value-type="string" calcext:value-type="string">
            <text:p>Pattern 6</text:p>
          </table:table-cell>
          <table:table-cell office:value-type="float" office:value="0.941315928466131" calcext:value-type="float">
            <text:p>0.941315928466131</text:p>
          </table:table-cell>
          <table:table-cell office:value-type="float" office:value="0.264717225438714" calcext:value-type="float">
            <text:p>0.264717225438714</text:p>
          </table:table-cell>
          <table:table-cell office:value-type="float" office:value="0.456779528994808" calcext:value-type="float">
            <text:p>0.456779528994808</text:p>
          </table:table-cell>
          <table:table-cell office:value-type="string" calcext:value-type="string">
            <text:p>https://twitter.com/r_memes_/status/1638621309050695680</text:p>
          </table:table-cell>
        </table:table-row>
        <table:table-row table:style-name="ro1">
          <table:table-cell office:value-type="string" calcext:value-type="string">
            <text:p>input/data_formal_20240530-1342/meme/r_memes__20230322T192721/0.jpg</text:p>
          </table:table-cell>
          <table:table-cell office:value-type="string" calcext:value-type="string">
            <text:p>Pattern 1</text:p>
          </table:table-cell>
          <table:table-cell office:value-type="float" office:value="0.882523882276082" calcext:value-type="float">
            <text:p>0.882523882276082</text:p>
          </table:table-cell>
          <table:table-cell office:value-type="float" office:value="0.193278236703177" calcext:value-type="float">
            <text:p>0.193278236703177</text:p>
          </table:table-cell>
          <table:table-cell office:value-type="float" office:value="0.190608543235339" calcext:value-type="float">
            <text:p>0.190608543235339</text:p>
          </table:table-cell>
          <table:table-cell office:value-type="string" calcext:value-type="string">
            <text:p>https://twitter.com/r_memes_/status/1638623416130629632</text:p>
          </table:table-cell>
        </table:table-row>
        <table:table-row table:style-name="ro1">
          <table:table-cell office:value-type="string" calcext:value-type="string">
            <text:p>input/data_formal_20240530-1342/meme/r_memes__20230322T232315/0.jpg</text:p>
          </table:table-cell>
          <table:table-cell office:value-type="string" calcext:value-type="string">
            <text:p>Pattern 1</text:p>
          </table:table-cell>
          <table:table-cell office:value-type="float" office:value="0.852863900167565" calcext:value-type="float">
            <text:p>0.852863900167565</text:p>
          </table:table-cell>
          <table:table-cell office:value-type="float" office:value="0.204183867749644" calcext:value-type="float">
            <text:p>0.204183867749644</text:p>
          </table:table-cell>
          <table:table-cell office:value-type="float" office:value="0.34445754889742" calcext:value-type="float">
            <text:p>0.34445754889742</text:p>
          </table:table-cell>
          <table:table-cell office:value-type="string" calcext:value-type="string">
            <text:p>https://twitter.com/OhRewindz/status/1638708453010034689</text:p>
          </table:table-cell>
        </table:table-row>
        <table:table-row table:style-name="ro1">
          <table:table-cell office:value-type="string" calcext:value-type="string">
            <text:p>input/data_formal_20240530-1342/meme/r_memes__20230323T011116/0.jpg</text:p>
          </table:table-cell>
          <table:table-cell office:value-type="string" calcext:value-type="string">
            <text:p>Pattern 1</text:p>
          </table:table-cell>
          <table:table-cell office:value-type="float" office:value="0.878604638407898" calcext:value-type="float">
            <text:p>0.878604638407898</text:p>
          </table:table-cell>
          <table:table-cell office:value-type="float" office:value="0.184352903890426" calcext:value-type="float">
            <text:p>0.184352903890426</text:p>
          </table:table-cell>
          <table:table-cell office:value-type="float" office:value="0.231613493329923" calcext:value-type="float">
            <text:p>0.231613493329923</text:p>
          </table:table-cell>
          <table:table-cell office:value-type="string" calcext:value-type="string">
            <text:p>https://twitter.com/r_memes_/status/1638709967539798016</text:p>
          </table:table-cell>
        </table:table-row>
        <table:table-row table:style-name="ro1">
          <table:table-cell office:value-type="string" calcext:value-type="string">
            <text:p>input/data_formal_20240530-1342/meme/Rachel_Morrigan_20221220T221655/0.jpg</text:p>
          </table:table-cell>
          <table:table-cell office:value-type="string" calcext:value-type="string">
            <text:p>Pattern 3</text:p>
          </table:table-cell>
          <table:table-cell office:value-type="float" office:value="0.93294774216484" calcext:value-type="float">
            <text:p>0.93294774216484</text:p>
          </table:table-cell>
          <table:table-cell office:value-type="float" office:value="0.157055287491868" calcext:value-type="float">
            <text:p>0.157055287491868</text:p>
          </table:table-cell>
          <table:table-cell office:value-type="float" office:value="0.323524472223829" calcext:value-type="float">
            <text:p>0.323524472223829</text:p>
          </table:table-cell>
          <table:table-cell office:value-type="string" calcext:value-type="string">
            <text:p>https://twitter.com/ArrianneSittiy/status/1607932392781803520</text:p>
          </table:table-cell>
        </table:table-row>
        <table:table-row table:style-name="ro1">
          <table:table-cell office:value-type="string" calcext:value-type="string">
            <text:p>input/data_formal_20240530-1342/meme/Rachel_Morrigan_20221220T221655/1.jpg</text:p>
          </table:table-cell>
          <table:table-cell office:value-type="string" calcext:value-type="string">
            <text:p>Pattern 6</text:p>
          </table:table-cell>
          <table:table-cell office:value-type="float" office:value="0.951359266652905" calcext:value-type="float">
            <text:p>0.951359266652905</text:p>
          </table:table-cell>
          <table:table-cell office:value-type="float" office:value="0.172413252759831" calcext:value-type="float">
            <text:p>0.172413252759831</text:p>
          </table:table-cell>
          <table:table-cell office:value-type="float" office:value="0.363051417772657" calcext:value-type="float">
            <text:p>0.363051417772657</text:p>
          </table:table-cell>
          <table:table-cell office:value-type="string" calcext:value-type="string">
            <text:p>https://twitter.com/ArrianneSittiy/status/1607932392781803520</text:p>
          </table:table-cell>
        </table:table-row>
        <table:table-row table:style-name="ro1">
          <table:table-cell office:value-type="string" calcext:value-type="string">
            <text:p>input/data_formal_20240530-1342/meme/RahulS13370642_20230131T104323/0.jpg</text:p>
          </table:table-cell>
          <table:table-cell office:value-type="string" calcext:value-type="string">
            <text:p>Pattern 6</text:p>
          </table:table-cell>
          <table:table-cell office:value-type="float" office:value="0.979935181153652" calcext:value-type="float">
            <text:p>0.979935181153652</text:p>
          </table:table-cell>
          <table:table-cell office:value-type="float" office:value="0.135236638720839" calcext:value-type="float">
            <text:p>0.135236638720839</text:p>
          </table:table-cell>
          <table:table-cell office:value-type="float" office:value="0.529151587856101" calcext:value-type="float">
            <text:p>0.529151587856101</text:p>
          </table:table-cell>
          <table:table-cell office:value-type="string" calcext:value-type="string">
            <text:p>https://twitter.com/RahulS13370642/status/1620372162396975104</text:p>
          </table:table-cell>
        </table:table-row>
        <table:table-row table:style-name="ro1">
          <table:table-cell office:value-type="string" calcext:value-type="string">
            <text:p>input/data_formal_20240530-1342/meme/RaizFarms_20221221T125153/0.jpg</text:p>
          </table:table-cell>
          <table:table-cell office:value-type="string" calcext:value-type="string">
            <text:p>Pattern 6</text:p>
          </table:table-cell>
          <table:table-cell office:value-type="float" office:value="0.837231204618133" calcext:value-type="float">
            <text:p>0.837231204618133</text:p>
          </table:table-cell>
          <table:table-cell office:value-type="float" office:value="0.181016515368723" calcext:value-type="float">
            <text:p>0.181016515368723</text:p>
          </table:table-cell>
          <table:table-cell office:value-type="float" office:value="0.561601414118367" calcext:value-type="float">
            <text:p>0.561601414118367</text:p>
          </table:table-cell>
          <table:table-cell office:value-type="string" calcext:value-type="string">
            <text:p>https://twitter.com/AfnanAdi7/status/1607985990425268232</text:p>
          </table:table-cell>
        </table:table-row>
        <table:table-row table:style-name="ro1">
          <table:table-cell office:value-type="string" calcext:value-type="string">
            <text:p>input/data_formal_20240530-1342/meme/RaizFarms_20221228T035912/0.jpg</text:p>
          </table:table-cell>
          <table:table-cell office:value-type="string" calcext:value-type="string">
            <text:p>Pattern 3</text:p>
          </table:table-cell>
          <table:table-cell office:value-type="float" office:value="0.872543743863833" calcext:value-type="float">
            <text:p>0.872543743863833</text:p>
          </table:table-cell>
          <table:table-cell office:value-type="float" office:value="0.176373218284048" calcext:value-type="float">
            <text:p>0.176373218284048</text:p>
          </table:table-cell>
          <table:table-cell office:value-type="float" office:value="0.468366160744298" calcext:value-type="float">
            <text:p>0.468366160744298</text:p>
          </table:table-cell>
          <table:table-cell office:value-type="string" calcext:value-type="string">
            <text:p>https://twitter.com/Aav5_12/status/1607949259038687233</text:p>
          </table:table-cell>
        </table:table-row>
        <table:table-row table:style-name="ro1">
          <table:table-cell office:value-type="string" calcext:value-type="string">
            <text:p>input/data_formal_20240530-1342/meme/RaizFarms_20221228T062304/0.jpg</text:p>
          </table:table-cell>
          <table:table-cell office:value-type="string" calcext:value-type="string">
            <text:p>Pattern 6</text:p>
          </table:table-cell>
          <table:table-cell office:value-type="float" office:value="0.859395946600306" calcext:value-type="float">
            <text:p>0.859395946600306</text:p>
          </table:table-cell>
          <table:table-cell office:value-type="float" office:value="0.153396476310447" calcext:value-type="float">
            <text:p>0.153396476310447</text:p>
          </table:table-cell>
          <table:table-cell office:value-type="float" office:value="0.597989710032962" calcext:value-type="float">
            <text:p>0.597989710032962</text:p>
          </table:table-cell>
          <table:table-cell office:value-type="string" calcext:value-type="string">
            <text:p>https://twitter.com/AfnanAdi7/status/1607985465822711808</text:p>
          </table:table-cell>
        </table:table-row>
        <table:table-row table:style-name="ro1">
          <table:table-cell office:value-type="string" calcext:value-type="string">
            <text:p>input/data_formal_20240530-1342/meme/RaizFarms_20221228T062324/0.jpg</text:p>
          </table:table-cell>
          <table:table-cell office:value-type="string" calcext:value-type="string">
            <text:p>Pattern 1</text:p>
          </table:table-cell>
          <table:table-cell office:value-type="float" office:value="0.951104661414934" calcext:value-type="float">
            <text:p>0.951104661414934</text:p>
          </table:table-cell>
          <table:table-cell office:value-type="float" office:value="0.164661609783139" calcext:value-type="float">
            <text:p>0.164661609783139</text:p>
          </table:table-cell>
          <table:table-cell office:value-type="float" office:value="0.431322654500857" calcext:value-type="float">
            <text:p>0.431322654500857</text:p>
          </table:table-cell>
          <table:table-cell office:value-type="string" calcext:value-type="string">
            <text:p>https://twitter.com/AfnanAdi7/status/1607985547187998720</text:p>
          </table:table-cell>
        </table:table-row>
        <table:table-row table:style-name="ro1">
          <table:table-cell office:value-type="string" calcext:value-type="string">
            <text:p>input/data_formal_20240530-1342/meme/RajbhandariArya_20230206T154727/0.jpg</text:p>
          </table:table-cell>
          <table:table-cell office:value-type="string" calcext:value-type="string">
            <text:p>Pattern 3</text:p>
          </table:table-cell>
          <table:table-cell office:value-type="float" office:value="0.8716510216805" calcext:value-type="float">
            <text:p>0.8716510216805</text:p>
          </table:table-cell>
          <table:table-cell office:value-type="float" office:value="0.127230736465161" calcext:value-type="float">
            <text:p>0.127230736465161</text:p>
          </table:table-cell>
          <table:table-cell office:value-type="float" office:value="0.389391697129793" calcext:value-type="float">
            <text:p>0.389391697129793</text:p>
          </table:table-cell>
          <table:table-cell office:value-type="string" calcext:value-type="string">
            <text:p>https://twitter.com/RajbhandariArya/status/1622623013018689537</text:p>
          </table:table-cell>
        </table:table-row>
        <table:table-row table:style-name="ro1">
          <table:table-cell office:value-type="string" calcext:value-type="string">
            <text:p>input/data_formal_20240530-1342/meme/Rajkuma18827874_20230108T021237/0.jpg</text:p>
          </table:table-cell>
          <table:table-cell office:value-type="string" calcext:value-type="string">
            <text:p>Pattern 3</text:p>
          </table:table-cell>
          <table:table-cell office:value-type="float" office:value="0.907584598019075" calcext:value-type="float">
            <text:p>0.907584598019075</text:p>
          </table:table-cell>
          <table:table-cell office:value-type="float" office:value="0.0962571148033904" calcext:value-type="float">
            <text:p>0.0962571148033904</text:p>
          </table:table-cell>
          <table:table-cell office:value-type="float" office:value="0.513169404334748" calcext:value-type="float">
            <text:p>0.513169404334748</text:p>
          </table:table-cell>
          <table:table-cell office:value-type="string" calcext:value-type="string">
            <text:p>https://twitter.com/Rajkuma18827874/status/1611908702692577280</text:p>
          </table:table-cell>
        </table:table-row>
        <table:table-row table:style-name="ro1">
          <table:table-cell office:value-type="string" calcext:value-type="string">
            <text:p>input/data_formal_20240530-1342/meme/Rakeshs66845055_20230106T061342/0.jpg</text:p>
          </table:table-cell>
          <table:table-cell office:value-type="string" calcext:value-type="string">
            <text:p>Pattern 3</text:p>
          </table:table-cell>
          <table:table-cell office:value-type="float" office:value="0.861124046096965" calcext:value-type="float">
            <text:p>0.861124046096965</text:p>
          </table:table-cell>
          <table:table-cell office:value-type="float" office:value="0.183404174855814" calcext:value-type="float">
            <text:p>0.183404174855814</text:p>
          </table:table-cell>
          <table:table-cell office:value-type="float" office:value="0.421961447345231" calcext:value-type="float">
            <text:p>0.421961447345231</text:p>
          </table:table-cell>
          <table:table-cell office:value-type="string" calcext:value-type="string">
            <text:p>https://twitter.com/Rakeshs66845055/status/1611244597082193920</text:p>
          </table:table-cell>
        </table:table-row>
        <table:table-row table:style-name="ro1">
          <table:table-cell office:value-type="string" calcext:value-type="string">
            <text:p>input/data_formal_20240530-1342/meme/RandomMemesBot_20221121T035920/0.jpg</text:p>
          </table:table-cell>
          <table:table-cell office:value-type="string" calcext:value-type="string">
            <text:p>Pattern 1</text:p>
          </table:table-cell>
          <table:table-cell office:value-type="float" office:value="0.92409013336071" calcext:value-type="float">
            <text:p>0.92409013336071</text:p>
          </table:table-cell>
          <table:table-cell office:value-type="float" office:value="0.216720455897475" calcext:value-type="float">
            <text:p>0.216720455897475</text:p>
          </table:table-cell>
          <table:table-cell office:value-type="float" office:value="0.281539777394453" calcext:value-type="float">
            <text:p>0.281539777394453</text:p>
          </table:table-cell>
          <table:table-cell office:value-type="string" calcext:value-type="string">
            <text:p>https://twitter.com/BHurzog/status/1620928827794030592</text:p>
          </table:table-cell>
        </table:table-row>
        <table:table-row table:style-name="ro1">
          <table:table-cell office:value-type="string" calcext:value-type="string">
            <text:p>input/data_formal_20240530-1342/meme/RandomMemesBot_20230212T145619/0.jpg</text:p>
          </table:table-cell>
          <table:table-cell office:value-type="string" calcext:value-type="string">
            <text:p>Pattern 3</text:p>
          </table:table-cell>
          <table:table-cell office:value-type="float" office:value="0.878869642722453" calcext:value-type="float">
            <text:p>0.878869642722453</text:p>
          </table:table-cell>
          <table:table-cell office:value-type="float" office:value="0.14789184173751" calcext:value-type="float">
            <text:p>0.14789184173751</text:p>
          </table:table-cell>
          <table:table-cell office:value-type="float" office:value="0.414140177421701" calcext:value-type="float">
            <text:p>0.414140177421701</text:p>
          </table:table-cell>
          <table:table-cell office:value-type="string" calcext:value-type="string">
            <text:p>https://twitter.com/RandomMemesBot/status/1624784471634452481</text:p>
          </table:table-cell>
        </table:table-row>
        <table:table-row table:style-name="ro1">
          <table:table-cell office:value-type="string" calcext:value-type="string">
            <text:p>input/data_formal_20240530-1342/meme/RandomMemesBot_20230226T042328/0.jpg</text:p>
          </table:table-cell>
          <table:table-cell office:value-type="string" calcext:value-type="string">
            <text:p>Pattern 1</text:p>
          </table:table-cell>
          <table:table-cell office:value-type="float" office:value="0.889549034752416" calcext:value-type="float">
            <text:p>0.889549034752416</text:p>
          </table:table-cell>
          <table:table-cell office:value-type="float" office:value="0.19294050981977" calcext:value-type="float">
            <text:p>0.19294050981977</text:p>
          </table:table-cell>
          <table:table-cell office:value-type="float" office:value="0.303108435923858" calcext:value-type="float">
            <text:p>0.303108435923858</text:p>
          </table:table-cell>
          <table:table-cell office:value-type="string" calcext:value-type="string">
            <text:p>https://twitter.com/RandomMemesBot/status/1629698637650444288</text:p>
          </table:table-cell>
        </table:table-row>
        <table:table-row table:style-name="ro1">
          <table:table-cell office:value-type="string" calcext:value-type="string">
            <text:p>input/data_formal_20240530-1342/meme/RandomMemesBot_20230307T071340/0.jpg</text:p>
          </table:table-cell>
          <table:table-cell office:value-type="string" calcext:value-type="string">
            <text:p>Pattern 6</text:p>
          </table:table-cell>
          <table:table-cell office:value-type="float" office:value="0.971962035903448" calcext:value-type="float">
            <text:p>0.971962035903448</text:p>
          </table:table-cell>
          <table:table-cell office:value-type="float" office:value="0.234743493268377" calcext:value-type="float">
            <text:p>0.234743493268377</text:p>
          </table:table-cell>
          <table:table-cell office:value-type="float" office:value="0.403008787780241" calcext:value-type="float">
            <text:p>0.403008787780241</text:p>
          </table:table-cell>
          <table:table-cell office:value-type="string" calcext:value-type="string">
            <text:p>https://twitter.com/RandomMemesBot/status/1633002963126870017</text:p>
          </table:table-cell>
        </table:table-row>
        <table:table-row table:style-name="ro1">
          <table:table-cell office:value-type="string" calcext:value-type="string">
            <text:p>input/data_formal_20240530-1342/meme/RandomMemesBot_20230307T091349/0.jpg</text:p>
          </table:table-cell>
          <table:table-cell office:value-type="string" calcext:value-type="string">
            <text:p>Pattern 1</text:p>
          </table:table-cell>
          <table:table-cell office:value-type="float" office:value="0.929778430156706" calcext:value-type="float">
            <text:p>0.929778430156706</text:p>
          </table:table-cell>
          <table:table-cell office:value-type="float" office:value="0.152380043127418" calcext:value-type="float">
            <text:p>0.152380043127418</text:p>
          </table:table-cell>
          <table:table-cell office:value-type="float" office:value="0.194481830401335" calcext:value-type="float">
            <text:p>0.194481830401335</text:p>
          </table:table-cell>
          <table:table-cell office:value-type="string" calcext:value-type="string">
            <text:p>https://twitter.com/RandomMemesBot/status/1633033198413447168</text:p>
          </table:table-cell>
        </table:table-row>
        <table:table-row table:style-name="ro1">
          <table:table-cell office:value-type="string" calcext:value-type="string">
            <text:p>input/data_formal_20240530-1342/meme/RandomMemesBot_20230307T111400/0.jpg</text:p>
          </table:table-cell>
          <table:table-cell office:value-type="string" calcext:value-type="string">
            <text:p>Pattern 1</text:p>
          </table:table-cell>
          <table:table-cell office:value-type="float" office:value="0.914258790555731" calcext:value-type="float">
            <text:p>0.914258790555731</text:p>
          </table:table-cell>
          <table:table-cell office:value-type="float" office:value="0.191690509195167" calcext:value-type="float">
            <text:p>0.191690509195167</text:p>
          </table:table-cell>
          <table:table-cell office:value-type="float" office:value="0.256622657845436" calcext:value-type="float">
            <text:p>0.256622657845436</text:p>
          </table:table-cell>
          <table:table-cell office:value-type="string" calcext:value-type="string">
            <text:p>https://twitter.com/RandomMemesBot/status/1633063442188730370</text:p>
          </table:table-cell>
        </table:table-row>
        <table:table-row table:style-name="ro1">
          <table:table-cell office:value-type="string" calcext:value-type="string">
            <text:p>input/data_formal_20240530-1342/meme/RandomMemesBot_20230315T193045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Jack_Bone_Daddy/status/1636126650235535363</text:p>
          </table:table-cell>
        </table:table-row>
        <table:table-row table:style-name="ro1">
          <table:table-cell office:value-type="string" calcext:value-type="string">
            <text:p>input/data_formal_20240530-1342/meme/RandomMemesBot_20230315T203049/0.jpg</text:p>
          </table:table-cell>
          <table:table-cell office:value-type="string" calcext:value-type="string">
            <text:p>Pattern 3</text:p>
          </table:table-cell>
          <table:table-cell office:value-type="float" office:value="0.886673996614335" calcext:value-type="float">
            <text:p>0.886673996614335</text:p>
          </table:table-cell>
          <table:table-cell office:value-type="float" office:value="0.042220273544164" calcext:value-type="float">
            <text:p>0.042220273544164</text:p>
          </table:table-cell>
          <table:table-cell office:value-type="float" office:value="0.479672827925354" calcext:value-type="float">
            <text:p>0.479672827925354</text:p>
          </table:table-cell>
          <table:table-cell office:value-type="string" calcext:value-type="string">
            <text:p>https://twitter.com/RandomMemesBot/status/1636102674998239234</text:p>
          </table:table-cell>
        </table:table-row>
        <table:table-row table:style-name="ro1">
          <table:table-cell office:value-type="string" calcext:value-type="string">
            <text:p>input/data_formal_20240530-1342/meme/RandomMemesBot_20230315T220058/0.jpg</text:p>
          </table:table-cell>
          <table:table-cell office:value-type="string" calcext:value-type="string">
            <text:p>Pattern 1</text:p>
          </table:table-cell>
          <table:table-cell office:value-type="float" office:value="0.896023958986401" calcext:value-type="float">
            <text:p>0.896023958986401</text:p>
          </table:table-cell>
          <table:table-cell office:value-type="float" office:value="0.194571900428054" calcext:value-type="float">
            <text:p>0.194571900428054</text:p>
          </table:table-cell>
          <table:table-cell office:value-type="float" office:value="0.144695096324014" calcext:value-type="float">
            <text:p>0.144695096324014</text:p>
          </table:table-cell>
          <table:table-cell office:value-type="string" calcext:value-type="string">
            <text:p>https://twitter.com/RandomMemesBot/status/1636125362584207360</text:p>
          </table:table-cell>
        </table:table-row>
        <table:table-row table:style-name="ro1">
          <table:table-cell office:value-type="string" calcext:value-type="string">
            <text:p>input/data_formal_20240530-1342/meme/RandomMemesBot_20230316T020107/0.jpg</text:p>
          </table:table-cell>
          <table:table-cell office:value-type="string" calcext:value-type="string">
            <text:p>Pattern 3</text:p>
          </table:table-cell>
          <table:table-cell office:value-type="float" office:value="0.952565782912874" calcext:value-type="float">
            <text:p>0.952565782912874</text:p>
          </table:table-cell>
          <table:table-cell office:value-type="float" office:value="0.197523881020736" calcext:value-type="float">
            <text:p>0.197523881020736</text:p>
          </table:table-cell>
          <table:table-cell office:value-type="float" office:value="0.2684574027691" calcext:value-type="float">
            <text:p>0.2684574027691</text:p>
          </table:table-cell>
          <table:table-cell office:value-type="string" calcext:value-type="string">
            <text:p>https://twitter.com/RandomMemesBot/status/1636185798088245249</text:p>
          </table:table-cell>
        </table:table-row>
        <table:table-row table:style-name="ro1">
          <table:table-cell office:value-type="string" calcext:value-type="string">
            <text:p>input/data_formal_20240530-1342/meme/RandomMemesBot_20230322T174531/0.jpg</text:p>
          </table:table-cell>
          <table:table-cell office:value-type="string" calcext:value-type="string">
            <text:p>Pattern 3</text:p>
          </table:table-cell>
          <table:table-cell office:value-type="float" office:value="0.908768870842858" calcext:value-type="float">
            <text:p>0.908768870842858</text:p>
          </table:table-cell>
          <table:table-cell office:value-type="float" office:value="0.174487912583212" calcext:value-type="float">
            <text:p>0.174487912583212</text:p>
          </table:table-cell>
          <table:table-cell office:value-type="float" office:value="0.476905141447469" calcext:value-type="float">
            <text:p>0.476905141447469</text:p>
          </table:table-cell>
          <table:table-cell office:value-type="string" calcext:value-type="string">
            <text:p>https://twitter.com/RandomMemesBot/status/1638597791130812438</text:p>
          </table:table-cell>
        </table:table-row>
        <table:table-row table:style-name="ro1">
          <table:table-cell office:value-type="string" calcext:value-type="string">
            <text:p>input/data_formal_20240530-1342/meme/RandomMemesBot_20230322T191536/0.jpg</text:p>
          </table:table-cell>
          <table:table-cell office:value-type="string" calcext:value-type="string">
            <text:p>Pattern 3</text:p>
          </table:table-cell>
          <table:table-cell office:value-type="float" office:value="0.911560203656151" calcext:value-type="float">
            <text:p>0.911560203656151</text:p>
          </table:table-cell>
          <table:table-cell office:value-type="float" office:value="0.138341255813704" calcext:value-type="float">
            <text:p>0.138341255813704</text:p>
          </table:table-cell>
          <table:table-cell office:value-type="float" office:value="0.520208121166739" calcext:value-type="float">
            <text:p>0.520208121166739</text:p>
          </table:table-cell>
          <table:table-cell office:value-type="string" calcext:value-type="string">
            <text:p>https://twitter.com/RandomMemesBot/status/1638620460236546083</text:p>
          </table:table-cell>
        </table:table-row>
        <table:table-row table:style-name="ro1">
          <table:table-cell office:value-type="string" calcext:value-type="string">
            <text:p>input/data_formal_20240530-1342/meme/RandomMemesBot_20230323T011608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RandomMemesBot/status/1638711189533499394</text:p>
          </table:table-cell>
        </table:table-row>
        <table:table-row table:style-name="ro1">
          <table:table-cell office:value-type="string" calcext:value-type="string">
            <text:p>input/data_formal_20240530-1342/meme/RandomMemesBot_20230323T034619/0.jpg</text:p>
          </table:table-cell>
          <table:table-cell office:value-type="string" calcext:value-type="string">
            <text:p>Pattern 1</text:p>
          </table:table-cell>
          <table:table-cell office:value-type="float" office:value="0.906344684677177" calcext:value-type="float">
            <text:p>0.906344684677177</text:p>
          </table:table-cell>
          <table:table-cell office:value-type="float" office:value="0.0963128606625157" calcext:value-type="float">
            <text:p>0.0963128606625157</text:p>
          </table:table-cell>
          <table:table-cell office:value-type="float" office:value="0.240405605133139" calcext:value-type="float">
            <text:p>0.240405605133139</text:p>
          </table:table-cell>
          <table:table-cell office:value-type="string" calcext:value-type="string">
            <text:p>https://twitter.com/RandomMemesBot/status/1638748984935321600</text:p>
          </table:table-cell>
        </table:table-row>
        <table:table-row table:style-name="ro1">
          <table:table-cell office:value-type="string" calcext:value-type="string">
            <text:p>input/data_formal_20240530-1342/meme/rapidcabs_20230206T144509/0.jpg</text:p>
          </table:table-cell>
          <table:table-cell office:value-type="string" calcext:value-type="string">
            <text:p>Pattern 1</text:p>
          </table:table-cell>
          <table:table-cell office:value-type="float" office:value="0.945420843241506" calcext:value-type="float">
            <text:p>0.945420843241506</text:p>
          </table:table-cell>
          <table:table-cell office:value-type="float" office:value="0.22911090922483" calcext:value-type="float">
            <text:p>0.22911090922483</text:p>
          </table:table-cell>
          <table:table-cell office:value-type="float" office:value="0.343729230864576" calcext:value-type="float">
            <text:p>0.343729230864576</text:p>
          </table:table-cell>
          <table:table-cell office:value-type="string" calcext:value-type="string">
            <text:p>https://twitter.com/rapidcabs/status/1622607331811786752</text:p>
          </table:table-cell>
        </table:table-row>
        <table:table-row table:style-name="ro1">
          <table:table-cell office:value-type="string" calcext:value-type="string">
            <text:p>input/data_formal_20240530-1342/meme/Ravikumar39065_20230109T122649/0.jpg</text:p>
          </table:table-cell>
          <table:table-cell office:value-type="string" calcext:value-type="string">
            <text:p>Pattern 3</text:p>
          </table:table-cell>
          <table:table-cell office:value-type="float" office:value="0.865743242975964" calcext:value-type="float">
            <text:p>0.865743242975964</text:p>
          </table:table-cell>
          <table:table-cell office:value-type="float" office:value="0.112799323816507" calcext:value-type="float">
            <text:p>0.112799323816507</text:p>
          </table:table-cell>
          <table:table-cell office:value-type="float" office:value="0.414603119392768" calcext:value-type="float">
            <text:p>0.414603119392768</text:p>
          </table:table-cell>
          <table:table-cell office:value-type="string" calcext:value-type="string">
            <text:p>https://twitter.com/Ravikumar39065/status/1612425658491363328</text:p>
          </table:table-cell>
        </table:table-row>
        <table:table-row table:style-name="ro1">
          <table:table-cell office:value-type="string" calcext:value-type="string">
            <text:p>input/data_formal_20240530-1342/meme/Ravikumar39065_20230111T094309/0.jpg</text:p>
          </table:table-cell>
          <table:table-cell office:value-type="string" calcext:value-type="string">
            <text:p>Pattern 3</text:p>
          </table:table-cell>
          <table:table-cell office:value-type="float" office:value="0.923025009021315" calcext:value-type="float">
            <text:p>0.923025009021315</text:p>
          </table:table-cell>
          <table:table-cell office:value-type="float" office:value="0.0739240247626894" calcext:value-type="float">
            <text:p>0.0739240247626894</text:p>
          </table:table-cell>
          <table:table-cell office:value-type="float" office:value="0.659227634876616" calcext:value-type="float">
            <text:p>0.659227634876616</text:p>
          </table:table-cell>
          <table:table-cell office:value-type="string" calcext:value-type="string">
            <text:p>https://twitter.com/Ravikumar39065/status/1613109246815789056</text:p>
          </table:table-cell>
        </table:table-row>
        <table:table-row table:style-name="ro1">
          <table:table-cell office:value-type="string" calcext:value-type="string">
            <text:p>input/data_formal_20240530-1342/meme/RAYQUAZACOIN_20230206T122440/0.jpg</text:p>
          </table:table-cell>
          <table:table-cell office:value-type="string" calcext:value-type="string">
            <text:p>Pattern 6</text:p>
          </table:table-cell>
          <table:table-cell office:value-type="float" office:value="0.800345501227386" calcext:value-type="float">
            <text:p>0.800345501227386</text:p>
          </table:table-cell>
          <table:table-cell office:value-type="float" office:value="0.208770176659169" calcext:value-type="float">
            <text:p>0.208770176659169</text:p>
          </table:table-cell>
          <table:table-cell office:value-type="float" office:value="0.660200602041534" calcext:value-type="float">
            <text:p>0.660200602041534</text:p>
          </table:table-cell>
          <table:table-cell office:value-type="string" calcext:value-type="string">
            <text:p>https://twitter.com/ShiyaCryptoLove/status/1622572108504260609</text:p>
          </table:table-cell>
        </table:table-row>
        <table:table-row table:style-name="ro1">
          <table:table-cell office:value-type="string" calcext:value-type="string">
            <text:p>input/data_formal_20240530-1342/meme/rcrdsoftherpblc_20230206T115538/0.jpg</text:p>
          </table:table-cell>
          <table:table-cell office:value-type="string" calcext:value-type="string">
            <text:p>Pattern 1</text:p>
          </table:table-cell>
          <table:table-cell office:value-type="float" office:value="0.984255890803408" calcext:value-type="float">
            <text:p>0.984255890803408</text:p>
          </table:table-cell>
          <table:table-cell office:value-type="float" office:value="0.146368847938962" calcext:value-type="float">
            <text:p>0.146368847938962</text:p>
          </table:table-cell>
          <table:table-cell office:value-type="float" office:value="0.320287658612621" calcext:value-type="float">
            <text:p>0.320287658612621</text:p>
          </table:table-cell>
          <table:table-cell office:value-type="string" calcext:value-type="string">
            <text:p>https://twitter.com/kajay914/status/1622564938320424961</text:p>
          </table:table-cell>
        </table:table-row>
        <table:table-row table:style-name="ro1">
          <table:table-cell office:value-type="string" calcext:value-type="string">
            <text:p>input/data_formal_20240530-1342/meme/rDankChristian_20221228T030714/0.jpg</text:p>
          </table:table-cell>
          <table:table-cell office:value-type="string" calcext:value-type="string">
            <text:p>Pattern 1</text:p>
          </table:table-cell>
          <table:table-cell office:value-type="float" office:value="0.994406610328981" calcext:value-type="float">
            <text:p>0.994406610328981</text:p>
          </table:table-cell>
          <table:table-cell office:value-type="float" office:value="0.212976159641475" calcext:value-type="float">
            <text:p>0.212976159641475</text:p>
          </table:table-cell>
          <table:table-cell office:value-type="float" office:value="0.274514082750309" calcext:value-type="float">
            <text:p>0.274514082750309</text:p>
          </table:table-cell>
          <table:table-cell office:value-type="string" calcext:value-type="string">
            <text:p>https://twitter.com/rDankChristian/status/1607936183824179201</text:p>
          </table:table-cell>
        </table:table-row>
        <table:table-row table:style-name="ro1">
          <table:table-cell office:value-type="string" calcext:value-type="string">
            <text:p>input/data_formal_20240530-1342/meme/rDankChristian_20221228T050757/0.jpg</text:p>
          </table:table-cell>
          <table:table-cell office:value-type="string" calcext:value-type="string">
            <text:p>Pattern 6</text:p>
          </table:table-cell>
          <table:table-cell office:value-type="float" office:value="0.964415594594936" calcext:value-type="float">
            <text:p>0.964415594594936</text:p>
          </table:table-cell>
          <table:table-cell office:value-type="float" office:value="0.210705013887717" calcext:value-type="float">
            <text:p>0.210705013887717</text:p>
          </table:table-cell>
          <table:table-cell office:value-type="float" office:value="0.30569180979059" calcext:value-type="float">
            <text:p>0.30569180979059</text:p>
          </table:table-cell>
          <table:table-cell office:value-type="string" calcext:value-type="string">
            <text:p>https://twitter.com/rDankChristian/status/1607966562572451846</text:p>
          </table:table-cell>
        </table:table-row>
        <table:table-row table:style-name="ro1">
          <table:table-cell office:value-type="string" calcext:value-type="string">
            <text:p>input/data_formal_20240530-1342/meme/rDankChristian_20230106T080751/0.jpg</text:p>
          </table:table-cell>
          <table:table-cell office:value-type="string" calcext:value-type="string">
            <text:p>Pattern 6</text:p>
          </table:table-cell>
          <table:table-cell office:value-type="float" office:value="0.974291808734269" calcext:value-type="float">
            <text:p>0.974291808734269</text:p>
          </table:table-cell>
          <table:table-cell office:value-type="float" office:value="0.116884621697612" calcext:value-type="float">
            <text:p>0.116884621697612</text:p>
          </table:table-cell>
          <table:table-cell office:value-type="float" office:value="0.418629510103817" calcext:value-type="float">
            <text:p>0.418629510103817</text:p>
          </table:table-cell>
          <table:table-cell office:value-type="string" calcext:value-type="string">
            <text:p>https://twitter.com/rDankChristian/status/1611273325094772736</text:p>
          </table:table-cell>
        </table:table-row>
        <table:table-row table:style-name="ro1">
          <table:table-cell office:value-type="string" calcext:value-type="string">
            <text:p>input/data_formal_20240530-1342/meme/rDankChristian_20230111T220844/0.jpg</text:p>
          </table:table-cell>
          <table:table-cell office:value-type="string" calcext:value-type="string">
            <text:p>Pattern 1</text:p>
          </table:table-cell>
          <table:table-cell office:value-type="float" office:value="0.95857489720619" calcext:value-type="float">
            <text:p>0.95857489720619</text:p>
          </table:table-cell>
          <table:table-cell office:value-type="float" office:value="0.203087675379945" calcext:value-type="float">
            <text:p>0.203087675379945</text:p>
          </table:table-cell>
          <table:table-cell office:value-type="float" office:value="0.323297712946279" calcext:value-type="float">
            <text:p>0.323297712946279</text:p>
          </table:table-cell>
          <table:table-cell office:value-type="string" calcext:value-type="string">
            <text:p>https://twitter.com/rDankChristian/status/1613296879365767170</text:p>
          </table:table-cell>
        </table:table-row>
        <table:table-row table:style-name="ro1">
          <table:table-cell office:value-type="string" calcext:value-type="string">
            <text:p>input/data_formal_20240530-1342/meme/rDankChristian_20230201T220836/0.jpg</text:p>
          </table:table-cell>
          <table:table-cell office:value-type="string" calcext:value-type="string">
            <text:p>Pattern 3</text:p>
          </table:table-cell>
          <table:table-cell office:value-type="float" office:value="0.968178303287104" calcext:value-type="float">
            <text:p>0.968178303287104</text:p>
          </table:table-cell>
          <table:table-cell office:value-type="float" office:value="0.126344273800346" calcext:value-type="float">
            <text:p>0.126344273800346</text:p>
          </table:table-cell>
          <table:table-cell office:value-type="float" office:value="0.491736750725201" calcext:value-type="float">
            <text:p>0.491736750725201</text:p>
          </table:table-cell>
          <table:table-cell office:value-type="string" calcext:value-type="string">
            <text:p>https://twitter.com/rDankChristian/status/1620906992339501057</text:p>
          </table:table-cell>
        </table:table-row>
        <table:table-row table:style-name="ro1">
          <table:table-cell office:value-type="string" calcext:value-type="string">
            <text:p>input/data_formal_20240530-1342/meme/rDankChristian_20230202T010744/0.jpg</text:p>
          </table:table-cell>
          <table:table-cell office:value-type="string" calcext:value-type="string">
            <text:p>Pattern 3</text:p>
          </table:table-cell>
          <table:table-cell office:value-type="float" office:value="0.98247946654089" calcext:value-type="float">
            <text:p>0.98247946654089</text:p>
          </table:table-cell>
          <table:table-cell office:value-type="float" office:value="0.178673125903557" calcext:value-type="float">
            <text:p>0.178673125903557</text:p>
          </table:table-cell>
          <table:table-cell office:value-type="float" office:value="0.371234145077353" calcext:value-type="float">
            <text:p>0.371234145077353</text:p>
          </table:table-cell>
          <table:table-cell office:value-type="string" calcext:value-type="string">
            <text:p>https://twitter.com/rDankChristian/status/1620952073289318400</text:p>
          </table:table-cell>
        </table:table-row>
        <table:table-row table:style-name="ro1">
          <table:table-cell office:value-type="string" calcext:value-type="string">
            <text:p>input/data_formal_20240530-1342/meme/rDankChristian_20230202T020923/0.jpg</text:p>
          </table:table-cell>
          <table:table-cell office:value-type="string" calcext:value-type="string">
            <text:p>Pattern 3</text:p>
          </table:table-cell>
          <table:table-cell office:value-type="float" office:value="0.913704734754127" calcext:value-type="float">
            <text:p>0.913704734754127</text:p>
          </table:table-cell>
          <table:table-cell office:value-type="float" office:value="0.0363301637580718" calcext:value-type="float">
            <text:p>0.0363301637580718</text:p>
          </table:table-cell>
          <table:table-cell office:value-type="float" office:value="0.464398677387263" calcext:value-type="float">
            <text:p>0.464398677387263</text:p>
          </table:table-cell>
          <table:table-cell office:value-type="string" calcext:value-type="string">
            <text:p>https://twitter.com/rDankChristian/status/1620967585662619648</text:p>
          </table:table-cell>
        </table:table-row>
        <table:table-row table:style-name="ro1">
          <table:table-cell office:value-type="string" calcext:value-type="string">
            <text:p>input/data_formal_20240530-1342/meme/rDankChristian_20230202T030733/0.jpg</text:p>
          </table:table-cell>
          <table:table-cell office:value-type="string" calcext:value-type="string">
            <text:p>Pattern 1</text:p>
          </table:table-cell>
          <table:table-cell office:value-type="float" office:value="0.953389267952075" calcext:value-type="float">
            <text:p>0.953389267952075</text:p>
          </table:table-cell>
          <table:table-cell office:value-type="float" office:value="0.172092886907771" calcext:value-type="float">
            <text:p>0.172092886907771</text:p>
          </table:table-cell>
          <table:table-cell office:value-type="float" office:value="0.36446276108534" calcext:value-type="float">
            <text:p>0.36446276108534</text:p>
          </table:table-cell>
          <table:table-cell office:value-type="string" calcext:value-type="string">
            <text:p>https://twitter.com/rDankChristian/status/1620982224714604545</text:p>
          </table:table-cell>
        </table:table-row>
        <table:table-row table:style-name="ro1">
          <table:table-cell office:value-type="string" calcext:value-type="string">
            <text:p>input/data_formal_20240530-1342/meme/rDankChristian_20230202T040756/0.jpg</text:p>
          </table:table-cell>
          <table:table-cell office:value-type="string" calcext:value-type="string">
            <text:p>Pattern 1</text:p>
          </table:table-cell>
          <table:table-cell office:value-type="float" office:value="0.969337924675469" calcext:value-type="float">
            <text:p>0.969337924675469</text:p>
          </table:table-cell>
          <table:table-cell office:value-type="float" office:value="0.155168673001717" calcext:value-type="float">
            <text:p>0.155168673001717</text:p>
          </table:table-cell>
          <table:table-cell office:value-type="float" office:value="0.275746226678456" calcext:value-type="float">
            <text:p>0.275746226678456</text:p>
          </table:table-cell>
          <table:table-cell office:value-type="string" calcext:value-type="string">
            <text:p>https://twitter.com/rDankChristian/status/1620997422976565250</text:p>
          </table:table-cell>
        </table:table-row>
        <table:table-row table:style-name="ro1">
          <table:table-cell office:value-type="string" calcext:value-type="string">
            <text:p>input/data_formal_20240530-1342/meme/rDankChristian_20230202T040759/0.jpg</text:p>
          </table:table-cell>
          <table:table-cell office:value-type="string" calcext:value-type="string">
            <text:p>Pattern 1</text:p>
          </table:table-cell>
          <table:table-cell office:value-type="float" office:value="0.905833620050903" calcext:value-type="float">
            <text:p>0.905833620050903</text:p>
          </table:table-cell>
          <table:table-cell office:value-type="float" office:value="0.153710007238564" calcext:value-type="float">
            <text:p>0.153710007238564</text:p>
          </table:table-cell>
          <table:table-cell office:value-type="float" office:value="0.279053807893636" calcext:value-type="float">
            <text:p>0.279053807893636</text:p>
          </table:table-cell>
          <table:table-cell office:value-type="string" calcext:value-type="string">
            <text:p>https://twitter.com/rDankChristian/status/1620997431608446977</text:p>
          </table:table-cell>
        </table:table-row>
        <table:table-row table:style-name="ro1">
          <table:table-cell office:value-type="string" calcext:value-type="string">
            <text:p>input/data_formal_20240530-1342/meme/rDankChristian_20230206T110859/0.jpg</text:p>
          </table:table-cell>
          <table:table-cell office:value-type="string" calcext:value-type="string">
            <text:p>Pattern 1</text:p>
          </table:table-cell>
          <table:table-cell office:value-type="float" office:value="0.894946597822698" calcext:value-type="float">
            <text:p>0.894946597822698</text:p>
          </table:table-cell>
          <table:table-cell office:value-type="float" office:value="0.14716170065759" calcext:value-type="float">
            <text:p>0.14716170065759</text:p>
          </table:table-cell>
          <table:table-cell office:value-type="float" office:value="0.256592489530241" calcext:value-type="float">
            <text:p>0.256592489530241</text:p>
          </table:table-cell>
          <table:table-cell office:value-type="string" calcext:value-type="string">
            <text:p>https://twitter.com/rDankChristian/status/1622552931688906754</text:p>
          </table:table-cell>
        </table:table-row>
        <table:table-row table:style-name="ro1">
          <table:table-cell office:value-type="string" calcext:value-type="string">
            <text:p>input/data_formal_20240530-1342/meme/rDankChristian_20230206T150738/0.jpg</text:p>
          </table:table-cell>
          <table:table-cell office:value-type="string" calcext:value-type="string">
            <text:p>Pattern 1</text:p>
          </table:table-cell>
          <table:table-cell office:value-type="float" office:value="0.865479801643517" calcext:value-type="float">
            <text:p>0.865479801643517</text:p>
          </table:table-cell>
          <table:table-cell office:value-type="float" office:value="0.176009064801812" calcext:value-type="float">
            <text:p>0.176009064801812</text:p>
          </table:table-cell>
          <table:table-cell office:value-type="float" office:value="0.272713225694374" calcext:value-type="float">
            <text:p>0.272713225694374</text:p>
          </table:table-cell>
          <table:table-cell office:value-type="string" calcext:value-type="string">
            <text:p>https://twitter.com/rDankChristian/status/1622612992180322306</text:p>
          </table:table-cell>
        </table:table-row>
        <table:table-row table:style-name="ro1">
          <table:table-cell office:value-type="string" calcext:value-type="string">
            <text:p>input/data_formal_20240530-1342/meme/rDankChristian_20230206T160830/0.jpg</text:p>
          </table:table-cell>
          <table:table-cell office:value-type="string" calcext:value-type="string">
            <text:p>Pattern 1</text:p>
          </table:table-cell>
          <table:table-cell office:value-type="float" office:value="0.996523856878102" calcext:value-type="float">
            <text:p>0.996523856878102</text:p>
          </table:table-cell>
          <table:table-cell office:value-type="float" office:value="0.186806677166869" calcext:value-type="float">
            <text:p>0.186806677166869</text:p>
          </table:table-cell>
          <table:table-cell office:value-type="float" office:value="0.39902413886111" calcext:value-type="float">
            <text:p>0.39902413886111</text:p>
          </table:table-cell>
          <table:table-cell office:value-type="string" calcext:value-type="string">
            <text:p>https://twitter.com/rDankChristian/status/1622628307148713984</text:p>
          </table:table-cell>
        </table:table-row>
        <table:table-row table:style-name="ro1">
          <table:table-cell office:value-type="string" calcext:value-type="string">
            <text:p>input/data_formal_20240530-1342/meme/rDankChristian_20230307T070741/0.jpg</text:p>
          </table:table-cell>
          <table:table-cell office:value-type="string" calcext:value-type="string">
            <text:p>Pattern 1</text:p>
          </table:table-cell>
          <table:table-cell office:value-type="float" office:value="0.953755543801322" calcext:value-type="float">
            <text:p>0.953755543801322</text:p>
          </table:table-cell>
          <table:table-cell office:value-type="float" office:value="0.140663910695981" calcext:value-type="float">
            <text:p>0.140663910695981</text:p>
          </table:table-cell>
          <table:table-cell office:value-type="float" office:value="0.332053800772414" calcext:value-type="float">
            <text:p>0.332053800772414</text:p>
          </table:table-cell>
          <table:table-cell office:value-type="string" calcext:value-type="string">
            <text:p>https://twitter.com/rDankChristian/status/1633001454498717696</text:p>
          </table:table-cell>
        </table:table-row>
        <table:table-row table:style-name="ro1">
          <table:table-cell office:value-type="string" calcext:value-type="string">
            <text:p>input/data_formal_20240530-1342/meme/rDankChristian_20230307T110735/0.jpg</text:p>
          </table:table-cell>
          <table:table-cell office:value-type="string" calcext:value-type="string">
            <text:p>Pattern 1</text:p>
          </table:table-cell>
          <table:table-cell office:value-type="float" office:value="0.973462208415221" calcext:value-type="float">
            <text:p>0.973462208415221</text:p>
          </table:table-cell>
          <table:table-cell office:value-type="float" office:value="0.12819397893782" calcext:value-type="float">
            <text:p>0.12819397893782</text:p>
          </table:table-cell>
          <table:table-cell office:value-type="float" office:value="0.31878739950385" calcext:value-type="float">
            <text:p>0.31878739950385</text:p>
          </table:table-cell>
          <table:table-cell office:value-type="string" calcext:value-type="string">
            <text:p>https://twitter.com/rDankChristian/status/1633061830581968897</text:p>
          </table:table-cell>
        </table:table-row>
        <table:table-row table:style-name="ro1">
          <table:table-cell office:value-type="string" calcext:value-type="string">
            <text:p>input/data_formal_20240530-1342/meme/rDankChristian_20230315T220723/0.jpg</text:p>
          </table:table-cell>
          <table:table-cell office:value-type="string" calcext:value-type="string">
            <text:p>Pattern 1</text:p>
          </table:table-cell>
          <table:table-cell office:value-type="float" office:value="0.918762756943063" calcext:value-type="float">
            <text:p>0.918762756943063</text:p>
          </table:table-cell>
          <table:table-cell office:value-type="float" office:value="0.0891666107843708" calcext:value-type="float">
            <text:p>0.0891666107843708</text:p>
          </table:table-cell>
          <table:table-cell office:value-type="float" office:value="0.229709247462957" calcext:value-type="float">
            <text:p>0.229709247462957</text:p>
          </table:table-cell>
          <table:table-cell office:value-type="string" calcext:value-type="string">
            <text:p>https://twitter.com/rDankChristian/status/1636126976799911938</text:p>
          </table:table-cell>
        </table:table-row>
        <table:table-row table:style-name="ro1">
          <table:table-cell office:value-type="string" calcext:value-type="string">
            <text:p>input/data_formal_20240530-1342/meme/rDankChristian_20230322T220707/0.jpg</text:p>
          </table:table-cell>
          <table:table-cell office:value-type="string" calcext:value-type="string">
            <text:p>Pattern 3</text:p>
          </table:table-cell>
          <table:table-cell office:value-type="float" office:value="0.861944490631372" calcext:value-type="float">
            <text:p>0.861944490631372</text:p>
          </table:table-cell>
          <table:table-cell office:value-type="float" office:value="0.148458684903975" calcext:value-type="float">
            <text:p>0.148458684903975</text:p>
          </table:table-cell>
          <table:table-cell office:value-type="float" office:value="0.385511164983139" calcext:value-type="float">
            <text:p>0.385511164983139</text:p>
          </table:table-cell>
          <table:table-cell office:value-type="string" calcext:value-type="string">
            <text:p>https://twitter.com/rDankChristian/status/1638663622061883392</text:p>
          </table:table-cell>
        </table:table-row>
        <table:table-row table:style-name="ro1">
          <table:table-cell office:value-type="string" calcext:value-type="string">
            <text:p>input/data_formal_20240530-1342/meme/rDankMemes__20230315T235831/0.jpg</text:p>
          </table:table-cell>
          <table:table-cell office:value-type="string" calcext:value-type="string">
            <text:p>Pattern 6</text:p>
          </table:table-cell>
          <table:table-cell office:value-type="float" office:value="0.90369028383368" calcext:value-type="float">
            <text:p>0.90369028383368</text:p>
          </table:table-cell>
          <table:table-cell office:value-type="float" office:value="0.175578998569386" calcext:value-type="float">
            <text:p>0.175578998569386</text:p>
          </table:table-cell>
          <table:table-cell office:value-type="float" office:value="0.338057073712858" calcext:value-type="float">
            <text:p>0.338057073712858</text:p>
          </table:table-cell>
          <table:table-cell office:value-type="string" calcext:value-type="string">
            <text:p>https://twitter.com/rDankMemes_/status/1636154942971949057</text:p>
          </table:table-cell>
        </table:table-row>
        <table:table-row table:style-name="ro1">
          <table:table-cell office:value-type="string" calcext:value-type="string">
            <text:p>input/data_formal_20240530-1342/meme/RealCryptostage_20230206T133540/0.jpg</text:p>
          </table:table-cell>
          <table:table-cell office:value-type="string" calcext:value-type="string">
            <text:p>Pattern 6</text:p>
          </table:table-cell>
          <table:table-cell office:value-type="float" office:value="0.827634574707244" calcext:value-type="float">
            <text:p>0.827634574707244</text:p>
          </table:table-cell>
          <table:table-cell office:value-type="float" office:value="0.224062807362212" calcext:value-type="float">
            <text:p>0.224062807362212</text:p>
          </table:table-cell>
          <table:table-cell office:value-type="float" office:value="0.743148606072944" calcext:value-type="float">
            <text:p>0.743148606072944</text:p>
          </table:table-cell>
          <table:table-cell office:value-type="string" calcext:value-type="string">
            <text:p>https://twitter.com/RealCryptostage/status/1622589845481852928</text:p>
          </table:table-cell>
        </table:table-row>
        <table:table-row table:style-name="ro1">
          <table:table-cell office:value-type="string" calcext:value-type="string">
            <text:p>input/data_formal_20240530-1342/meme/recruitnxt_20230105T162640/0.jpg</text:p>
          </table:table-cell>
          <table:table-cell office:value-type="string" calcext:value-type="string">
            <text:p>Pattern 6</text:p>
          </table:table-cell>
          <table:table-cell office:value-type="float" office:value="0.906760257331766" calcext:value-type="float">
            <text:p>0.906760257331766</text:p>
          </table:table-cell>
          <table:table-cell office:value-type="float" office:value="0.145803671007073" calcext:value-type="float">
            <text:p>0.145803671007073</text:p>
          </table:table-cell>
          <table:table-cell office:value-type="float" office:value="0.503943414759027" calcext:value-type="float">
            <text:p>0.503943414759027</text:p>
          </table:table-cell>
          <table:table-cell office:value-type="string" calcext:value-type="string">
            <text:p>https://twitter.com/recruitnxt/status/1611036467345903619</text:p>
          </table:table-cell>
        </table:table-row>
        <table:table-row table:style-name="ro1">
          <table:table-cell office:value-type="string" calcext:value-type="string">
            <text:p>input/data_formal_20240530-1342/meme/recur_club_20230206T132559/0.jpg</text:p>
          </table:table-cell>
          <table:table-cell office:value-type="string" calcext:value-type="string">
            <text:p>Pattern 4</text:p>
          </table:table-cell>
          <table:table-cell office:value-type="float" office:value="0.855403718554005" calcext:value-type="float">
            <text:p>0.855403718554005</text:p>
          </table:table-cell>
          <table:table-cell office:value-type="float" office:value="0.0428999292693048" calcext:value-type="float">
            <text:p>0.0428999292693048</text:p>
          </table:table-cell>
          <table:table-cell office:value-type="float" office:value="0.723719198934135" calcext:value-type="float">
            <text:p>0.723719198934135</text:p>
          </table:table-cell>
          <table:table-cell office:value-type="string" calcext:value-type="string">
            <text:p>https://twitter.com/DasFintechBot/status/1622588456940589058</text:p>
          </table:table-cell>
        </table:table-row>
        <table:table-row table:style-name="ro1">
          <table:table-cell office:value-type="string" calcext:value-type="string">
            <text:p>input/data_formal_20240530-1342/meme/RedditMemenator_20221228T001913/0.jpg</text:p>
          </table:table-cell>
          <table:table-cell office:value-type="string" calcext:value-type="string">
            <text:p>Pattern 6</text:p>
          </table:table-cell>
          <table:table-cell office:value-type="float" office:value="0.925789335742359" calcext:value-type="float">
            <text:p>0.925789335742359</text:p>
          </table:table-cell>
          <table:table-cell office:value-type="float" office:value="0.089923204018788" calcext:value-type="float">
            <text:p>0.089923204018788</text:p>
          </table:table-cell>
          <table:table-cell office:value-type="float" office:value="0.355081455895269" calcext:value-type="float">
            <text:p>0.355081455895269</text:p>
          </table:table-cell>
          <table:table-cell office:value-type="string" calcext:value-type="string">
            <text:p>https://twitter.com/RedditMemenator/status/1607893897514221568</text:p>
          </table:table-cell>
        </table:table-row>
        <table:table-row table:style-name="ro1">
          <table:table-cell office:value-type="string" calcext:value-type="string">
            <text:p>input/data_formal_20240530-1342/meme/RedditMemenator_20221228T011912/0.jpg</text:p>
          </table:table-cell>
          <table:table-cell office:value-type="string" calcext:value-type="string">
            <text:p>Pattern 6</text:p>
          </table:table-cell>
          <table:table-cell office:value-type="float" office:value="0.955636388505335" calcext:value-type="float">
            <text:p>0.955636388505335</text:p>
          </table:table-cell>
          <table:table-cell office:value-type="float" office:value="0.169246246370781" calcext:value-type="float">
            <text:p>0.169246246370781</text:p>
          </table:table-cell>
          <table:table-cell office:value-type="float" office:value="0.362651299060593" calcext:value-type="float">
            <text:p>0.362651299060593</text:p>
          </table:table-cell>
          <table:table-cell office:value-type="string" calcext:value-type="string">
            <text:p>https://twitter.com/RedditMemenator/status/1607908994148110336</text:p>
          </table:table-cell>
        </table:table-row>
        <table:table-row table:style-name="ro1">
          <table:table-cell office:value-type="string" calcext:value-type="string">
            <text:p>input/data_formal_20240530-1342/meme/RedditMemenator_20221228T021912/0.jpg</text:p>
          </table:table-cell>
          <table:table-cell office:value-type="string" calcext:value-type="string">
            <text:p>Pattern 1</text:p>
          </table:table-cell>
          <table:table-cell office:value-type="float" office:value="0.929024747882075" calcext:value-type="float">
            <text:p>0.929024747882075</text:p>
          </table:table-cell>
          <table:table-cell office:value-type="float" office:value="0.195477254963948" calcext:value-type="float">
            <text:p>0.195477254963948</text:p>
          </table:table-cell>
          <table:table-cell office:value-type="float" office:value="0.168010681543384" calcext:value-type="float">
            <text:p>0.168010681543384</text:p>
          </table:table-cell>
          <table:table-cell office:value-type="string" calcext:value-type="string">
            <text:p>https://twitter.com/RedditMemenator/status/1607924094007410690</text:p>
          </table:table-cell>
        </table:table-row>
        <table:table-row table:style-name="ro1">
          <table:table-cell office:value-type="string" calcext:value-type="string">
            <text:p>input/data_formal_20240530-1342/meme/RedditMemenator_20221228T031912/0.jpg</text:p>
          </table:table-cell>
          <table:table-cell office:value-type="string" calcext:value-type="string">
            <text:p>Pattern 1</text:p>
          </table:table-cell>
          <table:table-cell office:value-type="float" office:value="1.01000606465287" calcext:value-type="float">
            <text:p>1.01000606465287</text:p>
          </table:table-cell>
          <table:table-cell office:value-type="float" office:value="0.232688361717644" calcext:value-type="float">
            <text:p>0.232688361717644</text:p>
          </table:table-cell>
          <table:table-cell office:value-type="float" office:value="0.2775749770136" calcext:value-type="float">
            <text:p>0.2775749770136</text:p>
          </table:table-cell>
          <table:table-cell office:value-type="string" calcext:value-type="string">
            <text:p>https://twitter.com/RedditMemenator/status/1607939194093211648</text:p>
          </table:table-cell>
        </table:table-row>
        <table:table-row table:style-name="ro1">
          <table:table-cell office:value-type="string" calcext:value-type="string">
            <text:p>input/data_formal_20240530-1342/meme/RedditMemenator_20221228T041912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RedditMemenator/status/1607954294682312704</text:p>
          </table:table-cell>
        </table:table-row>
        <table:table-row table:style-name="ro1">
          <table:table-cell office:value-type="string" calcext:value-type="string">
            <text:p>input/data_formal_20240530-1342/meme/RedditMemenator_20221228T051912/0.jpg</text:p>
          </table:table-cell>
          <table:table-cell office:value-type="string" calcext:value-type="string">
            <text:p>Pattern 1</text:p>
          </table:table-cell>
          <table:table-cell office:value-type="float" office:value="0.910218618984744" calcext:value-type="float">
            <text:p>0.910218618984744</text:p>
          </table:table-cell>
          <table:table-cell office:value-type="float" office:value="0.14297644236371" calcext:value-type="float">
            <text:p>0.14297644236371</text:p>
          </table:table-cell>
          <table:table-cell office:value-type="float" office:value="0.216343083897841" calcext:value-type="float">
            <text:p>0.216343083897841</text:p>
          </table:table-cell>
          <table:table-cell office:value-type="string" calcext:value-type="string">
            <text:p>https://twitter.com/RedditMemenator/status/1607969391353925633</text:p>
          </table:table-cell>
        </table:table-row>
        <table:table-row table:style-name="ro1">
          <table:table-cell office:value-type="string" calcext:value-type="string">
            <text:p>input/data_formal_20240530-1342/meme/RedditMemenator_20221228T061910/0.jpg</text:p>
          </table:table-cell>
          <table:table-cell office:value-type="string" calcext:value-type="string">
            <text:p>Pattern 1</text:p>
          </table:table-cell>
          <table:table-cell office:value-type="float" office:value="0.888065285359778" calcext:value-type="float">
            <text:p>0.888065285359778</text:p>
          </table:table-cell>
          <table:table-cell office:value-type="float" office:value="0.243554885758351" calcext:value-type="float">
            <text:p>0.243554885758351</text:p>
          </table:table-cell>
          <table:table-cell office:value-type="float" office:value="0.239112190656251" calcext:value-type="float">
            <text:p>0.239112190656251</text:p>
          </table:table-cell>
          <table:table-cell office:value-type="string" calcext:value-type="string">
            <text:p>https://twitter.com/RedditMemenator/status/1607984483877421057</text:p>
          </table:table-cell>
        </table:table-row>
        <table:table-row table:style-name="ro1">
          <table:table-cell office:value-type="string" calcext:value-type="string">
            <text:p>input/data_formal_20240530-1342/meme/RedditMemenator_20230105T101912/0.jpg</text:p>
          </table:table-cell>
          <table:table-cell office:value-type="string" calcext:value-type="string">
            <text:p>Pattern 3</text:p>
          </table:table-cell>
          <table:table-cell office:value-type="float" office:value="0.957308928834121" calcext:value-type="float">
            <text:p>0.957308928834121</text:p>
          </table:table-cell>
          <table:table-cell office:value-type="float" office:value="0.224013908434872" calcext:value-type="float">
            <text:p>0.224013908434872</text:p>
          </table:table-cell>
          <table:table-cell office:value-type="float" office:value="0.439803339488477" calcext:value-type="float">
            <text:p>0.439803339488477</text:p>
          </table:table-cell>
          <table:table-cell office:value-type="string" calcext:value-type="string">
            <text:p>https://twitter.com/RedditMemenator/status/1610943993881284612</text:p>
          </table:table-cell>
        </table:table-row>
        <table:table-row table:style-name="ro1">
          <table:table-cell office:value-type="string" calcext:value-type="string">
            <text:p>input/data_formal_20240530-1342/meme/RedditMemenator_20230105T111911/0.jpg</text:p>
          </table:table-cell>
          <table:table-cell office:value-type="string" calcext:value-type="string">
            <text:p>Pattern 1</text:p>
          </table:table-cell>
          <table:table-cell office:value-type="float" office:value="0.938571280315525" calcext:value-type="float">
            <text:p>0.938571280315525</text:p>
          </table:table-cell>
          <table:table-cell office:value-type="float" office:value="0.114305380423835" calcext:value-type="float">
            <text:p>0.114305380423835</text:p>
          </table:table-cell>
          <table:table-cell office:value-type="float" office:value="0.259007248386402" calcext:value-type="float">
            <text:p>0.259007248386402</text:p>
          </table:table-cell>
          <table:table-cell office:value-type="string" calcext:value-type="string">
            <text:p>https://twitter.com/RedditMemenator/status/1610959089026363400</text:p>
          </table:table-cell>
        </table:table-row>
        <table:table-row table:style-name="ro1">
          <table:table-cell office:value-type="string" calcext:value-type="string">
            <text:p>input/data_formal_20240530-1342/meme/RedditMemenator_20230105T121913/0.jpg</text:p>
          </table:table-cell>
          <table:table-cell office:value-type="string" calcext:value-type="string">
            <text:p>Pattern 1</text:p>
          </table:table-cell>
          <table:table-cell office:value-type="float" office:value="0.899351441846881" calcext:value-type="float">
            <text:p>0.899351441846881</text:p>
          </table:table-cell>
          <table:table-cell office:value-type="float" office:value="0.202871359510468" calcext:value-type="float">
            <text:p>0.202871359510468</text:p>
          </table:table-cell>
          <table:table-cell office:value-type="float" office:value="0.133208608100846" calcext:value-type="float">
            <text:p>0.133208608100846</text:p>
          </table:table-cell>
          <table:table-cell office:value-type="string" calcext:value-type="string">
            <text:p>https://twitter.com/RedditMemenator/status/1610974195651055618</text:p>
          </table:table-cell>
        </table:table-row>
        <table:table-row table:style-name="ro1">
          <table:table-cell office:value-type="string" calcext:value-type="string">
            <text:p>input/data_formal_20240530-1342/meme/RedditMemenator_20230106T051913/0.jpg</text:p>
          </table:table-cell>
          <table:table-cell office:value-type="string" calcext:value-type="string">
            <text:p>Pattern 6</text:p>
          </table:table-cell>
          <table:table-cell office:value-type="float" office:value="1.01028624841429" calcext:value-type="float">
            <text:p>1.01028624841429</text:p>
          </table:table-cell>
          <table:table-cell office:value-type="float" office:value="0.168627494960768" calcext:value-type="float">
            <text:p>0.168627494960768</text:p>
          </table:table-cell>
          <table:table-cell office:value-type="float" office:value="0.360183106906263" calcext:value-type="float">
            <text:p>0.360183106906263</text:p>
          </table:table-cell>
          <table:table-cell office:value-type="string" calcext:value-type="string">
            <text:p>https://twitter.com/RedditMemenator/status/1611230886552555522</text:p>
          </table:table-cell>
        </table:table-row>
        <table:table-row table:style-name="ro1">
          <table:table-cell office:value-type="string" calcext:value-type="string">
            <text:p>input/data_formal_20240530-1342/meme/RedditMemenator_20230106T061912/0.jpg</text:p>
          </table:table-cell>
          <table:table-cell office:value-type="string" calcext:value-type="string">
            <text:p>Pattern 1</text:p>
          </table:table-cell>
          <table:table-cell office:value-type="float" office:value="0.912214887959739" calcext:value-type="float">
            <text:p>0.912214887959739</text:p>
          </table:table-cell>
          <table:table-cell office:value-type="float" office:value="0.195115883618629" calcext:value-type="float">
            <text:p>0.195115883618629</text:p>
          </table:table-cell>
          <table:table-cell office:value-type="float" office:value="0.258829138404795" calcext:value-type="float">
            <text:p>0.258829138404795</text:p>
          </table:table-cell>
          <table:table-cell office:value-type="string" calcext:value-type="string">
            <text:p>https://twitter.com/RedditMemenator/status/1611245984838987777</text:p>
          </table:table-cell>
        </table:table-row>
        <table:table-row table:style-name="ro1">
          <table:table-cell office:value-type="string" calcext:value-type="string">
            <text:p>input/data_formal_20240530-1342/meme/RedditMemenator_20230106T071912/0.jpg</text:p>
          </table:table-cell>
          <table:table-cell office:value-type="string" calcext:value-type="string">
            <text:p>Pattern 1</text:p>
          </table:table-cell>
          <table:table-cell office:value-type="float" office:value="0.897791736182968" calcext:value-type="float">
            <text:p>0.897791736182968</text:p>
          </table:table-cell>
          <table:table-cell office:value-type="float" office:value="0.169131669639896" calcext:value-type="float">
            <text:p>0.169131669639896</text:p>
          </table:table-cell>
          <table:table-cell office:value-type="float" office:value="0.172220496201828" calcext:value-type="float">
            <text:p>0.172220496201828</text:p>
          </table:table-cell>
          <table:table-cell office:value-type="string" calcext:value-type="string">
            <text:p>https://twitter.com/RedditMemenator/status/1611261080587898880</text:p>
          </table:table-cell>
        </table:table-row>
        <table:table-row table:style-name="ro1">
          <table:table-cell office:value-type="string" calcext:value-type="string">
            <text:p>input/data_formal_20240530-1342/meme/RedditMemenator_20230106T081911/0.jpg</text:p>
          </table:table-cell>
          <table:table-cell office:value-type="string" calcext:value-type="string">
            <text:p>Pattern 1</text:p>
          </table:table-cell>
          <table:table-cell office:value-type="float" office:value="0.917701702007383" calcext:value-type="float">
            <text:p>0.917701702007383</text:p>
          </table:table-cell>
          <table:table-cell office:value-type="float" office:value="0.210017997141076" calcext:value-type="float">
            <text:p>0.210017997141076</text:p>
          </table:table-cell>
          <table:table-cell office:value-type="float" office:value="0.19132266587698" calcext:value-type="float">
            <text:p>0.19132266587698</text:p>
          </table:table-cell>
          <table:table-cell office:value-type="string" calcext:value-type="string">
            <text:p>https://twitter.com/RedditMemenator/status/1611276175871217665</text:p>
          </table:table-cell>
        </table:table-row>
        <table:table-row table:style-name="ro1">
          <table:table-cell office:value-type="string" calcext:value-type="string">
            <text:p>input/data_formal_20240530-1342/meme/RedditMemenator_20230111T221912/0.jpg</text:p>
          </table:table-cell>
          <table:table-cell office:value-type="string" calcext:value-type="string">
            <text:p>Pattern 6</text:p>
          </table:table-cell>
          <table:table-cell office:value-type="float" office:value="0.89663386713881" calcext:value-type="float">
            <text:p>0.89663386713881</text:p>
          </table:table-cell>
          <table:table-cell office:value-type="float" office:value="0.104963727125342" calcext:value-type="float">
            <text:p>0.104963727125342</text:p>
          </table:table-cell>
          <table:table-cell office:value-type="float" office:value="0.490189895065502" calcext:value-type="float">
            <text:p>0.490189895065502</text:p>
          </table:table-cell>
          <table:table-cell office:value-type="string" calcext:value-type="string">
            <text:p>https://twitter.com/RedditMemenator/status/1613299514022199298</text:p>
          </table:table-cell>
        </table:table-row>
        <table:table-row table:style-name="ro1">
          <table:table-cell office:value-type="string" calcext:value-type="string">
            <text:p>input/data_formal_20240530-1342/meme/RedditMemenator_20230111T231912/0.jpg</text:p>
          </table:table-cell>
          <table:table-cell office:value-type="string" calcext:value-type="string">
            <text:p>Pattern 1</text:p>
          </table:table-cell>
          <table:table-cell office:value-type="float" office:value="0.910971989302114" calcext:value-type="float">
            <text:p>0.910971989302114</text:p>
          </table:table-cell>
          <table:table-cell office:value-type="float" office:value="0.233219008424439" calcext:value-type="float">
            <text:p>0.233219008424439</text:p>
          </table:table-cell>
          <table:table-cell office:value-type="float" office:value="0.17218035573956" calcext:value-type="float">
            <text:p>0.17218035573956</text:p>
          </table:table-cell>
          <table:table-cell office:value-type="string" calcext:value-type="string">
            <text:p>https://twitter.com/RedditMemenator/status/1613314614351257603</text:p>
          </table:table-cell>
        </table:table-row>
        <table:table-row table:style-name="ro1">
          <table:table-cell office:value-type="string" calcext:value-type="string">
            <text:p>input/data_formal_20240530-1342/meme/RedditMemenator_20230201T221913/0.jpg</text:p>
          </table:table-cell>
          <table:table-cell office:value-type="string" calcext:value-type="string">
            <text:p>Pattern 1</text:p>
          </table:table-cell>
          <table:table-cell office:value-type="float" office:value="0.865194788624122" calcext:value-type="float">
            <text:p>0.865194788624122</text:p>
          </table:table-cell>
          <table:table-cell office:value-type="float" office:value="0.173814328888716" calcext:value-type="float">
            <text:p>0.173814328888716</text:p>
          </table:table-cell>
          <table:table-cell office:value-type="float" office:value="0.211412651377572" calcext:value-type="float">
            <text:p>0.211412651377572</text:p>
          </table:table-cell>
          <table:table-cell office:value-type="string" calcext:value-type="string">
            <text:p>https://twitter.com/RedditMemenator/status/1620909664404914179</text:p>
          </table:table-cell>
        </table:table-row>
        <table:table-row table:style-name="ro1">
          <table:table-cell office:value-type="string" calcext:value-type="string">
            <text:p>input/data_formal_20240530-1342/meme/RedditMemenator_20230201T231914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RedditMemenator/status/1620924767636439042</text:p>
          </table:table-cell>
        </table:table-row>
        <table:table-row table:style-name="ro1">
          <table:table-cell office:value-type="string" calcext:value-type="string">
            <text:p>input/data_formal_20240530-1342/meme/RedditMemenator_20230202T001915/0.jpg</text:p>
          </table:table-cell>
          <table:table-cell office:value-type="string" calcext:value-type="string">
            <text:p>Pattern 1</text:p>
          </table:table-cell>
          <table:table-cell office:value-type="float" office:value="0.865194788624122" calcext:value-type="float">
            <text:p>0.865194788624122</text:p>
          </table:table-cell>
          <table:table-cell office:value-type="float" office:value="0.173814328888716" calcext:value-type="float">
            <text:p>0.173814328888716</text:p>
          </table:table-cell>
          <table:table-cell office:value-type="float" office:value="0.211412651377572" calcext:value-type="float">
            <text:p>0.211412651377572</text:p>
          </table:table-cell>
          <table:table-cell office:value-type="string" calcext:value-type="string">
            <text:p>https://twitter.com/RedditMemenator/status/1620939870792482819</text:p>
          </table:table-cell>
        </table:table-row>
        <table:table-row table:style-name="ro1">
          <table:table-cell office:value-type="string" calcext:value-type="string">
            <text:p>input/data_formal_20240530-1342/meme/RedditMemenator_20230202T011915/0.jpg</text:p>
          </table:table-cell>
          <table:table-cell office:value-type="string" calcext:value-type="string">
            <text:p>Pattern 6</text:p>
          </table:table-cell>
          <table:table-cell office:value-type="float" office:value="0.889155491249733" calcext:value-type="float">
            <text:p>0.889155491249733</text:p>
          </table:table-cell>
          <table:table-cell office:value-type="float" office:value="0.145873370573033" calcext:value-type="float">
            <text:p>0.145873370573033</text:p>
          </table:table-cell>
          <table:table-cell office:value-type="float" office:value="0.485739658254701" calcext:value-type="float">
            <text:p>0.485739658254701</text:p>
          </table:table-cell>
          <table:table-cell office:value-type="string" calcext:value-type="string">
            <text:p>https://twitter.com/RedditMemenator/status/1620954968445550595</text:p>
          </table:table-cell>
        </table:table-row>
        <table:table-row table:style-name="ro1">
          <table:table-cell office:value-type="string" calcext:value-type="string">
            <text:p>input/data_formal_20240530-1342/meme/RedditMemenator_20230202T021912/0.jpg</text:p>
          </table:table-cell>
          <table:table-cell office:value-type="string" calcext:value-type="string">
            <text:p>Pattern 6</text:p>
          </table:table-cell>
          <table:table-cell office:value-type="float" office:value="0.957311742851864" calcext:value-type="float">
            <text:p>0.957311742851864</text:p>
          </table:table-cell>
          <table:table-cell office:value-type="float" office:value="0.162458819506372" calcext:value-type="float">
            <text:p>0.162458819506372</text:p>
          </table:table-cell>
          <table:table-cell office:value-type="float" office:value="0.320851140028749" calcext:value-type="float">
            <text:p>0.320851140028749</text:p>
          </table:table-cell>
          <table:table-cell office:value-type="string" calcext:value-type="string">
            <text:p>https://twitter.com/RedditMemenator/status/1620970058376941568</text:p>
          </table:table-cell>
        </table:table-row>
        <table:table-row table:style-name="ro1">
          <table:table-cell office:value-type="string" calcext:value-type="string">
            <text:p>input/data_formal_20240530-1342/meme/RedditMemenator_20230202T031913/0.jpg</text:p>
          </table:table-cell>
          <table:table-cell office:value-type="string" calcext:value-type="string">
            <text:p>Pattern 1</text:p>
          </table:table-cell>
          <table:table-cell office:value-type="float" office:value="0.938347474794168" calcext:value-type="float">
            <text:p>0.938347474794168</text:p>
          </table:table-cell>
          <table:table-cell office:value-type="float" office:value="0.179996881829298" calcext:value-type="float">
            <text:p>0.179996881829298</text:p>
          </table:table-cell>
          <table:table-cell office:value-type="float" office:value="0.349514331059266" calcext:value-type="float">
            <text:p>0.349514331059266</text:p>
          </table:table-cell>
          <table:table-cell office:value-type="string" calcext:value-type="string">
            <text:p>https://twitter.com/RedditMemenator/status/1620985159280627712</text:p>
          </table:table-cell>
        </table:table-row>
        <table:table-row table:style-name="ro1">
          <table:table-cell office:value-type="string" calcext:value-type="string">
            <text:p>input/data_formal_20240530-1342/meme/RedditMemenator_20230202T041912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RedditMemenator/status/1621000256459776000</text:p>
          </table:table-cell>
        </table:table-row>
        <table:table-row table:style-name="ro1">
          <table:table-cell office:value-type="string" calcext:value-type="string">
            <text:p>input/data_formal_20240530-1342/meme/RedditMemenator_20230206T111915/0.jpg</text:p>
          </table:table-cell>
          <table:table-cell office:value-type="string" calcext:value-type="string">
            <text:p>Pattern 1</text:p>
          </table:table-cell>
          <table:table-cell office:value-type="float" office:value="0.903815898947076" calcext:value-type="float">
            <text:p>0.903815898947076</text:p>
          </table:table-cell>
          <table:table-cell office:value-type="float" office:value="0.098670682859333" calcext:value-type="float">
            <text:p>0.098670682859333</text:p>
          </table:table-cell>
          <table:table-cell office:value-type="float" office:value="0.301389563738989" calcext:value-type="float">
            <text:p>0.301389563738989</text:p>
          </table:table-cell>
          <table:table-cell office:value-type="string" calcext:value-type="string">
            <text:p>https://twitter.com/RedditMemenator/status/1622555516001222656</text:p>
          </table:table-cell>
        </table:table-row>
        <table:table-row table:style-name="ro1">
          <table:table-cell office:value-type="string" calcext:value-type="string">
            <text:p>input/data_formal_20240530-1342/meme/RedditMemenator_20230206T121913/0.jpg</text:p>
          </table:table-cell>
          <table:table-cell office:value-type="string" calcext:value-type="string">
            <text:p>Pattern 3</text:p>
          </table:table-cell>
          <table:table-cell office:value-type="float" office:value="0.872114928336093" calcext:value-type="float">
            <text:p>0.872114928336093</text:p>
          </table:table-cell>
          <table:table-cell office:value-type="float" office:value="0.212650219351728" calcext:value-type="float">
            <text:p>0.212650219351728</text:p>
          </table:table-cell>
          <table:table-cell office:value-type="float" office:value="0.455480237826714" calcext:value-type="float">
            <text:p>0.455480237826714</text:p>
          </table:table-cell>
          <table:table-cell office:value-type="string" calcext:value-type="string">
            <text:p>https://twitter.com/RedditMemenator/status/1622570605882253312</text:p>
          </table:table-cell>
        </table:table-row>
        <table:table-row table:style-name="ro1">
          <table:table-cell office:value-type="string" calcext:value-type="string">
            <text:p>input/data_formal_20240530-1342/meme/RedditMemenator_20230206T131913/0.jpg</text:p>
          </table:table-cell>
          <table:table-cell office:value-type="string" calcext:value-type="string">
            <text:p>Pattern 1</text:p>
          </table:table-cell>
          <table:table-cell office:value-type="float" office:value="0.89028780359089" calcext:value-type="float">
            <text:p>0.89028780359089</text:p>
          </table:table-cell>
          <table:table-cell office:value-type="float" office:value="0.192373986199171" calcext:value-type="float">
            <text:p>0.192373986199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twitter.com/RedditMemenator/status/1622585709117992960</text:p>
          </table:table-cell>
        </table:table-row>
        <table:table-row table:style-name="ro1">
          <table:table-cell office:value-type="string" calcext:value-type="string">
            <text:p>input/data_formal_20240530-1342/meme/RedditMemenator_20230206T161912/0.jpg</text:p>
          </table:table-cell>
          <table:table-cell office:value-type="string" calcext:value-type="string">
            <text:p>Pattern 3</text:p>
          </table:table-cell>
          <table:table-cell office:value-type="float" office:value="0.877608929656442" calcext:value-type="float">
            <text:p>0.877608929656442</text:p>
          </table:table-cell>
          <table:table-cell office:value-type="float" office:value="0.292162784711151" calcext:value-type="float">
            <text:p>0.292162784711151</text:p>
          </table:table-cell>
          <table:table-cell office:value-type="float" office:value="0.426534555309238" calcext:value-type="float">
            <text:p>0.426534555309238</text:p>
          </table:table-cell>
          <table:table-cell office:value-type="string" calcext:value-type="string">
            <text:p>https://twitter.com/RedditMemenator/status/1622631000617668608</text:p>
          </table:table-cell>
        </table:table-row>
        <table:table-row table:style-name="ro1">
          <table:table-cell office:value-type="string" calcext:value-type="string">
            <text:p>input/data_formal_20240530-1342/meme/RedditMemenator_20230226T041910/0.jpg</text:p>
          </table:table-cell>
          <table:table-cell office:value-type="string" calcext:value-type="string">
            <text:p>Pattern 1</text:p>
          </table:table-cell>
          <table:table-cell office:value-type="float" office:value="0.89704342042951" calcext:value-type="float">
            <text:p>0.89704342042951</text:p>
          </table:table-cell>
          <table:table-cell office:value-type="float" office:value="0.225789571896617" calcext:value-type="float">
            <text:p>0.225789571896617</text:p>
          </table:table-cell>
          <table:table-cell office:value-type="float" office:value="0.180406931535188" calcext:value-type="float">
            <text:p>0.180406931535188</text:p>
          </table:table-cell>
          <table:table-cell office:value-type="string" calcext:value-type="string">
            <text:p>https://twitter.com/RedditMemenator/status/1629697557567008769</text:p>
          </table:table-cell>
        </table:table-row>
        <table:table-row table:style-name="ro1">
          <table:table-cell office:value-type="string" calcext:value-type="string">
            <text:p>input/data_formal_20240530-1342/meme/RedditMemenator_20230307T091912/0.jpg</text:p>
          </table:table-cell>
          <table:table-cell office:value-type="string" calcext:value-type="string">
            <text:p>Pattern 3</text:p>
          </table:table-cell>
          <table:table-cell office:value-type="float" office:value="0.872774692674981" calcext:value-type="float">
            <text:p>0.872774692674981</text:p>
          </table:table-cell>
          <table:table-cell office:value-type="float" office:value="0.0919276714038267" calcext:value-type="float">
            <text:p>0.0919276714038267</text:p>
          </table:table-cell>
          <table:table-cell office:value-type="float" office:value="0.598737179713099" calcext:value-type="float">
            <text:p>0.598737179713099</text:p>
          </table:table-cell>
          <table:table-cell office:value-type="string" calcext:value-type="string">
            <text:p>https://twitter.com/RedditMemenator/status/1633034555321118720</text:p>
          </table:table-cell>
        </table:table-row>
        <table:table-row table:style-name="ro1">
          <table:table-cell office:value-type="string" calcext:value-type="string">
            <text:p>input/data_formal_20240530-1342/meme/RedditMemenator_20230307T111916/0.jpg</text:p>
          </table:table-cell>
          <table:table-cell office:value-type="string" calcext:value-type="string">
            <text:p>Pattern 6</text:p>
          </table:table-cell>
          <table:table-cell office:value-type="float" office:value="0.965540319884696" calcext:value-type="float">
            <text:p>0.965540319884696</text:p>
          </table:table-cell>
          <table:table-cell office:value-type="float" office:value="0.10217202708579" calcext:value-type="float">
            <text:p>0.10217202708579</text:p>
          </table:table-cell>
          <table:table-cell office:value-type="float" office:value="0.324747222949217" calcext:value-type="float">
            <text:p>0.324747222949217</text:p>
          </table:table-cell>
          <table:table-cell office:value-type="string" calcext:value-type="string">
            <text:p>https://twitter.com/RedditMemenator/status/1633064767702315008</text:p>
          </table:table-cell>
        </table:table-row>
        <table:table-row table:style-name="ro1">
          <table:table-cell office:value-type="string" calcext:value-type="string">
            <text:p>input/data_formal_20240530-1342/meme/RedditMemenator_20230315T191912/0.jpg</text:p>
          </table:table-cell>
          <table:table-cell office:value-type="string" calcext:value-type="string">
            <text:p>Pattern 1</text:p>
          </table:table-cell>
          <table:table-cell office:value-type="float" office:value="0.885461018523359" calcext:value-type="float">
            <text:p>0.885461018523359</text:p>
          </table:table-cell>
          <table:table-cell office:value-type="float" office:value="0.0334880300202678" calcext:value-type="float">
            <text:p>0.0334880300202678</text:p>
          </table:table-cell>
          <table:table-cell office:value-type="float" office:value="0.319612345098092" calcext:value-type="float">
            <text:p>0.319612345098092</text:p>
          </table:table-cell>
          <table:table-cell office:value-type="string" calcext:value-type="string">
            <text:p>https://twitter.com/JadeKatBond/status/1636125362726789120</text:p>
          </table:table-cell>
        </table:table-row>
        <table:table-row table:style-name="ro1">
          <table:table-cell office:value-type="string" calcext:value-type="string">
            <text:p>input/data_formal_20240530-1342/meme/RedditMemenator_20230322T191912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RedditMemenator/status/1638621367431200768</text:p>
          </table:table-cell>
        </table:table-row>
        <table:table-row table:style-name="ro1">
          <table:table-cell office:value-type="string" calcext:value-type="string">
            <text:p>input/data_formal_20240530-1342/meme/RedditMemenator_20230323T031913/0.jpg</text:p>
          </table:table-cell>
          <table:table-cell office:value-type="string" calcext:value-type="string">
            <text:p>Pattern 1</text:p>
          </table:table-cell>
          <table:table-cell office:value-type="float" office:value="0.949804703358305" calcext:value-type="float">
            <text:p>0.949804703358305</text:p>
          </table:table-cell>
          <table:table-cell office:value-type="float" office:value="0.204389964612272" calcext:value-type="float">
            <text:p>0.204389964612272</text:p>
          </table:table-cell>
          <table:table-cell office:value-type="float" office:value="0.0588771399642155" calcext:value-type="float">
            <text:p>0.0588771399642155</text:p>
          </table:table-cell>
          <table:table-cell office:value-type="string" calcext:value-type="string">
            <text:p>https://twitter.com/JadeKatBond/status/1638751318507659265</text:p>
          </table:table-cell>
        </table:table-row>
        <table:table-row table:style-name="ro1">
          <table:table-cell office:value-type="string" calcext:value-type="string">
            <text:p>input/data_formal_20240530-1342/meme/redditmemesbank_20230105T103048/0.jpg</text:p>
          </table:table-cell>
          <table:table-cell office:value-type="string" calcext:value-type="string">
            <text:p>Pattern 6</text:p>
          </table:table-cell>
          <table:table-cell office:value-type="float" office:value="0.869623086169307" calcext:value-type="float">
            <text:p>0.869623086169307</text:p>
          </table:table-cell>
          <table:table-cell office:value-type="float" office:value="0.186137954013638" calcext:value-type="float">
            <text:p>0.186137954013638</text:p>
          </table:table-cell>
          <table:table-cell office:value-type="float" office:value="0.46339040552996" calcext:value-type="float">
            <text:p>0.46339040552996</text:p>
          </table:table-cell>
          <table:table-cell office:value-type="string" calcext:value-type="string">
            <text:p>https://twitter.com/redditmemesbank/status/1610946912328323075</text:p>
          </table:table-cell>
        </table:table-row>
        <table:table-row table:style-name="ro1">
          <table:table-cell office:value-type="string" calcext:value-type="string">
            <text:p>input/data_formal_20240530-1342/meme/redditmemesbank_20230105T103050/0.jpg</text:p>
          </table:table-cell>
          <table:table-cell office:value-type="string" calcext:value-type="string">
            <text:p>Pattern 6</text:p>
          </table:table-cell>
          <table:table-cell office:value-type="float" office:value="0.920496726680371" calcext:value-type="float">
            <text:p>0.920496726680371</text:p>
          </table:table-cell>
          <table:table-cell office:value-type="float" office:value="0.194165914031346" calcext:value-type="float">
            <text:p>0.194165914031346</text:p>
          </table:table-cell>
          <table:table-cell office:value-type="float" office:value="0.466195823566172" calcext:value-type="float">
            <text:p>0.466195823566172</text:p>
          </table:table-cell>
          <table:table-cell office:value-type="string" calcext:value-type="string">
            <text:p>https://twitter.com/redditmemesbank/status/1610946920368709633</text:p>
          </table:table-cell>
        </table:table-row>
        <table:table-row table:style-name="ro1">
          <table:table-cell office:value-type="string" calcext:value-type="string">
            <text:p>input/data_formal_20240530-1342/meme/redditmemesbank_20230105T104802/0.jpg</text:p>
          </table:table-cell>
          <table:table-cell office:value-type="string" calcext:value-type="string">
            <text:p>Pattern 6</text:p>
          </table:table-cell>
          <table:table-cell office:value-type="float" office:value="0.856177223815088" calcext:value-type="float">
            <text:p>0.856177223815088</text:p>
          </table:table-cell>
          <table:table-cell office:value-type="float" office:value="0.115881177862948" calcext:value-type="float">
            <text:p>0.115881177862948</text:p>
          </table:table-cell>
          <table:table-cell office:value-type="float" office:value="0.471215444728409" calcext:value-type="float">
            <text:p>0.471215444728409</text:p>
          </table:table-cell>
          <table:table-cell office:value-type="string" calcext:value-type="string">
            <text:p>https://twitter.com/redditmemesbank/status/1610951249112846336</text:p>
          </table:table-cell>
        </table:table-row>
        <table:table-row table:style-name="ro1">
          <table:table-cell office:value-type="string" calcext:value-type="string">
            <text:p>input/data_formal_20240530-1342/meme/redditmemesbank_20230105T113025/0.jpg</text:p>
          </table:table-cell>
          <table:table-cell office:value-type="string" calcext:value-type="string">
            <text:p>Pattern 6</text:p>
          </table:table-cell>
          <table:table-cell office:value-type="float" office:value="0.884207495195055" calcext:value-type="float">
            <text:p>0.884207495195055</text:p>
          </table:table-cell>
          <table:table-cell office:value-type="float" office:value="0.196601789188175" calcext:value-type="float">
            <text:p>0.196601789188175</text:p>
          </table:table-cell>
          <table:table-cell office:value-type="float" office:value="0.585545358477607" calcext:value-type="float">
            <text:p>0.585545358477607</text:p>
          </table:table-cell>
          <table:table-cell office:value-type="string" calcext:value-type="string">
            <text:p>https://twitter.com/redditmemesbank/status/1610961914812579845</text:p>
          </table:table-cell>
        </table:table-row>
        <table:table-row table:style-name="ro1">
          <table:table-cell office:value-type="string" calcext:value-type="string">
            <text:p>input/data_formal_20240530-1342/meme/redditmemesbank_20230105T123153/0.jpg</text:p>
          </table:table-cell>
          <table:table-cell office:value-type="string" calcext:value-type="string">
            <text:p>Pattern 6</text:p>
          </table:table-cell>
          <table:table-cell office:value-type="float" office:value="0.867880246109407" calcext:value-type="float">
            <text:p>0.867880246109407</text:p>
          </table:table-cell>
          <table:table-cell office:value-type="float" office:value="0.134521383782246" calcext:value-type="float">
            <text:p>0.134521383782246</text:p>
          </table:table-cell>
          <table:table-cell office:value-type="float" office:value="0.395413247660301" calcext:value-type="float">
            <text:p>0.395413247660301</text:p>
          </table:table-cell>
          <table:table-cell office:value-type="string" calcext:value-type="string">
            <text:p>https://twitter.com/redditmemesbank/status/1610977385100312579</text:p>
          </table:table-cell>
        </table:table-row>
        <table:table-row table:style-name="ro1">
          <table:table-cell office:value-type="string" calcext:value-type="string">
            <text:p>input/data_formal_20240530-1342/meme/redditmemesbank_20230105T123154/0.jpg</text:p>
          </table:table-cell>
          <table:table-cell office:value-type="string" calcext:value-type="string">
            <text:p>Pattern 6</text:p>
          </table:table-cell>
          <table:table-cell office:value-type="float" office:value="0.867934291084309" calcext:value-type="float">
            <text:p>0.867934291084309</text:p>
          </table:table-cell>
          <table:table-cell office:value-type="float" office:value="0.140999642212386" calcext:value-type="float">
            <text:p>0.140999642212386</text:p>
          </table:table-cell>
          <table:table-cell office:value-type="float" office:value="0.382486002879963" calcext:value-type="float">
            <text:p>0.382486002879963</text:p>
          </table:table-cell>
          <table:table-cell office:value-type="string" calcext:value-type="string">
            <text:p>https://twitter.com/redditmemesbank/status/1610977390074728448</text:p>
          </table:table-cell>
        </table:table-row>
        <table:table-row table:style-name="ro1">
          <table:table-cell office:value-type="string" calcext:value-type="string">
            <text:p>input/data_formal_20240530-1342/meme/redditmemesbank_20230105T124801/0.jpg</text:p>
          </table:table-cell>
          <table:table-cell office:value-type="string" calcext:value-type="string">
            <text:p>Pattern 3</text:p>
          </table:table-cell>
          <table:table-cell office:value-type="float" office:value="1.01288200172437" calcext:value-type="float">
            <text:p>1.01288200172437</text:p>
          </table:table-cell>
          <table:table-cell office:value-type="float" office:value="0.177643969794557" calcext:value-type="float">
            <text:p>0.177643969794557</text:p>
          </table:table-cell>
          <table:table-cell office:value-type="float" office:value="0.413018175839544" calcext:value-type="float">
            <text:p>0.413018175839544</text:p>
          </table:table-cell>
          <table:table-cell office:value-type="string" calcext:value-type="string">
            <text:p>https://twitter.com/redditmemesbank/status/1610981444683288577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03333/0.jpg</text:p>
          </table:table-cell>
          <table:table-cell office:value-type="string" calcext:value-type="string">
            <text:p>Pattern 6</text:p>
          </table:table-cell>
          <table:table-cell office:value-type="float" office:value="0.91839406351405" calcext:value-type="float">
            <text:p>0.91839406351405</text:p>
          </table:table-cell>
          <table:table-cell office:value-type="float" office:value="0.135959514542226" calcext:value-type="float">
            <text:p>0.135959514542226</text:p>
          </table:table-cell>
          <table:table-cell office:value-type="float" office:value="0.657157578464314" calcext:value-type="float">
            <text:p>0.657157578464314</text:p>
          </table:table-cell>
          <table:table-cell office:value-type="string" calcext:value-type="string">
            <text:p>https://twitter.com/William27136245/status/1622599977871572993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04740/0.jpg</text:p>
          </table:table-cell>
          <table:table-cell office:value-type="string" calcext:value-type="string">
            <text:p>Pattern 3</text:p>
          </table:table-cell>
          <table:table-cell office:value-type="float" office:value="1.00269963607598" calcext:value-type="float">
            <text:p>1.00269963607598</text:p>
          </table:table-cell>
          <table:table-cell office:value-type="float" office:value="0.146710165902082" calcext:value-type="float">
            <text:p>0.146710165902082</text:p>
          </table:table-cell>
          <table:table-cell office:value-type="float" office:value="0.292439261438807" calcext:value-type="float">
            <text:p>0.292439261438807</text:p>
          </table:table-cell>
          <table:table-cell office:value-type="string" calcext:value-type="string">
            <text:p>https://twitter.com/redditmemesbank/status/1622547567182503936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04741/0.jpg</text:p>
          </table:table-cell>
          <table:table-cell office:value-type="string" calcext:value-type="string">
            <text:p>Pattern 1</text:p>
          </table:table-cell>
          <table:table-cell office:value-type="float" office:value="0.944857430186356" calcext:value-type="float">
            <text:p>0.944857430186356</text:p>
          </table:table-cell>
          <table:table-cell office:value-type="float" office:value="0.166091056631985" calcext:value-type="float">
            <text:p>0.166091056631985</text:p>
          </table:table-cell>
          <table:table-cell office:value-type="float" office:value="0.222808687718278" calcext:value-type="float">
            <text:p>0.222808687718278</text:p>
          </table:table-cell>
          <table:table-cell office:value-type="string" calcext:value-type="string">
            <text:p>https://twitter.com/redditmemesbank/status/1622547574744809473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13015/0.jpg</text:p>
          </table:table-cell>
          <table:table-cell office:value-type="string" calcext:value-type="string">
            <text:p>Pattern 6</text:p>
          </table:table-cell>
          <table:table-cell office:value-type="float" office:value="0.916299827865401" calcext:value-type="float">
            <text:p>0.916299827865401</text:p>
          </table:table-cell>
          <table:table-cell office:value-type="float" office:value="0.169454153367789" calcext:value-type="float">
            <text:p>0.169454153367789</text:p>
          </table:table-cell>
          <table:table-cell office:value-type="float" office:value="0.344054958098661" calcext:value-type="float">
            <text:p>0.344054958098661</text:p>
          </table:table-cell>
          <table:table-cell office:value-type="string" calcext:value-type="string">
            <text:p>https://twitter.com/redditmemesbank/status/1622558283239235584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13347/0.jpg</text:p>
          </table:table-cell>
          <table:table-cell office:value-type="string" calcext:value-type="string">
            <text:p>Pattern 6</text:p>
          </table:table-cell>
          <table:table-cell office:value-type="float" office:value="0.88938335021542" calcext:value-type="float">
            <text:p>0.88938335021542</text:p>
          </table:table-cell>
          <table:table-cell office:value-type="float" office:value="0.19820589253855" calcext:value-type="float">
            <text:p>0.19820589253855</text:p>
          </table:table-cell>
          <table:table-cell office:value-type="float" office:value="0.449499245468169" calcext:value-type="float">
            <text:p>0.449499245468169</text:p>
          </table:table-cell>
          <table:table-cell office:value-type="string" calcext:value-type="string">
            <text:p>https://twitter.com/redditmemesbank/status/1622559175912857604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22307/0.jpg</text:p>
          </table:table-cell>
          <table:table-cell office:value-type="string" calcext:value-type="string">
            <text:p>Pattern 6</text:p>
          </table:table-cell>
          <table:table-cell office:value-type="float" office:value="0.929463842449065" calcext:value-type="float">
            <text:p>0.929463842449065</text:p>
          </table:table-cell>
          <table:table-cell office:value-type="float" office:value="0.113476621855456" calcext:value-type="float">
            <text:p>0.113476621855456</text:p>
          </table:table-cell>
          <table:table-cell office:value-type="float" office:value="0.365625976696136" calcext:value-type="float">
            <text:p>0.365625976696136</text:p>
          </table:table-cell>
          <table:table-cell office:value-type="string" calcext:value-type="string">
            <text:p>https://twitter.com/redditmemesbank/status/1622571588213145601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23039/0.jpg</text:p>
          </table:table-cell>
          <table:table-cell office:value-type="string" calcext:value-type="string">
            <text:p>Pattern 6</text:p>
          </table:table-cell>
          <table:table-cell office:value-type="float" office:value="0.923844199517465" calcext:value-type="float">
            <text:p>0.923844199517465</text:p>
          </table:table-cell>
          <table:table-cell office:value-type="float" office:value="0.265079513153575" calcext:value-type="float">
            <text:p>0.265079513153575</text:p>
          </table:table-cell>
          <table:table-cell office:value-type="float" office:value="0.374923440361861" calcext:value-type="float">
            <text:p>0.374923440361861</text:p>
          </table:table-cell>
          <table:table-cell office:value-type="string" calcext:value-type="string">
            <text:p>https://twitter.com/redditmemesbank/status/1622573486685229056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23040/0.jpg</text:p>
          </table:table-cell>
          <table:table-cell office:value-type="string" calcext:value-type="string">
            <text:p>Pattern 6</text:p>
          </table:table-cell>
          <table:table-cell office:value-type="float" office:value="0.903596019933958" calcext:value-type="float">
            <text:p>0.903596019933958</text:p>
          </table:table-cell>
          <table:table-cell office:value-type="float" office:value="0.255033382037943" calcext:value-type="float">
            <text:p>0.255033382037943</text:p>
          </table:table-cell>
          <table:table-cell office:value-type="float" office:value="0.374695401690019" calcext:value-type="float">
            <text:p>0.374695401690019</text:p>
          </table:table-cell>
          <table:table-cell office:value-type="string" calcext:value-type="string">
            <text:p>https://twitter.com/redditmemesbank/status/1622573491475169281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23355/0.jpg</text:p>
          </table:table-cell>
          <table:table-cell office:value-type="string" calcext:value-type="string">
            <text:p>Pattern 1</text:p>
          </table:table-cell>
          <table:table-cell office:value-type="float" office:value="0.942254914859072" calcext:value-type="float">
            <text:p>0.942254914859072</text:p>
          </table:table-cell>
          <table:table-cell office:value-type="float" office:value="0.25671151319959" calcext:value-type="float">
            <text:p>0.25671151319959</text:p>
          </table:table-cell>
          <table:table-cell office:value-type="float" office:value="0.32121833798747" calcext:value-type="float">
            <text:p>0.32121833798747</text:p>
          </table:table-cell>
          <table:table-cell office:value-type="string" calcext:value-type="string">
            <text:p>https://twitter.com/redditmemesbank/status/1622574307384721409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24832/0.jpg</text:p>
          </table:table-cell>
          <table:table-cell office:value-type="string" calcext:value-type="string">
            <text:p>Pattern 1</text:p>
          </table:table-cell>
          <table:table-cell office:value-type="float" office:value="0.930246819537579" calcext:value-type="float">
            <text:p>0.930246819537579</text:p>
          </table:table-cell>
          <table:table-cell office:value-type="float" office:value="0.101257641414493" calcext:value-type="float">
            <text:p>0.101257641414493</text:p>
          </table:table-cell>
          <table:table-cell office:value-type="float" office:value="0.270665278089541" calcext:value-type="float">
            <text:p>0.270665278089541</text:p>
          </table:table-cell>
          <table:table-cell office:value-type="string" calcext:value-type="string">
            <text:p>https://twitter.com/redditmemesbank/status/1622577987341230081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33206/0.jpg</text:p>
          </table:table-cell>
          <table:table-cell office:value-type="string" calcext:value-type="string">
            <text:p>Pattern 1</text:p>
          </table:table-cell>
          <table:table-cell office:value-type="float" office:value="0.95426782675313" calcext:value-type="float">
            <text:p>0.95426782675313</text:p>
          </table:table-cell>
          <table:table-cell office:value-type="float" office:value="0.173747962439125" calcext:value-type="float">
            <text:p>0.173747962439125</text:p>
          </table:table-cell>
          <table:table-cell office:value-type="float" office:value="0.120165780995415" calcext:value-type="float">
            <text:p>0.120165780995415</text:p>
          </table:table-cell>
          <table:table-cell office:value-type="string" calcext:value-type="string">
            <text:p>https://twitter.com/redditmemesbank/status/1622588951088308226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33454/0.jpg</text:p>
          </table:table-cell>
          <table:table-cell office:value-type="string" calcext:value-type="string">
            <text:p>Pattern 1</text:p>
          </table:table-cell>
          <table:table-cell office:value-type="float" office:value="0.918051643510174" calcext:value-type="float">
            <text:p>0.918051643510174</text:p>
          </table:table-cell>
          <table:table-cell office:value-type="float" office:value="0.259501666650505" calcext:value-type="float">
            <text:p>0.259501666650505</text:p>
          </table:table-cell>
          <table:table-cell office:value-type="float" office:value="0.168484829860994" calcext:value-type="float">
            <text:p>0.168484829860994</text:p>
          </table:table-cell>
          <table:table-cell office:value-type="string" calcext:value-type="string">
            <text:p>https://twitter.com/redditmemesbank/status/1622589652208087042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34749/0.jpg</text:p>
          </table:table-cell>
          <table:table-cell office:value-type="string" calcext:value-type="string">
            <text:p>Pattern 1</text:p>
          </table:table-cell>
          <table:table-cell office:value-type="float" office:value="0.874536754928284" calcext:value-type="float">
            <text:p>0.874536754928284</text:p>
          </table:table-cell>
          <table:table-cell office:value-type="float" office:value="0.102632797796575" calcext:value-type="float">
            <text:p>0.102632797796575</text:p>
          </table:table-cell>
          <table:table-cell office:value-type="float" office:value="0.375940456560534" calcext:value-type="float">
            <text:p>0.375940456560534</text:p>
          </table:table-cell>
          <table:table-cell office:value-type="string" calcext:value-type="string">
            <text:p>https://twitter.com/redditmemesbank/status/1622592906199539716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43214/0.jpg</text:p>
          </table:table-cell>
          <table:table-cell office:value-type="string" calcext:value-type="string">
            <text:p>Pattern 5</text:p>
          </table:table-cell>
          <table:table-cell office:value-type="float" office:value="0.00000047262762567859" calcext:value-type="float">
            <text:p>4.7262762567859E-07</text:p>
          </table:table-cell>
          <table:table-cell office:value-type="float" office:value="0.144138224106113" calcext:value-type="float">
            <text:p>0.144138224106113</text:p>
          </table:table-cell>
          <table:table-cell office:value-type="float" office:value="0.461782599083704" calcext:value-type="float">
            <text:p>0.461782599083704</text:p>
          </table:table-cell>
          <table:table-cell office:value-type="string" calcext:value-type="string">
            <text:p>https://twitter.com/redditmemesbank/status/1622604083440889856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43533/0.jpg</text:p>
          </table:table-cell>
          <table:table-cell office:value-type="string" calcext:value-type="string">
            <text:p>Pattern 3</text:p>
          </table:table-cell>
          <table:table-cell office:value-type="float" office:value="0.993134185627999" calcext:value-type="float">
            <text:p>0.993134185627999</text:p>
          </table:table-cell>
          <table:table-cell office:value-type="float" office:value="0.175653083700403" calcext:value-type="float">
            <text:p>0.175653083700403</text:p>
          </table:table-cell>
          <table:table-cell office:value-type="float" office:value="0.355935273085543" calcext:value-type="float">
            <text:p>0.355935273085543</text:p>
          </table:table-cell>
          <table:table-cell office:value-type="string" calcext:value-type="string">
            <text:p>https://twitter.com/redditmemesbank/status/1622604918061137920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44829/0.jpg</text:p>
          </table:table-cell>
          <table:table-cell office:value-type="string" calcext:value-type="string">
            <text:p>Pattern 6</text:p>
          </table:table-cell>
          <table:table-cell office:value-type="float" office:value="0.974497107943888" calcext:value-type="float">
            <text:p>0.974497107943888</text:p>
          </table:table-cell>
          <table:table-cell office:value-type="float" office:value="0.139446297342599" calcext:value-type="float">
            <text:p>0.139446297342599</text:p>
          </table:table-cell>
          <table:table-cell office:value-type="float" office:value="0.31183064842144" calcext:value-type="float">
            <text:p>0.31183064842144</text:p>
          </table:table-cell>
          <table:table-cell office:value-type="string" calcext:value-type="string">
            <text:p>https://twitter.com/redditmemesbank/status/1622608173923287041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44832/0.jpg</text:p>
          </table:table-cell>
          <table:table-cell office:value-type="string" calcext:value-type="string">
            <text:p>Pattern 1</text:p>
          </table:table-cell>
          <table:table-cell office:value-type="float" office:value="0.867061577279837" calcext:value-type="float">
            <text:p>0.867061577279837</text:p>
          </table:table-cell>
          <table:table-cell office:value-type="float" office:value="0.124028858936971" calcext:value-type="float">
            <text:p>0.124028858936971</text:p>
          </table:table-cell>
          <table:table-cell office:value-type="float" office:value="0.2419344936241" calcext:value-type="float">
            <text:p>0.2419344936241</text:p>
          </table:table-cell>
          <table:table-cell office:value-type="string" calcext:value-type="string">
            <text:p>https://twitter.com/redditmemesbank/status/1622608185365241858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44834/0.jpg</text:p>
          </table:table-cell>
          <table:table-cell office:value-type="string" calcext:value-type="string">
            <text:p>Pattern 1</text:p>
          </table:table-cell>
          <table:table-cell office:value-type="float" office:value="0.887779048995645" calcext:value-type="float">
            <text:p>0.887779048995645</text:p>
          </table:table-cell>
          <table:table-cell office:value-type="float" office:value="0.191756809140257" calcext:value-type="float">
            <text:p>0.191756809140257</text:p>
          </table:table-cell>
          <table:table-cell office:value-type="float" office:value="0.195592192074556" calcext:value-type="float">
            <text:p>0.195592192074556</text:p>
          </table:table-cell>
          <table:table-cell office:value-type="string" calcext:value-type="string">
            <text:p>https://twitter.com/redditmemesbank/status/1622608194882138113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44836/0.jpg</text:p>
          </table:table-cell>
          <table:table-cell office:value-type="string" calcext:value-type="string">
            <text:p>Pattern 1</text:p>
          </table:table-cell>
          <table:table-cell office:value-type="float" office:value="0.906773891597118" calcext:value-type="float">
            <text:p>0.906773891597118</text:p>
          </table:table-cell>
          <table:table-cell office:value-type="float" office:value="0.156209334492337" calcext:value-type="float">
            <text:p>0.156209334492337</text:p>
          </table:table-cell>
          <table:table-cell office:value-type="float" office:value="0.223440060315363" calcext:value-type="float">
            <text:p>0.223440060315363</text:p>
          </table:table-cell>
          <table:table-cell office:value-type="string" calcext:value-type="string">
            <text:p>https://twitter.com/redditmemesbank/status/1622608203333730304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54751/0.jpg</text:p>
          </table:table-cell>
          <table:table-cell office:value-type="string" calcext:value-type="string">
            <text:p>Pattern 1</text:p>
          </table:table-cell>
          <table:table-cell office:value-type="float" office:value="0.899531786151414" calcext:value-type="float">
            <text:p>0.899531786151414</text:p>
          </table:table-cell>
          <table:table-cell office:value-type="float" office:value="0.1142145431261" calcext:value-type="float">
            <text:p>0.1142145431261</text:p>
          </table:table-cell>
          <table:table-cell office:value-type="float" office:value="0.208884198116904" calcext:value-type="float">
            <text:p>0.208884198116904</text:p>
          </table:table-cell>
          <table:table-cell office:value-type="string" calcext:value-type="string">
            <text:p>https://twitter.com/redditmemesbank/status/1622623114264805377</text:p>
          </table:table-cell>
        </table:table-row>
        <table:table-row table:style-name="ro1">
          <table:table-cell office:value-type="string" calcext:value-type="string">
            <text:p>input/data_formal_20240530-1342/meme/redditmemesbank_20230206T154753/0.jpg</text:p>
          </table:table-cell>
          <table:table-cell office:value-type="string" calcext:value-type="string">
            <text:p>Pattern 6</text:p>
          </table:table-cell>
          <table:table-cell office:value-type="float" office:value="0.882355850580017" calcext:value-type="float">
            <text:p>0.882355850580017</text:p>
          </table:table-cell>
          <table:table-cell office:value-type="float" office:value="0.223691571154568" calcext:value-type="float">
            <text:p>0.223691571154568</text:p>
          </table:table-cell>
          <table:table-cell office:value-type="float" office:value="0.304348760992336" calcext:value-type="float">
            <text:p>0.304348760992336</text:p>
          </table:table-cell>
          <table:table-cell office:value-type="string" calcext:value-type="string">
            <text:p>https://twitter.com/redditmemesbank/status/1622623120224931841</text:p>
          </table:table-cell>
        </table:table-row>
        <table:table-row table:style-name="ro1">
          <table:table-cell office:value-type="string" calcext:value-type="string">
            <text:p>input/data_formal_20240530-1342/meme/redditmemesbank_20230212T133028/0.jpg</text:p>
          </table:table-cell>
          <table:table-cell office:value-type="string" calcext:value-type="string">
            <text:p>Pattern 6</text:p>
          </table:table-cell>
          <table:table-cell office:value-type="float" office:value="0.830781213236986" calcext:value-type="float">
            <text:p>0.830781213236986</text:p>
          </table:table-cell>
          <table:table-cell office:value-type="float" office:value="0.190856560513817" calcext:value-type="float">
            <text:p>0.190856560513817</text:p>
          </table:table-cell>
          <table:table-cell office:value-type="float" office:value="0.42969097726658" calcext:value-type="float">
            <text:p>0.42969097726658</text:p>
          </table:table-cell>
          <table:table-cell office:value-type="string" calcext:value-type="string">
            <text:p>https://twitter.com/redditmemesbank/status/1624762867269480448</text:p>
          </table:table-cell>
        </table:table-row>
        <table:table-row table:style-name="ro1">
          <table:table-cell office:value-type="string" calcext:value-type="string">
            <text:p>input/data_formal_20240530-1342/meme/Reesiekups_20230206T161959/0.jpg</text:p>
          </table:table-cell>
          <table:table-cell office:value-type="string" calcext:value-type="string">
            <text:p>Pattern 1</text:p>
          </table:table-cell>
          <table:table-cell office:value-type="float" office:value="0.879632139162064" calcext:value-type="float">
            <text:p>0.879632139162064</text:p>
          </table:table-cell>
          <table:table-cell office:value-type="float" office:value="0.208162563897507" calcext:value-type="float">
            <text:p>0.208162563897507</text:p>
          </table:table-cell>
          <table:table-cell office:value-type="float" office:value="0.16609611904288" calcext:value-type="float">
            <text:p>0.16609611904288</text:p>
          </table:table-cell>
          <table:table-cell office:value-type="string" calcext:value-type="string">
            <text:p>https://twitter.com/Reesiekups/status/1622631199750619137</text:p>
          </table:table-cell>
        </table:table-row>
        <table:table-row table:style-name="ro1">
          <table:table-cell office:value-type="string" calcext:value-type="string">
            <text:p>input/data_formal_20240530-1342/meme/ReeveSwainston_20230121T152231/0.jpg</text:p>
          </table:table-cell>
          <table:table-cell office:value-type="string" calcext:value-type="string">
            <text:p>Pattern 6</text:p>
          </table:table-cell>
          <table:table-cell office:value-type="float" office:value="0.958590172980698" calcext:value-type="float">
            <text:p>0.958590172980698</text:p>
          </table:table-cell>
          <table:table-cell office:value-type="float" office:value="0.1549836739932" calcext:value-type="float">
            <text:p>0.1549836739932</text:p>
          </table:table-cell>
          <table:table-cell office:value-type="float" office:value="0.502655428225501" calcext:value-type="float">
            <text:p>0.502655428225501</text:p>
          </table:table-cell>
          <table:table-cell office:value-type="string" calcext:value-type="string">
            <text:p>https://twitter.com/trueTKactual/status/1616880362231140352</text:p>
          </table:table-cell>
        </table:table-row>
        <table:table-row table:style-name="ro1">
          <table:table-cell office:value-type="string" calcext:value-type="string">
            <text:p>input/data_formal_20240530-1342/meme/RefillStationUK_20230206T120028/0.jpg</text:p>
          </table:table-cell>
          <table:table-cell office:value-type="string" calcext:value-type="string">
            <text:p>Pattern 6</text:p>
          </table:table-cell>
          <table:table-cell office:value-type="float" office:value="0.964440633238356" calcext:value-type="float">
            <text:p>0.964440633238356</text:p>
          </table:table-cell>
          <table:table-cell office:value-type="float" office:value="0.236274524330407" calcext:value-type="float">
            <text:p>0.236274524330407</text:p>
          </table:table-cell>
          <table:table-cell office:value-type="float" office:value="0.416304845542323" calcext:value-type="float">
            <text:p>0.416304845542323</text:p>
          </table:table-cell>
          <table:table-cell office:value-type="string" calcext:value-type="string">
            <text:p>https://twitter.com/RefillStationUK/status/1622565890389692417</text:p>
          </table:table-cell>
        </table:table-row>
        <table:table-row table:style-name="ro1">
          <table:table-cell office:value-type="string" calcext:value-type="string">
            <text:p>input/data_formal_20240530-1342/meme/Regionaltoglobl_20230202T043000/0.jpg</text:p>
          </table:table-cell>
          <table:table-cell office:value-type="string" calcext:value-type="string">
            <text:p>Pattern 4</text:p>
          </table:table-cell>
          <table:table-cell office:value-type="float" office:value="0.881097055703841" calcext:value-type="float">
            <text:p>0.881097055703841</text:p>
          </table:table-cell>
          <table:table-cell office:value-type="float" office:value="0.0257378316151306" calcext:value-type="float">
            <text:p>0.0257378316151306</text:p>
          </table:table-cell>
          <table:table-cell office:value-type="float" office:value="0.773048358899066" calcext:value-type="float">
            <text:p>0.773048358899066</text:p>
          </table:table-cell>
          <table:table-cell office:value-type="string" calcext:value-type="string">
            <text:p>https://twitter.com/Regionaltoglobl/status/1621002974477819905</text:p>
          </table:table-cell>
        </table:table-row>
        <table:table-row table:style-name="ro1">
          <table:table-cell office:value-type="string" calcext:value-type="string">
            <text:p>input/data_formal_20240530-1342/meme/reliabledoors1_20230202T044046/0.jpg</text:p>
          </table:table-cell>
          <table:table-cell office:value-type="string" calcext:value-type="string">
            <text:p>Pattern 6</text:p>
          </table:table-cell>
          <table:table-cell office:value-type="float" office:value="0.942738936404321" calcext:value-type="float">
            <text:p>0.942738936404321</text:p>
          </table:table-cell>
          <table:table-cell office:value-type="float" office:value="0.146973626043438" calcext:value-type="float">
            <text:p>0.146973626043438</text:p>
          </table:table-cell>
          <table:table-cell office:value-type="float" office:value="0.533514517870186" calcext:value-type="float">
            <text:p>0.533514517870186</text:p>
          </table:table-cell>
          <table:table-cell office:value-type="string" calcext:value-type="string">
            <text:p>https://twitter.com/reliabledoors1/status/1621005681829756928</text:p>
          </table:table-cell>
        </table:table-row>
        <table:table-row table:style-name="ro1">
          <table:table-cell office:value-type="string" calcext:value-type="string">
            <text:p>input/data_formal_20240530-1342/meme/RenukaJangra_20230105T111725/0.jpg</text:p>
          </table:table-cell>
          <table:table-cell office:value-type="string" calcext:value-type="string">
            <text:p>Pattern 3</text:p>
          </table:table-cell>
          <table:table-cell office:value-type="float" office:value="0.878773374430247" calcext:value-type="float">
            <text:p>0.878773374430247</text:p>
          </table:table-cell>
          <table:table-cell office:value-type="float" office:value="0.153151315588208" calcext:value-type="float">
            <text:p>0.153151315588208</text:p>
          </table:table-cell>
          <table:table-cell office:value-type="float" office:value="0.546132894491682" calcext:value-type="float">
            <text:p>0.546132894491682</text:p>
          </table:table-cell>
          <table:table-cell office:value-type="string" calcext:value-type="string">
            <text:p>https://twitter.com/RenukaJangra/status/1610958644409171971</text:p>
          </table:table-cell>
        </table:table-row>
        <table:table-row table:style-name="ro1">
          <table:table-cell office:value-type="string" calcext:value-type="string">
            <text:p>input/data_formal_20240530-1342/meme/Renville_SWCD_20230206T154555/0.jpg</text:p>
          </table:table-cell>
          <table:table-cell office:value-type="string" calcext:value-type="string">
            <text:p>Pattern 6</text:p>
          </table:table-cell>
          <table:table-cell office:value-type="float" office:value="0.921559558798077" calcext:value-type="float">
            <text:p>0.921559558798077</text:p>
          </table:table-cell>
          <table:table-cell office:value-type="float" office:value="0.177509434139885" calcext:value-type="float">
            <text:p>0.177509434139885</text:p>
          </table:table-cell>
          <table:table-cell office:value-type="float" office:value="0.480337476524164" calcext:value-type="float">
            <text:p>0.480337476524164</text:p>
          </table:table-cell>
          <table:table-cell office:value-type="string" calcext:value-type="string">
            <text:p>https://twitter.com/Renville_SWCD/status/1622622623753543680</text:p>
          </table:table-cell>
        </table:table-row>
        <table:table-row table:style-name="ro1">
          <table:table-cell office:value-type="string" calcext:value-type="string">
            <text:p>input/data_formal_20240530-1342/meme/revrun86_20230201T185847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Orowaa_/status/1620937772986138624</text:p>
          </table:table-cell>
        </table:table-row>
        <table:table-row table:style-name="ro1">
          <table:table-cell office:value-type="string" calcext:value-type="string">
            <text:p>input/data_formal_20240530-1342/meme/Rexhernan22_20230127T184901/0.jpg</text:p>
          </table:table-cell>
          <table:table-cell office:value-type="string" calcext:value-type="string">
            <text:p>Pattern 6</text:p>
          </table:table-cell>
          <table:table-cell office:value-type="float" office:value="0.882219286622719" calcext:value-type="float">
            <text:p>0.882219286622719</text:p>
          </table:table-cell>
          <table:table-cell office:value-type="float" office:value="0.203118262733517" calcext:value-type="float">
            <text:p>0.203118262733517</text:p>
          </table:table-cell>
          <table:table-cell office:value-type="float" office:value="0.487462576670966" calcext:value-type="float">
            <text:p>0.487462576670966</text:p>
          </table:table-cell>
          <table:table-cell office:value-type="string" calcext:value-type="string">
            <text:p>https://twitter.com/Rexhernan22/status/1638708589417168898</text:p>
          </table:table-cell>
        </table:table-row>
        <table:table-row table:style-name="ro1">
          <table:table-cell office:value-type="string" calcext:value-type="string">
            <text:p>input/data_formal_20240530-1342/meme/Rezkiansyah_14_20221230T144600/0.jpg</text:p>
          </table:table-cell>
          <table:table-cell office:value-type="string" calcext:value-type="string">
            <text:p>Pattern 6</text:p>
          </table:table-cell>
          <table:table-cell office:value-type="float" office:value="0.853223985727314" calcext:value-type="float">
            <text:p>0.853223985727314</text:p>
          </table:table-cell>
          <table:table-cell office:value-type="float" office:value="0.141630386632391" calcext:value-type="float">
            <text:p>0.141630386632391</text:p>
          </table:table-cell>
          <table:table-cell office:value-type="float" office:value="0.598183325167089" calcext:value-type="float">
            <text:p>0.598183325167089</text:p>
          </table:table-cell>
          <table:table-cell office:value-type="string" calcext:value-type="string">
            <text:p>https://twitter.com/UniLendLegion/status/1610965743000248322</text:p>
          </table:table-cell>
        </table:table-row>
        <table:table-row table:style-name="ro1">
          <table:table-cell office:value-type="string" calcext:value-type="string">
            <text:p>input/data_formal_20240530-1342/meme/rickhoffep1_20230206T133116/0.jpg</text:p>
          </table:table-cell>
          <table:table-cell office:value-type="string" calcext:value-type="string">
            <text:p>Pattern 1</text:p>
          </table:table-cell>
          <table:table-cell office:value-type="float" office:value="1.00534545148307" calcext:value-type="float">
            <text:p>1.00534545148307</text:p>
          </table:table-cell>
          <table:table-cell office:value-type="float" office:value="0.202031038464561" calcext:value-type="float">
            <text:p>0.202031038464561</text:p>
          </table:table-cell>
          <table:table-cell office:value-type="float" office:value="0.207150191433715" calcext:value-type="float">
            <text:p>0.207150191433715</text:p>
          </table:table-cell>
          <table:table-cell office:value-type="string" calcext:value-type="string">
            <text:p>https://twitter.com/rickhoffep1/status/1622588741473771525</text:p>
          </table:table-cell>
        </table:table-row>
        <table:table-row table:style-name="ro1">
          <table:table-cell office:value-type="string" calcext:value-type="string">
            <text:p>input/data_formal_20240530-1342/meme/rickhoffep1_20230206T160450/0.jpg</text:p>
          </table:table-cell>
          <table:table-cell office:value-type="string" calcext:value-type="string">
            <text:p>Pattern 6</text:p>
          </table:table-cell>
          <table:table-cell office:value-type="float" office:value="0.910628210035963" calcext:value-type="float">
            <text:p>0.910628210035963</text:p>
          </table:table-cell>
          <table:table-cell office:value-type="float" office:value="0.199905349286931" calcext:value-type="float">
            <text:p>0.199905349286931</text:p>
          </table:table-cell>
          <table:table-cell office:value-type="float" office:value="0.350938591697734" calcext:value-type="float">
            <text:p>0.350938591697734</text:p>
          </table:table-cell>
          <table:table-cell office:value-type="string" calcext:value-type="string">
            <text:p>https://twitter.com/rickhoffep1/status/1622627387392331776</text:p>
          </table:table-cell>
        </table:table-row>
        <table:table-row table:style-name="ro1">
          <table:table-cell office:value-type="string" calcext:value-type="string">
            <text:p>input/data_formal_20240530-1342/meme/Riliwizzy12_20230123T065912/0.jpg</text:p>
          </table:table-cell>
          <table:table-cell office:value-type="string" calcext:value-type="string">
            <text:p>Pattern 6</text:p>
          </table:table-cell>
          <table:table-cell office:value-type="float" office:value="0.814919567979955" calcext:value-type="float">
            <text:p>0.814919567979955</text:p>
          </table:table-cell>
          <table:table-cell office:value-type="float" office:value="0.214558645994032" calcext:value-type="float">
            <text:p>0.214558645994032</text:p>
          </table:table-cell>
          <table:table-cell office:value-type="float" office:value="0.734159906432978" calcext:value-type="float">
            <text:p>0.734159906432978</text:p>
          </table:table-cell>
          <table:table-cell office:value-type="string" calcext:value-type="string">
            <text:p>https://twitter.com/MylaMofficial/status/1622559566918565893</text:p>
          </table:table-cell>
        </table:table-row>
        <table:table-row table:style-name="ro1">
          <table:table-cell office:value-type="string" calcext:value-type="string">
            <text:p>input/data_formal_20240530-1342/meme/rishabh202234_20230323T040823/0.jpg</text:p>
          </table:table-cell>
          <table:table-cell office:value-type="string" calcext:value-type="string">
            <text:p>Pattern 3</text:p>
          </table:table-cell>
          <table:table-cell office:value-type="float" office:value="0.92624125152263" calcext:value-type="float">
            <text:p>0.92624125152263</text:p>
          </table:table-cell>
          <table:table-cell office:value-type="float" office:value="0.130766636307786" calcext:value-type="float">
            <text:p>0.130766636307786</text:p>
          </table:table-cell>
          <table:table-cell office:value-type="float" office:value="0.425540998215075" calcext:value-type="float">
            <text:p>0.425540998215075</text:p>
          </table:table-cell>
          <table:table-cell office:value-type="string" calcext:value-type="string">
            <text:p>https://twitter.com/rishabh202234/status/1638754537745055746</text:p>
          </table:table-cell>
        </table:table-row>
        <table:table-row table:style-name="ro1">
          <table:table-cell office:value-type="string" calcext:value-type="string">
            <text:p>input/data_formal_20240530-1342/meme/RishteyCine_UK_20230106T083016/0.jpg</text:p>
          </table:table-cell>
          <table:table-cell office:value-type="string" calcext:value-type="string">
            <text:p>Pattern 6</text:p>
          </table:table-cell>
          <table:table-cell office:value-type="float" office:value="0.897149860916128" calcext:value-type="float">
            <text:p>0.897149860916128</text:p>
          </table:table-cell>
          <table:table-cell office:value-type="float" office:value="0.161659651045364" calcext:value-type="float">
            <text:p>0.161659651045364</text:p>
          </table:table-cell>
          <table:table-cell office:value-type="float" office:value="0.515836704326157" calcext:value-type="float">
            <text:p>0.515836704326157</text:p>
          </table:table-cell>
          <table:table-cell office:value-type="string" calcext:value-type="string">
            <text:p>https://twitter.com/RishteyCine_UK/status/1611278966387806209</text:p>
          </table:table-cell>
        </table:table-row>
        <table:table-row table:style-name="ro1">
          <table:table-cell office:value-type="string" calcext:value-type="string">
            <text:p>input/data_formal_20240530-1342/meme/rising_sunn__20230307T071411/0.jpg</text:p>
          </table:table-cell>
          <table:table-cell office:value-type="string" calcext:value-type="string">
            <text:p>Pattern 6</text:p>
          </table:table-cell>
          <table:table-cell office:value-type="float" office:value="0.906402906775952" calcext:value-type="float">
            <text:p>0.906402906775952</text:p>
          </table:table-cell>
          <table:table-cell office:value-type="float" office:value="0.19348245909122" calcext:value-type="float">
            <text:p>0.19348245909122</text:p>
          </table:table-cell>
          <table:table-cell office:value-type="float" office:value="0.621454146065004" calcext:value-type="float">
            <text:p>0.621454146065004</text:p>
          </table:table-cell>
          <table:table-cell office:value-type="string" calcext:value-type="string">
            <text:p>https://twitter.com/rising_sunn_/status/1633003092500262912</text:p>
          </table:table-cell>
        </table:table-row>
        <table:table-row table:style-name="ro1">
          <table:table-cell office:value-type="string" calcext:value-type="string">
            <text:p>input/data_formal_20240530-1342/meme/riteaparty_20230107T030712/0.jpg</text:p>
          </table:table-cell>
          <table:table-cell office:value-type="string" calcext:value-type="string">
            <text:p>Pattern 3</text:p>
          </table:table-cell>
          <table:table-cell office:value-type="float" office:value="0.964814800693466" calcext:value-type="float">
            <text:p>0.964814800693466</text:p>
          </table:table-cell>
          <table:table-cell office:value-type="float" office:value="0.179946900151036" calcext:value-type="float">
            <text:p>0.179946900151036</text:p>
          </table:table-cell>
          <table:table-cell office:value-type="float" office:value="0.311323309657798" calcext:value-type="float">
            <text:p>0.311323309657798</text:p>
          </table:table-cell>
          <table:table-cell office:value-type="string" calcext:value-type="string">
            <text:p>https://twitter.com/SMM_News_Feed/status/1611566027149832192</text:p>
          </table:table-cell>
        </table:table-row>
        <table:table-row table:style-name="ro1">
          <table:table-cell office:value-type="string" calcext:value-type="string">
            <text:p>input/data_formal_20240530-1342/meme/riya14560_20230410T024053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riya14560/status/1645255500567830528</text:p>
          </table:table-cell>
        </table:table-row>
        <table:table-row table:style-name="ro1">
          <table:table-cell office:value-type="string" calcext:value-type="string">
            <text:p>input/data_formal_20240530-1342/meme/RIYAFASHION929_20230110T131712/0.jpg</text:p>
          </table:table-cell>
          <table:table-cell office:value-type="string" calcext:value-type="string">
            <text:p>Pattern 6</text:p>
          </table:table-cell>
          <table:table-cell office:value-type="float" office:value="0.983369409713683" calcext:value-type="float">
            <text:p>0.983369409713683</text:p>
          </table:table-cell>
          <table:table-cell office:value-type="float" office:value="0.166339111637569" calcext:value-type="float">
            <text:p>0.166339111637569</text:p>
          </table:table-cell>
          <table:table-cell office:value-type="float" office:value="0.394762742465974" calcext:value-type="float">
            <text:p>0.394762742465974</text:p>
          </table:table-cell>
          <table:table-cell office:value-type="string" calcext:value-type="string">
            <text:p>https://twitter.com/RIYAFASHION929/status/1612800726186749954</text:p>
          </table:table-cell>
        </table:table-row>
        <table:table-row table:style-name="ro1">
          <table:table-cell office:value-type="string" calcext:value-type="string">
            <text:p>input/data_formal_20240530-1342/meme/RJuiceboxshow_20230105T194130/0.jpg</text:p>
          </table:table-cell>
          <table:table-cell office:value-type="string" calcext:value-type="string">
            <text:p>Pattern 1</text:p>
          </table:table-cell>
          <table:table-cell office:value-type="float" office:value="0.930658938341952" calcext:value-type="float">
            <text:p>0.930658938341952</text:p>
          </table:table-cell>
          <table:table-cell office:value-type="float" office:value="0.360842096519682" calcext:value-type="float">
            <text:p>0.360842096519682</text:p>
          </table:table-cell>
          <table:table-cell office:value-type="float" office:value="0.315386462500799" calcext:value-type="float">
            <text:p>0.315386462500799</text:p>
          </table:table-cell>
          <table:table-cell office:value-type="string" calcext:value-type="string">
            <text:p>https://twitter.com/RJuiceboxshow/status/1611085498461847552</text:p>
          </table:table-cell>
        </table:table-row>
        <table:table-row table:style-name="ro1">
          <table:table-cell office:value-type="string" calcext:value-type="string">
            <text:p>input/data_formal_20240530-1342/meme/Rob55155944_20230201T230346/0.jpg</text:p>
          </table:table-cell>
          <table:table-cell office:value-type="string" calcext:value-type="string">
            <text:p>Pattern 3</text:p>
          </table:table-cell>
          <table:table-cell office:value-type="float" office:value="0.95297512523414" calcext:value-type="float">
            <text:p>0.95297512523414</text:p>
          </table:table-cell>
          <table:table-cell office:value-type="float" office:value="0.253783836885057" calcext:value-type="float">
            <text:p>0.253783836885057</text:p>
          </table:table-cell>
          <table:table-cell office:value-type="float" office:value="0.390400940692757" calcext:value-type="float">
            <text:p>0.390400940692757</text:p>
          </table:table-cell>
          <table:table-cell office:value-type="string" calcext:value-type="string">
            <text:p>https://twitter.com/Rob55155944/status/1620920873900441600</text:p>
          </table:table-cell>
        </table:table-row>
        <table:table-row table:style-name="ro1">
          <table:table-cell office:value-type="string" calcext:value-type="string">
            <text:p>input/data_formal_20240530-1342/meme/Rob_Boss33_20230201T201735/0.jpg</text:p>
          </table:table-cell>
          <table:table-cell office:value-type="string" calcext:value-type="string">
            <text:p>Pattern 6</text:p>
          </table:table-cell>
          <table:table-cell office:value-type="float" office:value="0.904622092788765" calcext:value-type="float">
            <text:p>0.904622092788765</text:p>
          </table:table-cell>
          <table:table-cell office:value-type="float" office:value="0.0891038113081953" calcext:value-type="float">
            <text:p>0.0891038113081953</text:p>
          </table:table-cell>
          <table:table-cell office:value-type="float" office:value="0.510839422178043" calcext:value-type="float">
            <text:p>0.510839422178043</text:p>
          </table:table-cell>
          <table:table-cell office:value-type="string" calcext:value-type="string">
            <text:p>https://twitter.com/0_Guyy/status/1621012261606408193</text:p>
          </table:table-cell>
        </table:table-row>
        <table:table-row table:style-name="ro1">
          <table:table-cell office:value-type="string" calcext:value-type="string">
            <text:p>input/data_formal_20240530-1342/meme/ronakians_20230105T102735/0.jpg</text:p>
          </table:table-cell>
          <table:table-cell office:value-type="string" calcext:value-type="string">
            <text:p>Pattern 1</text:p>
          </table:table-cell>
          <table:table-cell office:value-type="float" office:value="0.906940742232734" calcext:value-type="float">
            <text:p>0.906940742232734</text:p>
          </table:table-cell>
          <table:table-cell office:value-type="float" office:value="0.132556187189446" calcext:value-type="float">
            <text:p>0.132556187189446</text:p>
          </table:table-cell>
          <table:table-cell office:value-type="float" office:value="0.202776480558568" calcext:value-type="float">
            <text:p>0.202776480558568</text:p>
          </table:table-cell>
          <table:table-cell office:value-type="string" calcext:value-type="string">
            <text:p>https://twitter.com/ronakians/status/1610946101179482112</text:p>
          </table:table-cell>
        </table:table-row>
        <table:table-row table:style-name="ro1">
          <table:table-cell office:value-type="string" calcext:value-type="string">
            <text:p>input/data_formal_20240530-1342/meme/roninxgaming1_20230111T221524/0.jpg</text:p>
          </table:table-cell>
          <table:table-cell office:value-type="string" calcext:value-type="string">
            <text:p>Pattern 3</text:p>
          </table:table-cell>
          <table:table-cell office:value-type="float" office:value="0.919278151778319" calcext:value-type="float">
            <text:p>0.919278151778319</text:p>
          </table:table-cell>
          <table:table-cell office:value-type="float" office:value="0.262737244195011" calcext:value-type="float">
            <text:p>0.262737244195011</text:p>
          </table:table-cell>
          <table:table-cell office:value-type="float" office:value="0.325838889967202" calcext:value-type="float">
            <text:p>0.325838889967202</text:p>
          </table:table-cell>
          <table:table-cell office:value-type="string" calcext:value-type="string">
            <text:p>https://twitter.com/roninxgaming1/status/1613298558790156289</text:p>
          </table:table-cell>
        </table:table-row>
        <table:table-row table:style-name="ro1">
          <table:table-cell office:value-type="string" calcext:value-type="string">
            <text:p>input/data_formal_20240530-1342/meme/RoseHavilah_20230206T151859/0.jpg</text:p>
          </table:table-cell>
          <table:table-cell office:value-type="string" calcext:value-type="string">
            <text:p>Pattern 1</text:p>
          </table:table-cell>
          <table:table-cell office:value-type="float" office:value="0.884010286875972" calcext:value-type="float">
            <text:p>0.884010286875972</text:p>
          </table:table-cell>
          <table:table-cell office:value-type="float" office:value="0.12656370497788" calcext:value-type="float">
            <text:p>0.12656370497788</text:p>
          </table:table-cell>
          <table:table-cell office:value-type="float" office:value="0.327204410140471" calcext:value-type="float">
            <text:p>0.327204410140471</text:p>
          </table:table-cell>
          <table:table-cell office:value-type="string" calcext:value-type="string">
            <text:p>https://twitter.com/RoseHavilah/status/1622615849235259392</text:p>
          </table:table-cell>
        </table:table-row>
        <table:table-row table:style-name="ro1">
          <table:table-cell office:value-type="string" calcext:value-type="string">
            <text:p>input/data_formal_20240530-1342/meme/ROSSO_JC_20230206T133508/0.jpg</text:p>
          </table:table-cell>
          <table:table-cell office:value-type="string" calcext:value-type="string">
            <text:p>Pattern 3</text:p>
          </table:table-cell>
          <table:table-cell office:value-type="float" office:value="0.916888939197432" calcext:value-type="float">
            <text:p>0.916888939197432</text:p>
          </table:table-cell>
          <table:table-cell office:value-type="float" office:value="0.161452871170071" calcext:value-type="float">
            <text:p>0.161452871170071</text:p>
          </table:table-cell>
          <table:table-cell office:value-type="float" office:value="0.279524772719137" calcext:value-type="float">
            <text:p>0.279524772719137</text:p>
          </table:table-cell>
          <table:table-cell office:value-type="string" calcext:value-type="string">
            <text:p>https://twitter.com/ROSSO_JC/status/1622589713998553090</text:p>
          </table:table-cell>
        </table:table-row>
        <table:table-row table:style-name="ro1">
          <table:table-cell office:value-type="string" calcext:value-type="string">
            <text:p>input/data_formal_20240530-1342/meme/Rowan67278669_20230105T123324/0.jpg</text:p>
          </table:table-cell>
          <table:table-cell office:value-type="string" calcext:value-type="string">
            <text:p>Pattern 3</text:p>
          </table:table-cell>
          <table:table-cell office:value-type="float" office:value="0.878512139944879" calcext:value-type="float">
            <text:p>0.878512139944879</text:p>
          </table:table-cell>
          <table:table-cell office:value-type="float" office:value="0.1564219445834" calcext:value-type="float">
            <text:p>0.1564219445834</text:p>
          </table:table-cell>
          <table:table-cell office:value-type="float" office:value="0.459855076535551" calcext:value-type="float">
            <text:p>0.459855076535551</text:p>
          </table:table-cell>
          <table:table-cell office:value-type="string" calcext:value-type="string">
            <text:p>https://twitter.com/Rowan67278669/status/1610977766585040903</text:p>
          </table:table-cell>
        </table:table-row>
        <table:table-row table:style-name="ro1">
          <table:table-cell office:value-type="string" calcext:value-type="string">
            <text:p>input/data_formal_20240530-1342/meme/Rozii_MIMA_20230106T040942/0.jpg</text:p>
          </table:table-cell>
          <table:table-cell office:value-type="string" calcext:value-type="string">
            <text:p>Pattern 3</text:p>
          </table:table-cell>
          <table:table-cell office:value-type="float" office:value="0.825242149005961" calcext:value-type="float">
            <text:p>0.825242149005961</text:p>
          </table:table-cell>
          <table:table-cell office:value-type="float" office:value="0.090973569403262" calcext:value-type="float">
            <text:p>0.090973569403262</text:p>
          </table:table-cell>
          <table:table-cell office:value-type="float" office:value="0.488389616567346" calcext:value-type="float">
            <text:p>0.488389616567346</text:p>
          </table:table-cell>
          <table:table-cell office:value-type="string" calcext:value-type="string">
            <text:p>https://twitter.com/shahab_mimarmy/status/1611253209602867204</text:p>
          </table:table-cell>
        </table:table-row>
        <table:table-row table:style-name="ro1">
          <table:table-cell office:value-type="string" calcext:value-type="string">
            <text:p>input/data_formal_20240530-1342/meme/rprindia_20230106T073827/0.jpg</text:p>
          </table:table-cell>
          <table:table-cell office:value-type="string" calcext:value-type="string">
            <text:p>Pattern 4</text:p>
          </table:table-cell>
          <table:table-cell office:value-type="float" office:value="0.706087014213961" calcext:value-type="float">
            <text:p>0.706087014213961</text:p>
          </table:table-cell>
          <table:table-cell office:value-type="float" office:value="0.0775594626991982" calcext:value-type="float">
            <text:p>0.0775594626991982</text:p>
          </table:table-cell>
          <table:table-cell office:value-type="float" office:value="0.849878383679562" calcext:value-type="float">
            <text:p>0.849878383679562</text:p>
          </table:table-cell>
          <table:table-cell office:value-type="string" calcext:value-type="string">
            <text:p>https://twitter.com/rprindia/status/1611265925021601799</text:p>
          </table:table-cell>
        </table:table-row>
        <table:table-row table:style-name="ro1">
          <table:table-cell office:value-type="string" calcext:value-type="string">
            <text:p>input/data_formal_20240530-1342/meme/rsoler81_20230206T135632/0.jpg</text:p>
          </table:table-cell>
          <table:table-cell office:value-type="string" calcext:value-type="string">
            <text:p>Pattern 3</text:p>
          </table:table-cell>
          <table:table-cell office:value-type="float" office:value="0.914865777945098" calcext:value-type="float">
            <text:p>0.914865777945098</text:p>
          </table:table-cell>
          <table:table-cell office:value-type="float" office:value="0.193507527295548" calcext:value-type="float">
            <text:p>0.193507527295548</text:p>
          </table:table-cell>
          <table:table-cell office:value-type="float" office:value="0.334463522911308" calcext:value-type="float">
            <text:p>0.334463522911308</text:p>
          </table:table-cell>
          <table:table-cell office:value-type="string" calcext:value-type="string">
            <text:p>https://twitter.com/rsoler81/status/1622595098935537667</text:p>
          </table:table-cell>
        </table:table-row>
        <table:table-row table:style-name="ro1">
          <table:table-cell office:value-type="string" calcext:value-type="string">
            <text:p>input/data_formal_20240530-1342/meme/Rule62peter_20221227T175625/0.jpg</text:p>
          </table:table-cell>
          <table:table-cell office:value-type="string" calcext:value-type="string">
            <text:p>Pattern 3</text:p>
          </table:table-cell>
          <table:table-cell office:value-type="float" office:value="0.945539095445525" calcext:value-type="float">
            <text:p>0.945539095445525</text:p>
          </table:table-cell>
          <table:table-cell office:value-type="float" office:value="0.150914712714225" calcext:value-type="float">
            <text:p>0.150914712714225</text:p>
          </table:table-cell>
          <table:table-cell office:value-type="float" office:value="0.530213528563946" calcext:value-type="float">
            <text:p>0.530213528563946</text:p>
          </table:table-cell>
          <table:table-cell office:value-type="string" calcext:value-type="string">
            <text:p>https://twitter.com/RobertT68600232/status/1607914844594016257</text:p>
          </table:table-cell>
        </table:table-row>
        <table:table-row table:style-name="ro1">
          <table:table-cell office:value-type="string" calcext:value-type="string">
            <text:p>input/data_formal_20240530-1342/meme/RulomaMichaela_20221227T232446/0.jpg</text:p>
          </table:table-cell>
          <table:table-cell office:value-type="string" calcext:value-type="string">
            <text:p>Pattern 3</text:p>
          </table:table-cell>
          <table:table-cell office:value-type="float" office:value="0.957023636000215" calcext:value-type="float">
            <text:p>0.957023636000215</text:p>
          </table:table-cell>
          <table:table-cell office:value-type="float" office:value="0.13950586941024" calcext:value-type="float">
            <text:p>0.13950586941024</text:p>
          </table:table-cell>
          <table:table-cell office:value-type="float" office:value="0.421096155394683" calcext:value-type="float">
            <text:p>0.421096155394683</text:p>
          </table:table-cell>
          <table:table-cell office:value-type="string" calcext:value-type="string">
            <text:p>https://twitter.com/RulomaMichaela/status/1607880195301871616</text:p>
          </table:table-cell>
        </table:table-row>
        <table:table-row table:style-name="ro1">
          <table:table-cell office:value-type="string" calcext:value-type="string">
            <text:p>input/data_formal_20240530-1342/meme/Rumpleexe_20230323T010521/0.jpg</text:p>
          </table:table-cell>
          <table:table-cell office:value-type="string" calcext:value-type="string">
            <text:p>Pattern 6</text:p>
          </table:table-cell>
          <table:table-cell office:value-type="float" office:value="0.932503358380976" calcext:value-type="float">
            <text:p>0.932503358380976</text:p>
          </table:table-cell>
          <table:table-cell office:value-type="float" office:value="0.198825544616368" calcext:value-type="float">
            <text:p>0.198825544616368</text:p>
          </table:table-cell>
          <table:table-cell office:value-type="float" office:value="0.373414498780466" calcext:value-type="float">
            <text:p>0.373414498780466</text:p>
          </table:table-cell>
          <table:table-cell office:value-type="string" calcext:value-type="string">
            <text:p>https://twitter.com/Rumpleexe/status/1638708479211995136</text:p>
          </table:table-cell>
        </table:table-row>
        <table:table-row table:style-name="ro1">
          <table:table-cell office:value-type="string" calcext:value-type="string">
            <text:p>input/data_formal_20240530-1342/meme/RusherLady_20230130T215022/0.jpg</text:p>
          </table:table-cell>
          <table:table-cell office:value-type="string" calcext:value-type="string">
            <text:p>Pattern 6</text:p>
          </table:table-cell>
          <table:table-cell office:value-type="float" office:value="0.94734276805929" calcext:value-type="float">
            <text:p>0.94734276805929</text:p>
          </table:table-cell>
          <table:table-cell office:value-type="float" office:value="0.153571891042241" calcext:value-type="float">
            <text:p>0.153571891042241</text:p>
          </table:table-cell>
          <table:table-cell office:value-type="float" office:value="0.338234786400521" calcext:value-type="float">
            <text:p>0.338234786400521</text:p>
          </table:table-cell>
          <table:table-cell office:value-type="string" calcext:value-type="string">
            <text:p>https://twitter.com/loven_kl/status/1620920140769660928</text:p>
          </table:table-cell>
        </table:table-row>
        <table:table-row table:style-name="ro1">
          <table:table-cell office:value-type="string" calcext:value-type="string">
            <text:p>input/data_formal_20240530-1342/meme/ryazrlft_20221228T005310/0.jpg</text:p>
          </table:table-cell>
          <table:table-cell office:value-type="string" calcext:value-type="string">
            <text:p>Pattern 1</text:p>
          </table:table-cell>
          <table:table-cell office:value-type="float" office:value="0.907549191592673" calcext:value-type="float">
            <text:p>0.907549191592673</text:p>
          </table:table-cell>
          <table:table-cell office:value-type="float" office:value="0.161722791469999" calcext:value-type="float">
            <text:p>0.161722791469999</text:p>
          </table:table-cell>
          <table:table-cell office:value-type="float" office:value="0.31713960043626" calcext:value-type="float">
            <text:p>0.31713960043626</text:p>
          </table:table-cell>
          <table:table-cell office:value-type="string" calcext:value-type="string">
            <text:p>https://twitter.com/ryazrlft/status/1607902443777720325</text:p>
          </table:table-cell>
        </table:table-row>
        <table:table-row table:style-name="ro1">
          <table:table-cell office:value-type="string" calcext:value-type="string">
            <text:p>input/data_formal_20240530-1342/meme/rydenintl_20230106T071521/0.jpg</text:p>
          </table:table-cell>
          <table:table-cell office:value-type="string" calcext:value-type="string">
            <text:p>Pattern 6</text:p>
          </table:table-cell>
          <table:table-cell office:value-type="float" office:value="0.939861909325627" calcext:value-type="float">
            <text:p>0.939861909325627</text:p>
          </table:table-cell>
          <table:table-cell office:value-type="float" office:value="0.127329773302724" calcext:value-type="float">
            <text:p>0.127329773302724</text:p>
          </table:table-cell>
          <table:table-cell office:value-type="float" office:value="0.457978866178016" calcext:value-type="float">
            <text:p>0.457978866178016</text:p>
          </table:table-cell>
          <table:table-cell office:value-type="string" calcext:value-type="string">
            <text:p>https://twitter.com/rydenintl/status/1611260114811379715</text:p>
          </table:table-cell>
        </table:table-row>
        <table:table-row table:style-name="ro1">
          <table:table-cell office:value-type="string" calcext:value-type="string">
            <text:p>input/data_formal_20240530-1342/meme/ryuguet_20230111T225329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OwoMani/status/1613313064685948929</text:p>
          </table:table-cell>
        </table:table-row>
        <table:table-row table:style-name="ro1">
          <table:table-cell office:value-type="string" calcext:value-type="string">
            <text:p>input/data_formal_20240530-1342/meme/s0meone_u_know_20221227T235543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an_else/status/1607947276064018432</text:p>
          </table:table-cell>
        </table:table-row>
        <table:table-row table:style-name="ro1">
          <table:table-cell office:value-type="string" calcext:value-type="string">
            <text:p>input/data_formal_20240530-1342/meme/Sa_el_je_20230105T175706/0.jpg</text:p>
          </table:table-cell>
          <table:table-cell office:value-type="string" calcext:value-type="string">
            <text:p>Pattern 3</text:p>
          </table:table-cell>
          <table:table-cell office:value-type="float" office:value="0.911183937479109" calcext:value-type="float">
            <text:p>0.911183937479109</text:p>
          </table:table-cell>
          <table:table-cell office:value-type="float" office:value="0.17955796718856" calcext:value-type="float">
            <text:p>0.17955796718856</text:p>
          </table:table-cell>
          <table:table-cell office:value-type="float" office:value="0.468163056234631" calcext:value-type="float">
            <text:p>0.468163056234631</text:p>
          </table:table-cell>
          <table:table-cell office:value-type="string" calcext:value-type="string">
            <text:p>https://twitter.com/Sa_el_je/status/1611059227040288770</text:p>
          </table:table-cell>
        </table:table-row>
        <table:table-row table:style-name="ro1">
          <table:table-cell office:value-type="string" calcext:value-type="string">
            <text:p>input/data_formal_20240530-1342/meme/sabhidigital__20230316T021334/0.jpg</text:p>
          </table:table-cell>
          <table:table-cell office:value-type="string" calcext:value-type="string">
            <text:p>Pattern 3</text:p>
          </table:table-cell>
          <table:table-cell office:value-type="float" office:value="0.863821094135616" calcext:value-type="float">
            <text:p>0.863821094135616</text:p>
          </table:table-cell>
          <table:table-cell office:value-type="float" office:value="0.125450212829603" calcext:value-type="float">
            <text:p>0.125450212829603</text:p>
          </table:table-cell>
          <table:table-cell office:value-type="float" office:value="0.536950072671958" calcext:value-type="float">
            <text:p>0.536950072671958</text:p>
          </table:table-cell>
          <table:table-cell office:value-type="string" calcext:value-type="string">
            <text:p>https://twitter.com/sabhidigital_/status/1636188928977018880</text:p>
          </table:table-cell>
        </table:table-row>
        <table:table-row table:style-name="ro1">
          <table:table-cell office:value-type="string" calcext:value-type="string">
            <text:p>input/data_formal_20240530-1342/meme/sabhidigital__20230316T021334/1.jpg</text:p>
          </table:table-cell>
          <table:table-cell office:value-type="string" calcext:value-type="string">
            <text:p>Pattern 3</text:p>
          </table:table-cell>
          <table:table-cell office:value-type="float" office:value="0.843929075783502" calcext:value-type="float">
            <text:p>0.843929075783502</text:p>
          </table:table-cell>
          <table:table-cell office:value-type="float" office:value="0.0995322095024348" calcext:value-type="float">
            <text:p>0.0995322095024348</text:p>
          </table:table-cell>
          <table:table-cell office:value-type="float" office:value="0.466891592466928" calcext:value-type="float">
            <text:p>0.466891592466928</text:p>
          </table:table-cell>
          <table:table-cell office:value-type="string" calcext:value-type="string">
            <text:p>https://twitter.com/sabhidigital_/status/1636188928977018880</text:p>
          </table:table-cell>
        </table:table-row>
        <table:table-row table:style-name="ro1">
          <table:table-cell office:value-type="string" calcext:value-type="string">
            <text:p>input/data_formal_20240530-1342/meme/sabhidigital__20230316T021334/2.jpg</text:p>
          </table:table-cell>
          <table:table-cell office:value-type="string" calcext:value-type="string">
            <text:p>Pattern 3</text:p>
          </table:table-cell>
          <table:table-cell office:value-type="float" office:value="0.906256720764348" calcext:value-type="float">
            <text:p>0.906256720764348</text:p>
          </table:table-cell>
          <table:table-cell office:value-type="float" office:value="0.0966321166279326" calcext:value-type="float">
            <text:p>0.0966321166279326</text:p>
          </table:table-cell>
          <table:table-cell office:value-type="float" office:value="0.464532842804623" calcext:value-type="float">
            <text:p>0.464532842804623</text:p>
          </table:table-cell>
          <table:table-cell office:value-type="string" calcext:value-type="string">
            <text:p>https://twitter.com/sabhidigital_/status/1636188928977018880</text:p>
          </table:table-cell>
        </table:table-row>
        <table:table-row table:style-name="ro1">
          <table:table-cell office:value-type="string" calcext:value-type="string">
            <text:p>input/data_formal_20240530-1342/meme/sabhidigital__20230316T021334/3.jpg</text:p>
          </table:table-cell>
          <table:table-cell office:value-type="string" calcext:value-type="string">
            <text:p>Pattern 3</text:p>
          </table:table-cell>
          <table:table-cell office:value-type="float" office:value="0.879442958837326" calcext:value-type="float">
            <text:p>0.879442958837326</text:p>
          </table:table-cell>
          <table:table-cell office:value-type="float" office:value="0.116905996495461" calcext:value-type="float">
            <text:p>0.116905996495461</text:p>
          </table:table-cell>
          <table:table-cell office:value-type="float" office:value="0.528125063805847" calcext:value-type="float">
            <text:p>0.528125063805847</text:p>
          </table:table-cell>
          <table:table-cell office:value-type="string" calcext:value-type="string">
            <text:p>https://twitter.com/sabhidigital_/status/1636188928977018880</text:p>
          </table:table-cell>
        </table:table-row>
        <table:table-row table:style-name="ro1">
          <table:table-cell office:value-type="string" calcext:value-type="string">
            <text:p>input/data_formal_20240530-1342/meme/Sachinisgdboy_20230403T210809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achinisgdboy/status/1642997437789872128</text:p>
          </table:table-cell>
        </table:table-row>
        <table:table-row table:style-name="ro1">
          <table:table-cell office:value-type="string" calcext:value-type="string">
            <text:p>input/data_formal_20240530-1342/meme/Sahiljhaashu4_20230202T051231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ahiljhaashu4/status/1621013673878917120</text:p>
          </table:table-cell>
        </table:table-row>
        <table:table-row table:style-name="ro1">
          <table:table-cell office:value-type="string" calcext:value-type="string">
            <text:p>input/data_formal_20240530-1342/meme/saifuli97470530_20230105T125008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aifuli97470530/status/1610994283263455234</text:p>
          </table:table-cell>
        </table:table-row>
        <table:table-row table:style-name="ro1">
          <table:table-cell office:value-type="string" calcext:value-type="string">
            <text:p>input/data_formal_20240530-1342/meme/sakibmomin143_20230105T133710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akibmomin143/status/1610993814579351553</text:p>
          </table:table-cell>
        </table:table-row>
        <table:table-row table:style-name="ro1">
          <table:table-cell office:value-type="string" calcext:value-type="string">
            <text:p>input/data_formal_20240530-1342/meme/Sakusa_sakxsa_20221014T140102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Miyu_Tuber/status/1607887323399872513</text:p>
          </table:table-cell>
        </table:table-row>
        <table:table-row table:style-name="ro1">
          <table:table-cell office:value-type="string" calcext:value-type="string">
            <text:p>input/data_formal_20240530-1342/meme/salexlow_20230126T115032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alexlow/status/1618577122091483136</text:p>
          </table:table-cell>
        </table:table-row>
        <table:table-row table:style-name="ro1">
          <table:table-cell office:value-type="string" calcext:value-type="string">
            <text:p>input/data_formal_20240530-1342/meme/salexlow_20230202T014226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alexlow/status/1620960806421536768</text:p>
          </table:table-cell>
        </table:table-row>
        <table:table-row table:style-name="ro1">
          <table:table-cell office:value-type="string" calcext:value-type="string">
            <text:p>input/data_formal_20240530-1342/meme/SaltGears_20230203T062547/0.jpg</text:p>
          </table:table-cell>
          <table:table-cell office:value-type="string" calcext:value-type="string">
            <text:p>Pattern 6</text:p>
          </table:table-cell>
          <table:table-cell office:value-type="float" office:value="0.865606610093607" calcext:value-type="float">
            <text:p>0.865606610093607</text:p>
          </table:table-cell>
          <table:table-cell office:value-type="float" office:value="0.161492270041345" calcext:value-type="float">
            <text:p>0.161492270041345</text:p>
          </table:table-cell>
          <table:table-cell office:value-type="float" office:value="0.518716089634073" calcext:value-type="float">
            <text:p>0.518716089634073</text:p>
          </table:table-cell>
          <table:table-cell office:value-type="string" calcext:value-type="string">
            <text:p>https://twitter.com/SurajSh77727138/status/1622550397801095168</text:p>
          </table:table-cell>
        </table:table-row>
        <table:table-row table:style-name="ro1">
          <table:table-cell office:value-type="string" calcext:value-type="string">
            <text:p>input/data_formal_20240530-1342/meme/SanmarkSols_20221228T064651/0.jpg</text:p>
          </table:table-cell>
          <table:table-cell office:value-type="string" calcext:value-type="string">
            <text:p>Pattern 6</text:p>
          </table:table-cell>
          <table:table-cell office:value-type="float" office:value="0.934412981461149" calcext:value-type="float">
            <text:p>0.934412981461149</text:p>
          </table:table-cell>
          <table:table-cell office:value-type="float" office:value="0.175683367180737" calcext:value-type="float">
            <text:p>0.175683367180737</text:p>
          </table:table-cell>
          <table:table-cell office:value-type="float" office:value="0.562910385052588" calcext:value-type="float">
            <text:p>0.562910385052588</text:p>
          </table:table-cell>
          <table:table-cell office:value-type="string" calcext:value-type="string">
            <text:p>https://twitter.com/SanmarkSols/status/1607991449722966020</text:p>
          </table:table-cell>
        </table:table-row>
        <table:table-row table:style-name="ro1">
          <table:table-cell office:value-type="string" calcext:value-type="string">
            <text:p>input/data_formal_20240530-1342/meme/SapporoSteve_20230112T030755/0.jpg</text:p>
          </table:table-cell>
          <table:table-cell office:value-type="string" calcext:value-type="string">
            <text:p>Pattern 6</text:p>
          </table:table-cell>
          <table:table-cell office:value-type="float" office:value="0.909602413207094" calcext:value-type="float">
            <text:p>0.909602413207094</text:p>
          </table:table-cell>
          <table:table-cell office:value-type="float" office:value="0.177800508548388" calcext:value-type="float">
            <text:p>0.177800508548388</text:p>
          </table:table-cell>
          <table:table-cell office:value-type="float" office:value="0.461414622431721" calcext:value-type="float">
            <text:p>0.461414622431721</text:p>
          </table:table-cell>
          <table:table-cell office:value-type="string" calcext:value-type="string">
            <text:p>https://twitter.com/SapporoSteve/status/1613372170587246593</text:p>
          </table:table-cell>
        </table:table-row>
        <table:table-row table:style-name="ro1">
          <table:table-cell office:value-type="string" calcext:value-type="string">
            <text:p>input/data_formal_20240530-1342/meme/SaritaParab2_20230105T111935/0.jpg</text:p>
          </table:table-cell>
          <table:table-cell office:value-type="string" calcext:value-type="string">
            <text:p>Pattern 3</text:p>
          </table:table-cell>
          <table:table-cell office:value-type="float" office:value="0.858775013171331" calcext:value-type="float">
            <text:p>0.858775013171331</text:p>
          </table:table-cell>
          <table:table-cell office:value-type="float" office:value="0.176679856406766" calcext:value-type="float">
            <text:p>0.176679856406766</text:p>
          </table:table-cell>
          <table:table-cell office:value-type="float" office:value="0.412902815119292" calcext:value-type="float">
            <text:p>0.412902815119292</text:p>
          </table:table-cell>
          <table:table-cell office:value-type="string" calcext:value-type="string">
            <text:p>https://twitter.com/SaritaParab2/status/1610959189752582146</text:p>
          </table:table-cell>
        </table:table-row>
        <table:table-row table:style-name="ro1">
          <table:table-cell office:value-type="string" calcext:value-type="string">
            <text:p>input/data_formal_20240530-1342/meme/sashashaw10001_20230105T080443/0.jpg</text:p>
          </table:table-cell>
          <table:table-cell office:value-type="string" calcext:value-type="string">
            <text:p>Pattern 1</text:p>
          </table:table-cell>
          <table:table-cell office:value-type="float" office:value="0.915701121616258" calcext:value-type="float">
            <text:p>0.915701121616258</text:p>
          </table:table-cell>
          <table:table-cell office:value-type="float" office:value="0.172760496171499" calcext:value-type="float">
            <text:p>0.172760496171499</text:p>
          </table:table-cell>
          <table:table-cell office:value-type="float" office:value="0.308237488041713" calcext:value-type="float">
            <text:p>0.308237488041713</text:p>
          </table:table-cell>
          <table:table-cell office:value-type="string" calcext:value-type="string">
            <text:p>https://twitter.com/sashashaw10001/status/1610910148117106690</text:p>
          </table:table-cell>
        </table:table-row>
        <table:table-row table:style-name="ro1">
          <table:table-cell office:value-type="string" calcext:value-type="string">
            <text:p>input/data_formal_20240530-1342/meme/sashashaw10001_20230106T080529/0.jpg</text:p>
          </table:table-cell>
          <table:table-cell office:value-type="string" calcext:value-type="string">
            <text:p>Pattern 3</text:p>
          </table:table-cell>
          <table:table-cell office:value-type="float" office:value="0.941659078331341" calcext:value-type="float">
            <text:p>0.941659078331341</text:p>
          </table:table-cell>
          <table:table-cell office:value-type="float" office:value="0.0964096450762027" calcext:value-type="float">
            <text:p>0.0964096450762027</text:p>
          </table:table-cell>
          <table:table-cell office:value-type="float" office:value="0.564799861597639" calcext:value-type="float">
            <text:p>0.564799861597639</text:p>
          </table:table-cell>
          <table:table-cell office:value-type="string" calcext:value-type="string">
            <text:p>https://twitter.com/sashashaw10001/status/1611272731349204994</text:p>
          </table:table-cell>
        </table:table-row>
        <table:table-row table:style-name="ro1">
          <table:table-cell office:value-type="string" calcext:value-type="string">
            <text:p>input/data_formal_20240530-1342/meme/sashashaw10001_20230106T080531/0.jpg</text:p>
          </table:table-cell>
          <table:table-cell office:value-type="string" calcext:value-type="string">
            <text:p>Pattern 6</text:p>
          </table:table-cell>
          <table:table-cell office:value-type="float" office:value="0.930490413010436" calcext:value-type="float">
            <text:p>0.930490413010436</text:p>
          </table:table-cell>
          <table:table-cell office:value-type="float" office:value="0.175220175993295" calcext:value-type="float">
            <text:p>0.175220175993295</text:p>
          </table:table-cell>
          <table:table-cell office:value-type="float" office:value="0.434892701549403" calcext:value-type="float">
            <text:p>0.434892701549403</text:p>
          </table:table-cell>
          <table:table-cell office:value-type="string" calcext:value-type="string">
            <text:p>https://twitter.com/sashashaw10001/status/1611272740022910977</text:p>
          </table:table-cell>
        </table:table-row>
        <table:table-row table:style-name="ro1">
          <table:table-cell office:value-type="string" calcext:value-type="string">
            <text:p>input/data_formal_20240530-1342/meme/sashashaw10001_20230112T080456/0.jpg</text:p>
          </table:table-cell>
          <table:table-cell office:value-type="string" calcext:value-type="string">
            <text:p>Pattern 1</text:p>
          </table:table-cell>
          <table:table-cell office:value-type="float" office:value="0.842724315026109" calcext:value-type="float">
            <text:p>0.842724315026109</text:p>
          </table:table-cell>
          <table:table-cell office:value-type="float" office:value="0.153020347278582" calcext:value-type="float">
            <text:p>0.153020347278582</text:p>
          </table:table-cell>
          <table:table-cell office:value-type="float" office:value="0.19309930820164" calcext:value-type="float">
            <text:p>0.19309930820164</text:p>
          </table:table-cell>
          <table:table-cell office:value-type="string" calcext:value-type="string">
            <text:p>https://twitter.com/sashashaw10001/status/1613446919195430913</text:p>
          </table:table-cell>
        </table:table-row>
        <table:table-row table:style-name="ro1">
          <table:table-cell office:value-type="string" calcext:value-type="string">
            <text:p>input/data_formal_20240530-1342/meme/satori_studios_20230106T064356/0.jpg</text:p>
          </table:table-cell>
          <table:table-cell office:value-type="string" calcext:value-type="string">
            <text:p>Pattern 4</text:p>
          </table:table-cell>
          <table:table-cell office:value-type="float" office:value="0.707680313540574" calcext:value-type="float">
            <text:p>0.707680313540574</text:p>
          </table:table-cell>
          <table:table-cell office:value-type="float" office:value="0.0872370805551916" calcext:value-type="float">
            <text:p>0.0872370805551916</text:p>
          </table:table-cell>
          <table:table-cell office:value-type="float" office:value="0.932451924095341" calcext:value-type="float">
            <text:p>0.932451924095341</text:p>
          </table:table-cell>
          <table:table-cell office:value-type="string" calcext:value-type="string">
            <text:p>https://twitter.com/satori_studios/status/1611252206090735616</text:p>
          </table:table-cell>
        </table:table-row>
        <table:table-row table:style-name="ro1">
          <table:table-cell office:value-type="string" calcext:value-type="string">
            <text:p>input/data_formal_20240530-1342/meme/Satsukii_Onee_20220818T085018/0.jpg</text:p>
          </table:table-cell>
          <table:table-cell office:value-type="string" calcext:value-type="string">
            <text:p>Pattern 1</text:p>
          </table:table-cell>
          <table:table-cell office:value-type="float" office:value="0.900449135856915" calcext:value-type="float">
            <text:p>0.900449135856915</text:p>
          </table:table-cell>
          <table:table-cell office:value-type="float" office:value="0.165747565433113" calcext:value-type="float">
            <text:p>0.165747565433113</text:p>
          </table:table-cell>
          <table:table-cell office:value-type="float" office:value="0.197116891705638" calcext:value-type="float">
            <text:p>0.197116891705638</text:p>
          </table:table-cell>
          <table:table-cell office:value-type="string" calcext:value-type="string">
            <text:p>https://twitter.com/uItramilku/status/1622572561484890112</text:p>
          </table:table-cell>
        </table:table-row>
        <table:table-row table:style-name="ro1">
          <table:table-cell office:value-type="string" calcext:value-type="string">
            <text:p>input/data_formal_20240530-1342/meme/SauravSayys_20230104T104034/0.jpg</text:p>
          </table:table-cell>
          <table:table-cell office:value-type="string" calcext:value-type="string">
            <text:p>Pattern 4</text:p>
          </table:table-cell>
          <table:table-cell office:value-type="float" office:value="0.935203632016721" calcext:value-type="float">
            <text:p>0.935203632016721</text:p>
          </table:table-cell>
          <table:table-cell office:value-type="float" office:value="0.0543394034860148" calcext:value-type="float">
            <text:p>0.0543394034860148</text:p>
          </table:table-cell>
          <table:table-cell office:value-type="float" office:value="0.786150422908585" calcext:value-type="float">
            <text:p>0.786150422908585</text:p>
          </table:table-cell>
          <table:table-cell office:value-type="string" calcext:value-type="string">
            <text:p>https://twitter.com/SauravSayys/status/1610586983017091072</text:p>
          </table:table-cell>
        </table:table-row>
        <table:table-row table:style-name="ro1">
          <table:table-cell office:value-type="string" calcext:value-type="string">
            <text:p>input/data_formal_20240530-1342/meme/SAYANDUTTA2003_20230105T132337/0.jpg</text:p>
          </table:table-cell>
          <table:table-cell office:value-type="string" calcext:value-type="string">
            <text:p>Pattern 3</text:p>
          </table:table-cell>
          <table:table-cell office:value-type="float" office:value="0.892784158485215" calcext:value-type="float">
            <text:p>0.892784158485215</text:p>
          </table:table-cell>
          <table:table-cell office:value-type="float" office:value="0.154660061712096" calcext:value-type="float">
            <text:p>0.154660061712096</text:p>
          </table:table-cell>
          <table:table-cell office:value-type="float" office:value="0.372375379973336" calcext:value-type="float">
            <text:p>0.372375379973336</text:p>
          </table:table-cell>
          <table:table-cell office:value-type="string" calcext:value-type="string">
            <text:p>https://twitter.com/SAYANDUTTA2003/status/1610990404085907456</text:p>
          </table:table-cell>
        </table:table-row>
        <table:table-row table:style-name="ro1">
          <table:table-cell office:value-type="string" calcext:value-type="string">
            <text:p>input/data_formal_20240530-1342/meme/says_abhinav_20230105T101341/0.jpg</text:p>
          </table:table-cell>
          <table:table-cell office:value-type="string" calcext:value-type="string">
            <text:p>Pattern 3</text:p>
          </table:table-cell>
          <table:table-cell office:value-type="float" office:value="0.919891351464756" calcext:value-type="float">
            <text:p>0.919891351464756</text:p>
          </table:table-cell>
          <table:table-cell office:value-type="float" office:value="0.143594608457573" calcext:value-type="float">
            <text:p>0.143594608457573</text:p>
          </table:table-cell>
          <table:table-cell office:value-type="float" office:value="0.388367261246962" calcext:value-type="float">
            <text:p>0.388367261246962</text:p>
          </table:table-cell>
          <table:table-cell office:value-type="string" calcext:value-type="string">
            <text:p>https://twitter.com/says_abhinav/status/1610942604476305413</text:p>
          </table:table-cell>
        </table:table-row>
        <table:table-row table:style-name="ro1">
          <table:table-cell office:value-type="string" calcext:value-type="string">
            <text:p>input/data_formal_20240530-1342/meme/scaleup101_20230212T164000/0.jpg</text:p>
          </table:table-cell>
          <table:table-cell office:value-type="string" calcext:value-type="string">
            <text:p>Pattern 6</text:p>
          </table:table-cell>
          <table:table-cell office:value-type="float" office:value="0.940125484153619" calcext:value-type="float">
            <text:p>0.940125484153619</text:p>
          </table:table-cell>
          <table:table-cell office:value-type="float" office:value="0.145810376681931" calcext:value-type="float">
            <text:p>0.145810376681931</text:p>
          </table:table-cell>
          <table:table-cell office:value-type="float" office:value="0.602032060883278" calcext:value-type="float">
            <text:p>0.602032060883278</text:p>
          </table:table-cell>
          <table:table-cell office:value-type="string" calcext:value-type="string">
            <text:p>https://twitter.com/scaleup101/status/1624810562340134914</text:p>
          </table:table-cell>
        </table:table-row>
        <table:table-row table:style-name="ro1">
          <table:table-cell office:value-type="string" calcext:value-type="string">
            <text:p>input/data_formal_20240530-1342/meme/Schokobanane01_20230201T230728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chokobanane01/status/1620921806960955394</text:p>
          </table:table-cell>
        </table:table-row>
        <table:table-row table:style-name="ro1">
          <table:table-cell office:value-type="string" calcext:value-type="string">
            <text:p>input/data_formal_20240530-1342/meme/Scotty74283771_20230201T174912/0.jpg</text:p>
          </table:table-cell>
          <table:table-cell office:value-type="string" calcext:value-type="string">
            <text:p>Pattern 3</text:p>
          </table:table-cell>
          <table:table-cell office:value-type="float" office:value="0.869429437296687" calcext:value-type="float">
            <text:p>0.869429437296687</text:p>
          </table:table-cell>
          <table:table-cell office:value-type="float" office:value="0.130668059545079" calcext:value-type="float">
            <text:p>0.130668059545079</text:p>
          </table:table-cell>
          <table:table-cell office:value-type="float" office:value="0.447477562675867" calcext:value-type="float">
            <text:p>0.447477562675867</text:p>
          </table:table-cell>
          <table:table-cell office:value-type="string" calcext:value-type="string">
            <text:p>https://twitter.com/AiriSoda/status/1621003177092091905</text:p>
          </table:table-cell>
        </table:table-row>
        <table:table-row table:style-name="ro1">
          <table:table-cell office:value-type="string" calcext:value-type="string">
            <text:p>input/data_formal_20240530-1342/meme/sebaseviene__20230111T120717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Rey_Nosferatu/status/1613300414077706242</text:p>
          </table:table-cell>
        </table:table-row>
        <table:table-row table:style-name="ro1">
          <table:table-cell office:value-type="string" calcext:value-type="string">
            <text:p>input/data_formal_20240530-1342/meme/SebastianWols17_20221211T165203/0.jpg</text:p>
          </table:table-cell>
          <table:table-cell office:value-type="string" calcext:value-type="string">
            <text:p>Pattern 6</text:p>
          </table:table-cell>
          <table:table-cell office:value-type="float" office:value="0.930561720239962" calcext:value-type="float">
            <text:p>0.930561720239962</text:p>
          </table:table-cell>
          <table:table-cell office:value-type="float" office:value="0.190054414503305" calcext:value-type="float">
            <text:p>0.190054414503305</text:p>
          </table:table-cell>
          <table:table-cell office:value-type="float" office:value="0.483945448557937" calcext:value-type="float">
            <text:p>0.483945448557937</text:p>
          </table:table-cell>
          <table:table-cell office:value-type="string" calcext:value-type="string">
            <text:p>https://twitter.com/MohammedZeglazi/status/1607956576496910336</text:p>
          </table:table-cell>
        </table:table-row>
        <table:table-row table:style-name="ro1">
          <table:table-cell office:value-type="string" calcext:value-type="string">
            <text:p>input/data_formal_20240530-1342/meme/SeiDurontoChele_20230128T191558/0.jpg</text:p>
          </table:table-cell>
          <table:table-cell office:value-type="string" calcext:value-type="string">
            <text:p>Pattern 1</text:p>
          </table:table-cell>
          <table:table-cell office:value-type="float" office:value="0.92170877856039" calcext:value-type="float">
            <text:p>0.92170877856039</text:p>
          </table:table-cell>
          <table:table-cell office:value-type="float" office:value="0.346081776768082" calcext:value-type="float">
            <text:p>0.346081776768082</text:p>
          </table:table-cell>
          <table:table-cell office:value-type="float" office:value="0.279832906887563" calcext:value-type="float">
            <text:p>0.279832906887563</text:p>
          </table:table-cell>
          <table:table-cell office:value-type="string" calcext:value-type="string">
            <text:p>https://twitter.com/SeiDurontoChele/status/1619413995064299520</text:p>
          </table:table-cell>
        </table:table-row>
        <table:table-row table:style-name="ro1">
          <table:table-cell office:value-type="string" calcext:value-type="string">
            <text:p>input/data_formal_20240530-1342/meme/seika_by_FP_20230129T181803/0.jpg</text:p>
          </table:table-cell>
          <table:table-cell office:value-type="string" calcext:value-type="string">
            <text:p>Pattern 3</text:p>
          </table:table-cell>
          <table:table-cell office:value-type="float" office:value="0.928994882599101" calcext:value-type="float">
            <text:p>0.928994882599101</text:p>
          </table:table-cell>
          <table:table-cell office:value-type="float" office:value="0.228039631012234" calcext:value-type="float">
            <text:p>0.228039631012234</text:p>
          </table:table-cell>
          <table:table-cell office:value-type="float" office:value="0.49111930289917" calcext:value-type="float">
            <text:p>0.49111930289917</text:p>
          </table:table-cell>
          <table:table-cell office:value-type="string" calcext:value-type="string">
            <text:p>https://twitter.com/BrianBe62633209/status/1620942352012673024</text:p>
          </table:table-cell>
        </table:table-row>
        <table:table-row table:style-name="ro1">
          <table:table-cell office:value-type="string" calcext:value-type="string">
            <text:p>input/data_formal_20240530-1342/meme/seika_by_FP_20230129T181803/1.jpg</text:p>
          </table:table-cell>
          <table:table-cell office:value-type="string" calcext:value-type="string">
            <text:p>Pattern 3</text:p>
          </table:table-cell>
          <table:table-cell office:value-type="float" office:value="0.892685272714224" calcext:value-type="float">
            <text:p>0.892685272714224</text:p>
          </table:table-cell>
          <table:table-cell office:value-type="float" office:value="0.15369418667932" calcext:value-type="float">
            <text:p>0.15369418667932</text:p>
          </table:table-cell>
          <table:table-cell office:value-type="float" office:value="0.486628455809506" calcext:value-type="float">
            <text:p>0.486628455809506</text:p>
          </table:table-cell>
          <table:table-cell office:value-type="string" calcext:value-type="string">
            <text:p>https://twitter.com/BrianBe62633209/status/1620942352012673024</text:p>
          </table:table-cell>
        </table:table-row>
        <table:table-row table:style-name="ro1">
          <table:table-cell office:value-type="string" calcext:value-type="string">
            <text:p>input/data_formal_20240530-1342/meme/seika_by_FP_20230201T161322/0.jpg</text:p>
          </table:table-cell>
          <table:table-cell office:value-type="string" calcext:value-type="string">
            <text:p>Pattern 3</text:p>
          </table:table-cell>
          <table:table-cell office:value-type="float" office:value="0.889399519021626" calcext:value-type="float">
            <text:p>0.889399519021626</text:p>
          </table:table-cell>
          <table:table-cell office:value-type="float" office:value="0.145941409501764" calcext:value-type="float">
            <text:p>0.145941409501764</text:p>
          </table:table-cell>
          <table:table-cell office:value-type="float" office:value="0.518871591258654" calcext:value-type="float">
            <text:p>0.518871591258654</text:p>
          </table:table-cell>
          <table:table-cell office:value-type="string" calcext:value-type="string">
            <text:p>https://twitter.com/seika_by_FP/status/1620933159125929984</text:p>
          </table:table-cell>
        </table:table-row>
        <table:table-row table:style-name="ro1">
          <table:table-cell office:value-type="string" calcext:value-type="string">
            <text:p>input/data_formal_20240530-1342/meme/seika_by_FP_20230201T161322/1.jpg</text:p>
          </table:table-cell>
          <table:table-cell office:value-type="string" calcext:value-type="string">
            <text:p>Pattern 3</text:p>
          </table:table-cell>
          <table:table-cell office:value-type="float" office:value="0.88909293520352" calcext:value-type="float">
            <text:p>0.88909293520352</text:p>
          </table:table-cell>
          <table:table-cell office:value-type="float" office:value="0.176260957089393" calcext:value-type="float">
            <text:p>0.176260957089393</text:p>
          </table:table-cell>
          <table:table-cell office:value-type="float" office:value="0.496859976744917" calcext:value-type="float">
            <text:p>0.496859976744917</text:p>
          </table:table-cell>
          <table:table-cell office:value-type="string" calcext:value-type="string">
            <text:p>https://twitter.com/seika_by_FP/status/1620933159125929984</text:p>
          </table:table-cell>
        </table:table-row>
        <table:table-row table:style-name="ro1">
          <table:table-cell office:value-type="string" calcext:value-type="string">
            <text:p>input/data_formal_20240530-1342/meme/seika_by_FP_20230201T161322/2.jpg</text:p>
          </table:table-cell>
          <table:table-cell office:value-type="string" calcext:value-type="string">
            <text:p>Pattern 3</text:p>
          </table:table-cell>
          <table:table-cell office:value-type="float" office:value="0.898009951891303" calcext:value-type="float">
            <text:p>0.898009951891303</text:p>
          </table:table-cell>
          <table:table-cell office:value-type="float" office:value="0.0972945011803008" calcext:value-type="float">
            <text:p>0.0972945011803008</text:p>
          </table:table-cell>
          <table:table-cell office:value-type="float" office:value="0.553854563655907" calcext:value-type="float">
            <text:p>0.553854563655907</text:p>
          </table:table-cell>
          <table:table-cell office:value-type="string" calcext:value-type="string">
            <text:p>https://twitter.com/seika_by_FP/status/1620933159125929984</text:p>
          </table:table-cell>
        </table:table-row>
        <table:table-row table:style-name="ro1">
          <table:table-cell office:value-type="string" calcext:value-type="string">
            <text:p>input/data_formal_20240530-1342/meme/seika_by_FP_20230201T161322/3.jpg</text:p>
          </table:table-cell>
          <table:table-cell office:value-type="string" calcext:value-type="string">
            <text:p>Pattern 6</text:p>
          </table:table-cell>
          <table:table-cell office:value-type="float" office:value="0.956653407282229" calcext:value-type="float">
            <text:p>0.956653407282229</text:p>
          </table:table-cell>
          <table:table-cell office:value-type="float" office:value="0.138095999774143" calcext:value-type="float">
            <text:p>0.138095999774143</text:p>
          </table:table-cell>
          <table:table-cell office:value-type="float" office:value="0.330120462253173" calcext:value-type="float">
            <text:p>0.330120462253173</text:p>
          </table:table-cell>
          <table:table-cell office:value-type="string" calcext:value-type="string">
            <text:p>https://twitter.com/seika_by_FP/status/1620933159125929984</text:p>
          </table:table-cell>
        </table:table-row>
        <table:table-row table:style-name="ro1">
          <table:table-cell office:value-type="string" calcext:value-type="string">
            <text:p>input/data_formal_20240530-1342/meme/SergeantPizza_20230106T072604/0.jpg</text:p>
          </table:table-cell>
          <table:table-cell office:value-type="string" calcext:value-type="string">
            <text:p>Pattern 1</text:p>
          </table:table-cell>
          <table:table-cell office:value-type="float" office:value="0.937080472659394" calcext:value-type="float">
            <text:p>0.937080472659394</text:p>
          </table:table-cell>
          <table:table-cell office:value-type="float" office:value="0.174108559406265" calcext:value-type="float">
            <text:p>0.174108559406265</text:p>
          </table:table-cell>
          <table:table-cell office:value-type="float" office:value="0.196487669927675" calcext:value-type="float">
            <text:p>0.196487669927675</text:p>
          </table:table-cell>
          <table:table-cell office:value-type="string" calcext:value-type="string">
            <text:p>https://twitter.com/SergeantPizza/status/1611262809655975939</text:p>
          </table:table-cell>
        </table:table-row>
        <table:table-row table:style-name="ro1">
          <table:table-cell office:value-type="string" calcext:value-type="string">
            <text:p>input/data_formal_20240530-1342/meme/SergeantPizza_20230106T084404/0.jpg</text:p>
          </table:table-cell>
          <table:table-cell office:value-type="string" calcext:value-type="string">
            <text:p>Pattern 1</text:p>
          </table:table-cell>
          <table:table-cell office:value-type="float" office:value="0.964608883475747" calcext:value-type="float">
            <text:p>0.964608883475747</text:p>
          </table:table-cell>
          <table:table-cell office:value-type="float" office:value="0.14771994788766" calcext:value-type="float">
            <text:p>0.14771994788766</text:p>
          </table:table-cell>
          <table:table-cell office:value-type="float" office:value="0.296017751051863" calcext:value-type="float">
            <text:p>0.296017751051863</text:p>
          </table:table-cell>
          <table:table-cell office:value-type="string" calcext:value-type="string">
            <text:p>https://twitter.com/SergeantPizza/status/1611282439040532481</text:p>
          </table:table-cell>
        </table:table-row>
        <table:table-row table:style-name="ro1">
          <table:table-cell office:value-type="string" calcext:value-type="string">
            <text:p>input/data_formal_20240530-1342/meme/SergeantPizza_20230111T215304/0.jpg</text:p>
          </table:table-cell>
          <table:table-cell office:value-type="string" calcext:value-type="string">
            <text:p>Pattern 6</text:p>
          </table:table-cell>
          <table:table-cell office:value-type="float" office:value="0.855972929759394" calcext:value-type="float">
            <text:p>0.855972929759394</text:p>
          </table:table-cell>
          <table:table-cell office:value-type="float" office:value="0.135414707289631" calcext:value-type="float">
            <text:p>0.135414707289631</text:p>
          </table:table-cell>
          <table:table-cell office:value-type="float" office:value="0.491608198463208" calcext:value-type="float">
            <text:p>0.491608198463208</text:p>
          </table:table-cell>
          <table:table-cell office:value-type="string" calcext:value-type="string">
            <text:p>https://twitter.com/SergeantPizza/status/1613292936422215706</text:p>
          </table:table-cell>
        </table:table-row>
        <table:table-row table:style-name="ro1">
          <table:table-cell office:value-type="string" calcext:value-type="string">
            <text:p>input/data_formal_20240530-1342/meme/SergeantPizza_20230111T221904/0.jpg</text:p>
          </table:table-cell>
          <table:table-cell office:value-type="string" calcext:value-type="string">
            <text:p>Pattern 1</text:p>
          </table:table-cell>
          <table:table-cell office:value-type="float" office:value="0.898963906938496" calcext:value-type="float">
            <text:p>0.898963906938496</text:p>
          </table:table-cell>
          <table:table-cell office:value-type="float" office:value="0.153402935439318" calcext:value-type="float">
            <text:p>0.153402935439318</text:p>
          </table:table-cell>
          <table:table-cell office:value-type="float" office:value="0.272487610622057" calcext:value-type="float">
            <text:p>0.272487610622057</text:p>
          </table:table-cell>
          <table:table-cell office:value-type="string" calcext:value-type="string">
            <text:p>https://twitter.com/SergeantPizza/status/1613299478953353217</text:p>
          </table:table-cell>
        </table:table-row>
        <table:table-row table:style-name="ro1">
          <table:table-cell office:value-type="string" calcext:value-type="string">
            <text:p>input/data_formal_20240530-1342/meme/SergeantPizza_20230111T224204/0.jpg</text:p>
          </table:table-cell>
          <table:table-cell office:value-type="string" calcext:value-type="string">
            <text:p>Pattern 1</text:p>
          </table:table-cell>
          <table:table-cell office:value-type="float" office:value="0.993864989724165" calcext:value-type="float">
            <text:p>0.993864989724165</text:p>
          </table:table-cell>
          <table:table-cell office:value-type="float" office:value="0.194516746498824" calcext:value-type="float">
            <text:p>0.194516746498824</text:p>
          </table:table-cell>
          <table:table-cell office:value-type="float" office:value="0.276266906099357" calcext:value-type="float">
            <text:p>0.276266906099357</text:p>
          </table:table-cell>
          <table:table-cell office:value-type="string" calcext:value-type="string">
            <text:p>https://twitter.com/SergeantPizza/status/1613305267789398016</text:p>
          </table:table-cell>
        </table:table-row>
        <table:table-row table:style-name="ro1">
          <table:table-cell office:value-type="string" calcext:value-type="string">
            <text:p>input/data_formal_20240530-1342/meme/SergeantPizza_20230124T192404/0.jpg</text:p>
          </table:table-cell>
          <table:table-cell office:value-type="string" calcext:value-type="string">
            <text:p>Pattern 1</text:p>
          </table:table-cell>
          <table:table-cell office:value-type="float" office:value="0.931852347869368" calcext:value-type="float">
            <text:p>0.931852347869368</text:p>
          </table:table-cell>
          <table:table-cell office:value-type="float" office:value="0.129891124425461" calcext:value-type="float">
            <text:p>0.129891124425461</text:p>
          </table:table-cell>
          <table:table-cell office:value-type="float" office:value="0.27855176514977" calcext:value-type="float">
            <text:p>0.27855176514977</text:p>
          </table:table-cell>
          <table:table-cell office:value-type="string" calcext:value-type="string">
            <text:p>https://twitter.com/TeamShakeri/status/1617969691972042753</text:p>
          </table:table-cell>
        </table:table-row>
        <table:table-row table:style-name="ro1">
          <table:table-cell office:value-type="string" calcext:value-type="string">
            <text:p>input/data_formal_20240530-1342/meme/SergeantPizza_20230206T122404/0.jpg</text:p>
          </table:table-cell>
          <table:table-cell office:value-type="string" calcext:value-type="string">
            <text:p>Pattern 1</text:p>
          </table:table-cell>
          <table:table-cell office:value-type="float" office:value="0.926679210217575" calcext:value-type="float">
            <text:p>0.926679210217575</text:p>
          </table:table-cell>
          <table:table-cell office:value-type="float" office:value="0.161452280981027" calcext:value-type="float">
            <text:p>0.161452280981027</text:p>
          </table:table-cell>
          <table:table-cell office:value-type="float" office:value="0.3017266643236" calcext:value-type="float">
            <text:p>0.3017266643236</text:p>
          </table:table-cell>
          <table:table-cell office:value-type="string" calcext:value-type="string">
            <text:p>https://twitter.com/SergeantPizza/status/1622571828588716037</text:p>
          </table:table-cell>
        </table:table-row>
        <table:table-row table:style-name="ro1">
          <table:table-cell office:value-type="string" calcext:value-type="string">
            <text:p>input/data_formal_20240530-1342/meme/SergeantPizza_20230315T220204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ergeantPizza/status/1636125637608914945</text:p>
          </table:table-cell>
        </table:table-row>
        <table:table-row table:style-name="ro1">
          <table:table-cell office:value-type="string" calcext:value-type="string">
            <text:p>input/data_formal_20240530-1342/meme/Server_Wala_20230106T075828/0.jpg</text:p>
          </table:table-cell>
          <table:table-cell office:value-type="string" calcext:value-type="string">
            <text:p>Pattern 4</text:p>
          </table:table-cell>
          <table:table-cell office:value-type="float" office:value="0.808446700330781" calcext:value-type="float">
            <text:p>0.808446700330781</text:p>
          </table:table-cell>
          <table:table-cell office:value-type="float" office:value="0.0566834687121143" calcext:value-type="float">
            <text:p>0.0566834687121143</text:p>
          </table:table-cell>
          <table:table-cell office:value-type="float" office:value="0.882352310253794" calcext:value-type="float">
            <text:p>0.882352310253794</text:p>
          </table:table-cell>
          <table:table-cell office:value-type="string" calcext:value-type="string">
            <text:p>https://twitter.com/Server_Wala/status/1611270962154033152</text:p>
          </table:table-cell>
        </table:table-row>
        <table:table-row table:style-name="ro1">
          <table:table-cell office:value-type="string" calcext:value-type="string">
            <text:p>input/data_formal_20240530-1342/meme/servizzy_20230106T070105/0.jpg</text:p>
          </table:table-cell>
          <table:table-cell office:value-type="string" calcext:value-type="string">
            <text:p>Pattern 6</text:p>
          </table:table-cell>
          <table:table-cell office:value-type="float" office:value="0.898837250143183" calcext:value-type="float">
            <text:p>0.898837250143183</text:p>
          </table:table-cell>
          <table:table-cell office:value-type="float" office:value="0.201052246272456" calcext:value-type="float">
            <text:p>0.201052246272456</text:p>
          </table:table-cell>
          <table:table-cell office:value-type="float" office:value="0.448269824445782" calcext:value-type="float">
            <text:p>0.448269824445782</text:p>
          </table:table-cell>
          <table:table-cell office:value-type="string" calcext:value-type="string">
            <text:p>https://twitter.com/servizzy/status/1611256524814585856</text:p>
          </table:table-cell>
        </table:table-row>
        <table:table-row table:style-name="ro1">
          <table:table-cell office:value-type="string" calcext:value-type="string">
            <text:p>input/data_formal_20240530-1342/meme/sfumato44_20230206T112010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wheaton_brown/status/1622564797370826753</text:p>
          </table:table-cell>
        </table:table-row>
        <table:table-row table:style-name="ro1">
          <table:table-cell office:value-type="string" calcext:value-type="string">
            <text:p>input/data_formal_20240530-1342/meme/SgtSlapher_20230102T170500/0.jpg</text:p>
          </table:table-cell>
          <table:table-cell office:value-type="string" calcext:value-type="string">
            <text:p>Pattern 1</text:p>
          </table:table-cell>
          <table:table-cell office:value-type="float" office:value="0.981033748939949" calcext:value-type="float">
            <text:p>0.981033748939949</text:p>
          </table:table-cell>
          <table:table-cell office:value-type="float" office:value="0.201987223383261" calcext:value-type="float">
            <text:p>0.201987223383261</text:p>
          </table:table-cell>
          <table:table-cell office:value-type="float" office:value="0.203737531920882" calcext:value-type="float">
            <text:p>0.203737531920882</text:p>
          </table:table-cell>
          <table:table-cell office:value-type="string" calcext:value-type="string">
            <text:p>https://twitter.com/SgtSlapher/status/1609958951780601858</text:p>
          </table:table-cell>
        </table:table-row>
        <table:table-row table:style-name="ro1">
          <table:table-cell office:value-type="string" calcext:value-type="string">
            <text:p>input/data_formal_20240530-1342/meme/shad_oo7_20230106T082703/0.jpg</text:p>
          </table:table-cell>
          <table:table-cell office:value-type="string" calcext:value-type="string">
            <text:p>Pattern 3</text:p>
          </table:table-cell>
          <table:table-cell office:value-type="float" office:value="0.893598907670227" calcext:value-type="float">
            <text:p>0.893598907670227</text:p>
          </table:table-cell>
          <table:table-cell office:value-type="float" office:value="0.197965275932488" calcext:value-type="float">
            <text:p>0.197965275932488</text:p>
          </table:table-cell>
          <table:table-cell office:value-type="float" office:value="0.329979099340165" calcext:value-type="float">
            <text:p>0.329979099340165</text:p>
          </table:table-cell>
          <table:table-cell office:value-type="string" calcext:value-type="string">
            <text:p>https://twitter.com/shad_oo7/status/1611278156123766784</text:p>
          </table:table-cell>
        </table:table-row>
        <table:table-row table:style-name="ro1">
          <table:table-cell office:value-type="string" calcext:value-type="string">
            <text:p>input/data_formal_20240530-1342/meme/ShadowAswin_20230206T120039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hadowAswin/status/1622565933536673794</text:p>
          </table:table-cell>
        </table:table-row>
        <table:table-row table:style-name="ro1">
          <table:table-cell office:value-type="string" calcext:value-type="string">
            <text:p>input/data_formal_20240530-1342/meme/ShadowAswin_20230206T120039/1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hadowAswin/status/1622565933536673794</text:p>
          </table:table-cell>
        </table:table-row>
        <table:table-row table:style-name="ro1">
          <table:table-cell office:value-type="string" calcext:value-type="string">
            <text:p>input/data_formal_20240530-1342/meme/Sirdood6_20230206T135912/0.jpg</text:p>
          </table:table-cell>
          <table:table-cell office:value-type="string" calcext:value-type="string">
            <text:p>Pattern 3</text:p>
          </table:table-cell>
          <table:table-cell office:value-type="float" office:value="0.890624040830512" calcext:value-type="float">
            <text:p>0.890624040830512</text:p>
          </table:table-cell>
          <table:table-cell office:value-type="float" office:value="0.177758132289154" calcext:value-type="float">
            <text:p>0.177758132289154</text:p>
          </table:table-cell>
          <table:table-cell office:value-type="float" office:value="0.506602672812815" calcext:value-type="float">
            <text:p>0.506602672812815</text:p>
          </table:table-cell>
          <table:table-cell office:value-type="string" calcext:value-type="string">
            <text:p>https://twitter.com/sadistic_goon/status/1622595874147770368</text:p>
          </table:table-cell>
        </table:table-row>
        <table:table-row table:style-name="ro1">
          <table:table-cell office:value-type="string" calcext:value-type="string">
            <text:p>input/data_formal_20240530-1342/meme/Sirdood6_20230206T135912/1.jpg</text:p>
          </table:table-cell>
          <table:table-cell office:value-type="string" calcext:value-type="string">
            <text:p>Pattern 3</text:p>
          </table:table-cell>
          <table:table-cell office:value-type="float" office:value="0.877282976909817" calcext:value-type="float">
            <text:p>0.877282976909817</text:p>
          </table:table-cell>
          <table:table-cell office:value-type="float" office:value="0.245991018056531" calcext:value-type="float">
            <text:p>0.245991018056531</text:p>
          </table:table-cell>
          <table:table-cell office:value-type="float" office:value="0.353421503455104" calcext:value-type="float">
            <text:p>0.353421503455104</text:p>
          </table:table-cell>
          <table:table-cell office:value-type="string" calcext:value-type="string">
            <text:p>https://twitter.com/sadistic_goon/status/1622595874147770368</text:p>
          </table:table-cell>
        </table:table-row>
        <table:table-row table:style-name="ro1">
          <table:table-cell office:value-type="string" calcext:value-type="string">
            <text:p>input/data_formal_20240530-1342/meme/Shahrozeshazzy_20221228T043656/0.jpg</text:p>
          </table:table-cell>
          <table:table-cell office:value-type="string" calcext:value-type="string">
            <text:p>Pattern 6</text:p>
          </table:table-cell>
          <table:table-cell office:value-type="float" office:value="0.948098466792074" calcext:value-type="float">
            <text:p>0.948098466792074</text:p>
          </table:table-cell>
          <table:table-cell office:value-type="float" office:value="0.131978118702002" calcext:value-type="float">
            <text:p>0.131978118702002</text:p>
          </table:table-cell>
          <table:table-cell office:value-type="float" office:value="0.567971339520504" calcext:value-type="float">
            <text:p>0.567971339520504</text:p>
          </table:table-cell>
          <table:table-cell office:value-type="string" calcext:value-type="string">
            <text:p>https://twitter.com/Shahrozeshazzy/status/1607958754259238912</text:p>
          </table:table-cell>
        </table:table-row>
        <table:table-row table:style-name="ro1">
          <table:table-cell office:value-type="string" calcext:value-type="string">
            <text:p>input/data_formal_20240530-1342/meme/shainagbedi_20221219T031936/0.jpg</text:p>
          </table:table-cell>
          <table:table-cell office:value-type="string" calcext:value-type="string">
            <text:p>Pattern 3</text:p>
          </table:table-cell>
          <table:table-cell office:value-type="float" office:value="0.861526056359845" calcext:value-type="float">
            <text:p>0.861526056359845</text:p>
          </table:table-cell>
          <table:table-cell office:value-type="float" office:value="0.345307075579875" calcext:value-type="float">
            <text:p>0.345307075579875</text:p>
          </table:table-cell>
          <table:table-cell office:value-type="float" office:value="0.338297295846426" calcext:value-type="float">
            <text:p>0.338297295846426</text:p>
          </table:table-cell>
          <table:table-cell office:value-type="string" calcext:value-type="string">
            <text:p>https://twitter.com/nadm_nadeem/status/1607938327231229953</text:p>
          </table:table-cell>
        </table:table-row>
        <table:table-row table:style-name="ro1">
          <table:table-cell office:value-type="string" calcext:value-type="string">
            <text:p>input/data_formal_20240530-1342/meme/shainagbedi_20221228T031039/0.jpg</text:p>
          </table:table-cell>
          <table:table-cell office:value-type="string" calcext:value-type="string">
            <text:p>Pattern 3</text:p>
          </table:table-cell>
          <table:table-cell office:value-type="float" office:value="0.902750249245978" calcext:value-type="float">
            <text:p>0.902750249245978</text:p>
          </table:table-cell>
          <table:table-cell office:value-type="float" office:value="0.143209307392404" calcext:value-type="float">
            <text:p>0.143209307392404</text:p>
          </table:table-cell>
          <table:table-cell office:value-type="float" office:value="0.510593099224357" calcext:value-type="float">
            <text:p>0.510593099224357</text:p>
          </table:table-cell>
          <table:table-cell office:value-type="string" calcext:value-type="string">
            <text:p>https://twitter.com/Kripesh59336799/status/1607956844349370368</text:p>
          </table:table-cell>
        </table:table-row>
        <table:table-row table:style-name="ro1">
          <table:table-cell office:value-type="string" calcext:value-type="string">
            <text:p>input/data_formal_20240530-1342/meme/shalakaregmi_20230106T070503/0.jpg</text:p>
          </table:table-cell>
          <table:table-cell office:value-type="string" calcext:value-type="string">
            <text:p>Pattern 3</text:p>
          </table:table-cell>
          <table:table-cell office:value-type="float" office:value="0.867780948798249" calcext:value-type="float">
            <text:p>0.867780948798249</text:p>
          </table:table-cell>
          <table:table-cell office:value-type="float" office:value="0.166760962632486" calcext:value-type="float">
            <text:p>0.166760962632486</text:p>
          </table:table-cell>
          <table:table-cell office:value-type="float" office:value="0.261461456559443" calcext:value-type="float">
            <text:p>0.261461456559443</text:p>
          </table:table-cell>
          <table:table-cell office:value-type="string" calcext:value-type="string">
            <text:p>https://twitter.com/shalakaregmi/status/1611257521695772672</text:p>
          </table:table-cell>
        </table:table-row>
        <table:table-row table:style-name="ro1">
          <table:table-cell office:value-type="string" calcext:value-type="string">
            <text:p>input/data_formal_20240530-1342/meme/ShaniBeeGirl_20221227T085235/0.jpg</text:p>
          </table:table-cell>
          <table:table-cell office:value-type="string" calcext:value-type="string">
            <text:p>Pattern 6</text:p>
          </table:table-cell>
          <table:table-cell office:value-type="float" office:value="0.944002403917781" calcext:value-type="float">
            <text:p>0.944002403917781</text:p>
          </table:table-cell>
          <table:table-cell office:value-type="float" office:value="0.173734476191958" calcext:value-type="float">
            <text:p>0.173734476191958</text:p>
          </table:table-cell>
          <table:table-cell office:value-type="float" office:value="0.282466520235857" calcext:value-type="float">
            <text:p>0.282466520235857</text:p>
          </table:table-cell>
          <table:table-cell office:value-type="string" calcext:value-type="string">
            <text:p>https://twitter.com/1ofmeisenough/status/1607990907042951176</text:p>
          </table:table-cell>
        </table:table-row>
        <table:table-row table:style-name="ro1">
          <table:table-cell office:value-type="string" calcext:value-type="string">
            <text:p>input/data_formal_20240530-1342/meme/shardible_20230106T084033/0.jpg</text:p>
          </table:table-cell>
          <table:table-cell office:value-type="string" calcext:value-type="string">
            <text:p>Pattern 3</text:p>
          </table:table-cell>
          <table:table-cell office:value-type="float" office:value="0.899790956265906" calcext:value-type="float">
            <text:p>0.899790956265906</text:p>
          </table:table-cell>
          <table:table-cell office:value-type="float" office:value="0.241407600953391" calcext:value-type="float">
            <text:p>0.241407600953391</text:p>
          </table:table-cell>
          <table:table-cell office:value-type="float" office:value="0.377933927861408" calcext:value-type="float">
            <text:p>0.377933927861408</text:p>
          </table:table-cell>
          <table:table-cell office:value-type="string" calcext:value-type="string">
            <text:p>https://twitter.com/BOSSSMUDA9/status/1611281556097880066</text:p>
          </table:table-cell>
        </table:table-row>
        <table:table-row table:style-name="ro1">
          <table:table-cell office:value-type="string" calcext:value-type="string">
            <text:p>input/data_formal_20240530-1342/meme/shardible_20230106T084225/0.jpg</text:p>
          </table:table-cell>
          <table:table-cell office:value-type="string" calcext:value-type="string">
            <text:p>Pattern 6</text:p>
          </table:table-cell>
          <table:table-cell office:value-type="float" office:value="0.879354944302546" calcext:value-type="float">
            <text:p>0.879354944302546</text:p>
          </table:table-cell>
          <table:table-cell office:value-type="float" office:value="0.18525463479426" calcext:value-type="float">
            <text:p>0.18525463479426</text:p>
          </table:table-cell>
          <table:table-cell office:value-type="float" office:value="0.467629568035537" calcext:value-type="float">
            <text:p>0.467629568035537</text:p>
          </table:table-cell>
          <table:table-cell office:value-type="string" calcext:value-type="string">
            <text:p>https://twitter.com/BOSSSMUDA9/status/1611282024995913728</text:p>
          </table:table-cell>
        </table:table-row>
        <table:table-row table:style-name="ro1">
          <table:table-cell office:value-type="string" calcext:value-type="string">
            <text:p>input/data_formal_20240530-1342/meme/shardible_20230106T084414/0.jpg</text:p>
          </table:table-cell>
          <table:table-cell office:value-type="string" calcext:value-type="string">
            <text:p>Pattern 6</text:p>
          </table:table-cell>
          <table:table-cell office:value-type="float" office:value="0.926536234082692" calcext:value-type="float">
            <text:p>0.926536234082692</text:p>
          </table:table-cell>
          <table:table-cell office:value-type="float" office:value="0.159334176448955" calcext:value-type="float">
            <text:p>0.159334176448955</text:p>
          </table:table-cell>
          <table:table-cell office:value-type="float" office:value="0.349764737076751" calcext:value-type="float">
            <text:p>0.349764737076751</text:p>
          </table:table-cell>
          <table:table-cell office:value-type="string" calcext:value-type="string">
            <text:p>https://twitter.com/BOSSSMUDA9/status/1611282481684295681</text:p>
          </table:table-cell>
        </table:table-row>
        <table:table-row table:style-name="ro1">
          <table:table-cell office:value-type="string" calcext:value-type="string">
            <text:p>input/data_formal_20240530-1342/meme/shardible_20230106T084618/0.jpg</text:p>
          </table:table-cell>
          <table:table-cell office:value-type="string" calcext:value-type="string">
            <text:p>Pattern 1</text:p>
          </table:table-cell>
          <table:table-cell office:value-type="float" office:value="0.943624815869707" calcext:value-type="float">
            <text:p>0.943624815869707</text:p>
          </table:table-cell>
          <table:table-cell office:value-type="float" office:value="0.251216573218161" calcext:value-type="float">
            <text:p>0.251216573218161</text:p>
          </table:table-cell>
          <table:table-cell office:value-type="float" office:value="0.288897224668359" calcext:value-type="float">
            <text:p>0.288897224668359</text:p>
          </table:table-cell>
          <table:table-cell office:value-type="string" calcext:value-type="string">
            <text:p>https://twitter.com/BOSSSMUDA9/status/1611283000884617216</text:p>
          </table:table-cell>
        </table:table-row>
        <table:table-row table:style-name="ro1">
          <table:table-cell office:value-type="string" calcext:value-type="string">
            <text:p>input/data_formal_20240530-1342/meme/sharpeaccess_20230206T114440/0.jpg</text:p>
          </table:table-cell>
          <table:table-cell office:value-type="string" calcext:value-type="string">
            <text:p>Pattern 6</text:p>
          </table:table-cell>
          <table:table-cell office:value-type="float" office:value="0.940082870929594" calcext:value-type="float">
            <text:p>0.940082870929594</text:p>
          </table:table-cell>
          <table:table-cell office:value-type="float" office:value="0.183692653505357" calcext:value-type="float">
            <text:p>0.183692653505357</text:p>
          </table:table-cell>
          <table:table-cell office:value-type="float" office:value="0.474054761674157" calcext:value-type="float">
            <text:p>0.474054761674157</text:p>
          </table:table-cell>
          <table:table-cell office:value-type="string" calcext:value-type="string">
            <text:p>https://twitter.com/sharpeaccess/status/1622561912641781762</text:p>
          </table:table-cell>
        </table:table-row>
        <table:table-row table:style-name="ro1">
          <table:table-cell office:value-type="string" calcext:value-type="string">
            <text:p>input/data_formal_20240530-1342/meme/SharpshotSelect_20230112T044317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DuckSupportHODL/status/1613397703383203840</text:p>
          </table:table-cell>
        </table:table-row>
        <table:table-row table:style-name="ro1">
          <table:table-cell office:value-type="string" calcext:value-type="string">
            <text:p>input/data_formal_20240530-1342/meme/SharpshotSelect_20230112T044317/1.jpg</text:p>
          </table:table-cell>
          <table:table-cell office:value-type="string" calcext:value-type="string">
            <text:p>Pattern 1</text:p>
          </table:table-cell>
          <table:table-cell office:value-type="float" office:value="0.975187542522213" calcext:value-type="float">
            <text:p>0.975187542522213</text:p>
          </table:table-cell>
          <table:table-cell office:value-type="float" office:value="0.180739603712804" calcext:value-type="float">
            <text:p>0.180739603712804</text:p>
          </table:table-cell>
          <table:table-cell office:value-type="float" office:value="0.147961743791162" calcext:value-type="float">
            <text:p>0.147961743791162</text:p>
          </table:table-cell>
          <table:table-cell office:value-type="string" calcext:value-type="string">
            <text:p>https://twitter.com/DuckSupportHODL/status/1613397703383203840</text:p>
          </table:table-cell>
        </table:table-row>
        <table:table-row table:style-name="ro1">
          <table:table-cell office:value-type="string" calcext:value-type="string">
            <text:p>input/data_formal_20240530-1342/meme/SharpshotSelect_20230112T044317/2.jpg</text:p>
          </table:table-cell>
          <table:table-cell office:value-type="string" calcext:value-type="string">
            <text:p>Pattern 1</text:p>
          </table:table-cell>
          <table:table-cell office:value-type="float" office:value="0.930867876519339" calcext:value-type="float">
            <text:p>0.930867876519339</text:p>
          </table:table-cell>
          <table:table-cell office:value-type="float" office:value="0.11488568432545" calcext:value-type="float">
            <text:p>0.11488568432545</text:p>
          </table:table-cell>
          <table:table-cell office:value-type="float" office:value="0.244034424066634" calcext:value-type="float">
            <text:p>0.244034424066634</text:p>
          </table:table-cell>
          <table:table-cell office:value-type="string" calcext:value-type="string">
            <text:p>https://twitter.com/DuckSupportHODL/status/1613397703383203840</text:p>
          </table:table-cell>
        </table:table-row>
        <table:table-row table:style-name="ro1">
          <table:table-cell office:value-type="string" calcext:value-type="string">
            <text:p>input/data_formal_20240530-1342/meme/SharpshotSelect_20230112T044317/3.jpg</text:p>
          </table:table-cell>
          <table:table-cell office:value-type="string" calcext:value-type="string">
            <text:p>Pattern 3</text:p>
          </table:table-cell>
          <table:table-cell office:value-type="float" office:value="0.882583123322969" calcext:value-type="float">
            <text:p>0.882583123322969</text:p>
          </table:table-cell>
          <table:table-cell office:value-type="float" office:value="0.163019386066794" calcext:value-type="float">
            <text:p>0.163019386066794</text:p>
          </table:table-cell>
          <table:table-cell office:value-type="float" office:value="0.407623780746271" calcext:value-type="float">
            <text:p>0.407623780746271</text:p>
          </table:table-cell>
          <table:table-cell office:value-type="string" calcext:value-type="string">
            <text:p>https://twitter.com/DuckSupportHODL/status/1613397703383203840</text:p>
          </table:table-cell>
        </table:table-row>
        <table:table-row table:style-name="ro1">
          <table:table-cell office:value-type="string" calcext:value-type="string">
            <text:p>input/data_formal_20240530-1342/meme/SHendersonArt_20230110T171700/0.jpg</text:p>
          </table:table-cell>
          <table:table-cell office:value-type="string" calcext:value-type="string">
            <text:p>Pattern 1</text:p>
          </table:table-cell>
          <table:table-cell office:value-type="float" office:value="0.882280688245465" calcext:value-type="float">
            <text:p>0.882280688245465</text:p>
          </table:table-cell>
          <table:table-cell office:value-type="float" office:value="0.117111925783161" calcext:value-type="float">
            <text:p>0.117111925783161</text:p>
          </table:table-cell>
          <table:table-cell office:value-type="float" office:value="0.211284564603779" calcext:value-type="float">
            <text:p>0.211284564603779</text:p>
          </table:table-cell>
          <table:table-cell office:value-type="string" calcext:value-type="string">
            <text:p>https://twitter.com/todgrubbs/status/1613315798537306114</text:p>
          </table:table-cell>
        </table:table-row>
        <table:table-row table:style-name="ro1">
          <table:table-cell office:value-type="string" calcext:value-type="string">
            <text:p>input/data_formal_20240530-1342/meme/SHendersonArt_20230131T125100/0.jpg</text:p>
          </table:table-cell>
          <table:table-cell office:value-type="string" calcext:value-type="string">
            <text:p>Pattern 1</text:p>
          </table:table-cell>
          <table:table-cell office:value-type="float" office:value="0.933900455116502" calcext:value-type="float">
            <text:p>0.933900455116502</text:p>
          </table:table-cell>
          <table:table-cell office:value-type="float" office:value="0.169741311713645" calcext:value-type="float">
            <text:p>0.169741311713645</text:p>
          </table:table-cell>
          <table:table-cell office:value-type="float" office:value="0.178469138708263" calcext:value-type="float">
            <text:p>0.178469138708263</text:p>
          </table:table-cell>
          <table:table-cell office:value-type="string" calcext:value-type="string">
            <text:p>https://twitter.com/jtelfer52/status/1620941362282786817</text:p>
          </table:table-cell>
        </table:table-row>
        <table:table-row table:style-name="ro1">
          <table:table-cell office:value-type="string" calcext:value-type="string">
            <text:p>input/data_formal_20240530-1342/meme/SHendersonArt_20230315T191600/0.jpg</text:p>
          </table:table-cell>
          <table:table-cell office:value-type="string" calcext:value-type="string">
            <text:p>Pattern 3</text:p>
          </table:table-cell>
          <table:table-cell office:value-type="float" office:value="0.937261343274574" calcext:value-type="float">
            <text:p>0.937261343274574</text:p>
          </table:table-cell>
          <table:table-cell office:value-type="float" office:value="0.163945536284277" calcext:value-type="float">
            <text:p>0.163945536284277</text:p>
          </table:table-cell>
          <table:table-cell office:value-type="float" office:value="0.318928170847188" calcext:value-type="float">
            <text:p>0.318928170847188</text:p>
          </table:table-cell>
          <table:table-cell office:value-type="string" calcext:value-type="string">
            <text:p>https://twitter.com/CitySpells/status/1636154823983657026</text:p>
          </table:table-cell>
        </table:table-row>
        <table:table-row table:style-name="ro1">
          <table:table-cell office:value-type="string" calcext:value-type="string">
            <text:p>input/data_formal_20240530-1342/meme/SHendersonArt_20230322T133200/0.jpg</text:p>
          </table:table-cell>
          <table:table-cell office:value-type="string" calcext:value-type="string">
            <text:p>Pattern 1</text:p>
          </table:table-cell>
          <table:table-cell office:value-type="float" office:value="0.937880857188338" calcext:value-type="float">
            <text:p>0.937880857188338</text:p>
          </table:table-cell>
          <table:table-cell office:value-type="float" office:value="0.174591238933307" calcext:value-type="float">
            <text:p>0.174591238933307</text:p>
          </table:table-cell>
          <table:table-cell office:value-type="float" office:value="0.273285103020949" calcext:value-type="float">
            <text:p>0.273285103020949</text:p>
          </table:table-cell>
          <table:table-cell office:value-type="string" calcext:value-type="string">
            <text:p>https://twitter.com/SunilKapadia19/status/1638752801286127617</text:p>
          </table:table-cell>
        </table:table-row>
        <table:table-row table:style-name="ro1">
          <table:table-cell office:value-type="string" calcext:value-type="string">
            <text:p>input/data_formal_20240530-1342/meme/ShipeyaInc_20221227T235930/0.jpg</text:p>
          </table:table-cell>
          <table:table-cell office:value-type="string" calcext:value-type="string">
            <text:p>Pattern 6</text:p>
          </table:table-cell>
          <table:table-cell office:value-type="float" office:value="0.902448312424016" calcext:value-type="float">
            <text:p>0.902448312424016</text:p>
          </table:table-cell>
          <table:table-cell office:value-type="float" office:value="0.114263320198627" calcext:value-type="float">
            <text:p>0.114263320198627</text:p>
          </table:table-cell>
          <table:table-cell office:value-type="float" office:value="0.665478396192968" calcext:value-type="float">
            <text:p>0.665478396192968</text:p>
          </table:table-cell>
          <table:table-cell office:value-type="string" calcext:value-type="string">
            <text:p>https://twitter.com/jafries05/status/1607908630246064130</text:p>
          </table:table-cell>
        </table:table-row>
        <table:table-row table:style-name="ro1">
          <table:table-cell office:value-type="string" calcext:value-type="string">
            <text:p>input/data_formal_20240530-1342/meme/ShipPosting_exe_20230316T021005/0.jpg</text:p>
          </table:table-cell>
          <table:table-cell office:value-type="string" calcext:value-type="string">
            <text:p>Pattern 6</text:p>
          </table:table-cell>
          <table:table-cell office:value-type="float" office:value="0.943075492684939" calcext:value-type="float">
            <text:p>0.943075492684939</text:p>
          </table:table-cell>
          <table:table-cell office:value-type="float" office:value="0.126291642429995" calcext:value-type="float">
            <text:p>0.126291642429995</text:p>
          </table:table-cell>
          <table:table-cell office:value-type="float" office:value="0.51300931845657" calcext:value-type="float">
            <text:p>0.51300931845657</text:p>
          </table:table-cell>
          <table:table-cell office:value-type="string" calcext:value-type="string">
            <text:p>https://twitter.com/ShipPosting_exe/status/1636188054158209025</text:p>
          </table:table-cell>
        </table:table-row>
        <table:table-row table:style-name="ro1">
          <table:table-cell office:value-type="string" calcext:value-type="string">
            <text:p>input/data_formal_20240530-1342/meme/ShirkesMedia_20230105T155216/0.jpg</text:p>
          </table:table-cell>
          <table:table-cell office:value-type="string" calcext:value-type="string">
            <text:p>Pattern 4</text:p>
          </table:table-cell>
          <table:table-cell office:value-type="float" office:value="0.918655714300692" calcext:value-type="float">
            <text:p>0.918655714300692</text:p>
          </table:table-cell>
          <table:table-cell office:value-type="float" office:value="0.143809075218695" calcext:value-type="float">
            <text:p>0.143809075218695</text:p>
          </table:table-cell>
          <table:table-cell office:value-type="float" office:value="0.709880934515276" calcext:value-type="float">
            <text:p>0.709880934515276</text:p>
          </table:table-cell>
          <table:table-cell office:value-type="string" calcext:value-type="string">
            <text:p>https://twitter.com/ShirkesMedia/status/1611027812181499906</text:p>
          </table:table-cell>
        </table:table-row>
        <table:table-row table:style-name="ro1">
          <table:table-cell office:value-type="string" calcext:value-type="string">
            <text:p>input/data_formal_20240530-1342/meme/ShirkesMedia_20230106T131601/0.jpg</text:p>
          </table:table-cell>
          <table:table-cell office:value-type="string" calcext:value-type="string">
            <text:p>Pattern 6</text:p>
          </table:table-cell>
          <table:table-cell office:value-type="float" office:value="0.900822867279714" calcext:value-type="float">
            <text:p>0.900822867279714</text:p>
          </table:table-cell>
          <table:table-cell office:value-type="float" office:value="0.195501123326761" calcext:value-type="float">
            <text:p>0.195501123326761</text:p>
          </table:table-cell>
          <table:table-cell office:value-type="float" office:value="0.734673065356592" calcext:value-type="float">
            <text:p>0.734673065356592</text:p>
          </table:table-cell>
          <table:table-cell office:value-type="string" calcext:value-type="string">
            <text:p>https://twitter.com/ShirkesMedia/status/1611350877138464769</text:p>
          </table:table-cell>
        </table:table-row>
        <table:table-row table:style-name="ro1">
          <table:table-cell office:value-type="string" calcext:value-type="string">
            <text:p>input/data_formal_20240530-1342/meme/ShirkesMedia_20230112T084909/0.jpg</text:p>
          </table:table-cell>
          <table:table-cell office:value-type="string" calcext:value-type="string">
            <text:p>Pattern 3</text:p>
          </table:table-cell>
          <table:table-cell office:value-type="float" office:value="0.871360003562886" calcext:value-type="float">
            <text:p>0.871360003562886</text:p>
          </table:table-cell>
          <table:table-cell office:value-type="float" office:value="0.0817168272470016" calcext:value-type="float">
            <text:p>0.0817168272470016</text:p>
          </table:table-cell>
          <table:table-cell office:value-type="float" office:value="0.669185163150605" calcext:value-type="float">
            <text:p>0.669185163150605</text:p>
          </table:table-cell>
          <table:table-cell office:value-type="string" calcext:value-type="string">
            <text:p>https://twitter.com/ShirkesMedia/status/1613458048085000193</text:p>
          </table:table-cell>
        </table:table-row>
        <table:table-row table:style-name="ro1">
          <table:table-cell office:value-type="string" calcext:value-type="string">
            <text:p>input/data_formal_20240530-1342/meme/ShirkesMedia_20230112T084909/1.jpg</text:p>
          </table:table-cell>
          <table:table-cell office:value-type="string" calcext:value-type="string">
            <text:p>Pattern 3</text:p>
          </table:table-cell>
          <table:table-cell office:value-type="float" office:value="0.87528858465419" calcext:value-type="float">
            <text:p>0.87528858465419</text:p>
          </table:table-cell>
          <table:table-cell office:value-type="float" office:value="0.0708269520110356" calcext:value-type="float">
            <text:p>0.0708269520110356</text:p>
          </table:table-cell>
          <table:table-cell office:value-type="float" office:value="0.686838646001037" calcext:value-type="float">
            <text:p>0.686838646001037</text:p>
          </table:table-cell>
          <table:table-cell office:value-type="string" calcext:value-type="string">
            <text:p>https://twitter.com/ShirkesMedia/status/1613458048085000193</text:p>
          </table:table-cell>
        </table:table-row>
        <table:table-row table:style-name="ro1">
          <table:table-cell office:value-type="string" calcext:value-type="string">
            <text:p>input/data_formal_20240530-1342/meme/shironeko116307_20221228T035641/0.jpg</text:p>
          </table:table-cell>
          <table:table-cell office:value-type="string" calcext:value-type="string">
            <text:p>Pattern 3</text:p>
          </table:table-cell>
          <table:table-cell office:value-type="float" office:value="0.961192148160648" calcext:value-type="float">
            <text:p>0.961192148160648</text:p>
          </table:table-cell>
          <table:table-cell office:value-type="float" office:value="0.138473242068279" calcext:value-type="float">
            <text:p>0.138473242068279</text:p>
          </table:table-cell>
          <table:table-cell office:value-type="float" office:value="0.428060996873088" calcext:value-type="float">
            <text:p>0.428060996873088</text:p>
          </table:table-cell>
          <table:table-cell office:value-type="string" calcext:value-type="string">
            <text:p>https://twitter.com/shironeko116307/status/1607948624927023106</text:p>
          </table:table-cell>
        </table:table-row>
        <table:table-row table:style-name="ro1">
          <table:table-cell office:value-type="string" calcext:value-type="string">
            <text:p>input/data_formal_20240530-1342/meme/showboxchannel_20221228T053629/0.jpg</text:p>
          </table:table-cell>
          <table:table-cell office:value-type="string" calcext:value-type="string">
            <text:p>Pattern 1</text:p>
          </table:table-cell>
          <table:table-cell office:value-type="float" office:value="0.903614756262948" calcext:value-type="float">
            <text:p>0.903614756262948</text:p>
          </table:table-cell>
          <table:table-cell office:value-type="float" office:value="0.150206081276639" calcext:value-type="float">
            <text:p>0.150206081276639</text:p>
          </table:table-cell>
          <table:table-cell office:value-type="float" office:value="0.405824773353296" calcext:value-type="float">
            <text:p>0.405824773353296</text:p>
          </table:table-cell>
          <table:table-cell office:value-type="string" calcext:value-type="string">
            <text:p>https://twitter.com/showboxchannel/status/1607973743586082820</text:p>
          </table:table-cell>
        </table:table-row>
        <table:table-row table:style-name="ro1">
          <table:table-cell office:value-type="string" calcext:value-type="string">
            <text:p>input/data_formal_20240530-1342/meme/showboxchannel_20230106T080314/0.jpg</text:p>
          </table:table-cell>
          <table:table-cell office:value-type="string" calcext:value-type="string">
            <text:p>Pattern 4</text:p>
          </table:table-cell>
          <table:table-cell office:value-type="float" office:value="0.754595397822493" calcext:value-type="float">
            <text:p>0.754595397822493</text:p>
          </table:table-cell>
          <table:table-cell office:value-type="float" office:value="0.150785825740919" calcext:value-type="float">
            <text:p>0.150785825740919</text:p>
          </table:table-cell>
          <table:table-cell office:value-type="float" office:value="0.612900539707778" calcext:value-type="float">
            <text:p>0.612900539707778</text:p>
          </table:table-cell>
          <table:table-cell office:value-type="string" calcext:value-type="string">
            <text:p>https://twitter.com/showboxchannel/status/1611272163323162624</text:p>
          </table:table-cell>
        </table:table-row>
        <table:table-row table:style-name="ro1">
          <table:table-cell office:value-type="string" calcext:value-type="string">
            <text:p>input/data_formal_20240530-1342/meme/ShreyaS42366604_20221228T050228/0.jpg</text:p>
          </table:table-cell>
          <table:table-cell office:value-type="string" calcext:value-type="string">
            <text:p>Pattern 3</text:p>
          </table:table-cell>
          <table:table-cell office:value-type="float" office:value="0.926842941272291" calcext:value-type="float">
            <text:p>0.926842941272291</text:p>
          </table:table-cell>
          <table:table-cell office:value-type="float" office:value="0.30995646930144" calcext:value-type="float">
            <text:p>0.30995646930144</text:p>
          </table:table-cell>
          <table:table-cell office:value-type="float" office:value="0.359052469127592" calcext:value-type="float">
            <text:p>0.359052469127592</text:p>
          </table:table-cell>
          <table:table-cell office:value-type="string" calcext:value-type="string">
            <text:p>https://twitter.com/ShreyaS42366604/status/1607965180696358914</text:p>
          </table:table-cell>
        </table:table-row>
        <table:table-row table:style-name="ro1">
          <table:table-cell office:value-type="string" calcext:value-type="string">
            <text:p>input/data_formal_20240530-1342/meme/shrutij006_20230201T201347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hrutij006/status/1620878098995744769</text:p>
          </table:table-cell>
        </table:table-row>
        <table:table-row table:style-name="ro1">
          <table:table-cell office:value-type="string" calcext:value-type="string">
            <text:p>input/data_formal_20240530-1342/meme/shubhamdave29_20230202T054700/0.jpg</text:p>
          </table:table-cell>
          <table:table-cell office:value-type="string" calcext:value-type="string">
            <text:p>Pattern 4</text:p>
          </table:table-cell>
          <table:table-cell office:value-type="float" office:value="0.86020353637941" calcext:value-type="float">
            <text:p>0.86020353637941</text:p>
          </table:table-cell>
          <table:table-cell office:value-type="float" office:value="0.0640894942664812" calcext:value-type="float">
            <text:p>0.0640894942664812</text:p>
          </table:table-cell>
          <table:table-cell office:value-type="float" office:value="0.476157110029614" calcext:value-type="float">
            <text:p>0.476157110029614</text:p>
          </table:table-cell>
          <table:table-cell office:value-type="string" calcext:value-type="string">
            <text:p>https://twitter.com/shubhamdave29/status/1621022353814872064</text:p>
          </table:table-cell>
        </table:table-row>
        <table:table-row table:style-name="ro1">
          <table:table-cell office:value-type="string" calcext:value-type="string">
            <text:p>input/data_formal_20240530-1342/meme/shubhamdongare__20230113T110727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hubhamdongare_/status/1613855592644501504</text:p>
          </table:table-cell>
        </table:table-row>
        <table:table-row table:style-name="ro1">
          <table:table-cell office:value-type="string" calcext:value-type="string">
            <text:p>input/data_formal_20240530-1342/meme/shyzarsueglobal_20230107T030350/0.jpg</text:p>
          </table:table-cell>
          <table:table-cell office:value-type="string" calcext:value-type="string">
            <text:p>Pattern 3</text:p>
          </table:table-cell>
          <table:table-cell office:value-type="float" office:value="0.924047856879333" calcext:value-type="float">
            <text:p>0.924047856879333</text:p>
          </table:table-cell>
          <table:table-cell office:value-type="float" office:value="0.245181923633883" calcext:value-type="float">
            <text:p>0.245181923633883</text:p>
          </table:table-cell>
          <table:table-cell office:value-type="float" office:value="0.315929121935329" calcext:value-type="float">
            <text:p>0.315929121935329</text:p>
          </table:table-cell>
          <table:table-cell office:value-type="string" calcext:value-type="string">
            <text:p>https://twitter.com/shyzarsueglobal/status/1611559203411304452</text:p>
          </table:table-cell>
        </table:table-row>
        <table:table-row table:style-name="ro1">
          <table:table-cell office:value-type="string" calcext:value-type="string">
            <text:p>input/data_formal_20240530-1342/meme/shyzarsueglobal_20230107T030747/0.jpg</text:p>
          </table:table-cell>
          <table:table-cell office:value-type="string" calcext:value-type="string">
            <text:p>Pattern 6</text:p>
          </table:table-cell>
          <table:table-cell office:value-type="float" office:value="0.886641529610232" calcext:value-type="float">
            <text:p>0.886641529610232</text:p>
          </table:table-cell>
          <table:table-cell office:value-type="float" office:value="0.20286064589618" calcext:value-type="float">
            <text:p>0.20286064589618</text:p>
          </table:table-cell>
          <table:table-cell office:value-type="float" office:value="0.652950198391464" calcext:value-type="float">
            <text:p>0.652950198391464</text:p>
          </table:table-cell>
          <table:table-cell office:value-type="string" calcext:value-type="string">
            <text:p>https://twitter.com/shyzarsueglobal/status/1611560197880782849</text:p>
          </table:table-cell>
        </table:table-row>
        <table:table-row table:style-name="ro1">
          <table:table-cell office:value-type="string" calcext:value-type="string">
            <text:p>input/data_formal_20240530-1342/meme/shyzarsueglobal_20230107T031255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hyzarsueglobal/status/1611561491941019649</text:p>
          </table:table-cell>
        </table:table-row>
        <table:table-row table:style-name="ro1">
          <table:table-cell office:value-type="string" calcext:value-type="string">
            <text:p>input/data_formal_20240530-1342/meme/SiamDewan890_20230206T112713/0.jpg</text:p>
          </table:table-cell>
          <table:table-cell office:value-type="string" calcext:value-type="string">
            <text:p>Pattern 3</text:p>
          </table:table-cell>
          <table:table-cell office:value-type="float" office:value="0.958493639959582" calcext:value-type="float">
            <text:p>0.958493639959582</text:p>
          </table:table-cell>
          <table:table-cell office:value-type="float" office:value="0.312236982213667" calcext:value-type="float">
            <text:p>0.312236982213667</text:p>
          </table:table-cell>
          <table:table-cell office:value-type="float" office:value="0.352290347511959" calcext:value-type="float">
            <text:p>0.352290347511959</text:p>
          </table:table-cell>
          <table:table-cell office:value-type="string" calcext:value-type="string">
            <text:p>https://twitter.com/SiamDewan890/status/1622557521599930368</text:p>
          </table:table-cell>
        </table:table-row>
        <table:table-row table:style-name="ro1">
          <table:table-cell office:value-type="string" calcext:value-type="string">
            <text:p>input/data_formal_20240530-1342/meme/SimulWolf_20230205T120536/0.jpg</text:p>
          </table:table-cell>
          <table:table-cell office:value-type="string" calcext:value-type="string">
            <text:p>Pattern 3</text:p>
          </table:table-cell>
          <table:table-cell office:value-type="float" office:value="0.861426037352956" calcext:value-type="float">
            <text:p>0.861426037352956</text:p>
          </table:table-cell>
          <table:table-cell office:value-type="float" office:value="0.170684138522336" calcext:value-type="float">
            <text:p>0.170684138522336</text:p>
          </table:table-cell>
          <table:table-cell office:value-type="float" office:value="0.580101404418188" calcext:value-type="float">
            <text:p>0.580101404418188</text:p>
          </table:table-cell>
          <table:table-cell office:value-type="string" calcext:value-type="string">
            <text:p>https://twitter.com/SimulWolf/status/1622597865930649601</text:p>
          </table:table-cell>
        </table:table-row>
        <table:table-row table:style-name="ro1">
          <table:table-cell office:value-type="string" calcext:value-type="string">
            <text:p>input/data_formal_20240530-1342/meme/SimulWolf_20230206T073300/0.jpg</text:p>
          </table:table-cell>
          <table:table-cell office:value-type="string" calcext:value-type="string">
            <text:p>Pattern 3</text:p>
          </table:table-cell>
          <table:table-cell office:value-type="float" office:value="0.85211601198825" calcext:value-type="float">
            <text:p>0.85211601198825</text:p>
          </table:table-cell>
          <table:table-cell office:value-type="float" office:value="0.204648780668458" calcext:value-type="float">
            <text:p>0.204648780668458</text:p>
          </table:table-cell>
          <table:table-cell office:value-type="float" office:value="0.302192359912653" calcext:value-type="float">
            <text:p>0.302192359912653</text:p>
          </table:table-cell>
          <table:table-cell office:value-type="string" calcext:value-type="string">
            <text:p>https://twitter.com/PythonBot_By_PM/status/1622597772464513026</text:p>
          </table:table-cell>
        </table:table-row>
        <table:table-row table:style-name="ro1">
          <table:table-cell office:value-type="string" calcext:value-type="string">
            <text:p>input/data_formal_20240530-1342/meme/SinaYousefpoor_20230206T111342/0.jpg</text:p>
          </table:table-cell>
          <table:table-cell office:value-type="string" calcext:value-type="string">
            <text:p>Pattern 3</text:p>
          </table:table-cell>
          <table:table-cell office:value-type="float" office:value="0.903687557910881" calcext:value-type="float">
            <text:p>0.903687557910881</text:p>
          </table:table-cell>
          <table:table-cell office:value-type="float" office:value="0.192299134685644" calcext:value-type="float">
            <text:p>0.192299134685644</text:p>
          </table:table-cell>
          <table:table-cell office:value-type="float" office:value="0.497395539812956" calcext:value-type="float">
            <text:p>0.497395539812956</text:p>
          </table:table-cell>
          <table:table-cell office:value-type="string" calcext:value-type="string">
            <text:p>https://twitter.com/SinaYousefpoor/status/1622554120128266244</text:p>
          </table:table-cell>
        </table:table-row>
        <table:table-row table:style-name="ro1">
          <table:table-cell office:value-type="string" calcext:value-type="string">
            <text:p>input/data_formal_20240530-1342/meme/skivia__20230226T043000/0.jpg</text:p>
          </table:table-cell>
          <table:table-cell office:value-type="string" calcext:value-type="string">
            <text:p>Pattern 3</text:p>
          </table:table-cell>
          <table:table-cell office:value-type="float" office:value="0.930365045421619" calcext:value-type="float">
            <text:p>0.930365045421619</text:p>
          </table:table-cell>
          <table:table-cell office:value-type="float" office:value="0.180598515013126" calcext:value-type="float">
            <text:p>0.180598515013126</text:p>
          </table:table-cell>
          <table:table-cell office:value-type="float" office:value="0.445619280418666" calcext:value-type="float">
            <text:p>0.445619280418666</text:p>
          </table:table-cell>
          <table:table-cell office:value-type="string" calcext:value-type="string">
            <text:p>https://twitter.com/skivia_/status/1629700282933182464</text:p>
          </table:table-cell>
        </table:table-row>
        <table:table-row table:style-name="ro1">
          <table:table-cell office:value-type="string" calcext:value-type="string">
            <text:p>input/data_formal_20240530-1342/meme/SKizzleAXE_20230322T174300/0.jpg</text:p>
          </table:table-cell>
          <table:table-cell office:value-type="string" calcext:value-type="string">
            <text:p>Pattern 1</text:p>
          </table:table-cell>
          <table:table-cell office:value-type="float" office:value="0.901392066254575" calcext:value-type="float">
            <text:p>0.901392066254575</text:p>
          </table:table-cell>
          <table:table-cell office:value-type="float" office:value="0.221952090757049" calcext:value-type="float">
            <text:p>0.221952090757049</text:p>
          </table:table-cell>
          <table:table-cell office:value-type="float" office:value="0.202600633743629" calcext:value-type="float">
            <text:p>0.202600633743629</text:p>
          </table:table-cell>
          <table:table-cell office:value-type="string" calcext:value-type="string">
            <text:p>https://twitter.com/SKizzleAXE/status/1638597158470565888</text:p>
          </table:table-cell>
        </table:table-row>
        <table:table-row table:style-name="ro1">
          <table:table-cell office:value-type="string" calcext:value-type="string">
            <text:p>input/data_formal_20240530-1342/meme/Skwrlwrld_20210218T230521/0.jpg</text:p>
          </table:table-cell>
          <table:table-cell office:value-type="string" calcext:value-type="string">
            <text:p>Pattern 3</text:p>
          </table:table-cell>
          <table:table-cell office:value-type="float" office:value="0.890062178892203" calcext:value-type="float">
            <text:p>0.890062178892203</text:p>
          </table:table-cell>
          <table:table-cell office:value-type="float" office:value="0.132201515308761" calcext:value-type="float">
            <text:p>0.132201515308761</text:p>
          </table:table-cell>
          <table:table-cell office:value-type="float" office:value="0.342962203217667" calcext:value-type="float">
            <text:p>0.342962203217667</text:p>
          </table:table-cell>
          <table:table-cell office:value-type="string" calcext:value-type="string">
            <text:p>https://twitter.com/TuuwaCoyote/status/1620923956768428032</text:p>
          </table:table-cell>
        </table:table-row>
        <table:table-row table:style-name="ro1">
          <table:table-cell office:value-type="string" calcext:value-type="string">
            <text:p>input/data_formal_20240530-1342/meme/skypathdigital_20230105T112751/0.jpg</text:p>
          </table:table-cell>
          <table:table-cell office:value-type="string" calcext:value-type="string">
            <text:p>Pattern 4</text:p>
          </table:table-cell>
          <table:table-cell office:value-type="float" office:value="0.835738360303114" calcext:value-type="float">
            <text:p>0.835738360303114</text:p>
          </table:table-cell>
          <table:table-cell office:value-type="float" office:value="0.133287909048511" calcext:value-type="float">
            <text:p>0.133287909048511</text:p>
          </table:table-cell>
          <table:table-cell office:value-type="float" office:value="0.794287002963651" calcext:value-type="float">
            <text:p>0.794287002963651</text:p>
          </table:table-cell>
          <table:table-cell office:value-type="string" calcext:value-type="string">
            <text:p>https://twitter.com/skypathdigital/status/1610961269972172801</text:p>
          </table:table-cell>
        </table:table-row>
        <table:table-row table:style-name="ro1">
          <table:table-cell office:value-type="string" calcext:value-type="string">
            <text:p>input/data_formal_20240530-1342/meme/SLMPLAYS_20230202T010153/0.jpg</text:p>
          </table:table-cell>
          <table:table-cell office:value-type="string" calcext:value-type="string">
            <text:p>Pattern 1</text:p>
          </table:table-cell>
          <table:table-cell office:value-type="float" office:value="0.86372451180498" calcext:value-type="float">
            <text:p>0.86372451180498</text:p>
          </table:table-cell>
          <table:table-cell office:value-type="float" office:value="0.147156431770728" calcext:value-type="float">
            <text:p>0.147156431770728</text:p>
          </table:table-cell>
          <table:table-cell office:value-type="float" office:value="0.0919550973835674" calcext:value-type="float">
            <text:p>0.0919550973835674</text:p>
          </table:table-cell>
          <table:table-cell office:value-type="string" calcext:value-type="string">
            <text:p>https://twitter.com/SLMPLAYS/status/1620950602053292034</text:p>
          </table:table-cell>
        </table:table-row>
        <table:table-row table:style-name="ro1">
          <table:table-cell office:value-type="string" calcext:value-type="string">
            <text:p>input/data_formal_20240530-1342/meme/Slopez30_20221228T010429/0.jpg</text:p>
          </table:table-cell>
          <table:table-cell office:value-type="string" calcext:value-type="string">
            <text:p>Pattern 1</text:p>
          </table:table-cell>
          <table:table-cell office:value-type="float" office:value="0.928907494231731" calcext:value-type="float">
            <text:p>0.928907494231731</text:p>
          </table:table-cell>
          <table:table-cell office:value-type="float" office:value="0.158735806645045" calcext:value-type="float">
            <text:p>0.158735806645045</text:p>
          </table:table-cell>
          <table:table-cell office:value-type="float" office:value="0.217930260660685" calcext:value-type="float">
            <text:p>0.217930260660685</text:p>
          </table:table-cell>
          <table:table-cell office:value-type="string" calcext:value-type="string">
            <text:p>https://twitter.com/kratoswrath654/status/1607905609315147776</text:p>
          </table:table-cell>
        </table:table-row>
        <table:table-row table:style-name="ro1">
          <table:table-cell office:value-type="string" calcext:value-type="string">
            <text:p>input/data_formal_20240530-1342/meme/Slopez30_20230109T010427/0.jpg</text:p>
          </table:table-cell>
          <table:table-cell office:value-type="string" calcext:value-type="string">
            <text:p>Pattern 6</text:p>
          </table:table-cell>
          <table:table-cell office:value-type="float" office:value="0.965926532157747" calcext:value-type="float">
            <text:p>0.965926532157747</text:p>
          </table:table-cell>
          <table:table-cell office:value-type="float" office:value="0.110604740964768" calcext:value-type="float">
            <text:p>0.110604740964768</text:p>
          </table:table-cell>
          <table:table-cell office:value-type="float" office:value="0.366470307816374" calcext:value-type="float">
            <text:p>0.366470307816374</text:p>
          </table:table-cell>
          <table:table-cell office:value-type="string" calcext:value-type="string">
            <text:p>https://twitter.com/Barbalicious3/status/1613317749400535040</text:p>
          </table:table-cell>
        </table:table-row>
        <table:table-row table:style-name="ro1">
          <table:table-cell office:value-type="string" calcext:value-type="string">
            <text:p>input/data_formal_20240530-1342/meme/SlotsDeathclaw_20230131T163900/0.jpg</text:p>
          </table:table-cell>
          <table:table-cell office:value-type="string" calcext:value-type="string">
            <text:p>Pattern 6</text:p>
          </table:table-cell>
          <table:table-cell office:value-type="float" office:value="0.908401865287758" calcext:value-type="float">
            <text:p>0.908401865287758</text:p>
          </table:table-cell>
          <table:table-cell office:value-type="float" office:value="0.150169750780719" calcext:value-type="float">
            <text:p>0.150169750780719</text:p>
          </table:table-cell>
          <table:table-cell office:value-type="float" office:value="0.522746071184923" calcext:value-type="float">
            <text:p>0.522746071184923</text:p>
          </table:table-cell>
          <table:table-cell office:value-type="string" calcext:value-type="string">
            <text:p>https://twitter.com/delacruzrose088/status/1620974126793105408</text:p>
          </table:table-cell>
        </table:table-row>
        <table:table-row table:style-name="ro1">
          <table:table-cell office:value-type="string" calcext:value-type="string">
            <text:p>input/data_formal_20240530-1342/meme/Smarf_sri___20230103T154124/0.jpg</text:p>
          </table:table-cell>
          <table:table-cell office:value-type="string" calcext:value-type="string">
            <text:p>Pattern 3</text:p>
          </table:table-cell>
          <table:table-cell office:value-type="float" office:value="0.897735364588625" calcext:value-type="float">
            <text:p>0.897735364588625</text:p>
          </table:table-cell>
          <table:table-cell office:value-type="float" office:value="0.114049256801043" calcext:value-type="float">
            <text:p>0.114049256801043</text:p>
          </table:table-cell>
          <table:table-cell office:value-type="float" office:value="0.548635512031297" calcext:value-type="float">
            <text:p>0.548635512031297</text:p>
          </table:table-cell>
          <table:table-cell office:value-type="string" calcext:value-type="string">
            <text:p>https://twitter.com/Smarf_sri__/status/1610300302028341250</text:p>
          </table:table-cell>
        </table:table-row>
        <table:table-row table:style-name="ro1">
          <table:table-cell office:value-type="string" calcext:value-type="string">
            <text:p>input/data_formal_20240530-1342/meme/smartivitylabs_20230206T133310/0.jpg</text:p>
          </table:table-cell>
          <table:table-cell office:value-type="string" calcext:value-type="string">
            <text:p>Pattern 1</text:p>
          </table:table-cell>
          <table:table-cell office:value-type="float" office:value="0.932757762854326" calcext:value-type="float">
            <text:p>0.932757762854326</text:p>
          </table:table-cell>
          <table:table-cell office:value-type="float" office:value="0.105729431291817" calcext:value-type="float">
            <text:p>0.105729431291817</text:p>
          </table:table-cell>
          <table:table-cell office:value-type="float" office:value="0.397157962433096" calcext:value-type="float">
            <text:p>0.397157962433096</text:p>
          </table:table-cell>
          <table:table-cell office:value-type="string" calcext:value-type="string">
            <text:p>https://twitter.com/smartivitylabs/status/1622589217795874817</text:p>
          </table:table-cell>
        </table:table-row>
        <table:table-row table:style-name="ro1">
          <table:table-cell office:value-type="string" calcext:value-type="string">
            <text:p>input/data_formal_20240530-1342/meme/smartivitylabs_20230206T133310/1.jpg</text:p>
          </table:table-cell>
          <table:table-cell office:value-type="string" calcext:value-type="string">
            <text:p>Pattern 1</text:p>
          </table:table-cell>
          <table:table-cell office:value-type="float" office:value="0.931238129462791" calcext:value-type="float">
            <text:p>0.931238129462791</text:p>
          </table:table-cell>
          <table:table-cell office:value-type="float" office:value="0.143237135035178" calcext:value-type="float">
            <text:p>0.143237135035178</text:p>
          </table:table-cell>
          <table:table-cell office:value-type="float" office:value="0.400570546082498" calcext:value-type="float">
            <text:p>0.400570546082498</text:p>
          </table:table-cell>
          <table:table-cell office:value-type="string" calcext:value-type="string">
            <text:p>https://twitter.com/smartivitylabs/status/1622589217795874817</text:p>
          </table:table-cell>
        </table:table-row>
        <table:table-row table:style-name="ro1">
          <table:table-cell office:value-type="string" calcext:value-type="string">
            <text:p>input/data_formal_20240530-1342/meme/smartivitylabs_20230206T133310/2.jpg</text:p>
          </table:table-cell>
          <table:table-cell office:value-type="string" calcext:value-type="string">
            <text:p>Pattern 4</text:p>
          </table:table-cell>
          <table:table-cell office:value-type="float" office:value="0.84654404264883" calcext:value-type="float">
            <text:p>0.84654404264883</text:p>
          </table:table-cell>
          <table:table-cell office:value-type="float" office:value="0.127256811739135" calcext:value-type="float">
            <text:p>0.127256811739135</text:p>
          </table:table-cell>
          <table:table-cell office:value-type="float" office:value="0.563823854267907" calcext:value-type="float">
            <text:p>0.563823854267907</text:p>
          </table:table-cell>
          <table:table-cell office:value-type="string" calcext:value-type="string">
            <text:p>https://twitter.com/smartivitylabs/status/1622589217795874817</text:p>
          </table:table-cell>
        </table:table-row>
        <table:table-row table:style-name="ro1">
          <table:table-cell office:value-type="string" calcext:value-type="string">
            <text:p>input/data_formal_20240530-1342/meme/SmartPlantHome_20221227T010055/0.jpg</text:p>
          </table:table-cell>
          <table:table-cell office:value-type="string" calcext:value-type="string">
            <text:p>Pattern 6</text:p>
          </table:table-cell>
          <table:table-cell office:value-type="float" office:value="0.941684612589259" calcext:value-type="float">
            <text:p>0.941684612589259</text:p>
          </table:table-cell>
          <table:table-cell office:value-type="float" office:value="0.192788452152026" calcext:value-type="float">
            <text:p>0.192788452152026</text:p>
          </table:table-cell>
          <table:table-cell office:value-type="float" office:value="0.389412377053709" calcext:value-type="float">
            <text:p>0.389412377053709</text:p>
          </table:table-cell>
          <table:table-cell office:value-type="string" calcext:value-type="string">
            <text:p>https://twitter.com/SmartPlantHome/status/1607542004778520578</text:p>
          </table:table-cell>
        </table:table-row>
        <table:table-row table:style-name="ro1">
          <table:table-cell office:value-type="string" calcext:value-type="string">
            <text:p>input/data_formal_20240530-1342/meme/Smartptonline_20230105T121300/0.jpg</text:p>
          </table:table-cell>
          <table:table-cell office:value-type="string" calcext:value-type="string">
            <text:p>Pattern 1</text:p>
          </table:table-cell>
          <table:table-cell office:value-type="float" office:value="0.885083040155601" calcext:value-type="float">
            <text:p>0.885083040155601</text:p>
          </table:table-cell>
          <table:table-cell office:value-type="float" office:value="0.155571017712308" calcext:value-type="float">
            <text:p>0.155571017712308</text:p>
          </table:table-cell>
          <table:table-cell office:value-type="float" office:value="0.285123435354105" calcext:value-type="float">
            <text:p>0.285123435354105</text:p>
          </table:table-cell>
          <table:table-cell office:value-type="string" calcext:value-type="string">
            <text:p>https://twitter.com/Smartptonline/status/1610972630571520002</text:p>
          </table:table-cell>
        </table:table-row>
        <table:table-row table:style-name="ro1">
          <table:table-cell office:value-type="string" calcext:value-type="string">
            <text:p>input/data_formal_20240530-1342/meme/Smit901_20230323T034526/0.jpg</text:p>
          </table:table-cell>
          <table:table-cell office:value-type="string" calcext:value-type="string">
            <text:p>Pattern 4</text:p>
          </table:table-cell>
          <table:table-cell office:value-type="float" office:value="0.84456512851506" calcext:value-type="float">
            <text:p>0.84456512851506</text:p>
          </table:table-cell>
          <table:table-cell office:value-type="float" office:value="0.101551537670328" calcext:value-type="float">
            <text:p>0.101551537670328</text:p>
          </table:table-cell>
          <table:table-cell office:value-type="float" office:value="0.606796062181929" calcext:value-type="float">
            <text:p>0.606796062181929</text:p>
          </table:table-cell>
          <table:table-cell office:value-type="string" calcext:value-type="string">
            <text:p>https://twitter.com/Smit901/status/1638748765388697601</text:p>
          </table:table-cell>
        </table:table-row>
        <table:table-row table:style-name="ro1">
          <table:table-cell office:value-type="string" calcext:value-type="string">
            <text:p>input/data_formal_20240530-1342/meme/SmutneHistorie_20230105T112847/0.jpg</text:p>
          </table:table-cell>
          <table:table-cell office:value-type="string" calcext:value-type="string">
            <text:p>Pattern 6</text:p>
          </table:table-cell>
          <table:table-cell office:value-type="float" office:value="0.897101969057283" calcext:value-type="float">
            <text:p>0.897101969057283</text:p>
          </table:table-cell>
          <table:table-cell office:value-type="float" office:value="0.172592286275236" calcext:value-type="float">
            <text:p>0.172592286275236</text:p>
          </table:table-cell>
          <table:table-cell office:value-type="float" office:value="0.411328631866056" calcext:value-type="float">
            <text:p>0.411328631866056</text:p>
          </table:table-cell>
          <table:table-cell office:value-type="string" calcext:value-type="string">
            <text:p>https://twitter.com/kamborek/status/1610964124757893120</text:p>
          </table:table-cell>
        </table:table-row>
        <table:table-row table:style-name="ro1">
          <table:table-cell office:value-type="string" calcext:value-type="string">
            <text:p>input/data_formal_20240530-1342/meme/snack_meals_20230106T073852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nack_meals/status/1611266030327799814</text:p>
          </table:table-cell>
        </table:table-row>
        <table:table-row table:style-name="ro1">
          <table:table-cell office:value-type="string" calcext:value-type="string">
            <text:p>input/data_formal_20240530-1342/meme/snitchindia_20230106T065421/0.jpg</text:p>
          </table:table-cell>
          <table:table-cell office:value-type="string" calcext:value-type="string">
            <text:p>Pattern 6</text:p>
          </table:table-cell>
          <table:table-cell office:value-type="float" office:value="0.89819090088704" calcext:value-type="float">
            <text:p>0.89819090088704</text:p>
          </table:table-cell>
          <table:table-cell office:value-type="float" office:value="0.210127958287062" calcext:value-type="float">
            <text:p>0.210127958287062</text:p>
          </table:table-cell>
          <table:table-cell office:value-type="float" office:value="0.33559528706763" calcext:value-type="float">
            <text:p>0.33559528706763</text:p>
          </table:table-cell>
          <table:table-cell office:value-type="string" calcext:value-type="string">
            <text:p>https://twitter.com/snitchindia/status/1611254826985476102</text:p>
          </table:table-cell>
        </table:table-row>
        <table:table-row table:style-name="ro1">
          <table:table-cell office:value-type="string" calcext:value-type="string">
            <text:p>input/data_formal_20240530-1342/meme/SocialCTR__20230106T073457/0.jpg</text:p>
          </table:table-cell>
          <table:table-cell office:value-type="string" calcext:value-type="string">
            <text:p>Pattern 4</text:p>
          </table:table-cell>
          <table:table-cell office:value-type="float" office:value="0.759348324601052" calcext:value-type="float">
            <text:p>0.759348324601052</text:p>
          </table:table-cell>
          <table:table-cell office:value-type="float" office:value="0.0873313722308973" calcext:value-type="float">
            <text:p>0.0873313722308973</text:p>
          </table:table-cell>
          <table:table-cell office:value-type="float" office:value="0.725235444906244" calcext:value-type="float">
            <text:p>0.725235444906244</text:p>
          </table:table-cell>
          <table:table-cell office:value-type="string" calcext:value-type="string">
            <text:p>https://twitter.com/SocialCTR_/status/1611265044238458881</text:p>
          </table:table-cell>
        </table:table-row>
        <table:table-row table:style-name="ro1">
          <table:table-cell office:value-type="string" calcext:value-type="string">
            <text:p>input/data_formal_20240530-1342/meme/socinova_20221228T043306/0.jpg</text:p>
          </table:table-cell>
          <table:table-cell office:value-type="string" calcext:value-type="string">
            <text:p>Pattern 1</text:p>
          </table:table-cell>
          <table:table-cell office:value-type="float" office:value="0.90235792487616" calcext:value-type="float">
            <text:p>0.90235792487616</text:p>
          </table:table-cell>
          <table:table-cell office:value-type="float" office:value="0.179225069762258" calcext:value-type="float">
            <text:p>0.179225069762258</text:p>
          </table:table-cell>
          <table:table-cell office:value-type="float" office:value="0.32398313421744" calcext:value-type="float">
            <text:p>0.32398313421744</text:p>
          </table:table-cell>
          <table:table-cell office:value-type="string" calcext:value-type="string">
            <text:p>https://twitter.com/socinova/status/1607957791863447554</text:p>
          </table:table-cell>
        </table:table-row>
        <table:table-row table:style-name="ro1">
          <table:table-cell office:value-type="string" calcext:value-type="string">
            <text:p>input/data_formal_20240530-1342/meme/Soft_Junk_20230103T154159/0.jpg</text:p>
          </table:table-cell>
          <table:table-cell office:value-type="string" calcext:value-type="string">
            <text:p>Pattern 6</text:p>
          </table:table-cell>
          <table:table-cell office:value-type="float" office:value="0.916754931517089" calcext:value-type="float">
            <text:p>0.916754931517089</text:p>
          </table:table-cell>
          <table:table-cell office:value-type="float" office:value="0.206033434523957" calcext:value-type="float">
            <text:p>0.206033434523957</text:p>
          </table:table-cell>
          <table:table-cell office:value-type="float" office:value="0.489977821478312" calcext:value-type="float">
            <text:p>0.489977821478312</text:p>
          </table:table-cell>
          <table:table-cell office:value-type="string" calcext:value-type="string">
            <text:p>https://twitter.com/mclinuxmaxe/status/1610970994927341570</text:p>
          </table:table-cell>
        </table:table-row>
        <table:table-row table:style-name="ro1">
          <table:table-cell office:value-type="string" calcext:value-type="string">
            <text:p>input/data_formal_20240530-1342/meme/Soft_Junk_20230104T181336/0.jpg</text:p>
          </table:table-cell>
          <table:table-cell office:value-type="string" calcext:value-type="string">
            <text:p>Pattern 1</text:p>
          </table:table-cell>
          <table:table-cell office:value-type="float" office:value="0.87973567804287" calcext:value-type="float">
            <text:p>0.87973567804287</text:p>
          </table:table-cell>
          <table:table-cell office:value-type="float" office:value="0.158198300275291" calcext:value-type="float">
            <text:p>0.158198300275291</text:p>
          </table:table-cell>
          <table:table-cell office:value-type="float" office:value="0.389141949597236" calcext:value-type="float">
            <text:p>0.389141949597236</text:p>
          </table:table-cell>
          <table:table-cell office:value-type="string" calcext:value-type="string">
            <text:p>https://twitter.com/nextopsol/status/1610981932220973061</text:p>
          </table:table-cell>
        </table:table-row>
        <table:table-row table:style-name="ro1">
          <table:table-cell office:value-type="string" calcext:value-type="string">
            <text:p>input/data_formal_20240530-1342/meme/Soft_Junk_20230206T114938/0.jpg</text:p>
          </table:table-cell>
          <table:table-cell office:value-type="string" calcext:value-type="string">
            <text:p>Pattern 6</text:p>
          </table:table-cell>
          <table:table-cell office:value-type="float" office:value="0.940098750950247" calcext:value-type="float">
            <text:p>0.940098750950247</text:p>
          </table:table-cell>
          <table:table-cell office:value-type="float" office:value="0.168930163212197" calcext:value-type="float">
            <text:p>0.168930163212197</text:p>
          </table:table-cell>
          <table:table-cell office:value-type="float" office:value="0.422991930727143" calcext:value-type="float">
            <text:p>0.422991930727143</text:p>
          </table:table-cell>
          <table:table-cell office:value-type="string" calcext:value-type="string">
            <text:p>https://twitter.com/Soft_Junk/status/1622563164536848384</text:p>
          </table:table-cell>
        </table:table-row>
        <table:table-row table:style-name="ro1">
          <table:table-cell office:value-type="string" calcext:value-type="string">
            <text:p>input/data_formal_20240530-1342/meme/SoftDevGirl_20230128T184347/0.jpg</text:p>
          </table:table-cell>
          <table:table-cell office:value-type="string" calcext:value-type="string">
            <text:p>Pattern 3</text:p>
          </table:table-cell>
          <table:table-cell office:value-type="float" office:value="0.874768793014557" calcext:value-type="float">
            <text:p>0.874768793014557</text:p>
          </table:table-cell>
          <table:table-cell office:value-type="float" office:value="0.134619090000624" calcext:value-type="float">
            <text:p>0.134619090000624</text:p>
          </table:table-cell>
          <table:table-cell office:value-type="float" office:value="0.484963040893733" calcext:value-type="float">
            <text:p>0.484963040893733</text:p>
          </table:table-cell>
          <table:table-cell office:value-type="string" calcext:value-type="string">
            <text:p>https://twitter.com/dopemicrophone/status/1622592932690771968</text:p>
          </table:table-cell>
        </table:table-row>
        <table:table-row table:style-name="ro1">
          <table:table-cell office:value-type="string" calcext:value-type="string">
            <text:p>input/data_formal_20240530-1342/meme/Soheil_SBabaei_20230206T135623/0.jpg</text:p>
          </table:table-cell>
          <table:table-cell office:value-type="string" calcext:value-type="string">
            <text:p>Pattern 6</text:p>
          </table:table-cell>
          <table:table-cell office:value-type="float" office:value="0.904767653905054" calcext:value-type="float">
            <text:p>0.904767653905054</text:p>
          </table:table-cell>
          <table:table-cell office:value-type="float" office:value="0.362063093917789" calcext:value-type="float">
            <text:p>0.362063093917789</text:p>
          </table:table-cell>
          <table:table-cell office:value-type="float" office:value="0.394030214518813" calcext:value-type="float">
            <text:p>0.394030214518813</text:p>
          </table:table-cell>
          <table:table-cell office:value-type="string" calcext:value-type="string">
            <text:p>https://twitter.com/Soheil_SBabaei/status/1622595060473950208</text:p>
          </table:table-cell>
        </table:table-row>
        <table:table-row table:style-name="ro1">
          <table:table-cell office:value-type="string" calcext:value-type="string">
            <text:p>input/data_formal_20240530-1342/meme/SolvePestPros_20230206T140000/0.jpg</text:p>
          </table:table-cell>
          <table:table-cell office:value-type="string" calcext:value-type="string">
            <text:p>Pattern 6</text:p>
          </table:table-cell>
          <table:table-cell office:value-type="float" office:value="0.867997111433406" calcext:value-type="float">
            <text:p>0.867997111433406</text:p>
          </table:table-cell>
          <table:table-cell office:value-type="float" office:value="0.175129141362224" calcext:value-type="float">
            <text:p>0.175129141362224</text:p>
          </table:table-cell>
          <table:table-cell office:value-type="float" office:value="0.427386691978898" calcext:value-type="float">
            <text:p>0.427386691978898</text:p>
          </table:table-cell>
          <table:table-cell office:value-type="string" calcext:value-type="string">
            <text:p>https://twitter.com/SolvePestPros/status/1622595969769504770</text:p>
          </table:table-cell>
        </table:table-row>
        <table:table-row table:style-name="ro1">
          <table:table-cell office:value-type="string" calcext:value-type="string">
            <text:p>input/data_formal_20240530-1342/meme/Sombreflamme_20230202T044621/0.jpg</text:p>
          </table:table-cell>
          <table:table-cell office:value-type="string" calcext:value-type="string">
            <text:p>Pattern 1</text:p>
          </table:table-cell>
          <table:table-cell office:value-type="float" office:value="0.901221822443613" calcext:value-type="float">
            <text:p>0.901221822443613</text:p>
          </table:table-cell>
          <table:table-cell office:value-type="float" office:value="0.186191487383166" calcext:value-type="float">
            <text:p>0.186191487383166</text:p>
          </table:table-cell>
          <table:table-cell office:value-type="float" office:value="0.284721947051446" calcext:value-type="float">
            <text:p>0.284721947051446</text:p>
          </table:table-cell>
          <table:table-cell office:value-type="string" calcext:value-type="string">
            <text:p>https://twitter.com/Sombreflamme/status/1621007090591633408</text:p>
          </table:table-cell>
        </table:table-row>
        <table:table-row table:style-name="ro1">
          <table:table-cell office:value-type="string" calcext:value-type="string">
            <text:p>input/data_formal_20240530-1342/meme/SonicHeroes2077_20221228T003037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onicHeroes2077/status/1607896769907630080</text:p>
          </table:table-cell>
        </table:table-row>
        <table:table-row table:style-name="ro1">
          <table:table-cell office:value-type="string" calcext:value-type="string">
            <text:p>input/data_formal_20240530-1342/meme/sonreve__20230107T165220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onreve_/status/1611767706008649729</text:p>
          </table:table-cell>
        </table:table-row>
        <table:table-row table:style-name="ro1">
          <table:table-cell office:value-type="string" calcext:value-type="string">
            <text:p>input/data_formal_20240530-1342/meme/SooopSe_20230108T225811/0.jpg</text:p>
          </table:table-cell>
          <table:table-cell office:value-type="string" calcext:value-type="string">
            <text:p>Pattern 6</text:p>
          </table:table-cell>
          <table:table-cell office:value-type="float" office:value="0.881402142234672" calcext:value-type="float">
            <text:p>0.881402142234672</text:p>
          </table:table-cell>
          <table:table-cell office:value-type="float" office:value="0.2073912881896" calcext:value-type="float">
            <text:p>0.2073912881896</text:p>
          </table:table-cell>
          <table:table-cell office:value-type="float" office:value="0.635483106601239" calcext:value-type="float">
            <text:p>0.635483106601239</text:p>
          </table:table-cell>
          <table:table-cell office:value-type="string" calcext:value-type="string">
            <text:p>https://twitter.com/SooopSe/status/1612222162378842112</text:p>
          </table:table-cell>
        </table:table-row>
        <table:table-row table:style-name="ro1">
          <table:table-cell office:value-type="string" calcext:value-type="string">
            <text:p>input/data_formal_20240530-1342/meme/SpaceApeCoin_20230211T230033/0.jpg</text:p>
          </table:table-cell>
          <table:table-cell office:value-type="string" calcext:value-type="string">
            <text:p>Pattern 3</text:p>
          </table:table-cell>
          <table:table-cell office:value-type="float" office:value="0.906839981724913" calcext:value-type="float">
            <text:p>0.906839981724913</text:p>
          </table:table-cell>
          <table:table-cell office:value-type="float" office:value="0.148851322769428" calcext:value-type="float">
            <text:p>0.148851322769428</text:p>
          </table:table-cell>
          <table:table-cell office:value-type="float" office:value="0.49134075249361" calcext:value-type="float">
            <text:p>0.49134075249361</text:p>
          </table:table-cell>
          <table:table-cell office:value-type="string" calcext:value-type="string">
            <text:p>https://twitter.com/Manno5097/status/1624807827901480960</text:p>
          </table:table-cell>
        </table:table-row>
        <table:table-row table:style-name="ro1">
          <table:table-cell office:value-type="string" calcext:value-type="string">
            <text:p>input/data_formal_20240530-1342/meme/SpaceBoysNFTs_20230322T140319/0.jpg</text:p>
          </table:table-cell>
          <table:table-cell office:value-type="string" calcext:value-type="string">
            <text:p>Pattern 6</text:p>
          </table:table-cell>
          <table:table-cell office:value-type="float" office:value="0.90556155463366" calcext:value-type="float">
            <text:p>0.90556155463366</text:p>
          </table:table-cell>
          <table:table-cell office:value-type="float" office:value="0.161380996002825" calcext:value-type="float">
            <text:p>0.161380996002825</text:p>
          </table:table-cell>
          <table:table-cell office:value-type="float" office:value="0.377692373332719" calcext:value-type="float">
            <text:p>0.377692373332719</text:p>
          </table:table-cell>
          <table:table-cell office:value-type="string" calcext:value-type="string">
            <text:p>https://twitter.com/HelmetBear21/status/1638747907489943555</text:p>
          </table:table-cell>
        </table:table-row>
        <table:table-row table:style-name="ro1">
          <table:table-cell office:value-type="string" calcext:value-type="string">
            <text:p>input/data_formal_20240530-1342/meme/sparksfury_20221227T114602/0.jpg</text:p>
          </table:table-cell>
          <table:table-cell office:value-type="string" calcext:value-type="string">
            <text:p>Pattern 3</text:p>
          </table:table-cell>
          <table:table-cell office:value-type="float" office:value="0.896313477180005" calcext:value-type="float">
            <text:p>0.896313477180005</text:p>
          </table:table-cell>
          <table:table-cell office:value-type="float" office:value="0.152499146668069" calcext:value-type="float">
            <text:p>0.152499146668069</text:p>
          </table:table-cell>
          <table:table-cell office:value-type="float" office:value="0.46575328672985" calcext:value-type="float">
            <text:p>0.46575328672985</text:p>
          </table:table-cell>
          <table:table-cell office:value-type="string" calcext:value-type="string">
            <text:p>https://twitter.com/solosoyanimal/status/1607948488540659714</text:p>
          </table:table-cell>
        </table:table-row>
        <table:table-row table:style-name="ro1">
          <table:table-cell office:value-type="string" calcext:value-type="string">
            <text:p>input/data_formal_20240530-1342/meme/Spicez14_20230202T003139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picez14/status/1620942989869854721</text:p>
          </table:table-cell>
        </table:table-row>
        <table:table-row table:style-name="ro1">
          <table:table-cell office:value-type="string" calcext:value-type="string">
            <text:p>input/data_formal_20240530-1342/meme/Spicez14_20230202T003503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picez14/status/1620943848263528449</text:p>
          </table:table-cell>
        </table:table-row>
        <table:table-row table:style-name="ro1">
          <table:table-cell office:value-type="string" calcext:value-type="string">
            <text:p>input/data_formal_20240530-1342/meme/spoilerforcepod_20230206T144114/0.jpg</text:p>
          </table:table-cell>
          <table:table-cell office:value-type="string" calcext:value-type="string">
            <text:p>Pattern 3</text:p>
          </table:table-cell>
          <table:table-cell office:value-type="float" office:value="0.932827467570082" calcext:value-type="float">
            <text:p>0.932827467570082</text:p>
          </table:table-cell>
          <table:table-cell office:value-type="float" office:value="0.21154358246479" calcext:value-type="float">
            <text:p>0.21154358246479</text:p>
          </table:table-cell>
          <table:table-cell office:value-type="float" office:value="0.222533325709051" calcext:value-type="float">
            <text:p>0.222533325709051</text:p>
          </table:table-cell>
          <table:table-cell office:value-type="string" calcext:value-type="string">
            <text:p>https://twitter.com/spoilerforcepod/status/1622606348071436288</text:p>
          </table:table-cell>
        </table:table-row>
        <table:table-row table:style-name="ro1">
          <table:table-cell office:value-type="string" calcext:value-type="string">
            <text:p>input/data_formal_20240530-1342/meme/sr_dalvi_20221229T094323/0.jpg</text:p>
          </table:table-cell>
          <table:table-cell office:value-type="string" calcext:value-type="string">
            <text:p>Pattern 4</text:p>
          </table:table-cell>
          <table:table-cell office:value-type="float" office:value="0.88005819608662" calcext:value-type="float">
            <text:p>0.88005819608662</text:p>
          </table:table-cell>
          <table:table-cell office:value-type="float" office:value="0.116785129666537" calcext:value-type="float">
            <text:p>0.116785129666537</text:p>
          </table:table-cell>
          <table:table-cell office:value-type="float" office:value="0.831636150788742" calcext:value-type="float">
            <text:p>0.831636150788742</text:p>
          </table:table-cell>
          <table:table-cell office:value-type="string" calcext:value-type="string">
            <text:p>https://twitter.com/sr_dalvi/status/1608398262654111746</text:p>
          </table:table-cell>
        </table:table-row>
        <table:table-row table:style-name="ro1">
          <table:table-cell office:value-type="string" calcext:value-type="string">
            <text:p>input/data_formal_20240530-1342/meme/Sribinu02_20230106T054737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ribinu02/status/1611238033575247876</text:p>
          </table:table-cell>
        </table:table-row>
        <table:table-row table:style-name="ro1">
          <table:table-cell office:value-type="string" calcext:value-type="string">
            <text:p>input/data_formal_20240530-1342/meme/srik4nt_20230106T080328/0.jpg</text:p>
          </table:table-cell>
          <table:table-cell office:value-type="string" calcext:value-type="string">
            <text:p>Pattern 3</text:p>
          </table:table-cell>
          <table:table-cell office:value-type="float" office:value="0.97807604801108" calcext:value-type="float">
            <text:p>0.97807604801108</text:p>
          </table:table-cell>
          <table:table-cell office:value-type="float" office:value="0.104877046377375" calcext:value-type="float">
            <text:p>0.104877046377375</text:p>
          </table:table-cell>
          <table:table-cell office:value-type="float" office:value="0.492807262857238" calcext:value-type="float">
            <text:p>0.492807262857238</text:p>
          </table:table-cell>
          <table:table-cell office:value-type="string" calcext:value-type="string">
            <text:p>https://twitter.com/srik4nt/status/1611272222991343616</text:p>
          </table:table-cell>
        </table:table-row>
        <table:table-row table:style-name="ro1">
          <table:table-cell office:value-type="string" calcext:value-type="string">
            <text:p>input/data_formal_20240530-1342/meme/SSMakrahi_20230106T080903/0.jpg</text:p>
          </table:table-cell>
          <table:table-cell office:value-type="string" calcext:value-type="string">
            <text:p>Pattern 3</text:p>
          </table:table-cell>
          <table:table-cell office:value-type="float" office:value="0.848160958173003" calcext:value-type="float">
            <text:p>0.848160958173003</text:p>
          </table:table-cell>
          <table:table-cell office:value-type="float" office:value="0.479022520203226" calcext:value-type="float">
            <text:p>0.479022520203226</text:p>
          </table:table-cell>
          <table:table-cell office:value-type="float" office:value="0.440899039962874" calcext:value-type="float">
            <text:p>0.440899039962874</text:p>
          </table:table-cell>
          <table:table-cell office:value-type="string" calcext:value-type="string">
            <text:p>https://twitter.com/SSMakrahi/status/1611273645141393409</text:p>
          </table:table-cell>
        </table:table-row>
        <table:table-row table:style-name="ro1">
          <table:table-cell office:value-type="string" calcext:value-type="string">
            <text:p>input/data_formal_20240530-1342/meme/StaciAnime_20230105T110146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taciAnime/status/1610954706288873479</text:p>
          </table:table-cell>
        </table:table-row>
        <table:table-row table:style-name="ro1">
          <table:table-cell office:value-type="string" calcext:value-type="string">
            <text:p>input/data_formal_20240530-1342/meme/StaciAnime_20230105T110151/0.jpg</text:p>
          </table:table-cell>
          <table:table-cell office:value-type="string" calcext:value-type="string">
            <text:p>Pattern 3</text:p>
          </table:table-cell>
          <table:table-cell office:value-type="float" office:value="0.953567530861157" calcext:value-type="float">
            <text:p>0.953567530861157</text:p>
          </table:table-cell>
          <table:table-cell office:value-type="float" office:value="0.117218147692289" calcext:value-type="float">
            <text:p>0.117218147692289</text:p>
          </table:table-cell>
          <table:table-cell office:value-type="float" office:value="0.435190567099012" calcext:value-type="float">
            <text:p>0.435190567099012</text:p>
          </table:table-cell>
          <table:table-cell office:value-type="string" calcext:value-type="string">
            <text:p>https://twitter.com/StaciAnime/status/1610954725536530433</text:p>
          </table:table-cell>
        </table:table-row>
        <table:table-row table:style-name="ro1">
          <table:table-cell office:value-type="string" calcext:value-type="string">
            <text:p>input/data_formal_20240530-1342/meme/StaciAnime_20230105T110155/0.jpg</text:p>
          </table:table-cell>
          <table:table-cell office:value-type="string" calcext:value-type="string">
            <text:p>Pattern 3</text:p>
          </table:table-cell>
          <table:table-cell office:value-type="float" office:value="0.914936596705042" calcext:value-type="float">
            <text:p>0.914936596705042</text:p>
          </table:table-cell>
          <table:table-cell office:value-type="float" office:value="0.0892660457499097" calcext:value-type="float">
            <text:p>0.0892660457499097</text:p>
          </table:table-cell>
          <table:table-cell office:value-type="float" office:value="0.576825906640451" calcext:value-type="float">
            <text:p>0.576825906640451</text:p>
          </table:table-cell>
          <table:table-cell office:value-type="string" calcext:value-type="string">
            <text:p>https://twitter.com/StaciAnime/status/1610954745056747520</text:p>
          </table:table-cell>
        </table:table-row>
        <table:table-row table:style-name="ro1">
          <table:table-cell office:value-type="string" calcext:value-type="string">
            <text:p>input/data_formal_20240530-1342/meme/StaciAnime_20230105T110200/0.jpg</text:p>
          </table:table-cell>
          <table:table-cell office:value-type="string" calcext:value-type="string">
            <text:p>Pattern 1</text:p>
          </table:table-cell>
          <table:table-cell office:value-type="float" office:value="0.924567271970975" calcext:value-type="float">
            <text:p>0.924567271970975</text:p>
          </table:table-cell>
          <table:table-cell office:value-type="float" office:value="0.254806340235598" calcext:value-type="float">
            <text:p>0.254806340235598</text:p>
          </table:table-cell>
          <table:table-cell office:value-type="float" office:value="0.241324083624991" calcext:value-type="float">
            <text:p>0.241324083624991</text:p>
          </table:table-cell>
          <table:table-cell office:value-type="string" calcext:value-type="string">
            <text:p>https://twitter.com/StaciAnime/status/1610954765969620993</text:p>
          </table:table-cell>
        </table:table-row>
        <table:table-row table:style-name="ro1">
          <table:table-cell office:value-type="string" calcext:value-type="string">
            <text:p>input/data_formal_20240530-1342/meme/StaciAnime_20230105T110227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taciAnime/status/1610954877768962049</text:p>
          </table:table-cell>
        </table:table-row>
        <table:table-row table:style-name="ro1">
          <table:table-cell office:value-type="string" calcext:value-type="string">
            <text:p>input/data_formal_20240530-1342/meme/StalwartEsports_20230105T102416/0.jpg</text:p>
          </table:table-cell>
          <table:table-cell office:value-type="string" calcext:value-type="string">
            <text:p>Pattern 6</text:p>
          </table:table-cell>
          <table:table-cell office:value-type="float" office:value="0.876809773975739" calcext:value-type="float">
            <text:p>0.876809773975739</text:p>
          </table:table-cell>
          <table:table-cell office:value-type="float" office:value="0.167141627029999" calcext:value-type="float">
            <text:p>0.167141627029999</text:p>
          </table:table-cell>
          <table:table-cell office:value-type="float" office:value="0.586854722102283" calcext:value-type="float">
            <text:p>0.586854722102283</text:p>
          </table:table-cell>
          <table:table-cell office:value-type="string" calcext:value-type="string">
            <text:p>https://twitter.com/StalwartEsports/status/1610945268249202689</text:p>
          </table:table-cell>
        </table:table-row>
        <table:table-row table:style-name="ro1">
          <table:table-cell office:value-type="string" calcext:value-type="string">
            <text:p>input/data_formal_20240530-1342/meme/startupjobin_20230106T064019/0.jpg</text:p>
          </table:table-cell>
          <table:table-cell office:value-type="string" calcext:value-type="string">
            <text:p>Pattern 6</text:p>
          </table:table-cell>
          <table:table-cell office:value-type="float" office:value="0.930737081135877" calcext:value-type="float">
            <text:p>0.930737081135877</text:p>
          </table:table-cell>
          <table:table-cell office:value-type="float" office:value="0.151319187868447" calcext:value-type="float">
            <text:p>0.151319187868447</text:p>
          </table:table-cell>
          <table:table-cell office:value-type="float" office:value="0.480557314447985" calcext:value-type="float">
            <text:p>0.480557314447985</text:p>
          </table:table-cell>
          <table:table-cell office:value-type="string" calcext:value-type="string">
            <text:p>https://twitter.com/startupjobin/status/1611251295322771459</text:p>
          </table:table-cell>
        </table:table-row>
        <table:table-row table:style-name="ro1">
          <table:table-cell office:value-type="string" calcext:value-type="string">
            <text:p>input/data_formal_20240530-1342/meme/StephenMoreton3_20221222T083453/0.jpg</text:p>
          </table:table-cell>
          <table:table-cell office:value-type="string" calcext:value-type="string">
            <text:p>Pattern 1</text:p>
          </table:table-cell>
          <table:table-cell office:value-type="float" office:value="0.889274694325175" calcext:value-type="float">
            <text:p>0.889274694325175</text:p>
          </table:table-cell>
          <table:table-cell office:value-type="float" office:value="0.156174828917288" calcext:value-type="float">
            <text:p>0.156174828917288</text:p>
          </table:table-cell>
          <table:table-cell office:value-type="float" office:value="0.276536671418242" calcext:value-type="float">
            <text:p>0.276536671418242</text:p>
          </table:table-cell>
          <table:table-cell office:value-type="string" calcext:value-type="string">
            <text:p>https://twitter.com/djpegg/status/1605908331582865409</text:p>
          </table:table-cell>
        </table:table-row>
        <table:table-row table:style-name="ro1">
          <table:table-cell office:value-type="string" calcext:value-type="string">
            <text:p>input/data_formal_20240530-1342/meme/stockgro_20230302T081641/0.jpg</text:p>
          </table:table-cell>
          <table:table-cell office:value-type="string" calcext:value-type="string">
            <text:p>Pattern 6</text:p>
          </table:table-cell>
          <table:table-cell office:value-type="float" office:value="0.840967654520838" calcext:value-type="float">
            <text:p>0.840967654520838</text:p>
          </table:table-cell>
          <table:table-cell office:value-type="float" office:value="0.174130882430782" calcext:value-type="float">
            <text:p>0.174130882430782</text:p>
          </table:table-cell>
          <table:table-cell office:value-type="float" office:value="0.511389532820259" calcext:value-type="float">
            <text:p>0.511389532820259</text:p>
          </table:table-cell>
          <table:table-cell office:value-type="string" calcext:value-type="string">
            <text:p>https://twitter.com/jobsviatweet/status/1633065438560268288</text:p>
          </table:table-cell>
        </table:table-row>
        <table:table-row table:style-name="ro1">
          <table:table-cell office:value-type="string" calcext:value-type="string">
            <text:p>input/data_formal_20240530-1342/meme/Stoiss_20230119T224330/0.jpg</text:p>
          </table:table-cell>
          <table:table-cell office:value-type="string" calcext:value-type="string">
            <text:p>Pattern 3</text:p>
          </table:table-cell>
          <table:table-cell office:value-type="float" office:value="0.899685392402467" calcext:value-type="float">
            <text:p>0.899685392402467</text:p>
          </table:table-cell>
          <table:table-cell office:value-type="float" office:value="0.0917853168458311" calcext:value-type="float">
            <text:p>0.0917853168458311</text:p>
          </table:table-cell>
          <table:table-cell office:value-type="float" office:value="0.619468152684561" calcext:value-type="float">
            <text:p>0.619468152684561</text:p>
          </table:table-cell>
          <table:table-cell office:value-type="string" calcext:value-type="string">
            <text:p>https://twitter.com/Stoiss/status/1616204731478642701</text:p>
          </table:table-cell>
        </table:table-row>
        <table:table-row table:style-name="ro1">
          <table:table-cell office:value-type="string" calcext:value-type="string">
            <text:p>input/data_formal_20240530-1342/meme/StormieJinx_20221223T164852/0.jpg</text:p>
          </table:table-cell>
          <table:table-cell office:value-type="string" calcext:value-type="string">
            <text:p>Pattern 1</text:p>
          </table:table-cell>
          <table:table-cell office:value-type="float" office:value="0.936852325923346" calcext:value-type="float">
            <text:p>0.936852325923346</text:p>
          </table:table-cell>
          <table:table-cell office:value-type="float" office:value="0.10612508148908" calcext:value-type="float">
            <text:p>0.10612508148908</text:p>
          </table:table-cell>
          <table:table-cell office:value-type="float" office:value="0.3287304055119" calcext:value-type="float">
            <text:p>0.3287304055119</text:p>
          </table:table-cell>
          <table:table-cell office:value-type="string" calcext:value-type="string">
            <text:p>https://twitter.com/IceBear45S/status/1607885398939955200</text:p>
          </table:table-cell>
        </table:table-row>
        <table:table-row table:style-name="ro1">
          <table:table-cell office:value-type="string" calcext:value-type="string">
            <text:p>input/data_formal_20240530-1342/meme/StormieJinx_20230104T184625/0.jpg</text:p>
          </table:table-cell>
          <table:table-cell office:value-type="string" calcext:value-type="string">
            <text:p>Pattern 3</text:p>
          </table:table-cell>
          <table:table-cell office:value-type="float" office:value="0.984660223955656" calcext:value-type="float">
            <text:p>0.984660223955656</text:p>
          </table:table-cell>
          <table:table-cell office:value-type="float" office:value="0.215138749757679" calcext:value-type="float">
            <text:p>0.215138749757679</text:p>
          </table:table-cell>
          <table:table-cell office:value-type="float" office:value="0.412971902555547" calcext:value-type="float">
            <text:p>0.412971902555547</text:p>
          </table:table-cell>
          <table:table-cell office:value-type="string" calcext:value-type="string">
            <text:p>https://twitter.com/Ryanmzz132/status/1611276214332977153</text:p>
          </table:table-cell>
        </table:table-row>
        <table:table-row table:style-name="ro1">
          <table:table-cell office:value-type="string" calcext:value-type="string">
            <text:p>input/data_formal_20240530-1342/meme/StoxboxIndia_20230105T120613/0.jpg</text:p>
          </table:table-cell>
          <table:table-cell office:value-type="string" calcext:value-type="string">
            <text:p>Pattern 4</text:p>
          </table:table-cell>
          <table:table-cell office:value-type="float" office:value="0.700646948467755" calcext:value-type="float">
            <text:p>0.700646948467755</text:p>
          </table:table-cell>
          <table:table-cell office:value-type="float" office:value="0.141014436546284" calcext:value-type="float">
            <text:p>0.141014436546284</text:p>
          </table:table-cell>
          <table:table-cell office:value-type="float" office:value="0.856725773736017" calcext:value-type="float">
            <text:p>0.856725773736017</text:p>
          </table:table-cell>
          <table:table-cell office:value-type="string" calcext:value-type="string">
            <text:p>https://twitter.com/StoxboxIndia/status/1610970924534353923</text:p>
          </table:table-cell>
        </table:table-row>
        <table:table-row table:style-name="ro1">
          <table:table-cell office:value-type="string" calcext:value-type="string">
            <text:p>input/data_formal_20240530-1342/meme/StrausserChris_20230206T143206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paceDogeYj/status/1622620697884491777</text:p>
          </table:table-cell>
        </table:table-row>
        <table:table-row table:style-name="ro1">
          <table:table-cell office:value-type="string" calcext:value-type="string">
            <text:p>input/data_formal_20240530-1342/meme/StrausserChris_20230206T143206/1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paceDogeYj/status/1622620697884491777</text:p>
          </table:table-cell>
        </table:table-row>
        <table:table-row table:style-name="ro1">
          <table:table-cell office:value-type="string" calcext:value-type="string">
            <text:p>input/data_formal_20240530-1342/meme/StrausserChris_20230206T143206/2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paceDogeYj/status/1622620697884491777</text:p>
          </table:table-cell>
        </table:table-row>
        <table:table-row table:style-name="ro1">
          <table:table-cell office:value-type="string" calcext:value-type="string">
            <text:p>input/data_formal_20240530-1342/meme/StrausserChris_20230206T143206/3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paceDogeYj/status/1622620697884491777</text:p>
          </table:table-cell>
        </table:table-row>
        <table:table-row table:style-name="ro1">
          <table:table-cell office:value-type="string" calcext:value-type="string">
            <text:p>input/data_formal_20240530-1342/meme/StrausserChris_20230212T000518/0.jpg</text:p>
          </table:table-cell>
          <table:table-cell office:value-type="string" calcext:value-type="string">
            <text:p>Pattern 3</text:p>
          </table:table-cell>
          <table:table-cell office:value-type="float" office:value="0.900400079573092" calcext:value-type="float">
            <text:p>0.900400079573092</text:p>
          </table:table-cell>
          <table:table-cell office:value-type="float" office:value="0.271763020507162" calcext:value-type="float">
            <text:p>0.271763020507162</text:p>
          </table:table-cell>
          <table:table-cell office:value-type="float" office:value="0.450305666031929" calcext:value-type="float">
            <text:p>0.450305666031929</text:p>
          </table:table-cell>
          <table:table-cell office:value-type="string" calcext:value-type="string">
            <text:p>https://twitter.com/SlickRick_ALGO/status/1624765056163479557</text:p>
          </table:table-cell>
        </table:table-row>
        <table:table-row table:style-name="ro1">
          <table:table-cell office:value-type="string" calcext:value-type="string">
            <text:p>input/data_formal_20240530-1342/meme/streamerinu77_20230203T200202/0.jpg</text:p>
          </table:table-cell>
          <table:table-cell office:value-type="string" calcext:value-type="string">
            <text:p>Pattern 3</text:p>
          </table:table-cell>
          <table:table-cell office:value-type="float" office:value="0.902210272624292" calcext:value-type="float">
            <text:p>0.902210272624292</text:p>
          </table:table-cell>
          <table:table-cell office:value-type="float" office:value="0.153959113067387" calcext:value-type="float">
            <text:p>0.153959113067387</text:p>
          </table:table-cell>
          <table:table-cell office:value-type="float" office:value="0.553130292753873" calcext:value-type="float">
            <text:p>0.553130292753873</text:p>
          </table:table-cell>
          <table:table-cell office:value-type="string" calcext:value-type="string">
            <text:p>https://twitter.com/debt2assets/status/1622621551156764673</text:p>
          </table:table-cell>
        </table:table-row>
        <table:table-row table:style-name="ro1">
          <table:table-cell office:value-type="string" calcext:value-type="string">
            <text:p>input/data_formal_20240530-1342/meme/StressQuit_20230206T111636/0.jpg</text:p>
          </table:table-cell>
          <table:table-cell office:value-type="string" calcext:value-type="string">
            <text:p>Pattern 1</text:p>
          </table:table-cell>
          <table:table-cell office:value-type="float" office:value="0.886628677297288" calcext:value-type="float">
            <text:p>0.886628677297288</text:p>
          </table:table-cell>
          <table:table-cell office:value-type="float" office:value="0.252665404892105" calcext:value-type="float">
            <text:p>0.252665404892105</text:p>
          </table:table-cell>
          <table:table-cell office:value-type="float" office:value="0.262327448383785" calcext:value-type="float">
            <text:p>0.262327448383785</text:p>
          </table:table-cell>
          <table:table-cell office:value-type="string" calcext:value-type="string">
            <text:p>https://twitter.com/StressQuit/status/1622554851820593152</text:p>
          </table:table-cell>
        </table:table-row>
        <table:table-row table:style-name="ro1">
          <table:table-cell office:value-type="string" calcext:value-type="string">
            <text:p>input/data_formal_20240530-1342/meme/StressQuit_20230206T114133/0.jpg</text:p>
          </table:table-cell>
          <table:table-cell office:value-type="string" calcext:value-type="string">
            <text:p>Pattern 6</text:p>
          </table:table-cell>
          <table:table-cell office:value-type="float" office:value="0.969910820309363" calcext:value-type="float">
            <text:p>0.969910820309363</text:p>
          </table:table-cell>
          <table:table-cell office:value-type="float" office:value="0.148489645232857" calcext:value-type="float">
            <text:p>0.148489645232857</text:p>
          </table:table-cell>
          <table:table-cell office:value-type="float" office:value="0.417212309928052" calcext:value-type="float">
            <text:p>0.417212309928052</text:p>
          </table:table-cell>
          <table:table-cell office:value-type="string" calcext:value-type="string">
            <text:p>https://twitter.com/StressQuit/status/1622561128038686720</text:p>
          </table:table-cell>
        </table:table-row>
        <table:table-row table:style-name="ro1">
          <table:table-cell office:value-type="string" calcext:value-type="string">
            <text:p>input/data_formal_20240530-1342/meme/Studex_Asia_20230106T062148/0.jpg</text:p>
          </table:table-cell>
          <table:table-cell office:value-type="string" calcext:value-type="string">
            <text:p>Pattern 4</text:p>
          </table:table-cell>
          <table:table-cell office:value-type="float" office:value="0.758041686009794" calcext:value-type="float">
            <text:p>0.758041686009794</text:p>
          </table:table-cell>
          <table:table-cell office:value-type="float" office:value="0.114524829575618" calcext:value-type="float">
            <text:p>0.114524829575618</text:p>
          </table:table-cell>
          <table:table-cell office:value-type="float" office:value="0.77828182013276" calcext:value-type="float">
            <text:p>0.77828182013276</text:p>
          </table:table-cell>
          <table:table-cell office:value-type="string" calcext:value-type="string">
            <text:p>https://twitter.com/Studex_Asia/status/1611246639309795331</text:p>
          </table:table-cell>
        </table:table-row>
        <table:table-row table:style-name="ro1">
          <table:table-cell office:value-type="string" calcext:value-type="string">
            <text:p>input/data_formal_20240530-1342/meme/studi0_seven_20230105T120335/0.jpg</text:p>
          </table:table-cell>
          <table:table-cell office:value-type="string" calcext:value-type="string">
            <text:p>Pattern 4</text:p>
          </table:table-cell>
          <table:table-cell office:value-type="float" office:value="0.681197067411844" calcext:value-type="float">
            <text:p>0.681197067411844</text:p>
          </table:table-cell>
          <table:table-cell office:value-type="float" office:value="0.174906538009466" calcext:value-type="float">
            <text:p>0.174906538009466</text:p>
          </table:table-cell>
          <table:table-cell office:value-type="float" office:value="0.864210085769326" calcext:value-type="float">
            <text:p>0.864210085769326</text:p>
          </table:table-cell>
          <table:table-cell office:value-type="string" calcext:value-type="string">
            <text:p>https://twitter.com/studi0_seven/status/1610970262610247682</text:p>
          </table:table-cell>
        </table:table-row>
        <table:table-row table:style-name="ro1">
          <table:table-cell office:value-type="string" calcext:value-type="string">
            <text:p>input/data_formal_20240530-1342/meme/styxcolor_20230202T002416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tyxcolor/status/1620941132028063745</text:p>
          </table:table-cell>
        </table:table-row>
        <table:table-row table:style-name="ro1">
          <table:table-cell office:value-type="string" calcext:value-type="string">
            <text:p>input/data_formal_20240530-1342/meme/SubeshSun_20230202T044051/0.jpg</text:p>
          </table:table-cell>
          <table:table-cell office:value-type="string" calcext:value-type="string">
            <text:p>Pattern 3</text:p>
          </table:table-cell>
          <table:table-cell office:value-type="float" office:value="0.854836480659943" calcext:value-type="float">
            <text:p>0.854836480659943</text:p>
          </table:table-cell>
          <table:table-cell office:value-type="float" office:value="0.167833676008396" calcext:value-type="float">
            <text:p>0.167833676008396</text:p>
          </table:table-cell>
          <table:table-cell office:value-type="float" office:value="0.513208188198658" calcext:value-type="float">
            <text:p>0.513208188198658</text:p>
          </table:table-cell>
          <table:table-cell office:value-type="string" calcext:value-type="string">
            <text:p>https://twitter.com/SubeshSun/status/1621005702767726594</text:p>
          </table:table-cell>
        </table:table-row>
        <table:table-row table:style-name="ro1">
          <table:table-cell office:value-type="string" calcext:value-type="string">
            <text:p>input/data_formal_20240530-1342/meme/SueSueishere_20230111T232335/0.jpg</text:p>
          </table:table-cell>
          <table:table-cell office:value-type="string" calcext:value-type="string">
            <text:p>Pattern 3</text:p>
          </table:table-cell>
          <table:table-cell office:value-type="float" office:value="0.884103669428838" calcext:value-type="float">
            <text:p>0.884103669428838</text:p>
          </table:table-cell>
          <table:table-cell office:value-type="float" office:value="0.0622000358929125" calcext:value-type="float">
            <text:p>0.0622000358929125</text:p>
          </table:table-cell>
          <table:table-cell office:value-type="float" office:value="0.514678881193915" calcext:value-type="float">
            <text:p>0.514678881193915</text:p>
          </table:table-cell>
          <table:table-cell office:value-type="string" calcext:value-type="string">
            <text:p>https://twitter.com/SueSueishere/status/1613315717801074693</text:p>
          </table:table-cell>
        </table:table-row>
        <table:table-row table:style-name="ro1">
          <table:table-cell office:value-type="string" calcext:value-type="string">
            <text:p>input/data_formal_20240530-1342/meme/SuggaDigitals_20230202T050000/0.jpg</text:p>
          </table:table-cell>
          <table:table-cell office:value-type="string" calcext:value-type="string">
            <text:p>Pattern 6</text:p>
          </table:table-cell>
          <table:table-cell office:value-type="float" office:value="0.838790950825032" calcext:value-type="float">
            <text:p>0.838790950825032</text:p>
          </table:table-cell>
          <table:table-cell office:value-type="float" office:value="0.161701088988307" calcext:value-type="float">
            <text:p>0.161701088988307</text:p>
          </table:table-cell>
          <table:table-cell office:value-type="float" office:value="0.538612992797445" calcext:value-type="float">
            <text:p>0.538612992797445</text:p>
          </table:table-cell>
          <table:table-cell office:value-type="string" calcext:value-type="string">
            <text:p>https://twitter.com/_Post_Your_Ads/status/1621018063314292737</text:p>
          </table:table-cell>
        </table:table-row>
        <table:table-row table:style-name="ro1">
          <table:table-cell office:value-type="string" calcext:value-type="string">
            <text:p>input/data_formal_20240530-1342/meme/suipiens_20230312T130002/0.jpg</text:p>
          </table:table-cell>
          <table:table-cell office:value-type="string" calcext:value-type="string">
            <text:p>Pattern 6</text:p>
          </table:table-cell>
          <table:table-cell office:value-type="float" office:value="0.910391192082842" calcext:value-type="float">
            <text:p>0.910391192082842</text:p>
          </table:table-cell>
          <table:table-cell office:value-type="float" office:value="0.141517728703158" calcext:value-type="float">
            <text:p>0.141517728703158</text:p>
          </table:table-cell>
          <table:table-cell office:value-type="float" office:value="0.585419280584107" calcext:value-type="float">
            <text:p>0.585419280584107</text:p>
          </table:table-cell>
          <table:table-cell office:value-type="string" calcext:value-type="string">
            <text:p>https://twitter.com/animikii387/status/1636188851684413441</text:p>
          </table:table-cell>
        </table:table-row>
        <table:table-row table:style-name="ro1">
          <table:table-cell office:value-type="string" calcext:value-type="string">
            <text:p>input/data_formal_20240530-1342/meme/suipiens_20230321T130003/0.jpg</text:p>
          </table:table-cell>
          <table:table-cell office:value-type="string" calcext:value-type="string">
            <text:p>Pattern 6</text:p>
          </table:table-cell>
          <table:table-cell office:value-type="float" office:value="0.908728726068003" calcext:value-type="float">
            <text:p>0.908728726068003</text:p>
          </table:table-cell>
          <table:table-cell office:value-type="float" office:value="0.25144862927478" calcext:value-type="float">
            <text:p>0.25144862927478</text:p>
          </table:table-cell>
          <table:table-cell office:value-type="float" office:value="0.374418342008172" calcext:value-type="float">
            <text:p>0.374418342008172</text:p>
          </table:table-cell>
          <table:table-cell office:value-type="string" calcext:value-type="string">
            <text:p>https://twitter.com/b_c_brent/status/1638748122686844928</text:p>
          </table:table-cell>
        </table:table-row>
        <table:table-row table:style-name="ro1">
          <table:table-cell office:value-type="string" calcext:value-type="string">
            <text:p>input/data_formal_20240530-1342/meme/suipiens_20230322T165900/0.jpg</text:p>
          </table:table-cell>
          <table:table-cell office:value-type="string" calcext:value-type="string">
            <text:p>Pattern 6</text:p>
          </table:table-cell>
          <table:table-cell office:value-type="float" office:value="0.917490934868409" calcext:value-type="float">
            <text:p>0.917490934868409</text:p>
          </table:table-cell>
          <table:table-cell office:value-type="float" office:value="0.163807104258455" calcext:value-type="float">
            <text:p>0.163807104258455</text:p>
          </table:table-cell>
          <table:table-cell office:value-type="float" office:value="0.60389049843444" calcext:value-type="float">
            <text:p>0.60389049843444</text:p>
          </table:table-cell>
          <table:table-cell office:value-type="string" calcext:value-type="string">
            <text:p>https://twitter.com/ika_queenika/status/1638749920676151297</text:p>
          </table:table-cell>
        </table:table-row>
        <table:table-row table:style-name="ro1">
          <table:table-cell office:value-type="string" calcext:value-type="string">
            <text:p>input/data_formal_20240530-1342/meme/Sukcul_20221228T043026/0.jpg</text:p>
          </table:table-cell>
          <table:table-cell office:value-type="string" calcext:value-type="string">
            <text:p>Pattern 1</text:p>
          </table:table-cell>
          <table:table-cell office:value-type="float" office:value="0.91762038888859" calcext:value-type="float">
            <text:p>0.91762038888859</text:p>
          </table:table-cell>
          <table:table-cell office:value-type="float" office:value="0.157031860557581" calcext:value-type="float">
            <text:p>0.157031860557581</text:p>
          </table:table-cell>
          <table:table-cell office:value-type="float" office:value="0.292284135032538" calcext:value-type="float">
            <text:p>0.292284135032538</text:p>
          </table:table-cell>
          <table:table-cell office:value-type="string" calcext:value-type="string">
            <text:p>https://twitter.com/Sukcul/status/1607957119289987074</text:p>
          </table:table-cell>
        </table:table-row>
        <table:table-row table:style-name="ro1">
          <table:table-cell office:value-type="string" calcext:value-type="string">
            <text:p>input/data_formal_20240530-1342/meme/Sunday_Memes_20230403T074150/0.jpg</text:p>
          </table:table-cell>
          <table:table-cell office:value-type="string" calcext:value-type="string">
            <text:p>Pattern 6</text:p>
          </table:table-cell>
          <table:table-cell office:value-type="float" office:value="0.929911482975496" calcext:value-type="float">
            <text:p>0.929911482975496</text:p>
          </table:table-cell>
          <table:table-cell office:value-type="float" office:value="0.102493420809993" calcext:value-type="float">
            <text:p>0.102493420809993</text:p>
          </table:table-cell>
          <table:table-cell office:value-type="float" office:value="0.298812150972769" calcext:value-type="float">
            <text:p>0.298812150972769</text:p>
          </table:table-cell>
          <table:table-cell office:value-type="string" calcext:value-type="string">
            <text:p>https://twitter.com/Sunday_Memes/status/1642794521057456130</text:p>
          </table:table-cell>
        </table:table-row>
        <table:table-row table:style-name="ro1">
          <table:table-cell office:value-type="string" calcext:value-type="string">
            <text:p>input/data_formal_20240530-1342/meme/Sunday_Memes_20230403T084124/0.jpg</text:p>
          </table:table-cell>
          <table:table-cell office:value-type="string" calcext:value-type="string">
            <text:p>Pattern 6</text:p>
          </table:table-cell>
          <table:table-cell office:value-type="float" office:value="1.08878664501002" calcext:value-type="float">
            <text:p>1.08878664501002</text:p>
          </table:table-cell>
          <table:table-cell office:value-type="float" office:value="0.0972066968690667" calcext:value-type="float">
            <text:p>0.0972066968690667</text:p>
          </table:table-cell>
          <table:table-cell office:value-type="float" office:value="0.52302436535612" calcext:value-type="float">
            <text:p>0.52302436535612</text:p>
          </table:table-cell>
          <table:table-cell office:value-type="string" calcext:value-type="string">
            <text:p>https://twitter.com/Sunday_Memes/status/1642809513488121856</text:p>
          </table:table-cell>
        </table:table-row>
        <table:table-row table:style-name="ro1">
          <table:table-cell office:value-type="string" calcext:value-type="string">
            <text:p>input/data_formal_20240530-1342/meme/Sunday_Memes_20230403T084126/0.jpg</text:p>
          </table:table-cell>
          <table:table-cell office:value-type="string" calcext:value-type="string">
            <text:p>Pattern 1</text:p>
          </table:table-cell>
          <table:table-cell office:value-type="float" office:value="0.927734492012686" calcext:value-type="float">
            <text:p>0.927734492012686</text:p>
          </table:table-cell>
          <table:table-cell office:value-type="float" office:value="0.195594991492061" calcext:value-type="float">
            <text:p>0.195594991492061</text:p>
          </table:table-cell>
          <table:table-cell office:value-type="float" office:value="0.304945294612977" calcext:value-type="float">
            <text:p>0.304945294612977</text:p>
          </table:table-cell>
          <table:table-cell office:value-type="string" calcext:value-type="string">
            <text:p>https://twitter.com/Sunday_Memes/status/1642809520983269376</text:p>
          </table:table-cell>
        </table:table-row>
        <table:table-row table:style-name="ro1">
          <table:table-cell office:value-type="string" calcext:value-type="string">
            <text:p>input/data_formal_20240530-1342/meme/Sunday_Memes_20230403T084128/0.jpg</text:p>
          </table:table-cell>
          <table:table-cell office:value-type="string" calcext:value-type="string">
            <text:p>Pattern 1</text:p>
          </table:table-cell>
          <table:table-cell office:value-type="float" office:value="0.89277886082862" calcext:value-type="float">
            <text:p>0.89277886082862</text:p>
          </table:table-cell>
          <table:table-cell office:value-type="float" office:value="0.0993427171974261" calcext:value-type="float">
            <text:p>0.0993427171974261</text:p>
          </table:table-cell>
          <table:table-cell office:value-type="float" office:value="0.156586613204441" calcext:value-type="float">
            <text:p>0.156586613204441</text:p>
          </table:table-cell>
          <table:table-cell office:value-type="string" calcext:value-type="string">
            <text:p>https://twitter.com/Sunday_Memes/status/1642809529485197312</text:p>
          </table:table-cell>
        </table:table-row>
        <table:table-row table:style-name="ro1">
          <table:table-cell office:value-type="string" calcext:value-type="string">
            <text:p>input/data_formal_20240530-1342/meme/Sunday_Memes_20230403T084129/0.jpg</text:p>
          </table:table-cell>
          <table:table-cell office:value-type="string" calcext:value-type="string">
            <text:p>Pattern 6</text:p>
          </table:table-cell>
          <table:table-cell office:value-type="float" office:value="0.945603164285848" calcext:value-type="float">
            <text:p>0.945603164285848</text:p>
          </table:table-cell>
          <table:table-cell office:value-type="float" office:value="0.219005662220286" calcext:value-type="float">
            <text:p>0.219005662220286</text:p>
          </table:table-cell>
          <table:table-cell office:value-type="float" office:value="0.486670019656708" calcext:value-type="float">
            <text:p>0.486670019656708</text:p>
          </table:table-cell>
          <table:table-cell office:value-type="string" calcext:value-type="string">
            <text:p>https://twitter.com/Sunday_Memes/status/1642809533788565506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74352/0.jpg</text:p>
          </table:table-cell>
          <table:table-cell office:value-type="string" calcext:value-type="string">
            <text:p>Pattern 1</text:p>
          </table:table-cell>
          <table:table-cell office:value-type="float" office:value="0.905682316968776" calcext:value-type="float">
            <text:p>0.905682316968776</text:p>
          </table:table-cell>
          <table:table-cell office:value-type="float" office:value="0.217937483973064" calcext:value-type="float">
            <text:p>0.217937483973064</text:p>
          </table:table-cell>
          <table:table-cell office:value-type="float" office:value="0.123557454566451" calcext:value-type="float">
            <text:p>0.123557454566451</text:p>
          </table:table-cell>
          <table:table-cell office:value-type="string" calcext:value-type="string">
            <text:p>https://twitter.com/Sunday_Memes/status/1644969359800975361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74354/0.jpg</text:p>
          </table:table-cell>
          <table:table-cell office:value-type="string" calcext:value-type="string">
            <text:p>Pattern 6</text:p>
          </table:table-cell>
          <table:table-cell office:value-type="float" office:value="0.85260302334922" calcext:value-type="float">
            <text:p>0.85260302334922</text:p>
          </table:table-cell>
          <table:table-cell office:value-type="float" office:value="0.207065503321544" calcext:value-type="float">
            <text:p>0.207065503321544</text:p>
          </table:table-cell>
          <table:table-cell office:value-type="float" office:value="0.505516428516774" calcext:value-type="float">
            <text:p>0.505516428516774</text:p>
          </table:table-cell>
          <table:table-cell office:value-type="string" calcext:value-type="string">
            <text:p>https://twitter.com/Sunday_Memes/status/1644969370634928129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74356/0.jpg</text:p>
          </table:table-cell>
          <table:table-cell office:value-type="string" calcext:value-type="string">
            <text:p>Pattern 1</text:p>
          </table:table-cell>
          <table:table-cell office:value-type="float" office:value="0.921070428960363" calcext:value-type="float">
            <text:p>0.921070428960363</text:p>
          </table:table-cell>
          <table:table-cell office:value-type="float" office:value="0.0829695304277061" calcext:value-type="float">
            <text:p>0.0829695304277061</text:p>
          </table:table-cell>
          <table:table-cell office:value-type="float" office:value="0.34669783261934" calcext:value-type="float">
            <text:p>0.34669783261934</text:p>
          </table:table-cell>
          <table:table-cell office:value-type="string" calcext:value-type="string">
            <text:p>https://twitter.com/Sunday_Memes/status/1644969377693851648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74358/0.jpg</text:p>
          </table:table-cell>
          <table:table-cell office:value-type="string" calcext:value-type="string">
            <text:p>Pattern 6</text:p>
          </table:table-cell>
          <table:table-cell office:value-type="float" office:value="0.904731162747119" calcext:value-type="float">
            <text:p>0.904731162747119</text:p>
          </table:table-cell>
          <table:table-cell office:value-type="float" office:value="0.252439644805897" calcext:value-type="float">
            <text:p>0.252439644805897</text:p>
          </table:table-cell>
          <table:table-cell office:value-type="float" office:value="0.553809182311597" calcext:value-type="float">
            <text:p>0.553809182311597</text:p>
          </table:table-cell>
          <table:table-cell office:value-type="string" calcext:value-type="string">
            <text:p>https://twitter.com/Sunday_Memes/status/1644969386506158084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74401/0.jpg</text:p>
          </table:table-cell>
          <table:table-cell office:value-type="string" calcext:value-type="string">
            <text:p>Pattern 3</text:p>
          </table:table-cell>
          <table:table-cell office:value-type="float" office:value="0.874540319428192" calcext:value-type="float">
            <text:p>0.874540319428192</text:p>
          </table:table-cell>
          <table:table-cell office:value-type="float" office:value="0.179736742934557" calcext:value-type="float">
            <text:p>0.179736742934557</text:p>
          </table:table-cell>
          <table:table-cell office:value-type="float" office:value="0.371424390372878" calcext:value-type="float">
            <text:p>0.371424390372878</text:p>
          </table:table-cell>
          <table:table-cell office:value-type="string" calcext:value-type="string">
            <text:p>https://twitter.com/Sunday_Memes/status/1644969397914681344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74405/0.jpg</text:p>
          </table:table-cell>
          <table:table-cell office:value-type="string" calcext:value-type="string">
            <text:p>Pattern 1</text:p>
          </table:table-cell>
          <table:table-cell office:value-type="float" office:value="0.959062461721917" calcext:value-type="float">
            <text:p>0.959062461721917</text:p>
          </table:table-cell>
          <table:table-cell office:value-type="float" office:value="0.131020974099223" calcext:value-type="float">
            <text:p>0.131020974099223</text:p>
          </table:table-cell>
          <table:table-cell office:value-type="float" office:value="0.214923017320609" calcext:value-type="float">
            <text:p>0.214923017320609</text:p>
          </table:table-cell>
          <table:table-cell office:value-type="string" calcext:value-type="string">
            <text:p>https://twitter.com/Sunday_Memes/status/1644969414029090817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74407/0.jpg</text:p>
          </table:table-cell>
          <table:table-cell office:value-type="string" calcext:value-type="string">
            <text:p>Pattern 1</text:p>
          </table:table-cell>
          <table:table-cell office:value-type="float" office:value="0.901982390422673" calcext:value-type="float">
            <text:p>0.901982390422673</text:p>
          </table:table-cell>
          <table:table-cell office:value-type="float" office:value="0.217897778212605" calcext:value-type="float">
            <text:p>0.217897778212605</text:p>
          </table:table-cell>
          <table:table-cell office:value-type="float" office:value="0.262814160671288" calcext:value-type="float">
            <text:p>0.262814160671288</text:p>
          </table:table-cell>
          <table:table-cell office:value-type="string" calcext:value-type="string">
            <text:p>https://twitter.com/Sunday_Memes/status/1644969423294300160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74409/0.jpg</text:p>
          </table:table-cell>
          <table:table-cell office:value-type="string" calcext:value-type="string">
            <text:p>Pattern 1</text:p>
          </table:table-cell>
          <table:table-cell office:value-type="float" office:value="0.976297986401102" calcext:value-type="float">
            <text:p>0.976297986401102</text:p>
          </table:table-cell>
          <table:table-cell office:value-type="float" office:value="0.155925305244154" calcext:value-type="float">
            <text:p>0.155925305244154</text:p>
          </table:table-cell>
          <table:table-cell office:value-type="float" office:value="0.185005113527264" calcext:value-type="float">
            <text:p>0.185005113527264</text:p>
          </table:table-cell>
          <table:table-cell office:value-type="string" calcext:value-type="string">
            <text:p>https://twitter.com/Sunday_Memes/status/1644969431242620931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74411/0.jpg</text:p>
          </table:table-cell>
          <table:table-cell office:value-type="string" calcext:value-type="string">
            <text:p>Pattern 1</text:p>
          </table:table-cell>
          <table:table-cell office:value-type="float" office:value="0.855575350099493" calcext:value-type="float">
            <text:p>0.855575350099493</text:p>
          </table:table-cell>
          <table:table-cell office:value-type="float" office:value="0.172076380119849" calcext:value-type="float">
            <text:p>0.172076380119849</text:p>
          </table:table-cell>
          <table:table-cell office:value-type="float" office:value="0.139745940770191" calcext:value-type="float">
            <text:p>0.139745940770191</text:p>
          </table:table-cell>
          <table:table-cell office:value-type="string" calcext:value-type="string">
            <text:p>https://twitter.com/Sunday_Memes/status/1644969440537108482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74414/0.jpg</text:p>
          </table:table-cell>
          <table:table-cell office:value-type="string" calcext:value-type="string">
            <text:p>Pattern 1</text:p>
          </table:table-cell>
          <table:table-cell office:value-type="float" office:value="0.887969220384077" calcext:value-type="float">
            <text:p>0.887969220384077</text:p>
          </table:table-cell>
          <table:table-cell office:value-type="float" office:value="0.0724482937065252" calcext:value-type="float">
            <text:p>0.0724482937065252</text:p>
          </table:table-cell>
          <table:table-cell office:value-type="float" office:value="0.165275723799679" calcext:value-type="float">
            <text:p>0.165275723799679</text:p>
          </table:table-cell>
          <table:table-cell office:value-type="string" calcext:value-type="string">
            <text:p>https://twitter.com/Sunday_Memes/status/1644969454399373312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84154/0.jpg</text:p>
          </table:table-cell>
          <table:table-cell office:value-type="string" calcext:value-type="string">
            <text:p>Pattern 3</text:p>
          </table:table-cell>
          <table:table-cell office:value-type="float" office:value="0.928694313534551" calcext:value-type="float">
            <text:p>0.928694313534551</text:p>
          </table:table-cell>
          <table:table-cell office:value-type="float" office:value="0.199514314136383" calcext:value-type="float">
            <text:p>0.199514314136383</text:p>
          </table:table-cell>
          <table:table-cell office:value-type="float" office:value="0.385750860664328" calcext:value-type="float">
            <text:p>0.385750860664328</text:p>
          </table:table-cell>
          <table:table-cell office:value-type="string" calcext:value-type="string">
            <text:p>https://twitter.com/Sunday_Memes/status/1644983967416762369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84156/0.jpg</text:p>
          </table:table-cell>
          <table:table-cell office:value-type="string" calcext:value-type="string">
            <text:p>Pattern 1</text:p>
          </table:table-cell>
          <table:table-cell office:value-type="float" office:value="0.851264136958165" calcext:value-type="float">
            <text:p>0.851264136958165</text:p>
          </table:table-cell>
          <table:table-cell office:value-type="float" office:value="0.118781472702892" calcext:value-type="float">
            <text:p>0.118781472702892</text:p>
          </table:table-cell>
          <table:table-cell office:value-type="float" office:value="0.177364832664425" calcext:value-type="float">
            <text:p>0.177364832664425</text:p>
          </table:table-cell>
          <table:table-cell office:value-type="string" calcext:value-type="string">
            <text:p>https://twitter.com/Sunday_Memes/status/1644983972902912000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84158/0.jpg</text:p>
          </table:table-cell>
          <table:table-cell office:value-type="string" calcext:value-type="string">
            <text:p>Pattern 1</text:p>
          </table:table-cell>
          <table:table-cell office:value-type="float" office:value="0.943366988707571" calcext:value-type="float">
            <text:p>0.943366988707571</text:p>
          </table:table-cell>
          <table:table-cell office:value-type="float" office:value="0.147019502584719" calcext:value-type="float">
            <text:p>0.147019502584719</text:p>
          </table:table-cell>
          <table:table-cell office:value-type="float" office:value="0.25215496185253" calcext:value-type="float">
            <text:p>0.25215496185253</text:p>
          </table:table-cell>
          <table:table-cell office:value-type="string" calcext:value-type="string">
            <text:p>https://twitter.com/Sunday_Memes/status/1644983981308256256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84159/0.jpg</text:p>
          </table:table-cell>
          <table:table-cell office:value-type="string" calcext:value-type="string">
            <text:p>Pattern 6</text:p>
          </table:table-cell>
          <table:table-cell office:value-type="float" office:value="0.967029885908663" calcext:value-type="float">
            <text:p>0.967029885908663</text:p>
          </table:table-cell>
          <table:table-cell office:value-type="float" office:value="0.213503630170994" calcext:value-type="float">
            <text:p>0.213503630170994</text:p>
          </table:table-cell>
          <table:table-cell office:value-type="float" office:value="0.365125266560985" calcext:value-type="float">
            <text:p>0.365125266560985</text:p>
          </table:table-cell>
          <table:table-cell office:value-type="string" calcext:value-type="string">
            <text:p>https://twitter.com/Sunday_Memes/status/1644983988514062336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84202/0.jpg</text:p>
          </table:table-cell>
          <table:table-cell office:value-type="string" calcext:value-type="string">
            <text:p>Pattern 1</text:p>
          </table:table-cell>
          <table:table-cell office:value-type="float" office:value="0.917582015076034" calcext:value-type="float">
            <text:p>0.917582015076034</text:p>
          </table:table-cell>
          <table:table-cell office:value-type="float" office:value="0.128735511153583" calcext:value-type="float">
            <text:p>0.128735511153583</text:p>
          </table:table-cell>
          <table:table-cell office:value-type="float" office:value="0.259939151052285" calcext:value-type="float">
            <text:p>0.259939151052285</text:p>
          </table:table-cell>
          <table:table-cell office:value-type="string" calcext:value-type="string">
            <text:p>https://twitter.com/Sunday_Memes/status/1644983999503245313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84204/0.jpg</text:p>
          </table:table-cell>
          <table:table-cell office:value-type="string" calcext:value-type="string">
            <text:p>Pattern 1</text:p>
          </table:table-cell>
          <table:table-cell office:value-type="float" office:value="0.98186049878728" calcext:value-type="float">
            <text:p>0.98186049878728</text:p>
          </table:table-cell>
          <table:table-cell office:value-type="float" office:value="0.145473483192338" calcext:value-type="float">
            <text:p>0.145473483192338</text:p>
          </table:table-cell>
          <table:table-cell office:value-type="float" office:value="0.223602532108978" calcext:value-type="float">
            <text:p>0.223602532108978</text:p>
          </table:table-cell>
          <table:table-cell office:value-type="string" calcext:value-type="string">
            <text:p>https://twitter.com/Sunday_Memes/status/1644984007338123264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85220/0.jpg</text:p>
          </table:table-cell>
          <table:table-cell office:value-type="string" calcext:value-type="string">
            <text:p>Pattern 3</text:p>
          </table:table-cell>
          <table:table-cell office:value-type="float" office:value="0.928694313534551" calcext:value-type="float">
            <text:p>0.928694313534551</text:p>
          </table:table-cell>
          <table:table-cell office:value-type="float" office:value="0.199514314136383" calcext:value-type="float">
            <text:p>0.199514314136383</text:p>
          </table:table-cell>
          <table:table-cell office:value-type="float" office:value="0.385750860664328" calcext:value-type="float">
            <text:p>0.385750860664328</text:p>
          </table:table-cell>
          <table:table-cell office:value-type="string" calcext:value-type="string">
            <text:p>https://twitter.com/Sunday_Memes/status/1644986591952216065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85221/0.jpg</text:p>
          </table:table-cell>
          <table:table-cell office:value-type="string" calcext:value-type="string">
            <text:p>Pattern 1</text:p>
          </table:table-cell>
          <table:table-cell office:value-type="float" office:value="0.851264136958165" calcext:value-type="float">
            <text:p>0.851264136958165</text:p>
          </table:table-cell>
          <table:table-cell office:value-type="float" office:value="0.118781472702892" calcext:value-type="float">
            <text:p>0.118781472702892</text:p>
          </table:table-cell>
          <table:table-cell office:value-type="float" office:value="0.177364832664425" calcext:value-type="float">
            <text:p>0.177364832664425</text:p>
          </table:table-cell>
          <table:table-cell office:value-type="string" calcext:value-type="string">
            <text:p>https://twitter.com/Sunday_Memes/status/1644986596330962947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85222/0.jpg</text:p>
          </table:table-cell>
          <table:table-cell office:value-type="string" calcext:value-type="string">
            <text:p>Pattern 1</text:p>
          </table:table-cell>
          <table:table-cell office:value-type="float" office:value="0.943366988707571" calcext:value-type="float">
            <text:p>0.943366988707571</text:p>
          </table:table-cell>
          <table:table-cell office:value-type="float" office:value="0.147019502584719" calcext:value-type="float">
            <text:p>0.147019502584719</text:p>
          </table:table-cell>
          <table:table-cell office:value-type="float" office:value="0.25215496185253" calcext:value-type="float">
            <text:p>0.25215496185253</text:p>
          </table:table-cell>
          <table:table-cell office:value-type="string" calcext:value-type="string">
            <text:p>https://twitter.com/Sunday_Memes/status/1644986602010165249</text:p>
          </table:table-cell>
        </table:table-row>
        <table:table-row table:style-name="ro1">
          <table:table-cell office:value-type="string" calcext:value-type="string">
            <text:p>input/data_formal_20240530-1342/meme/Sunday_Memes_20230409T085224/0.jpg</text:p>
          </table:table-cell>
          <table:table-cell office:value-type="string" calcext:value-type="string">
            <text:p>Pattern 6</text:p>
          </table:table-cell>
          <table:table-cell office:value-type="float" office:value="0.967029885908663" calcext:value-type="float">
            <text:p>0.967029885908663</text:p>
          </table:table-cell>
          <table:table-cell office:value-type="float" office:value="0.213503630170994" calcext:value-type="float">
            <text:p>0.213503630170994</text:p>
          </table:table-cell>
          <table:table-cell office:value-type="float" office:value="0.365125266560985" calcext:value-type="float">
            <text:p>0.365125266560985</text:p>
          </table:table-cell>
          <table:table-cell office:value-type="string" calcext:value-type="string">
            <text:p>https://twitter.com/Sunday_Memes/status/1644986607307722753</text:p>
          </table:table-cell>
        </table:table-row>
        <table:table-row table:style-name="ro1">
          <table:table-cell office:value-type="string" calcext:value-type="string">
            <text:p>input/data_formal_20240530-1342/meme/Sunday_Memes_20230410T074338/0.jpg</text:p>
          </table:table-cell>
          <table:table-cell office:value-type="string" calcext:value-type="string">
            <text:p>Pattern 1</text:p>
          </table:table-cell>
          <table:table-cell office:value-type="float" office:value="1.00366200681662" calcext:value-type="float">
            <text:p>1.00366200681662</text:p>
          </table:table-cell>
          <table:table-cell office:value-type="float" office:value="0.204145550856538" calcext:value-type="float">
            <text:p>0.204145550856538</text:p>
          </table:table-cell>
          <table:table-cell office:value-type="float" office:value="0.36549525908143" calcext:value-type="float">
            <text:p>0.36549525908143</text:p>
          </table:table-cell>
          <table:table-cell office:value-type="string" calcext:value-type="string">
            <text:p>https://twitter.com/Sunday_Memes/status/1645331692423356417</text:p>
          </table:table-cell>
        </table:table-row>
        <table:table-row table:style-name="ro1">
          <table:table-cell office:value-type="string" calcext:value-type="string">
            <text:p>input/data_formal_20240530-1342/meme/Sunday_Memes_20230410T074339/0.jpg</text:p>
          </table:table-cell>
          <table:table-cell office:value-type="string" calcext:value-type="string">
            <text:p>Pattern 1</text:p>
          </table:table-cell>
          <table:table-cell office:value-type="float" office:value="0.916934485921882" calcext:value-type="float">
            <text:p>0.916934485921882</text:p>
          </table:table-cell>
          <table:table-cell office:value-type="float" office:value="0.230220176945465" calcext:value-type="float">
            <text:p>0.230220176945465</text:p>
          </table:table-cell>
          <table:table-cell office:value-type="float" office:value="0.32425683166331" calcext:value-type="float">
            <text:p>0.32425683166331</text:p>
          </table:table-cell>
          <table:table-cell office:value-type="string" calcext:value-type="string">
            <text:p>https://twitter.com/Sunday_Memes/status/1645331696584204288</text:p>
          </table:table-cell>
        </table:table-row>
        <table:table-row table:style-name="ro1">
          <table:table-cell office:value-type="string" calcext:value-type="string">
            <text:p>input/data_formal_20240530-1342/meme/Sunday_Memes_20230410T074341/0.jpg</text:p>
          </table:table-cell>
          <table:table-cell office:value-type="string" calcext:value-type="string">
            <text:p>Pattern 1</text:p>
          </table:table-cell>
          <table:table-cell office:value-type="float" office:value="0.926655906520431" calcext:value-type="float">
            <text:p>0.926655906520431</text:p>
          </table:table-cell>
          <table:table-cell office:value-type="float" office:value="0.109801463482134" calcext:value-type="float">
            <text:p>0.109801463482134</text:p>
          </table:table-cell>
          <table:table-cell office:value-type="float" office:value="0.21957117639416" calcext:value-type="float">
            <text:p>0.21957117639416</text:p>
          </table:table-cell>
          <table:table-cell office:value-type="string" calcext:value-type="string">
            <text:p>https://twitter.com/Sunday_Memes/status/1645331703907467265</text:p>
          </table:table-cell>
        </table:table-row>
        <table:table-row table:style-name="ro1">
          <table:table-cell office:value-type="string" calcext:value-type="string">
            <text:p>input/data_formal_20240530-1342/meme/Sunday_Memes_20230410T074343/0.jpg</text:p>
          </table:table-cell>
          <table:table-cell office:value-type="string" calcext:value-type="string">
            <text:p>Pattern 6</text:p>
          </table:table-cell>
          <table:table-cell office:value-type="float" office:value="0.934682951117484" calcext:value-type="float">
            <text:p>0.934682951117484</text:p>
          </table:table-cell>
          <table:table-cell office:value-type="float" office:value="0.0797683338220875" calcext:value-type="float">
            <text:p>0.0797683338220875</text:p>
          </table:table-cell>
          <table:table-cell office:value-type="float" office:value="0.4541711412007" calcext:value-type="float">
            <text:p>0.4541711412007</text:p>
          </table:table-cell>
          <table:table-cell office:value-type="string" calcext:value-type="string">
            <text:p>https://twitter.com/Sunday_Memes/status/1645331710857322498</text:p>
          </table:table-cell>
        </table:table-row>
        <table:table-row table:style-name="ro1">
          <table:table-cell office:value-type="string" calcext:value-type="string">
            <text:p>input/data_formal_20240530-1342/meme/Sunday_Memes_20230410T074344/0.jpg</text:p>
          </table:table-cell>
          <table:table-cell office:value-type="string" calcext:value-type="string">
            <text:p>Pattern 1</text:p>
          </table:table-cell>
          <table:table-cell office:value-type="float" office:value="0.853138110867272" calcext:value-type="float">
            <text:p>0.853138110867272</text:p>
          </table:table-cell>
          <table:table-cell office:value-type="float" office:value="0.174587577634645" calcext:value-type="float">
            <text:p>0.174587577634645</text:p>
          </table:table-cell>
          <table:table-cell office:value-type="float" office:value="0.1313755051157" calcext:value-type="float">
            <text:p>0.1313755051157</text:p>
          </table:table-cell>
          <table:table-cell office:value-type="string" calcext:value-type="string">
            <text:p>https://twitter.com/Sunday_Memes/status/1645331717727703040</text:p>
          </table:table-cell>
        </table:table-row>
        <table:table-row table:style-name="ro1">
          <table:table-cell office:value-type="string" calcext:value-type="string">
            <text:p>input/data_formal_20240530-1342/meme/Sunday_Memes_20230410T074346/0.jpg</text:p>
          </table:table-cell>
          <table:table-cell office:value-type="string" calcext:value-type="string">
            <text:p>Pattern 1</text:p>
          </table:table-cell>
          <table:table-cell office:value-type="float" office:value="0.92733494920504" calcext:value-type="float">
            <text:p>0.92733494920504</text:p>
          </table:table-cell>
          <table:table-cell office:value-type="float" office:value="0.21837820161944" calcext:value-type="float">
            <text:p>0.21837820161944</text:p>
          </table:table-cell>
          <table:table-cell office:value-type="float" office:value="0.339259152583912" calcext:value-type="float">
            <text:p>0.339259152583912</text:p>
          </table:table-cell>
          <table:table-cell office:value-type="string" calcext:value-type="string">
            <text:p>https://twitter.com/Sunday_Memes/status/1645331722383286272</text:p>
          </table:table-cell>
        </table:table-row>
        <table:table-row table:style-name="ro1">
          <table:table-cell office:value-type="string" calcext:value-type="string">
            <text:p>input/data_formal_20240530-1342/meme/Sunday_Memes_20230410T074347/0.jpg</text:p>
          </table:table-cell>
          <table:table-cell office:value-type="string" calcext:value-type="string">
            <text:p>Pattern 3</text:p>
          </table:table-cell>
          <table:table-cell office:value-type="float" office:value="0.967916283470318" calcext:value-type="float">
            <text:p>0.967916283470318</text:p>
          </table:table-cell>
          <table:table-cell office:value-type="float" office:value="0.138426874274458" calcext:value-type="float">
            <text:p>0.138426874274458</text:p>
          </table:table-cell>
          <table:table-cell office:value-type="float" office:value="0.341048717174532" calcext:value-type="float">
            <text:p>0.341048717174532</text:p>
          </table:table-cell>
          <table:table-cell office:value-type="string" calcext:value-type="string">
            <text:p>https://twitter.com/Sunday_Memes/status/1645331729157160960</text:p>
          </table:table-cell>
        </table:table-row>
        <table:table-row table:style-name="ro1">
          <table:table-cell office:value-type="string" calcext:value-type="string">
            <text:p>input/data_formal_20240530-1342/meme/Sunday_Memes_20230410T074348/0.jpg</text:p>
          </table:table-cell>
          <table:table-cell office:value-type="string" calcext:value-type="string">
            <text:p>Pattern 1</text:p>
          </table:table-cell>
          <table:table-cell office:value-type="float" office:value="0.924523379278521" calcext:value-type="float">
            <text:p>0.924523379278521</text:p>
          </table:table-cell>
          <table:table-cell office:value-type="float" office:value="0.198090391515201" calcext:value-type="float">
            <text:p>0.198090391515201</text:p>
          </table:table-cell>
          <table:table-cell office:value-type="float" office:value="0.173702273464533" calcext:value-type="float">
            <text:p>0.173702273464533</text:p>
          </table:table-cell>
          <table:table-cell office:value-type="string" calcext:value-type="string">
            <text:p>https://twitter.com/Sunday_Memes/status/1645331734525886464</text:p>
          </table:table-cell>
        </table:table-row>
        <table:table-row table:style-name="ro1">
          <table:table-cell office:value-type="string" calcext:value-type="string">
            <text:p>input/data_formal_20240530-1342/meme/sunil_barsaiyan_20230106T045334/0.jpg</text:p>
          </table:table-cell>
          <table:table-cell office:value-type="string" calcext:value-type="string">
            <text:p>Pattern 4</text:p>
          </table:table-cell>
          <table:table-cell office:value-type="float" office:value="0.680367875896607" calcext:value-type="float">
            <text:p>0.680367875896607</text:p>
          </table:table-cell>
          <table:table-cell office:value-type="float" office:value="0.0754554317247567" calcext:value-type="float">
            <text:p>0.0754554317247567</text:p>
          </table:table-cell>
          <table:table-cell office:value-type="float" office:value="0.771723515436799" calcext:value-type="float">
            <text:p>0.771723515436799</text:p>
          </table:table-cell>
          <table:table-cell office:value-type="string" calcext:value-type="string">
            <text:p>https://twitter.com/sunil_barsaiyan/status/1611224433024462848</text:p>
          </table:table-cell>
        </table:table-row>
        <table:table-row table:style-name="ro1">
          <table:table-cell office:value-type="string" calcext:value-type="string">
            <text:p>input/data_formal_20240530-1342/meme/sunnycb_20230212T133909/0.jpg</text:p>
          </table:table-cell>
          <table:table-cell office:value-type="string" calcext:value-type="string">
            <text:p>Pattern 6</text:p>
          </table:table-cell>
          <table:table-cell office:value-type="float" office:value="0.90909908658826" calcext:value-type="float">
            <text:p>0.90909908658826</text:p>
          </table:table-cell>
          <table:table-cell office:value-type="float" office:value="0.218784828216488" calcext:value-type="float">
            <text:p>0.218784828216488</text:p>
          </table:table-cell>
          <table:table-cell office:value-type="float" office:value="0.470141075075682" calcext:value-type="float">
            <text:p>0.470141075075682</text:p>
          </table:table-cell>
          <table:table-cell office:value-type="string" calcext:value-type="string">
            <text:p>https://twitter.com/sunnycb/status/1624765051608666112</text:p>
          </table:table-cell>
        </table:table-row>
        <table:table-row table:style-name="ro1">
          <table:table-cell office:value-type="string" calcext:value-type="string">
            <text:p>input/data_formal_20240530-1342/meme/sunnyscolors_20230124T015010/0.jpg</text:p>
          </table:table-cell>
          <table:table-cell office:value-type="string" calcext:value-type="string">
            <text:p>Pattern 3</text:p>
          </table:table-cell>
          <table:table-cell office:value-type="float" office:value="0.970295427859453" calcext:value-type="float">
            <text:p>0.970295427859453</text:p>
          </table:table-cell>
          <table:table-cell office:value-type="float" office:value="0.210783859163136" calcext:value-type="float">
            <text:p>0.210783859163136</text:p>
          </table:table-cell>
          <table:table-cell office:value-type="float" office:value="0.404655679650282" calcext:value-type="float">
            <text:p>0.404655679650282</text:p>
          </table:table-cell>
          <table:table-cell office:value-type="string" calcext:value-type="string">
            <text:p>https://twitter.com/sunnyscolors/status/1617701259854626824</text:p>
          </table:table-cell>
        </table:table-row>
        <table:table-row table:style-name="ro1">
          <table:table-cell office:value-type="string" calcext:value-type="string">
            <text:p>input/data_formal_20240530-1342/meme/sunnyscolors_20230124T020510/0.jpg</text:p>
          </table:table-cell>
          <table:table-cell office:value-type="string" calcext:value-type="string">
            <text:p>Pattern 3</text:p>
          </table:table-cell>
          <table:table-cell office:value-type="float" office:value="0.937784192293629" calcext:value-type="float">
            <text:p>0.937784192293629</text:p>
          </table:table-cell>
          <table:table-cell office:value-type="float" office:value="0.270592770328947" calcext:value-type="float">
            <text:p>0.270592770328947</text:p>
          </table:table-cell>
          <table:table-cell office:value-type="float" office:value="0.447168174134247" calcext:value-type="float">
            <text:p>0.447168174134247</text:p>
          </table:table-cell>
          <table:table-cell office:value-type="string" calcext:value-type="string">
            <text:p>https://twitter.com/sunnyscolors/status/1617705035231551488</text:p>
          </table:table-cell>
        </table:table-row>
        <table:table-row table:style-name="ro1">
          <table:table-cell office:value-type="string" calcext:value-type="string">
            <text:p>input/data_formal_20240530-1342/meme/Super5tarFruit_20230104T191918/0.jpg</text:p>
          </table:table-cell>
          <table:table-cell office:value-type="string" calcext:value-type="string">
            <text:p>Pattern 3</text:p>
          </table:table-cell>
          <table:table-cell office:value-type="float" office:value="0.854748069459229" calcext:value-type="float">
            <text:p>0.854748069459229</text:p>
          </table:table-cell>
          <table:table-cell office:value-type="float" office:value="0.209223179430287" calcext:value-type="float">
            <text:p>0.209223179430287</text:p>
          </table:table-cell>
          <table:table-cell office:value-type="float" office:value="0.577685054743758" calcext:value-type="float">
            <text:p>0.577685054743758</text:p>
          </table:table-cell>
          <table:table-cell office:value-type="string" calcext:value-type="string">
            <text:p>https://twitter.com/i_enby_you/status/1611065856632492050</text:p>
          </table:table-cell>
        </table:table-row>
        <table:table-row table:style-name="ro1">
          <table:table-cell office:value-type="string" calcext:value-type="string">
            <text:p>input/data_formal_20240530-1342/meme/Super_FreakYGuY_20230403T074743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Super_FreakYGuY/status/1642796003349889024</text:p>
          </table:table-cell>
        </table:table-row>
        <table:table-row table:style-name="ro1">
          <table:table-cell office:value-type="string" calcext:value-type="string">
            <text:p>input/data_formal_20240530-1342/meme/Superdavebeast_20230128T012818/0.jpg</text:p>
          </table:table-cell>
          <table:table-cell office:value-type="string" calcext:value-type="string">
            <text:p>Pattern 1</text:p>
          </table:table-cell>
          <table:table-cell office:value-type="float" office:value="0.948456377441385" calcext:value-type="float">
            <text:p>0.948456377441385</text:p>
          </table:table-cell>
          <table:table-cell office:value-type="float" office:value="0.161516901118127" calcext:value-type="float">
            <text:p>0.161516901118127</text:p>
          </table:table-cell>
          <table:table-cell office:value-type="float" office:value="0.247753570334063" calcext:value-type="float">
            <text:p>0.247753570334063</text:p>
          </table:table-cell>
          <table:table-cell office:value-type="string" calcext:value-type="string">
            <text:p>https://twitter.com/Woodywood32W/status/1621012385841713153</text:p>
          </table:table-cell>
        </table:table-row>
        <table:table-row table:style-name="ro1">
          <table:table-cell office:value-type="string" calcext:value-type="string">
            <text:p>input/data_formal_20240530-1342/meme/Sustaino_in_20230105T114714/0.jpg</text:p>
          </table:table-cell>
          <table:table-cell office:value-type="string" calcext:value-type="string">
            <text:p>Pattern 4</text:p>
          </table:table-cell>
          <table:table-cell office:value-type="float" office:value="0.719696852119687" calcext:value-type="float">
            <text:p>0.719696852119687</text:p>
          </table:table-cell>
          <table:table-cell office:value-type="float" office:value="0.104409389713823" calcext:value-type="float">
            <text:p>0.104409389713823</text:p>
          </table:table-cell>
          <table:table-cell office:value-type="float" office:value="0.862333188673048" calcext:value-type="float">
            <text:p>0.862333188673048</text:p>
          </table:table-cell>
          <table:table-cell office:value-type="string" calcext:value-type="string">
            <text:p>https://twitter.com/ankit_khaire/status/1610966301094326272</text:p>
          </table:table-cell>
        </table:table-row>
        <table:table-row table:style-name="ro1">
          <table:table-cell office:value-type="string" calcext:value-type="string">
            <text:p>input/data_formal_20240530-1342/meme/SutherlandKade_20221226T031143/0.jpg</text:p>
          </table:table-cell>
          <table:table-cell office:value-type="string" calcext:value-type="string">
            <text:p>Pattern 3</text:p>
          </table:table-cell>
          <table:table-cell office:value-type="float" office:value="0.916123899688349" calcext:value-type="float">
            <text:p>0.916123899688349</text:p>
          </table:table-cell>
          <table:table-cell office:value-type="float" office:value="0.21478214967344" calcext:value-type="float">
            <text:p>0.21478214967344</text:p>
          </table:table-cell>
          <table:table-cell office:value-type="float" office:value="0.364859852058774" calcext:value-type="float">
            <text:p>0.364859852058774</text:p>
          </table:table-cell>
          <table:table-cell office:value-type="string" calcext:value-type="string">
            <text:p>https://twitter.com/MintFlavoredLeo/status/1607992176855621637</text:p>
          </table:table-cell>
        </table:table-row>
        <table:table-row table:style-name="ro1">
          <table:table-cell office:value-type="string" calcext:value-type="string">
            <text:p>input/data_formal_20240530-1342/meme/svcommunicatio_20230106T080434/0.jpg</text:p>
          </table:table-cell>
          <table:table-cell office:value-type="string" calcext:value-type="string">
            <text:p>Pattern 4</text:p>
          </table:table-cell>
          <table:table-cell office:value-type="float" office:value="0.916346550264247" calcext:value-type="float">
            <text:p>0.916346550264247</text:p>
          </table:table-cell>
          <table:table-cell office:value-type="float" office:value="0.0302551371648673" calcext:value-type="float">
            <text:p>0.0302551371648673</text:p>
          </table:table-cell>
          <table:table-cell office:value-type="float" office:value="0.824376387050065" calcext:value-type="float">
            <text:p>0.824376387050065</text:p>
          </table:table-cell>
          <table:table-cell office:value-type="string" calcext:value-type="string">
            <text:p>https://twitter.com/svcommunicatio/status/1611272497311420417</text:p>
          </table:table-cell>
        </table:table-row>
        <table:table-row table:style-name="ro1">
          <table:table-cell office:value-type="string" calcext:value-type="string">
            <text:p>input/data_formal_20240530-1342/meme/Swa99231173_20230206T151029/0.jpg</text:p>
          </table:table-cell>
          <table:table-cell office:value-type="string" calcext:value-type="string">
            <text:p>Pattern 3</text:p>
          </table:table-cell>
          <table:table-cell office:value-type="float" office:value="0.893224361718532" calcext:value-type="float">
            <text:p>0.893224361718532</text:p>
          </table:table-cell>
          <table:table-cell office:value-type="float" office:value="0.140982834193419" calcext:value-type="float">
            <text:p>0.140982834193419</text:p>
          </table:table-cell>
          <table:table-cell office:value-type="float" office:value="0.358024730174109" calcext:value-type="float">
            <text:p>0.358024730174109</text:p>
          </table:table-cell>
          <table:table-cell office:value-type="string" calcext:value-type="string">
            <text:p>https://twitter.com/Swa99231173/status/1622613707200290816</text:p>
          </table:table-cell>
        </table:table-row>
        <table:table-row table:style-name="ro1">
          <table:table-cell office:value-type="string" calcext:value-type="string">
            <text:p>input/data_formal_20240530-1342/meme/Swainzilla_20221227T183312/0.jpg</text:p>
          </table:table-cell>
          <table:table-cell office:value-type="string" calcext:value-type="string">
            <text:p>Pattern 3</text:p>
          </table:table-cell>
          <table:table-cell office:value-type="float" office:value="0.941987189554076" calcext:value-type="float">
            <text:p>0.941987189554076</text:p>
          </table:table-cell>
          <table:table-cell office:value-type="float" office:value="0.163903583125156" calcext:value-type="float">
            <text:p>0.163903583125156</text:p>
          </table:table-cell>
          <table:table-cell office:value-type="float" office:value="0.33357597434622" calcext:value-type="float">
            <text:p>0.33357597434622</text:p>
          </table:table-cell>
          <table:table-cell office:value-type="string" calcext:value-type="string">
            <text:p>https://twitter.com/Deborah79419291/status/1607930775005196288</text:p>
          </table:table-cell>
        </table:table-row>
        <table:table-row table:style-name="ro1">
          <table:table-cell office:value-type="string" calcext:value-type="string">
            <text:p>input/data_formal_20240530-1342/meme/swayaminfotech_20230104T074609/0.jpg</text:p>
          </table:table-cell>
          <table:table-cell office:value-type="string" calcext:value-type="string">
            <text:p>Pattern 1</text:p>
          </table:table-cell>
          <table:table-cell office:value-type="float" office:value="0.888046096764709" calcext:value-type="float">
            <text:p>0.888046096764709</text:p>
          </table:table-cell>
          <table:table-cell office:value-type="float" office:value="0.103842004141241" calcext:value-type="float">
            <text:p>0.103842004141241</text:p>
          </table:table-cell>
          <table:table-cell office:value-type="float" office:value="0.307347352302513" calcext:value-type="float">
            <text:p>0.307347352302513</text:p>
          </table:table-cell>
          <table:table-cell office:value-type="string" calcext:value-type="string">
            <text:p>https://twitter.com/anandpatel007/status/1610949630669500416</text:p>
          </table:table-cell>
        </table:table-row>
        <table:table-row table:style-name="ro1">
          <table:table-cell office:value-type="string" calcext:value-type="string">
            <text:p>input/data_formal_20240530-1342/meme/SwordfishAdvt_20230106T052143/0.jpg</text:p>
          </table:table-cell>
          <table:table-cell office:value-type="string" calcext:value-type="string">
            <text:p>Pattern 4</text:p>
          </table:table-cell>
          <table:table-cell office:value-type="float" office:value="0.725955125894014" calcext:value-type="float">
            <text:p>0.725955125894014</text:p>
          </table:table-cell>
          <table:table-cell office:value-type="float" office:value="0.123353969283404" calcext:value-type="float">
            <text:p>0.123353969283404</text:p>
          </table:table-cell>
          <table:table-cell office:value-type="float" office:value="0.81402197892801" calcext:value-type="float">
            <text:p>0.81402197892801</text:p>
          </table:table-cell>
          <table:table-cell office:value-type="string" calcext:value-type="string">
            <text:p>https://twitter.com/SwordfishAdvt/status/1611231514725068802</text:p>
          </table:table-cell>
        </table:table-row>
        <table:table-row table:style-name="ro1">
          <table:table-cell office:value-type="string" calcext:value-type="string">
            <text:p>input/data_formal_20240530-1342/meme/SWWEC1_20230206T135222/0.jpg</text:p>
          </table:table-cell>
          <table:table-cell office:value-type="string" calcext:value-type="string">
            <text:p>Pattern 3</text:p>
          </table:table-cell>
          <table:table-cell office:value-type="float" office:value="0.8622067811955" calcext:value-type="float">
            <text:p>0.8622067811955</text:p>
          </table:table-cell>
          <table:table-cell office:value-type="float" office:value="0.122868929260706" calcext:value-type="float">
            <text:p>0.122868929260706</text:p>
          </table:table-cell>
          <table:table-cell office:value-type="float" office:value="0.531728275746261" calcext:value-type="float">
            <text:p>0.531728275746261</text:p>
          </table:table-cell>
          <table:table-cell office:value-type="string" calcext:value-type="string">
            <text:p>https://twitter.com/SWWEC1/status/1622594048593735680</text:p>
          </table:table-cell>
        </table:table-row>
        <table:table-row table:style-name="ro1">
          <table:table-cell office:value-type="string" calcext:value-type="string">
            <text:p>input/data_formal_20240530-1342/meme/SWWEC1_20230206T135222/1.jpg</text:p>
          </table:table-cell>
          <table:table-cell office:value-type="string" calcext:value-type="string">
            <text:p>Pattern 3</text:p>
          </table:table-cell>
          <table:table-cell office:value-type="float" office:value="0.883878058139977" calcext:value-type="float">
            <text:p>0.883878058139977</text:p>
          </table:table-cell>
          <table:table-cell office:value-type="float" office:value="0.0657815833812727" calcext:value-type="float">
            <text:p>0.0657815833812727</text:p>
          </table:table-cell>
          <table:table-cell office:value-type="float" office:value="0.435262135784747" calcext:value-type="float">
            <text:p>0.435262135784747</text:p>
          </table:table-cell>
          <table:table-cell office:value-type="string" calcext:value-type="string">
            <text:p>https://twitter.com/SWWEC1/status/1622594048593735680</text:p>
          </table:table-cell>
        </table:table-row>
        <table:table-row table:style-name="ro1">
          <table:table-cell office:value-type="string" calcext:value-type="string">
            <text:p>input/data_formal_20240530-1342/meme/Szerfio_20230106T042145/0.jpg</text:p>
          </table:table-cell>
          <table:table-cell office:value-type="string" calcext:value-type="string">
            <text:p>Pattern 3</text:p>
          </table:table-cell>
          <table:table-cell office:value-type="float" office:value="0.918644303866856" calcext:value-type="float">
            <text:p>0.918644303866856</text:p>
          </table:table-cell>
          <table:table-cell office:value-type="float" office:value="0.200407467514934" calcext:value-type="float">
            <text:p>0.200407467514934</text:p>
          </table:table-cell>
          <table:table-cell office:value-type="float" office:value="0.482994156495601" calcext:value-type="float">
            <text:p>0.482994156495601</text:p>
          </table:table-cell>
          <table:table-cell office:value-type="string" calcext:value-type="string">
            <text:p>https://twitter.com/Szerfio/status/1611216425699659779</text:p>
          </table:table-cell>
        </table:table-row>
        <table:table-row table:style-name="ro1">
          <table:table-cell office:value-type="string" calcext:value-type="string">
            <text:p>input/data_formal_20240530-1342/meme/t3n0TYnpIQ0eF0D_20230125T170728/0.jpg</text:p>
          </table:table-cell>
          <table:table-cell office:value-type="string" calcext:value-type="string">
            <text:p>Pattern 6</text:p>
          </table:table-cell>
          <table:table-cell office:value-type="float" office:value="0.941141453629591" calcext:value-type="float">
            <text:p>0.941141453629591</text:p>
          </table:table-cell>
          <table:table-cell office:value-type="float" office:value="0.191869836597312" calcext:value-type="float">
            <text:p>0.191869836597312</text:p>
          </table:table-cell>
          <table:table-cell office:value-type="float" office:value="0.522959950684782" calcext:value-type="float">
            <text:p>0.522959950684782</text:p>
          </table:table-cell>
          <table:table-cell office:value-type="string" calcext:value-type="string">
            <text:p>https://twitter.com/AngelaL62666887/status/1618510113979109377</text:p>
          </table:table-cell>
        </table:table-row>
        <table:table-row table:style-name="ro1">
          <table:table-cell office:value-type="string" calcext:value-type="string">
            <text:p>input/data_formal_20240530-1342/meme/t3n0TYnpIQ0eF0D_20230125T170728/1.jpg</text:p>
          </table:table-cell>
          <table:table-cell office:value-type="string" calcext:value-type="string">
            <text:p>Pattern 6</text:p>
          </table:table-cell>
          <table:table-cell office:value-type="float" office:value="0.98041408700386" calcext:value-type="float">
            <text:p>0.98041408700386</text:p>
          </table:table-cell>
          <table:table-cell office:value-type="float" office:value="0.186172879318818" calcext:value-type="float">
            <text:p>0.186172879318818</text:p>
          </table:table-cell>
          <table:table-cell office:value-type="float" office:value="0.520785865653254" calcext:value-type="float">
            <text:p>0.520785865653254</text:p>
          </table:table-cell>
          <table:table-cell office:value-type="string" calcext:value-type="string">
            <text:p>https://twitter.com/AngelaL62666887/status/1618510113979109377</text:p>
          </table:table-cell>
        </table:table-row>
        <table:table-row table:style-name="ro1">
          <table:table-cell office:value-type="string" calcext:value-type="string">
            <text:p>input/data_formal_20240530-1342/meme/TalesofZodiacs_20230202T145216/0.jpg</text:p>
          </table:table-cell>
          <table:table-cell office:value-type="string" calcext:value-type="string">
            <text:p>Pattern 3</text:p>
          </table:table-cell>
          <table:table-cell office:value-type="float" office:value="0.944274613921809" calcext:value-type="float">
            <text:p>0.944274613921809</text:p>
          </table:table-cell>
          <table:table-cell office:value-type="float" office:value="0.155514189454396" calcext:value-type="float">
            <text:p>0.155514189454396</text:p>
          </table:table-cell>
          <table:table-cell office:value-type="float" office:value="0.291505965564568" calcext:value-type="float">
            <text:p>0.291505965564568</text:p>
          </table:table-cell>
          <table:table-cell office:value-type="string" calcext:value-type="string">
            <text:p>https://twitter.com/csky0/status/1622610666711568390</text:p>
          </table:table-cell>
        </table:table-row>
        <table:table-row table:style-name="ro1">
          <table:table-cell office:value-type="string" calcext:value-type="string">
            <text:p>input/data_formal_20240530-1342/meme/Talk2Q_20221228T012239/0.jpg</text:p>
          </table:table-cell>
          <table:table-cell office:value-type="string" calcext:value-type="string">
            <text:p>Pattern 1</text:p>
          </table:table-cell>
          <table:table-cell office:value-type="float" office:value="0.825624568314568" calcext:value-type="float">
            <text:p>0.825624568314568</text:p>
          </table:table-cell>
          <table:table-cell office:value-type="float" office:value="0.189392436522538" calcext:value-type="float">
            <text:p>0.189392436522538</text:p>
          </table:table-cell>
          <table:table-cell office:value-type="float" office:value="0.291979296756441" calcext:value-type="float">
            <text:p>0.291979296756441</text:p>
          </table:table-cell>
          <table:table-cell office:value-type="string" calcext:value-type="string">
            <text:p>https://twitter.com/Talk2Q/status/1607909864365236224</text:p>
          </table:table-cell>
        </table:table-row>
        <table:table-row table:style-name="ro1">
          <table:table-cell office:value-type="string" calcext:value-type="string">
            <text:p>input/data_formal_20240530-1342/meme/TamVmaT_20221228T022649/0.jpg</text:p>
          </table:table-cell>
          <table:table-cell office:value-type="string" calcext:value-type="string">
            <text:p>Pattern 3</text:p>
          </table:table-cell>
          <table:table-cell office:value-type="float" office:value="0.856482533392792" calcext:value-type="float">
            <text:p>0.856482533392792</text:p>
          </table:table-cell>
          <table:table-cell office:value-type="float" office:value="0.163168457326508" calcext:value-type="float">
            <text:p>0.163168457326508</text:p>
          </table:table-cell>
          <table:table-cell office:value-type="float" office:value="0.521703782985642" calcext:value-type="float">
            <text:p>0.521703782985642</text:p>
          </table:table-cell>
          <table:table-cell office:value-type="string" calcext:value-type="string">
            <text:p>https://twitter.com/ShaniceTJN/status/1607958148907945985</text:p>
          </table:table-cell>
        </table:table-row>
        <table:table-row table:style-name="ro1">
          <table:table-cell office:value-type="string" calcext:value-type="string">
            <text:p>input/data_formal_20240530-1342/meme/Tanesh1292_20230202T052040/0.jpg</text:p>
          </table:table-cell>
          <table:table-cell office:value-type="string" calcext:value-type="string">
            <text:p>Pattern 6</text:p>
          </table:table-cell>
          <table:table-cell office:value-type="float" office:value="0.958022707175573" calcext:value-type="float">
            <text:p>0.958022707175573</text:p>
          </table:table-cell>
          <table:table-cell office:value-type="float" office:value="0.144774661618901" calcext:value-type="float">
            <text:p>0.144774661618901</text:p>
          </table:table-cell>
          <table:table-cell office:value-type="float" office:value="0.342727571754652" calcext:value-type="float">
            <text:p>0.342727571754652</text:p>
          </table:table-cell>
          <table:table-cell office:value-type="string" calcext:value-type="string">
            <text:p>https://twitter.com/Tanesh1292/status/1621015725573050368</text:p>
          </table:table-cell>
        </table:table-row>
        <table:table-row table:style-name="ro1">
          <table:table-cell office:value-type="string" calcext:value-type="string">
            <text:p>input/data_formal_20240530-1342/meme/TankerTalk_20221227T233339/0.jpg</text:p>
          </table:table-cell>
          <table:table-cell office:value-type="string" calcext:value-type="string">
            <text:p>Pattern 1</text:p>
          </table:table-cell>
          <table:table-cell office:value-type="float" office:value="0.84630834251362" calcext:value-type="float">
            <text:p>0.84630834251362</text:p>
          </table:table-cell>
          <table:table-cell office:value-type="float" office:value="0.166015901391824" calcext:value-type="float">
            <text:p>0.166015901391824</text:p>
          </table:table-cell>
          <table:table-cell office:value-type="float" office:value="0.29363057315243" calcext:value-type="float">
            <text:p>0.29363057315243</text:p>
          </table:table-cell>
          <table:table-cell office:value-type="string" calcext:value-type="string">
            <text:p>https://twitter.com/TankerTalk/status/1607882433642528768</text:p>
          </table:table-cell>
        </table:table-row>
        <table:table-row table:style-name="ro1">
          <table:table-cell office:value-type="string" calcext:value-type="string">
            <text:p>input/data_formal_20240530-1342/meme/Target8Sales_20230206T130907/0.jpg</text:p>
          </table:table-cell>
          <table:table-cell office:value-type="string" calcext:value-type="string">
            <text:p>Pattern 6</text:p>
          </table:table-cell>
          <table:table-cell office:value-type="float" office:value="0.929116397011386" calcext:value-type="float">
            <text:p>0.929116397011386</text:p>
          </table:table-cell>
          <table:table-cell office:value-type="float" office:value="0.179953497968604" calcext:value-type="float">
            <text:p>0.179953497968604</text:p>
          </table:table-cell>
          <table:table-cell office:value-type="float" office:value="0.58057166999485" calcext:value-type="float">
            <text:p>0.58057166999485</text:p>
          </table:table-cell>
          <table:table-cell office:value-type="string" calcext:value-type="string">
            <text:p>https://twitter.com/Target8Sales/status/1622583165914161155</text:p>
          </table:table-cell>
        </table:table-row>
        <table:table-row table:style-name="ro1">
          <table:table-cell office:value-type="string" calcext:value-type="string">
            <text:p>input/data_formal_20240530-1342/meme/TastyBaozi_20230202T021021/0.jpg</text:p>
          </table:table-cell>
          <table:table-cell office:value-type="string" calcext:value-type="string">
            <text:p>Pattern 6</text:p>
          </table:table-cell>
          <table:table-cell office:value-type="float" office:value="0.943996137253126" calcext:value-type="float">
            <text:p>0.943996137253126</text:p>
          </table:table-cell>
          <table:table-cell office:value-type="float" office:value="0.287330642880067" calcext:value-type="float">
            <text:p>0.287330642880067</text:p>
          </table:table-cell>
          <table:table-cell office:value-type="float" office:value="0.413142620985474" calcext:value-type="float">
            <text:p>0.413142620985474</text:p>
          </table:table-cell>
          <table:table-cell office:value-type="string" calcext:value-type="string">
            <text:p>https://twitter.com/TastyBaozi/status/1620967830853386240</text:p>
          </table:table-cell>
        </table:table-row>
        <table:table-row table:style-name="ro1">
          <table:table-cell office:value-type="string" calcext:value-type="string">
            <text:p>input/data_formal_20240530-1342/meme/tasyaharley_20221227T150241/0.jpg</text:p>
          </table:table-cell>
          <table:table-cell office:value-type="string" calcext:value-type="string">
            <text:p>Pattern 6</text:p>
          </table:table-cell>
          <table:table-cell office:value-type="float" office:value="0.884022253026609" calcext:value-type="float">
            <text:p>0.884022253026609</text:p>
          </table:table-cell>
          <table:table-cell office:value-type="float" office:value="0.220308422028314" calcext:value-type="float">
            <text:p>0.220308422028314</text:p>
          </table:table-cell>
          <table:table-cell office:value-type="float" office:value="0.627651359792597" calcext:value-type="float">
            <text:p>0.627651359792597</text:p>
          </table:table-cell>
          <table:table-cell office:value-type="string" calcext:value-type="string">
            <text:p>https://twitter.com/Glocko_Pop/status/1607918684131164160</text:p>
          </table:table-cell>
        </table:table-row>
        <table:table-row table:style-name="ro1">
          <table:table-cell office:value-type="string" calcext:value-type="string">
            <text:p>input/data_formal_20240530-1342/meme/TataPlayin_20230103T101150/0.jpg</text:p>
          </table:table-cell>
          <table:table-cell office:value-type="string" calcext:value-type="string">
            <text:p>Pattern 4</text:p>
          </table:table-cell>
          <table:table-cell office:value-type="float" office:value="0.920052194350254" calcext:value-type="float">
            <text:p>0.920052194350254</text:p>
          </table:table-cell>
          <table:table-cell office:value-type="float" office:value="0.128171053576419" calcext:value-type="float">
            <text:p>0.128171053576419</text:p>
          </table:table-cell>
          <table:table-cell office:value-type="float" office:value="0.412023905408434" calcext:value-type="float">
            <text:p>0.412023905408434</text:p>
          </table:table-cell>
          <table:table-cell office:value-type="string" calcext:value-type="string">
            <text:p>https://twitter.com/rrajk77777/status/1610971302889947137</text:p>
          </table:table-cell>
        </table:table-row>
        <table:table-row table:style-name="ro1">
          <table:table-cell office:value-type="string" calcext:value-type="string">
            <text:p>input/data_formal_20240530-1342/meme/TataPlayin_20230103T101150/1.jpg</text:p>
          </table:table-cell>
          <table:table-cell office:value-type="string" calcext:value-type="string">
            <text:p>Pattern 3</text:p>
          </table:table-cell>
          <table:table-cell office:value-type="float" office:value="0.940760168997161" calcext:value-type="float">
            <text:p>0.940760168997161</text:p>
          </table:table-cell>
          <table:table-cell office:value-type="float" office:value="0.129755797038962" calcext:value-type="float">
            <text:p>0.129755797038962</text:p>
          </table:table-cell>
          <table:table-cell office:value-type="float" office:value="0.363229905819912" calcext:value-type="float">
            <text:p>0.363229905819912</text:p>
          </table:table-cell>
          <table:table-cell office:value-type="string" calcext:value-type="string">
            <text:p>https://twitter.com/rrajk77777/status/1610971302889947137</text:p>
          </table:table-cell>
        </table:table-row>
        <table:table-row table:style-name="ro1">
          <table:table-cell office:value-type="string" calcext:value-type="string">
            <text:p>input/data_formal_20240530-1342/meme/TataPlayin_20230103T101150/2.jpg</text:p>
          </table:table-cell>
          <table:table-cell office:value-type="string" calcext:value-type="string">
            <text:p>Pattern 3</text:p>
          </table:table-cell>
          <table:table-cell office:value-type="float" office:value="0.876462524860911" calcext:value-type="float">
            <text:p>0.876462524860911</text:p>
          </table:table-cell>
          <table:table-cell office:value-type="float" office:value="0.158014351544713" calcext:value-type="float">
            <text:p>0.158014351544713</text:p>
          </table:table-cell>
          <table:table-cell office:value-type="float" office:value="0.37981200491891" calcext:value-type="float">
            <text:p>0.37981200491891</text:p>
          </table:table-cell>
          <table:table-cell office:value-type="string" calcext:value-type="string">
            <text:p>https://twitter.com/rrajk77777/status/1610971302889947137</text:p>
          </table:table-cell>
        </table:table-row>
        <table:table-row table:style-name="ro1">
          <table:table-cell office:value-type="string" calcext:value-type="string">
            <text:p>input/data_formal_20240530-1342/meme/TataPlayin_20230103T101150/3.jpg</text:p>
          </table:table-cell>
          <table:table-cell office:value-type="string" calcext:value-type="string">
            <text:p>Pattern 3</text:p>
          </table:table-cell>
          <table:table-cell office:value-type="float" office:value="0.935556709955591" calcext:value-type="float">
            <text:p>0.935556709955591</text:p>
          </table:table-cell>
          <table:table-cell office:value-type="float" office:value="0.171848515922342" calcext:value-type="float">
            <text:p>0.171848515922342</text:p>
          </table:table-cell>
          <table:table-cell office:value-type="float" office:value="0.311105349195888" calcext:value-type="float">
            <text:p>0.311105349195888</text:p>
          </table:table-cell>
          <table:table-cell office:value-type="string" calcext:value-type="string">
            <text:p>https://twitter.com/rrajk77777/status/1610971302889947137</text:p>
          </table:table-cell>
        </table:table-row>
        <table:table-row table:style-name="ro1">
          <table:table-cell office:value-type="string" calcext:value-type="string">
            <text:p>input/data_formal_20240530-1342/meme/tayyabsiraj4_20230403T174322/0.jpg</text:p>
          </table:table-cell>
          <table:table-cell office:value-type="string" calcext:value-type="string">
            <text:p>Pattern 6</text:p>
          </table:table-cell>
          <table:table-cell office:value-type="float" office:value="0.936190164852171" calcext:value-type="float">
            <text:p>0.936190164852171</text:p>
          </table:table-cell>
          <table:table-cell office:value-type="float" office:value="0.221530340125228" calcext:value-type="float">
            <text:p>0.221530340125228</text:p>
          </table:table-cell>
          <table:table-cell office:value-type="float" office:value="0.525995647918128" calcext:value-type="float">
            <text:p>0.525995647918128</text:p>
          </table:table-cell>
          <table:table-cell office:value-type="string" calcext:value-type="string">
            <text:p>https://twitter.com/tayyabsiraj4/status/1642945901995098112</text:p>
          </table:table-cell>
        </table:table-row>
        <table:table-row table:style-name="ro1">
          <table:table-cell office:value-type="string" calcext:value-type="string">
            <text:p>input/data_formal_20240530-1342/meme/Te_con_leche__20220616T194139/0.jpg</text:p>
          </table:table-cell>
          <table:table-cell office:value-type="string" calcext:value-type="string">
            <text:p>Pattern 3</text:p>
          </table:table-cell>
          <table:table-cell office:value-type="float" office:value="0.928756858091233" calcext:value-type="float">
            <text:p>0.928756858091233</text:p>
          </table:table-cell>
          <table:table-cell office:value-type="float" office:value="0.117575867553897" calcext:value-type="float">
            <text:p>0.117575867553897</text:p>
          </table:table-cell>
          <table:table-cell office:value-type="float" office:value="0.400852092027481" calcext:value-type="float">
            <text:p>0.400852092027481</text:p>
          </table:table-cell>
          <table:table-cell office:value-type="string" calcext:value-type="string">
            <text:p>https://twitter.com/Astrx60/status/1607939253853425666</text:p>
          </table:table-cell>
        </table:table-row>
        <table:table-row table:style-name="ro1">
          <table:table-cell office:value-type="string" calcext:value-type="string">
            <text:p>input/data_formal_20240530-1342/meme/Techimply1_20230106T060731/0.jpg</text:p>
          </table:table-cell>
          <table:table-cell office:value-type="string" calcext:value-type="string">
            <text:p>Pattern 4</text:p>
          </table:table-cell>
          <table:table-cell office:value-type="float" office:value="0.838078891627981" calcext:value-type="float">
            <text:p>0.838078891627981</text:p>
          </table:table-cell>
          <table:table-cell office:value-type="float" office:value="0.0541114469485089" calcext:value-type="float">
            <text:p>0.0541114469485089</text:p>
          </table:table-cell>
          <table:table-cell office:value-type="float" office:value="0.891062610698729" calcext:value-type="float">
            <text:p>0.891062610698729</text:p>
          </table:table-cell>
          <table:table-cell office:value-type="string" calcext:value-type="string">
            <text:p>https://twitter.com/Techimply1/status/1611243042044010502</text:p>
          </table:table-cell>
        </table:table-row>
        <table:table-row table:style-name="ro1">
          <table:table-cell office:value-type="string" calcext:value-type="string">
            <text:p>input/data_formal_20240530-1342/meme/TechnoWise_ind_20230120T121041/0.jpg</text:p>
          </table:table-cell>
          <table:table-cell office:value-type="string" calcext:value-type="string">
            <text:p>Pattern 4</text:p>
          </table:table-cell>
          <table:table-cell office:value-type="float" office:value="0.896690166184552" calcext:value-type="float">
            <text:p>0.896690166184552</text:p>
          </table:table-cell>
          <table:table-cell office:value-type="float" office:value="0.032427777330446" calcext:value-type="float">
            <text:p>0.032427777330446</text:p>
          </table:table-cell>
          <table:table-cell office:value-type="float" office:value="0.731304104373463" calcext:value-type="float">
            <text:p>0.731304104373463</text:p>
          </table:table-cell>
          <table:table-cell office:value-type="string" calcext:value-type="string">
            <text:p>https://twitter.com/TechnoWise_ind/status/1616407867216781317</text:p>
          </table:table-cell>
        </table:table-row>
        <table:table-row table:style-name="ro1">
          <table:table-cell office:value-type="string" calcext:value-type="string">
            <text:p>input/data_formal_20240530-1342/meme/TeeFegans_20230201T225438/0.jpg</text:p>
          </table:table-cell>
          <table:table-cell office:value-type="string" calcext:value-type="string">
            <text:p>Pattern 6</text:p>
          </table:table-cell>
          <table:table-cell office:value-type="float" office:value="0.892058944014657" calcext:value-type="float">
            <text:p>0.892058944014657</text:p>
          </table:table-cell>
          <table:table-cell office:value-type="float" office:value="0.178471639192747" calcext:value-type="float">
            <text:p>0.178471639192747</text:p>
          </table:table-cell>
          <table:table-cell office:value-type="float" office:value="0.409420122667419" calcext:value-type="float">
            <text:p>0.409420122667419</text:p>
          </table:table-cell>
          <table:table-cell office:value-type="string" calcext:value-type="string">
            <text:p>https://twitter.com/TeeFegans/status/1620918575354740737</text:p>
          </table:table-cell>
        </table:table-row>
        <table:table-row table:style-name="ro1">
          <table:table-cell office:value-type="string" calcext:value-type="string">
            <text:p>input/data_formal_20240530-1342/meme/TensGraphic_20230112T080248/0.jpg</text:p>
          </table:table-cell>
          <table:table-cell office:value-type="string" calcext:value-type="string">
            <text:p>Pattern 1</text:p>
          </table:table-cell>
          <table:table-cell office:value-type="float" office:value="0.842724315026109" calcext:value-type="float">
            <text:p>0.842724315026109</text:p>
          </table:table-cell>
          <table:table-cell office:value-type="float" office:value="0.153020347278582" calcext:value-type="float">
            <text:p>0.153020347278582</text:p>
          </table:table-cell>
          <table:table-cell office:value-type="float" office:value="0.19309930820164" calcext:value-type="float">
            <text:p>0.19309930820164</text:p>
          </table:table-cell>
          <table:table-cell office:value-type="string" calcext:value-type="string">
            <text:p>https://twitter.com/TensGraphic/status/1613446381141741570</text:p>
          </table:table-cell>
        </table:table-row>
        <table:table-row table:style-name="ro1">
          <table:table-cell office:value-type="string" calcext:value-type="string">
            <text:p>input/data_formal_20240530-1342/meme/Texew_Robux_20230316T011841/0.jpg</text:p>
          </table:table-cell>
          <table:table-cell office:value-type="string" calcext:value-type="string">
            <text:p>Pattern 6</text:p>
          </table:table-cell>
          <table:table-cell office:value-type="float" office:value="0.875912981214243" calcext:value-type="float">
            <text:p>0.875912981214243</text:p>
          </table:table-cell>
          <table:table-cell office:value-type="float" office:value="0.135593036435363" calcext:value-type="float">
            <text:p>0.135593036435363</text:p>
          </table:table-cell>
          <table:table-cell office:value-type="float" office:value="0.577039904875727" calcext:value-type="float">
            <text:p>0.577039904875727</text:p>
          </table:table-cell>
          <table:table-cell office:value-type="string" calcext:value-type="string">
            <text:p>https://twitter.com/syko_bby85/status/1636186884098408448</text:p>
          </table:table-cell>
        </table:table-row>
        <table:table-row table:style-name="ro1">
          <table:table-cell office:value-type="string" calcext:value-type="string">
            <text:p>input/data_formal_20240530-1342/meme/Thank_Q_20221228T012254/0.jpg</text:p>
          </table:table-cell>
          <table:table-cell office:value-type="string" calcext:value-type="string">
            <text:p>Pattern 1</text:p>
          </table:table-cell>
          <table:table-cell office:value-type="float" office:value="0.825624568314568" calcext:value-type="float">
            <text:p>0.825624568314568</text:p>
          </table:table-cell>
          <table:table-cell office:value-type="float" office:value="0.189392436522538" calcext:value-type="float">
            <text:p>0.189392436522538</text:p>
          </table:table-cell>
          <table:table-cell office:value-type="float" office:value="0.291979296756441" calcext:value-type="float">
            <text:p>0.291979296756441</text:p>
          </table:table-cell>
          <table:table-cell office:value-type="string" calcext:value-type="string">
            <text:p>https://twitter.com/Thank_Q/status/1607909926277455882</text:p>
          </table:table-cell>
        </table:table-row>
        <table:table-row table:style-name="ro1">
          <table:table-cell office:value-type="string" calcext:value-type="string">
            <text:p>input/data_formal_20240530-1342/meme/the_akatsuki2_20230226T062840/0.jpg</text:p>
          </table:table-cell>
          <table:table-cell office:value-type="string" calcext:value-type="string">
            <text:p>Pattern 6</text:p>
          </table:table-cell>
          <table:table-cell office:value-type="float" office:value="0.926333789372028" calcext:value-type="float">
            <text:p>0.926333789372028</text:p>
          </table:table-cell>
          <table:table-cell office:value-type="float" office:value="0.157910259467037" calcext:value-type="float">
            <text:p>0.157910259467037</text:p>
          </table:table-cell>
          <table:table-cell office:value-type="float" office:value="0.388417894773346" calcext:value-type="float">
            <text:p>0.388417894773346</text:p>
          </table:table-cell>
          <table:table-cell office:value-type="string" calcext:value-type="string">
            <text:p>https://twitter.com/the_akatsuki2/status/1629730147158081537</text:p>
          </table:table-cell>
        </table:table-row>
        <table:table-row table:style-name="ro1">
          <table:table-cell office:value-type="string" calcext:value-type="string">
            <text:p>input/data_formal_20240530-1342/meme/The_Neox__20230201T230800/0.jpg</text:p>
          </table:table-cell>
          <table:table-cell office:value-type="string" calcext:value-type="string">
            <text:p>Pattern 3</text:p>
          </table:table-cell>
          <table:table-cell office:value-type="float" office:value="0.961039806877333" calcext:value-type="float">
            <text:p>0.961039806877333</text:p>
          </table:table-cell>
          <table:table-cell office:value-type="float" office:value="0.208531799025406" calcext:value-type="float">
            <text:p>0.208531799025406</text:p>
          </table:table-cell>
          <table:table-cell office:value-type="float" office:value="0.245128444505512" calcext:value-type="float">
            <text:p>0.245128444505512</text:p>
          </table:table-cell>
          <table:table-cell office:value-type="string" calcext:value-type="string">
            <text:p>https://twitter.com/The_Neox_/status/1620921939740209153</text:p>
          </table:table-cell>
        </table:table-row>
        <table:table-row table:style-name="ro1">
          <table:table-cell office:value-type="string" calcext:value-type="string">
            <text:p>input/data_formal_20240530-1342/meme/The_Stoic_Man_20230316T020516/0.jpg</text:p>
          </table:table-cell>
          <table:table-cell office:value-type="string" calcext:value-type="string">
            <text:p>Pattern 1</text:p>
          </table:table-cell>
          <table:table-cell office:value-type="float" office:value="0.891402312540718" calcext:value-type="float">
            <text:p>0.891402312540718</text:p>
          </table:table-cell>
          <table:table-cell office:value-type="float" office:value="0.204889911231161" calcext:value-type="float">
            <text:p>0.204889911231161</text:p>
          </table:table-cell>
          <table:table-cell office:value-type="float" office:value="0.121789254959754" calcext:value-type="float">
            <text:p>0.121789254959754</text:p>
          </table:table-cell>
          <table:table-cell office:value-type="string" calcext:value-type="string">
            <text:p>https://twitter.com/The_Stoic_Man/status/1636186841245274112</text:p>
          </table:table-cell>
        </table:table-row>
        <table:table-row table:style-name="ro1">
          <table:table-cell office:value-type="string" calcext:value-type="string">
            <text:p>input/data_formal_20240530-1342/meme/thecampusstreet_20221219T164448/0.jpg</text:p>
          </table:table-cell>
          <table:table-cell office:value-type="string" calcext:value-type="string">
            <text:p>Pattern 3</text:p>
          </table:table-cell>
          <table:table-cell office:value-type="float" office:value="0.890884337266003" calcext:value-type="float">
            <text:p>0.890884337266003</text:p>
          </table:table-cell>
          <table:table-cell office:value-type="float" office:value="0.0935592298482509" calcext:value-type="float">
            <text:p>0.0935592298482509</text:p>
          </table:table-cell>
          <table:table-cell office:value-type="float" office:value="0.52245211425049" calcext:value-type="float">
            <text:p>0.52245211425049</text:p>
          </table:table-cell>
          <table:table-cell office:value-type="string" calcext:value-type="string">
            <text:p>https://twitter.com/Shreya86933429/status/1622615820340977665</text:p>
          </table:table-cell>
        </table:table-row>
        <table:table-row table:style-name="ro1">
          <table:table-cell office:value-type="string" calcext:value-type="string">
            <text:p>input/data_formal_20240530-1342/meme/TheCandyMail_20230105T105605/0.jpg</text:p>
          </table:table-cell>
          <table:table-cell office:value-type="string" calcext:value-type="string">
            <text:p>Pattern 1</text:p>
          </table:table-cell>
          <table:table-cell office:value-type="float" office:value="0.882031685100691" calcext:value-type="float">
            <text:p>0.882031685100691</text:p>
          </table:table-cell>
          <table:table-cell office:value-type="float" office:value="0.149184891668696" calcext:value-type="float">
            <text:p>0.149184891668696</text:p>
          </table:table-cell>
          <table:table-cell office:value-type="float" office:value="0.112880915051037" calcext:value-type="float">
            <text:p>0.112880915051037</text:p>
          </table:table-cell>
          <table:table-cell office:value-type="string" calcext:value-type="string">
            <text:p>https://twitter.com/TheCandyMail/status/1610953275045711873</text:p>
          </table:table-cell>
        </table:table-row>
        <table:table-row table:style-name="ro1">
          <table:table-cell office:value-type="string" calcext:value-type="string">
            <text:p>input/data_formal_20240530-1342/meme/TheChuChuTV_20221228T060000/0.jpg</text:p>
          </table:table-cell>
          <table:table-cell office:value-type="string" calcext:value-type="string">
            <text:p>Pattern 1</text:p>
          </table:table-cell>
          <table:table-cell office:value-type="float" office:value="0.957444686213521" calcext:value-type="float">
            <text:p>0.957444686213521</text:p>
          </table:table-cell>
          <table:table-cell office:value-type="float" office:value="0.147614937957306" calcext:value-type="float">
            <text:p>0.147614937957306</text:p>
          </table:table-cell>
          <table:table-cell office:value-type="float" office:value="0.330901060986755" calcext:value-type="float">
            <text:p>0.330901060986755</text:p>
          </table:table-cell>
          <table:table-cell office:value-type="string" calcext:value-type="string">
            <text:p>https://twitter.com/TheChuChuTV/status/1607979660201132034</text:p>
          </table:table-cell>
        </table:table-row>
        <table:table-row table:style-name="ro1">
          <table:table-cell office:value-type="string" calcext:value-type="string">
            <text:p>input/data_formal_20240530-1342/meme/thecomicsection_20221228T002153/0.jpg</text:p>
          </table:table-cell>
          <table:table-cell office:value-type="string" calcext:value-type="string">
            <text:p>Pattern 1</text:p>
          </table:table-cell>
          <table:table-cell office:value-type="float" office:value="0.976469019869228" calcext:value-type="float">
            <text:p>0.976469019869228</text:p>
          </table:table-cell>
          <table:table-cell office:value-type="float" office:value="0.0966617774164743" calcext:value-type="float">
            <text:p>0.0966617774164743</text:p>
          </table:table-cell>
          <table:table-cell office:value-type="float" office:value="0.232668617319832" calcext:value-type="float">
            <text:p>0.232668617319832</text:p>
          </table:table-cell>
          <table:table-cell office:value-type="string" calcext:value-type="string">
            <text:p>https://twitter.com/thecomicsection/status/1607894571727347713</text:p>
          </table:table-cell>
        </table:table-row>
        <table:table-row table:style-name="ro1">
          <table:table-cell office:value-type="string" calcext:value-type="string">
            <text:p>input/data_formal_20240530-1342/meme/thecomicsection_20221228T002153/1.jpg</text:p>
          </table:table-cell>
          <table:table-cell office:value-type="string" calcext:value-type="string">
            <text:p>Pattern 1</text:p>
          </table:table-cell>
          <table:table-cell office:value-type="float" office:value="0.941931584055083" calcext:value-type="float">
            <text:p>0.941931584055083</text:p>
          </table:table-cell>
          <table:table-cell office:value-type="float" office:value="0.217734886408505" calcext:value-type="float">
            <text:p>0.217734886408505</text:p>
          </table:table-cell>
          <table:table-cell office:value-type="float" office:value="0.237308853043412" calcext:value-type="float">
            <text:p>0.237308853043412</text:p>
          </table:table-cell>
          <table:table-cell office:value-type="string" calcext:value-type="string">
            <text:p>https://twitter.com/thecomicsection/status/1607894571727347713</text:p>
          </table:table-cell>
        </table:table-row>
        <table:table-row table:style-name="ro1">
          <table:table-cell office:value-type="string" calcext:value-type="string">
            <text:p>input/data_formal_20240530-1342/meme/thecomicsection_20221228T002220/0.jpg</text:p>
          </table:table-cell>
          <table:table-cell office:value-type="string" calcext:value-type="string">
            <text:p>Pattern 1</text:p>
          </table:table-cell>
          <table:table-cell office:value-type="float" office:value="0.887454410391441" calcext:value-type="float">
            <text:p>0.887454410391441</text:p>
          </table:table-cell>
          <table:table-cell office:value-type="float" office:value="0.226433581147899" calcext:value-type="float">
            <text:p>0.226433581147899</text:p>
          </table:table-cell>
          <table:table-cell office:value-type="float" office:value="0.161475939550581" calcext:value-type="float">
            <text:p>0.161475939550581</text:p>
          </table:table-cell>
          <table:table-cell office:value-type="string" calcext:value-type="string">
            <text:p>https://twitter.com/TwitchyJay/status/1607961613495050241</text:p>
          </table:table-cell>
        </table:table-row>
        <table:table-row table:style-name="ro1">
          <table:table-cell office:value-type="string" calcext:value-type="string">
            <text:p>input/data_formal_20240530-1342/meme/thecomicsection_20221228T002333/0.jpg</text:p>
          </table:table-cell>
          <table:table-cell office:value-type="string" calcext:value-type="string">
            <text:p>Pattern 3</text:p>
          </table:table-cell>
          <table:table-cell office:value-type="float" office:value="0.899158991268158" calcext:value-type="float">
            <text:p>0.899158991268158</text:p>
          </table:table-cell>
          <table:table-cell office:value-type="float" office:value="0.125503865947421" calcext:value-type="float">
            <text:p>0.125503865947421</text:p>
          </table:table-cell>
          <table:table-cell office:value-type="float" office:value="0.375715231510669" calcext:value-type="float">
            <text:p>0.375715231510669</text:p>
          </table:table-cell>
          <table:table-cell office:value-type="string" calcext:value-type="string">
            <text:p>https://twitter.com/TwitchyJay/status/1607961626375757824</text:p>
          </table:table-cell>
        </table:table-row>
        <table:table-row table:style-name="ro1">
          <table:table-cell office:value-type="string" calcext:value-type="string">
            <text:p>input/data_formal_20240530-1342/meme/thecomicsection_20221228T002352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TwitchyJay/status/1607961644491239426</text:p>
          </table:table-cell>
        </table:table-row>
        <table:table-row table:style-name="ro1">
          <table:table-cell office:value-type="string" calcext:value-type="string">
            <text:p>input/data_formal_20240530-1342/meme/theCryptera_20230201T112808/0.jpg</text:p>
          </table:table-cell>
          <table:table-cell office:value-type="string" calcext:value-type="string">
            <text:p>Pattern 6</text:p>
          </table:table-cell>
          <table:table-cell office:value-type="float" office:value="0.877236048682752" calcext:value-type="float">
            <text:p>0.877236048682752</text:p>
          </table:table-cell>
          <table:table-cell office:value-type="float" office:value="0.167059498977817" calcext:value-type="float">
            <text:p>0.167059498977817</text:p>
          </table:table-cell>
          <table:table-cell office:value-type="float" office:value="0.624725230150598" calcext:value-type="float">
            <text:p>0.624725230150598</text:p>
          </table:table-cell>
          <table:table-cell office:value-type="string" calcext:value-type="string">
            <text:p>https://twitter.com/Samiajahan89/status/1620957202310922243</text:p>
          </table:table-cell>
        </table:table-row>
        <table:table-row table:style-name="ro1">
          <table:table-cell office:value-type="string" calcext:value-type="string">
            <text:p>input/data_formal_20240530-1342/meme/theCryptera_20230205T175037/0.jpg</text:p>
          </table:table-cell>
          <table:table-cell office:value-type="string" calcext:value-type="string">
            <text:p>Pattern 6</text:p>
          </table:table-cell>
          <table:table-cell office:value-type="float" office:value="0.921109932610923" calcext:value-type="float">
            <text:p>0.921109932610923</text:p>
          </table:table-cell>
          <table:table-cell office:value-type="float" office:value="0.211282580003855" calcext:value-type="float">
            <text:p>0.211282580003855</text:p>
          </table:table-cell>
          <table:table-cell office:value-type="float" office:value="0.506505992570345" calcext:value-type="float">
            <text:p>0.506505992570345</text:p>
          </table:table-cell>
          <table:table-cell office:value-type="string" calcext:value-type="string">
            <text:p>https://twitter.com/Mamun2123/status/1622604987263229953</text:p>
          </table:table-cell>
        </table:table-row>
        <table:table-row table:style-name="ro1">
          <table:table-cell office:value-type="string" calcext:value-type="string">
            <text:p>input/data_formal_20240530-1342/meme/theCryptera_20230206T123112/0.jpg</text:p>
          </table:table-cell>
          <table:table-cell office:value-type="string" calcext:value-type="string">
            <text:p>Pattern 3</text:p>
          </table:table-cell>
          <table:table-cell office:value-type="float" office:value="0.949858433659486" calcext:value-type="float">
            <text:p>0.949858433659486</text:p>
          </table:table-cell>
          <table:table-cell office:value-type="float" office:value="0.17542946862481" calcext:value-type="float">
            <text:p>0.17542946862481</text:p>
          </table:table-cell>
          <table:table-cell office:value-type="float" office:value="0.282530414256238" calcext:value-type="float">
            <text:p>0.282530414256238</text:p>
          </table:table-cell>
          <table:table-cell office:value-type="string" calcext:value-type="string">
            <text:p>https://twitter.com/Mamun2123/status/1622605051800989696</text:p>
          </table:table-cell>
        </table:table-row>
        <table:table-row table:style-name="ro1">
          <table:table-cell office:value-type="string" calcext:value-type="string">
            <text:p>input/data_formal_20240530-1342/meme/thedarksririses_20230202T004448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thedarksririses/status/1620946302224957442</text:p>
          </table:table-cell>
        </table:table-row>
        <table:table-row table:style-name="ro1">
          <table:table-cell office:value-type="string" calcext:value-type="string">
            <text:p>input/data_formal_20240530-1342/meme/thedarksririses_20230202T004905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thedarksririses/status/1620947378164604929</text:p>
          </table:table-cell>
        </table:table-row>
        <table:table-row table:style-name="ro1">
          <table:table-cell office:value-type="string" calcext:value-type="string">
            <text:p>input/data_formal_20240530-1342/meme/thedarksririses_20230202T004905/1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thedarksririses/status/1620947378164604929</text:p>
          </table:table-cell>
        </table:table-row>
        <table:table-row table:style-name="ro1">
          <table:table-cell office:value-type="string" calcext:value-type="string">
            <text:p>input/data_formal_20240530-1342/meme/thedarksririses_20230202T004905/2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thedarksririses/status/1620947378164604929</text:p>
          </table:table-cell>
        </table:table-row>
        <table:table-row table:style-name="ro1">
          <table:table-cell office:value-type="string" calcext:value-type="string">
            <text:p>input/data_formal_20240530-1342/meme/thedarksririses_20230202T004905/3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thedarksririses/status/1620947378164604929</text:p>
          </table:table-cell>
        </table:table-row>
        <table:table-row table:style-name="ro1">
          <table:table-cell office:value-type="string" calcext:value-type="string">
            <text:p>input/data_formal_20240530-1342/meme/TheDebtBox_20221229T184249/0.jpg</text:p>
          </table:table-cell>
          <table:table-cell office:value-type="string" calcext:value-type="string">
            <text:p>Pattern 6</text:p>
          </table:table-cell>
          <table:table-cell office:value-type="float" office:value="0.943805926627882" calcext:value-type="float">
            <text:p>0.943805926627882</text:p>
          </table:table-cell>
          <table:table-cell office:value-type="float" office:value="0.143911869856158" calcext:value-type="float">
            <text:p>0.143911869856158</text:p>
          </table:table-cell>
          <table:table-cell office:value-type="float" office:value="0.518985497418981" calcext:value-type="float">
            <text:p>0.518985497418981</text:p>
          </table:table-cell>
          <table:table-cell office:value-type="string" calcext:value-type="string">
            <text:p>https://twitter.com/omkar_gauswami/status/1611273736879247361</text:p>
          </table:table-cell>
        </table:table-row>
        <table:table-row table:style-name="ro1">
          <table:table-cell office:value-type="string" calcext:value-type="string">
            <text:p>input/data_formal_20240530-1342/meme/TheDMsCouncil_20230206T140002/0.jpg</text:p>
          </table:table-cell>
          <table:table-cell office:value-type="string" calcext:value-type="string">
            <text:p>Pattern 1</text:p>
          </table:table-cell>
          <table:table-cell office:value-type="float" office:value="0.895337018864029" calcext:value-type="float">
            <text:p>0.895337018864029</text:p>
          </table:table-cell>
          <table:table-cell office:value-type="float" office:value="0.134266828768192" calcext:value-type="float">
            <text:p>0.134266828768192</text:p>
          </table:table-cell>
          <table:table-cell office:value-type="float" office:value="0.341243404393676" calcext:value-type="float">
            <text:p>0.341243404393676</text:p>
          </table:table-cell>
          <table:table-cell office:value-type="string" calcext:value-type="string">
            <text:p>https://twitter.com/SweetTale4u/status/1622603615931170818</text:p>
          </table:table-cell>
        </table:table-row>
        <table:table-row table:style-name="ro1">
          <table:table-cell office:value-type="string" calcext:value-type="string">
            <text:p>input/data_formal_20240530-1342/meme/thefirehoes_20221228T000232/0.jpg</text:p>
          </table:table-cell>
          <table:table-cell office:value-type="string" calcext:value-type="string">
            <text:p>Pattern 1</text:p>
          </table:table-cell>
          <table:table-cell office:value-type="float" office:value="0.880760099326371" calcext:value-type="float">
            <text:p>0.880760099326371</text:p>
          </table:table-cell>
          <table:table-cell office:value-type="float" office:value="0.187122692527984" calcext:value-type="float">
            <text:p>0.187122692527984</text:p>
          </table:table-cell>
          <table:table-cell office:value-type="float" office:value="0.0954520295723698" calcext:value-type="float">
            <text:p>0.0954520295723698</text:p>
          </table:table-cell>
          <table:table-cell office:value-type="string" calcext:value-type="string">
            <text:p>https://twitter.com/thefirehoes/status/1607889700433395713</text:p>
          </table:table-cell>
        </table:table-row>
        <table:table-row table:style-name="ro1">
          <table:table-cell office:value-type="string" calcext:value-type="string">
            <text:p>input/data_formal_20240530-1342/meme/thefirehoes_20230105T110258/0.jpg</text:p>
          </table:table-cell>
          <table:table-cell office:value-type="string" calcext:value-type="string">
            <text:p>Pattern 6</text:p>
          </table:table-cell>
          <table:table-cell office:value-type="float" office:value="0.856177223815088" calcext:value-type="float">
            <text:p>0.856177223815088</text:p>
          </table:table-cell>
          <table:table-cell office:value-type="float" office:value="0.115881177862948" calcext:value-type="float">
            <text:p>0.115881177862948</text:p>
          </table:table-cell>
          <table:table-cell office:value-type="float" office:value="0.471215444728409" calcext:value-type="float">
            <text:p>0.471215444728409</text:p>
          </table:table-cell>
          <table:table-cell office:value-type="string" calcext:value-type="string">
            <text:p>https://twitter.com/thefirehoes/status/1610955006877876224</text:p>
          </table:table-cell>
        </table:table-row>
        <table:table-row table:style-name="ro1">
          <table:table-cell office:value-type="string" calcext:value-type="string">
            <text:p>input/data_formal_20240530-1342/meme/thefirehoes_20230105T120450/0.jpg</text:p>
          </table:table-cell>
          <table:table-cell office:value-type="string" calcext:value-type="string">
            <text:p>Pattern 6</text:p>
          </table:table-cell>
          <table:table-cell office:value-type="float" office:value="0.905537232647686" calcext:value-type="float">
            <text:p>0.905537232647686</text:p>
          </table:table-cell>
          <table:table-cell office:value-type="float" office:value="0.127112624208765" calcext:value-type="float">
            <text:p>0.127112624208765</text:p>
          </table:table-cell>
          <table:table-cell office:value-type="float" office:value="0.374016975415534" calcext:value-type="float">
            <text:p>0.374016975415534</text:p>
          </table:table-cell>
          <table:table-cell office:value-type="string" calcext:value-type="string">
            <text:p>https://twitter.com/thefirehoes/status/1610970577799356417</text:p>
          </table:table-cell>
        </table:table-row>
        <table:table-row table:style-name="ro1">
          <table:table-cell office:value-type="string" calcext:value-type="string">
            <text:p>input/data_formal_20240530-1342/meme/thefirehoes_20230105T120451/0.jpg</text:p>
          </table:table-cell>
          <table:table-cell office:value-type="string" calcext:value-type="string">
            <text:p>Pattern 3</text:p>
          </table:table-cell>
          <table:table-cell office:value-type="float" office:value="0.99235460350559" calcext:value-type="float">
            <text:p>0.99235460350559</text:p>
          </table:table-cell>
          <table:table-cell office:value-type="float" office:value="0.15951010135186" calcext:value-type="float">
            <text:p>0.15951010135186</text:p>
          </table:table-cell>
          <table:table-cell office:value-type="float" office:value="0.254986760794584" calcext:value-type="float">
            <text:p>0.254986760794584</text:p>
          </table:table-cell>
          <table:table-cell office:value-type="string" calcext:value-type="string">
            <text:p>https://twitter.com/thefirehoes/status/1610970582148866052</text:p>
          </table:table-cell>
        </table:table-row>
        <table:table-row table:style-name="ro1">
          <table:table-cell office:value-type="string" calcext:value-type="string">
            <text:p>input/data_formal_20240530-1342/meme/thefirehoes_20230106T050350/0.jpg</text:p>
          </table:table-cell>
          <table:table-cell office:value-type="string" calcext:value-type="string">
            <text:p>Pattern 1</text:p>
          </table:table-cell>
          <table:table-cell office:value-type="float" office:value="0.921192580614497" calcext:value-type="float">
            <text:p>0.921192580614497</text:p>
          </table:table-cell>
          <table:table-cell office:value-type="float" office:value="0.163556724411504" calcext:value-type="float">
            <text:p>0.163556724411504</text:p>
          </table:table-cell>
          <table:table-cell office:value-type="float" office:value="0.391217401071648" calcext:value-type="float">
            <text:p>0.391217401071648</text:p>
          </table:table-cell>
          <table:table-cell office:value-type="string" calcext:value-type="string">
            <text:p>https://twitter.com/thefirehoes/status/1611227015436189696</text:p>
          </table:table-cell>
        </table:table-row>
        <table:table-row table:style-name="ro1">
          <table:table-cell office:value-type="string" calcext:value-type="string">
            <text:p>input/data_formal_20240530-1342/meme/thefirehoes_20230106T060508/0.jpg</text:p>
          </table:table-cell>
          <table:table-cell office:value-type="string" calcext:value-type="string">
            <text:p>Pattern 1</text:p>
          </table:table-cell>
          <table:table-cell office:value-type="float" office:value="0.949630553184" calcext:value-type="float">
            <text:p>0.949630553184</text:p>
          </table:table-cell>
          <table:table-cell office:value-type="float" office:value="0.185568700785472" calcext:value-type="float">
            <text:p>0.185568700785472</text:p>
          </table:table-cell>
          <table:table-cell office:value-type="float" office:value="0.355893967892298" calcext:value-type="float">
            <text:p>0.355893967892298</text:p>
          </table:table-cell>
          <table:table-cell office:value-type="string" calcext:value-type="string">
            <text:p>https://twitter.com/thefirehoes/status/1611242444384878593</text:p>
          </table:table-cell>
        </table:table-row>
        <table:table-row table:style-name="ro1">
          <table:table-cell office:value-type="string" calcext:value-type="string">
            <text:p>input/data_formal_20240530-1342/meme/thefirehoes_20230106T080330/0.jpg</text:p>
          </table:table-cell>
          <table:table-cell office:value-type="string" calcext:value-type="string">
            <text:p>Pattern 1</text:p>
          </table:table-cell>
          <table:table-cell office:value-type="float" office:value="0.913334632618721" calcext:value-type="float">
            <text:p>0.913334632618721</text:p>
          </table:table-cell>
          <table:table-cell office:value-type="float" office:value="0.173856127507748" calcext:value-type="float">
            <text:p>0.173856127507748</text:p>
          </table:table-cell>
          <table:table-cell office:value-type="float" office:value="0.241174868609495" calcext:value-type="float">
            <text:p>0.241174868609495</text:p>
          </table:table-cell>
          <table:table-cell office:value-type="string" calcext:value-type="string">
            <text:p>https://twitter.com/thefirehoes/status/1611272232591888384</text:p>
          </table:table-cell>
        </table:table-row>
        <table:table-row table:style-name="ro1">
          <table:table-cell office:value-type="string" calcext:value-type="string">
            <text:p>input/data_formal_20240530-1342/meme/thefirehoes_20230106T080332/0.jpg</text:p>
          </table:table-cell>
          <table:table-cell office:value-type="string" calcext:value-type="string">
            <text:p>Pattern 1</text:p>
          </table:table-cell>
          <table:table-cell office:value-type="float" office:value="0.90568248180348" calcext:value-type="float">
            <text:p>0.90568248180348</text:p>
          </table:table-cell>
          <table:table-cell office:value-type="float" office:value="0.102737062309786" calcext:value-type="float">
            <text:p>0.102737062309786</text:p>
          </table:table-cell>
          <table:table-cell office:value-type="float" office:value="0.100275948648161" calcext:value-type="float">
            <text:p>0.100275948648161</text:p>
          </table:table-cell>
          <table:table-cell office:value-type="string" calcext:value-type="string">
            <text:p>https://twitter.com/thefirehoes/status/1611272237268484098</text:p>
          </table:table-cell>
        </table:table-row>
        <table:table-row table:style-name="ro1">
          <table:table-cell office:value-type="string" calcext:value-type="string">
            <text:p>input/data_formal_20240530-1342/meme/thefirehoes_20230106T080333/0.jpg</text:p>
          </table:table-cell>
          <table:table-cell office:value-type="string" calcext:value-type="string">
            <text:p>Pattern 1</text:p>
          </table:table-cell>
          <table:table-cell office:value-type="float" office:value="0.864040561872287" calcext:value-type="float">
            <text:p>0.864040561872287</text:p>
          </table:table-cell>
          <table:table-cell office:value-type="float" office:value="0.110251189797402" calcext:value-type="float">
            <text:p>0.110251189797402</text:p>
          </table:table-cell>
          <table:table-cell office:value-type="float" office:value="0.298821608417085" calcext:value-type="float">
            <text:p>0.298821608417085</text:p>
          </table:table-cell>
          <table:table-cell office:value-type="string" calcext:value-type="string">
            <text:p>https://twitter.com/thefirehoes/status/1611272242658156544</text:p>
          </table:table-cell>
        </table:table-row>
        <table:table-row table:style-name="ro1">
          <table:table-cell office:value-type="string" calcext:value-type="string">
            <text:p>input/data_formal_20240530-1342/meme/thefirehoes_20230111T220412/0.jpg</text:p>
          </table:table-cell>
          <table:table-cell office:value-type="string" calcext:value-type="string">
            <text:p>Pattern 1</text:p>
          </table:table-cell>
          <table:table-cell office:value-type="float" office:value="0.901360162388672" calcext:value-type="float">
            <text:p>0.901360162388672</text:p>
          </table:table-cell>
          <table:table-cell office:value-type="float" office:value="0.242408690811414" calcext:value-type="float">
            <text:p>0.242408690811414</text:p>
          </table:table-cell>
          <table:table-cell office:value-type="float" office:value="0.393174068349809" calcext:value-type="float">
            <text:p>0.393174068349809</text:p>
          </table:table-cell>
          <table:table-cell office:value-type="string" calcext:value-type="string">
            <text:p>https://twitter.com/thefirehoes/status/1613295741375504389</text:p>
          </table:table-cell>
        </table:table-row>
        <table:table-row table:style-name="ro1">
          <table:table-cell office:value-type="string" calcext:value-type="string">
            <text:p>input/data_formal_20240530-1342/meme/thefirehoes_20230112T000253/0.jpg</text:p>
          </table:table-cell>
          <table:table-cell office:value-type="string" calcext:value-type="string">
            <text:p>Pattern 1</text:p>
          </table:table-cell>
          <table:table-cell office:value-type="float" office:value="0.925708736907881" calcext:value-type="float">
            <text:p>0.925708736907881</text:p>
          </table:table-cell>
          <table:table-cell office:value-type="float" office:value="0.219952516891507" calcext:value-type="float">
            <text:p>0.219952516891507</text:p>
          </table:table-cell>
          <table:table-cell office:value-type="float" office:value="0.233109556181946" calcext:value-type="float">
            <text:p>0.233109556181946</text:p>
          </table:table-cell>
          <table:table-cell office:value-type="string" calcext:value-type="string">
            <text:p>https://twitter.com/thefirehoes/status/1613325607860932609</text:p>
          </table:table-cell>
        </table:table-row>
        <table:table-row table:style-name="ro1">
          <table:table-cell office:value-type="string" calcext:value-type="string">
            <text:p>input/data_formal_20240530-1342/meme/thefirehoes_20230112T000255/0.jpg</text:p>
          </table:table-cell>
          <table:table-cell office:value-type="string" calcext:value-type="string">
            <text:p>Pattern 1</text:p>
          </table:table-cell>
          <table:table-cell office:value-type="float" office:value="0.919701429383342" calcext:value-type="float">
            <text:p>0.919701429383342</text:p>
          </table:table-cell>
          <table:table-cell office:value-type="float" office:value="0.123737406638165" calcext:value-type="float">
            <text:p>0.123737406638165</text:p>
          </table:table-cell>
          <table:table-cell office:value-type="float" office:value="0.251942363459676" calcext:value-type="float">
            <text:p>0.251942363459676</text:p>
          </table:table-cell>
          <table:table-cell office:value-type="string" calcext:value-type="string">
            <text:p>https://twitter.com/thefirehoes/status/1613325616316665857</text:p>
          </table:table-cell>
        </table:table-row>
        <table:table-row table:style-name="ro1">
          <table:table-cell office:value-type="string" calcext:value-type="string">
            <text:p>input/data_formal_20240530-1342/meme/thefirehoes_20230206T110359/0.jpg</text:p>
          </table:table-cell>
          <table:table-cell office:value-type="string" calcext:value-type="string">
            <text:p>Pattern 1</text:p>
          </table:table-cell>
          <table:table-cell office:value-type="float" office:value="0.944857430186356" calcext:value-type="float">
            <text:p>0.944857430186356</text:p>
          </table:table-cell>
          <table:table-cell office:value-type="float" office:value="0.166091056631985" calcext:value-type="float">
            <text:p>0.166091056631985</text:p>
          </table:table-cell>
          <table:table-cell office:value-type="float" office:value="0.222808687718278" calcext:value-type="float">
            <text:p>0.222808687718278</text:p>
          </table:table-cell>
          <table:table-cell office:value-type="string" calcext:value-type="string">
            <text:p>https://twitter.com/thefirehoes/status/1622551673032830976</text:p>
          </table:table-cell>
        </table:table-row>
        <table:table-row table:style-name="ro1">
          <table:table-cell office:value-type="string" calcext:value-type="string">
            <text:p>input/data_formal_20240530-1342/meme/thefirehoes_20230206T110402/0.jpg</text:p>
          </table:table-cell>
          <table:table-cell office:value-type="string" calcext:value-type="string">
            <text:p>Pattern 3</text:p>
          </table:table-cell>
          <table:table-cell office:value-type="float" office:value="1.00269963607598" calcext:value-type="float">
            <text:p>1.00269963607598</text:p>
          </table:table-cell>
          <table:table-cell office:value-type="float" office:value="0.146710165902082" calcext:value-type="float">
            <text:p>0.146710165902082</text:p>
          </table:table-cell>
          <table:table-cell office:value-type="float" office:value="0.292439261438807" calcext:value-type="float">
            <text:p>0.292439261438807</text:p>
          </table:table-cell>
          <table:table-cell office:value-type="string" calcext:value-type="string">
            <text:p>https://twitter.com/thefirehoes/status/1622551689395056640</text:p>
          </table:table-cell>
        </table:table-row>
        <table:table-row table:style-name="ro1">
          <table:table-cell office:value-type="string" calcext:value-type="string">
            <text:p>input/data_formal_20240530-1342/meme/thefirehoes_20230206T110611/0.jpg</text:p>
          </table:table-cell>
          <table:table-cell office:value-type="string" calcext:value-type="string">
            <text:p>Pattern 1</text:p>
          </table:table-cell>
          <table:table-cell office:value-type="float" office:value="0.944857430186356" calcext:value-type="float">
            <text:p>0.944857430186356</text:p>
          </table:table-cell>
          <table:table-cell office:value-type="float" office:value="0.166091056631985" calcext:value-type="float">
            <text:p>0.166091056631985</text:p>
          </table:table-cell>
          <table:table-cell office:value-type="float" office:value="0.222808687718278" calcext:value-type="float">
            <text:p>0.222808687718278</text:p>
          </table:table-cell>
          <table:table-cell office:value-type="string" calcext:value-type="string">
            <text:p>https://twitter.com/thefirehoes/status/1622552230262964225</text:p>
          </table:table-cell>
        </table:table-row>
        <table:table-row table:style-name="ro1">
          <table:table-cell office:value-type="string" calcext:value-type="string">
            <text:p>input/data_formal_20240530-1342/meme/thefirehoes_20230206T110615/0.jpg</text:p>
          </table:table-cell>
          <table:table-cell office:value-type="string" calcext:value-type="string">
            <text:p>Pattern 3</text:p>
          </table:table-cell>
          <table:table-cell office:value-type="float" office:value="1.00269963607598" calcext:value-type="float">
            <text:p>1.00269963607598</text:p>
          </table:table-cell>
          <table:table-cell office:value-type="float" office:value="0.146710165902082" calcext:value-type="float">
            <text:p>0.146710165902082</text:p>
          </table:table-cell>
          <table:table-cell office:value-type="float" office:value="0.292439261438807" calcext:value-type="float">
            <text:p>0.292439261438807</text:p>
          </table:table-cell>
          <table:table-cell office:value-type="string" calcext:value-type="string">
            <text:p>https://twitter.com/thefirehoes/status/1622552244741877760</text:p>
          </table:table-cell>
        </table:table-row>
        <table:table-row table:style-name="ro1">
          <table:table-cell office:value-type="string" calcext:value-type="string">
            <text:p>input/data_formal_20240530-1342/meme/thefirehoes_20230206T120406/0.jpg</text:p>
          </table:table-cell>
          <table:table-cell office:value-type="string" calcext:value-type="string">
            <text:p>Pattern 1</text:p>
          </table:table-cell>
          <table:table-cell office:value-type="float" office:value="0.89532928729361" calcext:value-type="float">
            <text:p>0.89532928729361</text:p>
          </table:table-cell>
          <table:table-cell office:value-type="float" office:value="0.151645185440353" calcext:value-type="float">
            <text:p>0.151645185440353</text:p>
          </table:table-cell>
          <table:table-cell office:value-type="float" office:value="0.284435873108578" calcext:value-type="float">
            <text:p>0.284435873108578</text:p>
          </table:table-cell>
          <table:table-cell office:value-type="string" calcext:value-type="string">
            <text:p>https://twitter.com/thefirehoes/status/1622566804630433793</text:p>
          </table:table-cell>
        </table:table-row>
        <table:table-row table:style-name="ro1">
          <table:table-cell office:value-type="string" calcext:value-type="string">
            <text:p>input/data_formal_20240530-1342/meme/thefirehoes_20230206T120408/0.jpg</text:p>
          </table:table-cell>
          <table:table-cell office:value-type="string" calcext:value-type="string">
            <text:p>Pattern 1</text:p>
          </table:table-cell>
          <table:table-cell office:value-type="float" office:value="0.897739953390506" calcext:value-type="float">
            <text:p>0.897739953390506</text:p>
          </table:table-cell>
          <table:table-cell office:value-type="float" office:value="0.240605929818829" calcext:value-type="float">
            <text:p>0.240605929818829</text:p>
          </table:table-cell>
          <table:table-cell office:value-type="float" office:value="0.151884894184263" calcext:value-type="float">
            <text:p>0.151884894184263</text:p>
          </table:table-cell>
          <table:table-cell office:value-type="string" calcext:value-type="string">
            <text:p>https://twitter.com/thefirehoes/status/1622566811811078144</text:p>
          </table:table-cell>
        </table:table-row>
        <table:table-row table:style-name="ro1">
          <table:table-cell office:value-type="string" calcext:value-type="string">
            <text:p>input/data_formal_20240530-1342/meme/thefirehoes_20230206T120410/0.jpg</text:p>
          </table:table-cell>
          <table:table-cell office:value-type="string" calcext:value-type="string">
            <text:p>Pattern 6</text:p>
          </table:table-cell>
          <table:table-cell office:value-type="float" office:value="0.88938335021542" calcext:value-type="float">
            <text:p>0.88938335021542</text:p>
          </table:table-cell>
          <table:table-cell office:value-type="float" office:value="0.19820589253855" calcext:value-type="float">
            <text:p>0.19820589253855</text:p>
          </table:table-cell>
          <table:table-cell office:value-type="float" office:value="0.449499245468169" calcext:value-type="float">
            <text:p>0.449499245468169</text:p>
          </table:table-cell>
          <table:table-cell office:value-type="string" calcext:value-type="string">
            <text:p>https://twitter.com/thefirehoes/status/1622566821604872192</text:p>
          </table:table-cell>
        </table:table-row>
        <table:table-row table:style-name="ro1">
          <table:table-cell office:value-type="string" calcext:value-type="string">
            <text:p>input/data_formal_20240530-1342/meme/thefirehoes_20230206T130247/0.jpg</text:p>
          </table:table-cell>
          <table:table-cell office:value-type="string" calcext:value-type="string">
            <text:p>Pattern 1</text:p>
          </table:table-cell>
          <table:table-cell office:value-type="float" office:value="0.930246819537579" calcext:value-type="float">
            <text:p>0.930246819537579</text:p>
          </table:table-cell>
          <table:table-cell office:value-type="float" office:value="0.101257641414493" calcext:value-type="float">
            <text:p>0.101257641414493</text:p>
          </table:table-cell>
          <table:table-cell office:value-type="float" office:value="0.270665278089541" calcext:value-type="float">
            <text:p>0.270665278089541</text:p>
          </table:table-cell>
          <table:table-cell office:value-type="string" calcext:value-type="string">
            <text:p>https://twitter.com/thefirehoes/status/1622581572414189568</text:p>
          </table:table-cell>
        </table:table-row>
        <table:table-row table:style-name="ro1">
          <table:table-cell office:value-type="string" calcext:value-type="string">
            <text:p>input/data_formal_20240530-1342/meme/thefirehoes_20230206T140303/0.jpg</text:p>
          </table:table-cell>
          <table:table-cell office:value-type="string" calcext:value-type="string">
            <text:p>Pattern 1</text:p>
          </table:table-cell>
          <table:table-cell office:value-type="float" office:value="0.874536754928284" calcext:value-type="float">
            <text:p>0.874536754928284</text:p>
          </table:table-cell>
          <table:table-cell office:value-type="float" office:value="0.102632797796575" calcext:value-type="float">
            <text:p>0.102632797796575</text:p>
          </table:table-cell>
          <table:table-cell office:value-type="float" office:value="0.375940456560534" calcext:value-type="float">
            <text:p>0.375940456560534</text:p>
          </table:table-cell>
          <table:table-cell office:value-type="string" calcext:value-type="string">
            <text:p>https://twitter.com/thefirehoes/status/1622596740049248258</text:p>
          </table:table-cell>
        </table:table-row>
        <table:table-row table:style-name="ro1">
          <table:table-cell office:value-type="string" calcext:value-type="string">
            <text:p>input/data_formal_20240530-1342/meme/thefirehoes_20230206T140306/0.jpg</text:p>
          </table:table-cell>
          <table:table-cell office:value-type="string" calcext:value-type="string">
            <text:p>Pattern 1</text:p>
          </table:table-cell>
          <table:table-cell office:value-type="float" office:value="0.867061577279837" calcext:value-type="float">
            <text:p>0.867061577279837</text:p>
          </table:table-cell>
          <table:table-cell office:value-type="float" office:value="0.124028858936971" calcext:value-type="float">
            <text:p>0.124028858936971</text:p>
          </table:table-cell>
          <table:table-cell office:value-type="float" office:value="0.2419344936241" calcext:value-type="float">
            <text:p>0.2419344936241</text:p>
          </table:table-cell>
          <table:table-cell office:value-type="string" calcext:value-type="string">
            <text:p>https://twitter.com/thefirehoes/status/1622596749939425282</text:p>
          </table:table-cell>
        </table:table-row>
        <table:table-row table:style-name="ro1">
          <table:table-cell office:value-type="string" calcext:value-type="string">
            <text:p>input/data_formal_20240530-1342/meme/thefirehoes_20230206T150244/0.jpg</text:p>
          </table:table-cell>
          <table:table-cell office:value-type="string" calcext:value-type="string">
            <text:p>Pattern 6</text:p>
          </table:table-cell>
          <table:table-cell office:value-type="float" office:value="0.974497107943888" calcext:value-type="float">
            <text:p>0.974497107943888</text:p>
          </table:table-cell>
          <table:table-cell office:value-type="float" office:value="0.139446297342599" calcext:value-type="float">
            <text:p>0.139446297342599</text:p>
          </table:table-cell>
          <table:table-cell office:value-type="float" office:value="0.31183064842144" calcext:value-type="float">
            <text:p>0.31183064842144</text:p>
          </table:table-cell>
          <table:table-cell office:value-type="string" calcext:value-type="string">
            <text:p>https://twitter.com/thefirehoes/status/1622611758950019076</text:p>
          </table:table-cell>
        </table:table-row>
        <table:table-row table:style-name="ro1">
          <table:table-cell office:value-type="string" calcext:value-type="string">
            <text:p>input/data_formal_20240530-1342/meme/thefirehoes_20230206T150246/0.jpg</text:p>
          </table:table-cell>
          <table:table-cell office:value-type="string" calcext:value-type="string">
            <text:p>Pattern 1</text:p>
          </table:table-cell>
          <table:table-cell office:value-type="float" office:value="0.887779048995645" calcext:value-type="float">
            <text:p>0.887779048995645</text:p>
          </table:table-cell>
          <table:table-cell office:value-type="float" office:value="0.191756809140257" calcext:value-type="float">
            <text:p>0.191756809140257</text:p>
          </table:table-cell>
          <table:table-cell office:value-type="float" office:value="0.195592192074556" calcext:value-type="float">
            <text:p>0.195592192074556</text:p>
          </table:table-cell>
          <table:table-cell office:value-type="string" calcext:value-type="string">
            <text:p>https://twitter.com/thefirehoes/status/1622611767426793473</text:p>
          </table:table-cell>
        </table:table-row>
        <table:table-row table:style-name="ro1">
          <table:table-cell office:value-type="string" calcext:value-type="string">
            <text:p>input/data_formal_20240530-1342/meme/thefirehoes_20230206T150247/0.jpg</text:p>
          </table:table-cell>
          <table:table-cell office:value-type="string" calcext:value-type="string">
            <text:p>Pattern 6</text:p>
          </table:table-cell>
          <table:table-cell office:value-type="float" office:value="0.882355850580017" calcext:value-type="float">
            <text:p>0.882355850580017</text:p>
          </table:table-cell>
          <table:table-cell office:value-type="float" office:value="0.223691571154568" calcext:value-type="float">
            <text:p>0.223691571154568</text:p>
          </table:table-cell>
          <table:table-cell office:value-type="float" office:value="0.304348760992336" calcext:value-type="float">
            <text:p>0.304348760992336</text:p>
          </table:table-cell>
          <table:table-cell office:value-type="string" calcext:value-type="string">
            <text:p>https://twitter.com/thefirehoes/status/1622611772657094660</text:p>
          </table:table-cell>
        </table:table-row>
        <table:table-row table:style-name="ro1">
          <table:table-cell office:value-type="string" calcext:value-type="string">
            <text:p>input/data_formal_20240530-1342/meme/thefirehoes_20230206T160431/0.jpg</text:p>
          </table:table-cell>
          <table:table-cell office:value-type="string" calcext:value-type="string">
            <text:p>Pattern 6</text:p>
          </table:table-cell>
          <table:table-cell office:value-type="float" office:value="0.917352079798492" calcext:value-type="float">
            <text:p>0.917352079798492</text:p>
          </table:table-cell>
          <table:table-cell office:value-type="float" office:value="0.195060766482705" calcext:value-type="float">
            <text:p>0.195060766482705</text:p>
          </table:table-cell>
          <table:table-cell office:value-type="float" office:value="0.450161097099662" calcext:value-type="float">
            <text:p>0.450161097099662</text:p>
          </table:table-cell>
          <table:table-cell office:value-type="string" calcext:value-type="string">
            <text:p>https://twitter.com/thefirehoes/status/1622627307818041347</text:p>
          </table:table-cell>
        </table:table-row>
        <table:table-row table:style-name="ro1">
          <table:table-cell office:value-type="string" calcext:value-type="string">
            <text:p>input/data_formal_20240530-1342/meme/thefirehoes_20230206T160433/0.jpg</text:p>
          </table:table-cell>
          <table:table-cell office:value-type="string" calcext:value-type="string">
            <text:p>Pattern 1</text:p>
          </table:table-cell>
          <table:table-cell office:value-type="float" office:value="0.906773891597118" calcext:value-type="float">
            <text:p>0.906773891597118</text:p>
          </table:table-cell>
          <table:table-cell office:value-type="float" office:value="0.156209334492337" calcext:value-type="float">
            <text:p>0.156209334492337</text:p>
          </table:table-cell>
          <table:table-cell office:value-type="float" office:value="0.223440060315363" calcext:value-type="float">
            <text:p>0.223440060315363</text:p>
          </table:table-cell>
          <table:table-cell office:value-type="string" calcext:value-type="string">
            <text:p>https://twitter.com/thefirehoes/status/1622627316982579200</text:p>
          </table:table-cell>
        </table:table-row>
        <table:table-row table:style-name="ro1">
          <table:table-cell office:value-type="string" calcext:value-type="string">
            <text:p>input/data_formal_20240530-1342/meme/thefirehoes_20230212T150247/0.jpg</text:p>
          </table:table-cell>
          <table:table-cell office:value-type="string" calcext:value-type="string">
            <text:p>Pattern 1</text:p>
          </table:table-cell>
          <table:table-cell office:value-type="float" office:value="0.966121250482014" calcext:value-type="float">
            <text:p>0.966121250482014</text:p>
          </table:table-cell>
          <table:table-cell office:value-type="float" office:value="0.206657779449398" calcext:value-type="float">
            <text:p>0.206657779449398</text:p>
          </table:table-cell>
          <table:table-cell office:value-type="float" office:value="0.202496068114296" calcext:value-type="float">
            <text:p>0.202496068114296</text:p>
          </table:table-cell>
          <table:table-cell office:value-type="string" calcext:value-type="string">
            <text:p>https://twitter.com/thefirehoes/status/1624786099426951171</text:p>
          </table:table-cell>
        </table:table-row>
        <table:table-row table:style-name="ro1">
          <table:table-cell office:value-type="string" calcext:value-type="string">
            <text:p>input/data_formal_20240530-1342/meme/thefirehoes_20230212T150251/0.jpg</text:p>
          </table:table-cell>
          <table:table-cell office:value-type="string" calcext:value-type="string">
            <text:p>Pattern 1</text:p>
          </table:table-cell>
          <table:table-cell office:value-type="float" office:value="0.92612218979823" calcext:value-type="float">
            <text:p>0.92612218979823</text:p>
          </table:table-cell>
          <table:table-cell office:value-type="float" office:value="0.192216593412174" calcext:value-type="float">
            <text:p>0.192216593412174</text:p>
          </table:table-cell>
          <table:table-cell office:value-type="float" office:value="0.156300596552476" calcext:value-type="float">
            <text:p>0.156300596552476</text:p>
          </table:table-cell>
          <table:table-cell office:value-type="string" calcext:value-type="string">
            <text:p>https://twitter.com/thefirehoes/status/1624786115025674242</text:p>
          </table:table-cell>
        </table:table-row>
        <table:table-row table:style-name="ro1">
          <table:table-cell office:value-type="string" calcext:value-type="string">
            <text:p>input/data_formal_20240530-1342/meme/thefirehoes_20230307T091142/0.jpg</text:p>
          </table:table-cell>
          <table:table-cell office:value-type="string" calcext:value-type="string">
            <text:p>Pattern 1</text:p>
          </table:table-cell>
          <table:table-cell office:value-type="float" office:value="0.891522169069257" calcext:value-type="float">
            <text:p>0.891522169069257</text:p>
          </table:table-cell>
          <table:table-cell office:value-type="float" office:value="0.11929793112075" calcext:value-type="float">
            <text:p>0.11929793112075</text:p>
          </table:table-cell>
          <table:table-cell office:value-type="float" office:value="0.279216279200878" calcext:value-type="float">
            <text:p>0.279216279200878</text:p>
          </table:table-cell>
          <table:table-cell office:value-type="string" calcext:value-type="string">
            <text:p>https://twitter.com/thefirehoes/status/1633032665627521030</text:p>
          </table:table-cell>
        </table:table-row>
        <table:table-row table:style-name="ro1">
          <table:table-cell office:value-type="string" calcext:value-type="string">
            <text:p>input/data_formal_20240530-1342/meme/thefirehoes_20230307T091144/0.jpg</text:p>
          </table:table-cell>
          <table:table-cell office:value-type="string" calcext:value-type="string">
            <text:p>Pattern 1</text:p>
          </table:table-cell>
          <table:table-cell office:value-type="float" office:value="0.864386203819441" calcext:value-type="float">
            <text:p>0.864386203819441</text:p>
          </table:table-cell>
          <table:table-cell office:value-type="float" office:value="0.165161259168881" calcext:value-type="float">
            <text:p>0.165161259168881</text:p>
          </table:table-cell>
          <table:table-cell office:value-type="float" office:value="0.269817366930841" calcext:value-type="float">
            <text:p>0.269817366930841</text:p>
          </table:table-cell>
          <table:table-cell office:value-type="string" calcext:value-type="string">
            <text:p>https://twitter.com/thefirehoes/status/1633032675135979520</text:p>
          </table:table-cell>
        </table:table-row>
        <table:table-row table:style-name="ro1">
          <table:table-cell office:value-type="string" calcext:value-type="string">
            <text:p>input/data_formal_20240530-1342/meme/thefirehoes_20230307T091538/0.jpg</text:p>
          </table:table-cell>
          <table:table-cell office:value-type="string" calcext:value-type="string">
            <text:p>Pattern 1</text:p>
          </table:table-cell>
          <table:table-cell office:value-type="float" office:value="0.891522169069257" calcext:value-type="float">
            <text:p>0.891522169069257</text:p>
          </table:table-cell>
          <table:table-cell office:value-type="float" office:value="0.11929793112075" calcext:value-type="float">
            <text:p>0.11929793112075</text:p>
          </table:table-cell>
          <table:table-cell office:value-type="float" office:value="0.279216279200878" calcext:value-type="float">
            <text:p>0.279216279200878</text:p>
          </table:table-cell>
          <table:table-cell office:value-type="string" calcext:value-type="string">
            <text:p>https://twitter.com/thefirehoes/status/1633033657483968513</text:p>
          </table:table-cell>
        </table:table-row>
        <table:table-row table:style-name="ro1">
          <table:table-cell office:value-type="string" calcext:value-type="string">
            <text:p>input/data_formal_20240530-1342/meme/thefirehoes_20230307T091541/0.jpg</text:p>
          </table:table-cell>
          <table:table-cell office:value-type="string" calcext:value-type="string">
            <text:p>Pattern 1</text:p>
          </table:table-cell>
          <table:table-cell office:value-type="float" office:value="0.864386203819441" calcext:value-type="float">
            <text:p>0.864386203819441</text:p>
          </table:table-cell>
          <table:table-cell office:value-type="float" office:value="0.165161259168881" calcext:value-type="float">
            <text:p>0.165161259168881</text:p>
          </table:table-cell>
          <table:table-cell office:value-type="float" office:value="0.269817366930841" calcext:value-type="float">
            <text:p>0.269817366930841</text:p>
          </table:table-cell>
          <table:table-cell office:value-type="string" calcext:value-type="string">
            <text:p>https://twitter.com/thefirehoes/status/1633033666631806977</text:p>
          </table:table-cell>
        </table:table-row>
        <table:table-row table:style-name="ro1">
          <table:table-cell office:value-type="string" calcext:value-type="string">
            <text:p>input/data_formal_20240530-1342/meme/thefirehoes_20230315T220240/0.jpg</text:p>
          </table:table-cell>
          <table:table-cell office:value-type="string" calcext:value-type="string">
            <text:p>Pattern 1</text:p>
          </table:table-cell>
          <table:table-cell office:value-type="float" office:value="0.91455734546489" calcext:value-type="float">
            <text:p>0.91455734546489</text:p>
          </table:table-cell>
          <table:table-cell office:value-type="float" office:value="0.128154597963107" calcext:value-type="float">
            <text:p>0.128154597963107</text:p>
          </table:table-cell>
          <table:table-cell office:value-type="float" office:value="0.256129476337486" calcext:value-type="float">
            <text:p>0.256129476337486</text:p>
          </table:table-cell>
          <table:table-cell office:value-type="string" calcext:value-type="string">
            <text:p>https://twitter.com/thefirehoes/status/1636125789807603717</text:p>
          </table:table-cell>
        </table:table-row>
        <table:table-row table:style-name="ro1">
          <table:table-cell office:value-type="string" calcext:value-type="string">
            <text:p>input/data_formal_20240530-1342/meme/thefirehoes_20230315T220241/0.jpg</text:p>
          </table:table-cell>
          <table:table-cell office:value-type="string" calcext:value-type="string">
            <text:p>Pattern 3</text:p>
          </table:table-cell>
          <table:table-cell office:value-type="float" office:value="0.860630222847968" calcext:value-type="float">
            <text:p>0.860630222847968</text:p>
          </table:table-cell>
          <table:table-cell office:value-type="float" office:value="0.0575156352571596" calcext:value-type="float">
            <text:p>0.0575156352571596</text:p>
          </table:table-cell>
          <table:table-cell office:value-type="float" office:value="0.625882354727154" calcext:value-type="float">
            <text:p>0.625882354727154</text:p>
          </table:table-cell>
          <table:table-cell office:value-type="string" calcext:value-type="string">
            <text:p>https://twitter.com/thefirehoes/status/1636125794408775682</text:p>
          </table:table-cell>
        </table:table-row>
        <table:table-row table:style-name="ro1">
          <table:table-cell office:value-type="string" calcext:value-type="string">
            <text:p>input/data_formal_20240530-1342/meme/thefirehoes_20230316T020240/0.jpg</text:p>
          </table:table-cell>
          <table:table-cell office:value-type="string" calcext:value-type="string">
            <text:p>Pattern 1</text:p>
          </table:table-cell>
          <table:table-cell office:value-type="float" office:value="0.895265866521808" calcext:value-type="float">
            <text:p>0.895265866521808</text:p>
          </table:table-cell>
          <table:table-cell office:value-type="float" office:value="0.0847283080402051" calcext:value-type="float">
            <text:p>0.0847283080402051</text:p>
          </table:table-cell>
          <table:table-cell office:value-type="float" office:value="0.390676417399085" calcext:value-type="float">
            <text:p>0.390676417399085</text:p>
          </table:table-cell>
          <table:table-cell office:value-type="string" calcext:value-type="string">
            <text:p>https://twitter.com/thefirehoes/status/1636186188846383104</text:p>
          </table:table-cell>
        </table:table-row>
        <table:table-row table:style-name="ro1">
          <table:table-cell office:value-type="string" calcext:value-type="string">
            <text:p>input/data_formal_20240530-1342/meme/thefirehoes_20230322T220234/0.jpg</text:p>
          </table:table-cell>
          <table:table-cell office:value-type="string" calcext:value-type="string">
            <text:p>Pattern 1</text:p>
          </table:table-cell>
          <table:table-cell office:value-type="float" office:value="0.959362402845306" calcext:value-type="float">
            <text:p>0.959362402845306</text:p>
          </table:table-cell>
          <table:table-cell office:value-type="float" office:value="0.151038171109194" calcext:value-type="float">
            <text:p>0.151038171109194</text:p>
          </table:table-cell>
          <table:table-cell office:value-type="float" office:value="0.212774415503556" calcext:value-type="float">
            <text:p>0.212774415503556</text:p>
          </table:table-cell>
          <table:table-cell office:value-type="string" calcext:value-type="string">
            <text:p>https://twitter.com/thefirehoes/status/1638662479306960896</text:p>
          </table:table-cell>
        </table:table-row>
        <table:table-row table:style-name="ro1">
          <table:table-cell office:value-type="string" calcext:value-type="string">
            <text:p>input/data_formal_20240530-1342/meme/thefirehoes_20230323T010243/0.jpg</text:p>
          </table:table-cell>
          <table:table-cell office:value-type="string" calcext:value-type="string">
            <text:p>Pattern 6</text:p>
          </table:table-cell>
          <table:table-cell office:value-type="float" office:value="0.919509976609272" calcext:value-type="float">
            <text:p>0.919509976609272</text:p>
          </table:table-cell>
          <table:table-cell office:value-type="float" office:value="0.114432966556548" calcext:value-type="float">
            <text:p>0.114432966556548</text:p>
          </table:table-cell>
          <table:table-cell office:value-type="float" office:value="0.57503994964405" calcext:value-type="float">
            <text:p>0.57503994964405</text:p>
          </table:table-cell>
          <table:table-cell office:value-type="string" calcext:value-type="string">
            <text:p>https://twitter.com/thefirehoes/status/1638707816407134209</text:p>
          </table:table-cell>
        </table:table-row>
        <table:table-row table:style-name="ro1">
          <table:table-cell office:value-type="string" calcext:value-type="string">
            <text:p>input/data_formal_20240530-1342/meme/thefirehoes_20230323T040232/0.jpg</text:p>
          </table:table-cell>
          <table:table-cell office:value-type="string" calcext:value-type="string">
            <text:p>Pattern 1</text:p>
          </table:table-cell>
          <table:table-cell office:value-type="float" office:value="0.893238242410643" calcext:value-type="float">
            <text:p>0.893238242410643</text:p>
          </table:table-cell>
          <table:table-cell office:value-type="float" office:value="0.13495756407294" calcext:value-type="float">
            <text:p>0.13495756407294</text:p>
          </table:table-cell>
          <table:table-cell office:value-type="float" office:value="0.393656032185204" calcext:value-type="float">
            <text:p>0.393656032185204</text:p>
          </table:table-cell>
          <table:table-cell office:value-type="string" calcext:value-type="string">
            <text:p>https://twitter.com/thefirehoes/status/1638753069017223171</text:p>
          </table:table-cell>
        </table:table-row>
        <table:table-row table:style-name="ro1">
          <table:table-cell office:value-type="string" calcext:value-type="string">
            <text:p>input/data_formal_20240530-1342/meme/theharikish_20230106T054640/0.jpg</text:p>
          </table:table-cell>
          <table:table-cell office:value-type="string" calcext:value-type="string">
            <text:p>Pattern 6</text:p>
          </table:table-cell>
          <table:table-cell office:value-type="float" office:value="0.909946734218582" calcext:value-type="float">
            <text:p>0.909946734218582</text:p>
          </table:table-cell>
          <table:table-cell office:value-type="float" office:value="0.205184983851285" calcext:value-type="float">
            <text:p>0.205184983851285</text:p>
          </table:table-cell>
          <table:table-cell office:value-type="float" office:value="0.448782307638907" calcext:value-type="float">
            <text:p>0.448782307638907</text:p>
          </table:table-cell>
          <table:table-cell office:value-type="string" calcext:value-type="string">
            <text:p>https://twitter.com/theharikish/status/1611237795892441089</text:p>
          </table:table-cell>
        </table:table-row>
        <table:table-row table:style-name="ro1">
          <table:table-cell office:value-type="string" calcext:value-type="string">
            <text:p>input/data_formal_20240530-1342/meme/Thefunn20366833_20230206T131251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Thefunn20366833/status/1622584104544882688</text:p>
          </table:table-cell>
        </table:table-row>
        <table:table-row table:style-name="ro1">
          <table:table-cell office:value-type="string" calcext:value-type="string">
            <text:p>input/data_formal_20240530-1342/meme/Thefunn20366833_20230206T131251/1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Thefunn20366833/status/1622584104544882688</text:p>
          </table:table-cell>
        </table:table-row>
        <table:table-row table:style-name="ro1">
          <table:table-cell office:value-type="string" calcext:value-type="string">
            <text:p>input/data_formal_20240530-1342/meme/Thefunn20366833_20230206T131251/2.jpg</text:p>
          </table:table-cell>
          <table:table-cell office:value-type="string" calcext:value-type="string">
            <text:p>Pattern 1</text:p>
          </table:table-cell>
          <table:table-cell office:value-type="float" office:value="0.866378165030372" calcext:value-type="float">
            <text:p>0.866378165030372</text:p>
          </table:table-cell>
          <table:table-cell office:value-type="float" office:value="0.184003849553717" calcext:value-type="float">
            <text:p>0.184003849553717</text:p>
          </table:table-cell>
          <table:table-cell office:value-type="float" office:value="0.21484450855096" calcext:value-type="float">
            <text:p>0.21484450855096</text:p>
          </table:table-cell>
          <table:table-cell office:value-type="string" calcext:value-type="string">
            <text:p>https://twitter.com/Thefunn20366833/status/1622584104544882688</text:p>
          </table:table-cell>
        </table:table-row>
        <table:table-row table:style-name="ro1">
          <table:table-cell office:value-type="string" calcext:value-type="string">
            <text:p>input/data_formal_20240530-1342/meme/TheGiftingMark_20230206T112626/0.jpg</text:p>
          </table:table-cell>
          <table:table-cell office:value-type="string" calcext:value-type="string">
            <text:p>Pattern 6</text:p>
          </table:table-cell>
          <table:table-cell office:value-type="float" office:value="0.912301472488541" calcext:value-type="float">
            <text:p>0.912301472488541</text:p>
          </table:table-cell>
          <table:table-cell office:value-type="float" office:value="0.197597164361939" calcext:value-type="float">
            <text:p>0.197597164361939</text:p>
          </table:table-cell>
          <table:table-cell office:value-type="float" office:value="0.453197620754028" calcext:value-type="float">
            <text:p>0.453197620754028</text:p>
          </table:table-cell>
          <table:table-cell office:value-type="string" calcext:value-type="string">
            <text:p>https://twitter.com/TheGiftingMark/status/1622557325906124800</text:p>
          </table:table-cell>
        </table:table-row>
        <table:table-row table:style-name="ro1">
          <table:table-cell office:value-type="string" calcext:value-type="string">
            <text:p>input/data_formal_20240530-1342/meme/TheHiddenGuild1_20221225T183058/0.jpg</text:p>
          </table:table-cell>
          <table:table-cell office:value-type="string" calcext:value-type="string">
            <text:p>Pattern 3</text:p>
          </table:table-cell>
          <table:table-cell office:value-type="float" office:value="0.894522790449546" calcext:value-type="float">
            <text:p>0.894522790449546</text:p>
          </table:table-cell>
          <table:table-cell office:value-type="float" office:value="0.306353050214156" calcext:value-type="float">
            <text:p>0.306353050214156</text:p>
          </table:table-cell>
          <table:table-cell office:value-type="float" office:value="0.348799458094023" calcext:value-type="float">
            <text:p>0.348799458094023</text:p>
          </table:table-cell>
          <table:table-cell office:value-type="string" calcext:value-type="string">
            <text:p>https://twitter.com/MineVoidMC/status/1607884486980603911</text:p>
          </table:table-cell>
        </table:table-row>
        <table:table-row table:style-name="ro1">
          <table:table-cell office:value-type="string" calcext:value-type="string">
            <text:p>input/data_formal_20240530-1342/meme/TheInaneAsylum_20221227T130032/0.jpg</text:p>
          </table:table-cell>
          <table:table-cell office:value-type="string" calcext:value-type="string">
            <text:p>Pattern 6</text:p>
          </table:table-cell>
          <table:table-cell office:value-type="float" office:value="0.912573151309781" calcext:value-type="float">
            <text:p>0.912573151309781</text:p>
          </table:table-cell>
          <table:table-cell office:value-type="float" office:value="0.18117322967165" calcext:value-type="float">
            <text:p>0.18117322967165</text:p>
          </table:table-cell>
          <table:table-cell office:value-type="float" office:value="0.384108784167045" calcext:value-type="float">
            <text:p>0.384108784167045</text:p>
          </table:table-cell>
          <table:table-cell office:value-type="string" calcext:value-type="string">
            <text:p>https://twitter.com/EdPurchaseIV/status/1607886916690624513</text:p>
          </table:table-cell>
        </table:table-row>
        <table:table-row table:style-name="ro1">
          <table:table-cell office:value-type="string" calcext:value-type="string">
            <text:p>input/data_formal_20240530-1342/meme/theissi__20221228T042157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theissi_/status/1607954986540883969</text:p>
          </table:table-cell>
        </table:table-row>
        <table:table-row table:style-name="ro1">
          <table:table-cell office:value-type="string" calcext:value-type="string">
            <text:p>input/data_formal_20240530-1342/meme/thelogicgen_20230206T153521/0.jpg</text:p>
          </table:table-cell>
          <table:table-cell office:value-type="string" calcext:value-type="string">
            <text:p>Pattern 6</text:p>
          </table:table-cell>
          <table:table-cell office:value-type="float" office:value="0.959525627136928" calcext:value-type="float">
            <text:p>0.959525627136928</text:p>
          </table:table-cell>
          <table:table-cell office:value-type="float" office:value="0.127961277763358" calcext:value-type="float">
            <text:p>0.127961277763358</text:p>
          </table:table-cell>
          <table:table-cell office:value-type="float" office:value="0.688395991240199" calcext:value-type="float">
            <text:p>0.688395991240199</text:p>
          </table:table-cell>
          <table:table-cell office:value-type="string" calcext:value-type="string">
            <text:p>https://twitter.com/thelogicgen/status/1622619967383535618</text:p>
          </table:table-cell>
        </table:table-row>
        <table:table-row table:style-name="ro1">
          <table:table-cell office:value-type="string" calcext:value-type="string">
            <text:p>input/data_formal_20240530-1342/meme/thelogicgen_20230212T145659/0.jpg</text:p>
          </table:table-cell>
          <table:table-cell office:value-type="string" calcext:value-type="string">
            <text:p>Pattern 1</text:p>
          </table:table-cell>
          <table:table-cell office:value-type="float" office:value="0.941106507798614" calcext:value-type="float">
            <text:p>0.941106507798614</text:p>
          </table:table-cell>
          <table:table-cell office:value-type="float" office:value="0.230744993661721" calcext:value-type="float">
            <text:p>0.230744993661721</text:p>
          </table:table-cell>
          <table:table-cell office:value-type="float" office:value="0.241395511934021" calcext:value-type="float">
            <text:p>0.241395511934021</text:p>
          </table:table-cell>
          <table:table-cell office:value-type="string" calcext:value-type="string">
            <text:p>https://twitter.com/thelogicgen/status/1624784637716496384</text:p>
          </table:table-cell>
        </table:table-row>
        <table:table-row table:style-name="ro1">
          <table:table-cell office:value-type="string" calcext:value-type="string">
            <text:p>input/data_formal_20240530-1342/meme/themadartistmnl_20230105T112216/0.jpg</text:p>
          </table:table-cell>
          <table:table-cell office:value-type="string" calcext:value-type="string">
            <text:p>Pattern 1</text:p>
          </table:table-cell>
          <table:table-cell office:value-type="float" office:value="0.913260586322928" calcext:value-type="float">
            <text:p>0.913260586322928</text:p>
          </table:table-cell>
          <table:table-cell office:value-type="float" office:value="0.167540901656734" calcext:value-type="float">
            <text:p>0.167540901656734</text:p>
          </table:table-cell>
          <table:table-cell office:value-type="float" office:value="0.161604391208526" calcext:value-type="float">
            <text:p>0.161604391208526</text:p>
          </table:table-cell>
          <table:table-cell office:value-type="string" calcext:value-type="string">
            <text:p>https://twitter.com/themadartistmnl/status/1610959864838393858</text:p>
          </table:table-cell>
        </table:table-row>
        <table:table-row table:style-name="ro1">
          <table:table-cell office:value-type="string" calcext:value-type="string">
            <text:p>input/data_formal_20240530-1342/meme/themadartistmnl_20230105T112216/1.jpg</text:p>
          </table:table-cell>
          <table:table-cell office:value-type="string" calcext:value-type="string">
            <text:p>Pattern 6</text:p>
          </table:table-cell>
          <table:table-cell office:value-type="float" office:value="0.943403714578713" calcext:value-type="float">
            <text:p>0.943403714578713</text:p>
          </table:table-cell>
          <table:table-cell office:value-type="float" office:value="0.168846724403052" calcext:value-type="float">
            <text:p>0.168846724403052</text:p>
          </table:table-cell>
          <table:table-cell office:value-type="float" office:value="0.338923536169748" calcext:value-type="float">
            <text:p>0.338923536169748</text:p>
          </table:table-cell>
          <table:table-cell office:value-type="string" calcext:value-type="string">
            <text:p>https://twitter.com/themadartistmnl/status/1610959864838393858</text:p>
          </table:table-cell>
        </table:table-row>
        <table:table-row table:style-name="ro1">
          <table:table-cell office:value-type="string" calcext:value-type="string">
            <text:p>input/data_formal_20240530-1342/meme/themegamaxi_20221228T062843/0.jpg</text:p>
          </table:table-cell>
          <table:table-cell office:value-type="string" calcext:value-type="string">
            <text:p>Pattern 6</text:p>
          </table:table-cell>
          <table:table-cell office:value-type="float" office:value="0.89923386218603" calcext:value-type="float">
            <text:p>0.89923386218603</text:p>
          </table:table-cell>
          <table:table-cell office:value-type="float" office:value="0.159153344159912" calcext:value-type="float">
            <text:p>0.159153344159912</text:p>
          </table:table-cell>
          <table:table-cell office:value-type="float" office:value="0.371337885100733" calcext:value-type="float">
            <text:p>0.371337885100733</text:p>
          </table:table-cell>
          <table:table-cell office:value-type="string" calcext:value-type="string">
            <text:p>https://twitter.com/themegamaxi/status/1607986886945181696</text:p>
          </table:table-cell>
        </table:table-row>
        <table:table-row table:style-name="ro1">
          <table:table-cell office:value-type="string" calcext:value-type="string">
            <text:p>input/data_formal_20240530-1342/meme/themikesalvi_20230103T040013/0.jpg</text:p>
          </table:table-cell>
          <table:table-cell office:value-type="string" calcext:value-type="string">
            <text:p>Pattern 1</text:p>
          </table:table-cell>
          <table:table-cell office:value-type="float" office:value="0.882698594210664" calcext:value-type="float">
            <text:p>0.882698594210664</text:p>
          </table:table-cell>
          <table:table-cell office:value-type="float" office:value="0.148508805375189" calcext:value-type="float">
            <text:p>0.148508805375189</text:p>
          </table:table-cell>
          <table:table-cell office:value-type="float" office:value="0.183880735210943" calcext:value-type="float">
            <text:p>0.183880735210943</text:p>
          </table:table-cell>
          <table:table-cell office:value-type="string" calcext:value-type="string">
            <text:p>https://twitter.com/art_snitch/status/1610193745244479490</text:p>
          </table:table-cell>
        </table:table-row>
        <table:table-row table:style-name="ro1">
          <table:table-cell office:value-type="string" calcext:value-type="string">
            <text:p>input/data_formal_20240530-1342/meme/themikesalvi_20230103T140057/0.jpg</text:p>
          </table:table-cell>
          <table:table-cell office:value-type="string" calcext:value-type="string">
            <text:p>Pattern 1</text:p>
          </table:table-cell>
          <table:table-cell office:value-type="float" office:value="0.882698594210664" calcext:value-type="float">
            <text:p>0.882698594210664</text:p>
          </table:table-cell>
          <table:table-cell office:value-type="float" office:value="0.148508805375189" calcext:value-type="float">
            <text:p>0.148508805375189</text:p>
          </table:table-cell>
          <table:table-cell office:value-type="float" office:value="0.183880735210943" calcext:value-type="float">
            <text:p>0.183880735210943</text:p>
          </table:table-cell>
          <table:table-cell office:value-type="string" calcext:value-type="string">
            <text:p>https://twitter.com/nathan_hauk/status/1610305876706967552</text:p>
          </table:table-cell>
        </table:table-row>
        <table:table-row table:style-name="ro1">
          <table:table-cell office:value-type="string" calcext:value-type="string">
            <text:p>input/data_formal_20240530-1342/meme/themikesalvi_20230103T200117/0.jpg</text:p>
          </table:table-cell>
          <table:table-cell office:value-type="string" calcext:value-type="string">
            <text:p>Pattern 1</text:p>
          </table:table-cell>
          <table:table-cell office:value-type="float" office:value="0.884107910571841" calcext:value-type="float">
            <text:p>0.884107910571841</text:p>
          </table:table-cell>
          <table:table-cell office:value-type="float" office:value="0.193028298303178" calcext:value-type="float">
            <text:p>0.193028298303178</text:p>
          </table:table-cell>
          <table:table-cell office:value-type="float" office:value="0.217841365943449" calcext:value-type="float">
            <text:p>0.217841365943449</text:p>
          </table:table-cell>
          <table:table-cell office:value-type="string" calcext:value-type="string">
            <text:p>https://twitter.com/DaRealMedic4you/status/1610442583230091267</text:p>
          </table:table-cell>
        </table:table-row>
        <table:table-row table:style-name="ro1">
          <table:table-cell office:value-type="string" calcext:value-type="string">
            <text:p>input/data_formal_20240530-1342/meme/themomlifevlogs_20230206T143126/0.jpg</text:p>
          </table:table-cell>
          <table:table-cell office:value-type="string" calcext:value-type="string">
            <text:p>Pattern 1</text:p>
          </table:table-cell>
          <table:table-cell office:value-type="float" office:value="0.902929368673371" calcext:value-type="float">
            <text:p>0.902929368673371</text:p>
          </table:table-cell>
          <table:table-cell office:value-type="float" office:value="0.148205613023358" calcext:value-type="float">
            <text:p>0.148205613023358</text:p>
          </table:table-cell>
          <table:table-cell office:value-type="float" office:value="0.1760341879095" calcext:value-type="float">
            <text:p>0.1760341879095</text:p>
          </table:table-cell>
          <table:table-cell office:value-type="string" calcext:value-type="string">
            <text:p>https://twitter.com/themomlifevlogs/status/1622603882970112000</text:p>
          </table:table-cell>
        </table:table-row>
        <table:table-row table:style-name="ro1">
          <table:table-cell office:value-type="string" calcext:value-type="string">
            <text:p>input/data_formal_20240530-1342/meme/ThePedia_20221218T220019/0.jpg</text:p>
          </table:table-cell>
          <table:table-cell office:value-type="string" calcext:value-type="string">
            <text:p>Pattern 6</text:p>
          </table:table-cell>
          <table:table-cell office:value-type="float" office:value="0.801805882526555" calcext:value-type="float">
            <text:p>0.801805882526555</text:p>
          </table:table-cell>
          <table:table-cell office:value-type="float" office:value="0.177283792198038" calcext:value-type="float">
            <text:p>0.177283792198038</text:p>
          </table:table-cell>
          <table:table-cell office:value-type="float" office:value="0.669512521926593" calcext:value-type="float">
            <text:p>0.669512521926593</text:p>
          </table:table-cell>
          <table:table-cell office:value-type="string" calcext:value-type="string">
            <text:p>https://twitter.com/Cryptop1c/status/1606181467758788608</text:p>
          </table:table-cell>
        </table:table-row>
        <table:table-row table:style-name="ro1">
          <table:table-cell office:value-type="string" calcext:value-type="string">
            <text:p>input/data_formal_20240530-1342/meme/ThePedia_20221221T070028/0.jpg</text:p>
          </table:table-cell>
          <table:table-cell office:value-type="string" calcext:value-type="string">
            <text:p>Pattern 1</text:p>
          </table:table-cell>
          <table:table-cell office:value-type="float" office:value="0.864043480471997" calcext:value-type="float">
            <text:p>0.864043480471997</text:p>
          </table:table-cell>
          <table:table-cell office:value-type="float" office:value="0.14858020429592" calcext:value-type="float">
            <text:p>0.14858020429592</text:p>
          </table:table-cell>
          <table:table-cell office:value-type="float" office:value="0.181298910855132" calcext:value-type="float">
            <text:p>0.181298910855132</text:p>
          </table:table-cell>
          <table:table-cell office:value-type="string" calcext:value-type="string">
            <text:p>https://twitter.com/Cryptop1c/status/1606180828370739200</text:p>
          </table:table-cell>
        </table:table-row>
        <table:table-row table:style-name="ro1">
          <table:table-cell office:value-type="string" calcext:value-type="string">
            <text:p>input/data_formal_20240530-1342/meme/ThePedia_20221228T040208/0.jpg</text:p>
          </table:table-cell>
          <table:table-cell office:value-type="string" calcext:value-type="string">
            <text:p>Pattern 3</text:p>
          </table:table-cell>
          <table:table-cell office:value-type="float" office:value="0.896773172744685" calcext:value-type="float">
            <text:p>0.896773172744685</text:p>
          </table:table-cell>
          <table:table-cell office:value-type="float" office:value="0.516323395127845" calcext:value-type="float">
            <text:p>0.516323395127845</text:p>
          </table:table-cell>
          <table:table-cell office:value-type="float" office:value="0.399574254676091" calcext:value-type="float">
            <text:p>0.399574254676091</text:p>
          </table:table-cell>
          <table:table-cell office:value-type="string" calcext:value-type="string">
            <text:p>https://twitter.com/AshavariAvanti1/status/1607953029994512384</text:p>
          </table:table-cell>
        </table:table-row>
        <table:table-row table:style-name="ro1">
          <table:table-cell office:value-type="string" calcext:value-type="string">
            <text:p>input/data_formal_20240530-1342/meme/TheRealDudja_20230111T210509/0.jpg</text:p>
          </table:table-cell>
          <table:table-cell office:value-type="string" calcext:value-type="string">
            <text:p>Pattern 1</text:p>
          </table:table-cell>
          <table:table-cell office:value-type="float" office:value="0.925687292557553" calcext:value-type="float">
            <text:p>0.925687292557553</text:p>
          </table:table-cell>
          <table:table-cell office:value-type="float" office:value="0.1664025654989" calcext:value-type="float">
            <text:p>0.1664025654989</text:p>
          </table:table-cell>
          <table:table-cell office:value-type="float" office:value="0.194820426202186" calcext:value-type="float">
            <text:p>0.194820426202186</text:p>
          </table:table-cell>
          <table:table-cell office:value-type="string" calcext:value-type="string">
            <text:p>https://twitter.com/TheRealDudja/status/1613298116090028032</text:p>
          </table:table-cell>
        </table:table-row>
        <table:table-row table:style-name="ro1">
          <table:table-cell office:value-type="string" calcext:value-type="string">
            <text:p>input/data_formal_20240530-1342/meme/TheRealDudja_20230315T215553/0.jpg</text:p>
          </table:table-cell>
          <table:table-cell office:value-type="string" calcext:value-type="string">
            <text:p>Pattern 1</text:p>
          </table:table-cell>
          <table:table-cell office:value-type="float" office:value="0.90564711399111" calcext:value-type="float">
            <text:p>0.90564711399111</text:p>
          </table:table-cell>
          <table:table-cell office:value-type="float" office:value="0.21946346334956" calcext:value-type="float">
            <text:p>0.21946346334956</text:p>
          </table:table-cell>
          <table:table-cell office:value-type="float" office:value="0.16931828093975" calcext:value-type="float">
            <text:p>0.16931828093975</text:p>
          </table:table-cell>
          <table:table-cell office:value-type="string" calcext:value-type="string">
            <text:p>https://twitter.com/TheRealDudja/status/1636124083464142849</text:p>
          </table:table-cell>
        </table:table-row>
        <table:table-row table:style-name="ro1">
          <table:table-cell office:value-type="string" calcext:value-type="string">
            <text:p>input/data_formal_20240530-1342/meme/TheRealGorillie_20230322T221619/0.jpg</text:p>
          </table:table-cell>
          <table:table-cell office:value-type="string" calcext:value-type="string">
            <text:p>Pattern 1</text:p>
          </table:table-cell>
          <table:table-cell office:value-type="float" office:value="0.896224377007841" calcext:value-type="float">
            <text:p>0.896224377007841</text:p>
          </table:table-cell>
          <table:table-cell office:value-type="float" office:value="0.17185339519651" calcext:value-type="float">
            <text:p>0.17185339519651</text:p>
          </table:table-cell>
          <table:table-cell office:value-type="float" office:value="0.176321741098709" calcext:value-type="float">
            <text:p>0.176321741098709</text:p>
          </table:table-cell>
          <table:table-cell office:value-type="string" calcext:value-type="string">
            <text:p>https://twitter.com/TheRealGorillie/status/1638665940547293184</text:p>
          </table:table-cell>
        </table:table-row>
        <table:table-row table:style-name="ro1">
          <table:table-cell office:value-type="string" calcext:value-type="string">
            <text:p>input/data_formal_20240530-1342/meme/TheRealHMGF_20230306T140001/0.jpg</text:p>
          </table:table-cell>
          <table:table-cell office:value-type="string" calcext:value-type="string">
            <text:p>Pattern 1</text:p>
          </table:table-cell>
          <table:table-cell office:value-type="float" office:value="0.921916648226417" calcext:value-type="float">
            <text:p>0.921916648226417</text:p>
          </table:table-cell>
          <table:table-cell office:value-type="float" office:value="0.182167749460388" calcext:value-type="float">
            <text:p>0.182167749460388</text:p>
          </table:table-cell>
          <table:table-cell office:value-type="float" office:value="0.234477758956712" calcext:value-type="float">
            <text:p>0.234477758956712</text:p>
          </table:table-cell>
          <table:table-cell office:value-type="string" calcext:value-type="string">
            <text:p>https://twitter.com/1987_zombie/status/1636101802222338051</text:p>
          </table:table-cell>
        </table:table-row>
        <table:table-row table:style-name="ro1">
          <table:table-cell office:value-type="string" calcext:value-type="string">
            <text:p>input/data_formal_20240530-1342/meme/thesun_debnath4_20221229T053627/0.jpg</text:p>
          </table:table-cell>
          <table:table-cell office:value-type="string" calcext:value-type="string">
            <text:p>Pattern 3</text:p>
          </table:table-cell>
          <table:table-cell office:value-type="float" office:value="0.927097559726627" calcext:value-type="float">
            <text:p>0.927097559726627</text:p>
          </table:table-cell>
          <table:table-cell office:value-type="float" office:value="0.273306476840679" calcext:value-type="float">
            <text:p>0.273306476840679</text:p>
          </table:table-cell>
          <table:table-cell office:value-type="float" office:value="0.345464167874235" calcext:value-type="float">
            <text:p>0.345464167874235</text:p>
          </table:table-cell>
          <table:table-cell office:value-type="string" calcext:value-type="string">
            <text:p>https://twitter.com/simla_debnath/status/1610648627235676160</text:p>
          </table:table-cell>
        </table:table-row>
        <table:table-row table:style-name="ro1">
          <table:table-cell office:value-type="string" calcext:value-type="string">
            <text:p>input/data_formal_20240530-1342/meme/thesun_debnath4_20221231T185216/0.jpg</text:p>
          </table:table-cell>
          <table:table-cell office:value-type="string" calcext:value-type="string">
            <text:p>Pattern 3</text:p>
          </table:table-cell>
          <table:table-cell office:value-type="float" office:value="0.855139799344089" calcext:value-type="float">
            <text:p>0.855139799344089</text:p>
          </table:table-cell>
          <table:table-cell office:value-type="float" office:value="0.0825179721110846" calcext:value-type="float">
            <text:p>0.0825179721110846</text:p>
          </table:table-cell>
          <table:table-cell office:value-type="float" office:value="0.511731893302592" calcext:value-type="float">
            <text:p>0.511731893302592</text:p>
          </table:table-cell>
          <table:table-cell office:value-type="string" calcext:value-type="string">
            <text:p>https://twitter.com/simla_debnath/status/1610648699310608384</text:p>
          </table:table-cell>
        </table:table-row>
        <table:table-row table:style-name="ro1">
          <table:table-cell office:value-type="string" calcext:value-type="string">
            <text:p>input/data_formal_20240530-1342/meme/TheTazDStudios_20230106T085613/0.jpg</text:p>
          </table:table-cell>
          <table:table-cell office:value-type="string" calcext:value-type="string">
            <text:p>Pattern 1</text:p>
          </table:table-cell>
          <table:table-cell office:value-type="float" office:value="0.850017136327296" calcext:value-type="float">
            <text:p>0.850017136327296</text:p>
          </table:table-cell>
          <table:table-cell office:value-type="float" office:value="0.179782085376434" calcext:value-type="float">
            <text:p>0.179782085376434</text:p>
          </table:table-cell>
          <table:table-cell office:value-type="float" office:value="0.352109489452748" calcext:value-type="float">
            <text:p>0.352109489452748</text:p>
          </table:table-cell>
          <table:table-cell office:value-type="string" calcext:value-type="string">
            <text:p>https://twitter.com/TheTazDStudios/status/1611285498651099136</text:p>
          </table:table-cell>
        </table:table-row>
        <table:table-row table:style-name="ro1">
          <table:table-cell office:value-type="string" calcext:value-type="string">
            <text:p>input/data_formal_20240530-1342/meme/thetop3best_20230125T091037/0.jpg</text:p>
          </table:table-cell>
          <table:table-cell office:value-type="string" calcext:value-type="string">
            <text:p>Pattern 3</text:p>
          </table:table-cell>
          <table:table-cell office:value-type="float" office:value="0.941442671318874" calcext:value-type="float">
            <text:p>0.941442671318874</text:p>
          </table:table-cell>
          <table:table-cell office:value-type="float" office:value="0.171430534407774" calcext:value-type="float">
            <text:p>0.171430534407774</text:p>
          </table:table-cell>
          <table:table-cell office:value-type="float" office:value="0.428675656415331" calcext:value-type="float">
            <text:p>0.428675656415331</text:p>
          </table:table-cell>
          <table:table-cell office:value-type="string" calcext:value-type="string">
            <text:p>https://twitter.com/thetop3best/status/1618174490143244288</text:p>
          </table:table-cell>
        </table:table-row>
        <table:table-row table:style-name="ro1">
          <table:table-cell office:value-type="string" calcext:value-type="string">
            <text:p>input/data_formal_20240530-1342/meme/TheTribune2020_20230123T150148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madcounter/status/1618116802596462592</text:p>
          </table:table-cell>
        </table:table-row>
        <table:table-row table:style-name="ro1">
          <table:table-cell office:value-type="string" calcext:value-type="string">
            <text:p>input/data_formal_20240530-1342/meme/TheTribune2020_20230128T143713/0.jpg</text:p>
          </table:table-cell>
          <table:table-cell office:value-type="string" calcext:value-type="string">
            <text:p>Pattern 6</text:p>
          </table:table-cell>
          <table:table-cell office:value-type="float" office:value="0.985942444929142" calcext:value-type="float">
            <text:p>0.985942444929142</text:p>
          </table:table-cell>
          <table:table-cell office:value-type="float" office:value="0.129143841621839" calcext:value-type="float">
            <text:p>0.129143841621839</text:p>
          </table:table-cell>
          <table:table-cell office:value-type="float" office:value="0.366539802615226" calcext:value-type="float">
            <text:p>0.366539802615226</text:p>
          </table:table-cell>
          <table:table-cell office:value-type="string" calcext:value-type="string">
            <text:p>https://twitter.com/nancydesmond3/status/1619416066043842560</text:p>
          </table:table-cell>
        </table:table-row>
        <table:table-row table:style-name="ro1">
          <table:table-cell office:value-type="string" calcext:value-type="string">
            <text:p>input/data_formal_20240530-1342/meme/TheTrueDavve_20221228T031540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TheTrueDavve/status/1607938302870704130</text:p>
          </table:table-cell>
        </table:table-row>
        <table:table-row table:style-name="ro1">
          <table:table-cell office:value-type="string" calcext:value-type="string">
            <text:p>input/data_formal_20240530-1342/meme/TheTrueMondrok_20230201T221738/0.jpg</text:p>
          </table:table-cell>
          <table:table-cell office:value-type="string" calcext:value-type="string">
            <text:p>Pattern 3</text:p>
          </table:table-cell>
          <table:table-cell office:value-type="float" office:value="0.930074090416193" calcext:value-type="float">
            <text:p>0.930074090416193</text:p>
          </table:table-cell>
          <table:table-cell office:value-type="float" office:value="0.164591608955315" calcext:value-type="float">
            <text:p>0.164591608955315</text:p>
          </table:table-cell>
          <table:table-cell office:value-type="float" office:value="0.350249442665197" calcext:value-type="float">
            <text:p>0.350249442665197</text:p>
          </table:table-cell>
          <table:table-cell office:value-type="string" calcext:value-type="string">
            <text:p>https://twitter.com/domainhelpline/status/1620911795509526531</text:p>
          </table:table-cell>
        </table:table-row>
        <table:table-row table:style-name="ro1">
          <table:table-cell office:value-type="string" calcext:value-type="string">
            <text:p>input/data_formal_20240530-1342/meme/TheVAHubUS_20230111T230512/0.jpg</text:p>
          </table:table-cell>
          <table:table-cell office:value-type="string" calcext:value-type="string">
            <text:p>Pattern 1</text:p>
          </table:table-cell>
          <table:table-cell office:value-type="float" office:value="0.928092634789706" calcext:value-type="float">
            <text:p>0.928092634789706</text:p>
          </table:table-cell>
          <table:table-cell office:value-type="float" office:value="0.167460625478674" calcext:value-type="float">
            <text:p>0.167460625478674</text:p>
          </table:table-cell>
          <table:table-cell office:value-type="float" office:value="0.212809421676651" calcext:value-type="float">
            <text:p>0.212809421676651</text:p>
          </table:table-cell>
          <table:table-cell office:value-type="string" calcext:value-type="string">
            <text:p>https://twitter.com/desiree_plrc/status/1613312308029325316</text:p>
          </table:table-cell>
        </table:table-row>
        <table:table-row table:style-name="ro1">
          <table:table-cell office:value-type="string" calcext:value-type="string">
            <text:p>input/data_formal_20240530-1342/meme/TheVoidOperator_20221228T043311/0.jpg</text:p>
          </table:table-cell>
          <table:table-cell office:value-type="string" calcext:value-type="string">
            <text:p>Pattern 1</text:p>
          </table:table-cell>
          <table:table-cell office:value-type="float" office:value="0.887074766159378" calcext:value-type="float">
            <text:p>0.887074766159378</text:p>
          </table:table-cell>
          <table:table-cell office:value-type="float" office:value="0.196846881104924" calcext:value-type="float">
            <text:p>0.196846881104924</text:p>
          </table:table-cell>
          <table:table-cell office:value-type="float" office:value="0.236236027297258" calcext:value-type="float">
            <text:p>0.236236027297258</text:p>
          </table:table-cell>
          <table:table-cell office:value-type="string" calcext:value-type="string">
            <text:p>https://twitter.com/TheVoidOperator/status/1607957813091008513</text:p>
          </table:table-cell>
        </table:table-row>
        <table:table-row table:style-name="ro1">
          <table:table-cell office:value-type="string" calcext:value-type="string">
            <text:p>input/data_formal_20240530-1342/meme/TheVoidOperator_20230106T060530/0.jpg</text:p>
          </table:table-cell>
          <table:table-cell office:value-type="string" calcext:value-type="string">
            <text:p>Pattern 6</text:p>
          </table:table-cell>
          <table:table-cell office:value-type="float" office:value="0.93744265326235" calcext:value-type="float">
            <text:p>0.93744265326235</text:p>
          </table:table-cell>
          <table:table-cell office:value-type="float" office:value="0.199730890217083" calcext:value-type="float">
            <text:p>0.199730890217083</text:p>
          </table:table-cell>
          <table:table-cell office:value-type="float" office:value="0.425626155286936" calcext:value-type="float">
            <text:p>0.425626155286936</text:p>
          </table:table-cell>
          <table:table-cell office:value-type="string" calcext:value-type="string">
            <text:p>https://twitter.com/TheVoidOperator/status/1611242534768103426</text:p>
          </table:table-cell>
        </table:table-row>
        <table:table-row table:style-name="ro1">
          <table:table-cell office:value-type="string" calcext:value-type="string">
            <text:p>input/data_formal_20240530-1342/meme/TheWolfDrake420_20221227T101722/0.jpg</text:p>
          </table:table-cell>
          <table:table-cell office:value-type="string" calcext:value-type="string">
            <text:p>Pattern 3</text:p>
          </table:table-cell>
          <table:table-cell office:value-type="float" office:value="0.864978506461742" calcext:value-type="float">
            <text:p>0.864978506461742</text:p>
          </table:table-cell>
          <table:table-cell office:value-type="float" office:value="0.140279534236148" calcext:value-type="float">
            <text:p>0.140279534236148</text:p>
          </table:table-cell>
          <table:table-cell office:value-type="float" office:value="0.45580704966128" calcext:value-type="float">
            <text:p>0.45580704966128</text:p>
          </table:table-cell>
          <table:table-cell office:value-type="string" calcext:value-type="string">
            <text:p>https://twitter.com/DrZapsnag/status/1607951521232334849</text:p>
          </table:table-cell>
        </table:table-row>
        <table:table-row table:style-name="ro1">
          <table:table-cell office:value-type="string" calcext:value-type="string">
            <text:p>input/data_formal_20240530-1342/meme/TheWolfDrake420_20230201T174001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Idiedatawalmart/status/1620951560837824514</text:p>
          </table:table-cell>
        </table:table-row>
        <table:table-row table:style-name="ro1">
          <table:table-cell office:value-type="string" calcext:value-type="string">
            <text:p>input/data_formal_20240530-1342/meme/thirstyspittoon_20221227T234941/0.jpg</text:p>
          </table:table-cell>
          <table:table-cell office:value-type="string" calcext:value-type="string">
            <text:p>Pattern 1</text:p>
          </table:table-cell>
          <table:table-cell office:value-type="float" office:value="0.870994393053312" calcext:value-type="float">
            <text:p>0.870994393053312</text:p>
          </table:table-cell>
          <table:table-cell office:value-type="float" office:value="0.147077063083391" calcext:value-type="float">
            <text:p>0.147077063083391</text:p>
          </table:table-cell>
          <table:table-cell office:value-type="float" office:value="0.21189909915253" calcext:value-type="float">
            <text:p>0.21189909915253</text:p>
          </table:table-cell>
          <table:table-cell office:value-type="string" calcext:value-type="string">
            <text:p>https://twitter.com/thirstyspittoon/status/1607886467514220546</text:p>
          </table:table-cell>
        </table:table-row>
        <table:table-row table:style-name="ro1">
          <table:table-cell office:value-type="string" calcext:value-type="string">
            <text:p>input/data_formal_20240530-1342/meme/tickyourtour_20230202T054117/0.jpg</text:p>
          </table:table-cell>
          <table:table-cell office:value-type="string" calcext:value-type="string">
            <text:p>Pattern 6</text:p>
          </table:table-cell>
          <table:table-cell office:value-type="float" office:value="0.968978389855919" calcext:value-type="float">
            <text:p>0.968978389855919</text:p>
          </table:table-cell>
          <table:table-cell office:value-type="float" office:value="0.0967309402240265" calcext:value-type="float">
            <text:p>0.0967309402240265</text:p>
          </table:table-cell>
          <table:table-cell office:value-type="float" office:value="0.402804819531837" calcext:value-type="float">
            <text:p>0.402804819531837</text:p>
          </table:table-cell>
          <table:table-cell office:value-type="string" calcext:value-type="string">
            <text:p>https://twitter.com/tickyourtour/status/1621020913985785857</text:p>
          </table:table-cell>
        </table:table-row>
        <table:table-row table:style-name="ro1">
          <table:table-cell office:value-type="string" calcext:value-type="string">
            <text:p>input/data_formal_20240530-1342/meme/timber_exchange_20230123T105614/0.jpg</text:p>
          </table:table-cell>
          <table:table-cell office:value-type="string" calcext:value-type="string">
            <text:p>Pattern 6</text:p>
          </table:table-cell>
          <table:table-cell office:value-type="float" office:value="0.989148829479813" calcext:value-type="float">
            <text:p>0.989148829479813</text:p>
          </table:table-cell>
          <table:table-cell office:value-type="float" office:value="0.140580602897529" calcext:value-type="float">
            <text:p>0.140580602897529</text:p>
          </table:table-cell>
          <table:table-cell office:value-type="float" office:value="0.425798753198577" calcext:value-type="float">
            <text:p>0.425798753198577</text:p>
          </table:table-cell>
          <table:table-cell office:value-type="string" calcext:value-type="string">
            <text:p>https://twitter.com/timber_exchange/status/1617476293607493632</text:p>
          </table:table-cell>
        </table:table-row>
        <table:table-row table:style-name="ro1">
          <table:table-cell office:value-type="string" calcext:value-type="string">
            <text:p>input/data_formal_20240530-1342/meme/timozimermann15_20230315T154458/0.jpg</text:p>
          </table:table-cell>
          <table:table-cell office:value-type="string" calcext:value-type="string">
            <text:p>Pattern 6</text:p>
          </table:table-cell>
          <table:table-cell office:value-type="float" office:value="0.847937100432261" calcext:value-type="float">
            <text:p>0.847937100432261</text:p>
          </table:table-cell>
          <table:table-cell office:value-type="float" office:value="0.216085769928695" calcext:value-type="float">
            <text:p>0.216085769928695</text:p>
          </table:table-cell>
          <table:table-cell office:value-type="float" office:value="0.564607022914103" calcext:value-type="float">
            <text:p>0.564607022914103</text:p>
          </table:table-cell>
          <table:table-cell office:value-type="string" calcext:value-type="string">
            <text:p>https://twitter.com/ryu8_24/status/1636186882101895168</text:p>
          </table:table-cell>
        </table:table-row>
        <table:table-row table:style-name="ro1">
          <table:table-cell office:value-type="string" calcext:value-type="string">
            <text:p>input/data_formal_20240530-1342/meme/timozimermann15_20230315T154458/1.jpg</text:p>
          </table:table-cell>
          <table:table-cell office:value-type="string" calcext:value-type="string">
            <text:p>Pattern 3</text:p>
          </table:table-cell>
          <table:table-cell office:value-type="float" office:value="0.887984499428941" calcext:value-type="float">
            <text:p>0.887984499428941</text:p>
          </table:table-cell>
          <table:table-cell office:value-type="float" office:value="0.499064909934447" calcext:value-type="float">
            <text:p>0.499064909934447</text:p>
          </table:table-cell>
          <table:table-cell office:value-type="float" office:value="0.395912484553907" calcext:value-type="float">
            <text:p>0.395912484553907</text:p>
          </table:table-cell>
          <table:table-cell office:value-type="string" calcext:value-type="string">
            <text:p>https://twitter.com/ryu8_24/status/1636186882101895168</text:p>
          </table:table-cell>
        </table:table-row>
        <table:table-row table:style-name="ro1">
          <table:table-cell office:value-type="string" calcext:value-type="string">
            <text:p>input/data_formal_20240530-1342/meme/timozimermann15_20230315T154458/2.jpg</text:p>
          </table:table-cell>
          <table:table-cell office:value-type="string" calcext:value-type="string">
            <text:p>Pattern 6</text:p>
          </table:table-cell>
          <table:table-cell office:value-type="float" office:value="0.841953433112646" calcext:value-type="float">
            <text:p>0.841953433112646</text:p>
          </table:table-cell>
          <table:table-cell office:value-type="float" office:value="0.198085967230877" calcext:value-type="float">
            <text:p>0.198085967230877</text:p>
          </table:table-cell>
          <table:table-cell office:value-type="float" office:value="0.517911982598589" calcext:value-type="float">
            <text:p>0.517911982598589</text:p>
          </table:table-cell>
          <table:table-cell office:value-type="string" calcext:value-type="string">
            <text:p>https://twitter.com/ryu8_24/status/1636186882101895168</text:p>
          </table:table-cell>
        </table:table-row>
        <table:table-row table:style-name="ro1">
          <table:table-cell office:value-type="string" calcext:value-type="string">
            <text:p>input/data_formal_20240530-1342/meme/timozimermann15_20230315T154458/3.jpg</text:p>
          </table:table-cell>
          <table:table-cell office:value-type="string" calcext:value-type="string">
            <text:p>Pattern 6</text:p>
          </table:table-cell>
          <table:table-cell office:value-type="float" office:value="0.85399708711782" calcext:value-type="float">
            <text:p>0.85399708711782</text:p>
          </table:table-cell>
          <table:table-cell office:value-type="float" office:value="0.19499446543421" calcext:value-type="float">
            <text:p>0.19499446543421</text:p>
          </table:table-cell>
          <table:table-cell office:value-type="float" office:value="0.617233414158677" calcext:value-type="float">
            <text:p>0.617233414158677</text:p>
          </table:table-cell>
          <table:table-cell office:value-type="string" calcext:value-type="string">
            <text:p>https://twitter.com/ryu8_24/status/1636186882101895168</text:p>
          </table:table-cell>
        </table:table-row>
        <table:table-row table:style-name="ro1">
          <table:table-cell office:value-type="string" calcext:value-type="string">
            <text:p>input/data_formal_20240530-1342/meme/timozimermann15_20230315T154458/4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ryu8_24/status/1636186882101895168</text:p>
          </table:table-cell>
        </table:table-row>
        <table:table-row table:style-name="ro1">
          <table:table-cell office:value-type="string" calcext:value-type="string">
            <text:p>input/data_formal_20240530-1342/meme/TiresomeYngMan_20221227T182931/0.jpg</text:p>
          </table:table-cell>
          <table:table-cell office:value-type="string" calcext:value-type="string">
            <text:p>Pattern 1</text:p>
          </table:table-cell>
          <table:table-cell office:value-type="float" office:value="0.881513876494362" calcext:value-type="float">
            <text:p>0.881513876494362</text:p>
          </table:table-cell>
          <table:table-cell office:value-type="float" office:value="0.140833535663114" calcext:value-type="float">
            <text:p>0.140833535663114</text:p>
          </table:table-cell>
          <table:table-cell office:value-type="float" office:value="0.238674254887779" calcext:value-type="float">
            <text:p>0.238674254887779</text:p>
          </table:table-cell>
          <table:table-cell office:value-type="string" calcext:value-type="string">
            <text:p>https://twitter.com/WaddaU0/status/1607954985211539456</text:p>
          </table:table-cell>
        </table:table-row>
        <table:table-row table:style-name="ro1">
          <table:table-cell office:value-type="string" calcext:value-type="string">
            <text:p>input/data_formal_20240530-1342/meme/TiresomeYngMan_20221227T182931/1.jpg</text:p>
          </table:table-cell>
          <table:table-cell office:value-type="string" calcext:value-type="string">
            <text:p>Pattern 3</text:p>
          </table:table-cell>
          <table:table-cell office:value-type="float" office:value="0.976379774635149" calcext:value-type="float">
            <text:p>0.976379774635149</text:p>
          </table:table-cell>
          <table:table-cell office:value-type="float" office:value="0.157764729235561" calcext:value-type="float">
            <text:p>0.157764729235561</text:p>
          </table:table-cell>
          <table:table-cell office:value-type="float" office:value="0.397535221817415" calcext:value-type="float">
            <text:p>0.397535221817415</text:p>
          </table:table-cell>
          <table:table-cell office:value-type="string" calcext:value-type="string">
            <text:p>https://twitter.com/WaddaU0/status/1607954985211539456</text:p>
          </table:table-cell>
        </table:table-row>
        <table:table-row table:style-name="ro1">
          <table:table-cell office:value-type="string" calcext:value-type="string">
            <text:p>input/data_formal_20240530-1342/meme/TiresomeYngMan_20221227T182931/2.jpg</text:p>
          </table:table-cell>
          <table:table-cell office:value-type="string" calcext:value-type="string">
            <text:p>Pattern 3</text:p>
          </table:table-cell>
          <table:table-cell office:value-type="float" office:value="0.938163292844992" calcext:value-type="float">
            <text:p>0.938163292844992</text:p>
          </table:table-cell>
          <table:table-cell office:value-type="float" office:value="0.176723532467507" calcext:value-type="float">
            <text:p>0.176723532467507</text:p>
          </table:table-cell>
          <table:table-cell office:value-type="float" office:value="0.437071476315168" calcext:value-type="float">
            <text:p>0.437071476315168</text:p>
          </table:table-cell>
          <table:table-cell office:value-type="string" calcext:value-type="string">
            <text:p>https://twitter.com/WaddaU0/status/1607954985211539456</text:p>
          </table:table-cell>
        </table:table-row>
        <table:table-row table:style-name="ro1">
          <table:table-cell office:value-type="string" calcext:value-type="string">
            <text:p>input/data_formal_20240530-1342/meme/TNNNetworkNews_20230315T202618/0.jpg</text:p>
          </table:table-cell>
          <table:table-cell office:value-type="string" calcext:value-type="string">
            <text:p>Pattern 1</text:p>
          </table:table-cell>
          <table:table-cell office:value-type="float" office:value="0.949335117469938" calcext:value-type="float">
            <text:p>0.949335117469938</text:p>
          </table:table-cell>
          <table:table-cell office:value-type="float" office:value="0.246066815810614" calcext:value-type="float">
            <text:p>0.246066815810614</text:p>
          </table:table-cell>
          <table:table-cell office:value-type="float" office:value="0.273725839991263" calcext:value-type="float">
            <text:p>0.273725839991263</text:p>
          </table:table-cell>
          <table:table-cell office:value-type="string" calcext:value-type="string">
            <text:p>https://twitter.com/TNNNewsNetwork/status/1636101538060939264</text:p>
          </table:table-cell>
        </table:table-row>
        <table:table-row table:style-name="ro1">
          <table:table-cell office:value-type="string" calcext:value-type="string">
            <text:p>input/data_formal_20240530-1342/meme/tobby_desmondj_20230206T141635/0.jpg</text:p>
          </table:table-cell>
          <table:table-cell office:value-type="string" calcext:value-type="string">
            <text:p>Pattern 3</text:p>
          </table:table-cell>
          <table:table-cell office:value-type="float" office:value="0.838856952783675" calcext:value-type="float">
            <text:p>0.838856952783675</text:p>
          </table:table-cell>
          <table:table-cell office:value-type="float" office:value="0.161684934591953" calcext:value-type="float">
            <text:p>0.161684934591953</text:p>
          </table:table-cell>
          <table:table-cell office:value-type="float" office:value="0.623193106444352" calcext:value-type="float">
            <text:p>0.623193106444352</text:p>
          </table:table-cell>
          <table:table-cell office:value-type="string" calcext:value-type="string">
            <text:p>https://twitter.com/tobby_desmondj/status/1622600143114579969</text:p>
          </table:table-cell>
        </table:table-row>
        <table:table-row table:style-name="ro1">
          <table:table-cell office:value-type="string" calcext:value-type="string">
            <text:p>input/data_formal_20240530-1342/meme/TOCtours_20230105T124645/0.jpg</text:p>
          </table:table-cell>
          <table:table-cell office:value-type="string" calcext:value-type="string">
            <text:p>Pattern 4</text:p>
          </table:table-cell>
          <table:table-cell office:value-type="float" office:value="0.877806142470277" calcext:value-type="float">
            <text:p>0.877806142470277</text:p>
          </table:table-cell>
          <table:table-cell office:value-type="float" office:value="0.0649319795125997" calcext:value-type="float">
            <text:p>0.0649319795125997</text:p>
          </table:table-cell>
          <table:table-cell office:value-type="float" office:value="0.695877128991912" calcext:value-type="float">
            <text:p>0.695877128991912</text:p>
          </table:table-cell>
          <table:table-cell office:value-type="string" calcext:value-type="string">
            <text:p>https://twitter.com/TOCtours/status/1610981125442396162</text:p>
          </table:table-cell>
        </table:table-row>
        <table:table-row table:style-name="ro1">
          <table:table-cell office:value-type="string" calcext:value-type="string">
            <text:p>input/data_formal_20240530-1342/meme/ToetoSav_20221221T141325/0.jpg</text:p>
          </table:table-cell>
          <table:table-cell office:value-type="string" calcext:value-type="string">
            <text:p>Pattern 3</text:p>
          </table:table-cell>
          <table:table-cell office:value-type="float" office:value="0.913447702165661" calcext:value-type="float">
            <text:p>0.913447702165661</text:p>
          </table:table-cell>
          <table:table-cell office:value-type="float" office:value="0.240156509594533" calcext:value-type="float">
            <text:p>0.240156509594533</text:p>
          </table:table-cell>
          <table:table-cell office:value-type="float" office:value="0.436689971227695" calcext:value-type="float">
            <text:p>0.436689971227695</text:p>
          </table:table-cell>
          <table:table-cell office:value-type="string" calcext:value-type="string">
            <text:p>https://twitter.com/YuumiZoomies/status/1607955146788737028</text:p>
          </table:table-cell>
        </table:table-row>
        <table:table-row table:style-name="ro1">
          <table:table-cell office:value-type="string" calcext:value-type="string">
            <text:p>input/data_formal_20240530-1342/meme/ToetoSav_20221221T141325/1.jpg</text:p>
          </table:table-cell>
          <table:table-cell office:value-type="string" calcext:value-type="string">
            <text:p>Pattern 1</text:p>
          </table:table-cell>
          <table:table-cell office:value-type="float" office:value="0.90499777145249" calcext:value-type="float">
            <text:p>0.90499777145249</text:p>
          </table:table-cell>
          <table:table-cell office:value-type="float" office:value="0.207000924308221" calcext:value-type="float">
            <text:p>0.207000924308221</text:p>
          </table:table-cell>
          <table:table-cell office:value-type="float" office:value="0.283775437801918" calcext:value-type="float">
            <text:p>0.283775437801918</text:p>
          </table:table-cell>
          <table:table-cell office:value-type="string" calcext:value-type="string">
            <text:p>https://twitter.com/YuumiZoomies/status/1607955146788737028</text:p>
          </table:table-cell>
        </table:table-row>
        <table:table-row table:style-name="ro1">
          <table:table-cell office:value-type="string" calcext:value-type="string">
            <text:p>input/data_formal_20240530-1342/meme/ToetoSav_20221221T141325/2.jpg</text:p>
          </table:table-cell>
          <table:table-cell office:value-type="string" calcext:value-type="string">
            <text:p>Pattern 3</text:p>
          </table:table-cell>
          <table:table-cell office:value-type="float" office:value="0.90830174834365" calcext:value-type="float">
            <text:p>0.90830174834365</text:p>
          </table:table-cell>
          <table:table-cell office:value-type="float" office:value="0.152489110988514" calcext:value-type="float">
            <text:p>0.152489110988514</text:p>
          </table:table-cell>
          <table:table-cell office:value-type="float" office:value="0.471491802388479" calcext:value-type="float">
            <text:p>0.471491802388479</text:p>
          </table:table-cell>
          <table:table-cell office:value-type="string" calcext:value-type="string">
            <text:p>https://twitter.com/YuumiZoomies/status/1607955146788737028</text:p>
          </table:table-cell>
        </table:table-row>
        <table:table-row table:style-name="ro1">
          <table:table-cell office:value-type="string" calcext:value-type="string">
            <text:p>input/data_formal_20240530-1342/meme/tofuuii101_20230202T231115/0.jpg</text:p>
          </table:table-cell>
          <table:table-cell office:value-type="string" calcext:value-type="string">
            <text:p>Pattern 6</text:p>
          </table:table-cell>
          <table:table-cell office:value-type="float" office:value="0.913220598408931" calcext:value-type="float">
            <text:p>0.913220598408931</text:p>
          </table:table-cell>
          <table:table-cell office:value-type="float" office:value="0.182317916746318" calcext:value-type="float">
            <text:p>0.182317916746318</text:p>
          </table:table-cell>
          <table:table-cell office:value-type="float" office:value="0.417446058443315" calcext:value-type="float">
            <text:p>0.417446058443315</text:p>
          </table:table-cell>
          <table:table-cell office:value-type="string" calcext:value-type="string">
            <text:p>https://twitter.com/wolfart01/status/1624763353070710784</text:p>
          </table:table-cell>
        </table:table-row>
        <table:table-row table:style-name="ro1">
          <table:table-cell office:value-type="string" calcext:value-type="string">
            <text:p>input/data_formal_20240530-1342/meme/tonyferalmovies_20230322T184823/0.jpg</text:p>
          </table:table-cell>
          <table:table-cell office:value-type="string" calcext:value-type="string">
            <text:p>Pattern 3</text:p>
          </table:table-cell>
          <table:table-cell office:value-type="float" office:value="0.850299897317156" calcext:value-type="float">
            <text:p>0.850299897317156</text:p>
          </table:table-cell>
          <table:table-cell office:value-type="float" office:value="0.0846687960052308" calcext:value-type="float">
            <text:p>0.0846687960052308</text:p>
          </table:table-cell>
          <table:table-cell office:value-type="float" office:value="0.614369756368227" calcext:value-type="float">
            <text:p>0.614369756368227</text:p>
          </table:table-cell>
          <table:table-cell office:value-type="string" calcext:value-type="string">
            <text:p>https://twitter.com/dillon12424142/status/1638623201113653248</text:p>
          </table:table-cell>
        </table:table-row>
        <table:table-row table:style-name="ro1">
          <table:table-cell office:value-type="string" calcext:value-type="string">
            <text:p>input/data_formal_20240530-1342/meme/toofastclothing_20221228T030533/0.jpg</text:p>
          </table:table-cell>
          <table:table-cell office:value-type="string" calcext:value-type="string">
            <text:p>Pattern 3</text:p>
          </table:table-cell>
          <table:table-cell office:value-type="float" office:value="0.951137190151014" calcext:value-type="float">
            <text:p>0.951137190151014</text:p>
          </table:table-cell>
          <table:table-cell office:value-type="float" office:value="0.212748692311777" calcext:value-type="float">
            <text:p>0.212748692311777</text:p>
          </table:table-cell>
          <table:table-cell office:value-type="float" office:value="0.23047021216342" calcext:value-type="float">
            <text:p>0.23047021216342</text:p>
          </table:table-cell>
          <table:table-cell office:value-type="string" calcext:value-type="string">
            <text:p>https://twitter.com/toofastclothing/status/1607935757456482304</text:p>
          </table:table-cell>
        </table:table-row>
        <table:table-row table:style-name="ro1">
          <table:table-cell office:value-type="string" calcext:value-type="string">
            <text:p>input/data_formal_20240530-1342/meme/top_anime_13_20221228T000006/0.jpg</text:p>
          </table:table-cell>
          <table:table-cell office:value-type="string" calcext:value-type="string">
            <text:p>Pattern 3</text:p>
          </table:table-cell>
          <table:table-cell office:value-type="float" office:value="0.848389415638804" calcext:value-type="float">
            <text:p>0.848389415638804</text:p>
          </table:table-cell>
          <table:table-cell office:value-type="float" office:value="0.451042647977022" calcext:value-type="float">
            <text:p>0.451042647977022</text:p>
          </table:table-cell>
          <table:table-cell office:value-type="float" office:value="0.372283947055031" calcext:value-type="float">
            <text:p>0.372283947055031</text:p>
          </table:table-cell>
          <table:table-cell office:value-type="string" calcext:value-type="string">
            <text:p>https://twitter.com/top_anime_13/status/1607889087951781897</text:p>
          </table:table-cell>
        </table:table-row>
        <table:table-row table:style-name="ro1">
          <table:table-cell office:value-type="string" calcext:value-type="string">
            <text:p>input/data_formal_20240530-1342/meme/top_anime_13_20221228T020006/0.jpg</text:p>
          </table:table-cell>
          <table:table-cell office:value-type="string" calcext:value-type="string">
            <text:p>Pattern 1</text:p>
          </table:table-cell>
          <table:table-cell office:value-type="float" office:value="0.991514271353964" calcext:value-type="float">
            <text:p>0.991514271353964</text:p>
          </table:table-cell>
          <table:table-cell office:value-type="float" office:value="0.207042058278741" calcext:value-type="float">
            <text:p>0.207042058278741</text:p>
          </table:table-cell>
          <table:table-cell office:value-type="float" office:value="0.243661885570912" calcext:value-type="float">
            <text:p>0.243661885570912</text:p>
          </table:table-cell>
          <table:table-cell office:value-type="string" calcext:value-type="string">
            <text:p>https://twitter.com/top_anime_13/status/1607919286114205696</text:p>
          </table:table-cell>
        </table:table-row>
        <table:table-row table:style-name="ro1">
          <table:table-cell office:value-type="string" calcext:value-type="string">
            <text:p>input/data_formal_20240530-1342/meme/top_anime_13_20230111T210005/0.jpg</text:p>
          </table:table-cell>
          <table:table-cell office:value-type="string" calcext:value-type="string">
            <text:p>Pattern 1</text:p>
          </table:table-cell>
          <table:table-cell office:value-type="float" office:value="0.914755485579673" calcext:value-type="float">
            <text:p>0.914755485579673</text:p>
          </table:table-cell>
          <table:table-cell office:value-type="float" office:value="0.147597798137032" calcext:value-type="float">
            <text:p>0.147597798137032</text:p>
          </table:table-cell>
          <table:table-cell office:value-type="float" office:value="0.253394172160322" calcext:value-type="float">
            <text:p>0.253394172160322</text:p>
          </table:table-cell>
          <table:table-cell office:value-type="string" calcext:value-type="string">
            <text:p>https://twitter.com/Bani13/status/1613324183118942208</text:p>
          </table:table-cell>
        </table:table-row>
        <table:table-row table:style-name="ro1">
          <table:table-cell office:value-type="string" calcext:value-type="string">
            <text:p>input/data_formal_20240530-1342/meme/top_anime_13_20230111T230005/0.jpg</text:p>
          </table:table-cell>
          <table:table-cell office:value-type="string" calcext:value-type="string">
            <text:p>Pattern 1</text:p>
          </table:table-cell>
          <table:table-cell office:value-type="float" office:value="0.914802530428048" calcext:value-type="float">
            <text:p>0.914802530428048</text:p>
          </table:table-cell>
          <table:table-cell office:value-type="float" office:value="0.12420082719411" calcext:value-type="float">
            <text:p>0.12420082719411</text:p>
          </table:table-cell>
          <table:table-cell office:value-type="float" office:value="0.298263653887614" calcext:value-type="float">
            <text:p>0.298263653887614</text:p>
          </table:table-cell>
          <table:table-cell office:value-type="string" calcext:value-type="string">
            <text:p>https://twitter.com/top_anime_13/status/1613309803928981504</text:p>
          </table:table-cell>
        </table:table-row>
        <table:table-row table:style-name="ro1">
          <table:table-cell office:value-type="string" calcext:value-type="string">
            <text:p>input/data_formal_20240530-1342/meme/Top_Found_20221228T000300/0.jpg</text:p>
          </table:table-cell>
          <table:table-cell office:value-type="string" calcext:value-type="string">
            <text:p>Pattern 1</text:p>
          </table:table-cell>
          <table:table-cell office:value-type="float" office:value="0.902360273143639" calcext:value-type="float">
            <text:p>0.902360273143639</text:p>
          </table:table-cell>
          <table:table-cell office:value-type="float" office:value="0.292383151896181" calcext:value-type="float">
            <text:p>0.292383151896181</text:p>
          </table:table-cell>
          <table:table-cell office:value-type="float" office:value="0.22472112890683" calcext:value-type="float">
            <text:p>0.22472112890683</text:p>
          </table:table-cell>
          <table:table-cell office:value-type="string" calcext:value-type="string">
            <text:p>https://twitter.com/Top_Found/status/1607889817651617792</text:p>
          </table:table-cell>
        </table:table-row>
        <table:table-row table:style-name="ro1">
          <table:table-cell office:value-type="string" calcext:value-type="string">
            <text:p>input/data_formal_20240530-1342/meme/Top_Found_20221228T001900/0.jpg</text:p>
          </table:table-cell>
          <table:table-cell office:value-type="string" calcext:value-type="string">
            <text:p>Pattern 6</text:p>
          </table:table-cell>
          <table:table-cell office:value-type="float" office:value="0.952369523518182" calcext:value-type="float">
            <text:p>0.952369523518182</text:p>
          </table:table-cell>
          <table:table-cell office:value-type="float" office:value="0.178278635918477" calcext:value-type="float">
            <text:p>0.178278635918477</text:p>
          </table:table-cell>
          <table:table-cell office:value-type="float" office:value="0.478050887739983" calcext:value-type="float">
            <text:p>0.478050887739983</text:p>
          </table:table-cell>
          <table:table-cell office:value-type="string" calcext:value-type="string">
            <text:p>https://twitter.com/Top_Found/status/1607893843675848704</text:p>
          </table:table-cell>
        </table:table-row>
        <table:table-row table:style-name="ro1">
          <table:table-cell office:value-type="string" calcext:value-type="string">
            <text:p>input/data_formal_20240530-1342/meme/Top_Found_20221228T005719/0.jpg</text:p>
          </table:table-cell>
          <table:table-cell office:value-type="string" calcext:value-type="string">
            <text:p>Pattern 6</text:p>
          </table:table-cell>
          <table:table-cell office:value-type="float" office:value="0.903101354459619" calcext:value-type="float">
            <text:p>0.903101354459619</text:p>
          </table:table-cell>
          <table:table-cell office:value-type="float" office:value="0.23274162466737" calcext:value-type="float">
            <text:p>0.23274162466737</text:p>
          </table:table-cell>
          <table:table-cell office:value-type="float" office:value="0.443460247145476" calcext:value-type="float">
            <text:p>0.443460247145476</text:p>
          </table:table-cell>
          <table:table-cell office:value-type="string" calcext:value-type="string">
            <text:p>https://twitter.com/Top_Found/status/1607903485915193344</text:p>
          </table:table-cell>
        </table:table-row>
        <table:table-row table:style-name="ro1">
          <table:table-cell office:value-type="string" calcext:value-type="string">
            <text:p>input/data_formal_20240530-1342/meme/TopdonUSA_20230206T120115/0.jpg</text:p>
          </table:table-cell>
          <table:table-cell office:value-type="string" calcext:value-type="string">
            <text:p>Pattern 6</text:p>
          </table:table-cell>
          <table:table-cell office:value-type="float" office:value="0.94795545011521" calcext:value-type="float">
            <text:p>0.94795545011521</text:p>
          </table:table-cell>
          <table:table-cell office:value-type="float" office:value="0.145164633493956" calcext:value-type="float">
            <text:p>0.145164633493956</text:p>
          </table:table-cell>
          <table:table-cell office:value-type="float" office:value="0.42740266036636" calcext:value-type="float">
            <text:p>0.42740266036636</text:p>
          </table:table-cell>
          <table:table-cell office:value-type="string" calcext:value-type="string">
            <text:p>https://twitter.com/TopdonUSA/status/1622566087110844417</text:p>
          </table:table-cell>
        </table:table-row>
        <table:table-row table:style-name="ro1">
          <table:table-cell office:value-type="string" calcext:value-type="string">
            <text:p>input/data_formal_20240530-1342/meme/topherAlba26_20221228T002913/0.jpg</text:p>
          </table:table-cell>
          <table:table-cell office:value-type="string" calcext:value-type="string">
            <text:p>Pattern 1</text:p>
          </table:table-cell>
          <table:table-cell office:value-type="float" office:value="0.915662600115834" calcext:value-type="float">
            <text:p>0.915662600115834</text:p>
          </table:table-cell>
          <table:table-cell office:value-type="float" office:value="0.164347978275516" calcext:value-type="float">
            <text:p>0.164347978275516</text:p>
          </table:table-cell>
          <table:table-cell office:value-type="float" office:value="0.173650195898989" calcext:value-type="float">
            <text:p>0.173650195898989</text:p>
          </table:table-cell>
          <table:table-cell office:value-type="string" calcext:value-type="string">
            <text:p>https://twitter.com/1Sinn1/status/1607931145517428737</text:p>
          </table:table-cell>
        </table:table-row>
        <table:table-row table:style-name="ro1">
          <table:table-cell office:value-type="string" calcext:value-type="string">
            <text:p>input/data_formal_20240530-1342/meme/tour_to_review_20221228T071808/0.jpg</text:p>
          </table:table-cell>
          <table:table-cell office:value-type="string" calcext:value-type="string">
            <text:p>Pattern 3</text:p>
          </table:table-cell>
          <table:table-cell office:value-type="float" office:value="0.931447167423219" calcext:value-type="float">
            <text:p>0.931447167423219</text:p>
          </table:table-cell>
          <table:table-cell office:value-type="float" office:value="0.238824102493305" calcext:value-type="float">
            <text:p>0.238824102493305</text:p>
          </table:table-cell>
          <table:table-cell office:value-type="float" office:value="0.41542208462329" calcext:value-type="float">
            <text:p>0.41542208462329</text:p>
          </table:table-cell>
          <table:table-cell office:value-type="string" calcext:value-type="string">
            <text:p>https://twitter.com/Covid19Travel_/status/1608002350320418817</text:p>
          </table:table-cell>
        </table:table-row>
        <table:table-row table:style-name="ro1">
          <table:table-cell office:value-type="string" calcext:value-type="string">
            <text:p>input/data_formal_20240530-1342/meme/TOXICZ90_20230101T191406/0.jpg</text:p>
          </table:table-cell>
          <table:table-cell office:value-type="string" calcext:value-type="string">
            <text:p>Pattern 6</text:p>
          </table:table-cell>
          <table:table-cell office:value-type="float" office:value="0.861207011778054" calcext:value-type="float">
            <text:p>0.861207011778054</text:p>
          </table:table-cell>
          <table:table-cell office:value-type="float" office:value="0.201612068719184" calcext:value-type="float">
            <text:p>0.201612068719184</text:p>
          </table:table-cell>
          <table:table-cell office:value-type="float" office:value="0.433763563795819" calcext:value-type="float">
            <text:p>0.433763563795819</text:p>
          </table:table-cell>
          <table:table-cell office:value-type="string" calcext:value-type="string">
            <text:p>https://twitter.com/TheOceanIsEvil1/status/1610981478686400513</text:p>
          </table:table-cell>
        </table:table-row>
        <table:table-row table:style-name="ro1">
          <table:table-cell office:value-type="string" calcext:value-type="string">
            <text:p>input/data_formal_20240530-1342/meme/TradedogCrypto_20221226T051733/0.jpg</text:p>
          </table:table-cell>
          <table:table-cell office:value-type="string" calcext:value-type="string">
            <text:p>Pattern 6</text:p>
          </table:table-cell>
          <table:table-cell office:value-type="float" office:value="0.855900138879194" calcext:value-type="float">
            <text:p>0.855900138879194</text:p>
          </table:table-cell>
          <table:table-cell office:value-type="float" office:value="0.213829445950099" calcext:value-type="float">
            <text:p>0.213829445950099</text:p>
          </table:table-cell>
          <table:table-cell office:value-type="float" office:value="0.521514453347223" calcext:value-type="float">
            <text:p>0.521514453347223</text:p>
          </table:table-cell>
          <table:table-cell office:value-type="string" calcext:value-type="string">
            <text:p>https://twitter.com/thebinarygirl17/status/1607956774765879301</text:p>
          </table:table-cell>
        </table:table-row>
        <table:table-row table:style-name="ro1">
          <table:table-cell office:value-type="string" calcext:value-type="string">
            <text:p>input/data_formal_20240530-1342/meme/TradedogCrypto_20230106T052939/0.jpg</text:p>
          </table:table-cell>
          <table:table-cell office:value-type="string" calcext:value-type="string">
            <text:p>Pattern 6</text:p>
          </table:table-cell>
          <table:table-cell office:value-type="float" office:value="0.841128172498088" calcext:value-type="float">
            <text:p>0.841128172498088</text:p>
          </table:table-cell>
          <table:table-cell office:value-type="float" office:value="0.271136073384205" calcext:value-type="float">
            <text:p>0.271136073384205</text:p>
          </table:table-cell>
          <table:table-cell office:value-type="float" office:value="0.417033918533424" calcext:value-type="float">
            <text:p>0.417033918533424</text:p>
          </table:table-cell>
          <table:table-cell office:value-type="string" calcext:value-type="string">
            <text:p>https://twitter.com/Chisom_yx/status/1611282788879155200</text:p>
          </table:table-cell>
        </table:table-row>
        <table:table-row table:style-name="ro1">
          <table:table-cell office:value-type="string" calcext:value-type="string">
            <text:p>input/data_formal_20240530-1342/meme/tradepostpawn_20230206T151600/0.jpg</text:p>
          </table:table-cell>
          <table:table-cell office:value-type="string" calcext:value-type="string">
            <text:p>Pattern 6</text:p>
          </table:table-cell>
          <table:table-cell office:value-type="float" office:value="0.918966278255233" calcext:value-type="float">
            <text:p>0.918966278255233</text:p>
          </table:table-cell>
          <table:table-cell office:value-type="float" office:value="0.149400343047678" calcext:value-type="float">
            <text:p>0.149400343047678</text:p>
          </table:table-cell>
          <table:table-cell office:value-type="float" office:value="0.424851977531755" calcext:value-type="float">
            <text:p>0.424851977531755</text:p>
          </table:table-cell>
          <table:table-cell office:value-type="string" calcext:value-type="string">
            <text:p>https://twitter.com/jbvcustomz/status/1622615119850008577</text:p>
          </table:table-cell>
        </table:table-row>
        <table:table-row table:style-name="ro1">
          <table:table-cell office:value-type="string" calcext:value-type="string">
            <text:p>input/data_formal_20240530-1342/meme/tradersameeer_20230105T123809/0.jpg</text:p>
          </table:table-cell>
          <table:table-cell office:value-type="string" calcext:value-type="string">
            <text:p>Pattern 4</text:p>
          </table:table-cell>
          <table:table-cell office:value-type="float" office:value="0.869621132458597" calcext:value-type="float">
            <text:p>0.869621132458597</text:p>
          </table:table-cell>
          <table:table-cell office:value-type="float" office:value="0.0668414308268263" calcext:value-type="float">
            <text:p>0.0668414308268263</text:p>
          </table:table-cell>
          <table:table-cell office:value-type="float" office:value="0.782790187097619" calcext:value-type="float">
            <text:p>0.782790187097619</text:p>
          </table:table-cell>
          <table:table-cell office:value-type="string" calcext:value-type="string">
            <text:p>https://twitter.com/tradersameeer/status/1610978961110208512</text:p>
          </table:table-cell>
        </table:table-row>
        <table:table-row table:style-name="ro1">
          <table:table-cell office:value-type="string" calcext:value-type="string">
            <text:p>input/data_formal_20240530-1342/meme/TrainmanIn_20230105T112941/0.jpg</text:p>
          </table:table-cell>
          <table:table-cell office:value-type="string" calcext:value-type="string">
            <text:p>Pattern 4</text:p>
          </table:table-cell>
          <table:table-cell office:value-type="float" office:value="0.698930832546799" calcext:value-type="float">
            <text:p>0.698930832546799</text:p>
          </table:table-cell>
          <table:table-cell office:value-type="float" office:value="0.117243697956487" calcext:value-type="float">
            <text:p>0.117243697956487</text:p>
          </table:table-cell>
          <table:table-cell office:value-type="float" office:value="0.786472360758886" calcext:value-type="float">
            <text:p>0.786472360758886</text:p>
          </table:table-cell>
          <table:table-cell office:value-type="string" calcext:value-type="string">
            <text:p>https://twitter.com/TrainmanIn/status/1610961729885999104</text:p>
          </table:table-cell>
        </table:table-row>
        <table:table-row table:style-name="ro1">
          <table:table-cell office:value-type="string" calcext:value-type="string">
            <text:p>input/data_formal_20240530-1342/meme/transient_sc_20230202T050001/0.jpg</text:p>
          </table:table-cell>
          <table:table-cell office:value-type="string" calcext:value-type="string">
            <text:p>Pattern 6</text:p>
          </table:table-cell>
          <table:table-cell office:value-type="float" office:value="0.968069389422612" calcext:value-type="float">
            <text:p>0.968069389422612</text:p>
          </table:table-cell>
          <table:table-cell office:value-type="float" office:value="0.150913980242781" calcext:value-type="float">
            <text:p>0.150913980242781</text:p>
          </table:table-cell>
          <table:table-cell office:value-type="float" office:value="0.585802837657508" calcext:value-type="float">
            <text:p>0.585802837657508</text:p>
          </table:table-cell>
          <table:table-cell office:value-type="string" calcext:value-type="string">
            <text:p>https://twitter.com/transient_sc/status/1621010526926000128</text:p>
          </table:table-cell>
        </table:table-row>
        <table:table-row table:style-name="ro1">
          <table:table-cell office:value-type="string" calcext:value-type="string">
            <text:p>input/data_formal_20240530-1342/meme/trejoipets_20230206T111050/0.jpg</text:p>
          </table:table-cell>
          <table:table-cell office:value-type="string" calcext:value-type="string">
            <text:p>Pattern 3</text:p>
          </table:table-cell>
          <table:table-cell office:value-type="float" office:value="0.888863017895961" calcext:value-type="float">
            <text:p>0.888863017895961</text:p>
          </table:table-cell>
          <table:table-cell office:value-type="float" office:value="0.141373764692375" calcext:value-type="float">
            <text:p>0.141373764692375</text:p>
          </table:table-cell>
          <table:table-cell office:value-type="float" office:value="0.330226065183618" calcext:value-type="float">
            <text:p>0.330226065183618</text:p>
          </table:table-cell>
          <table:table-cell office:value-type="string" calcext:value-type="string">
            <text:p>https://twitter.com/trejoipets/status/1622553396665278465</text:p>
          </table:table-cell>
        </table:table-row>
        <table:table-row table:style-name="ro1">
          <table:table-cell office:value-type="string" calcext:value-type="string">
            <text:p>input/data_formal_20240530-1342/meme/trempplin_20221228T061742/0.jpg</text:p>
          </table:table-cell>
          <table:table-cell office:value-type="string" calcext:value-type="string">
            <text:p>Pattern 1</text:p>
          </table:table-cell>
          <table:table-cell office:value-type="float" office:value="0.998096553968036" calcext:value-type="float">
            <text:p>0.998096553968036</text:p>
          </table:table-cell>
          <table:table-cell office:value-type="float" office:value="0.0381290260989247" calcext:value-type="float">
            <text:p>0.0381290260989247</text:p>
          </table:table-cell>
          <table:table-cell office:value-type="float" office:value="0.27783517806263" calcext:value-type="float">
            <text:p>0.27783517806263</text:p>
          </table:table-cell>
          <table:table-cell office:value-type="string" calcext:value-type="string">
            <text:p>https://twitter.com/trempplin/status/1607984113440665606</text:p>
          </table:table-cell>
        </table:table-row>
        <table:table-row table:style-name="ro1">
          <table:table-cell office:value-type="string" calcext:value-type="string">
            <text:p>input/data_formal_20240530-1342/meme/TrickyDao_20230202T023429/0.jpg</text:p>
          </table:table-cell>
          <table:table-cell office:value-type="string" calcext:value-type="string">
            <text:p>Pattern 6</text:p>
          </table:table-cell>
          <table:table-cell office:value-type="float" office:value="0.872749962981705" calcext:value-type="float">
            <text:p>0.872749962981705</text:p>
          </table:table-cell>
          <table:table-cell office:value-type="float" office:value="0.17413065023066" calcext:value-type="float">
            <text:p>0.17413065023066</text:p>
          </table:table-cell>
          <table:table-cell office:value-type="float" office:value="0.4648308586666" calcext:value-type="float">
            <text:p>0.4648308586666</text:p>
          </table:table-cell>
          <table:table-cell office:value-type="string" calcext:value-type="string">
            <text:p>https://twitter.com/mmandar10487/status/1620973904553725952</text:p>
          </table:table-cell>
        </table:table-row>
        <table:table-row table:style-name="ro1">
          <table:table-cell office:value-type="string" calcext:value-type="string">
            <text:p>input/data_formal_20240530-1342/meme/TringIndia_20230106T063644/0.jpg</text:p>
          </table:table-cell>
          <table:table-cell office:value-type="string" calcext:value-type="string">
            <text:p>Pattern 4</text:p>
          </table:table-cell>
          <table:table-cell office:value-type="float" office:value="0.783500066861956" calcext:value-type="float">
            <text:p>0.783500066861956</text:p>
          </table:table-cell>
          <table:table-cell office:value-type="float" office:value="0.134074888247425" calcext:value-type="float">
            <text:p>0.134074888247425</text:p>
          </table:table-cell>
          <table:table-cell office:value-type="float" office:value="0.692883285218115" calcext:value-type="float">
            <text:p>0.692883285218115</text:p>
          </table:table-cell>
          <table:table-cell office:value-type="string" calcext:value-type="string">
            <text:p>https://twitter.com/TringIndia/status/1611250393417396224</text:p>
          </table:table-cell>
        </table:table-row>
        <table:table-row table:style-name="ro1">
          <table:table-cell office:value-type="string" calcext:value-type="string">
            <text:p>input/data_formal_20240530-1342/meme/tripvanaadv_20230131T082125/0.jpg</text:p>
          </table:table-cell>
          <table:table-cell office:value-type="string" calcext:value-type="string">
            <text:p>Pattern 4</text:p>
          </table:table-cell>
          <table:table-cell office:value-type="float" office:value="0.889983384475475" calcext:value-type="float">
            <text:p>0.889983384475475</text:p>
          </table:table-cell>
          <table:table-cell office:value-type="float" office:value="0.0193363586267497" calcext:value-type="float">
            <text:p>0.0193363586267497</text:p>
          </table:table-cell>
          <table:table-cell office:value-type="float" office:value="0.668832272058532" calcext:value-type="float">
            <text:p>0.668832272058532</text:p>
          </table:table-cell>
          <table:table-cell office:value-type="string" calcext:value-type="string">
            <text:p>https://twitter.com/tripvanaadv/status/1620336434489221121</text:p>
          </table:table-cell>
        </table:table-row>
        <table:table-row table:style-name="ro1">
          <table:table-cell office:value-type="string" calcext:value-type="string">
            <text:p>input/data_formal_20240530-1342/meme/TrollToEarn_20221226T102638/0.jpg</text:p>
          </table:table-cell>
          <table:table-cell office:value-type="string" calcext:value-type="string">
            <text:p>Pattern 6</text:p>
          </table:table-cell>
          <table:table-cell office:value-type="float" office:value="0.826228176479244" calcext:value-type="float">
            <text:p>0.826228176479244</text:p>
          </table:table-cell>
          <table:table-cell office:value-type="float" office:value="0.171632804772961" calcext:value-type="float">
            <text:p>0.171632804772961</text:p>
          </table:table-cell>
          <table:table-cell office:value-type="float" office:value="0.505064297703702" calcext:value-type="float">
            <text:p>0.505064297703702</text:p>
          </table:table-cell>
          <table:table-cell office:value-type="string" calcext:value-type="string">
            <text:p>https://twitter.com/adipraas_/status/1607957010850648065</text:p>
          </table:table-cell>
        </table:table-row>
        <table:table-row table:style-name="ro1">
          <table:table-cell office:value-type="string" calcext:value-type="string">
            <text:p>input/data_formal_20240530-1342/meme/TrollToEarn_20221228T063838/0.jpg</text:p>
          </table:table-cell>
          <table:table-cell office:value-type="string" calcext:value-type="string">
            <text:p>Pattern 1</text:p>
          </table:table-cell>
          <table:table-cell office:value-type="float" office:value="0.899665529128371" calcext:value-type="float">
            <text:p>0.899665529128371</text:p>
          </table:table-cell>
          <table:table-cell office:value-type="float" office:value="0.184086772791458" calcext:value-type="float">
            <text:p>0.184086772791458</text:p>
          </table:table-cell>
          <table:table-cell office:value-type="float" office:value="0.344190940191668" calcext:value-type="float">
            <text:p>0.344190940191668</text:p>
          </table:table-cell>
          <table:table-cell office:value-type="string" calcext:value-type="string">
            <text:p>https://twitter.com/TrollToEarn/status/1607989380848971779</text:p>
          </table:table-cell>
        </table:table-row>
        <table:table-row table:style-name="ro1">
          <table:table-cell office:value-type="string" calcext:value-type="string">
            <text:p>input/data_formal_20240530-1342/meme/TrollToEarn_20221228T064849/0.jpg</text:p>
          </table:table-cell>
          <table:table-cell office:value-type="string" calcext:value-type="string">
            <text:p>Pattern 6</text:p>
          </table:table-cell>
          <table:table-cell office:value-type="float" office:value="0.904056881052733" calcext:value-type="float">
            <text:p>0.904056881052733</text:p>
          </table:table-cell>
          <table:table-cell office:value-type="float" office:value="0.165154323937792" calcext:value-type="float">
            <text:p>0.165154323937792</text:p>
          </table:table-cell>
          <table:table-cell office:value-type="float" office:value="0.417973595592292" calcext:value-type="float">
            <text:p>0.417973595592292</text:p>
          </table:table-cell>
          <table:table-cell office:value-type="string" calcext:value-type="string">
            <text:p>https://twitter.com/TrollToEarn/status/1607991944969621505</text:p>
          </table:table-cell>
        </table:table-row>
        <table:table-row table:style-name="ro1">
          <table:table-cell office:value-type="string" calcext:value-type="string">
            <text:p>input/data_formal_20240530-1342/meme/Trudiagnolabs_20230106T042900/0.jpg</text:p>
          </table:table-cell>
          <table:table-cell office:value-type="string" calcext:value-type="string">
            <text:p>Pattern 4</text:p>
          </table:table-cell>
          <table:table-cell office:value-type="float" office:value="0.738449537440116" calcext:value-type="float">
            <text:p>0.738449537440116</text:p>
          </table:table-cell>
          <table:table-cell office:value-type="float" office:value="0.115462075723954" calcext:value-type="float">
            <text:p>0.115462075723954</text:p>
          </table:table-cell>
          <table:table-cell office:value-type="float" office:value="0.688993132633717" calcext:value-type="float">
            <text:p>0.688993132633717</text:p>
          </table:table-cell>
          <table:table-cell office:value-type="string" calcext:value-type="string">
            <text:p>https://twitter.com/Trudiagnolabs/status/1611218251006246913</text:p>
          </table:table-cell>
        </table:table-row>
        <table:table-row table:style-name="ro1">
          <table:table-cell office:value-type="string" calcext:value-type="string">
            <text:p>input/data_formal_20240530-1342/meme/TrueGemHunter_20221227T010240/0.jpg</text:p>
          </table:table-cell>
          <table:table-cell office:value-type="string" calcext:value-type="string">
            <text:p>Pattern 6</text:p>
          </table:table-cell>
          <table:table-cell office:value-type="float" office:value="0.843106378924548" calcext:value-type="float">
            <text:p>0.843106378924548</text:p>
          </table:table-cell>
          <table:table-cell office:value-type="float" office:value="0.132931069345962" calcext:value-type="float">
            <text:p>0.132931069345962</text:p>
          </table:table-cell>
          <table:table-cell office:value-type="float" office:value="0.605199563097786" calcext:value-type="float">
            <text:p>0.605199563097786</text:p>
          </table:table-cell>
          <table:table-cell office:value-type="string" calcext:value-type="string">
            <text:p>https://twitter.com/HktrThegreat/status/1607989197000028172</text:p>
          </table:table-cell>
        </table:table-row>
        <table:table-row table:style-name="ro1">
          <table:table-cell office:value-type="string" calcext:value-type="string">
            <text:p>input/data_formal_20240530-1342/meme/Trump24coin_20221227T031737/0.jpg</text:p>
          </table:table-cell>
          <table:table-cell office:value-type="string" calcext:value-type="string">
            <text:p>Pattern 6</text:p>
          </table:table-cell>
          <table:table-cell office:value-type="float" office:value="0.832509302783427" calcext:value-type="float">
            <text:p>0.832509302783427</text:p>
          </table:table-cell>
          <table:table-cell office:value-type="float" office:value="0.193672440087898" calcext:value-type="float">
            <text:p>0.193672440087898</text:p>
          </table:table-cell>
          <table:table-cell office:value-type="float" office:value="0.726431855264211" calcext:value-type="float">
            <text:p>0.726431855264211</text:p>
          </table:table-cell>
          <table:table-cell office:value-type="string" calcext:value-type="string">
            <text:p>https://twitter.com/Big_queenber/status/1607920819799461888</text:p>
          </table:table-cell>
        </table:table-row>
        <table:table-row table:style-name="ro1">
          <table:table-cell office:value-type="string" calcext:value-type="string">
            <text:p>input/data_formal_20240530-1342/meme/TsarSylveon_20230322T174112/0.jpg</text:p>
          </table:table-cell>
          <table:table-cell office:value-type="string" calcext:value-type="string">
            <text:p>Pattern 3</text:p>
          </table:table-cell>
          <table:table-cell office:value-type="float" office:value="0.912861235052886" calcext:value-type="float">
            <text:p>0.912861235052886</text:p>
          </table:table-cell>
          <table:table-cell office:value-type="float" office:value="0.184259605162966" calcext:value-type="float">
            <text:p>0.184259605162966</text:p>
          </table:table-cell>
          <table:table-cell office:value-type="float" office:value="0.449927119064391" calcext:value-type="float">
            <text:p>0.449927119064391</text:p>
          </table:table-cell>
          <table:table-cell office:value-type="string" calcext:value-type="string">
            <text:p>https://twitter.com/TsarSylveon/status/1638596704885776412</text:p>
          </table:table-cell>
        </table:table-row>
        <table:table-row table:style-name="ro1">
          <table:table-cell office:value-type="string" calcext:value-type="string">
            <text:p>input/data_formal_20240530-1342/meme/TStockmonk_20230202T040629/0.jpg</text:p>
          </table:table-cell>
          <table:table-cell office:value-type="string" calcext:value-type="string">
            <text:p>Pattern 4</text:p>
          </table:table-cell>
          <table:table-cell office:value-type="float" office:value="0.8577726380586" calcext:value-type="float">
            <text:p>0.8577726380586</text:p>
          </table:table-cell>
          <table:table-cell office:value-type="float" office:value="0.0770870857529417" calcext:value-type="float">
            <text:p>0.0770870857529417</text:p>
          </table:table-cell>
          <table:table-cell office:value-type="float" office:value="0.769654383550478" calcext:value-type="float">
            <text:p>0.769654383550478</text:p>
          </table:table-cell>
          <table:table-cell office:value-type="string" calcext:value-type="string">
            <text:p>https://twitter.com/TStockmonk/status/1620997057455751168</text:p>
          </table:table-cell>
        </table:table-row>
        <table:table-row table:style-name="ro1">
          <table:table-cell office:value-type="string" calcext:value-type="string">
            <text:p>input/data_formal_20240530-1342/meme/TTGnsfw_20230113T025900/0.jpg</text:p>
          </table:table-cell>
          <table:table-cell office:value-type="string" calcext:value-type="string">
            <text:p>Pattern 6</text:p>
          </table:table-cell>
          <table:table-cell office:value-type="float" office:value="0.918217824366901" calcext:value-type="float">
            <text:p>0.918217824366901</text:p>
          </table:table-cell>
          <table:table-cell office:value-type="float" office:value="0.141911324257601" calcext:value-type="float">
            <text:p>0.141911324257601</text:p>
          </table:table-cell>
          <table:table-cell office:value-type="float" office:value="0.470879716404252" calcext:value-type="float">
            <text:p>0.470879716404252</text:p>
          </table:table-cell>
          <table:table-cell office:value-type="string" calcext:value-type="string">
            <text:p>https://twitter.com/TTGnsfw/status/1613732314147692544</text:p>
          </table:table-cell>
        </table:table-row>
        <table:table-row table:style-name="ro1">
          <table:table-cell office:value-type="string" calcext:value-type="string">
            <text:p>input/data_formal_20240530-1342/meme/TubaCrusader_20221227T165454/0.jpg</text:p>
          </table:table-cell>
          <table:table-cell office:value-type="string" calcext:value-type="string">
            <text:p>Pattern 1</text:p>
          </table:table-cell>
          <table:table-cell office:value-type="float" office:value="0.891841227517354" calcext:value-type="float">
            <text:p>0.891841227517354</text:p>
          </table:table-cell>
          <table:table-cell office:value-type="float" office:value="0.223612849390336" calcext:value-type="float">
            <text:p>0.223612849390336</text:p>
          </table:table-cell>
          <table:table-cell office:value-type="float" office:value="0.174400042557387" calcext:value-type="float">
            <text:p>0.174400042557387</text:p>
          </table:table-cell>
          <table:table-cell office:value-type="string" calcext:value-type="string">
            <text:p>https://twitter.com/LTRevival/status/1607885088402059266</text:p>
          </table:table-cell>
        </table:table-row>
        <table:table-row table:style-name="ro1">
          <table:table-cell office:value-type="string" calcext:value-type="string">
            <text:p>input/data_formal_20240530-1342/meme/TubaCrusader_20221227T202757/0.jpg</text:p>
          </table:table-cell>
          <table:table-cell office:value-type="string" calcext:value-type="string">
            <text:p>Pattern 6</text:p>
          </table:table-cell>
          <table:table-cell office:value-type="float" office:value="0.914376739961586" calcext:value-type="float">
            <text:p>0.914376739961586</text:p>
          </table:table-cell>
          <table:table-cell office:value-type="float" office:value="0.25185893480784" calcext:value-type="float">
            <text:p>0.25185893480784</text:p>
          </table:table-cell>
          <table:table-cell office:value-type="float" office:value="0.406468635129129" calcext:value-type="float">
            <text:p>0.406468635129129</text:p>
          </table:table-cell>
          <table:table-cell office:value-type="string" calcext:value-type="string">
            <text:p>https://twitter.com/LTRevival/status/1607885074862854145</text:p>
          </table:table-cell>
        </table:table-row>
        <table:table-row table:style-name="ro1">
          <table:table-cell office:value-type="string" calcext:value-type="string">
            <text:p>input/data_formal_20240530-1342/meme/tutort_academy_20230105T123220/0.jpg</text:p>
          </table:table-cell>
          <table:table-cell office:value-type="string" calcext:value-type="string">
            <text:p>Pattern 3</text:p>
          </table:table-cell>
          <table:table-cell office:value-type="float" office:value="0.901916942113373" calcext:value-type="float">
            <text:p>0.901916942113373</text:p>
          </table:table-cell>
          <table:table-cell office:value-type="float" office:value="0.155153061407201" calcext:value-type="float">
            <text:p>0.155153061407201</text:p>
          </table:table-cell>
          <table:table-cell office:value-type="float" office:value="0.50642154400133" calcext:value-type="float">
            <text:p>0.50642154400133</text:p>
          </table:table-cell>
          <table:table-cell office:value-type="string" calcext:value-type="string">
            <text:p>https://twitter.com/tutort_academy/status/1610977497721753601</text:p>
          </table:table-cell>
        </table:table-row>
        <table:table-row table:style-name="ro1">
          <table:table-cell office:value-type="string" calcext:value-type="string">
            <text:p>input/data_formal_20240530-1342/meme/Tweesty_Truth_20221228T034014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Tweesty_Truth/status/1607944485706792961</text:p>
          </table:table-cell>
        </table:table-row>
        <table:table-row table:style-name="ro1">
          <table:table-cell office:value-type="string" calcext:value-type="string">
            <text:p>input/data_formal_20240530-1342/meme/TwinklKS1_20230206T114946/0.jpg</text:p>
          </table:table-cell>
          <table:table-cell office:value-type="string" calcext:value-type="string">
            <text:p>Pattern 1</text:p>
          </table:table-cell>
          <table:table-cell office:value-type="float" office:value="0.877759502263077" calcext:value-type="float">
            <text:p>0.877759502263077</text:p>
          </table:table-cell>
          <table:table-cell office:value-type="float" office:value="0.192865719992419" calcext:value-type="float">
            <text:p>0.192865719992419</text:p>
          </table:table-cell>
          <table:table-cell office:value-type="float" office:value="0.192431964129512" calcext:value-type="float">
            <text:p>0.192431964129512</text:p>
          </table:table-cell>
          <table:table-cell office:value-type="string" calcext:value-type="string">
            <text:p>https://twitter.com/TwinklKS1/status/1622563196555984896</text:p>
          </table:table-cell>
        </table:table-row>
        <table:table-row table:style-name="ro1">
          <table:table-cell office:value-type="string" calcext:value-type="string">
            <text:p>input/data_formal_20240530-1342/meme/TwoOneQ_20230111T234155/0.jpg</text:p>
          </table:table-cell>
          <table:table-cell office:value-type="string" calcext:value-type="string">
            <text:p>Pattern 1</text:p>
          </table:table-cell>
          <table:table-cell office:value-type="float" office:value="0.914298569697127" calcext:value-type="float">
            <text:p>0.914298569697127</text:p>
          </table:table-cell>
          <table:table-cell office:value-type="float" office:value="0.303998746309191" calcext:value-type="float">
            <text:p>0.303998746309191</text:p>
          </table:table-cell>
          <table:table-cell office:value-type="float" office:value="0.294883557354284" calcext:value-type="float">
            <text:p>0.294883557354284</text:p>
          </table:table-cell>
          <table:table-cell office:value-type="string" calcext:value-type="string">
            <text:p>https://twitter.com/TwoOneQ/status/1613320328624705538</text:p>
          </table:table-cell>
        </table:table-row>
        <table:table-row table:style-name="ro1">
          <table:table-cell office:value-type="string" calcext:value-type="string">
            <text:p>input/data_formal_20240530-1342/meme/U__E__P_20230202T020400/0.jpg</text:p>
          </table:table-cell>
          <table:table-cell office:value-type="string" calcext:value-type="string">
            <text:p>Pattern 1</text:p>
          </table:table-cell>
          <table:table-cell office:value-type="float" office:value="0.938228203798235" calcext:value-type="float">
            <text:p>0.938228203798235</text:p>
          </table:table-cell>
          <table:table-cell office:value-type="float" office:value="0.172149242391855" calcext:value-type="float">
            <text:p>0.172149242391855</text:p>
          </table:table-cell>
          <table:table-cell office:value-type="float" office:value="0.317614135302588" calcext:value-type="float">
            <text:p>0.317614135302588</text:p>
          </table:table-cell>
          <table:table-cell office:value-type="string" calcext:value-type="string">
            <text:p>https://twitter.com/U__E__P/status/1620966231129075714</text:p>
          </table:table-cell>
        </table:table-row>
        <table:table-row table:style-name="ro1">
          <table:table-cell office:value-type="string" calcext:value-type="string">
            <text:p>input/data_formal_20240530-1342/meme/Uchiha_ten_tail_20230106T064449/0.jpg</text:p>
          </table:table-cell>
          <table:table-cell office:value-type="string" calcext:value-type="string">
            <text:p>Pattern 3</text:p>
          </table:table-cell>
          <table:table-cell office:value-type="float" office:value="0.833730291912433" calcext:value-type="float">
            <text:p>0.833730291912433</text:p>
          </table:table-cell>
          <table:table-cell office:value-type="float" office:value="0.193145864203434" calcext:value-type="float">
            <text:p>0.193145864203434</text:p>
          </table:table-cell>
          <table:table-cell office:value-type="float" office:value="0.460098261559424" calcext:value-type="float">
            <text:p>0.460098261559424</text:p>
          </table:table-cell>
          <table:table-cell office:value-type="string" calcext:value-type="string">
            <text:p>https://twitter.com/Uchiha_ten_tail/status/1611252429164806145</text:p>
          </table:table-cell>
        </table:table-row>
        <table:table-row table:style-name="ro1">
          <table:table-cell office:value-type="string" calcext:value-type="string">
            <text:p>input/data_formal_20240530-1342/meme/uglytrumpart_20230123T105606/0.jpg</text:p>
          </table:table-cell>
          <table:table-cell office:value-type="string" calcext:value-type="string">
            <text:p>Pattern 3</text:p>
          </table:table-cell>
          <table:table-cell office:value-type="float" office:value="0.92927048767834" calcext:value-type="float">
            <text:p>0.92927048767834</text:p>
          </table:table-cell>
          <table:table-cell office:value-type="float" office:value="0.115823277484342" calcext:value-type="float">
            <text:p>0.115823277484342</text:p>
          </table:table-cell>
          <table:table-cell office:value-type="float" office:value="0.720867476465195" calcext:value-type="float">
            <text:p>0.720867476465195</text:p>
          </table:table-cell>
          <table:table-cell office:value-type="string" calcext:value-type="string">
            <text:p>https://twitter.com/uglytrumpart/status/1617476259335782400</text:p>
          </table:table-cell>
        </table:table-row>
        <table:table-row table:style-name="ro1">
          <table:table-cell office:value-type="string" calcext:value-type="string">
            <text:p>input/data_formal_20240530-1342/meme/uglytrumpart_20230123T115336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uglytrumpart/status/1617490730968129536</text:p>
          </table:table-cell>
        </table:table-row>
        <table:table-row table:style-name="ro1">
          <table:table-cell office:value-type="string" calcext:value-type="string">
            <text:p>input/data_formal_20240530-1342/meme/UKnoWhat_Team_20230206T151836/0.jpg</text:p>
          </table:table-cell>
          <table:table-cell office:value-type="string" calcext:value-type="string">
            <text:p>Pattern 6</text:p>
          </table:table-cell>
          <table:table-cell office:value-type="float" office:value="1.03038841394012" calcext:value-type="float">
            <text:p>1.03038841394012</text:p>
          </table:table-cell>
          <table:table-cell office:value-type="float" office:value="0.112097654209156" calcext:value-type="float">
            <text:p>0.112097654209156</text:p>
          </table:table-cell>
          <table:table-cell office:value-type="float" office:value="0.467646355648708" calcext:value-type="float">
            <text:p>0.467646355648708</text:p>
          </table:table-cell>
          <table:table-cell office:value-type="string" calcext:value-type="string">
            <text:p>https://twitter.com/UKnoWhat_Team/status/1622615750673412099</text:p>
          </table:table-cell>
        </table:table-row>
        <table:table-row table:style-name="ro1">
          <table:table-cell office:value-type="string" calcext:value-type="string">
            <text:p>input/data_formal_20240530-1342/meme/ultrafresh_life_20230105T121212/0.jpg</text:p>
          </table:table-cell>
          <table:table-cell office:value-type="string" calcext:value-type="string">
            <text:p>Pattern 4</text:p>
          </table:table-cell>
          <table:table-cell office:value-type="float" office:value="0.787888305668037" calcext:value-type="float">
            <text:p>0.787888305668037</text:p>
          </table:table-cell>
          <table:table-cell office:value-type="float" office:value="0.0679015925123525" calcext:value-type="float">
            <text:p>0.0679015925123525</text:p>
          </table:table-cell>
          <table:table-cell office:value-type="float" office:value="0.73782783698481" calcext:value-type="float">
            <text:p>0.73782783698481</text:p>
          </table:table-cell>
          <table:table-cell office:value-type="string" calcext:value-type="string">
            <text:p>https://twitter.com/ultrafresh_life/status/1610972428565630978</text:p>
          </table:table-cell>
        </table:table-row>
        <table:table-row table:style-name="ro1">
          <table:table-cell office:value-type="string" calcext:value-type="string">
            <text:p>input/data_formal_20240530-1342/meme/ultron_found_20230202T140536/0.jpg</text:p>
          </table:table-cell>
          <table:table-cell office:value-type="string" calcext:value-type="string">
            <text:p>Pattern 3</text:p>
          </table:table-cell>
          <table:table-cell office:value-type="float" office:value="0.862950002267095" calcext:value-type="float">
            <text:p>0.862950002267095</text:p>
          </table:table-cell>
          <table:table-cell office:value-type="float" office:value="0.0571551376032771" calcext:value-type="float">
            <text:p>0.0571551376032771</text:p>
          </table:table-cell>
          <table:table-cell office:value-type="float" office:value="0.542424224697424" calcext:value-type="float">
            <text:p>0.542424224697424</text:p>
          </table:table-cell>
          <table:table-cell office:value-type="string" calcext:value-type="string">
            <text:p>https://twitter.com/Tyoarrie/status/1622629278616793089</text:p>
          </table:table-cell>
        </table:table-row>
        <table:table-row table:style-name="ro1">
          <table:table-cell office:value-type="string" calcext:value-type="string">
            <text:p>input/data_formal_20240530-1342/meme/UncleJonkey_20221228T005140/0.jpg</text:p>
          </table:table-cell>
          <table:table-cell office:value-type="string" calcext:value-type="string">
            <text:p>Pattern 3</text:p>
          </table:table-cell>
          <table:table-cell office:value-type="float" office:value="0.907696413381023" calcext:value-type="float">
            <text:p>0.907696413381023</text:p>
          </table:table-cell>
          <table:table-cell office:value-type="float" office:value="0.149914973840665" calcext:value-type="float">
            <text:p>0.149914973840665</text:p>
          </table:table-cell>
          <table:table-cell office:value-type="float" office:value="0.448822870153815" calcext:value-type="float">
            <text:p>0.448822870153815</text:p>
          </table:table-cell>
          <table:table-cell office:value-type="string" calcext:value-type="string">
            <text:p>https://twitter.com/UncleJonkey/status/1607902064071278596</text:p>
          </table:table-cell>
        </table:table-row>
        <table:table-row table:style-name="ro1">
          <table:table-cell office:value-type="string" calcext:value-type="string">
            <text:p>input/data_formal_20240530-1342/meme/UncleJonkey_20221228T005409/0.jpg</text:p>
          </table:table-cell>
          <table:table-cell office:value-type="string" calcext:value-type="string">
            <text:p>Pattern 3</text:p>
          </table:table-cell>
          <table:table-cell office:value-type="float" office:value="0.890011541595499" calcext:value-type="float">
            <text:p>0.890011541595499</text:p>
          </table:table-cell>
          <table:table-cell office:value-type="float" office:value="0.131451180426316" calcext:value-type="float">
            <text:p>0.131451180426316</text:p>
          </table:table-cell>
          <table:table-cell office:value-type="float" office:value="0.291970163100218" calcext:value-type="float">
            <text:p>0.291970163100218</text:p>
          </table:table-cell>
          <table:table-cell office:value-type="string" calcext:value-type="string">
            <text:p>https://twitter.com/UncleJonkey/status/1607902692239622145</text:p>
          </table:table-cell>
        </table:table-row>
        <table:table-row table:style-name="ro1">
          <table:table-cell office:value-type="string" calcext:value-type="string">
            <text:p>input/data_formal_20240530-1342/meme/UniLend_Finance_20221224T162947/0.jpg</text:p>
          </table:table-cell>
          <table:table-cell office:value-type="string" calcext:value-type="string">
            <text:p>Pattern 3</text:p>
          </table:table-cell>
          <table:table-cell office:value-type="float" office:value="0.853230181720585" calcext:value-type="float">
            <text:p>0.853230181720585</text:p>
          </table:table-cell>
          <table:table-cell office:value-type="float" office:value="0.160747142813157" calcext:value-type="float">
            <text:p>0.160747142813157</text:p>
          </table:table-cell>
          <table:table-cell office:value-type="float" office:value="0.620069059667298" calcext:value-type="float">
            <text:p>0.620069059667298</text:p>
          </table:table-cell>
          <table:table-cell office:value-type="string" calcext:value-type="string">
            <text:p>https://twitter.com/Aimah1309/status/1607884819916005377</text:p>
          </table:table-cell>
        </table:table-row>
        <table:table-row table:style-name="ro1">
          <table:table-cell office:value-type="string" calcext:value-type="string">
            <text:p>input/data_formal_20240530-1342/meme/UniLend_Finance_20230318T180715/0.jpg</text:p>
          </table:table-cell>
          <table:table-cell office:value-type="string" calcext:value-type="string">
            <text:p>Pattern 6</text:p>
          </table:table-cell>
          <table:table-cell office:value-type="float" office:value="0.845812833311328" calcext:value-type="float">
            <text:p>0.845812833311328</text:p>
          </table:table-cell>
          <table:table-cell office:value-type="float" office:value="0.231575897322125" calcext:value-type="float">
            <text:p>0.231575897322125</text:p>
          </table:table-cell>
          <table:table-cell office:value-type="float" office:value="0.576691802223357" calcext:value-type="float">
            <text:p>0.576691802223357</text:p>
          </table:table-cell>
          <table:table-cell office:value-type="string" calcext:value-type="string">
            <text:p>https://twitter.com/braja_colades/status/1638751461684449280</text:p>
          </table:table-cell>
        </table:table-row>
        <table:table-row table:style-name="ro1">
          <table:table-cell office:value-type="string" calcext:value-type="string">
            <text:p>input/data_formal_20240530-1342/meme/Uniqueexchange1_20230105T120232/0.jpg</text:p>
          </table:table-cell>
          <table:table-cell office:value-type="string" calcext:value-type="string">
            <text:p>Pattern 3</text:p>
          </table:table-cell>
          <table:table-cell office:value-type="float" office:value="0.919761159783978" calcext:value-type="float">
            <text:p>0.919761159783978</text:p>
          </table:table-cell>
          <table:table-cell office:value-type="float" office:value="0.0861549711419833" calcext:value-type="float">
            <text:p>0.0861549711419833</text:p>
          </table:table-cell>
          <table:table-cell office:value-type="float" office:value="0.595506532516028" calcext:value-type="float">
            <text:p>0.595506532516028</text:p>
          </table:table-cell>
          <table:table-cell office:value-type="string" calcext:value-type="string">
            <text:p>https://twitter.com/Uniqueexchange1/status/1610969995890286593</text:p>
          </table:table-cell>
        </table:table-row>
        <table:table-row table:style-name="ro1">
          <table:table-cell office:value-type="string" calcext:value-type="string">
            <text:p>input/data_formal_20240530-1342/meme/Ur_Little_Boi_20230106T070956/0.jpg</text:p>
          </table:table-cell>
          <table:table-cell office:value-type="string" calcext:value-type="string">
            <text:p>Pattern 3</text:p>
          </table:table-cell>
          <table:table-cell office:value-type="float" office:value="0.923229955036965" calcext:value-type="float">
            <text:p>0.923229955036965</text:p>
          </table:table-cell>
          <table:table-cell office:value-type="float" office:value="0.304640745854377" calcext:value-type="float">
            <text:p>0.304640745854377</text:p>
          </table:table-cell>
          <table:table-cell office:value-type="float" office:value="0.411067861403099" calcext:value-type="float">
            <text:p>0.411067861403099</text:p>
          </table:table-cell>
          <table:table-cell office:value-type="string" calcext:value-type="string">
            <text:p>https://twitter.com/Ur_Little_Boi/status/1611258750223933440</text:p>
          </table:table-cell>
        </table:table-row>
        <table:table-row table:style-name="ro1">
          <table:table-cell office:value-type="string" calcext:value-type="string">
            <text:p>input/data_formal_20240530-1342/meme/V__NFTs_20230206T155504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V__NFTs/status/1622624927030587392</text:p>
          </table:table-cell>
        </table:table-row>
        <table:table-row table:style-name="ro1">
          <table:table-cell office:value-type="string" calcext:value-type="string">
            <text:p>input/data_formal_20240530-1342/meme/V__NFTs_20230206T155504/1.jpg</text:p>
          </table:table-cell>
          <table:table-cell office:value-type="string" calcext:value-type="string">
            <text:p>Pattern 3</text:p>
          </table:table-cell>
          <table:table-cell office:value-type="float" office:value="0.877564914624146" calcext:value-type="float">
            <text:p>0.877564914624146</text:p>
          </table:table-cell>
          <table:table-cell office:value-type="float" office:value="0.222115292307606" calcext:value-type="float">
            <text:p>0.222115292307606</text:p>
          </table:table-cell>
          <table:table-cell office:value-type="float" office:value="0.477532318279421" calcext:value-type="float">
            <text:p>0.477532318279421</text:p>
          </table:table-cell>
          <table:table-cell office:value-type="string" calcext:value-type="string">
            <text:p>https://twitter.com/V__NFTs/status/1622624927030587392</text:p>
          </table:table-cell>
        </table:table-row>
        <table:table-row table:style-name="ro1">
          <table:table-cell office:value-type="string" calcext:value-type="string">
            <text:p>input/data_formal_20240530-1342/meme/V__NFTs_20230206T155504/2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V__NFTs/status/1622624927030587392</text:p>
          </table:table-cell>
        </table:table-row>
        <table:table-row table:style-name="ro1">
          <table:table-cell office:value-type="string" calcext:value-type="string">
            <text:p>input/data_formal_20240530-1342/meme/V__NFTs_20230206T155504/3.jpg</text:p>
          </table:table-cell>
          <table:table-cell office:value-type="string" calcext:value-type="string">
            <text:p>Pattern 3</text:p>
          </table:table-cell>
          <table:table-cell office:value-type="float" office:value="0.851076409660757" calcext:value-type="float">
            <text:p>0.851076409660757</text:p>
          </table:table-cell>
          <table:table-cell office:value-type="float" office:value="0.223465038971592" calcext:value-type="float">
            <text:p>0.223465038971592</text:p>
          </table:table-cell>
          <table:table-cell office:value-type="float" office:value="0.44152217962474" calcext:value-type="float">
            <text:p>0.44152217962474</text:p>
          </table:table-cell>
          <table:table-cell office:value-type="string" calcext:value-type="string">
            <text:p>https://twitter.com/V__NFTs/status/1622624927030587392</text:p>
          </table:table-cell>
        </table:table-row>
        <table:table-row table:style-name="ro1">
          <table:table-cell office:value-type="string" calcext:value-type="string">
            <text:p>input/data_formal_20240530-1342/meme/VacationInsight_20230323T040500/0.jpg</text:p>
          </table:table-cell>
          <table:table-cell office:value-type="string" calcext:value-type="string">
            <text:p>Pattern 6</text:p>
          </table:table-cell>
          <table:table-cell office:value-type="float" office:value="0.882443816423696" calcext:value-type="float">
            <text:p>0.882443816423696</text:p>
          </table:table-cell>
          <table:table-cell office:value-type="float" office:value="0.0950041004555806" calcext:value-type="float">
            <text:p>0.0950041004555806</text:p>
          </table:table-cell>
          <table:table-cell office:value-type="float" office:value="0.672641607796381" calcext:value-type="float">
            <text:p>0.672641607796381</text:p>
          </table:table-cell>
          <table:table-cell office:value-type="string" calcext:value-type="string">
            <text:p>https://twitter.com/VacationInsight/status/1638753687152521219</text:p>
          </table:table-cell>
        </table:table-row>
        <table:table-row table:style-name="ro1">
          <table:table-cell office:value-type="string" calcext:value-type="string">
            <text:p>input/data_formal_20240530-1342/meme/VampireVibing_20230202T022549/0.jpg</text:p>
          </table:table-cell>
          <table:table-cell office:value-type="string" calcext:value-type="string">
            <text:p>Pattern 1</text:p>
          </table:table-cell>
          <table:table-cell office:value-type="float" office:value="0.957379814858065" calcext:value-type="float">
            <text:p>0.957379814858065</text:p>
          </table:table-cell>
          <table:table-cell office:value-type="float" office:value="0.18132550996497" calcext:value-type="float">
            <text:p>0.18132550996497</text:p>
          </table:table-cell>
          <table:table-cell office:value-type="float" office:value="0.306757795287224" calcext:value-type="float">
            <text:p>0.306757795287224</text:p>
          </table:table-cell>
          <table:table-cell office:value-type="string" calcext:value-type="string">
            <text:p>https://twitter.com/VampireVibing/status/1620971720579452929</text:p>
          </table:table-cell>
        </table:table-row>
        <table:table-row table:style-name="ro1">
          <table:table-cell office:value-type="string" calcext:value-type="string">
            <text:p>input/data_formal_20240530-1342/meme/VanBaugh6_20230106T070220/0.jpg</text:p>
          </table:table-cell>
          <table:table-cell office:value-type="string" calcext:value-type="string">
            <text:p>Pattern 3</text:p>
          </table:table-cell>
          <table:table-cell office:value-type="float" office:value="0.902179969606865" calcext:value-type="float">
            <text:p>0.902179969606865</text:p>
          </table:table-cell>
          <table:table-cell office:value-type="float" office:value="0.157501921200945" calcext:value-type="float">
            <text:p>0.157501921200945</text:p>
          </table:table-cell>
          <table:table-cell office:value-type="float" office:value="0.344706396430072" calcext:value-type="float">
            <text:p>0.344706396430072</text:p>
          </table:table-cell>
          <table:table-cell office:value-type="string" calcext:value-type="string">
            <text:p>https://twitter.com/VanBaugh6/status/1611256835821998082</text:p>
          </table:table-cell>
        </table:table-row>
        <table:table-row table:style-name="ro1">
          <table:table-cell office:value-type="string" calcext:value-type="string">
            <text:p>input/data_formal_20240530-1342/meme/VanZe85_20221226T223520/0.jpg</text:p>
          </table:table-cell>
          <table:table-cell office:value-type="string" calcext:value-type="string">
            <text:p>Pattern 3</text:p>
          </table:table-cell>
          <table:table-cell office:value-type="float" office:value="0.890518849083049" calcext:value-type="float">
            <text:p>0.890518849083049</text:p>
          </table:table-cell>
          <table:table-cell office:value-type="float" office:value="0.140805790879441" calcext:value-type="float">
            <text:p>0.140805790879441</text:p>
          </table:table-cell>
          <table:table-cell office:value-type="float" office:value="0.398795564886045" calcext:value-type="float">
            <text:p>0.398795564886045</text:p>
          </table:table-cell>
          <table:table-cell office:value-type="string" calcext:value-type="string">
            <text:p>https://twitter.com/enigmaticcomba1/status/1607979926472237059</text:p>
          </table:table-cell>
        </table:table-row>
        <table:table-row table:style-name="ro1">
          <table:table-cell office:value-type="string" calcext:value-type="string">
            <text:p>input/data_formal_20240530-1342/meme/vastidity_20230111T083409/0.jpg</text:p>
          </table:table-cell>
          <table:table-cell office:value-type="string" calcext:value-type="string">
            <text:p>Pattern 6</text:p>
          </table:table-cell>
          <table:table-cell office:value-type="float" office:value="0.978531202979648" calcext:value-type="float">
            <text:p>0.978531202979648</text:p>
          </table:table-cell>
          <table:table-cell office:value-type="float" office:value="0.167152575391688" calcext:value-type="float">
            <text:p>0.167152575391688</text:p>
          </table:table-cell>
          <table:table-cell office:value-type="float" office:value="0.448222749093546" calcext:value-type="float">
            <text:p>0.448222749093546</text:p>
          </table:table-cell>
          <table:table-cell office:value-type="string" calcext:value-type="string">
            <text:p>https://twitter.com/rainhadomingau/status/1613308958911102976</text:p>
          </table:table-cell>
        </table:table-row>
        <table:table-row table:style-name="ro1">
          <table:table-cell office:value-type="string" calcext:value-type="string">
            <text:p>input/data_formal_20240530-1342/meme/VayveMobility_20230105T113001/0.jpg</text:p>
          </table:table-cell>
          <table:table-cell office:value-type="string" calcext:value-type="string">
            <text:p>Pattern 4</text:p>
          </table:table-cell>
          <table:table-cell office:value-type="float" office:value="0.758522173035775" calcext:value-type="float">
            <text:p>0.758522173035775</text:p>
          </table:table-cell>
          <table:table-cell office:value-type="float" office:value="0.137927969959595" calcext:value-type="float">
            <text:p>0.137927969959595</text:p>
          </table:table-cell>
          <table:table-cell office:value-type="float" office:value="0.730599927489119" calcext:value-type="float">
            <text:p>0.730599927489119</text:p>
          </table:table-cell>
          <table:table-cell office:value-type="string" calcext:value-type="string">
            <text:p>https://twitter.com/VayveMobility/status/1610961814111801346</text:p>
          </table:table-cell>
        </table:table-row>
        <table:table-row table:style-name="ro1">
          <table:table-cell office:value-type="string" calcext:value-type="string">
            <text:p>input/data_formal_20240530-1342/meme/Vazmoen_20230128T161030/0.jpg</text:p>
          </table:table-cell>
          <table:table-cell office:value-type="string" calcext:value-type="string">
            <text:p>Pattern 3</text:p>
          </table:table-cell>
          <table:table-cell office:value-type="float" office:value="0.848160958173003" calcext:value-type="float">
            <text:p>0.848160958173003</text:p>
          </table:table-cell>
          <table:table-cell office:value-type="float" office:value="0.479022520203226" calcext:value-type="float">
            <text:p>0.479022520203226</text:p>
          </table:table-cell>
          <table:table-cell office:value-type="float" office:value="0.440899039962874" calcext:value-type="float">
            <text:p>0.440899039962874</text:p>
          </table:table-cell>
          <table:table-cell office:value-type="string" calcext:value-type="string">
            <text:p>https://twitter.com/Vazmoen/status/1619367321012936709</text:p>
          </table:table-cell>
        </table:table-row>
        <table:table-row table:style-name="ro1">
          <table:table-cell office:value-type="string" calcext:value-type="string">
            <text:p>input/data_formal_20240530-1342/meme/vc_ABLE_20221228T020522/0.jpg</text:p>
          </table:table-cell>
          <table:table-cell office:value-type="string" calcext:value-type="string">
            <text:p>Pattern 1</text:p>
          </table:table-cell>
          <table:table-cell office:value-type="float" office:value="0.891309005193889" calcext:value-type="float">
            <text:p>0.891309005193889</text:p>
          </table:table-cell>
          <table:table-cell office:value-type="float" office:value="0.104497415234542" calcext:value-type="float">
            <text:p>0.104497415234542</text:p>
          </table:table-cell>
          <table:table-cell office:value-type="float" office:value="0.274450304008972" calcext:value-type="float">
            <text:p>0.274450304008972</text:p>
          </table:table-cell>
          <table:table-cell office:value-type="string" calcext:value-type="string">
            <text:p>https://twitter.com/vc_ABLE/status/1607920615025176580</text:p>
          </table:table-cell>
        </table:table-row>
        <table:table-row table:style-name="ro1">
          <table:table-cell office:value-type="string" calcext:value-type="string">
            <text:p>input/data_formal_20240530-1342/meme/vc_ABLE_20230106T062829/0.jpg</text:p>
          </table:table-cell>
          <table:table-cell office:value-type="string" calcext:value-type="string">
            <text:p>Pattern 1</text:p>
          </table:table-cell>
          <table:table-cell office:value-type="float" office:value="0.88856049747856" calcext:value-type="float">
            <text:p>0.88856049747856</text:p>
          </table:table-cell>
          <table:table-cell office:value-type="float" office:value="0.154471169133273" calcext:value-type="float">
            <text:p>0.154471169133273</text:p>
          </table:table-cell>
          <table:table-cell office:value-type="float" office:value="0.19530093761681" calcext:value-type="float">
            <text:p>0.19530093761681</text:p>
          </table:table-cell>
          <table:table-cell office:value-type="string" calcext:value-type="string">
            <text:p>https://twitter.com/vc_ABLE/status/1611248320332337154</text:p>
          </table:table-cell>
        </table:table-row>
        <table:table-row table:style-name="ro1">
          <table:table-cell office:value-type="string" calcext:value-type="string">
            <text:p>input/data_formal_20240530-1342/meme/vc_ABLE_20230206T134021/0.jpg</text:p>
          </table:table-cell>
          <table:table-cell office:value-type="string" calcext:value-type="string">
            <text:p>Pattern 1</text:p>
          </table:table-cell>
          <table:table-cell office:value-type="float" office:value="0.950906134421985" calcext:value-type="float">
            <text:p>0.950906134421985</text:p>
          </table:table-cell>
          <table:table-cell office:value-type="float" office:value="0.28803137331601" calcext:value-type="float">
            <text:p>0.28803137331601</text:p>
          </table:table-cell>
          <table:table-cell office:value-type="float" office:value="0.333900543276334" calcext:value-type="float">
            <text:p>0.333900543276334</text:p>
          </table:table-cell>
          <table:table-cell office:value-type="string" calcext:value-type="string">
            <text:p>https://twitter.com/vc_ABLE/status/1622591026157465602</text:p>
          </table:table-cell>
        </table:table-row>
        <table:table-row table:style-name="ro1">
          <table:table-cell office:value-type="string" calcext:value-type="string">
            <text:p>input/data_formal_20240530-1342/meme/vedhiktech_20230106T063318/0.jpg</text:p>
          </table:table-cell>
          <table:table-cell office:value-type="string" calcext:value-type="string">
            <text:p>Pattern 4</text:p>
          </table:table-cell>
          <table:table-cell office:value-type="float" office:value="0.854451550816932" calcext:value-type="float">
            <text:p>0.854451550816932</text:p>
          </table:table-cell>
          <table:table-cell office:value-type="float" office:value="0.17037054585589" calcext:value-type="float">
            <text:p>0.17037054585589</text:p>
          </table:table-cell>
          <table:table-cell office:value-type="float" office:value="0.753938441617159" calcext:value-type="float">
            <text:p>0.753938441617159</text:p>
          </table:table-cell>
          <table:table-cell office:value-type="string" calcext:value-type="string">
            <text:p>https://twitter.com/vedhiktech/status/1611249531806683136</text:p>
          </table:table-cell>
        </table:table-row>
        <table:table-row table:style-name="ro1">
          <table:table-cell office:value-type="string" calcext:value-type="string">
            <text:p>input/data_formal_20240530-1342/meme/VedProf_20221228T003003/0.jpg</text:p>
          </table:table-cell>
          <table:table-cell office:value-type="string" calcext:value-type="string">
            <text:p>Pattern 1</text:p>
          </table:table-cell>
          <table:table-cell office:value-type="float" office:value="0.883892990460701" calcext:value-type="float">
            <text:p>0.883892990460701</text:p>
          </table:table-cell>
          <table:table-cell office:value-type="float" office:value="0.15903788619232" calcext:value-type="float">
            <text:p>0.15903788619232</text:p>
          </table:table-cell>
          <table:table-cell office:value-type="float" office:value="0.324003007212438" calcext:value-type="float">
            <text:p>0.324003007212438</text:p>
          </table:table-cell>
          <table:table-cell office:value-type="string" calcext:value-type="string">
            <text:p>https://twitter.com/VedProf/status/1607896625275355137</text:p>
          </table:table-cell>
        </table:table-row>
        <table:table-row table:style-name="ro1">
          <table:table-cell office:value-type="string" calcext:value-type="string">
            <text:p>input/data_formal_20240530-1342/meme/venu_bodyworks_20230202T032012/0.jpg</text:p>
          </table:table-cell>
          <table:table-cell office:value-type="string" calcext:value-type="string">
            <text:p>Pattern 3</text:p>
          </table:table-cell>
          <table:table-cell office:value-type="float" office:value="0.918684343844318" calcext:value-type="float">
            <text:p>0.918684343844318</text:p>
          </table:table-cell>
          <table:table-cell office:value-type="float" office:value="0.11458964931462" calcext:value-type="float">
            <text:p>0.11458964931462</text:p>
          </table:table-cell>
          <table:table-cell office:value-type="float" office:value="0.477868831777693" calcext:value-type="float">
            <text:p>0.477868831777693</text:p>
          </table:table-cell>
          <table:table-cell office:value-type="string" calcext:value-type="string">
            <text:p>https://twitter.com/venu_bodyworks/status/1620985410355888134</text:p>
          </table:table-cell>
        </table:table-row>
        <table:table-row table:style-name="ro1">
          <table:table-cell office:value-type="string" calcext:value-type="string">
            <text:p>input/data_formal_20240530-1342/meme/Venus665422961_20230403T230743/0.jpg</text:p>
          </table:table-cell>
          <table:table-cell office:value-type="string" calcext:value-type="string">
            <text:p>Pattern 3</text:p>
          </table:table-cell>
          <table:table-cell office:value-type="float" office:value="0.896363045072927" calcext:value-type="float">
            <text:p>0.896363045072927</text:p>
          </table:table-cell>
          <table:table-cell office:value-type="float" office:value="0.196309112996402" calcext:value-type="float">
            <text:p>0.196309112996402</text:p>
          </table:table-cell>
          <table:table-cell office:value-type="float" office:value="0.446015105570929" calcext:value-type="float">
            <text:p>0.446015105570929</text:p>
          </table:table-cell>
          <table:table-cell office:value-type="string" calcext:value-type="string">
            <text:p>https://twitter.com/SuperP04388182/status/1643029512182018050</text:p>
          </table:table-cell>
        </table:table-row>
        <table:table-row table:style-name="ro1">
          <table:table-cell office:value-type="string" calcext:value-type="string">
            <text:p>input/data_formal_20240530-1342/meme/Venus665422961_20230410T045421/0.jpg</text:p>
          </table:table-cell>
          <table:table-cell office:value-type="string" calcext:value-type="string">
            <text:p>Pattern 3</text:p>
          </table:table-cell>
          <table:table-cell office:value-type="float" office:value="0.872516323285483" calcext:value-type="float">
            <text:p>0.872516323285483</text:p>
          </table:table-cell>
          <table:table-cell office:value-type="float" office:value="0.156510685757483" calcext:value-type="float">
            <text:p>0.156510685757483</text:p>
          </table:table-cell>
          <table:table-cell office:value-type="float" office:value="0.33234585427353" calcext:value-type="float">
            <text:p>0.33234585427353</text:p>
          </table:table-cell>
          <table:table-cell office:value-type="string" calcext:value-type="string">
            <text:p>https://twitter.com/Venus665422961/status/1645289088164171776</text:p>
          </table:table-cell>
        </table:table-row>
        <table:table-row table:style-name="ro1">
          <table:table-cell office:value-type="string" calcext:value-type="string">
            <text:p>input/data_formal_20240530-1342/meme/VenusMimi__20221227T235239/0.jpg</text:p>
          </table:table-cell>
          <table:table-cell office:value-type="string" calcext:value-type="string">
            <text:p>Pattern 6</text:p>
          </table:table-cell>
          <table:table-cell office:value-type="float" office:value="0.880613030659598" calcext:value-type="float">
            <text:p>0.880613030659598</text:p>
          </table:table-cell>
          <table:table-cell office:value-type="float" office:value="0.0518769093021196" calcext:value-type="float">
            <text:p>0.0518769093021196</text:p>
          </table:table-cell>
          <table:table-cell office:value-type="float" office:value="0.523553267074186" calcext:value-type="float">
            <text:p>0.523553267074186</text:p>
          </table:table-cell>
          <table:table-cell office:value-type="string" calcext:value-type="string">
            <text:p>https://twitter.com/VenusMimi_/status/1607887212364070913</text:p>
          </table:table-cell>
        </table:table-row>
        <table:table-row table:style-name="ro1">
          <table:table-cell office:value-type="string" calcext:value-type="string">
            <text:p>input/data_formal_20240530-1342/meme/verifiedjeff_20230226T023407/0.jpg</text:p>
          </table:table-cell>
          <table:table-cell office:value-type="string" calcext:value-type="string">
            <text:p>Pattern 1</text:p>
          </table:table-cell>
          <table:table-cell office:value-type="float" office:value="0.95657322948521" calcext:value-type="float">
            <text:p>0.95657322948521</text:p>
          </table:table-cell>
          <table:table-cell office:value-type="float" office:value="0.293857582450616" calcext:value-type="float">
            <text:p>0.293857582450616</text:p>
          </table:table-cell>
          <table:table-cell office:value-type="float" office:value="0.314377229974821" calcext:value-type="float">
            <text:p>0.314377229974821</text:p>
          </table:table-cell>
          <table:table-cell office:value-type="string" calcext:value-type="string">
            <text:p>https://twitter.com/verifiedjeff/status/1629671122030452739</text:p>
          </table:table-cell>
        </table:table-row>
        <table:table-row table:style-name="ro1">
          <table:table-cell office:value-type="string" calcext:value-type="string">
            <text:p>input/data_formal_20240530-1342/meme/verifiedjeff_20230226T023407/1.jpg</text:p>
          </table:table-cell>
          <table:table-cell office:value-type="string" calcext:value-type="string">
            <text:p>Pattern 3</text:p>
          </table:table-cell>
          <table:table-cell office:value-type="float" office:value="0.904047051807393" calcext:value-type="float">
            <text:p>0.904047051807393</text:p>
          </table:table-cell>
          <table:table-cell office:value-type="float" office:value="0.214412103807741" calcext:value-type="float">
            <text:p>0.214412103807741</text:p>
          </table:table-cell>
          <table:table-cell office:value-type="float" office:value="0.477652867645836" calcext:value-type="float">
            <text:p>0.477652867645836</text:p>
          </table:table-cell>
          <table:table-cell office:value-type="string" calcext:value-type="string">
            <text:p>https://twitter.com/verifiedjeff/status/1629671122030452739</text:p>
          </table:table-cell>
        </table:table-row>
        <table:table-row table:style-name="ro1">
          <table:table-cell office:value-type="string" calcext:value-type="string">
            <text:p>input/data_formal_20240530-1342/meme/verifiedjeff_20230226T023407/2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verifiedjeff/status/1629671122030452739</text:p>
          </table:table-cell>
        </table:table-row>
        <table:table-row table:style-name="ro1">
          <table:table-cell office:value-type="string" calcext:value-type="string">
            <text:p>input/data_formal_20240530-1342/meme/verifiedjeff_20230226T023407/3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verifiedjeff/status/1629671122030452739</text:p>
          </table:table-cell>
        </table:table-row>
        <table:table-row table:style-name="ro1">
          <table:table-cell office:value-type="string" calcext:value-type="string">
            <text:p>input/data_formal_20240530-1342/meme/VextheHextuber_20230105T114403/0.jpg</text:p>
          </table:table-cell>
          <table:table-cell office:value-type="string" calcext:value-type="string">
            <text:p>Pattern 6</text:p>
          </table:table-cell>
          <table:table-cell office:value-type="float" office:value="0.901445522539294" calcext:value-type="float">
            <text:p>0.901445522539294</text:p>
          </table:table-cell>
          <table:table-cell office:value-type="float" office:value="0.156739927754711" calcext:value-type="float">
            <text:p>0.156739927754711</text:p>
          </table:table-cell>
          <table:table-cell office:value-type="float" office:value="0.45345568706976" calcext:value-type="float">
            <text:p>0.45345568706976</text:p>
          </table:table-cell>
          <table:table-cell office:value-type="string" calcext:value-type="string">
            <text:p>https://twitter.com/VTuberTweeter/status/1610966279493394433</text:p>
          </table:table-cell>
        </table:table-row>
        <table:table-row table:style-name="ro1">
          <table:table-cell office:value-type="string" calcext:value-type="string">
            <text:p>input/data_formal_20240530-1342/meme/VextheHextuber_20230106T082419/0.jpg</text:p>
          </table:table-cell>
          <table:table-cell office:value-type="string" calcext:value-type="string">
            <text:p>Pattern 6</text:p>
          </table:table-cell>
          <table:table-cell office:value-type="float" office:value="0.925018665211794" calcext:value-type="float">
            <text:p>0.925018665211794</text:p>
          </table:table-cell>
          <table:table-cell office:value-type="float" office:value="0.211764748123435" calcext:value-type="float">
            <text:p>0.211764748123435</text:p>
          </table:table-cell>
          <table:table-cell office:value-type="float" office:value="0.389307912645138" calcext:value-type="float">
            <text:p>0.389307912645138</text:p>
          </table:table-cell>
          <table:table-cell office:value-type="string" calcext:value-type="string">
            <text:p>https://twitter.com/VTuberTweeter/status/1611278347232755712</text:p>
          </table:table-cell>
        </table:table-row>
        <table:table-row table:style-name="ro1">
          <table:table-cell office:value-type="string" calcext:value-type="string">
            <text:p>input/data_formal_20240530-1342/meme/VGFGamers_20230105T230539/0.jpg</text:p>
          </table:table-cell>
          <table:table-cell office:value-type="string" calcext:value-type="string">
            <text:p>Pattern 1</text:p>
          </table:table-cell>
          <table:table-cell office:value-type="float" office:value="0.87121642414341" calcext:value-type="float">
            <text:p>0.87121642414341</text:p>
          </table:table-cell>
          <table:table-cell office:value-type="float" office:value="0.15021444236848" calcext:value-type="float">
            <text:p>0.15021444236848</text:p>
          </table:table-cell>
          <table:table-cell office:value-type="float" office:value="0.314816474756677" calcext:value-type="float">
            <text:p>0.314816474756677</text:p>
          </table:table-cell>
          <table:table-cell office:value-type="string" calcext:value-type="string">
            <text:p>https://twitter.com/L_Alexander20/status/1611279570140860417</text:p>
          </table:table-cell>
        </table:table-row>
        <table:table-row table:style-name="ro1">
          <table:table-cell office:value-type="string" calcext:value-type="string">
            <text:p>input/data_formal_20240530-1342/meme/ViceProtocol_20221227T134619/0.jpg</text:p>
          </table:table-cell>
          <table:table-cell office:value-type="string" calcext:value-type="string">
            <text:p>Pattern 6</text:p>
          </table:table-cell>
          <table:table-cell office:value-type="float" office:value="0.91766695760078" calcext:value-type="float">
            <text:p>0.91766695760078</text:p>
          </table:table-cell>
          <table:table-cell office:value-type="float" office:value="0.199692421158799" calcext:value-type="float">
            <text:p>0.199692421158799</text:p>
          </table:table-cell>
          <table:table-cell office:value-type="float" office:value="0.440853940869099" calcext:value-type="float">
            <text:p>0.440853940869099</text:p>
          </table:table-cell>
          <table:table-cell office:value-type="string" calcext:value-type="string">
            <text:p>https://twitter.com/MantapSyekalii/status/1607950736079622144</text:p>
          </table:table-cell>
        </table:table-row>
        <table:table-row table:style-name="ro1">
          <table:table-cell office:value-type="string" calcext:value-type="string">
            <text:p>input/data_formal_20240530-1342/meme/VidhyaVinod18_20221228T035023/0.jpg</text:p>
          </table:table-cell>
          <table:table-cell office:value-type="string" calcext:value-type="string">
            <text:p>Pattern 1</text:p>
          </table:table-cell>
          <table:table-cell office:value-type="float" office:value="0.889546322079411" calcext:value-type="float">
            <text:p>0.889546322079411</text:p>
          </table:table-cell>
          <table:table-cell office:value-type="float" office:value="0.173469718927544" calcext:value-type="float">
            <text:p>0.173469718927544</text:p>
          </table:table-cell>
          <table:table-cell office:value-type="float" office:value="0.201516354636814" calcext:value-type="float">
            <text:p>0.201516354636814</text:p>
          </table:table-cell>
          <table:table-cell office:value-type="string" calcext:value-type="string">
            <text:p>https://twitter.com/VidhyaVinod18/status/1607947040843235334</text:p>
          </table:table-cell>
        </table:table-row>
        <table:table-row table:style-name="ro1">
          <table:table-cell office:value-type="string" calcext:value-type="string">
            <text:p>input/data_formal_20240530-1342/meme/Vidyavaaradhi1_20230206T131819/0.jpg</text:p>
          </table:table-cell>
          <table:table-cell office:value-type="string" calcext:value-type="string">
            <text:p>Pattern 6</text:p>
          </table:table-cell>
          <table:table-cell office:value-type="float" office:value="0.92943577860856" calcext:value-type="float">
            <text:p>0.92943577860856</text:p>
          </table:table-cell>
          <table:table-cell office:value-type="float" office:value="0.183800467216727" calcext:value-type="float">
            <text:p>0.183800467216727</text:p>
          </table:table-cell>
          <table:table-cell office:value-type="float" office:value="0.645952694734159" calcext:value-type="float">
            <text:p>0.645952694734159</text:p>
          </table:table-cell>
          <table:table-cell office:value-type="string" calcext:value-type="string">
            <text:p>https://twitter.com/Vidyavaaradhi1/status/1622585482491363328</text:p>
          </table:table-cell>
        </table:table-row>
        <table:table-row table:style-name="ro1">
          <table:table-cell office:value-type="string" calcext:value-type="string">
            <text:p>input/data_formal_20240530-1342/meme/vijaypatelnsui_20221228T033552/0.jpg</text:p>
          </table:table-cell>
          <table:table-cell office:value-type="string" calcext:value-type="string">
            <text:p>Pattern 4</text:p>
          </table:table-cell>
          <table:table-cell office:value-type="float" office:value="0.979990799467617" calcext:value-type="float">
            <text:p>0.979990799467617</text:p>
          </table:table-cell>
          <table:table-cell office:value-type="float" office:value="0.214487656035602" calcext:value-type="float">
            <text:p>0.214487656035602</text:p>
          </table:table-cell>
          <table:table-cell office:value-type="float" office:value="0.556907615006948" calcext:value-type="float">
            <text:p>0.556907615006948</text:p>
          </table:table-cell>
          <table:table-cell office:value-type="string" calcext:value-type="string">
            <text:p>https://twitter.com/vijaypatel_1/status/1607943390020395008</text:p>
          </table:table-cell>
        </table:table-row>
        <table:table-row table:style-name="ro1">
          <table:table-cell office:value-type="string" calcext:value-type="string">
            <text:p>input/data_formal_20240530-1342/meme/viralcosmos_20220801T224747/0.jpg</text:p>
          </table:table-cell>
          <table:table-cell office:value-type="string" calcext:value-type="string">
            <text:p>Pattern 3</text:p>
          </table:table-cell>
          <table:table-cell office:value-type="float" office:value="0.856367906552366" calcext:value-type="float">
            <text:p>0.856367906552366</text:p>
          </table:table-cell>
          <table:table-cell office:value-type="float" office:value="0.259516481408628" calcext:value-type="float">
            <text:p>0.259516481408628</text:p>
          </table:table-cell>
          <table:table-cell office:value-type="float" office:value="0.377959255688903" calcext:value-type="float">
            <text:p>0.377959255688903</text:p>
          </table:table-cell>
          <table:table-cell office:value-type="string" calcext:value-type="string">
            <text:p>https://twitter.com/moonbutters/status/1607946940569763840</text:p>
          </table:table-cell>
        </table:table-row>
        <table:table-row table:style-name="ro1">
          <table:table-cell office:value-type="string" calcext:value-type="string">
            <text:p>input/data_formal_20240530-1342/meme/viralcosmos_20221225T201224/0.jpg</text:p>
          </table:table-cell>
          <table:table-cell office:value-type="string" calcext:value-type="string">
            <text:p>Pattern 6</text:p>
          </table:table-cell>
          <table:table-cell office:value-type="float" office:value="0.947655206450124" calcext:value-type="float">
            <text:p>0.947655206450124</text:p>
          </table:table-cell>
          <table:table-cell office:value-type="float" office:value="0.107280792964938" calcext:value-type="float">
            <text:p>0.107280792964938</text:p>
          </table:table-cell>
          <table:table-cell office:value-type="float" office:value="0.428859116148107" calcext:value-type="float">
            <text:p>0.428859116148107</text:p>
          </table:table-cell>
          <table:table-cell office:value-type="string" calcext:value-type="string">
            <text:p>https://twitter.com/Twilybutt/status/1607943738705469443</text:p>
          </table:table-cell>
        </table:table-row>
        <table:table-row table:style-name="ro1">
          <table:table-cell office:value-type="string" calcext:value-type="string">
            <text:p>input/data_formal_20240530-1342/meme/VisionCfs_20230105T115740/0.jpg</text:p>
          </table:table-cell>
          <table:table-cell office:value-type="string" calcext:value-type="string">
            <text:p>Pattern 4</text:p>
          </table:table-cell>
          <table:table-cell office:value-type="float" office:value="0.757787829594319" calcext:value-type="float">
            <text:p>0.757787829594319</text:p>
          </table:table-cell>
          <table:table-cell office:value-type="float" office:value="0.0872785228149016" calcext:value-type="float">
            <text:p>0.0872785228149016</text:p>
          </table:table-cell>
          <table:table-cell office:value-type="float" office:value="0.700836794573351" calcext:value-type="float">
            <text:p>0.700836794573351</text:p>
          </table:table-cell>
          <table:table-cell office:value-type="string" calcext:value-type="string">
            <text:p>https://twitter.com/VisionCfs/status/1610968771380006917</text:p>
          </table:table-cell>
        </table:table-row>
        <table:table-row table:style-name="ro1">
          <table:table-cell office:value-type="string" calcext:value-type="string">
            <text:p>input/data_formal_20240530-1342/meme/vlebazaar_in_20230202T013000/0.jpg</text:p>
          </table:table-cell>
          <table:table-cell office:value-type="string" calcext:value-type="string">
            <text:p>Pattern 6</text:p>
          </table:table-cell>
          <table:table-cell office:value-type="float" office:value="0.944309409050609" calcext:value-type="float">
            <text:p>0.944309409050609</text:p>
          </table:table-cell>
          <table:table-cell office:value-type="float" office:value="0.187768337153196" calcext:value-type="float">
            <text:p>0.187768337153196</text:p>
          </table:table-cell>
          <table:table-cell office:value-type="float" office:value="0.706444422951372" calcext:value-type="float">
            <text:p>0.706444422951372</text:p>
          </table:table-cell>
          <table:table-cell office:value-type="string" calcext:value-type="string">
            <text:p>https://twitter.com/vlebazaar_in/status/1620957674950258691</text:p>
          </table:table-cell>
        </table:table-row>
        <table:table-row table:style-name="ro1">
          <table:table-cell office:value-type="string" calcext:value-type="string">
            <text:p>input/data_formal_20240530-1342/meme/Vogue_Kill_20230105T011930/0.jpg</text:p>
          </table:table-cell>
          <table:table-cell office:value-type="string" calcext:value-type="string">
            <text:p>Pattern 1</text:p>
          </table:table-cell>
          <table:table-cell office:value-type="float" office:value="0.898667419798993" calcext:value-type="float">
            <text:p>0.898667419798993</text:p>
          </table:table-cell>
          <table:table-cell office:value-type="float" office:value="0.110868174695427" calcext:value-type="float">
            <text:p>0.110868174695427</text:p>
          </table:table-cell>
          <table:table-cell office:value-type="float" office:value="0.353619035614519" calcext:value-type="float">
            <text:p>0.353619035614519</text:p>
          </table:table-cell>
          <table:table-cell office:value-type="string" calcext:value-type="string">
            <text:p>https://twitter.com/abstractNFTxyz/status/1610962960666742786</text:p>
          </table:table-cell>
        </table:table-row>
        <table:table-row table:style-name="ro1">
          <table:table-cell office:value-type="string" calcext:value-type="string">
            <text:p>input/data_formal_20240530-1342/meme/Vogue_Kill_20230105T113058/0.jpg</text:p>
          </table:table-cell>
          <table:table-cell office:value-type="string" calcext:value-type="string">
            <text:p>Pattern 1</text:p>
          </table:table-cell>
          <table:table-cell office:value-type="float" office:value="0.913627352411582" calcext:value-type="float">
            <text:p>0.913627352411582</text:p>
          </table:table-cell>
          <table:table-cell office:value-type="float" office:value="0.204483249321787" calcext:value-type="float">
            <text:p>0.204483249321787</text:p>
          </table:table-cell>
          <table:table-cell office:value-type="float" office:value="0.178939226643713" calcext:value-type="float">
            <text:p>0.178939226643713</text:p>
          </table:table-cell>
          <table:table-cell office:value-type="string" calcext:value-type="string">
            <text:p>https://twitter.com/abstractNFTxyz/status/1610962850448826368</text:p>
          </table:table-cell>
        </table:table-row>
        <table:table-row table:style-name="ro1">
          <table:table-cell office:value-type="string" calcext:value-type="string">
            <text:p>input/data_formal_20240530-1342/meme/Vogue_Kill_20230105T174600/0.jpg</text:p>
          </table:table-cell>
          <table:table-cell office:value-type="string" calcext:value-type="string">
            <text:p>Pattern 1</text:p>
          </table:table-cell>
          <table:table-cell office:value-type="float" office:value="0.856210694862" calcext:value-type="float">
            <text:p>0.856210694862</text:p>
          </table:table-cell>
          <table:table-cell office:value-type="float" office:value="0.144223580674519" calcext:value-type="float">
            <text:p>0.144223580674519</text:p>
          </table:table-cell>
          <table:table-cell office:value-type="float" office:value="0.173675386498233" calcext:value-type="float">
            <text:p>0.173675386498233</text:p>
          </table:table-cell>
          <table:table-cell office:value-type="string" calcext:value-type="string">
            <text:p>https://twitter.com/Vogue_Kill/status/1611237690925514752</text:p>
          </table:table-cell>
        </table:table-row>
        <table:table-row table:style-name="ro1">
          <table:table-cell office:value-type="string" calcext:value-type="string">
            <text:p>input/data_formal_20240530-1342/meme/vzcek_20230123T131424/0.jpg</text:p>
          </table:table-cell>
          <table:table-cell office:value-type="string" calcext:value-type="string">
            <text:p>Pattern 3</text:p>
          </table:table-cell>
          <table:table-cell office:value-type="float" office:value="0.895577601829618" calcext:value-type="float">
            <text:p>0.895577601829618</text:p>
          </table:table-cell>
          <table:table-cell office:value-type="float" office:value="0.320387602036724" calcext:value-type="float">
            <text:p>0.320387602036724</text:p>
          </table:table-cell>
          <table:table-cell office:value-type="float" office:value="0.380523465946156" calcext:value-type="float">
            <text:p>0.380523465946156</text:p>
          </table:table-cell>
          <table:table-cell office:value-type="string" calcext:value-type="string">
            <text:p>https://twitter.com/vzcek/status/1617511065037967361</text:p>
          </table:table-cell>
        </table:table-row>
        <table:table-row table:style-name="ro1">
          <table:table-cell office:value-type="string" calcext:value-type="string">
            <text:p>input/data_formal_20240530-1342/meme/wala_bakery_20230105T115213/0.jpg</text:p>
          </table:table-cell>
          <table:table-cell office:value-type="string" calcext:value-type="string">
            <text:p>Pattern 4</text:p>
          </table:table-cell>
          <table:table-cell office:value-type="float" office:value="0.70776046245815" calcext:value-type="float">
            <text:p>0.70776046245815</text:p>
          </table:table-cell>
          <table:table-cell office:value-type="float" office:value="0.110939095878304" calcext:value-type="float">
            <text:p>0.110939095878304</text:p>
          </table:table-cell>
          <table:table-cell office:value-type="float" office:value="0.720919494808628" calcext:value-type="float">
            <text:p>0.720919494808628</text:p>
          </table:table-cell>
          <table:table-cell office:value-type="string" calcext:value-type="string">
            <text:p>https://twitter.com/wala_bakery/status/1610967403286102016</text:p>
          </table:table-cell>
        </table:table-row>
        <table:table-row table:style-name="ro1">
          <table:table-cell office:value-type="string" calcext:value-type="string">
            <text:p>input/data_formal_20240530-1342/meme/wala_bakery_20230105T115213/1.jpg</text:p>
          </table:table-cell>
          <table:table-cell office:value-type="string" calcext:value-type="string">
            <text:p>Pattern 4</text:p>
          </table:table-cell>
          <table:table-cell office:value-type="float" office:value="0.701950499554506" calcext:value-type="float">
            <text:p>0.701950499554506</text:p>
          </table:table-cell>
          <table:table-cell office:value-type="float" office:value="0.0949640761300066" calcext:value-type="float">
            <text:p>0.0949640761300066</text:p>
          </table:table-cell>
          <table:table-cell office:value-type="float" office:value="0.719726049348515" calcext:value-type="float">
            <text:p>0.719726049348515</text:p>
          </table:table-cell>
          <table:table-cell office:value-type="string" calcext:value-type="string">
            <text:p>https://twitter.com/wala_bakery/status/1610967403286102016</text:p>
          </table:table-cell>
        </table:table-row>
        <table:table-row table:style-name="ro1">
          <table:table-cell office:value-type="string" calcext:value-type="string">
            <text:p>input/data_formal_20240530-1342/meme/wala_bakery_20230105T115213/2.jpg</text:p>
          </table:table-cell>
          <table:table-cell office:value-type="string" calcext:value-type="string">
            <text:p>Pattern 4</text:p>
          </table:table-cell>
          <table:table-cell office:value-type="float" office:value="0.739594199325953" calcext:value-type="float">
            <text:p>0.739594199325953</text:p>
          </table:table-cell>
          <table:table-cell office:value-type="float" office:value="0.116794352184251" calcext:value-type="float">
            <text:p>0.116794352184251</text:p>
          </table:table-cell>
          <table:table-cell office:value-type="float" office:value="0.751228680074938" calcext:value-type="float">
            <text:p>0.751228680074938</text:p>
          </table:table-cell>
          <table:table-cell office:value-type="string" calcext:value-type="string">
            <text:p>https://twitter.com/wala_bakery/status/1610967403286102016</text:p>
          </table:table-cell>
        </table:table-row>
        <table:table-row table:style-name="ro1">
          <table:table-cell office:value-type="string" calcext:value-type="string">
            <text:p>input/data_formal_20240530-1342/meme/wala_bakery_20230106T075501/0.jpg</text:p>
          </table:table-cell>
          <table:table-cell office:value-type="string" calcext:value-type="string">
            <text:p>Pattern 4</text:p>
          </table:table-cell>
          <table:table-cell office:value-type="float" office:value="0.70776046245815" calcext:value-type="float">
            <text:p>0.70776046245815</text:p>
          </table:table-cell>
          <table:table-cell office:value-type="float" office:value="0.110939095878304" calcext:value-type="float">
            <text:p>0.110939095878304</text:p>
          </table:table-cell>
          <table:table-cell office:value-type="float" office:value="0.720919494808628" calcext:value-type="float">
            <text:p>0.720919494808628</text:p>
          </table:table-cell>
          <table:table-cell office:value-type="string" calcext:value-type="string">
            <text:p>https://twitter.com/wala_bakery/status/1611270097871728640</text:p>
          </table:table-cell>
        </table:table-row>
        <table:table-row table:style-name="ro1">
          <table:table-cell office:value-type="string" calcext:value-type="string">
            <text:p>input/data_formal_20240530-1342/meme/wala_bakery_20230106T075501/1.jpg</text:p>
          </table:table-cell>
          <table:table-cell office:value-type="string" calcext:value-type="string">
            <text:p>Pattern 4</text:p>
          </table:table-cell>
          <table:table-cell office:value-type="float" office:value="0.701950499554506" calcext:value-type="float">
            <text:p>0.701950499554506</text:p>
          </table:table-cell>
          <table:table-cell office:value-type="float" office:value="0.0949640761300066" calcext:value-type="float">
            <text:p>0.0949640761300066</text:p>
          </table:table-cell>
          <table:table-cell office:value-type="float" office:value="0.719726049348515" calcext:value-type="float">
            <text:p>0.719726049348515</text:p>
          </table:table-cell>
          <table:table-cell office:value-type="string" calcext:value-type="string">
            <text:p>https://twitter.com/wala_bakery/status/1611270097871728640</text:p>
          </table:table-cell>
        </table:table-row>
        <table:table-row table:style-name="ro1">
          <table:table-cell office:value-type="string" calcext:value-type="string">
            <text:p>input/data_formal_20240530-1342/meme/wala_bakery_20230106T075501/2.jpg</text:p>
          </table:table-cell>
          <table:table-cell office:value-type="string" calcext:value-type="string">
            <text:p>Pattern 4</text:p>
          </table:table-cell>
          <table:table-cell office:value-type="float" office:value="0.739594199325953" calcext:value-type="float">
            <text:p>0.739594199325953</text:p>
          </table:table-cell>
          <table:table-cell office:value-type="float" office:value="0.116794352184251" calcext:value-type="float">
            <text:p>0.116794352184251</text:p>
          </table:table-cell>
          <table:table-cell office:value-type="float" office:value="0.751228680074938" calcext:value-type="float">
            <text:p>0.751228680074938</text:p>
          </table:table-cell>
          <table:table-cell office:value-type="string" calcext:value-type="string">
            <text:p>https://twitter.com/wala_bakery/status/1611270097871728640</text:p>
          </table:table-cell>
        </table:table-row>
        <table:table-row table:style-name="ro1">
          <table:table-cell office:value-type="string" calcext:value-type="string">
            <text:p>input/data_formal_20240530-1342/meme/waldoforrealz_20230206T134342/0.jpg</text:p>
          </table:table-cell>
          <table:table-cell office:value-type="string" calcext:value-type="string">
            <text:p>Pattern 6</text:p>
          </table:table-cell>
          <table:table-cell office:value-type="float" office:value="0.86416019850461" calcext:value-type="float">
            <text:p>0.86416019850461</text:p>
          </table:table-cell>
          <table:table-cell office:value-type="float" office:value="0.0899651343633112" calcext:value-type="float">
            <text:p>0.0899651343633112</text:p>
          </table:table-cell>
          <table:table-cell office:value-type="float" office:value="0.559752301112632" calcext:value-type="float">
            <text:p>0.559752301112632</text:p>
          </table:table-cell>
          <table:table-cell office:value-type="string" calcext:value-type="string">
            <text:p>https://twitter.com/waldoforrealz/status/1622591870529417218</text:p>
          </table:table-cell>
        </table:table-row>
        <table:table-row table:style-name="ro1">
          <table:table-cell office:value-type="string" calcext:value-type="string">
            <text:p>input/data_formal_20240530-1342/meme/waldoforrealz_20230206T154307/0.jpg</text:p>
          </table:table-cell>
          <table:table-cell office:value-type="string" calcext:value-type="string">
            <text:p>Pattern 1</text:p>
          </table:table-cell>
          <table:table-cell office:value-type="float" office:value="0.905037756150619" calcext:value-type="float">
            <text:p>0.905037756150619</text:p>
          </table:table-cell>
          <table:table-cell office:value-type="float" office:value="0.152969090329882" calcext:value-type="float">
            <text:p>0.152969090329882</text:p>
          </table:table-cell>
          <table:table-cell office:value-type="float" office:value="0.221917698818538" calcext:value-type="float">
            <text:p>0.221917698818538</text:p>
          </table:table-cell>
          <table:table-cell office:value-type="string" calcext:value-type="string">
            <text:p>https://twitter.com/waldoforrealz/status/1622621922805665795</text:p>
          </table:table-cell>
        </table:table-row>
        <table:table-row table:style-name="ro1">
          <table:table-cell office:value-type="string" calcext:value-type="string">
            <text:p>input/data_formal_20240530-1342/meme/waldoforrealz_20230206T154622/0.jpg</text:p>
          </table:table-cell>
          <table:table-cell office:value-type="string" calcext:value-type="string">
            <text:p>Pattern 6</text:p>
          </table:table-cell>
          <table:table-cell office:value-type="float" office:value="0.92805059298015" calcext:value-type="float">
            <text:p>0.92805059298015</text:p>
          </table:table-cell>
          <table:table-cell office:value-type="float" office:value="0.24176842407029" calcext:value-type="float">
            <text:p>0.24176842407029</text:p>
          </table:table-cell>
          <table:table-cell office:value-type="float" office:value="0.426713246044599" calcext:value-type="float">
            <text:p>0.426713246044599</text:p>
          </table:table-cell>
          <table:table-cell office:value-type="string" calcext:value-type="string">
            <text:p>https://twitter.com/waldoforrealz/status/1622622740774518784</text:p>
          </table:table-cell>
        </table:table-row>
        <table:table-row table:style-name="ro1">
          <table:table-cell office:value-type="string" calcext:value-type="string">
            <text:p>input/data_formal_20240530-1342/meme/wantt_wasiq_20230111T183144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wantt_wasiq/status/1613242269351694336</text:p>
          </table:table-cell>
        </table:table-row>
        <table:table-row table:style-name="ro1">
          <table:table-cell office:value-type="string" calcext:value-type="string">
            <text:p>input/data_formal_20240530-1342/meme/wearegoodinc_20230106T175456/0.jpg</text:p>
          </table:table-cell>
          <table:table-cell office:value-type="string" calcext:value-type="string">
            <text:p>Pattern 6</text:p>
          </table:table-cell>
          <table:table-cell office:value-type="float" office:value="0.956562241303752" calcext:value-type="float">
            <text:p>0.956562241303752</text:p>
          </table:table-cell>
          <table:table-cell office:value-type="float" office:value="0.138748538858658" calcext:value-type="float">
            <text:p>0.138748538858658</text:p>
          </table:table-cell>
          <table:table-cell office:value-type="float" office:value="0.46969980238759" calcext:value-type="float">
            <text:p>0.46969980238759</text:p>
          </table:table-cell>
          <table:table-cell office:value-type="string" calcext:value-type="string">
            <text:p>https://twitter.com/rvckedup/status/1611823320189509634</text:p>
          </table:table-cell>
        </table:table-row>
        <table:table-row table:style-name="ro1">
          <table:table-cell office:value-type="string" calcext:value-type="string">
            <text:p>input/data_formal_20240530-1342/meme/wearetravelgeo_20230125T112619/0.jpg</text:p>
          </table:table-cell>
          <table:table-cell office:value-type="string" calcext:value-type="string">
            <text:p>Pattern 6</text:p>
          </table:table-cell>
          <table:table-cell office:value-type="float" office:value="0.951818136583604" calcext:value-type="float">
            <text:p>0.951818136583604</text:p>
          </table:table-cell>
          <table:table-cell office:value-type="float" office:value="0.0995675965376309" calcext:value-type="float">
            <text:p>0.0995675965376309</text:p>
          </table:table-cell>
          <table:table-cell office:value-type="float" office:value="0.524632427084195" calcext:value-type="float">
            <text:p>0.524632427084195</text:p>
          </table:table-cell>
          <table:table-cell office:value-type="string" calcext:value-type="string">
            <text:p>https://twitter.com/wearetravelgeo/status/1618208641823432708</text:p>
          </table:table-cell>
        </table:table-row>
        <table:table-row table:style-name="ro1">
          <table:table-cell office:value-type="string" calcext:value-type="string">
            <text:p>input/data_formal_20240530-1342/meme/Web3Grandpappa_20230111T231723/0.jpg</text:p>
          </table:table-cell>
          <table:table-cell office:value-type="string" calcext:value-type="string">
            <text:p>Pattern 6</text:p>
          </table:table-cell>
          <table:table-cell office:value-type="float" office:value="0.883021879926264" calcext:value-type="float">
            <text:p>0.883021879926264</text:p>
          </table:table-cell>
          <table:table-cell office:value-type="float" office:value="0.155665579315789" calcext:value-type="float">
            <text:p>0.155665579315789</text:p>
          </table:table-cell>
          <table:table-cell office:value-type="float" office:value="0.613732619845669" calcext:value-type="float">
            <text:p>0.613732619845669</text:p>
          </table:table-cell>
          <table:table-cell office:value-type="string" calcext:value-type="string">
            <text:p>https://twitter.com/TOGRP7/status/1613314469874241539</text:p>
          </table:table-cell>
        </table:table-row>
        <table:table-row table:style-name="ro1">
          <table:table-cell office:value-type="string" calcext:value-type="string">
            <text:p>input/data_formal_20240530-1342/meme/Web3Grandpappa_20230226T011524/0.jpg</text:p>
          </table:table-cell>
          <table:table-cell office:value-type="string" calcext:value-type="string">
            <text:p>Pattern 6</text:p>
          </table:table-cell>
          <table:table-cell office:value-type="float" office:value="0.877620576372945" calcext:value-type="float">
            <text:p>0.877620576372945</text:p>
          </table:table-cell>
          <table:table-cell office:value-type="float" office:value="0.164070242863455" calcext:value-type="float">
            <text:p>0.164070242863455</text:p>
          </table:table-cell>
          <table:table-cell office:value-type="float" office:value="0.621951015673483" calcext:value-type="float">
            <text:p>0.621951015673483</text:p>
          </table:table-cell>
          <table:table-cell office:value-type="string" calcext:value-type="string">
            <text:p>https://twitter.com/Web3Grandpappa/status/1629730349138980864</text:p>
          </table:table-cell>
        </table:table-row>
        <table:table-row table:style-name="ro1">
          <table:table-cell office:value-type="string" calcext:value-type="string">
            <text:p>input/data_formal_20240530-1342/meme/WeberElections_20230323T010049/0.jpg</text:p>
          </table:table-cell>
          <table:table-cell office:value-type="string" calcext:value-type="string">
            <text:p>Pattern 3</text:p>
          </table:table-cell>
          <table:table-cell office:value-type="float" office:value="0.940413271899064" calcext:value-type="float">
            <text:p>0.940413271899064</text:p>
          </table:table-cell>
          <table:table-cell office:value-type="float" office:value="0.220259663506025" calcext:value-type="float">
            <text:p>0.220259663506025</text:p>
          </table:table-cell>
          <table:table-cell office:value-type="float" office:value="0.48083091229968" calcext:value-type="float">
            <text:p>0.48083091229968</text:p>
          </table:table-cell>
          <table:table-cell office:value-type="string" calcext:value-type="string">
            <text:p>https://twitter.com/WeberElections/status/1638707338361339905</text:p>
          </table:table-cell>
        </table:table-row>
        <table:table-row table:style-name="ro1">
          <table:table-cell office:value-type="string" calcext:value-type="string">
            <text:p>input/data_formal_20240530-1342/meme/webmerx_20230106T071213/0.jpg</text:p>
          </table:table-cell>
          <table:table-cell office:value-type="string" calcext:value-type="string">
            <text:p>Pattern 6</text:p>
          </table:table-cell>
          <table:table-cell office:value-type="float" office:value="0.965353457538956" calcext:value-type="float">
            <text:p>0.965353457538956</text:p>
          </table:table-cell>
          <table:table-cell office:value-type="float" office:value="0.131339015497045" calcext:value-type="float">
            <text:p>0.131339015497045</text:p>
          </table:table-cell>
          <table:table-cell office:value-type="float" office:value="0.486371218410397" calcext:value-type="float">
            <text:p>0.486371218410397</text:p>
          </table:table-cell>
          <table:table-cell office:value-type="string" calcext:value-type="string">
            <text:p>https://twitter.com/webmerx/status/1611259325905010688</text:p>
          </table:table-cell>
        </table:table-row>
        <table:table-row table:style-name="ro1">
          <table:table-cell office:value-type="string" calcext:value-type="string">
            <text:p>input/data_formal_20240530-1342/meme/Wh1sp0_20221228T054850/0.jpg</text:p>
          </table:table-cell>
          <table:table-cell office:value-type="string" calcext:value-type="string">
            <text:p>Pattern 3</text:p>
          </table:table-cell>
          <table:table-cell office:value-type="float" office:value="0.865408329777285" calcext:value-type="float">
            <text:p>0.865408329777285</text:p>
          </table:table-cell>
          <table:table-cell office:value-type="float" office:value="0.0232401873396132" calcext:value-type="float">
            <text:p>0.0232401873396132</text:p>
          </table:table-cell>
          <table:table-cell office:value-type="float" office:value="0.509372674629049" calcext:value-type="float">
            <text:p>0.509372674629049</text:p>
          </table:table-cell>
          <table:table-cell office:value-type="string" calcext:value-type="string">
            <text:p>https://twitter.com/virtkha/status/1607978330057498632</text:p>
          </table:table-cell>
        </table:table-row>
        <table:table-row table:style-name="ro1">
          <table:table-cell office:value-type="string" calcext:value-type="string">
            <text:p>input/data_formal_20240530-1342/meme/WhiskeesNFTs_20230320T163953/0.jpg</text:p>
          </table:table-cell>
          <table:table-cell office:value-type="string" calcext:value-type="string">
            <text:p>Pattern 1</text:p>
          </table:table-cell>
          <table:table-cell office:value-type="float" office:value="0.955805070439088" calcext:value-type="float">
            <text:p>0.955805070439088</text:p>
          </table:table-cell>
          <table:table-cell office:value-type="float" office:value="0.225368385520662" calcext:value-type="float">
            <text:p>0.225368385520662</text:p>
          </table:table-cell>
          <table:table-cell office:value-type="float" office:value="0.154532751187853" calcext:value-type="float">
            <text:p>0.154532751187853</text:p>
          </table:table-cell>
          <table:table-cell office:value-type="string" calcext:value-type="string">
            <text:p>https://twitter.com/priskaputri246/status/1638626060140167168</text:p>
          </table:table-cell>
        </table:table-row>
        <table:table-row table:style-name="ro1">
          <table:table-cell office:value-type="string" calcext:value-type="string">
            <text:p>input/data_formal_20240530-1342/meme/WieldLock_20230105T223644/0.jpg</text:p>
          </table:table-cell>
          <table:table-cell office:value-type="string" calcext:value-type="string">
            <text:p>Pattern 1</text:p>
          </table:table-cell>
          <table:table-cell office:value-type="float" office:value="0.911830500672684" calcext:value-type="float">
            <text:p>0.911830500672684</text:p>
          </table:table-cell>
          <table:table-cell office:value-type="float" office:value="0.185339762727392" calcext:value-type="float">
            <text:p>0.185339762727392</text:p>
          </table:table-cell>
          <table:table-cell office:value-type="float" office:value="0.251270265331125" calcext:value-type="float">
            <text:p>0.251270265331125</text:p>
          </table:table-cell>
          <table:table-cell office:value-type="string" calcext:value-type="string">
            <text:p>https://twitter.com/PilotofAerial/status/1611229071840518147</text:p>
          </table:table-cell>
        </table:table-row>
        <table:table-row table:style-name="ro1">
          <table:table-cell office:value-type="string" calcext:value-type="string">
            <text:p>input/data_formal_20240530-1342/meme/williamlouie5_20230112T000748/0.jpg</text:p>
          </table:table-cell>
          <table:table-cell office:value-type="string" calcext:value-type="string">
            <text:p>Pattern 3</text:p>
          </table:table-cell>
          <table:table-cell office:value-type="float" office:value="0.908877574916244" calcext:value-type="float">
            <text:p>0.908877574916244</text:p>
          </table:table-cell>
          <table:table-cell office:value-type="float" office:value="0.206445481717413" calcext:value-type="float">
            <text:p>0.206445481717413</text:p>
          </table:table-cell>
          <table:table-cell office:value-type="float" office:value="0.359637329579989" calcext:value-type="float">
            <text:p>0.359637329579989</text:p>
          </table:table-cell>
          <table:table-cell office:value-type="string" calcext:value-type="string">
            <text:p>https://twitter.com/williamlouie5/status/1613326843406389250</text:p>
          </table:table-cell>
        </table:table-row>
        <table:table-row table:style-name="ro1">
          <table:table-cell office:value-type="string" calcext:value-type="string">
            <text:p>input/data_formal_20240530-1342/meme/wireddit_20221227T232723/0.jpg</text:p>
          </table:table-cell>
          <table:table-cell office:value-type="string" calcext:value-type="string">
            <text:p>Pattern 1</text:p>
          </table:table-cell>
          <table:table-cell office:value-type="float" office:value="0.880760099326371" calcext:value-type="float">
            <text:p>0.880760099326371</text:p>
          </table:table-cell>
          <table:table-cell office:value-type="float" office:value="0.187122692527984" calcext:value-type="float">
            <text:p>0.187122692527984</text:p>
          </table:table-cell>
          <table:table-cell office:value-type="float" office:value="0.0954520295723698" calcext:value-type="float">
            <text:p>0.0954520295723698</text:p>
          </table:table-cell>
          <table:table-cell office:value-type="string" calcext:value-type="string">
            <text:p>https://twitter.com/wireddit/status/1607880855979974657</text:p>
          </table:table-cell>
        </table:table-row>
        <table:table-row table:style-name="ro1">
          <table:table-cell office:value-type="string" calcext:value-type="string">
            <text:p>input/data_formal_20240530-1342/meme/wireddit_20221228T002721/0.jpg</text:p>
          </table:table-cell>
          <table:table-cell office:value-type="string" calcext:value-type="string">
            <text:p>Pattern 1</text:p>
          </table:table-cell>
          <table:table-cell office:value-type="float" office:value="0.872880009346181" calcext:value-type="float">
            <text:p>0.872880009346181</text:p>
          </table:table-cell>
          <table:table-cell office:value-type="float" office:value="0.275763397952545" calcext:value-type="float">
            <text:p>0.275763397952545</text:p>
          </table:table-cell>
          <table:table-cell office:value-type="float" office:value="0.245994844563274" calcext:value-type="float">
            <text:p>0.245994844563274</text:p>
          </table:table-cell>
          <table:table-cell office:value-type="string" calcext:value-type="string">
            <text:p>https://twitter.com/wireddit/status/1607895946909605889</text:p>
          </table:table-cell>
        </table:table-row>
        <table:table-row table:style-name="ro1">
          <table:table-cell office:value-type="string" calcext:value-type="string">
            <text:p>input/data_formal_20240530-1342/meme/wireddit_20221228T002723/0.jpg</text:p>
          </table:table-cell>
          <table:table-cell office:value-type="string" calcext:value-type="string">
            <text:p>Pattern 1</text:p>
          </table:table-cell>
          <table:table-cell office:value-type="float" office:value="0.921265954083412" calcext:value-type="float">
            <text:p>0.921265954083412</text:p>
          </table:table-cell>
          <table:table-cell office:value-type="float" office:value="0.196947507012161" calcext:value-type="float">
            <text:p>0.196947507012161</text:p>
          </table:table-cell>
          <table:table-cell office:value-type="float" office:value="0.196765977328533" calcext:value-type="float">
            <text:p>0.196765977328533</text:p>
          </table:table-cell>
          <table:table-cell office:value-type="string" calcext:value-type="string">
            <text:p>https://twitter.com/wireddit/status/1607895953926754306</text:p>
          </table:table-cell>
        </table:table-row>
        <table:table-row table:style-name="ro1">
          <table:table-cell office:value-type="string" calcext:value-type="string">
            <text:p>input/data_formal_20240530-1342/meme/wireddit_20221228T022730/0.jpg</text:p>
          </table:table-cell>
          <table:table-cell office:value-type="string" calcext:value-type="string">
            <text:p>Pattern 6</text:p>
          </table:table-cell>
          <table:table-cell office:value-type="float" office:value="0.917887355869653" calcext:value-type="float">
            <text:p>0.917887355869653</text:p>
          </table:table-cell>
          <table:table-cell office:value-type="float" office:value="0.225357478916087" calcext:value-type="float">
            <text:p>0.225357478916087</text:p>
          </table:table-cell>
          <table:table-cell office:value-type="float" office:value="0.399879399761443" calcext:value-type="float">
            <text:p>0.399879399761443</text:p>
          </table:table-cell>
          <table:table-cell office:value-type="string" calcext:value-type="string">
            <text:p>https://twitter.com/wireddit/status/1607926181059239938</text:p>
          </table:table-cell>
        </table:table-row>
        <table:table-row table:style-name="ro1">
          <table:table-cell office:value-type="string" calcext:value-type="string">
            <text:p>input/data_formal_20240530-1342/meme/wireddit_20221228T032746/0.jpg</text:p>
          </table:table-cell>
          <table:table-cell office:value-type="string" calcext:value-type="string">
            <text:p>Pattern 6</text:p>
          </table:table-cell>
          <table:table-cell office:value-type="float" office:value="0.919119807501221" calcext:value-type="float">
            <text:p>0.919119807501221</text:p>
          </table:table-cell>
          <table:table-cell office:value-type="float" office:value="0.176897006118005" calcext:value-type="float">
            <text:p>0.176897006118005</text:p>
          </table:table-cell>
          <table:table-cell office:value-type="float" office:value="0.453579632043791" calcext:value-type="float">
            <text:p>0.453579632043791</text:p>
          </table:table-cell>
          <table:table-cell office:value-type="string" calcext:value-type="string">
            <text:p>https://twitter.com/wireddit/status/1607941351538147330</text:p>
          </table:table-cell>
        </table:table-row>
        <table:table-row table:style-name="ro1">
          <table:table-cell office:value-type="string" calcext:value-type="string">
            <text:p>input/data_formal_20240530-1342/meme/wireddit_20221228T042746/0.jpg</text:p>
          </table:table-cell>
          <table:table-cell office:value-type="string" calcext:value-type="string">
            <text:p>Pattern 1</text:p>
          </table:table-cell>
          <table:table-cell office:value-type="float" office:value="0.897568310073953" calcext:value-type="float">
            <text:p>0.897568310073953</text:p>
          </table:table-cell>
          <table:table-cell office:value-type="float" office:value="0.214641193902171" calcext:value-type="float">
            <text:p>0.214641193902171</text:p>
          </table:table-cell>
          <table:table-cell office:value-type="float" office:value="0.131629577048277" calcext:value-type="float">
            <text:p>0.131629577048277</text:p>
          </table:table-cell>
          <table:table-cell office:value-type="string" calcext:value-type="string">
            <text:p>https://twitter.com/wireddit/status/1607956448801087489</text:p>
          </table:table-cell>
        </table:table-row>
        <table:table-row table:style-name="ro1">
          <table:table-cell office:value-type="string" calcext:value-type="string">
            <text:p>input/data_formal_20240530-1342/meme/wireddit_20221228T052717/0.jpg</text:p>
          </table:table-cell>
          <table:table-cell office:value-type="string" calcext:value-type="string">
            <text:p>Pattern 1</text:p>
          </table:table-cell>
          <table:table-cell office:value-type="float" office:value="0.88060156374134" calcext:value-type="float">
            <text:p>0.88060156374134</text:p>
          </table:table-cell>
          <table:table-cell office:value-type="float" office:value="0.250340205325095" calcext:value-type="float">
            <text:p>0.250340205325095</text:p>
          </table:table-cell>
          <table:table-cell office:value-type="float" office:value="0.15311514325993" calcext:value-type="float">
            <text:p>0.15311514325993</text:p>
          </table:table-cell>
          <table:table-cell office:value-type="string" calcext:value-type="string">
            <text:p>https://twitter.com/wireddit/status/1607971428489469952</text:p>
          </table:table-cell>
        </table:table-row>
        <table:table-row table:style-name="ro1">
          <table:table-cell office:value-type="string" calcext:value-type="string">
            <text:p>input/data_formal_20240530-1342/meme/wireddit_20221228T062902/0.jpg</text:p>
          </table:table-cell>
          <table:table-cell office:value-type="string" calcext:value-type="string">
            <text:p>Pattern 6</text:p>
          </table:table-cell>
          <table:table-cell office:value-type="float" office:value="0.95315271631779" calcext:value-type="float">
            <text:p>0.95315271631779</text:p>
          </table:table-cell>
          <table:table-cell office:value-type="float" office:value="0.171237144136337" calcext:value-type="float">
            <text:p>0.171237144136337</text:p>
          </table:table-cell>
          <table:table-cell office:value-type="float" office:value="0.388015692726559" calcext:value-type="float">
            <text:p>0.388015692726559</text:p>
          </table:table-cell>
          <table:table-cell office:value-type="string" calcext:value-type="string">
            <text:p>https://twitter.com/wireddit/status/1607986968914272257</text:p>
          </table:table-cell>
        </table:table-row>
        <table:table-row table:style-name="ro1">
          <table:table-cell office:value-type="string" calcext:value-type="string">
            <text:p>input/data_formal_20240530-1342/meme/wireddit_20230105T102731/0.jpg</text:p>
          </table:table-cell>
          <table:table-cell office:value-type="string" calcext:value-type="string">
            <text:p>Pattern 6</text:p>
          </table:table-cell>
          <table:table-cell office:value-type="float" office:value="0.856177223815088" calcext:value-type="float">
            <text:p>0.856177223815088</text:p>
          </table:table-cell>
          <table:table-cell office:value-type="float" office:value="0.115881177862948" calcext:value-type="float">
            <text:p>0.115881177862948</text:p>
          </table:table-cell>
          <table:table-cell office:value-type="float" office:value="0.471215444728409" calcext:value-type="float">
            <text:p>0.471215444728409</text:p>
          </table:table-cell>
          <table:table-cell office:value-type="string" calcext:value-type="string">
            <text:p>https://twitter.com/wireddit/status/1610946084599201796</text:p>
          </table:table-cell>
        </table:table-row>
        <table:table-row table:style-name="ro1">
          <table:table-cell office:value-type="string" calcext:value-type="string">
            <text:p>input/data_formal_20240530-1342/meme/wireddit_20230105T122837/0.jpg</text:p>
          </table:table-cell>
          <table:table-cell office:value-type="string" calcext:value-type="string">
            <text:p>Pattern 6</text:p>
          </table:table-cell>
          <table:table-cell office:value-type="float" office:value="0.905537232647686" calcext:value-type="float">
            <text:p>0.905537232647686</text:p>
          </table:table-cell>
          <table:table-cell office:value-type="float" office:value="0.127112624208765" calcext:value-type="float">
            <text:p>0.127112624208765</text:p>
          </table:table-cell>
          <table:table-cell office:value-type="float" office:value="0.374016975415534" calcext:value-type="float">
            <text:p>0.374016975415534</text:p>
          </table:table-cell>
          <table:table-cell office:value-type="string" calcext:value-type="string">
            <text:p>https://twitter.com/wireddit/status/1610976560462417921</text:p>
          </table:table-cell>
        </table:table-row>
        <table:table-row table:style-name="ro1">
          <table:table-cell office:value-type="string" calcext:value-type="string">
            <text:p>input/data_formal_20240530-1342/meme/wireddit_20230105T122842/0.jpg</text:p>
          </table:table-cell>
          <table:table-cell office:value-type="string" calcext:value-type="string">
            <text:p>Pattern 3</text:p>
          </table:table-cell>
          <table:table-cell office:value-type="float" office:value="1.01288200172437" calcext:value-type="float">
            <text:p>1.01288200172437</text:p>
          </table:table-cell>
          <table:table-cell office:value-type="float" office:value="0.177643969794557" calcext:value-type="float">
            <text:p>0.177643969794557</text:p>
          </table:table-cell>
          <table:table-cell office:value-type="float" office:value="0.413018175839544" calcext:value-type="float">
            <text:p>0.413018175839544</text:p>
          </table:table-cell>
          <table:table-cell office:value-type="string" calcext:value-type="string">
            <text:p>https://twitter.com/wireddit/status/1610976583761764355</text:p>
          </table:table-cell>
        </table:table-row>
        <table:table-row table:style-name="ro1">
          <table:table-cell office:value-type="string" calcext:value-type="string">
            <text:p>input/data_formal_20240530-1342/meme/wireddit_20230106T082751/0.jpg</text:p>
          </table:table-cell>
          <table:table-cell office:value-type="string" calcext:value-type="string">
            <text:p>Pattern 1</text:p>
          </table:table-cell>
          <table:table-cell office:value-type="float" office:value="0.90568248180348" calcext:value-type="float">
            <text:p>0.90568248180348</text:p>
          </table:table-cell>
          <table:table-cell office:value-type="float" office:value="0.102737062309786" calcext:value-type="float">
            <text:p>0.102737062309786</text:p>
          </table:table-cell>
          <table:table-cell office:value-type="float" office:value="0.100275948648161" calcext:value-type="float">
            <text:p>0.100275948648161</text:p>
          </table:table-cell>
          <table:table-cell office:value-type="string" calcext:value-type="string">
            <text:p>https://twitter.com/wireddit/status/1611278360037965824</text:p>
          </table:table-cell>
        </table:table-row>
        <table:table-row table:style-name="ro1">
          <table:table-cell office:value-type="string" calcext:value-type="string">
            <text:p>input/data_formal_20240530-1342/meme/wireddit_20230106T082752/0.jpg</text:p>
          </table:table-cell>
          <table:table-cell office:value-type="string" calcext:value-type="string">
            <text:p>Pattern 1</text:p>
          </table:table-cell>
          <table:table-cell office:value-type="float" office:value="0.864040561872287" calcext:value-type="float">
            <text:p>0.864040561872287</text:p>
          </table:table-cell>
          <table:table-cell office:value-type="float" office:value="0.110251189797402" calcext:value-type="float">
            <text:p>0.110251189797402</text:p>
          </table:table-cell>
          <table:table-cell office:value-type="float" office:value="0.298821608417085" calcext:value-type="float">
            <text:p>0.298821608417085</text:p>
          </table:table-cell>
          <table:table-cell office:value-type="string" calcext:value-type="string">
            <text:p>https://twitter.com/wireddit/status/1611278364991492096</text:p>
          </table:table-cell>
        </table:table-row>
        <table:table-row table:style-name="ro1">
          <table:table-cell office:value-type="string" calcext:value-type="string">
            <text:p>input/data_formal_20240530-1342/meme/wireddit_20230206T102805/0.jpg</text:p>
          </table:table-cell>
          <table:table-cell office:value-type="string" calcext:value-type="string">
            <text:p>Pattern 1</text:p>
          </table:table-cell>
          <table:table-cell office:value-type="float" office:value="0.883388821562645" calcext:value-type="float">
            <text:p>0.883388821562645</text:p>
          </table:table-cell>
          <table:table-cell office:value-type="float" office:value="0.212242289506342" calcext:value-type="float">
            <text:p>0.212242289506342</text:p>
          </table:table-cell>
          <table:table-cell office:value-type="float" office:value="0.0762684266849752" calcext:value-type="float">
            <text:p>0.0762684266849752</text:p>
          </table:table-cell>
          <table:table-cell office:value-type="string" calcext:value-type="string">
            <text:p>https://twitter.com/wireddit/status/1622542638673977346</text:p>
          </table:table-cell>
        </table:table-row>
        <table:table-row table:style-name="ro1">
          <table:table-cell office:value-type="string" calcext:value-type="string">
            <text:p>input/data_formal_20240530-1342/meme/wireddit_20230206T102807/0.jpg</text:p>
          </table:table-cell>
          <table:table-cell office:value-type="string" calcext:value-type="string">
            <text:p>Pattern 3</text:p>
          </table:table-cell>
          <table:table-cell office:value-type="float" office:value="1.00269963607598" calcext:value-type="float">
            <text:p>1.00269963607598</text:p>
          </table:table-cell>
          <table:table-cell office:value-type="float" office:value="0.146710165902082" calcext:value-type="float">
            <text:p>0.146710165902082</text:p>
          </table:table-cell>
          <table:table-cell office:value-type="float" office:value="0.292439261438807" calcext:value-type="float">
            <text:p>0.292439261438807</text:p>
          </table:table-cell>
          <table:table-cell office:value-type="string" calcext:value-type="string">
            <text:p>https://twitter.com/wireddit/status/1622542648396460033</text:p>
          </table:table-cell>
        </table:table-row>
        <table:table-row table:style-name="ro1">
          <table:table-cell office:value-type="string" calcext:value-type="string">
            <text:p>input/data_formal_20240530-1342/meme/wireddit_20230206T112748/0.jpg</text:p>
          </table:table-cell>
          <table:table-cell office:value-type="string" calcext:value-type="string">
            <text:p>Pattern 1</text:p>
          </table:table-cell>
          <table:table-cell office:value-type="float" office:value="0.944857430186356" calcext:value-type="float">
            <text:p>0.944857430186356</text:p>
          </table:table-cell>
          <table:table-cell office:value-type="float" office:value="0.166091056631985" calcext:value-type="float">
            <text:p>0.166091056631985</text:p>
          </table:table-cell>
          <table:table-cell office:value-type="float" office:value="0.222808687718278" calcext:value-type="float">
            <text:p>0.222808687718278</text:p>
          </table:table-cell>
          <table:table-cell office:value-type="string" calcext:value-type="string">
            <text:p>https://twitter.com/wireddit/status/1622557669293715456</text:p>
          </table:table-cell>
        </table:table-row>
        <table:table-row table:style-name="ro1">
          <table:table-cell office:value-type="string" calcext:value-type="string">
            <text:p>input/data_formal_20240530-1342/meme/wireddit_20230206T112943/0.jpg</text:p>
          </table:table-cell>
          <table:table-cell office:value-type="string" calcext:value-type="string">
            <text:p>Pattern 1</text:p>
          </table:table-cell>
          <table:table-cell office:value-type="float" office:value="0.944857430186356" calcext:value-type="float">
            <text:p>0.944857430186356</text:p>
          </table:table-cell>
          <table:table-cell office:value-type="float" office:value="0.166091056631985" calcext:value-type="float">
            <text:p>0.166091056631985</text:p>
          </table:table-cell>
          <table:table-cell office:value-type="float" office:value="0.222808687718278" calcext:value-type="float">
            <text:p>0.222808687718278</text:p>
          </table:table-cell>
          <table:table-cell office:value-type="string" calcext:value-type="string">
            <text:p>https://twitter.com/wireddit/status/1622558150443380737</text:p>
          </table:table-cell>
        </table:table-row>
        <table:table-row table:style-name="ro1">
          <table:table-cell office:value-type="string" calcext:value-type="string">
            <text:p>input/data_formal_20240530-1342/meme/wireddit_20230206T113240/0.jpg</text:p>
          </table:table-cell>
          <table:table-cell office:value-type="string" calcext:value-type="string">
            <text:p>Pattern 1</text:p>
          </table:table-cell>
          <table:table-cell office:value-type="float" office:value="0.944857430186356" calcext:value-type="float">
            <text:p>0.944857430186356</text:p>
          </table:table-cell>
          <table:table-cell office:value-type="float" office:value="0.166091056631985" calcext:value-type="float">
            <text:p>0.166091056631985</text:p>
          </table:table-cell>
          <table:table-cell office:value-type="float" office:value="0.222808687718278" calcext:value-type="float">
            <text:p>0.222808687718278</text:p>
          </table:table-cell>
          <table:table-cell office:value-type="string" calcext:value-type="string">
            <text:p>https://twitter.com/wireddit/status/1622558894575824897</text:p>
          </table:table-cell>
        </table:table-row>
        <table:table-row table:style-name="ro1">
          <table:table-cell office:value-type="string" calcext:value-type="string">
            <text:p>input/data_formal_20240530-1342/meme/wireddit_20230206T122737/0.jpg</text:p>
          </table:table-cell>
          <table:table-cell office:value-type="string" calcext:value-type="string">
            <text:p>Pattern 1</text:p>
          </table:table-cell>
          <table:table-cell office:value-type="float" office:value="0.89532928729361" calcext:value-type="float">
            <text:p>0.89532928729361</text:p>
          </table:table-cell>
          <table:table-cell office:value-type="float" office:value="0.151645185440353" calcext:value-type="float">
            <text:p>0.151645185440353</text:p>
          </table:table-cell>
          <table:table-cell office:value-type="float" office:value="0.284435873108578" calcext:value-type="float">
            <text:p>0.284435873108578</text:p>
          </table:table-cell>
          <table:table-cell office:value-type="string" calcext:value-type="string">
            <text:p>https://twitter.com/wireddit/status/1622572720444657664</text:p>
          </table:table-cell>
        </table:table-row>
        <table:table-row table:style-name="ro1">
          <table:table-cell office:value-type="string" calcext:value-type="string">
            <text:p>input/data_formal_20240530-1342/meme/wireddit_20230206T122739/0.jpg</text:p>
          </table:table-cell>
          <table:table-cell office:value-type="string" calcext:value-type="string">
            <text:p>Pattern 6</text:p>
          </table:table-cell>
          <table:table-cell office:value-type="float" office:value="0.88938335021542" calcext:value-type="float">
            <text:p>0.88938335021542</text:p>
          </table:table-cell>
          <table:table-cell office:value-type="float" office:value="0.19820589253855" calcext:value-type="float">
            <text:p>0.19820589253855</text:p>
          </table:table-cell>
          <table:table-cell office:value-type="float" office:value="0.449499245468169" calcext:value-type="float">
            <text:p>0.449499245468169</text:p>
          </table:table-cell>
          <table:table-cell office:value-type="string" calcext:value-type="string">
            <text:p>https://twitter.com/wireddit/status/1622572728799662080</text:p>
          </table:table-cell>
        </table:table-row>
        <table:table-row table:style-name="ro1">
          <table:table-cell office:value-type="string" calcext:value-type="string">
            <text:p>input/data_formal_20240530-1342/meme/wireddit_20230206T132852/0.jpg</text:p>
          </table:table-cell>
          <table:table-cell office:value-type="string" calcext:value-type="string">
            <text:p>Pattern 1</text:p>
          </table:table-cell>
          <table:table-cell office:value-type="float" office:value="0.930246819537579" calcext:value-type="float">
            <text:p>0.930246819537579</text:p>
          </table:table-cell>
          <table:table-cell office:value-type="float" office:value="0.101257641414493" calcext:value-type="float">
            <text:p>0.101257641414493</text:p>
          </table:table-cell>
          <table:table-cell office:value-type="float" office:value="0.270665278089541" calcext:value-type="float">
            <text:p>0.270665278089541</text:p>
          </table:table-cell>
          <table:table-cell office:value-type="string" calcext:value-type="string">
            <text:p>https://twitter.com/wireddit/status/1622588134117584897</text:p>
          </table:table-cell>
        </table:table-row>
        <table:table-row table:style-name="ro1">
          <table:table-cell office:value-type="string" calcext:value-type="string">
            <text:p>input/data_formal_20240530-1342/meme/wireddit_20230206T142842/0.jpg</text:p>
          </table:table-cell>
          <table:table-cell office:value-type="string" calcext:value-type="string">
            <text:p>Pattern 6</text:p>
          </table:table-cell>
          <table:table-cell office:value-type="float" office:value="0.974497107943888" calcext:value-type="float">
            <text:p>0.974497107943888</text:p>
          </table:table-cell>
          <table:table-cell office:value-type="float" office:value="0.139446297342599" calcext:value-type="float">
            <text:p>0.139446297342599</text:p>
          </table:table-cell>
          <table:table-cell office:value-type="float" office:value="0.31183064842144" calcext:value-type="float">
            <text:p>0.31183064842144</text:p>
          </table:table-cell>
          <table:table-cell office:value-type="string" calcext:value-type="string">
            <text:p>https://twitter.com/wireddit/status/1622603192629354499</text:p>
          </table:table-cell>
        </table:table-row>
        <table:table-row table:style-name="ro1">
          <table:table-cell office:value-type="string" calcext:value-type="string">
            <text:p>input/data_formal_20240530-1342/meme/wireddit_20230206T142844/0.jpg</text:p>
          </table:table-cell>
          <table:table-cell office:value-type="string" calcext:value-type="string">
            <text:p>Pattern 1</text:p>
          </table:table-cell>
          <table:table-cell office:value-type="float" office:value="0.874536754928284" calcext:value-type="float">
            <text:p>0.874536754928284</text:p>
          </table:table-cell>
          <table:table-cell office:value-type="float" office:value="0.102632797796575" calcext:value-type="float">
            <text:p>0.102632797796575</text:p>
          </table:table-cell>
          <table:table-cell office:value-type="float" office:value="0.375940456560534" calcext:value-type="float">
            <text:p>0.375940456560534</text:p>
          </table:table-cell>
          <table:table-cell office:value-type="string" calcext:value-type="string">
            <text:p>https://twitter.com/wireddit/status/1622603201055686659</text:p>
          </table:table-cell>
        </table:table-row>
        <table:table-row table:style-name="ro1">
          <table:table-cell office:value-type="string" calcext:value-type="string">
            <text:p>input/data_formal_20240530-1342/meme/wireddit_20230226T042728/0.jpg</text:p>
          </table:table-cell>
          <table:table-cell office:value-type="string" calcext:value-type="string">
            <text:p>Pattern 1</text:p>
          </table:table-cell>
          <table:table-cell office:value-type="float" office:value="0.899269662385249" calcext:value-type="float">
            <text:p>0.899269662385249</text:p>
          </table:table-cell>
          <table:table-cell office:value-type="float" office:value="0.137323472660216" calcext:value-type="float">
            <text:p>0.137323472660216</text:p>
          </table:table-cell>
          <table:table-cell office:value-type="float" office:value="0.250365023851436" calcext:value-type="float">
            <text:p>0.250365023851436</text:p>
          </table:table-cell>
          <table:table-cell office:value-type="string" calcext:value-type="string">
            <text:p>https://twitter.com/wireddit/status/1629699643415179265</text:p>
          </table:table-cell>
        </table:table-row>
        <table:table-row table:style-name="ro1">
          <table:table-cell office:value-type="string" calcext:value-type="string">
            <text:p>input/data_formal_20240530-1342/meme/wireddit_20230226T072718/0.jpg</text:p>
          </table:table-cell>
          <table:table-cell office:value-type="string" calcext:value-type="string">
            <text:p>Pattern 1</text:p>
          </table:table-cell>
          <table:table-cell office:value-type="float" office:value="0.888074289756031" calcext:value-type="float">
            <text:p>0.888074289756031</text:p>
          </table:table-cell>
          <table:table-cell office:value-type="float" office:value="0.212147230203673" calcext:value-type="float">
            <text:p>0.212147230203673</text:p>
          </table:table-cell>
          <table:table-cell office:value-type="float" office:value="0.118559031970242" calcext:value-type="float">
            <text:p>0.118559031970242</text:p>
          </table:table-cell>
          <table:table-cell office:value-type="string" calcext:value-type="string">
            <text:p>https://twitter.com/wireddit/status/1629744902530646017</text:p>
          </table:table-cell>
        </table:table-row>
        <table:table-row table:style-name="ro1">
          <table:table-cell office:value-type="string" calcext:value-type="string">
            <text:p>input/data_formal_20240530-1342/meme/wiz91Tech_20230105T112611/0.jpg</text:p>
          </table:table-cell>
          <table:table-cell office:value-type="string" calcext:value-type="string">
            <text:p>Pattern 4</text:p>
          </table:table-cell>
          <table:table-cell office:value-type="float" office:value="0.724357324059667" calcext:value-type="float">
            <text:p>0.724357324059667</text:p>
          </table:table-cell>
          <table:table-cell office:value-type="float" office:value="0.235789787804349" calcext:value-type="float">
            <text:p>0.235789787804349</text:p>
          </table:table-cell>
          <table:table-cell office:value-type="float" office:value="0.885844895069849" calcext:value-type="float">
            <text:p>0.885844895069849</text:p>
          </table:table-cell>
          <table:table-cell office:value-type="string" calcext:value-type="string">
            <text:p>https://twitter.com/wiz91Tech/status/1610960848666923009</text:p>
          </table:table-cell>
        </table:table-row>
        <table:table-row table:style-name="ro1">
          <table:table-cell office:value-type="string" calcext:value-type="string">
            <text:p>input/data_formal_20240530-1342/meme/wiz91Tech_20230105T112611/1.jpg</text:p>
          </table:table-cell>
          <table:table-cell office:value-type="string" calcext:value-type="string">
            <text:p>Pattern 4</text:p>
          </table:table-cell>
          <table:table-cell office:value-type="float" office:value="0.698429468333685" calcext:value-type="float">
            <text:p>0.698429468333685</text:p>
          </table:table-cell>
          <table:table-cell office:value-type="float" office:value="0.139235574603378" calcext:value-type="float">
            <text:p>0.139235574603378</text:p>
          </table:table-cell>
          <table:table-cell office:value-type="float" office:value="0.793722936091876" calcext:value-type="float">
            <text:p>0.793722936091876</text:p>
          </table:table-cell>
          <table:table-cell office:value-type="string" calcext:value-type="string">
            <text:p>https://twitter.com/wiz91Tech/status/1610960848666923009</text:p>
          </table:table-cell>
        </table:table-row>
        <table:table-row table:style-name="ro1">
          <table:table-cell office:value-type="string" calcext:value-type="string">
            <text:p>input/data_formal_20240530-1342/meme/wiz91Tech_20230105T112611/2.jpg</text:p>
          </table:table-cell>
          <table:table-cell office:value-type="string" calcext:value-type="string">
            <text:p>Pattern 4</text:p>
          </table:table-cell>
          <table:table-cell office:value-type="float" office:value="0.707690929559308" calcext:value-type="float">
            <text:p>0.707690929559308</text:p>
          </table:table-cell>
          <table:table-cell office:value-type="float" office:value="0.0708542452525697" calcext:value-type="float">
            <text:p>0.0708542452525697</text:p>
          </table:table-cell>
          <table:table-cell office:value-type="float" office:value="0.873059988150235" calcext:value-type="float">
            <text:p>0.873059988150235</text:p>
          </table:table-cell>
          <table:table-cell office:value-type="string" calcext:value-type="string">
            <text:p>https://twitter.com/wiz91Tech/status/1610960848666923009</text:p>
          </table:table-cell>
        </table:table-row>
        <table:table-row table:style-name="ro1">
          <table:table-cell office:value-type="string" calcext:value-type="string">
            <text:p>input/data_formal_20240530-1342/meme/wiz91Tech_20230105T112611/3.jpg</text:p>
          </table:table-cell>
          <table:table-cell office:value-type="string" calcext:value-type="string">
            <text:p>Pattern 4</text:p>
          </table:table-cell>
          <table:table-cell office:value-type="float" office:value="0.729062424902809" calcext:value-type="float">
            <text:p>0.729062424902809</text:p>
          </table:table-cell>
          <table:table-cell office:value-type="float" office:value="0.176111242565503" calcext:value-type="float">
            <text:p>0.176111242565503</text:p>
          </table:table-cell>
          <table:table-cell office:value-type="float" office:value="0.816705583236582" calcext:value-type="float">
            <text:p>0.816705583236582</text:p>
          </table:table-cell>
          <table:table-cell office:value-type="string" calcext:value-type="string">
            <text:p>https://twitter.com/wiz91Tech/status/1610960848666923009</text:p>
          </table:table-cell>
        </table:table-row>
        <table:table-row table:style-name="ro1">
          <table:table-cell office:value-type="string" calcext:value-type="string">
            <text:p>input/data_formal_20240530-1342/meme/wloav_20230202T004448/0.jpg</text:p>
          </table:table-cell>
          <table:table-cell office:value-type="string" calcext:value-type="string">
            <text:p>Pattern 3</text:p>
          </table:table-cell>
          <table:table-cell office:value-type="float" office:value="0.895343209176598" calcext:value-type="float">
            <text:p>0.895343209176598</text:p>
          </table:table-cell>
          <table:table-cell office:value-type="float" office:value="0.182311180282046" calcext:value-type="float">
            <text:p>0.182311180282046</text:p>
          </table:table-cell>
          <table:table-cell office:value-type="float" office:value="0.344013852044642" calcext:value-type="float">
            <text:p>0.344013852044642</text:p>
          </table:table-cell>
          <table:table-cell office:value-type="string" calcext:value-type="string">
            <text:p>https://twitter.com/wloav/status/1620946299167334401</text:p>
          </table:table-cell>
        </table:table-row>
        <table:table-row table:style-name="ro1">
          <table:table-cell office:value-type="string" calcext:value-type="string">
            <text:p>input/data_formal_20240530-1342/meme/Wolverine_XRPL_20230217T111525/0.jpg</text:p>
          </table:table-cell>
          <table:table-cell office:value-type="string" calcext:value-type="string">
            <text:p>Pattern 6</text:p>
          </table:table-cell>
          <table:table-cell office:value-type="float" office:value="0.917778442048944" calcext:value-type="float">
            <text:p>0.917778442048944</text:p>
          </table:table-cell>
          <table:table-cell office:value-type="float" office:value="0.315935846794224" calcext:value-type="float">
            <text:p>0.315935846794224</text:p>
          </table:table-cell>
          <table:table-cell office:value-type="float" office:value="0.3419711843792" calcext:value-type="float">
            <text:p>0.3419711843792</text:p>
          </table:table-cell>
          <table:table-cell office:value-type="string" calcext:value-type="string">
            <text:p>https://twitter.com/Chris_teep/status/1633035243182518273</text:p>
          </table:table-cell>
        </table:table-row>
        <table:table-row table:style-name="ro1">
          <table:table-cell office:value-type="string" calcext:value-type="string">
            <text:p>input/data_formal_20240530-1342/meme/Wolverine_XRPL_20230222T100635/0.jpg</text:p>
          </table:table-cell>
          <table:table-cell office:value-type="string" calcext:value-type="string">
            <text:p>Pattern 1</text:p>
          </table:table-cell>
          <table:table-cell office:value-type="float" office:value="0.924199668182769" calcext:value-type="float">
            <text:p>0.924199668182769</text:p>
          </table:table-cell>
          <table:table-cell office:value-type="float" office:value="0.117536870750004" calcext:value-type="float">
            <text:p>0.117536870750004</text:p>
          </table:table-cell>
          <table:table-cell office:value-type="float" office:value="0.127689646923733" calcext:value-type="float">
            <text:p>0.127689646923733</text:p>
          </table:table-cell>
          <table:table-cell office:value-type="string" calcext:value-type="string">
            <text:p>https://twitter.com/Chris_teep/status/1633035468085264386</text:p>
          </table:table-cell>
        </table:table-row>
        <table:table-row table:style-name="ro1">
          <table:table-cell office:value-type="string" calcext:value-type="string">
            <text:p>input/data_formal_20240530-1342/meme/Wolverine_XRPL_20230222T100635/1.jpg</text:p>
          </table:table-cell>
          <table:table-cell office:value-type="string" calcext:value-type="string">
            <text:p>Pattern 1</text:p>
          </table:table-cell>
          <table:table-cell office:value-type="float" office:value="0.883979358222847" calcext:value-type="float">
            <text:p>0.883979358222847</text:p>
          </table:table-cell>
          <table:table-cell office:value-type="float" office:value="0.161331717841619" calcext:value-type="float">
            <text:p>0.161331717841619</text:p>
          </table:table-cell>
          <table:table-cell office:value-type="float" office:value="0.171511046790813" calcext:value-type="float">
            <text:p>0.171511046790813</text:p>
          </table:table-cell>
          <table:table-cell office:value-type="string" calcext:value-type="string">
            <text:p>https://twitter.com/Chris_teep/status/1633035468085264386</text:p>
          </table:table-cell>
        </table:table-row>
        <table:table-row table:style-name="ro1">
          <table:table-cell office:value-type="string" calcext:value-type="string">
            <text:p>input/data_formal_20240530-1342/meme/Wolverine_XRPL_20230222T100635/2.jpg</text:p>
          </table:table-cell>
          <table:table-cell office:value-type="string" calcext:value-type="string">
            <text:p>Pattern 3</text:p>
          </table:table-cell>
          <table:table-cell office:value-type="float" office:value="0.954821128898723" calcext:value-type="float">
            <text:p>0.954821128898723</text:p>
          </table:table-cell>
          <table:table-cell office:value-type="float" office:value="0.183887584177942" calcext:value-type="float">
            <text:p>0.183887584177942</text:p>
          </table:table-cell>
          <table:table-cell office:value-type="float" office:value="0.262178691532017" calcext:value-type="float">
            <text:p>0.262178691532017</text:p>
          </table:table-cell>
          <table:table-cell office:value-type="string" calcext:value-type="string">
            <text:p>https://twitter.com/Chris_teep/status/1633035468085264386</text:p>
          </table:table-cell>
        </table:table-row>
        <table:table-row table:style-name="ro1">
          <table:table-cell office:value-type="string" calcext:value-type="string">
            <text:p>input/data_formal_20240530-1342/meme/Wolverine_XRPL_20230222T100635/3.jpg</text:p>
          </table:table-cell>
          <table:table-cell office:value-type="string" calcext:value-type="string">
            <text:p>Pattern 1</text:p>
          </table:table-cell>
          <table:table-cell office:value-type="float" office:value="0.929545053562003" calcext:value-type="float">
            <text:p>0.929545053562003</text:p>
          </table:table-cell>
          <table:table-cell office:value-type="float" office:value="0.152467122685987" calcext:value-type="float">
            <text:p>0.152467122685987</text:p>
          </table:table-cell>
          <table:table-cell office:value-type="float" office:value="0.0971977663369087" calcext:value-type="float">
            <text:p>0.0971977663369087</text:p>
          </table:table-cell>
          <table:table-cell office:value-type="string" calcext:value-type="string">
            <text:p>https://twitter.com/Chris_teep/status/1633035468085264386</text:p>
          </table:table-cell>
        </table:table-row>
        <table:table-row table:style-name="ro1">
          <table:table-cell office:value-type="string" calcext:value-type="string">
            <text:p>input/data_formal_20240530-1342/meme/Woomynyan69_20230225T204012/0.jpg</text:p>
          </table:table-cell>
          <table:table-cell office:value-type="string" calcext:value-type="string">
            <text:p>Pattern 3</text:p>
          </table:table-cell>
          <table:table-cell office:value-type="float" office:value="0.906729461486047" calcext:value-type="float">
            <text:p>0.906729461486047</text:p>
          </table:table-cell>
          <table:table-cell office:value-type="float" office:value="0.30853309878173" calcext:value-type="float">
            <text:p>0.30853309878173</text:p>
          </table:table-cell>
          <table:table-cell office:value-type="float" office:value="0.498571092393838" calcext:value-type="float">
            <text:p>0.498571092393838</text:p>
          </table:table-cell>
          <table:table-cell office:value-type="string" calcext:value-type="string">
            <text:p>https://twitter.com/Creativ73326261/status/1629671471814516737</text:p>
          </table:table-cell>
        </table:table-row>
        <table:table-row table:style-name="ro1">
          <table:table-cell office:value-type="string" calcext:value-type="string">
            <text:p>input/data_formal_20240530-1342/meme/words_beauty___20230108T143747/0.jpg</text:p>
          </table:table-cell>
          <table:table-cell office:value-type="string" calcext:value-type="string">
            <text:p>Pattern 1</text:p>
          </table:table-cell>
          <table:table-cell office:value-type="float" office:value="0.884983189635761" calcext:value-type="float">
            <text:p>0.884983189635761</text:p>
          </table:table-cell>
          <table:table-cell office:value-type="float" office:value="0.186344637332082" calcext:value-type="float">
            <text:p>0.186344637332082</text:p>
          </table:table-cell>
          <table:table-cell office:value-type="float" office:value="0.250981347545696" calcext:value-type="float">
            <text:p>0.250981347545696</text:p>
          </table:table-cell>
          <table:table-cell office:value-type="string" calcext:value-type="string">
            <text:p>https://twitter.com/words_beauty__/status/1612096232519860224</text:p>
          </table:table-cell>
        </table:table-row>
        <table:table-row table:style-name="ro1">
          <table:table-cell office:value-type="string" calcext:value-type="string">
            <text:p>input/data_formal_20240530-1342/meme/worldoftulpa_20230106T084533/0.jpg</text:p>
          </table:table-cell>
          <table:table-cell office:value-type="string" calcext:value-type="string">
            <text:p>Pattern 3</text:p>
          </table:table-cell>
          <table:table-cell office:value-type="float" office:value="0.859659369728284" calcext:value-type="float">
            <text:p>0.859659369728284</text:p>
          </table:table-cell>
          <table:table-cell office:value-type="float" office:value="0.0703278724526304" calcext:value-type="float">
            <text:p>0.0703278724526304</text:p>
          </table:table-cell>
          <table:table-cell office:value-type="float" office:value="0.555216496431971" calcext:value-type="float">
            <text:p>0.555216496431971</text:p>
          </table:table-cell>
          <table:table-cell office:value-type="string" calcext:value-type="string">
            <text:p>https://twitter.com/worldoftulpa/status/1611282811893477377</text:p>
          </table:table-cell>
        </table:table-row>
        <table:table-row table:style-name="ro1">
          <table:table-cell office:value-type="string" calcext:value-type="string">
            <text:p>input/data_formal_20240530-1342/meme/WrenFischlLark_20221228T034749/0.jpg</text:p>
          </table:table-cell>
          <table:table-cell office:value-type="string" calcext:value-type="string">
            <text:p>Pattern 1</text:p>
          </table:table-cell>
          <table:table-cell office:value-type="float" office:value="0.877229762066585" calcext:value-type="float">
            <text:p>0.877229762066585</text:p>
          </table:table-cell>
          <table:table-cell office:value-type="float" office:value="0.051269623906633" calcext:value-type="float">
            <text:p>0.051269623906633</text:p>
          </table:table-cell>
          <table:table-cell office:value-type="float" office:value="0.168094373326929" calcext:value-type="float">
            <text:p>0.168094373326929</text:p>
          </table:table-cell>
          <table:table-cell office:value-type="string" calcext:value-type="string">
            <text:p>https://twitter.com/WrenFischlLark/status/1607985745545003008</text:p>
          </table:table-cell>
        </table:table-row>
        <table:table-row table:style-name="ro1">
          <table:table-cell office:value-type="string" calcext:value-type="string">
            <text:p>input/data_formal_20240530-1342/meme/WriteEssayToday_20230106T064949/0.jpg</text:p>
          </table:table-cell>
          <table:table-cell office:value-type="string" calcext:value-type="string">
            <text:p>Pattern 1</text:p>
          </table:table-cell>
          <table:table-cell office:value-type="float" office:value="0.924248368059614" calcext:value-type="float">
            <text:p>0.924248368059614</text:p>
          </table:table-cell>
          <table:table-cell office:value-type="float" office:value="0.194524652657893" calcext:value-type="float">
            <text:p>0.194524652657893</text:p>
          </table:table-cell>
          <table:table-cell office:value-type="float" office:value="0.437312754891454" calcext:value-type="float">
            <text:p>0.437312754891454</text:p>
          </table:table-cell>
          <table:table-cell office:value-type="string" calcext:value-type="string">
            <text:p>https://twitter.com/WriteEssayToday/status/1611253686465871873</text:p>
          </table:table-cell>
        </table:table-row>
        <table:table-row table:style-name="ro1">
          <table:table-cell office:value-type="string" calcext:value-type="string">
            <text:p>input/data_formal_20240530-1342/meme/WriteEssayToday_20230106T070352/0.jpg</text:p>
          </table:table-cell>
          <table:table-cell office:value-type="string" calcext:value-type="string">
            <text:p>Pattern 1</text:p>
          </table:table-cell>
          <table:table-cell office:value-type="float" office:value="0.95382203202824" calcext:value-type="float">
            <text:p>0.95382203202824</text:p>
          </table:table-cell>
          <table:table-cell office:value-type="float" office:value="0.167636964061625" calcext:value-type="float">
            <text:p>0.167636964061625</text:p>
          </table:table-cell>
          <table:table-cell office:value-type="float" office:value="0.385740672869332" calcext:value-type="float">
            <text:p>0.385740672869332</text:p>
          </table:table-cell>
          <table:table-cell office:value-type="string" calcext:value-type="string">
            <text:p>https://twitter.com/WriteEssayToday/status/1611257221681238018</text:p>
          </table:table-cell>
        </table:table-row>
        <table:table-row table:style-name="ro1">
          <table:table-cell office:value-type="string" calcext:value-type="string">
            <text:p>input/data_formal_20240530-1342/meme/WritersLifeOrg_20230206T121513/0.jpg</text:p>
          </table:table-cell>
          <table:table-cell office:value-type="string" calcext:value-type="string">
            <text:p>Pattern 1</text:p>
          </table:table-cell>
          <table:table-cell office:value-type="float" office:value="0.956954891313037" calcext:value-type="float">
            <text:p>0.956954891313037</text:p>
          </table:table-cell>
          <table:table-cell office:value-type="float" office:value="0.0729824166151801" calcext:value-type="float">
            <text:p>0.0729824166151801</text:p>
          </table:table-cell>
          <table:table-cell office:value-type="float" office:value="0.233487291736485" calcext:value-type="float">
            <text:p>0.233487291736485</text:p>
          </table:table-cell>
          <table:table-cell office:value-type="string" calcext:value-type="string">
            <text:p>https://twitter.com/WritersLifeOrg/status/1622569603061669888</text:p>
          </table:table-cell>
        </table:table-row>
        <table:table-row table:style-name="ro1">
          <table:table-cell office:value-type="string" calcext:value-type="string">
            <text:p>input/data_formal_20240530-1342/meme/writing_samples_20230105T110558/0.jpg</text:p>
          </table:table-cell>
          <table:table-cell office:value-type="string" calcext:value-type="string">
            <text:p>Pattern 1</text:p>
          </table:table-cell>
          <table:table-cell office:value-type="float" office:value="0.933771878953125" calcext:value-type="float">
            <text:p>0.933771878953125</text:p>
          </table:table-cell>
          <table:table-cell office:value-type="float" office:value="0.225252163621186" calcext:value-type="float">
            <text:p>0.225252163621186</text:p>
          </table:table-cell>
          <table:table-cell office:value-type="float" office:value="0.381022740494647" calcext:value-type="float">
            <text:p>0.381022740494647</text:p>
          </table:table-cell>
          <table:table-cell office:value-type="string" calcext:value-type="string">
            <text:p>https://twitter.com/writing_samples/status/1610955763756986368</text:p>
          </table:table-cell>
        </table:table-row>
        <table:table-row table:style-name="ro1">
          <table:table-cell office:value-type="string" calcext:value-type="string">
            <text:p>input/data_formal_20240530-1342/meme/wth_chihao_20221117T042254/0.jpg</text:p>
          </table:table-cell>
          <table:table-cell office:value-type="string" calcext:value-type="string">
            <text:p>Pattern 1</text:p>
          </table:table-cell>
          <table:table-cell office:value-type="float" office:value="0.896040215295917" calcext:value-type="float">
            <text:p>0.896040215295917</text:p>
          </table:table-cell>
          <table:table-cell office:value-type="float" office:value="0.185091578569993" calcext:value-type="float">
            <text:p>0.185091578569993</text:p>
          </table:table-cell>
          <table:table-cell office:value-type="float" office:value="0.0833263921689354" calcext:value-type="float">
            <text:p>0.0833263921689354</text:p>
          </table:table-cell>
          <table:table-cell office:value-type="string" calcext:value-type="string">
            <text:p>https://twitter.com/fantasy_jean/status/1622617803579850755</text:p>
          </table:table-cell>
        </table:table-row>
        <table:table-row table:style-name="ro1">
          <table:table-cell office:value-type="string" calcext:value-type="string">
            <text:p>input/data_formal_20240530-1342/meme/wth_chihao_20221117T042254/1.jpg</text:p>
          </table:table-cell>
          <table:table-cell office:value-type="string" calcext:value-type="string">
            <text:p>Pattern 1</text:p>
          </table:table-cell>
          <table:table-cell office:value-type="float" office:value="0.915285618878701" calcext:value-type="float">
            <text:p>0.915285618878701</text:p>
          </table:table-cell>
          <table:table-cell office:value-type="float" office:value="0.246903209864055" calcext:value-type="float">
            <text:p>0.246903209864055</text:p>
          </table:table-cell>
          <table:table-cell office:value-type="float" office:value="0.185466957716351" calcext:value-type="float">
            <text:p>0.185466957716351</text:p>
          </table:table-cell>
          <table:table-cell office:value-type="string" calcext:value-type="string">
            <text:p>https://twitter.com/fantasy_jean/status/1622617803579850755</text:p>
          </table:table-cell>
        </table:table-row>
        <table:table-row table:style-name="ro1">
          <table:table-cell office:value-type="string" calcext:value-type="string">
            <text:p>input/data_formal_20240530-1342/meme/wth_chihao_20221117T042254/2.jpg</text:p>
          </table:table-cell>
          <table:table-cell office:value-type="string" calcext:value-type="string">
            <text:p>Pattern 1</text:p>
          </table:table-cell>
          <table:table-cell office:value-type="float" office:value="0.900354143708452" calcext:value-type="float">
            <text:p>0.900354143708452</text:p>
          </table:table-cell>
          <table:table-cell office:value-type="float" office:value="0.186982829385189" calcext:value-type="float">
            <text:p>0.186982829385189</text:p>
          </table:table-cell>
          <table:table-cell office:value-type="float" office:value="0.286692401904067" calcext:value-type="float">
            <text:p>0.286692401904067</text:p>
          </table:table-cell>
          <table:table-cell office:value-type="string" calcext:value-type="string">
            <text:p>https://twitter.com/fantasy_jean/status/1622617803579850755</text:p>
          </table:table-cell>
        </table:table-row>
        <table:table-row table:style-name="ro1">
          <table:table-cell office:value-type="string" calcext:value-type="string">
            <text:p>input/data_formal_20240530-1342/meme/wth_chihao_20221117T042254/3.jpg</text:p>
          </table:table-cell>
          <table:table-cell office:value-type="string" calcext:value-type="string">
            <text:p>Pattern 1</text:p>
          </table:table-cell>
          <table:table-cell office:value-type="float" office:value="0.892769755331249" calcext:value-type="float">
            <text:p>0.892769755331249</text:p>
          </table:table-cell>
          <table:table-cell office:value-type="float" office:value="0.113090106641009" calcext:value-type="float">
            <text:p>0.113090106641009</text:p>
          </table:table-cell>
          <table:table-cell office:value-type="float" office:value="0.16506442821603" calcext:value-type="float">
            <text:p>0.16506442821603</text:p>
          </table:table-cell>
          <table:table-cell office:value-type="string" calcext:value-type="string">
            <text:p>https://twitter.com/fantasy_jean/status/1622617803579850755</text:p>
          </table:table-cell>
        </table:table-row>
        <table:table-row table:style-name="ro1">
          <table:table-cell office:value-type="string" calcext:value-type="string">
            <text:p>input/data_formal_20240530-1342/meme/xarom_xyz_20230111T060158/0.jpg</text:p>
          </table:table-cell>
          <table:table-cell office:value-type="string" calcext:value-type="string">
            <text:p>Pattern 6</text:p>
          </table:table-cell>
          <table:table-cell office:value-type="float" office:value="0.908042957417628" calcext:value-type="float">
            <text:p>0.908042957417628</text:p>
          </table:table-cell>
          <table:table-cell office:value-type="float" office:value="0.184235127431518" calcext:value-type="float">
            <text:p>0.184235127431518</text:p>
          </table:table-cell>
          <table:table-cell office:value-type="float" office:value="0.448210885335026" calcext:value-type="float">
            <text:p>0.448210885335026</text:p>
          </table:table-cell>
          <table:table-cell office:value-type="string" calcext:value-type="string">
            <text:p>https://twitter.com/ivanziv/status/1613327415987654658</text:p>
          </table:table-cell>
        </table:table-row>
        <table:table-row table:style-name="ro1">
          <table:table-cell office:value-type="string" calcext:value-type="string">
            <text:p>input/data_formal_20240530-1342/meme/xaviar_dot_smg_20230111T183112/0.jpg</text:p>
          </table:table-cell>
          <table:table-cell office:value-type="string" calcext:value-type="string">
            <text:p>Pattern 3</text:p>
          </table:table-cell>
          <table:table-cell office:value-type="float" office:value="0.938428626543701" calcext:value-type="float">
            <text:p>0.938428626543701</text:p>
          </table:table-cell>
          <table:table-cell office:value-type="float" office:value="0.221383699429564" calcext:value-type="float">
            <text:p>0.221383699429564</text:p>
          </table:table-cell>
          <table:table-cell office:value-type="float" office:value="0.34855783959066" calcext:value-type="float">
            <text:p>0.34855783959066</text:p>
          </table:table-cell>
          <table:table-cell office:value-type="string" calcext:value-type="string">
            <text:p>https://twitter.com/TheBasicDumbass/status/1613297191128375301</text:p>
          </table:table-cell>
        </table:table-row>
        <table:table-row table:style-name="ro1">
          <table:table-cell office:value-type="string" calcext:value-type="string">
            <text:p>input/data_formal_20240530-1342/meme/xaviar_dot_smg_20230111T183112/1.jpg</text:p>
          </table:table-cell>
          <table:table-cell office:value-type="string" calcext:value-type="string">
            <text:p>Pattern 3</text:p>
          </table:table-cell>
          <table:table-cell office:value-type="float" office:value="0.905210043861225" calcext:value-type="float">
            <text:p>0.905210043861225</text:p>
          </table:table-cell>
          <table:table-cell office:value-type="float" office:value="0.253034563965361" calcext:value-type="float">
            <text:p>0.253034563965361</text:p>
          </table:table-cell>
          <table:table-cell office:value-type="float" office:value="0.477437959113003" calcext:value-type="float">
            <text:p>0.477437959113003</text:p>
          </table:table-cell>
          <table:table-cell office:value-type="string" calcext:value-type="string">
            <text:p>https://twitter.com/TheBasicDumbass/status/1613297191128375301</text:p>
          </table:table-cell>
        </table:table-row>
        <table:table-row table:style-name="ro1">
          <table:table-cell office:value-type="string" calcext:value-type="string">
            <text:p>input/data_formal_20240530-1342/meme/xenheadsnfts_20230111T214820/0.jpg</text:p>
          </table:table-cell>
          <table:table-cell office:value-type="string" calcext:value-type="string">
            <text:p>Pattern 3</text:p>
          </table:table-cell>
          <table:table-cell office:value-type="float" office:value="0.924073059310556" calcext:value-type="float">
            <text:p>0.924073059310556</text:p>
          </table:table-cell>
          <table:table-cell office:value-type="float" office:value="0.205610365916142" calcext:value-type="float">
            <text:p>0.205610365916142</text:p>
          </table:table-cell>
          <table:table-cell office:value-type="float" office:value="0.390106929628734" calcext:value-type="float">
            <text:p>0.390106929628734</text:p>
          </table:table-cell>
          <table:table-cell office:value-type="string" calcext:value-type="string">
            <text:p>https://twitter.com/xenheadsnfts/status/1613321913824059393</text:p>
          </table:table-cell>
        </table:table-row>
        <table:table-row table:style-name="ro1">
          <table:table-cell office:value-type="string" calcext:value-type="string">
            <text:p>input/data_formal_20240530-1342/meme/Xguest273X_20230206T112110/0.jpg</text:p>
          </table:table-cell>
          <table:table-cell office:value-type="string" calcext:value-type="string">
            <text:p>Pattern 6</text:p>
          </table:table-cell>
          <table:table-cell office:value-type="float" office:value="0.962594506262421" calcext:value-type="float">
            <text:p>0.962594506262421</text:p>
          </table:table-cell>
          <table:table-cell office:value-type="float" office:value="0.185533487282516" calcext:value-type="float">
            <text:p>0.185533487282516</text:p>
          </table:table-cell>
          <table:table-cell office:value-type="float" office:value="0.352793762089542" calcext:value-type="float">
            <text:p>0.352793762089542</text:p>
          </table:table-cell>
          <table:table-cell office:value-type="string" calcext:value-type="string">
            <text:p>https://twitter.com/Xguest273X/status/1622555997800636418</text:p>
          </table:table-cell>
        </table:table-row>
        <table:table-row table:style-name="ro1">
          <table:table-cell office:value-type="string" calcext:value-type="string">
            <text:p>input/data_formal_20240530-1342/meme/Xguest273X_20230206T145343/0.jpg</text:p>
          </table:table-cell>
          <table:table-cell office:value-type="string" calcext:value-type="string">
            <text:p>Pattern 6</text:p>
          </table:table-cell>
          <table:table-cell office:value-type="float" office:value="0.953853162852331" calcext:value-type="float">
            <text:p>0.953853162852331</text:p>
          </table:table-cell>
          <table:table-cell office:value-type="float" office:value="0.186566880518951" calcext:value-type="float">
            <text:p>0.186566880518951</text:p>
          </table:table-cell>
          <table:table-cell office:value-type="float" office:value="0.345794260733266" calcext:value-type="float">
            <text:p>0.345794260733266</text:p>
          </table:table-cell>
          <table:table-cell office:value-type="string" calcext:value-type="string">
            <text:p>https://twitter.com/Xguest273X/status/1622609487398858754</text:p>
          </table:table-cell>
        </table:table-row>
        <table:table-row table:style-name="ro1">
          <table:table-cell office:value-type="string" calcext:value-type="string">
            <text:p>input/data_formal_20240530-1342/meme/xiaobaosg_20221228T040121/0.jpg</text:p>
          </table:table-cell>
          <table:table-cell office:value-type="string" calcext:value-type="string">
            <text:p>Pattern 3</text:p>
          </table:table-cell>
          <table:table-cell office:value-type="float" office:value="0.869555894467539" calcext:value-type="float">
            <text:p>0.869555894467539</text:p>
          </table:table-cell>
          <table:table-cell office:value-type="float" office:value="0.142970776095497" calcext:value-type="float">
            <text:p>0.142970776095497</text:p>
          </table:table-cell>
          <table:table-cell office:value-type="float" office:value="0.509932483228104" calcext:value-type="float">
            <text:p>0.509932483228104</text:p>
          </table:table-cell>
          <table:table-cell office:value-type="string" calcext:value-type="string">
            <text:p>https://twitter.com/xiaobaosg/status/1607949799327948800</text:p>
          </table:table-cell>
        </table:table-row>
        <table:table-row table:style-name="ro1">
          <table:table-cell office:value-type="string" calcext:value-type="string">
            <text:p>input/data_formal_20240530-1342/meme/xiaobaosg_20221228T040222/0.jpg</text:p>
          </table:table-cell>
          <table:table-cell office:value-type="string" calcext:value-type="string">
            <text:p>Pattern 3</text:p>
          </table:table-cell>
          <table:table-cell office:value-type="float" office:value="0.886908988081923" calcext:value-type="float">
            <text:p>0.886908988081923</text:p>
          </table:table-cell>
          <table:table-cell office:value-type="float" office:value="0.173799183376414" calcext:value-type="float">
            <text:p>0.173799183376414</text:p>
          </table:table-cell>
          <table:table-cell office:value-type="float" office:value="0.350941780426801" calcext:value-type="float">
            <text:p>0.350941780426801</text:p>
          </table:table-cell>
          <table:table-cell office:value-type="string" calcext:value-type="string">
            <text:p>https://twitter.com/xiaobaosg/status/1607950055453122561</text:p>
          </table:table-cell>
        </table:table-row>
        <table:table-row table:style-name="ro1">
          <table:table-cell office:value-type="string" calcext:value-type="string">
            <text:p>input/data_formal_20240530-1342/meme/xJTrismegistus_20230111T192100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xJTrismegistus/status/1613319529266053121</text:p>
          </table:table-cell>
        </table:table-row>
        <table:table-row table:style-name="ro1">
          <table:table-cell office:value-type="string" calcext:value-type="string">
            <text:p>input/data_formal_20240530-1342/meme/xJTrismegistus_20230111T192100/1.jpg</text:p>
          </table:table-cell>
          <table:table-cell office:value-type="string" calcext:value-type="string">
            <text:p>Pattern 3</text:p>
          </table:table-cell>
          <table:table-cell office:value-type="float" office:value="0.867424474557707" calcext:value-type="float">
            <text:p>0.867424474557707</text:p>
          </table:table-cell>
          <table:table-cell office:value-type="float" office:value="0.162402045321874" calcext:value-type="float">
            <text:p>0.162402045321874</text:p>
          </table:table-cell>
          <table:table-cell office:value-type="float" office:value="0.326901065591236" calcext:value-type="float">
            <text:p>0.326901065591236</text:p>
          </table:table-cell>
          <table:table-cell office:value-type="string" calcext:value-type="string">
            <text:p>https://twitter.com/xJTrismegistus/status/1613319529266053121</text:p>
          </table:table-cell>
        </table:table-row>
        <table:table-row table:style-name="ro1">
          <table:table-cell office:value-type="string" calcext:value-type="string">
            <text:p>input/data_formal_20240530-1342/meme/XohnyArt_20230130T145408/0.jpg</text:p>
          </table:table-cell>
          <table:table-cell office:value-type="string" calcext:value-type="string">
            <text:p>Pattern 3</text:p>
          </table:table-cell>
          <table:table-cell office:value-type="float" office:value="0.854817058879513" calcext:value-type="float">
            <text:p>0.854817058879513</text:p>
          </table:table-cell>
          <table:table-cell office:value-type="float" office:value="0.144420779216558" calcext:value-type="float">
            <text:p>0.144420779216558</text:p>
          </table:table-cell>
          <table:table-cell office:value-type="float" office:value="0.536157655344826" calcext:value-type="float">
            <text:p>0.536157655344826</text:p>
          </table:table-cell>
          <table:table-cell office:value-type="string" calcext:value-type="string">
            <text:p>https://twitter.com/TlGRlDlA/status/1620999012722839552</text:p>
          </table:table-cell>
        </table:table-row>
        <table:table-row table:style-name="ro1">
          <table:table-cell office:value-type="string" calcext:value-type="string">
            <text:p>input/data_formal_20240530-1342/meme/xrp_Mayu_20230206T142910/0.jpg</text:p>
          </table:table-cell>
          <table:table-cell office:value-type="string" calcext:value-type="string">
            <text:p>Pattern 6</text:p>
          </table:table-cell>
          <table:table-cell office:value-type="float" office:value="0.957726969753036" calcext:value-type="float">
            <text:p>0.957726969753036</text:p>
          </table:table-cell>
          <table:table-cell office:value-type="float" office:value="0.0887646434089573" calcext:value-type="float">
            <text:p>0.0887646434089573</text:p>
          </table:table-cell>
          <table:table-cell office:value-type="float" office:value="0.446521203008294" calcext:value-type="float">
            <text:p>0.446521203008294</text:p>
          </table:table-cell>
          <table:table-cell office:value-type="string" calcext:value-type="string">
            <text:p>https://twitter.com/xrp_Mayu/status/1622603311403655170</text:p>
          </table:table-cell>
        </table:table-row>
        <table:table-row table:style-name="ro1">
          <table:table-cell office:value-type="string" calcext:value-type="string">
            <text:p>input/data_formal_20240530-1342/meme/xrpcafe_20230203T203300/0.jpg</text:p>
          </table:table-cell>
          <table:table-cell office:value-type="string" calcext:value-type="string">
            <text:p>Pattern 6</text:p>
          </table:table-cell>
          <table:table-cell office:value-type="float" office:value="0.934161468733899" calcext:value-type="float">
            <text:p>0.934161468733899</text:p>
          </table:table-cell>
          <table:table-cell office:value-type="float" office:value="0.247200944220379" calcext:value-type="float">
            <text:p>0.247200944220379</text:p>
          </table:table-cell>
          <table:table-cell office:value-type="float" office:value="0.405887226312214" calcext:value-type="float">
            <text:p>0.405887226312214</text:p>
          </table:table-cell>
          <table:table-cell office:value-type="string" calcext:value-type="string">
            <text:p>https://twitter.com/RealSatoshiNFT/status/1622555304729739270</text:p>
          </table:table-cell>
        </table:table-row>
        <table:table-row table:style-name="ro1">
          <table:table-cell office:value-type="string" calcext:value-type="string">
            <text:p>input/data_formal_20240530-1342/meme/XRPLrock_20230205T143455/0.jpg</text:p>
          </table:table-cell>
          <table:table-cell office:value-type="string" calcext:value-type="string">
            <text:p>Pattern 1</text:p>
          </table:table-cell>
          <table:table-cell office:value-type="float" office:value="0.906000903609026" calcext:value-type="float">
            <text:p>0.906000903609026</text:p>
          </table:table-cell>
          <table:table-cell office:value-type="float" office:value="0.118088094174918" calcext:value-type="float">
            <text:p>0.118088094174918</text:p>
          </table:table-cell>
          <table:table-cell office:value-type="float" office:value="0.157165545397011" calcext:value-type="float">
            <text:p>0.157165545397011</text:p>
          </table:table-cell>
          <table:table-cell office:value-type="string" calcext:value-type="string">
            <text:p>https://twitter.com/iamkenchux/status/1622566955700916224</text:p>
          </table:table-cell>
        </table:table-row>
        <table:table-row table:style-name="ro1">
          <table:table-cell office:value-type="string" calcext:value-type="string">
            <text:p>input/data_formal_20240530-1342/meme/xSnowCherry_20221121T110626/0.jpg</text:p>
          </table:table-cell>
          <table:table-cell office:value-type="string" calcext:value-type="string">
            <text:p>Pattern 3</text:p>
          </table:table-cell>
          <table:table-cell office:value-type="float" office:value="0.878019603129113" calcext:value-type="float">
            <text:p>0.878019603129113</text:p>
          </table:table-cell>
          <table:table-cell office:value-type="float" office:value="0.186154586612958" calcext:value-type="float">
            <text:p>0.186154586612958</text:p>
          </table:table-cell>
          <table:table-cell office:value-type="float" office:value="0.513313672648698" calcext:value-type="float">
            <text:p>0.513313672648698</text:p>
          </table:table-cell>
          <table:table-cell office:value-type="string" calcext:value-type="string">
            <text:p>https://twitter.com/Pippy_Wippy/status/1611227807534972928</text:p>
          </table:table-cell>
        </table:table-row>
        <table:table-row table:style-name="ro1">
          <table:table-cell office:value-type="string" calcext:value-type="string">
            <text:p>input/data_formal_20240530-1342/meme/xyzdevsofc_20221223T065548/0.jpg</text:p>
          </table:table-cell>
          <table:table-cell office:value-type="string" calcext:value-type="string">
            <text:p>Pattern 4</text:p>
          </table:table-cell>
          <table:table-cell office:value-type="float" office:value="0.929987577074342" calcext:value-type="float">
            <text:p>0.929987577074342</text:p>
          </table:table-cell>
          <table:table-cell office:value-type="float" office:value="0.098956286451637" calcext:value-type="float">
            <text:p>0.098956286451637</text:p>
          </table:table-cell>
          <table:table-cell office:value-type="float" office:value="0.608579771848156" calcext:value-type="float">
            <text:p>0.608579771848156</text:p>
          </table:table-cell>
          <table:table-cell office:value-type="string" calcext:value-type="string">
            <text:p>https://twitter.com/xyzdevsofc/status/1606181763298086912</text:p>
          </table:table-cell>
        </table:table-row>
        <table:table-row table:style-name="ro1">
          <table:table-cell office:value-type="string" calcext:value-type="string">
            <text:p>input/data_formal_20240530-1342/meme/Yamato31402907_20230202T025617/0.jpg</text:p>
          </table:table-cell>
          <table:table-cell office:value-type="string" calcext:value-type="string">
            <text:p>Pattern 1</text:p>
          </table:table-cell>
          <table:table-cell office:value-type="float" office:value="0.914486209471563" calcext:value-type="float">
            <text:p>0.914486209471563</text:p>
          </table:table-cell>
          <table:table-cell office:value-type="float" office:value="0.194314662097309" calcext:value-type="float">
            <text:p>0.194314662097309</text:p>
          </table:table-cell>
          <table:table-cell office:value-type="float" office:value="0.258504720666648" calcext:value-type="float">
            <text:p>0.258504720666648</text:p>
          </table:table-cell>
          <table:table-cell office:value-type="string" calcext:value-type="string">
            <text:p>https://twitter.com/EnerHyena/status/1621015615342522368</text:p>
          </table:table-cell>
        </table:table-row>
        <table:table-row table:style-name="ro1">
          <table:table-cell office:value-type="string" calcext:value-type="string">
            <text:p>input/data_formal_20240530-1342/meme/YamiLightAustin_20230131T225803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YamiLightAustin/status/1620557047040466949</text:p>
          </table:table-cell>
        </table:table-row>
        <table:table-row table:style-name="ro1">
          <table:table-cell office:value-type="string" calcext:value-type="string">
            <text:p>input/data_formal_20240530-1342/meme/YashNirmal42_20230106T071729/0.jpg</text:p>
          </table:table-cell>
          <table:table-cell office:value-type="string" calcext:value-type="string">
            <text:p>Pattern 6</text:p>
          </table:table-cell>
          <table:table-cell office:value-type="float" office:value="0.966042488233676" calcext:value-type="float">
            <text:p>0.966042488233676</text:p>
          </table:table-cell>
          <table:table-cell office:value-type="float" office:value="0.121134700483464" calcext:value-type="float">
            <text:p>0.121134700483464</text:p>
          </table:table-cell>
          <table:table-cell office:value-type="float" office:value="0.460045937457947" calcext:value-type="float">
            <text:p>0.460045937457947</text:p>
          </table:table-cell>
          <table:table-cell office:value-type="string" calcext:value-type="string">
            <text:p>https://twitter.com/YashNirmal42/status/1611260651145687044</text:p>
          </table:table-cell>
        </table:table-row>
        <table:table-row table:style-name="ro1">
          <table:table-cell office:value-type="string" calcext:value-type="string">
            <text:p>input/data_formal_20240530-1342/meme/yatchiretail_20230119T212317/0.jpg</text:p>
          </table:table-cell>
          <table:table-cell office:value-type="string" calcext:value-type="string">
            <text:p>Pattern 4</text:p>
          </table:table-cell>
          <table:table-cell office:value-type="float" office:value="1.01296110338018" calcext:value-type="float">
            <text:p>1.01296110338018</text:p>
          </table:table-cell>
          <table:table-cell office:value-type="float" office:value="0.0817412993162397" calcext:value-type="float">
            <text:p>0.0817412993162397</text:p>
          </table:table-cell>
          <table:table-cell office:value-type="float" office:value="0.592324407292246" calcext:value-type="float">
            <text:p>0.592324407292246</text:p>
          </table:table-cell>
          <table:table-cell office:value-type="string" calcext:value-type="string">
            <text:p>https://twitter.com/yatchiretail/status/1616184543630737448</text:p>
          </table:table-cell>
        </table:table-row>
        <table:table-row table:style-name="ro1">
          <table:table-cell office:value-type="string" calcext:value-type="string">
            <text:p>input/data_formal_20240530-1342/meme/yatchiretail_20230127T071357/0.jpg</text:p>
          </table:table-cell>
          <table:table-cell office:value-type="string" calcext:value-type="string">
            <text:p>Pattern 3</text:p>
          </table:table-cell>
          <table:table-cell office:value-type="float" office:value="1.0231442848231" calcext:value-type="float">
            <text:p>1.0231442848231</text:p>
          </table:table-cell>
          <table:table-cell office:value-type="float" office:value="0.0970985230319283" calcext:value-type="float">
            <text:p>0.0970985230319283</text:p>
          </table:table-cell>
          <table:table-cell office:value-type="float" office:value="0.600758483137385" calcext:value-type="float">
            <text:p>0.600758483137385</text:p>
          </table:table-cell>
          <table:table-cell office:value-type="string" calcext:value-type="string">
            <text:p>https://twitter.com/yatchiretail/status/1618869906036133888</text:p>
          </table:table-cell>
        </table:table-row>
        <table:table-row table:style-name="ro1">
          <table:table-cell office:value-type="string" calcext:value-type="string">
            <text:p>input/data_formal_20240530-1342/meme/Yayan89826130_20221228T051653/0.jpg</text:p>
          </table:table-cell>
          <table:table-cell office:value-type="string" calcext:value-type="string">
            <text:p>Pattern 6</text:p>
          </table:table-cell>
          <table:table-cell office:value-type="float" office:value="0.871488727118328" calcext:value-type="float">
            <text:p>0.871488727118328</text:p>
          </table:table-cell>
          <table:table-cell office:value-type="float" office:value="0.20846594845931" calcext:value-type="float">
            <text:p>0.20846594845931</text:p>
          </table:table-cell>
          <table:table-cell office:value-type="float" office:value="0.48552109051543" calcext:value-type="float">
            <text:p>0.48552109051543</text:p>
          </table:table-cell>
          <table:table-cell office:value-type="string" calcext:value-type="string">
            <text:p>https://twitter.com/Yayan89826130/status/1607968807997562881</text:p>
          </table:table-cell>
        </table:table-row>
        <table:table-row table:style-name="ro1">
          <table:table-cell office:value-type="string" calcext:value-type="string">
            <text:p>input/data_formal_20240530-1342/meme/YinYangTheDAD_20230202T002649/0.jpg</text:p>
          </table:table-cell>
          <table:table-cell office:value-type="string" calcext:value-type="string">
            <text:p>Pattern 6</text:p>
          </table:table-cell>
          <table:table-cell office:value-type="float" office:value="0.872659965118994" calcext:value-type="float">
            <text:p>0.872659965118994</text:p>
          </table:table-cell>
          <table:table-cell office:value-type="float" office:value="0.214716115324562" calcext:value-type="float">
            <text:p>0.214716115324562</text:p>
          </table:table-cell>
          <table:table-cell office:value-type="float" office:value="0.46144718035186" calcext:value-type="float">
            <text:p>0.46144718035186</text:p>
          </table:table-cell>
          <table:table-cell office:value-type="string" calcext:value-type="string">
            <text:p>https://twitter.com/YinYangTheDAD/status/1620941776990396416</text:p>
          </table:table-cell>
        </table:table-row>
        <table:table-row table:style-name="ro1">
          <table:table-cell office:value-type="string" calcext:value-type="string">
            <text:p>input/data_formal_20240530-1342/meme/YogicShaadi_20230105T123031/0.jpg</text:p>
          </table:table-cell>
          <table:table-cell office:value-type="string" calcext:value-type="string">
            <text:p>Pattern 6</text:p>
          </table:table-cell>
          <table:table-cell office:value-type="float" office:value="0.93709382791575" calcext:value-type="float">
            <text:p>0.93709382791575</text:p>
          </table:table-cell>
          <table:table-cell office:value-type="float" office:value="0.14071965495833" calcext:value-type="float">
            <text:p>0.14071965495833</text:p>
          </table:table-cell>
          <table:table-cell office:value-type="float" office:value="0.570549561433534" calcext:value-type="float">
            <text:p>0.570549561433534</text:p>
          </table:table-cell>
          <table:table-cell office:value-type="string" calcext:value-type="string">
            <text:p>https://twitter.com/YogicShaadi/status/1610977038046732288</text:p>
          </table:table-cell>
        </table:table-row>
        <table:table-row table:style-name="ro1">
          <table:table-cell office:value-type="string" calcext:value-type="string">
            <text:p>input/data_formal_20240530-1342/meme/YogiiMarketing_20230105T101014/0.jpg</text:p>
          </table:table-cell>
          <table:table-cell office:value-type="string" calcext:value-type="string">
            <text:p>Pattern 6</text:p>
          </table:table-cell>
          <table:table-cell office:value-type="float" office:value="0.971689188779766" calcext:value-type="float">
            <text:p>0.971689188779766</text:p>
          </table:table-cell>
          <table:table-cell office:value-type="float" office:value="0.268044404892675" calcext:value-type="float">
            <text:p>0.268044404892675</text:p>
          </table:table-cell>
          <table:table-cell office:value-type="float" office:value="0.727037091638356" calcext:value-type="float">
            <text:p>0.727037091638356</text:p>
          </table:table-cell>
          <table:table-cell office:value-type="string" calcext:value-type="string">
            <text:p>https://twitter.com/YogiiMarketing/status/1610941735139692544</text:p>
          </table:table-cell>
        </table:table-row>
        <table:table-row table:style-name="ro1">
          <table:table-cell office:value-type="string" calcext:value-type="string">
            <text:p>input/data_formal_20240530-1342/meme/Yorkscatrescue_20230306T160002/0.jpg</text:p>
          </table:table-cell>
          <table:table-cell office:value-type="string" calcext:value-type="string">
            <text:p>Pattern 1</text:p>
          </table:table-cell>
          <table:table-cell office:value-type="float" office:value="0.951113760582685" calcext:value-type="float">
            <text:p>0.951113760582685</text:p>
          </table:table-cell>
          <table:table-cell office:value-type="float" office:value="0.186186341082697" calcext:value-type="float">
            <text:p>0.186186341082697</text:p>
          </table:table-cell>
          <table:table-cell office:value-type="float" office:value="0.320714338871962" calcext:value-type="float">
            <text:p>0.320714338871962</text:p>
          </table:table-cell>
          <table:table-cell office:value-type="string" calcext:value-type="string">
            <text:p>https://twitter.com/MarkQuarterman/status/1633002557965565952</text:p>
          </table:table-cell>
        </table:table-row>
        <table:table-row table:style-name="ro1">
          <table:table-cell office:value-type="string" calcext:value-type="string">
            <text:p>input/data_formal_20240530-1342/meme/yugendigitals_20230108T130705/0.jpg</text:p>
          </table:table-cell>
          <table:table-cell office:value-type="string" calcext:value-type="string">
            <text:p>Pattern 1</text:p>
          </table:table-cell>
          <table:table-cell office:value-type="float" office:value="0.919223588768536" calcext:value-type="float">
            <text:p>0.919223588768536</text:p>
          </table:table-cell>
          <table:table-cell office:value-type="float" office:value="0.118882261847547" calcext:value-type="float">
            <text:p>0.118882261847547</text:p>
          </table:table-cell>
          <table:table-cell office:value-type="float" office:value="0.25125928031483" calcext:value-type="float">
            <text:p>0.25125928031483</text:p>
          </table:table-cell>
          <table:table-cell office:value-type="string" calcext:value-type="string">
            <text:p>https://twitter.com/yugendigitals/status/1612073405427388416</text:p>
          </table:table-cell>
        </table:table-row>
        <table:table-row table:style-name="ro1">
          <table:table-cell office:value-type="string" calcext:value-type="string">
            <text:p>input/data_formal_20240530-1342/meme/YxngRedex_20230409T122944/0.jpg</text:p>
          </table:table-cell>
          <table:table-cell office:value-type="string" calcext:value-type="string">
            <text:p>Pattern 3</text:p>
          </table:table-cell>
          <table:table-cell office:value-type="float" office:value="0.849370721713059" calcext:value-type="float">
            <text:p>0.849370721713059</text:p>
          </table:table-cell>
          <table:table-cell office:value-type="float" office:value="0.144325560205889" calcext:value-type="float">
            <text:p>0.144325560205889</text:p>
          </table:table-cell>
          <table:table-cell office:value-type="float" office:value="0.474662086290177" calcext:value-type="float">
            <text:p>0.474662086290177</text:p>
          </table:table-cell>
          <table:table-cell office:value-type="string" calcext:value-type="string">
            <text:p>https://twitter.com/YxngRedex/status/1645041304202510338</text:p>
          </table:table-cell>
        </table:table-row>
        <table:table-row table:style-name="ro1">
          <table:table-cell office:value-type="string" calcext:value-type="string">
            <text:p>input/data_formal_20240530-1342/meme/Zackman199X_20221228T022517/0.jpg</text:p>
          </table:table-cell>
          <table:table-cell office:value-type="string" calcext:value-type="string">
            <text:p>Pattern 2</text:p>
          </table:table-cell>
          <table:table-cell office:value-type="float" office:value="0.00000039872789860546" calcext:value-type="float">
            <text:p>3.98727898605456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ThursdayTV2018/status/1607957933626904578</text:p>
          </table:table-cell>
        </table:table-row>
        <table:table-row table:style-name="ro1">
          <table:table-cell office:value-type="string" calcext:value-type="string">
            <text:p>input/data_formal_20240530-1342/meme/zainabalashqar_20221228T030232/0.jpg</text:p>
          </table:table-cell>
          <table:table-cell office:value-type="string" calcext:value-type="string">
            <text:p>Pattern 1</text:p>
          </table:table-cell>
          <table:table-cell office:value-type="float" office:value="0.915489838152338" calcext:value-type="float">
            <text:p>0.915489838152338</text:p>
          </table:table-cell>
          <table:table-cell office:value-type="float" office:value="0.253598000997792" calcext:value-type="float">
            <text:p>0.253598000997792</text:p>
          </table:table-cell>
          <table:table-cell office:value-type="float" office:value="0.161190832631269" calcext:value-type="float">
            <text:p>0.161190832631269</text:p>
          </table:table-cell>
          <table:table-cell office:value-type="string" calcext:value-type="string">
            <text:p>https://twitter.com/zainabalashqar/status/1607934998400872448</text:p>
          </table:table-cell>
        </table:table-row>
        <table:table-row table:style-name="ro1">
          <table:table-cell office:value-type="string" calcext:value-type="string">
            <text:p>input/data_formal_20240530-1342/meme/Zainudd6_20230201T224550/0.jpg</text:p>
          </table:table-cell>
          <table:table-cell office:value-type="string" calcext:value-type="string">
            <text:p>Pattern 1</text:p>
          </table:table-cell>
          <table:table-cell office:value-type="float" office:value="0.889546322079411" calcext:value-type="float">
            <text:p>0.889546322079411</text:p>
          </table:table-cell>
          <table:table-cell office:value-type="float" office:value="0.173469718927544" calcext:value-type="float">
            <text:p>0.173469718927544</text:p>
          </table:table-cell>
          <table:table-cell office:value-type="float" office:value="0.201516354636814" calcext:value-type="float">
            <text:p>0.201516354636814</text:p>
          </table:table-cell>
          <table:table-cell office:value-type="string" calcext:value-type="string">
            <text:p>https://twitter.com/Zainudd6/status/1620916361236201480</text:p>
          </table:table-cell>
        </table:table-row>
        <table:table-row table:style-name="ro1">
          <table:table-cell office:value-type="string" calcext:value-type="string">
            <text:p>input/data_formal_20240530-1342/meme/zappyhireglobal_20230202T045207/0.jpg</text:p>
          </table:table-cell>
          <table:table-cell office:value-type="string" calcext:value-type="string">
            <text:p>Pattern 6</text:p>
          </table:table-cell>
          <table:table-cell office:value-type="float" office:value="0.947267165706811" calcext:value-type="float">
            <text:p>0.947267165706811</text:p>
          </table:table-cell>
          <table:table-cell office:value-type="float" office:value="0.132166591815779" calcext:value-type="float">
            <text:p>0.132166591815779</text:p>
          </table:table-cell>
          <table:table-cell office:value-type="float" office:value="0.431092201810977" calcext:value-type="float">
            <text:p>0.431092201810977</text:p>
          </table:table-cell>
          <table:table-cell office:value-type="string" calcext:value-type="string">
            <text:p>https://twitter.com/zappyhireglobal/status/1621008540222558208</text:p>
          </table:table-cell>
        </table:table-row>
        <table:table-row table:style-name="ro1">
          <table:table-cell office:value-type="string" calcext:value-type="string">
            <text:p>input/data_formal_20240530-1342/meme/ZaraherP_20230106T042630/0.jpg</text:p>
          </table:table-cell>
          <table:table-cell office:value-type="string" calcext:value-type="string">
            <text:p>Pattern 6</text:p>
          </table:table-cell>
          <table:table-cell office:value-type="float" office:value="0.866794552634582" calcext:value-type="float">
            <text:p>0.866794552634582</text:p>
          </table:table-cell>
          <table:table-cell office:value-type="float" office:value="0.198100686659673" calcext:value-type="float">
            <text:p>0.198100686659673</text:p>
          </table:table-cell>
          <table:table-cell office:value-type="float" office:value="0.377342668234969" calcext:value-type="float">
            <text:p>0.377342668234969</text:p>
          </table:table-cell>
          <table:table-cell office:value-type="string" calcext:value-type="string">
            <text:p>https://twitter.com/ZaraherP/status/1611217621457997824</text:p>
          </table:table-cell>
        </table:table-row>
        <table:table-row table:style-name="ro1">
          <table:table-cell office:value-type="string" calcext:value-type="string">
            <text:p>input/data_formal_20240530-1342/meme/ZcodeoL_20221228T054511/0.jpg</text:p>
          </table:table-cell>
          <table:table-cell office:value-type="string" calcext:value-type="string">
            <text:p>Pattern 4</text:p>
          </table:table-cell>
          <table:table-cell office:value-type="float" office:value="0.846175996513669" calcext:value-type="float">
            <text:p>0.846175996513669</text:p>
          </table:table-cell>
          <table:table-cell office:value-type="float" office:value="0.098303028118292" calcext:value-type="float">
            <text:p>0.098303028118292</text:p>
          </table:table-cell>
          <table:table-cell office:value-type="float" office:value="0.673856504247237" calcext:value-type="float">
            <text:p>0.673856504247237</text:p>
          </table:table-cell>
          <table:table-cell office:value-type="string" calcext:value-type="string">
            <text:p>https://twitter.com/ZcodeoL/status/1607975932698198016</text:p>
          </table:table-cell>
        </table:table-row>
        <table:table-row table:style-name="ro1">
          <table:table-cell office:value-type="string" calcext:value-type="string">
            <text:p>input/data_formal_20240530-1342/meme/ZcodeoL_20221228T054511/1.jpg</text:p>
          </table:table-cell>
          <table:table-cell office:value-type="string" calcext:value-type="string">
            <text:p>Pattern 6</text:p>
          </table:table-cell>
          <table:table-cell office:value-type="float" office:value="0.909193071045402" calcext:value-type="float">
            <text:p>0.909193071045402</text:p>
          </table:table-cell>
          <table:table-cell office:value-type="float" office:value="0.109004489436672" calcext:value-type="float">
            <text:p>0.109004489436672</text:p>
          </table:table-cell>
          <table:table-cell office:value-type="float" office:value="0.752903680020398" calcext:value-type="float">
            <text:p>0.752903680020398</text:p>
          </table:table-cell>
          <table:table-cell office:value-type="string" calcext:value-type="string">
            <text:p>https://twitter.com/ZcodeoL/status/1607975932698198016</text:p>
          </table:table-cell>
        </table:table-row>
        <table:table-row table:style-name="ro1">
          <table:table-cell office:value-type="string" calcext:value-type="string">
            <text:p>input/data_formal_20240530-1342/meme/ZeptoNow_20230106T050145/0.jpg</text:p>
          </table:table-cell>
          <table:table-cell office:value-type="string" calcext:value-type="string">
            <text:p>Pattern 3</text:p>
          </table:table-cell>
          <table:table-cell office:value-type="float" office:value="0.898952122639654" calcext:value-type="float">
            <text:p>0.898952122639654</text:p>
          </table:table-cell>
          <table:table-cell office:value-type="float" office:value="0.0768903504087951" calcext:value-type="float">
            <text:p>0.0768903504087951</text:p>
          </table:table-cell>
          <table:table-cell office:value-type="float" office:value="0.574871073459528" calcext:value-type="float">
            <text:p>0.574871073459528</text:p>
          </table:table-cell>
          <table:table-cell office:value-type="string" calcext:value-type="string">
            <text:p>https://twitter.com/ZeptoNow/status/1611226493908316162</text:p>
          </table:table-cell>
        </table:table-row>
        <table:table-row table:style-name="ro1">
          <table:table-cell office:value-type="string" calcext:value-type="string">
            <text:p>input/data_formal_20240530-1342/meme/zero_2_nothing_20230105T123005/0.jpg</text:p>
          </table:table-cell>
          <table:table-cell office:value-type="string" calcext:value-type="string">
            <text:p>Pattern 6</text:p>
          </table:table-cell>
          <table:table-cell office:value-type="float" office:value="0.852459457097924" calcext:value-type="float">
            <text:p>0.852459457097924</text:p>
          </table:table-cell>
          <table:table-cell office:value-type="float" office:value="0.176772667070406" calcext:value-type="float">
            <text:p>0.176772667070406</text:p>
          </table:table-cell>
          <table:table-cell office:value-type="float" office:value="0.612639781890977" calcext:value-type="float">
            <text:p>0.612639781890977</text:p>
          </table:table-cell>
          <table:table-cell office:value-type="string" calcext:value-type="string">
            <text:p>https://twitter.com/zero_2_nothing/status/1610976929728925698</text:p>
          </table:table-cell>
        </table:table-row>
        <table:table-row table:style-name="ro1">
          <table:table-cell office:value-type="string" calcext:value-type="string">
            <text:p>input/data_formal_20240530-1342/meme/zipaworld_20221222T122002/0.jpg</text:p>
          </table:table-cell>
          <table:table-cell office:value-type="string" calcext:value-type="string">
            <text:p>Pattern 6</text:p>
          </table:table-cell>
          <table:table-cell office:value-type="float" office:value="0.866380400635126" calcext:value-type="float">
            <text:p>0.866380400635126</text:p>
          </table:table-cell>
          <table:table-cell office:value-type="float" office:value="0.0981160794846904" calcext:value-type="float">
            <text:p>0.0981160794846904</text:p>
          </table:table-cell>
          <table:table-cell office:value-type="float" office:value="0.633874698046108" calcext:value-type="float">
            <text:p>0.633874698046108</text:p>
          </table:table-cell>
          <table:table-cell office:value-type="string" calcext:value-type="string">
            <text:p>https://twitter.com/RohitSi15504566/status/1605908699494592512</text:p>
          </table:table-cell>
        </table:table-row>
        <table:table-row table:style-name="ro1">
          <table:table-cell office:value-type="string" calcext:value-type="string">
            <text:p>input/data_formal_20240530-1342/meme/znur49586581_20230206T112143/0.jpg</text:p>
          </table:table-cell>
          <table:table-cell office:value-type="string" calcext:value-type="string">
            <text:p>Pattern 1</text:p>
          </table:table-cell>
          <table:table-cell office:value-type="float" office:value="0.943326659413498" calcext:value-type="float">
            <text:p>0.943326659413498</text:p>
          </table:table-cell>
          <table:table-cell office:value-type="float" office:value="0.232622928767653" calcext:value-type="float">
            <text:p>0.232622928767653</text:p>
          </table:table-cell>
          <table:table-cell office:value-type="float" office:value="0.265781987319132" calcext:value-type="float">
            <text:p>0.265781987319132</text:p>
          </table:table-cell>
          <table:table-cell office:value-type="string" calcext:value-type="string">
            <text:p>https://twitter.com/znur49586581/status/1622556137844355078</text:p>
          </table:table-cell>
        </table:table-row>
        <table:table-row table:style-name="ro1">
          <table:table-cell office:value-type="string" calcext:value-type="string">
            <text:p>input/data_formal_20240530-1342/meme/znur49586581_20230206T151403/0.jpg</text:p>
          </table:table-cell>
          <table:table-cell office:value-type="string" calcext:value-type="string">
            <text:p>Pattern 3</text:p>
          </table:table-cell>
          <table:table-cell office:value-type="float" office:value="0.892917464035523" calcext:value-type="float">
            <text:p>0.892917464035523</text:p>
          </table:table-cell>
          <table:table-cell office:value-type="float" office:value="0.132143475440753" calcext:value-type="float">
            <text:p>0.132143475440753</text:p>
          </table:table-cell>
          <table:table-cell office:value-type="float" office:value="0.37957120770652" calcext:value-type="float">
            <text:p>0.37957120770652</text:p>
          </table:table-cell>
          <table:table-cell office:value-type="string" calcext:value-type="string">
            <text:p>https://twitter.com/znur49586581/status/1622614606563737601</text:p>
          </table:table-cell>
        </table:table-row>
        <table:table-row table:style-name="ro1">
          <table:table-cell office:value-type="string" calcext:value-type="string">
            <text:p>input/data_formal_20240530-1342/meme/zombie_calls_20230106T040213/0.jpg</text:p>
          </table:table-cell>
          <table:table-cell office:value-type="string" calcext:value-type="string">
            <text:p>Pattern 6</text:p>
          </table:table-cell>
          <table:table-cell office:value-type="float" office:value="0.88086854325995" calcext:value-type="float">
            <text:p>0.88086854325995</text:p>
          </table:table-cell>
          <table:table-cell office:value-type="float" office:value="0.222240787339027" calcext:value-type="float">
            <text:p>0.222240787339027</text:p>
          </table:table-cell>
          <table:table-cell office:value-type="float" office:value="0.489713878972984" calcext:value-type="float">
            <text:p>0.489713878972984</text:p>
          </table:table-cell>
          <table:table-cell office:value-type="string" calcext:value-type="string">
            <text:p>https://twitter.com/Mark53303677/status/1611270192306483204</text:p>
          </table:table-cell>
        </table:table-row>
        <table:table-row table:style-name="ro1">
          <table:table-cell office:value-type="string" calcext:value-type="string">
            <text:p>input/data_formal_20240530-1342/meme/ZorinCalls_20230403T174956/0.jpg</text:p>
          </table:table-cell>
          <table:table-cell office:value-type="string" calcext:value-type="string">
            <text:p>Pattern 6</text:p>
          </table:table-cell>
          <table:table-cell office:value-type="float" office:value="0.800474970983421" calcext:value-type="float">
            <text:p>0.800474970983421</text:p>
          </table:table-cell>
          <table:table-cell office:value-type="float" office:value="0.21658594622542" calcext:value-type="float">
            <text:p>0.21658594622542</text:p>
          </table:table-cell>
          <table:table-cell office:value-type="float" office:value="0.489243212717921" calcext:value-type="float">
            <text:p>0.489243212717921</text:p>
          </table:table-cell>
          <table:table-cell office:value-type="string" calcext:value-type="string">
            <text:p>https://twitter.com/ZorinCalls/status/1642951712335081475</text:p>
          </table:table-cell>
        </table:table-row>
        <table:table-row table:style-name="ro1">
          <table:table-cell office:value-type="string" calcext:value-type="string">
            <text:p>input/data_formal_20240530-1342/meme/ztefanfluus_20221228T031822/0.jpg</text:p>
          </table:table-cell>
          <table:table-cell office:value-type="string" calcext:value-type="string">
            <text:p>Pattern 6</text:p>
          </table:table-cell>
          <table:table-cell office:value-type="float" office:value="0.9125724390506" calcext:value-type="float">
            <text:p>0.9125724390506</text:p>
          </table:table-cell>
          <table:table-cell office:value-type="float" office:value="0.179452450337417" calcext:value-type="float">
            <text:p>0.179452450337417</text:p>
          </table:table-cell>
          <table:table-cell office:value-type="float" office:value="0.378932104476938" calcext:value-type="float">
            <text:p>0.378932104476938</text:p>
          </table:table-cell>
          <table:table-cell office:value-type="string" calcext:value-type="string">
            <text:p>https://twitter.com/ztefanfluus/status/1607938984243494917</text:p>
          </table:table-cell>
        </table:table-row>
        <table:table-row table:style-name="ro1">
          <table:table-cell office:value-type="string" calcext:value-type="string">
            <text:p>input/data_formal_20240530-1342/meme/ztefanfluus_20221228T033617/0.jpg</text:p>
          </table:table-cell>
          <table:table-cell office:value-type="string" calcext:value-type="string">
            <text:p>Pattern 6</text:p>
          </table:table-cell>
          <table:table-cell office:value-type="float" office:value="0.918441950422743" calcext:value-type="float">
            <text:p>0.918441950422743</text:p>
          </table:table-cell>
          <table:table-cell office:value-type="float" office:value="0.238586338249964" calcext:value-type="float">
            <text:p>0.238586338249964</text:p>
          </table:table-cell>
          <table:table-cell office:value-type="float" office:value="0.407864623763148" calcext:value-type="float">
            <text:p>0.407864623763148</text:p>
          </table:table-cell>
          <table:table-cell office:value-type="string" calcext:value-type="string">
            <text:p>https://twitter.com/ztefanfluus/status/1607943494290604032</text:p>
          </table:table-cell>
        </table:table-row>
        <table:table-row table:style-name="ro1">
          <table:table-cell office:value-type="string" calcext:value-type="string">
            <text:p>input/data_formal_20240530-1342/meme/ztefanfluus_20221228T034450/0.jpg</text:p>
          </table:table-cell>
          <table:table-cell office:value-type="string" calcext:value-type="string">
            <text:p>Pattern 1</text:p>
          </table:table-cell>
          <table:table-cell office:value-type="float" office:value="0.982355852179726" calcext:value-type="float">
            <text:p>0.982355852179726</text:p>
          </table:table-cell>
          <table:table-cell office:value-type="float" office:value="0.193984293955313" calcext:value-type="float">
            <text:p>0.193984293955313</text:p>
          </table:table-cell>
          <table:table-cell office:value-type="float" office:value="0.369687381421432" calcext:value-type="float">
            <text:p>0.369687381421432</text:p>
          </table:table-cell>
          <table:table-cell office:value-type="string" calcext:value-type="string">
            <text:p>https://twitter.com/ztefanfluus/status/1607945644982812672</text:p>
          </table:table-cell>
        </table:table-row>
        <table:table-row table:style-name="ro1">
          <table:table-cell office:value-type="string" calcext:value-type="string">
            <text:p>input/data_formal_20240530-1342/meme/ZubairA32377633_20230206T142413/0.jpg</text:p>
          </table:table-cell>
          <table:table-cell office:value-type="string" calcext:value-type="string">
            <text:p>Pattern 2</text:p>
          </table:table-cell>
          <table:table-cell office:value-type="float" office:value="0.00000039928439280314" calcext:value-type="float">
            <text:p>3.9928439280314E-07</text:p>
          </table:table-cell>
          <table:table-cell office:value-type="float" office:value="1" calcext:value-type="float">
            <text:p>1</text:p>
          </table:table-cell>
          <table:table-cell office:value-type="float" office:value="0.419620829016055" calcext:value-type="float">
            <text:p>0.419620829016055</text:p>
          </table:table-cell>
          <table:table-cell office:value-type="string" calcext:value-type="string">
            <text:p>https://twitter.com/ZubairA32377633/status/1622602066391715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1T17:29:18.027144</meta:creation-date>
    <dc:date>2024-06-03T10:25:19.095000000</dc:date>
    <meta:generator>LibreOffice/7.4.3.2$Windows_X86_64 LibreOffice_project/1048a8393ae2eeec98dff31b5c133c5f1d08b890</meta:generator>
    <meta:editing-cycles>2</meta:editing-cycles>
    <meta:editing-duration>PT1M15S</meta:editing-duration>
    <meta:document-statistic meta:table-count="1" meta:cell-count="17742" meta:object-count="0"/>
  </office:meta>
</office:document-meta>
</file>